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Verdana" svg:font-family="Verdana"/>
    <style:font-face style:name="Book Antiqua" svg:font-family="&quot;Book Antiqua&quot;"/>
    <style:font-face style:name="Calibri2" svg:font-family="Calibri2"/>
    <style:font-face style:name="Calibri1" svg:font-family="Calibri1"/>
    <style:font-face style:name="Arial2" svg:font-family="Arial2"/>
    <style:font-face style:name="Calibri3" svg:font-family="Calibri3"/>
  </office:font-face-decls>
  <office:automatic-styles>
    <style:style style:name="ce1" style:family="table-cell" style:parent-style-name="Default" style:data-style-name="N0"/>
    <style:style style:name="ce2" style:family="table-cell" style:parent-style-name="_48__44_0_13__10_NA_13__10_" style:data-style-name="N0">
      <style:table-cell-properties fo:border="thin solid #000000" style:vertical-align="top" fo:wrap-option="wrap" fo:background-color="transparent" style:cell-protect="hidden-and-protected" style:repeat-content="false"/>
      <style:paragraph-properties fo:text-align="start" fo:margin-left="0cm"/>
      <style:text-properties style:font-name="Verdana" style:font-name-asian="Verdana" style:font-name-complex="Verdana" fo:font-size="22pt" style:font-size-asian="22pt" style:font-size-complex="22pt" fo:font-weight="bold" style:font-weight-asian="bold" style:font-weight-complex="bold" style:font-family-generic="swiss"/>
    </style:style>
    <style:style style:name="ce3" style:family="table-cell" style:parent-style-name="_48__44_0_13__10_NA_13__10_" style:data-style-name="N0">
      <style:table-cell-properties fo:border="thin solid #000000" style:vertical-align="middle" fo:background-color="transparent" style:cell-protect="hidden-and-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_48__44_0_13__10_NA_13__10_" style:data-style-name="N30">
      <style:table-cell-properties fo:border="thin solid #000000" style:vertical-align="middle" fo:background-color="transparent" style:cell-protect="hidden-and-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_48__44_0_13__10_NA_13__10_" style:data-style-name="N0">
      <style:table-cell-properties fo:border-top="thin solid #000000" fo:border-bottom="none" fo:border-left="thin solid #000000" fo:border-right="none" style:vertical-align="middle" fo:background-color="transparent" style:cell-protect="hidden-and-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_48__44_0_13__10_NA_13__10_" style:data-style-name="N30">
      <style:table-cell-properties fo:border="thin solid #000000" style:vertical-align="middle" fo:wrap-option="wrap" fo:background-color="transparent" style:cell-protect="hidden-and-protected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_48__44_0_13__10_NA_13__10_" style:data-style-name="N0">
      <style:table-cell-properties fo:border="thin solid #000000" style:vertical-align="top" fo:background-color="transparent" style:cell-protect="hidden-and-protected" style:repeat-content="false"/>
      <style:paragraph-properties fo:text-align="justify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" style:family="table-cell" style:parent-style-name="_48__44_0_13__10_NA_13__10_" style:data-style-name="N0">
      <style:table-cell-properties fo:border="thin solid #000000" style:vertical-align="top" fo:wrap-option="wrap" fo:background-color="transparent" style:cell-protect="hidden-and-protected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9" style:family="table-cell" style:parent-style-name="_48__44_0_13__10_NA_13__10_" style:data-style-name="N0">
      <style:table-cell-properties fo:border-top="none" fo:border-bottom="none" fo:border-left="thin solid #000000" fo:border-right="none" style:vertical-align="middle" fo:background-color="transparent" style:cell-protect="hidden-and-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Book Antiqua" style:font-name-asian="Book Antiqua" style:font-name-complex="Book Antiqua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_48__44_0_13__10_NA_13__10_" style:data-style-name="N0">
      <style:table-cell-properties fo:border="thin solid #000000" style:vertical-align="top" fo:wrap-option="wrap" fo:background-color="transparent" style:cell-protect="hidden-and-protected" style:repeat-content="false"/>
      <style:paragraph-properties fo:text-align="start" fo:margin-left="0cm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justify"/>
    </style:style>
    <style:style style:name="ce20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21" style:family="table-cell" style:parent-style-name="Default" style:data-style-name="N0">
      <style:table-cell-properties fo:border="thin solid #000000" style:vertical-align="top" fo:wrap-option="wrap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justify"/>
    </style:style>
    <style:style style:name="ce23" style:family="table-cell" style:parent-style-name="Default" style:data-style-name="N0">
      <style:table-cell-properties style:vertical-align="top" fo:wrap-option="wrap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fo:wrap-option="wrap"/>
    </style:style>
    <style:style style:name="ce26" style:family="table-cell" style:parent-style-name="Normal_32_2" style:data-style-name="N0">
      <style:table-cell-properties fo:border="thin solid #000000" style:vertical-align="middle" fo:background-color="#CCFFCC" style:cell-protect="protected"/>
      <style:text-properties fo:color="#000000"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justify"/>
    </style:style>
    <style:style style:name="ce28" style:family="table-cell" style:parent-style-name="_48__44_0_13__10_NA_13__10_" style:data-style-name="N0">
      <style:table-cell-properties fo:border="thin solid #000000" style:vertical-align="top" fo:background-color="transparent" style:cell-protect="hidden-and-protected" style:repeat-content="false"/>
      <style:paragraph-properties fo:text-align="justify"/>
      <style:text-properties style:font-name="Verdana" style:font-name-asian="Verdana" style:font-name-complex="Verdana" fo:font-size="22pt" style:font-size-asian="22pt" style:font-size-complex="22pt" fo:font-weight="bold" style:font-weight-asian="bold" style:font-weight-complex="bold" style:font-family-generic="swiss"/>
    </style:style>
    <style:style style:name="ce29" style:family="table-cell" style:parent-style-name="_48__44_0_13__10_NA_13__10_" style:data-style-name="N0">
      <style:table-cell-properties fo:border-top="thin solid #000000" fo:border-bottom="thin solid #000000" fo:border-left="thin solid #000000" fo:border-right="none" style:vertical-align="top" fo:background-color="transparent" style:cell-protect="hidden-and-protected" style:repeat-content="false"/>
      <style:paragraph-properties fo:text-align="justify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48__44_0_13__10_NA_13__10_" style:data-style-name="N0">
      <style:table-cell-properties fo:border="thin solid #000000" style:vertical-align="top" fo:wrap-option="wrap" fo:background-color="transparent" style:cell-protect="hidden-and-protected" style:repeat-content="false"/>
      <style:paragraph-properties fo:text-align="justify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33" style:family="table-cell" style:parent-style-name="_48__44_0_13__10_NA_13__10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Book Antiqua" style:font-name-asian="Book Antiqua" style:font-name-complex="Book Antiqua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justify"/>
    </style:style>
    <style:style style:name="ce37" style:family="table-cell" style:parent-style-name="Normal_32_2" style:data-style-name="N0">
      <style:table-cell-properties fo:border="thin solid #000000" style:vertical-align="automatic" fo:wrap-option="wrap" fo:background-color="#CCFFCC" style:cell-protect="protected"/>
      <style:text-properties fo:color="#000000" style:font-name="Calibri" style:font-name-asian="Calibri" style:font-name-complex="Calibri"/>
    </style:style>
    <style:style style:name="ce38" style:family="table-cell" style:parent-style-name="Default" style:data-style-name="N0">
      <style:table-cell-properties style:vertical-align="top" fo:background-color="transparent" style:repeat-content="false"/>
      <style:paragraph-properties fo:text-align="justify"/>
    </style:style>
    <style:style style:name="ce39" style:family="table-cell" style:parent-style-name="Default" style:data-style-name="N0">
      <style:table-cell-properties style:vertical-align="top" fo:wrap-option="wrap" fo:background-color="transparent"/>
    </style:style>
    <style:style style:name="ce40" style:family="table-cell" style:parent-style-name="Default" style:data-style-name="N0">
      <style:table-cell-properties style:vertical-align="top" fo:wrap-option="wrap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ce4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top" fo:wrap-option="wrap" fo:background-color="#CCFFCC" style:cell-protect="protected"/>
      <style:text-properties fo:color="#000000"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43" style:family="table-cell" style:parent-style-name="Normal_32_5" style:data-style-name="N36">
      <style:table-cell-properties fo:border="thin solid #000000" style:vertical-align="top" fo:wrap-option="wrap" fo:background-color="#CCFFCC" style:cell-protect="protected"/>
      <style:text-properties fo:color="#000000" style:font-name="Calibri" style:font-name-asian="Calibri" style:font-name-complex="Calibri"/>
    </style:style>
    <style:style style:name="ce44" style:family="table-cell" style:parent-style-name="Normal_32_2" style:data-style-name="N0">
      <style:table-cell-properties fo:border="thin solid #000000" style:vertical-align="top" fo:wrap-option="wrap" fo:background-color="#CCFFCC" style:cell-protect="protected"/>
      <style:text-properties fo:color="#000000" style:font-name="Calibri" style:font-name-asian="Calibri" style:font-name-complex="Calibri"/>
    </style:style>
    <style:style style:name="ce45" style:family="table-cell" style:parent-style-name="Default" style:data-style-name="N0">
      <style:table-cell-properties style:vertical-align="top" fo:wrap-option="wrap"/>
    </style:style>
    <style:style style:name="ce46" style:family="table-cell" style:parent-style-name="_48__44_0_13__10_NA_13__10_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start" fo:margin-left="0cm"/>
      <style:text-properties style:font-name="Verdana" style:font-name-asian="Verdana" style:font-name-complex="Verdana" fo:font-size="22pt" style:font-size-asian="22pt" style:font-size-complex="22pt" fo:font-weight="bold" style:font-weight-asian="bold" style:font-weight-complex="bold" style:font-family-generic="swiss"/>
    </style:style>
    <style:style style:name="ce47" style:family="table-cell" style:parent-style-name="_48__44_0_13__10_NA_13__10_" style:data-style-name="N0">
      <style:table-cell-properties fo:border="thin solid #000000" style:vertical-align="middle" fo:wrap-option="wrap" fo:background-color="transparent" style:cell-protect="hidden-and-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9" style:family="table-cell" style:parent-style-name="_48__44_0_13__10_NA_13__10_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Book Antiqua" style:font-name-asian="Book Antiqua" style:font-name-complex="Book Antiqua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/>
    </style:style>
    <style:style style:name="ce55" style:family="table-cell" style:parent-style-name="Default" style:data-style-name="N0">
      <style:table-cell-properties fo:border="thin solid #000000" style:vertical-align="automatic" fo:wrap-option="wrap"/>
    </style:style>
    <style:style style:name="ce5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7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automatic" fo:wrap-option="wrap"/>
    </style:style>
    <style:style style:name="ce73" style:family="table-cell" style:parent-style-name="Default" style:data-style-name="N0"/>
    <style:style style:name="ce7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6" style:family="table-cell" style:parent-style-name="Default" style:data-style-name="N0">
      <style:table-cell-properties style:vertical-align="automatic" fo:wrap-option="wrap"/>
    </style:style>
    <style:style style:name="ce77" style:family="table-cell" style:parent-style-name="_48__44_0_13__10_NA_13__10_" style:data-style-name="N0">
      <style:table-cell-properties fo:border="thin solid #000000" style:vertical-align="middle" fo:background-color="transparent" style:cell-protect="hidden-and-protected"/>
      <style:text-properties style:font-name="Verdana" style:font-name-asian="Verdana" style:font-name-complex="Verdana" fo:font-size="22pt" style:font-size-asian="22pt" style:font-size-complex="22pt" fo:font-weight="bold" style:font-weight-asian="bold" style:font-weight-complex="bold" style:font-family-generic="swiss"/>
    </style:style>
    <style:style style:name="ce78" style:family="table-cell" style:parent-style-name="_48__44_0_13__10_NA_13__10_" style:data-style-name="N0">
      <style:table-cell-properties fo:border="thin solid #000000" style:vertical-align="middle" fo:background-color="transparent" style:cell-protect="hidden-and-protected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fo:font-size="12pt" style:font-size-asian="12pt" style:font-size-complex="12pt" fo:font-weight="bold" style:font-weight-asian="bold" style:font-weight-complex="bold" style:font-family-generic="roman"/>
    </style:style>
    <style:style style:name="ce81" style:family="table-cell" style:parent-style-name="_48__44_0_13__10_NA_13__10_" style:data-style-name="N0">
      <style:table-cell-properties fo:border="thin solid #000000" style:vertical-align="top" fo:wrap-option="wrap" fo:background-color="transparent" style:cell-protect="hidden-and-protected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2" style:family="table-cell" style:parent-style-name="_48__44_0_13__10_NA_13__10_" style:data-style-name="N0">
      <style:table-cell-properties fo:border="thin solid #000000" style:vertical-align="top" fo:wrap-option="wrap" fo:background-color="transparent" style:cell-protect="hidden-and-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84" style:family="table-cell" style:parent-style-name="Default" style:data-style-name="N0">
      <style:table-cell-properties fo:border="thin solid #000000" style:vertical-align="top" fo:wrap-option="wrap" fo:background-color="transparent"/>
      <style:text-properties fo:color="#000000" style:font-name="Calibri1" style:font-name-asian="Calibri1" style:font-name-complex="Calibri1"/>
    </style:style>
    <style:style style:name="ce85" style:family="table-cell" style:parent-style-name="Normal_32_3" style:data-style-name="N0">
      <style:table-cell-properties fo:border="thin solid #000000" style:vertical-align="automatic" fo:wrap-option="wrap" fo:background-color="#CCFFCC" style:cell-protect="protected"/>
      <style:text-properties fo:color="#000000"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8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1" style:family="table-cell" style:parent-style-name="_48__44_0_13__10_NA_13__10_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ce93" style:family="table-cell" style:parent-style-name="Default" style:data-style-name="N0">
      <style:table-cell-properties fo:border="thin solid #000000" style:vertical-align="top" fo:wrap-option="wrap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ce94" style:family="table-cell" style:parent-style-name="Default" style:data-style-name="N0">
      <style:table-cell-properties fo:border="thin solid #000000" style:vertical-align="top" fo:background-color="transparent"/>
    </style:style>
    <style:style style:name="ce95" style:family="table-cell" style:parent-style-name="_48__44_0_13__10_NA_13__10_" style:data-style-name="N0">
      <style:table-cell-properties fo:border="thin solid #000000" style:vertical-align="top" fo:background-color="transparent" style:cell-protect="hidden-and-protected" style:repeat-content="false"/>
      <style:paragraph-properties fo:text-align="justify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Book Antiqua" style:font-name-asian="Book Antiqua" style:font-name-complex="Book Antiqua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2" style:font-name-asian="Calibri2" style:font-name-complex="Calibri2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2" style:font-name-asian="Calibri2" style:font-name-complex="Calibri2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Arial2" style:font-name-asian="Arial2" style:font-name-complex="Arial2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5.5562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413125cm"/>
    </style:style>
    <style:style style:name="co12" style:family="table-column">
      <style:table-column-properties fo:break-before="auto" style:column-width="4.49791666666667cm"/>
    </style:style>
    <style:style style:name="co13" style:family="table-column">
      <style:table-column-properties fo:break-before="auto" style:column-width="4.81541666666667cm"/>
    </style:style>
    <style:style style:name="co14" style:family="table-column">
      <style:table-column-properties fo:break-before="auto" style:column-width="3.81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3.54541666666667cm"/>
    </style:style>
    <style:style style:name="co17" style:family="table-column">
      <style:table-column-properties fo:break-before="auto" style:column-width="4.73604166666667cm"/>
    </style:style>
    <style:style style:name="co18" style:family="table-column">
      <style:table-column-properties fo:break-before="auto" style:column-width="6.05895833333333cm"/>
    </style:style>
    <style:style style:name="co19" style:family="table-column">
      <style:table-column-properties fo:break-before="auto" style:column-width="5.84729166666667cm"/>
    </style:style>
    <style:style style:name="ro1" style:family="table-row">
      <style:table-row-properties style:row-height="27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43.3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71.25pt" style:use-optimal-row-height="true" fo:break-before="auto"/>
    </style:style>
    <style:style style:name="ro9" style:family="table-row">
      <style:table-row-properties style:row-height="99.75pt" style:use-optimal-row-height="true" fo:break-before="auto"/>
    </style:style>
    <style:style style:name="ro10" style:family="table-row">
      <style:table-row-properties style:row-height="85.5pt" style:use-optimal-row-height="true" fo:break-before="auto"/>
    </style:style>
    <style:style style:name="ro11" style:family="table-row">
      <style:table-row-properties style:row-height="59.65pt" style:use-optimal-row-height="false" fo:break-before="page"/>
    </style:style>
    <style:style style:name="ro12" style:family="table-row">
      <style:table-row-properties style:row-height="129pt" style:use-optimal-row-height="true" fo:break-before="auto"/>
    </style:style>
    <style:style style:name="ro13" style:family="table-row">
      <style:table-row-properties style:row-height="114pt" style:use-optimal-row-height="true" fo:break-before="auto"/>
    </style:style>
    <style:style style:name="ro14" style:family="table-row">
      <style:table-row-properties style:row-height="128.25pt" style:use-optimal-row-height="true" fo:break-before="auto"/>
    </style:style>
    <style:style style:name="ro15" style:family="table-row">
      <style:table-row-properties style:row-height="142.5pt" style:use-optimal-row-height="true" fo:break-before="auto"/>
    </style:style>
    <style:style style:name="ro16" style:family="table-row">
      <style:table-row-properties style:row-height="42.75pt" style:use-optimal-row-height="true" fo:break-before="auto"/>
    </style:style>
    <style:style style:name="ro17" style:family="table-row">
      <style:table-row-properties style:row-height="12.75pt" style:use-optimal-row-height="true" fo:break-before="auto"/>
    </style:style>
    <style:style style:name="ro18" style:family="table-row">
      <style:table-row-properties style:row-height="30pt" style:use-optimal-row-height="true" fo:break-before="auto"/>
    </style:style>
    <style:style style:name="ro19" style:family="table-row">
      <style:table-row-properties style:row-height="28.5pt" style:use-optimal-row-height="true" fo:break-before="auto"/>
    </style:style>
    <style:style style:name="ro20" style:family="table-row">
      <style:table-row-properties style:row-height="156.75pt" style:use-optimal-row-height="true" fo:break-before="auto"/>
    </style:style>
    <style:style style:name="ro21" style:family="table-row">
      <style:table-row-properties style:row-height="100.5pt" style:use-optimal-row-height="true" fo:break-before="auto"/>
    </style:style>
    <style:style style:name="ro22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6" style:family="table-cell" style:parent-style-name="_48__44_0_13__10_NA_13__10_" style:data-style-name="N0">
      <style:table-cell-properties fo:border="thin solid #000000" style:vertical-align="middle" fo:background-color="transparent" style:cell-protect="hidden-and-protected"/>
      <style:text-properties style:font-name="Verdana" style:font-name-asian="Verdana" style:font-name-complex="Verdana" fo:font-size="10pt" style:font-size-asian="10pt" style:font-size-complex="10pt" style:font-family-generic="swiss"/>
      <style:map style:condition="of:cell-content()&gt;0" style:apply-style-name="cf1"/>
    </style:style>
    <style:style style:name="ce97" style:family="table-cell" style:parent-style-name="_48__44_0_13__10_NA_13__10_" style:data-style-name="N0">
      <style:table-cell-properties fo:border="thin solid #000000" style:vertical-align="middle" fo:wrap-option="wrap" fo:background-color="transparent" style:cell-protect="hidden-and-protected"/>
      <style:text-properties style:font-name="Verdana" style:font-name-asian="Verdana" style:font-name-complex="Verdana" fo:font-size="10pt" style:font-size-asian="10pt" style:font-size-complex="10pt" style:font-family-generic="swiss"/>
      <style:map style:condition="of:cell-content()&gt;0" style:apply-style-name="cf1"/>
    </style:style>
    <style:style style:name="ce98" style:family="table-cell" style:parent-style-name="_48__44_0_13__10_NA_13__10_" style:data-style-name="N0">
      <style:table-cell-properties fo:border="thin solid #000000" style:vertical-align="middle" fo:background-color="transparent" style:cell-protect="hidden-and-protected"/>
      <style:text-properties style:font-name="Verdana" style:font-name-asian="Verdana" style:font-name-complex="Verdana" fo:font-size="10pt" style:font-size-asian="10pt" style:font-size-complex="10pt" style:font-family-generic="swiss"/>
      <style:map style:condition="of:cell-content()&gt;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W-I" table:style-name="ta1">
        <table:table-column table:style-name="co1" table:number-columns-repeated="2" table:default-cell-style-name="ce22"/>
        <table:table-column table:style-name="co2" table:default-cell-style-name="ce22"/>
        <table:table-column table:style-name="co3" table:default-cell-style-name="ce23"/>
        <table:table-column table:style-name="co4" table:default-cell-style-name="ce18"/>
        <table:table-column table:style-name="co5" table:default-cell-style-name="ce15"/>
        <table:table-column table:style-name="co6" table:default-cell-style-name="ce19"/>
        <table:table-column table:style-name="co1" table:default-cell-style-name="ce17"/>
        <table:table-column table:style-name="co7" table:default-cell-style-name="ce17"/>
        <table:table-column table:style-name="co8" table:default-cell-style-name="ce17"/>
        <table:table-column table:style-name="co1" table:default-cell-style-name="ce17"/>
        <table:table-column table:style-name="co9" table:default-cell-style-name="ce10"/>
        <table:table-column table:style-name="co1" table:number-columns-repeated="1001" table:default-cell-style-name="ce1"/>
        <table:table-column table:style-name="co10" table:number-columns-repeated="15371" table:default-cell-style-name="ce1"/>
        <table:table-row table:style-name="ro1">
          <table:table-cell office:value-type="string" table:number-columns-spanned="3" table:number-rows-spanned="1" table:style-name="ce28">
            <text:p>PATNA CIRCLE</text:p>
          </table:table-cell>
          <table:covered-table-cell table:number-columns-repeated="2"/>
          <table:table-cell table:style-name="ce2"/>
          <table:table-cell table:style-name="ce3"/>
          <table:table-cell table:style-name="ce4"/>
          <table:table-cell table:style-name="ce5"/>
          <table:table-cell table:style-name="ce96"/>
          <table:table-cell table:number-columns-repeated="2" table:style-name="ce4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3" table:style-name="ce7"/>
          <table:table-cell table:style-name="ce8"/>
          <table:table-cell table:style-name="ce3"/>
          <table:table-cell table:style-name="ce4"/>
          <table:table-cell table:style-name="ce9"/>
          <table:table-cell table:style-name="ce96"/>
          <table:table-cell table:number-columns-repeated="2" table:style-name="ce4"/>
          <table:table-cell table:style-name="ce6"/>
          <table:table-cell table:style-name="ce10"/>
          <table:table-cell table:number-columns-repeated="16372" table:style-name="ce1"/>
        </table:table-row>
        <table:table-row table:style-name="ro3">
          <table:table-cell office:value-type="string" table:number-columns-spanned="6" table:number-rows-spanned="1" table:style-name="ce95">
            <text:p>DETAILS OF DESIGNATED AUTHORITIES UNDER RIGHT TO INFORMATION ACT 2005</text:p>
          </table:table-cell>
          <table:covered-table-cell table:number-columns-repeated="5"/>
          <table:table-cell table:style-name="ce9"/>
          <table:table-cell table:style-name="ce96"/>
          <table:table-cell table:number-columns-repeated="2" table:style-name="ce4"/>
          <table:table-cell table:style-name="ce6"/>
          <table:table-cell table:style-name="ce10"/>
          <table:table-cell table:number-columns-repeated="16372" table:style-name="ce1"/>
        </table:table-row>
        <table:table-row table:style-name="ro2">
          <table:table-cell table:number-columns-repeated="3" table:style-name="ce7"/>
          <table:table-cell table:style-name="ce8"/>
          <table:table-cell table:style-name="ce3"/>
          <table:table-cell table:style-name="ce4"/>
          <table:table-cell table:style-name="ce9"/>
          <table:table-cell table:style-name="ce96"/>
          <table:table-cell table:number-columns-repeated="2" table:style-name="ce4"/>
          <table:table-cell table:style-name="ce6"/>
          <table:table-cell table:style-name="ce10"/>
          <table:table-cell table:number-columns-repeated="16372" table:style-name="ce1"/>
        </table:table-row>
        <table:table-row table:style-name="ro3">
          <table:table-cell office:value-type="string" table:number-columns-spanned="6" table:number-rows-spanned="1" table:style-name="ce95">
            <text:p>APELLATE AUTHORITY FOR THE UNDERNOTED CPIOs</text:p>
          </table:table-cell>
          <table:covered-table-cell table:number-columns-repeated="5"/>
          <table:table-cell table:style-name="ce9"/>
          <table:table-cell table:style-name="ce96"/>
          <table:table-cell table:number-columns-repeated="2" table:style-name="ce4"/>
          <table:table-cell table:style-name="ce6"/>
          <table:table-cell table:style-name="ce10"/>
          <table:table-cell table:number-columns-repeated="16372" table:style-name="ce1"/>
        </table:table-row>
        <table:table-row table:style-name="ro2">
          <table:table-cell table:number-columns-repeated="3" table:style-name="ce7"/>
          <table:table-cell table:style-name="ce8"/>
          <table:table-cell table:style-name="ce3"/>
          <table:table-cell table:style-name="ce4"/>
          <table:table-cell table:style-name="ce9"/>
          <table:table-cell table:style-name="ce96"/>
          <table:table-cell table:number-columns-repeated="2" table:style-name="ce4"/>
          <table:table-cell table:style-name="ce6"/>
          <table:table-cell table:style-name="ce10"/>
          <table:table-cell table:number-columns-repeated="16372" table:style-name="ce1"/>
        </table:table-row>
        <table:table-row table:style-name="ro4">
          <table:table-cell office:value-type="string" table:number-columns-spanned="4" table:number-rows-spanned="3" table:style-name="ce30">
            <text:p>General Manager-I, State Bank of India, 5<text:span text:style-name="T3">th</text:span><text:s/>Floor, Local Head Office, West Gandhi Maidan, Patna-800001</text:p>
          </table:table-cell>
          <table:covered-table-cell table:number-columns-repeated="3"/>
          <table:table-cell office:value-type="string" table:number-columns-spanned="1" table:number-rows-spanned="3" table:style-name="ce31">
            <text:p>TELE : 0612-2209005, <text:s text:c="10"/>FAX:0612-2209006</text:p>
          </table:table-cell>
          <table:table-cell table:style-name="ce12"/>
          <table:table-cell table:style-name="ce9"/>
          <table:table-cell table:style-name="ce96"/>
          <table:table-cell table:number-columns-repeated="2" table:style-name="ce4"/>
          <table:table-cell table:style-name="ce6"/>
          <table:table-cell table:style-name="ce10"/>
          <table:table-cell table:number-columns-repeated="16372" table:style-name="ce1"/>
        </table:table-row>
        <table:table-row table:style-name="ro4">
          <table:covered-table-cell/>
          <table:covered-table-cell table:number-columns-repeated="3"/>
          <table:covered-table-cell/>
          <table:table-cell table:style-name="ce11"/>
          <table:table-cell table:style-name="ce9"/>
          <table:table-cell table:style-name="ce96"/>
          <table:table-cell table:number-columns-repeated="2" table:style-name="ce4"/>
          <table:table-cell table:style-name="ce6"/>
          <table:table-cell table:style-name="ce10"/>
          <table:table-cell table:number-columns-repeated="16372" table:style-name="ce1"/>
        </table:table-row>
        <table:table-row table:style-name="ro5">
          <table:covered-table-cell/>
          <table:covered-table-cell table:number-columns-repeated="3"/>
          <table:covered-table-cell/>
          <table:table-cell table:style-name="ce11"/>
          <table:table-cell table:style-name="ce9"/>
          <table:table-cell table:style-name="ce96"/>
          <table:table-cell table:number-columns-repeated="2" table:style-name="ce4"/>
          <table:table-cell table:style-name="ce6"/>
          <table:table-cell table:style-name="ce10"/>
          <table:table-cell table:number-columns-repeated="16372" table:style-name="ce1"/>
        </table:table-row>
        <table:table-row table:style-name="ro2">
          <table:table-cell table:number-columns-repeated="3" table:style-name="ce7"/>
          <table:table-cell table:style-name="ce8"/>
          <table:table-cell table:style-name="ce3"/>
          <table:table-cell table:style-name="ce4"/>
          <table:table-cell table:style-name="ce9"/>
          <table:table-cell table:style-name="ce96"/>
          <table:table-cell table:number-columns-repeated="2" table:style-name="ce4"/>
          <table:table-cell table:style-name="ce6"/>
          <table:table-cell table:style-name="ce10"/>
          <table:table-cell table:number-columns-repeated="16372" table:style-name="ce1"/>
        </table:table-row>
        <table:table-row table:style-name="ro6">
          <table:table-cell office:value-type="string" table:number-columns-spanned="3" table:number-rows-spanned="1" table:style-name="ce32">
            <text:p>CENTRAL PUBLIC INFORMATION OFFICER (CPIO)</text:p>
          </table:table-cell>
          <table:covered-table-cell table:number-columns-repeated="2"/>
          <table:table-cell office:value-type="string" table:style-name="ce13">
            <text:p>CONTACT DETAILS</text:p>
          </table:table-cell>
          <table:table-cell office:value-type="string" table:number-columns-spanned="7" table:number-rows-spanned="1" table:style-name="ce33">
            <text:p>DETAILS OF CENTRAL ASSISTANT PUBLIC INFORMATION OFFICER</text:p>
          </table:table-cell>
          <table:covered-table-cell table:number-columns-repeated="6"/>
          <table:table-cell table:style-name="ce10"/>
          <table:table-cell table:number-columns-repeated="16372" table:style-name="ce1"/>
        </table:table-row>
        <table:table-row table:style-name="ro7">
          <table:table-cell office:value-type="string" table:number-columns-spanned="3" table:number-rows-spanned="2" table:style-name="ce34">
            <text:p>Assistant General Manager (Premises), State Bank of India, Premises &amp; Estate Department, 8th Floor, Local Head Office, West Gandhi Maidan,, Patna-800001</text:p>
          </table:table-cell>
          <table:covered-table-cell table:number-columns-repeated="2"/>
          <table:table-cell office:value-type="float" office:value="9431014706" table:style-name="ce14">
            <text:p>9431014706</text:p>
          </table:table-cell>
          <table:table-cell office:value-type="string" table:style-name="ce15">
            <text:p>BRANCHES/ OFFICES</text:p>
          </table:table-cell>
          <table:table-cell office:value-type="string" table:style-name="ce15">
            <text:p>BRANCH CODE</text:p>
          </table:table-cell>
          <table:table-cell office:value-type="string" table:style-name="ce16">
            <text:p>ADDRESS</text:p>
          </table:table-cell>
          <table:table-cell office:value-type="string" table:style-name="ce10">
            <text:p>PIN CODE</text:p>
          </table:table-cell>
          <table:table-cell office:value-type="string" table:style-name="ce10">
            <text:p>Email Address</text:p>
          </table:table-cell>
          <table:table-cell office:value-type="string" table:style-name="ce10">
            <text:p>MOBILE Nos.</text:p>
          </table:table-cell>
          <table:table-cell office:value-type="string" table:style-name="ce10">
            <text:p>STD CODE</text:p>
          </table:table-cell>
          <table:table-cell office:value-type="string" table:style-name="ce10">
            <text:p>CONTACT NUMBERS</text:p>
          </table:table-cell>
          <table:table-cell table:number-columns-repeated="992" table:style-name="ce10"/>
          <table:table-cell table:number-columns-repeated="9" table:style-name="ce17"/>
          <table:table-cell table:number-columns-repeated="15371"/>
        </table:table-row>
        <table:table-row table:style-name="ro8">
          <table:covered-table-cell/>
          <table:covered-table-cell table:number-columns-repeated="2"/>
          <table:table-cell office:value-type="string" table:style-name="ce14">
            <text:p>2219715 <text:s text:c="24"/>agmpe.lhopat@sbi.co.in FAX : 0612- 2209088</text:p>
          </table:table-cell>
          <table:table-cell office:value-type="string" table:style-name="ce18">
            <text:p>LHO PATNA</text:p>
          </table:table-cell>
          <table:table-cell office:value-type="float" office:value="3978" table:style-name="ce15">
            <text:p>3978</text:p>
          </table:table-cell>
          <table:table-cell office:value-type="string" table:style-name="ce19">
            <text:p>The Chief Manager, <text:s text:c="6"/>STATE <text:s/>BANK OF INDIA,P&amp;E Department, West Gandhi Maidan, PATNA</text:p>
          </table:table-cell>
          <table:table-cell office:value-type="float" office:value="800001" table:style-name="ce17">
            <text:p>800001</text:p>
          </table:table-cell>
          <table:table-cell office:value-type="float" office:value="0" table:style-name="ce17">
            <text:p>0</text:p>
          </table:table-cell>
          <table:table-cell office:value-type="float" office:value="9431017474" table:style-name="ce17">
            <text:p>943101747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 table:style-name="ce1"/>
        </table:table-row>
        <table:table-row table:style-name="ro9">
          <table:table-cell office:value-type="string" table:number-columns-spanned="3" table:number-rows-spanned="1" table:style-name="ce35">
            <text:p>Assistant General Manager,STATE BANK OF INDIA,PATNAPRIYADARSHI BHAWAN S K PURAMLANO NO 15 ARYA SAMAJ ROAD DANAPUR PATNA</text:p>
          </table:table-cell>
          <table:covered-table-cell table:number-columns-repeated="2"/>
          <table:table-cell office:value-type="string" table:style-name="ce21">
            <text:p>PHONE : <text:s text:c="9"/>6115- <text:s text:c="5"/>235849,235043,235880 <text:s text:c="7"/>FAX :</text:p>
          </table:table-cell>
          <table:table-cell office:value-type="string" table:style-name="ce18">
            <text:p>S.B.L.C. PATNA</text:p>
          </table:table-cell>
          <table:table-cell office:value-type="float" office:value="4972" table:style-name="ce15">
            <text:p>4972</text:p>
          </table:table-cell>
          <table:table-cell office:value-type="string" table:style-name="ce19">
            <text:p>The Chief Manager,STATE BANK OF INDIA,PATNAPRIYADARSHI BHAWAN S K PURAMLANO NO 15 ARYA SAMAJ ROAD DANAPUR PATNA</text:p>
          </table:table-cell>
          <table:table-cell office:value-type="float" office:value="501503" table:style-name="ce17">
            <text:p>501503</text:p>
          </table:table-cell>
          <table:table-cell office:value-type="string" table:style-name="ce17">
            <text:p>AGMSTC.PATNA@SBI.CO.IN</text:p>
          </table:table-cell>
          <table:table-cell office:value-type="float" office:value="9546506765" table:style-name="ce17">
            <text:p>9546506765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235849,235043,235880</text:p>
          </table:table-cell>
          <table:table-cell table:number-columns-repeated="16372" table:style-name="ce1"/>
        </table:table-row>
        <table:table-row table:style-name="ro8">
          <table:table-cell office:value-type="string" table:number-columns-spanned="3" table:number-rows-spanned="1" table:style-name="ce35">
            <text:p>Assistant General Manager,STATE BANK OF INDIA,RANCHIASHOK NAGAR, DORANDA, RANCHI<text:s text:c="47"/></text:p>
          </table:table-cell>
          <table:covered-table-cell table:number-columns-repeated="2"/>
          <table:table-cell office:value-type="string" table:style-name="ce21">
            <text:p>PHONE : <text:s/>651- <text:s/>500379 <text:s text:c="10"/>FAX :</text:p>
          </table:table-cell>
          <table:table-cell office:value-type="string" table:style-name="ce18">
            <text:p>S.T.C. RANCHI<text:s text:c="32"/></text:p>
          </table:table-cell>
          <table:table-cell office:value-type="float" office:value="7354" table:style-name="ce15">
            <text:p>7354</text:p>
          </table:table-cell>
          <table:table-cell office:value-type="string" table:style-name="ce19">
            <text:p>The Chief Manager,STATE BANK OF INDIA,RANCHIASHOK NAGAR, DORANDA, RANCHI<text:s text:c="47"/></text:p>
          </table:table-cell>
          <table:table-cell office:value-type="float" office:value="834002" table:style-name="ce17">
            <text:p>834002</text:p>
          </table:table-cell>
          <table:table-cell office:value-type="string" table:style-name="ce17">
            <text:p>sbi.07354@sbi.co.in</text:p>
          </table:table-cell>
          <table:table-cell table:style-name="ce17"/>
          <table:table-cell office:value-type="float" office:value="651" table:style-name="ce17">
            <text:p>651</text:p>
          </table:table-cell>
          <table:table-cell office:value-type="string" table:style-name="ce10">
            <text:p>500379<text:s text:c="29"/></text:p>
          </table:table-cell>
          <table:table-cell table:number-columns-repeated="16372" table:style-name="ce1"/>
        </table:table-row>
        <table:table-row table:style-name="ro8">
          <table:table-cell office:value-type="string" table:number-columns-spanned="3" table:number-rows-spanned="1" table:style-name="ce35">
            <text:p>Assistant General Manager,STATE BANK OF INDIA,DEOGHARCIRCULAR ROAD, BARMASIA,DEOGHAR</text:p>
          </table:table-cell>
          <table:covered-table-cell table:number-columns-repeated="2"/>
          <table:table-cell office:value-type="string" table:style-name="ce20">
            <text:p>PHONE : <text:s text:c="2"/>6432- <text:s/>22895 <text:s/>FAX :</text:p>
          </table:table-cell>
          <table:table-cell office:value-type="string" table:style-name="ce18">
            <text:p>S.T.C. DEOGHAR</text:p>
          </table:table-cell>
          <table:table-cell office:value-type="float" office:value="8888" table:style-name="ce15">
            <text:p>8888</text:p>
          </table:table-cell>
          <table:table-cell office:value-type="string" table:style-name="ce19">
            <text:p>The Chief Manager,STATE BANK OF INDIA,DEOGHARCIRCULAR ROAD, BARMASIA,DEOGHAR</text:p>
          </table:table-cell>
          <table:table-cell office:value-type="float" office:value="814112" table:style-name="ce17">
            <text:p>814112</text:p>
          </table:table-cell>
          <table:table-cell office:value-type="string" table:style-name="ce17">
            <text:p>sbi.08888@sbi.co.in</text:p>
          </table:table-cell>
          <table:table-cell table:style-name="ce17"/>
          <table:table-cell office:value-type="float" office:value="6432" table:style-name="ce17">
            <text:p>6432</text:p>
          </table:table-cell>
          <table:table-cell office:value-type="string" table:style-name="ce10">
            <text:p>22895</text:p>
          </table:table-cell>
          <table:table-cell table:number-columns-repeated="16372" table:style-name="ce1"/>
        </table:table-row>
        <table:table-row table:style-name="ro8">
          <table:table-cell office:value-type="string" table:number-columns-spanned="3" table:number-rows-spanned="1" table:style-name="ce35">
            <text:p>Assistant General Manager,STATE BANK OF INDIA,MUZAFFARPURP.O.-STC,MUZAFFARPUR, DT.-MUZAFFARPUR<text:s text:c="38"/></text:p>
          </table:table-cell>
          <table:covered-table-cell table:number-columns-repeated="2"/>
          <table:table-cell office:value-type="string" table:style-name="ce20">
            <text:p>PHONE : <text:s/>621- <text:s/>243107 <text:s text:c="2"/>FAX :</text:p>
          </table:table-cell>
          <table:table-cell office:value-type="string" table:style-name="ce18">
            <text:p>S.T.C. MUZAFFARPUR<text:s text:c="27"/></text:p>
          </table:table-cell>
          <table:table-cell office:value-type="float" office:value="8894" table:style-name="ce15">
            <text:p>8894</text:p>
          </table:table-cell>
          <table:table-cell office:value-type="string" table:style-name="ce19">
            <text:p>The Chief Manager,STATE BANK OF INDIA,MUZAFFARPURP.O.-STC,MUZAFFARPUR, DT.-MUZAFFARPUR<text:s text:c="38"/></text:p>
          </table:table-cell>
          <table:table-cell office:value-type="float" office:value="842001" table:style-name="ce17">
            <text:p>842001</text:p>
          </table:table-cell>
          <table:table-cell office:value-type="string" table:style-name="ce17">
            <text:p>sbi.08894@sbi.co.in</text:p>
          </table:table-cell>
          <table:table-cell table:style-name="ce17"/>
          <table:table-cell office:value-type="float" office:value="621" table:style-name="ce17">
            <text:p>621</text:p>
          </table:table-cell>
          <table:table-cell office:value-type="string" table:style-name="ce10">
            <text:p>243107<text:s text:c="29"/></text:p>
          </table:table-cell>
          <table:table-cell table:number-columns-repeated="16372"/>
        </table:table-row>
        <table:table-row table:style-name="ro10">
          <table:table-cell office:value-type="string" table:number-columns-spanned="3" table:number-rows-spanned="1" table:style-name="ce36">
            <text:p>Assistant General Manager, STATE BANK OF INDIA,PURNEAP.O.-STAFF TRNG.CENTRE,PURNEA,DT.-PURNEA<text:s text:c="35"/></text:p>
          </table:table-cell>
          <table:covered-table-cell table:number-columns-repeated="2"/>
          <table:table-cell office:value-type="string" table:style-name="ce20">
            <text:p>PHONE : 6454- 22755 <text:s text:c="30"/>FAX :</text:p>
          </table:table-cell>
          <table:table-cell office:value-type="string" table:style-name="ce18">
            <text:p>S.T.C. PURNEA<text:s text:c="32"/></text:p>
          </table:table-cell>
          <table:table-cell office:value-type="float" office:value="9158" table:style-name="ce15">
            <text:p>9158</text:p>
          </table:table-cell>
          <table:table-cell office:value-type="string" table:style-name="ce19">
            <text:p>The Chief Manager,STATE BANK OF INDIA,PURNEAP.O.-STAFF TRNG.CENTRE,PURNEA,DT.-PURNEA<text:s text:c="35"/></text:p>
          </table:table-cell>
          <table:table-cell office:value-type="float" office:value="854301" table:style-name="ce17">
            <text:p>854301</text:p>
          </table:table-cell>
          <table:table-cell office:value-type="string" table:style-name="ce17">
            <text:p>sbi.09158@sbi.co.in</text:p>
          </table:table-cell>
          <table:table-cell table:style-name="ce17"/>
          <table:table-cell office:value-type="float" office:value="6454" table:style-name="ce17">
            <text:p>6454</text:p>
          </table:table-cell>
          <table:table-cell office:value-type="string" table:style-name="ce10">
            <text:p>22755<text:s text:c="30"/>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style-name="ce18"/>
          <table:table-cell table:style-name="ce15"/>
          <table:table-cell table:style-name="ce19"/>
          <table:table-cell table:number-columns-repeated="4" table:style-name="ce17"/>
          <table:table-cell table:style-name="ce10"/>
          <table:table-cell table:number-columns-repeated="16372"/>
        </table:table-row>
        <table:table-row table:style-name="ro11">
          <table:table-cell office:value-type="string" table:number-columns-spanned="3" table:number-rows-spanned="1" table:style-name="ce37">
            <text:p>THE DEPUTY GENERAL <text:s/>MANAGER, STATE BANK OF INDIA2ND FLOORBHOWESH BHAWANKHANJARPURBHAGALPUR, 812001,sbi.06734@sbi.co.in</text:p>
          </table:table-cell>
          <table:covered-table-cell table:number-columns-repeated="2"/>
          <table:table-cell office:value-type="string" table:style-name="ce21">
            <text:p>PHONE : <text:s text:c="5"/>9473192510 <text:s text:c="6"/>PHONE :2400466 <text:s text:c="16"/>FAX : 06412427416 <text:s text:c="15"/>FAX :</text:p>
          </table:table-cell>
          <table:table-cell office:value-type="string" table:style-name="ce18">
            <text:p>ZO BHAGALPUR</text:p>
          </table:table-cell>
          <table:table-cell office:value-type="float" office:value="6734" table:style-name="ce15">
            <text:p>6734</text:p>
          </table:table-cell>
          <table:table-cell office:value-type="string" table:style-name="ce19">
            <text:p>The Chief Manager (GB),STATE BANK OF INDIA,BHAGALPURBHAGALPURBHAGALPURBHAGALPUR</text:p>
          </table:table-cell>
          <table:table-cell office:value-type="float" office:value="812001" table:style-name="ce17">
            <text:p>812001</text:p>
          </table:table-cell>
          <table:table-cell office:value-type="float" office:value="0" table:style-name="ce17">
            <text:p>0</text:p>
          </table:table-cell>
          <table:table-cell office:value-type="float" office:value="9431609804" table:style-name="ce17">
            <text:p>943160980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2">
          <table:table-cell office:value-type="string" table:number-columns-spanned="3" table:number-rows-spanned="1" table:style-name="ce37">
            <text:p>THE ASSISTANT GENERAL MANAGER, STATE BANK OF INDIARASECC CUM SARC BHAGALPURSTATE BANK OF INDIA <text:s/>ZONAL OFFICE BLDGCHHOTI KHANJARPUR <text:s/>BHAGALPUR BHAGALPUR, 812001, sbi.10014@sbi.co.in</text:p>
          </table:table-cell>
          <table:covered-table-cell table:number-columns-repeated="2"/>
          <table:table-cell office:value-type="string" table:style-name="ce21">
            <text:p>PHONE :300409FAX : 06412300410</text:p>
          </table:table-cell>
          <table:table-cell office:value-type="string" table:style-name="ce18">
            <text:p>RASECC CUM SARC BHAGALPUR</text:p>
          </table:table-cell>
          <table:table-cell office:value-type="float" office:value="10014" table:style-name="ce15">
            <text:p>10014</text:p>
          </table:table-cell>
          <table:table-cell office:value-type="string" table:style-name="ce19">
            <text:p>The Chief Manager,STATE BANK OF INDIA,BHAGALPURRASECC CUM SARC BHAGALPURSTATE BANK OF INDIA, ZONAL OFFICE BLDGCHHOTI KHANJARPUR, BHAGALPUR</text:p>
          </table:table-cell>
          <table:table-cell office:value-type="float" office:value="812001" table:style-name="ce17">
            <text:p>812001</text:p>
          </table:table-cell>
          <table:table-cell office:value-type="string" table:style-name="ce17">
            <text:p>sbi.10014@sbi.co.in</text:p>
          </table:table-cell>
          <table:table-cell office:value-type="float" office:value="9431609953" table:style-name="ce17">
            <text:p>9431609953</text:p>
          </table:table-cell>
          <table:table-cell office:value-type="float" office:value="6412" table:style-name="ce17">
            <text:p>6412</text:p>
          </table:table-cell>
          <table:table-cell office:value-type="string" table:style-name="ce10">
            <text:p>300409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style-name="ce18"/>
          <table:table-cell table:style-name="ce15"/>
          <table:table-cell table:style-name="ce19"/>
          <table:table-cell table:number-columns-repeated="4" table:style-name="ce17"/>
          <table:table-cell table:style-name="ce10"/>
          <table:table-cell table:number-columns-repeated="16372"/>
        </table:table-row>
        <table:table-row table:style-name="ro10">
          <table:table-cell office:value-type="string" table:number-columns-spanned="3" table:number-rows-spanned="47" table:style-name="ce38">
            <text:p>The Regional Manager &amp; CPIO, State Bank of India, Regional BusinessOffice,(<text:span text:style-name="T4">BHAGALPUR),</text:span><text:s/>BHOWESH BHAWANKHANJARPURBHAGALPUR,812001 agmr1.zobha@sbi.co.in</text:p>
          </table:table-cell>
          <table:covered-table-cell table:number-columns-repeated="2"/>
          <table:table-cell office:value-type="string" table:number-columns-spanned="1" table:number-rows-spanned="47" table:style-name="ce39">
            <text:p>PHONE :240840 <text:s text:c="2"/>FAX :</text:p>
          </table:table-cell>
          <table:table-cell office:value-type="string" table:style-name="ce18">
            <text:p>BHAGALPUR</text:p>
          </table:table-cell>
          <table:table-cell office:value-type="float" office:value="37" table:style-name="ce15">
            <text:p>37</text:p>
          </table:table-cell>
          <table:table-cell office:value-type="string" table:style-name="ce19">
            <text:p>The Chief Manager,STATE BANK OF INDIA,BHAGALPURBHOWESH BHAWANBEATSON ROAD,KHANJARPURP.O.45, BHAGALPUR,BIHAR</text:p>
          </table:table-cell>
          <table:table-cell office:value-type="float" office:value="812001" table:style-name="ce17">
            <text:p>812001</text:p>
          </table:table-cell>
          <table:table-cell office:value-type="string" table:style-name="ce17">
            <text:p>sbi.00037@sbi.co.in</text:p>
          </table:table-cell>
          <table:table-cell office:value-type="float" office:value="9431609717" table:style-name="ce17">
            <text:p>9431609717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40051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NKA</text:p>
          </table:table-cell>
          <table:table-cell office:value-type="float" office:value="243" table:style-name="ce15">
            <text:p>243</text:p>
          </table:table-cell>
          <table:table-cell office:value-type="string" table:style-name="ce19">
            <text:p>The Chief Manager,STATE BANK OF INDIA,BANKASAKUNTALA MARKETBANKADIST-BANKA,BIHAR</text:p>
          </table:table-cell>
          <table:table-cell office:value-type="float" office:value="813102" table:style-name="ce17">
            <text:p>813102</text:p>
          </table:table-cell>
          <table:table-cell office:value-type="string" table:style-name="ce17">
            <text:p>sbi.00243@sbi.co.in</text:p>
          </table:table-cell>
          <table:table-cell office:value-type="float" office:value="9431609759" table:style-name="ce17">
            <text:p>9431609759</text:p>
          </table:table-cell>
          <table:table-cell office:value-type="float" office:value="6424" table:style-name="ce17">
            <text:p>6424</text:p>
          </table:table-cell>
          <table:table-cell office:value-type="string" table:style-name="ce10">
            <text:p>23222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HAGALPUR CITY</text:p>
          </table:table-cell>
          <table:table-cell office:value-type="float" office:value="1521" table:style-name="ce15">
            <text:p>1521</text:p>
          </table:table-cell>
          <table:table-cell office:value-type="string" table:style-name="ce19">
            <text:p>The Chief Manager,STATE BANK OF INDIA,BHAGALPURBHAGALPUR,BHAGALPURDIST:BHAGALPUR, BIHAR</text:p>
          </table:table-cell>
          <table:table-cell office:value-type="float" office:value="812002" table:style-name="ce17">
            <text:p>812002</text:p>
          </table:table-cell>
          <table:table-cell office:value-type="string" table:style-name="ce17">
            <text:p>sbibgpcity@bsnl</text:p>
          </table:table-cell>
          <table:table-cell office:value-type="float" office:value="9431609315" table:style-name="ce17">
            <text:p>9431609315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42291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ADB BANKA</text:p>
          </table:table-cell>
          <table:table-cell office:value-type="float" office:value="2230" table:style-name="ce15">
            <text:p>2230</text:p>
          </table:table-cell>
          <table:table-cell office:value-type="string" table:style-name="ce19">
            <text:p>The Chief Manager,STATE BANK OF INDIA,BANKAAT &amp; PO : BANKADIST : BANKABIHAR</text:p>
          </table:table-cell>
          <table:table-cell office:value-type="float" office:value="813102" table:style-name="ce17">
            <text:p>813102</text:p>
          </table:table-cell>
          <table:table-cell office:value-type="string" table:style-name="ce17">
            <text:p>sbi.02230@sbi.co.in</text:p>
          </table:table-cell>
          <table:table-cell office:value-type="float" office:value="9835094505" table:style-name="ce17">
            <text:p>9835094505</text:p>
          </table:table-cell>
          <table:table-cell office:value-type="float" office:value="6424" table:style-name="ce17">
            <text:p>6424</text:p>
          </table:table-cell>
          <table:table-cell office:value-type="string" table:style-name="ce10">
            <text:p>23225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MARPUR</text:p>
          </table:table-cell>
          <table:table-cell office:value-type="float" office:value="2899" table:style-name="ce15">
            <text:p>2899</text:p>
          </table:table-cell>
          <table:table-cell office:value-type="string" table:style-name="ce19">
            <text:p>The Branch Manager,STATE BANK OF INDIA,BANKAAT &amp; PO : AMARPURDIST : BANKABIHAR</text:p>
          </table:table-cell>
          <table:table-cell office:value-type="float" office:value="813001" table:style-name="ce17">
            <text:p>813001</text:p>
          </table:table-cell>
          <table:table-cell office:value-type="string" table:style-name="ce17">
            <text:p>sbi.02899@sbi.co.in</text:p>
          </table:table-cell>
          <table:table-cell office:value-type="float" office:value="9431872048" table:style-name="ce17">
            <text:p>9431872048</text:p>
          </table:table-cell>
          <table:table-cell office:value-type="float" office:value="6420" table:style-name="ce17">
            <text:p>6420</text:p>
          </table:table-cell>
          <table:table-cell office:value-type="string" table:style-name="ce10">
            <text:p>22206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COLGONG</text:p>
          </table:table-cell>
          <table:table-cell office:value-type="float" office:value="2929" table:style-name="ce15">
            <text:p>2929</text:p>
          </table:table-cell>
          <table:table-cell office:value-type="string" table:style-name="ce19">
            <text:p>The Chief Manager,STATE BANK OF INDIA,BHAGALPURPO-COLGONGDIST:BHAGALPURBIHAR</text:p>
          </table:table-cell>
          <table:table-cell office:value-type="float" office:value="813203" table:style-name="ce17">
            <text:p>813203</text:p>
          </table:table-cell>
          <table:table-cell office:value-type="string" table:style-name="ce17">
            <text:p>sbi.02929@sbi.co.in</text:p>
          </table:table-cell>
          <table:table-cell office:value-type="float" office:value="9334116269" table:style-name="ce17">
            <text:p>9334116269</text:p>
          </table:table-cell>
          <table:table-cell office:value-type="float" office:value="6429" table:style-name="ce17">
            <text:p>6429</text:p>
          </table:table-cell>
          <table:table-cell office:value-type="string" table:style-name="ce10">
            <text:p>22231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AUGACHIA</text:p>
          </table:table-cell>
          <table:table-cell office:value-type="float" office:value="2984" table:style-name="ce15">
            <text:p>2984</text:p>
          </table:table-cell>
          <table:table-cell office:value-type="string" table:style-name="ce19">
            <text:p>The Chief Manager,STATE BANK OF INDIA,BHAGALPURAT &amp; PO- NAUGACHIADIST:BHAGALPURBIHAR</text:p>
          </table:table-cell>
          <table:table-cell office:value-type="float" office:value="853204" table:style-name="ce17">
            <text:p>853204</text:p>
          </table:table-cell>
          <table:table-cell office:value-type="string" table:style-name="ce17">
            <text:p>sbi.02984@sbi.co.in</text:p>
          </table:table-cell>
          <table:table-cell office:value-type="float" office:value="9304245840" table:style-name="ce17">
            <text:p>9304245840</text:p>
          </table:table-cell>
          <table:table-cell office:value-type="float" office:value="6421" table:style-name="ce17">
            <text:p>6421</text:p>
          </table:table-cell>
          <table:table-cell office:value-type="string" table:style-name="ce10">
            <text:p>22310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IRPAINTI</text:p>
          </table:table-cell>
          <table:table-cell office:value-type="float" office:value="2994" table:style-name="ce15">
            <text:p>2994</text:p>
          </table:table-cell>
          <table:table-cell office:value-type="string" table:style-name="ce19">
            <text:p>The Chief Manager,STATE BANK OF INDIA,BHAGALPURPIRPAINTI,DIST:BHAGALPUR,BIHAR</text:p>
          </table:table-cell>
          <table:table-cell office:value-type="float" office:value="813209" table:style-name="ce17">
            <text:p>813209</text:p>
          </table:table-cell>
          <table:table-cell office:value-type="string" table:style-name="ce17">
            <text:p>sbi.02994@sbi.co.in</text:p>
          </table:table-cell>
          <table:table-cell office:value-type="float" office:value="9431872149" table:style-name="ce17">
            <text:p>9431872149</text:p>
          </table:table-cell>
          <table:table-cell office:value-type="float" office:value="6429" table:style-name="ce17">
            <text:p>6429</text:p>
          </table:table-cell>
          <table:table-cell office:value-type="string" table:style-name="ce10">
            <text:p>28337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ULTANGANJ</text:p>
          </table:table-cell>
          <table:table-cell office:value-type="float" office:value="3009" table:style-name="ce15">
            <text:p>3009</text:p>
          </table:table-cell>
          <table:table-cell office:value-type="string" table:style-name="ce19">
            <text:p>The Chief Manager,STATE BANK OF INDIA,BHAGALPURSTATION ROAD,SULTANGANJDIST:BHAGALPURBIHAR</text:p>
          </table:table-cell>
          <table:table-cell office:value-type="float" office:value="813213" table:style-name="ce17">
            <text:p>813213</text:p>
          </table:table-cell>
          <table:table-cell office:value-type="string" table:style-name="ce17">
            <text:p>sbi.03009@sbi.co.in</text:p>
          </table:table-cell>
          <table:table-cell office:value-type="float" office:value="9437032858" table:style-name="ce17">
            <text:p>9437032858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49201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CHAMPANAGAR (BHAGALPUR)</text:p>
          </table:table-cell>
          <table:table-cell office:value-type="float" office:value="3041" table:style-name="ce15">
            <text:p>3041</text:p>
          </table:table-cell>
          <table:table-cell office:value-type="string" table:style-name="ce19">
            <text:p>The Branch Manager,STATE BANK OF INDIA,BHAGALPURNARGA BAZARCHAMPANAGARDIST:BHAGALPUR, BIHAR</text:p>
          </table:table-cell>
          <table:table-cell office:value-type="float" office:value="812004" table:style-name="ce17">
            <text:p>812004</text:p>
          </table:table-cell>
          <table:table-cell office:value-type="string" table:style-name="ce17">
            <text:p>sbi.03041@sbi.co.in</text:p>
          </table:table-cell>
          <table:table-cell office:value-type="float" office:value="9430611309" table:style-name="ce17">
            <text:p>9430611309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50016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ARARI (BHAGALPUR)</text:p>
          </table:table-cell>
          <table:table-cell office:value-type="float" office:value="3042" table:style-name="ce15">
            <text:p>3042</text:p>
          </table:table-cell>
          <table:table-cell office:value-type="string" table:style-name="ce19">
            <text:p>The Branch Manager,STATE BANK OF INDIA,BHAGALPURBABA COMPLEXTILKA MANJHIDIST:BHAGALPUR, BIHAR</text:p>
          </table:table-cell>
          <table:table-cell office:value-type="float" office:value="812001" table:style-name="ce17">
            <text:p>812001</text:p>
          </table:table-cell>
          <table:table-cell office:value-type="string" table:style-name="ce17">
            <text:p>SBI03042@SBI.CO.IN</text:p>
          </table:table-cell>
          <table:table-cell office:value-type="float" office:value="9431609566" table:style-name="ce17">
            <text:p>9431609566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40121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MIRJANHAT</text:p>
          </table:table-cell>
          <table:table-cell office:value-type="float" office:value="3134" table:style-name="ce15">
            <text:p>3134</text:p>
          </table:table-cell>
          <table:table-cell office:value-type="string" table:style-name="ce19">
            <text:p>The Branch Manager,STATE BANK OF INDIA,BHAGALPURBHAGALPURDIST:BHAGALPUR,BIHAR</text:p>
          </table:table-cell>
          <table:table-cell office:value-type="float" office:value="812005" table:style-name="ce17">
            <text:p>812005</text:p>
          </table:table-cell>
          <table:table-cell office:value-type="float" office:value="0" table:style-name="ce17">
            <text:p>0</text:p>
          </table:table-cell>
          <table:table-cell office:value-type="float" office:value="9431609544" table:style-name="ce17">
            <text:p>9431609544</text:p>
          </table:table-cell>
          <table:table-cell office:value-type="float" office:value="64100" table:style-name="ce17">
            <text:p>64100</text:p>
          </table:table-cell>
          <table:table-cell office:value-type="string" table:style-name="ce10">
            <text:p>242066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HAHKUND</text:p>
          </table:table-cell>
          <table:table-cell office:value-type="float" office:value="3434" table:style-name="ce15">
            <text:p>3434</text:p>
          </table:table-cell>
          <table:table-cell office:value-type="string" table:style-name="ce19">
            <text:p>The Branch Manager,STATE BANK OF INDIA,BHAGALPURAT &amp; PO : SHAHKUNDDIST:BHAGALPURBIHAR</text:p>
          </table:table-cell>
          <table:table-cell office:value-type="float" office:value="813108" table:style-name="ce17">
            <text:p>813108</text:p>
          </table:table-cell>
          <table:table-cell office:value-type="string" table:style-name="ce17">
            <text:p>sbi.03434@sbi.co.in</text:p>
          </table:table-cell>
          <table:table-cell office:value-type="float" office:value="9934634681" table:style-name="ce17">
            <text:p>9934634681</text:p>
          </table:table-cell>
          <table:table-cell office:value-type="float" office:value="6410" table:style-name="ce17">
            <text:p>6410</text:p>
          </table:table-cell>
          <table:table-cell office:value-type="string" table:style-name="ce10">
            <text:p>2321213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NATHNAGAR</text:p>
          </table:table-cell>
          <table:table-cell office:value-type="float" office:value="3603" table:style-name="ce15">
            <text:p>3603</text:p>
          </table:table-cell>
          <table:table-cell office:value-type="string" table:style-name="ce19">
            <text:p>The Branch Manager,STATE BANK OF INDIA,BHAGALPURNATHNAGAR,JAIN MANDIR ROADMATA DI CONSTRUCTION MKTG COMPNAGHNAGAR</text:p>
          </table:table-cell>
          <table:table-cell office:value-type="float" office:value="812006" table:style-name="ce17">
            <text:p>812006</text:p>
          </table:table-cell>
          <table:table-cell office:value-type="float" office:value="0" table:style-name="ce17">
            <text:p>0</text:p>
          </table:table-cell>
          <table:table-cell office:value-type="float" office:value="9934155001" table:style-name="ce17">
            <text:p>9934155001</text:p>
          </table:table-cell>
          <table:table-cell office:value-type="float" office:value="6410" table:style-name="ce17">
            <text:p>6410</text:p>
          </table:table-cell>
          <table:table-cell office:value-type="string" table:style-name="ce10">
            <text:p>250113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CHANDAN</text:p>
          </table:table-cell>
          <table:table-cell office:value-type="float" office:value="3787" table:style-name="ce15">
            <text:p>3787</text:p>
          </table:table-cell>
          <table:table-cell office:value-type="string" table:style-name="ce19">
            <text:p>The Branch Manager,STATE BANK OF INDIA,BANKAAT PO-CHANDANDIST:BANKABIHAR</text:p>
          </table:table-cell>
          <table:table-cell office:value-type="float" office:value="814131" table:style-name="ce17">
            <text:p>814131</text:p>
          </table:table-cell>
          <table:table-cell office:value-type="string" table:style-name="ce17">
            <text:p>sbi.03787@sbi.co.in</text:p>
          </table:table-cell>
          <table:table-cell office:value-type="float" office:value="9431078518" table:style-name="ce17">
            <text:p>9431078518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BB BHAGALPUR</text:p>
          </table:table-cell>
          <table:table-cell office:value-type="float" office:value="4385" table:style-name="ce15">
            <text:p>4385</text:p>
          </table:table-cell>
          <table:table-cell office:value-type="string" table:style-name="ce19">
            <text:p>The Chief Manager,STATE BANK OF INDIA,BHAGALPURSATYAM COMPLEXRADHA RANI SINHA ROADBHAGALPUR,BIHAR</text:p>
          </table:table-cell>
          <table:table-cell office:value-type="float" office:value="812001" table:style-name="ce17">
            <text:p>812001</text:p>
          </table:table-cell>
          <table:table-cell office:value-type="string" table:style-name="ce17">
            <text:p>sbi.04385@sbi.co.in</text:p>
          </table:table-cell>
          <table:table-cell office:value-type="float" office:value="9431215477" table:style-name="ce17">
            <text:p>9431215477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303351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ADB SHIVNARAYANPUR</text:p>
          </table:table-cell>
          <table:table-cell office:value-type="float" office:value="5725" table:style-name="ce15">
            <text:p>5725</text:p>
          </table:table-cell>
          <table:table-cell office:value-type="string" table:style-name="ce19">
            <text:p>The Branch Manager,STATE BANK OF INDIA,BHAGALPURAT &amp; PO : SHIVNARAYANPURMATHURAPURDIST:BHAGALPUR, BIHAR</text:p>
          </table:table-cell>
          <table:table-cell office:value-type="float" office:value="813222" table:style-name="ce17">
            <text:p>813222</text:p>
          </table:table-cell>
          <table:table-cell office:value-type="string" table:style-name="ce17">
            <text:p>sbi.05725@sbi.co.in</text:p>
          </table:table-cell>
          <table:table-cell office:value-type="float" office:value="9341609373" table:style-name="ce17">
            <text:p>9341609373</text:p>
          </table:table-cell>
          <table:table-cell office:value-type="float" office:value="6429" table:style-name="ce17">
            <text:p>6429</text:p>
          </table:table-cell>
          <table:table-cell office:value-type="string" table:style-name="ce10">
            <text:p>28447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DB GHOGHA</text:p>
          </table:table-cell>
          <table:table-cell office:value-type="float" office:value="5726" table:style-name="ce15">
            <text:p>5726</text:p>
          </table:table-cell>
          <table:table-cell office:value-type="string" table:style-name="ce19">
            <text:p>The Branch Manager,STATE BANK OF INDIA,BHAGALPURGHOGHADIST:BHAGALPURBIHAR</text:p>
          </table:table-cell>
          <table:table-cell office:value-type="float" office:value="813205" table:style-name="ce17">
            <text:p>813205</text:p>
          </table:table-cell>
          <table:table-cell office:value-type="string" table:style-name="ce17">
            <text:p>sbi.05726@sbi.co.in</text:p>
          </table:table-cell>
          <table:table-cell office:value-type="float" office:value="9431260193" table:style-name="ce17">
            <text:p>9431260193</text:p>
          </table:table-cell>
          <table:table-cell office:value-type="float" office:value="6429" table:style-name="ce17">
            <text:p>6429</text:p>
          </table:table-cell>
          <table:table-cell office:value-type="string" table:style-name="ce10">
            <text:p>28113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DB JHANDAPUR</text:p>
          </table:table-cell>
          <table:table-cell office:value-type="float" office:value="5769" table:style-name="ce15">
            <text:p>5769</text:p>
          </table:table-cell>
          <table:table-cell office:value-type="string" table:style-name="ce19">
            <text:p>The Branch Manager,STATE BANK OF INDIA,BHAGALPURAT &amp; PO-JHANDAPURDIST:BHAGALPURBIHAR</text:p>
          </table:table-cell>
          <table:table-cell office:value-type="float" office:value="853201" table:style-name="ce17">
            <text:p>853201</text:p>
          </table:table-cell>
          <table:table-cell office:value-type="string" table:style-name="ce17">
            <text:p>sbi.05769@sbi.co.in</text:p>
          </table:table-cell>
          <table:table-cell office:value-type="float" office:value="9973395362" table:style-name="ce17">
            <text:p>9973395362</text:p>
          </table:table-cell>
          <table:table-cell office:value-type="float" office:value="6421" table:style-name="ce17">
            <text:p>6421</text:p>
          </table:table-cell>
          <table:table-cell office:value-type="string" table:style-name="ce10">
            <text:p>26822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TSAR</text:p>
          </table:table-cell>
          <table:table-cell office:value-type="float" office:value="6073" table:style-name="ce15">
            <text:p>6073</text:p>
          </table:table-cell>
          <table:table-cell office:value-type="string" table:style-name="ce19">
            <text:p>The Branch Manager,STATE BANK OF INDIA,BANKABATSARVIA : GHOGHADIST : BANKA, BIHAR</text:p>
          </table:table-cell>
          <table:table-cell office:value-type="float" office:value="813205" table:style-name="ce17">
            <text:p>813205</text:p>
          </table:table-cell>
          <table:table-cell office:value-type="string" table:style-name="ce17">
            <text:p>sbi.06073@sbi.co.in</text:p>
          </table:table-cell>
          <table:table-cell office:value-type="float" office:value="9931833473" table:style-name="ce17">
            <text:p>9931833473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HARIK BAZAR</text:p>
          </table:table-cell>
          <table:table-cell office:value-type="float" office:value="6084" table:style-name="ce15">
            <text:p>6084</text:p>
          </table:table-cell>
          <table:table-cell office:value-type="string" table:style-name="ce19">
            <text:p>The Branch Manager,STATE BANK OF INDIA,BHAGALPURAT PO : KHARIK BAZARDIST:BHAGALPURBIHAR</text:p>
          </table:table-cell>
          <table:table-cell office:value-type="float" office:value="853202" table:style-name="ce17">
            <text:p>853202</text:p>
          </table:table-cell>
          <table:table-cell office:value-type="string" table:style-name="ce17">
            <text:p>sbi.06084@sbi.co.in</text:p>
          </table:table-cell>
          <table:table-cell office:value-type="float" office:value="9934408208" table:style-name="ce17">
            <text:p>9934408208</text:p>
          </table:table-cell>
          <table:table-cell office:value-type="float" office:value="6421" table:style-name="ce17">
            <text:p>6421</text:p>
          </table:table-cell>
          <table:table-cell office:value-type="string" table:style-name="ce10">
            <text:p>26925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UNSIA</text:p>
          </table:table-cell>
          <table:table-cell office:value-type="float" office:value="6088" table:style-name="ce15">
            <text:p>6088</text:p>
          </table:table-cell>
          <table:table-cell office:value-type="string" table:style-name="ce19">
            <text:p>The Branch Manager,STATE BANK OF INDIA,BANKAAT &amp; PO : PUNSIADIST : BANKABIHAR</text:p>
          </table:table-cell>
          <table:table-cell office:value-type="float" office:value="813109" table:style-name="ce17">
            <text:p>813109</text:p>
          </table:table-cell>
          <table:table-cell office:value-type="string" table:style-name="ce17">
            <text:p>sbi.06088@sbi.co.in</text:p>
          </table:table-cell>
          <table:table-cell office:value-type="float" office:value="9835240595" table:style-name="ce17">
            <text:p>9835240595</text:p>
          </table:table-cell>
          <table:table-cell office:value-type="float" office:value="6420" table:style-name="ce17">
            <text:p>6420</text:p>
          </table:table-cell>
          <table:table-cell office:value-type="string" table:style-name="ce10">
            <text:p>278019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COLGONG STPP AREA</text:p>
          </table:table-cell>
          <table:table-cell office:value-type="float" office:value="6949" table:style-name="ce15">
            <text:p>6949</text:p>
          </table:table-cell>
          <table:table-cell office:value-type="string" table:style-name="ce19">
            <text:p>The Chief Manager,STATE BANK OF INDIA,BHAGALPURAT : NTPC CAMPUSPO : DEEPTINAGAR, PS : KAHALGAONDIST : BHAGALPUR, BIHAR</text:p>
          </table:table-cell>
          <table:table-cell office:value-type="float" office:value="813214" table:style-name="ce17">
            <text:p>813214</text:p>
          </table:table-cell>
          <table:table-cell office:value-type="string" table:style-name="ce17">
            <text:p>sbi.06949@sbi.co.in</text:p>
          </table:table-cell>
          <table:table-cell office:value-type="float" office:value="9431095742" table:style-name="ce17">
            <text:p>9431095742</text:p>
          </table:table-cell>
          <table:table-cell office:value-type="float" office:value="6429" table:style-name="ce17">
            <text:p>6429</text:p>
          </table:table-cell>
          <table:table-cell office:value-type="string" table:style-name="ce10">
            <text:p>22221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TATARPUR</text:p>
          </table:table-cell>
          <table:table-cell office:value-type="float" office:value="7901" table:style-name="ce15">
            <text:p>7901</text:p>
          </table:table-cell>
          <table:table-cell office:value-type="string" table:style-name="ce19">
            <text:p>The Branch Manager,STATE BANK OF INDIA,BHAGALPURNEAR BHAGALPUR RLY STATIONTATARPUR ROADTATARPUR, BHAGALPUR</text:p>
          </table:table-cell>
          <table:table-cell office:value-type="float" office:value="812002" table:style-name="ce17">
            <text:p>812002</text:p>
          </table:table-cell>
          <table:table-cell office:value-type="float" office:value="0" table:style-name="ce17">
            <text:p>0</text:p>
          </table:table-cell>
          <table:table-cell office:value-type="float" office:value="9431609796" table:style-name="ce17">
            <text:p>9431609796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42187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LAKSHMIPUR</text:p>
          </table:table-cell>
          <table:table-cell office:value-type="float" office:value="8121" table:style-name="ce15">
            <text:p>8121</text:p>
          </table:table-cell>
          <table:table-cell office:value-type="string" table:style-name="ce19">
            <text:p>The Branch Manager,STATE BANK OF INDIA,BHAGALPURAT &amp; PO-LAKSHMIPURPIRPAINTIDIST:BHAGALPUR, BIHAR</text:p>
          </table:table-cell>
          <table:table-cell office:value-type="float" office:value="813222" table:style-name="ce17">
            <text:p>813222</text:p>
          </table:table-cell>
          <table:table-cell office:value-type="string" table:style-name="ce17">
            <text:p>sbi.08121@sbi.co.in</text:p>
          </table:table-cell>
          <table:table-cell office:value-type="float" office:value="9430666114" table:style-name="ce17">
            <text:p>943066611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RINAGAR</text:p>
          </table:table-cell>
          <table:table-cell office:value-type="float" office:value="8479" table:style-name="ce15">
            <text:p>8479</text:p>
          </table:table-cell>
          <table:table-cell office:value-type="string" table:style-name="ce19">
            <text:p>The Branch Manager,STATE BANK OF INDIA,BHAGALPURATPO-SRINAGARDIST:BHAGALPUR,BIHAR</text:p>
          </table:table-cell>
          <table:table-cell office:value-type="float" office:value="813209" table:style-name="ce17">
            <text:p>813209</text:p>
          </table:table-cell>
          <table:table-cell office:value-type="string" table:style-name="ce17">
            <text:p>sbi.08479@sbi.co.in</text:p>
          </table:table-cell>
          <table:table-cell office:value-type="float" office:value="9430505635" table:style-name="ce17">
            <text:p>9430505635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RANNUCHAK</text:p>
          </table:table-cell>
          <table:table-cell office:value-type="float" office:value="8882" table:style-name="ce15">
            <text:p>8882</text:p>
          </table:table-cell>
          <table:table-cell office:value-type="string" table:style-name="ce19">
            <text:p>The Branch Manager,STATE BANK OF INDIA,BHAGALPURAT &amp; PO : RANNUCHAKPS : NATHNAGARDIST:BHAGALPUR, BIHAR</text:p>
          </table:table-cell>
          <table:table-cell office:value-type="float" office:value="812004" table:style-name="ce17">
            <text:p>812004</text:p>
          </table:table-cell>
          <table:table-cell office:value-type="string" table:style-name="ce17">
            <text:p>sbi.08882@sbi.co.in</text:p>
          </table:table-cell>
          <table:table-cell office:value-type="float" office:value="9430576320" table:style-name="ce17">
            <text:p>9430576320</text:p>
          </table:table-cell>
          <table:table-cell office:value-type="float" office:value="6410" table:style-name="ce17">
            <text:p>6410</text:p>
          </table:table-cell>
          <table:table-cell office:value-type="string" table:style-name="ce10">
            <text:p>243462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JNMC HOSP MAYAGUNJ-BHAGALPUR</text:p>
          </table:table-cell>
          <table:table-cell office:value-type="float" office:value="8957" table:style-name="ce15">
            <text:p>8957</text:p>
          </table:table-cell>
          <table:table-cell office:value-type="string" table:style-name="ce19">
            <text:p>The Branch Manager,STATE BANK OF INDIA,BHAGALPURMAYAGANJP.O. MAYAGANJ; P.S. BARARIDIST:BHAGALPUR, BIHAR</text:p>
          </table:table-cell>
          <table:table-cell office:value-type="float" office:value="812001" table:style-name="ce17">
            <text:p>812001</text:p>
          </table:table-cell>
          <table:table-cell office:value-type="string" table:style-name="ce17">
            <text:p>sbi.08957@sbi.co.in</text:p>
          </table:table-cell>
          <table:table-cell table:style-name="ce17"/>
          <table:table-cell office:value-type="float" office:value="641" table:style-name="ce17">
            <text:p>641</text:p>
          </table:table-cell>
          <table:table-cell office:value-type="string" table:style-name="ce10">
            <text:p>240043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DUDHARI</text:p>
          </table:table-cell>
          <table:table-cell office:value-type="float" office:value="9233" table:style-name="ce15">
            <text:p>9233</text:p>
          </table:table-cell>
          <table:table-cell office:value-type="string" table:style-name="ce19">
            <text:p>The Branch Manager,STATE BANK OF INDIA,BANKAAT &amp; PO : DUDHARIDIST : BANKABIHAR</text:p>
          </table:table-cell>
          <table:table-cell office:value-type="float" office:value="813102" table:style-name="ce17">
            <text:p>813102</text:p>
          </table:table-cell>
          <table:table-cell office:value-type="string" table:style-name="ce17">
            <text:p>sbi.09233@sbi.co.in</text:p>
          </table:table-cell>
          <table:table-cell office:value-type="float" office:value="9431210824" table:style-name="ce17">
            <text:p>943121082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HAIROGANJ</text:p>
          </table:table-cell>
          <table:table-cell office:value-type="float" office:value="9798" table:style-name="ce15">
            <text:p>9798</text:p>
          </table:table-cell>
          <table:table-cell office:value-type="string" table:style-name="ce19">
            <text:p>The Branch Manager,STATE BANK OF INDIA,BANKAAT + PO- BHAIROGANJDIST-BANKABIHAR</text:p>
          </table:table-cell>
          <table:table-cell office:value-type="float" office:value="813106" table:style-name="ce17">
            <text:p>813106</text:p>
          </table:table-cell>
          <table:table-cell office:value-type="string" table:style-name="ce17">
            <text:p>sbi.09798@sbi.co.in</text:p>
          </table:table-cell>
          <table:table-cell office:value-type="float" office:value="9431248889" table:style-name="ce17">
            <text:p>9431248889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IHPUR MADHRAPUR</text:p>
          </table:table-cell>
          <table:table-cell office:value-type="float" office:value="10768" table:style-name="ce15">
            <text:p>10768</text:p>
          </table:table-cell>
          <table:table-cell office:value-type="string" table:style-name="ce19">
            <text:p>The Branch Manager,STATE BANK OF INDIA,BHAGALPURBLOCK NARAYANPURPS BHAVANIPURMADHURAPUR</text:p>
          </table:table-cell>
          <table:table-cell office:value-type="float" office:value="853203" table:style-name="ce17">
            <text:p>853203</text:p>
          </table:table-cell>
          <table:table-cell office:value-type="string" table:style-name="ce17">
            <text:p>SBI.10768@SBI.CO.IN</text:p>
          </table:table-cell>
          <table:table-cell office:value-type="float" office:value="9771622127" table:style-name="ce17">
            <text:p>9771622127</text:p>
          </table:table-cell>
          <table:table-cell office:value-type="float" office:value="6421" table:style-name="ce17">
            <text:p>642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CURRENCY ADMINISTRATION CELL(BHAGALPUR)</text:p>
          </table:table-cell>
          <table:table-cell office:value-type="float" office:value="11471" table:style-name="ce15">
            <text:p>11471</text:p>
          </table:table-cell>
          <table:table-cell office:value-type="string" table:style-name="ce19">
            <text:p>The Branch Manager,STATE BANK OF INDIA,BHAGALPURCURRENCY ADMINISTRATION CELL,BHAGALPUR MAIN BRANCH, BHAGALPURBIHAR</text:p>
          </table:table-cell>
          <table:table-cell office:value-type="float" office:value="812002" table:style-name="ce17">
            <text:p>812002</text:p>
          </table:table-cell>
          <table:table-cell office:value-type="string" table:style-name="ce17">
            <text:p>sbi.11471@sbi.co.in</text:p>
          </table:table-cell>
          <table:table-cell office:value-type="float" office:value="9431213168" table:style-name="ce17">
            <text:p>9431213168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SABOUR</text:p>
          </table:table-cell>
          <table:table-cell office:value-type="float" office:value="11805" table:style-name="ce15">
            <text:p>11805</text:p>
          </table:table-cell>
          <table:table-cell office:value-type="string" table:style-name="ce19">
            <text:p>The Chief Manager,STATE BANK OF INDIA,BHAGALPURSABOURBHAGALPURBIHAR</text:p>
          </table:table-cell>
          <table:table-cell office:value-type="float" office:value="0" table:style-name="ce17">
            <text:p>0</text:p>
          </table:table-cell>
          <table:table-cell office:value-type="string" table:style-name="ce17">
            <text:p>sbi.11805@sbi.co.in</text:p>
          </table:table-cell>
          <table:table-cell office:value-type="float" office:value="9431609730" table:style-name="ce17">
            <text:p>9431609730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AUNSI</text:p>
          </table:table-cell>
          <table:table-cell office:value-type="float" office:value="12530" table:style-name="ce15">
            <text:p>12530</text:p>
          </table:table-cell>
          <table:table-cell office:value-type="string" table:style-name="ce19">
            <text:p>The Branch Manager,STATE BANK OF INDIA,BANKAMANJHI MARKETSTATION ROAD,P.O.BAUNSIDISTT:BANKA</text:p>
          </table:table-cell>
          <table:table-cell office:value-type="float" office:value="813104" table:style-name="ce17">
            <text:p>813104</text:p>
          </table:table-cell>
          <table:table-cell office:value-type="float" office:value="0" table:style-name="ce17">
            <text:p>0</text:p>
          </table:table-cell>
          <table:table-cell office:value-type="float" office:value="9431609146" table:style-name="ce17">
            <text:p>9431609146</text:p>
          </table:table-cell>
          <table:table-cell office:value-type="float" office:value="6424" table:style-name="ce17">
            <text:p>642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JAGDISHPUR (DISTT BHAGALPUR)</text:p>
          </table:table-cell>
          <table:table-cell office:value-type="float" office:value="12535" table:style-name="ce15">
            <text:p>12535</text:p>
          </table:table-cell>
          <table:table-cell office:value-type="string" table:style-name="ce19">
            <text:p>The Branch Manager,STATE BANK OF INDIA,BHAGALPURBALUWACHAK, THANA JAGDISHPURDISTT BHAGALPURBIHAR</text:p>
          </table:table-cell>
          <table:table-cell office:value-type="float" office:value="813105" table:style-name="ce17">
            <text:p>813105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41" table:style-name="ce17">
            <text:p>64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REGIONAL BUSINESS OFFICE BHAGALPUR</text:p>
          </table:table-cell>
          <table:table-cell office:value-type="float" office:value="13737" table:style-name="ce15">
            <text:p>13737</text:p>
          </table:table-cell>
          <table:table-cell office:value-type="string" table:style-name="ce19">
            <text:p>The Chief Manager (Admin),STATE BANK OF INDIA,BHAGALPURBHOWESH BHAWANKHANJARPURBHAGALPUR</text:p>
          </table:table-cell>
          <table:table-cell office:value-type="float" office:value="812001" table:style-name="ce17">
            <text:p>812001</text:p>
          </table:table-cell>
          <table:table-cell office:value-type="float" office:value="0" table:style-name="ce17">
            <text:p>0</text:p>
          </table:table-cell>
          <table:table-cell office:value-type="float" office:value="8431214907" table:style-name="ce17">
            <text:p>8431214907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40840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NAUGACHIA BAZAR</text:p>
          </table:table-cell>
          <table:table-cell office:value-type="float" office:value="14273" table:style-name="ce15">
            <text:p>14273</text:p>
          </table:table-cell>
          <table:table-cell office:value-type="string" table:style-name="ce19">
            <text:p>The Branch Manager,STATE BANK OF INDIA,BHAGALPURSHANTI COMPLEX, STATION ROADAT &amp; PO- NAUGACHIADIST: BHAGALPUR</text:p>
          </table:table-cell>
          <table:table-cell office:value-type="float" office:value="853204" table:style-name="ce17">
            <text:p>853204</text:p>
          </table:table-cell>
          <table:table-cell office:value-type="float" office:value="0" table:style-name="ce17">
            <text:p>0</text:p>
          </table:table-cell>
          <table:table-cell office:value-type="float" office:value="9955585954" table:style-name="ce17">
            <text:p>9955585954</text:p>
          </table:table-cell>
          <table:table-cell office:value-type="float" office:value="6421" table:style-name="ce17">
            <text:p>6421</text:p>
          </table:table-cell>
          <table:table-cell office:value-type="string" table:style-name="ce10">
            <text:p>995558595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HAMBHU GANJ</text:p>
          </table:table-cell>
          <table:table-cell office:value-type="float" office:value="14274" table:style-name="ce15">
            <text:p>14274</text:p>
          </table:table-cell>
          <table:table-cell office:value-type="string" table:style-name="ce19">
            <text:p>The Branch Manager,STATE BANK OF INDIA,BANKASHAMBHU GANJ BAZARVIA- ASARGANJDIST: BANKA</text:p>
          </table:table-cell>
          <table:table-cell office:value-type="float" office:value="813211" table:style-name="ce17">
            <text:p>813211</text:p>
          </table:table-cell>
          <table:table-cell office:value-type="string" table:style-name="ce17">
            <text:p>sbi.14274@sbi.co.in</text:p>
          </table:table-cell>
          <table:table-cell office:value-type="string" table:style-name="ce17">
            <text:p><text:s/>9430456783 (p)</text:p>
          </table:table-cell>
          <table:table-cell office:value-type="float" office:value="6420" table:style-name="ce17">
            <text:p>642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AKRA</text:p>
          </table:table-cell>
          <table:table-cell office:value-type="float" office:value="15583" table:style-name="ce15">
            <text:p>15583</text:p>
          </table:table-cell>
          <table:table-cell office:value-type="string" table:style-name="ce19">
            <text:p>The Branch Manager,STATE BANK OF INDIA,BHAGALPURC/O SRI RABINDRA PD SINGH,MAIN ROAD PAKRAVIA NAUGACHIA, DIST : BHAGALPUR.</text:p>
          </table:table-cell>
          <table:table-cell office:value-type="float" office:value="853204" table:style-name="ce17">
            <text:p>853204</text:p>
          </table:table-cell>
          <table:table-cell office:value-type="float" office:value="0" table:style-name="ce17">
            <text:p>0</text:p>
          </table:table-cell>
          <table:table-cell office:value-type="float" office:value="9955243871" table:style-name="ce17">
            <text:p>9955243871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300094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MADHUSUDANPUR BRANCH</text:p>
          </table:table-cell>
          <table:table-cell office:value-type="float" office:value="16504" table:style-name="ce15">
            <text:p>16504</text:p>
          </table:table-cell>
          <table:table-cell office:value-type="string" table:style-name="ce19">
            <text:p>The Branch Manager,STATE BANK OF INDIA,BHAGALPURBLOCK ROAD, NOORPURNATHNAGAR,DISTT.BHAGALPUR,BIHAR</text:p>
          </table:table-cell>
          <table:table-cell office:value-type="float" office:value="812006" table:style-name="ce17">
            <text:p>812006</text:p>
          </table:table-cell>
          <table:table-cell office:value-type="string" table:style-name="ce17">
            <text:p>SBI.16504@SBI.CO.IN</text:p>
          </table:table-cell>
          <table:table-cell office:value-type="float" office:value="9472503517" table:style-name="ce17">
            <text:p>9472503517</text:p>
          </table:table-cell>
          <table:table-cell office:value-type="float" office:value="6421" table:style-name="ce17">
            <text:p>6421</text:p>
          </table:table-cell>
          <table:table-cell office:value-type="string" table:style-name="ce10">
            <text:p>22317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HESAR</text:p>
          </table:table-cell>
          <table:table-cell office:value-type="float" office:value="16973" table:style-name="ce15">
            <text:p>16973</text:p>
          </table:table-cell>
          <table:table-cell office:value-type="string" table:style-name="ce19">
            <text:p>The Branch Manager,STATE BANK OF INDIA,BANKAPO-KHESARDISTRICT-BANKABIHAR</text:p>
          </table:table-cell>
          <table:table-cell office:value-type="float" office:value="813207" table:style-name="ce17">
            <text:p>813207</text:p>
          </table:table-cell>
          <table:table-cell office:value-type="string" table:style-name="ce17">
            <text:p>SBI.16973@SBI.CO.IN</text:p>
          </table:table-cell>
          <table:table-cell office:value-type="float" office:value="9431296094" table:style-name="ce17">
            <text:p>9431296094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7781049384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IFATPUR-PYALAPUR</text:p>
          </table:table-cell>
          <table:table-cell office:value-type="float" office:value="17420" table:style-name="ce15">
            <text:p>17420</text:p>
          </table:table-cell>
          <table:table-cell office:value-type="string" table:style-name="ce19">
            <text:p>The Branch Manager,STATE BANK OF INDIA,BHAGALPURPYALAPUR CHOWK, AT &amp; PO: PYALPURPS- PIRPAINTIDISTT: BHAGALPUR</text:p>
          </table:table-cell>
          <table:table-cell office:value-type="float" office:value="813209" table:style-name="ce17">
            <text:p>813209</text:p>
          </table:table-cell>
          <table:table-cell office:value-type="string" table:style-name="ce17">
            <text:p>sbi.17420@sbi.co.in</text:p>
          </table:table-cell>
          <table:table-cell office:value-type="float" office:value="9430678351" table:style-name="ce17">
            <text:p>9430678351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LIGANJ BHAGALPUR</text:p>
          </table:table-cell>
          <table:table-cell office:value-type="float" office:value="17465" table:style-name="ce15">
            <text:p>17465</text:p>
          </table:table-cell>
          <table:table-cell office:value-type="string" table:style-name="ce19">
            <text:p>The Branch Manager,STATE BANK OF INDIA,BHAGALPURBAZAR SAMITTEE ROADALIGANJDISTT: BHAGALPUR</text:p>
          </table:table-cell>
          <table:table-cell office:value-type="float" office:value="812005" table:style-name="ce17">
            <text:p>812005</text:p>
          </table:table-cell>
          <table:table-cell office:value-type="string" table:style-name="ce17">
            <text:p>SBI.17465@SBI.CO.IN</text:p>
          </table:table-cell>
          <table:table-cell office:value-type="float" office:value="9771461235" table:style-name="ce17">
            <text:p>9771461235</text:p>
          </table:table-cell>
          <table:table-cell office:value-type="float" office:value="6429" table:style-name="ce17">
            <text:p>6429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AYA BAZAR</text:p>
          </table:table-cell>
          <table:table-cell office:value-type="float" office:value="18101" table:style-name="ce15">
            <text:p>18101</text:p>
          </table:table-cell>
          <table:table-cell office:value-type="string" table:style-name="ce19">
            <text:p>The Branch Manager,STATE BANK OF INDIA,BHAGALPURMOHAN PLAZASWAMI VIVEKA NAND PATH , NAYA BAZARDT-BHAGALPUR</text:p>
          </table:table-cell>
          <table:table-cell office:value-type="float" office:value="812002" table:style-name="ce17">
            <text:p>812002</text:p>
          </table:table-cell>
          <table:table-cell office:value-type="string" table:style-name="ce17">
            <text:p>sbi.18101@sbi.co.in</text:p>
          </table:table-cell>
          <table:table-cell office:value-type="float" office:value="9771461204" table:style-name="ce17">
            <text:p>9771461204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IRPAINTI BAZAR</text:p>
          </table:table-cell>
          <table:table-cell office:value-type="float" office:value="18760" table:style-name="ce15">
            <text:p>18760</text:p>
          </table:table-cell>
          <table:table-cell office:value-type="string" table:style-name="ce19">
            <text:p>The Branch Manager,STATE BANK OF INDIA,BHAGALPURAT- PIRPAINTI BAZARP.O- PIRPAINTI BAZARNEAR UCO BANK, PIRPAINTI BAZAR</text:p>
          </table:table-cell>
          <table:table-cell office:value-type="float" office:value="813209" table:style-name="ce17">
            <text:p>813209</text:p>
          </table:table-cell>
          <table:table-cell office:value-type="string" table:style-name="ce17">
            <text:p>SBI.18760@SBI.CO.IN</text:p>
          </table:table-cell>
          <table:table-cell office:value-type="float" office:value="9430027838" table:style-name="ce17">
            <text:p>9430027838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943002783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ATORIA</text:p>
          </table:table-cell>
          <table:table-cell office:value-type="float" office:value="18761" table:style-name="ce15">
            <text:p>18761</text:p>
          </table:table-cell>
          <table:table-cell office:value-type="string" table:style-name="ce19">
            <text:p>The Branch Manager,STATE BANK OF INDIA,BANKAGAYATRI COMPLEXDEOGHAR ROADKATORIA</text:p>
          </table:table-cell>
          <table:table-cell office:value-type="float" office:value="813106" table:style-name="ce17">
            <text:p>813106</text:p>
          </table:table-cell>
          <table:table-cell office:value-type="string" table:style-name="ce17">
            <text:p>SBI.18761@SBI.CO.IN</text:p>
          </table:table-cell>
          <table:table-cell table:style-name="ce17"/>
          <table:table-cell office:value-type="float" office:value="6424" table:style-name="ce17">
            <text:p>642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BSS ROAD</text:p>
          </table:table-cell>
          <table:table-cell office:value-type="float" office:value="32414" table:style-name="ce15">
            <text:p>32414</text:p>
          </table:table-cell>
          <table:table-cell office:value-type="string" table:style-name="ce19">
            <text:p>The Branch Manager,STATE BANK OF INDIA,BHAGALPURJAISWAL TOWER, RBSS ROADBHIKHANPUR, BHAGALPURBHAGALPUR BIHAR</text:p>
          </table:table-cell>
          <table:table-cell office:value-type="float" office:value="812001" table:style-name="ce17">
            <text:p>812001</text:p>
          </table:table-cell>
          <table:table-cell office:value-type="string" table:style-name="ce17">
            <text:p>sbbj11414@sbi.co.in</text:p>
          </table:table-cell>
          <table:table-cell table:style-name="ce17"/>
          <table:table-cell office:value-type="float" office:value="6429" table:style-name="ce17">
            <text:p>6429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style-name="ce18"/>
          <table:table-cell table:style-name="ce15"/>
          <table:table-cell table:style-name="ce19"/>
          <table:table-cell table:number-columns-repeated="4" table:style-name="ce17"/>
          <table:table-cell table:style-name="ce10"/>
          <table:table-cell table:number-columns-repeated="16372"/>
        </table:table-row>
        <table:table-row table:style-name="ro7">
          <table:table-cell office:value-type="string" table:number-columns-spanned="3" table:number-rows-spanned="37" table:style-name="ce36">
            <text:p>The Regional Manager &amp; CPIO, State Bank of India, Regional Business Office,<text:s/><text:span text:style-name="T4">(Munger</text:span>), Shahid Bhagat Singh Chowk, Munger -811201 agmr2.zobha@sbi.co.in</text:p>
          </table:table-cell>
          <table:covered-table-cell table:number-columns-repeated="2"/>
          <table:table-cell office:value-type="string" table:number-columns-spanned="1" table:number-rows-spanned="37" table:style-name="ce39">
            <text:p>PHONE : <text:s/>0641-2808402 <text:s/>FAX :</text:p>
          </table:table-cell>
          <table:table-cell office:value-type="string" table:style-name="ce1">
            <text:p>JAMUI</text:p>
          </table:table-cell>
          <table:table-cell office:value-type="float" office:value="97" table:style-name="ce1">
            <text:p>97</text:p>
          </table:table-cell>
          <table:table-cell office:value-type="string" table:style-name="ce19">
            <text:p>The Branch Manager,STATE BANK OF INDIA, JAMUI DIST:MUNGER BIHAR</text:p>
          </table:table-cell>
          <table:table-cell office:value-type="float" office:value="811307" table:style-name="ce1">
            <text:p>811307</text:p>
          </table:table-cell>
          <table:table-cell office:value-type="string" table:style-name="ce17">
            <text:p>SBI.00097@SBI.CO.IN</text:p>
          </table:table-cell>
          <table:table-cell office:value-type="float" office:value="9955997726" table:style-name="ce24">
            <text:p>9955997726</text:p>
          </table:table-cell>
          <table:table-cell table:style-name="ce1"/>
          <table:table-cell office:value-type="float" office:value="222017" table:style-name="ce24">
            <text:p>22201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MUNGER</text:p>
          </table:table-cell>
          <table:table-cell office:value-type="float" office:value="136" table:style-name="ce15">
            <text:p>136</text:p>
          </table:table-cell>
          <table:table-cell office:value-type="string" table:style-name="ce19">
            <text:p>The Chief Manager,STATE BANK OF INDIA,MUNGERRAJ BATI BARI BAZARDIST:MUNGERBIHAR</text:p>
          </table:table-cell>
          <table:table-cell office:value-type="float" office:value="811201" table:style-name="ce17">
            <text:p>811201</text:p>
          </table:table-cell>
          <table:table-cell office:value-type="string" table:style-name="ce17">
            <text:p>SBI.00136@SBI.CO.IN</text:p>
          </table:table-cell>
          <table:table-cell office:value-type="float" office:value="9431826634" table:style-name="ce17">
            <text:p>9431826634</text:p>
          </table:table-cell>
          <table:table-cell office:value-type="float" office:value="6345" table:style-name="ce17">
            <text:p>6345</text:p>
          </table:table-cell>
          <table:table-cell office:value-type="string" table:style-name="ce10">
            <text:p>22201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MUNGER BAZAAR</text:p>
          </table:table-cell>
          <table:table-cell office:value-type="float" office:value="1230" table:style-name="ce15">
            <text:p>1230</text:p>
          </table:table-cell>
          <table:table-cell office:value-type="string" table:style-name="ce19">
            <text:p>The Chief Manager,STATE BANK OF INDIA,MUNGERBEKAPURDIST:MUNGER, BIHARMUNGER</text:p>
          </table:table-cell>
          <table:table-cell office:value-type="float" office:value="811201" table:style-name="ce17">
            <text:p>811201</text:p>
          </table:table-cell>
          <table:table-cell office:value-type="string" table:style-name="ce17">
            <text:p><text:a xlink:href="mailto:sbi01230@sbi.co.in">sbi01230@sbi.co.in</text:a></text:p>
          </table:table-cell>
          <table:table-cell office:value-type="float" office:value="9431611428" table:style-name="ce17">
            <text:p>9431611428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22490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LIGANJ</text:p>
          </table:table-cell>
          <table:table-cell office:value-type="float" office:value="2611" table:style-name="ce15">
            <text:p>2611</text:p>
          </table:table-cell>
          <table:table-cell office:value-type="string" table:style-name="ce19">
            <text:p>The Branch Manager,STATE BANK OF INDIA,JAMUIAT PO : ALIGANJDIST : JAMUIBIHAR</text:p>
          </table:table-cell>
          <table:table-cell office:value-type="float" office:value="811301" table:style-name="ce17">
            <text:p>811301</text:p>
          </table:table-cell>
          <table:table-cell office:value-type="string" table:style-name="ce17">
            <text:p><text:a xlink:href="mailto:sbi.02611@sbi.co.in">sbi.02611@sbi.co.in</text:a></text:p>
          </table:table-cell>
          <table:table-cell office:value-type="float" office:value="9431611435" table:style-name="ce17">
            <text:p>9431611435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22259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RAHAIYA</text:p>
          </table:table-cell>
          <table:table-cell office:value-type="float" office:value="2916" table:style-name="ce15">
            <text:p>2916</text:p>
          </table:table-cell>
          <table:table-cell office:value-type="string" table:style-name="ce19">
            <text:p>The Chief Manager,STATE BANK OF INDIA,LAKHISARAILAKHISARAIDIST:LAKHISARAIBIHAR</text:p>
          </table:table-cell>
          <table:table-cell office:value-type="float" office:value="811302" table:style-name="ce17">
            <text:p>811302</text:p>
          </table:table-cell>
          <table:table-cell office:value-type="string" table:style-name="ce17">
            <text:p><text:a xlink:href="mailto:sbi.02916@sbi.co.in">sbi.02916@sbi.co.in</text:a></text:p>
          </table:table-cell>
          <table:table-cell office:value-type="float" office:value="9973660581" table:style-name="ce17">
            <text:p>9973660581</text:p>
          </table:table-cell>
          <table:table-cell office:value-type="float" office:value="6345" table:style-name="ce17">
            <text:p>6345</text:p>
          </table:table-cell>
          <table:table-cell office:value-type="string" table:style-name="ce10">
            <text:p>27844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LAKHISARAI</text:p>
          </table:table-cell>
          <table:table-cell office:value-type="float" office:value="2968" table:style-name="ce15">
            <text:p>2968</text:p>
          </table:table-cell>
          <table:table-cell office:value-type="string" table:style-name="ce19">
            <text:p>The Chief Manager,STATE BANK OF INDIA,LAKHISARAIAWADH COMPLEX,NAYA BAZARDIST:LAKHISARAIBIHAR</text:p>
          </table:table-cell>
          <table:table-cell office:value-type="float" office:value="811311" table:style-name="ce17">
            <text:p>811311</text:p>
          </table:table-cell>
          <table:table-cell office:value-type="string" table:style-name="ce17">
            <text:p>sbi.02968@sbi.co.in</text:p>
          </table:table-cell>
          <table:table-cell office:value-type="float" office:value="9430060329" table:style-name="ce17">
            <text:p>9430060329</text:p>
          </table:table-cell>
          <table:table-cell office:value-type="float" office:value="6346" table:style-name="ce17">
            <text:p>6346</text:p>
          </table:table-cell>
          <table:table-cell office:value-type="string" table:style-name="ce10">
            <text:p>25105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IKANDRA</text:p>
          </table:table-cell>
          <table:table-cell office:value-type="float" office:value="3003" table:style-name="ce15">
            <text:p>3003</text:p>
          </table:table-cell>
          <table:table-cell office:value-type="string" table:style-name="ce19">
            <text:p>The Branch Manager,STATE BANK OF INDIA,JAMUIAT - PO-SIKANDARADIST:JAMUIBIHAR</text:p>
          </table:table-cell>
          <table:table-cell office:value-type="float" office:value="811315" table:style-name="ce17">
            <text:p>811315</text:p>
          </table:table-cell>
          <table:table-cell office:value-type="string" table:style-name="ce17">
            <text:p>sbi.03003@sbi.co.in</text:p>
          </table:table-cell>
          <table:table-cell office:value-type="float" office:value="9431234346" table:style-name="ce17">
            <text:p>9431234346</text:p>
          </table:table-cell>
          <table:table-cell office:value-type="float" office:value="6346" table:style-name="ce17">
            <text:p>6346</text:p>
          </table:table-cell>
          <table:table-cell office:value-type="string" table:style-name="ce10">
            <text:p>23285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JHAJHA</text:p>
          </table:table-cell>
          <table:table-cell office:value-type="float" office:value="3073" table:style-name="ce15">
            <text:p>3073</text:p>
          </table:table-cell>
          <table:table-cell office:value-type="string" table:style-name="ce19">
            <text:p>The Branch Manager,STATE BANK OF INDIA,JAMUINEAR DURGA MANDIRJHAJHADIST:JAMUI, BIHAR</text:p>
          </table:table-cell>
          <table:table-cell office:value-type="float" office:value="811308" table:style-name="ce17">
            <text:p>811308</text:p>
          </table:table-cell>
          <table:table-cell office:value-type="string" table:style-name="ce17">
            <text:p>sbi.03073@sbi.co.in</text:p>
          </table:table-cell>
          <table:table-cell office:value-type="float" office:value="9470111136" table:style-name="ce17">
            <text:p>9470111136</text:p>
          </table:table-cell>
          <table:table-cell office:value-type="float" office:value="6345" table:style-name="ce17">
            <text:p>6345</text:p>
          </table:table-cell>
          <table:table-cell office:value-type="string" table:style-name="ce10">
            <text:p>24832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JAMALPUR(DIST.MUNGER)</text:p>
          </table:table-cell>
          <table:table-cell office:value-type="float" office:value="3210" table:style-name="ce15">
            <text:p>3210</text:p>
          </table:table-cell>
          <table:table-cell office:value-type="string" table:style-name="ce19">
            <text:p>The Chief Manager,STATE BANK OF INDIA,MUNGERMUNGER ROADJAMALPURDIST:MUNGER, BIHAR</text:p>
          </table:table-cell>
          <table:table-cell office:value-type="float" office:value="811214" table:style-name="ce17">
            <text:p>811214</text:p>
          </table:table-cell>
          <table:table-cell office:value-type="string" table:style-name="ce17">
            <text:p>sbi.03210@sbi.co.in</text:p>
          </table:table-cell>
          <table:table-cell office:value-type="float" office:value="9006163037" table:style-name="ce17">
            <text:p>9006163037</text:p>
          </table:table-cell>
          <table:table-cell office:value-type="float" office:value="6349" table:style-name="ce17">
            <text:p>6349</text:p>
          </table:table-cell>
          <table:table-cell office:value-type="string" table:style-name="ce10">
            <text:p>22316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SIMULTALA</text:p>
          </table:table-cell>
          <table:table-cell office:value-type="float" office:value="3456" table:style-name="ce15">
            <text:p>3456</text:p>
          </table:table-cell>
          <table:table-cell office:value-type="string" table:style-name="ce19">
            <text:p>The Branch Manager,STATE BANK OF INDIA,JAMUISIMULTALADIST : JAMUIBIHAR</text:p>
          </table:table-cell>
          <table:table-cell office:value-type="float" office:value="811316" table:style-name="ce17">
            <text:p>811316</text:p>
          </table:table-cell>
          <table:table-cell office:value-type="string" table:style-name="ce17">
            <text:p>sbi.03456@sbi.co.in</text:p>
          </table:table-cell>
          <table:table-cell office:value-type="float" office:value="9431611429" table:style-name="ce17">
            <text:p>9431611429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24037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SARGANJ</text:p>
          </table:table-cell>
          <table:table-cell office:value-type="float" office:value="3527" table:style-name="ce15">
            <text:p>3527</text:p>
          </table:table-cell>
          <table:table-cell office:value-type="string" table:style-name="ce19">
            <text:p>The Branch Manager,STATE BANK OF INDIA,MUNGERAT - PO : ASARGANJDIST : MUNGERBIHAR</text:p>
          </table:table-cell>
          <table:table-cell office:value-type="float" office:value="813201" table:style-name="ce17">
            <text:p>813201</text:p>
          </table:table-cell>
          <table:table-cell office:value-type="string" table:style-name="ce17">
            <text:p>sbi.03527@sbi.co.in</text:p>
          </table:table-cell>
          <table:table-cell office:value-type="float" office:value="9431613525" table:style-name="ce17">
            <text:p>9431613525</text:p>
          </table:table-cell>
          <table:table-cell office:value-type="float" office:value="6349" table:style-name="ce17">
            <text:p>6349</text:p>
          </table:table-cell>
          <table:table-cell office:value-type="string" table:style-name="ce10">
            <text:p>25602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JAMALPUR RAILWAY COLONY</text:p>
          </table:table-cell>
          <table:table-cell office:value-type="float" office:value="3597" table:style-name="ce15">
            <text:p>3597</text:p>
          </table:table-cell>
          <table:table-cell office:value-type="string" table:style-name="ce19">
            <text:p>The Chief Manager,STATE BANK OF INDIA,MUNGERALBERT ROAD EAST COLONYDIST:MUNGER, BIHARDIST:MUNGER,</text:p>
          </table:table-cell>
          <table:table-cell office:value-type="float" office:value="811214" table:style-name="ce17">
            <text:p>811214</text:p>
          </table:table-cell>
          <table:table-cell office:value-type="string" table:style-name="ce17">
            <text:p>sbi.03597@sbi.co.in</text:p>
          </table:table-cell>
          <table:table-cell office:value-type="float" office:value="9431611426" table:style-name="ce17">
            <text:p>9431611426</text:p>
          </table:table-cell>
          <table:table-cell office:value-type="float" office:value="6342" table:style-name="ce17">
            <text:p>6342</text:p>
          </table:table-cell>
          <table:table-cell office:value-type="string" table:style-name="ce10">
            <text:p>25432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ASUDEOPUR (MUNGER)</text:p>
          </table:table-cell>
          <table:table-cell office:value-type="float" office:value="3601" table:style-name="ce15">
            <text:p>3601</text:p>
          </table:table-cell>
          <table:table-cell office:value-type="string" table:style-name="ce19">
            <text:p>The Branch Manager,STATE BANK OF INDIA,MUNGERITC CAMPUSBASUDEOPUR (MUNGER)DISTT MUNGER (BIHAR)</text:p>
          </table:table-cell>
          <table:table-cell office:value-type="float" office:value="811202" table:style-name="ce17">
            <text:p>811202</text:p>
          </table:table-cell>
          <table:table-cell office:value-type="string" table:style-name="ce17">
            <text:p>sbi03601@sbi.co.in</text:p>
          </table:table-cell>
          <table:table-cell office:value-type="float" office:value="9431611432" table:style-name="ce17">
            <text:p>9431611432</text:p>
          </table:table-cell>
          <table:table-cell office:value-type="float" office:value="63440" table:style-name="ce17">
            <text:p>63440</text:p>
          </table:table-cell>
          <table:table-cell office:value-type="string" table:style-name="ce10">
            <text:p>24315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HALSI</text:p>
          </table:table-cell>
          <table:table-cell office:value-type="float" office:value="4574" table:style-name="ce15">
            <text:p>4574</text:p>
          </table:table-cell>
          <table:table-cell office:value-type="string" table:style-name="ce19">
            <text:p>The Branch Manager,STATE BANK OF INDIA,LAKHISARAIPS -HALSIDIST:LAKHISARAIBIHAR</text:p>
          </table:table-cell>
          <table:table-cell office:value-type="float" office:value="811318" table:style-name="ce17">
            <text:p>811318</text:p>
          </table:table-cell>
          <table:table-cell office:value-type="string" table:style-name="ce17">
            <text:p>sbi.04574@sbi.co.in</text:p>
          </table:table-cell>
          <table:table-cell office:value-type="float" office:value="9431657458" table:style-name="ce17">
            <text:p>9431657458</text:p>
          </table:table-cell>
          <table:table-cell office:value-type="float" office:value="6364" table:style-name="ce17">
            <text:p>6364</text:p>
          </table:table-cell>
          <table:table-cell office:value-type="string" table:style-name="ce10">
            <text:p>232044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A.M.Y. SAFIABAD</text:p>
          </table:table-cell>
          <table:table-cell office:value-type="float" office:value="6610" table:style-name="ce15">
            <text:p>6610</text:p>
          </table:table-cell>
          <table:table-cell office:value-type="string" table:style-name="ce19">
            <text:p>The Branch Manager,STATE BANK OF INDIA,MUNGERAGRICULTURE PRODUCE MARK. COMM. MUNGERP.O. SAFIABADDIST:MUNGER, BIHAR</text:p>
          </table:table-cell>
          <table:table-cell office:value-type="float" office:value="811214" table:style-name="ce17">
            <text:p>811214</text:p>
          </table:table-cell>
          <table:table-cell office:value-type="string" table:style-name="ce17">
            <text:p>sbi.06610@sbi.co.in</text:p>
          </table:table-cell>
          <table:table-cell office:value-type="float" office:value="9431611425" table:style-name="ce17">
            <text:p>9431611425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22255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RAMPUR KALAN</text:p>
          </table:table-cell>
          <table:table-cell office:value-type="float" office:value="8162" table:style-name="ce15">
            <text:p>8162</text:p>
          </table:table-cell>
          <table:table-cell office:value-type="string" table:style-name="ce19">
            <text:p>The Branch Manager,STATE BANK OF INDIA,MUNGERAT : VIJAYNAGARPO : BARIARPURDIST : MUNGER, BIHAR</text:p>
          </table:table-cell>
          <table:table-cell office:value-type="float" office:value="811211" table:style-name="ce17">
            <text:p>811211</text:p>
          </table:table-cell>
          <table:table-cell office:value-type="string" table:style-name="ce17">
            <text:p>sbi.08162@sbi.co.in</text:p>
          </table:table-cell>
          <table:table-cell office:value-type="float" office:value="9431211785" table:style-name="ce17">
            <text:p>9431211785</text:p>
          </table:table-cell>
          <table:table-cell office:value-type="float" office:value="6346" table:style-name="ce17">
            <text:p>6346</text:p>
          </table:table-cell>
          <table:table-cell office:value-type="string" table:style-name="ce10">
            <text:p>24614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HARNARAYANPUR</text:p>
          </table:table-cell>
          <table:table-cell office:value-type="float" office:value="8163" table:style-name="ce15">
            <text:p>8163</text:p>
          </table:table-cell>
          <table:table-cell office:value-type="string" table:style-name="ce19">
            <text:p>The Branch Manager,STATE BANK OF INDIA,JAMUIAT : HARNARAYANPURP.O. CHOURADIST: JAMUI, BIHAR</text:p>
          </table:table-cell>
          <table:table-cell office:value-type="float" office:value="811307" table:style-name="ce17">
            <text:p>811307</text:p>
          </table:table-cell>
          <table:table-cell office:value-type="string" table:style-name="ce17">
            <text:p>sbi.08163@sbi.co.in</text:p>
          </table:table-cell>
          <table:table-cell office:value-type="float" office:value="9431611431" table:style-name="ce17">
            <text:p>9431611431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24324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AKARPUR</text:p>
          </table:table-cell>
          <table:table-cell office:value-type="float" office:value="8170" table:style-name="ce15">
            <text:p>8170</text:p>
          </table:table-cell>
          <table:table-cell office:value-type="string" table:style-name="ce19">
            <text:p>The Branch Manager,STATE BANK OF INDIA,MUNGERAT &amp; PO : SAKARPURDIST : MUNGERBIHAR</text:p>
          </table:table-cell>
          <table:table-cell office:value-type="float" office:value="811201" table:style-name="ce17">
            <text:p>811201</text:p>
          </table:table-cell>
          <table:table-cell office:value-type="string" table:style-name="ce17">
            <text:p>sbi.08170@sbi.co.in</text:p>
          </table:table-cell>
          <table:table-cell office:value-type="float" office:value="9431611433" table:style-name="ce17">
            <text:p>9431611433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26575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ARDAH</text:p>
          </table:table-cell>
          <table:table-cell office:value-type="float" office:value="8380" table:style-name="ce15">
            <text:p>8380</text:p>
          </table:table-cell>
          <table:table-cell office:value-type="string" table:style-name="ce19">
            <text:p>The Branch Manager,STATE BANK OF INDIA,MUNGERAT : BARDAHPO : DARIAPURDIST : MUNGER</text:p>
          </table:table-cell>
          <table:table-cell office:value-type="float" office:value="811201" table:style-name="ce17">
            <text:p>811201</text:p>
          </table:table-cell>
          <table:table-cell office:value-type="string" table:style-name="ce17">
            <text:p>sbi.08380@sbi.co.in</text:p>
          </table:table-cell>
          <table:table-cell office:value-type="float" office:value="9431276560" table:style-name="ce17">
            <text:p>9431276560</text:p>
          </table:table-cell>
          <table:table-cell office:value-type="float" office:value="6348" table:style-name="ce17">
            <text:p>6348</text:p>
          </table:table-cell>
          <table:table-cell office:value-type="string" table:style-name="ce10">
            <text:p>23259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OPALPUR</text:p>
          </table:table-cell>
          <table:table-cell office:value-type="float" office:value="8480" table:style-name="ce15">
            <text:p>8480</text:p>
          </table:table-cell>
          <table:table-cell office:value-type="string" table:style-name="ce19">
            <text:p>The Branch Manager,STATE BANK OF INDIA,JAMUIAT &amp; PO : GOPALPURDIST : JAMUIBIHAR</text:p>
          </table:table-cell>
          <table:table-cell office:value-type="float" office:value="811317" table:style-name="ce17">
            <text:p>811317</text:p>
          </table:table-cell>
          <table:table-cell office:value-type="string" table:style-name="ce17">
            <text:p>sbi.08480@sbi.co.in</text:p>
          </table:table-cell>
          <table:table-cell office:value-type="float" office:value="9431611434" table:style-name="ce17">
            <text:p>9431611434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26162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NAWADIH SILPHARI</text:p>
          </table:table-cell>
          <table:table-cell office:value-type="float" office:value="9012" table:style-name="ce15">
            <text:p>9012</text:p>
          </table:table-cell>
          <table:table-cell office:value-type="string" table:style-name="ce19">
            <text:p>The Branch Manager,STATE BANK OF INDIA,JAMUIVIA-CHAKAIDIST-JAMUIBIHAR</text:p>
          </table:table-cell>
          <table:table-cell office:value-type="float" office:value="811303" table:style-name="ce17">
            <text:p>811303</text:p>
          </table:table-cell>
          <table:table-cell office:value-type="string" table:style-name="ce17">
            <text:p>sbi.09012@sbi.co.in</text:p>
          </table:table-cell>
          <table:table-cell office:value-type="float" office:value="9431611430" table:style-name="ce17">
            <text:p>9431611430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HADIGRAM</text:p>
          </table:table-cell>
          <table:table-cell office:value-type="float" office:value="9234" table:style-name="ce15">
            <text:p>9234</text:p>
          </table:table-cell>
          <table:table-cell office:value-type="string" table:style-name="ce19">
            <text:p>The Branch Manager,STATE BANK OF INDIA,JAMUIAT PO : KHADIGRAMDIST : JAMUIBIHAR</text:p>
          </table:table-cell>
          <table:table-cell office:value-type="float" office:value="811313" table:style-name="ce17">
            <text:p>811313</text:p>
          </table:table-cell>
          <table:table-cell office:value-type="string" table:style-name="ce17">
            <text:p>sbi.09234@sbi.co.in</text:p>
          </table:table-cell>
          <table:table-cell office:value-type="float" office:value="9430064211" table:style-name="ce17">
            <text:p>9430064211</text:p>
          </table:table-cell>
          <table:table-cell office:value-type="float" office:value="6435" table:style-name="ce17">
            <text:p>6435</text:p>
          </table:table-cell>
          <table:table-cell office:value-type="string" table:style-name="ce10">
            <text:p>25850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LAXMIPUR ( DISTJAMUI)</text:p>
          </table:table-cell>
          <table:table-cell office:value-type="float" office:value="10790" table:style-name="ce15">
            <text:p>10790</text:p>
          </table:table-cell>
          <table:table-cell office:value-type="string" table:style-name="ce19">
            <text:p>The Branch Manager,STATE BANK OF INDIA,JAMUILAXMIPUR ( DIST:JAMUI)LAXMIPUR ( DIST:JAMUI)JAMUI</text:p>
          </table:table-cell>
          <table:table-cell office:value-type="float" office:value="811312" table:style-name="ce17">
            <text:p>811312</text:p>
          </table:table-cell>
          <table:table-cell office:value-type="string" table:style-name="ce17">
            <text:p>SBI.10790@SBI.CO.IN</text:p>
          </table:table-cell>
          <table:table-cell office:value-type="float" office:value="9308149201" table:style-name="ce17">
            <text:p>9308149201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COLLEGE ROAD</text:p>
          </table:table-cell>
          <table:table-cell office:value-type="float" office:value="12531" table:style-name="ce15">
            <text:p>12531</text:p>
          </table:table-cell>
          <table:table-cell office:value-type="string" table:style-name="ce19">
            <text:p>The Branch Manager,STATE BANK OF INDIA,MUNGERCOLLEGE ROADTARAPURDIST: MUNGER</text:p>
          </table:table-cell>
          <table:table-cell office:value-type="float" office:value="813221" table:style-name="ce17">
            <text:p>813221</text:p>
          </table:table-cell>
          <table:table-cell office:value-type="float" office:value="0" table:style-name="ce17">
            <text:p>0</text:p>
          </table:table-cell>
          <table:table-cell office:value-type="float" office:value="9931025175" table:style-name="ce17">
            <text:p>9931025175</text:p>
          </table:table-cell>
          <table:table-cell office:value-type="float" office:value="6348" table:style-name="ce17">
            <text:p>6348</text:p>
          </table:table-cell>
          <table:table-cell office:value-type="string" table:style-name="ce10">
            <text:p>23225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ANGRAMPUR(DISTT MUNGER)</text:p>
          </table:table-cell>
          <table:table-cell office:value-type="float" office:value="12532" table:style-name="ce15">
            <text:p>12532</text:p>
          </table:table-cell>
          <table:table-cell office:value-type="string" table:style-name="ce19">
            <text:p>The Branch Manager,STATE BANK OF INDIA,MUNGEROPPOSITE BLOCK OFFICEAT AND PO SANGRAMPUR,DISTT MUNGERBIHAR</text:p>
          </table:table-cell>
          <table:table-cell office:value-type="float" office:value="813212" table:style-name="ce17">
            <text:p>813212</text:p>
          </table:table-cell>
          <table:table-cell office:value-type="float" office:value="0" table:style-name="ce17">
            <text:p>0</text:p>
          </table:table-cell>
          <table:table-cell office:value-type="float" office:value="9430891468" table:style-name="ce17">
            <text:p>9430891468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HAWELI KHARAGPUR(DIST MUNGER)</text:p>
          </table:table-cell>
          <table:table-cell office:value-type="float" office:value="12536" table:style-name="ce15">
            <text:p>12536</text:p>
          </table:table-cell>
          <table:table-cell office:value-type="string" table:style-name="ce19">
            <text:p>The Branch Manager,STATE BANK OF INDIA,MUNGERGOSHALA MARKET, HAWELI KHARAGPURDISTT MUNGERBIHAR</text:p>
          </table:table-cell>
          <table:table-cell office:value-type="float" office:value="811213" table:style-name="ce17">
            <text:p>811213</text:p>
          </table:table-cell>
          <table:table-cell office:value-type="float" office:value="0" table:style-name="ce17">
            <text:p>0</text:p>
          </table:table-cell>
          <table:table-cell office:value-type="float" office:value="9431237718" table:style-name="ce17">
            <text:p>9431237718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JAMUI BAZAR</text:p>
          </table:table-cell>
          <table:table-cell office:value-type="float" office:value="12538" table:style-name="ce15">
            <text:p>12538</text:p>
          </table:table-cell>
          <table:table-cell office:value-type="string" table:style-name="ce19">
            <text:p>The Branch Manager,STATE BANK OF INDIA,JAMUIPURANI BAZARAT KHAIRA ROADDIST JAMUI</text:p>
          </table:table-cell>
          <table:table-cell office:value-type="float" office:value="811307" table:style-name="ce17">
            <text:p>811307</text:p>
          </table:table-cell>
          <table:table-cell office:value-type="float" office:value="0" table:style-name="ce17">
            <text:p>0</text:p>
          </table:table-cell>
          <table:table-cell office:value-type="float" office:value="9431214907" table:style-name="ce17">
            <text:p>9431214907</text:p>
          </table:table-cell>
          <table:table-cell office:value-type="float" office:value="6342" table:style-name="ce17">
            <text:p>634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SURYAGARHA</text:p>
          </table:table-cell>
          <table:table-cell office:value-type="float" office:value="12593" table:style-name="ce15">
            <text:p>12593</text:p>
          </table:table-cell>
          <table:table-cell office:value-type="string" table:style-name="ce19">
            <text:p>The Branch Manager,STATE BANK OF INDIA,LAKHISARAILAKHISARAIBIHARBIHAR</text:p>
          </table:table-cell>
          <table:table-cell office:value-type="float" office:value="811106" table:style-name="ce17">
            <text:p>811106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344" table:style-name="ce17">
            <text:p>634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CHAKAI BAZAR</text:p>
          </table:table-cell>
          <table:table-cell office:value-type="float" office:value="14276" table:style-name="ce15">
            <text:p>14276</text:p>
          </table:table-cell>
          <table:table-cell office:value-type="string" table:style-name="ce19">
            <text:p>The Branch Manager,STATE BANK OF INDIA,JAMUIPOST: CHAKAI BAZARDIST: JAMUIDIST : JAMUI</text:p>
          </table:table-cell>
          <table:table-cell office:value-type="float" office:value="811303" table:style-name="ce17">
            <text:p>811303</text:p>
          </table:table-cell>
          <table:table-cell office:value-type="string" table:style-name="ce17">
            <text:p>sbi.14276@sbi.co.in</text:p>
          </table:table-cell>
          <table:table-cell office:value-type="float" office:value="9472080631" table:style-name="ce17">
            <text:p>9472080631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IRI BAZAR</text:p>
          </table:table-cell>
          <table:table-cell office:value-type="float" office:value="14314" table:style-name="ce15">
            <text:p>14314</text:p>
          </table:table-cell>
          <table:table-cell office:value-type="string" table:style-name="ce19">
            <text:p>The Branch Manager,STATE BANK OF INDIA,LAKHISARAINEAR ABAHAIPUR RLY. STATIONDIST: LAKHISARAIDIST: LAKHISARAI</text:p>
          </table:table-cell>
          <table:table-cell office:value-type="float" office:value="811112" table:style-name="ce17">
            <text:p>811112</text:p>
          </table:table-cell>
          <table:table-cell office:value-type="string" table:style-name="ce17">
            <text:p>sbi.14314@sbi.co.in</text:p>
          </table:table-cell>
          <table:table-cell table:style-name="ce17"/>
          <table:table-cell office:value-type="float" office:value="6346" table:style-name="ce17">
            <text:p>634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CAC MUNGER</text:p>
          </table:table-cell>
          <table:table-cell office:value-type="float" office:value="14421" table:style-name="ce15">
            <text:p>14421</text:p>
          </table:table-cell>
          <table:table-cell office:value-type="string" table:style-name="ce19">
            <text:p>The Branch Manager,STATE BANK OF INDIA,MUNGERC/O MUNGER BRANCHRAJWATI,BARI BAZARMUNGER</text:p>
          </table:table-cell>
          <table:table-cell office:value-type="float" office:value="811201" table:style-name="ce17">
            <text:p>811201</text:p>
          </table:table-cell>
          <table:table-cell office:value-type="float" office:value="0" table:style-name="ce17">
            <text:p>0</text:p>
          </table:table-cell>
          <table:table-cell office:value-type="float" office:value="9470478385" table:style-name="ce17">
            <text:p>9470478385</text:p>
          </table:table-cell>
          <table:table-cell office:value-type="float" office:value="6347" table:style-name="ce17">
            <text:p>6347</text:p>
          </table:table-cell>
          <table:table-cell office:value-type="string" table:style-name="ce10">
            <text:p>9470478385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ITAHARI</text:p>
          </table:table-cell>
          <table:table-cell office:value-type="float" office:value="15586" table:style-name="ce15">
            <text:p>15586</text:p>
          </table:table-cell>
          <table:table-cell office:value-type="string" table:style-name="ce19">
            <text:p>The Branch Manager,STATE BANK OF INDIA,MUNGERVILL- ITAHARI PO- ITAHARIPS- NAYA RAMNAGARVIA-JAMALPUR DIST- MUNGER</text:p>
          </table:table-cell>
          <table:table-cell office:value-type="float" office:value="811214" table:style-name="ce17">
            <text:p>811214</text:p>
          </table:table-cell>
          <table:table-cell office:value-type="string" table:style-name="ce17">
            <text:p>sbi.15586@sbi.co.in</text:p>
          </table:table-cell>
          <table:table-cell office:value-type="string" table:style-name="ce17">
            <text:p>9934680025 (p)</text:p>
          </table:table-cell>
          <table:table-cell office:value-type="float" office:value="6346" table:style-name="ce17">
            <text:p>634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REGIONAL BUSINESS OFFICE MUNGER</text:p>
          </table:table-cell>
          <table:table-cell office:value-type="float" office:value="15861" table:style-name="ce15">
            <text:p>15861</text:p>
          </table:table-cell>
          <table:table-cell office:value-type="string" table:style-name="ce19">
            <text:p>The Chief Manager (Admin),STATE BANK OF INDIA, <text:s/>Regional Business Office, Munger, Shahid Bhagat Singh Chowk, Munger -811201</text:p>
          </table:table-cell>
          <table:table-cell office:value-type="float" office:value="811201" table:style-name="ce17">
            <text:p>811201</text:p>
          </table:table-cell>
          <table:table-cell office:value-type="string" table:style-name="ce17">
            <text:p>sbi.15861@sbi.co.in</text:p>
          </table:table-cell>
          <table:table-cell table:style-name="ce17"/>
          <table:table-cell office:value-type="float" office:value="6344" table:style-name="ce17">
            <text:p>6344</text:p>
          </table:table-cell>
          <table:table-cell office:value-type="string" table:style-name="ce10">
            <text:p>22490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HARAHRA</text:p>
          </table:table-cell>
          <table:table-cell office:value-type="float" office:value="16662" table:style-name="ce15">
            <text:p>16662</text:p>
          </table:table-cell>
          <table:table-cell office:value-type="string" table:style-name="ce19">
            <text:p>The Branch Manager,STATE BANK OF INDIA,MUNGERAT &amp; POST - DHARAHRAAT &amp; POST - DHARAHRADIST: MUNGER</text:p>
          </table:table-cell>
          <table:table-cell office:value-type="float" office:value="811212" table:style-name="ce17">
            <text:p>811212</text:p>
          </table:table-cell>
          <table:table-cell office:value-type="string" table:style-name="ce17">
            <text:p>sbi.16662@sbi.co.in</text:p>
          </table:table-cell>
          <table:table-cell office:value-type="float" office:value="9431611062" table:style-name="ce17">
            <text:p>9431611062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AMGARH CHOWK</text:p>
          </table:table-cell>
          <table:table-cell office:value-type="float" office:value="17416" table:style-name="ce15">
            <text:p>17416</text:p>
          </table:table-cell>
          <table:table-cell office:value-type="string" table:style-name="ce19">
            <text:p>The Branch Manager,STATE BANK OF INDIA,LAKHISARAIRAMGARH CHOWKPO: PARSAWANDISTT: LAKHISARAI, STATE: BIHAR</text:p>
          </table:table-cell>
          <table:table-cell office:value-type="float" office:value="811311" table:style-name="ce17">
            <text:p>811311</text:p>
          </table:table-cell>
          <table:table-cell office:value-type="string" table:style-name="ce17">
            <text:p>sbi.17416@sbi.co.in</text:p>
          </table:table-cell>
          <table:table-cell office:value-type="float" office:value="9771419353" table:style-name="ce17">
            <text:p>9771419353</text:p>
          </table:table-cell>
          <table:table-cell office:value-type="float" office:value="641" table:style-name="ce17">
            <text:p>641</text:p>
          </table:table-cell>
          <table:table-cell office:value-type="string" table:style-name="ce10">
            <text:p>280840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GIDHAUR</text:p>
          </table:table-cell>
          <table:table-cell office:value-type="float" office:value="17418" table:style-name="ce15">
            <text:p>17418</text:p>
          </table:table-cell>
          <table:table-cell office:value-type="string" table:style-name="ce19">
            <text:p>The Branch Manager,STATE BANK OF INDIA,JAMUIIN FRONT OF GIDHAUR POLICE STATIONAT + PO GIDHAURDISTT: JAMUI STATE-BIHAR</text:p>
          </table:table-cell>
          <table:table-cell office:value-type="float" office:value="811305" table:style-name="ce17">
            <text:p>811305</text:p>
          </table:table-cell>
          <table:table-cell office:value-type="string" table:style-name="ce17">
            <text:p>sbi.17418@sbi.co.in</text:p>
          </table:table-cell>
          <table:table-cell office:value-type="float" office:value="8809869600" table:style-name="ce17">
            <text:p>8809869600</text:p>
          </table:table-cell>
          <table:table-cell office:value-type="float" office:value="6344" table:style-name="ce17">
            <text:p>6344</text:p>
          </table:table-cell>
          <table:table-cell office:value-type="string" table:style-name="ce10">
            <text:p>880986960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MANANPUR BAZAR</text:p>
          </table:table-cell>
          <table:table-cell office:value-type="float" office:value="17419" table:style-name="ce15">
            <text:p>17419</text:p>
          </table:table-cell>
          <table:table-cell office:value-type="string" table:style-name="ce19">
            <text:p>The Branch Manager,STATE BANK OF INDIA,LAKHISARAIDURGA MANDIR ROAD, MANANPURPO: MANANPURDISTT; LAKHISARAI STATE: BIHAR</text:p>
          </table:table-cell>
          <table:table-cell office:value-type="float" office:value="811310" table:style-name="ce17">
            <text:p>811310</text:p>
          </table:table-cell>
          <table:table-cell office:value-type="string" table:style-name="ce17">
            <text:p>sbi.17419@sbi.co.in</text:p>
          </table:table-cell>
          <table:table-cell office:value-type="float" office:value="9955990227" table:style-name="ce17">
            <text:p>9955990227</text:p>
          </table:table-cell>
          <table:table-cell office:value-type="float" office:value="6346" table:style-name="ce17">
            <text:p>634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style-name="ro10">
          <table:table-cell office:value-type="string" table:number-columns-spanned="3" table:number-rows-spanned="44" table:style-name="ce36">
            <text:p>T<text:span text:style-name="T6">he Regional<text:s/></text:span><text:span text:style-name="T6">Manager &amp; CPIO,<text:s/></text:span><text:span text:style-name="T6">State Bank of<text:s/></text:span><text:span text:style-name="T6">India, Regional<text:s/></text:span><text:span text:style-name="T6">Business Office,<text:s/></text:span><text:span text:style-name="T7">(BEGUSARAI)</text:span><text:span text:style-name="T6"><text:s/>S<text:s/></text:span><text:span text:style-name="T6">MOTORS<text:s/></text:span><text:span text:style-name="T6">BUILDING</text:span><text:span text:style-name="T6"><text:s/></text:span><text:span text:style-name="T6"><text:s/></text:span><text:span text:style-name="T6">HARHAR<text:s/></text:span><text:span text:style-name="T6">MAHADEV<text:s/></text:span><text:span text:style-name="T6">CHOKBEGUSARAIB</text:span><text:span text:style-name="T6">EGUSARAI,<text:s/></text:span>agmr3.zobha@sbi.co.in</text:p>
          </table:table-cell>
          <table:covered-table-cell table:number-columns-repeated="2"/>
          <table:table-cell office:value-type="string" table:number-columns-spanned="1" table:number-rows-spanned="44" table:style-name="ce40">
            <text:p>PHONE :245278FAX :</text:p>
          </table:table-cell>
          <table:table-cell office:value-type="string" table:style-name="ce18">
            <text:p>BEGUSARAI</text:p>
          </table:table-cell>
          <table:table-cell office:value-type="float" office:value="32" table:style-name="ce15">
            <text:p>32</text:p>
          </table:table-cell>
          <table:table-cell office:value-type="string" table:style-name="ce19">
            <text:p>The Chief Manager,STATE BANK OF INDIA,BEGUSARAINAGARPALIKA CHOWK MARKETBEGUSARAIDIST:BEGUSARAI (BIHAR)</text:p>
          </table:table-cell>
          <table:table-cell office:value-type="float" office:value="851101" table:style-name="ce17">
            <text:p>851101</text:p>
          </table:table-cell>
          <table:table-cell office:value-type="string" table:style-name="ce17">
            <text:p>sbi.00032@sbi.co.in</text:p>
          </table:table-cell>
          <table:table-cell office:value-type="float" office:value="9431046645" table:style-name="ce17">
            <text:p>9431046645</text:p>
          </table:table-cell>
          <table:table-cell office:value-type="float" office:value="6346" table:style-name="ce17">
            <text:p>634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HAGARIA</text:p>
          </table:table-cell>
          <table:table-cell office:value-type="float" office:value="114" table:style-name="ce15">
            <text:p>114</text:p>
          </table:table-cell>
          <table:table-cell office:value-type="string" table:style-name="ce19">
            <text:p>The Chief Manager,STATE BANK OF INDIA,KHAGARIASDO COUR COMPOUNDKHAGARIAKHAGARIA</text:p>
          </table:table-cell>
          <table:table-cell office:value-type="float" office:value="851204" table:style-name="ce17">
            <text:p>851204</text:p>
          </table:table-cell>
          <table:table-cell office:value-type="string" table:style-name="ce17">
            <text:p>SBIKHAGARIA@SANCHARNET.IN</text:p>
          </table:table-cell>
          <table:table-cell office:value-type="float" office:value="9431673846" table:style-name="ce17">
            <text:p>9431673846</text:p>
          </table:table-cell>
          <table:table-cell office:value-type="float" office:value="6345" table:style-name="ce17">
            <text:p>634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BARAUNI REFINERY CAMPUS</text:p>
          </table:table-cell>
          <table:table-cell office:value-type="float" office:value="1502" table:style-name="ce15">
            <text:p>1502</text:p>
          </table:table-cell>
          <table:table-cell office:value-type="string" table:style-name="ce19">
            <text:p>The Chief Manager,STATE BANK OF INDIA,BEGUSARAIBARAUNI REFINERY GATE NO-1PO-BARAUNIDIST:BEGUSARAI, BIHAR</text:p>
          </table:table-cell>
          <table:table-cell office:value-type="float" office:value="851114" table:style-name="ce17">
            <text:p>851114</text:p>
          </table:table-cell>
          <table:table-cell office:value-type="string" table:style-name="ce17">
            <text:p>sbi.01502@sbi.co.in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LAKHMINIA</text:p>
          </table:table-cell>
          <table:table-cell office:value-type="float" office:value="2909" table:style-name="ce15">
            <text:p>2909</text:p>
          </table:table-cell>
          <table:table-cell office:value-type="string" table:style-name="ce19">
            <text:p>The Chief Manager,STATE BANK OF INDIA,BEGUSARAISTATION ROADP.O. LAKHMINIA,DIST:BEGUSARAI, BIHAR</text:p>
          </table:table-cell>
          <table:table-cell office:value-type="float" office:value="851211" table:style-name="ce17">
            <text:p>851211</text:p>
          </table:table-cell>
          <table:table-cell office:value-type="string" table:style-name="ce17">
            <text:p>sbi.02909@sbi.co.in</text:p>
          </table:table-cell>
          <table:table-cell office:value-type="float" office:value="9955997323" table:style-name="ce17">
            <text:p>9955997323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1204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ARAUNI</text:p>
          </table:table-cell>
          <table:table-cell office:value-type="float" office:value="2912" table:style-name="ce15">
            <text:p>2912</text:p>
          </table:table-cell>
          <table:table-cell office:value-type="string" table:style-name="ce19">
            <text:p>The Chief Manager,STATE BANK OF INDIA,BEGUSARAIRAJENDRA ROAD, SOKHORA,BARAUNI,DIST:BEGUSARAI, BIHAR</text:p>
          </table:table-cell>
          <table:table-cell office:value-type="float" office:value="851112" table:style-name="ce17">
            <text:p>851112</text:p>
          </table:table-cell>
          <table:table-cell office:value-type="string" table:style-name="ce17">
            <text:p>sbi.2912@sbi.co.in</text:p>
          </table:table-cell>
          <table:table-cell office:value-type="float" office:value="9771416329" table:style-name="ce17">
            <text:p>9771416329</text:p>
          </table:table-cell>
          <table:table-cell office:value-type="float" office:value="6244" table:style-name="ce17">
            <text:p>6244</text:p>
          </table:table-cell>
          <table:table-cell office:value-type="string" table:style-name="ce10">
            <text:p>22479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BARAUNI FERTILIZER TOWNSHIP</text:p>
          </table:table-cell>
          <table:table-cell office:value-type="float" office:value="2913" table:style-name="ce15">
            <text:p>2913</text:p>
          </table:table-cell>
          <table:table-cell office:value-type="string" table:style-name="ce19">
            <text:p>The Chief Manager,STATE BANK OF INDIA,BEGUSARAIBARAUNI URVARAKNAGAR P.O.,NH 312BEGUSARAIDIST:BEGUSARAI, BIHAR</text:p>
          </table:table-cell>
          <table:table-cell office:value-type="float" office:value="851115" table:style-name="ce17">
            <text:p>851115</text:p>
          </table:table-cell>
          <table:table-cell office:value-type="string" table:style-name="ce17">
            <text:p>sbi.02913@sbi.co.in</text:p>
          </table:table-cell>
          <table:table-cell office:value-type="float" office:value="9955997317" table:style-name="ce17">
            <text:p>9955997317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4685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HAGARIA BAZAR</text:p>
          </table:table-cell>
          <table:table-cell office:value-type="float" office:value="2964" table:style-name="ce15">
            <text:p>2964</text:p>
          </table:table-cell>
          <table:table-cell office:value-type="string" table:style-name="ce19">
            <text:p>The Branch Manager,STATE BANK OF INDIA,KHAGARIASAGARMAL CHOWKKHAGARIADIST:KHAGARIA, BIHAR</text:p>
          </table:table-cell>
          <table:table-cell office:value-type="float" office:value="851204" table:style-name="ce17">
            <text:p>851204</text:p>
          </table:table-cell>
          <table:table-cell office:value-type="string" table:style-name="ce17">
            <text:p>sbi.02964@sbi.co.in</text:p>
          </table:table-cell>
          <table:table-cell office:value-type="float" office:value="9431245303" table:style-name="ce17">
            <text:p>9431245303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6102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TEGHRA (DISTT BEGUSARAI)</text:p>
          </table:table-cell>
          <table:table-cell office:value-type="float" office:value="3012" table:style-name="ce15">
            <text:p>3012</text:p>
          </table:table-cell>
          <table:table-cell office:value-type="string" table:style-name="ce19">
            <text:p>The Chief Manager,STATE BANK OF INDIA,BEGUSARAITEGHRADIST:BEGUSARAIBIHAR</text:p>
          </table:table-cell>
          <table:table-cell office:value-type="float" office:value="851133" table:style-name="ce17">
            <text:p>851133</text:p>
          </table:table-cell>
          <table:table-cell office:value-type="string" table:style-name="ce17">
            <text:p>sa.03012@sbi.co.in</text:p>
          </table:table-cell>
          <table:table-cell office:value-type="float" office:value="9334872691" table:style-name="ce17">
            <text:p>9334872691</text:p>
          </table:table-cell>
          <table:table-cell office:value-type="float" office:value="6279" table:style-name="ce17">
            <text:p>6279</text:p>
          </table:table-cell>
          <table:table-cell office:value-type="string" table:style-name="ce10">
            <text:p>232227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MAHESHKHUNT</text:p>
          </table:table-cell>
          <table:table-cell office:value-type="float" office:value="3212" table:style-name="ce15">
            <text:p>3212</text:p>
          </table:table-cell>
          <table:table-cell office:value-type="string" table:style-name="ce19">
            <text:p>The Branch Manager,STATE BANK OF INDIA,KHAGARIAAT-DR VIDYARTHI COMPLEX,LOHIA CHOWKMAHESHKHUNTDIST:KHAGARIA, BIHAR</text:p>
          </table:table-cell>
          <table:table-cell office:value-type="float" office:value="851204" table:style-name="ce17">
            <text:p>851204</text:p>
          </table:table-cell>
          <table:table-cell office:value-type="string" table:style-name="ce17">
            <text:p>sbi.03212@sbi.co.in</text:p>
          </table:table-cell>
          <table:table-cell office:value-type="float" office:value="9431073587" table:style-name="ce17">
            <text:p>9431073587</text:p>
          </table:table-cell>
          <table:table-cell office:value-type="float" office:value="62430" table:style-name="ce17">
            <text:p>62430</text:p>
          </table:table-cell>
          <table:table-cell office:value-type="string" table:style-name="ce10">
            <text:p>265244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BARAUNI REFINERY TOWNSHIP</text:p>
          </table:table-cell>
          <table:table-cell office:value-type="float" office:value="3589" table:style-name="ce15">
            <text:p>3589</text:p>
          </table:table-cell>
          <table:table-cell office:value-type="string" table:style-name="ce19">
            <text:p>The Chief Manager,STATE BANK OF INDIA,BEGUSARAIBARAUNI REFINERY TOWNSHIPKAPASHYA CHOWKBEGUSARAI, BIHAR</text:p>
          </table:table-cell>
          <table:table-cell office:value-type="float" office:value="851101" table:style-name="ce17">
            <text:p>851101</text:p>
          </table:table-cell>
          <table:table-cell office:value-type="string" table:style-name="ce17">
            <text:p>SBI.3589@SBI.CO.IN</text:p>
          </table:table-cell>
          <table:table-cell office:value-type="float" office:value="9771416334" table:style-name="ce17">
            <text:p>9771416334</text:p>
          </table:table-cell>
          <table:table-cell office:value-type="float" office:value="6244" table:style-name="ce17">
            <text:p>6244</text:p>
          </table:table-cell>
          <table:table-cell office:value-type="string" table:style-name="ce10">
            <text:p>22201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IHAT CHANDNI CHOWK</text:p>
          </table:table-cell>
          <table:table-cell office:value-type="float" office:value="3685" table:style-name="ce15">
            <text:p>3685</text:p>
          </table:table-cell>
          <table:table-cell office:value-type="string" table:style-name="ce19">
            <text:p>The Branch Manager,STATE BANK OF INDIA,BEGUSARAIAT &amp; PO : BIHATDIST:BEGUSARAIBIHAR</text:p>
          </table:table-cell>
          <table:table-cell office:value-type="float" office:value="851134" table:style-name="ce17">
            <text:p>851134</text:p>
          </table:table-cell>
          <table:table-cell office:value-type="string" table:style-name="ce17">
            <text:p>sbi.03685@sbi.co.in</text:p>
          </table:table-cell>
          <table:table-cell office:value-type="float" office:value="9431420514" table:style-name="ce17">
            <text:p>9431420514</text:p>
          </table:table-cell>
          <table:table-cell office:value-type="float" office:value="6279" table:style-name="ce17">
            <text:p>6279</text:p>
          </table:table-cell>
          <table:table-cell office:value-type="string" table:style-name="ce10">
            <text:p>23575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JAMALPUR GOGRI</text:p>
          </table:table-cell>
          <table:table-cell office:value-type="float" office:value="3790" table:style-name="ce15">
            <text:p>3790</text:p>
          </table:table-cell>
          <table:table-cell office:value-type="string" table:style-name="ce19">
            <text:p>The Branch Manager,STATE BANK OF INDIA,KHAGARIAPO-JAMALPUR GOGRIDIST:KHAGARIABIHAR</text:p>
          </table:table-cell>
          <table:table-cell office:value-type="float" office:value="851203" table:style-name="ce17">
            <text:p>851203</text:p>
          </table:table-cell>
          <table:table-cell office:value-type="string" table:style-name="ce17">
            <text:p>sbi.03790@sbi.co.in</text:p>
          </table:table-cell>
          <table:table-cell office:value-type="float" office:value="9771416336" table:style-name="ce17">
            <text:p>9771416336</text:p>
          </table:table-cell>
          <table:table-cell office:value-type="float" office:value="6245" table:style-name="ce17">
            <text:p>6245</text:p>
          </table:table-cell>
          <table:table-cell office:value-type="string" table:style-name="ce10">
            <text:p>26623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RAUNI INDUSTRIAL ESTATE</text:p>
          </table:table-cell>
          <table:table-cell office:value-type="float" office:value="4520" table:style-name="ce15">
            <text:p>4520</text:p>
          </table:table-cell>
          <table:table-cell office:value-type="string" table:style-name="ce19">
            <text:p>The Branch Manager,STATE BANK OF INDIA,BEGUSARAIP O : TILRATHDIST:BEGUSARAI,BIHAR</text:p>
          </table:table-cell>
          <table:table-cell office:value-type="float" office:value="851122" table:style-name="ce17">
            <text:p>851122</text:p>
          </table:table-cell>
          <table:table-cell office:value-type="string" table:style-name="ce17">
            <text:p>sbi.04520@sbi.co.in</text:p>
          </table:table-cell>
          <table:table-cell office:value-type="float" office:value="9430980170" table:style-name="ce17">
            <text:p>9430980170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4212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DB BEGUSARAI</text:p>
          </table:table-cell>
          <table:table-cell office:value-type="float" office:value="5455" table:style-name="ce15">
            <text:p>5455</text:p>
          </table:table-cell>
          <table:table-cell office:value-type="string" table:style-name="ce19">
            <text:p>The Branch Manager,STATE BANK OF INDIA,BEGUSARAIBISHWANATH NAGARSRIKRISHNA MARKETBEGUSARAI</text:p>
          </table:table-cell>
          <table:table-cell office:value-type="float" office:value="851101" table:style-name="ce17">
            <text:p>851101</text:p>
          </table:table-cell>
          <table:table-cell office:value-type="string" table:style-name="ce17">
            <text:p>SBI.5455@SBI.CO.IN</text:p>
          </table:table-cell>
          <table:table-cell office:value-type="float" office:value="9431414506" table:style-name="ce17">
            <text:p>9431414506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6524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DB MANJHAUL</text:p>
          </table:table-cell>
          <table:table-cell office:value-type="float" office:value="5858" table:style-name="ce15">
            <text:p>5858</text:p>
          </table:table-cell>
          <table:table-cell office:value-type="string" table:style-name="ce19">
            <text:p>The Branch Manager,STATE BANK OF INDIA,BEGUSARAIPO : MANJHAULDIST:BEGUSARAIBIHAR</text:p>
          </table:table-cell>
          <table:table-cell office:value-type="float" office:value="851127" table:style-name="ce17">
            <text:p>851127</text:p>
          </table:table-cell>
          <table:table-cell office:value-type="string" table:style-name="ce17">
            <text:p>sbi.05858@sbi.co.in</text:p>
          </table:table-cell>
          <table:table-cell office:value-type="float" office:value="9771416332" table:style-name="ce17">
            <text:p>9771416332</text:p>
          </table:table-cell>
          <table:table-cell office:value-type="float" office:value="6245" table:style-name="ce17">
            <text:p>6245</text:p>
          </table:table-cell>
          <table:table-cell office:value-type="string" table:style-name="ce10">
            <text:p>21125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DB KHAGARIA</text:p>
          </table:table-cell>
          <table:table-cell office:value-type="float" office:value="6015" table:style-name="ce15">
            <text:p>6015</text:p>
          </table:table-cell>
          <table:table-cell office:value-type="string" table:style-name="ce19">
            <text:p>The Branch Manager,STATE BANK OF INDIA,KHAGARIAPURANI KACHEHERI,BALUAHIKHAGARIADIST:KHAGARIA, BIHAR</text:p>
          </table:table-cell>
          <table:table-cell office:value-type="float" office:value="851204" table:style-name="ce17">
            <text:p>851204</text:p>
          </table:table-cell>
          <table:table-cell office:value-type="string" table:style-name="ce17">
            <text:p>sbi.06015@sbi.co.in</text:p>
          </table:table-cell>
          <table:table-cell office:value-type="float" office:value="9431237713" table:style-name="ce17">
            <text:p>9431237713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44238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AMDIRI</text:p>
          </table:table-cell>
          <table:table-cell office:value-type="float" office:value="6368" table:style-name="ce15">
            <text:p>6368</text:p>
          </table:table-cell>
          <table:table-cell office:value-type="string" table:style-name="ce19">
            <text:p>The Branch Manager,STATE BANK OF INDIA,BEGUSARAIAT-RAMDIRI ,TOLA-NAKATIPO-NAKTIDIST:BEGUSARAI, BIHAR</text:p>
          </table:table-cell>
          <table:table-cell office:value-type="float" office:value="851129" table:style-name="ce17">
            <text:p>851129</text:p>
          </table:table-cell>
          <table:table-cell office:value-type="string" table:style-name="ce17">
            <text:p>sbi.06368@sbi.co.in</text:p>
          </table:table-cell>
          <table:table-cell office:value-type="float" office:value="9430414382" table:style-name="ce17">
            <text:p>9430414382</text:p>
          </table:table-cell>
          <table:table-cell office:value-type="float" office:value="6242" table:style-name="ce17">
            <text:p>6242</text:p>
          </table:table-cell>
          <table:table-cell office:value-type="string" table:style-name="ce10">
            <text:p>24049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GARHPURA</text:p>
          </table:table-cell>
          <table:table-cell office:value-type="float" office:value="6369" table:style-name="ce15">
            <text:p>6369</text:p>
          </table:table-cell>
          <table:table-cell office:value-type="string" table:style-name="ce19">
            <text:p>The Branch Manager,STATE BANK OF INDIA,BEGUSARAIAT + PO-GARHPURADIST:BEGUSARAIBIHAR</text:p>
          </table:table-cell>
          <table:table-cell office:value-type="float" office:value="848204" table:style-name="ce17">
            <text:p>848204</text:p>
          </table:table-cell>
          <table:table-cell office:value-type="string" table:style-name="ce17">
            <text:p>sbi.06369@sbi.co.in</text:p>
          </table:table-cell>
          <table:table-cell office:value-type="float" office:value="9431282419" table:style-name="ce17">
            <text:p>9431282419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0632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CHAMTHA GHAT</text:p>
          </table:table-cell>
          <table:table-cell office:value-type="float" office:value="6370" table:style-name="ce15">
            <text:p>6370</text:p>
          </table:table-cell>
          <table:table-cell office:value-type="string" table:style-name="ce19">
            <text:p>The Branch Manager,STATE BANK OF INDIA,BEGUSARAIP.O. CHAMTHA BARKHUTVIA-BACHWARADIST:BEGUSARAI, BIHAR</text:p>
          </table:table-cell>
          <table:table-cell office:value-type="float" office:value="851111" table:style-name="ce17">
            <text:p>851111</text:p>
          </table:table-cell>
          <table:table-cell office:value-type="string" table:style-name="ce17">
            <text:p>sbi.06370@sbi.co.in</text:p>
          </table:table-cell>
          <table:table-cell office:value-type="float" office:value="9771416331" table:style-name="ce17">
            <text:p>9771416331</text:p>
          </table:table-cell>
          <table:table-cell office:value-type="float" office:value="6244" table:style-name="ce17">
            <text:p>6244</text:p>
          </table:table-cell>
          <table:table-cell office:value-type="string" table:style-name="ce10">
            <text:p>22205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ANCHVEER</text:p>
          </table:table-cell>
          <table:table-cell office:value-type="float" office:value="6371" table:style-name="ce15">
            <text:p>6371</text:p>
          </table:table-cell>
          <table:table-cell office:value-type="string" table:style-name="ce19">
            <text:p>The Branch Manager,STATE BANK OF INDIA,BEGUSARAIAT &amp; PO : PANCHVEERVIA : SAHEBPUR KAMALDIST:BEGUSARAI, BIHAR</text:p>
          </table:table-cell>
          <table:table-cell office:value-type="float" office:value="851217" table:style-name="ce17">
            <text:p>851217</text:p>
          </table:table-cell>
          <table:table-cell office:value-type="string" table:style-name="ce17">
            <text:p>sbi.06371@sbi.co.in</text:p>
          </table:table-cell>
          <table:table-cell office:value-type="float" office:value="9934259736" table:style-name="ce17">
            <text:p>9934259736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6385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 M Y PANHANA</text:p>
          </table:table-cell>
          <table:table-cell office:value-type="float" office:value="6429" table:style-name="ce15">
            <text:p>6429</text:p>
          </table:table-cell>
          <table:table-cell office:value-type="string" table:style-name="ce19">
            <text:p>The Branch Manager,STATE BANK OF INDIA,BEGUSARAIP.O. SUHRIDNAGARDIST:BEGUSARAIBIHAR</text:p>
          </table:table-cell>
          <table:table-cell office:value-type="float" office:value="851218" table:style-name="ce17">
            <text:p>851218</text:p>
          </table:table-cell>
          <table:table-cell office:value-type="string" table:style-name="ce17">
            <text:p>sbi.06429@sbi.co.in</text:p>
          </table:table-cell>
          <table:table-cell office:value-type="float" office:value="9955997332" table:style-name="ce17">
            <text:p>9955997332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5820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MY SONHAULI</text:p>
          </table:table-cell>
          <table:table-cell office:value-type="float" office:value="6609" table:style-name="ce15">
            <text:p>6609</text:p>
          </table:table-cell>
          <table:table-cell office:value-type="string" table:style-name="ce19">
            <text:p>The Branch Manager,STATE BANK OF INDIA,KHAGARIAAT / PO-SONHAULIKHAGARIADIST:KHAGARIA, BIHAR</text:p>
          </table:table-cell>
          <table:table-cell office:value-type="float" office:value="851204" table:style-name="ce17">
            <text:p>851204</text:p>
          </table:table-cell>
          <table:table-cell office:value-type="string" table:style-name="ce17">
            <text:p>sbi.06609@sbi.co.in</text:p>
          </table:table-cell>
          <table:table-cell office:value-type="float" office:value="9835078303" table:style-name="ce17">
            <text:p>9835078303</text:p>
          </table:table-cell>
          <table:table-cell office:value-type="float" office:value="6278" table:style-name="ce17">
            <text:p>6278</text:p>
          </table:table-cell>
          <table:table-cell office:value-type="string" table:style-name="ce10">
            <text:p>22706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MANSI</text:p>
          </table:table-cell>
          <table:table-cell office:value-type="float" office:value="6977" table:style-name="ce15">
            <text:p>6977</text:p>
          </table:table-cell>
          <table:table-cell office:value-type="string" table:style-name="ce19">
            <text:p>The Branch Manager,STATE BANK OF INDIA,KHAGARIAMANSIDIST:KHAGARIABIHAR</text:p>
          </table:table-cell>
          <table:table-cell office:value-type="float" office:value="851214" table:style-name="ce17">
            <text:p>851214</text:p>
          </table:table-cell>
          <table:table-cell office:value-type="string" table:style-name="ce17">
            <text:p>sbi.06977@sbi.co.in</text:p>
          </table:table-cell>
          <table:table-cell office:value-type="float" office:value="9431222037" table:style-name="ce17">
            <text:p>9431222037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5730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HANSPUR</text:p>
          </table:table-cell>
          <table:table-cell office:value-type="float" office:value="8132" table:style-name="ce15">
            <text:p>8132</text:p>
          </table:table-cell>
          <table:table-cell office:value-type="string" table:style-name="ce19">
            <text:p>The Branch Manager,STATE BANK OF INDIA,BEGUSARAIAT+PO-HANSPURPS-NAYAGAONDIST:BEGUSARAI, BIHAR</text:p>
          </table:table-cell>
          <table:table-cell office:value-type="float" office:value="851129" table:style-name="ce17">
            <text:p>851129</text:p>
          </table:table-cell>
          <table:table-cell office:value-type="string" table:style-name="ce17">
            <text:p>sbi.08132@sbi.co.in</text:p>
          </table:table-cell>
          <table:table-cell office:value-type="float" office:value="9431251101" table:style-name="ce17">
            <text:p>9431251101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0035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AYANAGAR DULARPUR</text:p>
          </table:table-cell>
          <table:table-cell office:value-type="float" office:value="8133" table:style-name="ce15">
            <text:p>8133</text:p>
          </table:table-cell>
          <table:table-cell office:value-type="string" table:style-name="ce19">
            <text:p>The Branch Manager,STATE BANK OF INDIA,BEGUSARAIPO-NAYANAGAR DULARPURDIST:BEGUSARAIBIHAR</text:p>
          </table:table-cell>
          <table:table-cell office:value-type="float" office:value="851133" table:style-name="ce17">
            <text:p>851133</text:p>
          </table:table-cell>
          <table:table-cell office:value-type="string" table:style-name="ce17">
            <text:p>sbi.08133@sbi.co.in</text:p>
          </table:table-cell>
          <table:table-cell office:value-type="float" office:value="9771416335" table:style-name="ce17">
            <text:p>9771416335</text:p>
          </table:table-cell>
          <table:table-cell office:value-type="float" office:value="6244" table:style-name="ce17">
            <text:p>6244</text:p>
          </table:table-cell>
          <table:table-cell office:value-type="string" table:style-name="ce10">
            <text:p>22214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DANDARI</text:p>
          </table:table-cell>
          <table:table-cell office:value-type="float" office:value="8134" table:style-name="ce15">
            <text:p>8134</text:p>
          </table:table-cell>
          <table:table-cell office:value-type="string" table:style-name="ce19">
            <text:p>The Branch Manager,STATE BANK OF INDIA,BEGUSARAIPO-DANDARIVIA-LAKHAMINIYA,PS-BALIADIST:BEGUSARAI, BIHAR</text:p>
          </table:table-cell>
          <table:table-cell office:value-type="float" office:value="851211" table:style-name="ce17">
            <text:p>851211</text:p>
          </table:table-cell>
          <table:table-cell office:value-type="string" table:style-name="ce17">
            <text:p>sbi.08134@sbi.co.in</text:p>
          </table:table-cell>
          <table:table-cell office:value-type="float" office:value="9771416337" table:style-name="ce17">
            <text:p>9771416337</text:p>
          </table:table-cell>
          <table:table-cell office:value-type="float" office:value="6244" table:style-name="ce17">
            <text:p>6244</text:p>
          </table:table-cell>
          <table:table-cell office:value-type="string" table:style-name="ce10">
            <text:p>23336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BIKRAMPUR</text:p>
          </table:table-cell>
          <table:table-cell office:value-type="float" office:value="8311" table:style-name="ce15">
            <text:p>8311</text:p>
          </table:table-cell>
          <table:table-cell office:value-type="string" table:style-name="ce19">
            <text:p>The Branch Manager,STATE BANK OF INDIA,BEGUSARAIVILLAGE +PO-BIKRAMPURPS-CHERIA BARIYARPURDIST:BEGUSARAI, BIHAR</text:p>
          </table:table-cell>
          <table:table-cell office:value-type="float" office:value="851132" table:style-name="ce17">
            <text:p>851132</text:p>
          </table:table-cell>
          <table:table-cell office:value-type="string" table:style-name="ce17">
            <text:p>sbi.08311@sbi.co.in</text:p>
          </table:table-cell>
          <table:table-cell office:value-type="float" office:value="9470272745" table:style-name="ce17">
            <text:p>9470272745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5312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LAKHO</text:p>
          </table:table-cell>
          <table:table-cell office:value-type="float" office:value="8700" table:style-name="ce15">
            <text:p>8700</text:p>
          </table:table-cell>
          <table:table-cell office:value-type="string" table:style-name="ce19">
            <text:p>The Branch Manager,STATE BANK OF INDIA,BEGUSARAIC/O SRI SATYA SAI SERVICE STATIONAT/ PO : LAKHO ,DIST : BEGUSARAIBIHAR</text:p>
          </table:table-cell>
          <table:table-cell office:value-type="float" office:value="851129" table:style-name="ce17">
            <text:p>851129</text:p>
          </table:table-cell>
          <table:table-cell office:value-type="string" table:style-name="ce17">
            <text:p>sbi.08700@sbi.co.in</text:p>
          </table:table-cell>
          <table:table-cell office:value-type="float" office:value="9835463777" table:style-name="ce17">
            <text:p>9835463777</text:p>
          </table:table-cell>
          <table:table-cell office:value-type="float" office:value="6279" table:style-name="ce17">
            <text:p>6279</text:p>
          </table:table-cell>
          <table:table-cell office:value-type="string" table:style-name="ce10">
            <text:p>23544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ARBATTA</text:p>
          </table:table-cell>
          <table:table-cell office:value-type="float" office:value="12644" table:style-name="ce15">
            <text:p>12644</text:p>
          </table:table-cell>
          <table:table-cell office:value-type="string" table:style-name="ce19">
            <text:p>The Branch Manager,STATE BANK OF INDIA,KHAGARIAP.S.-PARBATTADISTT-KHAGARIABIHAR</text:p>
          </table:table-cell>
          <table:table-cell office:value-type="float" office:value="851216" table:style-name="ce17">
            <text:p>851216</text:p>
          </table:table-cell>
          <table:table-cell office:value-type="float" office:value="0" table:style-name="ce17">
            <text:p>0</text:p>
          </table:table-cell>
          <table:table-cell office:value-type="float" office:value="9430494941" table:style-name="ce17">
            <text:p>9430494941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60015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 B O BEGUSARAI</text:p>
          </table:table-cell>
          <table:table-cell office:value-type="float" office:value="13724" table:style-name="ce15">
            <text:p>13724</text:p>
          </table:table-cell>
          <table:table-cell office:value-type="string" table:style-name="ce19">
            <text:p>The Chief Manager (Admin),STATE BANK OF INDIA,BEGUSARAIG S MOTORS BUILDING, HARHAR MAHADEV CHOBEGUSARAIBEGUSARAI</text:p>
          </table:table-cell>
          <table:table-cell office:value-type="float" office:value="851101" table:style-name="ce17">
            <text:p>851101</text:p>
          </table:table-cell>
          <table:table-cell office:value-type="float" office:value="0" table:style-name="ce17">
            <text:p>0</text:p>
          </table:table-cell>
          <table:table-cell office:value-type="float" office:value="9431802392" table:style-name="ce17">
            <text:p>9431802392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68346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BANDWAR</text:p>
          </table:table-cell>
          <table:table-cell office:value-type="float" office:value="15585" table:style-name="ce15">
            <text:p>15585</text:p>
          </table:table-cell>
          <table:table-cell office:value-type="string" table:style-name="ce19">
            <text:p>The Branch Manager,STATE BANK OF INDIA,BEGUSARAIH/O SAMARJEET SINGHVILL. &amp; PO BANDWAR ,PS- NEEMCHANDPURADT: BEGUSARAI</text:p>
          </table:table-cell>
          <table:table-cell office:value-type="float" office:value="851131" table:style-name="ce17">
            <text:p>851131</text:p>
          </table:table-cell>
          <table:table-cell office:value-type="string" table:style-name="ce17">
            <text:p>sbi.15585@sbi.co.in</text:p>
          </table:table-cell>
          <table:table-cell office:value-type="float" office:value="9431060221" table:style-name="ce17">
            <text:p>9431060221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25929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CHHAUTA</text:p>
          </table:table-cell>
          <table:table-cell office:value-type="float" office:value="15727" table:style-name="ce15">
            <text:p>15727</text:p>
          </table:table-cell>
          <table:table-cell office:value-type="string" table:style-name="ce19">
            <text:p>The Branch Manager,STATE BANK OF INDIA,KHAGARIAAT &amp; PO:BACHHAUTADIST:KHAGARIA.</text:p>
          </table:table-cell>
          <table:table-cell office:value-type="float" office:value="851204" table:style-name="ce17">
            <text:p>851204</text:p>
          </table:table-cell>
          <table:table-cell office:value-type="string" table:style-name="ce17">
            <text:p>sbi.15727@sbi.co.in</text:p>
          </table:table-cell>
          <table:table-cell office:value-type="float" office:value="9771416338" table:style-name="ce17">
            <text:p>9771416338</text:p>
          </table:table-cell>
          <table:table-cell office:value-type="float" office:value="6245" table:style-name="ce17">
            <text:p>624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SONDIHA</text:p>
          </table:table-cell>
          <table:table-cell office:value-type="float" office:value="15732" table:style-name="ce15">
            <text:p>15732</text:p>
          </table:table-cell>
          <table:table-cell office:value-type="string" table:style-name="ce19">
            <text:p>The Branch Manager,STATE BANK OF INDIA,KHAGARIAAT &amp; POST SONDIHADISTRICT: KHAGARIADISTRICT: KHAGARIA</text:p>
          </table:table-cell>
          <table:table-cell office:value-type="float" office:value="851212" table:style-name="ce17">
            <text:p>851212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243" table:style-name="ce17">
            <text:p>6243</text:p>
          </table:table-cell>
          <table:table-cell office:value-type="string" table:style-name="ce10">
            <text:p>24527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JALKAURA</text:p>
          </table:table-cell>
          <table:table-cell office:value-type="float" office:value="15750" table:style-name="ce15">
            <text:p>15750</text:p>
          </table:table-cell>
          <table:table-cell office:value-type="string" table:style-name="ce19">
            <text:p>The Branch Manager,STATE BANK OF INDIA,KHAGARIAVILL + PO - JALKAURAPS : KHAGARIADIST : KHAGARIA</text:p>
          </table:table-cell>
          <table:table-cell office:value-type="float" office:value="851222" table:style-name="ce17">
            <text:p>851222</text:p>
          </table:table-cell>
          <table:table-cell office:value-type="float" office:value="0" table:style-name="ce17">
            <text:p>0</text:p>
          </table:table-cell>
          <table:table-cell office:value-type="float" office:value="9934612927" table:style-name="ce17">
            <text:p>9934612927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MAKHACHAK BRANCH</text:p>
          </table:table-cell>
          <table:table-cell office:value-type="float" office:value="16505" table:style-name="ce15">
            <text:p>16505</text:p>
          </table:table-cell>
          <table:table-cell office:value-type="string" table:style-name="ce19">
            <text:p>The Branch Manager,STATE BANK OF INDIA,BEGUSARAINEAR HERO HONDA SHOW ROOM,MAKHACHAKMAKHACHAK,BEGUSARAI , BIHAR</text:p>
          </table:table-cell>
          <table:table-cell office:value-type="float" office:value="848201" table:style-name="ce17">
            <text:p>848201</text:p>
          </table:table-cell>
          <table:table-cell office:value-type="string" table:style-name="ce17">
            <text:p>SBI.16505@SBI.CO.IN</text:p>
          </table:table-cell>
          <table:table-cell office:value-type="string" table:style-name="ce17">
            <text:p><text:s/>9470713123 (p)</text:p>
          </table:table-cell>
          <table:table-cell office:value-type="float" office:value="6244" table:style-name="ce17">
            <text:p>624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BELDOUR</text:p>
          </table:table-cell>
          <table:table-cell office:value-type="float" office:value="17134" table:style-name="ce15">
            <text:p>17134</text:p>
          </table:table-cell>
          <table:table-cell office:value-type="string" table:style-name="ce19">
            <text:p>The Branch Manager,STATE BANK OF INDIA,KHAGARIADURGASTHAN ROAD, NEAR POLICE STATIONAT&amp; PO: BELDOURDISTT: KHAGARIA</text:p>
          </table:table-cell>
          <table:table-cell office:value-type="float" office:value="852161" table:style-name="ce17">
            <text:p>852161</text:p>
          </table:table-cell>
          <table:table-cell office:value-type="string" table:style-name="ce17">
            <text:p>SBI.17134@SBI.CO.IN</text:p>
          </table:table-cell>
          <table:table-cell office:value-type="float" office:value="8271177595" table:style-name="ce17">
            <text:p>8271177595</text:p>
          </table:table-cell>
          <table:table-cell office:value-type="float" office:value="6245" table:style-name="ce17">
            <text:p>624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DHABAULI</text:p>
          </table:table-cell>
          <table:table-cell office:value-type="float" office:value="18026" table:style-name="ce15">
            <text:p>18026</text:p>
          </table:table-cell>
          <table:table-cell office:value-type="string" table:style-name="ce19">
            <text:p>The Branch Manager,STATE BANK OF INDIA,BEGUSARAINEAR DHABAULI CHOWKVILL/PO: DHABAULI, VIA RAMJANPURDISTT: BEGUSARAI</text:p>
          </table:table-cell>
          <table:table-cell office:value-type="float" office:value="851129" table:style-name="ce17">
            <text:p>851129</text:p>
          </table:table-cell>
          <table:table-cell office:value-type="string" table:style-name="ce17">
            <text:p>SBI.18026@SBI.CO.IN</text:p>
          </table:table-cell>
          <table:table-cell office:value-type="float" office:value="9973114148" table:style-name="ce17">
            <text:p>9973114148</text:p>
          </table:table-cell>
          <table:table-cell office:value-type="float" office:value="6244" table:style-name="ce17">
            <text:p>624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MAHAMADPUR</text:p>
          </table:table-cell>
          <table:table-cell office:value-type="float" office:value="18038" table:style-name="ce15">
            <text:p>18038</text:p>
          </table:table-cell>
          <table:table-cell office:value-type="string" table:style-name="ce19">
            <text:p>The Branch Manager,STATE BANK OF INDIA,BEGUSARAIVILL:MAHAMADPURPO: BISHUNPURDISTT: BEGUSARAI</text:p>
          </table:table-cell>
          <table:table-cell office:value-type="float" office:value="851129" table:style-name="ce17">
            <text:p>851129</text:p>
          </table:table-cell>
          <table:table-cell office:value-type="string" table:style-name="ce17">
            <text:p>SBI.18038@SBI.CO.IN</text:p>
          </table:table-cell>
          <table:table-cell office:value-type="float" office:value="9430066525" table:style-name="ce17">
            <text:p>9430066525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PIPRA LATIF</text:p>
          </table:table-cell>
          <table:table-cell office:value-type="float" office:value="18427" table:style-name="ce15">
            <text:p>18427</text:p>
          </table:table-cell>
          <table:table-cell office:value-type="string" table:style-name="ce19">
            <text:p>The Branch Manager,STATE BANK OF INDIA,KHAGARIAH/O-SUBODH KUMAR,S/O- SHRI NARAYAN MANDAL,MAIN ROAD,MARAIYA BAZAR, VILL-MARAIYA KHAGARIA</text:p>
          </table:table-cell>
          <table:table-cell office:value-type="float" office:value="851212" table:style-name="ce17">
            <text:p>851212</text:p>
          </table:table-cell>
          <table:table-cell office:value-type="string" table:style-name="ce17">
            <text:p>SBI.18427@SBI.CO.IN</text:p>
          </table:table-cell>
          <table:table-cell office:value-type="float" office:value="7781049385" table:style-name="ce17">
            <text:p>7781049385</text:p>
          </table:table-cell>
          <table:table-cell office:value-type="float" office:value="6245" table:style-name="ce17">
            <text:p>624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18">
            <text:p>BACHWARA</text:p>
          </table:table-cell>
          <table:table-cell office:value-type="float" office:value="18428" table:style-name="ce15">
            <text:p>18428</text:p>
          </table:table-cell>
          <table:table-cell office:value-type="string" table:style-name="ce19">
            <text:p>The Branch Manager,STATE BANK OF INDIA,BEGUSARAISMT.RANI DEVI,W/O SRI ARVIND KUMAR RAI,VILLAGE : NAREPUR,WEST TOLAPO+PS: BACHWARA,DISTRICT ; BEGUSARAI</text:p>
          </table:table-cell>
          <table:table-cell office:value-type="float" office:value="851111" table:style-name="ce17">
            <text:p>851111</text:p>
          </table:table-cell>
          <table:table-cell office:value-type="string" table:style-name="ce17">
            <text:p>SBI.18428@SBI.CO.IN</text:p>
          </table:table-cell>
          <table:table-cell office:value-type="float" office:value="9955997300" table:style-name="ce17">
            <text:p>9955997300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THAKURICHAK</text:p>
          </table:table-cell>
          <table:table-cell office:value-type="float" office:value="18599" table:style-name="ce15">
            <text:p>18599</text:p>
          </table:table-cell>
          <table:table-cell office:value-type="string" table:style-name="ce19">
            <text:p>The Branch Manager,STATE BANK OF INDIA,BEGUSARAIH/O-TEJNARAYAN MISHRA,H-190VILL-GAREHARSUB DIVISION-BARAUNI, DIST-BEGUSARAIBIHAR</text:p>
          </table:table-cell>
          <table:table-cell office:value-type="float" office:value="851126" table:style-name="ce17">
            <text:p>851126</text:p>
          </table:table-cell>
          <table:table-cell office:value-type="string" table:style-name="ce17">
            <text:p>SBI.18599@SBI.CO.IN</text:p>
          </table:table-cell>
          <table:table-cell office:value-type="float" office:value="9955997300" table:style-name="ce17">
            <text:p>9955997300</text:p>
          </table:table-cell>
          <table:table-cell office:value-type="float" office:value="6243" table:style-name="ce17">
            <text:p>6243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ERSONAL BANKING BRANCH MARWARI MOHALLA</text:p>
          </table:table-cell>
          <table:table-cell office:value-type="float" office:value="18624" table:style-name="ce15">
            <text:p>18624</text:p>
          </table:table-cell>
          <table:table-cell office:value-type="string" table:style-name="ce19">
            <text:p>The Branch Manager,STATE BANK OF INDIA,BEGUSARAIH/O UPENDRA PRASAD SINGH, SAGAR MARKETK N MARKET MAIN ROAD BEGUSARAIBEGUSARAI</text:p>
          </table:table-cell>
          <table:table-cell office:value-type="float" office:value="851101" table:style-name="ce17">
            <text:p>851101</text:p>
          </table:table-cell>
          <table:table-cell office:value-type="string" table:style-name="ce17">
            <text:p>SBI.18624@SBI.CO.IN</text:p>
          </table:table-cell>
          <table:table-cell table:style-name="ce17"/>
          <table:table-cell office:value-type="float" office:value="6244" table:style-name="ce17">
            <text:p>6244</text:p>
          </table:table-cell>
          <table:table-cell office:value-type="string" table:style-name="ce10">
            <text:p>7542023983</text:p>
          </table:table-cell>
          <table:table-cell table:number-columns-repeated="16372"/>
        </table:table-row>
        <table:table-row table:style-name="ro15">
          <table:covered-table-cell/>
          <table:covered-table-cell table:number-columns-repeated="2"/>
          <table:covered-table-cell/>
          <table:table-cell office:value-type="string" table:style-name="ce18">
            <text:p>LAKHMINIA BAZAAR</text:p>
          </table:table-cell>
          <table:table-cell office:value-type="float" office:value="18759" table:style-name="ce15">
            <text:p>18759</text:p>
          </table:table-cell>
          <table:table-cell office:value-type="string" table:style-name="ce19">
            <text:p>The Branch Manager,STATE BANK OF INDIA,BEGUSARAIH/O-DR SHAMEEM SHOHREAY AFAQUE,CMH MARKET COMPLEX BUILDING.PHOOL CHOWKEND OF BALLIA BAZAAR LAKHMINIA,BEGUSARA</text:p>
          </table:table-cell>
          <table:table-cell office:value-type="float" office:value="851211" table:style-name="ce17">
            <text:p>851211</text:p>
          </table:table-cell>
          <table:table-cell office:value-type="string" table:style-name="ce17">
            <text:p>SBI.18759@SBI.CO.IN</text:p>
          </table:table-cell>
          <table:table-cell table:style-name="ce17"/>
          <table:table-cell office:value-type="float" office:value="6279" table:style-name="ce17">
            <text:p>6279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25">
            <text:p>CHALKI CHAWK DAULATPUR</text:p>
          </table:table-cell>
          <table:table-cell office:value-type="float" office:value="18978" table:style-name="ce15">
            <text:p>18978</text:p>
          </table:table-cell>
          <table:table-cell office:value-type="string" table:style-name="ce19">
            <text:p>The Branch Manager,STATE BANK OF INDIA,BEGUSARAI H/O-SRI RAM SWAROOP PASWAN, PO- DAULTPUR, DIST- BEGUSARAI.</text:p>
          </table:table-cell>
          <table:table-cell office:value-type="float" office:value="848202" table:style-name="ce17">
            <text:p>848202</text:p>
          </table:table-cell>
          <table:table-cell office:value-type="string" table:style-name="ce17">
            <text:p>SBI.18978@SBI.CO.IN</text:p>
          </table:table-cell>
          <table:table-cell office:value-type="float" office:value="9801206519" table:style-name="ce17">
            <text:p>9801206519</text:p>
          </table:table-cell>
          <table:table-cell table:style-name="ce17"/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style-name="ro8">
          <table:table-cell office:value-type="string" table:number-columns-spanned="3" table:number-rows-spanned="32" table:style-name="ce36">
            <text:p><text:span text:style-name="T8">T</text:span><text:span text:style-name="T6">he Regional<text:s/></text:span><text:span text:style-name="T6">Manager &amp; CPIO,<text:s/></text:span><text:span text:style-name="T6">State Bank of<text:s/></text:span><text:span text:style-name="T6">India, Regional<text:s/></text:span><text:span text:style-name="T6">Business Office</text:span><text:span text:style-name="T7">,</text:span><text:span text:style-name="T7">(NALANDA)</text:span><text:span text:style-name="T5">2ND<text:s/></text:span><text:span text:style-name="T5">FLOOR STATE<text:s/></text:span><text:span text:style-name="T5">BANK OF<text:s/></text:span><text:span text:style-name="T5"/></text:p>
            <text:p><text:span text:style-name="T5">INDIA,<text:s/></text:span><text:span text:style-name="T5">BIHARSHARIF<text:s/></text:span><text:span text:style-name="T5">BR<text:s/></text:span><text:span text:style-name="T5"/></text:p>
            <text:p><text:span text:style-name="T5">NAISARAI<text:s/></text:span><text:span text:style-name="T5">DISTT<text:s/></text:span><text:span text:style-name="T5">NALANDA<text:s/></text:span><text:span text:style-name="T5">803101<text:s/></text:span>agmr4.zobha@sbi.co.in</text:p>
          </table:table-cell>
          <table:covered-table-cell table:number-columns-repeated="2"/>
          <table:table-cell office:value-type="string" table:number-columns-spanned="1" table:number-rows-spanned="32" table:style-name="ce39">
            <text:p>PHONE : <text:s text:c="8"/>6112237007 <text:s text:c="19"/>FAX :</text:p>
          </table:table-cell>
          <table:table-cell office:value-type="string" table:style-name="ce18">
            <text:p>BIHAR SHARIF</text:p>
          </table:table-cell>
          <table:table-cell office:value-type="float" office:value="42" table:style-name="ce15">
            <text:p>42</text:p>
          </table:table-cell>
          <table:table-cell office:value-type="string" table:style-name="ce19">
            <text:p>The Chief Manager,STATE BANK OF INDIA,NALANDANAI SARAIDIST:NALANDABIHAR</text:p>
          </table:table-cell>
          <table:table-cell office:value-type="float" office:value="803101" table:style-name="ce17">
            <text:p>803101</text:p>
          </table:table-cell>
          <table:table-cell office:value-type="string" table:style-name="ce17">
            <text:p>sbi.00042@SBI.CO.IN</text:p>
          </table:table-cell>
          <table:table-cell table:style-name="ce17"/>
          <table:table-cell office:value-type="float" office:value="6279" table:style-name="ce17">
            <text:p>6279</text:p>
          </table:table-cell>
          <table:table-cell office:value-type="string" table:style-name="ce10">
            <text:p>85100262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NAWADA</text:p>
          </table:table-cell>
          <table:table-cell office:value-type="float" office:value="141" table:style-name="ce15">
            <text:p>141</text:p>
          </table:table-cell>
          <table:table-cell office:value-type="string" table:style-name="ce19">
            <text:p>The Chief Manager,STATE BANK OF INDIA,NAWADAHKACHAHRI ROADNAWADABIHAR</text:p>
          </table:table-cell>
          <table:table-cell office:value-type="float" office:value="805110" table:style-name="ce17">
            <text:p>805110</text:p>
          </table:table-cell>
          <table:table-cell office:value-type="string" table:style-name="ce17">
            <text:p>sbi.00141@sbi.co.in</text:p>
          </table:table-cell>
          <table:table-cell table:style-name="ce17"/>
          <table:table-cell office:value-type="float" office:value="624" table:style-name="ce17">
            <text:p>62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IHAR SHARIF BAZAR</text:p>
          </table:table-cell>
          <table:table-cell office:value-type="float" office:value="1216" table:style-name="ce15">
            <text:p>1216</text:p>
          </table:table-cell>
          <table:table-cell office:value-type="string" table:style-name="ce19">
            <text:p>The Chief Manager,STATE BANK OF INDIA,NALANDAMAHATMA GANDHI ROADBIHARSARIFDIST:NALANDA, BIHAR</text:p>
          </table:table-cell>
          <table:table-cell office:value-type="float" office:value="803101" table:style-name="ce17">
            <text:p>803101</text:p>
          </table:table-cell>
          <table:table-cell office:value-type="float" office:value="0" table:style-name="ce17">
            <text:p>0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WARISALIGANJ</text:p>
          </table:table-cell>
          <table:table-cell office:value-type="float" office:value="1240" table:style-name="ce15">
            <text:p>1240</text:p>
          </table:table-cell>
          <table:table-cell office:value-type="string" table:style-name="ce19">
            <text:p>The Chief Manager,STATE BANK OF INDIA,NAWADAHPO-WARISALIGANJDIST-NAWADABIHAR</text:p>
          </table:table-cell>
          <table:table-cell office:value-type="float" office:value="805130" table:style-name="ce17">
            <text:p>805130</text:p>
          </table:table-cell>
          <table:table-cell office:value-type="string" table:style-name="ce17">
            <text:p>sbi.01240@sbi.co.in</text:p>
          </table:table-cell>
          <table:table-cell office:value-type="float" office:value="9955997325" table:style-name="ce17">
            <text:p>9955997325</text:p>
          </table:table-cell>
          <table:table-cell office:value-type="float" office:value="6112" table:style-name="ce17">
            <text:p>6112</text:p>
          </table:table-cell>
          <table:table-cell office:value-type="string" table:style-name="ce10">
            <text:p>23525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DB PAKRIBARWAN</text:p>
          </table:table-cell>
          <table:table-cell office:value-type="float" office:value="1635" table:style-name="ce15">
            <text:p>1635</text:p>
          </table:table-cell>
          <table:table-cell office:value-type="string" table:style-name="ce19">
            <text:p>The Branch Manager,STATE BANK OF INDIA,NAWADAHPO +PS-PAKRIBARWANDIST:NAWADABIHAR</text:p>
          </table:table-cell>
          <table:table-cell office:value-type="float" office:value="805124" table:style-name="ce17">
            <text:p>805124</text:p>
          </table:table-cell>
          <table:table-cell office:value-type="string" table:style-name="ce17">
            <text:p>sbi.01635@sbi.co.in</text:p>
          </table:table-cell>
          <table:table-cell office:value-type="float" office:value="9905833278" table:style-name="ce17">
            <text:p>9905833278</text:p>
          </table:table-cell>
          <table:table-cell office:value-type="float" office:value="6324" table:style-name="ce17">
            <text:p>6324</text:p>
          </table:table-cell>
          <table:table-cell office:value-type="string" table:style-name="ce10">
            <text:p>21534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DB NAWADA</text:p>
          </table:table-cell>
          <table:table-cell office:value-type="float" office:value="2362" table:style-name="ce15">
            <text:p>2362</text:p>
          </table:table-cell>
          <table:table-cell office:value-type="string" table:style-name="ce19">
            <text:p>The Branch Manager,STATE BANK OF INDIA,NAWADAHMOHALLA:-RAJENDRA NAGARNAWADA,DIST:-NAWADABIHAR</text:p>
          </table:table-cell>
          <table:table-cell office:value-type="float" office:value="805110" table:style-name="ce17">
            <text:p>805110</text:p>
          </table:table-cell>
          <table:table-cell office:value-type="string" table:style-name="ce17">
            <text:p>sbi.02362@sbi.co.in</text:p>
          </table:table-cell>
          <table:table-cell office:value-type="float" office:value="9431488660" table:style-name="ce17">
            <text:p>9431488660</text:p>
          </table:table-cell>
          <table:table-cell office:value-type="float" office:value="6112" table:style-name="ce17">
            <text:p>6112</text:p>
          </table:table-cell>
          <table:table-cell office:value-type="string" table:style-name="ce10">
            <text:p>22273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RBIGHA</text:p>
          </table:table-cell>
          <table:table-cell office:value-type="float" office:value="2914" table:style-name="ce15">
            <text:p>2914</text:p>
          </table:table-cell>
          <table:table-cell office:value-type="string" table:style-name="ce19">
            <text:p>The Chief Manager,STATE BANK OF INDIA,SHEIKHPURAPO-BARBIGHADIST:SHEIKHPURABIHAR</text:p>
          </table:table-cell>
          <table:table-cell office:value-type="float" office:value="811101" table:style-name="ce17">
            <text:p>811101</text:p>
          </table:table-cell>
          <table:table-cell office:value-type="string" table:style-name="ce17">
            <text:p>sbi02914@sbi.co.in</text:p>
          </table:table-cell>
          <table:table-cell office:value-type="float" office:value="9430976632" table:style-name="ce17">
            <text:p>9430976632</text:p>
          </table:table-cell>
          <table:table-cell office:value-type="float" office:value="6324" table:style-name="ce17">
            <text:p>6324</text:p>
          </table:table-cell>
          <table:table-cell office:value-type="string" table:style-name="ce10">
            <text:p>27302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HEIKHPURA</text:p>
          </table:table-cell>
          <table:table-cell office:value-type="float" office:value="3002" table:style-name="ce15">
            <text:p>3002</text:p>
          </table:table-cell>
          <table:table-cell office:value-type="string" table:style-name="ce19">
            <text:p>The Chief Manager,STATE BANK OF INDIA,SHEIKHPURAPO.-SHEIKHPURADIST:SHEIKHPURABIHAR</text:p>
          </table:table-cell>
          <table:table-cell office:value-type="float" office:value="811105" table:style-name="ce17">
            <text:p>811105</text:p>
          </table:table-cell>
          <table:table-cell office:value-type="string" table:style-name="ce17">
            <text:p>sbi.03002@sbi.co.in</text:p>
          </table:table-cell>
          <table:table-cell office:value-type="float" office:value="9334810468" table:style-name="ce17">
            <text:p>9334810468</text:p>
          </table:table-cell>
          <table:table-cell office:value-type="float" office:value="6325" table:style-name="ce17">
            <text:p>6325</text:p>
          </table:table-cell>
          <table:table-cell office:value-type="string" table:style-name="ce10">
            <text:p>22844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DB BIHARSARIF</text:p>
          </table:table-cell>
          <table:table-cell office:value-type="float" office:value="3063" table:style-name="ce15">
            <text:p>3063</text:p>
          </table:table-cell>
          <table:table-cell office:value-type="string" table:style-name="ce19">
            <text:p>The Chief Manager,STATE BANK OF INDIA,NALANDAADB,BIHARSARIFADB, BIHARSARIFDIST:NALANDA, BIHAR</text:p>
          </table:table-cell>
          <table:table-cell office:value-type="float" office:value="803101" table:style-name="ce17">
            <text:p>803101</text:p>
          </table:table-cell>
          <table:table-cell office:value-type="string" table:style-name="ce17">
            <text:p>SBIADBVIHAR@SIFY.COM</text:p>
          </table:table-cell>
          <table:table-cell office:value-type="float" office:value="9955997311" table:style-name="ce17">
            <text:p>9955997311</text:p>
          </table:table-cell>
          <table:table-cell office:value-type="float" office:value="6324" table:style-name="ce17">
            <text:p>6324</text:p>
          </table:table-cell>
          <table:table-cell office:value-type="string" table:style-name="ce10">
            <text:p>21249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AJGIR</text:p>
          </table:table-cell>
          <table:table-cell office:value-type="float" office:value="3499" table:style-name="ce15">
            <text:p>3499</text:p>
          </table:table-cell>
          <table:table-cell office:value-type="string" table:style-name="ce19">
            <text:p>The Chief Manager,STATE BANK OF INDIA,NALANDAPO-RAJGIRDIST:NALANDABIHAR</text:p>
          </table:table-cell>
          <table:table-cell office:value-type="float" office:value="803116" table:style-name="ce17">
            <text:p>803116</text:p>
          </table:table-cell>
          <table:table-cell office:value-type="string" table:style-name="ce17">
            <text:p>sbi.03499@sbi.co.in</text:p>
          </table:table-cell>
          <table:table-cell office:value-type="float" office:value="9955997321" table:style-name="ce17">
            <text:p>9955997321</text:p>
          </table:table-cell>
          <table:table-cell office:value-type="float" office:value="6341" table:style-name="ce17">
            <text:p>6341</text:p>
          </table:table-cell>
          <table:table-cell office:value-type="string" table:style-name="ce10">
            <text:p>23604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HILSA</text:p>
          </table:table-cell>
          <table:table-cell office:value-type="float" office:value="3587" table:style-name="ce15">
            <text:p>3587</text:p>
          </table:table-cell>
          <table:table-cell office:value-type="string" table:style-name="ce19">
            <text:p>The Chief Manager,STATE BANK OF INDIA,NALANDAMAIN ROAD HILSADIST:NALANDABIHAR</text:p>
          </table:table-cell>
          <table:table-cell office:value-type="float" office:value="801302" table:style-name="ce17">
            <text:p>801302</text:p>
          </table:table-cell>
          <table:table-cell office:value-type="string" table:style-name="ce17">
            <text:p>sbi.03587@sbi.co.in</text:p>
          </table:table-cell>
          <table:table-cell office:value-type="float" office:value="9430943430" table:style-name="ce17">
            <text:p>9430943430</text:p>
          </table:table-cell>
          <table:table-cell office:value-type="float" office:value="6341" table:style-name="ce17">
            <text:p>6341</text:p>
          </table:table-cell>
          <table:table-cell office:value-type="string" table:style-name="ce10">
            <text:p>22326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PARWAL PUR</text:p>
          </table:table-cell>
          <table:table-cell office:value-type="float" office:value="6022" table:style-name="ce15">
            <text:p>6022</text:p>
          </table:table-cell>
          <table:table-cell office:value-type="string" table:style-name="ce19">
            <text:p>The Branch Manager,STATE BANK OF INDIA,NALANDAPARWAL PURDIST:NALANDABIHAR</text:p>
          </table:table-cell>
          <table:table-cell office:value-type="float" office:value="803114" table:style-name="ce17">
            <text:p>803114</text:p>
          </table:table-cell>
          <table:table-cell office:value-type="string" table:style-name="ce17">
            <text:p>sbi.06022@sbi.co.in</text:p>
          </table:table-cell>
          <table:table-cell office:value-type="float" office:value="9431897447" table:style-name="ce17">
            <text:p>9431897447</text:p>
          </table:table-cell>
          <table:table-cell office:value-type="float" office:value="61120" table:style-name="ce17">
            <text:p>61120</text:p>
          </table:table-cell>
          <table:table-cell office:value-type="string" table:style-name="ce10">
            <text:p>22273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ISLAMPUR</text:p>
          </table:table-cell>
          <table:table-cell office:value-type="float" office:value="6287" table:style-name="ce15">
            <text:p>6287</text:p>
          </table:table-cell>
          <table:table-cell office:value-type="string" table:style-name="ce19">
            <text:p>The Branch Manager,STATE BANK OF INDIA,NALANDAPO-ISLAMPURDIST:NALANDABIHAR</text:p>
          </table:table-cell>
          <table:table-cell office:value-type="float" office:value="801303" table:style-name="ce17">
            <text:p>801303</text:p>
          </table:table-cell>
          <table:table-cell office:value-type="string" table:style-name="ce17">
            <text:p>sbi.06287@sbi.co.in</text:p>
          </table:table-cell>
          <table:table-cell office:value-type="float" office:value="9934912504" table:style-name="ce17">
            <text:p>9934912504</text:p>
          </table:table-cell>
          <table:table-cell office:value-type="float" office:value="6112" table:style-name="ce17">
            <text:p>6112</text:p>
          </table:table-cell>
          <table:table-cell office:value-type="string" table:style-name="ce10">
            <text:p>25524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RI PAHARI</text:p>
          </table:table-cell>
          <table:table-cell office:value-type="float" office:value="6554" table:style-name="ce15">
            <text:p>6554</text:p>
          </table:table-cell>
          <table:table-cell office:value-type="string" table:style-name="ce19">
            <text:p>The Branch Manager,STATE BANK OF INDIA,NALANDAP.O.SOHSARAI,BIHARSHARIFDIST:NALANDA, BIHAR</text:p>
          </table:table-cell>
          <table:table-cell office:value-type="float" office:value="803118" table:style-name="ce17">
            <text:p>803118</text:p>
          </table:table-cell>
          <table:table-cell office:value-type="string" table:style-name="ce17">
            <text:p>sbibaripahari@sify.com</text:p>
          </table:table-cell>
          <table:table-cell office:value-type="float" office:value="9430060511" table:style-name="ce17">
            <text:p>9430060511</text:p>
          </table:table-cell>
          <table:table-cell office:value-type="float" office:value="6111" table:style-name="ce17">
            <text:p>6111</text:p>
          </table:table-cell>
          <table:table-cell office:value-type="string" table:style-name="ce10">
            <text:p>25224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DB SHEIKHPURA</text:p>
          </table:table-cell>
          <table:table-cell office:value-type="float" office:value="6617" table:style-name="ce15">
            <text:p>6617</text:p>
          </table:table-cell>
          <table:table-cell office:value-type="string" table:style-name="ce19">
            <text:p>The Branch Manager,STATE BANK OF INDIA,SHEIKHPURADIST-SHEIKHPURASHEIKHPURABIHAR</text:p>
          </table:table-cell>
          <table:table-cell office:value-type="float" office:value="811105" table:style-name="ce17">
            <text:p>811105</text:p>
          </table:table-cell>
          <table:table-cell office:value-type="string" table:style-name="ce17">
            <text:p>06617.sbi@sbi.co.in</text:p>
          </table:table-cell>
          <table:table-cell office:value-type="float" office:value="9430889508" table:style-name="ce17">
            <text:p>9430889508</text:p>
          </table:table-cell>
          <table:table-cell office:value-type="float" office:value="6111" table:style-name="ce17">
            <text:p>6111</text:p>
          </table:table-cell>
          <table:table-cell office:value-type="string" table:style-name="ce10">
            <text:p>25949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OCTORS COLONY BIHARSHARIF</text:p>
          </table:table-cell>
          <table:table-cell office:value-type="float" office:value="10338" table:style-name="ce15">
            <text:p>10338</text:p>
          </table:table-cell>
          <table:table-cell office:value-type="string" table:style-name="ce19">
            <text:p>The Branch Manager,STATE BANK OF INDIA,NALANDAKHANDAK MORENEAR BATIKA HOTELBIHARSHARIF NALANDA</text:p>
          </table:table-cell>
          <table:table-cell office:value-type="float" office:value="803101" table:style-name="ce17">
            <text:p>803101</text:p>
          </table:table-cell>
          <table:table-cell office:value-type="string" table:style-name="ce17">
            <text:p>sbi.10338@sbi.co.in</text:p>
          </table:table-cell>
          <table:table-cell office:value-type="float" office:value="9905699475" table:style-name="ce17">
            <text:p>9905699475</text:p>
          </table:table-cell>
          <table:table-cell office:value-type="float" office:value="6111" table:style-name="ce17">
            <text:p>6111</text:p>
          </table:table-cell>
          <table:table-cell office:value-type="string" table:style-name="ce10">
            <text:p>25702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AJOULI</text:p>
          </table:table-cell>
          <table:table-cell office:value-type="float" office:value="10774" table:style-name="ce15">
            <text:p>10774</text:p>
          </table:table-cell>
          <table:table-cell office:value-type="string" table:style-name="ce19">
            <text:p>The Branch Manager,STATE BANK OF INDIA,NAWADAHPO - RAJOULIPO - RAJOULIDIST - NAWADA</text:p>
          </table:table-cell>
          <table:table-cell office:value-type="float" office:value="805125" table:style-name="ce17">
            <text:p>805125</text:p>
          </table:table-cell>
          <table:table-cell office:value-type="string" table:style-name="ce17">
            <text:p>sbi.10774@sbi.co.in</text:p>
          </table:table-cell>
          <table:table-cell office:value-type="float" office:value="9955997322" table:style-name="ce17">
            <text:p>9955997322</text:p>
          </table:table-cell>
          <table:table-cell office:value-type="float" office:value="6112" table:style-name="ce17">
            <text:p>6112</text:p>
          </table:table-cell>
          <table:table-cell office:value-type="string" table:style-name="ce10">
            <text:p>22338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HARNAUT</text:p>
          </table:table-cell>
          <table:table-cell office:value-type="float" office:value="12594" table:style-name="ce15">
            <text:p>12594</text:p>
          </table:table-cell>
          <table:table-cell office:value-type="string" table:style-name="ce19">
            <text:p>The Branch Manager,STATE BANK OF INDIA,NALANDARANCHI ROADPO HARNAUTDIST NALANDA</text:p>
          </table:table-cell>
          <table:table-cell office:value-type="float" office:value="803110" table:style-name="ce17">
            <text:p>803110</text:p>
          </table:table-cell>
          <table:table-cell office:value-type="float" office:value="0" table:style-name="ce17">
            <text:p>0</text:p>
          </table:table-cell>
          <table:table-cell office:value-type="float" office:value="9973388651" table:style-name="ce17">
            <text:p>9973388651</text:p>
          </table:table-cell>
          <table:table-cell office:value-type="float" office:value="6341" table:style-name="ce17">
            <text:p>6341</text:p>
          </table:table-cell>
          <table:table-cell office:value-type="string" table:style-name="ce10">
            <text:p>22320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AWADA BAZAR</text:p>
          </table:table-cell>
          <table:table-cell office:value-type="float" office:value="12597" table:style-name="ce15">
            <text:p>12597</text:p>
          </table:table-cell>
          <table:table-cell office:value-type="string" table:style-name="ce19">
            <text:p>The Branch Manager,STATE BANK OF INDIA,NAWADAHGOLA ROAD MORERAJENDRA MARKET, KADAMKUN CHOWKNAWADA</text:p>
          </table:table-cell>
          <table:table-cell office:value-type="float" office:value="805110" table:style-name="ce17">
            <text:p>805110</text:p>
          </table:table-cell>
          <table:table-cell office:value-type="float" office:value="0" table:style-name="ce17">
            <text:p>0</text:p>
          </table:table-cell>
          <table:table-cell office:value-type="float" office:value="9470988166" table:style-name="ce17">
            <text:p>9470988166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HISUA DIST-NAWADA</text:p>
          </table:table-cell>
          <table:table-cell office:value-type="float" office:value="12598" table:style-name="ce15">
            <text:p>12598</text:p>
          </table:table-cell>
          <table:table-cell office:value-type="string" table:style-name="ce19">
            <text:p>The Branch Manager,STATE BANK OF INDIA,NAWADAHH/O CHANDERKANTA DEVIW/O DR.SALIGRAM PRASAD SINGHHISUA, RAJGIR ROAD, DISTT-NAWADA</text:p>
          </table:table-cell>
          <table:table-cell office:value-type="float" office:value="805110" table:style-name="ce17">
            <text:p>805110</text:p>
          </table:table-cell>
          <table:table-cell office:value-type="string" table:style-name="ce17">
            <text:p>sbi.12598@sbi.co.in</text:p>
          </table:table-cell>
          <table:table-cell office:value-type="float" office:value="9431291022" table:style-name="ce17">
            <text:p>9431291022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EKANGARSARAI DISTT-NALANDA</text:p>
          </table:table-cell>
          <table:table-cell office:value-type="float" office:value="12599" table:style-name="ce15">
            <text:p>12599</text:p>
          </table:table-cell>
          <table:table-cell office:value-type="string" table:style-name="ce19">
            <text:p>The Branch Manager,STATE BANK OF INDIA,NALANDAH/O SRIMATI CHANDRAMANI DEVIW/O VIJAY KUMAR, VIJAY MARKET PATNA ROAEKANGARSARAI, DISTT-NALANDA</text:p>
          </table:table-cell>
          <table:table-cell office:value-type="float" office:value="803101" table:style-name="ce17">
            <text:p>803101</text:p>
          </table:table-cell>
          <table:table-cell office:value-type="string" table:style-name="ce17">
            <text:p>sbi.12599@sbi.co.in</text:p>
          </table:table-cell>
          <table:table-cell office:value-type="float" office:value="9430906352" table:style-name="ce17">
            <text:p>9430906352</text:p>
          </table:table-cell>
          <table:table-cell office:value-type="float" office:value="6112" table:style-name="ce17">
            <text:p>6112</text:p>
          </table:table-cell>
          <table:table-cell office:value-type="string" table:style-name="ce10">
            <text:p>27686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ALYANBIGHA</text:p>
          </table:table-cell>
          <table:table-cell office:value-type="float" office:value="14827" table:style-name="ce15">
            <text:p>14827</text:p>
          </table:table-cell>
          <table:table-cell office:value-type="string" table:style-name="ce19">
            <text:p>The Branch Manager,STATE BANK OF INDIA,NALANDADUGDHA SAMMITI OFFICEKALYANBIGHANALANDA</text:p>
          </table:table-cell>
          <table:table-cell office:value-type="float" office:value="803123" table:style-name="ce17">
            <text:p>803123</text:p>
          </table:table-cell>
          <table:table-cell office:value-type="string" table:style-name="ce17">
            <text:p>sbi.14827@sbi.co.in</text:p>
          </table:table-cell>
          <table:table-cell table:style-name="ce17"/>
          <table:table-cell office:value-type="float" office:value="6324" table:style-name="ce17">
            <text:p>632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SILAO</text:p>
          </table:table-cell>
          <table:table-cell office:value-type="float" office:value="15345" table:style-name="ce15">
            <text:p>15345</text:p>
          </table:table-cell>
          <table:table-cell office:value-type="string" table:style-name="ce19">
            <text:p>The Branch Manager,STATE BANK OF INDIA,NALANDASRI RAM COMPLEX , TINMUHANI ,GOLA ROADSILAO, ON NALANDA-RAJGIR N H-82DT. NALANDA</text:p>
          </table:table-cell>
          <table:table-cell office:value-type="float" office:value="803117" table:style-name="ce17">
            <text:p>803117</text:p>
          </table:table-cell>
          <table:table-cell office:value-type="string" table:style-name="ce17">
            <text:p>sbi.15345@sbi.co.in</text:p>
          </table:table-cell>
          <table:table-cell office:value-type="float" office:value="9431094228" table:style-name="ce17">
            <text:p>9431094228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CHANDI DISTT NALANDA</text:p>
          </table:table-cell>
          <table:table-cell office:value-type="float" office:value="16396" table:style-name="ce15">
            <text:p>16396</text:p>
          </table:table-cell>
          <table:table-cell office:value-type="string" table:style-name="ce19">
            <text:p>The Branch Manager,STATE BANK OF INDIA,NALANDANEAR CHANDI BUS STANDVILL&amp; PO: CHANDIDISTT:NALANDA</text:p>
          </table:table-cell>
          <table:table-cell office:value-type="float" office:value="801308" table:style-name="ce17">
            <text:p>801308</text:p>
          </table:table-cell>
          <table:table-cell office:value-type="string" table:style-name="ce17">
            <text:p>SBI.16396@SBI.CO.IN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AGARNAUSA</text:p>
          </table:table-cell>
          <table:table-cell office:value-type="float" office:value="17145" table:style-name="ce15">
            <text:p>17145</text:p>
          </table:table-cell>
          <table:table-cell office:value-type="string" table:style-name="ce19">
            <text:p>The Branch Manager,STATE BANK OF INDIA,NALANDANEAR BLOCK OFFICEVILL&amp; PO: NAGARNAUSADISTT: NALANDA</text:p>
          </table:table-cell>
          <table:table-cell office:value-type="float" office:value="801305" table:style-name="ce17">
            <text:p>801305</text:p>
          </table:table-cell>
          <table:table-cell office:value-type="string" table:style-name="ce17">
            <text:p>SBI.17145@SBI.CO.IN</text:p>
          </table:table-cell>
          <table:table-cell office:value-type="float" office:value="9431072161" table:style-name="ce17">
            <text:p>9431072161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MEHUS</text:p>
          </table:table-cell>
          <table:table-cell office:value-type="float" office:value="17417" table:style-name="ce15">
            <text:p>17417</text:p>
          </table:table-cell>
          <table:table-cell office:value-type="string" table:style-name="ce19">
            <text:p>The Branch Manager,STATE BANK OF INDIA,SHEIKHPURAAT+PO: MEHUSDISTT: SHEIKHPURASTATE BIHAR</text:p>
          </table:table-cell>
          <table:table-cell office:value-type="float" office:value="811102" table:style-name="ce17">
            <text:p>811102</text:p>
          </table:table-cell>
          <table:table-cell office:value-type="string" table:style-name="ce17">
            <text:p>sbi.17417@sbi.co.in</text:p>
          </table:table-cell>
          <table:table-cell office:value-type="float" office:value="7766908496" table:style-name="ce17">
            <text:p>7766908496</text:p>
          </table:table-cell>
          <table:table-cell office:value-type="float" office:value="6112" table:style-name="ce17">
            <text:p>61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ORAINA</text:p>
          </table:table-cell>
          <table:table-cell office:value-type="float" office:value="17817" table:style-name="ce15">
            <text:p>17817</text:p>
          </table:table-cell>
          <table:table-cell office:value-type="string" table:style-name="ce19">
            <text:p>The Branch Manager,STATE BANK OF INDIA,NAWADAHNEAR MUFFASIL POLICE STATIONVILL: KALIPUR,PO: ORAINADISTT: NAWADA</text:p>
          </table:table-cell>
          <table:table-cell office:value-type="float" office:value="805123" table:style-name="ce17">
            <text:p>805123</text:p>
          </table:table-cell>
          <table:table-cell office:value-type="string" table:style-name="ce17">
            <text:p>SBI.17817@SBI.CO.IN</text:p>
          </table:table-cell>
          <table:table-cell office:value-type="float" office:value="8051344387" table:style-name="ce17">
            <text:p>8051344387</text:p>
          </table:table-cell>
          <table:table-cell office:value-type="float" office:value="6111" table:style-name="ce17">
            <text:p>611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EGIONAL BUSINESS OFFICE NALANDA</text:p>
          </table:table-cell>
          <table:table-cell office:value-type="float" office:value="18153" table:style-name="ce15">
            <text:p>18153</text:p>
          </table:table-cell>
          <table:table-cell office:value-type="string" table:style-name="ce19">
            <text:p>The Chief Manager (Admin),STATE BANK OF INDIA,BHAGALPUR2ND FLOOR, STATE BANK OF INDIABIHARSARIF BRANCH NAISARAI, BIHARSARIFBIHARSARIF</text:p>
          </table:table-cell>
          <table:table-cell office:value-type="float" office:value="803101" table:style-name="ce17">
            <text:p>803101</text:p>
          </table:table-cell>
          <table:table-cell office:value-type="string" table:style-name="ce17">
            <text:p>SBI.18153@SBI.CO.IN</text:p>
          </table:table-cell>
          <table:table-cell office:value-type="float" office:value="9430060270" table:style-name="ce17">
            <text:p>9430060270</text:p>
          </table:table-cell>
          <table:table-cell office:value-type="float" office:value="6111" table:style-name="ce17">
            <text:p>611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V I MEDICAL SCIENCES CAMPUS</text:p>
          </table:table-cell>
          <table:table-cell office:value-type="float" office:value="18429" table:style-name="ce15">
            <text:p>18429</text:p>
          </table:table-cell>
          <table:table-cell office:value-type="string" table:style-name="ce19">
            <text:p>The Branch Manager,STATE BANK OF INDIA,NALANDAVARDHMAN INST. OF MED. SCIENCES CAMPUSPAWAPURI, NALANDABIHAR</text:p>
          </table:table-cell>
          <table:table-cell office:value-type="float" office:value="803115" table:style-name="ce17">
            <text:p>803115</text:p>
          </table:table-cell>
          <table:table-cell office:value-type="string" table:style-name="ce17">
            <text:p>SBI.18429@SBI.CO.IN</text:p>
          </table:table-cell>
          <table:table-cell office:value-type="float" office:value="9430245716" table:style-name="ce17">
            <text:p>9430245716</text:p>
          </table:table-cell>
          <table:table-cell office:value-type="float" office:value="6341" table:style-name="ce17">
            <text:p>634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IND</text:p>
          </table:table-cell>
          <table:table-cell office:value-type="float" office:value="18818" table:style-name="ce15">
            <text:p>18818</text:p>
          </table:table-cell>
          <table:table-cell office:value-type="string" table:style-name="ce19">
            <text:p>The Branch Manager,STATE BANK OF INDIA,NALANDAPOST:-BIND VIA ASTHAWANDISTT:-NALANDABIHAR</text:p>
          </table:table-cell>
          <table:table-cell office:value-type="float" office:value="803107" table:style-name="ce17">
            <text:p>803107</text:p>
          </table:table-cell>
          <table:table-cell office:value-type="string" table:style-name="ce17">
            <text:p>SBI.18818@SBI.CO.IN</text:p>
          </table:table-cell>
          <table:table-cell office:value-type="float" office:value="9955997300" table:style-name="ce17">
            <text:p>9955997300</text:p>
          </table:table-cell>
          <table:table-cell office:value-type="float" office:value="6324" table:style-name="ce17">
            <text:p>632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SOHSARAI</text:p>
          </table:table-cell>
          <table:table-cell office:value-type="float" office:value="18819" table:style-name="ce15">
            <text:p>18819</text:p>
          </table:table-cell>
          <table:table-cell office:value-type="string" table:style-name="ce19">
            <text:p>The Branch Manager,STATE BANK OF INDIA,NALANDAP.S &amp; POST OFFICE:-SOHSARAI, BIHARSHARIDISTT-- NALANDA,BIHAR</text:p>
          </table:table-cell>
          <table:table-cell office:value-type="float" office:value="803118" table:style-name="ce17">
            <text:p>803118</text:p>
          </table:table-cell>
          <table:table-cell office:value-type="string" table:style-name="ce17">
            <text:p>SBI.18819@SBI.CO.IN</text:p>
          </table:table-cell>
          <table:table-cell office:value-type="float" office:value="9102409501" table:style-name="ce17">
            <text:p>9102409501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611223700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OORSARAI</text:p>
          </table:table-cell>
          <table:table-cell office:value-type="float" office:value="18820" table:style-name="ce15">
            <text:p>18820</text:p>
          </table:table-cell>
          <table:table-cell office:value-type="string" table:style-name="ce19">
            <text:p>The Branch Manager,STATE BANK OF INDIA,NALANDAPS &amp; POST OFFICE:-NOORSARAIDISTT--NALANDABIHAR</text:p>
          </table:table-cell>
          <table:table-cell office:value-type="float" office:value="803113" table:style-name="ce17">
            <text:p>803113</text:p>
          </table:table-cell>
          <table:table-cell office:value-type="string" table:style-name="ce17">
            <text:p>SBI.18820@SBI.CO.IN</text:p>
          </table:table-cell>
          <table:table-cell office:value-type="float" office:value="9708695734" table:style-name="ce17">
            <text:p>9708695734</text:p>
          </table:table-cell>
          <table:table-cell office:value-type="float" office:value="6112" table:style-name="ce17">
            <text:p>61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style-name="ro8">
          <table:table-cell office:value-type="string" table:number-columns-spanned="3" table:number-rows-spanned="49" table:style-name="ce36">
            <text:p><text:span text:style-name="T8">T</text:span><text:span text:style-name="T6">he Regional<text:s/></text:span><text:span text:style-name="T6">Manager &amp; CPIO,<text:s/></text:span><text:span text:style-name="T6">State Bank of<text:s/></text:span><text:span text:style-name="T6">India, Regional<text:s/></text:span><text:span text:style-name="T6">Business Office,</text:span><text:span text:style-name="T7"><text:s/></text:span><text:span text:style-name="T7">(GAYA)</text:span><text:span text:style-name="T6"><text:s/>ASHA<text:s/></text:span><text:span text:style-name="T6">SINGH MORE</text:span><text:span text:style-name="T6"><text:s/></text:span><text:span text:style-name="T6"><text:s/>A<text:s/></text:span><text:span text:style-name="T6">P COLONY<text:s/></text:span><text:span text:style-name="T6">GAYA,823001,<text:s text:c="2"/></text:span>agmr5.zobha@sbi.co.in</text:p>
          </table:table-cell>
          <table:covered-table-cell table:number-columns-repeated="2"/>
          <table:table-cell office:value-type="string" table:number-columns-spanned="1" table:number-rows-spanned="49" table:style-name="ce39">
            <text:p>PHONE :7764050871, <text:s text:c="2"/>PHONE :222100FAX : 0 <text:s text:c="25"/>FAX :</text:p>
          </table:table-cell>
          <table:table-cell office:value-type="string" table:style-name="ce18">
            <text:p>GAYA</text:p>
          </table:table-cell>
          <table:table-cell office:value-type="float" office:value="79" table:style-name="ce15">
            <text:p>79</text:p>
          </table:table-cell>
          <table:table-cell office:value-type="string" table:style-name="ce19">
            <text:p>The Chief Manager,STATE BANK OF INDIA,GAYANEAR GAYA COURT,GAYADIST:GAYABIHAR</text:p>
          </table:table-cell>
          <table:table-cell office:value-type="float" office:value="823001" table:style-name="ce17">
            <text:p>823001</text:p>
          </table:table-cell>
          <table:table-cell office:value-type="string" table:style-name="ce17">
            <text:p>sbi.00079@sbi.co.in</text:p>
          </table:table-cell>
          <table:table-cell office:value-type="float" office:value="9431220180" table:style-name="ce17">
            <text:p>9431220180</text:p>
          </table:table-cell>
          <table:table-cell office:value-type="float" office:value="6310" table:style-name="ce17">
            <text:p>6310</text:p>
          </table:table-cell>
          <table:table-cell office:value-type="string" table:style-name="ce10">
            <text:p>242768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JEHANABAD</text:p>
          </table:table-cell>
          <table:table-cell office:value-type="float" office:value="100" table:style-name="ce15">
            <text:p>100</text:p>
          </table:table-cell>
          <table:table-cell office:value-type="string" table:style-name="ce19">
            <text:p>The Chief Manager,STATE BANK OF INDIA,JEHANABADJEHANABADDIST:JEHANABADBIHAR</text:p>
          </table:table-cell>
          <table:table-cell office:value-type="float" office:value="804408" table:style-name="ce17">
            <text:p>804408</text:p>
          </table:table-cell>
          <table:table-cell office:value-type="string" table:style-name="ce17">
            <text:p>sbi00100@sbi.co.in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AYA BAZAR ( GAYA )</text:p>
          </table:table-cell>
          <table:table-cell office:value-type="float" office:value="1222" table:style-name="ce15">
            <text:p>1222</text:p>
          </table:table-cell>
          <table:table-cell office:value-type="string" table:style-name="ce19">
            <text:p>The Chief Manager,STATE BANK OF INDIA,GAYAOPP.POST OFFICEG B ROAD, GAYADIST:GAYA, BIHAR</text:p>
          </table:table-cell>
          <table:table-cell office:value-type="float" office:value="823001" table:style-name="ce17">
            <text:p>823001</text:p>
          </table:table-cell>
          <table:table-cell office:value-type="string" table:style-name="ce17">
            <text:p>sbi.01222@sbi.co.in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ODH GAYA</text:p>
          </table:table-cell>
          <table:table-cell office:value-type="float" office:value="2739" table:style-name="ce15">
            <text:p>2739</text:p>
          </table:table-cell>
          <table:table-cell office:value-type="string" table:style-name="ce19">
            <text:p>The Chief Manager,STATE BANK OF INDIA,GAYABODH GAYADIST:GAYA, BIHARBODH GAYA</text:p>
          </table:table-cell>
          <table:table-cell office:value-type="float" office:value="823001" table:style-name="ce17">
            <text:p>823001</text:p>
          </table:table-cell>
          <table:table-cell office:value-type="string" table:style-name="ce17">
            <text:p>SBI2739@SBI.CO.IN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SHERGHATI</text:p>
          </table:table-cell>
          <table:table-cell office:value-type="float" office:value="3455" table:style-name="ce15">
            <text:p>3455</text:p>
          </table:table-cell>
          <table:table-cell office:value-type="string" table:style-name="ce19">
            <text:p>The Chief Manager,STATE BANK OF INDIA,GAYASHERGHATIDIST:GAYABIHAR</text:p>
          </table:table-cell>
          <table:table-cell office:value-type="float" office:value="824211" table:style-name="ce17">
            <text:p>824211</text:p>
          </table:table-cell>
          <table:table-cell office:value-type="string" table:style-name="ce17">
            <text:p>sbi03455@sbi.co.in</text:p>
          </table:table-cell>
          <table:table-cell office:value-type="float" office:value="9905253521" table:style-name="ce17">
            <text:p>9905253521</text:p>
          </table:table-cell>
          <table:table-cell office:value-type="float" office:value="6114" table:style-name="ce17">
            <text:p>6114</text:p>
          </table:table-cell>
          <table:table-cell office:value-type="string" table:style-name="ce10">
            <text:p>22302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WAZIRGANJ</text:p>
          </table:table-cell>
          <table:table-cell office:value-type="float" office:value="3584" table:style-name="ce15">
            <text:p>3584</text:p>
          </table:table-cell>
          <table:table-cell office:value-type="string" table:style-name="ce19">
            <text:p>The Branch Manager,STATE BANK OF INDIA,GAYAPO-WAZIRGANJPS WAZIRGANJDIST:GAYA, BIHAR</text:p>
          </table:table-cell>
          <table:table-cell office:value-type="float" office:value="805131" table:style-name="ce17">
            <text:p>805131</text:p>
          </table:table-cell>
          <table:table-cell office:value-type="string" table:style-name="ce17">
            <text:p>sbi.3584@sbi.co.in</text:p>
          </table:table-cell>
          <table:table-cell office:value-type="float" office:value="9431056158" table:style-name="ce17">
            <text:p>9431056158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243616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ANUGRAH COLONY GAYA</text:p>
          </table:table-cell>
          <table:table-cell office:value-type="float" office:value="3588" table:style-name="ce15">
            <text:p>3588</text:p>
          </table:table-cell>
          <table:table-cell office:value-type="string" table:style-name="ce19">
            <text:p>The Chief Manager,STATE BANK OF INDIA,GAYAA P COLONYDIST:GAYA,BIHAR</text:p>
          </table:table-cell>
          <table:table-cell office:value-type="float" office:value="823001" table:style-name="ce17">
            <text:p>823001</text:p>
          </table:table-cell>
          <table:table-cell office:value-type="string" table:style-name="ce17">
            <text:p>SBI.3588@SBI.CO.IN</text:p>
          </table:table-cell>
          <table:table-cell office:value-type="float" office:value="9955997416" table:style-name="ce17">
            <text:p>9955997416</text:p>
          </table:table-cell>
          <table:table-cell office:value-type="float" office:value="6310" table:style-name="ce17">
            <text:p>6310</text:p>
          </table:table-cell>
          <table:table-cell office:value-type="string" table:style-name="ce10">
            <text:p>220074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DB JEHANABAD</text:p>
          </table:table-cell>
          <table:table-cell office:value-type="float" office:value="3611" table:style-name="ce15">
            <text:p>3611</text:p>
          </table:table-cell>
          <table:table-cell office:value-type="string" table:style-name="ce19">
            <text:p>The Branch Manager,STATE BANK OF INDIA,JEHANABADCOURT AREA, JEHANABADDIST:JEHANABADBIHAR</text:p>
          </table:table-cell>
          <table:table-cell office:value-type="float" office:value="804417" table:style-name="ce17">
            <text:p>804417</text:p>
          </table:table-cell>
          <table:table-cell office:value-type="string" table:style-name="ce17">
            <text:p>sbi.03611@sbi.co.in</text:p>
          </table:table-cell>
          <table:table-cell office:value-type="float" office:value="9431741398" table:style-name="ce17">
            <text:p>9431741398</text:p>
          </table:table-cell>
          <table:table-cell office:value-type="float" office:value="6326" table:style-name="ce17">
            <text:p>6326</text:p>
          </table:table-cell>
          <table:table-cell office:value-type="string" table:style-name="ce10">
            <text:p>22259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MANPUR</text:p>
          </table:table-cell>
          <table:table-cell office:value-type="float" office:value="5611" table:style-name="ce15">
            <text:p>5611</text:p>
          </table:table-cell>
          <table:table-cell office:value-type="string" table:style-name="ce19">
            <text:p>The Branch Manager,STATE BANK OF INDIA,GAYAP.O.BUNIADGANJPS : MUFASILDIST:GAYA, BIHAR</text:p>
          </table:table-cell>
          <table:table-cell office:value-type="float" office:value="823003" table:style-name="ce17">
            <text:p>823003</text:p>
          </table:table-cell>
          <table:table-cell office:value-type="string" table:style-name="ce17">
            <text:p>sbi.05611@sbi.co.in</text:p>
          </table:table-cell>
          <table:table-cell office:value-type="float" office:value="9431364958" table:style-name="ce17">
            <text:p>9431364958</text:p>
          </table:table-cell>
          <table:table-cell office:value-type="float" office:value="6320" table:style-name="ce17">
            <text:p>6320</text:p>
          </table:table-cell>
          <table:table-cell office:value-type="string" table:style-name="ce10">
            <text:p>222673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USAS DEORA</text:p>
          </table:table-cell>
          <table:table-cell office:value-type="float" office:value="6289" table:style-name="ce15">
            <text:p>6289</text:p>
          </table:table-cell>
          <table:table-cell office:value-type="string" table:style-name="ce19">
            <text:p>The Branch Manager,STATE BANK OF INDIA,GAYAVILL-USAS DEORAPO-USASDIST:GAYA, BIHAR</text:p>
          </table:table-cell>
          <table:table-cell office:value-type="float" office:value="824235" table:style-name="ce17">
            <text:p>824235</text:p>
          </table:table-cell>
          <table:table-cell office:value-type="string" table:style-name="ce17">
            <text:p>sbi.06289@sbi.co.in</text:p>
          </table:table-cell>
          <table:table-cell office:value-type="float" office:value="9431074585" table:style-name="ce17">
            <text:p>9431074585</text:p>
          </table:table-cell>
          <table:table-cell office:value-type="float" office:value="6310" table:style-name="ce17">
            <text:p>6310</text:p>
          </table:table-cell>
          <table:table-cell office:value-type="string" table:style-name="ce10">
            <text:p>222156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GANDHI MAIDAN (GAYA)</text:p>
          </table:table-cell>
          <table:table-cell office:value-type="float" office:value="6553" table:style-name="ce15">
            <text:p>6553</text:p>
          </table:table-cell>
          <table:table-cell office:value-type="string" table:style-name="ce19">
            <text:p>The Branch Manager,STATE BANK OF INDIA,GAYAOPP. CIVIL LINES,MOOR COMPLEXDAK BANGLOW ROAD, GAYA,DIST:GAYA, BIHAR</text:p>
          </table:table-cell>
          <table:table-cell office:value-type="float" office:value="823001" table:style-name="ce17">
            <text:p>823001</text:p>
          </table:table-cell>
          <table:table-cell office:value-type="string" table:style-name="ce17">
            <text:p>SBI.06553@SBI.CO.IN</text:p>
          </table:table-cell>
          <table:table-cell office:value-type="float" office:value="9430057951" table:style-name="ce17">
            <text:p>9430057951</text:p>
          </table:table-cell>
          <table:table-cell office:value-type="float" office:value="6114" table:style-name="ce17">
            <text:p>6114</text:p>
          </table:table-cell>
          <table:table-cell office:value-type="string" table:style-name="ce10">
            <text:p>22308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MILITARY CANTONMENT GAYA</text:p>
          </table:table-cell>
          <table:table-cell office:value-type="float" office:value="6611" table:style-name="ce15">
            <text:p>6611</text:p>
          </table:table-cell>
          <table:table-cell office:value-type="string" table:style-name="ce19">
            <text:p>The Branch Manager,STATE BANK OF INDIA,GAYAASC CENTRE (NORTH), PAHARPUR,GAYA,DIST:GAYA, BIHAR</text:p>
          </table:table-cell>
          <table:table-cell office:value-type="float" office:value="823005" table:style-name="ce17">
            <text:p>823005</text:p>
          </table:table-cell>
          <table:table-cell office:value-type="string" table:style-name="ce17">
            <text:p>sbi.6611@sbi.co.in</text:p>
          </table:table-cell>
          <table:table-cell office:value-type="float" office:value="9955997437" table:style-name="ce17">
            <text:p>9955997437</text:p>
          </table:table-cell>
          <table:table-cell office:value-type="float" office:value="6310" table:style-name="ce17">
            <text:p>6310</text:p>
          </table:table-cell>
          <table:table-cell office:value-type="string" table:style-name="ce10">
            <text:p>245038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ODDIHA</text:p>
          </table:table-cell>
          <table:table-cell office:value-type="float" office:value="8122" table:style-name="ce15">
            <text:p>8122</text:p>
          </table:table-cell>
          <table:table-cell office:value-type="string" table:style-name="ce19">
            <text:p>The Branch Manager,STATE BANK OF INDIA,JEHANABADJEHANABADDIST--JEHANABADBIHAR</text:p>
          </table:table-cell>
          <table:table-cell office:value-type="float" office:value="804408" table:style-name="ce17">
            <text:p>804408</text:p>
          </table:table-cell>
          <table:table-cell office:value-type="float" office:value="0" table:style-name="ce17">
            <text:p>0</text:p>
          </table:table-cell>
          <table:table-cell office:value-type="float" office:value="9430679183" table:style-name="ce17">
            <text:p>9430679183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ATHARKATTI</text:p>
          </table:table-cell>
          <table:table-cell office:value-type="float" office:value="8123" table:style-name="ce15">
            <text:p>8123</text:p>
          </table:table-cell>
          <table:table-cell office:value-type="string" table:style-name="ce19">
            <text:p>The Branch Manager,STATE BANK OF INDIA,GAYAAT&amp; PO : PATHARKATTIVIA : ATRI, DIST : GAYABIHAR</text:p>
          </table:table-cell>
          <table:table-cell office:value-type="float" office:value="823311" table:style-name="ce17">
            <text:p>823311</text:p>
          </table:table-cell>
          <table:table-cell office:value-type="string" table:style-name="ce17">
            <text:p>sbi.08123@sbi.co.in</text:p>
          </table:table-cell>
          <table:table-cell office:value-type="float" office:value="9431279666" table:style-name="ce17">
            <text:p>9431279666</text:p>
          </table:table-cell>
          <table:table-cell office:value-type="float" office:value="6310" table:style-name="ce17">
            <text:p>6310</text:p>
          </table:table-cell>
          <table:table-cell office:value-type="string" table:style-name="ce10">
            <text:p>243094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HATI</text:p>
          </table:table-cell>
          <table:table-cell office:value-type="float" office:value="8124" table:style-name="ce15">
            <text:p>8124</text:p>
          </table:table-cell>
          <table:table-cell office:value-type="string" table:style-name="ce19">
            <text:p>The Branch Manager,STATE BANK OF INDIA,JEHANABADJEHANABADDIST:JEHANABADBIHAR</text:p>
          </table:table-cell>
          <table:table-cell office:value-type="float" office:value="804420" table:style-name="ce17">
            <text:p>804420</text:p>
          </table:table-cell>
          <table:table-cell office:value-type="string" table:style-name="ce17">
            <text:p>sbi.08124@sbi.co.in</text:p>
          </table:table-cell>
          <table:table-cell office:value-type="float" office:value="9934604210" table:style-name="ce17">
            <text:p>9934604210</text:p>
          </table:table-cell>
          <table:table-cell office:value-type="float" office:value="82300" table:style-name="ce17">
            <text:p>82300</text:p>
          </table:table-cell>
          <table:table-cell office:value-type="string" table:style-name="ce10">
            <text:p>221007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PURA</text:p>
          </table:table-cell>
          <table:table-cell office:value-type="float" office:value="8309" table:style-name="ce15">
            <text:p>8309</text:p>
          </table:table-cell>
          <table:table-cell office:value-type="string" table:style-name="ce19">
            <text:p>The Branch Manager,STATE BANK OF INDIA,GAYAPO : PURADIST : GAYABIHAR</text:p>
          </table:table-cell>
          <table:table-cell office:value-type="float" office:value="824236" table:style-name="ce17">
            <text:p>824236</text:p>
          </table:table-cell>
          <table:table-cell office:value-type="string" table:style-name="ce17">
            <text:p>sbi.08309@sbi.co.in</text:p>
          </table:table-cell>
          <table:table-cell office:value-type="float" office:value="9835228149" table:style-name="ce17">
            <text:p>9835228149</text:p>
          </table:table-cell>
          <table:table-cell office:value-type="float" office:value="6114" table:style-name="ce17">
            <text:p>6114</text:p>
          </table:table-cell>
          <table:table-cell office:value-type="string" table:style-name="ce10">
            <text:p>22747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ANDA</text:p>
          </table:table-cell>
          <table:table-cell office:value-type="float" office:value="8310" table:style-name="ce15">
            <text:p>8310</text:p>
          </table:table-cell>
          <table:table-cell office:value-type="string" table:style-name="ce19">
            <text:p>The Branch Manager,STATE BANK OF INDIA,GAYAVILL+PO-SANDAPS-TEKARI,DIST:GAYABIHAR</text:p>
          </table:table-cell>
          <table:table-cell office:value-type="float" office:value="824235" table:style-name="ce17">
            <text:p>824235</text:p>
          </table:table-cell>
          <table:table-cell office:value-type="string" table:style-name="ce17">
            <text:p>sbi.08310@sbi.co.in</text:p>
          </table:table-cell>
          <table:table-cell office:value-type="float" office:value="9931794614" table:style-name="ce17">
            <text:p>993179461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URKIHAR</text:p>
          </table:table-cell>
          <table:table-cell office:value-type="float" office:value="8312" table:style-name="ce15">
            <text:p>8312</text:p>
          </table:table-cell>
          <table:table-cell office:value-type="string" table:style-name="ce19">
            <text:p>The Branch Manager,STATE BANK OF INDIA,GAYAAT &amp; PO : KURKIHARDIST:GAYABIHAR</text:p>
          </table:table-cell>
          <table:table-cell office:value-type="float" office:value="805131" table:style-name="ce17">
            <text:p>805131</text:p>
          </table:table-cell>
          <table:table-cell office:value-type="string" table:style-name="ce17">
            <text:p>sbi.08312@sbi.co.in</text:p>
          </table:table-cell>
          <table:table-cell office:value-type="float" office:value="9431062399" table:style-name="ce17">
            <text:p>9431062399</text:p>
          </table:table-cell>
          <table:table-cell office:value-type="float" office:value="6114" table:style-name="ce17">
            <text:p>611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HAJIPUR</text:p>
          </table:table-cell>
          <table:table-cell office:value-type="float" office:value="8313" table:style-name="ce15">
            <text:p>8313</text:p>
          </table:table-cell>
          <table:table-cell office:value-type="string" table:style-name="ce19">
            <text:p>The Branch Manager,STATE BANK OF INDIA,JEHANABADHAJIPUR (DIST:JEHANABAD)DIST : JEHANABADBIHAR</text:p>
          </table:table-cell>
          <table:table-cell office:value-type="float" office:value="804408" table:style-name="ce17">
            <text:p>804408</text:p>
          </table:table-cell>
          <table:table-cell office:value-type="string" table:style-name="ce17">
            <text:p>sbi.08313@sbi.co.in</text:p>
          </table:table-cell>
          <table:table-cell office:value-type="float" office:value="9934985273" table:style-name="ce17">
            <text:p>9934985273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URANI GODOWN(GAYA)</text:p>
          </table:table-cell>
          <table:table-cell office:value-type="float" office:value="9007" table:style-name="ce15">
            <text:p>9007</text:p>
          </table:table-cell>
          <table:table-cell office:value-type="string" table:style-name="ce19">
            <text:p>The Branch Manager,STATE BANK OF INDIA,GAYAK.P.ROAD, GAYA,PURANI GODOWN(GAYA)DIST:GAYA, BIHAR</text:p>
          </table:table-cell>
          <table:table-cell office:value-type="float" office:value="823001" table:style-name="ce17">
            <text:p>823001</text:p>
          </table:table-cell>
          <table:table-cell office:value-type="string" table:style-name="ce17">
            <text:p>SBI.PURNI@SANCHARNET.IN</text:p>
          </table:table-cell>
          <table:table-cell office:value-type="float" office:value="9431496536" table:style-name="ce17">
            <text:p>9431496536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AUNDI</text:p>
          </table:table-cell>
          <table:table-cell office:value-type="float" office:value="9188" table:style-name="ce15">
            <text:p>9188</text:p>
          </table:table-cell>
          <table:table-cell office:value-type="string" table:style-name="ce19">
            <text:p>The Branch Manager,STATE BANK OF INDIA,JEHANABADJEHANABADDIST-JEHANABADBIHAR</text:p>
          </table:table-cell>
          <table:table-cell office:value-type="float" office:value="804435" table:style-name="ce17">
            <text:p>804435</text:p>
          </table:table-cell>
          <table:table-cell office:value-type="string" table:style-name="ce17">
            <text:p>sbi.019188@sbi.co.in</text:p>
          </table:table-cell>
          <table:table-cell office:value-type="float" office:value="9955997434" table:style-name="ce17">
            <text:p>995599743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ALPA KAMDEO BIGHA</text:p>
          </table:table-cell>
          <table:table-cell office:value-type="float" office:value="9607" table:style-name="ce15">
            <text:p>9607</text:p>
          </table:table-cell>
          <table:table-cell office:value-type="string" table:style-name="ce19">
            <text:p>The Branch Manager,STATE BANK OF INDIA,JEHANABADPO KALPA, VILL KAMDEOBIGHADIST:JEHANABADBIHAR</text:p>
          </table:table-cell>
          <table:table-cell office:value-type="float" office:value="804417" table:style-name="ce17">
            <text:p>804417</text:p>
          </table:table-cell>
          <table:table-cell office:value-type="string" table:style-name="ce17">
            <text:p>sbi.09607@sbi.co.in</text:p>
          </table:table-cell>
          <table:table-cell office:value-type="float" office:value="9334796229" table:style-name="ce17">
            <text:p>9334796229</text:p>
          </table:table-cell>
          <table:table-cell office:value-type="float" office:value="6114" table:style-name="ce17">
            <text:p>6114</text:p>
          </table:table-cell>
          <table:table-cell office:value-type="string" table:style-name="ce10">
            <text:p>22613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UMUAR</text:p>
          </table:table-cell>
          <table:table-cell office:value-type="float" office:value="9618" table:style-name="ce15">
            <text:p>9618</text:p>
          </table:table-cell>
          <table:table-cell office:value-type="string" table:style-name="ce19">
            <text:p>The Branch Manager,STATE BANK OF INDIA,GAYAAT &amp; PO : BUMUARDIST:GAYABIHAR</text:p>
          </table:table-cell>
          <table:table-cell office:value-type="float" office:value="824201" table:style-name="ce17">
            <text:p>824201</text:p>
          </table:table-cell>
          <table:table-cell office:value-type="string" table:style-name="ce17">
            <text:p>sbi.09618@sbi.co.in</text:p>
          </table:table-cell>
          <table:table-cell office:value-type="float" office:value="9334103852" table:style-name="ce17">
            <text:p>9334103852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222456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MAKHDUMPUR</text:p>
          </table:table-cell>
          <table:table-cell office:value-type="float" office:value="10771" table:style-name="ce15">
            <text:p>10771</text:p>
          </table:table-cell>
          <table:table-cell office:value-type="string" table:style-name="ce19">
            <text:p>The Branch Manager,STATE BANK OF INDIA,JEHANABADIN FRONT OF REFEREAL OSPITALMAKHDUMPURDIST: JEHANABAD</text:p>
          </table:table-cell>
          <table:table-cell office:value-type="float" office:value="804422" table:style-name="ce17">
            <text:p>804422</text:p>
          </table:table-cell>
          <table:table-cell office:value-type="string" table:style-name="ce17">
            <text:p>SBI.10771@SBI.CO.IN</text:p>
          </table:table-cell>
          <table:table-cell office:value-type="float" office:value="9955997440" table:style-name="ce17">
            <text:p>9955997440</text:p>
          </table:table-cell>
          <table:table-cell office:value-type="float" office:value="6114" table:style-name="ce17">
            <text:p>6114</text:p>
          </table:table-cell>
          <table:table-cell office:value-type="string" table:style-name="ce10">
            <text:p>22722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TIKARI</text:p>
          </table:table-cell>
          <table:table-cell office:value-type="float" office:value="11807" table:style-name="ce15">
            <text:p>11807</text:p>
          </table:table-cell>
          <table:table-cell office:value-type="string" table:style-name="ce19">
            <text:p>The Branch Manager,STATE BANK OF INDIA,GAYAPOST TIKARIDISTT GAYABIHAR</text:p>
          </table:table-cell>
          <table:table-cell office:value-type="float" office:value="823236" table:style-name="ce17">
            <text:p>823236</text:p>
          </table:table-cell>
          <table:table-cell office:value-type="string" table:style-name="ce17">
            <text:p>sbi.11807@sbi.co.in</text:p>
          </table:table-cell>
          <table:table-cell office:value-type="float" office:value="9835551113" table:style-name="ce17">
            <text:p>9835551113</text:p>
          </table:table-cell>
          <table:table-cell office:value-type="float" office:value="6114" table:style-name="ce17">
            <text:p>6114</text:p>
          </table:table-cell>
          <table:table-cell office:value-type="string" table:style-name="ce10">
            <text:p>22623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ONCH</text:p>
          </table:table-cell>
          <table:table-cell office:value-type="float" office:value="12582" table:style-name="ce15">
            <text:p>12582</text:p>
          </table:table-cell>
          <table:table-cell office:value-type="string" table:style-name="ce19">
            <text:p>The Branch Manager,STATE BANK OF INDIA,GAYAHOUSE OF SMT CHANDRA KANTA DEVIW/O DR SHALIGRAM PD SINGHKONCH</text:p>
          </table:table-cell>
          <table:table-cell office:value-type="float" office:value="824207" table:style-name="ce17">
            <text:p>824207</text:p>
          </table:table-cell>
          <table:table-cell office:value-type="float" office:value="0" table:style-name="ce17">
            <text:p>0</text:p>
          </table:table-cell>
          <table:table-cell office:value-type="float" office:value="9931492133" table:style-name="ce17">
            <text:p>9931492133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GHOSI</text:p>
          </table:table-cell>
          <table:table-cell office:value-type="float" office:value="12602" table:style-name="ce15">
            <text:p>12602</text:p>
          </table:table-cell>
          <table:table-cell office:value-type="string" table:style-name="ce19">
            <text:p>The Branch Manager,STATE BANK OF INDIA,JEHANABADGHOSIBUS STAND,GOPALGANJ BAZAR,GHOSIJAHANABAD</text:p>
          </table:table-cell>
          <table:table-cell office:value-type="float" office:value="804406" table:style-name="ce17">
            <text:p>804406</text:p>
          </table:table-cell>
          <table:table-cell office:value-type="string" table:style-name="ce17">
            <text:p>sbi.12602sbi.co.in</text:p>
          </table:table-cell>
          <table:table-cell office:value-type="float" office:value="9434614969" table:style-name="ce17">
            <text:p>9434614969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BELAGANJ</text:p>
          </table:table-cell>
          <table:table-cell office:value-type="float" office:value="12603" table:style-name="ce15">
            <text:p>12603</text:p>
          </table:table-cell>
          <table:table-cell office:value-type="string" table:style-name="ce19">
            <text:p>The Branch Manager,STATE BANK OF INDIA,GAYAH/O SMT,LALITYA,W/O SHRI BHARADWAJ PRASD NEAR RAMESHWAR HIGH SCHOOL, STATIONROAD BELAGANJ</text:p>
          </table:table-cell>
          <table:table-cell office:value-type="float" office:value="804403" table:style-name="ce17">
            <text:p>804403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31" table:style-name="ce17">
            <text:p>631</text:p>
          </table:table-cell>
          <table:table-cell office:value-type="string" table:style-name="ce10">
            <text:p>247212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AMAS</text:p>
          </table:table-cell>
          <table:table-cell office:value-type="float" office:value="12606" table:style-name="ce15">
            <text:p>12606</text:p>
          </table:table-cell>
          <table:table-cell office:value-type="string" table:style-name="ce19">
            <text:p>The Branch Manager,STATE BANK OF INDIA,GAYAAMASGAYAGAYA</text:p>
          </table:table-cell>
          <table:table-cell office:value-type="float" office:value="824212" table:style-name="ce17">
            <text:p>824212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KHIJARISARAI</text:p>
          </table:table-cell>
          <table:table-cell office:value-type="float" office:value="12607" table:style-name="ce15">
            <text:p>12607</text:p>
          </table:table-cell>
          <table:table-cell office:value-type="string" table:style-name="ce19">
            <text:p>The Branch Manager,STATE BANK OF INDIA,GAYAH/O SMT GAYATRI DEVI, W/O DR. PRABHATKUMAR MAIN ROAD,KHIJARISARAIKHIJARISARAI</text:p>
          </table:table-cell>
          <table:table-cell office:value-type="float" office:value="824233" table:style-name="ce17">
            <text:p>824233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114" table:style-name="ce17">
            <text:p>611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IMAMGANJ</text:p>
          </table:table-cell>
          <table:table-cell office:value-type="float" office:value="12615" table:style-name="ce15">
            <text:p>12615</text:p>
          </table:table-cell>
          <table:table-cell office:value-type="string" table:style-name="ce19">
            <text:p>The Branch Manager,STATE BANK OF INDIA,GAYAHOUSE OF SHRI LALLAN PRASAD SINGHIMAMGANJGAYA</text:p>
          </table:table-cell>
          <table:table-cell office:value-type="float" office:value="824206" table:style-name="ce17">
            <text:p>824206</text:p>
          </table:table-cell>
          <table:table-cell office:value-type="float" office:value="0" table:style-name="ce17">
            <text:p>0</text:p>
          </table:table-cell>
          <table:table-cell office:value-type="float" office:value="9204530034" table:style-name="ce17">
            <text:p>920453003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EGIONAL BUSINESS OFFICE GAYA</text:p>
          </table:table-cell>
          <table:table-cell office:value-type="float" office:value="13741" table:style-name="ce15">
            <text:p>13741</text:p>
          </table:table-cell>
          <table:table-cell office:value-type="string" table:style-name="ce19">
            <text:p>The Branch Manager,STATE BANK OF INDIA,GAYAASHA SINGH MORE, A P COLONY GAYAGAYAGAYA</text:p>
          </table:table-cell>
          <table:table-cell office:value-type="float" office:value="823001" table:style-name="ce17">
            <text:p>823001</text:p>
          </table:table-cell>
          <table:table-cell office:value-type="string" table:style-name="ce17">
            <text:p>agmr4.zopat@sbi.co.in</text:p>
          </table:table-cell>
          <table:table-cell table:style-name="ce17"/>
          <table:table-cell office:value-type="float" office:value="6326" table:style-name="ce17">
            <text:p>632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OBHI</text:p>
          </table:table-cell>
          <table:table-cell office:value-type="float" office:value="14316" table:style-name="ce15">
            <text:p>14316</text:p>
          </table:table-cell>
          <table:table-cell office:value-type="string" table:style-name="ce19">
            <text:p>The Branch Manager,STATE BANK OF INDIA,GAYAG T ROAD (NH-2)NEAR DOBHI MORE ON NORTHERN SIDEDOBHI , DIST:GAYA</text:p>
          </table:table-cell>
          <table:table-cell office:value-type="float" office:value="824201" table:style-name="ce17">
            <text:p>824201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RACHATTI GAYA</text:p>
          </table:table-cell>
          <table:table-cell office:value-type="float" office:value="14317" table:style-name="ce15">
            <text:p>14317</text:p>
          </table:table-cell>
          <table:table-cell office:value-type="string" table:style-name="ce19">
            <text:p>The Branch Manager,STATE BANK OF INDIA,GAYASTATE BANK OF INDIABARACHATTIGAYA</text:p>
          </table:table-cell>
          <table:table-cell office:value-type="float" office:value="824201" table:style-name="ce17">
            <text:p>824201</text:p>
          </table:table-cell>
          <table:table-cell office:value-type="string" table:style-name="ce17">
            <text:p>sbi.14317@sbi.co.in</text:p>
          </table:table-cell>
          <table:table-cell office:value-type="float" office:value="9955583333" table:style-name="ce17">
            <text:p>9955583333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AKO</text:p>
          </table:table-cell>
          <table:table-cell office:value-type="float" office:value="14318" table:style-name="ce15">
            <text:p>14318</text:p>
          </table:table-cell>
          <table:table-cell office:value-type="string" table:style-name="ce19">
            <text:p>The Branch Manager,STATE BANK OF INDIA,JEHANABADVILL: KAKOP.O. KAKODISTRICT - JRHANBAD</text:p>
          </table:table-cell>
          <table:table-cell office:value-type="float" office:value="804418" table:style-name="ce17">
            <text:p>804418</text:p>
          </table:table-cell>
          <table:table-cell office:value-type="string" table:style-name="ce17">
            <text:p>sbi.14318@sbi.co.in</text:p>
          </table:table-cell>
          <table:table-cell office:value-type="float" office:value="9955997400" table:style-name="ce17">
            <text:p>9955997400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222100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FATEHPUR (GAYA)</text:p>
          </table:table-cell>
          <table:table-cell office:value-type="float" office:value="14323" table:style-name="ce15">
            <text:p>14323</text:p>
          </table:table-cell>
          <table:table-cell office:value-type="string" table:style-name="ce19">
            <text:p>The Branch Manager,STATE BANK OF INDIA,GAYASHIVANJALI HOUSE , MAIN ROADFATEHPURGAYA</text:p>
          </table:table-cell>
          <table:table-cell office:value-type="float" office:value="824232" table:style-name="ce17">
            <text:p>824232</text:p>
          </table:table-cell>
          <table:table-cell office:value-type="float" office:value="0" table:style-name="ce17">
            <text:p>0</text:p>
          </table:table-cell>
          <table:table-cell office:value-type="float" office:value="9430607426" table:style-name="ce17">
            <text:p>9430607426</text:p>
          </table:table-cell>
          <table:table-cell office:value-type="float" office:value="6326" table:style-name="ce17">
            <text:p>632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TATION ROAD (GAYA)</text:p>
          </table:table-cell>
          <table:table-cell office:value-type="float" office:value="14669" table:style-name="ce15">
            <text:p>14669</text:p>
          </table:table-cell>
          <table:table-cell office:value-type="string" table:style-name="ce19">
            <text:p>The Branch Manager,STATE BANK OF INDIA,GAYASTATE BANK OF INDIA41, K P ROAD GAYAGAYA</text:p>
          </table:table-cell>
          <table:table-cell office:value-type="float" office:value="823001" table:style-name="ce17">
            <text:p>823001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326" table:style-name="ce17">
            <text:p>632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BB GAYA</text:p>
          </table:table-cell>
          <table:table-cell office:value-type="float" office:value="14673" table:style-name="ce15">
            <text:p>14673</text:p>
          </table:table-cell>
          <table:table-cell office:value-type="string" table:style-name="ce19">
            <text:p>The Branch Manager,STATE BANK OF INDIA,GAYASHRI N P SINGH,NEERAJ BHAWAN,GEWAL BIGHA , OPP: DAYAL PETROL PUMPGAYA</text:p>
          </table:table-cell>
          <table:table-cell office:value-type="float" office:value="823001" table:style-name="ce17">
            <text:p>823001</text:p>
          </table:table-cell>
          <table:table-cell office:value-type="float" office:value="0" table:style-name="ce17">
            <text:p>0</text:p>
          </table:table-cell>
          <table:table-cell office:value-type="float" office:value="9471002288" table:style-name="ce17">
            <text:p>9471002288</text:p>
          </table:table-cell>
          <table:table-cell office:value-type="float" office:value="6114" table:style-name="ce17">
            <text:p>611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HARTHU</text:p>
          </table:table-cell>
          <table:table-cell office:value-type="float" office:value="15595" table:style-name="ce15">
            <text:p>15595</text:p>
          </table:table-cell>
          <table:table-cell office:value-type="string" table:style-name="ce19">
            <text:p>The Branch Manager,STATE BANK OF INDIA,JEHANABADVILL . - BHARTHUP.O.- BHARTHUDISTT- JEHANABAD</text:p>
          </table:table-cell>
          <table:table-cell office:value-type="float" office:value="804432" table:style-name="ce17">
            <text:p>804432</text:p>
          </table:table-cell>
          <table:table-cell office:value-type="string" table:style-name="ce17">
            <text:p>sbi.15595@sbi.co.in</text:p>
          </table:table-cell>
          <table:table-cell office:value-type="float" office:value="9771422142" table:style-name="ce17">
            <text:p>9771422142</text:p>
          </table:table-cell>
          <table:table-cell office:value-type="float" office:value="632" table:style-name="ce17">
            <text:p>63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INJAUR</text:p>
          </table:table-cell>
          <table:table-cell office:value-type="float" office:value="15596" table:style-name="ce15">
            <text:p>15596</text:p>
          </table:table-cell>
          <table:table-cell office:value-type="string" table:style-name="ce19">
            <text:p>The Branch Manager,STATE BANK OF INDIA,JEHANABADVILL &amp; P.O. PINJAURTHANA- PARAS BIGHADISTT- JEHANABAD</text:p>
          </table:table-cell>
          <table:table-cell office:value-type="float" office:value="804408" table:style-name="ce17">
            <text:p>804408</text:p>
          </table:table-cell>
          <table:table-cell office:value-type="string" table:style-name="ce17">
            <text:p>sbi.15556@sbi.co.in</text:p>
          </table:table-cell>
          <table:table-cell office:value-type="float" office:value="8002954685" table:style-name="ce17">
            <text:p>8002954685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NKEY BAZAR</text:p>
          </table:table-cell>
          <table:table-cell office:value-type="float" office:value="17422" table:style-name="ce15">
            <text:p>17422</text:p>
          </table:table-cell>
          <table:table-cell office:value-type="string" table:style-name="ce19">
            <text:p>The Branch Manager,STATE BANK OF INDIA,GAYAAT&amp;PO:BANKEY BAZARDISTT: GAYASTATE: BIHAR</text:p>
          </table:table-cell>
          <table:table-cell office:value-type="float" office:value="824217" table:style-name="ce17">
            <text:p>824217</text:p>
          </table:table-cell>
          <table:table-cell office:value-type="string" table:style-name="ce17">
            <text:p>SBI.17422@SBI.CO.IN</text:p>
          </table:table-cell>
          <table:table-cell office:value-type="float" office:value="9006293643" table:style-name="ce17">
            <text:p>9006293643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GURARU</text:p>
          </table:table-cell>
          <table:table-cell office:value-type="float" office:value="17423" table:style-name="ce15">
            <text:p>17423</text:p>
          </table:table-cell>
          <table:table-cell office:value-type="string" table:style-name="ce19">
            <text:p>The Branch Manager,STATE BANK OF INDIA,GAYAAT RAFIGANJ ROAD,NEAR GURARU SUGAR MILL SCHOOLAT &amp; P.O. GURARU, DISTRICT: GAYA, BIHAR</text:p>
          </table:table-cell>
          <table:table-cell office:value-type="float" office:value="824118" table:style-name="ce17">
            <text:p>824118</text:p>
          </table:table-cell>
          <table:table-cell office:value-type="string" table:style-name="ce17">
            <text:p>SBI.17423@SBI.CO.IN</text:p>
          </table:table-cell>
          <table:table-cell office:value-type="float" office:value="9431855509" table:style-name="ce17">
            <text:p>9431855509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URUA</text:p>
          </table:table-cell>
          <table:table-cell office:value-type="float" office:value="17424" table:style-name="ce15">
            <text:p>17424</text:p>
          </table:table-cell>
          <table:table-cell office:value-type="string" table:style-name="ce19">
            <text:p>The Branch Manager,STATE BANK OF INDIA,GAYAAT: BARTALA, KOIRI TOLAP.O. GURUA, DISTRICT: GAYABIHAR</text:p>
          </table:table-cell>
          <table:table-cell office:value-type="float" office:value="824205" table:style-name="ce17">
            <text:p>824205</text:p>
          </table:table-cell>
          <table:table-cell office:value-type="string" table:style-name="ce17">
            <text:p>SBI.17424@SBI.CO.IN</text:p>
          </table:table-cell>
          <table:table-cell office:value-type="float" office:value="9973938895" table:style-name="ce17">
            <text:p>9973938895</text:p>
          </table:table-cell>
          <table:table-cell office:value-type="float" office:value="6114" table:style-name="ce17">
            <text:p>611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CHERKI BAZAR</text:p>
          </table:table-cell>
          <table:table-cell office:value-type="float" office:value="17426" table:style-name="ce15">
            <text:p>17426</text:p>
          </table:table-cell>
          <table:table-cell office:value-type="string" table:style-name="ce19">
            <text:p>The Branch Manager,STATE BANK OF INDIA,GAYAKHIZER MARKET, 1ST FLOORAT&amp;PO: CHERKI BAZAR, GAYASTATE: BIHAR</text:p>
          </table:table-cell>
          <table:table-cell office:value-type="float" office:value="824237" table:style-name="ce17">
            <text:p>824237</text:p>
          </table:table-cell>
          <table:table-cell office:value-type="string" table:style-name="ce17">
            <text:p>SBI.17426@SBI.CO.IN</text:p>
          </table:table-cell>
          <table:table-cell office:value-type="float" office:value="9431291163" table:style-name="ce17">
            <text:p>9431291163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DELHA GAYA</text:p>
          </table:table-cell>
          <table:table-cell office:value-type="float" office:value="18100" table:style-name="ce15">
            <text:p>18100</text:p>
          </table:table-cell>
          <table:table-cell office:value-type="string" table:style-name="ce19">
            <text:p>The Branch Manager,STATE BANK OF INDIA,GAYAAT: DELHAPO: DELHA DIST: GAYASTATE: BIHAR</text:p>
          </table:table-cell>
          <table:table-cell office:value-type="float" office:value="823002" table:style-name="ce17">
            <text:p>823002</text:p>
          </table:table-cell>
          <table:table-cell office:value-type="string" table:style-name="ce17">
            <text:p>sbi.18100@sbi.co.in</text:p>
          </table:table-cell>
          <table:table-cell office:value-type="float" office:value="9771422132" table:style-name="ce17">
            <text:p>9771422132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SHAKURABAD</text:p>
          </table:table-cell>
          <table:table-cell office:value-type="float" office:value="18421" table:style-name="ce15">
            <text:p>18421</text:p>
          </table:table-cell>
          <table:table-cell office:value-type="string" table:style-name="ce19">
            <text:p>The Branch Manager,STATE BANK OF INDIA,JEHANABADAT&amp;PO-SHAKURABAD,JEHANABADPO-SHAKURABAD,JEHANABADSTATE-BIHAR</text:p>
          </table:table-cell>
          <table:table-cell office:value-type="float" office:value="804425" table:style-name="ce17">
            <text:p>804425</text:p>
          </table:table-cell>
          <table:table-cell office:value-type="string" table:style-name="ce17">
            <text:p>SBI.18421@SBI.CO.IN</text:p>
          </table:table-cell>
          <table:table-cell office:value-type="float" office:value="9631604325" table:style-name="ce17">
            <text:p>9631604325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CHAKAND</text:p>
          </table:table-cell>
          <table:table-cell office:value-type="float" office:value="18422" table:style-name="ce15">
            <text:p>18422</text:p>
          </table:table-cell>
          <table:table-cell office:value-type="string" table:style-name="ce19">
            <text:p>The Branch Manager,STATE BANK OF INDIA,GAYAAT&amp;PO-CHAKAND,GAYAPO-CHAKAND,GAYASTATE-BIHAR</text:p>
          </table:table-cell>
          <table:table-cell office:value-type="float" office:value="804404" table:style-name="ce17">
            <text:p>804404</text:p>
          </table:table-cell>
          <table:table-cell office:value-type="string" table:style-name="ce17">
            <text:p>SBI.18422@SBI.CO.IN</text:p>
          </table:table-cell>
          <table:table-cell office:value-type="float" office:value="9431416468" table:style-name="ce17">
            <text:p>9431416468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ANCHANPUR</text:p>
          </table:table-cell>
          <table:table-cell office:value-type="float" office:value="18423" table:style-name="ce15">
            <text:p>18423</text:p>
          </table:table-cell>
          <table:table-cell office:value-type="string" table:style-name="ce19">
            <text:p>The Branch Manager,STATE BANK OF INDIA,GAYAAT&amp;PO-PANCHANPUR,P.S-TEKARI, GAYAPO-PANCHANPUR,GAYASTATE-BIHAR</text:p>
          </table:table-cell>
          <table:table-cell office:value-type="float" office:value="824236" table:style-name="ce17">
            <text:p>824236</text:p>
          </table:table-cell>
          <table:table-cell office:value-type="string" table:style-name="ce17">
            <text:p>SBI.18423@SBI.CO.IN</text:p>
          </table:table-cell>
          <table:table-cell office:value-type="float" office:value="9931046766" table:style-name="ce17">
            <text:p>9931046766</text:p>
          </table:table-cell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BIINTOUCH GAYA</text:p>
          </table:table-cell>
          <table:table-cell office:value-type="float" office:value="19111" table:style-name="ce15">
            <text:p>19111</text:p>
          </table:table-cell>
          <table:table-cell office:value-type="string" table:style-name="ce19">
            <text:p>The Branch Manager,STATE BANK OF INDIA,GAYAAT GEWAL BIGHA,P.O- GAYADISTT-GAYASTATE-BIHAR</text:p>
          </table:table-cell>
          <table:table-cell office:value-type="float" office:value="823001" table:style-name="ce17">
            <text:p>823001</text:p>
          </table:table-cell>
          <table:table-cell office:value-type="string" table:style-name="ce17">
            <text:p>SBI.19111@SBI.CO.IN</text:p>
          </table:table-cell>
          <table:table-cell table:style-name="ce17"/>
          <table:table-cell office:value-type="float" office:value="6114" table:style-name="ce17">
            <text:p>611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style-name="ro8">
          <table:table-cell office:value-type="string" table:number-columns-spanned="3" table:number-rows-spanned="2" table:style-name="ce44">
            <text:p>THE DEPUTY GENERAL <text:s/>MANAGER, STATE BANK OF INDIAJUDGES COURT ROAD PATNADIST PATNABIHAR, 800001, dgm.zopat@sbi.co.in</text:p>
          </table:table-cell>
          <table:covered-table-cell table:number-columns-repeated="2"/>
          <table:table-cell office:value-type="string" table:number-columns-spanned="1" table:number-rows-spanned="2" table:style-name="ce42">
            <text:p>PHONE : <text:s text:c="5"/>9771446622 <text:s text:c="22"/>FAX :</text:p>
          </table:table-cell>
          <table:table-cell office:value-type="string" table:style-name="ce18">
            <text:p>ZONAL OFFICE PATNA</text:p>
          </table:table-cell>
          <table:table-cell office:value-type="float" office:value="6732" table:style-name="ce15">
            <text:p>6732</text:p>
          </table:table-cell>
          <table:table-cell office:value-type="string" table:style-name="ce19">
            <text:p>The Chief Manager (GB),STATE BANK OF INDIA,PATNAJUDGES COURT ROAD PATNADIST PATNA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6732@sbi.co.in</text:p>
          </table:table-cell>
          <table:table-cell table:style-name="ce17"/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DOCUMENT ARCHIVAL CENTRE PATNA</text:p>
          </table:table-cell>
          <table:table-cell office:value-type="float" office:value="12683" table:style-name="ce15">
            <text:p>12683</text:p>
          </table:table-cell>
          <table:table-cell office:value-type="string" table:style-name="ce19">
            <text:p>The Branch Manager,STATE BANK OF INDIA,PATNAADMINISTRATIVE OFFICEJ.C.ROADD A C , 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dac.patna@sbi.co.in</text:p>
          </table:table-cell>
          <table:table-cell table:style-name="ce17"/>
          <table:table-cell office:value-type="float" office:value="631" table:style-name="ce17">
            <text:p>63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4">
          <table:table-cell office:value-type="string" table:number-columns-spanned="3" table:number-rows-spanned="1" table:style-name="ce43">
            <text:p>THE ASSISTANT GENERAL MANAGER, STATE BANK OF INDIA, LCPC, PATNA, SITA PALACE <text:s/>OPP. LEADER AUTOMOBILES, NEW BYE PASS ROAD <text:s/>KHEMNICHAK, NEW JAGANPURA, PATNA-800027, sbi.15162@sbi.co.in</text:p>
          </table:table-cell>
          <table:covered-table-cell table:number-columns-repeated="2"/>
          <table:table-cell office:value-type="string" table:style-name="ce21">
            <text:p>PHONE : <text:s text:c="6"/>9771438400 <text:s text:c="21"/>FAX :</text:p>
          </table:table-cell>
          <table:table-cell office:value-type="string" table:style-name="ce18">
            <text:p>L C P C PATNA</text:p>
          </table:table-cell>
          <table:table-cell office:value-type="float" office:value="15162" table:style-name="ce15">
            <text:p>15162</text:p>
          </table:table-cell>
          <table:table-cell office:value-type="string" table:style-name="ce19">
            <text:p>The Chief Manager,STATE BANK OF INDIA,PATNASITA PALACE, OPP. LEADER AUTOMOBILESNEW BYE PASS ROAD, KHEMNICHAKHANUMAN NAGAR P.O.-NEW JAGANPURA, PATNA</text:p>
          </table:table-cell>
          <table:table-cell office:value-type="float" office:value="800026" table:style-name="ce17">
            <text:p>800026</text:p>
          </table:table-cell>
          <table:table-cell office:value-type="string" table:style-name="ce17">
            <text:p>sbi.15162@sbi.co.in</text:p>
          </table:table-cell>
          <table:table-cell table:style-name="ce17"/>
          <table:table-cell office:value-type="float" office:value="631" table:style-name="ce17">
            <text:p>631</text:p>
          </table:table-cell>
          <table:table-cell office:value-type="string" table:style-name="ce10">
            <text:p>2420665</text:p>
          </table:table-cell>
          <table:table-cell table:number-columns-repeated="16372"/>
        </table:table-row>
        <table:table-row table:style-name="ro9">
          <table:table-cell office:value-type="string" table:number-columns-spanned="3" table:number-rows-spanned="1" table:style-name="ce44">
            <text:p>THE ASSISTANT GENERAL MANAGER,STATE BANK OF INDIA, CENTRALISED PENSION PROCESSING CELL, JUDGES COURT ROAD PATNADIST PATNABIHAR, 800001, sbi.10408@sbi.co.in</text:p>
          </table:table-cell>
          <table:covered-table-cell table:number-columns-repeated="2"/>
          <table:table-cell office:value-type="string" table:style-name="ce21">
            <text:p>PHONE :2212240FAX : 06122209144</text:p>
          </table:table-cell>
          <table:table-cell office:value-type="string" table:style-name="ce18">
            <text:p>CPPC PATNA</text:p>
          </table:table-cell>
          <table:table-cell office:value-type="float" office:value="4476" table:style-name="ce15">
            <text:p>4476</text:p>
          </table:table-cell>
          <table:table-cell office:value-type="string" table:style-name="ce19">
            <text:p>The Chief Manager,STATE BANK OF INDIA, CENTRALISED PENSION PROCESSING CELL, JUDGES COURT ROAD PATNADIST PATNABIHAR, 800001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04476@SBI.CO.IN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9">
          <table:table-cell office:value-type="string" table:number-columns-spanned="3" table:number-rows-spanned="1" table:style-name="ce44">
            <text:p>THE ASSISTANT GENERAL MANAGER, STATE BANK OF INDIA, RACPC, 1ST FLOOR PATNA MAIN BRANCH BUILDINGWEST GANDHI MAIDANPATNA (BIHAR) PATNA, 800001, agmracpc.patna@sbi.co.in</text:p>
          </table:table-cell>
          <table:covered-table-cell table:number-columns-repeated="2"/>
          <table:table-cell office:value-type="string" table:style-name="ce21">
            <text:p>PHONE :061223FAX : 06122219184</text:p>
          </table:table-cell>
          <table:table-cell office:value-type="string" table:style-name="ce18">
            <text:p>RACPC PATNA</text:p>
          </table:table-cell>
          <table:table-cell office:value-type="float" office:value="4493" table:style-name="ce15">
            <text:p>4493</text:p>
          </table:table-cell>
          <table:table-cell office:value-type="string" table:style-name="ce19">
            <text:p>The Chief Manager,STATE BANK OF INDIA,PATNA1ST FLOOR,PATNA MAIN BRANCH BUILDINGWEST GANDHI MAIDANPATNA (BIHAR)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agmracpc.patna@sbi.co.in</text:p>
          </table:table-cell>
          <table:table-cell office:value-type="float" office:value="9431022867" table:style-name="ce17">
            <text:p>9431022867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300253</text:p>
          </table:table-cell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44">
            <text:p>THE ASSISTANT GENERAL MANAGER, STATE BANK OF INDIAVISHWESHRAIA BHAWANBAILEY ROAD PATNA BIHAR PATNA, 800015, sbi.06379@sbi.co.in</text:p>
          </table:table-cell>
          <table:covered-table-cell table:number-columns-repeated="2"/>
          <table:table-cell office:value-type="string" table:style-name="ce21">
            <text:p>PHONE :2545408FAX : 06122545993</text:p>
          </table:table-cell>
          <table:table-cell office:value-type="string" table:style-name="ce18">
            <text:p>BAILEY ROAD</text:p>
          </table:table-cell>
          <table:table-cell office:value-type="float" office:value="6379" table:style-name="ce15">
            <text:p>6379</text:p>
          </table:table-cell>
          <table:table-cell office:value-type="string" table:style-name="ce19">
            <text:p>The Chief Manager,STATE BANK OF INDIA,PATNABISHWESHRAIA BHAWANBAILEY ROAD PATNABIHAR</text:p>
          </table:table-cell>
          <table:table-cell office:value-type="float" office:value="800015" table:style-name="ce17">
            <text:p>800015</text:p>
          </table:table-cell>
          <table:table-cell office:value-type="string" table:style-name="ce17">
            <text:p>sbi.06379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2677074</text:p>
          </table:table-cell>
          <table:table-cell table:number-columns-repeated="16372"/>
        </table:table-row>
        <table:table-row table:style-name="ro10">
          <table:table-cell office:value-type="string" table:number-columns-spanned="3" table:number-rows-spanned="1" table:style-name="ce44">
            <text:p>THE ASSISTANT GENERAL MANAGER, STATE BANK OF INDIASINCHAI BHAWANPATNA SECRETARIATPATNA <text:s/>BIHAR PATNA, 800015, sbi.0153@sbi.co.in</text:p>
          </table:table-cell>
          <table:covered-table-cell table:number-columns-repeated="2"/>
          <table:table-cell office:value-type="string" table:style-name="ce21">
            <text:p>PHONE :2215369,9431024807 FAX : 2230980</text:p>
          </table:table-cell>
          <table:table-cell office:value-type="string" table:style-name="ce18">
            <text:p>PATNA SECRETARIAT</text:p>
          </table:table-cell>
          <table:table-cell office:value-type="float" office:value="153" table:style-name="ce15">
            <text:p>153</text:p>
          </table:table-cell>
          <table:table-cell office:value-type="string" table:style-name="ce19">
            <text:p>The Chief Manager,STATE BANK OF INDIA,PATNASINCHAI BHAWANPATNA SECRETARIATPATNA, BIHAR</text:p>
          </table:table-cell>
          <table:table-cell office:value-type="float" office:value="800015" table:style-name="ce17">
            <text:p>800015</text:p>
          </table:table-cell>
          <table:table-cell office:value-type="string" table:style-name="ce17">
            <text:p>sbi.0153@sbi.co.in</text:p>
          </table:table-cell>
          <table:table-cell office:value-type="float" office:value="9431115930" table:style-name="ce17">
            <text:p>9431115930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table-cell office:value-type="string" table:number-columns-spanned="3" table:number-rows-spanned="1" table:style-name="ce44">
            <text:p>THE ASSISTANT GENERAL MANAGER, STATE BANK OF INDIA, Industrial Finance Branch, NARAIN HOUSENAGESHWAR COLONYBORING ROAD PATNA BORING ROAD,800001, sbi.06540@sbi.co.in</text:p>
          </table:table-cell>
          <table:covered-table-cell table:number-columns-repeated="2"/>
          <table:table-cell office:value-type="string" table:style-name="ce21">
            <text:p>PHONE :2523220FAX : 06122523221</text:p>
          </table:table-cell>
          <table:table-cell office:value-type="string" table:style-name="ce26">
            <text:p>SME BORING ROAD</text:p>
          </table:table-cell>
          <table:table-cell office:value-type="float" office:value="6540" table:style-name="ce15">
            <text:p>6540</text:p>
          </table:table-cell>
          <table:table-cell office:value-type="string" table:style-name="ce19">
            <text:p>The Chief Manager,STATE BANK OF INDIA,PATNAALANKAR PALACE,1ST FLOORBORING ROAD,PATNA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ifbpat@yahoo.co.in</text:p>
          </table:table-cell>
          <table:table-cell office:value-type="float" office:value="9430521666" table:style-name="ce17">
            <text:p>9430521666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3953053</text:p>
          </table:table-cell>
          <table:table-cell table:number-columns-repeated="16372"/>
        </table:table-row>
        <table:table-row table:style-name="ro9">
          <table:table-cell office:value-type="string" table:number-columns-spanned="3" table:number-rows-spanned="1" table:style-name="ce44">
            <text:p>THE ASSISTANT GENERAL MANAGER, STATE BANK OF INDIA2ND FLOOR <text:s/>PATNA MAIN BR BLDGSWEST GANDHI MAIDANPATNA PATNA, 800001, sbi.10408@sbi.co.in</text:p>
          </table:table-cell>
          <table:covered-table-cell table:number-columns-repeated="2"/>
          <table:table-cell office:value-type="string" table:style-name="ce21">
            <text:p>PHONE :2212240FAX : 06122209144</text:p>
          </table:table-cell>
          <table:table-cell office:value-type="string" table:style-name="ce18">
            <text:p>CCPC PATNA</text:p>
          </table:table-cell>
          <table:table-cell office:value-type="float" office:value="10408" table:style-name="ce15">
            <text:p>10408</text:p>
          </table:table-cell>
          <table:table-cell office:value-type="string" table:style-name="ce19">
            <text:p>The Chief Manager,STATE BANK OF INDIA,PATNA2ND FLOOR,SBI KANAKARBAG BR BUILDINGOLD BYE PASS ROADPATNA</text:p>
          </table:table-cell>
          <table:table-cell office:value-type="float" office:value="800020" table:style-name="ce17">
            <text:p>800020</text:p>
          </table:table-cell>
          <table:table-cell office:value-type="string" table:style-name="ce17">
            <text:p>sbi.10408@sbi.co.in</text:p>
          </table:table-cell>
          <table:table-cell office:value-type="float" office:value="9431025095" table:style-name="ce17">
            <text:p>9431025095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6122306258</text:p>
          </table:table-cell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44">
            <text:p>THE ASSISTANT GENERAL MANAGER, STATE BANK OF INDIA, SMECCC, 1st FLOOR, <text:s text:c="2"/>PATNA MAIN BRANCH BUILDING, WEST GANDHI MAIDAN, <text:s/>PATNA, 800001,, sbi.10024@sbi.co.in</text:p>
          </table:table-cell>
          <table:covered-table-cell table:number-columns-repeated="2"/>
          <table:table-cell office:value-type="string" table:style-name="ce21">
            <text:p>9771486501 PHONE :061226FAX : 0</text:p>
          </table:table-cell>
          <table:table-cell office:value-type="string" table:style-name="ce25">
            <text:p>SMALL ENT CREDIT CELL PATNA</text:p>
          </table:table-cell>
          <table:table-cell office:value-type="float" office:value="10024" table:style-name="ce15">
            <text:p>10024</text:p>
          </table:table-cell>
          <table:table-cell office:value-type="string" table:style-name="ce19">
            <text:p>The Chief Manager,STATE BANK OF INDIA,PATNA4TH FLOOR, ZONAL OFFICEJUDGES COURT ROAD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agmsecc.patna@sbi.co.in</text:p>
          </table:table-cell>
          <table:table-cell office:value-type="float" office:value="9955998226" table:style-name="ce17">
            <text:p>9955998226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21953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style-name="ro7">
          <table:table-cell office:value-type="string" table:number-columns-spanned="3" table:number-rows-spanned="51" table:style-name="ce36">
            <text:p><text:span text:style-name="T8">T</text:span><text:span text:style-name="T6">he Regional<text:s/></text:span><text:span text:style-name="T6">Manager &amp; CPIO,<text:s/></text:span><text:span text:style-name="T6">State Bank of<text:s/></text:span><text:span text:style-name="T6">India, Regional<text:s/></text:span><text:span text:style-name="T6">Business Office,<text:s/></text:span><text:span text:style-name="T6">Patna East, R-1,<text:s/></text:span><text:span text:style-name="T6">ADMINISTRATIVE<text:s/></text:span><text:span text:style-name="T6">OFFICE J C ROAD</text:span><text:span text:style-name="T6"><text:s/></text:span><text:span text:style-name="T6"><text:s/></text:span><text:span text:style-name="T6">PATNAPATNA,<text:s/></text:span><text:span text:style-name="T6">800001,<text:s/></text:span>agmr1.zopat@sbi.co.</text:p>
          </table:table-cell>
          <table:covered-table-cell table:number-columns-repeated="2"/>
          <table:table-cell office:value-type="string" table:number-columns-spanned="1" table:number-rows-spanned="51" table:style-name="ce39">
            <text:p>PHONE : 0612- <text:s text:c="2"/>2677861 <text:s text:c="24"/>FAX :</text:p>
          </table:table-cell>
          <table:table-cell office:value-type="string" table:style-name="ce18">
            <text:p>BARH</text:p>
          </table:table-cell>
          <table:table-cell office:value-type="float" office:value="26" table:style-name="ce15">
            <text:p>26</text:p>
          </table:table-cell>
          <table:table-cell office:value-type="string" table:style-name="ce19">
            <text:p>The Chief Manager,STATE BANK OF INDIA,PATNAP.O.BARHDIST:PATNABIHAR</text:p>
          </table:table-cell>
          <table:table-cell office:value-type="float" office:value="803213" table:style-name="ce17">
            <text:p>803213</text:p>
          </table:table-cell>
          <table:table-cell office:value-type="string" table:style-name="ce17">
            <text:p>sbi.00026@sbi.co.in</text:p>
          </table:table-cell>
          <table:table-cell office:value-type="float" office:value="9431025654" table:style-name="ce17">
            <text:p>9431025654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52322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MOKAMA</text:p>
          </table:table-cell>
          <table:table-cell office:value-type="float" office:value="135" table:style-name="ce15">
            <text:p>135</text:p>
          </table:table-cell>
          <table:table-cell office:value-type="string" table:style-name="ce19">
            <text:p>The Branch Manager,STATE BANK OF INDIA,PATNAMOKAMA CHOWKDIST- PATNABIHAR</text:p>
          </table:table-cell>
          <table:table-cell office:value-type="float" office:value="803302" table:style-name="ce17">
            <text:p>803302</text:p>
          </table:table-cell>
          <table:table-cell office:value-type="string" table:style-name="ce17">
            <text:p>sbi.00135@sbi.co.in</text:p>
          </table:table-cell>
          <table:table-cell office:value-type="float" office:value="9473199594" table:style-name="ce17">
            <text:p>9473199594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HAJIGANJ(PATNA CITY)</text:p>
          </table:table-cell>
          <table:table-cell office:value-type="float" office:value="1234" table:style-name="ce15">
            <text:p>1234</text:p>
          </table:table-cell>
          <table:table-cell office:value-type="string" table:style-name="ce19">
            <text:p>The Branch Manager,STATE BANK OF INDIA,PATNAHAJIGANJ(PATNA CITYHAJIGANJ(PATNA CITY)PATNA, BIHAR</text:p>
          </table:table-cell>
          <table:table-cell office:value-type="float" office:value="800008" table:style-name="ce17">
            <text:p>800008</text:p>
          </table:table-cell>
          <table:table-cell office:value-type="string" table:style-name="ce17">
            <text:p>SBI.01234@SBI.CO.IN</text:p>
          </table:table-cell>
          <table:table-cell office:value-type="float" office:value="9431821611" table:style-name="ce17">
            <text:p>9431821611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612268490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ANKARBAGH (PATNA)</text:p>
          </table:table-cell>
          <table:table-cell office:value-type="float" office:value="1389" table:style-name="ce15">
            <text:p>1389</text:p>
          </table:table-cell>
          <table:table-cell office:value-type="string" table:style-name="ce19">
            <text:p>The Chief Manager,STATE BANK OF INDIA,PATNAMAIN ROAD, KANKARBAGHCHANDRAGUPTA PATH, PATNA,PATNA, BIHAR</text:p>
          </table:table-cell>
          <table:table-cell office:value-type="float" office:value="800020" table:style-name="ce17">
            <text:p>800020</text:p>
          </table:table-cell>
          <table:table-cell office:value-type="string" table:style-name="ce17">
            <text:p>sbi.01389@sbi.co.in</text:p>
          </table:table-cell>
          <table:table-cell table:number-columns-repeated="16375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ATNA CITY</text:p>
          </table:table-cell>
          <table:table-cell office:value-type="float" office:value="1423" table:style-name="ce15">
            <text:p>1423</text:p>
          </table:table-cell>
          <table:table-cell office:value-type="string" table:style-name="ce19">
            <text:p>The Branch Manager,STATE BANK OF INDIA,PATNACHAMDORIA HOUSE PATNAPATNACITYPATNA, BIHAR</text:p>
          </table:table-cell>
          <table:table-cell office:value-type="float" office:value="800008" table:style-name="ce17">
            <text:p>800008</text:p>
          </table:table-cell>
          <table:table-cell office:value-type="string" table:style-name="ce17">
            <text:p>BMISBIPTC@SIFYMAIL.COM</text:p>
          </table:table-cell>
          <table:table-cell office:value-type="float" office:value="9955998128" table:style-name="ce17">
            <text:p>9955998128</text:p>
          </table:table-cell>
          <table:table-cell office:value-type="float" office:value="6132" table:style-name="ce17">
            <text:p>6132</text:p>
          </table:table-cell>
          <table:table-cell office:value-type="string" table:style-name="ce10">
            <text:p>24424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ULZARBAGH (PATNA)</text:p>
          </table:table-cell>
          <table:table-cell office:value-type="float" office:value="1496" table:style-name="ce15">
            <text:p>1496</text:p>
          </table:table-cell>
          <table:table-cell office:value-type="string" table:style-name="ce19">
            <text:p>The Chief Manager,STATE BANK OF INDIA,PATNAASHOKA RAJPATH,PATNA CITYPATNA, BIHAR</text:p>
          </table:table-cell>
          <table:table-cell office:value-type="float" office:value="800007" table:style-name="ce17">
            <text:p>800007</text:p>
          </table:table-cell>
          <table:table-cell office:value-type="string" table:style-name="ce17">
            <text:p>sbi.01496@sbi.co.in</text:p>
          </table:table-cell>
          <table:table-cell office:value-type="float" office:value="9955998152" table:style-name="ce17">
            <text:p>9955998152</text:p>
          </table:table-cell>
          <table:table-cell office:value-type="float" office:value="6132" table:style-name="ce17">
            <text:p>6132</text:p>
          </table:table-cell>
          <table:table-cell office:value-type="string" table:style-name="ce10">
            <text:p>23235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RAJENDRANAGAR (PATNA)</text:p>
          </table:table-cell>
          <table:table-cell office:value-type="float" office:value="1662" table:style-name="ce15">
            <text:p>1662</text:p>
          </table:table-cell>
          <table:table-cell office:value-type="string" table:style-name="ce19">
            <text:p>The Chief Manager,STATE BANK OF INDIA,PATNARAJENDRANAGARDINKAR CHAWRAH, R KUMAR ROADPATNA, BIHAR</text:p>
          </table:table-cell>
          <table:table-cell office:value-type="float" office:value="800016" table:style-name="ce17">
            <text:p>800016</text:p>
          </table:table-cell>
          <table:table-cell office:value-type="string" table:style-name="ce17">
            <text:p>sbi.01662@sbi.co.in</text:p>
          </table:table-cell>
          <table:table-cell office:value-type="float" office:value="9955998139" table:style-name="ce17">
            <text:p>9955998139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1613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KHTIARPUR</text:p>
          </table:table-cell>
          <table:table-cell office:value-type="float" office:value="2908" table:style-name="ce15">
            <text:p>2908</text:p>
          </table:table-cell>
          <table:table-cell office:value-type="string" table:style-name="ce19">
            <text:p>The Branch Manager,STATE BANK OF INDIA,PATNAPO-BAKHTIARPURDIST-PATNABIHAR</text:p>
          </table:table-cell>
          <table:table-cell office:value-type="float" office:value="803212" table:style-name="ce17">
            <text:p>803212</text:p>
          </table:table-cell>
          <table:table-cell office:value-type="string" table:style-name="ce17">
            <text:p>sbi.02908@sbi.co.in</text:p>
          </table:table-cell>
          <table:table-cell office:value-type="float" office:value="9955998147" table:style-name="ce17">
            <text:p>9955998147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36555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CHAUHATTA(PATNA)</text:p>
          </table:table-cell>
          <table:table-cell office:value-type="float" office:value="3113" table:style-name="ce15">
            <text:p>3113</text:p>
          </table:table-cell>
          <table:table-cell office:value-type="string" table:style-name="ce19">
            <text:p>The Chief Manager,STATE BANK OF INDIA,PATNAASHOK RAJ PATH, PATNA,PATNA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chauhatta@sify.com</text:p>
          </table:table-cell>
          <table:table-cell office:value-type="float" office:value="9955998160" table:style-name="ce17">
            <text:p>9955998160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4073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MAHENDRU (PATNA)</text:p>
          </table:table-cell>
          <table:table-cell office:value-type="float" office:value="3129" table:style-name="ce15">
            <text:p>3129</text:p>
          </table:table-cell>
          <table:table-cell office:value-type="string" table:style-name="ce19">
            <text:p>The Chief Manager,STATE BANK OF INDIA,PATNAPATNAASHOK RAJPATH PATNA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mahendru@sify.com</text:p>
          </table:table-cell>
          <table:table-cell office:value-type="float" office:value="9955998138" table:style-name="ce17">
            <text:p>9955998138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3283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MARUFGANJ (PATNA)</text:p>
          </table:table-cell>
          <table:table-cell office:value-type="float" office:value="3328" table:style-name="ce15">
            <text:p>3328</text:p>
          </table:table-cell>
          <table:table-cell office:value-type="string" table:style-name="ce19">
            <text:p>The Branch Manager,STATE BANK OF INDIA,PATNAMARUFGANJPATNA CITYPATNA, BIHAR</text:p>
          </table:table-cell>
          <table:table-cell office:value-type="float" office:value="800008" table:style-name="ce17">
            <text:p>800008</text:p>
          </table:table-cell>
          <table:table-cell office:value-type="float" office:value="0" table:style-name="ce17">
            <text:p>0</text:p>
          </table:table-cell>
          <table:table-cell office:value-type="float" office:value="9955998166" table:style-name="ce17">
            <text:p>9955998166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6871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HIKHNA PAHARI (PATNA)</text:p>
          </table:table-cell>
          <table:table-cell office:value-type="float" office:value="3561" table:style-name="ce15">
            <text:p>3561</text:p>
          </table:table-cell>
          <table:table-cell office:value-type="string" table:style-name="ce19">
            <text:p>The Branch Manager,STATE BANK OF INDIA,PATNASAPNA APARTMENTBHIKHNA PAHARIPATNA, BIHAR</text:p>
          </table:table-cell>
          <table:table-cell office:value-type="float" office:value="800004" table:style-name="ce17">
            <text:p>800004</text:p>
          </table:table-cell>
          <table:table-cell office:value-type="string" table:style-name="ce17">
            <text:p>sbi.03561@sbi.co.in</text:p>
          </table:table-cell>
          <table:table-cell office:value-type="float" office:value="9835204196" table:style-name="ce17">
            <text:p>9835204196</text:p>
          </table:table-cell>
          <table:table-cell office:value-type="float" office:value="61320" table:style-name="ce17">
            <text:p>61320</text:p>
          </table:table-cell>
          <table:table-cell office:value-type="string" table:style-name="ce10">
            <text:p>22750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BB DOCTORS COLONY</text:p>
          </table:table-cell>
          <table:table-cell office:value-type="float" office:value="4445" table:style-name="ce15">
            <text:p>4445</text:p>
          </table:table-cell>
          <table:table-cell office:value-type="string" table:style-name="ce19">
            <text:p>The Chief Manager,STATE BANK OF INDIA,PATNAH-29 DOCTORS COLONY, KANKARBAGHPATNABIHAR</text:p>
          </table:table-cell>
          <table:table-cell office:value-type="float" office:value="800020" table:style-name="ce17">
            <text:p>800020</text:p>
          </table:table-cell>
          <table:table-cell office:value-type="string" table:style-name="ce17">
            <text:p>sbi.04445@sbi.co.in</text:p>
          </table:table-cell>
          <table:table-cell office:value-type="float" office:value="9955998131" table:style-name="ce17">
            <text:p>9955998131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721,772,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ALANDA MED COLL - HOSP CAMPUS</text:p>
          </table:table-cell>
          <table:table-cell office:value-type="float" office:value="5331" table:style-name="ce15">
            <text:p>5331</text:p>
          </table:table-cell>
          <table:table-cell office:value-type="string" table:style-name="ce19">
            <text:p>The Chief Manager,STATE BANK OF INDIA,PATNAKANKARBAGH ROAD, PATNA,PATNA,BIHAR - 800007</text:p>
          </table:table-cell>
          <table:table-cell office:value-type="float" office:value="800007" table:style-name="ce17">
            <text:p>800007</text:p>
          </table:table-cell>
          <table:table-cell office:value-type="float" office:value="0" table:style-name="ce17">
            <text:p>0</text:p>
          </table:table-cell>
          <table:table-cell office:value-type="float" office:value="9431659066" table:style-name="ce17">
            <text:p>9431659066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7049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THMALGOLA</text:p>
          </table:table-cell>
          <table:table-cell office:value-type="float" office:value="5784" table:style-name="ce15">
            <text:p>5784</text:p>
          </table:table-cell>
          <table:table-cell office:value-type="string" table:style-name="ce19">
            <text:p>The Branch Manager,STATE BANK OF INDIA,PATNAAT + PO-ATHMALGOLANH-31 ,PATNABIHAR</text:p>
          </table:table-cell>
          <table:table-cell office:value-type="float" office:value="803211" table:style-name="ce17">
            <text:p>803211</text:p>
          </table:table-cell>
          <table:table-cell office:value-type="string" table:style-name="ce17">
            <text:p>sbi.05784@sbi.co.in</text:p>
          </table:table-cell>
          <table:table-cell office:value-type="float" office:value="9955998150" table:style-name="ce17">
            <text:p>9955998150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264352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HUSRUPUR</text:p>
          </table:table-cell>
          <table:table-cell office:value-type="float" office:value="5903" table:style-name="ce15">
            <text:p>5903</text:p>
          </table:table-cell>
          <table:table-cell office:value-type="string" table:style-name="ce19">
            <text:p>The Branch Manager,STATE BANK OF INDIA,PATNAPO &amp; PS : KHUSRUPURDIST : PATNABIHAR</text:p>
          </table:table-cell>
          <table:table-cell office:value-type="float" office:value="803202" table:style-name="ce17">
            <text:p>803202</text:p>
          </table:table-cell>
          <table:table-cell office:value-type="string" table:style-name="ce17">
            <text:p>sbi.05903@sbi.co.in</text:p>
          </table:table-cell>
          <table:table-cell office:value-type="float" office:value="9835080894" table:style-name="ce17">
            <text:p>9835080894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8802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AMY FATWAH</text:p>
          </table:table-cell>
          <table:table-cell office:value-type="float" office:value="6358" table:style-name="ce15">
            <text:p>6358</text:p>
          </table:table-cell>
          <table:table-cell office:value-type="string" table:style-name="ce19">
            <text:p>The Branch Manager,STATE BANK OF INDIA,PATNAPO+PS-FATWAHNEAR POST OFFICE,STATION ROAD FATWAHDIST-PATNA,BIHAR</text:p>
          </table:table-cell>
          <table:table-cell office:value-type="float" office:value="803201" table:style-name="ce17">
            <text:p>803201</text:p>
          </table:table-cell>
          <table:table-cell office:value-type="string" table:style-name="ce17">
            <text:p>sbi.06358@sbi.co.in</text:p>
          </table:table-cell>
          <table:table-cell office:value-type="float" office:value="9955998162" table:style-name="ce17">
            <text:p>9955998162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35218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ANKAGHAT</text:p>
          </table:table-cell>
          <table:table-cell office:value-type="float" office:value="6380" table:style-name="ce15">
            <text:p>6380</text:p>
          </table:table-cell>
          <table:table-cell office:value-type="string" table:style-name="ce19">
            <text:p>The Branch Manager,STATE BANK OF INDIA,PATNAP.O. KACHIDARGAH,PS : DIDARGANJDIST : PATNA , BIHAR</text:p>
          </table:table-cell>
          <table:table-cell office:value-type="float" office:value="803201" table:style-name="ce17">
            <text:p>803201</text:p>
          </table:table-cell>
          <table:table-cell office:value-type="string" table:style-name="ce17">
            <text:p>sbi.6380@sbi.co.in</text:p>
          </table:table-cell>
          <table:table-cell office:value-type="float" office:value="9955998157" table:style-name="ce17">
            <text:p>9955998157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34137322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UNTA</text:p>
          </table:table-cell>
          <table:table-cell office:value-type="float" office:value="6612" table:style-name="ce15">
            <text:p>6612</text:p>
          </table:table-cell>
          <table:table-cell office:value-type="string" table:style-name="ce19">
            <text:p>The Branch Manager,STATE BANK OF INDIA,PATNACRPF CAMPUSP.O. MOKAMA GHATDIST-PATNA, BIHAR</text:p>
          </table:table-cell>
          <table:table-cell office:value-type="float" office:value="803303" table:style-name="ce17">
            <text:p>803303</text:p>
          </table:table-cell>
          <table:table-cell office:value-type="string" table:style-name="ce17">
            <text:p>sbi.06612@sbi.co.in</text:p>
          </table:table-cell>
          <table:table-cell office:value-type="float" office:value="9431055951" table:style-name="ce17">
            <text:p>9431055951</text:p>
          </table:table-cell>
          <table:table-cell office:value-type="float" office:value="6132" table:style-name="ce17">
            <text:p>6132</text:p>
          </table:table-cell>
          <table:table-cell office:value-type="string" table:style-name="ce10">
            <text:p>250737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AGAMKUAN(PATNA)</text:p>
          </table:table-cell>
          <table:table-cell office:value-type="float" office:value="7878" table:style-name="ce15">
            <text:p>7878</text:p>
          </table:table-cell>
          <table:table-cell office:value-type="string" table:style-name="ce19">
            <text:p>The Branch Manager,STATE BANK OF INDIA,PATNARAJENDRA MEMORIAL RESEARCHINSTITUTE OF MEDICAL SCIENCES,PATNA, BIHAR</text:p>
          </table:table-cell>
          <table:table-cell office:value-type="float" office:value="800007" table:style-name="ce17">
            <text:p>800007</text:p>
          </table:table-cell>
          <table:table-cell office:value-type="string" table:style-name="ce17">
            <text:p>07878@SBI.CO.IN</text:p>
          </table:table-cell>
          <table:table-cell office:value-type="float" office:value="9431025086" table:style-name="ce17">
            <text:p>9431025086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241662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GRI MKT YARD KATRA BAZAAR</text:p>
          </table:table-cell>
          <table:table-cell office:value-type="float" office:value="7879" table:style-name="ce15">
            <text:p>7879</text:p>
          </table:table-cell>
          <table:table-cell office:value-type="string" table:style-name="ce19">
            <text:p>The Branch Manager,STATE BANK OF INDIA,PATNAP.O. KATRA BAZAAR, PATNA,PATNA CITYPATNA, BIHAR</text:p>
          </table:table-cell>
          <table:table-cell office:value-type="float" office:value="800008" table:style-name="ce17">
            <text:p>800008</text:p>
          </table:table-cell>
          <table:table-cell office:value-type="string" table:style-name="ce17">
            <text:p>sbi.07879@sbi.co.in</text:p>
          </table:table-cell>
          <table:table-cell office:value-type="float" office:value="9431049742" table:style-name="ce17">
            <text:p>9431049742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2440235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DOMAN</text:p>
          </table:table-cell>
          <table:table-cell office:value-type="float" office:value="8386" table:style-name="ce15">
            <text:p>8386</text:p>
          </table:table-cell>
          <table:table-cell office:value-type="string" table:style-name="ce19">
            <text:p>The Branch Manager,STATE BANK OF INDIA,PATNAVIA-KHUSROOPURPO -DOMAN, PS-BAKHTIARPURDIST-PATNA BIHAR</text:p>
          </table:table-cell>
          <table:table-cell office:value-type="float" office:value="803202" table:style-name="ce17">
            <text:p>803202</text:p>
          </table:table-cell>
          <table:table-cell office:value-type="string" table:style-name="ce17">
            <text:p>sbi.08386@sbi.co.in</text:p>
          </table:table-cell>
          <table:table-cell office:value-type="float" office:value="9835292654" table:style-name="ce17">
            <text:p>9835292654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233100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T-SHAHJAHANPUR</text:p>
          </table:table-cell>
          <table:table-cell office:value-type="float" office:value="8395" table:style-name="ce15">
            <text:p>8395</text:p>
          </table:table-cell>
          <table:table-cell office:value-type="string" table:style-name="ce19">
            <text:p>The Branch Manager,STATE BANK OF INDIA,PATNAPO-SHAHJAHANPURDIST-PATNABIHAR</text:p>
          </table:table-cell>
          <table:table-cell office:value-type="float" office:value="801305" table:style-name="ce17">
            <text:p>801305</text:p>
          </table:table-cell>
          <table:table-cell office:value-type="string" table:style-name="ce17">
            <text:p>sbi.08395@sbi.co.in</text:p>
          </table:table-cell>
          <table:table-cell office:value-type="float" office:value="9771468297" table:style-name="ce17">
            <text:p>9771468297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TPC CAMPUS BARH</text:p>
          </table:table-cell>
          <table:table-cell office:value-type="float" office:value="10085" table:style-name="ce15">
            <text:p>10085</text:p>
          </table:table-cell>
          <table:table-cell office:value-type="string" table:style-name="ce19">
            <text:p>The Branch Manager,STATE BANK OF INDIA,PATNASTP PROJECTPO - BARHDISTT. PATNA , BIHAR</text:p>
          </table:table-cell>
          <table:table-cell office:value-type="float" office:value="803213" table:style-name="ce17">
            <text:p>803213</text:p>
          </table:table-cell>
          <table:table-cell office:value-type="string" table:style-name="ce17">
            <text:p>SBI.10085@SBI.CO.IN</text:p>
          </table:table-cell>
          <table:table-cell office:value-type="float" office:value="9955998113" table:style-name="ce17">
            <text:p>9955998113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3411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HADURPUR</text:p>
          </table:table-cell>
          <table:table-cell office:value-type="float" office:value="10354" table:style-name="ce15">
            <text:p>10354</text:p>
          </table:table-cell>
          <table:table-cell office:value-type="string" table:style-name="ce19">
            <text:p>The Branch Manager,STATE BANK OF INDIA,PATNANEAR APMC GATEBAHADURPURPATNA</text:p>
          </table:table-cell>
          <table:table-cell office:value-type="float" office:value="800016" table:style-name="ce17">
            <text:p>800016</text:p>
          </table:table-cell>
          <table:table-cell office:value-type="string" table:style-name="ce17">
            <text:p>sbi.10354@sbi.co.in</text:p>
          </table:table-cell>
          <table:table-cell office:value-type="float" office:value="9955998121" table:style-name="ce17">
            <text:p>9955998121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2642524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GOBIND MITRA ROAD</text:p>
          </table:table-cell>
          <table:table-cell office:value-type="float" office:value="12579" table:style-name="ce15">
            <text:p>12579</text:p>
          </table:table-cell>
          <table:table-cell office:value-type="string" table:style-name="ce19">
            <text:p>The Branch Manager,STATE BANK OF INDIA,PATNAH/O JAYNARAIN CHOUDHARYJAI MARKETGOBIND MITRA ROAD</text:p>
          </table:table-cell>
          <table:table-cell office:value-type="float" office:value="800001" table:style-name="ce17">
            <text:p>800001</text:p>
          </table:table-cell>
          <table:table-cell office:value-type="float" office:value="0" table:style-name="ce17">
            <text:p>0</text:p>
          </table:table-cell>
          <table:table-cell office:value-type="float" office:value="9955998133" table:style-name="ce17">
            <text:p>9955998133</text:p>
          </table:table-cell>
          <table:table-cell office:value-type="float" office:value="6132" table:style-name="ce17">
            <text:p>6132</text:p>
          </table:table-cell>
          <table:table-cell office:value-type="string" table:style-name="ce10">
            <text:p>222960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ABNIMA</text:p>
          </table:table-cell>
          <table:table-cell office:value-type="float" office:value="12580" table:style-name="ce15">
            <text:p>12580</text:p>
          </table:table-cell>
          <table:table-cell office:value-type="string" table:style-name="ce19">
            <text:p>The Branch Manager,STATE BANK OF INDIA,PATNAC/O BABLU KUMARS/O LATE SMT MALTI DEVISABNIMA</text:p>
          </table:table-cell>
          <table:table-cell office:value-type="float" office:value="803212" table:style-name="ce17">
            <text:p>803212</text:p>
          </table:table-cell>
          <table:table-cell office:value-type="float" office:value="0" table:style-name="ce17">
            <text:p>0</text:p>
          </table:table-cell>
          <table:table-cell office:value-type="float" office:value="9801454135" table:style-name="ce17">
            <text:p>9801454135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244554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ANDARAK</text:p>
          </table:table-cell>
          <table:table-cell office:value-type="float" office:value="12581" table:style-name="ce15">
            <text:p>12581</text:p>
          </table:table-cell>
          <table:table-cell office:value-type="string" table:style-name="ce19">
            <text:p>The Branch Manager,STATE BANK OF INDIA,PATNAH/O/PREM SHARAN SHARMAS/O LATE GOPAL SHARAN SHARMAPANDARAK</text:p>
          </table:table-cell>
          <table:table-cell office:value-type="float" office:value="803213" table:style-name="ce17">
            <text:p>803213</text:p>
          </table:table-cell>
          <table:table-cell office:value-type="float" office:value="0" table:style-name="ce17">
            <text:p>0</text:p>
          </table:table-cell>
          <table:table-cell office:value-type="float" office:value="9955998159" table:style-name="ce17">
            <text:p>9955998159</text:p>
          </table:table-cell>
          <table:table-cell office:value-type="float" office:value="6132" table:style-name="ce17">
            <text:p>6132</text:p>
          </table:table-cell>
          <table:table-cell office:value-type="string" table:style-name="ce10">
            <text:p>24005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HOSHWARI</text:p>
          </table:table-cell>
          <table:table-cell office:value-type="float" office:value="12585" table:style-name="ce15">
            <text:p>12585</text:p>
          </table:table-cell>
          <table:table-cell office:value-type="string" table:style-name="ce19">
            <text:p>The Branch Manager,STATE BANK OF INDIA,PATNADHANKOVEGHOSHWARI MOKAMA ,PS-GHOSWARIPATNA</text:p>
          </table:table-cell>
          <table:table-cell office:value-type="float" office:value="803302" table:style-name="ce17">
            <text:p>803302</text:p>
          </table:table-cell>
          <table:table-cell office:value-type="float" office:value="0" table:style-name="ce17">
            <text:p>0</text:p>
          </table:table-cell>
          <table:table-cell office:value-type="float" office:value="9431094210" table:style-name="ce17">
            <text:p>9431094210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BO-1 PATNA EAST</text:p>
          </table:table-cell>
          <table:table-cell office:value-type="float" office:value="13722" table:style-name="ce15">
            <text:p>13722</text:p>
          </table:table-cell>
          <table:table-cell office:value-type="string" table:style-name="ce19">
            <text:p>The Chief Manager (Admin),STATE BANK OF INDIA,PATNAADMINISTRATIVE OFFICEJ C ROAD, PATNA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agmr1.zopat@sbi.co.in</text:p>
          </table:table-cell>
          <table:table-cell office:value-type="float" office:value="9955998182" table:style-name="ce17">
            <text:p>9955998182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ANIAWAN</text:p>
          </table:table-cell>
          <table:table-cell office:value-type="float" office:value="14311" table:style-name="ce15">
            <text:p>14311</text:p>
          </table:table-cell>
          <table:table-cell office:value-type="string" table:style-name="ce19">
            <text:p>The Branch Manager,STATE BANK OF INDIA,PATNABHAGAT MARKETMAIN ROADDANIAWAN DISTRICT- PATNA</text:p>
          </table:table-cell>
          <table:table-cell office:value-type="float" office:value="801304" table:style-name="ce17">
            <text:p>801304</text:p>
          </table:table-cell>
          <table:table-cell office:value-type="float" office:value="0" table:style-name="ce17">
            <text:p>0</text:p>
          </table:table-cell>
          <table:table-cell office:value-type="float" office:value="9955998184" table:style-name="ce17">
            <text:p>995599818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DUMRI</text:p>
          </table:table-cell>
          <table:table-cell office:value-type="float" office:value="15599" table:style-name="ce15">
            <text:p>15599</text:p>
          </table:table-cell>
          <table:table-cell office:value-type="string" table:style-name="ce19">
            <text:p>The Branch Manager,STATE BANK OF INDIA,PATNAVILL : DUMRI ( IN HOUSE OF SRI JANUNASINGH), PO : DUMRI, BLOCK - FATWAHDIST : PATNA</text:p>
          </table:table-cell>
          <table:table-cell office:value-type="float" office:value="803201" table:style-name="ce17">
            <text:p>803201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KHEMNICHAK PATNA BRANCH</text:p>
          </table:table-cell>
          <table:table-cell office:value-type="float" office:value="16611" table:style-name="ce15">
            <text:p>16611</text:p>
          </table:table-cell>
          <table:table-cell office:value-type="string" table:style-name="ce19">
            <text:p>The Branch Manager,STATE BANK OF INDIA,PATNAH/O SRI RAMJI PRASAD S/O LATE T N MAHTOAT- KHEMNICHAK, PO- NEW JAGANPURAPATNA</text:p>
          </table:table-cell>
          <table:table-cell office:value-type="float" office:value="800027" table:style-name="ce17">
            <text:p>800027</text:p>
          </table:table-cell>
          <table:table-cell office:value-type="string" table:style-name="ce17">
            <text:p>SBI.16611@SBI.CO.IN</text:p>
          </table:table-cell>
          <table:table-cell office:value-type="float" office:value="9955998189" table:style-name="ce17">
            <text:p>9955998189</text:p>
          </table:table-cell>
          <table:table-cell office:value-type="float" office:value="6132" table:style-name="ce17">
            <text:p>613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SANDALPUR PATNA BRANCH</text:p>
          </table:table-cell>
          <table:table-cell office:value-type="float" office:value="16613" table:style-name="ce15">
            <text:p>16613</text:p>
          </table:table-cell>
          <table:table-cell office:value-type="string" table:style-name="ce19">
            <text:p>The Branch Manager,STATE BANK OF INDIA,PATNAH/O SMT KANTI DEVI W/O LATE SRI C.SARRA"KANTISHRI" BHAWANSAANDALPUR ROAD, PATNA</text:p>
          </table:table-cell>
          <table:table-cell office:value-type="float" office:value="800006" table:style-name="ce17">
            <text:p>800006</text:p>
          </table:table-cell>
          <table:table-cell office:value-type="string" table:style-name="ce17">
            <text:p>SBI.16613@SBI.CO.IN</text:p>
          </table:table-cell>
          <table:table-cell office:value-type="float" office:value="9955998100" table:style-name="ce17">
            <text:p>9955998100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7786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MASARHI</text:p>
          </table:table-cell>
          <table:table-cell office:value-type="float" office:value="16974" table:style-name="ce15">
            <text:p>16974</text:p>
          </table:table-cell>
          <table:table-cell office:value-type="string" table:style-name="ce19">
            <text:p>The Branch Manager,STATE BANK OF INDIA,PATNAAT &amp; PO-MASARHIBLOCK-MASARHIDISTRICT-PATNA</text:p>
          </table:table-cell>
          <table:table-cell office:value-type="float" office:value="803201" table:style-name="ce17">
            <text:p>803201</text:p>
          </table:table-cell>
          <table:table-cell office:value-type="string" table:style-name="ce17">
            <text:p>SBI.16974@SBI.CO.IN</text:p>
          </table:table-cell>
          <table:table-cell office:value-type="float" office:value="9771423269" table:style-name="ce17">
            <text:p>9771423269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ABALPUR</text:p>
          </table:table-cell>
          <table:table-cell office:value-type="float" office:value="16975" table:style-name="ce15">
            <text:p>16975</text:p>
          </table:table-cell>
          <table:table-cell office:value-type="string" table:style-name="ce19">
            <text:p>The Branch Manager,STATE BANK OF INDIA,PATNAAT &amp; PO-SABALPURPS-DIDARGANJDISTRICT- PATNA</text:p>
          </table:table-cell>
          <table:table-cell office:value-type="float" office:value="800009" table:style-name="ce17">
            <text:p>800009</text:p>
          </table:table-cell>
          <table:table-cell office:value-type="string" table:style-name="ce17">
            <text:p>SBI.16975@SBI.CO.IN</text:p>
          </table:table-cell>
          <table:table-cell office:value-type="float" office:value="9431014493" table:style-name="ce17">
            <text:p>9431014493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CHAK JALAL</text:p>
          </table:table-cell>
          <table:table-cell office:value-type="float" office:value="17132" table:style-name="ce15">
            <text:p>17132</text:p>
          </table:table-cell>
          <table:table-cell office:value-type="string" table:style-name="ce19">
            <text:p>The Branch Manager,STATE BANK OF INDIA,PATNAPO-CHAK JALALBLOCK-PANDARAK, DISTRICT-PATNABIHAR</text:p>
          </table:table-cell>
          <table:table-cell office:value-type="float" office:value="803213" table:style-name="ce17">
            <text:p>803213</text:p>
          </table:table-cell>
          <table:table-cell office:value-type="string" table:style-name="ce17">
            <text:p>SBI.17132@SBI.CO.IN</text:p>
          </table:table-cell>
          <table:table-cell office:value-type="float" office:value="9771423192" table:style-name="ce17">
            <text:p>9771423192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977142319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HATHIDAH BUJURG</text:p>
          </table:table-cell>
          <table:table-cell office:value-type="float" office:value="17168" table:style-name="ce15">
            <text:p>17168</text:p>
          </table:table-cell>
          <table:table-cell office:value-type="string" table:style-name="ce19">
            <text:p>The Branch Manager,STATE BANK OF INDIA,PATNAHATHIDAH,PATNABIHAR</text:p>
          </table:table-cell>
          <table:table-cell office:value-type="float" office:value="803301" table:style-name="ce17">
            <text:p>803301</text:p>
          </table:table-cell>
          <table:table-cell office:value-type="string" table:style-name="ce17">
            <text:p>SBI.17168@SBI.CO.IN</text:p>
          </table:table-cell>
          <table:table-cell office:value-type="float" office:value="7766908331" table:style-name="ce17">
            <text:p>7766908331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ARMALICHAK PATNA</text:p>
          </table:table-cell>
          <table:table-cell office:value-type="float" office:value="17467" table:style-name="ce15">
            <text:p>17467</text:p>
          </table:table-cell>
          <table:table-cell office:value-type="string" table:style-name="ce19">
            <text:p>The Branch Manager,STATE BANK OF INDIA,PATNAPO: KARMALICHAKDISTT: PATNABIHAR</text:p>
          </table:table-cell>
          <table:table-cell office:value-type="float" office:value="800009" table:style-name="ce17">
            <text:p>800009</text:p>
          </table:table-cell>
          <table:table-cell office:value-type="string" table:style-name="ce17">
            <text:p>SBI.17467@SBI.CO.IN</text:p>
          </table:table-cell>
          <table:table-cell office:value-type="float" office:value="7763806466" table:style-name="ce17">
            <text:p>7763806466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BB BHAGWAT NAGAR PATNA</text:p>
          </table:table-cell>
          <table:table-cell office:value-type="float" office:value="17484" table:style-name="ce15">
            <text:p>17484</text:p>
          </table:table-cell>
          <table:table-cell office:value-type="string" table:style-name="ce19">
            <text:p>The Branch Manager,STATE BANK OF INDIA,PATNAMADHUSILA BHAWANNAYATOLAKUMBHRARA, PATNA</text:p>
          </table:table-cell>
          <table:table-cell office:value-type="float" office:value="8000026" table:style-name="ce17">
            <text:p>8000026</text:p>
          </table:table-cell>
          <table:table-cell office:value-type="string" table:style-name="ce17">
            <text:p>sbi.17484@sbi.co.in</text:p>
          </table:table-cell>
          <table:table-cell office:value-type="float" office:value="9905240529" table:style-name="ce17">
            <text:p>9905240529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NARAULI</text:p>
          </table:table-cell>
          <table:table-cell office:value-type="float" office:value="18438" table:style-name="ce15">
            <text:p>18438</text:p>
          </table:table-cell>
          <table:table-cell office:value-type="string" table:style-name="ce19">
            <text:p>The Branch Manager,STATE BANK OF INDIA,PATNAVILL-BENIUR(GANGAPUR NARAULI MAUZA)PO-KARAUTA,PS-SALIMPUR.DISTT-PATNA</text:p>
          </table:table-cell>
          <table:table-cell office:value-type="float" office:value="803202" table:style-name="ce17">
            <text:p>803202</text:p>
          </table:table-cell>
          <table:table-cell office:value-type="string" table:style-name="ce17">
            <text:p>SBI.18438@SBI.CO.IN</text:p>
          </table:table-cell>
          <table:table-cell office:value-type="float" office:value="7033095901" table:style-name="ce17">
            <text:p>7033095901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NS COLLEGE BARH</text:p>
          </table:table-cell>
          <table:table-cell office:value-type="float" office:value="18552" table:style-name="ce15">
            <text:p>18552</text:p>
          </table:table-cell>
          <table:table-cell office:value-type="string" table:style-name="ce19">
            <text:p>The Branch Manager,STATE BANK OF INDIA,PATNAANS COLLEGE BARHBARHPATNA</text:p>
          </table:table-cell>
          <table:table-cell office:value-type="float" office:value="803213" table:style-name="ce17">
            <text:p>803213</text:p>
          </table:table-cell>
          <table:table-cell office:value-type="string" table:style-name="ce17">
            <text:p>SBI.18552@SBI.CO.IN</text:p>
          </table:table-cell>
          <table:table-cell office:value-type="float" office:value="9431643993" table:style-name="ce17">
            <text:p>9431643993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ANMUHIAN</text:p>
          </table:table-cell>
          <table:table-cell office:value-type="float" office:value="18821" table:style-name="ce15">
            <text:p>18821</text:p>
          </table:table-cell>
          <table:table-cell office:value-type="string" table:style-name="ce19">
            <text:p>The Branch Manager,STATE BANK OF INDIA,PATNAAZAD LANE,CHAUDHARY TOLANANMUHIAN,P.O-MAHENDRUPATNA</text:p>
          </table:table-cell>
          <table:table-cell office:value-type="float" office:value="800006" table:style-name="ce17">
            <text:p>800006</text:p>
          </table:table-cell>
          <table:table-cell office:value-type="string" table:style-name="ce17">
            <text:p>SBI.18821@SBI.CO.IN</text:p>
          </table:table-cell>
          <table:table-cell office:value-type="float" office:value="9771423164" table:style-name="ce17">
            <text:p>9771423164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BIINTOUCH BRANCH PATNA MAIN BRANCH PAT</text:p>
          </table:table-cell>
          <table:table-cell office:value-type="float" office:value="19019" table:style-name="ce15">
            <text:p>19019</text:p>
          </table:table-cell>
          <table:table-cell office:value-type="string" table:style-name="ce19">
            <text:p>The Branch Manager,STATE BANK OF INDIA,PATNAPATNA MAIN BRANCH CAMPUSNEAR GANDHI MAIDAN, PATNA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19019@SBI.CO.IN</text:p>
          </table:table-cell>
          <table:table-cell office:value-type="float" office:value="7766908208" table:style-name="ce17">
            <text:p>7766908208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SHOK RAJ PATH</text:p>
          </table:table-cell>
          <table:table-cell office:value-type="float" office:value="31002" table:style-name="ce15">
            <text:p>31002</text:p>
          </table:table-cell>
          <table:table-cell office:value-type="string" table:style-name="ce19">
            <text:p>The Branch Manager,STATE BANK OF INDIA,PATNAHOTEL NATRAJ BUILDINGASHOK RAJ PATH PATNAPATNA</text:p>
          </table:table-cell>
          <table:table-cell office:value-type="float" office:value="800004" table:style-name="ce17">
            <text:p>800004</text:p>
          </table:table-cell>
          <table:table-cell office:value-type="string" table:style-name="ce17">
            <text:p>sbbj10002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ATNA SAHEB</text:p>
          </table:table-cell>
          <table:table-cell office:value-type="float" office:value="31662" table:style-name="ce15">
            <text:p>31662</text:p>
          </table:table-cell>
          <table:table-cell office:value-type="string" table:style-name="ce19">
            <text:p>The Branch Manager,STATE BANK OF INDIA,PATNAP.P.COMPLEXHOUSE OF S. MALIK SINGHDISTT-PATNA</text:p>
          </table:table-cell>
          <table:table-cell office:value-type="float" office:value="800008" table:style-name="ce17">
            <text:p>800008</text:p>
          </table:table-cell>
          <table:table-cell office:value-type="string" table:style-name="ce17">
            <text:p>sbbj10662@sbi.co.in</text:p>
          </table:table-cell>
          <table:table-cell office:value-type="float" office:value="9955998108" table:style-name="ce17">
            <text:p>9955998108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C COLONY</text:p>
          </table:table-cell>
          <table:table-cell office:value-type="float" office:value="32324" table:style-name="ce15">
            <text:p>32324</text:p>
          </table:table-cell>
          <table:table-cell office:value-type="string" table:style-name="ce19">
            <text:p>The Branch Manager,STATE BANK OF INDIA,PATNAG 122, P.C.COLONY,PO-LOHIA NAGARKANKARBAG, PATNABIHAR</text:p>
          </table:table-cell>
          <table:table-cell office:value-type="float" office:value="800020" table:style-name="ce17">
            <text:p>800020</text:p>
          </table:table-cell>
          <table:table-cell office:value-type="string" table:style-name="ce17">
            <text:p>sbbj11324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JUDGES COURT ROAD(PATNA)</text:p>
          </table:table-cell>
          <table:table-cell office:value-type="float" office:value="1233" table:style-name="ce15">
            <text:p>1233</text:p>
          </table:table-cell>
          <table:table-cell office:value-type="string" table:style-name="ce19">
            <text:p>The Chief Manager,STATE BANK OF INDIA,PATNABANK OF BIHAR BLDG.,PATNAPATNA, BIHAR</text:p>
          </table:table-cell>
          <table:table-cell office:value-type="float" office:value="800004" table:style-name="ce17">
            <text:p>800004</text:p>
          </table:table-cell>
          <table:table-cell office:value-type="string" table:style-name="ce17">
            <text:p>jcrd@rediffmail.co</text:p>
          </table:table-cell>
          <table:table-cell office:value-type="float" office:value="7544003566" table:style-name="ce17">
            <text:p>7544003566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1926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ATNA MAIN BRANCH</text:p>
          </table:table-cell>
          <table:table-cell office:value-type="float" office:value="152" table:style-name="ce15">
            <text:p>152</text:p>
          </table:table-cell>
          <table:table-cell office:value-type="string" table:style-name="ce19">
            <text:p>The Chief Manager,STATE BANK OF INDIA,PATNAWEST GANDHI MAIDANPATNA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0152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267179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PL P.B.B PATNA</text:p>
          </table:table-cell>
          <table:table-cell office:value-type="float" office:value="4070" table:style-name="ce15">
            <text:p>4070</text:p>
          </table:table-cell>
          <table:table-cell office:value-type="string" table:style-name="ce19">
            <text:p>The Chief Manager,STATE BANK OF INDIA,PATNAWEST GANDHI MAIDAN,PATNA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4070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261780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25">
            <text:p>TRANSPORT NAGAR</text:p>
          </table:table-cell>
          <table:table-cell office:value-type="float" office:value="18822" table:style-name="ce15">
            <text:p>18822</text:p>
          </table:table-cell>
          <table:table-cell office:value-type="string" table:style-name="ce19">
            <text:p>TheBRANCH Manager,STATE BANK OF INDIA,PATNAWEST PO-BAHADURPUR HOUSING COLONY,PATNAPATNA, BIHAR</text:p>
          </table:table-cell>
          <table:table-cell office:value-type="float" office:value="800026" table:style-name="ce17">
            <text:p>800026</text:p>
          </table:table-cell>
          <table:table-cell office:value-type="string" table:style-name="ce17">
            <text:p>SBI.18822@SBI.CO.IN</text:p>
          </table:table-cell>
          <table:table-cell office:value-type="float" office:value="9693026691" table:style-name="ce24">
            <text:p>9693026691</text:p>
          </table:table-cell>
          <table:table-cell table:style-name="ce17"/>
          <table:table-cell table:style-name="ce10"/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style-name="ro8">
          <table:table-cell office:value-type="string" table:number-columns-spanned="3" table:number-rows-spanned="40" table:style-name="ce36">
            <text:p><text:span text:style-name="T8">T</text:span><text:span text:style-name="T6">he Regional<text:s/></text:span><text:span text:style-name="T6">Manager &amp; CPIO,<text:s/></text:span><text:span text:style-name="T6">State Bank of<text:s/></text:span><text:span text:style-name="T6">India, Regional<text:s/></text:span><text:span text:style-name="T6">Business Office,<text:s/></text:span><text:span text:style-name="T6">Patna Central, R-2,<text:s/></text:span><text:span text:style-name="T6">ADMINISTRATIVE<text:s/></text:span><text:span text:style-name="T6">OFFICE J C ROAD</text:span><text:span text:style-name="T6"><text:s/></text:span><text:span text:style-name="T6"><text:s/></text:span><text:span text:style-name="T6">PATNAPATNA,<text:s/></text:span><text:span text:style-name="T6">800001,<text:s/></text:span>agmr2.zopat@sbi.co.</text:p>
          </table:table-cell>
          <table:covered-table-cell table:number-columns-repeated="2"/>
          <table:table-cell office:value-type="string" table:number-columns-spanned="1" table:number-rows-spanned="40" table:style-name="ce39">
            <text:p>PHONE : <text:s text:c="2"/>9473400207 <text:s text:c="25"/>FAX :</text:p>
          </table:table-cell>
          <table:table-cell office:value-type="string" table:style-name="ce18">
            <text:p>BIHAR SCHOOL EXAM BRD (PATNA)</text:p>
          </table:table-cell>
          <table:table-cell office:value-type="float" office:value="1215" table:style-name="ce15">
            <text:p>1215</text:p>
          </table:table-cell>
          <table:table-cell office:value-type="string" table:style-name="ce19">
            <text:p>The Chief Manager,STATE BANK OF INDIA,PATNAFRASER ROAD WEST OF AIR STNPATNAPATNA, BIHAR</text:p>
          </table:table-cell>
          <table:table-cell office:value-type="float" office:value="800017" table:style-name="ce17">
            <text:p>800017</text:p>
          </table:table-cell>
          <table:table-cell office:value-type="string" table:style-name="ce17">
            <text:p>sbibseboz@sify.com</text:p>
          </table:table-cell>
          <table:table-cell office:value-type="float" office:value="9955998141" table:style-name="ce17">
            <text:p>9955998141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30015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ORING ROAD (PATNA)</text:p>
          </table:table-cell>
          <table:table-cell office:value-type="float" office:value="1435" table:style-name="ce15">
            <text:p>1435</text:p>
          </table:table-cell>
          <table:table-cell office:value-type="string" table:style-name="ce19">
            <text:p>The Chief Manager,STATE BANK OF INDIA,PATNAALANKAR PLACEBORING ROAD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1435@sbi.co.in</text:p>
          </table:table-cell>
          <table:table-cell office:value-type="float" office:value="9934588825" table:style-name="ce17">
            <text:p>9934588825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3478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MITHAPUR (PATNA)</text:p>
          </table:table-cell>
          <table:table-cell office:value-type="float" office:value="1511" table:style-name="ce15">
            <text:p>1511</text:p>
          </table:table-cell>
          <table:table-cell office:value-type="string" table:style-name="ce19">
            <text:p>The Chief Manager,STATE BANK OF INDIA,PATNAMITHAPUR (PATNA)PO GPO PS JAKANPUR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01511@SBI.CO.IN</text:p>
          </table:table-cell>
          <table:table-cell office:value-type="float" office:value="9955998188" table:style-name="ce17">
            <text:p>9955998188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3100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ADAMKUAN (PATNA)</text:p>
          </table:table-cell>
          <table:table-cell office:value-type="float" office:value="1561" table:style-name="ce15">
            <text:p>1561</text:p>
          </table:table-cell>
          <table:table-cell office:value-type="string" table:style-name="ce19">
            <text:p>The Chief Manager,STATE BANK OF INDIA,PATNASHASHI PLACE, NALA ROADKADAMKUANPATNA, BIHAR</text:p>
          </table:table-cell>
          <table:table-cell office:value-type="float" office:value="800004" table:style-name="ce17">
            <text:p>800004</text:p>
          </table:table-cell>
          <table:table-cell office:value-type="string" table:style-name="ce17">
            <text:p>sbi01561@sbi.co.in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HRIKRISHNAPURI (PATNA)</text:p>
          </table:table-cell>
          <table:table-cell office:value-type="float" office:value="3114" table:style-name="ce15">
            <text:p>3114</text:p>
          </table:table-cell>
          <table:table-cell office:value-type="string" table:style-name="ce19">
            <text:p>The Chief Manager,STATE BANK OF INDIA,PATNASAHDEV MAHATO MARGPATNA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3114SBI@SBI.CO.IN</text:p>
          </table:table-cell>
          <table:table-cell office:value-type="float" office:value="9431259592" table:style-name="ce17">
            <text:p>9431259592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0482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RAJBANSHINAGAR (PATNA)</text:p>
          </table:table-cell>
          <table:table-cell office:value-type="float" office:value="3115" table:style-name="ce15">
            <text:p>3115</text:p>
          </table:table-cell>
          <table:table-cell office:value-type="string" table:style-name="ce19">
            <text:p>The Chief Manager,STATE BANK OF INDIA,PATNAROAD NO.1, PATNA,PATNABIHAR</text:p>
          </table:table-cell>
          <table:table-cell office:value-type="float" office:value="800023" table:style-name="ce17">
            <text:p>800023</text:p>
          </table:table-cell>
          <table:table-cell office:value-type="string" table:style-name="ce17">
            <text:p>RAJBANSI@VSNL.CO.IN</text:p>
          </table:table-cell>
          <table:table-cell office:value-type="float" office:value="9955998233" table:style-name="ce17">
            <text:p>9955998233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2875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EXHIBITION ROAD (PATNA)</text:p>
          </table:table-cell>
          <table:table-cell office:value-type="float" office:value="3475" table:style-name="ce15">
            <text:p>3475</text:p>
          </table:table-cell>
          <table:table-cell office:value-type="string" table:style-name="ce19">
            <text:p>The Chief Manager,STATE BANK OF INDIA,PATNADR. A. HAI COMMERCIAL COMPLEXEXHIBITION ROAD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3475@SBI.CO.IN</text:p>
          </table:table-cell>
          <table:table-cell office:value-type="float" office:value="9955998151" table:style-name="ce17">
            <text:p>9955998151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10197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DAK BANGLOW-FRASER ROAD(PATNA)</text:p>
          </table:table-cell>
          <table:table-cell office:value-type="float" office:value="3476" table:style-name="ce15">
            <text:p>3476</text:p>
          </table:table-cell>
          <table:table-cell office:value-type="string" table:style-name="ce19">
            <text:p>The Branch Manager,STATE BANK OF INDIA,PATNASHAHI COMPLEX, 1ST FLOOR,NEW DAKBUNGLOW ROAD,PATNA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3476@sbi.co.in</text:p>
          </table:table-cell>
          <table:table-cell office:value-type="float" office:value="9955998146" table:style-name="ce17">
            <text:p>9955998146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72107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NEW MARKET (PATNA)</text:p>
          </table:table-cell>
          <table:table-cell office:value-type="float" office:value="3477" table:style-name="ce15">
            <text:p>3477</text:p>
          </table:table-cell>
          <table:table-cell office:value-type="string" table:style-name="ce19">
            <text:p>The Branch Manager,STATE BANK OF INDIA,PATNABUDHA MARGPATNA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NMARKET@SIFY.COM</text:p>
          </table:table-cell>
          <table:table-cell office:value-type="float" office:value="9955997289" table:style-name="ce17">
            <text:p>9955997289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3244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GARDANIBAGH (PATNA)</text:p>
          </table:table-cell>
          <table:table-cell office:value-type="float" office:value="3518" table:style-name="ce15">
            <text:p>3518</text:p>
          </table:table-cell>
          <table:table-cell office:value-type="string" table:style-name="ce19">
            <text:p>The Branch Manager,STATE BANK OF INDIA,PATNAROAD NO 6DCHATTERJI LANE GARDANIBAGH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3518@sbi.co.in</text:p>
          </table:table-cell>
          <table:table-cell office:value-type="float" office:value="9955997286" table:style-name="ce17">
            <text:p>9955997286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8576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HRIKRISHNANAGAR (PATNA)</text:p>
          </table:table-cell>
          <table:table-cell office:value-type="float" office:value="3560" table:style-name="ce15">
            <text:p>3560</text:p>
          </table:table-cell>
          <table:table-cell office:value-type="string" table:style-name="ce19">
            <text:p>The Chief Manager,STATE BANK OF INDIA,PATNASHRIKRISHNANAGARM-6SHRIKRISHNANAGAR MAIN ROAD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3560@sbi.co.in</text:p>
          </table:table-cell>
          <table:table-cell office:value-type="float" office:value="9431009452" table:style-name="ce17">
            <text:p>9431009452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32256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HEIKHPURA RAJABAZAR (PATNA)</text:p>
          </table:table-cell>
          <table:table-cell office:value-type="float" office:value="3563" table:style-name="ce15">
            <text:p>3563</text:p>
          </table:table-cell>
          <table:table-cell office:value-type="string" table:style-name="ce19">
            <text:p>The Chief Manager,STATE BANK OF INDIA,PATNASHEIKHPURARAJA BAZARPATNA, BIHAR</text:p>
          </table:table-cell>
          <table:table-cell office:value-type="float" office:value="800014" table:style-name="ce17">
            <text:p>800014</text:p>
          </table:table-cell>
          <table:table-cell office:value-type="string" table:style-name="ce17">
            <text:p>sbisrbzr1@sify.com</text:p>
          </table:table-cell>
          <table:table-cell office:value-type="float" office:value="9955998137" table:style-name="ce17">
            <text:p>9955998137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2582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ESID COLONY KANKARBAGH</text:p>
          </table:table-cell>
          <table:table-cell office:value-type="float" office:value="3564" table:style-name="ce15">
            <text:p>3564</text:p>
          </table:table-cell>
          <table:table-cell office:value-type="string" table:style-name="ce19">
            <text:p>The Chief Manager,STATE BANK OF INDIA,PATNATEMPO STANDKANKARBAGHPATNA, BIHAR</text:p>
          </table:table-cell>
          <table:table-cell office:value-type="float" office:value="800020" table:style-name="ce17">
            <text:p>800020</text:p>
          </table:table-cell>
          <table:table-cell office:value-type="string" table:style-name="ce17">
            <text:p>SBI03564@SBI.CO.IN</text:p>
          </table:table-cell>
          <table:table-cell office:value-type="float" office:value="9955998158" table:style-name="ce17">
            <text:p>9955998158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03781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.B.B BORING ROAD PATNA</text:p>
          </table:table-cell>
          <table:table-cell office:value-type="float" office:value="4142" table:style-name="ce15">
            <text:p>4142</text:p>
          </table:table-cell>
          <table:table-cell office:value-type="string" table:style-name="ce19">
            <text:p>The Chief Manager,STATE BANK OF INDIA,PATNAS.K.PURI,BORING ROAD,6B,SAHADEO MEHTA MARG,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pbbpatna@vsnl.net</text:p>
          </table:table-cell>
          <table:table-cell office:value-type="float" office:value="9955997281" table:style-name="ce17">
            <text:p>9955997281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4183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ATEL NAGAR PATNA</text:p>
          </table:table-cell>
          <table:table-cell office:value-type="float" office:value="4386" table:style-name="ce15">
            <text:p>4386</text:p>
          </table:table-cell>
          <table:table-cell office:value-type="string" table:style-name="ce19">
            <text:p>The Branch Manager,STATE BANK OF INDIA,PATNAB BHATTACHARYA ROADPATEL NAGARPATNA BIHAR</text:p>
          </table:table-cell>
          <table:table-cell office:value-type="float" office:value="800023" table:style-name="ce17">
            <text:p>800023</text:p>
          </table:table-cell>
          <table:table-cell office:value-type="string" table:style-name="ce17">
            <text:p>sbi.4386@sbi.co.in</text:p>
          </table:table-cell>
          <table:table-cell office:value-type="float" office:value="9955998174" table:style-name="ce17">
            <text:p>9955998174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52325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ORING CANAL RD-RAJAPOOL</text:p>
          </table:table-cell>
          <table:table-cell office:value-type="float" office:value="6551" table:style-name="ce15">
            <text:p>6551</text:p>
          </table:table-cell>
          <table:table-cell office:value-type="string" table:style-name="ce19">
            <text:p>The Chief Manager,STATE BANK OF INDIA,PATNAEAST BORING CANAL ROAD,PATNA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06551@sbi.co.in</text:p>
          </table:table-cell>
          <table:table-cell office:value-type="float" office:value="9431164852" table:style-name="ce17">
            <text:p>9431164852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8802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AJBHAWAN (PATNA)</text:p>
          </table:table-cell>
          <table:table-cell office:value-type="float" office:value="6917" table:style-name="ce15">
            <text:p>6917</text:p>
          </table:table-cell>
          <table:table-cell office:value-type="string" table:style-name="ce19">
            <text:p>The Chief Manager,STATE BANK OF INDIA,PATNARAJBHAWAN CAMPUSRAJBHWAN, PATNABIHAR</text:p>
          </table:table-cell>
          <table:table-cell office:value-type="float" office:value="800022" table:style-name="ce17">
            <text:p>800022</text:p>
          </table:table-cell>
          <table:table-cell office:value-type="float" office:value="0" table:style-name="ce17">
            <text:p>0</text:p>
          </table:table-cell>
          <table:table-cell office:value-type="float" office:value="9955998144" table:style-name="ce17">
            <text:p>9955998144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35224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MAURYA LOK COMPLEX (PATNA)</text:p>
          </table:table-cell>
          <table:table-cell office:value-type="float" office:value="7506" table:style-name="ce15">
            <text:p>7506</text:p>
          </table:table-cell>
          <table:table-cell office:value-type="string" table:style-name="ce19">
            <text:p>The Chief Manager,STATE BANK OF INDIA,PATNANEW DAK BUNGALOW ROAD,PATNA,PATNA, BIHAR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7506@SBI.CO.IN</text:p>
          </table:table-cell>
          <table:table-cell office:value-type="float" office:value="9955997280" table:style-name="ce17">
            <text:p>9955997280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3227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ARIYAPUR GOLA (PATNA)</text:p>
          </table:table-cell>
          <table:table-cell office:value-type="float" office:value="7877" table:style-name="ce15">
            <text:p>7877</text:p>
          </table:table-cell>
          <table:table-cell office:value-type="string" table:style-name="ce19">
            <text:p>The Branch Manager,STATE BANK OF INDIA,PATNADARIYAPUR GOLA (PATNA)SABJIBAGPATNA, BIHAR</text:p>
          </table:table-cell>
          <table:table-cell office:value-type="float" office:value="800004" table:style-name="ce17">
            <text:p>800004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INDIRA GANDHI INST OF MEDICAL SCIENCE</text:p>
          </table:table-cell>
          <table:table-cell office:value-type="float" office:value="7945" table:style-name="ce15">
            <text:p>7945</text:p>
          </table:table-cell>
          <table:table-cell office:value-type="string" table:style-name="ce19">
            <text:p>The Chief Manager,STATE BANK OF INDIA,PATNASHEIKHAPUR BAGICHAP.O.B V COLLEGEPATNA</text:p>
          </table:table-cell>
          <table:table-cell office:value-type="float" office:value="800014" table:style-name="ce17">
            <text:p>800014</text:p>
          </table:table-cell>
          <table:table-cell office:value-type="string" table:style-name="ce17">
            <text:p>sbiigims@satyam.net.in</text:p>
          </table:table-cell>
          <table:table-cell office:value-type="float" office:value="9955998130" table:style-name="ce17">
            <text:p>9955998130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52072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NANDAPURI(PATNA)</text:p>
          </table:table-cell>
          <table:table-cell office:value-type="float" office:value="9002" table:style-name="ce15">
            <text:p>9002</text:p>
          </table:table-cell>
          <table:table-cell office:value-type="string" table:style-name="ce19">
            <text:p>The Branch Manager,STATE BANK OF INDIA,PATNAWEST BORING CANAL ROADANANDPURIPATNA, BIHAR</text:p>
          </table:table-cell>
          <table:table-cell office:value-type="float" office:value="800001" table:style-name="ce17">
            <text:p>800001</text:p>
          </table:table-cell>
          <table:table-cell office:value-type="float" office:value="0" table:style-name="ce17">
            <text:p>0</text:p>
          </table:table-cell>
          <table:table-cell office:value-type="float" office:value="9431045315" table:style-name="ce17">
            <text:p>9431045315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2520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ANISABAD ( PATNA )</text:p>
          </table:table-cell>
          <table:table-cell office:value-type="float" office:value="9003" table:style-name="ce15">
            <text:p>9003</text:p>
          </table:table-cell>
          <table:table-cell office:value-type="string" table:style-name="ce19">
            <text:p>The Chief Manager,STATE BANK OF INDIA,PATNAPATNA,BIHARPATNA, BIHAR</text:p>
          </table:table-cell>
          <table:table-cell office:value-type="float" office:value="800002" table:style-name="ce17">
            <text:p>800002</text:p>
          </table:table-cell>
          <table:table-cell office:value-type="string" table:style-name="ce17">
            <text:p>sbi9003@sbi.co.in</text:p>
          </table:table-cell>
          <table:table-cell office:value-type="float" office:value="9431426240" table:style-name="ce17">
            <text:p>9431426240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0433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HANUMAN NAGAR ( PATNA )</text:p>
          </table:table-cell>
          <table:table-cell office:value-type="float" office:value="9005" table:style-name="ce15">
            <text:p>9005</text:p>
          </table:table-cell>
          <table:table-cell office:value-type="string" table:style-name="ce19">
            <text:p>The Chief Manager,STATE BANK OF INDIA,PATNASHANKER MARKETHANUMAN NAGAR ( PATNA )PATNA, BIHAR</text:p>
          </table:table-cell>
          <table:table-cell office:value-type="float" office:value="800020" table:style-name="ce17">
            <text:p>800020</text:p>
          </table:table-cell>
          <table:table-cell office:value-type="string" table:style-name="ce17">
            <text:p>sbi09005@sbi.co.in</text:p>
          </table:table-cell>
          <table:table-cell office:value-type="float" office:value="9334116269" table:style-name="ce17">
            <text:p>9334116269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68338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ihar Vet. College Campus Branch</text:p>
          </table:table-cell>
          <table:table-cell office:value-type="float" office:value="9006" table:style-name="ce15">
            <text:p>9006</text:p>
          </table:table-cell>
          <table:table-cell office:value-type="string" table:style-name="ce19">
            <text:p>The Chief Manager,STATE BANK OF INDIA,PATNABIHAR VET. COLL CAMPUSPO BIHAR VETERINARY COLLEGEPATNA BIHAR</text:p>
          </table:table-cell>
          <table:table-cell office:value-type="float" office:value="800014" table:style-name="ce17">
            <text:p>800014</text:p>
          </table:table-cell>
          <table:table-cell office:value-type="string" table:style-name="ce17">
            <text:p>sbi.09006@sbi.co.in</text:p>
          </table:table-cell>
          <table:table-cell office:value-type="float" office:value="9431664035" table:style-name="ce17">
            <text:p>9431664035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9753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HIGH COURT CAMPUS PATNA</text:p>
          </table:table-cell>
          <table:table-cell office:value-type="float" office:value="10340" table:style-name="ce15">
            <text:p>10340</text:p>
          </table:table-cell>
          <table:table-cell office:value-type="string" table:style-name="ce19">
            <text:p>The Branch Manager,STATE BANK OF INDIA,PATNAHIGH COURTPATNADIST: PATNA</text:p>
          </table:table-cell>
          <table:table-cell office:value-type="float" office:value="800015" table:style-name="ce17">
            <text:p>800015</text:p>
          </table:table-cell>
          <table:table-cell office:value-type="string" table:style-name="ce17">
            <text:p>sbi.10340@sbi.co.in</text:p>
          </table:table-cell>
          <table:table-cell office:value-type="float" office:value="9934124801" table:style-name="ce17">
            <text:p>9934124801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57308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SIPARA</text:p>
          </table:table-cell>
          <table:table-cell office:value-type="float" office:value="10353" table:style-name="ce15">
            <text:p>10353</text:p>
          </table:table-cell>
          <table:table-cell office:value-type="string" table:style-name="ce19">
            <text:p>The Branch Manager,STATE BANK OF INDIA,PATNASIPARASIPARAPATNA</text:p>
          </table:table-cell>
          <table:table-cell office:value-type="float" office:value="800020" table:style-name="ce17">
            <text:p>800020</text:p>
          </table:table-cell>
          <table:table-cell office:value-type="string" table:style-name="ce17">
            <text:p>SBI.10353@SBI.CO.IN</text:p>
          </table:table-cell>
          <table:table-cell office:value-type="float" office:value="9955998223" table:style-name="ce17">
            <text:p>9955998223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5112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J D WOMENS COLLEGE PATNA</text:p>
          </table:table-cell>
          <table:table-cell office:value-type="float" office:value="10404" table:style-name="ce15">
            <text:p>10404</text:p>
          </table:table-cell>
          <table:table-cell office:value-type="string" table:style-name="ce19">
            <text:p>The Branch Manager,STATE BANK OF INDIA,PATNASTATE BANK OF INDIAPATNADIST: PATNA</text:p>
          </table:table-cell>
          <table:table-cell office:value-type="float" office:value="800023" table:style-name="ce17">
            <text:p>800023</text:p>
          </table:table-cell>
          <table:table-cell office:value-type="string" table:style-name="ce17">
            <text:p>sbi.10404@sbi.co.in</text:p>
          </table:table-cell>
          <table:table-cell office:value-type="float" office:value="9955998140" table:style-name="ce17">
            <text:p>9955998140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34842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BIHAR VIDHAN MANDAL PATNA</text:p>
          </table:table-cell>
          <table:table-cell office:value-type="float" office:value="10405" table:style-name="ce15">
            <text:p>10405</text:p>
          </table:table-cell>
          <table:table-cell office:value-type="string" table:style-name="ce19">
            <text:p>The Branch Manager,STATE BANK OF INDIA,PATNAPATNAPATNABIHAR</text:p>
          </table:table-cell>
          <table:table-cell office:value-type="float" office:value="800015" table:style-name="ce17">
            <text:p>800015</text:p>
          </table:table-cell>
          <table:table-cell office:value-type="string" table:style-name="ce17">
            <text:p>SBI.10405@SBI.CO.IN</text:p>
          </table:table-cell>
          <table:table-cell office:value-type="float" office:value="9835453026" table:style-name="ce17">
            <text:p>9835453026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2812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BO-2 PATNA CENTRAL</text:p>
          </table:table-cell>
          <table:table-cell office:value-type="float" office:value="13723" table:style-name="ce15">
            <text:p>13723</text:p>
          </table:table-cell>
          <table:table-cell office:value-type="string" table:style-name="ce19">
            <text:p>The Chief Manager (Admin),STATE BANK OF INDIA,PATNAADMINISTRATIVE OFFICE,J C ROAD, PATNA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agmr2.zopat@sbi.co.in</text:p>
          </table:table-cell>
          <table:table-cell office:value-type="float" office:value="9955997262" table:style-name="ce17">
            <text:p>9955997262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50460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PECIALISED CURR.ADMINISTRATION BR.PATNA</text:p>
          </table:table-cell>
          <table:table-cell office:value-type="float" office:value="14388" table:style-name="ce15">
            <text:p>14388</text:p>
          </table:table-cell>
          <table:table-cell office:value-type="string" table:style-name="ce19">
            <text:p>The Chief Manager,STATE BANK OF INDIA,PATNASTATE BANK OF INDIAPATNA MAIN BRANCH BUILDING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14388@sbi.co.in</text:p>
          </table:table-cell>
          <table:table-cell office:value-type="float" office:value="9955997297" table:style-name="ce17">
            <text:p>9955997297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AMKRISHNANAGAR</text:p>
          </table:table-cell>
          <table:table-cell office:value-type="float" office:value="15605" table:style-name="ce15">
            <text:p>15605</text:p>
          </table:table-cell>
          <table:table-cell office:value-type="string" table:style-name="ce19">
            <text:p>The Branch Manager,STATE BANK OF INDIA,PATNAKAMLESH MARKETNEW BYE PASS ROAD, PO-NEW JAGANPURARAMKRISHNANAGAR , DISTT: PATNA</text:p>
          </table:table-cell>
          <table:table-cell office:value-type="float" office:value="800027" table:style-name="ce17">
            <text:p>800027</text:p>
          </table:table-cell>
          <table:table-cell office:value-type="string" table:style-name="ce17">
            <text:p>sbi.15605@sbi.co.in</text:p>
          </table:table-cell>
          <table:table-cell office:value-type="float" office:value="9334483809" table:style-name="ce17">
            <text:p>9334483809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8380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CHANAKYA NATIONAL LAW UNIVERSITY BRANCH</text:p>
          </table:table-cell>
          <table:table-cell office:value-type="float" office:value="15996" table:style-name="ce15">
            <text:p>15996</text:p>
          </table:table-cell>
          <table:table-cell office:value-type="string" table:style-name="ce19">
            <text:p>The Branch Manager,STATE BANK OF INDIA,PATNAH/O SRI VIDYA NAND SINGHNEW VIGRAHPUR, NEAR BUS STANDPATNA</text:p>
          </table:table-cell>
          <table:table-cell office:value-type="float" office:value="800001" table:style-name="ce17">
            <text:p>800001</text:p>
          </table:table-cell>
          <table:table-cell office:value-type="float" office:value="0" table:style-name="ce17">
            <text:p>0</text:p>
          </table:table-cell>
          <table:table-cell office:value-type="float" office:value="9955998231" table:style-name="ce17">
            <text:p>9955998231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557739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SPECIALISED NRI BRANCH PATNA</text:p>
          </table:table-cell>
          <table:table-cell office:value-type="float" office:value="16231" table:style-name="ce15">
            <text:p>16231</text:p>
          </table:table-cell>
          <table:table-cell office:value-type="string" table:style-name="ce19">
            <text:p>The Branch Manager,STATE BANK OF INDIA,PATNA1 ST FLOOR, GUINEA MOTORS PVT LTDWEST BORING CANAL ROAD, PATNADISTT- 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16231@sbi.co.in</text:p>
          </table:table-cell>
          <table:table-cell office:value-type="float" office:value="995599200" table:style-name="ce17">
            <text:p>995599200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ANI TANKI MORE</text:p>
          </table:table-cell>
          <table:table-cell office:value-type="float" office:value="16612" table:style-name="ce15">
            <text:p>16612</text:p>
          </table:table-cell>
          <table:table-cell office:value-type="string" table:style-name="ce19">
            <text:p>The Branch Manager,STATE BANK OF INDIA,PATNASATYASHRI BORING- PATLIPUTRA ROADOPPOSITE - CISF OFFICE , NEW PATLIPUTRAPATNA</text:p>
          </table:table-cell>
          <table:table-cell office:value-type="float" office:value="8000013" table:style-name="ce17">
            <text:p>8000013</text:p>
          </table:table-cell>
          <table:table-cell office:value-type="string" table:style-name="ce17">
            <text:p>sbi.16612@sbi.co.in</text:p>
          </table:table-cell>
          <table:table-cell office:value-type="float" office:value="7763816315" table:style-name="ce17">
            <text:p>7763816315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07828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OSTAL PARK BRANCH</text:p>
          </table:table-cell>
          <table:table-cell office:value-type="float" office:value="18098" table:style-name="ce15">
            <text:p>18098</text:p>
          </table:table-cell>
          <table:table-cell office:value-type="string" table:style-name="ce19">
            <text:p>The Branch Manager,STATE BANK OF INDIA,PATNAROAD NO .1,POSTAL PARK,HOUSE OF SMT. SHANTI DEVIROAD NO 1 POSTAL PARK 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18098@SBI.CO.IN</text:p>
          </table:table-cell>
          <table:table-cell office:value-type="string" table:style-name="ce17">
            <text:p><text:s/>9430508081 (p)<text:s text:c="2"/></text:p>
          </table:table-cell>
          <table:table-cell office:value-type="float" office:value="613" table:style-name="ce17">
            <text:p>613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SHIVPURI (PATNA)</text:p>
          </table:table-cell>
          <table:table-cell office:value-type="float" office:value="18099" table:style-name="ce15">
            <text:p>18099</text:p>
          </table:table-cell>
          <table:table-cell office:value-type="string" table:style-name="ce19">
            <text:p>The Branch Manager,STATE BANK OF INDIA,PATNAHOUSE NO-01 OPPOSITE RAILWAY CROSSINGAT SHIVPURIPO&amp; PS- SHASHTRINAGAR DISTT PATNA</text:p>
          </table:table-cell>
          <table:table-cell office:value-type="float" office:value="800023" table:style-name="ce17">
            <text:p>800023</text:p>
          </table:table-cell>
          <table:table-cell office:value-type="string" table:style-name="ce17">
            <text:p>SBI.18099@SBI.CO.IN</text:p>
          </table:table-cell>
          <table:table-cell office:value-type="float" office:value="9771468296" table:style-name="ce17">
            <text:p>9771468296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IYOJAN BHAWAN</text:p>
          </table:table-cell>
          <table:table-cell office:value-type="float" office:value="18815" table:style-name="ce15">
            <text:p>18815</text:p>
          </table:table-cell>
          <table:table-cell office:value-type="string" table:style-name="ce19">
            <text:p>The Branch Manager,STATE BANK OF INDIA,PATNANEAR INCOME TAX GOLUMBER,BAILEY ROAD, PATNA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18815@SBI.CO.IN</text:p>
          </table:table-cell>
          <table:table-cell office:value-type="string" table:style-name="ce17">
            <text:p><text:s/>9955997702 (o)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SbiINTOUCH BRANCH BORING ROAD PATNA</text:p>
          </table:table-cell>
          <table:table-cell office:value-type="float" office:value="19017" table:style-name="ce15">
            <text:p>19017</text:p>
          </table:table-cell>
          <table:table-cell office:value-type="string" table:style-name="ce19">
            <text:p>The Branch Manager,STATE BANK OF INDIA,PATNAKAVI RAMAN PATH, NATH HOUSENAGESHWAR COLONY, BORING ROADDISTT- 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19017@SBI.CO.IN</text:p>
          </table:table-cell>
          <table:table-cell office:value-type="float" office:value="9334317374" table:style-name="ce17">
            <text:p>9334317374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 BLOCK</text:p>
          </table:table-cell>
          <table:table-cell office:value-type="float" office:value="31501" table:style-name="ce15">
            <text:p>31501</text:p>
          </table:table-cell>
          <table:table-cell office:value-type="string" table:style-name="ce19">
            <text:p>The Branch Manager,STATE BANK OF INDIA,PATNAR BLOCKCHANAKAYA PALACEDISTT-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bj10501@sbi.co.in</text:p>
          </table:table-cell>
          <table:table-cell office:value-type="float" office:value="9955997742" table:style-name="ce17">
            <text:p>9955997742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18">
            <text:p>SPECIALISED COMM BR PATNA</text:p>
          </table:table-cell>
          <table:table-cell office:value-type="float" office:value="4232" table:style-name="ce15">
            <text:p>4232</text:p>
          </table:table-cell>
          <table:table-cell office:value-type="string" table:style-name="ce19">
            <text:p>The Chief Manager,STATE BANK OF INDIA, SOUTH GANDHI MAIDAN, 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04232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2231127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style-name="ro10">
          <table:table-cell office:value-type="string" table:number-columns-spanned="3" table:number-rows-spanned="47" table:style-name="ce36">
            <text:p><text:span text:style-name="T8">T</text:span><text:span text:style-name="T6">he Regional<text:s/></text:span><text:span text:style-name="T6">Manager &amp; CPIO,<text:s/></text:span><text:span text:style-name="T6">State Bank of<text:s/></text:span><text:span text:style-name="T6">India, Regional<text:s/></text:span><text:span text:style-name="T6">Business Office,<text:s/></text:span><text:span text:style-name="T6">PATNA WEST,<text:s/></text:span><text:span text:style-name="T6">ADMISTRATIVE<text:s/></text:span><text:span text:style-name="T6">OFFICE, J C ROAD,<text:s/></text:span><text:span text:style-name="T6">PATNA- 800001.<text:s/></text:span>agmr3.zopat@sbi.co.in</text:p>
          </table:table-cell>
          <table:covered-table-cell table:number-columns-repeated="2"/>
          <table:table-cell office:value-type="string" table:number-columns-spanned="1" table:number-rows-spanned="47" table:style-name="ce39">
            <text:p>PHONE : <text:s text:c="3"/>9955998201 <text:s text:c="24"/>FAX :</text:p>
          </table:table-cell>
          <table:table-cell office:value-type="string" table:style-name="ce18">
            <text:p>BIHTA</text:p>
          </table:table-cell>
          <table:table-cell office:value-type="float" office:value="1217" table:style-name="ce15">
            <text:p>1217</text:p>
          </table:table-cell>
          <table:table-cell office:value-type="string" table:style-name="ce19">
            <text:p>The Chief Manager,STATE BANK OF INDIA,PATNASOUTH BIHAR SUGAR MILLSPREMISES BIHTAPATNA, BIHAR</text:p>
          </table:table-cell>
          <table:table-cell office:value-type="float" office:value="801103" table:style-name="ce17">
            <text:p>801103</text:p>
          </table:table-cell>
          <table:table-cell office:value-type="string" table:style-name="ce17">
            <text:p>sbi.01217@sbi.co.in</text:p>
          </table:table-cell>
          <table:table-cell office:value-type="float" office:value="7705997100" table:style-name="ce17">
            <text:p>7705997100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33210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DANAPUR</text:p>
          </table:table-cell>
          <table:table-cell office:value-type="float" office:value="1254" table:style-name="ce15">
            <text:p>1254</text:p>
          </table:table-cell>
          <table:table-cell office:value-type="string" table:style-name="ce19">
            <text:p>The Chief Manager,STATE BANK OF INDIA,PATNADANAPURPATNABIHAR</text:p>
          </table:table-cell>
          <table:table-cell office:value-type="float" office:value="801503" table:style-name="ce17">
            <text:p>801503</text:p>
          </table:table-cell>
          <table:table-cell office:value-type="string" table:style-name="ce17">
            <text:p>SBI.01254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267486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ATLIPUTRA (PATNA)</text:p>
          </table:table-cell>
          <table:table-cell office:value-type="float" office:value="1513" table:style-name="ce15">
            <text:p>1513</text:p>
          </table:table-cell>
          <table:table-cell office:value-type="string" table:style-name="ce19">
            <text:p>The Chief Manager,STATE BANK OF INDIA,PATNA6, PATILPUTRA COLONY, PATNA,PATLIPUTRAPATNA, BIHAR</text:p>
          </table:table-cell>
          <table:table-cell office:value-type="float" office:value="800013" table:style-name="ce17">
            <text:p>800013</text:p>
          </table:table-cell>
          <table:table-cell office:value-type="string" table:style-name="ce17">
            <text:p>sbipatal@sify.com</text:p>
          </table:table-cell>
          <table:table-cell office:value-type="float" office:value="9955998153" table:style-name="ce17">
            <text:p>9955998153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0431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ADB BIHTA</text:p>
          </table:table-cell>
          <table:table-cell office:value-type="float" office:value="3038" table:style-name="ce15">
            <text:p>3038</text:p>
          </table:table-cell>
          <table:table-cell office:value-type="string" table:style-name="ce19">
            <text:p>The Branch Manager,STATE BANK OF INDIA,PATNAPO-BIHTADIST-PATNABIHAR</text:p>
          </table:table-cell>
          <table:table-cell office:value-type="float" office:value="801103" table:style-name="ce17">
            <text:p>801103</text:p>
          </table:table-cell>
          <table:table-cell office:value-type="string" table:style-name="ce17">
            <text:p>sbi.03038@sbi.co.in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URJI(PATNA)</text:p>
          </table:table-cell>
          <table:table-cell office:value-type="float" office:value="3500" table:style-name="ce15">
            <text:p>3500</text:p>
          </table:table-cell>
          <table:table-cell office:value-type="string" table:style-name="ce19">
            <text:p>The Branch Manager,STATE BANK OF INDIA,PATNAPATNA,INDUSTRIAL ESTATE ROADPATNA, BIHAR</text:p>
          </table:table-cell>
          <table:table-cell office:value-type="float" office:value="800010" table:style-name="ce17">
            <text:p>800010</text:p>
          </table:table-cell>
          <table:table-cell office:value-type="string" table:style-name="ce17">
            <text:p>SBIKURJI@SBI.CO.IN</text:p>
          </table:table-cell>
          <table:table-cell office:value-type="float" office:value="9955998232" table:style-name="ce17">
            <text:p>9955998232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25225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DIGHA(PATNA)</text:p>
          </table:table-cell>
          <table:table-cell office:value-type="float" office:value="3559" table:style-name="ce15">
            <text:p>3559</text:p>
          </table:table-cell>
          <table:table-cell office:value-type="string" table:style-name="ce19">
            <text:p>The Branch Manager,STATE BANK OF INDIA,PATNAP.O.BATAGANJ, PATNAPATNAPATNA, BIHAR</text:p>
          </table:table-cell>
          <table:table-cell office:value-type="float" office:value="800018" table:style-name="ce17">
            <text:p>800018</text:p>
          </table:table-cell>
          <table:table-cell office:value-type="string" table:style-name="ce17">
            <text:p>SBI.03559@SBI.CO.IN</text:p>
          </table:table-cell>
          <table:table-cell office:value-type="float" office:value="9955997258" table:style-name="ce17">
            <text:p>9955997258</text:p>
          </table:table-cell>
          <table:table-cell office:value-type="float" office:value="61150" table:style-name="ce17">
            <text:p>61150</text:p>
          </table:table-cell>
          <table:table-cell office:value-type="string" table:style-name="ce10">
            <text:p>22091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KHAGAUL</text:p>
          </table:table-cell>
          <table:table-cell office:value-type="float" office:value="4576" table:style-name="ce15">
            <text:p>4576</text:p>
          </table:table-cell>
          <table:table-cell office:value-type="string" table:style-name="ce19">
            <text:p>The Branch Manager,STATE BANK OF INDIA,PATNAMOTI CHOWKKHAGAULPATNA</text:p>
          </table:table-cell>
          <table:table-cell office:value-type="float" office:value="801105" table:style-name="ce17">
            <text:p>801105</text:p>
          </table:table-cell>
          <table:table-cell office:value-type="float" office:value="0" table:style-name="ce17">
            <text:p>0</text:p>
          </table:table-cell>
          <table:table-cell office:value-type="float" office:value="9955997277" table:style-name="ce17">
            <text:p>9955997277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6501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MASAURHI</text:p>
          </table:table-cell>
          <table:table-cell office:value-type="float" office:value="4708" table:style-name="ce15">
            <text:p>4708</text:p>
          </table:table-cell>
          <table:table-cell office:value-type="string" table:style-name="ce19">
            <text:p>The Chief Manager,STATE BANK OF INDIA,PATNAMAIN ROAD MASAURHIPATNA,BIHAR</text:p>
          </table:table-cell>
          <table:table-cell office:value-type="float" office:value="804452" table:style-name="ce17">
            <text:p>804452</text:p>
          </table:table-cell>
          <table:table-cell office:value-type="string" table:style-name="ce17">
            <text:p>sbi.04708@sbi.co.in</text:p>
          </table:table-cell>
          <table:table-cell office:value-type="float" office:value="9955998213" table:style-name="ce17">
            <text:p>9955998213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25221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AGRICULTURAL MARKET YARD BIHTA</text:p>
          </table:table-cell>
          <table:table-cell office:value-type="float" office:value="6359" table:style-name="ce15">
            <text:p>6359</text:p>
          </table:table-cell>
          <table:table-cell office:value-type="string" table:style-name="ce19">
            <text:p>The Branch Manager,STATE BANK OF INDIA,PATNABIHTADIST-PATNABIHAR</text:p>
          </table:table-cell>
          <table:table-cell office:value-type="float" office:value="801103" table:style-name="ce17">
            <text:p>801103</text:p>
          </table:table-cell>
          <table:table-cell office:value-type="string" table:style-name="ce17">
            <text:p>sbi.06359@sbi.co.in</text:p>
          </table:table-cell>
          <table:table-cell office:value-type="float" office:value="9955997272" table:style-name="ce17">
            <text:p>9955997272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26338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KHTIYARPUR</text:p>
          </table:table-cell>
          <table:table-cell office:value-type="float" office:value="6377" table:style-name="ce15">
            <text:p>6377</text:p>
          </table:table-cell>
          <table:table-cell office:value-type="string" table:style-name="ce19">
            <text:p>The Branch Manager,STATE BANK OF INDIA,PATNAVIA-BIKRAMDIST-PATNABIHAR</text:p>
          </table:table-cell>
          <table:table-cell office:value-type="float" office:value="801104" table:style-name="ce17">
            <text:p>801104</text:p>
          </table:table-cell>
          <table:table-cell office:value-type="string" table:style-name="ce17">
            <text:p>sbi.06377@sbi.co.in</text:p>
          </table:table-cell>
          <table:table-cell office:value-type="float" office:value="9430061048" table:style-name="ce17">
            <text:p>9430061048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56152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RAP</text:p>
          </table:table-cell>
          <table:table-cell office:value-type="float" office:value="6378" table:style-name="ce15">
            <text:p>6378</text:p>
          </table:table-cell>
          <table:table-cell office:value-type="string" table:style-name="ce19">
            <text:p>The Branch Manager,STATE BANK OF INDIA,PATNAAT + PO-ARAPVIA + PS-BIKRAMDIST-PATNA,BIHAR</text:p>
          </table:table-cell>
          <table:table-cell office:value-type="float" office:value="801104" table:style-name="ce17">
            <text:p>801104</text:p>
          </table:table-cell>
          <table:table-cell office:value-type="string" table:style-name="ce17">
            <text:p>sbi.06378@sbi.co.in</text:p>
          </table:table-cell>
          <table:table-cell office:value-type="float" office:value="9955997271" table:style-name="ce17">
            <text:p>9955997271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23252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LAI</text:p>
          </table:table-cell>
          <table:table-cell office:value-type="float" office:value="6381" table:style-name="ce15">
            <text:p>6381</text:p>
          </table:table-cell>
          <table:table-cell office:value-type="string" table:style-name="ce19">
            <text:p>The Branch Manager,STATE BANK OF INDIA,PATNAPO-LAI,PS-BIHTADIST-PATNABIHAR</text:p>
          </table:table-cell>
          <table:table-cell office:value-type="float" office:value="801112" table:style-name="ce17">
            <text:p>801112</text:p>
          </table:table-cell>
          <table:table-cell office:value-type="string" table:style-name="ce17">
            <text:p>sbi.06381@sbi.co.in</text:p>
          </table:table-cell>
          <table:table-cell office:value-type="float" office:value="9955997274" table:style-name="ce17">
            <text:p>9955997274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43423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NAGWA</text:p>
          </table:table-cell>
          <table:table-cell office:value-type="float" office:value="6382" table:style-name="ce15">
            <text:p>6382</text:p>
          </table:table-cell>
          <table:table-cell office:value-type="string" table:style-name="ce19">
            <text:p>The Branch Manager,STATE BANK OF INDIA,PATNAPO-NAGWAPS-NAUBATPURDIST-PATNA</text:p>
          </table:table-cell>
          <table:table-cell office:value-type="float" office:value="801109" table:style-name="ce17">
            <text:p>801109</text:p>
          </table:table-cell>
          <table:table-cell office:value-type="string" table:style-name="ce17">
            <text:p>sbi.06382@sbi.co.in</text:p>
          </table:table-cell>
          <table:table-cell office:value-type="float" office:value="9955998221" table:style-name="ce17">
            <text:p>9955998221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25224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AI</text:p>
          </table:table-cell>
          <table:table-cell office:value-type="float" office:value="6383" table:style-name="ce15">
            <text:p>6383</text:p>
          </table:table-cell>
          <table:table-cell office:value-type="string" table:style-name="ce19">
            <text:p>The Branch Manager,STATE BANK OF INDIA,PATNAP.O.HAZRAT SAI,PS-DHANARUAPATNA, BIHAR</text:p>
          </table:table-cell>
          <table:table-cell office:value-type="float" office:value="804451" table:style-name="ce17">
            <text:p>804451</text:p>
          </table:table-cell>
          <table:table-cell office:value-type="string" table:style-name="ce17">
            <text:p>sbi.06383.@sbi.co.in</text:p>
          </table:table-cell>
          <table:table-cell office:value-type="float" office:value="9955998219" table:style-name="ce17">
            <text:p>9955998219</text:p>
          </table:table-cell>
          <table:table-cell office:value-type="float" office:value="6135" table:style-name="ce17">
            <text:p>6135</text:p>
          </table:table-cell>
          <table:table-cell office:value-type="string" table:style-name="ce10">
            <text:p>933499921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ARAY</text:p>
          </table:table-cell>
          <table:table-cell office:value-type="float" office:value="6384" table:style-name="ce15">
            <text:p>6384</text:p>
          </table:table-cell>
          <table:table-cell office:value-type="string" table:style-name="ce19">
            <text:p>The Branch Manager,STATE BANK OF INDIA,PATNAVILL + PO-SARAYPS-MANERPATNA, BIHAR</text:p>
          </table:table-cell>
          <table:table-cell office:value-type="float" office:value="801113" table:style-name="ce17">
            <text:p>801113</text:p>
          </table:table-cell>
          <table:table-cell office:value-type="string" table:style-name="ce17">
            <text:p>sbi.06384@sbi.co.in</text:p>
          </table:table-cell>
          <table:table-cell office:value-type="float" office:value="9955988224" table:style-name="ce17">
            <text:p>995598822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923417020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PALIGANJ</text:p>
          </table:table-cell>
          <table:table-cell office:value-type="float" office:value="7116" table:style-name="ce15">
            <text:p>7116</text:p>
          </table:table-cell>
          <table:table-cell office:value-type="string" table:style-name="ce19">
            <text:p>The Branch Manager,STATE BANK OF INDIA,PATNAAT+PO-PALIGANJPATNABIHAR</text:p>
          </table:table-cell>
          <table:table-cell office:value-type="float" office:value="801110" table:style-name="ce17">
            <text:p>801110</text:p>
          </table:table-cell>
          <table:table-cell office:value-type="string" table:style-name="ce17">
            <text:p>sbi07116@sbi.co.in</text:p>
          </table:table-cell>
          <table:table-cell office:value-type="float" office:value="9955997273" table:style-name="ce17">
            <text:p>9955997273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25414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LIPUR</text:p>
          </table:table-cell>
          <table:table-cell office:value-type="float" office:value="8129" table:style-name="ce15">
            <text:p>8129</text:p>
          </table:table-cell>
          <table:table-cell office:value-type="string" table:style-name="ce19">
            <text:p>The Branch Manager,STATE BANK OF INDIA,PATNAPO : NISARPURAPS : BEURDIST : PATNA , BIHAR</text:p>
          </table:table-cell>
          <table:table-cell office:value-type="float" office:value="804453" table:style-name="ce17">
            <text:p>804453</text:p>
          </table:table-cell>
          <table:table-cell office:value-type="string" table:style-name="ce17">
            <text:p>sbi.08129@sbi.co.in</text:p>
          </table:table-cell>
          <table:table-cell office:value-type="float" office:value="9955997275" table:style-name="ce17">
            <text:p>9955997275</text:p>
          </table:table-cell>
          <table:table-cell office:value-type="float" office:value="6135" table:style-name="ce17">
            <text:p>6135</text:p>
          </table:table-cell>
          <table:table-cell office:value-type="string" table:style-name="ce10">
            <text:p>9234139488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BHAISWAN</text:p>
          </table:table-cell>
          <table:table-cell office:value-type="float" office:value="8130" table:style-name="ce15">
            <text:p>8130</text:p>
          </table:table-cell>
          <table:table-cell office:value-type="string" table:style-name="ce19">
            <text:p>The Branch Manager,STATE BANK OF INDIA,PATNAAT-BHAISWANPO-BHAISWAN,PS-MASAURHIDIST-PATNA, BIHAR</text:p>
          </table:table-cell>
          <table:table-cell office:value-type="float" office:value="804452" table:style-name="ce17">
            <text:p>804452</text:p>
          </table:table-cell>
          <table:table-cell office:value-type="string" table:style-name="ce17">
            <text:p>sbi. 8130@sbi.co.in</text:p>
          </table:table-cell>
          <table:table-cell office:value-type="float" office:value="9955997294" table:style-name="ce17">
            <text:p>995599729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ONMAI</text:p>
          </table:table-cell>
          <table:table-cell office:value-type="float" office:value="8473" table:style-name="ce15">
            <text:p>8473</text:p>
          </table:table-cell>
          <table:table-cell office:value-type="string" table:style-name="ce19">
            <text:p>The Branch Manager,STATE BANK OF INDIA,PATNAAT PO : SONMAIPS : DHANARUADIST : PATNA, BIHAR</text:p>
          </table:table-cell>
          <table:table-cell office:value-type="float" office:value="804451" table:style-name="ce17">
            <text:p>804451</text:p>
          </table:table-cell>
          <table:table-cell office:value-type="string" table:style-name="ce17">
            <text:p>sbi.08473@sbi.co.in</text:p>
          </table:table-cell>
          <table:table-cell office:value-type="float" office:value="9955997276" table:style-name="ce17">
            <text:p>9955997276</text:p>
          </table:table-cell>
          <table:table-cell office:value-type="float" office:value="6135" table:style-name="ce17">
            <text:p>6135</text:p>
          </table:table-cell>
          <table:table-cell office:value-type="string" table:style-name="ce10">
            <text:p>27722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ASHIANA NAGAR (PATNA)</text:p>
          </table:table-cell>
          <table:table-cell office:value-type="float" office:value="9004" table:style-name="ce15">
            <text:p>9004</text:p>
          </table:table-cell>
          <table:table-cell office:value-type="string" table:style-name="ce19">
            <text:p>The Chief Manager,STATE BANK OF INDIA,PATNAPATNA,PHASE-1PATNA, BIHAR</text:p>
          </table:table-cell>
          <table:table-cell office:value-type="float" office:value="800025" table:style-name="ce17">
            <text:p>800025</text:p>
          </table:table-cell>
          <table:table-cell office:value-type="string" table:style-name="ce17">
            <text:p>SBI.09004@SBI.CO.IN</text:p>
          </table:table-cell>
          <table:table-cell office:value-type="float" office:value="9955988220" table:style-name="ce17">
            <text:p>9955988220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324977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DINAPUR CANTONMENT</text:p>
          </table:table-cell>
          <table:table-cell office:value-type="float" office:value="10396" table:style-name="ce15">
            <text:p>10396</text:p>
          </table:table-cell>
          <table:table-cell office:value-type="string" table:style-name="ce19">
            <text:p>The Branch Manager,STATE BANK OF INDIA,PATNADINAPURPATNABIHAR</text:p>
          </table:table-cell>
          <table:table-cell office:value-type="float" office:value="801503" table:style-name="ce17">
            <text:p>801503</text:p>
          </table:table-cell>
          <table:table-cell office:value-type="string" table:style-name="ce17">
            <text:p>SBI.10396@SBI.CO.IN</text:p>
          </table:table-cell>
          <table:table-cell office:value-type="float" office:value="9955998230" table:style-name="ce17">
            <text:p>9955998230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262024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AJIV NAGAR PATNA</text:p>
          </table:table-cell>
          <table:table-cell office:value-type="float" office:value="10397" table:style-name="ce15">
            <text:p>10397</text:p>
          </table:table-cell>
          <table:table-cell office:value-type="string" table:style-name="ce19">
            <text:p>The Branch Manager,STATE BANK OF INDIA,PATNARAJIV NAGARMAIN ROADPATNA,BIHAR</text:p>
          </table:table-cell>
          <table:table-cell office:value-type="float" office:value="800024" table:style-name="ce17">
            <text:p>800024</text:p>
          </table:table-cell>
          <table:table-cell office:value-type="string" table:style-name="ce17">
            <text:p>SBI.10397@SBI.CO.IN</text:p>
          </table:table-cell>
          <table:table-cell office:value-type="float" office:value="9955997295" table:style-name="ce17">
            <text:p>9955997295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9234040432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SAGUNA</text:p>
          </table:table-cell>
          <table:table-cell office:value-type="float" office:value="11675" table:style-name="ce15">
            <text:p>11675</text:p>
          </table:table-cell>
          <table:table-cell office:value-type="string" table:style-name="ce19">
            <text:p>The Branch Manager,STATE BANK OF INDIA,PATNAC/O SMT SAROJ GUPTARPS MORE WEST OF BAILEY ROAD, SAGUNAPO DANAPUR CANTT DISTT PATNA, BIHAR</text:p>
          </table:table-cell>
          <table:table-cell office:value-type="float" office:value="801503" table:style-name="ce17">
            <text:p>801503</text:p>
          </table:table-cell>
          <table:table-cell office:value-type="string" table:style-name="ce17">
            <text:p>sbi.11675@sbi.co.in</text:p>
          </table:table-cell>
          <table:table-cell office:value-type="float" office:value="9955997298" table:style-name="ce17">
            <text:p>9955997298</text:p>
          </table:table-cell>
          <table:table-cell office:value-type="float" office:value="6120" table:style-name="ce17">
            <text:p>6120</text:p>
          </table:table-cell>
          <table:table-cell office:value-type="string" table:style-name="ce10">
            <text:p>270605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ULHIN BAZAR</text:p>
          </table:table-cell>
          <table:table-cell office:value-type="float" office:value="12584" table:style-name="ce15">
            <text:p>12584</text:p>
          </table:table-cell>
          <table:table-cell office:value-type="string" table:style-name="ce19">
            <text:p>The Branch Manager,STATE BANK OF INDIA,PATNAPOST: BELHOURIP/S: DULHIN BAZAR, BLOCK:DULHIN BAZARDISTT: PATNA</text:p>
          </table:table-cell>
          <table:table-cell office:value-type="float" office:value="801102" table:style-name="ce17">
            <text:p>801102</text:p>
          </table:table-cell>
          <table:table-cell office:value-type="string" table:style-name="ce17">
            <text:p>SBI.12584@SBI.CO.IN</text:p>
          </table:table-cell>
          <table:table-cell office:value-type="float" office:value="9955998225" table:style-name="ce17">
            <text:p>9955998225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258614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UNPUN</text:p>
          </table:table-cell>
          <table:table-cell office:value-type="float" office:value="12586" table:style-name="ce15">
            <text:p>12586</text:p>
          </table:table-cell>
          <table:table-cell office:value-type="string" table:style-name="ce19">
            <text:p>The Branch Manager,STATE BANK OF INDIA,PATNAHOUSE OF SRI BIRENDRA KUMAR SINGHSTATION ROAD, PUNPUNP.O+P.S:-PUNPUN, DISTT-PATNA</text:p>
          </table:table-cell>
          <table:table-cell office:value-type="float" office:value="804453" table:style-name="ce17">
            <text:p>804453</text:p>
          </table:table-cell>
          <table:table-cell office:value-type="string" table:style-name="ce17">
            <text:p>SBI.12586@SBI.CO.IN</text:p>
          </table:table-cell>
          <table:table-cell office:value-type="float" office:value="9955997259" table:style-name="ce17">
            <text:p>9955997259</text:p>
          </table:table-cell>
          <table:table-cell office:value-type="float" office:value="61150" table:style-name="ce17">
            <text:p>61150</text:p>
          </table:table-cell>
          <table:table-cell office:value-type="string" table:style-name="ce10">
            <text:p>22562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IKRAM</text:p>
          </table:table-cell>
          <table:table-cell office:value-type="float" office:value="12587" table:style-name="ce15">
            <text:p>12587</text:p>
          </table:table-cell>
          <table:table-cell office:value-type="string" table:style-name="ce19">
            <text:p>The Branch Manager,STATE BANK OF INDIA,PATNABLOCK ROAD , NEAR MAGHIYA PUSTAK BHANDABIKRAMPATNA</text:p>
          </table:table-cell>
          <table:table-cell office:value-type="float" office:value="801104" table:style-name="ce17">
            <text:p>801104</text:p>
          </table:table-cell>
          <table:table-cell office:value-type="string" table:style-name="ce17">
            <text:p>sbi.12587@sbi.co.in</text:p>
          </table:table-cell>
          <table:table-cell office:value-type="float" office:value="9955997288" table:style-name="ce17">
            <text:p>9955997288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SAMPATCHAK</text:p>
          </table:table-cell>
          <table:table-cell office:value-type="float" office:value="12588" table:style-name="ce15">
            <text:p>12588</text:p>
          </table:table-cell>
          <table:table-cell office:value-type="string" table:style-name="ce19">
            <text:p>The Branch Manager,STATE BANK OF INDIA,PATNAHOUSE OF LAL BABU SINGHIN FRONT OF POLICE STATIONSAMPATCHAK,PATNA</text:p>
          </table:table-cell>
          <table:table-cell office:value-type="float" office:value="800007" table:style-name="ce17">
            <text:p>800007</text:p>
          </table:table-cell>
          <table:table-cell office:value-type="float" office:value="0" table:style-name="ce17">
            <text:p>0</text:p>
          </table:table-cell>
          <table:table-cell office:value-type="float" office:value="9955997299" table:style-name="ce17">
            <text:p>9955997299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234671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MANER</text:p>
          </table:table-cell>
          <table:table-cell office:value-type="float" office:value="12590" table:style-name="ce15">
            <text:p>12590</text:p>
          </table:table-cell>
          <table:table-cell office:value-type="string" table:style-name="ce19">
            <text:p>The Branch Manager,STATE BANK OF INDIA,PATNAAJAY MARKET NH-30OPPOSITE-BSNL EXCHANGE ,MANERAT &amp; POST - MANER , DISTT: PATNA</text:p>
          </table:table-cell>
          <table:table-cell office:value-type="float" office:value="801108" table:style-name="ce17">
            <text:p>801108</text:p>
          </table:table-cell>
          <table:table-cell office:value-type="string" table:style-name="ce17">
            <text:p>sbi.12590@sbi.co.in</text:p>
          </table:table-cell>
          <table:table-cell office:value-type="float" office:value="9234066808" table:style-name="ce17">
            <text:p>9234066808</text:p>
          </table:table-cell>
          <table:table-cell office:value-type="float" office:value="6135" table:style-name="ce17">
            <text:p>613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HULWARISHARIF</text:p>
          </table:table-cell>
          <table:table-cell office:value-type="float" office:value="12591" table:style-name="ce15">
            <text:p>12591</text:p>
          </table:table-cell>
          <table:table-cell office:value-type="string" table:style-name="ce19">
            <text:p>The Branch Manager,STATE BANK OF INDIA,PATNASHANTI GUEST HOUSE,OPPOSITE BLOCKPHULWARISHARIFPATNA</text:p>
          </table:table-cell>
          <table:table-cell office:value-type="float" office:value="801505" table:style-name="ce17">
            <text:p>801505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 G COLONY PATNA</text:p>
          </table:table-cell>
          <table:table-cell office:value-type="float" office:value="14670" table:style-name="ce15">
            <text:p>14670</text:p>
          </table:table-cell>
          <table:table-cell office:value-type="string" table:style-name="ce19">
            <text:p>The Branch Manager,STATE BANK OF INDIA,PATNARADHIKA COMPLEXA G COLONY, MAIN ROADPATNA</text:p>
          </table:table-cell>
          <table:table-cell office:value-type="float" office:value="800023" table:style-name="ce17">
            <text:p>800023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135" table:style-name="ce17">
            <text:p>613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PALTU CHHITNI</text:p>
          </table:table-cell>
          <table:table-cell office:value-type="float" office:value="15598" table:style-name="ce15">
            <text:p>15598</text:p>
          </table:table-cell>
          <table:table-cell office:value-type="string" table:style-name="ce19">
            <text:p>The Branch Manager,STATE BANK OF INDIA,PATNASBI PALTU CHHITNI BRANCH PREMISESHOUSE OF DEVANTI DEVC/O RAM SAKAL PASWAN,PALTU CHHITNI</text:p>
          </table:table-cell>
          <table:table-cell office:value-type="float" office:value="801111" table:style-name="ce17">
            <text:p>801111</text:p>
          </table:table-cell>
          <table:table-cell office:value-type="string" table:style-name="ce17">
            <text:p>sbi.15598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2494169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18">
            <text:p>DRM OFFICE KHAGAUL</text:p>
          </table:table-cell>
          <table:table-cell office:value-type="float" office:value="15923" table:style-name="ce15">
            <text:p>15923</text:p>
          </table:table-cell>
          <table:table-cell office:value-type="string" table:style-name="ce19">
            <text:p>The Branch Manager,STATE BANK OF INDIA,PATNAANAND ENCLAVE , NEAR AGRAWAL PRESSCANTT ROAD, RAMPUR GARIKHANAAT &amp; PO - KHAGAUL , DISTRICT- PATNA</text:p>
          </table:table-cell>
          <table:table-cell office:value-type="float" office:value="801105" table:style-name="ce17">
            <text:p>801105</text:p>
          </table:table-cell>
          <table:table-cell office:value-type="string" table:style-name="ce17">
            <text:p>SBI.15923@SBI.CO.IN</text:p>
          </table:table-cell>
          <table:table-cell office:value-type="float" office:value="9955997739" table:style-name="ce17">
            <text:p>9955997739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JAGDEO PATH</text:p>
          </table:table-cell>
          <table:table-cell office:value-type="float" office:value="15997" table:style-name="ce15">
            <text:p>15997</text:p>
          </table:table-cell>
          <table:table-cell office:value-type="string" table:style-name="ce19">
            <text:p>The Branch Manager,STATE BANK OF INDIA,PATNA"PARTH ASTHA", BESIDES SBI COLONYBAILEY ROAD, JAGDEO PATH CHOWKDISTT- PATNA</text:p>
          </table:table-cell>
          <table:table-cell office:value-type="float" office:value="800014" table:style-name="ce17">
            <text:p>800014</text:p>
          </table:table-cell>
          <table:table-cell office:value-type="string" table:style-name="ce17">
            <text:p>sbi.15997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IIT BIHTA</text:p>
          </table:table-cell>
          <table:table-cell office:value-type="float" office:value="17164" table:style-name="ce15">
            <text:p>17164</text:p>
          </table:table-cell>
          <table:table-cell office:value-type="string" table:style-name="ce19">
            <text:p>The Branch Manager,STATE BANK OF INDIA,PATNAIIT BIHTA CAMPUS,ADMINISTRATIVE BUILDINAT+ P.O-AMHARAPS-BIHTA,DISTT-PATNA</text:p>
          </table:table-cell>
          <table:table-cell office:value-type="float" office:value="801103" table:style-name="ce17">
            <text:p>801103</text:p>
          </table:table-cell>
          <table:table-cell office:value-type="string" table:style-name="ce17">
            <text:p>SBI.17164@SBI.CO.IN</text:p>
          </table:table-cell>
          <table:table-cell office:value-type="float" office:value="9955997743" table:style-name="ce17">
            <text:p>9955997743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IPLAWAN</text:p>
          </table:table-cell>
          <table:table-cell office:value-type="float" office:value="17165" table:style-name="ce15">
            <text:p>17165</text:p>
          </table:table-cell>
          <table:table-cell office:value-type="string" table:style-name="ce19">
            <text:p>The Branch Manager,STATE BANK OF INDIA,PATNAAT- PIPLAWANPO- ADAMPUR ( VIA-NAUBATPUR)PS-NAUBATPUR, DISTT: PATNA</text:p>
          </table:table-cell>
          <table:table-cell office:value-type="float" office:value="801109" table:style-name="ce17">
            <text:p>801109</text:p>
          </table:table-cell>
          <table:table-cell office:value-type="string" table:style-name="ce17">
            <text:p>sbi.17165@sbi.co.in</text:p>
          </table:table-cell>
          <table:table-cell office:value-type="float" office:value="9955997742" table:style-name="ce17">
            <text:p>9955997742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AIIMS PHULWARISHARIF</text:p>
          </table:table-cell>
          <table:table-cell office:value-type="float" office:value="17167" table:style-name="ce15">
            <text:p>17167</text:p>
          </table:table-cell>
          <table:table-cell office:value-type="string" table:style-name="ce19">
            <text:p>The Branch Manager,STATE BANK OF INDIA,PATNARAINDRA COMPLEX,NAWADA MORE,AIIMS ROADPO &amp;PS:PHULWARISHARIFDISTT: PATNA, BIHAR</text:p>
          </table:table-cell>
          <table:table-cell office:value-type="float" office:value="801505" table:style-name="ce17">
            <text:p>801505</text:p>
          </table:table-cell>
          <table:table-cell office:value-type="string" table:style-name="ce17">
            <text:p>SBI.17167@SBI.CO.IN</text:p>
          </table:table-cell>
          <table:table-cell office:value-type="float" office:value="9955997742" table:style-name="ce17">
            <text:p>9955997742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ADAUL</text:p>
          </table:table-cell>
          <table:table-cell office:value-type="float" office:value="17421" table:style-name="ce15">
            <text:p>17421</text:p>
          </table:table-cell>
          <table:table-cell office:value-type="string" table:style-name="ce19">
            <text:p>The Branch Manager,STATE BANK OF INDIA,PATNAFIRST FLOORMEENA KUNJPO - NADAUL, PS-MASAURHI, DIST- PATNA</text:p>
          </table:table-cell>
          <table:table-cell office:value-type="float" office:value="804454" table:style-name="ce17">
            <text:p>804454</text:p>
          </table:table-cell>
          <table:table-cell office:value-type="string" table:style-name="ce17">
            <text:p>SBI.17421@SBI.CO.IN</text:p>
          </table:table-cell>
          <table:table-cell office:value-type="float" office:value="9934020843" table:style-name="ce17">
            <text:p>9934020843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AIR FORCE STATION BIHTA</text:p>
          </table:table-cell>
          <table:table-cell office:value-type="float" office:value="17425" table:style-name="ce15">
            <text:p>17425</text:p>
          </table:table-cell>
          <table:table-cell office:value-type="string" table:style-name="ce19">
            <text:p>The Branch Manager,STATE BANK OF INDIA,PATNAAIR FORCE STATION CAMPUS,BIHTAVILLAGE DEVKULI, BIHTADISTT: PATNA</text:p>
          </table:table-cell>
          <table:table-cell office:value-type="float" office:value="801103" table:style-name="ce17">
            <text:p>801103</text:p>
          </table:table-cell>
          <table:table-cell office:value-type="string" table:style-name="ce17">
            <text:p>sbi.17425@sbi.co.in</text:p>
          </table:table-cell>
          <table:table-cell office:value-type="float" office:value="9955997735" table:style-name="ce17">
            <text:p>9955997735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ANAPUR BAZAR</text:p>
          </table:table-cell>
          <table:table-cell office:value-type="float" office:value="17466" table:style-name="ce15">
            <text:p>17466</text:p>
          </table:table-cell>
          <table:table-cell office:value-type="string" table:style-name="ce19">
            <text:p>The Branch Manager,STATE BANK OF INDIA,PATNAGANDHIPATH,TAKIYAPARPO: DIGHA,PS: DANAPURPATNA</text:p>
          </table:table-cell>
          <table:table-cell office:value-type="float" office:value="800012" table:style-name="ce17">
            <text:p>800012</text:p>
          </table:table-cell>
          <table:table-cell office:value-type="string" table:style-name="ce17">
            <text:p>SBI.17466@SBI.CO.IN</text:p>
          </table:table-cell>
          <table:table-cell office:value-type="float" office:value="9661556001" table:style-name="ce17">
            <text:p>9661556001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18">
            <text:p>PATLIPUTRA RAILWAY STATION</text:p>
          </table:table-cell>
          <table:table-cell office:value-type="float" office:value="17468" table:style-name="ce15">
            <text:p>17468</text:p>
          </table:table-cell>
          <table:table-cell office:value-type="string" table:style-name="ce19">
            <text:p>The Branch Manager,STATE BANK OF INDIA,PATNAMOH: GANDHINAGAR, PO:ASHIANANAGAREAST OF PATLIPUTRA RAILWAY STATIONPS:RAJEEVNAGAR, PATNA</text:p>
          </table:table-cell>
          <table:table-cell office:value-type="float" office:value="800025" table:style-name="ce17">
            <text:p>800025</text:p>
          </table:table-cell>
          <table:table-cell office:value-type="string" table:style-name="ce17">
            <text:p>SBI.17468@SBI.CO.IN</text:p>
          </table:table-cell>
          <table:table-cell office:value-type="float" office:value="9955997753" table:style-name="ce17">
            <text:p>9955997753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GOLA ROAD PATNA</text:p>
          </table:table-cell>
          <table:table-cell office:value-type="float" office:value="17469" table:style-name="ce15">
            <text:p>17469</text:p>
          </table:table-cell>
          <table:table-cell office:value-type="string" table:style-name="ce19">
            <text:p>The Branch Manager,STATE BANK OF INDIA,PATNANEAR GURUKUL SCHOOL, MAIN GOLA ROADPS - RUPASPUR PO - DANAPUR CANTT.DISTRICT -PATNA</text:p>
          </table:table-cell>
          <table:table-cell office:value-type="float" office:value="801503" table:style-name="ce17">
            <text:p>801503</text:p>
          </table:table-cell>
          <table:table-cell office:value-type="string" table:style-name="ce17">
            <text:p>SBI.17469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DR B R AMBEDKAR DENTAL COLLEGE PATNA</text:p>
          </table:table-cell>
          <table:table-cell office:value-type="float" office:value="17483" table:style-name="ce15">
            <text:p>17483</text:p>
          </table:table-cell>
          <table:table-cell office:value-type="string" table:style-name="ce19">
            <text:p>The Branch Manager,STATE BANK OF INDIA,PATNADR B R AMBEDKAR DENTAL COLLEGE CAMPUSHARIOM NAGAR, NEW BAILEY ROADPATNA</text:p>
          </table:table-cell>
          <table:table-cell office:value-type="float" office:value="801503" table:style-name="ce17">
            <text:p>801503</text:p>
          </table:table-cell>
          <table:table-cell office:value-type="string" table:style-name="ce17">
            <text:p>sbi.17483@sbi.co.in</text:p>
          </table:table-cell>
          <table:table-cell office:value-type="float" office:value="9931243859" table:style-name="ce17">
            <text:p>9931243859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18">
            <text:p>KARPOORI THAKUR SADAN BRANCH</text:p>
          </table:table-cell>
          <table:table-cell office:value-type="float" office:value="18105" table:style-name="ce15">
            <text:p>18105</text:p>
          </table:table-cell>
          <table:table-cell office:value-type="string" table:style-name="ce19">
            <text:p>The Branch Manager,STATE BANK OF INDIA,PATNAGROUND FLOOR,COMBINED BUILDINGASHIANA-DIGHA ROAD,PATNA,PO-ASHIANANAGAPS-RAJEEVNAGAR,DISTT-PATNA(BIHAR)</text:p>
          </table:table-cell>
          <table:table-cell office:value-type="float" office:value="800025" table:style-name="ce17">
            <text:p>800025</text:p>
          </table:table-cell>
          <table:table-cell office:value-type="string" table:style-name="ce17">
            <text:p>SBI.18105@SBI.CO.IN</text:p>
          </table:table-cell>
          <table:table-cell office:value-type="float" office:value="9955997941" table:style-name="ce17">
            <text:p>9955997941</text:p>
          </table:table-cell>
          <table:table-cell office:value-type="float" office:value="6115" table:style-name="ce17">
            <text:p>611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RBO 03 PATNA WEST</text:p>
          </table:table-cell>
          <table:table-cell office:value-type="float" office:value="18152" table:style-name="ce15">
            <text:p>18152</text:p>
          </table:table-cell>
          <table:table-cell office:value-type="string" table:style-name="ce19">
            <text:p>The Chief Manager (Admin),STATE BANK OF INDIA,PATNA5TH FLOOR, SBI BUILDINGJUDGES COURT ROADPATNA</text:p>
          </table:table-cell>
          <table:table-cell office:value-type="float" office:value="800001" table:style-name="ce17">
            <text:p>800001</text:p>
          </table:table-cell>
          <table:table-cell office:value-type="string" table:style-name="ce17">
            <text:p>SBI.18152@SBI.CO.IN</text:p>
          </table:table-cell>
          <table:table-cell office:value-type="float" office:value="9431454298" table:style-name="ce17">
            <text:p>9431454298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MASAURHI BAZAR</text:p>
          </table:table-cell>
          <table:table-cell office:value-type="float" office:value="18600" table:style-name="ce15">
            <text:p>18600</text:p>
          </table:table-cell>
          <table:table-cell office:value-type="string" table:style-name="ce19">
            <text:p>The Branch Manager,STATE BANK OF INDIA,PATNAH/O OF S. P. ARYA, SHANTI COMM. COMPLEXSATI ASTHAN, MASAURHI-PALIGANJ ROADPO.&amp;PS- MASAURHI, DIST- PATNA</text:p>
          </table:table-cell>
          <table:table-cell office:value-type="float" office:value="804452" table:style-name="ce17">
            <text:p>804452</text:p>
          </table:table-cell>
          <table:table-cell office:value-type="string" table:style-name="ce17">
            <text:p>SBI.18600@SBI.CO.IN</text:p>
          </table:table-cell>
          <table:table-cell office:value-type="float" office:value="9955997751" table:style-name="ce17">
            <text:p>9955997751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18">
            <text:p>SBIINTOUCH BRANCH SAGUNA MORE</text:p>
          </table:table-cell>
          <table:table-cell office:value-type="float" office:value="19018" table:style-name="ce15">
            <text:p>19018</text:p>
          </table:table-cell>
          <table:table-cell office:value-type="string" table:style-name="ce19">
            <text:p>The Branch Manager,STATE BANK OF INDIA,PATNAGROUND FLOOR, SHIVAM RESIDENCY APARTMENSAGUNA MORE, BAILEY ROADAT+PO-SAGUNA,DISTT-PATNA</text:p>
          </table:table-cell>
          <table:table-cell office:value-type="float" office:value="801105" table:style-name="ce17">
            <text:p>801105</text:p>
          </table:table-cell>
          <table:table-cell office:value-type="string" table:style-name="ce17">
            <text:p>SBI.19018@SBI.CO.IN</text:p>
          </table:table-cell>
          <table:table-cell office:value-type="float" office:value="7781007555" table:style-name="ce17">
            <text:p>7781007555</text:p>
          </table:table-cell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AUBATPUR</text:p>
          </table:table-cell>
          <table:table-cell office:value-type="float" office:value="51326" table:style-name="ce15">
            <text:p>51326</text:p>
          </table:table-cell>
          <table:table-cell office:value-type="string" table:style-name="ce19">
            <text:p>The Branch Manager,STATE BANK OF INDIA,PATNALAKSHAN MARKET, KHAGAUL ROADNAUBATPURDISTT:PATNA</text:p>
          </table:table-cell>
          <table:table-cell office:value-type="float" office:value="801109" table:style-name="ce17">
            <text:p>801109</text:p>
          </table:table-cell>
          <table:table-cell office:value-type="string" table:style-name="ce17">
            <text:p>b51326@sbi.co.in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44" table:style-name="ce36">
            <text:p><text:span text:style-name="T8">T</text:span><text:span text:style-name="T6">he Regional<text:s/></text:span><text:span text:style-name="T6">Manager &amp; CPIO,<text:s/></text:span><text:span text:style-name="T6">State Bank of<text:s/></text:span><text:span text:style-name="T6">India, Regional<text:s/></text:span><text:span text:style-name="T6">Business Office,<text:s/></text:span><text:span text:style-name="T7">SASARAM<text:s/></text:span><text:span text:style-name="T6">1ST<text:s/></text:span><text:span text:style-name="T6">FLOOR OF SBI<text:s text:c="2"/></text:span><text:span text:style-name="T6">GAURAKSHANI<text:s/></text:span><text:span text:style-name="T6">BRANCHMAHABIR</text:span><text:span text:style-name="T6">STHAN<text:s text:c="3"/></text:span><text:span text:style-name="T6">SASARAMDISTT-<text:s/></text:span><text:span text:style-name="T6">ROHTAS, 821115,<text:s/></text:span>agmr4.zopat@sbi.co.in</text:p>
          </table:table-cell>
          <table:covered-table-cell table:number-columns-repeated="2"/>
          <table:table-cell office:value-type="string" table:number-columns-spanned="1" table:number-rows-spanned="44" table:style-name="ce39">
            <text:p>PHONE :222171FAX :</text:p>
          </table:table-cell>
          <table:table-cell office:value-type="string" table:style-name="ce18">
            <text:p>AURANGABAD(BIHAR)</text:p>
          </table:table-cell>
          <table:table-cell office:value-type="float" office:value="13" table:style-name="ce15">
            <text:p>13</text:p>
          </table:table-cell>
          <table:table-cell office:value-type="string" table:style-name="ce19">
            <text:p>The Chief Manager,STATE BANK OF INDIA,AURANGABADPARISHAD BAZAR,RAMESH CHOWK, AURANGABADDIST: AURANGABAD,BIHAR</text:p>
          </table:table-cell>
          <table:table-cell office:value-type="float" office:value="824101" table:style-name="ce17">
            <text:p>824101</text:p>
          </table:table-cell>
          <table:table-cell office:value-type="string" table:style-name="ce17">
            <text:p>sbi.00013@sbi.co.in</text:p>
          </table:table-cell>
          <table:table-cell table:style-name="ce17"/>
          <table:table-cell office:value-type="float" office:value="6184" table:style-name="ce17">
            <text:p>618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DALMIANAGAR</text:p>
          </table:table-cell>
          <table:table-cell office:value-type="float" office:value="60" table:style-name="ce15">
            <text:p>60</text:p>
          </table:table-cell>
          <table:table-cell office:value-type="string" table:style-name="ce19">
            <text:p>The Chief Manager,STATE BANK OF INDIA,ROHTASPO- DALMIANAGARDIST:ROHTASBIHAR</text:p>
          </table:table-cell>
          <table:table-cell office:value-type="float" office:value="821305" table:style-name="ce17">
            <text:p>821305</text:p>
          </table:table-cell>
          <table:table-cell office:value-type="string" table:style-name="ce17">
            <text:p>sbi.00060@sbi.co.in</text:p>
          </table:table-cell>
          <table:table-cell table:style-name="ce17"/>
          <table:table-cell office:value-type="float" office:value="612" table:style-name="ce17">
            <text:p>61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SASARAM</text:p>
          </table:table-cell>
          <table:table-cell office:value-type="float" office:value="177" table:style-name="ce15">
            <text:p>177</text:p>
          </table:table-cell>
          <table:table-cell office:value-type="string" table:style-name="ce19">
            <text:p>The Chief Manager,STATE BANK OF INDIA,ROHTASSASARAMDIST:ROHTASBIHAR</text:p>
          </table:table-cell>
          <table:table-cell office:value-type="float" office:value="821115" table:style-name="ce17">
            <text:p>821115</text:p>
          </table:table-cell>
          <table:table-cell office:value-type="string" table:style-name="ce17">
            <text:p>sbi.00177@sbi.co.in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EHRI</text:p>
          </table:table-cell>
          <table:table-cell office:value-type="float" office:value="2859" table:style-name="ce15">
            <text:p>2859</text:p>
          </table:table-cell>
          <table:table-cell office:value-type="string" table:style-name="ce19">
            <text:p>The Chief Manager,STATE BANK OF INDIA,ROHTASP.O.DEHRI-ON-SONEDIST:ROHTASBIHAR</text:p>
          </table:table-cell>
          <table:table-cell office:value-type="float" office:value="821307" table:style-name="ce17">
            <text:p>821307</text:p>
          </table:table-cell>
          <table:table-cell office:value-type="string" table:style-name="ce17">
            <text:p>sbi.02859@sbi.co.in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MJHORE</text:p>
          </table:table-cell>
          <table:table-cell office:value-type="float" office:value="2900" table:style-name="ce15">
            <text:p>2900</text:p>
          </table:table-cell>
          <table:table-cell office:value-type="string" table:style-name="ce19">
            <text:p>The Branch Manager,STATE BANK OF INDIA,ROHTASPO-AMJHOREDIST:ROHTASBIHAR</text:p>
          </table:table-cell>
          <table:table-cell office:value-type="float" office:value="821302" table:style-name="ce17">
            <text:p>821302</text:p>
          </table:table-cell>
          <table:table-cell office:value-type="string" table:style-name="ce17">
            <text:p>sbi.02900@sbi.co.in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OCHAS</text:p>
          </table:table-cell>
          <table:table-cell office:value-type="float" office:value="2965" table:style-name="ce15">
            <text:p>2965</text:p>
          </table:table-cell>
          <table:table-cell office:value-type="string" table:style-name="ce19">
            <text:p>The Branch Manager,STATE BANK OF INDIA,ROHTASKOCHASROHTASDIST:ROHTAS,BIHAR</text:p>
          </table:table-cell>
          <table:table-cell office:value-type="float" office:value="821112" table:style-name="ce17">
            <text:p>821112</text:p>
          </table:table-cell>
          <table:table-cell office:value-type="string" table:style-name="ce17">
            <text:p>sbi.02965@sbi.co.in</text:p>
          </table:table-cell>
          <table:table-cell office:value-type="float" office:value="9955997555" table:style-name="ce17">
            <text:p>9955997555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5309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NABINAGAR</text:p>
          </table:table-cell>
          <table:table-cell office:value-type="float" office:value="2980" table:style-name="ce15">
            <text:p>2980</text:p>
          </table:table-cell>
          <table:table-cell office:value-type="string" table:style-name="ce19">
            <text:p>The Branch Manager,STATE BANK OF INDIA,AURANGABADP O - NABINAGARDIST:AURANGABAD,BIHAR</text:p>
          </table:table-cell>
          <table:table-cell office:value-type="float" office:value="824301" table:style-name="ce17">
            <text:p>824301</text:p>
          </table:table-cell>
          <table:table-cell office:value-type="string" table:style-name="ce17">
            <text:p>sbi.02980@sbi.co.in</text:p>
          </table:table-cell>
          <table:table-cell office:value-type="float" office:value="9955997510" table:style-name="ce17">
            <text:p>9955997510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2208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TILOTHU</text:p>
          </table:table-cell>
          <table:table-cell office:value-type="float" office:value="3014" table:style-name="ce15">
            <text:p>3014</text:p>
          </table:table-cell>
          <table:table-cell office:value-type="string" table:style-name="ce19">
            <text:p>The Branch Manager,STATE BANK OF INDIA,ROHTASP.O.-TILOTHUDIST:ROHTAS,BIHAR</text:p>
          </table:table-cell>
          <table:table-cell office:value-type="float" office:value="821312" table:style-name="ce17">
            <text:p>821312</text:p>
          </table:table-cell>
          <table:table-cell office:value-type="string" table:style-name="ce17">
            <text:p>sbi.03014@sbi.co.in</text:p>
          </table:table-cell>
          <table:table-cell office:value-type="float" office:value="9934233533" table:style-name="ce17">
            <text:p>9934233533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5005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MADANPUR</text:p>
          </table:table-cell>
          <table:table-cell office:value-type="float" office:value="3575" table:style-name="ce15">
            <text:p>3575</text:p>
          </table:table-cell>
          <table:table-cell office:value-type="string" table:style-name="ce19">
            <text:p>The Branch Manager,STATE BANK OF INDIA,AURANGABADPO-MADANPURPS-MADANPURDIST:AURANGABAD,BIHAR</text:p>
          </table:table-cell>
          <table:table-cell office:value-type="float" office:value="824208" table:style-name="ce17">
            <text:p>824208</text:p>
          </table:table-cell>
          <table:table-cell office:value-type="string" table:style-name="ce17">
            <text:p>sbi.03575@sbi.co.in</text:p>
          </table:table-cell>
          <table:table-cell office:value-type="float" office:value="9431434191" table:style-name="ce17">
            <text:p>9431434191</text:p>
          </table:table-cell>
          <table:table-cell office:value-type="float" office:value="6188" table:style-name="ce17">
            <text:p>6188</text:p>
          </table:table-cell>
          <table:table-cell office:value-type="string" table:style-name="ce10">
            <text:p>23323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IKRAMGANJ</text:p>
          </table:table-cell>
          <table:table-cell office:value-type="float" office:value="3616" table:style-name="ce15">
            <text:p>3616</text:p>
          </table:table-cell>
          <table:table-cell office:value-type="string" table:style-name="ce19">
            <text:p>The Chief Manager,STATE BANK OF INDIA,ROHTASPOST- BIKRAMGANJDIST:ROHTASBIHAR</text:p>
          </table:table-cell>
          <table:table-cell office:value-type="float" office:value="802212" table:style-name="ce17">
            <text:p>802212</text:p>
          </table:table-cell>
          <table:table-cell office:value-type="string" table:style-name="ce17">
            <text:p>sbi.03616@sbi.co.in</text:p>
          </table:table-cell>
          <table:table-cell office:value-type="float" office:value="9931888387" table:style-name="ce17">
            <text:p>9931888387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7742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NOKHA</text:p>
          </table:table-cell>
          <table:table-cell office:value-type="float" office:value="3646" table:style-name="ce15">
            <text:p>3646</text:p>
          </table:table-cell>
          <table:table-cell office:value-type="string" table:style-name="ce19">
            <text:p>The Branch Manager,STATE BANK OF INDIA,ROHTASAT+PO-NOKHAPS-NOKHADIST:ROHTAS, BIHAR</text:p>
          </table:table-cell>
          <table:table-cell office:value-type="float" office:value="802215" table:style-name="ce17">
            <text:p>802215</text:p>
          </table:table-cell>
          <table:table-cell office:value-type="string" table:style-name="ce17">
            <text:p>sbi.03646@sbi.co.in</text:p>
          </table:table-cell>
          <table:table-cell office:value-type="float" office:value="9955997439" table:style-name="ce17">
            <text:p>9955997439</text:p>
          </table:table-cell>
          <table:table-cell office:value-type="float" office:value="6332" table:style-name="ce17">
            <text:p>6332</text:p>
          </table:table-cell>
          <table:table-cell office:value-type="string" table:style-name="ce10">
            <text:p>22714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NASRIGANJ</text:p>
          </table:table-cell>
          <table:table-cell office:value-type="float" office:value="4621" table:style-name="ce15">
            <text:p>4621</text:p>
          </table:table-cell>
          <table:table-cell office:value-type="string" table:style-name="ce19">
            <text:p>The Chief Manager,STATE BANK OF INDIA,ROHTASP.O-NASRIGANJDIST:ROHTASPATNA</text:p>
          </table:table-cell>
          <table:table-cell office:value-type="float" office:value="821310" table:style-name="ce17">
            <text:p>821310</text:p>
          </table:table-cell>
          <table:table-cell office:value-type="string" table:style-name="ce17">
            <text:p>sbi.04621@sbi.co.in</text:p>
          </table:table-cell>
          <table:table-cell office:value-type="float" office:value="9006468729" table:style-name="ce17">
            <text:p>9006468729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6423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AUDNAGAR</text:p>
          </table:table-cell>
          <table:table-cell office:value-type="float" office:value="5609" table:style-name="ce15">
            <text:p>5609</text:p>
          </table:table-cell>
          <table:table-cell office:value-type="string" table:style-name="ce19">
            <text:p>The Chief Manager,STATE BANK OF INDIA,AURANGABADMAIN ROAD DAUDNAGARDIST:AURANGABADBIHAR</text:p>
          </table:table-cell>
          <table:table-cell office:value-type="float" office:value="824113" table:style-name="ce17">
            <text:p>824113</text:p>
          </table:table-cell>
          <table:table-cell office:value-type="string" table:style-name="ce17">
            <text:p>sbi.05609@sbi.co.in</text:p>
          </table:table-cell>
          <table:table-cell office:value-type="float" office:value="9955997435" table:style-name="ce17">
            <text:p>9955997435</text:p>
          </table:table-cell>
          <table:table-cell office:value-type="float" office:value="6327" table:style-name="ce17">
            <text:p>6327</text:p>
          </table:table-cell>
          <table:table-cell office:value-type="string" table:style-name="ce10">
            <text:p>25561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GRI MKT YARD TAKYA</text:p>
          </table:table-cell>
          <table:table-cell office:value-type="float" office:value="6356" table:style-name="ce15">
            <text:p>6356</text:p>
          </table:table-cell>
          <table:table-cell office:value-type="string" table:style-name="ce19">
            <text:p>The Branch Manager,STATE BANK OF INDIA,ROHTASAGRI MKT YARD TAKYASASARAMDIST:ROHTAS, BIHAR</text:p>
          </table:table-cell>
          <table:table-cell office:value-type="float" office:value="821113" table:style-name="ce17">
            <text:p>821113</text:p>
          </table:table-cell>
          <table:table-cell office:value-type="string" table:style-name="ce17">
            <text:p>sbi.06356@sbi.co.in</text:p>
          </table:table-cell>
          <table:table-cell office:value-type="float" office:value="9431619862" table:style-name="ce17">
            <text:p>9431619862</text:p>
          </table:table-cell>
          <table:table-cell office:value-type="float" office:value="6185" table:style-name="ce17">
            <text:p>6185</text:p>
          </table:table-cell>
          <table:table-cell office:value-type="string" table:style-name="ce10">
            <text:p>22251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MY NATWAR</text:p>
          </table:table-cell>
          <table:table-cell office:value-type="float" office:value="6357" table:style-name="ce15">
            <text:p>6357</text:p>
          </table:table-cell>
          <table:table-cell office:value-type="string" table:style-name="ce19">
            <text:p>The Branch Manager,STATE BANK OF INDIA,ROHTASAT+PO-NATWARDIST:ROHTASBIHAR</text:p>
          </table:table-cell>
          <table:table-cell office:value-type="float" office:value="802218" table:style-name="ce17">
            <text:p>802218</text:p>
          </table:table-cell>
          <table:table-cell office:value-type="string" table:style-name="ce17">
            <text:p>sbi.06357@sbi.co.in</text:p>
          </table:table-cell>
          <table:table-cell office:value-type="float" office:value="9430458244" table:style-name="ce17">
            <text:p>9430458244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7340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OIWAN</text:p>
          </table:table-cell>
          <table:table-cell office:value-type="float" office:value="7975" table:style-name="ce15">
            <text:p>7975</text:p>
          </table:table-cell>
          <table:table-cell office:value-type="string" table:style-name="ce19">
            <text:p>The Branch Manager,STATE BANK OF INDIA,AURANGABADVILL-POIWANPO-POIWANDIST:AURANGABAD, BIHAR</text:p>
          </table:table-cell>
          <table:table-cell office:value-type="float" office:value="824101" table:style-name="ce17">
            <text:p>824101</text:p>
          </table:table-cell>
          <table:table-cell office:value-type="string" table:style-name="ce17">
            <text:p>sbi.07975@sbi.co.in</text:p>
          </table:table-cell>
          <table:table-cell office:value-type="float" office:value="9431485616" table:style-name="ce17">
            <text:p>9431485616</text:p>
          </table:table-cell>
          <table:table-cell office:value-type="float" office:value="6185" table:style-name="ce17">
            <text:p>6185</text:p>
          </table:table-cell>
          <table:table-cell office:value-type="string" table:style-name="ce10">
            <text:p>23223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IMRA</text:p>
          </table:table-cell>
          <table:table-cell office:value-type="float" office:value="8385" table:style-name="ce15">
            <text:p>8385</text:p>
          </table:table-cell>
          <table:table-cell office:value-type="string" table:style-name="ce19">
            <text:p>The Branch Manager,STATE BANK OF INDIA,AURANGABADVILL-KHARDIHAP.O.KHARDIHADIST:AURANGABAD, BIHAR</text:p>
          </table:table-cell>
          <table:table-cell office:value-type="float" office:value="824101" table:style-name="ce17">
            <text:p>824101</text:p>
          </table:table-cell>
          <table:table-cell office:value-type="string" table:style-name="ce17">
            <text:p>sbi.08385@sbi.co.in</text:p>
          </table:table-cell>
          <table:table-cell office:value-type="float" office:value="9934249624" table:style-name="ce17">
            <text:p>9934249624</text:p>
          </table:table-cell>
          <table:table-cell office:value-type="float" office:value="6328" table:style-name="ce17">
            <text:p>6328</text:p>
          </table:table-cell>
          <table:table-cell office:value-type="string" table:style-name="ce10">
            <text:p>22865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RWAL</text:p>
          </table:table-cell>
          <table:table-cell office:value-type="float" office:value="8435" table:style-name="ce15">
            <text:p>8435</text:p>
          </table:table-cell>
          <table:table-cell office:value-type="string" table:style-name="ce19">
            <text:p>The Chief Manager,STATE BANK OF INDIA,ARWALPO-ARWALDIST:-ARWALBIHAR</text:p>
          </table:table-cell>
          <table:table-cell office:value-type="float" office:value="804401" table:style-name="ce17">
            <text:p>804401</text:p>
          </table:table-cell>
          <table:table-cell office:value-type="string" table:style-name="ce17">
            <text:p>sbi08435@sbi.co.in</text:p>
          </table:table-cell>
          <table:table-cell office:value-type="float" office:value="9835409741" table:style-name="ce17">
            <text:p>9835409741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2112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INDRAPURI</text:p>
          </table:table-cell>
          <table:table-cell office:value-type="float" office:value="9186" table:style-name="ce15">
            <text:p>9186</text:p>
          </table:table-cell>
          <table:table-cell office:value-type="string" table:style-name="ce19">
            <text:p>The Branch Manager,STATE BANK OF INDIA,ROHTASVILL &amp; PO : INDRAPURIDIST : ROHTASBIHAR</text:p>
          </table:table-cell>
          <table:table-cell office:value-type="float" office:value="821308" table:style-name="ce17">
            <text:p>821308</text:p>
          </table:table-cell>
          <table:table-cell office:value-type="string" table:style-name="ce17">
            <text:p>sbi.09186@sbi.co.in</text:p>
          </table:table-cell>
          <table:table-cell office:value-type="float" office:value="9835600505" table:style-name="ce17">
            <text:p>9835600505</text:p>
          </table:table-cell>
          <table:table-cell office:value-type="float" office:value="6185" table:style-name="ce17">
            <text:p>6185</text:p>
          </table:table-cell>
          <table:table-cell office:value-type="string" table:style-name="ce10">
            <text:p>24642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HAIRADIH</text:p>
          </table:table-cell>
          <table:table-cell office:value-type="float" office:value="9187" table:style-name="ce15">
            <text:p>9187</text:p>
          </table:table-cell>
          <table:table-cell office:value-type="string" table:style-name="ce19">
            <text:p>The Branch Manager,STATE BANK OF INDIA,ROHTASVILL &amp; PO : KHARARIDIST : ROHTASBIHAR</text:p>
          </table:table-cell>
          <table:table-cell office:value-type="float" office:value="802215" table:style-name="ce17">
            <text:p>802215</text:p>
          </table:table-cell>
          <table:table-cell office:value-type="string" table:style-name="ce17">
            <text:p>sbi.09187@sbi.co.in</text:p>
          </table:table-cell>
          <table:table-cell office:value-type="float" office:value="9431038511" table:style-name="ce17">
            <text:p>9431038511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RAJOI</text:p>
          </table:table-cell>
          <table:table-cell office:value-type="float" office:value="9220" table:style-name="ce15">
            <text:p>9220</text:p>
          </table:table-cell>
          <table:table-cell office:value-type="string" table:style-name="ce19">
            <text:p>The Branch Manager,STATE BANK OF INDIA,AURANGABADVILL.-RAJOIPO-RAJOIDIST:AURANGABAD, BIHAR</text:p>
          </table:table-cell>
          <table:table-cell office:value-type="float" office:value="824103" table:style-name="ce17">
            <text:p>824103</text:p>
          </table:table-cell>
          <table:table-cell office:value-type="string" table:style-name="ce17">
            <text:p>sbi.09220@sbi.co.in</text:p>
          </table:table-cell>
          <table:table-cell office:value-type="float" office:value="9304068453" table:style-name="ce17">
            <text:p>9304068453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URANGABAD BAZAR</text:p>
          </table:table-cell>
          <table:table-cell office:value-type="float" office:value="12576" table:style-name="ce15">
            <text:p>12576</text:p>
          </table:table-cell>
          <table:table-cell office:value-type="string" table:style-name="ce19">
            <text:p>The Branch Manager,STATE BANK OF INDIA,AURANGABADHOUSE OF SRI AJEY KUMAR(SANTOSH),ADVOCATEAURANGABAD</text:p>
          </table:table-cell>
          <table:table-cell office:value-type="float" office:value="824101" table:style-name="ce17">
            <text:p>824101</text:p>
          </table:table-cell>
          <table:table-cell office:value-type="float" office:value="0" table:style-name="ce17">
            <text:p>0</text:p>
          </table:table-cell>
          <table:table-cell office:value-type="float" office:value="9955997414" table:style-name="ce17">
            <text:p>9955997414</text:p>
          </table:table-cell>
          <table:table-cell office:value-type="float" office:value="6337" table:style-name="ce17">
            <text:p>6337</text:p>
          </table:table-cell>
          <table:table-cell office:value-type="string" table:style-name="ce10">
            <text:p>22864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AURAKSHANI SASARAM</text:p>
          </table:table-cell>
          <table:table-cell office:value-type="float" office:value="12578" table:style-name="ce15">
            <text:p>12578</text:p>
          </table:table-cell>
          <table:table-cell office:value-type="string" table:style-name="ce19">
            <text:p>The Branch Manager,STATE BANK OF INDIA,ROHTASMAHAVIR ASTHANGAURAKSHANI , SASARAMDISTT-ROHTAS</text:p>
          </table:table-cell>
          <table:table-cell office:value-type="float" office:value="821115" table:style-name="ce17">
            <text:p>821115</text:p>
          </table:table-cell>
          <table:table-cell office:value-type="float" office:value="0" table:style-name="ce17">
            <text:p>0</text:p>
          </table:table-cell>
          <table:table-cell office:value-type="float" office:value="9431836714" table:style-name="ce17">
            <text:p>9431836714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6484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GOH</text:p>
          </table:table-cell>
          <table:table-cell office:value-type="float" office:value="12600" table:style-name="ce15">
            <text:p>12600</text:p>
          </table:table-cell>
          <table:table-cell office:value-type="string" table:style-name="ce19">
            <text:p>The Branch Manager,STATE BANK OF INDIA,AURANGABADH/O SHRI YOGENDRA PRASAD SINGHGOH GAYA ROADGOG</text:p>
          </table:table-cell>
          <table:table-cell office:value-type="float" office:value="824203" table:style-name="ce17">
            <text:p>824203</text:p>
          </table:table-cell>
          <table:table-cell office:value-type="float" office:value="0" table:style-name="ce17">
            <text:p>0</text:p>
          </table:table-cell>
          <table:table-cell office:value-type="float" office:value="9431845049" table:style-name="ce17">
            <text:p>9431845049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7056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OBRA</text:p>
          </table:table-cell>
          <table:table-cell office:value-type="float" office:value="12601" table:style-name="ce15">
            <text:p>12601</text:p>
          </table:table-cell>
          <table:table-cell office:value-type="string" table:style-name="ce19">
            <text:p>The Branch Manager,STATE BANK OF INDIA,AURANGABADBEL MOREOBRAAURANGABAD</text:p>
          </table:table-cell>
          <table:table-cell office:value-type="float" office:value="824124" table:style-name="ce17">
            <text:p>824124</text:p>
          </table:table-cell>
          <table:table-cell office:value-type="float" office:value="0" table:style-name="ce17">
            <text:p>0</text:p>
          </table:table-cell>
          <table:table-cell office:value-type="float" office:value="9431649916" table:style-name="ce17">
            <text:p>9431649916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ARUN</text:p>
          </table:table-cell>
          <table:table-cell office:value-type="float" office:value="12604" table:style-name="ce15">
            <text:p>12604</text:p>
          </table:table-cell>
          <table:table-cell office:value-type="string" table:style-name="ce19">
            <text:p>The Branch Manager,STATE BANK OF INDIA,AURANGABADKESHAV MOREBARUNAURANGABAD</text:p>
          </table:table-cell>
          <table:table-cell office:value-type="float" office:value="824112" table:style-name="ce17">
            <text:p>824112</text:p>
          </table:table-cell>
          <table:table-cell office:value-type="float" office:value="0" table:style-name="ce17">
            <text:p>0</text:p>
          </table:table-cell>
          <table:table-cell office:value-type="float" office:value="9430360164" table:style-name="ce17">
            <text:p>9430360164</text:p>
          </table:table-cell>
          <table:table-cell office:value-type="float" office:value="6186" table:style-name="ce17">
            <text:p>618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DEO</text:p>
          </table:table-cell>
          <table:table-cell office:value-type="float" office:value="12605" table:style-name="ce15">
            <text:p>12605</text:p>
          </table:table-cell>
          <table:table-cell office:value-type="string" table:style-name="ce19">
            <text:p>The Branch Manager,STATE BANK OF INDIA,AURANGABADDEO SUDHI BIGHATHANA DEOAURANGABAD</text:p>
          </table:table-cell>
          <table:table-cell office:value-type="float" office:value="824202" table:style-name="ce17">
            <text:p>824202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184" table:style-name="ce17">
            <text:p>6184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AFIGANJ</text:p>
          </table:table-cell>
          <table:table-cell office:value-type="float" office:value="12608" table:style-name="ce15">
            <text:p>12608</text:p>
          </table:table-cell>
          <table:table-cell office:value-type="string" table:style-name="ce19">
            <text:p>The Branch Manager,STATE BANK OF INDIA,AURANGABADNAGAR ADHAYACH, NAGAR PANCHAYATTHANA ROAD, RAFIGANJAURANGABAD</text:p>
          </table:table-cell>
          <table:table-cell office:value-type="float" office:value="824125" table:style-name="ce17">
            <text:p>824125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DINARA</text:p>
          </table:table-cell>
          <table:table-cell office:value-type="float" office:value="12610" table:style-name="ce15">
            <text:p>12610</text:p>
          </table:table-cell>
          <table:table-cell office:value-type="string" table:style-name="ce19">
            <text:p>The Branch Manager,STATE BANK OF INDIA,ROHTASBLOCK ROAD ,DINARAPS- DINARA SUB DIVISION- BIKRAMGANJDIST: ROHTAS STATE- BIHAR</text:p>
          </table:table-cell>
          <table:table-cell office:value-type="float" office:value="802213" table:style-name="ce17">
            <text:p>802213</text:p>
          </table:table-cell>
          <table:table-cell office:value-type="string" table:style-name="ce17">
            <text:p>SBI.12610@SBI.CO.IN</text:p>
          </table:table-cell>
          <table:table-cell table:style-name="ce17"/>
          <table:table-cell office:value-type="float" office:value="6328" table:style-name="ce17">
            <text:p>6328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KURTHA</text:p>
          </table:table-cell>
          <table:table-cell office:value-type="float" office:value="14319" table:style-name="ce15">
            <text:p>14319</text:p>
          </table:table-cell>
          <table:table-cell office:value-type="string" table:style-name="ce19">
            <text:p>The Branch Manager,STATE BANK OF INDIA,ARWALSHRI RAM PUKAR SINGH, KURTHADIH,TOLA- RANANAGARDIST; ARWAL</text:p>
          </table:table-cell>
          <table:table-cell office:value-type="float" office:value="804421" table:style-name="ce17">
            <text:p>804421</text:p>
          </table:table-cell>
          <table:table-cell office:value-type="float" office:value="0" table:style-name="ce17">
            <text:p>0</text:p>
          </table:table-cell>
          <table:table-cell office:value-type="float" office:value="9955539201" table:style-name="ce17">
            <text:p>9955539201</text:p>
          </table:table-cell>
          <table:table-cell office:value-type="float" office:value="6186" table:style-name="ce17">
            <text:p>618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NTPC PROJECT BAREM</text:p>
          </table:table-cell>
          <table:table-cell office:value-type="float" office:value="14321" table:style-name="ce15">
            <text:p>14321</text:p>
          </table:table-cell>
          <table:table-cell office:value-type="string" table:style-name="ce19">
            <text:p>The Branch Manager,STATE BANK OF INDIA,AURANGABADNTPC NABINAGAR (KHAIRA) SITEPO- PIROUTA PS-NTPC KHAIRADISTRICT - AURANGABAD STATE- BIHAR</text:p>
          </table:table-cell>
          <table:table-cell office:value-type="float" office:value="824303" table:style-name="ce17">
            <text:p>824303</text:p>
          </table:table-cell>
          <table:table-cell office:value-type="string" table:style-name="ce17">
            <text:p>sbi.14321@sbi.co.in</text:p>
          </table:table-cell>
          <table:table-cell table:style-name="ce17"/>
          <table:table-cell office:value-type="float" office:value="6186" table:style-name="ce17">
            <text:p>618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INJAR</text:p>
          </table:table-cell>
          <table:table-cell office:value-type="float" office:value="14322" table:style-name="ce15">
            <text:p>14322</text:p>
          </table:table-cell>
          <table:table-cell office:value-type="string" table:style-name="ce19">
            <text:p>The Branch Manager,STATE BANK OF INDIA,ARWALAT &amp; PO KINJARARWAL-KINJAR-JAHANABAD ROADDISTT. ARWAL</text:p>
          </table:table-cell>
          <table:table-cell office:value-type="float" office:value="804423" table:style-name="ce17">
            <text:p>804423</text:p>
          </table:table-cell>
          <table:table-cell office:value-type="string" table:style-name="ce17">
            <text:p>sbi.14322@sbi.co.in</text:p>
          </table:table-cell>
          <table:table-cell table:style-name="ce17"/>
          <table:table-cell office:value-type="float" office:value="6327" table:style-name="ce17">
            <text:p>6327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ALER</text:p>
          </table:table-cell>
          <table:table-cell office:value-type="float" office:value="14324" table:style-name="ce15">
            <text:p>14324</text:p>
          </table:table-cell>
          <table:table-cell office:value-type="string" table:style-name="ce19">
            <text:p>The Branch Manager,STATE BANK OF INDIA,ARWALAT &amp; PO KALERNH 98, AURANGABAD- PATNA ROADDISTT. ARWAL</text:p>
          </table:table-cell>
          <table:table-cell office:value-type="float" office:value="824127" table:style-name="ce17">
            <text:p>824127</text:p>
          </table:table-cell>
          <table:table-cell office:value-type="string" table:style-name="ce17">
            <text:p>sbi.14324@sbi.co.in</text:p>
          </table:table-cell>
          <table:table-cell office:value-type="float" office:value="9431970334" table:style-name="ce17">
            <text:p>9431970334</text:p>
          </table:table-cell>
          <table:table-cell office:value-type="float" office:value="6185" table:style-name="ce17">
            <text:p>6185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ANJHAULI</text:p>
          </table:table-cell>
          <table:table-cell office:value-type="float" office:value="14325" table:style-name="ce15">
            <text:p>14325</text:p>
          </table:table-cell>
          <table:table-cell office:value-type="string" table:style-name="ce19">
            <text:p>The Branch Manager,STATE BANK OF INDIA,ROHTASPO-SANJHAULI, DISTT-ROHTASROHTASBIHAR</text:p>
          </table:table-cell>
          <table:table-cell office:value-type="float" office:value="802220" table:style-name="ce17">
            <text:p>802220</text:p>
          </table:table-cell>
          <table:table-cell office:value-type="string" table:style-name="ce17">
            <text:p>SBI.14325@SBI.CO.IN</text:p>
          </table:table-cell>
          <table:table-cell office:value-type="float" office:value="9031834481" table:style-name="ce17">
            <text:p>9031834481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GORARI</text:p>
          </table:table-cell>
          <table:table-cell office:value-type="float" office:value="14326" table:style-name="ce15">
            <text:p>14326</text:p>
          </table:table-cell>
          <table:table-cell office:value-type="string" table:style-name="ce19">
            <text:p>The Branch Manager,STATE BANK OF INDIA,ROHTASHOUSE OF NAGENDRA KUMARAT + PO - GORARIDIST : ROHTAS</text:p>
          </table:table-cell>
          <table:table-cell office:value-type="float" office:value="802214" table:style-name="ce17">
            <text:p>802214</text:p>
          </table:table-cell>
          <table:table-cell office:value-type="float" office:value="0" table:style-name="ce17">
            <text:p>0</text:p>
          </table:table-cell>
          <table:table-cell office:value-type="float" office:value="7781003132" table:style-name="ce17">
            <text:p>7781003132</text:p>
          </table:table-cell>
          <table:table-cell office:value-type="float" office:value="6332" table:style-name="ce17">
            <text:p>633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KONAR</text:p>
          </table:table-cell>
          <table:table-cell office:value-type="float" office:value="15356" table:style-name="ce15">
            <text:p>15356</text:p>
          </table:table-cell>
          <table:table-cell office:value-type="string" table:style-name="ce19">
            <text:p>The Branch Manager,STATE BANK OF INDIA,ROHTASAT- KONAR PO-BARADIHKONAR -KOCHAS ROADDISTT: ROHTAS</text:p>
          </table:table-cell>
          <table:table-cell office:value-type="float" office:value="821113" table:style-name="ce17">
            <text:p>821113</text:p>
          </table:table-cell>
          <table:table-cell office:value-type="string" table:style-name="ce17">
            <text:p>sbi.15356@sbi.co.in</text:p>
          </table:table-cell>
          <table:table-cell office:value-type="float" office:value="9546555208" table:style-name="ce17">
            <text:p>9546555208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RBO-4 SASARAM</text:p>
          </table:table-cell>
          <table:table-cell office:value-type="float" office:value="15860" table:style-name="ce15">
            <text:p>15860</text:p>
          </table:table-cell>
          <table:table-cell office:value-type="string" table:style-name="ce19">
            <text:p>The Chief Manager (Admin),STATE BANK OF INDIA,ROHTAS1ST FLOOR OF SBI GAURAKSHANI BRANCHMAHABIRSTHAN SASARAMDISTT- ROHTAS</text:p>
          </table:table-cell>
          <table:table-cell office:value-type="float" office:value="821115" table:style-name="ce17">
            <text:p>821115</text:p>
          </table:table-cell>
          <table:table-cell office:value-type="string" table:style-name="ce17">
            <text:p>sbi.15860@sbi.co.in</text:p>
          </table:table-cell>
          <table:table-cell office:value-type="float" office:value="9934871506" table:style-name="ce17">
            <text:p>9934871506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MAJHIAWAN</text:p>
          </table:table-cell>
          <table:table-cell office:value-type="float" office:value="17074" table:style-name="ce15">
            <text:p>17074</text:p>
          </table:table-cell>
          <table:table-cell office:value-type="string" table:style-name="ce19">
            <text:p>The Branch Manager,STATE BANK OF INDIA,AURANGABADSHIVANPUR, PO-ANKORHADISTT. AURANGABADSTATE-BIHAR</text:p>
          </table:table-cell>
          <table:table-cell office:value-type="float" office:value="824303" table:style-name="ce17">
            <text:p>824303</text:p>
          </table:table-cell>
          <table:table-cell office:value-type="string" table:style-name="ce17">
            <text:p>SBI.17074@SBI.CO.IN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ATYENDRA NAGAR AURANGABAD</text:p>
          </table:table-cell>
          <table:table-cell office:value-type="float" office:value="17146" table:style-name="ce15">
            <text:p>17146</text:p>
          </table:table-cell>
          <table:table-cell office:value-type="string" table:style-name="ce19">
            <text:p>The Branch Manager,STATE BANK OF INDIA,AURANGABADSATYENDRA NAGAR COLONYAURANGABADSTATE BIHAR</text:p>
          </table:table-cell>
          <table:table-cell office:value-type="float" office:value="824101" table:style-name="ce17">
            <text:p>824101</text:p>
          </table:table-cell>
          <table:table-cell office:value-type="string" table:style-name="ce17">
            <text:p>sbi.17146@sbi.co.in</text:p>
          </table:table-cell>
          <table:table-cell office:value-type="float" office:value="9473367029" table:style-name="ce17">
            <text:p>9473367029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ERSONAL BANKING BRANCH AURANGABAD</text:p>
          </table:table-cell>
          <table:table-cell office:value-type="float" office:value="17455" table:style-name="ce15">
            <text:p>17455</text:p>
          </table:table-cell>
          <table:table-cell office:value-type="string" table:style-name="ce19">
            <text:p>The Branch Manager,STATE BANK OF INDIA,AURANGABADMAWAR COMPLEX, OLD G T ROAD,AURANGABADBIHAR</text:p>
          </table:table-cell>
          <table:table-cell office:value-type="float" office:value="824101" table:style-name="ce17">
            <text:p>824101</text:p>
          </table:table-cell>
          <table:table-cell office:value-type="string" table:style-name="ce17">
            <text:p>SBI.17455@SBI.CO.IN</text:p>
          </table:table-cell>
          <table:table-cell office:value-type="float" office:value="7781003114" table:style-name="ce17">
            <text:p>7781003114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CHENARI</text:p>
          </table:table-cell>
          <table:table-cell office:value-type="float" office:value="18024" table:style-name="ce15">
            <text:p>18024</text:p>
          </table:table-cell>
          <table:table-cell office:value-type="string" table:style-name="ce19">
            <text:p>The Branch Manager,STATE BANK OF INDIA,ROHTASCHENARI KUNDRA MAIN ROADROHTASBIHAR</text:p>
          </table:table-cell>
          <table:table-cell office:value-type="float" office:value="821104" table:style-name="ce17">
            <text:p>821104</text:p>
          </table:table-cell>
          <table:table-cell office:value-type="string" table:style-name="ce17">
            <text:p>sbi.18024@sbi.co.in</text:p>
          </table:table-cell>
          <table:table-cell office:value-type="float" office:value="6184222171" table:style-name="ce17">
            <text:p>6184222171</text:p>
          </table:table-cell>
          <table:table-cell office:value-type="float" office:value="6184" table:style-name="ce17">
            <text:p>6184</text:p>
          </table:table-cell>
          <table:table-cell office:value-type="string" table:style-name="ce10">
            <text:p>222171,72,7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ERSONAL BANKING BRANCH DEHRI</text:p>
          </table:table-cell>
          <table:table-cell office:value-type="float" office:value="18103" table:style-name="ce15">
            <text:p>18103</text:p>
          </table:table-cell>
          <table:table-cell office:value-type="string" table:style-name="ce19">
            <text:p>The Branch Manager,STATE BANK OF INDIA,ROHTASMEHRA HOUSE PALI ROADDEHRI -ON-SONEROHTAS</text:p>
          </table:table-cell>
          <table:table-cell office:value-type="float" office:value="821305" table:style-name="ce17">
            <text:p>821305</text:p>
          </table:table-cell>
          <table:table-cell office:value-type="string" table:style-name="ce17">
            <text:p>SBI.18103@SBI.CO.IN</text:p>
          </table:table-cell>
          <table:table-cell office:value-type="float" office:value="9709313862" table:style-name="ce17">
            <text:p>9709313862</text:p>
          </table:table-cell>
          <table:table-cell office:value-type="float" office:value="6186" table:style-name="ce17">
            <text:p>618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JAMHAUR BAZAR</text:p>
          </table:table-cell>
          <table:table-cell office:value-type="float" office:value="18430" table:style-name="ce15">
            <text:p>18430</text:p>
          </table:table-cell>
          <table:table-cell office:value-type="string" table:style-name="ce19">
            <text:p>The Branch Manager,STATE BANK OF INDIA,AURANGABADNEAR ANUGRAH NARAYAN RD RAILWAY STATIONDISTT-AURANGABADBIHAR</text:p>
          </table:table-cell>
          <table:table-cell office:value-type="float" office:value="824121" table:style-name="ce17">
            <text:p>824121</text:p>
          </table:table-cell>
          <table:table-cell office:value-type="string" table:style-name="ce17">
            <text:p>SBI.18430@SBI.CO.IN</text:p>
          </table:table-cell>
          <table:table-cell office:value-type="float" office:value="9199785577" table:style-name="ce17">
            <text:p>9199785577</text:p>
          </table:table-cell>
          <table:table-cell office:value-type="float" office:value="6186" table:style-name="ce17">
            <text:p>618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KHORI GOLA</text:p>
          </table:table-cell>
          <table:table-cell office:value-type="float" office:value="18913" table:style-name="ce15">
            <text:p>18913</text:p>
          </table:table-cell>
          <table:table-cell office:value-type="string" table:style-name="ce19">
            <text:p>The Branch Manager,STATE BANK OF INDIA,ROHTASP.O- AKHORI GOLADIST- ROHTASBIHAR</text:p>
          </table:table-cell>
          <table:table-cell office:value-type="float" office:value="821301" table:style-name="ce17">
            <text:p>821301</text:p>
          </table:table-cell>
          <table:table-cell office:value-type="string" table:style-name="ce17">
            <text:p>SBI.18913@SBI.CO.IN</text:p>
          </table:table-cell>
          <table:table-cell office:value-type="float" office:value="7781003111" table:style-name="ce17">
            <text:p>7781003111</text:p>
          </table:table-cell>
          <table:table-cell office:value-type="float" office:value="6186" table:style-name="ce17">
            <text:p>6186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style-name="ro8">
          <table:table-cell office:value-type="string" table:number-columns-spanned="3" table:number-rows-spanned="46" table:style-name="ce36">
            <text:p><text:span text:style-name="T8">T</text:span><text:span text:style-name="T6">he Regional<text:s/></text:span><text:span text:style-name="T6">Manager &amp; CPIO,<text:s/></text:span><text:span text:style-name="T6">State Bank of<text:s/></text:span><text:span text:style-name="T6">India, Regional<text:s/></text:span><text:span text:style-name="T6">Business Office,<text:s/></text:span><text:span text:style-name="T7">ARRAH</text:span><text:span text:style-name="T6"><text:s/>HARKHEN<text:s/></text:span><text:span text:style-name="T6">KUMAR JAIN<text:s/></text:span><text:span text:style-name="T6">TRUST<text:s/></text:span><text:span text:style-name="T6">BUILDINGHARI JEE<text:s/></text:span><text:span text:style-name="T6">KA HATA<text:s/></text:span><text:span text:style-name="T6"><text:s/></text:span><text:span text:style-name="T6"><text:s/></text:span><text:span text:style-name="T6">ARADIST-BHOJPUR<text:s/></text:span><text:span text:style-name="T6">(BIHAR)-802301,<text:s/></text:span>agmr5.zopat@sbi.co.in</text:p>
          </table:table-cell>
          <table:covered-table-cell table:number-columns-repeated="2"/>
          <table:table-cell office:value-type="string" table:number-columns-spanned="1" table:number-rows-spanned="46" table:style-name="ce45">
            <text:p>PHONE :221050,9955997500 FAX :</text:p>
          </table:table-cell>
          <table:table-cell office:value-type="string" table:style-name="ce18">
            <text:p>ARA</text:p>
          </table:table-cell>
          <table:table-cell office:value-type="float" office:value="10" table:style-name="ce15">
            <text:p>10</text:p>
          </table:table-cell>
          <table:table-cell office:value-type="string" table:style-name="ce19">
            <text:p>The Chief Manager,STATE BANK OF INDIA,BHOJPURNAWADA CHOWKARADIST:BHOJPUR, BIHAR</text:p>
          </table:table-cell>
          <table:table-cell office:value-type="float" office:value="802301" table:style-name="ce17">
            <text:p>802301</text:p>
          </table:table-cell>
          <table:table-cell office:value-type="string" table:style-name="ce17">
            <text:p>sbi.00010@sbi.co.in</text:p>
          </table:table-cell>
          <table:table-cell office:value-type="float" office:value="9835427707" table:style-name="ce17">
            <text:p>9835427707</text:p>
          </table:table-cell>
          <table:table-cell office:value-type="float" office:value="6187" table:style-name="ce17">
            <text:p>6187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BUXAR</text:p>
          </table:table-cell>
          <table:table-cell office:value-type="float" office:value="51" table:style-name="ce15">
            <text:p>51</text:p>
          </table:table-cell>
          <table:table-cell office:value-type="string" table:style-name="ce19">
            <text:p>The Chief Manager,STATE BANK OF INDIA,BUXARMUNIM CHOWKBUXARBIHAR</text:p>
          </table:table-cell>
          <table:table-cell office:value-type="float" office:value="802101" table:style-name="ce17">
            <text:p>802101</text:p>
          </table:table-cell>
          <table:table-cell office:value-type="string" table:style-name="ce17">
            <text:p>sbi.00051@sbi.co.in</text:p>
          </table:table-cell>
          <table:table-cell table:style-name="ce17"/>
          <table:table-cell office:value-type="float" office:value="6332" table:style-name="ce17">
            <text:p>633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BHABUA</text:p>
          </table:table-cell>
          <table:table-cell office:value-type="float" office:value="1099" table:style-name="ce15">
            <text:p>1099</text:p>
          </table:table-cell>
          <table:table-cell office:value-type="string" table:style-name="ce19">
            <text:p>The Chief Manager,STATE BANK OF INDIA,KAIMURBHABUADIST:KAIMURBIHAR</text:p>
          </table:table-cell>
          <table:table-cell office:value-type="float" office:value="821101" table:style-name="ce17">
            <text:p>821101</text:p>
          </table:table-cell>
          <table:table-cell office:value-type="string" table:style-name="ce17">
            <text:p>sbi.01099@sbi.co.in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TATION ROAD ARA</text:p>
          </table:table-cell>
          <table:table-cell office:value-type="float" office:value="1213" table:style-name="ce15">
            <text:p>1213</text:p>
          </table:table-cell>
          <table:table-cell office:value-type="string" table:style-name="ce19">
            <text:p>The Chief Manager,STATE BANK OF INDIA,BHOJPURJAIL ROAD ARAARADIST:BHOJPUR, BIHAR</text:p>
          </table:table-cell>
          <table:table-cell office:value-type="float" office:value="802301" table:style-name="ce17">
            <text:p>802301</text:p>
          </table:table-cell>
          <table:table-cell office:value-type="string" table:style-name="ce17">
            <text:p>sbi.1213@sbi.co.in</text:p>
          </table:table-cell>
          <table:table-cell office:value-type="float" office:value="9955997412" table:style-name="ce17">
            <text:p>9955997412</text:p>
          </table:table-cell>
          <table:table-cell office:value-type="float" office:value="6186" table:style-name="ce17">
            <text:p>6186</text:p>
          </table:table-cell>
          <table:table-cell office:value-type="string" table:style-name="ce10">
            <text:p>22313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MAIN ROAD BUXAR</text:p>
          </table:table-cell>
          <table:table-cell office:value-type="float" office:value="1227" table:style-name="ce15">
            <text:p>1227</text:p>
          </table:table-cell>
          <table:table-cell office:value-type="string" table:style-name="ce19">
            <text:p>The Chief Manager,STATE BANK OF INDIA,BUXARNEAR-PURANA CHOWKBUXAR, DIST:BUXARBIHAR</text:p>
          </table:table-cell>
          <table:table-cell office:value-type="float" office:value="802101" table:style-name="ce17">
            <text:p>802101</text:p>
          </table:table-cell>
          <table:table-cell office:value-type="string" table:style-name="ce17">
            <text:p>sbi.01227@sbi.co.in</text:p>
          </table:table-cell>
          <table:table-cell table:number-columns-repeated="2" table:style-name="ce17"/>
          <table:table-cell table:style-name="ce10"/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RAHAMPUR</text:p>
          </table:table-cell>
          <table:table-cell office:value-type="float" office:value="2923" table:style-name="ce15">
            <text:p>2923</text:p>
          </table:table-cell>
          <table:table-cell office:value-type="string" table:style-name="ce19">
            <text:p>The Chief Manager,STATE BANK OF INDIA,BUXARP O BRAHAMPURDIST:BUXARBIHAR</text:p>
          </table:table-cell>
          <table:table-cell office:value-type="float" office:value="802112" table:style-name="ce17">
            <text:p>802112</text:p>
          </table:table-cell>
          <table:table-cell office:value-type="string" table:style-name="ce17">
            <text:p>sbi.02923@sbi.co.in</text:p>
          </table:table-cell>
          <table:table-cell office:value-type="float" office:value="9955997536" table:style-name="ce17">
            <text:p>9955997536</text:p>
          </table:table-cell>
          <table:table-cell office:value-type="float" office:value="6183" table:style-name="ce17">
            <text:p>6183</text:p>
          </table:table-cell>
          <table:table-cell office:value-type="string" table:style-name="ce10">
            <text:p>22206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DUMRAON</text:p>
          </table:table-cell>
          <table:table-cell office:value-type="float" office:value="3027" table:style-name="ce15">
            <text:p>3027</text:p>
          </table:table-cell>
          <table:table-cell office:value-type="string" table:style-name="ce19">
            <text:p>The Chief Manager,STATE BANK OF INDIA,BUXARBUXARDIST-BUXARBIHAR</text:p>
          </table:table-cell>
          <table:table-cell office:value-type="float" office:value="802119" table:style-name="ce17">
            <text:p>802119</text:p>
          </table:table-cell>
          <table:table-cell office:value-type="string" table:style-name="ce17">
            <text:p>sbi03027@sbi.co.in</text:p>
          </table:table-cell>
          <table:table-cell office:value-type="float" office:value="9431837884" table:style-name="ce17">
            <text:p>9431837884</text:p>
          </table:table-cell>
          <table:table-cell office:value-type="float" office:value="6189" table:style-name="ce17">
            <text:p>6189</text:p>
          </table:table-cell>
          <table:table-cell office:value-type="string" table:style-name="ce10">
            <text:p>22306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DB BHABUA</text:p>
          </table:table-cell>
          <table:table-cell office:value-type="float" office:value="3101" table:style-name="ce15">
            <text:p>3101</text:p>
          </table:table-cell>
          <table:table-cell office:value-type="string" table:style-name="ce19">
            <text:p>The Chief Manager,STATE BANK OF INDIA,KAIMURAKHILASHPUR ROADBHABUADIST:KAIMUR</text:p>
          </table:table-cell>
          <table:table-cell office:value-type="float" office:value="821101" table:style-name="ce17">
            <text:p>821101</text:p>
          </table:table-cell>
          <table:table-cell office:value-type="string" table:style-name="ce17">
            <text:p>sbi.03101@sbi.co.in</text:p>
          </table:table-cell>
          <table:table-cell office:value-type="float" office:value="9430002930" table:style-name="ce17">
            <text:p>9430002930</text:p>
          </table:table-cell>
          <table:table-cell office:value-type="float" office:value="6182" table:style-name="ce17">
            <text:p>6182</text:p>
          </table:table-cell>
          <table:table-cell office:value-type="string" table:style-name="ce10">
            <text:p>23394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HAGWANPUR</text:p>
          </table:table-cell>
          <table:table-cell office:value-type="float" office:value="3348" table:style-name="ce15">
            <text:p>3348</text:p>
          </table:table-cell>
          <table:table-cell office:value-type="string" table:style-name="ce19">
            <text:p>The Branch Manager,STATE BANK OF INDIA,KAIMURPO PS: BHAGWANPURDIST: KAIMURBIHAR</text:p>
          </table:table-cell>
          <table:table-cell office:value-type="float" office:value="821102" table:style-name="ce17">
            <text:p>821102</text:p>
          </table:table-cell>
          <table:table-cell office:value-type="string" table:style-name="ce17">
            <text:p>sbi.03348@sbi.co.in</text:p>
          </table:table-cell>
          <table:table-cell office:value-type="float" office:value="9431087082" table:style-name="ce17">
            <text:p>9431087082</text:p>
          </table:table-cell>
          <table:table-cell office:value-type="float" office:value="6183" table:style-name="ce17">
            <text:p>6183</text:p>
          </table:table-cell>
          <table:table-cell office:value-type="string" table:style-name="ce10">
            <text:p>22764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CHAINPUR</text:p>
          </table:table-cell>
          <table:table-cell office:value-type="float" office:value="3360" table:style-name="ce15">
            <text:p>3360</text:p>
          </table:table-cell>
          <table:table-cell office:value-type="string" table:style-name="ce19">
            <text:p>The Branch Manager,STATE BANK OF INDIA,KAIMURAT &amp; PO : CHAINPURDIST:KAIMURBIHAR</text:p>
          </table:table-cell>
          <table:table-cell office:value-type="float" office:value="821103" table:style-name="ce17">
            <text:p>821103</text:p>
          </table:table-cell>
          <table:table-cell office:value-type="string" table:style-name="ce17">
            <text:p>sbi.03360@sbi.co.in</text:p>
          </table:table-cell>
          <table:table-cell office:value-type="float" office:value="9955997538" table:style-name="ce17">
            <text:p>9955997538</text:p>
          </table:table-cell>
          <table:table-cell office:value-type="float" office:value="6323" table:style-name="ce17">
            <text:p>6323</text:p>
          </table:table-cell>
          <table:table-cell office:value-type="string" table:style-name="ce10">
            <text:p>24463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BEHEA</text:p>
          </table:table-cell>
          <table:table-cell office:value-type="float" office:value="3643" table:style-name="ce15">
            <text:p>3643</text:p>
          </table:table-cell>
          <table:table-cell office:value-type="string" table:style-name="ce19">
            <text:p>The Chief Manager,STATE BANK OF INDIA,BHOJPURBHOJPURDIST:BHOJPURBIHAR</text:p>
          </table:table-cell>
          <table:table-cell office:value-type="float" office:value="802152" table:style-name="ce17">
            <text:p>802152</text:p>
          </table:table-cell>
          <table:table-cell office:value-type="string" table:style-name="ce17">
            <text:p>sbi 3643sbi.co.in</text:p>
          </table:table-cell>
          <table:table-cell office:value-type="float" office:value="9955997539" table:style-name="ce17">
            <text:p>9955997539</text:p>
          </table:table-cell>
          <table:table-cell office:value-type="float" office:value="6323" table:style-name="ce17">
            <text:p>6323</text:p>
          </table:table-cell>
          <table:table-cell office:value-type="string" table:style-name="ce10">
            <text:p>22333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CHOUSA</text:p>
          </table:table-cell>
          <table:table-cell office:value-type="float" office:value="3683" table:style-name="ce15">
            <text:p>3683</text:p>
          </table:table-cell>
          <table:table-cell office:value-type="string" table:style-name="ce19">
            <text:p>The Branch Manager,STATE BANK OF INDIA,BUXARAT &amp; PO : CHOUSADIST : BUXARBIHAR</text:p>
          </table:table-cell>
          <table:table-cell office:value-type="float" office:value="802114" table:style-name="ce17">
            <text:p>802114</text:p>
          </table:table-cell>
          <table:table-cell office:value-type="string" table:style-name="ce17">
            <text:p>sbi.03683@sbi.co.in</text:p>
          </table:table-cell>
          <table:table-cell office:value-type="float" office:value="9934845959" table:style-name="ce17">
            <text:p>9934845959</text:p>
          </table:table-cell>
          <table:table-cell office:value-type="float" office:value="6189" table:style-name="ce17">
            <text:p>6189</text:p>
          </table:table-cell>
          <table:table-cell office:value-type="string" table:style-name="ce10">
            <text:p>22325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18">
            <text:p>SARAIYA</text:p>
          </table:table-cell>
          <table:table-cell office:value-type="float" office:value="3983" table:style-name="ce15">
            <text:p>3983</text:p>
          </table:table-cell>
          <table:table-cell office:value-type="string" table:style-name="ce19">
            <text:p>The Branch Manager,STATE BANK OF INDIA,BHOJPURBHOJPURDIST:BHOJPURBIHAR</text:p>
          </table:table-cell>
          <table:table-cell office:value-type="float" office:value="802313" table:style-name="ce17">
            <text:p>802313</text:p>
          </table:table-cell>
          <table:table-cell office:value-type="string" table:style-name="ce17">
            <text:p>sbi03983@sbi.co.in</text:p>
          </table:table-cell>
          <table:table-cell office:value-type="float" office:value="9431062579" table:style-name="ce17">
            <text:p>9431062579</text:p>
          </table:table-cell>
          <table:table-cell office:value-type="float" office:value="6189" table:style-name="ce17">
            <text:p>6189</text:p>
          </table:table-cell>
          <table:table-cell office:value-type="string" table:style-name="ce10">
            <text:p>26406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DB SARENJA</text:p>
          </table:table-cell>
          <table:table-cell office:value-type="float" office:value="4768" table:style-name="ce15">
            <text:p>4768</text:p>
          </table:table-cell>
          <table:table-cell office:value-type="string" table:style-name="ce19">
            <text:p>The Branch Manager,STATE BANK OF INDIA,BUXARAT &amp; PO : SARENJADIST : BUXARBIHAR</text:p>
          </table:table-cell>
          <table:table-cell office:value-type="float" office:value="802114" table:style-name="ce17">
            <text:p>802114</text:p>
          </table:table-cell>
          <table:table-cell office:value-type="string" table:style-name="ce17">
            <text:p>sbi.04768@sbi.co.in</text:p>
          </table:table-cell>
          <table:table-cell office:value-type="float" office:value="9431177220" table:style-name="ce17">
            <text:p>9431177220</text:p>
          </table:table-cell>
          <table:table-cell office:value-type="float" office:value="6189" table:style-name="ce17">
            <text:p>6189</text:p>
          </table:table-cell>
          <table:table-cell office:value-type="string" table:style-name="ce10">
            <text:p>23173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KORANSARAI</text:p>
          </table:table-cell>
          <table:table-cell office:value-type="float" office:value="4889" table:style-name="ce15">
            <text:p>4889</text:p>
          </table:table-cell>
          <table:table-cell office:value-type="string" table:style-name="ce19">
            <text:p>The Branch Manager,STATE BANK OF INDIA,BUXARP.O.-KORANSARAIDIST:BUXARBIHAR</text:p>
          </table:table-cell>
          <table:table-cell office:value-type="float" office:value="802681" table:style-name="ce17">
            <text:p>802681</text:p>
          </table:table-cell>
          <table:table-cell office:value-type="string" table:style-name="ce17">
            <text:p>sbi.04889@sbi.co.in</text:p>
          </table:table-cell>
          <table:table-cell office:value-type="float" office:value="9431456187" table:style-name="ce17">
            <text:p>9431456187</text:p>
          </table:table-cell>
          <table:table-cell office:value-type="float" office:value="6181" table:style-name="ce17">
            <text:p>6181</text:p>
          </table:table-cell>
          <table:table-cell office:value-type="string" table:style-name="ce10">
            <text:p>24112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HASAN BAZAR</text:p>
          </table:table-cell>
          <table:table-cell office:value-type="float" office:value="6019" table:style-name="ce15">
            <text:p>6019</text:p>
          </table:table-cell>
          <table:table-cell office:value-type="string" table:style-name="ce19">
            <text:p>The Branch Manager,STATE BANK OF INDIA,BHOJPURAT + PO-HASAN BAZARDIST:BHOJPURBIHAR</text:p>
          </table:table-cell>
          <table:table-cell office:value-type="float" office:value="802204" table:style-name="ce17">
            <text:p>802204</text:p>
          </table:table-cell>
          <table:table-cell office:value-type="string" table:style-name="ce17">
            <text:p>sbi.06019@sbi.co.in</text:p>
          </table:table-cell>
          <table:table-cell office:value-type="float" office:value="9939590195" table:style-name="ce17">
            <text:p>9939590195</text:p>
          </table:table-cell>
          <table:table-cell office:value-type="float" office:value="6183" table:style-name="ce17">
            <text:p>6183</text:p>
          </table:table-cell>
          <table:table-cell office:value-type="string" table:style-name="ce10">
            <text:p>27373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AMY MOHANIA</text:p>
          </table:table-cell>
          <table:table-cell office:value-type="float" office:value="6137" table:style-name="ce15">
            <text:p>6137</text:p>
          </table:table-cell>
          <table:table-cell office:value-type="string" table:style-name="ce19">
            <text:p>The Branch Manager,STATE BANK OF INDIA,KAIMURAT : BAZAR SAMITIPO : MOHANIA, DIST : KAIMURBIHAR</text:p>
          </table:table-cell>
          <table:table-cell office:value-type="float" office:value="821109" table:style-name="ce17">
            <text:p>821109</text:p>
          </table:table-cell>
          <table:table-cell office:value-type="string" table:style-name="ce17">
            <text:p>sbi.06137@sbi.co.in</text:p>
          </table:table-cell>
          <table:table-cell office:value-type="float" office:value="9430001652" table:style-name="ce17">
            <text:p>9430001652</text:p>
          </table:table-cell>
          <table:table-cell office:value-type="float" office:value="6182" table:style-name="ce17">
            <text:p>6182</text:p>
          </table:table-cell>
          <table:table-cell office:value-type="string" table:style-name="ce10">
            <text:p>27926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ELWANIA</text:p>
          </table:table-cell>
          <table:table-cell office:value-type="float" office:value="6286" table:style-name="ce15">
            <text:p>6286</text:p>
          </table:table-cell>
          <table:table-cell office:value-type="string" table:style-name="ce19">
            <text:p>The Branch Manager,STATE BANK OF INDIA,BHOJPURPO+VILL-BELWANIADIST:BHOJPURBIHAR</text:p>
          </table:table-cell>
          <table:table-cell office:value-type="float" office:value="802151" table:style-name="ce17">
            <text:p>802151</text:p>
          </table:table-cell>
          <table:table-cell office:value-type="string" table:style-name="ce17">
            <text:p>sbi.06286@sbi.co.in</text:p>
          </table:table-cell>
          <table:table-cell office:value-type="float" office:value="9431621948" table:style-name="ce17">
            <text:p>9431621948</text:p>
          </table:table-cell>
          <table:table-cell office:value-type="float" office:value="6283" table:style-name="ce17">
            <text:p>6283</text:p>
          </table:table-cell>
          <table:table-cell office:value-type="string" table:style-name="ce10">
            <text:p>27341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PAKRI(ARRAH)</text:p>
          </table:table-cell>
          <table:table-cell office:value-type="float" office:value="6552" table:style-name="ce15">
            <text:p>6552</text:p>
          </table:table-cell>
          <table:table-cell office:value-type="string" table:style-name="ce19">
            <text:p>The Chief Manager,STATE BANK OF INDIA,BHOJPURP.O.ARRAH,PAKRI(ARRAH)DIST:BHOJPUR, BIHAR</text:p>
          </table:table-cell>
          <table:table-cell office:value-type="float" office:value="802301" table:style-name="ce17">
            <text:p>802301</text:p>
          </table:table-cell>
          <table:table-cell office:value-type="string" table:style-name="ce17">
            <text:p>sbi.06552@sbi.co.in</text:p>
          </table:table-cell>
          <table:table-cell office:value-type="float" office:value="9431852061" table:style-name="ce17">
            <text:p>9431852061</text:p>
          </table:table-cell>
          <table:table-cell office:value-type="float" office:value="6323" table:style-name="ce17">
            <text:p>6323</text:p>
          </table:table-cell>
          <table:table-cell office:value-type="string" table:style-name="ce10">
            <text:p>24733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KUDRA</text:p>
          </table:table-cell>
          <table:table-cell office:value-type="float" office:value="6654" table:style-name="ce15">
            <text:p>6654</text:p>
          </table:table-cell>
          <table:table-cell office:value-type="string" table:style-name="ce19">
            <text:p>The Chief Manager,STATE BANK OF INDIA,KAIMURDIST-KAIMURPO-KUDRADIST:ROHTAS, BIHAR</text:p>
          </table:table-cell>
          <table:table-cell office:value-type="float" office:value="821108" table:style-name="ce17">
            <text:p>821108</text:p>
          </table:table-cell>
          <table:table-cell office:value-type="string" table:style-name="ce17">
            <text:p>sbi.06654@co.in</text:p>
          </table:table-cell>
          <table:table-cell office:value-type="float" office:value="9334112292" table:style-name="ce17">
            <text:p>9334112292</text:p>
          </table:table-cell>
          <table:table-cell office:value-type="float" office:value="6181" table:style-name="ce17">
            <text:p>6181</text:p>
          </table:table-cell>
          <table:table-cell office:value-type="string" table:style-name="ce10">
            <text:p>28364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MAKHDUMPUR PHUHA</text:p>
          </table:table-cell>
          <table:table-cell office:value-type="float" office:value="6668" table:style-name="ce15">
            <text:p>6668</text:p>
          </table:table-cell>
          <table:table-cell office:value-type="string" table:style-name="ce19">
            <text:p>The Branch Manager,STATE BANK OF INDIA,BHOJPURPO-BABURADIST:BHOJPUR (ARA)BIHAR</text:p>
          </table:table-cell>
          <table:table-cell office:value-type="float" office:value="802163" table:style-name="ce17">
            <text:p>802163</text:p>
          </table:table-cell>
          <table:table-cell office:value-type="string" table:style-name="ce17">
            <text:p>sbi.06668@sbi.co.in</text:p>
          </table:table-cell>
          <table:table-cell office:value-type="float" office:value="9431837884" table:style-name="ce17">
            <text:p>9431837884</text:p>
          </table:table-cell>
          <table:table-cell office:value-type="float" office:value="6187" table:style-name="ce17">
            <text:p>6187</text:p>
          </table:table-cell>
          <table:table-cell office:value-type="string" table:style-name="ce10">
            <text:p>22222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ARAIYA</text:p>
          </table:table-cell>
          <table:table-cell office:value-type="float" office:value="8389" table:style-name="ce15">
            <text:p>8389</text:p>
          </table:table-cell>
          <table:table-cell office:value-type="string" table:style-name="ce19">
            <text:p>The Branch Manager,STATE BANK OF INDIA,KAIMURP.O.-UMAPURVIA-BHAGWANPUR,DIST-KAIMURBIHAR</text:p>
          </table:table-cell>
          <table:table-cell office:value-type="float" office:value="821102" table:style-name="ce17">
            <text:p>821102</text:p>
          </table:table-cell>
          <table:table-cell office:value-type="string" table:style-name="ce17">
            <text:p>sbi.08389@sbi.co.in</text:p>
          </table:table-cell>
          <table:table-cell office:value-type="float" office:value="9955997549" table:style-name="ce17">
            <text:p>9955997549</text:p>
          </table:table-cell>
          <table:table-cell office:value-type="float" office:value="6181" table:style-name="ce17">
            <text:p>6181</text:p>
          </table:table-cell>
          <table:table-cell office:value-type="string" table:style-name="ce10">
            <text:p>24909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AKHILASHPUR</text:p>
          </table:table-cell>
          <table:table-cell office:value-type="float" office:value="9185" table:style-name="ce15">
            <text:p>9185</text:p>
          </table:table-cell>
          <table:table-cell office:value-type="string" table:style-name="ce19">
            <text:p>The Branch Manager,STATE BANK OF INDIA,KAIMURAT+PO-AKHILASPURPS-BHABUA,DIST:KAIMURBIHAR</text:p>
          </table:table-cell>
          <table:table-cell office:value-type="float" office:value="821107" table:style-name="ce17">
            <text:p>821107</text:p>
          </table:table-cell>
          <table:table-cell office:value-type="string" table:style-name="ce17">
            <text:p>sbi.09185@sbi.co.in</text:p>
          </table:table-cell>
          <table:table-cell office:value-type="float" office:value="9430604827" table:style-name="ce17">
            <text:p>9430604827</text:p>
          </table:table-cell>
          <table:table-cell office:value-type="float" office:value="61820" table:style-name="ce17">
            <text:p>61820</text:p>
          </table:table-cell>
          <table:table-cell office:value-type="string" table:style-name="ce10">
            <text:p>23321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BELAON</text:p>
          </table:table-cell>
          <table:table-cell office:value-type="float" office:value="9221" table:style-name="ce15">
            <text:p>9221</text:p>
          </table:table-cell>
          <table:table-cell office:value-type="string" table:style-name="ce19">
            <text:p>The Branch Manager,STATE BANK OF INDIA,KAIMURPO-KHARENDAPS-BELAON,DIST:KAIMURBIHAR</text:p>
          </table:table-cell>
          <table:table-cell office:value-type="float" office:value="821102" table:style-name="ce17">
            <text:p>821102</text:p>
          </table:table-cell>
          <table:table-cell office:value-type="string" table:style-name="ce17">
            <text:p>sbi.09221@sbi.co.in</text:p>
          </table:table-cell>
          <table:table-cell office:value-type="float" office:value="9431833816" table:style-name="ce17">
            <text:p>9431833816</text:p>
          </table:table-cell>
          <table:table-cell office:value-type="float" office:value="6187" table:style-name="ce17">
            <text:p>6187</text:p>
          </table:table-cell>
          <table:table-cell office:value-type="string" table:style-name="ce10">
            <text:p>25614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MAHESUA</text:p>
          </table:table-cell>
          <table:table-cell office:value-type="float" office:value="9616" table:style-name="ce15">
            <text:p>9616</text:p>
          </table:table-cell>
          <table:table-cell office:value-type="string" table:style-name="ce19">
            <text:p>The Branch Manager,STATE BANK OF INDIA,KAIMURPO : KUDASANDIST: KAIMURBIHAR</text:p>
          </table:table-cell>
          <table:table-cell office:value-type="float" office:value="821101" table:style-name="ce17">
            <text:p>821101</text:p>
          </table:table-cell>
          <table:table-cell office:value-type="string" table:style-name="ce17">
            <text:p>sbi.09616@sbi.co.in</text:p>
          </table:table-cell>
          <table:table-cell office:value-type="float" office:value="9934614969" table:style-name="ce17">
            <text:p>9934614969</text:p>
          </table:table-cell>
          <table:table-cell office:value-type="float" office:value="6182" table:style-name="ce17">
            <text:p>6182</text:p>
          </table:table-cell>
          <table:table-cell office:value-type="string" table:style-name="ce10">
            <text:p>25523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ARHATHA KALAN</text:p>
          </table:table-cell>
          <table:table-cell office:value-type="float" office:value="9617" table:style-name="ce15">
            <text:p>9617</text:p>
          </table:table-cell>
          <table:table-cell office:value-type="string" table:style-name="ce19">
            <text:p>The Branch Manager,STATE BANK OF INDIA,BUXARP.O.PARSIYAPS : BRAHMPUR , DIST : BUXARBIHAR</text:p>
          </table:table-cell>
          <table:table-cell office:value-type="float" office:value="802111" table:style-name="ce17">
            <text:p>802111</text:p>
          </table:table-cell>
          <table:table-cell office:value-type="string" table:style-name="ce17">
            <text:p>sbi.09617@sbi.co.in</text:p>
          </table:table-cell>
          <table:table-cell office:value-type="float" office:value="9431463964" table:style-name="ce17">
            <text:p>9431463964</text:p>
          </table:table-cell>
          <table:table-cell office:value-type="float" office:value="6189" table:style-name="ce17">
            <text:p>6189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JAGDISHPUR</text:p>
          </table:table-cell>
          <table:table-cell office:value-type="float" office:value="10769" table:style-name="ce15">
            <text:p>10769</text:p>
          </table:table-cell>
          <table:table-cell office:value-type="string" table:style-name="ce19">
            <text:p>The Branch Manager,STATE BANK OF INDIA,BHOJPURNEAR JAGDISHPUR THANAP.O: JAGDISHPURDIST: BHOJPUR</text:p>
          </table:table-cell>
          <table:table-cell office:value-type="float" office:value="802158" table:style-name="ce17">
            <text:p>802158</text:p>
          </table:table-cell>
          <table:table-cell office:value-type="string" table:style-name="ce17">
            <text:p>SBI.10769@SBI.CO.IN</text:p>
          </table:table-cell>
          <table:table-cell office:value-type="float" office:value="9334338473" table:style-name="ce17">
            <text:p>9334338473</text:p>
          </table:table-cell>
          <table:table-cell office:value-type="float" office:value="6189" table:style-name="ce17">
            <text:p>6189</text:p>
          </table:table-cell>
          <table:table-cell office:value-type="string" table:style-name="ce10">
            <text:p>22350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IRO</text:p>
          </table:table-cell>
          <table:table-cell office:value-type="float" office:value="10770" table:style-name="ce15">
            <text:p>10770</text:p>
          </table:table-cell>
          <table:table-cell office:value-type="string" table:style-name="ce19">
            <text:p>The Branch Manager,STATE BANK OF INDIA,BHOJPURNEW DEPUTY S P OPFFICEARAH SASARAM ROADPIRO</text:p>
          </table:table-cell>
          <table:table-cell office:value-type="float" office:value="802207" table:style-name="ce17">
            <text:p>802207</text:p>
          </table:table-cell>
          <table:table-cell office:value-type="string" table:style-name="ce17">
            <text:p>SBI.10770@SBI.CO.IN</text:p>
          </table:table-cell>
          <table:table-cell office:value-type="float" office:value="9431076026" table:style-name="ce17">
            <text:p>9431076026</text:p>
          </table:table-cell>
          <table:table-cell office:value-type="float" office:value="6189" table:style-name="ce17">
            <text:p>6189</text:p>
          </table:table-cell>
          <table:table-cell office:value-type="string" table:style-name="ce10">
            <text:p>23592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ARHANI BRANCH</text:p>
          </table:table-cell>
          <table:table-cell office:value-type="float" office:value="11806" table:style-name="ce15">
            <text:p>11806</text:p>
          </table:table-cell>
          <table:table-cell office:value-type="string" table:style-name="ce19">
            <text:p>The Branch Manager,STATE BANK OF INDIA,BHOJPURAT GARHANIDISTT BHOJPURBIHAR</text:p>
          </table:table-cell>
          <table:table-cell office:value-type="float" office:value="802203" table:style-name="ce17">
            <text:p>802203</text:p>
          </table:table-cell>
          <table:table-cell office:value-type="string" table:style-name="ce17">
            <text:p>sbi.11806@sbi.co.in</text:p>
          </table:table-cell>
          <table:table-cell office:value-type="float" office:value="9431458080" table:style-name="ce17">
            <text:p>9431458080</text:p>
          </table:table-cell>
          <table:table-cell office:value-type="float" office:value="6189" table:style-name="ce17">
            <text:p>6189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HAHPUR</text:p>
          </table:table-cell>
          <table:table-cell office:value-type="float" office:value="12609" table:style-name="ce15">
            <text:p>12609</text:p>
          </table:table-cell>
          <table:table-cell office:value-type="string" table:style-name="ce19">
            <text:p>The Branch Manager,STATE BANK OF INDIA,BHOJPURAT &amp; PO-SHAHPURARRAH BUXAR ROAD ,DIST-BHOJPUR</text:p>
          </table:table-cell>
          <table:table-cell office:value-type="float" office:value="802165" table:style-name="ce17">
            <text:p>802165</text:p>
          </table:table-cell>
          <table:table-cell office:value-type="float" office:value="0" table:style-name="ce17">
            <text:p>0</text:p>
          </table:table-cell>
          <table:table-cell office:value-type="float" office:value="9934919969" table:style-name="ce17">
            <text:p>9934919969</text:p>
          </table:table-cell>
          <table:table-cell office:value-type="float" office:value="6323" table:style-name="ce17">
            <text:p>6323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NAI BAZAR BUXAR</text:p>
          </table:table-cell>
          <table:table-cell office:value-type="float" office:value="12611" table:style-name="ce15">
            <text:p>12611</text:p>
          </table:table-cell>
          <table:table-cell office:value-type="string" table:style-name="ce19">
            <text:p>The Branch Manager,STATE BANK OF INDIA,BUXARNAI BAZAR, BUXARP.O. BUXARBUXAR</text:p>
          </table:table-cell>
          <table:table-cell office:value-type="float" office:value="802101" table:style-name="ce17">
            <text:p>802101</text:p>
          </table:table-cell>
          <table:table-cell office:value-type="string" table:style-name="ce17">
            <text:p>sbi.12611@sbi.co.in</text:p>
          </table:table-cell>
          <table:table-cell office:value-type="float" office:value="9934017683" table:style-name="ce17">
            <text:p>9934017683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GIDHA</text:p>
          </table:table-cell>
          <table:table-cell office:value-type="float" office:value="12612" table:style-name="ce15">
            <text:p>12612</text:p>
          </table:table-cell>
          <table:table-cell office:value-type="string" table:style-name="ce19">
            <text:p>The Branch Manager,STATE BANK OF INDIA,BHOJPURARA-PATNA ROADP.O. GIDHAARA,BHOJPUR</text:p>
          </table:table-cell>
          <table:table-cell office:value-type="float" office:value="802314" table:style-name="ce17">
            <text:p>802314</text:p>
          </table:table-cell>
          <table:table-cell office:value-type="float" office:value="0" table:style-name="ce17">
            <text:p>0</text:p>
          </table:table-cell>
          <table:table-cell office:value-type="float" office:value="9431418031" table:style-name="ce17">
            <text:p>9431418031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KOILWAR</text:p>
          </table:table-cell>
          <table:table-cell office:value-type="float" office:value="12613" table:style-name="ce15">
            <text:p>12613</text:p>
          </table:table-cell>
          <table:table-cell office:value-type="string" table:style-name="ce19">
            <text:p>The Branch Manager,STATE BANK OF INDIA,BHOJPURHOUSE OF SMT SONPATO DEVIAT&amp;PO-KOILWAR,PS-KOILWARDIST-BHOJPUR,BIHAR</text:p>
          </table:table-cell>
          <table:table-cell office:value-type="float" office:value="802160" table:style-name="ce17">
            <text:p>802160</text:p>
          </table:table-cell>
          <table:table-cell office:value-type="string" table:style-name="ce17">
            <text:p>SBI.12613@SBI.CO.IN</text:p>
          </table:table-cell>
          <table:table-cell table:style-name="ce17"/>
          <table:table-cell office:value-type="float" office:value="6181" table:style-name="ce17">
            <text:p>6181</text:p>
          </table:table-cell>
          <table:table-cell office:value-type="string" table:style-name="ce10">
            <text:p>28966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ANDESH</text:p>
          </table:table-cell>
          <table:table-cell office:value-type="float" office:value="12614" table:style-name="ce15">
            <text:p>12614</text:p>
          </table:table-cell>
          <table:table-cell office:value-type="string" table:style-name="ce19">
            <text:p>The Branch Manager,STATE BANK OF INDIA,BHOJPURSBI SANDESHAT &amp; PO SANDESHDISTT : BHOJPUR</text:p>
          </table:table-cell>
          <table:table-cell office:value-type="float" office:value="802164" table:style-name="ce17">
            <text:p>802164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181" table:style-name="ce17">
            <text:p>618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 B O REGION V ARA PATNA</text:p>
          </table:table-cell>
          <table:table-cell office:value-type="float" office:value="13725" table:style-name="ce15">
            <text:p>13725</text:p>
          </table:table-cell>
          <table:table-cell office:value-type="string" table:style-name="ce19">
            <text:p>The Chief Manager (Admin),STATE BANK OF INDIA,BHOJPURHARKHEN KUMAR JAIN TRUST BUILDINGHARI JEE KA HATA , ARADIST-BHOJPUR (BIHAR)</text:p>
          </table:table-cell>
          <table:table-cell office:value-type="float" office:value="802301" table:style-name="ce17">
            <text:p>802301</text:p>
          </table:table-cell>
          <table:table-cell office:value-type="string" table:style-name="ce17">
            <text:p>agmr5.zopat@sbi.co.in</text:p>
          </table:table-cell>
          <table:table-cell table:style-name="ce17"/>
          <table:table-cell office:value-type="float" office:value="6183" table:style-name="ce17">
            <text:p>6183</text:p>
          </table:table-cell>
          <table:table-cell office:value-type="string" table:style-name="ce10">
            <text:p>226327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18">
            <text:p>DURGAWATI</text:p>
          </table:table-cell>
          <table:table-cell office:value-type="float" office:value="14328" table:style-name="ce15">
            <text:p>14328</text:p>
          </table:table-cell>
          <table:table-cell office:value-type="string" table:style-name="ce19">
            <text:p>The Branch Manager,STATE BANK OF INDIA,KAIMURHOUSE OF RAJNISH KUMAR CHOURASIAAT + PO- SAWATH DURGAWATIDIST : KAIMUR, BIHAR</text:p>
          </table:table-cell>
          <table:table-cell office:value-type="float" office:value="821105" table:style-name="ce17">
            <text:p>821105</text:p>
          </table:table-cell>
          <table:table-cell office:value-type="float" office:value="0" table:style-name="ce17">
            <text:p>0</text:p>
          </table:table-cell>
          <table:table-cell office:value-type="float" office:value="943149491077" table:style-name="ce17">
            <text:p>9.43149E+11</text:p>
          </table:table-cell>
          <table:table-cell office:value-type="float" office:value="6182" table:style-name="ce17">
            <text:p>6182</text:p>
          </table:table-cell>
          <table:table-cell office:value-type="string" table:style-name="ce10">
            <text:p>27710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SIMRI</text:p>
          </table:table-cell>
          <table:table-cell office:value-type="float" office:value="14330" table:style-name="ce15">
            <text:p>14330</text:p>
          </table:table-cell>
          <table:table-cell office:value-type="string" table:style-name="ce19">
            <text:p>The Branch Manager,STATE BANK OF INDIA,BUXARHOUSE OF RAM NARESH PANDEYAT + PO - SIMRIDIST : BUXAR, BIHAR</text:p>
          </table:table-cell>
          <table:table-cell office:value-type="float" office:value="802135" table:style-name="ce17">
            <text:p>802135</text:p>
          </table:table-cell>
          <table:table-cell office:value-type="float" office:value="0" table:style-name="ce17">
            <text:p>0</text:p>
          </table:table-cell>
          <table:table-cell office:value-type="float" office:value="9431033169" table:style-name="ce17">
            <text:p>9431033169</text:p>
          </table:table-cell>
          <table:table-cell office:value-type="float" office:value="6182" table:style-name="ce17">
            <text:p>618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SAHEJANI</text:p>
          </table:table-cell>
          <table:table-cell office:value-type="float" office:value="15725" table:style-name="ce15">
            <text:p>15725</text:p>
          </table:table-cell>
          <table:table-cell office:value-type="string" table:style-name="ce19">
            <text:p>The Branch Manager,STATE BANK OF INDIA,BHOJPURVILL - SAHEJANIP.O. - HASAN BAZARDIST : BHOJPUR</text:p>
          </table:table-cell>
          <table:table-cell office:value-type="float" office:value="802204" table:style-name="ce17">
            <text:p>802204</text:p>
          </table:table-cell>
          <table:table-cell office:value-type="float" office:value="0" table:style-name="ce17">
            <text:p>0</text:p>
          </table:table-cell>
          <table:table-cell table:style-name="ce17"/>
          <table:table-cell office:value-type="float" office:value="6182" table:style-name="ce17">
            <text:p>6182</text:p>
          </table:table-cell>
          <table:table-cell office:value-type="string" table:style-name="ce10">
            <text:p>28711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18">
            <text:p>BAREJ ( KAIMUR )</text:p>
          </table:table-cell>
          <table:table-cell office:value-type="float" office:value="15728" table:style-name="ce15">
            <text:p>15728</text:p>
          </table:table-cell>
          <table:table-cell office:value-type="string" table:style-name="ce19">
            <text:p>The Branch Manager,STATE BANK OF INDIA,KAIMURVILL - BAREJP.O. - KOURIRAMDIST : KAIMUR</text:p>
          </table:table-cell>
          <table:table-cell office:value-type="float" office:value="821109" table:style-name="ce17">
            <text:p>821109</text:p>
          </table:table-cell>
          <table:table-cell office:value-type="float" office:value="0" table:style-name="ce17">
            <text:p>0</text:p>
          </table:table-cell>
          <table:table-cell office:value-type="float" office:value="9955997500" table:style-name="ce17">
            <text:p>9955997500</text:p>
          </table:table-cell>
          <table:table-cell office:value-type="float" office:value="6182" table:style-name="ce17">
            <text:p>6182</text:p>
          </table:table-cell>
          <table:table-cell office:value-type="string" table:style-name="ce10">
            <text:p>22105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DEVI STHAN MIRGANJ ARA</text:p>
          </table:table-cell>
          <table:table-cell office:value-type="float" office:value="15999" table:style-name="ce15">
            <text:p>15999</text:p>
          </table:table-cell>
          <table:table-cell office:value-type="string" table:style-name="ce19">
            <text:p>The Branch Manager,STATE BANK OF INDIA,BHOJPURNARAYAN ASHRAY OPP- ARYA SAMAJ MANDIRM P BAGH , ARADISTT. BHOJPUR</text:p>
          </table:table-cell>
          <table:table-cell office:value-type="float" office:value="802301" table:style-name="ce17">
            <text:p>802301</text:p>
          </table:table-cell>
          <table:table-cell office:value-type="string" table:style-name="ce17">
            <text:p>sbi.15999@sbi.co.in</text:p>
          </table:table-cell>
          <table:table-cell office:value-type="float" office:value="9473199535" table:style-name="ce17">
            <text:p>9473199535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AKHOURIPUR GOLA BRANCH</text:p>
          </table:table-cell>
          <table:table-cell office:value-type="float" office:value="16661" table:style-name="ce15">
            <text:p>16661</text:p>
          </table:table-cell>
          <table:table-cell office:value-type="string" table:style-name="ce19">
            <text:p>The Branch Manager,STATE BANK OF INDIA,BUXARPANDEY BHAWAN, BUXAR SASARAM MAIN ROADAT &amp; PO- AKHOURIPUR GOLADISTT - BUXAR</text:p>
          </table:table-cell>
          <table:table-cell office:value-type="float" office:value="802114" table:style-name="ce17">
            <text:p>802114</text:p>
          </table:table-cell>
          <table:table-cell office:value-type="string" table:style-name="ce17">
            <text:p>sbi.16661@sbi.co.in</text:p>
          </table:table-cell>
          <table:table-cell office:value-type="float" office:value="7250373725" table:style-name="ce17">
            <text:p>7250373725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SPBB ARRAH</text:p>
          </table:table-cell>
          <table:table-cell office:value-type="float" office:value="16756" table:style-name="ce15">
            <text:p>16756</text:p>
          </table:table-cell>
          <table:table-cell office:value-type="string" table:style-name="ce19">
            <text:p>The Branch Manager,STATE BANK OF INDIA,BHOJPURAT- TLAK NAGAR, KATIRA P.O. ARRAHP.S. ARRAHARRAH, DISTT - BHOJPUR</text:p>
          </table:table-cell>
          <table:table-cell office:value-type="float" office:value="802301" table:style-name="ce17">
            <text:p>802301</text:p>
          </table:table-cell>
          <table:table-cell office:value-type="string" table:style-name="ce17">
            <text:p>sbi.16756@sbi.co.in</text:p>
          </table:table-cell>
          <table:table-cell office:value-type="float" office:value="9431460423" table:style-name="ce17">
            <text:p>9431460423</text:p>
          </table:table-cell>
          <table:table-cell office:value-type="float" office:value="6181" table:style-name="ce17">
            <text:p>6181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RAMGARH</text:p>
          </table:table-cell>
          <table:table-cell office:value-type="float" office:value="17163" table:style-name="ce15">
            <text:p>17163</text:p>
          </table:table-cell>
          <table:table-cell office:value-type="string" table:style-name="ce19">
            <text:p>The Branch Manager,STATE BANK OF INDIA,KAIMURAT- GORSARA PO- RAMGARHPS- RAMGARHDISTRICT- KAIMUR</text:p>
          </table:table-cell>
          <table:table-cell office:value-type="float" office:value="821110" table:style-name="ce17">
            <text:p>821110</text:p>
          </table:table-cell>
          <table:table-cell office:value-type="string" table:style-name="ce17">
            <text:p>sbi.17163@sbi.co.in</text:p>
          </table:table-cell>
          <table:table-cell office:value-type="float" office:value="9631666340" table:style-name="ce17">
            <text:p>9631666340</text:p>
          </table:table-cell>
          <table:table-cell office:value-type="float" office:value="6187" table:style-name="ce17">
            <text:p>6187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CHANDI</text:p>
          </table:table-cell>
          <table:table-cell office:value-type="float" office:value="17169" table:style-name="ce15">
            <text:p>17169</text:p>
          </table:table-cell>
          <table:table-cell office:value-type="string" table:style-name="ce19">
            <text:p>The Branch Manager,STATE BANK OF INDIA,BHOJPURAT/CHANDI, PS: CHANDI ,PO:NAREHI CHANDIDISTRICT: BHOJPURBIHAR</text:p>
          </table:table-cell>
          <table:table-cell office:value-type="float" office:value="802161" table:style-name="ce17">
            <text:p>802161</text:p>
          </table:table-cell>
          <table:table-cell office:value-type="string" table:style-name="ce17">
            <text:p>SBI.17169@SBI.CO.IN</text:p>
          </table:table-cell>
          <table:table-cell office:value-type="string" table:style-name="ce17">
            <text:p><text:s/>9431002525 (p)</text:p>
          </table:table-cell>
          <table:table-cell office:value-type="float" office:value="6182" table:style-name="ce17">
            <text:p>618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18">
            <text:p>PBB BHABUA</text:p>
          </table:table-cell>
          <table:table-cell office:value-type="float" office:value="18025" table:style-name="ce15">
            <text:p>18025</text:p>
          </table:table-cell>
          <table:table-cell office:value-type="string" table:style-name="ce19">
            <text:p>The Branch Manager,STATE BANK OF INDIA,KAIMURKUBER COMPLEX, IST FLOOR,KACHAHARI ROADBHABUA</text:p>
          </table:table-cell>
          <table:table-cell office:value-type="float" office:value="821101" table:style-name="ce17">
            <text:p>821101</text:p>
          </table:table-cell>
          <table:table-cell office:value-type="string" table:style-name="ce17">
            <text:p>SBI.18025@SBI.CO.IN</text:p>
          </table:table-cell>
          <table:table-cell office:value-type="float" office:value="9431272889" table:style-name="ce17">
            <text:p>9431272889</text:p>
          </table:table-cell>
          <table:table-cell office:value-type="float" office:value="6183" table:style-name="ce17">
            <text:p>6183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18">
            <text:p>PANCHMUKHI</text:p>
          </table:table-cell>
          <table:table-cell office:value-type="float" office:value="32122" table:style-name="ce15">
            <text:p>32122</text:p>
          </table:table-cell>
          <table:table-cell office:value-type="string" table:style-name="ce19">
            <text:p>The Branch Manager,STATE BANK OF INDIA,BUXARPLOT NO 112 AND 113 BUXEROPP PANCHMUKHI MAHAVIR TEMPLEMAIN ROAD BUXAR</text:p>
          </table:table-cell>
          <table:table-cell office:value-type="float" office:value="802101" table:style-name="ce17">
            <text:p>802101</text:p>
          </table:table-cell>
          <table:table-cell office:value-type="string" table:style-name="ce17">
            <text:p>sbbj11122@sbi.co.in</text:p>
          </table:table-cell>
          <table:table-cell office:value-type="float" office:value="9771677400" table:style-name="ce17">
            <text:p>9771677400</text:p>
          </table:table-cell>
          <table:table-cell office:value-type="float" office:value="6182" table:style-name="ce17">
            <text:p>6182</text:p>
          </table:table-cell>
          <table:table-cell office:value-type="string" table:style-name="ce10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22"/>
          <table:table-cell table:style-name="ce23"/>
          <table:table-cell table:number-columns-repeated="16380" table:style-name="ce1"/>
        </table:table-row>
        <table:table-row table:number-rows-repeated="1048070" table:style-name="ro17">
          <table:table-cell table:number-columns-repeated="16384"/>
        </table:table-row>
        <table:table-row table:number-rows-repeated="26" table:style-name="ro2">
          <table:table-cell table:number-columns-repeated="6"/>
          <table:table-cell table:style-name="ce27"/>
          <table:table-cell table:number-columns-repeated="16377"/>
        </table:table-row>
      </table:table>
      <table:table table:name="NW-II" table:style-name="ta1">
        <table:table-column table:style-name="co1" table:number-columns-repeated="3" table:default-cell-style-name="ce1"/>
        <table:table-column table:style-name="co11" table:default-cell-style-name="ce76"/>
        <table:table-column table:style-name="co12" table:default-cell-style-name="ce76"/>
        <table:table-column table:style-name="co1" table:default-cell-style-name="ce10"/>
        <table:table-column table:style-name="co13" table:default-cell-style-name="ce76"/>
        <table:table-column table:style-name="co1" table:default-cell-style-name="ce1"/>
        <table:table-column table:style-name="co14" table:default-cell-style-name="ce76"/>
        <table:table-column table:style-name="co1" table:default-cell-style-name="ce1"/>
        <table:table-column table:style-name="co1" table:default-cell-style-name="ce17"/>
        <table:table-column table:style-name="co1" table:default-cell-style-name="ce10"/>
        <table:table-column table:style-name="co1" table:number-columns-repeated="993" table:default-cell-style-name="ce1"/>
        <table:table-column table:style-name="co10" table:number-columns-repeated="15379" table:default-cell-style-name="ce1"/>
        <table:table-row table:style-name="ro1">
          <table:table-cell office:value-type="string" table:number-columns-spanned="3" table:number-rows-spanned="1" table:style-name="ce77">
            <text:p>PATNA CIRCLE</text:p>
          </table:table-cell>
          <table:covered-table-cell table:number-columns-repeated="2"/>
          <table:table-cell table:style-name="ce46"/>
          <table:table-cell table:style-name="ce47"/>
          <table:table-cell table:style-name="ce4"/>
          <table:table-cell table:style-name="ce97"/>
          <table:table-cell table:style-name="ce3"/>
          <table:table-cell table:style-name="ce98"/>
          <table:table-cell table:number-columns-repeated="2" table:style-name="ce4"/>
          <table:table-cell table:style-name="ce6"/>
          <table:table-cell table:number-columns-repeated="993" table:style-name="ce48"/>
          <table:table-cell table:number-columns-repeated="15379"/>
        </table:table-row>
        <table:table-row table:style-name="ro2">
          <table:table-cell table:number-columns-repeated="3" table:style-name="ce3"/>
          <table:table-cell table:style-name="ce49"/>
          <table:table-cell table:style-name="ce47"/>
          <table:table-cell table:style-name="ce4"/>
          <table:table-cell table:style-name="ce97"/>
          <table:table-cell table:style-name="ce3"/>
          <table:table-cell table:style-name="ce98"/>
          <table:table-cell table:number-columns-repeated="2" table:style-name="ce4"/>
          <table:table-cell table:style-name="ce6"/>
          <table:table-cell table:number-columns-repeated="993" table:style-name="ce48"/>
          <table:table-cell table:number-columns-repeated="15379"/>
        </table:table-row>
        <table:table-row table:style-name="ro3">
          <table:table-cell office:value-type="string" table:number-columns-spanned="9" table:number-rows-spanned="1" table:style-name="ce78">
            <text:p>DETAILS OF DESIGNATED AUTHORITIES UNDER RIGHT TO INFORMATION ACT 2005</text:p>
          </table:table-cell>
          <table:covered-table-cell table:number-columns-repeated="8"/>
          <table:table-cell table:number-columns-repeated="2" table:style-name="ce4"/>
          <table:table-cell table:style-name="ce6"/>
          <table:table-cell table:number-columns-repeated="993" table:style-name="ce48"/>
          <table:table-cell table:number-columns-repeated="15379"/>
        </table:table-row>
        <table:table-row table:style-name="ro2">
          <table:table-cell table:number-columns-repeated="3" table:style-name="ce3"/>
          <table:table-cell table:style-name="ce49"/>
          <table:table-cell table:style-name="ce47"/>
          <table:table-cell table:style-name="ce4"/>
          <table:table-cell table:style-name="ce97"/>
          <table:table-cell table:style-name="ce3"/>
          <table:table-cell table:style-name="ce98"/>
          <table:table-cell table:number-columns-repeated="2" table:style-name="ce4"/>
          <table:table-cell table:style-name="ce6"/>
          <table:table-cell table:number-columns-repeated="993" table:style-name="ce48"/>
          <table:table-cell table:number-columns-repeated="15379"/>
        </table:table-row>
        <table:table-row table:style-name="ro3">
          <table:table-cell office:value-type="string" table:number-columns-spanned="7" table:number-rows-spanned="1" table:style-name="ce78">
            <text:p>APELLATE AUTHORITY FOR THE UNDERNOTED CPIOs</text:p>
          </table:table-cell>
          <table:covered-table-cell table:number-columns-repeated="6"/>
          <table:table-cell table:style-name="ce3"/>
          <table:table-cell table:style-name="ce98"/>
          <table:table-cell table:number-columns-repeated="2" table:style-name="ce4"/>
          <table:table-cell table:style-name="ce6"/>
          <table:table-cell table:number-columns-repeated="993" table:style-name="ce48"/>
          <table:table-cell table:number-columns-repeated="15379"/>
        </table:table-row>
        <table:table-row table:style-name="ro2">
          <table:table-cell table:number-columns-repeated="3" table:style-name="ce3"/>
          <table:table-cell table:style-name="ce49"/>
          <table:table-cell table:style-name="ce47"/>
          <table:table-cell table:style-name="ce4"/>
          <table:table-cell table:style-name="ce97"/>
          <table:table-cell table:style-name="ce3"/>
          <table:table-cell table:style-name="ce98"/>
          <table:table-cell table:number-columns-repeated="2" table:style-name="ce4"/>
          <table:table-cell table:style-name="ce6"/>
          <table:table-cell table:number-columns-repeated="993" table:style-name="ce48"/>
          <table:table-cell table:number-columns-repeated="15379"/>
        </table:table-row>
        <table:table-row table:style-name="ro4">
          <table:table-cell office:value-type="string" table:number-columns-spanned="4" table:number-rows-spanned="3" table:style-name="ce79">
            <text:p>General Manager-II, State Bank of India, 6<text:span text:style-name="T3">th</text:span><text:s/>Floor, Local Head Office, West Gandhi Maidan, Patna-800001</text:p>
          </table:table-cell>
          <table:covered-table-cell table:number-columns-repeated="3"/>
          <table:table-cell office:value-type="string" table:number-columns-spanned="1" table:number-rows-spanned="3" table:style-name="ce80">
            <text:p>TELE :0612-2209008 FAX:0612-2209009</text:p>
          </table:table-cell>
          <table:table-cell table:number-columns-repeated="2" table:style-name="ce51"/>
          <table:table-cell table:style-name="ce3"/>
          <table:table-cell table:style-name="ce98"/>
          <table:table-cell table:number-columns-repeated="2" table:style-name="ce4"/>
          <table:table-cell table:style-name="ce6"/>
          <table:table-cell table:number-columns-repeated="993" table:style-name="ce48"/>
          <table:table-cell table:number-columns-repeated="15379"/>
        </table:table-row>
        <table:table-row table:style-name="ro4">
          <table:covered-table-cell/>
          <table:covered-table-cell table:number-columns-repeated="3"/>
          <table:covered-table-cell/>
          <table:table-cell table:style-name="ce50"/>
          <table:table-cell office:value-type="string" table:number-columns-spanned="6" table:number-rows-spanned="1" table:style-name="ce80">
            <text:p>BRANCHES/OFFICES, BRANCH CODE, ADDRESS, Email Address,MOBILE Nos.,STD CODE, CONTACT NUMBERS</text:p>
          </table:table-cell>
          <table:covered-table-cell table:number-columns-repeated="5"/>
          <table:table-cell table:number-columns-repeated="993" table:style-name="ce48"/>
          <table:table-cell table:number-columns-repeated="15379"/>
        </table:table-row>
        <table:table-row table:style-name="ro4">
          <table:covered-table-cell/>
          <table:covered-table-cell table:number-columns-repeated="3"/>
          <table:covered-table-cell/>
          <table:table-cell table:number-columns-repeated="2" table:style-name="ce50"/>
          <table:table-cell table:style-name="ce3"/>
          <table:table-cell table:style-name="ce98"/>
          <table:table-cell table:number-columns-repeated="2" table:style-name="ce4"/>
          <table:table-cell table:style-name="ce6"/>
          <table:table-cell table:number-columns-repeated="993" table:style-name="ce48"/>
          <table:table-cell table:number-columns-repeated="15379"/>
        </table:table-row>
        <table:table-row table:style-name="ro2">
          <table:table-cell table:number-columns-repeated="3" table:style-name="ce3"/>
          <table:table-cell table:style-name="ce49"/>
          <table:table-cell table:style-name="ce47"/>
          <table:table-cell table:style-name="ce4"/>
          <table:table-cell table:style-name="ce97"/>
          <table:table-cell table:style-name="ce3"/>
          <table:table-cell table:style-name="ce98"/>
          <table:table-cell table:number-columns-repeated="2" table:style-name="ce4"/>
          <table:table-cell table:style-name="ce6"/>
          <table:table-cell table:number-columns-repeated="993" table:style-name="ce48"/>
          <table:table-cell table:number-columns-repeated="15379"/>
        </table:table-row>
        <table:table-row table:style-name="ro18">
          <table:table-cell office:value-type="string" table:number-columns-spanned="3" table:number-rows-spanned="1" table:style-name="ce81">
            <text:p>CENTRAL PUBLIC INFORMATION OFFICER (CPIO)</text:p>
          </table:table-cell>
          <table:covered-table-cell table:number-columns-repeated="2"/>
          <table:table-cell office:value-type="string" table:style-name="ce13">
            <text:p>CONTACT DETAILS</text:p>
          </table:table-cell>
          <table:table-cell office:value-type="string" table:number-columns-spanned="8" table:number-rows-spanned="1" table:style-name="ce82">
            <text:p>DETAILS OF CENTRAL ASSISTANT PUBLIC INFORMATION OFFICER</text:p>
          </table:table-cell>
          <table:covered-table-cell table:number-columns-repeated="7"/>
          <table:table-cell table:number-columns-repeated="993" table:style-name="ce48"/>
          <table:table-cell table:number-columns-repeated="15379"/>
        </table:table-row>
        <table:table-row table:style-name="ro19">
          <table:table-cell table:number-columns-repeated="3" table:style-name="ce52"/>
          <table:table-cell table:style-name="ce53"/>
          <table:table-cell office:value-type="string" table:style-name="ce53">
            <text:p>BRANCHES/ OFFICES</text:p>
          </table:table-cell>
          <table:table-cell office:value-type="string" table:style-name="ce53">
            <text:p>BRANCH CODE</text:p>
          </table:table-cell>
          <table:table-cell office:value-type="string" table:style-name="ce53">
            <text:p>ADDRESS</text:p>
          </table:table-cell>
          <table:table-cell office:value-type="string" table:style-name="ce52">
            <text:p>PIN CODE</text:p>
          </table:table-cell>
          <table:table-cell office:value-type="string" table:style-name="ce53">
            <text:p>Email Address</text:p>
          </table:table-cell>
          <table:table-cell office:value-type="string" table:style-name="ce53">
            <text:p>MOBILE Nos.</text:p>
          </table:table-cell>
          <table:table-cell office:value-type="string" table:style-name="ce52">
            <text:p>STD CODE</text:p>
          </table:table-cell>
          <table:table-cell office:value-type="string" table:style-name="ce53">
            <text:p>CONTACT NUMBERS.</text:p>
          </table:table-cell>
          <table:table-cell table:number-columns-repeated="993" table:style-name="ce48"/>
          <table:table-cell table:number-columns-repeated="15379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 table:style-name="ce1"/>
        </table:table-row>
        <table:table-row table:style-name="ro10">
          <table:table-cell office:value-type="string" table:number-columns-spanned="3" table:number-rows-spanned="1" table:style-name="ce83">
            <text:p>THE DEPUTY GENERAL <text:s/>MANAGER(B&amp;O), STATE BANK OF INDIA,ADMINISTRATIVE OFFICE1ST FLOOR PBB BRANCH BLDBAJLA CHOWKDEOGHAR-814112</text:p>
          </table:table-cell>
          <table:covered-table-cell table:number-columns-repeated="2"/>
          <table:table-cell office:value-type="string" table:style-name="ce21">
            <text:p>PHONE :240576FAX :06432240576</text:p>
          </table:table-cell>
          <table:table-cell office:value-type="string" table:style-name="ce55">
            <text:p>ADMINISTRATIVE OFFICE</text:p>
          </table:table-cell>
          <table:table-cell office:value-type="float" office:value="15869" table:style-name="ce56">
            <text:p>15869</text:p>
          </table:table-cell>
          <table:table-cell office:value-type="string" table:style-name="ce55">
            <text:p>The Chief Manager (GB),State Bank of India,DEOGHAR1 ST FLOOR , PBB BRANCH BUILDINGBAJLA CHOWKDEOGHAR</text:p>
          </table:table-cell>
          <table:table-cell office:value-type="float" office:value="814112" table:style-name="ce54">
            <text:p>814112</text:p>
          </table:table-cell>
          <table:table-cell office:value-type="string" table:style-name="ce55">
            <text:p>dgm.zodeo@sbi.co.in</text:p>
          </table:table-cell>
          <table:table-cell office:value-type="float" office:value="7541806980" table:style-name="ce54">
            <text:p>7541806980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240575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 table:style-name="ce1"/>
        </table:table-row>
        <table:table-row table:style-name="ro10">
          <table:table-cell office:value-type="string" table:number-columns-spanned="3" table:number-rows-spanned="1" table:style-name="ce83">
            <text:p>THE ASSISTANT GENERAL <text:s/>MANAGER, STATE BANK OF INDIA,DEOGHARCOURT ROAD <text:s/>DEOGHARDIST:DEOGHARJHARKHAND DEOGHAR-814112</text:p>
          </table:table-cell>
          <table:covered-table-cell table:number-columns-repeated="2"/>
          <table:table-cell office:value-type="string" table:style-name="ce55">
            <text:p>PHONE :232516, 9031857896 <text:s text:c="7"/>FAX :06432232931</text:p>
          </table:table-cell>
          <table:table-cell office:value-type="string" table:style-name="ce55">
            <text:p>DEOGHAR</text:p>
          </table:table-cell>
          <table:table-cell office:value-type="float" office:value="64" table:style-name="ce56">
            <text:p>64</text:p>
          </table:table-cell>
          <table:table-cell office:value-type="string" table:style-name="ce55">
            <text:p>The Chief Manager,State Bank of India,DEOGHARCOURT ROAD, DEOGHARDIST:DEOGHARJHARKHAND</text:p>
          </table:table-cell>
          <table:table-cell office:value-type="float" office:value="814112" table:style-name="ce54">
            <text:p>814112</text:p>
          </table:table-cell>
          <table:table-cell office:value-type="string" table:style-name="ce55">
            <text:p>sbi.00064@sbi.co.in</text:p>
          </table:table-cell>
          <table:table-cell office:value-type="float" office:value="9771435421" table:style-name="ce54">
            <text:p>9771435421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232421</text:p>
          </table:table-cell>
          <table:table-cell table:number-columns-repeated="16372" table:style-name="ce1"/>
        </table:table-row>
        <table:table-row table:style-name="ro2">
          <table:table-cell table:style-name="ce55"/>
          <table:table-cell table:number-columns-repeated="2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83">
            <text:p>THE ASSISTANT GENERAL <text:s/>MANAGER, STATE BANK OF INDIA,GODDAHATIA CHOWKDIST:GODDAJHARKHAND GODDA-814133</text:p>
          </table:table-cell>
          <table:covered-table-cell table:number-columns-repeated="2"/>
          <table:table-cell office:value-type="string" table:style-name="ce55">
            <text:p>PHONE :222040 9771479907 <text:s text:c="9"/>FAX :06422223078</text:p>
          </table:table-cell>
          <table:table-cell office:value-type="string" table:style-name="ce55">
            <text:p>GODDA</text:p>
          </table:table-cell>
          <table:table-cell office:value-type="float" office:value="1434" table:style-name="ce56">
            <text:p>1434</text:p>
          </table:table-cell>
          <table:table-cell office:value-type="string" table:style-name="ce55">
            <text:p>The Chief Manager,State Bank of India,GODDAHATIA CHOWKDIST:GODDA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01434@sbi.co.in</text:p>
          </table:table-cell>
          <table:table-cell office:value-type="float" office:value="9334729398" table:style-name="ce54">
            <text:p>9334729398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222040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office:value-type="string" table:style-name="ce55">
            <text:p>State Bank of India,</text:p>
          </table:table-cell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10">
          <table:table-cell office:value-type="string" table:number-columns-spanned="3" table:number-rows-spanned="49" table:style-name="ce42">
            <text:p>THE REGIONAL MANAGER, STATE BANK OF INDIA, REIGONAL BUSINESS OFFICE,<text:span text:style-name="T4"><text:s/></text:span><text:span text:style-name="T4">(DEOGHAR)</text:span><text:s/>STATE BANK OF INDIAREGIONAL BUSINESS OFFICE <text:s/>SBLC <text:s/>CAMPUSBARMASIA CIRCULAR ROAD DEOGHAR JHARKHAND DEOGHAR- 814112, <text:s/>agmr1.zodeo@sbi.co.in</text:p>
          </table:table-cell>
          <table:covered-table-cell table:number-columns-repeated="2"/>
          <table:table-cell office:value-type="string" table:number-columns-spanned="1" table:number-rows-spanned="49" table:style-name="ce42">
            <text:p>PHONE :238973FAX :06432275129</text:p>
          </table:table-cell>
          <table:table-cell office:value-type="string" table:style-name="ce55">
            <text:p>JAMTARA</text:p>
          </table:table-cell>
          <table:table-cell office:value-type="float" office:value="213" table:style-name="ce56">
            <text:p>213</text:p>
          </table:table-cell>
          <table:table-cell office:value-type="string" table:style-name="ce55">
            <text:p>The Chief Manager,State Bank of India,JAMTARACOURT ROAD, JAMTARAJAMTARAJHARKHAND</text:p>
          </table:table-cell>
          <table:table-cell office:value-type="float" office:value="815351" table:style-name="ce54">
            <text:p>815351</text:p>
          </table:table-cell>
          <table:table-cell office:value-type="string" table:style-name="ce55">
            <text:p>sbi00213@sbi.co.in/sbispbnri@sify.com</text:p>
          </table:table-cell>
          <table:table-cell office:value-type="float" office:value="9199949968" table:style-name="ce54">
            <text:p>9199949968</text:p>
          </table:table-cell>
          <table:table-cell office:value-type="float" office:value="6433" table:style-name="ce57">
            <text:p>6433</text:p>
          </table:table-cell>
          <table:table-cell office:value-type="string" table:style-name="ce56">
            <text:p>22224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RMATANR</text:p>
          </table:table-cell>
          <table:table-cell office:value-type="float" office:value="2959" table:style-name="ce56">
            <text:p>2959</text:p>
          </table:table-cell>
          <table:table-cell office:value-type="string" table:style-name="ce55">
            <text:p>State Bank of India,JAMTARAPO-KARMATANR, JAMTARADIST : JAMTARAJHARKHAND</text:p>
          </table:table-cell>
          <table:table-cell office:value-type="float" office:value="815352" table:style-name="ce54">
            <text:p>815352</text:p>
          </table:table-cell>
          <table:table-cell office:value-type="string" table:style-name="ce55">
            <text:p>sbi.02959@sbi.co.in</text:p>
          </table:table-cell>
          <table:table-cell office:value-type="float" office:value="9608106475" table:style-name="ce54">
            <text:p>9608106475</text:p>
          </table:table-cell>
          <table:table-cell office:value-type="float" office:value="6433" table:style-name="ce57">
            <text:p>6433</text:p>
          </table:table-cell>
          <table:table-cell office:value-type="string" table:style-name="ce56">
            <text:p>28830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DHUPUR</text:p>
          </table:table-cell>
          <table:table-cell office:value-type="float" office:value="3033" table:style-name="ce56">
            <text:p>3033</text:p>
          </table:table-cell>
          <table:table-cell office:value-type="string" table:style-name="ce55">
            <text:p>The Chief Manager,State Bank of India,DEOGHARDIST:DEOGHARJHARKHANDJHARKHAND</text:p>
          </table:table-cell>
          <table:table-cell office:value-type="float" office:value="815353" table:style-name="ce54">
            <text:p>815353</text:p>
          </table:table-cell>
          <table:table-cell office:value-type="string" table:style-name="ce55">
            <text:p>sbi.03033@sbi.co.in</text:p>
          </table:table-cell>
          <table:table-cell office:value-type="float" office:value="9304082320" table:style-name="ce54">
            <text:p>9304082320</text:p>
          </table:table-cell>
          <table:table-cell office:value-type="float" office:value="6438" table:style-name="ce57">
            <text:p>6438</text:p>
          </table:table-cell>
          <table:table-cell office:value-type="string" table:style-name="ce56">
            <text:p>22444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ALOJORI</text:p>
          </table:table-cell>
          <table:table-cell office:value-type="float" office:value="3157" table:style-name="ce56">
            <text:p>3157</text:p>
          </table:table-cell>
          <table:table-cell office:value-type="string" table:style-name="ce55">
            <text:p>State Bank of India,DEOGHARAT-PALOJORIDIST:DEOGHARJHARKHAND</text:p>
          </table:table-cell>
          <table:table-cell office:value-type="float" office:value="814146" table:style-name="ce54">
            <text:p>814146</text:p>
          </table:table-cell>
          <table:table-cell office:value-type="string" table:style-name="ce55">
            <text:p>sbi.03157@sbi.co.in</text:p>
          </table:table-cell>
          <table:table-cell office:value-type="float" office:value="9431132015" table:style-name="ce54">
            <text:p>943113201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DEOGHAR BAZAR</text:p>
          </table:table-cell>
          <table:table-cell office:value-type="float" office:value="3415" table:style-name="ce56">
            <text:p>3415</text:p>
          </table:table-cell>
          <table:table-cell office:value-type="string" table:style-name="ce55">
            <text:p>The Chief Manager,State Bank of India,DEOGHARBAJARANG CHOWK S S M JALAN ROADEOGHARDIST:DEOGHAR, JHARKHAND</text:p>
          </table:table-cell>
          <table:table-cell office:value-type="float" office:value="814112" table:style-name="ce54">
            <text:p>814112</text:p>
          </table:table-cell>
          <table:table-cell office:value-type="string" table:style-name="ce55">
            <text:p>sbi.3415@sbi.co.in</text:p>
          </table:table-cell>
          <table:table-cell office:value-type="float" office:value="9431154220" table:style-name="ce54">
            <text:p>9431154220</text:p>
          </table:table-cell>
          <table:table-cell office:value-type="float" office:value="64320" table:style-name="ce57">
            <text:p>64320</text:p>
          </table:table-cell>
          <table:table-cell office:value-type="string" table:style-name="ce56">
            <text:p>23255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RWAN</text:p>
          </table:table-cell>
          <table:table-cell office:value-type="float" office:value="3579" table:style-name="ce56">
            <text:p>3579</text:p>
          </table:table-cell>
          <table:table-cell office:value-type="string" table:style-name="ce55">
            <text:p>The Branch Manager,State Bank of India,DEOGHARPO-SARWANDIST:DEOGHARJHARKHAND</text:p>
          </table:table-cell>
          <table:table-cell office:value-type="float" office:value="814150" table:style-name="ce54">
            <text:p>814150</text:p>
          </table:table-cell>
          <table:table-cell office:value-type="string" table:style-name="ce55">
            <text:p>sbi.03579@sbi.co.in</text:p>
          </table:table-cell>
          <table:table-cell office:value-type="float" office:value="9431888892" table:style-name="ce54">
            <text:p>9431888892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28801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OHINI</text:p>
          </table:table-cell>
          <table:table-cell office:value-type="float" office:value="4769" table:style-name="ce56">
            <text:p>4769</text:p>
          </table:table-cell>
          <table:table-cell office:value-type="string" table:style-name="ce55">
            <text:p>The Branch Manager,State Bank of India,DEOGHARROHINIDIST:DEOGHARJHARKHAND</text:p>
          </table:table-cell>
          <table:table-cell office:value-type="float" office:value="814152" table:style-name="ce54">
            <text:p>814152</text:p>
          </table:table-cell>
          <table:table-cell office:value-type="string" table:style-name="ce55">
            <text:p>sbi.04769@sbi.co.in</text:p>
          </table:table-cell>
          <table:table-cell office:value-type="float" office:value="9431646452" table:style-name="ce54">
            <text:p>9431646452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29244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RON</text:p>
          </table:table-cell>
          <table:table-cell office:value-type="float" office:value="4906" table:style-name="ce56">
            <text:p>4906</text:p>
          </table:table-cell>
          <table:table-cell office:value-type="string" table:style-name="ce55">
            <text:p>The Branch Manager,State Bank of India,DEOGHARAT AND PO : KARONDIST : DEOGHARJHARKHAND</text:p>
          </table:table-cell>
          <table:table-cell office:value-type="float" office:value="815357" table:style-name="ce54">
            <text:p>815357</text:p>
          </table:table-cell>
          <table:table-cell office:value-type="string" table:style-name="ce55">
            <text:p>sbi.04906@sbi.co.in</text:p>
          </table:table-cell>
          <table:table-cell office:value-type="float" office:value="9431657458" table:style-name="ce54">
            <text:p>9431657458</text:p>
          </table:table-cell>
          <table:table-cell office:value-type="float" office:value="6438" table:style-name="ce57">
            <text:p>6438</text:p>
          </table:table-cell>
          <table:table-cell office:value-type="string" table:style-name="ce56">
            <text:p>23429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ARAYANPUR</text:p>
          </table:table-cell>
          <table:table-cell office:value-type="float" office:value="5330" table:style-name="ce56">
            <text:p>5330</text:p>
          </table:table-cell>
          <table:table-cell office:value-type="string" table:style-name="ce55">
            <text:p>The Branch Manager,State Bank of India,JAMTARAPO-NARAYANPURDIST-JAMTARAJHARKHAND</text:p>
          </table:table-cell>
          <table:table-cell office:value-type="float" office:value="815352" table:style-name="ce54">
            <text:p>815352</text:p>
          </table:table-cell>
          <table:table-cell office:value-type="string" table:style-name="ce55">
            <text:p>sbi.05330@sbi.co.in</text:p>
          </table:table-cell>
          <table:table-cell office:value-type="float" office:value="9431159796" table:style-name="ce54">
            <text:p>9431159796</text:p>
          </table:table-cell>
          <table:table-cell office:value-type="float" office:value="6433" table:style-name="ce57">
            <text:p>6433</text:p>
          </table:table-cell>
          <table:table-cell office:value-type="string" table:style-name="ce56">
            <text:p>28824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ITRA</text:p>
          </table:table-cell>
          <table:table-cell office:value-type="float" office:value="5535" table:style-name="ce56">
            <text:p>5535</text:p>
          </table:table-cell>
          <table:table-cell office:value-type="string" table:style-name="ce55">
            <text:p>The Branch Manager,State Bank of India,DEOGHARE C L, SP MINES, CHITRADIST : DEOGHARJHARKHAND</text:p>
          </table:table-cell>
          <table:table-cell office:value-type="float" office:value="815351" table:style-name="ce54">
            <text:p>815351</text:p>
          </table:table-cell>
          <table:table-cell office:value-type="string" table:style-name="ce55">
            <text:p>sbi.05535@sbi.co.in</text:p>
          </table:table-cell>
          <table:table-cell office:value-type="float" office:value="9431650015" table:style-name="ce54">
            <text:p>9431650015</text:p>
          </table:table-cell>
          <table:table-cell office:value-type="float" office:value="6438" table:style-name="ce57">
            <text:p>6438</text:p>
          </table:table-cell>
          <table:table-cell office:value-type="string" table:style-name="ce56">
            <text:p>26422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GRI MKT YARD BAIJNATHPUR</text:p>
          </table:table-cell>
          <table:table-cell office:value-type="float" office:value="6453" table:style-name="ce56">
            <text:p>6453</text:p>
          </table:table-cell>
          <table:table-cell office:value-type="string" table:style-name="ce55">
            <text:p>The Branch Manager,State Bank of India,DEOGHARB.DEOGHARDIST:DEOGHARJHARKHAND</text:p>
          </table:table-cell>
          <table:table-cell office:value-type="float" office:value="814112" table:style-name="ce54">
            <text:p>814112</text:p>
          </table:table-cell>
          <table:table-cell office:value-type="string" table:style-name="ce55">
            <text:p>sbi.06453@sbi.co.in</text:p>
          </table:table-cell>
          <table:table-cell office:value-type="float" office:value="9431781414" table:style-name="ce54">
            <text:p>9431781414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26007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AMTARA BAZAR</text:p>
          </table:table-cell>
          <table:table-cell office:value-type="float" office:value="6544" table:style-name="ce56">
            <text:p>6544</text:p>
          </table:table-cell>
          <table:table-cell office:value-type="string" table:style-name="ce55">
            <text:p>The Branch Manager,State Bank of India,JAMTARAJAMTARA BAZAR ROAD JAMTARAJAMTARAJHARKHAND</text:p>
          </table:table-cell>
          <table:table-cell office:value-type="float" office:value="815351" table:style-name="ce54">
            <text:p>815351</text:p>
          </table:table-cell>
          <table:table-cell office:value-type="string" table:style-name="ce55">
            <text:p>sbi.06544@sbi.co.in</text:p>
          </table:table-cell>
          <table:table-cell office:value-type="float" office:value="9006982560" table:style-name="ce54">
            <text:p>9006982560</text:p>
          </table:table-cell>
          <table:table-cell office:value-type="float" office:value="6433" table:style-name="ce57">
            <text:p>6433</text:p>
          </table:table-cell>
          <table:table-cell office:value-type="string" table:style-name="ce56">
            <text:p>22233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ASIDIH BAZAR</text:p>
          </table:table-cell>
          <table:table-cell office:value-type="float" office:value="6653" table:style-name="ce56">
            <text:p>6653</text:p>
          </table:table-cell>
          <table:table-cell office:value-type="string" table:style-name="ce55">
            <text:p>The Branch Manager,State Bank of India,DEOGHARBHAWAN ROAD, JASIDIHDIST:DEOGHARJHARKHAND</text:p>
          </table:table-cell>
          <table:table-cell office:value-type="float" office:value="814142" table:style-name="ce54">
            <text:p>814142</text:p>
          </table:table-cell>
          <table:table-cell office:value-type="string" table:style-name="ce55">
            <text:p>sbi.06653@sbi.co.in</text:p>
          </table:table-cell>
          <table:table-cell office:value-type="float" office:value="9430452097" table:style-name="ce54">
            <text:p>9430452097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27022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INPUR</text:p>
          </table:table-cell>
          <table:table-cell office:value-type="float" office:value="8083" table:style-name="ce56">
            <text:p>8083</text:p>
          </table:table-cell>
          <table:table-cell office:value-type="string" table:style-name="ce55">
            <text:p>The Branch Manager,State Bank of India,JAMTARAAT + PO-CHAINPURDIST:JAMTARAJHARKHAND</text:p>
          </table:table-cell>
          <table:table-cell office:value-type="float" office:value="815352" table:style-name="ce54">
            <text:p>815352</text:p>
          </table:table-cell>
          <table:table-cell office:value-type="string" table:style-name="ce55">
            <text:p>sbi.08083@sbi.co.in</text:p>
          </table:table-cell>
          <table:table-cell office:value-type="float" office:value="9955112604" table:style-name="ce54">
            <text:p>9955112604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IHIJAM</text:p>
          </table:table-cell>
          <table:table-cell office:value-type="float" office:value="8085" table:style-name="ce56">
            <text:p>8085</text:p>
          </table:table-cell>
          <table:table-cell office:value-type="string" table:style-name="ce55">
            <text:p>The Chief Manager,State Bank of India,JAMTARAPO-MIHIJAMDIST:JAMTARAJHARKHAND</text:p>
          </table:table-cell>
          <table:table-cell office:value-type="float" office:value="815354" table:style-name="ce54">
            <text:p>815354</text:p>
          </table:table-cell>
          <table:table-cell office:value-type="string" table:style-name="ce55">
            <text:p>sbi.08085@sbi.co.in</text:p>
          </table:table-cell>
          <table:table-cell office:value-type="float" office:value="9431349333" table:style-name="ce54">
            <text:p>9431349333</text:p>
          </table:table-cell>
          <table:table-cell office:value-type="float" office:value="6433" table:style-name="ce57">
            <text:p>6433</text:p>
          </table:table-cell>
          <table:table-cell office:value-type="string" table:style-name="ce56">
            <text:p>22857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ODHMA</text:p>
          </table:table-cell>
          <table:table-cell office:value-type="float" office:value="8086" table:style-name="ce56">
            <text:p>8086</text:p>
          </table:table-cell>
          <table:table-cell office:value-type="string" table:style-name="ce55">
            <text:p>The Branch Manager,State Bank of India,JAMTARACHANDRADIPA, MIHIJAMDIST-JAMTARAJHARKHAND</text:p>
          </table:table-cell>
          <table:table-cell office:value-type="float" office:value="815354" table:style-name="ce54">
            <text:p>815354</text:p>
          </table:table-cell>
          <table:table-cell office:value-type="string" table:style-name="ce55">
            <text:p>sbi.08086@sbi.co.in</text:p>
          </table:table-cell>
          <table:table-cell office:value-type="float" office:value="9308130776" table:style-name="ce54">
            <text:p>9308130776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ANDEYDIH</text:p>
          </table:table-cell>
          <table:table-cell office:value-type="float" office:value="8741" table:style-name="ce56">
            <text:p>8741</text:p>
          </table:table-cell>
          <table:table-cell office:value-type="string" table:style-name="ce55">
            <text:p>The Branch Manager,State Bank of India,JAMTARAPO-SINDURI, VILL-PANDEYDIHJAMTARAJHARKHAND</text:p>
          </table:table-cell>
          <table:table-cell office:value-type="float" office:value="815352" table:style-name="ce54">
            <text:p>815352</text:p>
          </table:table-cell>
          <table:table-cell office:value-type="string" table:style-name="ce55">
            <text:p>sbi.08741@sbi.co.in</text:p>
          </table:table-cell>
          <table:table-cell office:value-type="float" office:value="9334912689" table:style-name="ce54">
            <text:p>933491268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LOJORI BASTI</text:p>
          </table:table-cell>
          <table:table-cell office:value-type="float" office:value="8911" table:style-name="ce56">
            <text:p>8911</text:p>
          </table:table-cell>
          <table:table-cell office:value-type="string" table:style-name="ce55">
            <text:p>The Branch Manager,State Bank of India,JAMTARAPO : CHAPURIADIST : JAMTARAJHARKHAND</text:p>
          </table:table-cell>
          <table:table-cell office:value-type="float" office:value="815351" table:style-name="ce54">
            <text:p>815351</text:p>
          </table:table-cell>
          <table:table-cell office:value-type="string" table:style-name="ce55">
            <text:p>sbi.08911@sbi.co.in</text:p>
          </table:table-cell>
          <table:table-cell office:value-type="float" office:value="9308144241" table:style-name="ce54">
            <text:p>930814424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HESHMARA</text:p>
          </table:table-cell>
          <table:table-cell office:value-type="float" office:value="9769" table:style-name="ce56">
            <text:p>9769</text:p>
          </table:table-cell>
          <table:table-cell office:value-type="string" table:style-name="ce55">
            <text:p>The Branch Manager,State Bank of India,DEOGHARPO : MALHARADIST : DEOGHARJHARKHAND</text:p>
          </table:table-cell>
          <table:table-cell office:value-type="float" office:value="814157" table:style-name="ce54">
            <text:p>814157</text:p>
          </table:table-cell>
          <table:table-cell office:value-type="string" table:style-name="ce55">
            <text:p>sbi.09769@sbi.co.in</text:p>
          </table:table-cell>
          <table:table-cell office:value-type="float" office:value="9771435437" table:style-name="ce54">
            <text:p>9771435437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26015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IRSA</text:p>
          </table:table-cell>
          <table:table-cell office:value-type="float" office:value="9770" table:style-name="ce56">
            <text:p>9770</text:p>
          </table:table-cell>
          <table:table-cell office:value-type="string" table:style-name="ce55">
            <text:p>The Branch Manager,State Bank of India,DEOGHARP.O-T.BASDIHA,DIST:DEOGHAR,JHARKHNAD</text:p>
          </table:table-cell>
          <table:table-cell office:value-type="float" office:value="814120" table:style-name="ce54">
            <text:p>814120</text:p>
          </table:table-cell>
          <table:table-cell office:value-type="string" table:style-name="ce55">
            <text:p>sbi.09770@sbi.co.in</text:p>
          </table:table-cell>
          <table:table-cell office:value-type="float" office:value="9430065433" table:style-name="ce54">
            <text:p>943006543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KURUA</text:p>
          </table:table-cell>
          <table:table-cell office:value-type="float" office:value="9772" table:style-name="ce56">
            <text:p>9772</text:p>
          </table:table-cell>
          <table:table-cell office:value-type="string" table:style-name="ce55">
            <text:p>The Branch Manager,State Bank of India,DEOGHARVILL : KURUA, PO : CHOUDHARY NAWADIHVIA : SARATHDIST : DEOGHAR, JHARKHAND</text:p>
          </table:table-cell>
          <table:table-cell office:value-type="float" office:value="814149" table:style-name="ce54">
            <text:p>814149</text:p>
          </table:table-cell>
          <table:table-cell office:value-type="string" table:style-name="ce55">
            <text:p>sbi.09772@sbi.co.in</text:p>
          </table:table-cell>
          <table:table-cell office:value-type="float" office:value="9771305407" table:style-name="ce54">
            <text:p>977130540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LIAPUR</text:p>
          </table:table-cell>
          <table:table-cell office:value-type="float" office:value="9773" table:style-name="ce56">
            <text:p>9773</text:p>
          </table:table-cell>
          <table:table-cell office:value-type="string" table:style-name="ce55">
            <text:p>The Branch Manager,State Bank of India,DEOGHARPO : KUNJORADIST : DEOGHARJHARKHAND</text:p>
          </table:table-cell>
          <table:table-cell office:value-type="float" office:value="814146" table:style-name="ce54">
            <text:p>814146</text:p>
          </table:table-cell>
          <table:table-cell office:value-type="string" table:style-name="ce55">
            <text:p>sbi.09773@sbi.co.in</text:p>
          </table:table-cell>
          <table:table-cell office:value-type="float" office:value="9905139379" table:style-name="ce54">
            <text:p>990513937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IGHI</text:p>
          </table:table-cell>
          <table:table-cell office:value-type="float" office:value="9774" table:style-name="ce56">
            <text:p>9774</text:p>
          </table:table-cell>
          <table:table-cell office:value-type="string" table:style-name="ce55">
            <text:p>The Branch Manager,State Bank of India,DEOGHARPO : NONIVIA : JAMTARADIST:DEOGHAR, JHARKHAND</text:p>
          </table:table-cell>
          <table:table-cell office:value-type="float" office:value="815351" table:style-name="ce54">
            <text:p>815351</text:p>
          </table:table-cell>
          <table:table-cell office:value-type="string" table:style-name="ce55">
            <text:p>sbi.09774@sbi.co.in</text:p>
          </table:table-cell>
          <table:table-cell office:value-type="float" office:value="9931194898" table:style-name="ce54">
            <text:p>993119489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AJIDIH</text:p>
          </table:table-cell>
          <table:table-cell office:value-type="float" office:value="9775" table:style-name="ce56">
            <text:p>9775</text:p>
          </table:table-cell>
          <table:table-cell office:value-type="string" table:style-name="ce55">
            <text:p>The Branch Manager,State Bank of India,DEOGHARPO : SIRSAVIA : MADHUPURDIST:DEOGHAR, JHARKHAND</text:p>
          </table:table-cell>
          <table:table-cell office:value-type="float" office:value="815353" table:style-name="ce54">
            <text:p>815353</text:p>
          </table:table-cell>
          <table:table-cell office:value-type="string" table:style-name="ce55">
            <text:p>sbi.09775@sbi.co.in</text:p>
          </table:table-cell>
          <table:table-cell office:value-type="float" office:value="9431368626" table:style-name="ce54">
            <text:p>9431368626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LERWA</text:p>
          </table:table-cell>
          <table:table-cell office:value-type="float" office:value="9776" table:style-name="ce56">
            <text:p>9776</text:p>
          </table:table-cell>
          <table:table-cell office:value-type="string" table:style-name="ce55">
            <text:p>The Branch Manager,State Bank of India,DEOGHARVILL-LERWA,P.O.PATHROLDIST:DEOGHARJHARKHAND</text:p>
          </table:table-cell>
          <table:table-cell office:value-type="float" office:value="815353" table:style-name="ce54">
            <text:p>815353</text:p>
          </table:table-cell>
          <table:table-cell office:value-type="string" table:style-name="ce55">
            <text:p>sbi.09776@sbi.co.in</text:p>
          </table:table-cell>
          <table:table-cell office:value-type="float" office:value="9431137906" table:style-name="ce54">
            <text:p>9431137906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UDHODIH</text:p>
          </table:table-cell>
          <table:table-cell office:value-type="float" office:value="9777" table:style-name="ce56">
            <text:p>9777</text:p>
          </table:table-cell>
          <table:table-cell office:value-type="string" table:style-name="ce55">
            <text:p>The Branch Manager,State Bank of India,DEOGHARPOST-KARANJOVIA-MADHUPURDIST:DEOGHAR, JHARKHAND</text:p>
          </table:table-cell>
          <table:table-cell office:value-type="float" office:value="815353" table:style-name="ce54">
            <text:p>815353</text:p>
          </table:table-cell>
          <table:table-cell office:value-type="string" table:style-name="ce55">
            <text:p>sbi.09777@sbi.co.in</text:p>
          </table:table-cell>
          <table:table-cell office:value-type="float" office:value="9431384858" table:style-name="ce54">
            <text:p>9431384858</text:p>
          </table:table-cell>
          <table:table-cell office:value-type="float" office:value="6438" table:style-name="ce57">
            <text:p>6438</text:p>
          </table:table-cell>
          <table:table-cell office:value-type="string" table:style-name="ce56">
            <text:p>25659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AMUA</text:p>
          </table:table-cell>
          <table:table-cell office:value-type="float" office:value="9778" table:style-name="ce56">
            <text:p>9778</text:p>
          </table:table-cell>
          <table:table-cell office:value-type="string" table:style-name="ce55">
            <text:p>The Branch Manager,State Bank of India,DEOGHARP.O. BARWAN,DIST:DEOGHARJHARKHAND</text:p>
          </table:table-cell>
          <table:table-cell office:value-type="float" office:value="815353" table:style-name="ce54">
            <text:p>815353</text:p>
          </table:table-cell>
          <table:table-cell office:value-type="string" table:style-name="ce55">
            <text:p>sbi.09778@sbi.co.in</text:p>
          </table:table-cell>
          <table:table-cell office:value-type="float" office:value="9431319040" table:style-name="ce54">
            <text:p>943131904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TARAJORI</text:p>
          </table:table-cell>
          <table:table-cell office:value-type="float" office:value="9779" table:style-name="ce56">
            <text:p>9779</text:p>
          </table:table-cell>
          <table:table-cell office:value-type="string" table:style-name="ce55">
            <text:p>The Branch Manager,State Bank of India,DEOGHARPO : BARA CHARPAVIA : MADHUPURDIST:DEOGHAR, JHARKHAND</text:p>
          </table:table-cell>
          <table:table-cell office:value-type="float" office:value="815353" table:style-name="ce54">
            <text:p>815353</text:p>
          </table:table-cell>
          <table:table-cell office:value-type="string" table:style-name="ce55">
            <text:p>sbi.09779@sbi.co.in</text:p>
          </table:table-cell>
          <table:table-cell office:value-type="float" office:value="9431515818" table:style-name="ce54">
            <text:p>943151581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URUWA</text:p>
          </table:table-cell>
          <table:table-cell office:value-type="float" office:value="9800" table:style-name="ce56">
            <text:p>9800</text:p>
          </table:table-cell>
          <table:table-cell office:value-type="string" table:style-name="ce55">
            <text:p>The Branch Manager,State Bank of India,JAMTARAPO-KURUWA, VIA-KARMATANRJAMTARAJHARKHAND</text:p>
          </table:table-cell>
          <table:table-cell office:value-type="float" office:value="815352" table:style-name="ce54">
            <text:p>815352</text:p>
          </table:table-cell>
          <table:table-cell office:value-type="string" table:style-name="ce55">
            <text:p>sbi.09800@sbi.co.in</text:p>
          </table:table-cell>
          <table:table-cell office:value-type="float" office:value="9234064445" table:style-name="ce54">
            <text:p>923406444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MURLI PAHARI</text:p>
          </table:table-cell>
          <table:table-cell office:value-type="float" office:value="9801" table:style-name="ce56">
            <text:p>9801</text:p>
          </table:table-cell>
          <table:table-cell office:value-type="string" table:style-name="ce55">
            <text:p>The Branch Manager,State Bank of India,JAMTARAPO-SINDURI,PS-NARAYANPURVILL-MURLIPAHARDIST : JAMTARAJHARKHAND</text:p>
          </table:table-cell>
          <table:table-cell office:value-type="float" office:value="815352" table:style-name="ce54">
            <text:p>815352</text:p>
          </table:table-cell>
          <table:table-cell office:value-type="string" table:style-name="ce55">
            <text:p>sbi.09801@sbi.co.in</text:p>
          </table:table-cell>
          <table:table-cell office:value-type="float" office:value="9334676080" table:style-name="ce54">
            <text:p>933467608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933467608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JAMTARA COMBINED BUILDING</text:p>
          </table:table-cell>
          <table:table-cell office:value-type="float" office:value="11830" table:style-name="ce56">
            <text:p>11830</text:p>
          </table:table-cell>
          <table:table-cell office:value-type="string" table:style-name="ce55">
            <text:p>The Branch Manager,State Bank of India,JAMTARAJAMTARAJAMTARAJHARKHAND</text:p>
          </table:table-cell>
          <table:table-cell office:value-type="float" office:value="815351" table:style-name="ce54">
            <text:p>815351</text:p>
          </table:table-cell>
          <table:table-cell office:value-type="string" table:style-name="ce55">
            <text:p>sbi.11830@sbi.co.in</text:p>
          </table:table-cell>
          <table:table-cell office:value-type="float" office:value="9006982560" table:style-name="ce54">
            <text:p>9006982560</text:p>
          </table:table-cell>
          <table:table-cell office:value-type="float" office:value="6433" table:style-name="ce57">
            <text:p>6433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ARATH (DISTT DEOGHAR)</text:p>
          </table:table-cell>
          <table:table-cell office:value-type="float" office:value="12534" table:style-name="ce56">
            <text:p>12534</text:p>
          </table:table-cell>
          <table:table-cell office:value-type="string" table:style-name="ce55">
            <text:p>The Branch Manager,State Bank of India,DEOGHARMANI MARKET COMPLEX, SARATHDISTT DEOGHARJHARKHAND</text:p>
          </table:table-cell>
          <table:table-cell office:value-type="float" office:value="814149" table:style-name="ce54">
            <text:p>814149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438" table:style-name="ce57">
            <text:p>6438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IPRA</text:p>
          </table:table-cell>
          <table:table-cell office:value-type="float" office:value="12547" table:style-name="ce56">
            <text:p>12547</text:p>
          </table:table-cell>
          <table:table-cell office:value-type="string" table:style-name="ce55">
            <text:p>The Branch Manager,State Bank of India,DEOGHARPIPRAKARONDEOGHAR</text:p>
          </table:table-cell>
          <table:table-cell office:value-type="float" office:value="815353" table:style-name="ce54">
            <text:p>815353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438" table:style-name="ce57">
            <text:p>6438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DHUPUR BAZAR</text:p>
          </table:table-cell>
          <table:table-cell office:value-type="float" office:value="12549" table:style-name="ce56">
            <text:p>12549</text:p>
          </table:table-cell>
          <table:table-cell office:value-type="string" table:style-name="ce55">
            <text:p>The Branch Manager,State Bank of India,DEOGHARMADHUPURDEOGHARJHARKHAND</text:p>
          </table:table-cell>
          <table:table-cell office:value-type="float" office:value="815353" table:style-name="ce54">
            <text:p>815353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438" table:style-name="ce57">
            <text:p>6438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ONARAYTHARI</text:p>
          </table:table-cell>
          <table:table-cell office:value-type="float" office:value="12551" table:style-name="ce56">
            <text:p>12551</text:p>
          </table:table-cell>
          <table:table-cell office:value-type="string" table:style-name="ce55">
            <text:p>The Branch Manager,State Bank of India,DEOGHARSONARAYTHARIDEOGHARJHARKHAND</text:p>
          </table:table-cell>
          <table:table-cell office:value-type="float" office:value="814150" table:style-name="ce54">
            <text:p>814150</text:p>
          </table:table-cell>
          <table:table-cell office:value-type="float" office:value="0" table:style-name="ce55">
            <text:p>0</text:p>
          </table:table-cell>
          <table:table-cell office:value-type="float" office:value="9430919239" table:style-name="ce54">
            <text:p>9430919239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20">
          <table:covered-table-cell/>
          <table:covered-table-cell table:number-columns-repeated="2"/>
          <table:covered-table-cell/>
          <table:table-cell office:value-type="string" table:style-name="ce55">
            <text:p>REGIONAL BUSINESS OFFICE DEOGHAR</text:p>
          </table:table-cell>
          <table:table-cell office:value-type="float" office:value="13742" table:style-name="ce56">
            <text:p>13742</text:p>
          </table:table-cell>
          <table:table-cell office:value-type="string" table:style-name="ce55">
            <text:p>The Chief Manager (Admin),State Bank of India,DEOGHARSTATE BANK OF INDIA,REGIONAL BUSINESS OFFICE, SBLC CAMPUSBARMASIA,CIRCULAR ROAD,DEOGHAR,JHARKHAN</text:p>
          </table:table-cell>
          <table:table-cell office:value-type="float" office:value="814112" table:style-name="ce54">
            <text:p>814112</text:p>
          </table:table-cell>
          <table:table-cell office:value-type="string" table:style-name="ce55">
            <text:p>agmr4.zobha@sbi.co.in</text:p>
          </table:table-cell>
          <table:table-cell office:value-type="float" office:value="9771435400" table:style-name="ce54">
            <text:p>9771435400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238973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KALAJHARIA</text:p>
          </table:table-cell>
          <table:table-cell office:value-type="float" office:value="14278" table:style-name="ce56">
            <text:p>14278</text:p>
          </table:table-cell>
          <table:table-cell office:value-type="string" table:style-name="ce55">
            <text:p>The Branch Manager,State Bank of India,JAMTARAAT+PO-KALAJHARIA, VIA-KARMATANR, JAMTARJAMTARAJHARKHAND</text:p>
          </table:table-cell>
          <table:table-cell office:value-type="float" office:value="815352" table:style-name="ce54">
            <text:p>815352</text:p>
          </table:table-cell>
          <table:table-cell office:value-type="float" office:value="0" table:style-name="ce55">
            <text:p>0</text:p>
          </table:table-cell>
          <table:table-cell office:value-type="float" office:value="9470829336" table:style-name="ce54">
            <text:p>9470829336</text:p>
          </table:table-cell>
          <table:table-cell office:value-type="float" office:value="6433" table:style-name="ce57">
            <text:p>6433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CURRENCY ADMINISTRATION CELL DEOGHAR</text:p>
          </table:table-cell>
          <table:table-cell office:value-type="float" office:value="14420" table:style-name="ce56">
            <text:p>14420</text:p>
          </table:table-cell>
          <table:table-cell office:value-type="string" table:style-name="ce55">
            <text:p>The Branch Manager,State Bank of India,DEOGHARSADHNA BHAWAN, SBI MAIN BRANCH BUILDINGDEOGHAR (JHARKHAND)PIN - 814112</text:p>
          </table:table-cell>
          <table:table-cell office:value-type="float" office:value="814112" table:style-name="ce54">
            <text:p>814112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432" table:style-name="ce57">
            <text:p>6432</text:p>
          </table:table-cell>
          <table:table-cell office:value-type="string" table:style-name="ce56">
            <text:p>232931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PBB DEOGHAR</text:p>
          </table:table-cell>
          <table:table-cell office:value-type="float" office:value="14674" table:style-name="ce56">
            <text:p>14674</text:p>
          </table:table-cell>
          <table:table-cell office:value-type="string" table:style-name="ce55">
            <text:p>The Branch Manager,State Bank of India,DEOGHARBAJILA CHOWK DEOGHAR PODIST DEOGHARSTATE JHARKHAND</text:p>
          </table:table-cell>
          <table:table-cell office:value-type="float" office:value="814112" table:style-name="ce54">
            <text:p>814112</text:p>
          </table:table-cell>
          <table:table-cell office:value-type="string" table:style-name="ce55">
            <text:p>sbi.14674@sbi.co.in</text:p>
          </table:table-cell>
          <table:table-cell office:value-type="float" office:value="9431516390" table:style-name="ce54">
            <text:p>9431516390</text:p>
          </table:table-cell>
          <table:table-cell table:style-name="ce57"/>
          <table:table-cell table:style-name="ce56"/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EWA</text:p>
          </table:table-cell>
          <table:table-cell office:value-type="float" office:value="15755" table:style-name="ce56">
            <text:p>15755</text:p>
          </table:table-cell>
          <table:table-cell office:value-type="string" table:style-name="ce55">
            <text:p>The Branch Manager,State Bank of India,DEOGHARAT+PO: BEWADISTT: JAMTARAJHARKHAND</text:p>
          </table:table-cell>
          <table:table-cell office:value-type="float" office:value="815351" table:style-name="ce54">
            <text:p>815351</text:p>
          </table:table-cell>
          <table:table-cell office:value-type="string" table:style-name="ce55">
            <text:p>sbi.15755@sbi.co.in</text:p>
          </table:table-cell>
          <table:table-cell office:value-type="float" office:value="7654643905" table:style-name="ce54">
            <text:p>7654643905</text:p>
          </table:table-cell>
          <table:table-cell office:value-type="float" office:value="6433" table:style-name="ce57">
            <text:p>6433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TIWARI CHOWK</text:p>
          </table:table-cell>
          <table:table-cell office:value-type="float" office:value="16663" table:style-name="ce56">
            <text:p>16663</text:p>
          </table:table-cell>
          <table:table-cell office:value-type="string" table:style-name="ce55">
            <text:p>The Branch Manager,State Bank of India,DEOGHARAT-TIWARI CHOWK, DEOGHAR COLLEGE ROADWILLIAM TOWNDEOGHAR</text:p>
          </table:table-cell>
          <table:table-cell office:value-type="float" office:value="814112" table:style-name="ce54">
            <text:p>814112</text:p>
          </table:table-cell>
          <table:table-cell office:value-type="string" table:style-name="ce55">
            <text:p>sbi.16663@sbi.co.in</text:p>
          </table:table-cell>
          <table:table-cell table:style-name="ce54"/>
          <table:table-cell office:value-type="float" office:value="6432" table:style-name="ce57">
            <text:p>643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DEVIPUR</text:p>
          </table:table-cell>
          <table:table-cell office:value-type="float" office:value="17141" table:style-name="ce56">
            <text:p>17141</text:p>
          </table:table-cell>
          <table:table-cell office:value-type="string" table:style-name="ce55">
            <text:p>The Branch Manager,State Bank of India,DEOGHARAT. DEVIPUR BLOCK CAMPUS, P.O. DEVIPURDISTT: DEOGHARJHARKHAND</text:p>
          </table:table-cell>
          <table:table-cell office:value-type="float" office:value="815353" table:style-name="ce54">
            <text:p>815353</text:p>
          </table:table-cell>
          <table:table-cell office:value-type="string" table:style-name="ce55">
            <text:p>SBI.17141@SBI.CO.IN</text:p>
          </table:table-cell>
          <table:table-cell office:value-type="float" office:value="9771462494" table:style-name="ce54">
            <text:p>9771462494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PBB MADHUPUR</text:p>
          </table:table-cell>
          <table:table-cell office:value-type="float" office:value="17149" table:style-name="ce56">
            <text:p>17149</text:p>
          </table:table-cell>
          <table:table-cell office:value-type="string" table:style-name="ce55">
            <text:p>The Branch Manager,State Bank of India,DEOGHARIN HOUSE OF SRI RAHUL RANJAN,KUNDU BANGLOW, MADHUPURP.O. &amp; P.S.-MADHUPUR, DIST- DEOGHAR</text:p>
          </table:table-cell>
          <table:table-cell office:value-type="float" office:value="815353" table:style-name="ce54">
            <text:p>815353</text:p>
          </table:table-cell>
          <table:table-cell office:value-type="string" table:style-name="ce55">
            <text:p>SBI.17149@SBI.CO.IN</text:p>
          </table:table-cell>
          <table:table-cell office:value-type="float" office:value="7541836966" table:style-name="ce54">
            <text:p>7541836966</text:p>
          </table:table-cell>
          <table:table-cell office:value-type="float" office:value="6438" table:style-name="ce57">
            <text:p>6438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UNDA(DISTTDEOGHAR)</text:p>
          </table:table-cell>
          <table:table-cell office:value-type="float" office:value="17150" table:style-name="ce56">
            <text:p>17150</text:p>
          </table:table-cell>
          <table:table-cell office:value-type="string" table:style-name="ce55">
            <text:p>The Branch Manager,State Bank of India,DEOGHARDEOGHAR SARWAN ROAD,DISTRICT :DEOGHARJHARKHAND</text:p>
          </table:table-cell>
          <table:table-cell office:value-type="float" office:value="814117" table:style-name="ce54">
            <text:p>814117</text:p>
          </table:table-cell>
          <table:table-cell office:value-type="string" table:style-name="ce55">
            <text:p>SBI.17150@SBI.CO.IN</text:p>
          </table:table-cell>
          <table:table-cell office:value-type="float" office:value="8797551536" table:style-name="ce54">
            <text:p>8797551536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PBB JAMTARA</text:p>
          </table:table-cell>
          <table:table-cell office:value-type="float" office:value="17172" table:style-name="ce56">
            <text:p>17172</text:p>
          </table:table-cell>
          <table:table-cell office:value-type="string" table:style-name="ce55">
            <text:p>The Branch Manager,State Bank of India,JAMTARACHILDREN PARK ROAD NEAR TOWER CHOWKNEWTOWN,JAMTARAPO &amp; DIST JAMTARA</text:p>
          </table:table-cell>
          <table:table-cell office:value-type="float" office:value="815351" table:style-name="ce54">
            <text:p>815351</text:p>
          </table:table-cell>
          <table:table-cell office:value-type="string" table:style-name="ce55">
            <text:p>SBI.17172@SBI.CO.IN</text:p>
          </table:table-cell>
          <table:table-cell office:value-type="float" office:value="8521297746" table:style-name="ce54">
            <text:p>8521297746</text:p>
          </table:table-cell>
          <table:table-cell office:value-type="float" office:value="6433" table:style-name="ce57">
            <text:p>6433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AKSHMIPUR DEOGHAR</text:p>
          </table:table-cell>
          <table:table-cell office:value-type="float" office:value="17428" table:style-name="ce56">
            <text:p>17428</text:p>
          </table:table-cell>
          <table:table-cell office:value-type="string" table:style-name="ce55">
            <text:p>The Branch Manager,State Bank of India,DEOGHARRANI MA COMPLEXBILASHI TOWNB. DEOGHAR</text:p>
          </table:table-cell>
          <table:table-cell office:value-type="float" office:value="814117" table:style-name="ce54">
            <text:p>814117</text:p>
          </table:table-cell>
          <table:table-cell office:value-type="string" table:style-name="ce55">
            <text:p>SBI.17428@SBI.CO.IN</text:p>
          </table:table-cell>
          <table:table-cell office:value-type="float" office:value="9162534608" table:style-name="ce54">
            <text:p>9162534608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OHANPUR</text:p>
          </table:table-cell>
          <table:table-cell office:value-type="float" office:value="18424" table:style-name="ce56">
            <text:p>18424</text:p>
          </table:table-cell>
          <table:table-cell office:value-type="string" table:style-name="ce55">
            <text:p>The Branch Manager,State Bank of India,DEOGHARSBI MOHANPURPO - MOHANPURDIST - DEOGHAR</text:p>
          </table:table-cell>
          <table:table-cell office:value-type="float" office:value="814157" table:style-name="ce54">
            <text:p>814157</text:p>
          </table:table-cell>
          <table:table-cell office:value-type="string" table:style-name="ce55">
            <text:p>SBI.18424@SBI.CO.IN</text:p>
          </table:table-cell>
          <table:table-cell table:style-name="ce54"/>
          <table:table-cell office:value-type="float" office:value="6432" table:style-name="ce57">
            <text:p>6432</text:p>
          </table:table-cell>
          <table:table-cell office:value-type="string" table:style-name="ce56">
            <text:p>7091198018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BOMPAS TOWN</text:p>
          </table:table-cell>
          <table:table-cell office:value-type="float" office:value="18425" table:style-name="ce56">
            <text:p>18425</text:p>
          </table:table-cell>
          <table:table-cell office:value-type="string" table:style-name="ce55">
            <text:p>The Branch Manager,State Bank of India,DEOGHARIN HOUSE OF SRI ASHOK KUMAR SINGH,OPP VIJAYA BANK BOMPAS TOWNP.O&amp;P.S-DEOGHAR DISTT-DEOGHAR</text:p>
          </table:table-cell>
          <table:table-cell office:value-type="float" office:value="814112" table:style-name="ce54">
            <text:p>814112</text:p>
          </table:table-cell>
          <table:table-cell office:value-type="string" table:style-name="ce55">
            <text:p>SBI.18425@SBI.CO.IN</text:p>
          </table:table-cell>
          <table:table-cell office:value-type="float" office:value="9430682232" table:style-name="ce54">
            <text:p>9430682232</text:p>
          </table:table-cell>
          <table:table-cell office:value-type="float" office:value="6432" table:style-name="ce57">
            <text:p>643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MIHIJAM BAZAR</text:p>
          </table:table-cell>
          <table:table-cell office:value-type="float" office:value="18914" table:style-name="ce56">
            <text:p>18914</text:p>
          </table:table-cell>
          <table:table-cell office:value-type="string" table:style-name="ce55">
            <text:p>The Branch Manager,State Bank of India,JAMTARAAT-MIHIJAM JAMTARA ROAD,BESIDE GANDHI HERO SHOWROOM MIHIJAMP.O&amp;PS-MIHIJAM, DIST- JAMTARA</text:p>
          </table:table-cell>
          <table:table-cell office:value-type="float" office:value="815354" table:style-name="ce54">
            <text:p>815354</text:p>
          </table:table-cell>
          <table:table-cell office:value-type="string" table:style-name="ce55">
            <text:p>SBI.18914@SBI.CO.IN</text:p>
          </table:table-cell>
          <table:table-cell table:style-name="ce54"/>
          <table:table-cell office:value-type="float" office:value="6433" table:style-name="ce57">
            <text:p>6433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10">
          <table:table-cell office:value-type="string" table:number-columns-spanned="3" table:number-rows-spanned="46" table:style-name="ce42">
            <text:p>THE REGIONAL MANAGER, STATE BANK OF INDIA, REIGONAL BUSINESS OFFICE, RBO<text:span text:style-name="T4"><text:s text:c="2"/>( DUMKA)</text:span><text:s/>DUMKA MAIN BRANCHCOURT COMPOUNDDUMKA, 814401, agmr2.zodeo@sbi.co.in</text:p>
          </table:table-cell>
          <table:covered-table-cell table:number-columns-repeated="2"/>
          <table:table-cell office:value-type="string" table:number-columns-spanned="1" table:number-rows-spanned="46" table:style-name="ce42">
            <text:p>PHONE :236091,7766918500 FAX :</text:p>
          </table:table-cell>
          <table:table-cell office:value-type="string" table:style-name="ce55">
            <text:p>DUMKA</text:p>
          </table:table-cell>
          <table:table-cell office:value-type="float" office:value="73" table:style-name="ce56">
            <text:p>73</text:p>
          </table:table-cell>
          <table:table-cell office:value-type="string" table:style-name="ce55">
            <text:p>The Chief Manager,State Bank of India,DUMKACOURT COMPOUND DUMKA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00073@sbi.co.in</text:p>
          </table:table-cell>
          <table:table-cell office:value-type="float" office:value="9431130996" table:style-name="ce54">
            <text:p>9431130996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22247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RAIYAHAT</text:p>
          </table:table-cell>
          <table:table-cell office:value-type="float" office:value="3158" table:style-name="ce56">
            <text:p>3158</text:p>
          </table:table-cell>
          <table:table-cell office:value-type="string" table:style-name="ce55">
            <text:p>The Branch Manager,State Bank of India,DUMKAAT &amp; PO : SARAIYAHATDIST:DUMKA,JHARKHAND</text:p>
          </table:table-cell>
          <table:table-cell office:value-type="float" office:value="814151" table:style-name="ce54">
            <text:p>814151</text:p>
          </table:table-cell>
          <table:table-cell office:value-type="string" table:style-name="ce55">
            <text:p>sbi.03158@sbi.co.in</text:p>
          </table:table-cell>
          <table:table-cell office:value-type="float" office:value="9973766800" table:style-name="ce54">
            <text:p>9973766800</text:p>
          </table:table-cell>
          <table:table-cell office:value-type="float" office:value="6431" table:style-name="ce57">
            <text:p>6431</text:p>
          </table:table-cell>
          <table:table-cell office:value-type="string" table:style-name="ce56">
            <text:p>26091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UMKA BAZAR</text:p>
          </table:table-cell>
          <table:table-cell office:value-type="float" office:value="3418" table:style-name="ce56">
            <text:p>3418</text:p>
          </table:table-cell>
          <table:table-cell office:value-type="string" table:style-name="ce55">
            <text:p>The Branch Manager,State Bank of India,DUMKASHYAM BAZAR ROAD,DUMKADIST:DUMKA,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03418@sbi.co.in</text:p>
          </table:table-cell>
          <table:table-cell office:value-type="float" office:value="9470527177" table:style-name="ce54">
            <text:p>9470527177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22236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NISHWAR</text:p>
          </table:table-cell>
          <table:table-cell office:value-type="float" office:value="3433" table:style-name="ce56">
            <text:p>3433</text:p>
          </table:table-cell>
          <table:table-cell office:value-type="string" table:style-name="ce55">
            <text:p>The Branch Manager,State Bank of India,DUMKAPO &amp; PS : RANISHWARDIST : DUMKAJHARKHAND</text:p>
          </table:table-cell>
          <table:table-cell office:value-type="float" office:value="814148" table:style-name="ce54">
            <text:p>814148</text:p>
          </table:table-cell>
          <table:table-cell office:value-type="string" table:style-name="ce55">
            <text:p>sbi.03433@sbi.co.in</text:p>
          </table:table-cell>
          <table:table-cell office:value-type="float" office:value="9431129944" table:style-name="ce54">
            <text:p>9431129944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26852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UNDAHIT</text:p>
          </table:table-cell>
          <table:table-cell office:value-type="float" office:value="3445" table:style-name="ce56">
            <text:p>3445</text:p>
          </table:table-cell>
          <table:table-cell office:value-type="string" table:style-name="ce55">
            <text:p>The Branch Manager,State Bank of India,JAMTARAAT + PO-KUNDAHITDIST-JAMTARAJHARKHAND</text:p>
          </table:table-cell>
          <table:table-cell office:value-type="float" office:value="815359" table:style-name="ce54">
            <text:p>815359</text:p>
          </table:table-cell>
          <table:table-cell office:value-type="string" table:style-name="ce55">
            <text:p>sbi.03445@sbi.co.in</text:p>
          </table:table-cell>
          <table:table-cell office:value-type="float" office:value="9430773705" table:style-name="ce54">
            <text:p>9430773705</text:p>
          </table:table-cell>
          <table:table-cell office:value-type="float" office:value="6428" table:style-name="ce57">
            <text:p>6428</text:p>
          </table:table-cell>
          <table:table-cell office:value-type="string" table:style-name="ce56">
            <text:p>23826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ARMUNDI</text:p>
          </table:table-cell>
          <table:table-cell office:value-type="float" office:value="3515" table:style-name="ce56">
            <text:p>3515</text:p>
          </table:table-cell>
          <table:table-cell office:value-type="string" table:style-name="ce55">
            <text:p>The Branch Manager,State Bank of India,DUMKAAT+PO-JARMUNDIDEOGHAR-DUMKA ROADDIST-DUMKA,JHARKHAND</text:p>
          </table:table-cell>
          <table:table-cell office:value-type="float" office:value="814141" table:style-name="ce54">
            <text:p>814141</text:p>
          </table:table-cell>
          <table:table-cell office:value-type="string" table:style-name="ce55">
            <text:p>sbi.03515@sbi.co.in</text:p>
          </table:table-cell>
          <table:table-cell office:value-type="float" office:value="9431569261" table:style-name="ce54">
            <text:p>9431569261</text:p>
          </table:table-cell>
          <table:table-cell office:value-type="float" office:value="6431" table:style-name="ce57">
            <text:p>6431</text:p>
          </table:table-cell>
          <table:table-cell office:value-type="string" table:style-name="ce56">
            <text:p>23064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RAPALASI</text:p>
          </table:table-cell>
          <table:table-cell office:value-type="float" office:value="3516" table:style-name="ce56">
            <text:p>3516</text:p>
          </table:table-cell>
          <table:table-cell office:value-type="string" table:style-name="ce55">
            <text:p>The Branch Manager,State Bank of India,DUMKAAT+PO-BARAPALASIDIST: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03516@sbi.co.in</text:p>
          </table:table-cell>
          <table:table-cell office:value-type="float" office:value="9431784432" table:style-name="ce54">
            <text:p>9431784432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24045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RMASIA</text:p>
          </table:table-cell>
          <table:table-cell office:value-type="float" office:value="3517" table:style-name="ce56">
            <text:p>3517</text:p>
          </table:table-cell>
          <table:table-cell office:value-type="string" table:style-name="ce55">
            <text:p>The Branch Manager,State Bank of India,DUMKAAT+PO-BARMASIADIST:DUMKAJHARKHAND</text:p>
          </table:table-cell>
          <table:table-cell office:value-type="float" office:value="816118" table:style-name="ce54">
            <text:p>816118</text:p>
          </table:table-cell>
          <table:table-cell office:value-type="string" table:style-name="ce55">
            <text:p>sbi.03517@sbi.co.in</text:p>
          </table:table-cell>
          <table:table-cell office:value-type="float" office:value="9431942098" table:style-name="ce54">
            <text:p>9431942098</text:p>
          </table:table-cell>
          <table:table-cell office:value-type="float" office:value="6427" table:style-name="ce57">
            <text:p>6427</text:p>
          </table:table-cell>
          <table:table-cell office:value-type="string" table:style-name="ce56">
            <text:p>26897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OPIKANDAR</text:p>
          </table:table-cell>
          <table:table-cell office:value-type="float" office:value="3644" table:style-name="ce56">
            <text:p>3644</text:p>
          </table:table-cell>
          <table:table-cell office:value-type="string" table:style-name="ce55">
            <text:p>The Branch Manager,State Bank of India,DUMKAAT+PO-GOPIKANDARDIST:DUMKA,JHARKHAND</text:p>
          </table:table-cell>
          <table:table-cell office:value-type="float" office:value="814163" table:style-name="ce54">
            <text:p>814163</text:p>
          </table:table-cell>
          <table:table-cell office:value-type="string" table:style-name="ce55">
            <text:p>sbi.03644@sbi.co.in</text:p>
          </table:table-cell>
          <table:table-cell office:value-type="float" office:value="9430211122" table:style-name="ce54">
            <text:p>9430211122</text:p>
          </table:table-cell>
          <table:table-cell office:value-type="float" office:value="6427" table:style-name="ce57">
            <text:p>6427</text:p>
          </table:table-cell>
          <table:table-cell office:value-type="string" table:style-name="ce56">
            <text:p>25100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THIKUND</text:p>
          </table:table-cell>
          <table:table-cell office:value-type="float" office:value="3645" table:style-name="ce56">
            <text:p>3645</text:p>
          </table:table-cell>
          <table:table-cell office:value-type="string" table:style-name="ce55">
            <text:p>The Branch Manager,State Bank of India,DUMKAAT+PO-KATHIKUNDDIST:DUMKA,JHARKHAND</text:p>
          </table:table-cell>
          <table:table-cell office:value-type="float" office:value="814103" table:style-name="ce54">
            <text:p>814103</text:p>
          </table:table-cell>
          <table:table-cell office:value-type="string" table:style-name="ce55">
            <text:p>sbi.03645@sbi.co.in</text:p>
          </table:table-cell>
          <table:table-cell office:value-type="float" office:value="9431284978" table:style-name="ce54">
            <text:p>9431284978</text:p>
          </table:table-cell>
          <table:table-cell office:value-type="float" office:value="6427" table:style-name="ce57">
            <text:p>6427</text:p>
          </table:table-cell>
          <table:table-cell office:value-type="string" table:style-name="ce56">
            <text:p>22802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ALA</text:p>
          </table:table-cell>
          <table:table-cell office:value-type="float" office:value="5353" table:style-name="ce56">
            <text:p>5353</text:p>
          </table:table-cell>
          <table:table-cell office:value-type="string" table:style-name="ce55">
            <text:p>The Branch Manager,State Bank of India,JAMTARAPO-NALADIST-JAMTARAJHARKHAND</text:p>
          </table:table-cell>
          <table:table-cell office:value-type="float" office:value="815355" table:style-name="ce54">
            <text:p>815355</text:p>
          </table:table-cell>
          <table:table-cell office:value-type="string" table:style-name="ce55">
            <text:p>sbi.5353@sbi.co.in</text:p>
          </table:table-cell>
          <table:table-cell office:value-type="float" office:value="9934506937" table:style-name="ce54">
            <text:p>9934506937</text:p>
          </table:table-cell>
          <table:table-cell office:value-type="float" office:value="6428" table:style-name="ce57">
            <text:p>6428</text:p>
          </table:table-cell>
          <table:table-cell office:value-type="string" table:style-name="ce56">
            <text:p>22861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SALIA</text:p>
          </table:table-cell>
          <table:table-cell office:value-type="float" office:value="5548" table:style-name="ce56">
            <text:p>5548</text:p>
          </table:table-cell>
          <table:table-cell office:value-type="string" table:style-name="ce55">
            <text:p>The Branch Manager,State Bank of India,DUMKAPO : MASALIADIST:DUMKA,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05548@sbi.co.in</text:p>
          </table:table-cell>
          <table:table-cell office:value-type="float" office:value="9431188777" table:style-name="ce54">
            <text:p>9431188777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25509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MY DUMKA</text:p>
          </table:table-cell>
          <table:table-cell office:value-type="float" office:value="6451" table:style-name="ce56">
            <text:p>6451</text:p>
          </table:table-cell>
          <table:table-cell office:value-type="string" table:style-name="ce55">
            <text:p>The Branch Manager,State Bank of India,DUMKATOWER CHOWK DUMKADIST- 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06451@sbi.co.in</text:p>
          </table:table-cell>
          <table:table-cell office:value-type="float" office:value="9431611431" table:style-name="ce54">
            <text:p>9431611431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22249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AMGARH</text:p>
          </table:table-cell>
          <table:table-cell office:value-type="float" office:value="6454" table:style-name="ce56">
            <text:p>6454</text:p>
          </table:table-cell>
          <table:table-cell office:value-type="string" table:style-name="ce55">
            <text:p>The Branch Manager,State Bank of India,DUMKAPO : RAMGARH (S.P.)GODDA ROADDIST : DUMKA, JHARKHAND</text:p>
          </table:table-cell>
          <table:table-cell office:value-type="float" office:value="814102" table:style-name="ce54">
            <text:p>814102</text:p>
          </table:table-cell>
          <table:table-cell office:value-type="string" table:style-name="ce55">
            <text:p>sbi.06454sbi.co.in</text:p>
          </table:table-cell>
          <table:table-cell office:value-type="float" office:value="9955108041" table:style-name="ce54">
            <text:p>9955108041</text:p>
          </table:table-cell>
          <table:table-cell office:value-type="float" office:value="6431" table:style-name="ce57">
            <text:p>6431</text:p>
          </table:table-cell>
          <table:table-cell office:value-type="string" table:style-name="ce56">
            <text:p>270100</text:p>
          </table:table-cell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table-cell office:value-type="string" table:style-name="ce55">
            <text:p>BAGDEHRI</text:p>
          </table:table-cell>
          <table:table-cell office:value-type="float" office:value="7819" table:style-name="ce56">
            <text:p>7819</text:p>
          </table:table-cell>
          <table:table-cell office:value-type="string" table:style-name="ce55">
            <text:p>#NAME?</text:p>
          </table:table-cell>
          <table:table-cell office:value-type="float" office:value="815359" table:style-name="ce54">
            <text:p>815359</text:p>
          </table:table-cell>
          <table:table-cell office:value-type="string" table:style-name="ce55">
            <text:p>sbi.07819@sbi.co.in</text:p>
          </table:table-cell>
          <table:table-cell office:value-type="float" office:value="9835310065" table:style-name="ce54">
            <text:p>983531006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ISTOPUR</text:p>
          </table:table-cell>
          <table:table-cell office:value-type="float" office:value="8082" table:style-name="ce56">
            <text:p>8082</text:p>
          </table:table-cell>
          <table:table-cell office:value-type="string" table:style-name="ce55">
            <text:p>The Branch Manager,State Bank of India,JAMTARAAT + PO-KISTOPURDIST-JAMTARAJHARKHAND</text:p>
          </table:table-cell>
          <table:table-cell office:value-type="float" office:value="815355" table:style-name="ce54">
            <text:p>815355</text:p>
          </table:table-cell>
          <table:table-cell office:value-type="string" table:style-name="ce55">
            <text:p>sbi.08082@sbi.co.in</text:p>
          </table:table-cell>
          <table:table-cell office:value-type="float" office:value="9934512305" table:style-name="ce54">
            <text:p>993451230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ANIGHAGHAR</text:p>
          </table:table-cell>
          <table:table-cell office:value-type="float" office:value="8084" table:style-name="ce56">
            <text:p>8084</text:p>
          </table:table-cell>
          <table:table-cell office:value-type="string" table:style-name="ce55">
            <text:p>The Branch Manager,State Bank of India,DUMKAPO-JORWADIH, PS-MASALIA, VIA-PALOJORIDUMKAJHARKHAND</text:p>
          </table:table-cell>
          <table:table-cell office:value-type="float" office:value="814146" table:style-name="ce54">
            <text:p>814146</text:p>
          </table:table-cell>
          <table:table-cell office:value-type="string" table:style-name="ce55">
            <text:p>sbi.08084@sbi.co.in</text:p>
          </table:table-cell>
          <table:table-cell office:value-type="float" office:value="9431275884" table:style-name="ce54">
            <text:p>9431275884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993135235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USCHIRA</text:p>
          </table:table-cell>
          <table:table-cell office:value-type="float" office:value="8274" table:style-name="ce56">
            <text:p>8274</text:p>
          </table:table-cell>
          <table:table-cell office:value-type="string" table:style-name="ce55">
            <text:p>The Branch Manager,State Bank of India,DUMKAPO-AMRAPARA, BLOCK-GOPIKANDARDUMKAJHARKHAND</text:p>
          </table:table-cell>
          <table:table-cell office:value-type="float" office:value="814111" table:style-name="ce54">
            <text:p>814111</text:p>
          </table:table-cell>
          <table:table-cell office:value-type="string" table:style-name="ce55">
            <text:p>sbi.08274@sbi.co.in</text:p>
          </table:table-cell>
          <table:table-cell office:value-type="float" office:value="9430384130" table:style-name="ce54">
            <text:p>9430384130</text:p>
          </table:table-cell>
          <table:table-cell office:value-type="float" office:value="6423" table:style-name="ce57">
            <text:p>6423</text:p>
          </table:table-cell>
          <table:table-cell office:value-type="string" table:style-name="ce56">
            <text:p>26266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ATTABARI</text:p>
          </table:table-cell>
          <table:table-cell office:value-type="float" office:value="8275" table:style-name="ce56">
            <text:p>8275</text:p>
          </table:table-cell>
          <table:table-cell office:value-type="string" table:style-name="ce55">
            <text:p>The Branch Manager,State Bank of India,DUMKAPO-PATTABARI, PS-SIKARIPARADUMKAJHARKHAND</text:p>
          </table:table-cell>
          <table:table-cell office:value-type="float" office:value="814119" table:style-name="ce54">
            <text:p>814119</text:p>
          </table:table-cell>
          <table:table-cell office:value-type="string" table:style-name="ce55">
            <text:p>sbi.08275@sbi.co.in</text:p>
          </table:table-cell>
          <table:table-cell office:value-type="float" office:value="9006147475" table:style-name="ce54">
            <text:p>900614747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900614747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AMHARIYAHAT</text:p>
          </table:table-cell>
          <table:table-cell office:value-type="float" office:value="9232" table:style-name="ce56">
            <text:p>9232</text:p>
          </table:table-cell>
          <table:table-cell office:value-type="string" table:style-name="ce55">
            <text:p>The Branch Manager,State Bank of India,DUMKAAT + PO-GAMHARIYAHAT,VIA-RAMGARHDUMKAJHARKHAND</text:p>
          </table:table-cell>
          <table:table-cell office:value-type="float" office:value="814102" table:style-name="ce54">
            <text:p>814102</text:p>
          </table:table-cell>
          <table:table-cell office:value-type="string" table:style-name="ce55">
            <text:p>sbi.09232@sbi.co.in</text:p>
          </table:table-cell>
          <table:table-cell office:value-type="float" office:value="9973474134" table:style-name="ce54">
            <text:p>9973474134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ANDO</text:p>
          </table:table-cell>
          <table:table-cell office:value-type="float" office:value="9799" table:style-name="ce56">
            <text:p>9799</text:p>
          </table:table-cell>
          <table:table-cell office:value-type="string" table:style-name="ce55">
            <text:p>The Branch Manager,State Bank of India,DUMKAAT + PO-GANDODIST: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09799@sbi.co.in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UMIRDAHA</text:p>
          </table:table-cell>
          <table:table-cell office:value-type="float" office:value="9802" table:style-name="ce56">
            <text:p>9802</text:p>
          </table:table-cell>
          <table:table-cell office:value-type="string" table:style-name="ce55">
            <text:p>The Branch Manager,State Bank of India,DUMKAPO-KUMIRDAHA,PS-RANISHWARDIST:DUMKAJHARKHAND</text:p>
          </table:table-cell>
          <table:table-cell office:value-type="float" office:value="814148" table:style-name="ce54">
            <text:p>814148</text:p>
          </table:table-cell>
          <table:table-cell office:value-type="string" table:style-name="ce55">
            <text:p>sbi.09802@sbi.co.in</text:p>
          </table:table-cell>
          <table:table-cell office:value-type="float" office:value="9430831772" table:style-name="ce54">
            <text:p>9430831772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26865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URMAHAT</text:p>
          </table:table-cell>
          <table:table-cell office:value-type="float" office:value="9803" table:style-name="ce56">
            <text:p>9803</text:p>
          </table:table-cell>
          <table:table-cell office:value-type="string" table:style-name="ce55">
            <text:p>The Branch Manager,State Bank of India,DUMKAPO : KURMAHATVIA : NONIHATDIST : DUMKA, JHARKHAND</text:p>
          </table:table-cell>
          <table:table-cell office:value-type="float" office:value="814145" table:style-name="ce54">
            <text:p>814145</text:p>
          </table:table-cell>
          <table:table-cell office:value-type="string" table:style-name="ce55">
            <text:p>sbi.09803@sbi.co.in</text:p>
          </table:table-cell>
          <table:table-cell office:value-type="float" office:value="9431559267" table:style-name="ce54">
            <text:p>943155926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943038856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SMATA</text:p>
          </table:table-cell>
          <table:table-cell office:value-type="float" office:value="9804" table:style-name="ce56">
            <text:p>9804</text:p>
          </table:table-cell>
          <table:table-cell office:value-type="string" table:style-name="ce55">
            <text:p>The Branch Manager,State Bank of India,DUMKAP.O.BASMATA GAHMARIA,VIA-PALOJORIDIST:DUMKAJHARKHAND</text:p>
          </table:table-cell>
          <table:table-cell office:value-type="float" office:value="814146" table:style-name="ce54">
            <text:p>814146</text:p>
          </table:table-cell>
          <table:table-cell office:value-type="string" table:style-name="ce55">
            <text:p>sbi.09804@sbi.co.in</text:p>
          </table:table-cell>
          <table:table-cell office:value-type="float" office:value="9973761859" table:style-name="ce54">
            <text:p>997376185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GADIDEWALI</text:p>
          </table:table-cell>
          <table:table-cell office:value-type="float" office:value="9805" table:style-name="ce56">
            <text:p>9805</text:p>
          </table:table-cell>
          <table:table-cell office:value-type="string" table:style-name="ce55">
            <text:p>The Branch Manager,State Bank of India,DUMKAAT-GADIDEWALI,PO-GOWARI,PS-JAMADIST: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09805@sbi.co.in</text:p>
          </table:table-cell>
          <table:table-cell office:value-type="float" office:value="9431548905" table:style-name="ce54">
            <text:p>943154890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923406190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HANKUTTA</text:p>
          </table:table-cell>
          <table:table-cell office:value-type="float" office:value="9806" table:style-name="ce56">
            <text:p>9806</text:p>
          </table:table-cell>
          <table:table-cell office:value-type="string" table:style-name="ce55">
            <text:p>The Branch Manager,State Bank of India,DUMKAAT- DHANKUTTA,PO-KAKHIKUNDDIST:DUMKAJHARKHAND</text:p>
          </table:table-cell>
          <table:table-cell office:value-type="float" office:value="814103" table:style-name="ce54">
            <text:p>814103</text:p>
          </table:table-cell>
          <table:table-cell office:value-type="string" table:style-name="ce55">
            <text:p>sbi.09806@sbi.co.in</text:p>
          </table:table-cell>
          <table:table-cell office:value-type="float" office:value="9431177481" table:style-name="ce54">
            <text:p>943117748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RATAND</text:p>
          </table:table-cell>
          <table:table-cell office:value-type="float" office:value="9807" table:style-name="ce56">
            <text:p>9807</text:p>
          </table:table-cell>
          <table:table-cell office:value-type="string" table:style-name="ce55">
            <text:p>The Branch Manager,State Bank of India,DUMKAVILL+PO-BARATANDVIA-BASUKINATHDIST-DUMKA,JHARKHAND</text:p>
          </table:table-cell>
          <table:table-cell office:value-type="float" office:value="814118" table:style-name="ce54">
            <text:p>814118</text:p>
          </table:table-cell>
          <table:table-cell office:value-type="string" table:style-name="ce55">
            <text:p>sbi.09807@sbi.co.in</text:p>
          </table:table-cell>
          <table:table-cell office:value-type="float" office:value="9905501079" table:style-name="ce54">
            <text:p>990550107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ARASDANGAL</text:p>
          </table:table-cell>
          <table:table-cell office:value-type="float" office:value="9809" table:style-name="ce56">
            <text:p>9809</text:p>
          </table:table-cell>
          <table:table-cell office:value-type="string" table:style-name="ce55">
            <text:p>The Branch Manager,State Bank of India,DUMKAAT+PO-SARASDANGAL, VIA-BENAGERIADUMKAJHARKHAND</text:p>
          </table:table-cell>
          <table:table-cell office:value-type="float" office:value="816103" table:style-name="ce54">
            <text:p>816103</text:p>
          </table:table-cell>
          <table:table-cell office:value-type="string" table:style-name="ce55">
            <text:p>sbi.09809@sbi.co.in</text:p>
          </table:table-cell>
          <table:table-cell office:value-type="float" office:value="9470151041" table:style-name="ce54">
            <text:p>947015104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PR0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ANGWARA</text:p>
          </table:table-cell>
          <table:table-cell office:value-type="float" office:value="9810" table:style-name="ce56">
            <text:p>9810</text:p>
          </table:table-cell>
          <table:table-cell office:value-type="string" table:style-name="ce55">
            <text:p>The Branch Manager,State Bank of India,DUMKAAT-GANGWARA , PO-HANSDIHADUMKAJHARKHAND</text:p>
          </table:table-cell>
          <table:table-cell office:value-type="float" office:value="814145" table:style-name="ce54">
            <text:p>814145</text:p>
          </table:table-cell>
          <table:table-cell office:value-type="string" table:style-name="ce55">
            <text:p>sbi.09810@sbi.co.in</text:p>
          </table:table-cell>
          <table:table-cell office:value-type="float" office:value="9430797999" table:style-name="ce54">
            <text:p>943079799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ARBINDHA (DANRO)</text:p>
          </table:table-cell>
          <table:table-cell office:value-type="float" office:value="9811" table:style-name="ce56">
            <text:p>9811</text:p>
          </table:table-cell>
          <table:table-cell office:value-type="string" table:style-name="ce55">
            <text:p>The Branch Manager,State Bank of India,DUMKAPO- KARBINDHA,VIA-GUHIAJORIDUMKAJHARKHAND</text:p>
          </table:table-cell>
          <table:table-cell office:value-type="float" office:value="814158" table:style-name="ce54">
            <text:p>814158</text:p>
          </table:table-cell>
          <table:table-cell office:value-type="string" table:style-name="ce55">
            <text:p>sbi.09811@sbi.co.in</text:p>
          </table:table-cell>
          <table:table-cell office:value-type="float" office:value="9973888340" table:style-name="ce54">
            <text:p>997388834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BUPUR</text:p>
          </table:table-cell>
          <table:table-cell office:value-type="float" office:value="9812" table:style-name="ce56">
            <text:p>9812</text:p>
          </table:table-cell>
          <table:table-cell office:value-type="string" table:style-name="ce55">
            <text:p>The Branch Manager,State Bank of India,JAMTARAPO-BABUPUR, PS-KUNDAHITDIST-JAMTARAJHARKHAND</text:p>
          </table:table-cell>
          <table:table-cell office:value-type="float" office:value="815359" table:style-name="ce54">
            <text:p>815359</text:p>
          </table:table-cell>
          <table:table-cell office:value-type="string" table:style-name="ce55">
            <text:p>sbi.09812@sbi.co.in</text:p>
          </table:table-cell>
          <table:table-cell office:value-type="float" office:value="9304799457" table:style-name="ce54">
            <text:p>930479945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INDAPATHAR</text:p>
          </table:table-cell>
          <table:table-cell office:value-type="float" office:value="9813" table:style-name="ce56">
            <text:p>9813</text:p>
          </table:table-cell>
          <table:table-cell office:value-type="string" table:style-name="ce55">
            <text:p>The Branch Manager,State Bank of India,JAMTARAPO-BINDAPATHARDIST-JAMTARAJHARKHAND</text:p>
          </table:table-cell>
          <table:table-cell office:value-type="float" office:value="815351" table:style-name="ce54">
            <text:p>815351</text:p>
          </table:table-cell>
          <table:table-cell office:value-type="string" table:style-name="ce55">
            <text:p>sbi.09813@sbi.co.in</text:p>
          </table:table-cell>
          <table:table-cell office:value-type="float" office:value="9308139051" table:style-name="ce54">
            <text:p>930813905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SUKINATH</text:p>
          </table:table-cell>
          <table:table-cell office:value-type="float" office:value="11813" table:style-name="ce56">
            <text:p>11813</text:p>
          </table:table-cell>
          <table:table-cell office:value-type="string" table:style-name="ce55">
            <text:p>The Branch Manager,State Bank of India,DUMKABASUKINATHDIST: DUMKAJHARKHAND</text:p>
          </table:table-cell>
          <table:table-cell office:value-type="float" office:value="814118" table:style-name="ce54">
            <text:p>814118</text:p>
          </table:table-cell>
          <table:table-cell office:value-type="string" table:style-name="ce55">
            <text:p>sbi.11813@sbi.co.in</text:p>
          </table:table-cell>
          <table:table-cell office:value-type="float" office:value="9430347659" table:style-name="ce54">
            <text:p>9430347659</text:p>
          </table:table-cell>
          <table:table-cell office:value-type="float" office:value="6531" table:style-name="ce57">
            <text:p>6531</text:p>
          </table:table-cell>
          <table:table-cell office:value-type="string" table:style-name="ce56">
            <text:p>23052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HANSDIHA (DISTT DUMKA)</text:p>
          </table:table-cell>
          <table:table-cell office:value-type="float" office:value="12537" table:style-name="ce56">
            <text:p>12537</text:p>
          </table:table-cell>
          <table:table-cell office:value-type="string" table:style-name="ce55">
            <text:p>The Branch Manager,State Bank of India,DUMKAHANSDIHA CHOWK, DEOGHAR ROADDUMKAJHARKHAND</text:p>
          </table:table-cell>
          <table:table-cell office:value-type="float" office:value="814451" table:style-name="ce54">
            <text:p>814451</text:p>
          </table:table-cell>
          <table:table-cell office:value-type="float" office:value="0" table:style-name="ce55">
            <text:p>0</text:p>
          </table:table-cell>
          <table:table-cell office:value-type="float" office:value="9931797568" table:style-name="ce54">
            <text:p>9931797568</text:p>
          </table:table-cell>
          <table:table-cell office:value-type="float" office:value="6431" table:style-name="ce57">
            <text:p>643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NONIHAT</text:p>
          </table:table-cell>
          <table:table-cell office:value-type="float" office:value="12541" table:style-name="ce56">
            <text:p>12541</text:p>
          </table:table-cell>
          <table:table-cell office:value-type="string" table:style-name="ce55">
            <text:p>The Branch Manager,State Bank of India,DUMKANONIHATDUMKAJHARKHAND</text:p>
          </table:table-cell>
          <table:table-cell office:value-type="float" office:value="814145" table:style-name="ce54">
            <text:p>814145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431" table:style-name="ce57">
            <text:p>6431</text:p>
          </table:table-cell>
          <table:table-cell office:value-type="string" table:style-name="ce56">
            <text:p>268941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FATHEHPUR</text:p>
          </table:table-cell>
          <table:table-cell office:value-type="float" office:value="12543" table:style-name="ce56">
            <text:p>12543</text:p>
          </table:table-cell>
          <table:table-cell office:value-type="string" table:style-name="ce55">
            <text:p>The Branch Manager,State Bank of India,JAMTARAMAIN MARKET-FATHEHPUR THANA-KUNDAHITJAMTARA(JHARKHAND)</text:p>
          </table:table-cell>
          <table:table-cell office:value-type="float" office:value="814166" table:style-name="ce54">
            <text:p>814166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IKARIPARA</text:p>
          </table:table-cell>
          <table:table-cell office:value-type="float" office:value="12544" table:style-name="ce56">
            <text:p>12544</text:p>
          </table:table-cell>
          <table:table-cell office:value-type="string" table:style-name="ce55">
            <text:p>The Branch Manager,State Bank of India,DUMKAAT &amp; PO, SIKARIPARA (NEAR MARKET)DUMKAJHARKHAND</text:p>
          </table:table-cell>
          <table:table-cell office:value-type="float" office:value="816118" table:style-name="ce54">
            <text:p>816118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SANBANI</text:p>
          </table:table-cell>
          <table:table-cell office:value-type="float" office:value="12545" table:style-name="ce56">
            <text:p>12545</text:p>
          </table:table-cell>
          <table:table-cell office:value-type="string" table:style-name="ce55">
            <text:p>The Branch Manager,State Bank of India,DUMKANEAR HATIA, RANISWARDUMKAJHARKHAND</text:p>
          </table:table-cell>
          <table:table-cell office:value-type="float" office:value="816118" table:style-name="ce54">
            <text:p>816118</text:p>
          </table:table-cell>
          <table:table-cell office:value-type="float" office:value="0" table:style-name="ce55">
            <text:p>0</text:p>
          </table:table-cell>
          <table:table-cell office:value-type="float" office:value="9006556114" table:style-name="ce54">
            <text:p>9006556114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BO DUMKA</text:p>
          </table:table-cell>
          <table:table-cell office:value-type="float" office:value="13739" table:style-name="ce56">
            <text:p>13739</text:p>
          </table:table-cell>
          <table:table-cell office:value-type="string" table:style-name="ce55">
            <text:p>The Chief Manager(Admin),State Bank of India,DUMKADUMKA MAIN BRANCH, COURT COMPOUNDDUMKAJHARKHAND</text:p>
          </table:table-cell>
          <table:table-cell office:value-type="float" office:value="814401" table:style-name="ce54">
            <text:p>814401</text:p>
          </table:table-cell>
          <table:table-cell office:value-type="float" office:value="0" table:style-name="ce55">
            <text:p>0</text:p>
          </table:table-cell>
          <table:table-cell office:value-type="float" office:value="9431214912" table:style-name="ce54">
            <text:p>9431214912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23609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ALJHARI</text:p>
          </table:table-cell>
          <table:table-cell office:value-type="float" office:value="14279" table:style-name="ce56">
            <text:p>14279</text:p>
          </table:table-cell>
          <table:table-cell office:value-type="string" table:style-name="ce55">
            <text:p>The Branch Manager,State Bank of India,DUMKAAT+PO-TALJHARIDUMKAJHARKHAND</text:p>
          </table:table-cell>
          <table:table-cell office:value-type="float" office:value="814120" table:style-name="ce54">
            <text:p>814120</text:p>
          </table:table-cell>
          <table:table-cell office:value-type="float" office:value="0" table:style-name="ce55">
            <text:p>0</text:p>
          </table:table-cell>
          <table:table-cell office:value-type="float" office:value="8809223235" table:style-name="ce54">
            <text:p>8809223235</text:p>
          </table:table-cell>
          <table:table-cell office:value-type="float" office:value="6431" table:style-name="ce57">
            <text:p>643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INI CAC DUMKA</text:p>
          </table:table-cell>
          <table:table-cell office:value-type="float" office:value="15655" table:style-name="ce56">
            <text:p>15655</text:p>
          </table:table-cell>
          <table:table-cell office:value-type="string" table:style-name="ce55">
            <text:p>The Branch Manager,State Bank of India,DUMKADUMKA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15655@sbi.co.in</text:p>
          </table:table-cell>
          <table:table-cell office:value-type="float" office:value="9431767371" table:style-name="ce54">
            <text:p>9431767371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236093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P B BRANCH DUMKA</text:p>
          </table:table-cell>
          <table:table-cell office:value-type="float" office:value="16978" table:style-name="ce56">
            <text:p>16978</text:p>
          </table:table-cell>
          <table:table-cell office:value-type="string" table:style-name="ce55">
            <text:p>The Branch Manager,State Bank of India,DUMKADUDHANI, DUMKA-BHAGALPUR ROAD, DUMKA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16978@sbi.co.in</text:p>
          </table:table-cell>
          <table:table-cell office:value-type="float" office:value="8809404330" table:style-name="ce54">
            <text:p>8809404330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AMA</text:p>
          </table:table-cell>
          <table:table-cell office:value-type="float" office:value="17151" table:style-name="ce56">
            <text:p>17151</text:p>
          </table:table-cell>
          <table:table-cell office:value-type="string" table:style-name="ce55">
            <text:p>The Branch Manager,State Bank of India,DUMKAAT+POST-JAMA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17151@SBI.CO.IN</text:p>
          </table:table-cell>
          <table:table-cell office:value-type="float" office:value="7766918575" table:style-name="ce54">
            <text:p>7766918575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L.I.C. COLONY BRANCH DUMKA</text:p>
          </table:table-cell>
          <table:table-cell office:value-type="float" office:value="17160" table:style-name="ce56">
            <text:p>17160</text:p>
          </table:table-cell>
          <table:table-cell office:value-type="string" table:style-name="ce55">
            <text:p>The Branch Manager,State Bank of India,DUMKACHANDRA COMPLEX, DUMKA-RAMPURHAT ROAD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17160@sbi.co.in</text:p>
          </table:table-cell>
          <table:table-cell office:value-type="float" office:value="9931135868" table:style-name="ce54">
            <text:p>9931135868</text:p>
          </table:table-cell>
          <table:table-cell office:value-type="float" office:value="6434" table:style-name="ce57">
            <text:p>6434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ASIKPUR</text:p>
          </table:table-cell>
          <table:table-cell office:value-type="float" office:value="18426" table:style-name="ce56">
            <text:p>18426</text:p>
          </table:table-cell>
          <table:table-cell office:value-type="string" table:style-name="ce55">
            <text:p>The Branch Manager,State Bank of India,DUMKANEAR: RASIKPUR CHOWKRASIKPUR, DUMKAJHARKHAND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18426@SBI.CO.IN</text:p>
          </table:table-cell>
          <table:table-cell table:style-name="ce54"/>
          <table:table-cell office:value-type="float" office:value="6434" table:style-name="ce57">
            <text:p>6434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REEAMRA</text:p>
          </table:table-cell>
          <table:table-cell office:value-type="float" office:value="18912" table:style-name="ce56">
            <text:p>18912</text:p>
          </table:table-cell>
          <table:table-cell office:value-type="string" table:style-name="ce55">
            <text:p>The Branch Manager,State Bank of India,DUMKAC/O SRI MANDAL HANSDA, VILL-SREEAMRAPOST-TELIACHAKDISTT- DUMKA</text:p>
          </table:table-cell>
          <table:table-cell office:value-type="float" office:value="814101" table:style-name="ce54">
            <text:p>814101</text:p>
          </table:table-cell>
          <table:table-cell office:value-type="string" table:style-name="ce55">
            <text:p>SBI.18912@SBI.CO.IN</text:p>
          </table:table-cell>
          <table:table-cell table:style-name="ce54"/>
          <table:table-cell office:value-type="float" office:value="6434" table:style-name="ce57">
            <text:p>6434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47" table:style-name="ce42">
            <text:p>THE REGIONAL MANAGER, STATE BANK OF INDIA, REIGONAL BUSINESS OFFICE, RBO<text:s/><text:span text:style-name="T4"><text:s/>( PAKUR)</text:span><text:s/>RAJ APARAKALI MANDIR ROADPAKUR- 816107, agmr3.zodeo@sbi.co.in</text:p>
          </table:table-cell>
          <table:covered-table-cell table:number-columns-repeated="2"/>
          <table:table-cell office:value-type="string" table:number-columns-spanned="1" table:number-rows-spanned="47" table:style-name="ce42">
            <text:p>PHONE :221266,9771438400 FAX :</text:p>
          </table:table-cell>
          <table:table-cell office:value-type="string" table:style-name="ce55">
            <text:p>PAKUR</text:p>
          </table:table-cell>
          <table:table-cell office:value-type="float" office:value="149" table:style-name="ce56">
            <text:p>149</text:p>
          </table:table-cell>
          <table:table-cell office:value-type="string" table:style-name="ce55">
            <text:p>The Chief Manager,State Bank of India,PAKURCOURT COMPOUNDPAKURPAKUR,JHARKHAND</text:p>
          </table:table-cell>
          <table:table-cell office:value-type="float" office:value="816107" table:style-name="ce54">
            <text:p>816107</text:p>
          </table:table-cell>
          <table:table-cell office:value-type="string" table:style-name="ce55">
            <text:p>sbi.00149@sbi.co.in</text:p>
          </table:table-cell>
          <table:table-cell office:value-type="float" office:value="9431153216" table:style-name="ce54">
            <text:p>9431153216</text:p>
          </table:table-cell>
          <table:table-cell office:value-type="float" office:value="6435" table:style-name="ce57">
            <text:p>6435</text:p>
          </table:table-cell>
          <table:table-cell office:value-type="string" table:style-name="ce56">
            <text:p>222045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AHIBGANJ</text:p>
          </table:table-cell>
          <table:table-cell office:value-type="float" office:value="173" table:style-name="ce56">
            <text:p>173</text:p>
          </table:table-cell>
          <table:table-cell office:value-type="string" table:style-name="ce55">
            <text:p>The Chief Manager,State Bank of India,SAHIBGANJMAHAJAN PATTI, CHOWK BAZAR, SAHEBGANJSAHIBGANJJHARKHAND</text:p>
          </table:table-cell>
          <table:table-cell office:value-type="float" office:value="816109" table:style-name="ce54">
            <text:p>816109</text:p>
          </table:table-cell>
          <table:table-cell office:value-type="string" table:style-name="ce55">
            <text:p>sbi.00173@sbi.co.in</text:p>
          </table:table-cell>
          <table:table-cell office:value-type="float" office:value="9771331748" table:style-name="ce54">
            <text:p>9771331748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22202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JMAHAL</text:p>
          </table:table-cell>
          <table:table-cell office:value-type="float" office:value="1433" table:style-name="ce56">
            <text:p>1433</text:p>
          </table:table-cell>
          <table:table-cell office:value-type="string" table:style-name="ce55">
            <text:p>The Branch Manager,State Bank of India,SAHIBGANJAT+PO-RAJMAHALSAHIBGANJJHARKHAND</text:p>
          </table:table-cell>
          <table:table-cell office:value-type="float" office:value="816108" table:style-name="ce54">
            <text:p>816108</text:p>
          </table:table-cell>
          <table:table-cell office:value-type="string" table:style-name="ce55">
            <text:p>sbi.01433@sbi.co.in</text:p>
          </table:table-cell>
          <table:table-cell office:value-type="float" office:value="9430375509" table:style-name="ce54">
            <text:p>9430375509</text:p>
          </table:table-cell>
          <table:table-cell office:value-type="float" office:value="6426" table:style-name="ce57">
            <text:p>6426</text:p>
          </table:table-cell>
          <table:table-cell office:value-type="string" table:style-name="ce56">
            <text:p>22811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MARAPARA</text:p>
          </table:table-cell>
          <table:table-cell office:value-type="float" office:value="2902" table:style-name="ce56">
            <text:p>2902</text:p>
          </table:table-cell>
          <table:table-cell office:value-type="string" table:style-name="ce55">
            <text:p>The Branch Manager,State Bank of India,PAKURAT + PO-AMARAPARADIST-PAKURJHARKHAND</text:p>
          </table:table-cell>
          <table:table-cell office:value-type="float" office:value="814111" table:style-name="ce54">
            <text:p>814111</text:p>
          </table:table-cell>
          <table:table-cell office:value-type="string" table:style-name="ce55">
            <text:p>sbi.02902@sbi.co.in</text:p>
          </table:table-cell>
          <table:table-cell office:value-type="float" office:value="9431549727" table:style-name="ce54">
            <text:p>9431549727</text:p>
          </table:table-cell>
          <table:table-cell office:value-type="float" office:value="6423" table:style-name="ce57">
            <text:p>6423</text:p>
          </table:table-cell>
          <table:table-cell office:value-type="string" table:style-name="ce56">
            <text:p>26244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RHARWA</text:p>
          </table:table-cell>
          <table:table-cell office:value-type="float" office:value="2915" table:style-name="ce56">
            <text:p>2915</text:p>
          </table:table-cell>
          <table:table-cell office:value-type="string" table:style-name="ce55">
            <text:p>The Branch Manager,State Bank of India,SAHIBGANJBARHARWASAHIBGANJJHARKHAND</text:p>
          </table:table-cell>
          <table:table-cell office:value-type="float" office:value="816101" table:style-name="ce54">
            <text:p>816101</text:p>
          </table:table-cell>
          <table:table-cell office:value-type="string" table:style-name="ce55">
            <text:p>sbi.02915@sbi.co.in</text:p>
          </table:table-cell>
          <table:table-cell office:value-type="float" office:value="9934891793" table:style-name="ce54">
            <text:p>9934891793</text:p>
          </table:table-cell>
          <table:table-cell office:value-type="float" office:value="6426" table:style-name="ce57">
            <text:p>6426</text:p>
          </table:table-cell>
          <table:table-cell office:value-type="string" table:style-name="ce56">
            <text:p>27830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HIRANPUR</text:p>
          </table:table-cell>
          <table:table-cell office:value-type="float" office:value="2946" table:style-name="ce56">
            <text:p>2946</text:p>
          </table:table-cell>
          <table:table-cell office:value-type="string" table:style-name="ce55">
            <text:p>The Branch Manager,State Bank of India,PAKURHIRANPURDIST: PAKURJHARKHAND</text:p>
          </table:table-cell>
          <table:table-cell office:value-type="float" office:value="816104" table:style-name="ce54">
            <text:p>816104</text:p>
          </table:table-cell>
          <table:table-cell office:value-type="float" office:value="0" table:style-name="ce55">
            <text:p>0</text:p>
          </table:table-cell>
          <table:table-cell office:value-type="float" office:value="9431150015" table:style-name="ce54">
            <text:p>9431150015</text:p>
          </table:table-cell>
          <table:table-cell office:value-type="float" office:value="6435" table:style-name="ce57">
            <text:p>6435</text:p>
          </table:table-cell>
          <table:table-cell office:value-type="string" table:style-name="ce56">
            <text:p>26812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DB RAJMAHAL</text:p>
          </table:table-cell>
          <table:table-cell office:value-type="float" office:value="3118" table:style-name="ce56">
            <text:p>3118</text:p>
          </table:table-cell>
          <table:table-cell office:value-type="string" table:style-name="ce55">
            <text:p>The Branch Manager,State Bank of India,SAHIBGANJPO-RAJMAHALSAHIBGANJJHARKHAND</text:p>
          </table:table-cell>
          <table:table-cell office:value-type="float" office:value="816108" table:style-name="ce54">
            <text:p>816108</text:p>
          </table:table-cell>
          <table:table-cell office:value-type="string" table:style-name="ce55">
            <text:p>sbi.03118@sbi.co.in</text:p>
          </table:table-cell>
          <table:table-cell office:value-type="float" office:value="9430261461" table:style-name="ce54">
            <text:p>9430261461</text:p>
          </table:table-cell>
          <table:table-cell office:value-type="float" office:value="6426" table:style-name="ce57">
            <text:p>6426</text:p>
          </table:table-cell>
          <table:table-cell office:value-type="string" table:style-name="ce56">
            <text:p>22824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HESHPUR</text:p>
          </table:table-cell>
          <table:table-cell office:value-type="float" office:value="3156" table:style-name="ce56">
            <text:p>3156</text:p>
          </table:table-cell>
          <table:table-cell office:value-type="string" table:style-name="ce55">
            <text:p>The Branch Manager,State Bank of India,PAKURP.O.MAHESHPURDIST-PAKURJHARKHAND</text:p>
          </table:table-cell>
          <table:table-cell office:value-type="float" office:value="816106" table:style-name="ce54">
            <text:p>816106</text:p>
          </table:table-cell>
          <table:table-cell office:value-type="string" table:style-name="ce55">
            <text:p>sbi.03156@sbi.co.in</text:p>
          </table:table-cell>
          <table:table-cell office:value-type="float" office:value="9431260405" table:style-name="ce54">
            <text:p>9431260405</text:p>
          </table:table-cell>
          <table:table-cell office:value-type="float" office:value="6423" table:style-name="ce57">
            <text:p>6423</text:p>
          </table:table-cell>
          <table:table-cell office:value-type="string" table:style-name="ce56">
            <text:p>22802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RHAIT BAZAR</text:p>
          </table:table-cell>
          <table:table-cell office:value-type="float" office:value="3384" table:style-name="ce56">
            <text:p>3384</text:p>
          </table:table-cell>
          <table:table-cell office:value-type="string" table:style-name="ce55">
            <text:p>The Branch Manager,State Bank of India,SAHIBGANJBARHAIT BAZARSAHIBGANJJHARKHAND</text:p>
          </table:table-cell>
          <table:table-cell office:value-type="float" office:value="816102" table:style-name="ce54">
            <text:p>816102</text:p>
          </table:table-cell>
          <table:table-cell office:value-type="string" table:style-name="ce55">
            <text:p>sbi.03384@sbi.co.in</text:p>
          </table:table-cell>
          <table:table-cell office:value-type="float" office:value="9431552118" table:style-name="ce54">
            <text:p>9431552118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26898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ORIO</text:p>
          </table:table-cell>
          <table:table-cell office:value-type="float" office:value="3514" table:style-name="ce56">
            <text:p>3514</text:p>
          </table:table-cell>
          <table:table-cell office:value-type="string" table:style-name="ce55">
            <text:p>The Branch Manager,State Bank of India,SAHIBGANJAT-BORIOSAHIBGANJJHARKHAND</text:p>
          </table:table-cell>
          <table:table-cell office:value-type="float" office:value="816120" table:style-name="ce54">
            <text:p>816120</text:p>
          </table:table-cell>
          <table:table-cell office:value-type="string" table:style-name="ce55">
            <text:p>sbi.03514@sbi.co.in</text:p>
          </table:table-cell>
          <table:table-cell office:value-type="float" office:value="9431265804" table:style-name="ce54">
            <text:p>9431265804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25211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AKUR BAZAR</text:p>
          </table:table-cell>
          <table:table-cell office:value-type="float" office:value="3788" table:style-name="ce56">
            <text:p>3788</text:p>
          </table:table-cell>
          <table:table-cell office:value-type="string" table:style-name="ce55">
            <text:p>The Chief Manager,State Bank of India,PAKURHARINDAMGA BAZARPAKURPAKUR,JHARKHAND</text:p>
          </table:table-cell>
          <table:table-cell office:value-type="float" office:value="816107" table:style-name="ce54">
            <text:p>816107</text:p>
          </table:table-cell>
          <table:table-cell office:value-type="string" table:style-name="ce55">
            <text:p>sbi.03788@sbi.co.in</text:p>
          </table:table-cell>
          <table:table-cell office:value-type="float" office:value="9771311377" table:style-name="ce54">
            <text:p>9771311377</text:p>
          </table:table-cell>
          <table:table-cell office:value-type="float" office:value="6435" table:style-name="ce57">
            <text:p>6435</text:p>
          </table:table-cell>
          <table:table-cell office:value-type="string" table:style-name="ce56">
            <text:p>22211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LITTIPARA</text:p>
          </table:table-cell>
          <table:table-cell office:value-type="float" office:value="4526" table:style-name="ce56">
            <text:p>4526</text:p>
          </table:table-cell>
          <table:table-cell office:value-type="string" table:style-name="ce55">
            <text:p>The Branch Manager,State Bank of India,PAKURLITTIPARADIST:-PAKURJHARKHAND</text:p>
          </table:table-cell>
          <table:table-cell office:value-type="float" office:value="816104" table:style-name="ce54">
            <text:p>816104</text:p>
          </table:table-cell>
          <table:table-cell office:value-type="float" office:value="0" table:style-name="ce55">
            <text:p>0</text:p>
          </table:table-cell>
          <table:table-cell office:value-type="float" office:value="9771311369" table:style-name="ce54">
            <text:p>9771311369</text:p>
          </table:table-cell>
          <table:table-cell office:value-type="float" office:value="6435" table:style-name="ce57">
            <text:p>6435</text:p>
          </table:table-cell>
          <table:table-cell office:value-type="string" table:style-name="ce56">
            <text:p>27007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INPAHAR</text:p>
          </table:table-cell>
          <table:table-cell office:value-type="float" office:value="4907" table:style-name="ce56">
            <text:p>4907</text:p>
          </table:table-cell>
          <table:table-cell office:value-type="string" table:style-name="ce55">
            <text:p>The Branch Manager,State Bank of India,SAHIBGANJAT+PO-TINPAHARSAHIBGANJJHARKHAND</text:p>
          </table:table-cell>
          <table:table-cell office:value-type="float" office:value="816116" table:style-name="ce54">
            <text:p>816116</text:p>
          </table:table-cell>
          <table:table-cell office:value-type="string" table:style-name="ce55">
            <text:p>sbi.04907@sbi.co.in</text:p>
          </table:table-cell>
          <table:table-cell office:value-type="float" office:value="9430804186" table:style-name="ce54">
            <text:p>9430804186</text:p>
          </table:table-cell>
          <table:table-cell office:value-type="float" office:value="6426" table:style-name="ce57">
            <text:p>6426</text:p>
          </table:table-cell>
          <table:table-cell office:value-type="string" table:style-name="ce56">
            <text:p>25867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IRZA CHOWKI</text:p>
          </table:table-cell>
          <table:table-cell office:value-type="float" office:value="5538" table:style-name="ce56">
            <text:p>5538</text:p>
          </table:table-cell>
          <table:table-cell office:value-type="string" table:style-name="ce55">
            <text:p>The Branch Manager,State Bank of India,SAHIBGANJPO-MIRZA CHOWKISAHIBGANJJHARKHAND</text:p>
          </table:table-cell>
          <table:table-cell office:value-type="float" office:value="813208" table:style-name="ce54">
            <text:p>813208</text:p>
          </table:table-cell>
          <table:table-cell office:value-type="string" table:style-name="ce55">
            <text:p>sbi.05538@sbi.co.in</text:p>
          </table:table-cell>
          <table:table-cell office:value-type="float" office:value="9431188484" table:style-name="ce54">
            <text:p>9431188484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24422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HIBGANJ COLLEGE CAMPUS</text:p>
          </table:table-cell>
          <table:table-cell office:value-type="float" office:value="5613" table:style-name="ce56">
            <text:p>5613</text:p>
          </table:table-cell>
          <table:table-cell office:value-type="string" table:style-name="ce55">
            <text:p>The Chief Manager,State Bank of India,SAHIBGANJPO-SAHIBGANJSAHIBGANJJHARKHAND</text:p>
          </table:table-cell>
          <table:table-cell office:value-type="float" office:value="816109" table:style-name="ce54">
            <text:p>816109</text:p>
          </table:table-cell>
          <table:table-cell office:value-type="string" table:style-name="ce55">
            <text:p>sbi.05613@sbi.co.in</text:p>
          </table:table-cell>
          <table:table-cell office:value-type="float" office:value="9431163961" table:style-name="ce54">
            <text:p>9431163961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22208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INGARSI</text:p>
          </table:table-cell>
          <table:table-cell office:value-type="float" office:value="7076" table:style-name="ce56">
            <text:p>7076</text:p>
          </table:table-cell>
          <table:table-cell office:value-type="string" table:style-name="ce55">
            <text:p>The Branch Manager,State Bank of India,PAKUR507,SU,AF C/O 99,APOPO-DUMARCHIR, DIST-PAKUR,JHARKHAND</text:p>
          </table:table-cell>
          <table:table-cell office:value-type="float" office:value="814111" table:style-name="ce54">
            <text:p>814111</text:p>
          </table:table-cell>
          <table:table-cell office:value-type="string" table:style-name="ce55">
            <text:p>sbi.07076@sbi.co.in</text:p>
          </table:table-cell>
          <table:table-cell office:value-type="float" office:value="9470320889" table:style-name="ce54">
            <text:p>9470320889</text:p>
          </table:table-cell>
          <table:table-cell office:value-type="float" office:value="6423" table:style-name="ce57">
            <text:p>6423</text:p>
          </table:table-cell>
          <table:table-cell office:value-type="string" table:style-name="ce56">
            <text:p>24222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HAKSHA</text:p>
          </table:table-cell>
          <table:table-cell office:value-type="float" office:value="8168" table:style-name="ce56">
            <text:p>8168</text:p>
          </table:table-cell>
          <table:table-cell office:value-type="string" table:style-name="ce55">
            <text:p>The Branch Manager,State Bank of India,PAKURKHAKSHA , PAKURIADIST : PAKURJHARKHAND</text:p>
          </table:table-cell>
          <table:table-cell office:value-type="float" office:value="816117" table:style-name="ce54">
            <text:p>816117</text:p>
          </table:table-cell>
          <table:table-cell office:value-type="string" table:style-name="ce55">
            <text:p>sbi.08168@sbi.co.in</text:p>
          </table:table-cell>
          <table:table-cell office:value-type="float" office:value="9431928466" table:style-name="ce54">
            <text:p>9431928466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RARIA</text:p>
          </table:table-cell>
          <table:table-cell office:value-type="float" office:value="8169" table:style-name="ce56">
            <text:p>8169</text:p>
          </table:table-cell>
          <table:table-cell office:value-type="string" table:style-name="ce55">
            <text:p>The Branch Manager,State Bank of India,SAHIBGANJPO-TINPAHAR,SAHIBGANJJHARKHAND</text:p>
          </table:table-cell>
          <table:table-cell office:value-type="float" office:value="816116" table:style-name="ce54">
            <text:p>816116</text:p>
          </table:table-cell>
          <table:table-cell office:value-type="string" table:style-name="ce55">
            <text:p>sbi.08169@sbi.co.in</text:p>
          </table:table-cell>
          <table:table-cell office:value-type="float" office:value="9771331731" table:style-name="ce54">
            <text:p>977133173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HULBHANGA</text:p>
          </table:table-cell>
          <table:table-cell office:value-type="float" office:value="8381" table:style-name="ce56">
            <text:p>8381</text:p>
          </table:table-cell>
          <table:table-cell office:value-type="string" table:style-name="ce55">
            <text:p>The Branch Manager,State Bank of India,SAHIBGANJAT+PO-PHULBHANGASAHIBGANJJHARKHAND</text:p>
          </table:table-cell>
          <table:table-cell office:value-type="float" office:value="816102" table:style-name="ce54">
            <text:p>816102</text:p>
          </table:table-cell>
          <table:table-cell office:value-type="string" table:style-name="ce55">
            <text:p>sbi.08381@sbi.co.in</text:p>
          </table:table-cell>
          <table:table-cell office:value-type="float" office:value="9431249016" table:style-name="ce54">
            <text:p>9431249016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LALMATI</text:p>
          </table:table-cell>
          <table:table-cell office:value-type="float" office:value="8382" table:style-name="ce56">
            <text:p>8382</text:p>
          </table:table-cell>
          <table:table-cell office:value-type="string" table:style-name="ce55">
            <text:p>The Branch Manager,State Bank of India,SAHIBGANJAT-LALMATI, PO-TALJHARISAHIBGANJJHARKHAND</text:p>
          </table:table-cell>
          <table:table-cell office:value-type="float" office:value="816129" table:style-name="ce54">
            <text:p>816129</text:p>
          </table:table-cell>
          <table:table-cell office:value-type="string" table:style-name="ce55">
            <text:p>sbi.08382@sbi.co.in</text:p>
          </table:table-cell>
          <table:table-cell office:value-type="float" office:value="9771331734" table:style-name="ce54">
            <text:p>9771331734</text:p>
          </table:table-cell>
          <table:table-cell office:value-type="float" office:value="6426" table:style-name="ce57">
            <text:p>6426</text:p>
          </table:table-cell>
          <table:table-cell office:value-type="string" table:style-name="ce56">
            <text:p>24632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IMLONG</text:p>
          </table:table-cell>
          <table:table-cell office:value-type="float" office:value="8383" table:style-name="ce56">
            <text:p>8383</text:p>
          </table:table-cell>
          <table:table-cell office:value-type="string" table:style-name="ce55">
            <text:p>The Branch Manager,State Bank of India,PAKURSIMLONG (BARHAIT)DIST : PAKURJHARKHAND</text:p>
          </table:table-cell>
          <table:table-cell office:value-type="float" office:value="816102" table:style-name="ce54">
            <text:p>816102</text:p>
          </table:table-cell>
          <table:table-cell office:value-type="string" table:style-name="ce55">
            <text:p>sbi.08383@sbi.co.in</text:p>
          </table:table-cell>
          <table:table-cell office:value-type="float" office:value="9430160423" table:style-name="ce54">
            <text:p>943016042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PR0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EVINAGAR</text:p>
          </table:table-cell>
          <table:table-cell office:value-type="float" office:value="8459" table:style-name="ce56">
            <text:p>8459</text:p>
          </table:table-cell>
          <table:table-cell office:value-type="string" table:style-name="ce55">
            <text:p>The Branch Manager,State Bank of India,PAKURDEVINAGAR, MAHESHPURDIST : PAKURJHARKHAND</text:p>
          </table:table-cell>
          <table:table-cell office:value-type="float" office:value="816106" table:style-name="ce54">
            <text:p>816106</text:p>
          </table:table-cell>
          <table:table-cell office:value-type="string" table:style-name="ce55">
            <text:p>sbi.08459@sbi.co.in</text:p>
          </table:table-cell>
          <table:table-cell office:value-type="float" office:value="9431549437" table:style-name="ce54">
            <text:p>943154943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PR0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RULIA</text:p>
          </table:table-cell>
          <table:table-cell office:value-type="float" office:value="8460" table:style-name="ce56">
            <text:p>8460</text:p>
          </table:table-cell>
          <table:table-cell office:value-type="string" table:style-name="ce55">
            <text:p>The Branch Manager,State Bank of India,PAKURCHOWKISAL,PAKURIADIST:-PAKURJHARKHAND</text:p>
          </table:table-cell>
          <table:table-cell office:value-type="float" office:value="816117" table:style-name="ce54">
            <text:p>816117</text:p>
          </table:table-cell>
          <table:table-cell office:value-type="string" table:style-name="ce55">
            <text:p>sbi.08460@sbi.co.in</text:p>
          </table:table-cell>
          <table:table-cell office:value-type="float" office:value="9431331880" table:style-name="ce54">
            <text:p>943133188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LIADANGAL</text:p>
          </table:table-cell>
          <table:table-cell office:value-type="float" office:value="8883" table:style-name="ce56">
            <text:p>8883</text:p>
          </table:table-cell>
          <table:table-cell office:value-type="string" table:style-name="ce55">
            <text:p>The Branch Manager,State Bank of India,PAKURAMRAPARADIST:PAKURJHARKHAND</text:p>
          </table:table-cell>
          <table:table-cell office:value-type="float" office:value="814111" table:style-name="ce54">
            <text:p>814111</text:p>
          </table:table-cell>
          <table:table-cell office:value-type="string" table:style-name="ce55">
            <text:p>sbi.08883@sbi.co.in</text:p>
          </table:table-cell>
          <table:table-cell office:value-type="float" office:value="9771331741" table:style-name="ce54">
            <text:p>977133174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ANGALHAT</text:p>
          </table:table-cell>
          <table:table-cell office:value-type="float" office:value="8884" table:style-name="ce56">
            <text:p>8884</text:p>
          </table:table-cell>
          <table:table-cell office:value-type="string" table:style-name="ce55">
            <text:p>The Branch Manager,State Bank of India,SAHIBGANJPO-MANGALHAT,VIA-TALJHARIASAHIBGANJJHARKHAND</text:p>
          </table:table-cell>
          <table:table-cell office:value-type="float" office:value="816129" table:style-name="ce54">
            <text:p>816129</text:p>
          </table:table-cell>
          <table:table-cell office:value-type="string" table:style-name="ce55">
            <text:p>sbi.08884@sbi.co.in</text:p>
          </table:table-cell>
          <table:table-cell office:value-type="float" office:value="9430028016" table:style-name="ce54">
            <text:p>9430028016</text:p>
          </table:table-cell>
          <table:table-cell office:value-type="float" office:value="6426" table:style-name="ce57">
            <text:p>6426</text:p>
          </table:table-cell>
          <table:table-cell office:value-type="string" table:style-name="ce56">
            <text:p>24624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ONAJORI</text:p>
          </table:table-cell>
          <table:table-cell office:value-type="float" office:value="9211" table:style-name="ce56">
            <text:p>9211</text:p>
          </table:table-cell>
          <table:table-cell office:value-type="string" table:style-name="ce55">
            <text:p>The Branch Manager,State Bank of India,PAKURPAKURDIST-PAKURJHARKHAND</text:p>
          </table:table-cell>
          <table:table-cell office:value-type="float" office:value="816107" table:style-name="ce54">
            <text:p>816107</text:p>
          </table:table-cell>
          <table:table-cell office:value-type="string" table:style-name="ce55">
            <text:p>sbi.09211@sbi.co.in</text:p>
          </table:table-cell>
          <table:table-cell office:value-type="float" office:value="9431519670" table:style-name="ce54">
            <text:p>9431519670</text:p>
          </table:table-cell>
          <table:table-cell office:value-type="float" office:value="6435" table:style-name="ce57">
            <text:p>6435</text:p>
          </table:table-cell>
          <table:table-cell office:value-type="string" table:style-name="ce56">
            <text:p>22060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UMARIA</text:p>
          </table:table-cell>
          <table:table-cell office:value-type="float" office:value="9236" table:style-name="ce56">
            <text:p>9236</text:p>
          </table:table-cell>
          <table:table-cell office:value-type="string" table:style-name="ce55">
            <text:p>The Branch Manager,State Bank of India,PAKURPO TALPAHRIDIST:PAKUR,JHARKHAND</text:p>
          </table:table-cell>
          <table:table-cell office:value-type="float" office:value="816104" table:style-name="ce54">
            <text:p>816104</text:p>
          </table:table-cell>
          <table:table-cell office:value-type="string" table:style-name="ce55">
            <text:p>sbi.09236@sbi.co.in</text:p>
          </table:table-cell>
          <table:table-cell office:value-type="float" office:value="9771311366" table:style-name="ce54">
            <text:p>9771311366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NCHKI</text:p>
          </table:table-cell>
          <table:table-cell office:value-type="float" office:value="9237" table:style-name="ce56">
            <text:p>9237</text:p>
          </table:table-cell>
          <table:table-cell office:value-type="string" table:style-name="ce55">
            <text:p>The Branch Manager,State Bank of India,PAKURPO-PRITHVINAGARPAKURJHARKHAND</text:p>
          </table:table-cell>
          <table:table-cell office:value-type="float" office:value="816107" table:style-name="ce54">
            <text:p>816107</text:p>
          </table:table-cell>
          <table:table-cell office:value-type="string" table:style-name="ce55">
            <text:p>sbi.09237@sbi.co.in</text:p>
          </table:table-cell>
          <table:table-cell office:value-type="float" office:value="9771731750" table:style-name="ce54">
            <text:p>9771731750</text:p>
          </table:table-cell>
          <table:table-cell office:value-type="float" office:value="6435" table:style-name="ce57">
            <text:p>6435</text:p>
          </table:table-cell>
          <table:table-cell office:value-type="string" table:style-name="ce56">
            <text:p>22314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RMASIA</text:p>
          </table:table-cell>
          <table:table-cell office:value-type="float" office:value="9238" table:style-name="ce56">
            <text:p>9238</text:p>
          </table:table-cell>
          <table:table-cell office:value-type="string" table:style-name="ce55">
            <text:p>The Branch Manager,State Bank of India,SAHIBGANJAT+PO-BARMASIA, VIA-BARHAITSAHIBGANJJHARKHAND</text:p>
          </table:table-cell>
          <table:table-cell office:value-type="float" office:value="816102" table:style-name="ce54">
            <text:p>816102</text:p>
          </table:table-cell>
          <table:table-cell office:value-type="string" table:style-name="ce55">
            <text:p>sbi.09238@sbi.co.in</text:p>
          </table:table-cell>
          <table:table-cell office:value-type="float" office:value="9431189909" table:style-name="ce54">
            <text:p>943118990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AMNAGAR</text:p>
          </table:table-cell>
          <table:table-cell office:value-type="float" office:value="9787" table:style-name="ce56">
            <text:p>9787</text:p>
          </table:table-cell>
          <table:table-cell office:value-type="string" table:style-name="ce55">
            <text:p>The Branch Manager,State Bank of India,SAHIBGANJPO-JAMPUR, BARHARWASAHIBGANJJHARKHAND</text:p>
          </table:table-cell>
          <table:table-cell office:value-type="float" office:value="816101" table:style-name="ce54">
            <text:p>816101</text:p>
          </table:table-cell>
          <table:table-cell office:value-type="float" office:value="0" table:style-name="ce55">
            <text:p>0</text:p>
          </table:table-cell>
          <table:table-cell office:value-type="float" office:value="9431383169" table:style-name="ce54">
            <text:p>943138316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AHISOL</text:p>
          </table:table-cell>
          <table:table-cell office:value-type="float" office:value="9788" table:style-name="ce56">
            <text:p>9788</text:p>
          </table:table-cell>
          <table:table-cell office:value-type="string" table:style-name="ce55">
            <text:p>The Branch Manager,State Bank of India,SAHIBGANJAT+PO-BANJHI BAZAR, VIA-SAHIBGANJSAHIBGANJJHARKHAND</text:p>
          </table:table-cell>
          <table:table-cell office:value-type="float" office:value="816109" table:style-name="ce54">
            <text:p>816109</text:p>
          </table:table-cell>
          <table:table-cell office:value-type="string" table:style-name="ce55">
            <text:p>sbi.09788@sbi.co.in</text:p>
          </table:table-cell>
          <table:table-cell office:value-type="float" office:value="9431866026" table:style-name="ce54">
            <text:p>9431866026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OTA MADANSAHI</text:p>
          </table:table-cell>
          <table:table-cell office:value-type="float" office:value="9790" table:style-name="ce56">
            <text:p>9790</text:p>
          </table:table-cell>
          <table:table-cell office:value-type="string" table:style-name="ce55">
            <text:p>The Branch Manager,State Bank of India,SAHIBGANJPO-BARA MADANSAHISAHIBGANJJHARKHAND</text:p>
          </table:table-cell>
          <table:table-cell office:value-type="float" office:value="816109" table:style-name="ce54">
            <text:p>816109</text:p>
          </table:table-cell>
          <table:table-cell office:value-type="string" table:style-name="ce55">
            <text:p>sbi.09790@sbi.co.in</text:p>
          </table:table-cell>
          <table:table-cell office:value-type="float" office:value="9430039118" table:style-name="ce54">
            <text:p>9430039118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22340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TALBARIA</text:p>
          </table:table-cell>
          <table:table-cell office:value-type="float" office:value="9791" table:style-name="ce56">
            <text:p>9791</text:p>
          </table:table-cell>
          <table:table-cell office:value-type="string" table:style-name="ce55">
            <text:p>The Branch Manager,State Bank of India,SAHIBGANJPO-TALBARIA, VIA-BARHAITSAHIBGANJJHARKHAND</text:p>
          </table:table-cell>
          <table:table-cell office:value-type="float" office:value="816102" table:style-name="ce54">
            <text:p>816102</text:p>
          </table:table-cell>
          <table:table-cell office:value-type="string" table:style-name="ce55">
            <text:p>sbi.09791@sbi.co.in</text:p>
          </table:table-cell>
          <table:table-cell office:value-type="float" office:value="9431500779" table:style-name="ce54">
            <text:p>943150077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IMALDHAB</text:p>
          </table:table-cell>
          <table:table-cell office:value-type="float" office:value="9792" table:style-name="ce56">
            <text:p>9792</text:p>
          </table:table-cell>
          <table:table-cell office:value-type="string" table:style-name="ce55">
            <text:p>The Branch Manager,State Bank of India,SAHIBGANJPO-PANCHKATHIA, VIA-BARHAITSAHIBGANJJHARKHAND</text:p>
          </table:table-cell>
          <table:table-cell office:value-type="float" office:value="816102" table:style-name="ce54">
            <text:p>816102</text:p>
          </table:table-cell>
          <table:table-cell office:value-type="string" table:style-name="ce55">
            <text:p>sbi.09792@sbi.co.in</text:p>
          </table:table-cell>
          <table:table-cell office:value-type="float" office:value="9431983610" table:style-name="ce54">
            <text:p>943198361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HARAMPUR</text:p>
          </table:table-cell>
          <table:table-cell office:value-type="float" office:value="9793" table:style-name="ce56">
            <text:p>9793</text:p>
          </table:table-cell>
          <table:table-cell office:value-type="string" table:style-name="ce55">
            <text:p>The Branch Manager,State Bank of India,PAKURBARAGHAGHRIVIA-BARHAITDIST-PAKUR,JHARKHAND</text:p>
          </table:table-cell>
          <table:table-cell office:value-type="float" office:value="816102" table:style-name="ce54">
            <text:p>816102</text:p>
          </table:table-cell>
          <table:table-cell office:value-type="string" table:style-name="ce55">
            <text:p>sbi.09793@sbi.co.in</text:p>
          </table:table-cell>
          <table:table-cell office:value-type="float" office:value="9771331752" table:style-name="ce54">
            <text:p>977133175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NNAGRAM</text:p>
          </table:table-cell>
          <table:table-cell office:value-type="float" office:value="9794" table:style-name="ce56">
            <text:p>9794</text:p>
          </table:table-cell>
          <table:table-cell office:value-type="string" table:style-name="ce55">
            <text:p>The Branch Manager,State Bank of India,PAKURPO-BANNAGRAM(PAKURIA)DIST-PAKURJHARKHAND</text:p>
          </table:table-cell>
          <table:table-cell office:value-type="float" office:value="816117" table:style-name="ce54">
            <text:p>816117</text:p>
          </table:table-cell>
          <table:table-cell office:value-type="string" table:style-name="ce55">
            <text:p>sbi.09794@sbi.co.in</text:p>
          </table:table-cell>
          <table:table-cell office:value-type="float" office:value="9771311373" table:style-name="ce54">
            <text:p>977131137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ANGAPARA</text:p>
          </table:table-cell>
          <table:table-cell office:value-type="float" office:value="9796" table:style-name="ce56">
            <text:p>9796</text:p>
          </table:table-cell>
          <table:table-cell office:value-type="string" table:style-name="ce55">
            <text:p>The Branch Manager,State Bank of India,PAKURATPO-DANGAPARAVIA-HIRANPURDIST-PAKUR,JHARKHAND</text:p>
          </table:table-cell>
          <table:table-cell office:value-type="float" office:value="816104" table:style-name="ce54">
            <text:p>816104</text:p>
          </table:table-cell>
          <table:table-cell office:value-type="string" table:style-name="ce55">
            <text:p>sbi.09796@sbi.co.in</text:p>
          </table:table-cell>
          <table:table-cell office:value-type="float" office:value="9431206558" table:style-name="ce54">
            <text:p>943120655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AHRAO</text:p>
          </table:table-cell>
          <table:table-cell office:value-type="float" office:value="9797" table:style-name="ce56">
            <text:p>9797</text:p>
          </table:table-cell>
          <table:table-cell office:value-type="string" table:style-name="ce55">
            <text:p>The Branch Manager,State Bank of India,PAKURPO-DHOWADANGAHIRANPURDIST:PAKUR,JHARKHAND</text:p>
          </table:table-cell>
          <table:table-cell office:value-type="float" office:value="816104" table:style-name="ce54">
            <text:p>816104</text:p>
          </table:table-cell>
          <table:table-cell office:value-type="string" table:style-name="ce55">
            <text:p>sbi.09797@sbi.co.in</text:p>
          </table:table-cell>
          <table:table-cell office:value-type="float" office:value="9431331892" table:style-name="ce54">
            <text:p>943133189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KURIA</text:p>
          </table:table-cell>
          <table:table-cell office:value-type="float" office:value="12539" table:style-name="ce56">
            <text:p>12539</text:p>
          </table:table-cell>
          <table:table-cell office:value-type="string" table:style-name="ce55">
            <text:p>The Branch Manager,State Bank of India,PAKURMAIN ROADPAKURIADIST PAKUR (JHARKHAND)</text:p>
          </table:table-cell>
          <table:table-cell office:value-type="float" office:value="816117" table:style-name="ce54">
            <text:p>816117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UDHUA</text:p>
          </table:table-cell>
          <table:table-cell office:value-type="float" office:value="12540" table:style-name="ce56">
            <text:p>12540</text:p>
          </table:table-cell>
          <table:table-cell office:value-type="string" table:style-name="ce55">
            <text:p>The Branch Manager,State Bank of India,SAHIBGANJTHANA-RADHANAGARSAHIBGANJJHARKHAND</text:p>
          </table:table-cell>
          <table:table-cell office:value-type="float" office:value="814451" table:style-name="ce54">
            <text:p>814451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BO PAKUR</text:p>
          </table:table-cell>
          <table:table-cell office:value-type="float" office:value="13738" table:style-name="ce56">
            <text:p>13738</text:p>
          </table:table-cell>
          <table:table-cell office:value-type="string" table:style-name="ce55">
            <text:p>The Chief Manager (Admin),State Bank of India,PAKURRAJ APARA, KALI MANDIR ROADPAKURPAKUR</text:p>
          </table:table-cell>
          <table:table-cell office:value-type="float" office:value="816107" table:style-name="ce54">
            <text:p>816107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435" table:style-name="ce57">
            <text:p>6435</text:p>
          </table:table-cell>
          <table:table-cell office:value-type="string" table:style-name="ce56">
            <text:p>22126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OTAL PUKUR</text:p>
          </table:table-cell>
          <table:table-cell office:value-type="float" office:value="14277" table:style-name="ce56">
            <text:p>14277</text:p>
          </table:table-cell>
          <table:table-cell office:value-type="string" table:style-name="ce55">
            <text:p>The Branch Manager,State Bank of India,SAHIBGANJKOTALPOKHAR, PO-KOTALPOKHARSAHIBGANJJHARKHAND</text:p>
          </table:table-cell>
          <table:table-cell office:value-type="float" office:value="816105" table:style-name="ce54">
            <text:p>816105</text:p>
          </table:table-cell>
          <table:table-cell office:value-type="float" office:value="0" table:style-name="ce55">
            <text:p>0</text:p>
          </table:table-cell>
          <table:table-cell office:value-type="float" office:value="9835358992" table:style-name="ce54">
            <text:p>983535899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ODI MAHARAJPUR</text:p>
          </table:table-cell>
          <table:table-cell office:value-type="float" office:value="15588" table:style-name="ce56">
            <text:p>15588</text:p>
          </table:table-cell>
          <table:table-cell office:value-type="string" table:style-name="ce55">
            <text:p>The Branch Manager,State Bank of India,SAHIBGANJAT+PO-MAHARAJPURSAHIBGANJJHARKHAND</text:p>
          </table:table-cell>
          <table:table-cell office:value-type="float" office:value="816109" table:style-name="ce54">
            <text:p>816109</text:p>
          </table:table-cell>
          <table:table-cell office:value-type="string" table:style-name="ce55">
            <text:p>sbi.15588@sbi.co.in</text:p>
          </table:table-cell>
          <table:table-cell office:value-type="float" office:value="9504762225" table:style-name="ce54">
            <text:p>9504762225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T XAVIERS SCHOOL SAHEBGANJ</text:p>
          </table:table-cell>
          <table:table-cell office:value-type="float" office:value="17139" table:style-name="ce56">
            <text:p>17139</text:p>
          </table:table-cell>
          <table:table-cell office:value-type="string" table:style-name="ce55">
            <text:p>The Branch Manager,State Bank of India,SAHIBGANJAT-PURANI SAHEBGANJ, PO-SAHEBGANJSAHIBGANJJHARKHAND</text:p>
          </table:table-cell>
          <table:table-cell office:value-type="float" office:value="816109" table:style-name="ce54">
            <text:p>816109</text:p>
          </table:table-cell>
          <table:table-cell office:value-type="string" table:style-name="ce55">
            <text:p>sbi.17139@sbi.co.in</text:p>
          </table:table-cell>
          <table:table-cell office:value-type="float" office:value="9199916167" table:style-name="ce54">
            <text:p>9199916167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PBB SAHIBGANJ</text:p>
          </table:table-cell>
          <table:table-cell office:value-type="float" office:value="17140" table:style-name="ce56">
            <text:p>17140</text:p>
          </table:table-cell>
          <table:table-cell office:value-type="string" table:style-name="ce55">
            <text:p>The Branch Manager,State Bank of India,SAHIBGANJTHANA ROAD, NEAR DDC OFFICE, SAHIBGANJSAHIBGANJJHARKHAND</text:p>
          </table:table-cell>
          <table:table-cell office:value-type="float" office:value="816109" table:style-name="ce54">
            <text:p>816109</text:p>
          </table:table-cell>
          <table:table-cell office:value-type="string" table:style-name="ce55">
            <text:p>SBI.17140@SBI.CO.IN</text:p>
          </table:table-cell>
          <table:table-cell office:value-type="float" office:value="9771438401" table:style-name="ce54">
            <text:p>9771438401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RIGAHAR</text:p>
          </table:table-cell>
          <table:table-cell office:value-type="float" office:value="17427" table:style-name="ce56">
            <text:p>17427</text:p>
          </table:table-cell>
          <table:table-cell office:value-type="string" table:style-name="ce55">
            <text:p>The Branch Manager,State Bank of India,SAHIBGANJVILL+PANCHAY AT-SRIGAHARSAHIBGANJJHARKHAND</text:p>
          </table:table-cell>
          <table:table-cell office:value-type="float" office:value="816101" table:style-name="ce54">
            <text:p>816101</text:p>
          </table:table-cell>
          <table:table-cell office:value-type="string" table:style-name="ce55">
            <text:p>SBI.17427@SBI.CO.IN</text:p>
          </table:table-cell>
          <table:table-cell office:value-type="float" office:value="9771438401" table:style-name="ce54">
            <text:p>9771438401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INDHIPARA</text:p>
          </table:table-cell>
          <table:table-cell office:value-type="float" office:value="18910" table:style-name="ce56">
            <text:p>18910</text:p>
          </table:table-cell>
          <table:table-cell office:value-type="string" table:style-name="ce55">
            <text:p>The Branch Manager,State Bank of India,PAKURMALGODAM ROADSINDHIPARAPAKUR JHARKHAND</text:p>
          </table:table-cell>
          <table:table-cell office:value-type="float" office:value="816107" table:style-name="ce54">
            <text:p>816107</text:p>
          </table:table-cell>
          <table:table-cell office:value-type="string" table:style-name="ce55">
            <text:p>SBI.18910@SBI.CO.IN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2">
          <table:table-cell table:number-columns-repeated="5" table:style-name="ce54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40" table:style-name="ce84">
            <text:p>THE REGIONAL MANAGER, STATE BANK OF INDIA, REIGONAL BUSINESS OFFICE, RBO<text:s text:c="3"/><text:span text:style-name="T4">(GODDA</text:span><text:span text:style-name="T4">)<text:s/></text:span>LOTUS PALACE <text:s text:c="2"/>BLOCK ROADGODDAGODDA- 814133, sbi.13740@sbi.co.in</text:p>
          </table:table-cell>
          <table:covered-table-cell table:number-columns-repeated="2"/>
          <table:table-cell office:value-type="string" table:number-columns-spanned="1" table:number-rows-spanned="40" table:style-name="ce42">
            <text:p>PHONE :221251, 9771479901 <text:s text:c="7"/>FAX :</text:p>
          </table:table-cell>
          <table:table-cell office:value-type="string" table:style-name="ce55">
            <text:p>PATHARGAMA</text:p>
          </table:table-cell>
          <table:table-cell office:value-type="float" office:value="2990" table:style-name="ce56">
            <text:p>2990</text:p>
          </table:table-cell>
          <table:table-cell office:value-type="string" table:style-name="ce55">
            <text:p>The Branch Manager,State Bank of India,GODDAAT + PO-PATHARGAMAGODDAJHARKHAND</text:p>
          </table:table-cell>
          <table:table-cell office:value-type="float" office:value="814147" table:style-name="ce54">
            <text:p>814147</text:p>
          </table:table-cell>
          <table:table-cell office:value-type="string" table:style-name="ce55">
            <text:p>sbi.02990@sbi.co.in</text:p>
          </table:table-cell>
          <table:table-cell office:value-type="float" office:value="9431949355" table:style-name="ce54">
            <text:p>9431949355</text:p>
          </table:table-cell>
          <table:table-cell office:value-type="float" office:value="6437" table:style-name="ce57">
            <text:p>6437</text:p>
          </table:table-cell>
          <table:table-cell office:value-type="string" table:style-name="ce56">
            <text:p>26860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OREYAHAT</text:p>
          </table:table-cell>
          <table:table-cell office:value-type="float" office:value="3226" table:style-name="ce56">
            <text:p>3226</text:p>
          </table:table-cell>
          <table:table-cell office:value-type="string" table:style-name="ce55">
            <text:p>The Branch Manager,State Bank of India,GODDAAT + PO-POREYAHATDIST:GODDAJHARKHAND</text:p>
          </table:table-cell>
          <table:table-cell office:value-type="float" office:value="814153" table:style-name="ce54">
            <text:p>814153</text:p>
          </table:table-cell>
          <table:table-cell office:value-type="string" table:style-name="ce55">
            <text:p>sbi.03226@sbi.co.in</text:p>
          </table:table-cell>
          <table:table-cell office:value-type="float" office:value="9771331733" table:style-name="ce54">
            <text:p>9771331733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25882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EHERMA</text:p>
          </table:table-cell>
          <table:table-cell office:value-type="float" office:value="3235" table:style-name="ce56">
            <text:p>3235</text:p>
          </table:table-cell>
          <table:table-cell office:value-type="string" table:style-name="ce55">
            <text:p>The Branch Manager,State Bank of India,GODDAAT +PO-MEHERMADIST:GODDAJHARKHAND</text:p>
          </table:table-cell>
          <table:table-cell office:value-type="float" office:value="813206" table:style-name="ce54">
            <text:p>813206</text:p>
          </table:table-cell>
          <table:table-cell office:value-type="string" table:style-name="ce55">
            <text:p>sbi.03235@sbi.co.in</text:p>
          </table:table-cell>
          <table:table-cell office:value-type="float" office:value="9431942281" table:style-name="ce54">
            <text:p>9431942281</text:p>
          </table:table-cell>
          <table:table-cell office:value-type="float" office:value="6429" table:style-name="ce57">
            <text:p>6429</text:p>
          </table:table-cell>
          <table:table-cell office:value-type="string" table:style-name="ce56">
            <text:p>28237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HAGAMA</text:p>
          </table:table-cell>
          <table:table-cell office:value-type="float" office:value="3446" table:style-name="ce56">
            <text:p>3446</text:p>
          </table:table-cell>
          <table:table-cell office:value-type="string" table:style-name="ce55">
            <text:p>The Branch Manager,State Bank of India,GODDAAT + PO-MAHAGAMADIST:GODDAJHARKHAND</text:p>
          </table:table-cell>
          <table:table-cell office:value-type="float" office:value="814154" table:style-name="ce54">
            <text:p>814154</text:p>
          </table:table-cell>
          <table:table-cell office:value-type="string" table:style-name="ce55">
            <text:p>sbi.03466@sbi.co.in</text:p>
          </table:table-cell>
          <table:table-cell office:value-type="float" office:value="9431745731" table:style-name="ce54">
            <text:p>9431745731</text:p>
          </table:table-cell>
          <table:table-cell office:value-type="float" office:value="6437" table:style-name="ce57">
            <text:p>6437</text:p>
          </table:table-cell>
          <table:table-cell office:value-type="string" table:style-name="ce56">
            <text:p>22832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HAGAIYA</text:p>
          </table:table-cell>
          <table:table-cell office:value-type="float" office:value="3596" table:style-name="ce56">
            <text:p>3596</text:p>
          </table:table-cell>
          <table:table-cell office:value-type="string" table:style-name="ce55">
            <text:p>The Branch Manager,State Bank of India,GODDAAT + PO--BHAGAIYA ,VIA-MIRZACHOWKDIST:GODDAJHARKHAND</text:p>
          </table:table-cell>
          <table:table-cell office:value-type="float" office:value="813208" table:style-name="ce54">
            <text:p>813208</text:p>
          </table:table-cell>
          <table:table-cell office:value-type="string" table:style-name="ce55">
            <text:p>sbi.03596@sbi.co.in</text:p>
          </table:table-cell>
          <table:table-cell office:value-type="float" office:value="9931432833" table:style-name="ce54">
            <text:p>9931432833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27447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HAKURGANGTI</text:p>
          </table:table-cell>
          <table:table-cell office:value-type="float" office:value="4897" table:style-name="ce56">
            <text:p>4897</text:p>
          </table:table-cell>
          <table:table-cell office:value-type="string" table:style-name="ce55">
            <text:p>The Branch Manager,State Bank of India,GODDAVIA:MIRZACHOWKIDIST:GODDA,JHARKHAND</text:p>
          </table:table-cell>
          <table:table-cell office:value-type="float" office:value="816208" table:style-name="ce54">
            <text:p>816208</text:p>
          </table:table-cell>
          <table:table-cell office:value-type="string" table:style-name="ce55">
            <text:p>sbi.04897@sbi.co.in</text:p>
          </table:table-cell>
          <table:table-cell office:value-type="float" office:value="9973732969" table:style-name="ce54">
            <text:p>9973732969</text:p>
          </table:table-cell>
          <table:table-cell office:value-type="float" office:value="6437" table:style-name="ce57">
            <text:p>6437</text:p>
          </table:table-cell>
          <table:table-cell office:value-type="string" table:style-name="ce56">
            <text:p>25660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OARIJORE</text:p>
          </table:table-cell>
          <table:table-cell office:value-type="float" office:value="5341" table:style-name="ce56">
            <text:p>5341</text:p>
          </table:table-cell>
          <table:table-cell office:value-type="string" table:style-name="ce55">
            <text:p>The Branch Manager,State Bank of India,GODDAAT + PO-BOARIJOREDIST:GODDA,JHARKHAND</text:p>
          </table:table-cell>
          <table:table-cell office:value-type="float" office:value="813208" table:style-name="ce54">
            <text:p>813208</text:p>
          </table:table-cell>
          <table:table-cell office:value-type="string" table:style-name="ce55">
            <text:p>sbi.05341@sbi.co.in</text:p>
          </table:table-cell>
          <table:table-cell office:value-type="float" office:value="9934246221" table:style-name="ce54">
            <text:p>9934246221</text:p>
          </table:table-cell>
          <table:table-cell office:value-type="float" office:value="6437" table:style-name="ce57">
            <text:p>6437</text:p>
          </table:table-cell>
          <table:table-cell office:value-type="string" table:style-name="ce56">
            <text:p>25513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NDAN</text:p>
          </table:table-cell>
          <table:table-cell office:value-type="float" office:value="5344" table:style-name="ce56">
            <text:p>5344</text:p>
          </table:table-cell>
          <table:table-cell office:value-type="string" table:style-name="ce55">
            <text:p>The Branch Manager,State Bank of India,GODDAAT +P O CHANDANDIST:GODDAJHARKHAND</text:p>
          </table:table-cell>
          <table:table-cell office:value-type="float" office:value="814156" table:style-name="ce54">
            <text:p>814156</text:p>
          </table:table-cell>
          <table:table-cell office:value-type="string" table:style-name="ce55">
            <text:p>sbi.05344@sbi.co.in</text:p>
          </table:table-cell>
          <table:table-cell office:value-type="float" office:value="9334185927" table:style-name="ce54">
            <text:p>9334185927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28814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JMAHAL COAL MINING PROJECT (RCMP)</text:p>
          </table:table-cell>
          <table:table-cell office:value-type="float" office:value="7265" table:style-name="ce56">
            <text:p>7265</text:p>
          </table:table-cell>
          <table:table-cell office:value-type="string" table:style-name="ce55">
            <text:p>The Chief Manager,State Bank of India,GODDAURJANAGARPOST:MAHAGAMADIST:GODDA, JHARKHAND</text:p>
          </table:table-cell>
          <table:table-cell office:value-type="float" office:value="814154" table:style-name="ce54">
            <text:p>814154</text:p>
          </table:table-cell>
          <table:table-cell office:value-type="string" table:style-name="ce55">
            <text:p>sbi.07265@sbi.co.in</text:p>
          </table:table-cell>
          <table:table-cell office:value-type="float" office:value="9431519270" table:style-name="ce54">
            <text:p>9431519270</text:p>
          </table:table-cell>
          <table:table-cell office:value-type="float" office:value="6437" table:style-name="ce57">
            <text:p>6437</text:p>
          </table:table-cell>
          <table:table-cell office:value-type="string" table:style-name="ce56">
            <text:p>22871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KSARA</text:p>
          </table:table-cell>
          <table:table-cell office:value-type="float" office:value="7818" table:style-name="ce56">
            <text:p>7818</text:p>
          </table:table-cell>
          <table:table-cell office:value-type="string" table:style-name="ce55">
            <text:p>The Branch Manager,State Bank of India,GODDAAT+O-BAKSARA, VIA GODDAGODDA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07818@sbi.co.in</text:p>
          </table:table-cell>
          <table:table-cell office:value-type="float" office:value="9431516343" table:style-name="ce54">
            <text:p>9431516343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26854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HAMSAIN</text:p>
          </table:table-cell>
          <table:table-cell office:value-type="float" office:value="7820" table:style-name="ce56">
            <text:p>7820</text:p>
          </table:table-cell>
          <table:table-cell office:value-type="string" table:style-name="ce55">
            <text:p>The Branch Manager,State Bank of India,GODDAPO-CHAPRIGODDA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07820@sbi.co.in</text:p>
          </table:table-cell>
          <table:table-cell office:value-type="float" office:value="9973234893" table:style-name="ce54">
            <text:p>997323489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HRIPUR BAZAR</text:p>
          </table:table-cell>
          <table:table-cell office:value-type="float" office:value="8171" table:style-name="ce56">
            <text:p>8171</text:p>
          </table:table-cell>
          <table:table-cell office:value-type="string" table:style-name="ce55">
            <text:p>The Branch Manager,State Bank of India,GODDAAT-SRIPUR BAZARPO-SRIPUR BAZARDIST:GODDA,JHARKHAND</text:p>
          </table:table-cell>
          <table:table-cell office:value-type="float" office:value="813206" table:style-name="ce54">
            <text:p>813206</text:p>
          </table:table-cell>
          <table:table-cell office:value-type="string" table:style-name="ce55">
            <text:p>sbi.08171@sbi.co.in</text:p>
          </table:table-cell>
          <table:table-cell office:value-type="float" office:value="9973828842" table:style-name="ce54">
            <text:p>997382884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HESHPUR</text:p>
          </table:table-cell>
          <table:table-cell office:value-type="float" office:value="8387" table:style-name="ce56">
            <text:p>8387</text:p>
          </table:table-cell>
          <table:table-cell office:value-type="string" table:style-name="ce55">
            <text:p>The Branch Manager,State Bank of India,GODDAP.O-A.D. MAHESHPUR,DIST:GODDA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08387@sbi.co.in</text:p>
          </table:table-cell>
          <table:table-cell office:value-type="float" office:value="9304134155" table:style-name="ce54">
            <text:p>930413415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SBA</text:p>
          </table:table-cell>
          <table:table-cell office:value-type="float" office:value="8388" table:style-name="ce56">
            <text:p>8388</text:p>
          </table:table-cell>
          <table:table-cell office:value-type="string" table:style-name="ce55">
            <text:p>The Branch Manager,State Bank of India,GODDAP.O.-KASBA DUDHICHAKDIST:GODDAJHARKHAND</text:p>
          </table:table-cell>
          <table:table-cell office:value-type="float" office:value="814160" table:style-name="ce54">
            <text:p>814160</text:p>
          </table:table-cell>
          <table:table-cell office:value-type="string" table:style-name="ce55">
            <text:p>sbi.08388@sbi.co.in</text:p>
          </table:table-cell>
          <table:table-cell office:value-type="float" office:value="9431385883" table:style-name="ce54">
            <text:p>943138588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IKATIA</text:p>
          </table:table-cell>
          <table:table-cell office:value-type="float" office:value="8398" table:style-name="ce56">
            <text:p>8398</text:p>
          </table:table-cell>
          <table:table-cell office:value-type="string" table:style-name="ce55">
            <text:p>The Branch Manager,State Bank of India,GODDAAT-SIKATIAP.O.GUMMADIST:GODDA,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083982sbi.co.in</text:p>
          </table:table-cell>
          <table:table-cell office:value-type="float" office:value="9431781103" table:style-name="ce54">
            <text:p>9431781103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22370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IGHI</text:p>
          </table:table-cell>
          <table:table-cell office:value-type="float" office:value="8399" table:style-name="ce56">
            <text:p>8399</text:p>
          </table:table-cell>
          <table:table-cell office:value-type="string" table:style-name="ce55">
            <text:p>The Branch Manager,State Bank of India,GODDAAT + PO-DIGHIDIST:GODDA,JHARKHAND</text:p>
          </table:table-cell>
          <table:table-cell office:value-type="float" office:value="814154" table:style-name="ce54">
            <text:p>814154</text:p>
          </table:table-cell>
          <table:table-cell office:value-type="string" table:style-name="ce55">
            <text:p>sbi.08399@sbi.co.in</text:p>
          </table:table-cell>
          <table:table-cell office:value-type="float" office:value="9835538773" table:style-name="ce54">
            <text:p>983553877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ANDSAR</text:p>
          </table:table-cell>
          <table:table-cell office:value-type="float" office:value="8472" table:style-name="ce56">
            <text:p>8472</text:p>
          </table:table-cell>
          <table:table-cell office:value-type="string" table:style-name="ce55">
            <text:p>The Branch Manager,State Bank of India,GODDAAT-CHANDSAR, P.O.DHARMODIHDIST:GODDA,JHARKHAND</text:p>
          </table:table-cell>
          <table:table-cell office:value-type="float" office:value="814154" table:style-name="ce54">
            <text:p>814154</text:p>
          </table:table-cell>
          <table:table-cell office:value-type="string" table:style-name="ce55">
            <text:p>sbi.08472@sbi.co.in</text:p>
          </table:table-cell>
          <table:table-cell office:value-type="float" office:value="9955116313" table:style-name="ce54">
            <text:p>995511631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ORKAGHAT</text:p>
          </table:table-cell>
          <table:table-cell office:value-type="float" office:value="8736" table:style-name="ce56">
            <text:p>8736</text:p>
          </table:table-cell>
          <table:table-cell office:value-type="string" table:style-name="ce55">
            <text:p>The Branch Manager,State Bank of India,GODDAAT + PO-KORKAGHATDIST:GODDA,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08736@sbi.co.in</text:p>
          </table:table-cell>
          <table:table-cell office:value-type="float" office:value="9431883207" table:style-name="ce54">
            <text:p>9431883207</text:p>
          </table:table-cell>
          <table:table-cell office:value-type="float" office:value="6437" table:style-name="ce57">
            <text:p>6437</text:p>
          </table:table-cell>
          <table:table-cell office:value-type="string" table:style-name="ce56">
            <text:p>25416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RASPANI</text:p>
          </table:table-cell>
          <table:table-cell office:value-type="float" office:value="9189" table:style-name="ce56">
            <text:p>9189</text:p>
          </table:table-cell>
          <table:table-cell office:value-type="string" table:style-name="ce55">
            <text:p>The Branch Manager,State Bank of India,GODDAAT + PO-PARASPANIDIST:GODDA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09189@sbi.co.in</text:p>
          </table:table-cell>
          <table:table-cell office:value-type="float" office:value="9939656595" table:style-name="ce54">
            <text:p>993965659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EOBANDHA</text:p>
          </table:table-cell>
          <table:table-cell office:value-type="float" office:value="9190" table:style-name="ce56">
            <text:p>9190</text:p>
          </table:table-cell>
          <table:table-cell office:value-type="string" table:style-name="ce55">
            <text:p>The Branch Manager,State Bank of India,GODDAAT + PO-DEOBANDHADIST:GODDA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09190@sbi.co.in</text:p>
          </table:table-cell>
          <table:table-cell office:value-type="float" office:value="9771514732" table:style-name="ce54">
            <text:p>977151473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HANWARA</text:p>
          </table:table-cell>
          <table:table-cell office:value-type="float" office:value="9231" table:style-name="ce56">
            <text:p>9231</text:p>
          </table:table-cell>
          <table:table-cell office:value-type="string" table:style-name="ce55">
            <text:p>The Branch Manager,State Bank of India,GODDAAT + P.O.HANWARADIST:GODDAJHARKHAND</text:p>
          </table:table-cell>
          <table:table-cell office:value-type="float" office:value="814154" table:style-name="ce54">
            <text:p>814154</text:p>
          </table:table-cell>
          <table:table-cell office:value-type="string" table:style-name="ce55">
            <text:p>sbi.09231@sbi.co.in</text:p>
          </table:table-cell>
          <table:table-cell office:value-type="float" office:value="9771514739" table:style-name="ce54">
            <text:p>9771514739</text:p>
          </table:table-cell>
          <table:table-cell office:value-type="float" office:value="6437" table:style-name="ce57">
            <text:p>6437</text:p>
          </table:table-cell>
          <table:table-cell office:value-type="string" table:style-name="ce56">
            <text:p>25004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RAMASIA</text:p>
          </table:table-cell>
          <table:table-cell office:value-type="float" office:value="9344" table:style-name="ce56">
            <text:p>9344</text:p>
          </table:table-cell>
          <table:table-cell office:value-type="string" table:style-name="ce55">
            <text:p>The Branch Manager,State Bank of India,GODDAAT + PO BARAMASIADIST:GODDAJHARKHAND</text:p>
          </table:table-cell>
          <table:table-cell office:value-type="float" office:value="814147" table:style-name="ce54">
            <text:p>814147</text:p>
          </table:table-cell>
          <table:table-cell office:value-type="string" table:style-name="ce55">
            <text:p>sbi.09344@sbi.co.in</text:p>
          </table:table-cell>
          <table:table-cell office:value-type="float" office:value="9934353828" table:style-name="ce54">
            <text:p>993435382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RPA</text:p>
          </table:table-cell>
          <table:table-cell office:value-type="float" office:value="9780" table:style-name="ce56">
            <text:p>9780</text:p>
          </table:table-cell>
          <table:table-cell office:value-type="string" table:style-name="ce55">
            <text:p>The Branch Manager,State Bank of India,GODDAMARPAPO : BALBADDADIST : GODDA</text:p>
          </table:table-cell>
          <table:table-cell office:value-type="float" office:value="814160" table:style-name="ce54">
            <text:p>814160</text:p>
          </table:table-cell>
          <table:table-cell office:value-type="string" table:style-name="ce55">
            <text:p>sbi.09780@sbi.co.in</text:p>
          </table:table-cell>
          <table:table-cell office:value-type="float" office:value="9934652413" table:style-name="ce54">
            <text:p>993465241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OI</text:p>
          </table:table-cell>
          <table:table-cell office:value-type="float" office:value="9781" table:style-name="ce56">
            <text:p>9781</text:p>
          </table:table-cell>
          <table:table-cell office:value-type="string" table:style-name="ce55">
            <text:p>The Branch Manager,State Bank of India,GODDAAT &amp; PO : DOIDIST:GODDAJHARKHAND</text:p>
          </table:table-cell>
          <table:table-cell office:value-type="float" office:value="814160" table:style-name="ce54">
            <text:p>814160</text:p>
          </table:table-cell>
          <table:table-cell office:value-type="string" table:style-name="ce55">
            <text:p>sbi.09781@sbi.co.in</text:p>
          </table:table-cell>
          <table:table-cell office:value-type="float" office:value="9955916701" table:style-name="ce54">
            <text:p>995591670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UMARIA</text:p>
          </table:table-cell>
          <table:table-cell office:value-type="float" office:value="9782" table:style-name="ce56">
            <text:p>9782</text:p>
          </table:table-cell>
          <table:table-cell office:value-type="string" table:style-name="ce55">
            <text:p>The Branch Manager,State Bank of India,GODDAMOHANPURGODDAJHARKHAND</text:p>
          </table:table-cell>
          <table:table-cell office:value-type="float" office:value="814154" table:style-name="ce54">
            <text:p>814154</text:p>
          </table:table-cell>
          <table:table-cell office:value-type="string" table:style-name="ce55">
            <text:p>sbi.09782@sbi.co.in</text:p>
          </table:table-cell>
          <table:table-cell office:value-type="float" office:value="9334372171" table:style-name="ce54">
            <text:p>933437217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GOPICHAK</text:p>
          </table:table-cell>
          <table:table-cell office:value-type="float" office:value="9783" table:style-name="ce56">
            <text:p>9783</text:p>
          </table:table-cell>
          <table:table-cell office:value-type="string" table:style-name="ce55">
            <text:p>The Branch Manager,State Bank of India,GODDAAT-GOPICHAK,PO-MOKAL CHAK, VIA-BASANTRAGODDAJHARKHAND</text:p>
          </table:table-cell>
          <table:table-cell office:value-type="float" office:value="814155" table:style-name="ce54">
            <text:p>814155</text:p>
          </table:table-cell>
          <table:table-cell office:value-type="string" table:style-name="ce55">
            <text:p>sbi.09783@sbi.co.in</text:p>
          </table:table-cell>
          <table:table-cell office:value-type="float" office:value="9939193028" table:style-name="ce54">
            <text:p>9939193028</text:p>
          </table:table-cell>
          <table:table-cell office:value-type="float" office:value="6437" table:style-name="ce57">
            <text:p>6437</text:p>
          </table:table-cell>
          <table:table-cell office:value-type="string" table:style-name="ce56">
            <text:p>26007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NDELWAR</text:p>
          </table:table-cell>
          <table:table-cell office:value-type="float" office:value="9784" table:style-name="ce56">
            <text:p>9784</text:p>
          </table:table-cell>
          <table:table-cell office:value-type="string" table:style-name="ce55">
            <text:p>The Branch Manager,State Bank of India,GODDAAT &amp; PO : BANDELWARDIST : GODDAJHARKHAND</text:p>
          </table:table-cell>
          <table:table-cell office:value-type="float" office:value="814147" table:style-name="ce54">
            <text:p>814147</text:p>
          </table:table-cell>
          <table:table-cell office:value-type="string" table:style-name="ce55">
            <text:p>sbi.09784@sbi.co.in</text:p>
          </table:table-cell>
          <table:table-cell office:value-type="float" office:value="9934809243" table:style-name="ce54">
            <text:p>993480924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ALAIYA</text:p>
          </table:table-cell>
          <table:table-cell office:value-type="float" office:value="9785" table:style-name="ce56">
            <text:p>9785</text:p>
          </table:table-cell>
          <table:table-cell office:value-type="string" table:style-name="ce55">
            <text:p>The Branch Manager,State Bank of India,GODDAAT &amp; PO : SALAIYAPS : POREYAHATDIST : GODDA, JHARKHAND</text:p>
          </table:table-cell>
          <table:table-cell office:value-type="float" office:value="814153" table:style-name="ce54">
            <text:p>814153</text:p>
          </table:table-cell>
          <table:table-cell office:value-type="string" table:style-name="ce55">
            <text:p>sbi.09785@sbi.co.in</text:p>
          </table:table-cell>
          <table:table-cell office:value-type="float" office:value="9430603010" table:style-name="ce54">
            <text:p>943060301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AMRUHAT</text:p>
          </table:table-cell>
          <table:table-cell office:value-type="float" office:value="9786" table:style-name="ce56">
            <text:p>9786</text:p>
          </table:table-cell>
          <table:table-cell office:value-type="string" table:style-name="ce55">
            <text:p>The Branch Manager,State Bank of India,GODDAPO : DAMRUHATDIST : GODDAJHARKHAND</text:p>
          </table:table-cell>
          <table:table-cell office:value-type="float" office:value="814153" table:style-name="ce54">
            <text:p>814153</text:p>
          </table:table-cell>
          <table:table-cell office:value-type="string" table:style-name="ce55">
            <text:p>sbi.09786@sbi.co.in</text:p>
          </table:table-cell>
          <table:table-cell office:value-type="float" office:value="9334350282" table:style-name="ce54">
            <text:p>933435028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943151654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LALMATIA (ECL COLONY)</text:p>
          </table:table-cell>
          <table:table-cell office:value-type="float" office:value="10778" table:style-name="ce56">
            <text:p>10778</text:p>
          </table:table-cell>
          <table:table-cell office:value-type="string" table:style-name="ce55">
            <text:p>The Branch Manager,State Bank of India,GODDALALMATIA (ECL COLONY)LALMATIAGODDA</text:p>
          </table:table-cell>
          <table:table-cell office:value-type="float" office:value="814165" table:style-name="ce54">
            <text:p>814165</text:p>
          </table:table-cell>
          <table:table-cell office:value-type="float" office:value="0" table:style-name="ce55">
            <text:p>0</text:p>
          </table:table-cell>
          <table:table-cell office:value-type="float" office:value="9934209593" table:style-name="ce54">
            <text:p>993420959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ODDA BAZAR</text:p>
          </table:table-cell>
          <table:table-cell office:value-type="float" office:value="12533" table:style-name="ce56">
            <text:p>12533</text:p>
          </table:table-cell>
          <table:table-cell office:value-type="string" table:style-name="ce55">
            <text:p>The Branch Manager,State Bank of India,GODDANEAR HP PETROL PUMPKARGIL CHOWK, GODDAJHARKHAND</text:p>
          </table:table-cell>
          <table:table-cell office:value-type="float" office:value="814133" table:style-name="ce54">
            <text:p>814133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422" table:style-name="ce57">
            <text:p>642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BO GODDA</text:p>
          </table:table-cell>
          <table:table-cell office:value-type="float" office:value="13740" table:style-name="ce56">
            <text:p>13740</text:p>
          </table:table-cell>
          <table:table-cell office:value-type="string" table:style-name="ce55">
            <text:p>The Chief Manager(Admin),State Bank of India,GODDALOTUS PALACE , BLOCK ROAD GODDAGODDA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13740@sbi.co.in</text:p>
          </table:table-cell>
          <table:table-cell table:style-name="ce54"/>
          <table:table-cell office:value-type="float" office:value="6422" table:style-name="ce57">
            <text:p>6422</text:p>
          </table:table-cell>
          <table:table-cell office:value-type="string" table:style-name="ce56">
            <text:p>22125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ARRO MAL</text:p>
          </table:table-cell>
          <table:table-cell office:value-type="float" office:value="15731" table:style-name="ce56">
            <text:p>15731</text:p>
          </table:table-cell>
          <table:table-cell office:value-type="string" table:style-name="ce55">
            <text:p>The Branch Manager,State Bank of India,GODDAMAIN ROAD MANDRO, PO-MAL MANDROGODDAJHARKHAND</text:p>
          </table:table-cell>
          <table:table-cell office:value-type="float" office:value="813208" table:style-name="ce54">
            <text:p>813208</text:p>
          </table:table-cell>
          <table:table-cell office:value-type="string" table:style-name="ce55">
            <text:p>sbi.15731@sbi.co.in</text:p>
          </table:table-cell>
          <table:table-cell office:value-type="float" office:value="9771454797" table:style-name="ce54">
            <text:p>9771454797</text:p>
          </table:table-cell>
          <table:table-cell office:value-type="float" office:value="6436" table:style-name="ce57">
            <text:p>643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TESO BATHAN</text:p>
          </table:table-cell>
          <table:table-cell office:value-type="float" office:value="15758" table:style-name="ce56">
            <text:p>15758</text:p>
          </table:table-cell>
          <table:table-cell office:value-type="string" table:style-name="ce55">
            <text:p>The Branch Manager,State Bank of India,GODDAAT--TESO BATHAN, PO-CHANDANADISTRICT: GODDAJHARKHAND</text:p>
          </table:table-cell>
          <table:table-cell office:value-type="float" office:value="814156" table:style-name="ce54">
            <text:p>814156</text:p>
          </table:table-cell>
          <table:table-cell office:value-type="string" table:style-name="ce55">
            <text:p>sbi.15758@sbi.co.in</text:p>
          </table:table-cell>
          <table:table-cell table:style-name="ce54"/>
          <table:table-cell office:value-type="float" office:value="6422" table:style-name="ce57">
            <text:p>642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EODANR</text:p>
          </table:table-cell>
          <table:table-cell office:value-type="float" office:value="16976" table:style-name="ce56">
            <text:p>16976</text:p>
          </table:table-cell>
          <table:table-cell office:value-type="string" table:style-name="ce55">
            <text:p>The Branch Manager,State Bank of India,GODDAVILL+PO-DEODANRDIST: GODDAJHARKHAND</text:p>
          </table:table-cell>
          <table:table-cell office:value-type="float" office:value="814153" table:style-name="ce54">
            <text:p>814153</text:p>
          </table:table-cell>
          <table:table-cell office:value-type="string" table:style-name="ce55">
            <text:p>sbi.16976@sbi.co.in</text:p>
          </table:table-cell>
          <table:table-cell office:value-type="float" office:value="9771479919" table:style-name="ce54">
            <text:p>9771479919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BB GODDA</text:p>
          </table:table-cell>
          <table:table-cell office:value-type="float" office:value="16977" table:style-name="ce56">
            <text:p>16977</text:p>
          </table:table-cell>
          <table:table-cell office:value-type="string" table:style-name="ce55">
            <text:p>The Branch Manager,State Bank of India,GODDARAJKUMAR NAGAR NAHAR CHOWKGODDA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16977@sbi.co.in</text:p>
          </table:table-cell>
          <table:table-cell office:value-type="float" office:value="9771454791" table:style-name="ce54">
            <text:p>9771454791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AHAGAMA BAZAR</text:p>
          </table:table-cell>
          <table:table-cell office:value-type="float" office:value="17157" table:style-name="ce56">
            <text:p>17157</text:p>
          </table:table-cell>
          <table:table-cell office:value-type="string" table:style-name="ce55">
            <text:p>The Branch Manager,State Bank of India,GODDAAT-BASUA CHOWK, MAHAGAMAGODDAJHARKHAND</text:p>
          </table:table-cell>
          <table:table-cell office:value-type="float" office:value="814154" table:style-name="ce54">
            <text:p>814154</text:p>
          </table:table-cell>
          <table:table-cell office:value-type="string" table:style-name="ce55">
            <text:p>SBI.17157@SBI.CO.IN</text:p>
          </table:table-cell>
          <table:table-cell office:value-type="float" office:value="9771479915" table:style-name="ce54">
            <text:p>9771479915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OUTARA GODDA</text:p>
          </table:table-cell>
          <table:table-cell office:value-type="float" office:value="17158" table:style-name="ce56">
            <text:p>17158</text:p>
          </table:table-cell>
          <table:table-cell office:value-type="string" table:style-name="ce55">
            <text:p>The Branch Manager,State Bank of India,GODDAPIRPAINTI ROAD NEAR RAJ SAROWAR SHIVPURGODDAJHARKHAND</text:p>
          </table:table-cell>
          <table:table-cell office:value-type="float" office:value="814133" table:style-name="ce54">
            <text:p>814133</text:p>
          </table:table-cell>
          <table:table-cell office:value-type="string" table:style-name="ce55">
            <text:p>SBI.17158@SBI.CO.IN</text:p>
          </table:table-cell>
          <table:table-cell office:value-type="float" office:value="9934527741" table:style-name="ce54">
            <text:p>9934527741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SANT RAI BRANCH</text:p>
          </table:table-cell>
          <table:table-cell office:value-type="float" office:value="17159" table:style-name="ce56">
            <text:p>17159</text:p>
          </table:table-cell>
          <table:table-cell office:value-type="string" table:style-name="ce55">
            <text:p>The Branch Manager,State Bank of India,GODDAVILLAGE &amp; POST BASANT RAIDISTT: GODDAJHARKHAND</text:p>
          </table:table-cell>
          <table:table-cell office:value-type="float" office:value="814155" table:style-name="ce54">
            <text:p>814155</text:p>
          </table:table-cell>
          <table:table-cell office:value-type="string" table:style-name="ce55">
            <text:p>SBI.17159@SBI.CO.IN</text:p>
          </table:table-cell>
          <table:table-cell office:value-type="float" office:value="9771479938" table:style-name="ce54">
            <text:p>9771479938</text:p>
          </table:table-cell>
          <table:table-cell office:value-type="float" office:value="6422" table:style-name="ce57">
            <text:p>642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DANRE</text:p>
          </table:table-cell>
          <table:table-cell office:value-type="float" office:value="18908" table:style-name="ce56">
            <text:p>18908</text:p>
          </table:table-cell>
          <table:table-cell office:value-type="string" table:style-name="ce55">
            <text:p>The Branch Manager,State Bank of India,GODDAIN HOUSE OF SRI SUBODH KUMAR PAHAK,VILL+PO-DANRE,P.S-POREYAHATDISRICT-GODDA(JHARKHAND)</text:p>
          </table:table-cell>
          <table:table-cell office:value-type="float" office:value="814153" table:style-name="ce54">
            <text:p>814153</text:p>
          </table:table-cell>
          <table:table-cell office:value-type="string" table:style-name="ce55">
            <text:p>SBI.18908@SBI.CO.IN</text:p>
          </table:table-cell>
          <table:table-cell table:style-name="ce54"/>
          <table:table-cell office:value-type="float" office:value="6422" table:style-name="ce57">
            <text:p>642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2" table:style-name="ce42">
            <text:p>THE DEPUTY GENERAL MANAGER(B&amp;O), STATE BANK OF INDIA,ADMINISTRATIVE OFFICE DHANBADBANK MOREPO- DHANBADDHANBAD DHANBAD-826001, dgm.zodhn@sbi.co.in</text:p>
          </table:table-cell>
          <table:covered-table-cell table:number-columns-repeated="2"/>
          <table:table-cell office:value-type="string" table:number-columns-spanned="1" table:number-rows-spanned="2" table:style-name="ce42">
            <text:p>PHONE :2301038, 9471191657 <text:s text:c="7"/>FAX :03262301038</text:p>
          </table:table-cell>
          <table:table-cell office:value-type="string" table:style-name="ce55">
            <text:p>ADMINISTRATIVE OFFICE DHANBAD</text:p>
          </table:table-cell>
          <table:table-cell office:value-type="float" office:value="15868" table:style-name="ce56">
            <text:p>15868</text:p>
          </table:table-cell>
          <table:table-cell office:value-type="string" table:style-name="ce55">
            <text:p>The Chief Manager(GB),State Bank of India,DHANBADBANK MOREPO- DHANBADDHANBA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15868@sbi.co.in</text:p>
          </table:table-cell>
          <table:table-cell office:value-type="string" table:style-name="ce54">
            <text:p><text:s/>9771457837 (o)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ASECC CUM SARC DHANBAD</text:p>
          </table:table-cell>
          <table:table-cell office:value-type="float" office:value="10011" table:style-name="ce56">
            <text:p>10011</text:p>
          </table:table-cell>
          <table:table-cell office:value-type="string" table:style-name="ce55">
            <text:p>The Chief Manager,State Bank of India,DHANBAD2ND FLOOR, GOODWILL PROPERTIESBANK MORE, DHANBADJHARKHAND</text:p>
          </table:table-cell>
          <table:table-cell office:value-type="float" office:value="826001" table:style-name="ce54">
            <text:p>826001</text:p>
          </table:table-cell>
          <table:table-cell office:value-type="float" office:value="0" table:style-name="ce55">
            <text:p>0</text:p>
          </table:table-cell>
          <table:table-cell office:value-type="float" office:value="9431701072" table:style-name="ce54">
            <text:p>9431701072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00949</text:p>
          </table:table-cell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83">
            <text:p>The Assistant General Manager,State Bank of India,RASECC CUM SARC BOKARO, BOKARO CITY CENTRE SECTOR 4 BOKARO JHARKHAND</text:p>
          </table:table-cell>
          <table:covered-table-cell table:number-columns-repeated="2"/>
          <table:table-cell table:style-name="ce55"/>
          <table:table-cell office:value-type="string" table:style-name="ce55">
            <text:p>RASECC CUM SARC BOKARO</text:p>
          </table:table-cell>
          <table:table-cell office:value-type="float" office:value="10015" table:style-name="ce56">
            <text:p>10015</text:p>
          </table:table-cell>
          <table:table-cell office:value-type="string" table:style-name="ce55">
            <text:p>The Chief Manager,State Bank of India,BOKAROCITY CENTRE SECTOR 4BOKAROJHARKHAND</text:p>
          </table:table-cell>
          <table:table-cell office:value-type="float" office:value="827004" table:style-name="ce54">
            <text:p>827004</text:p>
          </table:table-cell>
          <table:table-cell office:value-type="float" office:value="0" table:style-name="ce55">
            <text:p>0</text:p>
          </table:table-cell>
          <table:table-cell office:value-type="float" office:value="9431115927" table:style-name="ce54">
            <text:p>9431115927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33818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83">
            <text:p>THEASSISTANT GENERAL MANAGER, STATE BANK OF INDIA,DHANBADBANK MOREKATRAS ROADDHANBAD DHANBAD-826001, SBI.00066@SBI.CO.IN</text:p>
          </table:table-cell>
          <table:covered-table-cell table:number-columns-repeated="2"/>
          <table:table-cell office:value-type="string" table:style-name="ce55">
            <text:p>PHONE :230311, 9771495520 <text:s text:c="7"/>FAX :03262303144</text:p>
          </table:table-cell>
          <table:table-cell office:value-type="string" table:style-name="ce55">
            <text:p>DHANBAD</text:p>
          </table:table-cell>
          <table:table-cell office:value-type="float" office:value="66" table:style-name="ce56">
            <text:p>66</text:p>
          </table:table-cell>
          <table:table-cell office:value-type="string" table:style-name="ce55">
            <text:p>The Chief Manager,State Bank of India,DHANBADBANK MOREKATRAS ROADDHANBA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00066@SBI.CO.IN</text:p>
          </table:table-cell>
          <table:table-cell office:value-type="float" office:value="9431115926" table:style-name="ce54">
            <text:p>9431115926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03119</text:p>
          </table:table-cell>
          <table:table-cell table:number-columns-repeated="16372"/>
        </table:table-row>
        <table:table-row table:style-name="ro2">
          <table:table-cell table:number-columns-repeated="5" table:style-name="ce54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21">
          <table:table-cell office:value-type="string" table:number-columns-spanned="3" table:number-rows-spanned="1" table:style-name="ce85">
            <text:p>THE ASSISTANT GENERAL <text:s/>MANAGER, STATE BANK OF INDIA,SPL COMMERCIAL BRANCH DHANBADBANK MORE <text:s/>GOODWILL PROPERTIESDHANBADDIST:DHANBAD <text:s/>JHARKHAND, sbi.06541@sbi.co.in</text:p>
          </table:table-cell>
          <table:covered-table-cell table:number-columns-repeated="2"/>
          <table:table-cell office:value-type="string" table:style-name="ce21">
            <text:p>PHONE :326- <text:s/>2303068,9431126036 <text:s text:c="6"/>FAX :</text:p>
          </table:table-cell>
          <table:table-cell office:value-type="string" table:style-name="ce55">
            <text:p>SPL COMMERCIAL BRANCH DHANBAD</text:p>
          </table:table-cell>
          <table:table-cell office:value-type="float" office:value="6541" table:style-name="ce56">
            <text:p>6541</text:p>
          </table:table-cell>
          <table:table-cell office:value-type="string" table:style-name="ce55">
            <text:p>The Chief Manager,State Bank of India,DHANBADBANK MORE, GOODWILL PROPERTIESDHANBADDIST:DHANBAD, JHARKHAN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06541@sbi.co.in</text:p>
          </table:table-cell>
          <table:table-cell office:value-type="float" office:value="9431126036" table:style-name="ce54">
            <text:p>9431126036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03068</text:p>
          </table:table-cell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83">
            <text:p>THEASSISTANT GENERAL MANAGER, STATE BANK OF INDIA,BOKARO STEEL CITYCITY CENTRE, SECTOR-IV, <text:s text:c="16"/>SECTOR 4, CITY CENTERBOKARO STTEL CITYJHARKHAND 827004,sbi.00246@sbi.co.in</text:p>
          </table:table-cell>
          <table:covered-table-cell table:number-columns-repeated="2"/>
          <table:table-cell office:value-type="string" table:style-name="ce55">
            <text:p>PHONE :247856, 9431882700 <text:s text:c="7"/>FAX :06542231232</text:p>
          </table:table-cell>
          <table:table-cell office:value-type="string" table:style-name="ce55">
            <text:p>BOKARO STEEL CITY</text:p>
          </table:table-cell>
          <table:table-cell office:value-type="float" office:value="246" table:style-name="ce56">
            <text:p>246</text:p>
          </table:table-cell>
          <table:table-cell office:value-type="string" table:style-name="ce55">
            <text:p>The Chief Manager,State Bank of India,BOKAROCITY CENTRE, SECTOR-IV,BOKAROBOKARO</text:p>
          </table:table-cell>
          <table:table-cell office:value-type="float" office:value="827004" table:style-name="ce54">
            <text:p>827004</text:p>
          </table:table-cell>
          <table:table-cell office:value-type="string" table:style-name="ce55">
            <text:p>SIFI.00246@SBI.CO.IN</text:p>
          </table:table-cell>
          <table:table-cell office:value-type="float" office:value="9431711547" table:style-name="ce54">
            <text:p>9431711547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33624</text:p>
          </table:table-cell>
          <table:table-cell table:number-columns-repeated="16372"/>
        </table:table-row>
        <table:table-row table:style-name="ro10">
          <table:table-cell office:value-type="string" table:number-columns-spanned="3" table:number-rows-spanned="1" table:style-name="ce83">
            <text:p>THEASSISTANT GENERAL MANAGER, STATE BANK OF INDIA,HAZARIBAGHNH-33 <text:s/>RAVINDRA PATHDISTT HAZARIBAGHJHARKHAND HAZARIBAGH-825301, rch-sbilzb@sancharnet.in</text:p>
          </table:table-cell>
          <table:covered-table-cell table:number-columns-repeated="2"/>
          <table:table-cell office:value-type="string" table:style-name="ce21">
            <text:p>PHONE :065462, 9771458638 <text:s text:c="7"/>FAX :225674</text:p>
          </table:table-cell>
          <table:table-cell office:value-type="string" table:style-name="ce55">
            <text:p>HAZARIBAGH</text:p>
          </table:table-cell>
          <table:table-cell office:value-type="float" office:value="90" table:style-name="ce56">
            <text:p>90</text:p>
          </table:table-cell>
          <table:table-cell office:value-type="string" table:style-name="ce55">
            <text:p>The Chief Manager,State Bank of India,HAZARIBAGHNH-33, RAVINDRA PATH,DISTT HAZARIBAGHJHARKHAND</text:p>
          </table:table-cell>
          <table:table-cell office:value-type="float" office:value="825301" table:style-name="ce54">
            <text:p>825301</text:p>
          </table:table-cell>
          <table:table-cell office:value-type="string" table:style-name="ce55">
            <text:p>rch-sbilzb@sancharnet.in</text:p>
          </table:table-cell>
          <table:table-cell office:value-type="float" office:value="9431140712" table:style-name="ce54">
            <text:p>9431140712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6546222651</text:p>
          </table:table-cell>
          <table:table-cell table:number-columns-repeated="16372"/>
        </table:table-row>
        <table:table-row table:style-name="ro2">
          <table:table-cell table:style-name="ce55"/>
          <table:table-cell table:number-columns-repeated="2" table:style-name="ce54"/>
          <table:table-cell table:style-name="ce21"/>
          <table:table-cell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83">
            <text:p>THE ASSISTANT GENERAL MANAGER, <text:s/>STATE BANK OF INDIA,CHAIBASASADAR BAZARCHAIBASADISTT. - WEST SINGHBHUM CHAIBASA-833201, sbi.00052@sbi.co.in</text:p>
          </table:table-cell>
          <table:covered-table-cell table:number-columns-repeated="2"/>
          <table:table-cell office:value-type="string" table:style-name="ce55">
            <text:p>PHONE :256378, 9771465622 <text:s text:c="7"/>FAX :06582257374</text:p>
          </table:table-cell>
          <table:table-cell office:value-type="string" table:style-name="ce55">
            <text:p>CHAIBASA</text:p>
          </table:table-cell>
          <table:table-cell office:value-type="float" office:value="52" table:style-name="ce56">
            <text:p>52</text:p>
          </table:table-cell>
          <table:table-cell office:value-type="string" table:style-name="ce55">
            <text:p>The Chief Manager,State Bank of India,WEST SINGHBHUMDIST:WEST SINGHBHUMJHARKHANDJHARKHAND</text:p>
          </table:table-cell>
          <table:table-cell office:value-type="float" office:value="833201" table:style-name="ce54">
            <text:p>833201</text:p>
          </table:table-cell>
          <table:table-cell office:value-type="string" table:style-name="ce55">
            <text:p>sbi.00052@sbi.co.in</text:p>
          </table:table-cell>
          <table:table-cell office:value-type="float" office:value="9431132075" table:style-name="ce54">
            <text:p>9431132075</text:p>
          </table:table-cell>
          <table:table-cell office:value-type="float" office:value="6582" table:style-name="ce57">
            <text:p>6582</text:p>
          </table:table-cell>
          <table:table-cell office:value-type="string" table:style-name="ce56">
            <text:p>256378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10">
          <table:table-cell office:value-type="string" table:number-columns-spanned="3" table:number-rows-spanned="52" table:style-name="ce42">
            <text:p>THE REGIONAL MANAGER, STATE BANK OF INDIA, REIGONAL BUSINESS OFFICE,<text:s/><text:span text:style-name="T4">(DHANBAD)<text:s/></text:span>RAJSHILA APARTMENTBARTAND DHANBAD- 826001,agmr1.zodhn@sbi.co.in</text:p>
          </table:table-cell>
          <table:covered-table-cell table:number-columns-repeated="2"/>
          <table:table-cell office:value-type="string" table:number-columns-spanned="1" table:number-rows-spanned="52" table:style-name="ce42">
            <text:p>PHONE :665502, 9431017486 <text:s text:c="10"/>FAX :</text:p>
          </table:table-cell>
          <table:table-cell office:value-type="string" table:style-name="ce55">
            <text:p>SINDRI</text:p>
          </table:table-cell>
          <table:table-cell office:value-type="float" office:value="185" table:style-name="ce56">
            <text:p>185</text:p>
          </table:table-cell>
          <table:table-cell office:value-type="string" table:style-name="ce55">
            <text:p>The Chief Manager,State Bank of India,DHANBADPOST BAG NO.3,DIST:DHANBADDHANBAD</text:p>
          </table:table-cell>
          <table:table-cell office:value-type="float" office:value="828122" table:style-name="ce54">
            <text:p>828122</text:p>
          </table:table-cell>
          <table:table-cell office:value-type="string" table:style-name="ce55">
            <text:p>DNB_SBISINDRI@SANCHARNET.IN</text:p>
          </table:table-cell>
          <table:table-cell office:value-type="float" office:value="9934172088" table:style-name="ce54">
            <text:p>9934172088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24579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JHARIA BAZAR</text:p>
          </table:table-cell>
          <table:table-cell office:value-type="float" office:value="1225" table:style-name="ce56">
            <text:p>1225</text:p>
          </table:table-cell>
          <table:table-cell office:value-type="string" table:style-name="ce55">
            <text:p>State Bank of India,DHANBADJHARIADIST:DHANBADBIHAR</text:p>
          </table:table-cell>
          <table:table-cell office:value-type="float" office:value="828111" table:style-name="ce54">
            <text:p>828111</text:p>
          </table:table-cell>
          <table:table-cell office:value-type="string" table:style-name="ce55">
            <text:p>SBI.01225@SBI.CO.IN</text:p>
          </table:table-cell>
          <table:table-cell office:value-type="float" office:value="9431375421" table:style-name="ce54">
            <text:p>9431375421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46094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ATRASGARH</text:p>
          </table:table-cell>
          <table:table-cell office:value-type="float" office:value="1228" table:style-name="ce56">
            <text:p>1228</text:p>
          </table:table-cell>
          <table:table-cell office:value-type="string" table:style-name="ce55">
            <text:p>The Chief Manager,State Bank of India,DHANBADMAIN ROAD KATRASGARHDHANBADDIST:DHANBAD, BIHAR</text:p>
          </table:table-cell>
          <table:table-cell office:value-type="float" office:value="828113" table:style-name="ce54">
            <text:p>828113</text:p>
          </table:table-cell>
          <table:table-cell office:value-type="string" table:style-name="ce55">
            <text:p>SBI.01228@SBI.CO.IN</text:p>
          </table:table-cell>
          <table:table-cell office:value-type="float" office:value="9430351785" table:style-name="ce54">
            <text:p>9430351785</text:p>
          </table:table-cell>
          <table:table-cell office:value-type="float" office:value="8280" table:style-name="ce57">
            <text:p>8280</text:p>
          </table:table-cell>
          <table:table-cell office:value-type="string" table:style-name="ce56">
            <text:p>237383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INDIAN SCHOOL OF MINES DHANBAD</text:p>
          </table:table-cell>
          <table:table-cell office:value-type="float" office:value="1641" table:style-name="ce56">
            <text:p>1641</text:p>
          </table:table-cell>
          <table:table-cell office:value-type="string" table:style-name="ce55">
            <text:p>The Chief Manager,State Bank of India,DHANBADISM CAMPUSDHANBADDIST:DHANBAD, BIHAR</text:p>
          </table:table-cell>
          <table:table-cell office:value-type="float" office:value="826004" table:style-name="ce54">
            <text:p>826004</text:p>
          </table:table-cell>
          <table:table-cell office:value-type="string" table:style-name="ce55">
            <text:p>sbiism@sify.com</text:p>
          </table:table-cell>
          <table:table-cell office:value-type="float" office:value="9431169066" table:style-name="ce54">
            <text:p>9431169066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220312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HIRAPUR(DHANBAD)</text:p>
          </table:table-cell>
          <table:table-cell office:value-type="float" office:value="1670" table:style-name="ce56">
            <text:p>1670</text:p>
          </table:table-cell>
          <table:table-cell office:value-type="string" table:style-name="ce55">
            <text:p>The Chief Manager,State Bank of India,DHANBADHIRAPUR, COURT COMPOUNDDISTT DHANBADBIHAR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1670@sbi.co.in</text:p>
          </table:table-cell>
          <table:table-cell office:value-type="float" office:value="9471191470" table:style-name="ce54">
            <text:p>9471191470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231137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IGWADIH</text:p>
          </table:table-cell>
          <table:table-cell office:value-type="float" office:value="2933" table:style-name="ce56">
            <text:p>2933</text:p>
          </table:table-cell>
          <table:table-cell office:value-type="string" table:style-name="ce55">
            <text:p>The Chief Manager,State Bank of India,DHANBADP.O.JEALGORA,DIGWADIH-10DIST:DHANBAD, BIHAR</text:p>
          </table:table-cell>
          <table:table-cell office:value-type="float" office:value="828110" table:style-name="ce54">
            <text:p>828110</text:p>
          </table:table-cell>
          <table:table-cell office:value-type="string" table:style-name="ce55">
            <text:p>sbi.02933@sbi.co.in</text:p>
          </table:table-cell>
          <table:table-cell office:value-type="float" office:value="9431154616" table:style-name="ce54">
            <text:p>9431154616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THISTLE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AGJIWAN NAGAR DHANBAD</text:p>
          </table:table-cell>
          <table:table-cell office:value-type="float" office:value="2948" table:style-name="ce56">
            <text:p>2948</text:p>
          </table:table-cell>
          <table:table-cell office:value-type="string" table:style-name="ce55">
            <text:p>State Bank of India,DHANBADAT &amp; PO - JAGJIWAN NAGARCOAL MINES WELFARE ORGN CAMPUSDIST:DHANBAD, BIHAR</text:p>
          </table:table-cell>
          <table:table-cell office:value-type="float" office:value="826003" table:style-name="ce54">
            <text:p>826003</text:p>
          </table:table-cell>
          <table:table-cell office:value-type="float" office:value="0" table:style-name="ce55">
            <text:p>0</text:p>
          </table:table-cell>
          <table:table-cell office:value-type="float" office:value="9430703416" table:style-name="ce54">
            <text:p>9430703416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22233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HARIA</text:p>
          </table:table-cell>
          <table:table-cell office:value-type="float" office:value="2951" table:style-name="ce56">
            <text:p>2951</text:p>
          </table:table-cell>
          <table:table-cell office:value-type="string" table:style-name="ce55">
            <text:p>State Bank of India,DHANBADBIHAR BUILDING, MAIN ROAD JHARIADIST:DHANBADJHARKHAND</text:p>
          </table:table-cell>
          <table:table-cell office:value-type="float" office:value="828111" table:style-name="ce54">
            <text:p>828111</text:p>
          </table:table-cell>
          <table:table-cell office:value-type="string" table:style-name="ce55">
            <text:p>sbi.02951@sbi.co.in</text:p>
          </table:table-cell>
          <table:table-cell office:value-type="float" office:value="9431403292" table:style-name="ce54">
            <text:p>9431403292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46069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ARKEND BAZAR</text:p>
          </table:table-cell>
          <table:table-cell office:value-type="float" office:value="2958" table:style-name="ce56">
            <text:p>2958</text:p>
          </table:table-cell>
          <table:table-cell office:value-type="string" table:style-name="ce55">
            <text:p>The Chief Manager,State Bank of India,DHANBADKUSUNDA P.O.,DHANBADDIST:DHANBAD, BIHAR</text:p>
          </table:table-cell>
          <table:table-cell office:value-type="float" office:value="828116" table:style-name="ce54">
            <text:p>828116</text:p>
          </table:table-cell>
          <table:table-cell office:value-type="float" office:value="0" table:style-name="ce55">
            <text:p>0</text:p>
          </table:table-cell>
          <table:table-cell office:value-type="float" office:value="9939210776" table:style-name="ce54">
            <text:p>9939210776</text:p>
          </table:table-cell>
          <table:table-cell office:value-type="float" office:value="32600" table:style-name="ce57">
            <text:p>32600</text:p>
          </table:table-cell>
          <table:table-cell office:value-type="string" table:style-name="ce56">
            <text:p>233045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OYABAD</text:p>
          </table:table-cell>
          <table:table-cell office:value-type="float" office:value="2970" table:style-name="ce56">
            <text:p>2970</text:p>
          </table:table-cell>
          <table:table-cell office:value-type="string" table:style-name="ce55">
            <text:p>State Bank of India,DHANBADKATRAS ROAD, LOYABPO BANSJORADIST:DHANBAD, BIHAR</text:p>
          </table:table-cell>
          <table:table-cell office:value-type="float" office:value="828101" table:style-name="ce54">
            <text:p>828101</text:p>
          </table:table-cell>
          <table:table-cell office:value-type="float" office:value="0" table:style-name="ce55">
            <text:p>0</text:p>
          </table:table-cell>
          <table:table-cell office:value-type="float" office:value="9431254209" table:style-name="ce54">
            <text:p>9431254209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233142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UMARDHUBI</text:p>
          </table:table-cell>
          <table:table-cell office:value-type="float" office:value="3444" table:style-name="ce56">
            <text:p>3444</text:p>
          </table:table-cell>
          <table:table-cell office:value-type="string" table:style-name="ce55">
            <text:p>The Chief Manager,State Bank of India,DHANBADP.O. CHIRKUNDA,DIST:DHANBADJHARKHAND</text:p>
          </table:table-cell>
          <table:table-cell office:value-type="float" office:value="828202" table:style-name="ce54">
            <text:p>828202</text:p>
          </table:table-cell>
          <table:table-cell office:value-type="string" table:style-name="ce55">
            <text:p>sbi03444@sbi.co.in</text:p>
          </table:table-cell>
          <table:table-cell office:value-type="float" office:value="9334213606" table:style-name="ce54">
            <text:p>9334213606</text:p>
          </table:table-cell>
          <table:table-cell office:value-type="float" office:value="6540" table:style-name="ce57">
            <text:p>6540</text:p>
          </table:table-cell>
          <table:table-cell office:value-type="string" table:style-name="ce56">
            <text:p>27215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IRKUNDA</text:p>
          </table:table-cell>
          <table:table-cell office:value-type="float" office:value="3968" table:style-name="ce56">
            <text:p>3968</text:p>
          </table:table-cell>
          <table:table-cell office:value-type="string" table:style-name="ce55">
            <text:p>The Chief Manager,State Bank of India,DHANBADPO-CHIRKUNDADIST-DHANBADJHARKHAND</text:p>
          </table:table-cell>
          <table:table-cell office:value-type="float" office:value="828202" table:style-name="ce54">
            <text:p>828202</text:p>
          </table:table-cell>
          <table:table-cell office:value-type="string" table:style-name="ce55">
            <text:p>sbi.03968@sbi.co.in</text:p>
          </table:table-cell>
          <table:table-cell office:value-type="float" office:value="9470194830" table:style-name="ce54">
            <text:p>9470194830</text:p>
          </table:table-cell>
          <table:table-cell office:value-type="float" office:value="6540" table:style-name="ce57">
            <text:p>6540</text:p>
          </table:table-cell>
          <table:table-cell office:value-type="string" table:style-name="ce56">
            <text:p>27218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 B B DHANBAD</text:p>
          </table:table-cell>
          <table:table-cell office:value-type="float" office:value="4144" table:style-name="ce56">
            <text:p>4144</text:p>
          </table:table-cell>
          <table:table-cell office:value-type="string" table:style-name="ce55">
            <text:p>The Chief Manager,State Bank of India,DHANBADURMILA TOWER, BANK MORE,DIST:DHANBADJHARKHAN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04144@sbi.co.in/dnb_manager1@sanchar</text:p>
          </table:table-cell>
          <table:table-cell office:value-type="float" office:value="9431722085" table:style-name="ce54">
            <text:p>9431722085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0313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ILBERA</text:p>
          </table:table-cell>
          <table:table-cell office:value-type="float" office:value="4679" table:style-name="ce56">
            <text:p>4679</text:p>
          </table:table-cell>
          <table:table-cell office:value-type="string" table:style-name="ce55">
            <text:p>The Chief Manager,State Bank of India,DHANBADP O-SONARDIHP.S.:MAHESHPURDIST:DHANBAD,JHARKHAND</text:p>
          </table:table-cell>
          <table:table-cell office:value-type="float" office:value="828125" table:style-name="ce54">
            <text:p>828125</text:p>
          </table:table-cell>
          <table:table-cell office:value-type="string" table:style-name="ce55">
            <text:p>sbi.04679@sbi.co.in</text:p>
          </table:table-cell>
          <table:table-cell office:value-type="float" office:value="9431558660" table:style-name="ce54">
            <text:p>9431558660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9200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UMRA MORE</text:p>
          </table:table-cell>
          <table:table-cell office:value-type="float" office:value="4680" table:style-name="ce56">
            <text:p>4680</text:p>
          </table:table-cell>
          <table:table-cell office:value-type="string" table:style-name="ce55">
            <text:p>The Chief Manager,State Bank of India,DHANBADPO-NAWAGARHDUMRA MOREDIST:DHANBAD, JHARKHAND</text:p>
          </table:table-cell>
          <table:table-cell office:value-type="float" office:value="828306" table:style-name="ce54">
            <text:p>828306</text:p>
          </table:table-cell>
          <table:table-cell office:value-type="string" table:style-name="ce55">
            <text:p>sbi.04680@sbi.co.in</text:p>
          </table:table-cell>
          <table:table-cell office:value-type="float" office:value="9835110022" table:style-name="ce54">
            <text:p>9835110022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239270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USTOR</text:p>
          </table:table-cell>
          <table:table-cell office:value-type="float" office:value="4681" table:style-name="ce56">
            <text:p>4681</text:p>
          </table:table-cell>
          <table:table-cell office:value-type="string" table:style-name="ce55">
            <text:p>State Bank of India,DHANBADKUSTORDIST:DHANBAD,JHARKHAND</text:p>
          </table:table-cell>
          <table:table-cell office:value-type="float" office:value="828117" table:style-name="ce54">
            <text:p>828117</text:p>
          </table:table-cell>
          <table:table-cell office:value-type="float" office:value="0" table:style-name="ce55">
            <text:p>0</text:p>
          </table:table-cell>
          <table:table-cell office:value-type="float" office:value="9430133020" table:style-name="ce54">
            <text:p>9430133020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233027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CCL TOWNSHIP</text:p>
          </table:table-cell>
          <table:table-cell office:value-type="float" office:value="6214" table:style-name="ce56">
            <text:p>6214</text:p>
          </table:table-cell>
          <table:table-cell office:value-type="string" table:style-name="ce55">
            <text:p>The Chief Manager,State Bank of India,DHANBADPO BCCL TOWNSHIPDHANBADDIST:DHANBAD, BIHAR</text:p>
          </table:table-cell>
          <table:table-cell office:value-type="float" office:value="826005" table:style-name="ce54">
            <text:p>826005</text:p>
          </table:table-cell>
          <table:table-cell office:value-type="float" office:value="0" table:style-name="ce55">
            <text:p>0</text:p>
          </table:table-cell>
          <table:table-cell office:value-type="float" office:value="9430206093" table:style-name="ce54">
            <text:p>9430206093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23029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GRI MKT YARD DAMKARA DHANBAD</text:p>
          </table:table-cell>
          <table:table-cell office:value-type="float" office:value="6452" table:style-name="ce56">
            <text:p>6452</text:p>
          </table:table-cell>
          <table:table-cell office:value-type="string" table:style-name="ce55">
            <text:p>The Branch Manager,State Bank of India,DHANBADMARKET YARDNCAMPUSPO NAGNAGARDIST:DHANBAD, JHARKHAND</text:p>
          </table:table-cell>
          <table:table-cell office:value-type="float" office:value="826004" table:style-name="ce54">
            <text:p>826004</text:p>
          </table:table-cell>
          <table:table-cell office:value-type="string" table:style-name="ce55">
            <text:p>SBI.06452@SBI.CO.IN</text:p>
          </table:table-cell>
          <table:table-cell office:value-type="float" office:value="9234200211" table:style-name="ce54">
            <text:p>9234200211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293188</text:p>
          </table:table-cell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table-cell table:number-columns-repeated="2" table:style-name="ce54"/>
          <table:table-cell office:value-type="string" table:style-name="ce55">
            <text:p>The Branch Manager,</text:p>
          </table:table-cell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AHARAJGANJ</text:p>
          </table:table-cell>
          <table:table-cell office:value-type="float" office:value="6717" table:style-name="ce56">
            <text:p>6717</text:p>
          </table:table-cell>
          <table:table-cell office:value-type="string" table:style-name="ce55">
            <text:p>The Branch Manager,State Bank of India,DHANBADAT + PO-MAHARAJGANJPS-TUNDIDIST:DHANBAD, JHARKHAND</text:p>
          </table:table-cell>
          <table:table-cell office:value-type="float" office:value="828109" table:style-name="ce54">
            <text:p>828109</text:p>
          </table:table-cell>
          <table:table-cell office:value-type="string" table:style-name="ce55">
            <text:p>sbi.06717@sbi.co.in</text:p>
          </table:table-cell>
          <table:table-cell office:value-type="float" office:value="9431122742" table:style-name="ce54">
            <text:p>9431122742</text:p>
          </table:table-cell>
          <table:table-cell office:value-type="float" office:value="6540" table:style-name="ce57">
            <text:p>6540</text:p>
          </table:table-cell>
          <table:table-cell office:value-type="string" table:style-name="ce56">
            <text:p>27109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OKHARIA</text:p>
          </table:table-cell>
          <table:table-cell office:value-type="float" office:value="6721" table:style-name="ce56">
            <text:p>6721</text:p>
          </table:table-cell>
          <table:table-cell office:value-type="string" table:style-name="ce55">
            <text:p>The Branch Manager,State Bank of India,DHANBADVILL+PO-POKHARIAPS-TUNDIDIST:DHANBAD ,JHARKHAND</text:p>
          </table:table-cell>
          <table:table-cell office:value-type="float" office:value="828109" table:style-name="ce54">
            <text:p>828109</text:p>
          </table:table-cell>
          <table:table-cell office:value-type="string" table:style-name="ce55">
            <text:p>sbi.06721@sbi.co.in</text:p>
          </table:table-cell>
          <table:table-cell office:value-type="float" office:value="9431231372" table:style-name="ce54">
            <text:p>943123137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ITY BRANCH</text:p>
          </table:table-cell>
          <table:table-cell office:value-type="float" office:value="6948" table:style-name="ce56">
            <text:p>6948</text:p>
          </table:table-cell>
          <table:table-cell office:value-type="string" table:style-name="ce55">
            <text:p>The Branch Manager,State Bank of India,DHANBADMADHURI PALACENEAR CITY CENTREBARTAND , DHANBA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06948@sbi.co.in</text:p>
          </table:table-cell>
          <table:table-cell office:value-type="float" office:value="9835394057" table:style-name="ce54">
            <text:p>9835394057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202957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DEOLI</text:p>
          </table:table-cell>
          <table:table-cell office:value-type="float" office:value="6952" table:style-name="ce56">
            <text:p>6952</text:p>
          </table:table-cell>
          <table:table-cell office:value-type="string" table:style-name="ce55">
            <text:p>The Branch Manager,State Bank of India,DHANBADVILL-DEOLI,PO-JANGALPURPS-GOVINDPURDIST:DHANBAD,JHARKHAND</text:p>
          </table:table-cell>
          <table:table-cell office:value-type="float" office:value="828109" table:style-name="ce54">
            <text:p>828109</text:p>
          </table:table-cell>
          <table:table-cell office:value-type="string" table:style-name="ce55">
            <text:p>sbi.06952@sbi.co.in</text:p>
          </table:table-cell>
          <table:table-cell office:value-type="float" office:value="9955322040" table:style-name="ce54">
            <text:p>9955322040</text:p>
          </table:table-cell>
          <table:table-cell office:value-type="float" office:value="6540" table:style-name="ce57">
            <text:p>6540</text:p>
          </table:table-cell>
          <table:table-cell office:value-type="string" table:style-name="ce56">
            <text:p>26217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LKUSA</text:p>
          </table:table-cell>
          <table:table-cell office:value-type="float" office:value="7693" table:style-name="ce56">
            <text:p>7693</text:p>
          </table:table-cell>
          <table:table-cell office:value-type="string" table:style-name="ce55">
            <text:p>The Branch Manager,State Bank of India,DHANBADKUSUNDA P.O.DIST:DHANBAD, BIHAR828116</text:p>
          </table:table-cell>
          <table:table-cell office:value-type="float" office:value="828116" table:style-name="ce54">
            <text:p>828116</text:p>
          </table:table-cell>
          <table:table-cell office:value-type="float" office:value="0" table:style-name="ce55">
            <text:p>0</text:p>
          </table:table-cell>
          <table:table-cell office:value-type="float" office:value="9431151166" table:style-name="ce54">
            <text:p>9431151166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3027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SERIA</text:p>
          </table:table-cell>
          <table:table-cell office:value-type="float" office:value="7694" table:style-name="ce56">
            <text:p>7694</text:p>
          </table:table-cell>
          <table:table-cell office:value-type="string" table:style-name="ce55">
            <text:p>The Branch Manager,State Bank of India,DHANBADPO-KUSUNDADIST:DHANBADJHARKHAND</text:p>
          </table:table-cell>
          <table:table-cell office:value-type="float" office:value="828116" table:style-name="ce54">
            <text:p>828116</text:p>
          </table:table-cell>
          <table:table-cell office:value-type="string" table:style-name="ce55">
            <text:p>sbi.07694@sbi.co.in</text:p>
          </table:table-cell>
          <table:table-cell office:value-type="float" office:value="9470194835" table:style-name="ce54">
            <text:p>9470194835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3026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LIHARI</text:p>
          </table:table-cell>
          <table:table-cell office:value-type="float" office:value="7695" table:style-name="ce56">
            <text:p>7695</text:p>
          </table:table-cell>
          <table:table-cell office:value-type="string" table:style-name="ce55">
            <text:p>The Branch Manager,State Bank of India,DHANBADP.O-KUSUNDA,DIST:DHANBADJHARKHAND</text:p>
          </table:table-cell>
          <table:table-cell office:value-type="float" office:value="828116" table:style-name="ce54">
            <text:p>828116</text:p>
          </table:table-cell>
          <table:table-cell office:value-type="string" table:style-name="ce55">
            <text:p>sbi.07695@sbi.co.in</text:p>
          </table:table-cell>
          <table:table-cell office:value-type="float" office:value="9470194825" table:style-name="ce54">
            <text:p>9470194825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233042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IRSHA</text:p>
          </table:table-cell>
          <table:table-cell office:value-type="float" office:value="8748" table:style-name="ce56">
            <text:p>8748</text:p>
          </table:table-cell>
          <table:table-cell office:value-type="string" table:style-name="ce55">
            <text:p>The Chief Manager,State Bank of India,DHANBADG T ROADP.O.- NIRSHADIST:DHANBAD, JHARKHAND</text:p>
          </table:table-cell>
          <table:table-cell office:value-type="float" office:value="828205" table:style-name="ce54">
            <text:p>828205</text:p>
          </table:table-cell>
          <table:table-cell office:value-type="string" table:style-name="ce55">
            <text:p>sbi.08748@sbi.co.in</text:p>
          </table:table-cell>
          <table:table-cell office:value-type="float" office:value="9431433975" table:style-name="ce54">
            <text:p>9431433975</text:p>
          </table:table-cell>
          <table:table-cell office:value-type="float" office:value="65400" table:style-name="ce57">
            <text:p>65400</text:p>
          </table:table-cell>
          <table:table-cell office:value-type="string" table:style-name="ce56">
            <text:p>27519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HELATAND</text:p>
          </table:table-cell>
          <table:table-cell office:value-type="float" office:value="8749" table:style-name="ce56">
            <text:p>8749</text:p>
          </table:table-cell>
          <table:table-cell office:value-type="string" table:style-name="ce55">
            <text:p>The Chief Manager,State Bank of India,DHANBADBHELATANDDIST:DHANBAD,JHARKHAND</text:p>
          </table:table-cell>
          <table:table-cell office:value-type="float" office:value="828103" table:style-name="ce54">
            <text:p>828103</text:p>
          </table:table-cell>
          <table:table-cell office:value-type="string" table:style-name="ce55">
            <text:p>sbi.08749@sbi.co.in</text:p>
          </table:table-cell>
          <table:table-cell office:value-type="float" office:value="9835224504" table:style-name="ce54">
            <text:p>9835224504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237333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SANTI MATA COLLIERY</text:p>
          </table:table-cell>
          <table:table-cell office:value-type="float" office:value="8750" table:style-name="ce56">
            <text:p>8750</text:p>
          </table:table-cell>
          <table:table-cell office:value-type="string" table:style-name="ce55">
            <text:p>The Branch Manager,State Bank of India,DHANBADP.O-MUGMADIST:DHANBADJHARKHAND</text:p>
          </table:table-cell>
          <table:table-cell office:value-type="float" office:value="828204" table:style-name="ce54">
            <text:p>828204</text:p>
          </table:table-cell>
          <table:table-cell office:value-type="string" table:style-name="ce55">
            <text:p>sbi.08750@sbi.co.in</text:p>
          </table:table-cell>
          <table:table-cell office:value-type="float" office:value="9835350579" table:style-name="ce54">
            <text:p>9835350579</text:p>
          </table:table-cell>
          <table:table-cell office:value-type="float" office:value="6540" table:style-name="ce57">
            <text:p>6540</text:p>
          </table:table-cell>
          <table:table-cell office:value-type="string" table:style-name="ce56">
            <text:p>28632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HANBAD STATION AREA</text:p>
          </table:table-cell>
          <table:table-cell office:value-type="float" office:value="9008" table:style-name="ce56">
            <text:p>9008</text:p>
          </table:table-cell>
          <table:table-cell office:value-type="string" table:style-name="ce55">
            <text:p>The Branch Manager,State Bank of India,DHANBADPURANA BAZARDIST:DHANBAD,JHARKHAN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09008@sbi.co.in</text:p>
          </table:table-cell>
          <table:table-cell office:value-type="float" office:value="9835214154" table:style-name="ce54">
            <text:p>9835214154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0322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URRENCY ADMN CELL DHANBAD</text:p>
          </table:table-cell>
          <table:table-cell office:value-type="float" office:value="10020" table:style-name="ce56">
            <text:p>10020</text:p>
          </table:table-cell>
          <table:table-cell office:value-type="string" table:style-name="ce55">
            <text:p>The Chief Manager,State Bank of India,DHANBADOLD BUILDING DHANBAD BRANCHBANK MOREDHANBA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10020@sbi.co.in</text:p>
          </table:table-cell>
          <table:table-cell office:value-type="float" office:value="9431126365" table:style-name="ce54">
            <text:p>9431126365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230663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 R M DHANBAD</text:p>
          </table:table-cell>
          <table:table-cell office:value-type="float" office:value="10334" table:style-name="ce56">
            <text:p>10334</text:p>
          </table:table-cell>
          <table:table-cell office:value-type="string" table:style-name="ce55">
            <text:p>The Branch Manager,State Bank of India,DHANBADDRM OFFICE CAMPUSDHANBADDHANBA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10334@SBI.CO.IN</text:p>
          </table:table-cell>
          <table:table-cell office:value-type="float" office:value="9431158966" table:style-name="ce54">
            <text:p>9431158966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222052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SNALA</text:p>
          </table:table-cell>
          <table:table-cell office:value-type="float" office:value="10777" table:style-name="ce56">
            <text:p>10777</text:p>
          </table:table-cell>
          <table:table-cell office:value-type="string" table:style-name="ce55">
            <text:p>The Branch Manager,State Bank of India,DHANBADP.O: CHASNALADIST: DHANBADJHARKHAND</text:p>
          </table:table-cell>
          <table:table-cell office:value-type="float" office:value="828135" table:style-name="ce54">
            <text:p>828135</text:p>
          </table:table-cell>
          <table:table-cell office:value-type="float" office:value="0" table:style-name="ce55">
            <text:p>0</text:p>
          </table:table-cell>
          <table:table-cell office:value-type="float" office:value="9470194838" table:style-name="ce54">
            <text:p>9470194838</text:p>
          </table:table-cell>
          <table:table-cell office:value-type="float" office:value="3260" table:style-name="ce57">
            <text:p>326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 I T SINDRI</text:p>
          </table:table-cell>
          <table:table-cell office:value-type="float" office:value="11812" table:style-name="ce56">
            <text:p>11812</text:p>
          </table:table-cell>
          <table:table-cell office:value-type="string" table:style-name="ce55">
            <text:p>The Branch Manager,State Bank of India,DHANBADBIT CAMPUS, SINDRIDISTT DHANBADJHARKHAND</text:p>
          </table:table-cell>
          <table:table-cell office:value-type="float" office:value="828122" table:style-name="ce54">
            <text:p>828122</text:p>
          </table:table-cell>
          <table:table-cell office:value-type="string" table:style-name="ce55">
            <text:p>sbi.11812@sbi.co.in</text:p>
          </table:table-cell>
          <table:table-cell office:value-type="float" office:value="9430676469" table:style-name="ce54">
            <text:p>9430676469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5078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OVINDPUR</text:p>
          </table:table-cell>
          <table:table-cell office:value-type="float" office:value="12624" table:style-name="ce56">
            <text:p>12624</text:p>
          </table:table-cell>
          <table:table-cell office:value-type="string" table:style-name="ce55">
            <text:p>The Branch Manager,State Bank of India,DHANBADH/O MOHAN MISHRA,NEAR POLICE STN.DHANBAD</text:p>
          </table:table-cell>
          <table:table-cell office:value-type="float" office:value="828109" table:style-name="ce54">
            <text:p>828109</text:p>
          </table:table-cell>
          <table:table-cell office:value-type="float" office:value="0" table:style-name="ce55">
            <text:p>0</text:p>
          </table:table-cell>
          <table:table-cell office:value-type="float" office:value="9470944619" table:style-name="ce54">
            <text:p>9470944619</text:p>
          </table:table-cell>
          <table:table-cell office:value-type="float" office:value="6540" table:style-name="ce57">
            <text:p>654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AJGANJ</text:p>
          </table:table-cell>
          <table:table-cell office:value-type="float" office:value="12625" table:style-name="ce56">
            <text:p>12625</text:p>
          </table:table-cell>
          <table:table-cell office:value-type="string" table:style-name="ce55">
            <text:p>The Branch Manager,State Bank of India,DHANBADBESIDE RAJGANJ POLICE STATIONNH -2, RAJGANJDHANBAD</text:p>
          </table:table-cell>
          <table:table-cell office:value-type="float" office:value="828113" table:style-name="ce54">
            <text:p>828113</text:p>
          </table:table-cell>
          <table:table-cell office:value-type="float" office:value="0" table:style-name="ce55">
            <text:p>0</text:p>
          </table:table-cell>
          <table:table-cell office:value-type="float" office:value="9431122278" table:style-name="ce54">
            <text:p>9431122278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27250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GOMOH</text:p>
          </table:table-cell>
          <table:table-cell office:value-type="float" office:value="12626" table:style-name="ce56">
            <text:p>12626</text:p>
          </table:table-cell>
          <table:table-cell office:value-type="string" table:style-name="ce55">
            <text:p>The Branch Manager,State Bank of India,DHANBADH/O MOHAN LAL AGARWALSRI TIRUPATI ENTERPRISES,PURANA BAZAR, GOMOH, DHANBAD.</text:p>
          </table:table-cell>
          <table:table-cell office:value-type="float" office:value="828401" table:style-name="ce54">
            <text:p>828401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HUDA</text:p>
          </table:table-cell>
          <table:table-cell office:value-type="float" office:value="12627" table:style-name="ce56">
            <text:p>12627</text:p>
          </table:table-cell>
          <table:table-cell office:value-type="string" table:style-name="ce55">
            <text:p>The Branch Manager,State Bank of India,DHANBADG M OFFICEBCCLDHANBAD</text:p>
          </table:table-cell>
          <table:table-cell office:value-type="float" office:value="828305" table:style-name="ce54">
            <text:p>828305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ARAIDHELA</text:p>
          </table:table-cell>
          <table:table-cell office:value-type="float" office:value="15442" table:style-name="ce56">
            <text:p>15442</text:p>
          </table:table-cell>
          <table:table-cell office:value-type="string" table:style-name="ce55">
            <text:p>The Branch Manager,State Bank of India,DHANBADKANHAIYA ENCLAVE OPP:PRAGATI NURSING HONH-32, SARAIDHELADHANBAD</text:p>
          </table:table-cell>
          <table:table-cell office:value-type="float" office:value="826004" table:style-name="ce54">
            <text:p>826004</text:p>
          </table:table-cell>
          <table:table-cell office:value-type="string" table:style-name="ce55">
            <text:p>sbi.15442@sbi.co.in</text:p>
          </table:table-cell>
          <table:table-cell office:value-type="float" office:value="9431191380" table:style-name="ce54">
            <text:p>9431191380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MAITHON</text:p>
          </table:table-cell>
          <table:table-cell office:value-type="float" office:value="15443" table:style-name="ce56">
            <text:p>15443</text:p>
          </table:table-cell>
          <table:table-cell office:value-type="string" table:style-name="ce55">
            <text:p>The Branch Manager,State Bank of India,DHANBADBSK COLLEGE CAMPUSMAITHON MORE P O- MAITHON DAMDISTT: DHANBAD</text:p>
          </table:table-cell>
          <table:table-cell office:value-type="float" office:value="828207" table:style-name="ce54">
            <text:p>828207</text:p>
          </table:table-cell>
          <table:table-cell office:value-type="string" table:style-name="ce55">
            <text:p>sbi.15443@sbi.co.in</text:p>
          </table:table-cell>
          <table:table-cell office:value-type="float" office:value="9471191833" table:style-name="ce54">
            <text:p>9471191833</text:p>
          </table:table-cell>
          <table:table-cell office:value-type="float" office:value="6540" table:style-name="ce57">
            <text:p>6540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OVINDPUR COLLIERY</text:p>
          </table:table-cell>
          <table:table-cell office:value-type="float" office:value="15729" table:style-name="ce56">
            <text:p>15729</text:p>
          </table:table-cell>
          <table:table-cell office:value-type="string" table:style-name="ce55">
            <text:p>The Branch Manager,State Bank of India,DHANBADBHATMURNA MOREPO KATRASGARHDHANBAD</text:p>
          </table:table-cell>
          <table:table-cell office:value-type="float" office:value="828113" table:style-name="ce54">
            <text:p>828113</text:p>
          </table:table-cell>
          <table:table-cell office:value-type="string" table:style-name="ce55">
            <text:p>SBI.15729@SBI.CO.IN</text:p>
          </table:table-cell>
          <table:table-cell office:value-type="float" office:value="9431370472" table:style-name="ce54">
            <text:p>9431370472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EGIONAL BUSINESS OFFICE DHANBAD</text:p>
          </table:table-cell>
          <table:table-cell office:value-type="float" office:value="15863" table:style-name="ce56">
            <text:p>15863</text:p>
          </table:table-cell>
          <table:table-cell office:value-type="string" table:style-name="ce55">
            <text:p>The Chief Manager(Admin),State Bank of India,DHANBADRAJSHILA APARTMENTBARTANDDHANBA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15863@sbi.co.in</text:p>
          </table:table-cell>
          <table:table-cell office:value-type="float" office:value="9771456571" table:style-name="ce54">
            <text:p>9771456571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66550215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IRAGORA</text:p>
          </table:table-cell>
          <table:table-cell office:value-type="float" office:value="16000" table:style-name="ce56">
            <text:p>16000</text:p>
          </table:table-cell>
          <table:table-cell office:value-type="string" table:style-name="ce55">
            <text:p>The Branch Manager,State Bank of India,DHANBADUSHA KUNJMAIN ROAD,CHIRAGORADHANBA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16000@sbi.co.in</text:p>
          </table:table-cell>
          <table:table-cell office:value-type="float" office:value="8873377660" table:style-name="ce54">
            <text:p>8873377660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PL HNI BRANCH DHANBAD</text:p>
          </table:table-cell>
          <table:table-cell office:value-type="float" office:value="16089" table:style-name="ce56">
            <text:p>16089</text:p>
          </table:table-cell>
          <table:table-cell office:value-type="string" table:style-name="ce55">
            <text:p>The Branch Manager,State Bank of India,DHANBADRAJSHILA KUSUM APARTMENT.LUBY CIRCULAR ROADDHANBA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16089@sbi.co.in</text:p>
          </table:table-cell>
          <table:table-cell office:value-type="float" office:value="9572837036" table:style-name="ce54">
            <text:p>9572837036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HAIYA BRANCH</text:p>
          </table:table-cell>
          <table:table-cell office:value-type="float" office:value="16614" table:style-name="ce56">
            <text:p>16614</text:p>
          </table:table-cell>
          <table:table-cell office:value-type="string" table:style-name="ce55">
            <text:p>The Branch Manager,State Bank of India,DHANBADOPPOSITE TO RANI TALAWDHAIYA , DIST - DHANBADJHARKHAND</text:p>
          </table:table-cell>
          <table:table-cell office:value-type="float" office:value="826004" table:style-name="ce54">
            <text:p>826004</text:p>
          </table:table-cell>
          <table:table-cell office:value-type="string" table:style-name="ce55">
            <text:p>SBI.16614@SBI.CO.IN</text:p>
          </table:table-cell>
          <table:table-cell office:value-type="float" office:value="9934351230" table:style-name="ce54">
            <text:p>9934351230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ATKURIA BRANCH</text:p>
          </table:table-cell>
          <table:table-cell office:value-type="float" office:value="16615" table:style-name="ce56">
            <text:p>16615</text:p>
          </table:table-cell>
          <table:table-cell office:value-type="string" table:style-name="ce55">
            <text:p>The Branch Manager,State Bank of India,DHANBAD" Z SQUARE " , KATRAS ROADMATKURIA , DIST - DHANBADJHARKHAN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16615@SBI.CO.IN</text:p>
          </table:table-cell>
          <table:table-cell office:value-type="float" office:value="8969178836" table:style-name="ce54">
            <text:p>8969178836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LIAPUR</text:p>
          </table:table-cell>
          <table:table-cell office:value-type="float" office:value="17156" table:style-name="ce56">
            <text:p>17156</text:p>
          </table:table-cell>
          <table:table-cell office:value-type="string" table:style-name="ce55">
            <text:p>The Branch Manager,State Bank of India,DHANBADRAJ MARKETJHARIA ROAD,BALIAPURDISTT: DHANBAD (JHARKHAND)</text:p>
          </table:table-cell>
          <table:table-cell office:value-type="float" office:value="828201" table:style-name="ce54">
            <text:p>828201</text:p>
          </table:table-cell>
          <table:table-cell office:value-type="string" table:style-name="ce55">
            <text:p>sbi.17156@sbi.co.in</text:p>
          </table:table-cell>
          <table:table-cell office:value-type="float" office:value="9162525513" table:style-name="ce54">
            <text:p>9162525513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431251</text:p>
          </table:table-cell>
          <table:table-cell table:number-columns-repeated="16372" table:style-name="ce1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WASSEYPUR</text:p>
          </table:table-cell>
          <table:table-cell office:value-type="float" office:value="17472" table:style-name="ce56">
            <text:p>17472</text:p>
          </table:table-cell>
          <table:table-cell office:value-type="string" table:style-name="ce55">
            <text:p>The Branch Manager,State Bank of India,DHANBAD1ST FLOOR, ABDUL QUDDUS APARTMENT,NEAR MILLAT COLONY,WASSEYPUR, DHANBAD</text:p>
          </table:table-cell>
          <table:table-cell office:value-type="float" office:value="826001" table:style-name="ce54">
            <text:p>826001</text:p>
          </table:table-cell>
          <table:table-cell office:value-type="string" table:style-name="ce55">
            <text:p>sbi.17472@sbi.co.in</text:p>
          </table:table-cell>
          <table:table-cell office:value-type="float" office:value="5420311787" table:style-name="ce54">
            <text:p>5420311787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00394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LKERA</text:p>
          </table:table-cell>
          <table:table-cell office:value-type="float" office:value="17823" table:style-name="ce56">
            <text:p>17823</text:p>
          </table:table-cell>
          <table:table-cell office:value-type="string" table:style-name="ce55">
            <text:p>The Branch Manager,State Bank of India,DHANBADOPP: DVC SUB-STATIONMAIN ROADMALKERA</text:p>
          </table:table-cell>
          <table:table-cell office:value-type="float" office:value="828304" table:style-name="ce54">
            <text:p>828304</text:p>
          </table:table-cell>
          <table:table-cell office:value-type="string" table:style-name="ce55">
            <text:p>SBI.17823@SBI.CO.IN</text:p>
          </table:table-cell>
          <table:table-cell office:value-type="float" office:value="9934823949" table:style-name="ce54">
            <text:p>9934823949</text:p>
          </table:table-cell>
          <table:table-cell office:value-type="float" office:value="326" table:style-name="ce57">
            <text:p>326</text:p>
          </table:table-cell>
          <table:table-cell office:value-type="string" table:style-name="ce56">
            <text:p>2372166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BIINTOUCH BRANCH DHANBAD</text:p>
          </table:table-cell>
          <table:table-cell office:value-type="float" office:value="19110" table:style-name="ce56">
            <text:p>19110</text:p>
          </table:table-cell>
          <table:table-cell office:value-type="string" table:style-name="ce55">
            <text:p>The Branch Manager,State Bank of India,DHANBADMOTILAL BANARSILAL COMPLEXSARAIDHELLA,CHUNA GODOWNDHANBAD</text:p>
          </table:table-cell>
          <table:table-cell office:value-type="float" office:value="828127" table:style-name="ce54">
            <text:p>828127</text:p>
          </table:table-cell>
          <table:table-cell office:value-type="string" table:style-name="ce55">
            <text:p>SBI.19110@SBI.CO.IN</text:p>
          </table:table-cell>
          <table:table-cell table:style-name="ce54"/>
          <table:table-cell office:value-type="float" office:value="326" table:style-name="ce57">
            <text:p>32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TUNDOO</text:p>
          </table:table-cell>
          <table:table-cell office:value-type="float" office:value="31475" table:style-name="ce56">
            <text:p>31475</text:p>
          </table:table-cell>
          <table:table-cell office:value-type="string" table:style-name="ce55">
            <text:p>The Branch Manager,State Bank of India,DHANBADTUNDOODISTT DHANBADDISTT.DHANBAD</text:p>
          </table:table-cell>
          <table:table-cell office:value-type="float" office:value="828128" table:style-name="ce54">
            <text:p>828128</text:p>
          </table:table-cell>
          <table:table-cell office:value-type="string" table:style-name="ce55">
            <text:p>sbbj10475@sbi.co.in</text:p>
          </table:table-cell>
          <table:table-cell table:style-name="ce54"/>
          <table:table-cell office:value-type="float" office:value="326" table:style-name="ce57">
            <text:p>326</text:p>
          </table:table-cell>
          <table:table-cell office:value-type="string" table:style-name="ce56">
            <text:p>2722235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8">
            <text:p>SHASTRI NAGAR</text:p>
          </table:table-cell>
          <table:table-cell office:value-type="float" office:value="31901" table:style-name="ce59">
            <text:p>31901</text:p>
          </table:table-cell>
          <table:table-cell office:value-type="string" table:style-name="ce60">
            <text:p>The Branch Manager,State Bank of India,DHANBADCOMMERCE HOUSE-II, IST FLOOR,SHASTRI NAGAR MAIN ROAD, BANK MORE,DHANBAD</text:p>
          </table:table-cell>
          <table:table-cell office:value-type="float" office:value="826001" table:style-name="ce61">
            <text:p>826001</text:p>
          </table:table-cell>
          <table:table-cell office:value-type="string" table:style-name="ce60">
            <text:p>sbbj10901@sbi.co.in</text:p>
          </table:table-cell>
          <table:table-cell table:style-name="ce61"/>
          <table:table-cell office:value-type="float" office:value="326" table:style-name="ce62">
            <text:p>326</text:p>
          </table:table-cell>
          <table:table-cell office:value-type="string" table:style-name="ce59">
            <text:p>2301377</text:p>
          </table:table-cell>
          <table:table-cell table:number-columns-repeated="11" table:style-name="ce61"/>
          <table:table-cell table:style-name="ce63"/>
          <table:table-cell table:number-columns-repeated="16360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 table:style-name="ce1"/>
        </table:table-row>
        <table:table-row table:style-name="ro8">
          <table:table-cell office:value-type="string" table:number-columns-spanned="3" table:number-rows-spanned="41" table:style-name="ce42">
            <text:p>THE REGIONAL MANAGER, STATE BANK OF INDIA, REIGONAL BUSINESS OFFICE,<text:s/><text:span text:style-name="T4">(BOKARO)</text:span><text:s text:c="2"/>PLOT NO. A1 TO A8 <text:s text:c="2"/>CITY CENTRESECTOR -4 <text:s text:c="2"/>BOKARO STEEL CITYDIST : <text:s text:c="3"/>BOKARO BOKARO STEEL CITY- 827004, agm2.zodhn@sbi.co.in</text:p>
          </table:table-cell>
          <table:covered-table-cell table:number-columns-repeated="2"/>
          <table:table-cell office:value-type="string" table:number-columns-spanned="1" table:number-rows-spanned="41" table:style-name="ce42">
            <text:p>PHONE :233401, 9431115922 <text:s text:c="7"/>FAX :06542233407</text:p>
          </table:table-cell>
          <table:table-cell office:value-type="string" table:style-name="ce55">
            <text:p>BOKARO THERMAL</text:p>
          </table:table-cell>
          <table:table-cell office:value-type="float" office:value="45" table:style-name="ce56">
            <text:p>45</text:p>
          </table:table-cell>
          <table:table-cell office:value-type="string" table:style-name="ce55">
            <text:p>The Chief Manager,State Bank of India,BOKAROP.O. -BOKARO THERMALDIST - BOKAROJHARKHAND</text:p>
          </table:table-cell>
          <table:table-cell office:value-type="float" office:value="829127" table:style-name="ce54">
            <text:p>829127</text:p>
          </table:table-cell>
          <table:table-cell office:value-type="string" table:style-name="ce55">
            <text:p>sbi.00045@sbi.co.in</text:p>
          </table:table-cell>
          <table:table-cell office:value-type="float" office:value="9431748782" table:style-name="ce54">
            <text:p>9431748782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66515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HUSRO BAZAAR</text:p>
          </table:table-cell>
          <table:table-cell office:value-type="float" office:value="1235" table:style-name="ce56">
            <text:p>1235</text:p>
          </table:table-cell>
          <table:table-cell office:value-type="string" table:style-name="ce55">
            <text:p>The Chief Manager,State Bank of India,BOKAROP.O.-BERMODIST- BOKAROJHARKHAND</text:p>
          </table:table-cell>
          <table:table-cell office:value-type="float" office:value="829144" table:style-name="ce54">
            <text:p>829144</text:p>
          </table:table-cell>
          <table:table-cell office:value-type="string" table:style-name="ce55">
            <text:p>sbi.01235@sbi.co.in</text:p>
          </table:table-cell>
          <table:table-cell office:value-type="float" office:value="9431378461" table:style-name="ce54">
            <text:p>9431378461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21545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NDANKIARI</text:p>
          </table:table-cell>
          <table:table-cell office:value-type="float" office:value="1368" table:style-name="ce56">
            <text:p>1368</text:p>
          </table:table-cell>
          <table:table-cell office:value-type="string" table:style-name="ce55">
            <text:p>The Branch Manager,State Bank of India,BOKAROAT +PO--CHANDANKIARIDIST-BOKAROJHARKHAND</text:p>
          </table:table-cell>
          <table:table-cell office:value-type="float" office:value="828134" table:style-name="ce54">
            <text:p>828134</text:p>
          </table:table-cell>
          <table:table-cell office:value-type="string" table:style-name="ce55">
            <text:p>sbi.01368@sbi.co.in</text:p>
          </table:table-cell>
          <table:table-cell office:value-type="float" office:value="9431170615" table:style-name="ce54">
            <text:p>9431170615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30748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OKARO INDUSTRIAL AREA</text:p>
          </table:table-cell>
          <table:table-cell office:value-type="float" office:value="1734" table:style-name="ce56">
            <text:p>1734</text:p>
          </table:table-cell>
          <table:table-cell office:value-type="string" table:style-name="ce55">
            <text:p>The Chief Manager,State Bank of India,BOKAROBALIDIHBOKARO STEEL CITYDIST:BOKARO STEEL CITY , JHARKHAND</text:p>
          </table:table-cell>
          <table:table-cell office:value-type="float" office:value="827014" table:style-name="ce54">
            <text:p>827014</text:p>
          </table:table-cell>
          <table:table-cell office:value-type="string" table:style-name="ce55">
            <text:p>sbi.01734@sbi.co.in</text:p>
          </table:table-cell>
          <table:table-cell office:value-type="float" office:value="9470598026" table:style-name="ce54">
            <text:p>9470598026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5365565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NDRAPURA</text:p>
          </table:table-cell>
          <table:table-cell office:value-type="float" office:value="2925" table:style-name="ce56">
            <text:p>2925</text:p>
          </table:table-cell>
          <table:table-cell office:value-type="string" table:style-name="ce55">
            <text:p>The Chief Manager,State Bank of India,BOKAROP.O.CHANDRAPURADIST:BOKAROJHARKHAND</text:p>
          </table:table-cell>
          <table:table-cell office:value-type="float" office:value="825303" table:style-name="ce54">
            <text:p>825303</text:p>
          </table:table-cell>
          <table:table-cell office:value-type="float" office:value="0" table:style-name="ce55">
            <text:p>0</text:p>
          </table:table-cell>
          <table:table-cell office:value-type="float" office:value="9431846600" table:style-name="ce54">
            <text:p>9431846600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42231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PETERBAR</text:p>
          </table:table-cell>
          <table:table-cell office:value-type="float" office:value="2993" table:style-name="ce56">
            <text:p>2993</text:p>
          </table:table-cell>
          <table:table-cell office:value-type="string" table:style-name="ce55">
            <text:p>The Branch Manager,State Bank of India,BOKAROBAZAR TANR,PO-PETARBARPETARBARDIST:BOKARO, JHARKHAND</text:p>
          </table:table-cell>
          <table:table-cell office:value-type="float" office:value="829121" table:style-name="ce54">
            <text:p>829121</text:p>
          </table:table-cell>
          <table:table-cell office:value-type="string" table:style-name="ce55">
            <text:p>sbi.02993@sbi.co.in</text:p>
          </table:table-cell>
          <table:table-cell office:value-type="float" office:value="9979894169" table:style-name="ce54">
            <text:p>9979894169</text:p>
          </table:table-cell>
          <table:table-cell office:value-type="float" office:value="65490" table:style-name="ce57">
            <text:p>65490</text:p>
          </table:table-cell>
          <table:table-cell office:value-type="string" table:style-name="ce56">
            <text:p>26502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ENUGHAT</text:p>
          </table:table-cell>
          <table:table-cell office:value-type="float" office:value="3230" table:style-name="ce56">
            <text:p>3230</text:p>
          </table:table-cell>
          <table:table-cell office:value-type="string" table:style-name="ce55">
            <text:p>The Branch Manager,State Bank of India,BOKAROP O R.B.TENUGHATDIST:BOKAROJHARKHAND</text:p>
          </table:table-cell>
          <table:table-cell office:value-type="float" office:value="829123" table:style-name="ce54">
            <text:p>829123</text:p>
          </table:table-cell>
          <table:table-cell office:value-type="string" table:style-name="ce55">
            <text:p>sbi03230@sbi.co.in</text:p>
          </table:table-cell>
          <table:table-cell office:value-type="float" office:value="9431927883" table:style-name="ce54">
            <text:p>9431927883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3068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DMN BLDG(BOKARO STEEL CITY)</text:p>
          </table:table-cell>
          <table:table-cell office:value-type="float" office:value="3240" table:style-name="ce56">
            <text:p>3240</text:p>
          </table:table-cell>
          <table:table-cell office:value-type="string" table:style-name="ce55">
            <text:p>The Chief Manager,State Bank of India,BOKAROP.O. BOKARO STEEL CITY,BOKARODIST:BOKARO</text:p>
          </table:table-cell>
          <table:table-cell office:value-type="float" office:value="827001" table:style-name="ce54">
            <text:p>827001</text:p>
          </table:table-cell>
          <table:table-cell office:value-type="string" table:style-name="ce55">
            <text:p>BKO.SBIADM.SANCHARNET.IN</text:p>
          </table:table-cell>
          <table:table-cell office:value-type="float" office:value="9431128610" table:style-name="ce54">
            <text:p>9431128610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4015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AS (BOKARO)</text:p>
          </table:table-cell>
          <table:table-cell office:value-type="float" office:value="3586" table:style-name="ce56">
            <text:p>3586</text:p>
          </table:table-cell>
          <table:table-cell office:value-type="string" table:style-name="ce55">
            <text:p>The Branch Manager,State Bank of India,BOKAROBYE PASS ROAD, P.O.CHAS,DIST:BOKARO, JHARKHAND</text:p>
          </table:table-cell>
          <table:table-cell office:value-type="float" office:value="827013" table:style-name="ce54">
            <text:p>827013</text:p>
          </table:table-cell>
          <table:table-cell office:value-type="float" office:value="0" table:style-name="ce55">
            <text:p>0</text:p>
          </table:table-cell>
          <table:table-cell office:value-type="float" office:value="9470591573" table:style-name="ce54">
            <text:p>9470591573</text:p>
          </table:table-cell>
          <table:table-cell office:value-type="float" office:value="65420" table:style-name="ce57">
            <text:p>65420</text:p>
          </table:table-cell>
          <table:table-cell office:value-type="string" table:style-name="ce56">
            <text:p>23548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OMM. BR. BOKARO STEEL CITY</text:p>
          </table:table-cell>
          <table:table-cell office:value-type="float" office:value="4231" table:style-name="ce56">
            <text:p>4231</text:p>
          </table:table-cell>
          <table:table-cell office:value-type="string" table:style-name="ce55">
            <text:p>The Chief Manager,State Bank of India,BOKAROSECTOR-IV, BOKARO STEEL CITY,BOKARODIST:BOKARO, JHARKHAND</text:p>
          </table:table-cell>
          <table:table-cell office:value-type="float" office:value="827004" table:style-name="ce54">
            <text:p>827004</text:p>
          </table:table-cell>
          <table:table-cell office:value-type="string" table:style-name="ce55">
            <text:p>sbi.04231@sbi.co.in</text:p>
          </table:table-cell>
          <table:table-cell office:value-type="float" office:value="9835357000" table:style-name="ce54">
            <text:p>9835357000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3299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THARA</text:p>
          </table:table-cell>
          <table:table-cell office:value-type="float" office:value="4652" table:style-name="ce56">
            <text:p>4652</text:p>
          </table:table-cell>
          <table:table-cell office:value-type="string" table:style-name="ce55">
            <text:p>The Chief Manager,State Bank of India,BOKARODIST BOKAROJHARKHANDJHARKHAND</text:p>
          </table:table-cell>
          <table:table-cell office:value-type="float" office:value="829116" table:style-name="ce54">
            <text:p>829116</text:p>
          </table:table-cell>
          <table:table-cell office:value-type="string" table:style-name="ce55">
            <text:p>sbi.04652@sbi.co.in</text:p>
          </table:table-cell>
          <table:table-cell office:value-type="float" office:value="9431555536" table:style-name="ce54">
            <text:p>9431555536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3524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UGDA COAL WASHERY</text:p>
          </table:table-cell>
          <table:table-cell office:value-type="float" office:value="5433" table:style-name="ce56">
            <text:p>5433</text:p>
          </table:table-cell>
          <table:table-cell office:value-type="string" table:style-name="ce55">
            <text:p>The Chief Manager,State Bank of India,BOKARODUGDADUGDABOKARO</text:p>
          </table:table-cell>
          <table:table-cell office:value-type="float" office:value="828404" table:style-name="ce54">
            <text:p>828404</text:p>
          </table:table-cell>
          <table:table-cell office:value-type="string" table:style-name="ce55">
            <text:p>SBI.05433@SBI.CO.IN</text:p>
          </table:table-cell>
          <table:table-cell office:value-type="float" office:value="9431738503" table:style-name="ce54">
            <text:p>9431738503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4405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OMIA</text:p>
          </table:table-cell>
          <table:table-cell office:value-type="float" office:value="5595" table:style-name="ce56">
            <text:p>5595</text:p>
          </table:table-cell>
          <table:table-cell office:value-type="string" table:style-name="ce55">
            <text:p>The Branch Manager,State Bank of India,BOKAROPO-GOMIADIST-BOKAROJHARKHAND</text:p>
          </table:table-cell>
          <table:table-cell office:value-type="float" office:value="829112" table:style-name="ce54">
            <text:p>829112</text:p>
          </table:table-cell>
          <table:table-cell office:value-type="string" table:style-name="ce55">
            <text:p>sbi.05595@sbi.co.in</text:p>
          </table:table-cell>
          <table:table-cell office:value-type="float" office:value="9771435488" table:style-name="ce54">
            <text:p>9771435488</text:p>
          </table:table-cell>
          <table:table-cell office:value-type="float" office:value="6544" table:style-name="ce57">
            <text:p>6544</text:p>
          </table:table-cell>
          <table:table-cell office:value-type="string" table:style-name="ce56">
            <text:p>261319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PUNPUNKI GHAT BERA</text:p>
          </table:table-cell>
          <table:table-cell office:value-type="float" office:value="5781" table:style-name="ce56">
            <text:p>5781</text:p>
          </table:table-cell>
          <table:table-cell office:value-type="string" table:style-name="ce55">
            <text:p>The Branch Manager,State Bank of India,BOKAROVILL-PUNPUNKIPO-PUUNPUNKI ASHRAMDIST:BOKARO, JHARKHAND</text:p>
          </table:table-cell>
          <table:table-cell office:value-type="float" office:value="827013" table:style-name="ce54">
            <text:p>827013</text:p>
          </table:table-cell>
          <table:table-cell office:value-type="string" table:style-name="ce55">
            <text:p>sbi.05781@sbi.co.in</text:p>
          </table:table-cell>
          <table:table-cell office:value-type="float" office:value="9334210002" table:style-name="ce54">
            <text:p>933421000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HANDARIDAH</text:p>
          </table:table-cell>
          <table:table-cell office:value-type="float" office:value="6076" table:style-name="ce56">
            <text:p>6076</text:p>
          </table:table-cell>
          <table:table-cell office:value-type="string" table:style-name="ce55">
            <text:p>The Branch Manager,State Bank of India,BOKAROAT &amp; PO : BHANDARIDAHDIST : BOKAROJHARKHAND</text:p>
          </table:table-cell>
          <table:table-cell office:value-type="float" office:value="829132" table:style-name="ce54">
            <text:p>829132</text:p>
          </table:table-cell>
          <table:table-cell office:value-type="string" table:style-name="ce55">
            <text:p>sbi.06076@sbi.co.in</text:p>
          </table:table-cell>
          <table:table-cell office:value-type="float" office:value="9431509281" table:style-name="ce54">
            <text:p>9431509281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3930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GRI MKT YARD KANDRA(BOKARO)</text:p>
          </table:table-cell>
          <table:table-cell office:value-type="float" office:value="6450" table:style-name="ce56">
            <text:p>6450</text:p>
          </table:table-cell>
          <table:table-cell office:value-type="string" table:style-name="ce55">
            <text:p>The Branch Manager,State Bank of India,BOKAROITI MORE,CHASBOKARODIST:DHANBAD, BIHAR</text:p>
          </table:table-cell>
          <table:table-cell office:value-type="float" office:value="827013" table:style-name="ce54">
            <text:p>827013</text:p>
          </table:table-cell>
          <table:table-cell office:value-type="string" table:style-name="ce55">
            <text:p>BKO_SBIAMY@SANCHARNET.IN</text:p>
          </table:table-cell>
          <table:table-cell office:value-type="float" office:value="9431128645" table:style-name="ce54">
            <text:p>9431128645</text:p>
          </table:table-cell>
          <table:table-cell office:value-type="float" office:value="65420" table:style-name="ce57">
            <text:p>65420</text:p>
          </table:table-cell>
          <table:table-cell office:value-type="string" table:style-name="ce56">
            <text:p>28567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OKARO STEEL CITY SECTOR-12</text:p>
          </table:table-cell>
          <table:table-cell office:value-type="float" office:value="6546" table:style-name="ce56">
            <text:p>6546</text:p>
          </table:table-cell>
          <table:table-cell office:value-type="string" table:style-name="ce55">
            <text:p>The Branch Manager,State Bank of India,BOKAROBOKAROSECTOR BOKARO STEELCITYDIST:DHANBAD,JHARKHAND</text:p>
          </table:table-cell>
          <table:table-cell office:value-type="float" office:value="827001" table:style-name="ce54">
            <text:p>827001</text:p>
          </table:table-cell>
          <table:table-cell office:value-type="float" office:value="0" table:style-name="ce55">
            <text:p>0</text:p>
          </table:table-cell>
          <table:table-cell office:value-type="float" office:value="9835314700" table:style-name="ce54">
            <text:p>9835314700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5749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OKARO STEEL CITY SECTOR-9</text:p>
          </table:table-cell>
          <table:table-cell office:value-type="float" office:value="6651" table:style-name="ce56">
            <text:p>6651</text:p>
          </table:table-cell>
          <table:table-cell office:value-type="string" table:style-name="ce55">
            <text:p>The Chief Manager,State Bank of India,BOKAROBOKARO STEEL CITYBOKARODIST:BOKARO, JHARKHAND</text:p>
          </table:table-cell>
          <table:table-cell office:value-type="float" office:value="827009" table:style-name="ce54">
            <text:p>827009</text:p>
          </table:table-cell>
          <table:table-cell office:value-type="float" office:value="0" table:style-name="ce55">
            <text:p>0</text:p>
          </table:table-cell>
          <table:table-cell office:value-type="float" office:value="9431104355" table:style-name="ce54">
            <text:p>9431104355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6267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AS COURT AREA</text:p>
          </table:table-cell>
          <table:table-cell office:value-type="float" office:value="6652" table:style-name="ce56">
            <text:p>6652</text:p>
          </table:table-cell>
          <table:table-cell office:value-type="string" table:style-name="ce55">
            <text:p>The Chief Manager,State Bank of India,BOKAROCAMP-II,BOKARO STEEL CITYDIST:DHANBAD, JHARKHAND</text:p>
          </table:table-cell>
          <table:table-cell office:value-type="float" office:value="827012" table:style-name="ce54">
            <text:p>827012</text:p>
          </table:table-cell>
          <table:table-cell office:value-type="string" table:style-name="ce55">
            <text:p>bko_sbichas@sancharnet.com</text:p>
          </table:table-cell>
          <table:table-cell office:value-type="float" office:value="9431367281" table:style-name="ce54">
            <text:p>9431367281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2370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 V C BERMO COLLIERY</text:p>
          </table:table-cell>
          <table:table-cell office:value-type="float" office:value="6713" table:style-name="ce56">
            <text:p>6713</text:p>
          </table:table-cell>
          <table:table-cell office:value-type="string" table:style-name="ce55">
            <text:p>State Bank of India,BOKARODVC MINESPO-BERMODIST:BOKARO,JHARKHAND</text:p>
          </table:table-cell>
          <table:table-cell office:value-type="float" office:value="829104" table:style-name="ce54">
            <text:p>829104</text:p>
          </table:table-cell>
          <table:table-cell office:value-type="string" table:style-name="ce55">
            <text:p>sbi.06713@sbi.co.in</text:p>
          </table:table-cell>
          <table:table-cell office:value-type="float" office:value="9934511955" table:style-name="ce54">
            <text:p>9934511955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20686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DHORI COLLIERY</text:p>
          </table:table-cell>
          <table:table-cell office:value-type="float" office:value="7071" table:style-name="ce56">
            <text:p>7071</text:p>
          </table:table-cell>
          <table:table-cell office:value-type="string" table:style-name="ce55">
            <text:p>The Chief Manager,State Bank of India,BOKAROP.O. MAKAOLI,PS-CHANDRAPURA,VIA-PHUSRO BAZARDIST:BOKARO, JHARKHAND</text:p>
          </table:table-cell>
          <table:table-cell office:value-type="float" office:value="829144" table:style-name="ce54">
            <text:p>829144</text:p>
          </table:table-cell>
          <table:table-cell office:value-type="string" table:style-name="ce55">
            <text:p>sbi.07071@sbi.co.in</text:p>
          </table:table-cell>
          <table:table-cell office:value-type="float" office:value="9431154262" table:style-name="ce54">
            <text:p>9431154262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2137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RGALI COLLIERY</text:p>
          </table:table-cell>
          <table:table-cell office:value-type="float" office:value="7072" table:style-name="ce56">
            <text:p>7072</text:p>
          </table:table-cell>
          <table:table-cell office:value-type="string" table:style-name="ce55">
            <text:p>The Chief Manager,State Bank of India,BOKAROAT-KARGALI-BAZARP.O-BERMODIST:BOKARO , JHARKHAND</text:p>
          </table:table-cell>
          <table:table-cell office:value-type="float" office:value="829104" table:style-name="ce54">
            <text:p>829104</text:p>
          </table:table-cell>
          <table:table-cell office:value-type="string" table:style-name="ce55">
            <text:p>sbi.07072@sbi co .in</text:p>
          </table:table-cell>
          <table:table-cell office:value-type="float" office:value="9835331922" table:style-name="ce54">
            <text:p>9835331922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20303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OKARO COLLIERY</text:p>
          </table:table-cell>
          <table:table-cell office:value-type="float" office:value="7073" table:style-name="ce56">
            <text:p>7073</text:p>
          </table:table-cell>
          <table:table-cell office:value-type="string" table:style-name="ce55">
            <text:p>The Branch Manager,State Bank of India,BOKAROPO-SUNDAY BAZAR,BOKARODIST-BOKARO STEEL CITYJHARKHAND</text:p>
          </table:table-cell>
          <table:table-cell office:value-type="float" office:value="829127" table:style-name="ce54">
            <text:p>829127</text:p>
          </table:table-cell>
          <table:table-cell office:value-type="string" table:style-name="ce55">
            <text:p>sbi.070732@ sbi.co.in</text:p>
          </table:table-cell>
          <table:table-cell office:value-type="float" office:value="9835331922" table:style-name="ce54">
            <text:p>9835331922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6053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ALKARI</text:p>
          </table:table-cell>
          <table:table-cell office:value-type="float" office:value="7264" table:style-name="ce56">
            <text:p>7264</text:p>
          </table:table-cell>
          <table:table-cell office:value-type="string" table:style-name="ce55">
            <text:p>The Branch Manager,State Bank of India,BOKAROPO-CHALKARI,VIA-JARIDIH BAZARDIST:BOKAROJHARKHAND</text:p>
          </table:table-cell>
          <table:table-cell office:value-type="float" office:value="829114" table:style-name="ce54">
            <text:p>829114</text:p>
          </table:table-cell>
          <table:table-cell office:value-type="string" table:style-name="ce55">
            <text:p>sbi.07264@sbi.co.in</text:p>
          </table:table-cell>
          <table:table-cell office:value-type="float" office:value="9431773943" table:style-name="ce54">
            <text:p>9431773943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29057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ECTORI BOKARO STEEL CITY</text:p>
          </table:table-cell>
          <table:table-cell office:value-type="float" office:value="7872" table:style-name="ce56">
            <text:p>7872</text:p>
          </table:table-cell>
          <table:table-cell office:value-type="string" table:style-name="ce55">
            <text:p>The Branch Manager,State Bank of India,BOKAROSECTOR 1,BOKARO STEEL CITYDIST:BOKARO, BIHAR</text:p>
          </table:table-cell>
          <table:table-cell office:value-type="float" office:value="827001" table:style-name="ce54">
            <text:p>827001</text:p>
          </table:table-cell>
          <table:table-cell office:value-type="float" office:value="0" table:style-name="ce55">
            <text:p>0</text:p>
          </table:table-cell>
          <table:table-cell office:value-type="float" office:value="9431378461" table:style-name="ce54">
            <text:p>9431378461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4758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DRAKURI</text:p>
          </table:table-cell>
          <table:table-cell office:value-type="float" office:value="8138" table:style-name="ce56">
            <text:p>8138</text:p>
          </table:table-cell>
          <table:table-cell office:value-type="string" table:style-name="ce55">
            <text:p>The Branch Manager,State Bank of India,BOKAROVILL &amp; PO : ADRAKURIPS : CHANDANKIARIDIST : BOKARO, JHARKHAND</text:p>
          </table:table-cell>
          <table:table-cell office:value-type="float" office:value="827013" table:style-name="ce54">
            <text:p>827013</text:p>
          </table:table-cell>
          <table:table-cell office:value-type="string" table:style-name="ce55">
            <text:p>sbi.08138@sbi.co.in</text:p>
          </table:table-cell>
          <table:table-cell office:value-type="float" office:value="9732312451" table:style-name="ce54">
            <text:p>973231245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9771447926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NATUNDI</text:p>
          </table:table-cell>
          <table:table-cell office:value-type="float" office:value="8139" table:style-name="ce56">
            <text:p>8139</text:p>
          </table:table-cell>
          <table:table-cell office:value-type="string" table:style-name="ce55">
            <text:p>The Branch Manager,State Bank of India,BOKAROP.O- BANSTORA,PS-CHANDAN KIARIDIST:BOKAROJHARKHAND</text:p>
          </table:table-cell>
          <table:table-cell office:value-type="float" office:value="828134" table:style-name="ce54">
            <text:p>828134</text:p>
          </table:table-cell>
          <table:table-cell office:value-type="string" table:style-name="ce55">
            <text:p>sbi.08139@sbi.co.in</text:p>
          </table:table-cell>
          <table:table-cell office:value-type="float" office:value="9431743813" table:style-name="ce54">
            <text:p>943174381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UPKADIH</text:p>
          </table:table-cell>
          <table:table-cell office:value-type="float" office:value="8141" table:style-name="ce56">
            <text:p>8141</text:p>
          </table:table-cell>
          <table:table-cell office:value-type="string" table:style-name="ce55">
            <text:p>The Branch Manager,State Bank of India,BOKAROAT &amp; PO : TUPKADIHDIST : BOKAROJHARKHAND</text:p>
          </table:table-cell>
          <table:table-cell office:value-type="float" office:value="827010" table:style-name="ce54">
            <text:p>827010</text:p>
          </table:table-cell>
          <table:table-cell office:value-type="string" table:style-name="ce55">
            <text:p>sbi.08141@sbi.co.in</text:p>
          </table:table-cell>
          <table:table-cell office:value-type="float" office:value="9431166158" table:style-name="ce54">
            <text:p>9431166158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5211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ALPANIA</text:p>
          </table:table-cell>
          <table:table-cell office:value-type="float" office:value="9013" table:style-name="ce56">
            <text:p>9013</text:p>
          </table:table-cell>
          <table:table-cell office:value-type="string" table:style-name="ce55">
            <text:p>The Branch Manager,State Bank of India,BOKAROP.O.LALPANIADIST-BOKAROJHARKHAND</text:p>
          </table:table-cell>
          <table:table-cell office:value-type="float" office:value="829149" table:style-name="ce54">
            <text:p>829149</text:p>
          </table:table-cell>
          <table:table-cell office:value-type="string" table:style-name="ce55">
            <text:p>sbi.09013@sbi.co.in</text:p>
          </table:table-cell>
          <table:table-cell office:value-type="float" office:value="9431587515" table:style-name="ce54">
            <text:p>9431587515</text:p>
          </table:table-cell>
          <table:table-cell office:value-type="float" office:value="6544" table:style-name="ce57">
            <text:p>6544</text:p>
          </table:table-cell>
          <table:table-cell office:value-type="string" table:style-name="ce56">
            <text:p>22544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URRENCY ADMNISTRATION CELL BOKARO</text:p>
          </table:table-cell>
          <table:table-cell office:value-type="float" office:value="11472" table:style-name="ce56">
            <text:p>11472</text:p>
          </table:table-cell>
          <table:table-cell office:value-type="string" table:style-name="ce55">
            <text:p>The Branch Manager,State Bank of India,BOKAROSECTOR 4 CITY CENTREBOKAROBOKARO</text:p>
          </table:table-cell>
          <table:table-cell office:value-type="float" office:value="827011" table:style-name="ce54">
            <text:p>827011</text:p>
          </table:table-cell>
          <table:table-cell office:value-type="string" table:style-name="ce55">
            <text:p>11472@SBI.CO.IN</text:p>
          </table:table-cell>
          <table:table-cell office:value-type="float" office:value="9470197982" table:style-name="ce54">
            <text:p>9470197982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3253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ENA (JENAMORE)</text:p>
          </table:table-cell>
          <table:table-cell office:value-type="float" office:value="12548" table:style-name="ce56">
            <text:p>12548</text:p>
          </table:table-cell>
          <table:table-cell office:value-type="string" table:style-name="ce55">
            <text:p>The Branch Manager,State Bank of India,BOKAROADM MARKET JENA MOREJENAMOREBOKARO</text:p>
          </table:table-cell>
          <table:table-cell office:value-type="float" office:value="827010" table:style-name="ce54">
            <text:p>827010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42" table:style-name="ce57">
            <text:p>654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IWANDIH</text:p>
          </table:table-cell>
          <table:table-cell office:value-type="float" office:value="12811" table:style-name="ce56">
            <text:p>12811</text:p>
          </table:table-cell>
          <table:table-cell office:value-type="string" table:style-name="ce55">
            <text:p>The Branch Manager,State Bank of India,BOKAROP.O SIWANDIHPS.MARAFARIBS CITY</text:p>
          </table:table-cell>
          <table:table-cell office:value-type="float" office:value="827010" table:style-name="ce54">
            <text:p>827010</text:p>
          </table:table-cell>
          <table:table-cell office:value-type="string" table:style-name="ce55">
            <text:p>sbi.12811@sbi.co.in</text:p>
          </table:table-cell>
          <table:table-cell office:value-type="float" office:value="9334616502" table:style-name="ce54">
            <text:p>9334616502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59033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R B O BOKARO</text:p>
          </table:table-cell>
          <table:table-cell office:value-type="float" office:value="13734" table:style-name="ce56">
            <text:p>13734</text:p>
          </table:table-cell>
          <table:table-cell office:value-type="string" table:style-name="ce55">
            <text:p>The Chief Manager(Admin),State Bank of India,BOKAROPLOT NO. A1 TO A8 , CITY CENTRESECTOR -4 , BOKARO STEEL CITYDIST : BOKARO</text:p>
          </table:table-cell>
          <table:table-cell office:value-type="float" office:value="827004" table:style-name="ce54">
            <text:p>827004</text:p>
          </table:table-cell>
          <table:table-cell office:value-type="string" table:style-name="ce55">
            <text:p>agm2.zoran@sbi.co.in</text:p>
          </table:table-cell>
          <table:table-cell office:value-type="float" office:value="9431115922" table:style-name="ce54">
            <text:p>9431115922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23340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ELECTROSTEEL CAMPUS SEALJORI</text:p>
          </table:table-cell>
          <table:table-cell office:value-type="float" office:value="14345" table:style-name="ce56">
            <text:p>14345</text:p>
          </table:table-cell>
          <table:table-cell office:value-type="string" table:style-name="ce55">
            <text:p>The Branch Manager,State Bank of India,BOKAROVILL - SEALJORI, PO - JOGIDIHDIST : BOKARO,JHARKHAND</text:p>
          </table:table-cell>
          <table:table-cell office:value-type="float" office:value="828303" table:style-name="ce54">
            <text:p>828303</text:p>
          </table:table-cell>
          <table:table-cell office:value-type="string" table:style-name="ce55">
            <text:p>sbi.14345@sbi.co.in</text:p>
          </table:table-cell>
          <table:table-cell office:value-type="float" office:value="9473456625" table:style-name="ce54">
            <text:p>947345662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MADHUKARPUR</text:p>
          </table:table-cell>
          <table:table-cell office:value-type="float" office:value="15589" table:style-name="ce56">
            <text:p>15589</text:p>
          </table:table-cell>
          <table:table-cell office:value-type="string" table:style-name="ce55">
            <text:p>The Branch Manager,State Bank of India,BOKAROVILL: MADHUKARPURPO: CHANDIPUR,PS-KASMAR,BLOCK-KASMARDISTT: BOKARO</text:p>
          </table:table-cell>
          <table:table-cell office:value-type="float" office:value="829121" table:style-name="ce54">
            <text:p>829121</text:p>
          </table:table-cell>
          <table:table-cell office:value-type="string" table:style-name="ce55">
            <text:p>sbi.15589@sbi.co.in</text:p>
          </table:table-cell>
          <table:table-cell office:value-type="float" office:value="9430211671" table:style-name="ce54">
            <text:p>943021167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CHIRACHAS</text:p>
          </table:table-cell>
          <table:table-cell office:value-type="float" office:value="16005" table:style-name="ce56">
            <text:p>16005</text:p>
          </table:table-cell>
          <table:table-cell office:value-type="string" table:style-name="ce55">
            <text:p>The Branch Manager,State Bank of India,BOKAROBHAI KAKA COMPLEXNEAR GARGA BRIDGE , CHIRACHASDIST: BOKARO</text:p>
          </table:table-cell>
          <table:table-cell office:value-type="float" office:value="827013" table:style-name="ce54">
            <text:p>827013</text:p>
          </table:table-cell>
          <table:table-cell office:value-type="string" table:style-name="ce55">
            <text:p>sbi.16005@sbi.co.in</text:p>
          </table:table-cell>
          <table:table-cell office:value-type="float" office:value="9431128645" table:style-name="ce54">
            <text:p>9431128645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JODHADIH MORE CHAS</text:p>
          </table:table-cell>
          <table:table-cell office:value-type="float" office:value="16006" table:style-name="ce56">
            <text:p>16006</text:p>
          </table:table-cell>
          <table:table-cell office:value-type="string" table:style-name="ce55">
            <text:p>The Branch Manager,State Bank of India,BOKAROCHAITANYA SAMAROH BHAWANJODHADIH MORE, CHASDISTT - BOKARO</text:p>
          </table:table-cell>
          <table:table-cell office:value-type="float" office:value="827013" table:style-name="ce54">
            <text:p>827013</text:p>
          </table:table-cell>
          <table:table-cell office:value-type="string" table:style-name="ce55">
            <text:p>sbi.16006@sbi.co.in</text:p>
          </table:table-cell>
          <table:table-cell office:value-type="float" office:value="9431128645" table:style-name="ce54">
            <text:p>9431128645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ARI CO-OPERATIVE TETULIA</text:p>
          </table:table-cell>
          <table:table-cell office:value-type="float" office:value="16007" table:style-name="ce56">
            <text:p>16007</text:p>
          </table:table-cell>
          <table:table-cell office:value-type="string" table:style-name="ce55">
            <text:p>The Branch Manager,State Bank of India,BOKAROPLOT NO 815 , BARI CO-OPERATIVE SOCIETYP O SECTOR -12DISTT: BOKARO</text:p>
          </table:table-cell>
          <table:table-cell office:value-type="float" office:value="827012" table:style-name="ce54">
            <text:p>827012</text:p>
          </table:table-cell>
          <table:table-cell office:value-type="string" table:style-name="ce55">
            <text:p>sbi.16007@sbi.co.in</text:p>
          </table:table-cell>
          <table:table-cell office:value-type="float" office:value="7488299830" table:style-name="ce54">
            <text:p>7488299830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ARIDIH BAZAR</text:p>
          </table:table-cell>
          <table:table-cell office:value-type="float" office:value="16980" table:style-name="ce56">
            <text:p>16980</text:p>
          </table:table-cell>
          <table:table-cell office:value-type="string" table:style-name="ce55">
            <text:p>The Branch Manager,State Bank of India,BOKAROAT &amp; PO: JARIDIH BAZARDISTT: BOKAROJHARKHAND</text:p>
          </table:table-cell>
          <table:table-cell office:value-type="float" office:value="829114" table:style-name="ce54">
            <text:p>829114</text:p>
          </table:table-cell>
          <table:table-cell office:value-type="string" table:style-name="ce55">
            <text:p>SBI.16980@SBI.CO.IN</text:p>
          </table:table-cell>
          <table:table-cell office:value-type="float" office:value="9470505900" table:style-name="ce54">
            <text:p>9470505900</text:p>
          </table:table-cell>
          <table:table-cell office:value-type="float" office:value="6549" table:style-name="ce57">
            <text:p>6549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OHAL</text:p>
          </table:table-cell>
          <table:table-cell office:value-type="float" office:value="17128" table:style-name="ce56">
            <text:p>17128</text:p>
          </table:table-cell>
          <table:table-cell office:value-type="string" table:style-name="ce55">
            <text:p>The Branch Manager,State Bank of India,BOKAROPANCHAYAT BHAWAN (PURVI)AT&amp; PO: MOHALDISTRICT: BOKARO,JHARKHAND</text:p>
          </table:table-cell>
          <table:table-cell office:value-type="float" office:value="828303" table:style-name="ce54">
            <text:p>828303</text:p>
          </table:table-cell>
          <table:table-cell office:value-type="string" table:style-name="ce55">
            <text:p>SBI.17128@SBI.CO.IN</text:p>
          </table:table-cell>
          <table:table-cell office:value-type="float" office:value="7766911632" table:style-name="ce54">
            <text:p>7766911632</text:p>
          </table:table-cell>
          <table:table-cell office:value-type="float" office:value="6542" table:style-name="ce57">
            <text:p>6542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ASMAR</text:p>
          </table:table-cell>
          <table:table-cell office:value-type="float" office:value="18419" table:style-name="ce56">
            <text:p>18419</text:p>
          </table:table-cell>
          <table:table-cell office:value-type="string" table:style-name="ce55">
            <text:p>The Branch Manager,State Bank of India,BOKAROKASMAR BLOCK CAMPUSBLOCK OFFICE,KASMARDISTT-BOKARO</text:p>
          </table:table-cell>
          <table:table-cell office:value-type="float" office:value="827302" table:style-name="ce54">
            <text:p>827302</text:p>
          </table:table-cell>
          <table:table-cell office:value-type="string" table:style-name="ce55">
            <text:p>SBI.18419@SBI.CO.IN</text:p>
          </table:table-cell>
          <table:table-cell table:style-name="ce54"/>
          <table:table-cell office:value-type="float" office:value="6542" table:style-name="ce57">
            <text:p>6542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54"/>
          <table:table-cell table:style-name="ce55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68"/>
          <table:table-cell table:style-name="ce65"/>
          <table:table-cell table:style-name="ce69"/>
          <table:table-cell table:number-columns-repeated="16371"/>
        </table:table-row>
        <table:table-row table:style-name="ro8">
          <table:table-cell office:value-type="string" table:number-columns-spanned="3" table:number-rows-spanned="45" table:style-name="ce42">
            <text:p>THE REGIONAL MANAGER, STATE BANK OF INDIA, REIGONAL BUSINESS OFFICE, RBO<text:span text:style-name="T4"><text:s/>(HAZARIBAG)</text:span><text:s/>RAVINDRA PATH NH33 RANCHI PATNA ROADSTATE BANK BUILDING HAZARIBAG HAZARIBAG- 825301, agmr3.zodhn@sbi.co.in</text:p>
          </table:table-cell>
          <table:covered-table-cell table:number-columns-repeated="2"/>
          <table:table-cell office:value-type="string" table:number-columns-spanned="1" table:number-rows-spanned="45" table:style-name="ce42">
            <text:p>PHONE :226068,9771458600 FAX :06546226368</text:p>
          </table:table-cell>
          <table:table-cell office:value-type="string" table:style-name="ce70">
            <text:p>CHATRA</text:p>
          </table:table-cell>
          <table:table-cell office:value-type="float" office:value="1098" table:style-name="ce71">
            <text:p>1098</text:p>
          </table:table-cell>
          <table:table-cell office:value-type="string" table:style-name="ce72">
            <text:p>The Chief Manager,State Bank of India,CHATRAAT-PO-CHATRADIST:CHATRAJHARKHAND</text:p>
          </table:table-cell>
          <table:table-cell office:value-type="float" office:value="825401" table:style-name="ce73">
            <text:p>825401</text:p>
          </table:table-cell>
          <table:table-cell office:value-type="string" table:style-name="ce72">
            <text:p>sbi.01098@sbi.co.in</text:p>
          </table:table-cell>
          <table:table-cell office:value-type="float" office:value="9431193960" table:style-name="ce73">
            <text:p>9431193960</text:p>
          </table:table-cell>
          <table:table-cell office:value-type="float" office:value="6541" table:style-name="ce74">
            <text:p>6541</text:p>
          </table:table-cell>
          <table:table-cell office:value-type="string" table:style-name="ce71">
            <text:p>222226</text:p>
          </table:table-cell>
          <table:table-cell table:style-name="ce75"/>
          <table:table-cell table:number-columns-repeated="1637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HAZARIBAGH BAZAR</text:p>
          </table:table-cell>
          <table:table-cell office:value-type="float" office:value="1223" table:style-name="ce56">
            <text:p>1223</text:p>
          </table:table-cell>
          <table:table-cell office:value-type="string" table:style-name="ce55">
            <text:p>The Chief Manager,State Bank of India,HAZARIBAGHLAXMI CINEMA COMPLEXDIST:HAZARIBAGH,JHARKHAND</text:p>
          </table:table-cell>
          <table:table-cell office:value-type="float" office:value="825301" table:style-name="ce54">
            <text:p>825301</text:p>
          </table:table-cell>
          <table:table-cell office:value-type="string" table:style-name="ce55">
            <text:p>sbihazbaz@sify.com</text:p>
          </table:table-cell>
          <table:table-cell office:value-type="float" office:value="9470197129" table:style-name="ce54">
            <text:p>9470197129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22555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MERU BAZAR</text:p>
          </table:table-cell>
          <table:table-cell office:value-type="float" office:value="2922" table:style-name="ce56">
            <text:p>2922</text:p>
          </table:table-cell>
          <table:table-cell office:value-type="string" table:style-name="ce55">
            <text:p>The Branch Manager,State Bank of India,HAZARIBAGHAT &amp; PO : MERU BAZAR CAMPDIST : HAZARIBAGHJHARKHAND</text:p>
          </table:table-cell>
          <table:table-cell office:value-type="float" office:value="825317" table:style-name="ce54">
            <text:p>825317</text:p>
          </table:table-cell>
          <table:table-cell office:value-type="string" table:style-name="ce55">
            <text:p>sbi.02922@sbi.co.in</text:p>
          </table:table-cell>
          <table:table-cell office:value-type="float" office:value="9431559196" table:style-name="ce54">
            <text:p>9431559196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36596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ITKHORI</text:p>
          </table:table-cell>
          <table:table-cell office:value-type="float" office:value="3573" table:style-name="ce56">
            <text:p>3573</text:p>
          </table:table-cell>
          <table:table-cell office:value-type="string" table:style-name="ce55">
            <text:p>The Branch Manager,State Bank of India,CHATRAPO-ITKHORIITKHORIDIST:CHATRA,JHARKHAND</text:p>
          </table:table-cell>
          <table:table-cell office:value-type="float" office:value="825408" table:style-name="ce54">
            <text:p>825408</text:p>
          </table:table-cell>
          <table:table-cell office:value-type="string" table:style-name="ce55">
            <text:p>sbi&gt;03573@sbi.co.in</text:p>
          </table:table-cell>
          <table:table-cell office:value-type="float" office:value="9431541524" table:style-name="ce54">
            <text:p>9431541524</text:p>
          </table:table-cell>
          <table:table-cell office:value-type="float" office:value="6541" table:style-name="ce57">
            <text:p>6541</text:p>
          </table:table-cell>
          <table:table-cell office:value-type="string" table:style-name="ce56">
            <text:p>266582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INGHRAWAN</text:p>
          </table:table-cell>
          <table:table-cell office:value-type="float" office:value="6025" table:style-name="ce56">
            <text:p>6025</text:p>
          </table:table-cell>
          <table:table-cell office:value-type="string" table:style-name="ce55">
            <text:p>The Branch Manager,State Bank of India,HAZARIBAGHAT &amp; PO : SINGHRAWANDIST:HAZARIBAGHJHARKHAND</text:p>
          </table:table-cell>
          <table:table-cell office:value-type="float" office:value="825406" table:style-name="ce54">
            <text:p>825406</text:p>
          </table:table-cell>
          <table:table-cell office:value-type="string" table:style-name="ce55">
            <text:p>sbi.06025@sbi.co.in</text:p>
          </table:table-cell>
          <table:table-cell office:value-type="float" office:value="9431141184" table:style-name="ce54">
            <text:p>9431141184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PR01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TKAMSANDI</text:p>
          </table:table-cell>
          <table:table-cell office:value-type="float" office:value="6230" table:style-name="ce56">
            <text:p>6230</text:p>
          </table:table-cell>
          <table:table-cell office:value-type="string" table:style-name="ce55">
            <text:p>The Branch Manager,State Bank of India,HAZARIBAGHPO-KATKAMSANDIDIST:HAZARIBAGH,JHARKHAND</text:p>
          </table:table-cell>
          <table:table-cell office:value-type="float" office:value="825334" table:style-name="ce54">
            <text:p>825334</text:p>
          </table:table-cell>
          <table:table-cell office:value-type="string" table:style-name="ce55">
            <text:p>sbi.06230@sbi.co.in</text:p>
          </table:table-cell>
          <table:table-cell office:value-type="float" office:value="9431793800" table:style-name="ce54">
            <text:p>9431793800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38788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NASO</text:p>
          </table:table-cell>
          <table:table-cell office:value-type="float" office:value="6231" table:style-name="ce56">
            <text:p>6231</text:p>
          </table:table-cell>
          <table:table-cell office:value-type="string" table:style-name="ce55">
            <text:p>The Branch Manager,State Bank of India,HAZARIBAGHVILL + PO-BANASO ,PS-BISHUNGARHDIST:HAZARIBAGHJHARKHAND</text:p>
          </table:table-cell>
          <table:table-cell office:value-type="float" office:value="825312" table:style-name="ce54">
            <text:p>825312</text:p>
          </table:table-cell>
          <table:table-cell office:value-type="string" table:style-name="ce55">
            <text:p>sbi.06231@sbi.co.in</text:p>
          </table:table-cell>
          <table:table-cell office:value-type="float" office:value="9431141117" table:style-name="ce54">
            <text:p>9431141117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37632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TATI JHARIA</text:p>
          </table:table-cell>
          <table:table-cell office:value-type="float" office:value="6232" table:style-name="ce56">
            <text:p>6232</text:p>
          </table:table-cell>
          <table:table-cell office:value-type="string" table:style-name="ce55">
            <text:p>The Branch Manager,State Bank of India,HAZARIBAGHAT + PO-TATI JHARIADIST:HAZARIBAGHJHARKHAND</text:p>
          </table:table-cell>
          <table:table-cell office:value-type="float" office:value="825313" table:style-name="ce54">
            <text:p>825313</text:p>
          </table:table-cell>
          <table:table-cell office:value-type="string" table:style-name="ce55">
            <text:p>sbi.06232@sbi.co.in</text:p>
          </table:table-cell>
          <table:table-cell office:value-type="float" office:value="9431140489" table:style-name="ce54">
            <text:p>943114048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HARPO</text:p>
          </table:table-cell>
          <table:table-cell office:value-type="float" office:value="6233" table:style-name="ce56">
            <text:p>6233</text:p>
          </table:table-cell>
          <table:table-cell office:value-type="string" table:style-name="ce55">
            <text:p>The Branch Manager,State Bank of India,HAZARIBAGHAT &amp; PO : JHARPODIST:HAZARIBAGHJHARKHAND</text:p>
          </table:table-cell>
          <table:table-cell office:value-type="float" office:value="825327" table:style-name="ce54">
            <text:p>825327</text:p>
          </table:table-cell>
          <table:table-cell office:value-type="string" table:style-name="ce55">
            <text:p>sbi.06233@sbi.co.in</text:p>
          </table:table-cell>
          <table:table-cell office:value-type="float" office:value="9431533260" table:style-name="ce54">
            <text:p>943153326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PR0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HANGHARI</text:p>
          </table:table-cell>
          <table:table-cell office:value-type="float" office:value="6235" table:style-name="ce56">
            <text:p>6235</text:p>
          </table:table-cell>
          <table:table-cell office:value-type="string" table:style-name="ce55">
            <text:p>The Branch Manager,State Bank of India,HAZARIBAGHPO-JHURGHURIDIST:HAZARIBAGHJHARKHAND</text:p>
          </table:table-cell>
          <table:table-cell office:value-type="float" office:value="825323" table:style-name="ce54">
            <text:p>825323</text:p>
          </table:table-cell>
          <table:table-cell office:value-type="string" table:style-name="ce55">
            <text:p>sbi.06235@sbi.co.in</text:p>
          </table:table-cell>
          <table:table-cell office:value-type="float" office:value="9431141183" table:style-name="ce54">
            <text:p>943114118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THALGARHA</text:p>
          </table:table-cell>
          <table:table-cell office:value-type="float" office:value="6236" table:style-name="ce56">
            <text:p>6236</text:p>
          </table:table-cell>
          <table:table-cell office:value-type="string" table:style-name="ce55">
            <text:p>The Branch Manager,State Bank of India,CHATRAVILL + PO-PATHALGARHADIST:CHATRA,JHARKHAND</text:p>
          </table:table-cell>
          <table:table-cell office:value-type="float" office:value="825408" table:style-name="ce54">
            <text:p>825408</text:p>
          </table:table-cell>
          <table:table-cell office:value-type="string" table:style-name="ce55">
            <text:p>sbi.06236@sbi.co.in</text:p>
          </table:table-cell>
          <table:table-cell office:value-type="float" office:value="9431533265" table:style-name="ce54">
            <text:p>943153326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NHACHATTI</text:p>
          </table:table-cell>
          <table:table-cell office:value-type="float" office:value="6237" table:style-name="ce56">
            <text:p>6237</text:p>
          </table:table-cell>
          <table:table-cell office:value-type="string" table:style-name="ce55">
            <text:p>The Branch Manager,State Bank of India,CHATRAPO-CHATRADIST:CHATRAJHARKHAND</text:p>
          </table:table-cell>
          <table:table-cell office:value-type="float" office:value="825401" table:style-name="ce54">
            <text:p>825401</text:p>
          </table:table-cell>
          <table:table-cell office:value-type="string" table:style-name="ce55">
            <text:p>sbi.06237@sbi.co.in</text:p>
          </table:table-cell>
          <table:table-cell office:value-type="float" office:value="9431141173" table:style-name="ce54">
            <text:p>943114117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URCHU</text:p>
          </table:table-cell>
          <table:table-cell office:value-type="float" office:value="6296" table:style-name="ce56">
            <text:p>6296</text:p>
          </table:table-cell>
          <table:table-cell office:value-type="string" table:style-name="ce55">
            <text:p>The Branch Manager,State Bank of India,HAZARIBAGHPO-CHURCHUDIST:HAZARIBAGHJHARKHAND</text:p>
          </table:table-cell>
          <table:table-cell office:value-type="float" office:value="825311" table:style-name="ce54">
            <text:p>825311</text:p>
          </table:table-cell>
          <table:table-cell office:value-type="string" table:style-name="ce55">
            <text:p>sbi.06296@sbi.co.in</text:p>
          </table:table-cell>
          <table:table-cell office:value-type="float" office:value="9431141148" table:style-name="ce54">
            <text:p>943114114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 M Y NOVADIH</text:p>
          </table:table-cell>
          <table:table-cell office:value-type="float" office:value="6353" table:style-name="ce56">
            <text:p>6353</text:p>
          </table:table-cell>
          <table:table-cell office:value-type="string" table:style-name="ce55">
            <text:p>The Branch Manager,State Bank of India,HAZARIBAGHPO-HAZARIBAGHDIST:HAZARIBAGHJHARKHAND</text:p>
          </table:table-cell>
          <table:table-cell office:value-type="float" office:value="825301" table:style-name="ce54">
            <text:p>825301</text:p>
          </table:table-cell>
          <table:table-cell office:value-type="string" table:style-name="ce55">
            <text:p>sbi.06353@sbi.co.in</text:p>
          </table:table-cell>
          <table:table-cell office:value-type="float" office:value="9430347163" table:style-name="ce54">
            <text:p>9430347163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6350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EMOTAND</text:p>
          </table:table-cell>
          <table:table-cell office:value-type="float" office:value="6880" table:style-name="ce56">
            <text:p>6880</text:p>
          </table:table-cell>
          <table:table-cell office:value-type="string" table:style-name="ce55">
            <text:p>The Branch Manager,State Bank of India,HAZARIBAGHVILL : DEMOTANDPO : MORANGIDIST:HAZARIBAGH, JHARKHAND</text:p>
          </table:table-cell>
          <table:table-cell office:value-type="float" office:value="825301" table:style-name="ce54">
            <text:p>825301</text:p>
          </table:table-cell>
          <table:table-cell office:value-type="string" table:style-name="ce55">
            <text:p>sbi.06880@sbi.co.in</text:p>
          </table:table-cell>
          <table:table-cell office:value-type="float" office:value="9431160653" table:style-name="ce54">
            <text:p>9431160653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33228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JHUMRA</text:p>
          </table:table-cell>
          <table:table-cell office:value-type="float" office:value="8146" table:style-name="ce56">
            <text:p>8146</text:p>
          </table:table-cell>
          <table:table-cell office:value-type="string" table:style-name="ce55">
            <text:p>The Branch Manager,State Bank of India,HAZARIBAGHAT : JHUMRAPO : MAHESHRADIST : HAZARIBAGH, JHARKHAND</text:p>
          </table:table-cell>
          <table:table-cell office:value-type="float" office:value="825313" table:style-name="ce54">
            <text:p>825313</text:p>
          </table:table-cell>
          <table:table-cell office:value-type="string" table:style-name="ce55">
            <text:p>sbi.08146@sbi.co.in</text:p>
          </table:table-cell>
          <table:table-cell office:value-type="float" office:value="9431972613" table:style-name="ce54">
            <text:p>9431972613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3473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ARU</text:p>
          </table:table-cell>
          <table:table-cell office:value-type="float" office:value="8147" table:style-name="ce56">
            <text:p>8147</text:p>
          </table:table-cell>
          <table:table-cell office:value-type="string" table:style-name="ce55">
            <text:p>The Branch Manager,State Bank of India,HAZARIBAGHAT &amp; PO : DARUDIST:HAZARIBAGHJHARKHAND</text:p>
          </table:table-cell>
          <table:table-cell office:value-type="float" office:value="825313" table:style-name="ce54">
            <text:p>825313</text:p>
          </table:table-cell>
          <table:table-cell office:value-type="string" table:style-name="ce55">
            <text:p>sbi.08147@sbi.co.in</text:p>
          </table:table-cell>
          <table:table-cell office:value-type="float" office:value="9431533260" table:style-name="ce54">
            <text:p>9431533260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3582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ORAI KARMA</text:p>
          </table:table-cell>
          <table:table-cell office:value-type="float" office:value="8148" table:style-name="ce56">
            <text:p>8148</text:p>
          </table:table-cell>
          <table:table-cell office:value-type="string" table:style-name="ce55">
            <text:p>The Branch Manager,State Bank of India,HAZARIBAGHVILL + PO-GORAI KARMA ,PS-BARHIDIST:HAZARIBAGHJHARKHAND</text:p>
          </table:table-cell>
          <table:table-cell office:value-type="float" office:value="825405" table:style-name="ce54">
            <text:p>825405</text:p>
          </table:table-cell>
          <table:table-cell office:value-type="string" table:style-name="ce55">
            <text:p>sbi.08148@sbi.co.in</text:p>
          </table:table-cell>
          <table:table-cell office:value-type="float" office:value="9431141798" table:style-name="ce54">
            <text:p>943114179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RSOT</text:p>
          </table:table-cell>
          <table:table-cell office:value-type="float" office:value="8149" table:style-name="ce56">
            <text:p>8149</text:p>
          </table:table-cell>
          <table:table-cell office:value-type="string" table:style-name="ce55">
            <text:p>The Branch Manager,State Bank of India,HAZARIBAGHVILL + PO- BARSOT,PS-BARHIDIST:HAZARIBAGHJHARKHAND</text:p>
          </table:table-cell>
          <table:table-cell office:value-type="float" office:value="825405" table:style-name="ce54">
            <text:p>825405</text:p>
          </table:table-cell>
          <table:table-cell office:value-type="string" table:style-name="ce55">
            <text:p>sbi.08149@sbi.co.in</text:p>
          </table:table-cell>
          <table:table-cell office:value-type="float" office:value="9431141368" table:style-name="ce54">
            <text:p>943114136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OUBE</text:p>
          </table:table-cell>
          <table:table-cell office:value-type="float" office:value="8151" table:style-name="ce56">
            <text:p>8151</text:p>
          </table:table-cell>
          <table:table-cell office:value-type="string" table:style-name="ce55">
            <text:p>The Branch Manager,State Bank of India,HAZARIBAGHAT + PO-CHOUBEVIA-JAINAGARDIST:HAZARIBAGH, JHARKHAND</text:p>
          </table:table-cell>
          <table:table-cell office:value-type="float" office:value="825324" table:style-name="ce54">
            <text:p>825324</text:p>
          </table:table-cell>
          <table:table-cell office:value-type="string" table:style-name="ce55">
            <text:p>sbi.08151@sbi.co.in</text:p>
          </table:table-cell>
          <table:table-cell office:value-type="float" office:value="9934337238" table:style-name="ce54">
            <text:p>993433723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RMA</text:p>
          </table:table-cell>
          <table:table-cell office:value-type="float" office:value="8377" table:style-name="ce56">
            <text:p>8377</text:p>
          </table:table-cell>
          <table:table-cell office:value-type="string" table:style-name="ce55">
            <text:p>The Branch Manager,State Bank of India,CHATRAAT &amp; PO : KARMADIST : CHATRAJHARKHAND</text:p>
          </table:table-cell>
          <table:table-cell office:value-type="float" office:value="825408" table:style-name="ce54">
            <text:p>825408</text:p>
          </table:table-cell>
          <table:table-cell office:value-type="string" table:style-name="ce55">
            <text:p>sbi.08377@sbi.co.in</text:p>
          </table:table-cell>
          <table:table-cell office:value-type="float" office:value="9431141728" table:style-name="ce54">
            <text:p>943114172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UNTAMORE</text:p>
          </table:table-cell>
          <table:table-cell office:value-type="float" office:value="8378" table:style-name="ce56">
            <text:p>8378</text:p>
          </table:table-cell>
          <table:table-cell office:value-type="string" table:style-name="ce55">
            <text:p>The Branch Manager,State Bank of India,CHATRAP.O.CHATRADIST:CHATRAJHARKHAND</text:p>
          </table:table-cell>
          <table:table-cell office:value-type="float" office:value="825401" table:style-name="ce54">
            <text:p>825401</text:p>
          </table:table-cell>
          <table:table-cell office:value-type="string" table:style-name="ce55">
            <text:p>sbi.08378@sbi.co.in</text:p>
          </table:table-cell>
          <table:table-cell office:value-type="float" office:value="9431140661" table:style-name="ce54">
            <text:p>943114066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KANSAR MORE</text:p>
          </table:table-cell>
          <table:table-cell office:value-type="float" office:value="8379" table:style-name="ce56">
            <text:p>8379</text:p>
          </table:table-cell>
          <table:table-cell office:value-type="string" table:style-name="ce55">
            <text:p>The Branch Manager,State Bank of India,HAZARIBAGHVILL : KANSAR MOREPO : BAHIMAR, PS : KATKAMSANDIDIST:HAZARIBAGH, JHARKHAND</text:p>
          </table:table-cell>
          <table:table-cell office:value-type="float" office:value="825301" table:style-name="ce54">
            <text:p>825301</text:p>
          </table:table-cell>
          <table:table-cell office:value-type="string" table:style-name="ce55">
            <text:p>sbi.08379@sbi.co.in</text:p>
          </table:table-cell>
          <table:table-cell office:value-type="float" office:value="9835312530" table:style-name="ce54">
            <text:p>983531253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JPUR</text:p>
          </table:table-cell>
          <table:table-cell office:value-type="float" office:value="9609" table:style-name="ce56">
            <text:p>9609</text:p>
          </table:table-cell>
          <table:table-cell office:value-type="string" table:style-name="ce55">
            <text:p>The Branch Manager,State Bank of India,CHATRAP.O. KOLHAIYADIST:CHATRAJHARKHAND</text:p>
          </table:table-cell>
          <table:table-cell office:value-type="float" office:value="825401" table:style-name="ce54">
            <text:p>825401</text:p>
          </table:table-cell>
          <table:table-cell office:value-type="string" table:style-name="ce55">
            <text:p>sbi.09609@sbi.co.in</text:p>
          </table:table-cell>
          <table:table-cell office:value-type="float" office:value="9431141729" table:style-name="ce54">
            <text:p>943114172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APEZ</text:p>
          </table:table-cell>
          <table:table-cell office:value-type="float" office:value="9610" table:style-name="ce56">
            <text:p>9610</text:p>
          </table:table-cell>
          <table:table-cell office:value-type="string" table:style-name="ce55">
            <text:p>The Branch Manager,State Bank of India,CHATRAAT &amp; PO : TAPEZDIST : CHATRAJHARKHAND</text:p>
          </table:table-cell>
          <table:table-cell office:value-type="float" office:value="825401" table:style-name="ce54">
            <text:p>825401</text:p>
          </table:table-cell>
          <table:table-cell office:value-type="string" table:style-name="ce55">
            <text:p>sbi.09610@sbi.co.in</text:p>
          </table:table-cell>
          <table:table-cell office:value-type="float" office:value="9431140663" table:style-name="ce54">
            <text:p>9431140663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TRA BAZAR</text:p>
          </table:table-cell>
          <table:table-cell office:value-type="float" office:value="10776" table:style-name="ce56">
            <text:p>10776</text:p>
          </table:table-cell>
          <table:table-cell office:value-type="string" table:style-name="ce55">
            <text:p>The Branch Manager,State Bank of India,CHATRAPO CHATRADIST CHATRAZHARKHAND</text:p>
          </table:table-cell>
          <table:table-cell office:value-type="float" office:value="825401" table:style-name="ce54">
            <text:p>825401</text:p>
          </table:table-cell>
          <table:table-cell office:value-type="float" office:value="0" table:style-name="ce55">
            <text:p>0</text:p>
          </table:table-cell>
          <table:table-cell office:value-type="float" office:value="9431140547" table:style-name="ce54">
            <text:p>9431140547</text:p>
          </table:table-cell>
          <table:table-cell office:value-type="float" office:value="65410" table:style-name="ce57">
            <text:p>6541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BB HAZARIBAGH(MATWARI)</text:p>
          </table:table-cell>
          <table:table-cell office:value-type="float" office:value="10779" table:style-name="ce56">
            <text:p>10779</text:p>
          </table:table-cell>
          <table:table-cell office:value-type="string" table:style-name="ce55">
            <text:p>The Branch Manager,State Bank of India,HAZARIBAGHAT: MATWARI CHOWKP.O: HAZARIBAGHJHARKHAND</text:p>
          </table:table-cell>
          <table:table-cell office:value-type="float" office:value="825301" table:style-name="ce54">
            <text:p>825301</text:p>
          </table:table-cell>
          <table:table-cell office:value-type="float" office:value="0" table:style-name="ce55">
            <text:p>0</text:p>
          </table:table-cell>
          <table:table-cell office:value-type="float" office:value="9430783101" table:style-name="ce54">
            <text:p>943078310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RHI</text:p>
          </table:table-cell>
          <table:table-cell office:value-type="float" office:value="12617" table:style-name="ce56">
            <text:p>12617</text:p>
          </table:table-cell>
          <table:table-cell office:value-type="string" table:style-name="ce55">
            <text:p>The Branch Manager,State Bank of India,HAZARIBAGHGAYA ROAD BARHIBARHIHAZARIBAGH</text:p>
          </table:table-cell>
          <table:table-cell office:value-type="float" office:value="825405" table:style-name="ce54">
            <text:p>825405</text:p>
          </table:table-cell>
          <table:table-cell office:value-type="string" table:style-name="ce55">
            <text:p>12617@SBI.CO.IN</text:p>
          </table:table-cell>
          <table:table-cell office:value-type="float" office:value="9431161484" table:style-name="ce54">
            <text:p>9431161484</text:p>
          </table:table-cell>
          <table:table-cell office:value-type="float" office:value="6543" table:style-name="ce57">
            <text:p>6543</text:p>
          </table:table-cell>
          <table:table-cell office:value-type="string" table:style-name="ce56">
            <text:p>267284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CHOUPARAN DISTT-HAZARIBAGH</text:p>
          </table:table-cell>
          <table:table-cell office:value-type="float" office:value="12631" table:style-name="ce56">
            <text:p>12631</text:p>
          </table:table-cell>
          <table:table-cell office:value-type="string" table:style-name="ce55">
            <text:p>The Branch Manager,State Bank of India,HAZARIBAGHH/O SHANKAR LAL JAIN, NEAR POLIC STATIOG.T.ROAD, CHOUPARANHAZARIBAGH</text:p>
          </table:table-cell>
          <table:table-cell office:value-type="float" office:value="825406" table:style-name="ce54">
            <text:p>825406</text:p>
          </table:table-cell>
          <table:table-cell office:value-type="string" table:style-name="ce55">
            <text:p>sbi.12631@sbi.co.in</text:p>
          </table:table-cell>
          <table:table-cell office:value-type="float" office:value="9470197176" table:style-name="ce54">
            <text:p>9470197176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20615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TANDWA DIST-CHATRA</text:p>
          </table:table-cell>
          <table:table-cell office:value-type="float" office:value="12632" table:style-name="ce56">
            <text:p>12632</text:p>
          </table:table-cell>
          <table:table-cell office:value-type="string" table:style-name="ce55">
            <text:p>The Branch Manager,State Bank of India,CHATRAH/O RAM AWTAR SAHUSRI RAM TOWERTANDWA, CHATRA</text:p>
          </table:table-cell>
          <table:table-cell office:value-type="float" office:value="825321" table:style-name="ce54">
            <text:p>825321</text:p>
          </table:table-cell>
          <table:table-cell office:value-type="string" table:style-name="ce55">
            <text:p>sbi.12632@sbi.co.in</text:p>
          </table:table-cell>
          <table:table-cell table:style-name="ce54"/>
          <table:table-cell office:value-type="float" office:value="6559" table:style-name="ce57">
            <text:p>6559</text:p>
          </table:table-cell>
          <table:table-cell office:value-type="string" table:style-name="ce56">
            <text:p>9431104357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BO HAZARIBAG</text:p>
          </table:table-cell>
          <table:table-cell office:value-type="float" office:value="13736" table:style-name="ce56">
            <text:p>13736</text:p>
          </table:table-cell>
          <table:table-cell office:value-type="string" table:style-name="ce55">
            <text:p>The Branch Manager,State Bank of India,HAZARIBAGHRAVINDRA PATH NH33 RANCHI PATNA ROADSTATE BANK BUILDINGHAZARIBAG</text:p>
          </table:table-cell>
          <table:table-cell office:value-type="float" office:value="825301" table:style-name="ce54">
            <text:p>825301</text:p>
          </table:table-cell>
          <table:table-cell office:value-type="string" table:style-name="ce55">
            <text:p>agmr4.zoran@sbi.co.in</text:p>
          </table:table-cell>
          <table:table-cell office:value-type="float" office:value="9431115924" table:style-name="ce54">
            <text:p>9431115924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26068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CHARHI</text:p>
          </table:table-cell>
          <table:table-cell office:value-type="float" office:value="14351" table:style-name="ce56">
            <text:p>14351</text:p>
          </table:table-cell>
          <table:table-cell office:value-type="string" table:style-name="ce55">
            <text:p>The Branch Manager,State Bank of India,HAZARIBAGHAT : CHARHIPO : CHARHIDISTT: HAJARIBAGH STATE : JHARKHAND</text:p>
          </table:table-cell>
          <table:table-cell office:value-type="float" office:value="825336" table:style-name="ce54">
            <text:p>825336</text:p>
          </table:table-cell>
          <table:table-cell office:value-type="string" table:style-name="ce55">
            <text:p>sbi.14351@sbi.co.in</text:p>
          </table:table-cell>
          <table:table-cell office:value-type="float" office:value="9470197480" table:style-name="ce54">
            <text:p>9470197480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32015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ARKAGAON</text:p>
          </table:table-cell>
          <table:table-cell office:value-type="float" office:value="14352" table:style-name="ce56">
            <text:p>14352</text:p>
          </table:table-cell>
          <table:table-cell office:value-type="string" table:style-name="ce55">
            <text:p>The Branch Manager,State Bank of India,HAZARIBAGHVILLAGE:BARKAGAON PO-BARKAGAONDISTRICT-HAZARIBAGHJHARKHAND</text:p>
          </table:table-cell>
          <table:table-cell office:value-type="float" office:value="825311" table:style-name="ce54">
            <text:p>825311</text:p>
          </table:table-cell>
          <table:table-cell office:value-type="float" office:value="0" table:style-name="ce55">
            <text:p>0</text:p>
          </table:table-cell>
          <table:table-cell office:value-type="float" office:value="9934113321" table:style-name="ce54">
            <text:p>9934113321</text:p>
          </table:table-cell>
          <table:table-cell office:value-type="float" office:value="6551" table:style-name="ce57">
            <text:p>6551</text:p>
          </table:table-cell>
          <table:table-cell office:value-type="string" table:style-name="ce56">
            <text:p>28300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UNDAH</text:p>
          </table:table-cell>
          <table:table-cell office:value-type="float" office:value="14513" table:style-name="ce56">
            <text:p>14513</text:p>
          </table:table-cell>
          <table:table-cell office:value-type="string" table:style-name="ce55">
            <text:p>The Branch Manager,State Bank of India,CHATRATHANA : KUNDAHP. O : KUNDAHDISTT: CHATRA</text:p>
          </table:table-cell>
          <table:table-cell office:value-type="float" office:value="825401" table:style-name="ce54">
            <text:p>825401</text:p>
          </table:table-cell>
          <table:table-cell office:value-type="string" table:style-name="ce55">
            <text:p>sbi.14513@sbi.co.in</text:p>
          </table:table-cell>
          <table:table-cell office:value-type="float" office:value="9470150104" table:style-name="ce54">
            <text:p>9470150104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035081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PUGMIL ROAD HAJARIBAGH</text:p>
          </table:table-cell>
          <table:table-cell office:value-type="float" office:value="14664" table:style-name="ce56">
            <text:p>14664</text:p>
          </table:table-cell>
          <table:table-cell office:value-type="string" table:style-name="ce55">
            <text:p>The Branch Manager,State Bank of India,HAZARIBAGHAT: PELAWALPO; PELAWALDISTRICT: HAJARIBAGH, STATE: JHARKHAND</text:p>
          </table:table-cell>
          <table:table-cell office:value-type="float" office:value="825335" table:style-name="ce54">
            <text:p>825335</text:p>
          </table:table-cell>
          <table:table-cell office:value-type="string" table:style-name="ce55">
            <text:p>sbi.14664@sbi.co.in</text:p>
          </table:table-cell>
          <table:table-cell office:value-type="float" office:value="9470197482" table:style-name="ce54">
            <text:p>9470197482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6355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AMNARI</text:p>
          </table:table-cell>
          <table:table-cell office:value-type="float" office:value="15730" table:style-name="ce56">
            <text:p>15730</text:p>
          </table:table-cell>
          <table:table-cell office:value-type="string" table:style-name="ce55">
            <text:p>The Branch Manager,State Bank of India,HAZARIBAGHVILL - SILWARKHURDPO- JAGARNATHDHAMDIST : HAZARIBAGH, JHARKHAND</text:p>
          </table:table-cell>
          <table:table-cell office:value-type="float" office:value="825317" table:style-name="ce54">
            <text:p>825317</text:p>
          </table:table-cell>
          <table:table-cell office:value-type="string" table:style-name="ce55">
            <text:p>sbi.15730@sbi.co.in</text:p>
          </table:table-cell>
          <table:table-cell office:value-type="float" office:value="9470197427" table:style-name="ce54">
            <text:p>9470197427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3607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ICHAK</text:p>
          </table:table-cell>
          <table:table-cell office:value-type="float" office:value="15803" table:style-name="ce56">
            <text:p>15803</text:p>
          </table:table-cell>
          <table:table-cell office:value-type="string" table:style-name="ce55">
            <text:p>The Branch Manager,State Bank of India,HAZARIBAGHAT- ICHAK MOREGORBANDAPO- ICHAK</text:p>
          </table:table-cell>
          <table:table-cell office:value-type="float" office:value="825402" table:style-name="ce54">
            <text:p>825402</text:p>
          </table:table-cell>
          <table:table-cell office:value-type="string" table:style-name="ce55">
            <text:p>sbi.15803@sbi.co.in</text:p>
          </table:table-cell>
          <table:table-cell table:style-name="ce54"/>
          <table:table-cell office:value-type="float" office:value="6546" table:style-name="ce57">
            <text:p>654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ISHNUGARH</text:p>
          </table:table-cell>
          <table:table-cell office:value-type="float" office:value="16853" table:style-name="ce56">
            <text:p>16853</text:p>
          </table:table-cell>
          <table:table-cell office:value-type="string" table:style-name="ce55">
            <text:p>The Branch Manager,State Bank of India,HAZARIBAGHVILL: AKHARA CHOWK, BISHNUGARHPO:BISHNUGARHDIST: HAZARIBAGH</text:p>
          </table:table-cell>
          <table:table-cell office:value-type="float" office:value="825312" table:style-name="ce54">
            <text:p>825312</text:p>
          </table:table-cell>
          <table:table-cell office:value-type="string" table:style-name="ce55">
            <text:p>sbi.16853@sbi.co.in</text:p>
          </table:table-cell>
          <table:table-cell office:value-type="float" office:value="9771458737" table:style-name="ce54">
            <text:p>9771458737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CHANO</text:p>
          </table:table-cell>
          <table:table-cell office:value-type="float" office:value="17127" table:style-name="ce56">
            <text:p>17127</text:p>
          </table:table-cell>
          <table:table-cell office:value-type="string" table:style-name="ce55">
            <text:p>The Branch Manager,State Bank of India,HAZARIBAGHVILLAGE: CHANOPOST OFFICE: ORIYADISTRICT: HAZARIBAGH</text:p>
          </table:table-cell>
          <table:table-cell office:value-type="float" office:value="825303" table:style-name="ce54">
            <text:p>825303</text:p>
          </table:table-cell>
          <table:table-cell office:value-type="string" table:style-name="ce55">
            <text:p>SBI.17127@SBI.CO.IN</text:p>
          </table:table-cell>
          <table:table-cell office:value-type="float" office:value="9771458636" table:style-name="ce54">
            <text:p>9771458636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NAWADA</text:p>
          </table:table-cell>
          <table:table-cell office:value-type="float" office:value="17129" table:style-name="ce56">
            <text:p>17129</text:p>
          </table:table-cell>
          <table:table-cell office:value-type="string" table:style-name="ce55">
            <text:p>The Branch Manager,State Bank of India,HAZARIBAGHVILL: NAWADAPO: BANHADISTRICT: HAZARIBAGH</text:p>
          </table:table-cell>
          <table:table-cell office:value-type="float" office:value="825301" table:style-name="ce54">
            <text:p>825301</text:p>
          </table:table-cell>
          <table:table-cell office:value-type="string" table:style-name="ce55">
            <text:p>SBI.17129@SBI.CO.IN</text:p>
          </table:table-cell>
          <table:table-cell office:value-type="float" office:value="9771458735" table:style-name="ce54">
            <text:p>9771458735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DMA</text:p>
          </table:table-cell>
          <table:table-cell office:value-type="float" office:value="17147" table:style-name="ce56">
            <text:p>17147</text:p>
          </table:table-cell>
          <table:table-cell office:value-type="string" table:style-name="ce55">
            <text:p>The Branch Manager,State Bank of India,HAZARIBAGHAT- PADMAPO- PADMAHAZARIBAG</text:p>
          </table:table-cell>
          <table:table-cell office:value-type="float" office:value="825411" table:style-name="ce54">
            <text:p>825411</text:p>
          </table:table-cell>
          <table:table-cell office:value-type="string" table:style-name="ce55">
            <text:p>sbi.17147@sbi.co.in</text:p>
          </table:table-cell>
          <table:table-cell office:value-type="float" office:value="9771458620" table:style-name="ce54">
            <text:p>9771458620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AMNAGAR HAZARIBAGH</text:p>
          </table:table-cell>
          <table:table-cell office:value-type="float" office:value="17470" table:style-name="ce56">
            <text:p>17470</text:p>
          </table:table-cell>
          <table:table-cell office:value-type="string" table:style-name="ce55">
            <text:p>The Branch Manager,State Bank of India,HAZARIBAGHPOST OFFICE HAZARIBAGHDIST HAZARIBAGHDIST HAZARIBAGH</text:p>
          </table:table-cell>
          <table:table-cell office:value-type="float" office:value="825301" table:style-name="ce54">
            <text:p>825301</text:p>
          </table:table-cell>
          <table:table-cell office:value-type="string" table:style-name="ce55">
            <text:p>sbi.17470@sbi.co.in</text:p>
          </table:table-cell>
          <table:table-cell office:value-type="float" office:value="9431334671" table:style-name="ce54">
            <text:p>9431334671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RKAGAON ROAD HAZARIBAGH</text:p>
          </table:table-cell>
          <table:table-cell office:value-type="float" office:value="17471" table:style-name="ce56">
            <text:p>17471</text:p>
          </table:table-cell>
          <table:table-cell office:value-type="string" table:style-name="ce55">
            <text:p>The Branch Manager,State Bank of India,HAZARIBAGHNEAR SHANTI ASHRAMBARKAGAON ROADDIST HAZARIBAGH</text:p>
          </table:table-cell>
          <table:table-cell office:value-type="float" office:value="825301" table:style-name="ce54">
            <text:p>825301</text:p>
          </table:table-cell>
          <table:table-cell office:value-type="string" table:style-name="ce55">
            <text:p>sbi.17471@sbi.co.in</text:p>
          </table:table-cell>
          <table:table-cell office:value-type="float" office:value="9431379328" table:style-name="ce54">
            <text:p>9431379328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ARWA</text:p>
          </table:table-cell>
          <table:table-cell office:value-type="float" office:value="18440" table:style-name="ce56">
            <text:p>18440</text:p>
          </table:table-cell>
          <table:table-cell office:value-type="string" table:style-name="ce55">
            <text:p>The Branch Manager,State Bank of India,HAZARIBAGHAT-JARWAP.O-CHARHIDISTT-HAZARIBAGH</text:p>
          </table:table-cell>
          <table:table-cell office:value-type="float" office:value="825336" table:style-name="ce54">
            <text:p>825336</text:p>
          </table:table-cell>
          <table:table-cell office:value-type="string" table:style-name="ce55">
            <text:p>SBI.18440@SBI.CO.IN</text:p>
          </table:table-cell>
          <table:table-cell office:value-type="float" office:value="9661405766" table:style-name="ce54">
            <text:p>9661405766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URIMARI</text:p>
          </table:table-cell>
          <table:table-cell office:value-type="float" office:value="18601" table:style-name="ce56">
            <text:p>18601</text:p>
          </table:table-cell>
          <table:table-cell office:value-type="string" table:style-name="ce55">
            <text:p>The Branch Manager,State Bank of India,HAZARIBAGHOFFICE OF THE PROJECT OFFICER,CCL URIMARIAT-URIMARI PO-GOSAL BALIA,HAZARIBAG</text:p>
          </table:table-cell>
          <table:table-cell office:value-type="float" office:value="825311" table:style-name="ce54">
            <text:p>825311</text:p>
          </table:table-cell>
          <table:table-cell office:value-type="string" table:style-name="ce55">
            <text:p>SBI.18601@SBI.CO.IN</text:p>
          </table:table-cell>
          <table:table-cell table:style-name="ce54"/>
          <table:table-cell office:value-type="float" office:value="6553" table:style-name="ce57">
            <text:p>6553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54"/>
          <table:table-cell table:style-name="ce55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68"/>
          <table:table-cell table:style-name="ce65"/>
          <table:table-cell table:style-name="ce69"/>
          <table:table-cell table:number-columns-repeated="16371"/>
        </table:table-row>
        <table:table-row table:style-name="ro8">
          <table:table-cell office:value-type="string" table:number-columns-spanned="3" table:number-rows-spanned="37" table:style-name="ce42">
            <text:p>THE REGIONAL MANAGER, STATE BANK OF INDIA, REIGONAL BUSINESS OFFICE,<text:s/><text:span text:style-name="T4">(GIRIDIH)</text:span><text:s/>S B I <text:s/>REGIONAL BUSINESS OFFICEDOCTOR'S LANE <text:s/>MAKATPURGIRIDH- 815301, agmr4.zodhn@sbi.co.in</text:p>
          </table:table-cell>
          <table:covered-table-cell table:number-columns-repeated="2"/>
          <table:table-cell office:value-type="string" table:number-columns-spanned="1" table:number-rows-spanned="37" table:style-name="ce42">
            <text:p>PHONE :250577,9771447913 FAX :</text:p>
          </table:table-cell>
          <table:table-cell office:value-type="string" table:style-name="ce55">
            <text:p>GIRIDIH</text:p>
          </table:table-cell>
          <table:table-cell office:value-type="float" office:value="81" table:style-name="ce56">
            <text:p>81</text:p>
          </table:table-cell>
          <table:table-cell office:value-type="string" table:style-name="ce55">
            <text:p>The Chief Manager,State Bank of India,GIRIDIHDIST:GIRIDIHJHARKHANDJHARKHAND</text:p>
          </table:table-cell>
          <table:table-cell office:value-type="float" office:value="815301" table:style-name="ce54">
            <text:p>815301</text:p>
          </table:table-cell>
          <table:table-cell office:value-type="string" table:style-name="ce55">
            <text:p>sbi.00081@sbi.co.in</text:p>
          </table:table-cell>
          <table:table-cell office:value-type="float" office:value="9771435454" table:style-name="ce54">
            <text:p>9771435454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222878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HUMRI TILAIYA</text:p>
          </table:table-cell>
          <table:table-cell office:value-type="float" office:value="118" table:style-name="ce56">
            <text:p>118</text:p>
          </table:table-cell>
          <table:table-cell office:value-type="string" table:style-name="ce55">
            <text:p>The Chief Manager,State Bank of India,KODARMAP.B.NO.1,DIST:KODERMAJHARKHAND</text:p>
          </table:table-cell>
          <table:table-cell office:value-type="float" office:value="825409" table:style-name="ce54">
            <text:p>825409</text:p>
          </table:table-cell>
          <table:table-cell office:value-type="string" table:style-name="ce55">
            <text:p>sbi.00181@sbi.co.in</text:p>
          </table:table-cell>
          <table:table-cell office:value-type="float" office:value="9470197127" table:style-name="ce54">
            <text:p>9470197127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22524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GODAR</text:p>
          </table:table-cell>
          <table:table-cell office:value-type="float" office:value="1378" table:style-name="ce56">
            <text:p>1378</text:p>
          </table:table-cell>
          <table:table-cell office:value-type="string" table:style-name="ce55">
            <text:p>The Branch Manager,State Bank of India,GIRIDIHPO-BAGODARBAGODARDIST:GIRIDIH, JHARKHAND</text:p>
          </table:table-cell>
          <table:table-cell office:value-type="float" office:value="825322" table:style-name="ce54">
            <text:p>825322</text:p>
          </table:table-cell>
          <table:table-cell office:value-type="string" table:style-name="ce55">
            <text:p>sbi.01378@sbi.co.in</text:p>
          </table:table-cell>
          <table:table-cell office:value-type="float" office:value="9431792987" table:style-name="ce54">
            <text:p>9431792987</text:p>
          </table:table-cell>
          <table:table-cell office:value-type="float" office:value="6557" table:style-name="ce57">
            <text:p>6557</text:p>
          </table:table-cell>
          <table:table-cell office:value-type="string" table:style-name="ce56">
            <text:p>233624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URIYA</text:p>
          </table:table-cell>
          <table:table-cell office:value-type="float" office:value="3011" table:style-name="ce56">
            <text:p>3011</text:p>
          </table:table-cell>
          <table:table-cell office:value-type="string" table:style-name="ce55">
            <text:p>The Branch Manager,State Bank of India,GIRIDIHAT &amp; PO-SURIYASURIYADIST:GIRIDIH, JHARKHAND</text:p>
          </table:table-cell>
          <table:table-cell office:value-type="float" office:value="825320" table:style-name="ce54">
            <text:p>825320</text:p>
          </table:table-cell>
          <table:table-cell office:value-type="string" table:style-name="ce55">
            <text:p>sbi.03011@sbi.co.in</text:p>
          </table:table-cell>
          <table:table-cell office:value-type="float" office:value="9431997411" table:style-name="ce54">
            <text:p>9431997411</text:p>
          </table:table-cell>
          <table:table-cell office:value-type="float" office:value="65570" table:style-name="ce57">
            <text:p>65570</text:p>
          </table:table-cell>
          <table:table-cell office:value-type="string" table:style-name="ce56">
            <text:p>235745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INIK SCHOOL TELAIYA</text:p>
          </table:table-cell>
          <table:table-cell office:value-type="float" office:value="3502" table:style-name="ce56">
            <text:p>3502</text:p>
          </table:table-cell>
          <table:table-cell office:value-type="string" table:style-name="ce55">
            <text:p>The Branch Manager,State Bank of India,KODARMAP.O.TELAIYADAM,DIST - KODERMAJHARKHAND</text:p>
          </table:table-cell>
          <table:table-cell office:value-type="float" office:value="825413" table:style-name="ce54">
            <text:p>825413</text:p>
          </table:table-cell>
          <table:table-cell office:value-type="string" table:style-name="ce55">
            <text:p>sbi.03502@sbi.co.in</text:p>
          </table:table-cell>
          <table:table-cell office:value-type="float" office:value="9431980756" table:style-name="ce54">
            <text:p>9431980756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35271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ISRI</text:p>
          </table:table-cell>
          <table:table-cell office:value-type="float" office:value="3582" table:style-name="ce56">
            <text:p>3582</text:p>
          </table:table-cell>
          <table:table-cell office:value-type="string" table:style-name="ce55">
            <text:p>The Branch Manager,State Bank of India,GIRIDIHPO-TISRIDIST:GIRIDIHJHARKHAND</text:p>
          </table:table-cell>
          <table:table-cell office:value-type="float" office:value="815317" table:style-name="ce54">
            <text:p>815317</text:p>
          </table:table-cell>
          <table:table-cell office:value-type="string" table:style-name="ce55">
            <text:p>sbi.03582@sbi.co.in</text:p>
          </table:table-cell>
          <table:table-cell office:value-type="float" office:value="9934297377" table:style-name="ce54">
            <text:p>9934297377</text:p>
          </table:table-cell>
          <table:table-cell office:value-type="float" office:value="6556" table:style-name="ce57">
            <text:p>6556</text:p>
          </table:table-cell>
          <table:table-cell office:value-type="string" table:style-name="ce56">
            <text:p>234866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ODERMA BAZAR</text:p>
          </table:table-cell>
          <table:table-cell office:value-type="float" office:value="3592" table:style-name="ce56">
            <text:p>3592</text:p>
          </table:table-cell>
          <table:table-cell office:value-type="string" table:style-name="ce55">
            <text:p>The Chief Manager,State Bank of India,KODARMASALUJA HOUSE,KODERMAHAZARIBAGHJHARKHAND</text:p>
          </table:table-cell>
          <table:table-cell office:value-type="float" office:value="825410" table:style-name="ce54">
            <text:p>825410</text:p>
          </table:table-cell>
          <table:table-cell office:value-type="string" table:style-name="ce55">
            <text:p>sbi.03592@sbi.co.in</text:p>
          </table:table-cell>
          <table:table-cell office:value-type="float" office:value="9470197125" table:style-name="ce54">
            <text:p>9470197125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52225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HESHLUNDI</text:p>
          </table:table-cell>
          <table:table-cell office:value-type="float" office:value="5779" table:style-name="ce56">
            <text:p>5779</text:p>
          </table:table-cell>
          <table:table-cell office:value-type="string" table:style-name="ce55">
            <text:p>The Branch Manager,State Bank of India,GIRIDIHP.O.KARHABARI,DIST:GIRIDIH,JHARKHAND</text:p>
          </table:table-cell>
          <table:table-cell office:value-type="float" office:value="815311" table:style-name="ce54">
            <text:p>815311</text:p>
          </table:table-cell>
          <table:table-cell office:value-type="string" table:style-name="ce55">
            <text:p>sbi.05779@sbi.co.in</text:p>
          </table:table-cell>
          <table:table-cell office:value-type="float" office:value="9431921612" table:style-name="ce54">
            <text:p>9431921612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22217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SNODIH</text:p>
          </table:table-cell>
          <table:table-cell office:value-type="float" office:value="5780" table:style-name="ce56">
            <text:p>5780</text:p>
          </table:table-cell>
          <table:table-cell office:value-type="string" table:style-name="ce55">
            <text:p>The Branch Manager,State Bank of India,KODARMAAT &amp; PO : MASNODIHDIST : KODERMAJHARKHAND</text:p>
          </table:table-cell>
          <table:table-cell office:value-type="float" office:value="825415" table:style-name="ce54">
            <text:p>825415</text:p>
          </table:table-cell>
          <table:table-cell office:value-type="string" table:style-name="ce55">
            <text:p>sbi.05780@sbi.co.in</text:p>
          </table:table-cell>
          <table:table-cell office:value-type="float" office:value="9431387479" table:style-name="ce54">
            <text:p>9431387479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61231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AMUA</text:p>
          </table:table-cell>
          <table:table-cell office:value-type="float" office:value="6082" table:style-name="ce56">
            <text:p>6082</text:p>
          </table:table-cell>
          <table:table-cell office:value-type="string" table:style-name="ce55">
            <text:p>The Branch Manager,State Bank of India,GIRIDIHPO-JAMUADIST:GIRIDIHJHARKHAND</text:p>
          </table:table-cell>
          <table:table-cell office:value-type="float" office:value="815318" table:style-name="ce54">
            <text:p>815318</text:p>
          </table:table-cell>
          <table:table-cell office:value-type="string" table:style-name="ce55">
            <text:p>sbi.06082@sbi.co.in</text:p>
          </table:table-cell>
          <table:table-cell office:value-type="float" office:value="9835006228" table:style-name="ce54">
            <text:p>9835006228</text:p>
          </table:table-cell>
          <table:table-cell office:value-type="float" office:value="6554" table:style-name="ce57">
            <text:p>6554</text:p>
          </table:table-cell>
          <table:table-cell office:value-type="string" table:style-name="ce56">
            <text:p>242234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CHAMBA</text:p>
          </table:table-cell>
          <table:table-cell office:value-type="float" office:value="6087" table:style-name="ce56">
            <text:p>6087</text:p>
          </table:table-cell>
          <table:table-cell office:value-type="string" table:style-name="ce55">
            <text:p>The Branch Manager,State Bank of India,GIRIDIHP.O.PACHAMBADIST:GIRIDIHJHARKHAND</text:p>
          </table:table-cell>
          <table:table-cell office:value-type="float" office:value="815316" table:style-name="ce54">
            <text:p>815316</text:p>
          </table:table-cell>
          <table:table-cell office:value-type="string" table:style-name="ce55">
            <text:p>sbi.06087@sbi.co.in</text:p>
          </table:table-cell>
          <table:table-cell office:value-type="float" office:value="9431335389" table:style-name="ce54">
            <text:p>9431335389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22225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NDWARA</text:p>
          </table:table-cell>
          <table:table-cell office:value-type="float" office:value="6234" table:style-name="ce56">
            <text:p>6234</text:p>
          </table:table-cell>
          <table:table-cell office:value-type="string" table:style-name="ce55">
            <text:p>The Branch Manager,State Bank of India,KODARMAAT - PO : CHANDWARADIST : KODERMAJHARKHAND</text:p>
          </table:table-cell>
          <table:table-cell office:value-type="float" office:value="825421" table:style-name="ce54">
            <text:p>825421</text:p>
          </table:table-cell>
          <table:table-cell office:value-type="string" table:style-name="ce55">
            <text:p>sbi.06234@sbi.co.in</text:p>
          </table:table-cell>
          <table:table-cell office:value-type="float" office:value="9431331890" table:style-name="ce54">
            <text:p>9431331890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3325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AINAGAR</text:p>
          </table:table-cell>
          <table:table-cell office:value-type="float" office:value="6344" table:style-name="ce56">
            <text:p>6344</text:p>
          </table:table-cell>
          <table:table-cell office:value-type="string" table:style-name="ce55">
            <text:p>The Branch Manager,State Bank of India,KODARMAAT+PO-JAINAGARPS-JAINAGARDIST:KODERMA, JHARKHAND</text:p>
          </table:table-cell>
          <table:table-cell office:value-type="float" office:value="825324" table:style-name="ce54">
            <text:p>825324</text:p>
          </table:table-cell>
          <table:table-cell office:value-type="string" table:style-name="ce55">
            <text:p>sbi.06344@sbi.co.in</text:p>
          </table:table-cell>
          <table:table-cell office:value-type="float" office:value="9431142672" table:style-name="ce54">
            <text:p>9431142672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6231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IRIDIH BAZAR</text:p>
          </table:table-cell>
          <table:table-cell office:value-type="float" office:value="6449" table:style-name="ce56">
            <text:p>6449</text:p>
          </table:table-cell>
          <table:table-cell office:value-type="string" table:style-name="ce55">
            <text:p>The Branch Manager,State Bank of India,GIRIDIHP.O. PACHAMBA, WHUTTY BAZAR,GIRIDIH,DIST:GIRIDIH, BIHAR</text:p>
          </table:table-cell>
          <table:table-cell office:value-type="float" office:value="815301" table:style-name="ce54">
            <text:p>815301</text:p>
          </table:table-cell>
          <table:table-cell office:value-type="string" table:style-name="ce55">
            <text:p>sbigradbzr@yahoo.com</text:p>
          </table:table-cell>
          <table:table-cell office:value-type="float" office:value="9431144418" table:style-name="ce54">
            <text:p>9431144418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22718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OMCHANCH</text:p>
          </table:table-cell>
          <table:table-cell office:value-type="float" office:value="6950" table:style-name="ce56">
            <text:p>6950</text:p>
          </table:table-cell>
          <table:table-cell office:value-type="string" table:style-name="ce55">
            <text:p>The Branch Manager,State Bank of India,KODARMAGIRIDIH ROAD,DOMCHANCHPO-DOMCHANCHDIST-KODARMA,JHARKHAND</text:p>
          </table:table-cell>
          <table:table-cell office:value-type="float" office:value="825418" table:style-name="ce54">
            <text:p>825418</text:p>
          </table:table-cell>
          <table:table-cell office:value-type="string" table:style-name="ce55">
            <text:p>sbi.069502sbi.co.in</text:p>
          </table:table-cell>
          <table:table-cell office:value-type="float" office:value="9431505160" table:style-name="ce54">
            <text:p>9431505160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5561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RKHANGO BAZAR</text:p>
          </table:table-cell>
          <table:table-cell office:value-type="float" office:value="7263" table:style-name="ce56">
            <text:p>7263</text:p>
          </table:table-cell>
          <table:table-cell office:value-type="string" table:style-name="ce55">
            <text:p>The Branch Manager,State Bank of India,GIRIDIHP.O.ARKHANGOVIA DOMCHANCH BAZARDIST:GIRIDIH, JHARKHAND</text:p>
          </table:table-cell>
          <table:table-cell office:value-type="float" office:value="825418" table:style-name="ce54">
            <text:p>825418</text:p>
          </table:table-cell>
          <table:table-cell office:value-type="string" table:style-name="ce55">
            <text:p>sbi.07263@sbi.co</text:p>
          </table:table-cell>
          <table:table-cell office:value-type="float" office:value="9430376168" table:style-name="ce54">
            <text:p>9430376168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6765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ORDAG</text:p>
          </table:table-cell>
          <table:table-cell office:value-type="float" office:value="8140" table:style-name="ce56">
            <text:p>8140</text:p>
          </table:table-cell>
          <table:table-cell office:value-type="string" table:style-name="ce55">
            <text:p>The Branch Manager,State Bank of India,GIRIDIHMAIN ROAD, PORDAGDIST : GIRIDIHJHARKHAND</text:p>
          </table:table-cell>
          <table:table-cell office:value-type="float" office:value="825106" table:style-name="ce54">
            <text:p>825106</text:p>
          </table:table-cell>
          <table:table-cell office:value-type="string" table:style-name="ce55">
            <text:p>sbi.08140@sbi.co.in</text:p>
          </table:table-cell>
          <table:table-cell office:value-type="float" office:value="9431322187" table:style-name="ce54">
            <text:p>943132218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HIJURI</text:p>
          </table:table-cell>
          <table:table-cell office:value-type="float" office:value="8142" table:style-name="ce56">
            <text:p>8142</text:p>
          </table:table-cell>
          <table:table-cell office:value-type="string" table:style-name="ce55">
            <text:p>The Branch Manager,State Bank of India,GIRIDIHP.O. KHIJURIDIST GIRIDIHJHARKHAND</text:p>
          </table:table-cell>
          <table:table-cell office:value-type="float" office:value="815317" table:style-name="ce54">
            <text:p>815317</text:p>
          </table:table-cell>
          <table:table-cell office:value-type="string" table:style-name="ce55">
            <text:p>sbi.08142@sbi.co.in</text:p>
          </table:table-cell>
          <table:table-cell office:value-type="float" office:value="9801359408" table:style-name="ce54">
            <text:p>980135940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DDIHA</text:p>
          </table:table-cell>
          <table:table-cell office:value-type="float" office:value="8143" table:style-name="ce56">
            <text:p>8143</text:p>
          </table:table-cell>
          <table:table-cell office:value-type="string" table:style-name="ce55">
            <text:p>The Branch Manager,State Bank of India,GIRIDIHP.O. BADDIHAVIA GIRIDIH TOWNDIST:GIRIDIH, JHARKHAND</text:p>
          </table:table-cell>
          <table:table-cell office:value-type="float" office:value="815302" table:style-name="ce54">
            <text:p>815302</text:p>
          </table:table-cell>
          <table:table-cell office:value-type="string" table:style-name="ce55">
            <text:p>sbi.08143@sbi.co.in</text:p>
          </table:table-cell>
          <table:table-cell office:value-type="float" office:value="9431167433" table:style-name="ce54">
            <text:p>9431167433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29264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HIRODIH</text:p>
          </table:table-cell>
          <table:table-cell office:value-type="float" office:value="8150" table:style-name="ce56">
            <text:p>8150</text:p>
          </table:table-cell>
          <table:table-cell office:value-type="string" table:style-name="ce55">
            <text:p>The Branch Manager,State Bank of India,KODARMAAT+PO-HIRODIHDIST:KODERMAJHARKHAND</text:p>
          </table:table-cell>
          <table:table-cell office:value-type="float" office:value="825409" table:style-name="ce54">
            <text:p>825409</text:p>
          </table:table-cell>
          <table:table-cell office:value-type="string" table:style-name="ce55">
            <text:p>sbi.08150@sbi.co.in</text:p>
          </table:table-cell>
          <table:table-cell office:value-type="float" office:value="9431142136" table:style-name="ce54">
            <text:p>9431142136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6477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HORIMAHUA</text:p>
          </table:table-cell>
          <table:table-cell office:value-type="float" office:value="8708" table:style-name="ce56">
            <text:p>8708</text:p>
          </table:table-cell>
          <table:table-cell office:value-type="string" table:style-name="ce55">
            <text:p>The Branch Manager,State Bank of India,GIRIDIHP.O.KHORIMAHUAVIA RAJ DHANWARDIST:GIRIDIH,JHARKHAND</text:p>
          </table:table-cell>
          <table:table-cell office:value-type="float" office:value="825412" table:style-name="ce54">
            <text:p>825412</text:p>
          </table:table-cell>
          <table:table-cell office:value-type="string" table:style-name="ce55">
            <text:p>sbi.08708@sbi.co.in</text:p>
          </table:table-cell>
          <table:table-cell office:value-type="float" office:value="9931561206" table:style-name="ce54">
            <text:p>9931561206</text:p>
          </table:table-cell>
          <table:table-cell office:value-type="float" office:value="6554" table:style-name="ce57">
            <text:p>6554</text:p>
          </table:table-cell>
          <table:table-cell office:value-type="string" table:style-name="ce56">
            <text:p>23038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HAB</text:p>
          </table:table-cell>
          <table:table-cell office:value-type="float" office:value="9608" table:style-name="ce56">
            <text:p>9608</text:p>
          </table:table-cell>
          <table:table-cell office:value-type="string" table:style-name="ce55">
            <text:p>The Branch Manager,State Bank of India,KODARMAPO-DHAB THAM,PS-CHANDWARADIST-KODERMAJHARKHAND</text:p>
          </table:table-cell>
          <table:table-cell office:value-type="float" office:value="825421" table:style-name="ce54">
            <text:p>825421</text:p>
          </table:table-cell>
          <table:table-cell office:value-type="string" table:style-name="ce55">
            <text:p>sbi.09608@sbi.co.in</text:p>
          </table:table-cell>
          <table:table-cell office:value-type="float" office:value="9431192781" table:style-name="ce54">
            <text:p>943119278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ISRI</text:p>
          </table:table-cell>
          <table:table-cell office:value-type="float" office:value="12546" table:style-name="ce56">
            <text:p>12546</text:p>
          </table:table-cell>
          <table:table-cell office:value-type="string" table:style-name="ce55">
            <text:p>The Branch Manager,State Bank of India,GIRIDIHISRI BAZARISRI, GIRIDIHJHARKHAND</text:p>
          </table:table-cell>
          <table:table-cell office:value-type="float" office:value="825107" table:style-name="ce54">
            <text:p>825107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57" table:style-name="ce57">
            <text:p>6557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HANWAR</text:p>
          </table:table-cell>
          <table:table-cell office:value-type="float" office:value="12550" table:style-name="ce56">
            <text:p>12550</text:p>
          </table:table-cell>
          <table:table-cell office:value-type="string" table:style-name="ce55">
            <text:p>The Branch Manager,State Bank of India,GIRIDIHAMAR CHOWKRAJDHANWARGIRIDIH</text:p>
          </table:table-cell>
          <table:table-cell office:value-type="float" office:value="825412" table:style-name="ce54">
            <text:p>825412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54" table:style-name="ce57">
            <text:p>6554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KTPP BANJHEDIH</text:p>
          </table:table-cell>
          <table:table-cell office:value-type="float" office:value="12633" table:style-name="ce56">
            <text:p>12633</text:p>
          </table:table-cell>
          <table:table-cell office:value-type="string" table:style-name="ce55">
            <text:p>The Branch Manager,State Bank of India,KODARMAC/O DVC KTPP, BANJHEDIH,P.O-KTPS BANJHEDIH, PS- JAINAGARDISTT- KODERMA</text:p>
          </table:table-cell>
          <table:table-cell office:value-type="float" office:value="825421" table:style-name="ce54">
            <text:p>825421</text:p>
          </table:table-cell>
          <table:table-cell office:value-type="string" table:style-name="ce55">
            <text:p>sbi.12633@sbi.co.in</text:p>
          </table:table-cell>
          <table:table-cell table:style-name="ce54"/>
          <table:table-cell office:value-type="float" office:value="6534" table:style-name="ce57">
            <text:p>6534</text:p>
          </table:table-cell>
          <table:table-cell office:value-type="string" table:style-name="ce56">
            <text:p>29216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ANDEY</text:p>
          </table:table-cell>
          <table:table-cell office:value-type="float" office:value="14280" table:style-name="ce56">
            <text:p>14280</text:p>
          </table:table-cell>
          <table:table-cell office:value-type="string" table:style-name="ce55">
            <text:p>The Branch Manager,State Bank of India,GIRIDIHIN FRONT OF BLOCK HOSPITALAT &amp; PO - GANDEYDIST: GIRIDIH</text:p>
          </table:table-cell>
          <table:table-cell office:value-type="float" office:value="815312" table:style-name="ce54">
            <text:p>815312</text:p>
          </table:table-cell>
          <table:table-cell office:value-type="string" table:style-name="ce55">
            <text:p>sbi.14280@sbi.co.in</text:p>
          </table:table-cell>
          <table:table-cell office:value-type="float" office:value="9431316535" table:style-name="ce54">
            <text:p>9431316535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239379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CAC GIRIDIH</text:p>
          </table:table-cell>
          <table:table-cell office:value-type="float" office:value="14785" table:style-name="ce56">
            <text:p>14785</text:p>
          </table:table-cell>
          <table:table-cell office:value-type="string" table:style-name="ce55">
            <text:p>The Branch Manager,State Bank of India,GIRIDIHC/O GIRIDIH MAIN BRANCHAT&amp;PO.MAKATPURGIRIDIH (JHARKHAND)</text:p>
          </table:table-cell>
          <table:table-cell office:value-type="float" office:value="815301" table:style-name="ce54">
            <text:p>815301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32" table:style-name="ce57">
            <text:p>6532</text:p>
          </table:table-cell>
          <table:table-cell office:value-type="string" table:style-name="ce56">
            <text:p>222179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EGIONAL BUSINESS OFFICE GIRIDH</text:p>
          </table:table-cell>
          <table:table-cell office:value-type="float" office:value="15866" table:style-name="ce56">
            <text:p>15866</text:p>
          </table:table-cell>
          <table:table-cell office:value-type="string" table:style-name="ce55">
            <text:p>The Chief Manager,State Bank of India,GIRIDIHDOCTORS LANE,MAKATPURPO-GIRIDIH,DIST-GIRIDIHSTATE-JHARKHAND</text:p>
          </table:table-cell>
          <table:table-cell office:value-type="float" office:value="815301" table:style-name="ce54">
            <text:p>815301</text:p>
          </table:table-cell>
          <table:table-cell table:style-name="ce55"/>
          <table:table-cell office:value-type="float" office:value="9771447913" table:style-name="ce54">
            <text:p>9771447913</text:p>
          </table:table-cell>
          <table:table-cell table:style-name="ce57"/>
          <table:table-cell office:value-type="string" table:style-name="ce56">
            <text:p>25057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ENGABAD</text:p>
          </table:table-cell>
          <table:table-cell office:value-type="float" office:value="16778" table:style-name="ce56">
            <text:p>16778</text:p>
          </table:table-cell>
          <table:table-cell office:value-type="string" table:style-name="ce55">
            <text:p>The Branch Manager,State Bank of India,GIRIDIHGIRIDH- MADHUPUR ROADNEAR BENGABAD CHOWKDISTT; GIRIDH</text:p>
          </table:table-cell>
          <table:table-cell office:value-type="float" office:value="815312" table:style-name="ce54">
            <text:p>815312</text:p>
          </table:table-cell>
          <table:table-cell office:value-type="string" table:style-name="ce55">
            <text:p>sbi.16778@sbi.co.in</text:p>
          </table:table-cell>
          <table:table-cell office:value-type="float" office:value="9771421574" table:style-name="ce54">
            <text:p>9771421574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236608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MARKACHO</text:p>
          </table:table-cell>
          <table:table-cell office:value-type="float" office:value="16979" table:style-name="ce56">
            <text:p>16979</text:p>
          </table:table-cell>
          <table:table-cell office:value-type="string" table:style-name="ce55">
            <text:p>The Branch Manager,State Bank of India,KODARMAMARKACHO BAZARJAINAGAR - KOBAD ROADPO.:MARKACHO , DIST: KODERMA</text:p>
          </table:table-cell>
          <table:table-cell office:value-type="float" office:value="815318" table:style-name="ce54">
            <text:p>815318</text:p>
          </table:table-cell>
          <table:table-cell office:value-type="string" table:style-name="ce55">
            <text:p>sbi.16959@sbi.co.in</text:p>
          </table:table-cell>
          <table:table-cell office:value-type="float" office:value="9006565314" table:style-name="ce54">
            <text:p>9006565314</text:p>
          </table:table-cell>
          <table:table-cell office:value-type="float" office:value="6534" table:style-name="ce57">
            <text:p>6534</text:p>
          </table:table-cell>
          <table:table-cell office:value-type="string" table:style-name="ce56">
            <text:p>26587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URA</text:p>
          </table:table-cell>
          <table:table-cell office:value-type="float" office:value="17136" table:style-name="ce56">
            <text:p>17136</text:p>
          </table:table-cell>
          <table:table-cell office:value-type="string" table:style-name="ce55">
            <text:p>The Branch Manager,State Bank of India,GIRIDIHAT- KHETKO MORE, AURAAURAPS- BAGODAR</text:p>
          </table:table-cell>
          <table:table-cell office:value-type="float" office:value="825322" table:style-name="ce54">
            <text:p>825322</text:p>
          </table:table-cell>
          <table:table-cell office:value-type="string" table:style-name="ce55">
            <text:p>sbi.17136@sbi.co.in</text:p>
          </table:table-cell>
          <table:table-cell office:value-type="float" office:value="9431779988" table:style-name="ce54">
            <text:p>9431779988</text:p>
          </table:table-cell>
          <table:table-cell office:value-type="float" office:value="6557" table:style-name="ce57">
            <text:p>6557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TKA</text:p>
          </table:table-cell>
          <table:table-cell office:value-type="float" office:value="17137" table:style-name="ce56">
            <text:p>17137</text:p>
          </table:table-cell>
          <table:table-cell office:value-type="string" table:style-name="ce55">
            <text:p>The Branch Manager,State Bank of India,GIRIDIHPO: ATKA,PS: BAGODARDISTT: GIRIDIH</text:p>
          </table:table-cell>
          <table:table-cell office:value-type="float" office:value="825322" table:style-name="ce54">
            <text:p>825322</text:p>
          </table:table-cell>
          <table:table-cell office:value-type="string" table:style-name="ce55">
            <text:p>SBI.17137@SBI.CO.IN</text:p>
          </table:table-cell>
          <table:table-cell office:value-type="float" office:value="9430150157" table:style-name="ce54">
            <text:p>9430150157</text:p>
          </table:table-cell>
          <table:table-cell office:value-type="float" office:value="6557" table:style-name="ce57">
            <text:p>6557</text:p>
          </table:table-cell>
          <table:table-cell office:value-type="string" table:style-name="ce56">
            <text:p>977143546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TRO</text:p>
          </table:table-cell>
          <table:table-cell office:value-type="float" office:value="17138" table:style-name="ce56">
            <text:p>17138</text:p>
          </table:table-cell>
          <table:table-cell office:value-type="string" table:style-name="ce55">
            <text:p>The Branch Manager,State Bank of India,GIRIDIHAT: CHATROPO &amp; PS: CHATRODISTT: GIRIDIH</text:p>
          </table:table-cell>
          <table:table-cell office:value-type="float" office:value="815314" table:style-name="ce54">
            <text:p>815314</text:p>
          </table:table-cell>
          <table:table-cell office:value-type="string" table:style-name="ce55">
            <text:p>SBI.17138@SBI.CO.IN</text:p>
          </table:table-cell>
          <table:table-cell office:value-type="float" office:value="9431611238" table:style-name="ce54">
            <text:p>9431611238</text:p>
          </table:table-cell>
          <table:table-cell office:value-type="float" office:value="6556" table:style-name="ce57">
            <text:p>655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LKAPURI GIRIDH</text:p>
          </table:table-cell>
          <table:table-cell office:value-type="float" office:value="17432" table:style-name="ce56">
            <text:p>17432</text:p>
          </table:table-cell>
          <table:table-cell office:value-type="string" table:style-name="ce55">
            <text:p>The Branch Manager,State Bank of India,GIRIDIHAT - BOROPO - PACHAMBAPS - GIRIDH</text:p>
          </table:table-cell>
          <table:table-cell office:value-type="float" office:value="815316" table:style-name="ce54">
            <text:p>815316</text:p>
          </table:table-cell>
          <table:table-cell office:value-type="string" table:style-name="ce55">
            <text:p>SBI.17432@SBI.CO.IN</text:p>
          </table:table-cell>
          <table:table-cell office:value-type="float" office:value="7033298211" table:style-name="ce54">
            <text:p>7033298211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250868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ARA CHOWK GIRIDIH</text:p>
          </table:table-cell>
          <table:table-cell office:value-type="float" office:value="17433" table:style-name="ce56">
            <text:p>17433</text:p>
          </table:table-cell>
          <table:table-cell office:value-type="string" table:style-name="ce55">
            <text:p>The Branch Manager,State Bank of India,GIRIDIHBEHIND HOTEL GARDEN VIEW, SHIV MOHALLAMAIN ROAD, GIRIDHIPO: GIRIDIH; PS: GIRIDIH</text:p>
          </table:table-cell>
          <table:table-cell office:value-type="float" office:value="815301" table:style-name="ce54">
            <text:p>815301</text:p>
          </table:table-cell>
          <table:table-cell office:value-type="string" table:style-name="ce55">
            <text:p>sbi.17433@sbi.co.in</text:p>
          </table:table-cell>
          <table:table-cell office:value-type="float" office:value="9430724886" table:style-name="ce54">
            <text:p>9430724886</text:p>
          </table:table-cell>
          <table:table-cell office:value-type="float" office:value="6532" table:style-name="ce57">
            <text:p>653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MADHUBAN</text:p>
          </table:table-cell>
          <table:table-cell office:value-type="float" office:value="18763" table:style-name="ce56">
            <text:p>18763</text:p>
          </table:table-cell>
          <table:table-cell office:value-type="string" table:style-name="ce55">
            <text:p>The Branch Manager,State Bank of India,GIRIDIHAT-MADHUBAN, P.O- SHIKHAR JIPS- MADHUBANDIST- GIRIDIH</text:p>
          </table:table-cell>
          <table:table-cell office:value-type="float" office:value="825329" table:style-name="ce54">
            <text:p>825329</text:p>
          </table:table-cell>
          <table:table-cell office:value-type="string" table:style-name="ce55">
            <text:p>SBI.18763@SBI.CO.IN</text:p>
          </table:table-cell>
          <table:table-cell table:style-name="ce54"/>
          <table:table-cell office:value-type="float" office:value="6532" table:style-name="ce57">
            <text:p>653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BB GIRIDIH</text:p>
          </table:table-cell>
          <table:table-cell office:value-type="float" office:value="18825" table:style-name="ce56">
            <text:p>18825</text:p>
          </table:table-cell>
          <table:table-cell office:value-type="string" table:style-name="ce55">
            <text:p>The Branch Manager,State Bank of India,GIRIDIHRAJA BANGLAMAIN ROAD GIRIDIHGIRIDIH</text:p>
          </table:table-cell>
          <table:table-cell office:value-type="float" office:value="815301" table:style-name="ce54">
            <text:p>815301</text:p>
          </table:table-cell>
          <table:table-cell office:value-type="string" table:style-name="ce55">
            <text:p>SBI.18825@SBI.CO.IN</text:p>
          </table:table-cell>
          <table:table-cell table:style-name="ce54"/>
          <table:table-cell office:value-type="float" office:value="6532" table:style-name="ce57">
            <text:p>653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9">
          <table:table-cell office:value-type="string" table:number-columns-spanned="3" table:number-rows-spanned="8" table:style-name="ce42">
            <text:p>THE DEPUTY GENERAL MANAGER (B&amp;O), STATE BANK OF INDIA,OAD ZONAL OFFICE <text:s/>RANCHICOURT COMPOUND KUTCHERY CHOWK RANCHIPO-RANCHI <text:s/>DIST-RANCHI JHARKHAND – 834001, sbi.06662@sbi.co.in</text:p>
          </table:table-cell>
          <table:covered-table-cell table:number-columns-repeated="2"/>
          <table:table-cell office:value-type="string" table:number-columns-spanned="1" table:number-rows-spanned="8" table:style-name="ce42">
            <text:p>PHONE :220361, 7541816250 <text:s text:c="7"/>FAX :06512213619</text:p>
          </table:table-cell>
          <table:table-cell office:value-type="string" table:style-name="ce55">
            <text:p>OAD ZONAL OFFICE RANCHI</text:p>
          </table:table-cell>
          <table:table-cell office:value-type="float" office:value="6662" table:style-name="ce56">
            <text:p>6662</text:p>
          </table:table-cell>
          <table:table-cell office:value-type="string" table:style-name="ce55">
            <text:p>The Chief Manager (GB),State Bank of India,RANCHICOURT COMPOUND,KUTCHERY CHOWK,RANCHIPO-RANCHI DIST-RANCHIJHARKHAND</text:p>
          </table:table-cell>
          <table:table-cell office:value-type="float" office:value="834001" table:style-name="ce54">
            <text:p>834001</text:p>
          </table:table-cell>
          <table:table-cell office:value-type="string" table:style-name="ce55">
            <text:p>sbi.06662@sbi.co.in</text:p>
          </table:table-cell>
          <table:table-cell office:value-type="float" office:value="9470193078" table:style-name="ce54">
            <text:p>9470193078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0361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ETAIL ASSETS CPC RANCHI</text:p>
          </table:table-cell>
          <table:table-cell office:value-type="float" office:value="10022" table:style-name="ce56">
            <text:p>10022</text:p>
          </table:table-cell>
          <table:table-cell office:value-type="string" table:style-name="ce55">
            <text:p>The Chief Manager,State Bank of India,RANCHIARYAN TOWERSEAST JAIL ROADRANCHI</text:p>
          </table:table-cell>
          <table:table-cell office:value-type="float" office:value="834001" table:style-name="ce54">
            <text:p>834001</text:p>
          </table:table-cell>
          <table:table-cell office:value-type="float" office:value="0" table:style-name="ce55">
            <text:p>0</text:p>
          </table:table-cell>
          <table:table-cell office:value-type="float" office:value="9431115932" table:style-name="ce54">
            <text:p>9431115932</text:p>
          </table:table-cell>
          <table:table-cell office:value-type="float" office:value="6510" table:style-name="ce57">
            <text:p>6510</text:p>
          </table:table-cell>
          <table:table-cell office:value-type="string" table:style-name="ce56">
            <text:p>2202326</text:p>
          </table:table-cell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table-cell table:number-columns-repeated="16380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MECCC RANCHI</text:p>
          </table:table-cell>
          <table:table-cell office:value-type="float" office:value="10025" table:style-name="ce56">
            <text:p>10025</text:p>
          </table:table-cell>
          <table:table-cell office:value-type="string" table:style-name="ce55">
            <text:p>The Chief Manager,State Bank of India,RANCHIARYAN TOWEREAST JAIL ROADRANCHI</text:p>
          </table:table-cell>
          <table:table-cell office:value-type="float" office:value="834001" table:style-name="ce54">
            <text:p>834001</text:p>
          </table:table-cell>
          <table:table-cell office:value-type="float" office:value="0" table:style-name="ce55">
            <text:p>0</text:p>
          </table:table-cell>
          <table:table-cell office:value-type="float" office:value="9431115938" table:style-name="ce54">
            <text:p>9431115938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0070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ME CITY CREDIT CENTRE JAMSHEDPUR</text:p>
          </table:table-cell>
          <table:table-cell office:value-type="float" office:value="10026" table:style-name="ce56">
            <text:p>10026</text:p>
          </table:table-cell>
          <table:table-cell office:value-type="string" table:style-name="ce55">
            <text:p>The Chief Manager,State Bank of India,EAST SINGHBHUMTEEKAY COMPLEX,TINPLATE CHOWKGOLMURIJAMSHEDPUR</text:p>
          </table:table-cell>
          <table:table-cell office:value-type="float" office:value="831003" table:style-name="ce54">
            <text:p>831003</text:p>
          </table:table-cell>
          <table:table-cell office:value-type="string" table:style-name="ce55">
            <text:p>sbi.10026@sbi.co.in</text:p>
          </table:table-cell>
          <table:table-cell office:value-type="float" office:value="9431131819" table:style-name="ce54">
            <text:p>9431131819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341446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CCPC RANCHI</text:p>
          </table:table-cell>
          <table:table-cell office:value-type="float" office:value="10754" table:style-name="ce56">
            <text:p>10754</text:p>
          </table:table-cell>
          <table:table-cell office:value-type="string" table:style-name="ce55">
            <text:p>The Chief Manager,State Bank of India,RANCHISTATE BANK OF INDIATHIRD FLOOR, DORANDA BRANCHRANCHI, JHARKHAND</text:p>
          </table:table-cell>
          <table:table-cell office:value-type="float" office:value="834002" table:style-name="ce54">
            <text:p>834002</text:p>
          </table:table-cell>
          <table:table-cell office:value-type="string" table:style-name="ce55">
            <text:p>SBI@10754.CO.IN</text:p>
          </table:table-cell>
          <table:table-cell office:value-type="float" office:value="9771495501" table:style-name="ce54">
            <text:p>9771495501</text:p>
          </table:table-cell>
          <table:table-cell office:value-type="float" office:value="6510" table:style-name="ce57">
            <text:p>6510</text:p>
          </table:table-cell>
          <table:table-cell office:value-type="string" table:style-name="ce56">
            <text:p>2246895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CCPC JAMSHEDPUR</text:p>
          </table:table-cell>
          <table:table-cell office:value-type="float" office:value="11473" table:style-name="ce56">
            <text:p>11473</text:p>
          </table:table-cell>
          <table:table-cell office:value-type="string" table:style-name="ce55">
            <text:p>The Chief Manager,State Bank of India,EAST SINGHBHUMSTATE BANK OF INDIAANNEXE BUILDING, BISHTUPURJAMSHEDPUR, JHARKHAND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sbi.11473@sbi.co.in</text:p>
          </table:table-cell>
          <table:table-cell office:value-type="float" office:value="9771414888" table:style-name="ce54">
            <text:p>9771414888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443633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DAC JAMSHEDPUR</text:p>
          </table:table-cell>
          <table:table-cell office:value-type="float" office:value="18380" table:style-name="ce56">
            <text:p>18380</text:p>
          </table:table-cell>
          <table:table-cell office:value-type="string" table:style-name="ce55">
            <text:p>State Bank of India,SERAIKELAFATLUGODAKANDERBERA, NEAR ASHIANA WOODLAND APARTSARAIKELA KHARSAWAN, JHARKHAND</text:p>
          </table:table-cell>
          <table:table-cell office:value-type="float" office:value="832401" table:style-name="ce54">
            <text:p>832401</text:p>
          </table:table-cell>
          <table:table-cell office:value-type="string" table:style-name="ce55">
            <text:p>SBI.18380@SBI.CO.IN</text:p>
          </table:table-cell>
          <table:table-cell office:value-type="float" office:value="9431929772" table:style-name="ce54">
            <text:p>943192977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9">
          <table:table-cell office:value-type="string" table:number-columns-spanned="3" table:number-rows-spanned="1" table:style-name="ce83">
            <text:p>THE ASSISTANT GENERAL MANAGER, <text:s/>STATE BANK OF INDIA,RACPC,EAST SINGHBHUM2ND FLOOR, JAMSHEDPUR BRANCHBISTUPUR, JAMSHEDPURJAMSHEDPUR, EAST SINGHBHUM</text:p>
          </table:table-cell>
          <table:covered-table-cell table:number-columns-repeated="2"/>
          <table:table-cell office:value-type="string" table:style-name="ce57">
            <text:p>6570-6456107</text:p>
          </table:table-cell>
          <table:table-cell office:value-type="string" table:style-name="ce55">
            <text:p>RETAIL ASSETS CPC JAMSHEDPUR</text:p>
          </table:table-cell>
          <table:table-cell office:value-type="float" office:value="10023" table:style-name="ce56">
            <text:p>10023</text:p>
          </table:table-cell>
          <table:table-cell office:value-type="string" table:style-name="ce55">
            <text:p>The Chief Manager,State Bank of India,EAST SINGHBHUM2ND FLOOR, JAMSHEDPUR BRANCHBISTUPUR, JAMSHEDPURJAMSHEDPUR, EAST SINGHBHUM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agmracpc.jamshedpur@sbi.co.in</text:p>
          </table:table-cell>
          <table:table-cell table:style-name="ce54"/>
          <table:table-cell office:value-type="float" office:value="6570" table:style-name="ce57">
            <text:p>6570</text:p>
          </table:table-cell>
          <table:table-cell office:value-type="string" table:style-name="ce56">
            <text:p>6456107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9">
          <table:table-cell office:value-type="string" table:number-columns-spanned="3" table:number-rows-spanned="1" table:style-name="ce83">
            <text:p>THE ASSISTANT GENERAL MANAGER, <text:s/>STATE BANK OF INDIA,JAMSHEDPURPO BISTUPUR <text:s/>JAMSHEDPURDISTT EAST SINGHBHUMJHARKHAND- 831001, sbi.00096@sbi.co.in</text:p>
          </table:table-cell>
          <table:covered-table-cell table:number-columns-repeated="2"/>
          <table:table-cell office:value-type="string" table:style-name="ce21">
            <text:p>PHONE :242559, 9771458000 <text:s text:c="7"/>FAX :2431412</text:p>
          </table:table-cell>
          <table:table-cell office:value-type="string" table:style-name="ce55">
            <text:p>JAMSHEDPUR</text:p>
          </table:table-cell>
          <table:table-cell office:value-type="float" office:value="96" table:style-name="ce56">
            <text:p>96</text:p>
          </table:table-cell>
          <table:table-cell office:value-type="string" table:style-name="ce55">
            <text:p>The Chief Manager,State Bank of India,EAST SINGHBHUMPO BISTUPUR, JAMSHEDPURDISTT EAST SINGHBHUMJHARKHAND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sbi.00096@sbi.co.in</text:p>
          </table:table-cell>
          <table:table-cell office:value-type="float" office:value="9431181314" table:style-name="ce54">
            <text:p>9431181314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425596</text:p>
          </table:table-cell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42">
            <text:p>THE ASSISTANT GENERAL MANAGER, <text:s/>STATE BANK OF INDIA,RANCHICOURT COMPOUNDRANCHIJHARKHAND RANCHI-834001, <text:s/>sbi.00167@sbi.co.in</text:p>
          </table:table-cell>
          <table:covered-table-cell table:number-columns-repeated="2"/>
          <table:table-cell office:value-type="string" table:style-name="ce21">
            <text:p>PHONE :2208437, 9470578902 <text:s text:c="7"/>FAX :0651-2204714</text:p>
          </table:table-cell>
          <table:table-cell office:value-type="string" table:style-name="ce55">
            <text:p>RANCHI</text:p>
          </table:table-cell>
          <table:table-cell office:value-type="float" office:value="167" table:style-name="ce56">
            <text:p>167</text:p>
          </table:table-cell>
          <table:table-cell office:value-type="string" table:style-name="ce55">
            <text:p>The Chief Manager,State Bank of India,RANCHICOURT COMPOUNDRANCHIJHARKHAND</text:p>
          </table:table-cell>
          <table:table-cell office:value-type="float" office:value="834001" table:style-name="ce54">
            <text:p>834001</text:p>
          </table:table-cell>
          <table:table-cell office:value-type="string" table:style-name="ce55">
            <text:p>sbi.00167@sbi.co.in</text:p>
          </table:table-cell>
          <table:table-cell office:value-type="float" office:value="9431108608" table:style-name="ce54">
            <text:p>9431108608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08437</text:p>
          </table:table-cell>
          <table:table-cell table:number-columns-repeated="16372"/>
        </table:table-row>
        <table:table-row table:style-name="ro7">
          <table:table-cell office:value-type="string" table:number-columns-spanned="3" table:number-rows-spanned="1" table:style-name="ce83">
            <text:p>THE ASSISTANT GENERAL MANAGER, <text:s/>STATE BANK OF INDIA,HATIADHURWA P.O.DIST:RANCHIJHARKHAND RANCHI-834004, SBI.00207@SBI.CO.IN</text:p>
          </table:table-cell>
          <table:covered-table-cell table:number-columns-repeated="2"/>
          <table:table-cell office:value-type="string" table:style-name="ce21">
            <text:p>PHONE :2445336, 9771454586 <text:s text:c="7"/>FAX :06512445318</text:p>
          </table:table-cell>
          <table:table-cell office:value-type="string" table:style-name="ce55">
            <text:p>HATIA</text:p>
          </table:table-cell>
          <table:table-cell office:value-type="float" office:value="207" table:style-name="ce56">
            <text:p>207</text:p>
          </table:table-cell>
          <table:table-cell office:value-type="string" table:style-name="ce55">
            <text:p>The Chief Manager,State Bank of India,RANCHIDHURWA P.O.,DIST:RANCHIBIHAR</text:p>
          </table:table-cell>
          <table:table-cell office:value-type="float" office:value="834004" table:style-name="ce54">
            <text:p>834004</text:p>
          </table:table-cell>
          <table:table-cell office:value-type="string" table:style-name="ce55">
            <text:p>SBI.00207@SBI.CO.IN</text:p>
          </table:table-cell>
          <table:table-cell office:value-type="float" office:value="9431104199" table:style-name="ce54">
            <text:p>9431104199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408316</text:p>
          </table:table-cell>
          <table:table-cell table:number-columns-repeated="16372"/>
        </table:table-row>
        <table:table-row table:style-name="ro7">
          <table:table-cell office:value-type="string" table:number-columns-spanned="3" table:number-rows-spanned="1" table:style-name="ce42">
            <text:p>THE ASSISTANT GENERAL MANAGER, <text:s/>STATE BANK OF INDIA,DORANDA (RANCHI)PO DORANDADIST:RANCHIJHARKHAND RANCHI-834002, sbi.00212@sbi.co.in</text:p>
          </table:table-cell>
          <table:covered-table-cell table:number-columns-repeated="2"/>
          <table:table-cell office:value-type="string" table:style-name="ce55">
            <text:p>PHONE :2482850, 9771420151 <text:s text:c="7"/>FAX :0651-2480963</text:p>
          </table:table-cell>
          <table:table-cell office:value-type="string" table:style-name="ce55">
            <text:p>DORANDA (RANCHI)</text:p>
          </table:table-cell>
          <table:table-cell office:value-type="float" office:value="212" table:style-name="ce56">
            <text:p>212</text:p>
          </table:table-cell>
          <table:table-cell office:value-type="string" table:style-name="ce55">
            <text:p>The Chief Manager,State Bank of India,RANCHIPO DORANDADIST:RANCHIJHARKHAND</text:p>
          </table:table-cell>
          <table:table-cell office:value-type="float" office:value="834002" table:style-name="ce54">
            <text:p>834002</text:p>
          </table:table-cell>
          <table:table-cell office:value-type="string" table:style-name="ce55">
            <text:p>sbidoran@yahoo.co.in</text:p>
          </table:table-cell>
          <table:table-cell office:value-type="float" office:value="9431102648" table:style-name="ce54">
            <text:p>9431102648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482850</text:p>
          </table:table-cell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42">
            <text:p>THE ASSISTANT GENERAL MANAGER, <text:s/>STATE BANK OF INDIA,TELCO CAMPUS(JAMSHEDPUR)TELCO COLONYJAHSHEDPURDIST:SINGHBHUM (E)JAMSHEDPUR-831004, sbi.05301@sbi.co.in</text:p>
          </table:table-cell>
          <table:covered-table-cell table:number-columns-repeated="2"/>
          <table:table-cell office:value-type="string" table:style-name="ce21">
            <text:p>PHONE :2286265,9930468937 FAX :06572281028</text:p>
          </table:table-cell>
          <table:table-cell office:value-type="string" table:style-name="ce55">
            <text:p>TELCO CAMPUS(JAMSHEDPUR)</text:p>
          </table:table-cell>
          <table:table-cell office:value-type="float" office:value="5301" table:style-name="ce56">
            <text:p>5301</text:p>
          </table:table-cell>
          <table:table-cell office:value-type="string" table:style-name="ce55">
            <text:p>The Chief Manager,State Bank of India,EAST SINGHBHUMTELCO COLONYJAHSHEDPURDIST:SINGHBHUM (E),</text:p>
          </table:table-cell>
          <table:table-cell office:value-type="float" office:value="831004" table:style-name="ce54">
            <text:p>831004</text:p>
          </table:table-cell>
          <table:table-cell office:value-type="string" table:style-name="ce55">
            <text:p>SBITELCO@SATYAM.NET.IN</text:p>
          </table:table-cell>
          <table:table-cell office:value-type="float" office:value="9431111877" table:style-name="ce54">
            <text:p>9431111877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286118</text:p>
          </table:table-cell>
          <table:table-cell table:number-columns-repeated="16372"/>
        </table:table-row>
        <table:table-row table:style-name="ro2">
          <table:table-cell table:style-name="ce21"/>
          <table:table-cell table:number-columns-repeated="2" table:style-name="ce54"/>
          <table:table-cell table:style-name="ce21"/>
          <table:table-cell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42">
            <text:p>The Assistant General Manager, State Bank of India,<text:span text:style-name="T10">MACON<text:s/></text:span><text:span text:style-name="T10">CAMPUS</text:span><text:span text:style-name="T10"><text:s/></text:span><text:span text:style-name="T10">DORANDA RANCHI</text:span><text:span text:style-name="T10"><text:s/></text:span><text:span text:style-name="T10">DIST:RANCHI</text:span><text:span text:style-name="T10"/></text:p>
            <text:p>sbi.09620@sbi.co.in</text:p>
          </table:table-cell>
          <table:covered-table-cell table:number-columns-repeated="2"/>
          <table:table-cell office:value-type="string" table:style-name="ce21">
            <text:p>PHONE :651-2482616, 9431114759 FAX :</text:p>
          </table:table-cell>
          <table:table-cell office:value-type="string" table:style-name="ce55">
            <text:p>COMMERCIAL BRANCH RANCHI</text:p>
          </table:table-cell>
          <table:table-cell office:value-type="float" office:value="9620" table:style-name="ce56">
            <text:p>9620</text:p>
          </table:table-cell>
          <table:table-cell office:value-type="string" table:style-name="ce55">
            <text:p>The Chief Manager,State Bank of India,RANCHIMACON CAMPUSDORANDA RANCHIDIST:RANCHI,</text:p>
          </table:table-cell>
          <table:table-cell office:value-type="float" office:value="834002" table:style-name="ce54">
            <text:p>834002</text:p>
          </table:table-cell>
          <table:table-cell office:value-type="string" table:style-name="ce55">
            <text:p>RCH_COMMSYS2@SANCHAR NET.IN</text:p>
          </table:table-cell>
          <table:table-cell office:value-type="float" office:value="9431114759" table:style-name="ce54">
            <text:p>9431114759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482616</text:p>
          </table:table-cell>
          <table:table-cell table:number-columns-repeated="16372"/>
        </table:table-row>
        <table:table-row table:style-name="ro2">
          <table:table-cell table:style-name="ce21"/>
          <table:table-cell table:number-columns-repeated="2" table:style-name="ce54"/>
          <table:table-cell table:style-name="ce21"/>
          <table:table-cell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42">
            <text:p>The Assistant General Manager, State Bank of India,<text:span text:style-name="T10">PALAMAU</text:span><text:span text:style-name="T10"><text:s/></text:span><text:span text:style-name="T10">COURT<text:s/></text:span><text:span text:style-name="T10">COMPOUND</text:span><text:span text:style-name="T10"><text:s/></text:span><text:span text:style-name="T10">DALTONGANJ</text:span><text:span text:style-name="T10"><text:s/></text:span><text:span text:style-name="T10">DIST-PALAMU</text:span><text:span text:style-name="T10"><text:s/></text:span><text:span text:style-name="T10">.<text:s/></text:span>sbi.00061@sbi.co.in<text:span text:style-name="T10"/></text:p>
            <text:p/>
          </table:table-cell>
          <table:covered-table-cell table:number-columns-repeated="2"/>
          <table:table-cell office:value-type="string" table:style-name="ce21">
            <text:p>PHONE :6562-224087, 9431188959 FAX :</text:p>
          </table:table-cell>
          <table:table-cell office:value-type="string" table:style-name="ce55">
            <text:p>DALTONGANJ</text:p>
          </table:table-cell>
          <table:table-cell office:value-type="float" office:value="61" table:style-name="ce56">
            <text:p>61</text:p>
          </table:table-cell>
          <table:table-cell office:value-type="string" table:style-name="ce55">
            <text:p>The Chief Manager,State Bank of India,PALAMAUCOURT COMPOUNDDALTONGANJDIST-PALAMU</text:p>
          </table:table-cell>
          <table:table-cell office:value-type="float" office:value="822101" table:style-name="ce54">
            <text:p>822101</text:p>
          </table:table-cell>
          <table:table-cell office:value-type="string" table:style-name="ce55">
            <text:p>SBI.00061@SBI.CO.IN</text:p>
          </table:table-cell>
          <table:table-cell office:value-type="float" office:value="9431188959" table:style-name="ce54">
            <text:p>9431188959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224087</text:p>
          </table:table-cell>
          <table:table-cell table:number-columns-repeated="16372"/>
        </table:table-row>
        <table:table-row table:style-name="ro2">
          <table:table-cell table:number-columns-repeated="5" table:style-name="ce54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48" table:style-name="ce42">
            <text:p>The Assistant General Manager, State Bank of India,RANCHISBI ADMINISTRATIVE OFFICECOURT COMPOUNDRANCHI agmr1.zoran@sbi.co.in</text:p>
          </table:table-cell>
          <table:covered-table-cell table:number-columns-repeated="2"/>
          <table:table-cell office:value-type="string" table:number-columns-spanned="1" table:number-rows-spanned="48" table:style-name="ce42">
            <text:p>PHONE :220809,9771450300 FAX :</text:p>
          </table:table-cell>
          <table:table-cell office:value-type="string" table:style-name="ce55">
            <text:p>GUMLA</text:p>
          </table:table-cell>
          <table:table-cell office:value-type="float" office:value="230" table:style-name="ce56">
            <text:p>230</text:p>
          </table:table-cell>
          <table:table-cell office:value-type="string" table:style-name="ce55">
            <text:p>The Chief Manager,State Bank of India,GUMLAPALKOT ROADGUMLAJHARKHAND</text:p>
          </table:table-cell>
          <table:table-cell office:value-type="float" office:value="835207" table:style-name="ce54">
            <text:p>835207</text:p>
          </table:table-cell>
          <table:table-cell office:value-type="string" table:style-name="ce55">
            <text:p>sbi.00230@sbi.co.in</text:p>
          </table:table-cell>
          <table:table-cell office:value-type="float" office:value="9470590670" table:style-name="ce54">
            <text:p>9470590670</text:p>
          </table:table-cell>
          <table:table-cell office:value-type="float" office:value="6524" table:style-name="ce57">
            <text:p>6524</text:p>
          </table:table-cell>
          <table:table-cell office:value-type="string" table:style-name="ce56">
            <text:p>22423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IN ROAD(RANCHI)</text:p>
          </table:table-cell>
          <table:table-cell office:value-type="float" office:value="1194" table:style-name="ce56">
            <text:p>1194</text:p>
          </table:table-cell>
          <table:table-cell office:value-type="string" table:style-name="ce55">
            <text:p>The Chief Manager,State Bank of India,RANCHIS N GANGULY ROADRANCI JHARKHANDJHARKHAND</text:p>
          </table:table-cell>
          <table:table-cell office:value-type="float" office:value="834001" table:style-name="ce54">
            <text:p>834001</text:p>
          </table:table-cell>
          <table:table-cell office:value-type="float" office:value="0" table:style-name="ce55">
            <text:p>0</text:p>
          </table:table-cell>
          <table:table-cell office:value-type="float" office:value="9334615071" table:style-name="ce54">
            <text:p>9334615071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0559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UPPER BAZAR (RANCHI)</text:p>
          </table:table-cell>
          <table:table-cell office:value-type="float" office:value="1237" table:style-name="ce56">
            <text:p>1237</text:p>
          </table:table-cell>
          <table:table-cell office:value-type="string" table:style-name="ce55">
            <text:p>The Chief Manager,State Bank of India,RANCHIMETRO MARKETKUTCHERY ROADRANCHI (JHARKHAND)</text:p>
          </table:table-cell>
          <table:table-cell office:value-type="float" office:value="834001" table:style-name="ce54">
            <text:p>834001</text:p>
          </table:table-cell>
          <table:table-cell office:value-type="float" office:value="0" table:style-name="ce55">
            <text:p>0</text:p>
          </table:table-cell>
          <table:table-cell office:value-type="float" office:value="9431366770" table:style-name="ce54">
            <text:p>9431366770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31540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TUPUDANA ANCILLARY I E</text:p>
          </table:table-cell>
          <table:table-cell office:value-type="float" office:value="1625" table:style-name="ce56">
            <text:p>1625</text:p>
          </table:table-cell>
          <table:table-cell office:value-type="string" table:style-name="ce55">
            <text:p>State Bank of India,RANCHIP.O. HATIA, RANCHI,JHARKHANDDIST:RANCHI, BIHAR</text:p>
          </table:table-cell>
          <table:table-cell office:value-type="float" office:value="834003" table:style-name="ce54">
            <text:p>834003</text:p>
          </table:table-cell>
          <table:table-cell office:value-type="float" office:value="0" table:style-name="ce55">
            <text:p>0</text:p>
          </table:table-cell>
          <table:table-cell office:value-type="float" office:value="9431141353" table:style-name="ce54">
            <text:p>9431141353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90308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AJENDRA MEDICAL COL CAMPUS</text:p>
          </table:table-cell>
          <table:table-cell office:value-type="float" office:value="1672" table:style-name="ce56">
            <text:p>1672</text:p>
          </table:table-cell>
          <table:table-cell office:value-type="string" table:style-name="ce55">
            <text:p>The Chief Manager,State Bank of India,RANCHIP.O. BARIATU,RANCHIJHARKHAND</text:p>
          </table:table-cell>
          <table:table-cell office:value-type="float" office:value="834009" table:style-name="ce54">
            <text:p>834009</text:p>
          </table:table-cell>
          <table:table-cell office:value-type="string" table:style-name="ce55">
            <text:p>sbi.01672@sbi.co.in</text:p>
          </table:table-cell>
          <table:table-cell office:value-type="float" office:value="9431588001" table:style-name="ce54">
            <text:p>9431588001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54052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LOHARDAGA</text:p>
          </table:table-cell>
          <table:table-cell office:value-type="float" office:value="3534" table:style-name="ce56">
            <text:p>3534</text:p>
          </table:table-cell>
          <table:table-cell office:value-type="string" table:style-name="ce55">
            <text:p>The Chief Manager,State Bank of India,LOHARDAGANEAR BARA TALAWLOHARDAGAJHARKHAND</text:p>
          </table:table-cell>
          <table:table-cell office:value-type="float" office:value="835302" table:style-name="ce54">
            <text:p>835302</text:p>
          </table:table-cell>
          <table:table-cell office:value-type="string" table:style-name="ce55">
            <text:p>sbi.03534@sbi.co.in</text:p>
          </table:table-cell>
          <table:table-cell office:value-type="float" office:value="9431765744" table:style-name="ce54">
            <text:p>9431765744</text:p>
          </table:table-cell>
          <table:table-cell office:value-type="float" office:value="6526" table:style-name="ce57">
            <text:p>6526</text:p>
          </table:table-cell>
          <table:table-cell office:value-type="string" table:style-name="ce56">
            <text:p>222572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PERSONAL BANKING BRANCH RANCHI</text:p>
          </table:table-cell>
          <table:table-cell office:value-type="float" office:value="4143" table:style-name="ce56">
            <text:p>4143</text:p>
          </table:table-cell>
          <table:table-cell office:value-type="string" table:style-name="ce55">
            <text:p>The Chief Manager,State Bank of India,RANCHISETHI CORPORATE, 1ST FLOOR,PEE PEE COMPOUND, MAIN RAOD, RANCHIRANCHI, JHARKHAN</text:p>
          </table:table-cell>
          <table:table-cell office:value-type="float" office:value="834001" table:style-name="ce54">
            <text:p>834001</text:p>
          </table:table-cell>
          <table:table-cell office:value-type="string" table:style-name="ce55">
            <text:p>rch_sbipbbr@sancharnet.in</text:p>
          </table:table-cell>
          <table:table-cell office:value-type="float" office:value="9431175737" table:style-name="ce54">
            <text:p>9431175737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330074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NEPAL HOUSE</text:p>
          </table:table-cell>
          <table:table-cell office:value-type="float" office:value="4432" table:style-name="ce56">
            <text:p>4432</text:p>
          </table:table-cell>
          <table:table-cell office:value-type="string" table:style-name="ce55">
            <text:p>The Chief Manager,State Bank of India,RANCHINEPAL HOUSE DORANDANEPAL HOUSE DORANDARANCHI JHARKAND</text:p>
          </table:table-cell>
          <table:table-cell office:value-type="float" office:value="834002" table:style-name="ce54">
            <text:p>834002</text:p>
          </table:table-cell>
          <table:table-cell office:value-type="float" office:value="0" table:style-name="ce55">
            <text:p>0</text:p>
          </table:table-cell>
          <table:table-cell office:value-type="float" office:value="9931703567" table:style-name="ce54">
            <text:p>9931703567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49097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INDUSTRIAL ESTATE (RANCHI)</text:p>
          </table:table-cell>
          <table:table-cell office:value-type="float" office:value="4579" table:style-name="ce56">
            <text:p>4579</text:p>
          </table:table-cell>
          <table:table-cell office:value-type="string" table:style-name="ce55">
            <text:p>The Chief Manager,State Bank of India,RANCHIP.O.KOKAR,DIST:RANCHI,BIHAR</text:p>
          </table:table-cell>
          <table:table-cell office:value-type="float" office:value="834001" table:style-name="ce54">
            <text:p>834001</text:p>
          </table:table-cell>
          <table:table-cell office:value-type="string" table:style-name="ce55">
            <text:p>sbirie@sancharnet.in</text:p>
          </table:table-cell>
          <table:table-cell office:value-type="float" office:value="9470524485" table:style-name="ce54">
            <text:p>9470524485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5473132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H E CORPN (RANCHI)(EVN BR)</text:p>
          </table:table-cell>
          <table:table-cell office:value-type="float" office:value="5596" table:style-name="ce56">
            <text:p>5596</text:p>
          </table:table-cell>
          <table:table-cell office:value-type="string" table:style-name="ce55">
            <text:p>The Chief Manager,State Bank of India,RANCHIH.E.C.COLONY, RANCHI,DHURWADIST:RANCHI, BIHAR</text:p>
          </table:table-cell>
          <table:table-cell office:value-type="float" office:value="834004" table:style-name="ce54">
            <text:p>834004</text:p>
          </table:table-cell>
          <table:table-cell office:value-type="string" table:style-name="ce55">
            <text:p>RCH_BM@SANCHARNET.IN</text:p>
          </table:table-cell>
          <table:table-cell office:value-type="float" office:value="9835535932" table:style-name="ce54">
            <text:p>9835535932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44189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ENT.MINES PLAN - DESIGN INST.</text:p>
          </table:table-cell>
          <table:table-cell office:value-type="float" office:value="5598" table:style-name="ce56">
            <text:p>5598</text:p>
          </table:table-cell>
          <table:table-cell office:value-type="string" table:style-name="ce55">
            <text:p>The Chief Manager,State Bank of India,RANCHIKANKE ROAD ,RANCHIDIST:RANCHI, JHARKHAND834008</text:p>
          </table:table-cell>
          <table:table-cell office:value-type="float" office:value="834008" table:style-name="ce54">
            <text:p>834008</text:p>
          </table:table-cell>
          <table:table-cell office:value-type="string" table:style-name="ce55">
            <text:p>SBI05598@SBI.CO.IN</text:p>
          </table:table-cell>
          <table:table-cell office:value-type="float" office:value="9431961155" table:style-name="ce54">
            <text:p>9431961155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3239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IPATOLI</text:p>
          </table:table-cell>
          <table:table-cell office:value-type="float" office:value="5991" table:style-name="ce56">
            <text:p>5991</text:p>
          </table:table-cell>
          <table:table-cell office:value-type="string" table:style-name="ce55">
            <text:p>The Chief Manager,State Bank of India,RANCHIVILLAGE GARI, P.O. HATWARDIPATOLIDIST:RANCHI, BIHAR</text:p>
          </table:table-cell>
          <table:table-cell office:value-type="float" office:value="834009" table:style-name="ce54">
            <text:p>834009</text:p>
          </table:table-cell>
          <table:table-cell office:value-type="string" table:style-name="ce55">
            <text:p>sbi.05991@sbi.co.in</text:p>
          </table:table-cell>
          <table:table-cell office:value-type="float" office:value="9431101614" table:style-name="ce54">
            <text:p>9431101614</text:p>
          </table:table-cell>
          <table:table-cell office:value-type="float" office:value="6510" table:style-name="ce57">
            <text:p>6510</text:p>
          </table:table-cell>
          <table:table-cell office:value-type="string" table:style-name="ce56">
            <text:p>227592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ESAI</text:p>
          </table:table-cell>
          <table:table-cell office:value-type="float" office:value="6308" table:style-name="ce56">
            <text:p>6308</text:p>
          </table:table-cell>
          <table:table-cell office:value-type="string" table:style-name="ce55">
            <text:p>The Branch Manager,State Bank of India,GUMLAAT + PO-SESAI ,PS-SISAIDIST:GUMLAJHARKHAND</text:p>
          </table:table-cell>
          <table:table-cell office:value-type="float" office:value="835224" table:style-name="ce54">
            <text:p>835224</text:p>
          </table:table-cell>
          <table:table-cell office:value-type="string" table:style-name="ce55">
            <text:p>sbi.06308@sbi.co.in</text:p>
          </table:table-cell>
          <table:table-cell office:value-type="float" office:value="9431175069" table:style-name="ce54">
            <text:p>9431175069</text:p>
          </table:table-cell>
          <table:table-cell office:value-type="float" office:value="6524" table:style-name="ce57">
            <text:p>6524</text:p>
          </table:table-cell>
          <table:table-cell office:value-type="string" table:style-name="ce56">
            <text:p>25551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GRI MKT YARD PANDARA-RANCHI</text:p>
          </table:table-cell>
          <table:table-cell office:value-type="float" office:value="6355" table:style-name="ce56">
            <text:p>6355</text:p>
          </table:table-cell>
          <table:table-cell office:value-type="string" table:style-name="ce55">
            <text:p>The Branch Manager,State Bank of India,RANCHIPANDARA,PO HEHALDIST:RANCHI, BIHAR</text:p>
          </table:table-cell>
          <table:table-cell office:value-type="float" office:value="834005" table:style-name="ce54">
            <text:p>834005</text:p>
          </table:table-cell>
          <table:table-cell office:value-type="float" office:value="0" table:style-name="ce55">
            <text:p>0</text:p>
          </table:table-cell>
          <table:table-cell office:value-type="float" office:value="9430382223" table:style-name="ce54">
            <text:p>9430382223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51009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HARMU HOUSING COLONY(RANCHI)</text:p>
          </table:table-cell>
          <table:table-cell office:value-type="float" office:value="6951" table:style-name="ce56">
            <text:p>6951</text:p>
          </table:table-cell>
          <table:table-cell office:value-type="string" table:style-name="ce55">
            <text:p>The Chief Manager,State Bank of India,RANCHIP.O.HARMU,RANCHI-834012DIST:RANCHI, BIHAR</text:p>
          </table:table-cell>
          <table:table-cell office:value-type="float" office:value="834012" table:style-name="ce54">
            <text:p>834012</text:p>
          </table:table-cell>
          <table:table-cell office:value-type="float" office:value="0" table:style-name="ce55">
            <text:p>0</text:p>
          </table:table-cell>
          <table:table-cell office:value-type="float" office:value="9334967509" table:style-name="ce54">
            <text:p>9334967509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4246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INDRAPURI (RANCHI)</text:p>
          </table:table-cell>
          <table:table-cell office:value-type="float" office:value="7507" table:style-name="ce56">
            <text:p>7507</text:p>
          </table:table-cell>
          <table:table-cell office:value-type="string" table:style-name="ce55">
            <text:p>State Bank of India,RANCHIINDRAPURIRITU ROAD, RANCHIDIST:RANCHI, BIHAR</text:p>
          </table:table-cell>
          <table:table-cell office:value-type="float" office:value="834005" table:style-name="ce54">
            <text:p>834005</text:p>
          </table:table-cell>
          <table:table-cell office:value-type="string" table:style-name="ce55">
            <text:p>sbi_indira@sancharnet.in</text:p>
          </table:table-cell>
          <table:table-cell office:value-type="float" office:value="9939576749" table:style-name="ce54">
            <text:p>9939576749</text:p>
          </table:table-cell>
          <table:table-cell office:value-type="float" office:value="6510" table:style-name="ce57">
            <text:p>6510</text:p>
          </table:table-cell>
          <table:table-cell office:value-type="string" table:style-name="ce56">
            <text:p>228019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 G O COMPLEX RANCHI</text:p>
          </table:table-cell>
          <table:table-cell office:value-type="float" office:value="7957" table:style-name="ce56">
            <text:p>7957</text:p>
          </table:table-cell>
          <table:table-cell office:value-type="string" table:style-name="ce55">
            <text:p>The Chief Manager,State Bank of India,RANCHIAGO COMPLEXHINOORANCHI</text:p>
          </table:table-cell>
          <table:table-cell office:value-type="float" office:value="834002" table:style-name="ce54">
            <text:p>834002</text:p>
          </table:table-cell>
          <table:table-cell office:value-type="string" table:style-name="ce55">
            <text:p>sbi.07957@sbi.co.in</text:p>
          </table:table-cell>
          <table:table-cell office:value-type="float" office:value="9431774235" table:style-name="ce54">
            <text:p>9431774235</text:p>
          </table:table-cell>
          <table:table-cell office:value-type="float" office:value="6510" table:style-name="ce57">
            <text:p>6510</text:p>
          </table:table-cell>
          <table:table-cell office:value-type="string" table:style-name="ce56">
            <text:p>241167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IL SATELLITE TOWNSHIP (RANCHI)</text:p>
          </table:table-cell>
          <table:table-cell office:value-type="float" office:value="8961" table:style-name="ce56">
            <text:p>8961</text:p>
          </table:table-cell>
          <table:table-cell office:value-type="string" table:style-name="ce55">
            <text:p>The Branch Manager,State Bank of India,RANCHIP.O.DHURWA,RANCHIDIST:RANCHI, JHARKHAND</text:p>
          </table:table-cell>
          <table:table-cell office:value-type="float" office:value="834004" table:style-name="ce54">
            <text:p>834004</text:p>
          </table:table-cell>
          <table:table-cell office:value-type="string" table:style-name="ce55">
            <text:p>Rch_sbisail</text:p>
          </table:table-cell>
          <table:table-cell office:value-type="float" office:value="9431767851" table:style-name="ce54">
            <text:p>9431767851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44264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SHOKNAGAR(RANCHI)</text:p>
          </table:table-cell>
          <table:table-cell office:value-type="float" office:value="9010" table:style-name="ce56">
            <text:p>9010</text:p>
          </table:table-cell>
          <table:table-cell office:value-type="string" table:style-name="ce55">
            <text:p>The Chief Manager,State Bank of India,RANCHIROAD NO.-3, ASHOKNAGARRANCHIDIST:RANCHI, BIHAR</text:p>
          </table:table-cell>
          <table:table-cell office:value-type="float" office:value="834002" table:style-name="ce54">
            <text:p>834002</text:p>
          </table:table-cell>
          <table:table-cell office:value-type="float" office:value="0" table:style-name="ce55">
            <text:p>0</text:p>
          </table:table-cell>
          <table:table-cell office:value-type="float" office:value="9771450336" table:style-name="ce54">
            <text:p>9771450336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4122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NAMKUM (RANCHI)</text:p>
          </table:table-cell>
          <table:table-cell office:value-type="float" office:value="9011" table:style-name="ce56">
            <text:p>9011</text:p>
          </table:table-cell>
          <table:table-cell office:value-type="string" table:style-name="ce55">
            <text:p>The Chief Manager,State Bank of India,RANCHIRANCHI,DIST:RANCHIJHARKHAND</text:p>
          </table:table-cell>
          <table:table-cell office:value-type="float" office:value="834010" table:style-name="ce54">
            <text:p>834010</text:p>
          </table:table-cell>
          <table:table-cell office:value-type="float" office:value="0" table:style-name="ce55">
            <text:p>0</text:p>
          </table:table-cell>
          <table:table-cell office:value-type="string" table:style-name="ce54">
            <text:p>9771450365/464/465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60209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CAC RANCHI</text:p>
          </table:table-cell>
          <table:table-cell office:value-type="float" office:value="10018" table:style-name="ce56">
            <text:p>10018</text:p>
          </table:table-cell>
          <table:table-cell office:value-type="string" table:style-name="ce55">
            <text:p>The Chief Manager,State Bank of India,RANCHISTATE BANK OF INDIA ZONAL OFFICE RANCHRANCHI BRANCH BUILDING COURT COMPOUNDJHARKHAND</text:p>
          </table:table-cell>
          <table:table-cell office:value-type="float" office:value="834001" table:style-name="ce54">
            <text:p>834001</text:p>
          </table:table-cell>
          <table:table-cell office:value-type="float" office:value="0" table:style-name="ce55">
            <text:p>0</text:p>
          </table:table-cell>
          <table:table-cell office:value-type="float" office:value="9431100624" table:style-name="ce54">
            <text:p>9431100624</text:p>
          </table:table-cell>
          <table:table-cell office:value-type="float" office:value="6510" table:style-name="ce57">
            <text:p>6510</text:p>
          </table:table-cell>
          <table:table-cell office:value-type="string" table:style-name="ce56">
            <text:p>220066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 R M HATIA</text:p>
          </table:table-cell>
          <table:table-cell office:value-type="float" office:value="10333" table:style-name="ce56">
            <text:p>10333</text:p>
          </table:table-cell>
          <table:table-cell office:value-type="string" table:style-name="ce55">
            <text:p>The Branch Manager,State Bank of India,RANCHID R M OFFICE, HATIADIST: RANCHIJHARKHAND</text:p>
          </table:table-cell>
          <table:table-cell office:value-type="float" office:value="834003" table:style-name="ce54">
            <text:p>834003</text:p>
          </table:table-cell>
          <table:table-cell office:value-type="float" office:value="0" table:style-name="ce55">
            <text:p>0</text:p>
          </table:table-cell>
          <table:table-cell office:value-type="float" office:value="9431587515" table:style-name="ce54">
            <text:p>9431587515</text:p>
          </table:table-cell>
          <table:table-cell office:value-type="float" office:value="6510" table:style-name="ce57">
            <text:p>6510</text:p>
          </table:table-cell>
          <table:table-cell office:value-type="string" table:style-name="ce56">
            <text:p>260028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CL CAMPUS RANCHI</text:p>
          </table:table-cell>
          <table:table-cell office:value-type="float" office:value="10400" table:style-name="ce56">
            <text:p>10400</text:p>
          </table:table-cell>
          <table:table-cell office:value-type="string" table:style-name="ce55">
            <text:p>The Branch Manager,State Bank of India,RANCHICCL HEADQUARTERDARBHANGA HOUSE, RANCHIJHARKHAND</text:p>
          </table:table-cell>
          <table:table-cell office:value-type="float" office:value="834001" table:style-name="ce54">
            <text:p>834001</text:p>
          </table:table-cell>
          <table:table-cell office:value-type="float" office:value="0" table:style-name="ce55">
            <text:p>0</text:p>
          </table:table-cell>
          <table:table-cell office:value-type="float" office:value="9835136499" table:style-name="ce54">
            <text:p>9835136499</text:p>
          </table:table-cell>
          <table:table-cell office:value-type="float" office:value="6510" table:style-name="ce57">
            <text:p>6510</text:p>
          </table:table-cell>
          <table:table-cell office:value-type="string" table:style-name="ce56">
            <text:p>236065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ROJECT BHAWAN</text:p>
          </table:table-cell>
          <table:table-cell office:value-type="float" office:value="10401" table:style-name="ce56">
            <text:p>10401</text:p>
          </table:table-cell>
          <table:table-cell office:value-type="string" table:style-name="ce55">
            <text:p>The Branch Manager,State Bank of India,RANCHIAT+PO-HATIADIST: RANCHIJHARKHAND</text:p>
          </table:table-cell>
          <table:table-cell office:value-type="float" office:value="834004" table:style-name="ce54">
            <text:p>834004</text:p>
          </table:table-cell>
          <table:table-cell office:value-type="float" office:value="0" table:style-name="ce55">
            <text:p>0</text:p>
          </table:table-cell>
          <table:table-cell office:value-type="float" office:value="9431101699" table:style-name="ce54">
            <text:p>9431101699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44682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ISKA MORE RANCHI</text:p>
          </table:table-cell>
          <table:table-cell office:value-type="float" office:value="12619" table:style-name="ce56">
            <text:p>12619</text:p>
          </table:table-cell>
          <table:table-cell office:value-type="string" table:style-name="ce55">
            <text:p>The Branch Manager,State Bank of India,RANCHIH/O T.S.SATPATHY, LAXMI NARAYAN COMPLEXITKI ROADRANCHI</text:p>
          </table:table-cell>
          <table:table-cell office:value-type="float" office:value="834005" table:style-name="ce54">
            <text:p>834005</text:p>
          </table:table-cell>
          <table:table-cell office:value-type="string" table:style-name="ce55">
            <text:p>sbi.12619@sbi.co.in</text:p>
          </table:table-cell>
          <table:table-cell table:style-name="ce54"/>
          <table:table-cell office:value-type="float" office:value="651" table:style-name="ce57">
            <text:p>651</text:p>
          </table:table-cell>
          <table:table-cell office:value-type="string" table:style-name="ce56">
            <text:p>9431161484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LOHARDAGA SAMAHARNALAYA</text:p>
          </table:table-cell>
          <table:table-cell office:value-type="float" office:value="12620" table:style-name="ce56">
            <text:p>12620</text:p>
          </table:table-cell>
          <table:table-cell office:value-type="string" table:style-name="ce55">
            <text:p>The Branch Manager,State Bank of India,LOHARDAGAPANDEY GANPAT RAI BHAWANLOHARDAGA COLLECTRIATE COMPLEXLOHARDAGA</text:p>
          </table:table-cell>
          <table:table-cell office:value-type="float" office:value="835302" table:style-name="ce54">
            <text:p>835302</text:p>
          </table:table-cell>
          <table:table-cell office:value-type="string" table:style-name="ce55">
            <text:p>sbi.12620@sbi.co.in</text:p>
          </table:table-cell>
          <table:table-cell table:style-name="ce54"/>
          <table:table-cell office:value-type="float" office:value="6526" table:style-name="ce57">
            <text:p>6526</text:p>
          </table:table-cell>
          <table:table-cell office:value-type="string" table:style-name="ce56">
            <text:p>22462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CHUTIA RANCHI</text:p>
          </table:table-cell>
          <table:table-cell office:value-type="float" office:value="12621" table:style-name="ce56">
            <text:p>12621</text:p>
          </table:table-cell>
          <table:table-cell office:value-type="string" table:style-name="ce55">
            <text:p>The Branch Manager,State Bank of India,RANCHIH/O RAJENDRA SINGH, BESIDE CANARA BANKUPPER CHUTIARANCHI</text:p>
          </table:table-cell>
          <table:table-cell office:value-type="float" office:value="834002" table:style-name="ce54">
            <text:p>834002</text:p>
          </table:table-cell>
          <table:table-cell office:value-type="string" table:style-name="ce55">
            <text:p>sbi.12621@sbi.co.in</text:p>
          </table:table-cell>
          <table:table-cell office:value-type="float" office:value="9431787727" table:style-name="ce54">
            <text:p>9431787727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943116148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NTA TOLI</text:p>
          </table:table-cell>
          <table:table-cell office:value-type="float" office:value="12622" table:style-name="ce56">
            <text:p>12622</text:p>
          </table:table-cell>
          <table:table-cell office:value-type="string" table:style-name="ce55">
            <text:p>The Branch Manager,State Bank of India,RANCHIQUADRI COMPLEXKANTA TOLI CHOWKRANCHI</text:p>
          </table:table-cell>
          <table:table-cell office:value-type="float" office:value="834001" table:style-name="ce54">
            <text:p>834001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ALPUR</text:p>
          </table:table-cell>
          <table:table-cell office:value-type="float" office:value="12623" table:style-name="ce56">
            <text:p>12623</text:p>
          </table:table-cell>
          <table:table-cell office:value-type="string" table:style-name="ce55">
            <text:p>The Branch Manager,State Bank of India,RANCHICIRCULAR ROADNEAR LALPUR CHOWKRANCHI</text:p>
          </table:table-cell>
          <table:table-cell office:value-type="float" office:value="834001" table:style-name="ce54">
            <text:p>834001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BO RANCHI</text:p>
          </table:table-cell>
          <table:table-cell office:value-type="float" office:value="13733" table:style-name="ce56">
            <text:p>13733</text:p>
          </table:table-cell>
          <table:table-cell office:value-type="string" table:style-name="ce55">
            <text:p>The Chief Manager (Admin),State Bank of India,RANCHISBI ADMINISTRATIVE OFFICECOURT COMPOUNDRANCHI</text:p>
          </table:table-cell>
          <table:table-cell office:value-type="float" office:value="834001" table:style-name="ce54">
            <text:p>834001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1" table:style-name="ce57">
            <text:p>651</text:p>
          </table:table-cell>
          <table:table-cell office:value-type="string" table:style-name="ce56">
            <text:p>2208095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BHANDRA</text:p>
          </table:table-cell>
          <table:table-cell office:value-type="float" office:value="14342" table:style-name="ce56">
            <text:p>14342</text:p>
          </table:table-cell>
          <table:table-cell office:value-type="string" table:style-name="ce55">
            <text:p>The Branch Manager,State Bank of India,LOHARDAGASTATE BANK OF INDIA,BHANDRA BRANCHVILL &amp; PO - BHANDRADISTT- LOHARDAGA (JHARKHAND)</text:p>
          </table:table-cell>
          <table:table-cell office:value-type="float" office:value="835306" table:style-name="ce54">
            <text:p>835306</text:p>
          </table:table-cell>
          <table:table-cell office:value-type="string" table:style-name="ce55">
            <text:p>sbi.14342@sbi.co.in</text:p>
          </table:table-cell>
          <table:table-cell table:style-name="ce54"/>
          <table:table-cell office:value-type="float" office:value="6526" table:style-name="ce57">
            <text:p>6526</text:p>
          </table:table-cell>
          <table:table-cell office:value-type="string" table:style-name="ce56">
            <text:p>272244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KISHOREGANJ</text:p>
          </table:table-cell>
          <table:table-cell office:value-type="float" office:value="16001" table:style-name="ce56">
            <text:p>16001</text:p>
          </table:table-cell>
          <table:table-cell office:value-type="string" table:style-name="ce55">
            <text:p>The Branch Manager,State Bank of India,RANCHIGARODIA HEIGHTS , 1 ST FLOORHARMU BYE PASS ROAD,NEAR SANI MANDIRRANCHI</text:p>
          </table:table-cell>
          <table:table-cell office:value-type="float" office:value="834001" table:style-name="ce54">
            <text:p>834001</text:p>
          </table:table-cell>
          <table:table-cell office:value-type="string" table:style-name="ce55">
            <text:p>sbi.16001@sbi.co.in</text:p>
          </table:table-cell>
          <table:table-cell table:style-name="ce54"/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MOHRABADI</text:p>
          </table:table-cell>
          <table:table-cell office:value-type="float" office:value="16002" table:style-name="ce56">
            <text:p>16002</text:p>
          </table:table-cell>
          <table:table-cell office:value-type="string" table:style-name="ce55">
            <text:p>The Branch Manager,State Bank of India,RANCHIRATAN COMMERCIAL CUM RESIDENTIAL BLDGTAGORE HILL ROADMOHRABADI, RANCHI</text:p>
          </table:table-cell>
          <table:table-cell office:value-type="float" office:value="834008" table:style-name="ce54">
            <text:p>834008</text:p>
          </table:table-cell>
          <table:table-cell office:value-type="string" table:style-name="ce55">
            <text:p>sbi.16002@sbi.co.in</text:p>
          </table:table-cell>
          <table:table-cell office:value-type="float" office:value="9771450533" table:style-name="ce54">
            <text:p>9771450533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P PER BKG KANKE ROAD BRANCH</text:p>
          </table:table-cell>
          <table:table-cell office:value-type="float" office:value="16090" table:style-name="ce56">
            <text:p>16090</text:p>
          </table:table-cell>
          <table:table-cell office:value-type="string" table:style-name="ce55">
            <text:p>The Branch Manager,State Bank of India,RANCHIFOGLA MANSION, INFRONT OF KRISHI BHAWANKANKE ROADRANCHI</text:p>
          </table:table-cell>
          <table:table-cell office:value-type="float" office:value="834008" table:style-name="ce54">
            <text:p>834008</text:p>
          </table:table-cell>
          <table:table-cell office:value-type="string" table:style-name="ce55">
            <text:p>sbi.16090@sbi.co.in</text:p>
          </table:table-cell>
          <table:table-cell office:value-type="string" table:style-name="ce54">
            <text:p><text:s/>9771450555 (o)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USAI COLONY RANCHI</text:p>
          </table:table-cell>
          <table:table-cell office:value-type="float" office:value="16616" table:style-name="ce56">
            <text:p>16616</text:p>
          </table:table-cell>
          <table:table-cell office:value-type="string" table:style-name="ce55">
            <text:p>The Branch Manager,State Bank of India,RANCHIPURNIMA COMPLEXNAMKUM ROAD, KUSAI COLONYP O- DORANDA</text:p>
          </table:table-cell>
          <table:table-cell office:value-type="float" office:value="834002" table:style-name="ce54">
            <text:p>834002</text:p>
          </table:table-cell>
          <table:table-cell office:value-type="string" table:style-name="ce55">
            <text:p>sbi.16616@sbi.co.in</text:p>
          </table:table-cell>
          <table:table-cell office:value-type="float" office:value="9771450553" table:style-name="ce54">
            <text:p>9771450553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KATHAL MORE</text:p>
          </table:table-cell>
          <table:table-cell office:value-type="float" office:value="16617" table:style-name="ce56">
            <text:p>16617</text:p>
          </table:table-cell>
          <table:table-cell office:value-type="string" table:style-name="ce55">
            <text:p>The Branch Manager,State Bank of India,RANCHILAL KOTHI, ARGORA KATHAL MORE MAIN ROADMATA VAISHNO DEVI NAGAR,RANCHI</text:p>
          </table:table-cell>
          <table:table-cell office:value-type="float" office:value="834002" table:style-name="ce54">
            <text:p>834002</text:p>
          </table:table-cell>
          <table:table-cell office:value-type="string" table:style-name="ce55">
            <text:p>sbi.16617@sbi.co.in</text:p>
          </table:table-cell>
          <table:table-cell office:value-type="float" office:value="9771450552" table:style-name="ce54">
            <text:p>9771450552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INGH MORE RANCHI</text:p>
          </table:table-cell>
          <table:table-cell office:value-type="float" office:value="16618" table:style-name="ce56">
            <text:p>16618</text:p>
          </table:table-cell>
          <table:table-cell office:value-type="string" table:style-name="ce55">
            <text:p>The Branch Manager,State Bank of India,RANCHI1ST FLOOR GODAWARI PLAZARANCHI KHUNTI MAIN ROADRANCHI</text:p>
          </table:table-cell>
          <table:table-cell office:value-type="float" office:value="834003" table:style-name="ce54">
            <text:p>834003</text:p>
          </table:table-cell>
          <table:table-cell office:value-type="string" table:style-name="ce55">
            <text:p>sbi.16618@sbi.co.in</text:p>
          </table:table-cell>
          <table:table-cell office:value-type="float" office:value="9031291890" table:style-name="ce54">
            <text:p>9031291890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UMLA BAZAR</text:p>
          </table:table-cell>
          <table:table-cell office:value-type="float" office:value="16983" table:style-name="ce56">
            <text:p>16983</text:p>
          </table:table-cell>
          <table:table-cell office:value-type="string" table:style-name="ce55">
            <text:p>The Branch Manager,State Bank of India,GUMLAR-6 TOWERJASHPUR ROAD, IN FRONT OF STADIUMP O : GUMLA</text:p>
          </table:table-cell>
          <table:table-cell office:value-type="float" office:value="835207" table:style-name="ce54">
            <text:p>835207</text:p>
          </table:table-cell>
          <table:table-cell office:value-type="string" table:style-name="ce55">
            <text:p>sbi.16983@sbi.co.in</text:p>
          </table:table-cell>
          <table:table-cell office:value-type="float" office:value="9771450532" table:style-name="ce54">
            <text:p>9771450532</text:p>
          </table:table-cell>
          <table:table-cell office:value-type="float" office:value="6524" table:style-name="ce57">
            <text:p>6524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HARNO</text:p>
          </table:table-cell>
          <table:table-cell office:value-type="float" office:value="17162" table:style-name="ce56">
            <text:p>17162</text:p>
          </table:table-cell>
          <table:table-cell office:value-type="string" table:style-name="ce55">
            <text:p>The Branch Manager,State Bank of India,GUMLABLOCK CHOWKBHARNOPO: BHARNO DISTT-GUMLA</text:p>
          </table:table-cell>
          <table:table-cell office:value-type="float" office:value="835203" table:style-name="ce54">
            <text:p>835203</text:p>
          </table:table-cell>
          <table:table-cell office:value-type="string" table:style-name="ce55">
            <text:p>sbi.17162@sbi.co.in</text:p>
          </table:table-cell>
          <table:table-cell office:value-type="float" office:value="9771450531" table:style-name="ce54">
            <text:p>9771450531</text:p>
          </table:table-cell>
          <table:table-cell office:value-type="float" office:value="6524" table:style-name="ce57">
            <text:p>6524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ARIATU ROAD RANCHI</text:p>
          </table:table-cell>
          <table:table-cell office:value-type="float" office:value="17473" table:style-name="ce56">
            <text:p>17473</text:p>
          </table:table-cell>
          <table:table-cell office:value-type="string" table:style-name="ce55">
            <text:p>The Branch Manager,State Bank of India,RANCHI1ST FLOOR, BALAJI BLISS,MARUTI SHOW ROOMBARIATU ROAD, RANCHI</text:p>
          </table:table-cell>
          <table:table-cell office:value-type="float" office:value="834009" table:style-name="ce54">
            <text:p>834009</text:p>
          </table:table-cell>
          <table:table-cell office:value-type="string" table:style-name="ce55">
            <text:p>sbi.17473@sbi.co.in</text:p>
          </table:table-cell>
          <table:table-cell office:value-type="float" office:value="9771450313" table:style-name="ce54">
            <text:p>9771450313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DIPATOLI MILITARY STATION</text:p>
          </table:table-cell>
          <table:table-cell office:value-type="float" office:value="18055" table:style-name="ce56">
            <text:p>18055</text:p>
          </table:table-cell>
          <table:table-cell office:value-type="string" table:style-name="ce55">
            <text:p>The Branch Manager,State Bank of India,RANCHIAKARSHAN MARKET COMPLEXDIPATOLI CANTONMENTDIPATOLI (RANCHI)</text:p>
          </table:table-cell>
          <table:table-cell office:value-type="float" office:value="834009" table:style-name="ce54">
            <text:p>834009</text:p>
          </table:table-cell>
          <table:table-cell office:value-type="string" table:style-name="ce55">
            <text:p>SBI.18055@SBI.CO.IN</text:p>
          </table:table-cell>
          <table:table-cell office:value-type="float" office:value="9771450457" table:style-name="ce54">
            <text:p>9771450457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LAZA CHOWK BRANCH</text:p>
          </table:table-cell>
          <table:table-cell office:value-type="float" office:value="18553" table:style-name="ce56">
            <text:p>18553</text:p>
          </table:table-cell>
          <table:table-cell office:value-type="string" table:style-name="ce55">
            <text:p>The Branch Manager,State Bank of India,RANCHIPLAZA CHOWKTHARPAKNA ROADRANCHI</text:p>
          </table:table-cell>
          <table:table-cell office:value-type="float" office:value="834001" table:style-name="ce54">
            <text:p>834001</text:p>
          </table:table-cell>
          <table:table-cell office:value-type="string" table:style-name="ce55">
            <text:p>SBI.18553@SBI.CO.IN</text:p>
          </table:table-cell>
          <table:table-cell table:style-name="ce54"/>
          <table:table-cell office:value-type="float" office:value="651" table:style-name="ce57">
            <text:p>651</text:p>
          </table:table-cell>
          <table:table-cell office:value-type="string" table:style-name="ce56">
            <text:p>2221323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ONBIR BASIA</text:p>
          </table:table-cell>
          <table:table-cell office:value-type="float" office:value="18762" table:style-name="ce56">
            <text:p>18762</text:p>
          </table:table-cell>
          <table:table-cell office:value-type="string" table:style-name="ce55">
            <text:p>The Branch Manager,State Bank of India,GUMLAVIDYA MARKETMAIN ROAD KONBIR NAWATOLI <text:s/>PS BASIA</text:p>
          </table:table-cell>
          <table:table-cell office:value-type="float" office:value="835229" table:style-name="ce54">
            <text:p>835229</text:p>
          </table:table-cell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 table:style-name="ce1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SBI INTOUCH BRANCH DORANDA RANCHI</text:p>
          </table:table-cell>
          <table:table-cell office:value-type="float" office:value="19020" table:style-name="ce56">
            <text:p>19020</text:p>
          </table:table-cell>
          <table:table-cell office:value-type="string" table:style-name="ce55">
            <text:p>The Branch Manager,State Bank of India,RANCHIDORANDA BRANCH BUILDING (CHOPRA HOUSE),MAIN ROAD DORANDAGROUND FLOOR RANCHI</text:p>
          </table:table-cell>
          <table:table-cell office:value-type="float" office:value="834002" table:style-name="ce54">
            <text:p>834002</text:p>
          </table:table-cell>
          <table:table-cell office:value-type="string" table:style-name="ce55">
            <text:p>SBI.19020@SBI.CO.IN</text:p>
          </table:table-cell>
          <table:table-cell office:value-type="float" office:value="9771420165" table:style-name="ce54">
            <text:p>9771420165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SBIINTOUCH BRANCH LALPUR RANCHI</text:p>
          </table:table-cell>
          <table:table-cell office:value-type="float" office:value="19021" table:style-name="ce56">
            <text:p>19021</text:p>
          </table:table-cell>
          <table:table-cell office:value-type="string" table:style-name="ce55">
            <text:p>The Branch Manager,State Bank of India,RANCHISHOP NO-4, MANGAL TOWERHAZARIBAG ROAD, NEAR KANTATOLI CHOWKRANCHI</text:p>
          </table:table-cell>
          <table:table-cell office:value-type="float" office:value="834001" table:style-name="ce54">
            <text:p>834001</text:p>
          </table:table-cell>
          <table:table-cell office:value-type="string" table:style-name="ce55">
            <text:p>SBI.19021@SBI.CO.IN</text:p>
          </table:table-cell>
          <table:table-cell table:style-name="ce54"/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BIINTOUCH BRANCH KANKE ROAD RANCHI</text:p>
          </table:table-cell>
          <table:table-cell office:value-type="float" office:value="19022" table:style-name="ce56">
            <text:p>19022</text:p>
          </table:table-cell>
          <table:table-cell office:value-type="string" table:style-name="ce55">
            <text:p>The Branch Manager,State Bank of India,RANCHINIRANJAN MARRIAGE HALLIN FRONT OF SIDHU KANHU PARKKANKE ROAD, RANCHI</text:p>
          </table:table-cell>
          <table:table-cell office:value-type="float" office:value="834008" table:style-name="ce54">
            <text:p>834008</text:p>
          </table:table-cell>
          <table:table-cell office:value-type="string" table:style-name="ce55">
            <text:p>SBI.19022@SBI.CO.IN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8">
            <text:p>HINOO RANCHI</text:p>
          </table:table-cell>
          <table:table-cell office:value-type="float" office:value="30527" table:style-name="ce59">
            <text:p>30527</text:p>
          </table:table-cell>
          <table:table-cell office:value-type="string" table:style-name="ce60">
            <text:p>The Branch Manager,State Bank of India,RANCHISTATE BANK OF INDIAI ST FLOOR , EYELEX COMPLEXMAIN ROAD , HINOO , RANCHI</text:p>
          </table:table-cell>
          <table:table-cell office:value-type="float" office:value="834002" table:style-name="ce61">
            <text:p>834002</text:p>
          </table:table-cell>
          <table:table-cell office:value-type="string" table:style-name="ce60">
            <text:p>sbi.30527@sbi.co.in</text:p>
          </table:table-cell>
          <table:table-cell table:style-name="ce61"/>
          <table:table-cell office:value-type="float" office:value="651" table:style-name="ce62">
            <text:p>651</text:p>
          </table:table-cell>
          <table:table-cell office:value-type="string" table:style-name="ce59">
            <text:p>2253097</text:p>
          </table:table-cell>
          <table:table-cell table:style-name="ce63"/>
          <table:table-cell table:number-columns-repeated="1637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 P COMPOUND</text:p>
          </table:table-cell>
          <table:table-cell office:value-type="float" office:value="31675" table:style-name="ce56">
            <text:p>31675</text:p>
          </table:table-cell>
          <table:table-cell office:value-type="string" table:style-name="ce55">
            <text:p>The Branch Manager,State Bank of India,RANCHIPEE PEE COMPOUND,GURDAYAL SINGH SALUJA HOUSE,RANCHI-834 001</text:p>
          </table:table-cell>
          <table:table-cell office:value-type="float" office:value="0" table:style-name="ce54">
            <text:p>0</text:p>
          </table:table-cell>
          <table:table-cell office:value-type="string" table:style-name="ce55">
            <text:p>sbbj10675@sbi.co.in</text:p>
          </table:table-cell>
          <table:table-cell table:style-name="ce54"/>
          <table:table-cell office:value-type="float" office:value="651" table:style-name="ce57">
            <text:p>651</text:p>
          </table:table-cell>
          <table:table-cell office:value-type="string" table:style-name="ce56">
            <text:p>227625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54"/>
          <table:table-cell table:style-name="ce55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68"/>
          <table:table-cell table:style-name="ce65"/>
          <table:table-cell table:number-columns-repeated="5" table:style-name="ce67"/>
          <table:table-cell table:number-columns-repeated="16367"/>
        </table:table-row>
        <table:table-row table:style-name="ro7">
          <table:table-cell office:value-type="string" table:number-columns-spanned="3" table:number-rows-spanned="50" table:style-name="ce42">
            <text:p>THE REGIONAL MANAGER, STATE BANK OF INDIA, REIGONAL BUSINESS OFFICE, RBO-2<text:s/><text:span text:style-name="T4">RANCHI<text:s/></text:span><text:span text:style-name="T4">RURAL</text:span><text:s text:c="3"/>RANCHIS B I <text:s/>ADMINISTRATIVE BUILDING 5TH FLOORCOURT COMPOUND RANCHIJHARKHAND-834001, agmr2.zoran@sbi.co.in</text:p>
          </table:table-cell>
          <table:covered-table-cell table:number-columns-repeated="2"/>
          <table:table-cell office:value-type="string" table:number-columns-spanned="1" table:number-rows-spanned="50" table:style-name="ce42">
            <text:p>PHONE :221411, 9835853803 <text:s/>FAX :</text:p>
          </table:table-cell>
          <table:table-cell office:value-type="string" table:style-name="ce70">
            <text:p>RAMGARH CANTT(HAZARIBAGH</text:p>
          </table:table-cell>
          <table:table-cell office:value-type="float" office:value="164" table:style-name="ce71">
            <text:p>164</text:p>
          </table:table-cell>
          <table:table-cell office:value-type="string" table:style-name="ce72">
            <text:p>The Chief Manager,State Bank of India,RAMGARHDIST:HAZARIBAGH,BIHAR,BIHAR</text:p>
          </table:table-cell>
          <table:table-cell office:value-type="float" office:value="829112" table:style-name="ce73">
            <text:p>829112</text:p>
          </table:table-cell>
          <table:table-cell office:value-type="string" table:style-name="ce72">
            <text:p>SBI.00164@SBI.CO.IN</text:p>
          </table:table-cell>
          <table:table-cell office:value-type="float" office:value="9431146508" table:style-name="ce73">
            <text:p>9431146508</text:p>
          </table:table-cell>
          <table:table-cell office:value-type="float" office:value="6553" table:style-name="ce74">
            <text:p>6553</text:p>
          </table:table-cell>
          <table:table-cell office:value-type="string" table:style-name="ce71">
            <text:p>222084</text:p>
          </table:table-cell>
          <table:table-cell table:number-columns-repeated="4" table:style-name="ce1"/>
          <table:table-cell table:style-name="ce73"/>
          <table:table-cell table:number-columns-repeated="16367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70">
            <text:p>LATEHAR</text:p>
          </table:table-cell>
          <table:table-cell office:value-type="float" office:value="1062" table:style-name="ce71">
            <text:p>1062</text:p>
          </table:table-cell>
          <table:table-cell office:value-type="string" table:style-name="ce72">
            <text:p>The Chief Manager,State Bank of India,LATEHARMAIN ROAD LATEHARDIST:LATEHARJHARKHAND</text:p>
          </table:table-cell>
          <table:table-cell office:value-type="float" office:value="829206" table:style-name="ce73">
            <text:p>829206</text:p>
          </table:table-cell>
          <table:table-cell office:value-type="string" table:style-name="ce72">
            <text:p>sbi.01062@sbi.co.in</text:p>
          </table:table-cell>
          <table:table-cell office:value-type="float" office:value="9431794466" table:style-name="ce73">
            <text:p>9431794466</text:p>
          </table:table-cell>
          <table:table-cell office:value-type="float" office:value="6565" table:style-name="ce74">
            <text:p>6565</text:p>
          </table:table-cell>
          <table:table-cell office:value-type="string" table:style-name="ce71">
            <text:p>247558</text:p>
          </table:table-cell>
          <table:table-cell table:number-columns-repeated="4" table:style-name="ce1"/>
          <table:table-cell table:style-name="ce73"/>
          <table:table-cell table:number-columns-repeated="16367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RWADIH</text:p>
          </table:table-cell>
          <table:table-cell office:value-type="float" office:value="2917" table:style-name="ce56">
            <text:p>2917</text:p>
          </table:table-cell>
          <table:table-cell office:value-type="string" table:style-name="ce55">
            <text:p>The Branch Manager,State Bank of India,LATEHARPO- BARWADIHDIST:PALAMAUJHARKHAND</text:p>
          </table:table-cell>
          <table:table-cell office:value-type="float" office:value="822111" table:style-name="ce54">
            <text:p>822111</text:p>
          </table:table-cell>
          <table:table-cell office:value-type="string" table:style-name="ce55">
            <text:p>sbi.02917@sbi.co.in</text:p>
          </table:table-cell>
          <table:table-cell office:value-type="float" office:value="9430789010" table:style-name="ce54">
            <text:p>9430789010</text:p>
          </table:table-cell>
          <table:table-cell office:value-type="float" office:value="6567" table:style-name="ce57">
            <text:p>6567</text:p>
          </table:table-cell>
          <table:table-cell office:value-type="string" table:style-name="ce56">
            <text:p>288215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NDWA</text:p>
          </table:table-cell>
          <table:table-cell office:value-type="float" office:value="2926" table:style-name="ce56">
            <text:p>2926</text:p>
          </table:table-cell>
          <table:table-cell office:value-type="string" table:style-name="ce55">
            <text:p>The Chief Manager,State Bank of India,LATEHARCHANDWADIST-LATEHARJHARKHAND</text:p>
          </table:table-cell>
          <table:table-cell office:value-type="float" office:value="829203" table:style-name="ce54">
            <text:p>829203</text:p>
          </table:table-cell>
          <table:table-cell office:value-type="string" table:style-name="ce55">
            <text:p>sbi.02926@sbi.co.in</text:p>
          </table:table-cell>
          <table:table-cell office:value-type="float" office:value="9431971575" table:style-name="ce54">
            <text:p>9431971575</text:p>
          </table:table-cell>
          <table:table-cell office:value-type="float" office:value="6565" table:style-name="ce57">
            <text:p>6565</text:p>
          </table:table-cell>
          <table:table-cell office:value-type="string" table:style-name="ce56">
            <text:p>226204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GHATOTAND</text:p>
          </table:table-cell>
          <table:table-cell office:value-type="float" office:value="2937" table:style-name="ce56">
            <text:p>2937</text:p>
          </table:table-cell>
          <table:table-cell office:value-type="string" table:style-name="ce55">
            <text:p>The Chief Manager,State Bank of India,RAMGARHWEST BOKARO COLLIERY(TISCO)DIST:HAZARIBAGH, BIHAR825314</text:p>
          </table:table-cell>
          <table:table-cell office:value-type="float" office:value="825314" table:style-name="ce54">
            <text:p>825314</text:p>
          </table:table-cell>
          <table:table-cell office:value-type="string" table:style-name="ce55">
            <text:p>SBI.02937@SBI.CO.IN</text:p>
          </table:table-cell>
          <table:table-cell office:value-type="float" office:value="9431112989" table:style-name="ce54">
            <text:p>9431112989</text:p>
          </table:table-cell>
          <table:table-cell office:value-type="float" office:value="6545" table:style-name="ce57">
            <text:p>6545</text:p>
          </table:table-cell>
          <table:table-cell office:value-type="string" table:style-name="ce56">
            <text:p>262993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UJU</text:p>
          </table:table-cell>
          <table:table-cell office:value-type="float" office:value="2966" table:style-name="ce56">
            <text:p>2966</text:p>
          </table:table-cell>
          <table:table-cell office:value-type="string" table:style-name="ce55">
            <text:p>The Branch Manager,State Bank of India,RAMGARHMAIN ROAD, KUJUDIST:HAZARIBAGH,JHARKHAND</text:p>
          </table:table-cell>
          <table:table-cell office:value-type="float" office:value="825316" table:style-name="ce54">
            <text:p>825316</text:p>
          </table:table-cell>
          <table:table-cell office:value-type="string" table:style-name="ce55">
            <text:p>sbi.02966@sbi.co.in</text:p>
          </table:table-cell>
          <table:table-cell office:value-type="float" office:value="9431077308" table:style-name="ce54">
            <text:p>9431077308</text:p>
          </table:table-cell>
          <table:table-cell office:value-type="float" office:value="6545" table:style-name="ce57">
            <text:p>6545</text:p>
          </table:table-cell>
          <table:table-cell office:value-type="string" table:style-name="ce56">
            <text:p>28125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HUADANR</text:p>
          </table:table-cell>
          <table:table-cell office:value-type="float" office:value="2973" table:style-name="ce56">
            <text:p>2973</text:p>
          </table:table-cell>
          <table:table-cell office:value-type="string" table:style-name="ce55">
            <text:p>The Branch Manager,State Bank of India,LATEHARPO-MAHUADANRDIST:LATEHAR,JHARKHAND</text:p>
          </table:table-cell>
          <table:table-cell office:value-type="float" office:value="822119" table:style-name="ce54">
            <text:p>822119</text:p>
          </table:table-cell>
          <table:table-cell office:value-type="string" table:style-name="ce55">
            <text:p>sbi.02973@sbi.co.in</text:p>
          </table:table-cell>
          <table:table-cell office:value-type="float" office:value="9431789212" table:style-name="ce54">
            <text:p>9431789212</text:p>
          </table:table-cell>
          <table:table-cell office:value-type="float" office:value="6569" table:style-name="ce57">
            <text:p>6569</text:p>
          </table:table-cell>
          <table:table-cell office:value-type="string" table:style-name="ce56">
            <text:p>252271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ETARHAT</text:p>
          </table:table-cell>
          <table:table-cell office:value-type="float" office:value="2985" table:style-name="ce56">
            <text:p>2985</text:p>
          </table:table-cell>
          <table:table-cell office:value-type="string" table:style-name="ce55">
            <text:p>The Branch Manager,State Bank of India,LATEHARPO-NETARHATDIST:LATEHARJHARKHAND</text:p>
          </table:table-cell>
          <table:table-cell office:value-type="float" office:value="835218" table:style-name="ce54">
            <text:p>835218</text:p>
          </table:table-cell>
          <table:table-cell office:value-type="string" table:style-name="ce55">
            <text:p>sbi.02985@sbi.co.in</text:p>
          </table:table-cell>
          <table:table-cell office:value-type="float" office:value="9431766545" table:style-name="ce54">
            <text:p>9431766545</text:p>
          </table:table-cell>
          <table:table-cell office:value-type="float" office:value="6569" table:style-name="ce57">
            <text:p>6569</text:p>
          </table:table-cell>
          <table:table-cell office:value-type="string" table:style-name="ce56">
            <text:p>27767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PATRATU</text:p>
          </table:table-cell>
          <table:table-cell office:value-type="float" office:value="2992" table:style-name="ce56">
            <text:p>2992</text:p>
          </table:table-cell>
          <table:table-cell office:value-type="string" table:style-name="ce55">
            <text:p>The Chief Manager,State Bank of India,RAMGARHPATRATU THERMAL POWER STATIONPATRATUDIST:HAZARIBAGH, JHARKHAND</text:p>
          </table:table-cell>
          <table:table-cell office:value-type="float" office:value="829119" table:style-name="ce54">
            <text:p>829119</text:p>
          </table:table-cell>
          <table:table-cell office:value-type="string" table:style-name="ce55">
            <text:p>sbi.02992@sbi.co.in</text:p>
          </table:table-cell>
          <table:table-cell office:value-type="float" office:value="9431981071" table:style-name="ce54">
            <text:p>9431981071</text:p>
          </table:table-cell>
          <table:table-cell office:value-type="float" office:value="6553" table:style-name="ce57">
            <text:p>6553</text:p>
          </table:table-cell>
          <table:table-cell office:value-type="string" table:style-name="ce56">
            <text:p>286232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APUNG</text:p>
          </table:table-cell>
          <table:table-cell office:value-type="float" office:value="3574" table:style-name="ce56">
            <text:p>3574</text:p>
          </table:table-cell>
          <table:table-cell office:value-type="string" table:style-name="ce55">
            <text:p>The Branch Manager,State Bank of India,RANCHIPS-LAPUNGDIST:RANCHIJHARKHAND</text:p>
          </table:table-cell>
          <table:table-cell office:value-type="float" office:value="835244" table:style-name="ce54">
            <text:p>835244</text:p>
          </table:table-cell>
          <table:table-cell office:value-type="string" table:style-name="ce55">
            <text:p>sbi.03574@sbi.co.in</text:p>
          </table:table-cell>
          <table:table-cell office:value-type="float" office:value="9931555741" table:style-name="ce54">
            <text:p>9931555741</text:p>
          </table:table-cell>
          <table:table-cell office:value-type="float" office:value="6529" table:style-name="ce57">
            <text:p>6529</text:p>
          </table:table-cell>
          <table:table-cell office:value-type="string" table:style-name="ce56">
            <text:p>271014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NIKA</text:p>
          </table:table-cell>
          <table:table-cell office:value-type="float" office:value="3654" table:style-name="ce56">
            <text:p>3654</text:p>
          </table:table-cell>
          <table:table-cell office:value-type="string" table:style-name="ce55">
            <text:p>The Branch Manager,State Bank of India,LATEHARMANIKADIST : LATEHARJHARKHAND</text:p>
          </table:table-cell>
          <table:table-cell office:value-type="float" office:value="822126" table:style-name="ce54">
            <text:p>822126</text:p>
          </table:table-cell>
          <table:table-cell office:value-type="string" table:style-name="ce55">
            <text:p>sbi.03654@sbi.co.in</text:p>
          </table:table-cell>
          <table:table-cell office:value-type="float" office:value="9431590279" table:style-name="ce54">
            <text:p>9431590279</text:p>
          </table:table-cell>
          <table:table-cell office:value-type="float" office:value="6567" table:style-name="ce57">
            <text:p>6567</text:p>
          </table:table-cell>
          <table:table-cell office:value-type="string" table:style-name="ce56">
            <text:p>241236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URI</text:p>
          </table:table-cell>
          <table:table-cell office:value-type="float" office:value="3656" table:style-name="ce56">
            <text:p>3656</text:p>
          </table:table-cell>
          <table:table-cell office:value-type="string" table:style-name="ce55">
            <text:p>The Branch Manager,State Bank of India,RANCHIHINDALCO MORE,MURIP.O.CHOTAMURIDIST:RANCHI, JHARKHAND</text:p>
          </table:table-cell>
          <table:table-cell office:value-type="float" office:value="835101" table:style-name="ce54">
            <text:p>835101</text:p>
          </table:table-cell>
          <table:table-cell office:value-type="string" table:style-name="ce55">
            <text:p>sbi.03656@sbi.co.in</text:p>
          </table:table-cell>
          <table:table-cell office:value-type="float" office:value="9431474317" table:style-name="ce54">
            <text:p>9431474317</text:p>
          </table:table-cell>
          <table:table-cell office:value-type="float" office:value="6522" table:style-name="ce57">
            <text:p>6522</text:p>
          </table:table-cell>
          <table:table-cell office:value-type="string" table:style-name="ce56">
            <text:p>244204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ARU</text:p>
          </table:table-cell>
          <table:table-cell office:value-type="float" office:value="3760" table:style-name="ce56">
            <text:p>3760</text:p>
          </table:table-cell>
          <table:table-cell office:value-type="string" table:style-name="ce55">
            <text:p>The Branch Manager,State Bank of India,LATEHARGARULATEHARDIST:LATEHAR</text:p>
          </table:table-cell>
          <table:table-cell office:value-type="float" office:value="829204" table:style-name="ce54">
            <text:p>829204</text:p>
          </table:table-cell>
          <table:table-cell office:value-type="string" table:style-name="ce55">
            <text:p>sbi.03760@sbi.co.in</text:p>
          </table:table-cell>
          <table:table-cell office:value-type="float" office:value="9470132244" table:style-name="ce54">
            <text:p>9470132244</text:p>
          </table:table-cell>
          <table:table-cell office:value-type="float" office:value="6529" table:style-name="ce57">
            <text:p>6529</text:p>
          </table:table-cell>
          <table:table-cell office:value-type="string" table:style-name="ce56">
            <text:p>242248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UNDU</text:p>
          </table:table-cell>
          <table:table-cell office:value-type="float" office:value="4501" table:style-name="ce56">
            <text:p>4501</text:p>
          </table:table-cell>
          <table:table-cell office:value-type="string" table:style-name="ce55">
            <text:p>The Branch Manager,State Bank of India,RANCHINH-33, BUNDUDIST:RANCHIJHARKHAND</text:p>
          </table:table-cell>
          <table:table-cell office:value-type="float" office:value="835204" table:style-name="ce54">
            <text:p>835204</text:p>
          </table:table-cell>
          <table:table-cell office:value-type="string" table:style-name="ce55">
            <text:p>sbi.04501@sbi.co.in</text:p>
          </table:table-cell>
          <table:table-cell office:value-type="float" office:value="9431338828" table:style-name="ce54">
            <text:p>9431338828</text:p>
          </table:table-cell>
          <table:table-cell office:value-type="float" office:value="6530" table:style-name="ce57">
            <text:p>6530</text:p>
          </table:table-cell>
          <table:table-cell office:value-type="string" table:style-name="ce56">
            <text:p>255244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UNDA</text:p>
          </table:table-cell>
          <table:table-cell office:value-type="float" office:value="4895" table:style-name="ce56">
            <text:p>4895</text:p>
          </table:table-cell>
          <table:table-cell office:value-type="string" table:style-name="ce55">
            <text:p>The Chief Manager,State Bank of India,RAMGARHP.O. CCL SAUNDADIST:RAMGARHJHARKHAND</text:p>
          </table:table-cell>
          <table:table-cell office:value-type="float" office:value="829126" table:style-name="ce54">
            <text:p>829126</text:p>
          </table:table-cell>
          <table:table-cell office:value-type="string" table:style-name="ce55">
            <text:p>sbi.04895@sbi.co.in</text:p>
          </table:table-cell>
          <table:table-cell office:value-type="float" office:value="9431929163" table:style-name="ce54">
            <text:p>9431929163</text:p>
          </table:table-cell>
          <table:table-cell office:value-type="float" office:value="6553" table:style-name="ce57">
            <text:p>6553</text:p>
          </table:table-cell>
          <table:table-cell office:value-type="string" table:style-name="ce56">
            <text:p>25856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IRKA</text:p>
          </table:table-cell>
          <table:table-cell office:value-type="float" office:value="4896" table:style-name="ce56">
            <text:p>4896</text:p>
          </table:table-cell>
          <table:table-cell office:value-type="string" table:style-name="ce55">
            <text:p>The Chief Manager,State Bank of India,RAMGARHAT-SIRKAP.O-ARGADA ,P.S.-RAMGARHDIST:HAZARIBAGH, JHARKHAND</text:p>
          </table:table-cell>
          <table:table-cell office:value-type="float" office:value="829101" table:style-name="ce54">
            <text:p>829101</text:p>
          </table:table-cell>
          <table:table-cell office:value-type="string" table:style-name="ce55">
            <text:p>sbi.04896@sbi.co.in</text:p>
          </table:table-cell>
          <table:table-cell office:value-type="float" office:value="9431542113" table:style-name="ce54">
            <text:p>9431542113</text:p>
          </table:table-cell>
          <table:table-cell office:value-type="float" office:value="6553" table:style-name="ce57">
            <text:p>6553</text:p>
          </table:table-cell>
          <table:table-cell office:value-type="string" table:style-name="ce56">
            <text:p>26623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LAPANGA</text:p>
          </table:table-cell>
          <table:table-cell office:value-type="float" office:value="5857" table:style-name="ce56">
            <text:p>5857</text:p>
          </table:table-cell>
          <table:table-cell office:value-type="string" table:style-name="ce55">
            <text:p>The Chief Manager,State Bank of India,RAMGARHPATEL NAGAR, LAPANGAPO : BHURKUNDADIST : RAMGARH, JHARKHAND</text:p>
          </table:table-cell>
          <table:table-cell office:value-type="float" office:value="829106" table:style-name="ce54">
            <text:p>829106</text:p>
          </table:table-cell>
          <table:table-cell office:value-type="string" table:style-name="ce55">
            <text:p>sbi.05857@sbi.co.in</text:p>
          </table:table-cell>
          <table:table-cell office:value-type="float" office:value="9934502564" table:style-name="ce54">
            <text:p>9934502564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943036431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RKAKANA</text:p>
          </table:table-cell>
          <table:table-cell office:value-type="float" office:value="5989" table:style-name="ce56">
            <text:p>5989</text:p>
          </table:table-cell>
          <table:table-cell office:value-type="string" table:style-name="ce55">
            <text:p>The Branch Manager,State Bank of India,RAMGARHN.T.S.BARKAKANADIST : RAMGARHJHARKHAND</text:p>
          </table:table-cell>
          <table:table-cell office:value-type="float" office:value="829103" table:style-name="ce54">
            <text:p>829103</text:p>
          </table:table-cell>
          <table:table-cell office:value-type="string" table:style-name="ce55">
            <text:p>sbi.05989@sbi.co.in</text:p>
          </table:table-cell>
          <table:table-cell office:value-type="float" office:value="9431793711" table:style-name="ce54">
            <text:p>9431793711</text:p>
          </table:table-cell>
          <table:table-cell office:value-type="float" office:value="6553" table:style-name="ce57">
            <text:p>6553</text:p>
          </table:table-cell>
          <table:table-cell office:value-type="string" table:style-name="ce56">
            <text:p>25428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ITARPUR</text:p>
          </table:table-cell>
          <table:table-cell office:value-type="float" office:value="5990" table:style-name="ce56">
            <text:p>5990</text:p>
          </table:table-cell>
          <table:table-cell office:value-type="string" table:style-name="ce55">
            <text:p>The Branch Manager,State Bank of India,RAMGARHCHITARPURDIST : RAMGARHJHARKHAND</text:p>
          </table:table-cell>
          <table:table-cell office:value-type="float" office:value="825101" table:style-name="ce54">
            <text:p>825101</text:p>
          </table:table-cell>
          <table:table-cell office:value-type="string" table:style-name="ce55">
            <text:p>sbi.05990@sbi.co.in</text:p>
          </table:table-cell>
          <table:table-cell office:value-type="float" office:value="9939112370" table:style-name="ce54">
            <text:p>993911237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993911237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EDLA</text:p>
          </table:table-cell>
          <table:table-cell office:value-type="float" office:value="5993" table:style-name="ce56">
            <text:p>5993</text:p>
          </table:table-cell>
          <table:table-cell office:value-type="string" table:style-name="ce55">
            <text:p>The Branch Manager,State Bank of India,RAMGARHP.O.KEDLADIST:RAMGARHJHARKHAND</text:p>
          </table:table-cell>
          <table:table-cell office:value-type="float" office:value="825325" table:style-name="ce54">
            <text:p>825325</text:p>
          </table:table-cell>
          <table:table-cell office:value-type="string" table:style-name="ce55">
            <text:p>sbi.05993@sbi.co.in</text:p>
          </table:table-cell>
          <table:table-cell office:value-type="float" office:value="9431141353" table:style-name="ce54">
            <text:p>9431141353</text:p>
          </table:table-cell>
          <table:table-cell office:value-type="float" office:value="6545" table:style-name="ce57">
            <text:p>6545</text:p>
          </table:table-cell>
          <table:table-cell office:value-type="string" table:style-name="ce56">
            <text:p>26100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TANGAR BANSLI</text:p>
          </table:table-cell>
          <table:table-cell office:value-type="float" office:value="6304" table:style-name="ce56">
            <text:p>6304</text:p>
          </table:table-cell>
          <table:table-cell office:value-type="string" table:style-name="ce55">
            <text:p>The Branch Manager,State Bank of India,RANCHIVILL &amp; PO : TANGAR BANSLIPS : MANDARDIST : RANCHI, JHARKHAND</text:p>
          </table:table-cell>
          <table:table-cell office:value-type="float" office:value="835301" table:style-name="ce54">
            <text:p>835301</text:p>
          </table:table-cell>
          <table:table-cell office:value-type="string" table:style-name="ce55">
            <text:p>sbi.06304@sbi.co.in</text:p>
          </table:table-cell>
          <table:table-cell office:value-type="float" office:value="9771698614" table:style-name="ce54">
            <text:p>9771698614</text:p>
          </table:table-cell>
          <table:table-cell office:value-type="float" office:value="6531" table:style-name="ce57">
            <text:p>6531</text:p>
          </table:table-cell>
          <table:table-cell office:value-type="string" table:style-name="ce56">
            <text:p>29161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TRAHATU</text:p>
          </table:table-cell>
          <table:table-cell office:value-type="float" office:value="6306" table:style-name="ce56">
            <text:p>6306</text:p>
          </table:table-cell>
          <table:table-cell office:value-type="string" table:style-name="ce55">
            <text:p>The Branch Manager,State Bank of India,RANCHIVIA : SILLIDIST:RANCHIJHARKHAND</text:p>
          </table:table-cell>
          <table:table-cell office:value-type="float" office:value="835102" table:style-name="ce54">
            <text:p>835102</text:p>
          </table:table-cell>
          <table:table-cell office:value-type="string" table:style-name="ce55">
            <text:p>sbi.06306@sbi.co.in</text:p>
          </table:table-cell>
          <table:table-cell office:value-type="float" office:value="9431706708" table:style-name="ce54">
            <text:p>9431706708</text:p>
          </table:table-cell>
          <table:table-cell office:value-type="float" office:value="6510" table:style-name="ce57">
            <text:p>6510</text:p>
          </table:table-cell>
          <table:table-cell office:value-type="string" table:style-name="ce56">
            <text:p>281755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ANGAMATI</text:p>
          </table:table-cell>
          <table:table-cell office:value-type="float" office:value="6313" table:style-name="ce56">
            <text:p>6313</text:p>
          </table:table-cell>
          <table:table-cell office:value-type="string" table:style-name="ce55">
            <text:p>The Branch Manager,State Bank of India,RANCHIPO : RARGAONPS : TAMARDIST : RANCHI, JHARKHAND</text:p>
          </table:table-cell>
          <table:table-cell office:value-type="float" office:value="835225" table:style-name="ce54">
            <text:p>835225</text:p>
          </table:table-cell>
          <table:table-cell office:value-type="string" table:style-name="ce55">
            <text:p>sbi.06313@sbi.co.in</text:p>
          </table:table-cell>
          <table:table-cell office:value-type="float" office:value="9431107364" table:style-name="ce54">
            <text:p>9431107364</text:p>
          </table:table-cell>
          <table:table-cell office:value-type="float" office:value="6530" table:style-name="ce57">
            <text:p>6530</text:p>
          </table:table-cell>
          <table:table-cell office:value-type="string" table:style-name="ce56">
            <text:p>25314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AHE</text:p>
          </table:table-cell>
          <table:table-cell office:value-type="float" office:value="6445" table:style-name="ce56">
            <text:p>6445</text:p>
          </table:table-cell>
          <table:table-cell office:value-type="string" table:style-name="ce55">
            <text:p>The Branch Manager,State Bank of India,RANCHIPO : RAHE , VIA : BUNDUPS : SONAHATUDIST : RANCHI, JHARKHAND</text:p>
          </table:table-cell>
          <table:table-cell office:value-type="float" office:value="835204" table:style-name="ce54">
            <text:p>835204</text:p>
          </table:table-cell>
          <table:table-cell office:value-type="string" table:style-name="ce55">
            <text:p>sbi.06445@sbi.co.in</text:p>
          </table:table-cell>
          <table:table-cell office:value-type="float" office:value="9835168495" table:style-name="ce54">
            <text:p>9835168495</text:p>
          </table:table-cell>
          <table:table-cell office:value-type="float" office:value="6530" table:style-name="ce57">
            <text:p>6530</text:p>
          </table:table-cell>
          <table:table-cell office:value-type="string" table:style-name="ce56">
            <text:p>25107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RWATOLI</text:p>
          </table:table-cell>
          <table:table-cell office:value-type="float" office:value="6999" table:style-name="ce56">
            <text:p>6999</text:p>
          </table:table-cell>
          <table:table-cell office:value-type="string" table:style-name="ce55">
            <text:p>The Branch Manager,State Bank of India,LATEHARBLOCK-CHANDWA,PO-PANDRADIST:-LATEHARJHARKHAND</text:p>
          </table:table-cell>
          <table:table-cell office:value-type="float" office:value="835213" table:style-name="ce54">
            <text:p>835213</text:p>
          </table:table-cell>
          <table:table-cell office:value-type="string" table:style-name="ce55">
            <text:p>sbi.06999@sbi.co.in</text:p>
          </table:table-cell>
          <table:table-cell office:value-type="float" office:value="9431338976" table:style-name="ce54">
            <text:p>9431338976</text:p>
          </table:table-cell>
          <table:table-cell office:value-type="float" office:value="6526" table:style-name="ce57">
            <text:p>6526</text:p>
          </table:table-cell>
          <table:table-cell office:value-type="string" table:style-name="ce56">
            <text:p>27122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RA SARUBERA</text:p>
          </table:table-cell>
          <table:table-cell office:value-type="float" office:value="7842" table:style-name="ce56">
            <text:p>7842</text:p>
          </table:table-cell>
          <table:table-cell office:value-type="string" table:style-name="ce55">
            <text:p>The Branch Manager,State Bank of India,RAMGARHP.O. SARUBERAP.S. MANDUDIST:HAZARIBAGH, JHARKHAND</text:p>
          </table:table-cell>
          <table:table-cell office:value-type="float" office:value="829134" table:style-name="ce54">
            <text:p>829134</text:p>
          </table:table-cell>
          <table:table-cell office:value-type="string" table:style-name="ce55">
            <text:p>sbi.07842@sbi.co.in</text:p>
          </table:table-cell>
          <table:table-cell office:value-type="float" office:value="9431146736" table:style-name="ce54">
            <text:p>9431146736</text:p>
          </table:table-cell>
          <table:table-cell office:value-type="float" office:value="6545" table:style-name="ce57">
            <text:p>6545</text:p>
          </table:table-cell>
          <table:table-cell office:value-type="string" table:style-name="ce56">
            <text:p>26711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OPA COLLIERY</text:p>
          </table:table-cell>
          <table:table-cell office:value-type="float" office:value="7843" table:style-name="ce56">
            <text:p>7843</text:p>
          </table:table-cell>
          <table:table-cell office:value-type="string" table:style-name="ce55">
            <text:p>The Branch Manager,State Bank of India,RAMGARHPS -MANDUDIST:RAMGARHJHARKHAND</text:p>
          </table:table-cell>
          <table:table-cell office:value-type="float" office:value="825330" table:style-name="ce54">
            <text:p>825330</text:p>
          </table:table-cell>
          <table:table-cell office:value-type="string" table:style-name="ce55">
            <text:p>sbi.07843@sbi.co.in</text:p>
          </table:table-cell>
          <table:table-cell office:value-type="float" office:value="9835556606" table:style-name="ce54">
            <text:p>9835556606</text:p>
          </table:table-cell>
          <table:table-cell office:value-type="float" office:value="6546" table:style-name="ce57">
            <text:p>6546</text:p>
          </table:table-cell>
          <table:table-cell office:value-type="string" table:style-name="ce56">
            <text:p>24497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RJU</text:p>
          </table:table-cell>
          <table:table-cell office:value-type="float" office:value="9497" table:style-name="ce56">
            <text:p>9497</text:p>
          </table:table-cell>
          <table:table-cell office:value-type="string" table:style-name="ce55">
            <text:p>The Branch Manager,State Bank of India,LATEHARPO-SARJUPS-GARU,DIST-LATEHARJHARKHAND</text:p>
          </table:table-cell>
          <table:table-cell office:value-type="float" office:value="829207" table:style-name="ce54">
            <text:p>829207</text:p>
          </table:table-cell>
          <table:table-cell office:value-type="string" table:style-name="ce55">
            <text:p>sbi.09497@sbi.co.in</text:p>
          </table:table-cell>
          <table:table-cell office:value-type="float" office:value="9431150336" table:style-name="ce54">
            <text:p>9431150336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HAISADON</text:p>
          </table:table-cell>
          <table:table-cell office:value-type="float" office:value="9498" table:style-name="ce56">
            <text:p>9498</text:p>
          </table:table-cell>
          <table:table-cell office:value-type="string" table:style-name="ce55">
            <text:p>The Branch Manager,State Bank of India,LATEHARBHAISADONDIST : LATEHARJHARKHAND</text:p>
          </table:table-cell>
          <table:table-cell office:value-type="float" office:value="829202" table:style-name="ce54">
            <text:p>829202</text:p>
          </table:table-cell>
          <table:table-cell office:value-type="string" table:style-name="ce55">
            <text:p>sbi.09498@sbi.co.in</text:p>
          </table:table-cell>
          <table:table-cell office:value-type="float" office:value="9430322851" table:style-name="ce54">
            <text:p>9430322851</text:p>
          </table:table-cell>
          <table:table-cell office:value-type="float" office:value="6568" table:style-name="ce57">
            <text:p>6568</text:p>
          </table:table-cell>
          <table:table-cell office:value-type="string" table:style-name="ce56">
            <text:p>26693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ANKE BLOCK</text:p>
          </table:table-cell>
          <table:table-cell office:value-type="float" office:value="11816" table:style-name="ce56">
            <text:p>11816</text:p>
          </table:table-cell>
          <table:table-cell office:value-type="string" table:style-name="ce55">
            <text:p>The Branch Manager,State Bank of India,RANCHIKAUSHALYA COMPLEX, KANKE BLOCK CHOWKKANKE, RANCHIJHARKHAND</text:p>
          </table:table-cell>
          <table:table-cell office:value-type="float" office:value="835240" table:style-name="ce54">
            <text:p>835240</text:p>
          </table:table-cell>
          <table:table-cell office:value-type="string" table:style-name="ce55">
            <text:p>sbi.11816@sbi.co.in</text:p>
          </table:table-cell>
          <table:table-cell office:value-type="float" office:value="9836371145" table:style-name="ce54">
            <text:p>9836371145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45030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ERO RANCHI</text:p>
          </table:table-cell>
          <table:table-cell office:value-type="float" office:value="12618" table:style-name="ce56">
            <text:p>12618</text:p>
          </table:table-cell>
          <table:table-cell office:value-type="string" table:style-name="ce55">
            <text:p>The Branch Manager,State Bank of India,RANCHIH/O JITENDRA GUPTA, MAIN BERO BAZAROPP. POLICE STATIONRANCHI,</text:p>
          </table:table-cell>
          <table:table-cell office:value-type="float" office:value="835002" table:style-name="ce54">
            <text:p>835002</text:p>
          </table:table-cell>
          <table:table-cell office:value-type="string" table:style-name="ce55">
            <text:p>sbi.12618@sbi.co.in</text:p>
          </table:table-cell>
          <table:table-cell office:value-type="float" office:value="9334725886" table:style-name="ce54">
            <text:p>9334725886</text:p>
          </table:table-cell>
          <table:table-cell office:value-type="float" office:value="6529" table:style-name="ce57">
            <text:p>6529</text:p>
          </table:table-cell>
          <table:table-cell office:value-type="string" table:style-name="ce56">
            <text:p>943116148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OLA BRANCH</text:p>
          </table:table-cell>
          <table:table-cell office:value-type="float" office:value="12630" table:style-name="ce56">
            <text:p>12630</text:p>
          </table:table-cell>
          <table:table-cell office:value-type="string" table:style-name="ce55">
            <text:p>The Branch Manager,State Bank of India,RAMGARHMAIN ROAD GOLAP.O.-GOLADIST-RAMGARH (JHARKHAND)</text:p>
          </table:table-cell>
          <table:table-cell office:value-type="float" office:value="829110" table:style-name="ce54">
            <text:p>829110</text:p>
          </table:table-cell>
          <table:table-cell office:value-type="float" office:value="0" table:style-name="ce55">
            <text:p>0</text:p>
          </table:table-cell>
          <table:table-cell office:value-type="float" office:value="9431436540" table:style-name="ce54">
            <text:p>9431436540</text:p>
          </table:table-cell>
          <table:table-cell office:value-type="float" office:value="6553" table:style-name="ce57">
            <text:p>6553</text:p>
          </table:table-cell>
          <table:table-cell office:value-type="string" table:style-name="ce56">
            <text:p>274686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AMGARH BAZAR</text:p>
          </table:table-cell>
          <table:table-cell office:value-type="float" office:value="12815" table:style-name="ce56">
            <text:p>12815</text:p>
          </table:table-cell>
          <table:table-cell office:value-type="string" table:style-name="ce55">
            <text:p>The Branch Manager,State Bank of India,RAMGARHH/O MD SULAIMAN,CENTRAL MARKET GOLA ROARAMGARH BAZARRAMGARH BAZAR</text:p>
          </table:table-cell>
          <table:table-cell office:value-type="float" office:value="829122" table:style-name="ce54">
            <text:p>829122</text:p>
          </table:table-cell>
          <table:table-cell office:value-type="float" office:value="0" table:style-name="ce55">
            <text:p>0</text:p>
          </table:table-cell>
          <table:table-cell office:value-type="float" office:value="9431322189" table:style-name="ce54">
            <text:p>9431322189</text:p>
          </table:table-cell>
          <table:table-cell office:value-type="float" office:value="6553" table:style-name="ce57">
            <text:p>6553</text:p>
          </table:table-cell>
          <table:table-cell office:value-type="string" table:style-name="ce56">
            <text:p>9431104357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MANDER</text:p>
          </table:table-cell>
          <table:table-cell office:value-type="float" office:value="14339" table:style-name="ce56">
            <text:p>14339</text:p>
          </table:table-cell>
          <table:table-cell office:value-type="string" table:style-name="ce55">
            <text:p>The Branch Manager,State Bank of India,RANCHIHOUSE OF IGNATITUS KUJURKUJUR COMPLEXVILL: MARIA TOLI PO- MANDAR</text:p>
          </table:table-cell>
          <table:table-cell office:value-type="float" office:value="835214" table:style-name="ce54">
            <text:p>835214</text:p>
          </table:table-cell>
          <table:table-cell office:value-type="float" office:value="0" table:style-name="ce55">
            <text:p>0</text:p>
          </table:table-cell>
          <table:table-cell office:value-type="float" office:value="8986809147" table:style-name="ce54">
            <text:p>898680914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5">
          <table:covered-table-cell/>
          <table:covered-table-cell table:number-columns-repeated="2"/>
          <table:covered-table-cell/>
          <table:table-cell office:value-type="string" table:style-name="ce55">
            <text:p>NAGRI</text:p>
          </table:table-cell>
          <table:table-cell office:value-type="float" office:value="14340" table:style-name="ce56">
            <text:p>14340</text:p>
          </table:table-cell>
          <table:table-cell office:value-type="string" table:style-name="ce55">
            <text:p>The Branch Manager,State Bank of India,RANCHIHOUSE OF GOBARDHAN SAHU,SUMANGAL COMPLXNH-23, RANCHI GUMLA ROAD,VILL+POST OFFICE-NAGRI DIST:RANCHI</text:p>
          </table:table-cell>
          <table:table-cell office:value-type="float" office:value="835303" table:style-name="ce54">
            <text:p>835303</text:p>
          </table:table-cell>
          <table:table-cell office:value-type="float" office:value="0" table:style-name="ce55">
            <text:p>0</text:p>
          </table:table-cell>
          <table:table-cell office:value-type="float" office:value="9431768067" table:style-name="ce54">
            <text:p>943176806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RATU</text:p>
          </table:table-cell>
          <table:table-cell office:value-type="float" office:value="14341" table:style-name="ce56">
            <text:p>14341</text:p>
          </table:table-cell>
          <table:table-cell office:value-type="string" table:style-name="ce55">
            <text:p>The Branch Manager,State Bank of India,RANCHIHOUSE OF SMT CHANDRO DEVIMAIN ROAD KATHITHARAN CHOWKPO - RATU DISTT- RANCHI</text:p>
          </table:table-cell>
          <table:table-cell office:value-type="float" office:value="835222" table:style-name="ce54">
            <text:p>835222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1" table:style-name="ce57">
            <text:p>651</text:p>
          </table:table-cell>
          <table:table-cell office:value-type="string" table:style-name="ce56">
            <text:p>252114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AKRA</text:p>
          </table:table-cell>
          <table:table-cell office:value-type="float" office:value="14343" table:style-name="ce56">
            <text:p>14343</text:p>
          </table:table-cell>
          <table:table-cell office:value-type="string" table:style-name="ce55">
            <text:p>The Branch Manager,State Bank of India,RANCHICCL CAMPUS, DAKRA (KHALARI)DISTT: RANCHIJHARKHAND</text:p>
          </table:table-cell>
          <table:table-cell office:value-type="float" office:value="829210" table:style-name="ce54">
            <text:p>829210</text:p>
          </table:table-cell>
          <table:table-cell office:value-type="string" table:style-name="ce55">
            <text:p>SBI.14343@SBI.CO.IN</text:p>
          </table:table-cell>
          <table:table-cell office:value-type="float" office:value="7781002419" table:style-name="ce54">
            <text:p>7781002419</text:p>
          </table:table-cell>
          <table:table-cell office:value-type="float" office:value="6531" table:style-name="ce57">
            <text:p>653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ATEHAR RAILWAY STATION</text:p>
          </table:table-cell>
          <table:table-cell office:value-type="float" office:value="14347" table:style-name="ce56">
            <text:p>14347</text:p>
          </table:table-cell>
          <table:table-cell office:value-type="string" table:style-name="ce55">
            <text:p>The Branch Manager,State Bank of India,LATEHARDISTT LATEHARJHARKHANDJHARKHAND</text:p>
          </table:table-cell>
          <table:table-cell office:value-type="float" office:value="829207" table:style-name="ce54">
            <text:p>829207</text:p>
          </table:table-cell>
          <table:table-cell office:value-type="float" office:value="0" table:style-name="ce55">
            <text:p>0</text:p>
          </table:table-cell>
          <table:table-cell office:value-type="float" office:value="9430532545" table:style-name="ce54">
            <text:p>9430532545</text:p>
          </table:table-cell>
          <table:table-cell office:value-type="float" office:value="6565" table:style-name="ce57">
            <text:p>6565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HERHANJ</text:p>
          </table:table-cell>
          <table:table-cell office:value-type="float" office:value="14728" table:style-name="ce56">
            <text:p>14728</text:p>
          </table:table-cell>
          <table:table-cell office:value-type="string" table:style-name="ce55">
            <text:p>The Branch Manager,State Bank of India,LATEHARBLOCK- HERHANJDISTRICT- LATEHARJHARKHAND</text:p>
          </table:table-cell>
          <table:table-cell office:value-type="float" office:value="829202" table:style-name="ce54">
            <text:p>829202</text:p>
          </table:table-cell>
          <table:table-cell office:value-type="string" table:style-name="ce55">
            <text:p>sbi.14241@sbi.co.in</text:p>
          </table:table-cell>
          <table:table-cell office:value-type="float" office:value="9431356967" table:style-name="ce54">
            <text:p>9431356967</text:p>
          </table:table-cell>
          <table:table-cell office:value-type="float" office:value="6566" table:style-name="ce57">
            <text:p>656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ITAKI</text:p>
          </table:table-cell>
          <table:table-cell office:value-type="float" office:value="15346" table:style-name="ce56">
            <text:p>15346</text:p>
          </table:table-cell>
          <table:table-cell office:value-type="string" table:style-name="ce55">
            <text:p>The Branch Manager,State Bank of India,RANCHIEESAR MANZIL,GULZAR ROAD, ITAKIRANCHIJHARKHAND</text:p>
          </table:table-cell>
          <table:table-cell office:value-type="float" office:value="835301" table:style-name="ce54">
            <text:p>835301</text:p>
          </table:table-cell>
          <table:table-cell office:value-type="string" table:style-name="ce55">
            <text:p>sbi.15346@sbi.co.in</text:p>
          </table:table-cell>
          <table:table-cell office:value-type="float" office:value="8235453256" table:style-name="ce54">
            <text:p>8235453256</text:p>
          </table:table-cell>
          <table:table-cell office:value-type="float" office:value="6529" table:style-name="ce57">
            <text:p>6529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ORMANJHI</text:p>
          </table:table-cell>
          <table:table-cell office:value-type="float" office:value="15347" table:style-name="ce56">
            <text:p>15347</text:p>
          </table:table-cell>
          <table:table-cell office:value-type="string" table:style-name="ce55">
            <text:p>The Branch Manager,State Bank of India,RAMGARHAT &amp; PO- ORMANJHINH-33 , DISTRICT- RANCHISTATE- JHARKHAND</text:p>
          </table:table-cell>
          <table:table-cell office:value-type="float" office:value="834219" table:style-name="ce54">
            <text:p>834219</text:p>
          </table:table-cell>
          <table:table-cell office:value-type="float" office:value="0" table:style-name="ce55">
            <text:p>0</text:p>
          </table:table-cell>
          <table:table-cell office:value-type="float" office:value="9771450522" table:style-name="ce54">
            <text:p>9771450522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90301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MANDU</text:p>
          </table:table-cell>
          <table:table-cell office:value-type="float" office:value="15756" table:style-name="ce56">
            <text:p>15756</text:p>
          </table:table-cell>
          <table:table-cell office:value-type="string" table:style-name="ce55">
            <text:p>The Branch Manager,State Bank of India,RAMGARHSUMIT COTTAGEOPP: MANDU THANA, AT &amp; POST: MANDUDIST: RAMGARH , JHARKHAND</text:p>
          </table:table-cell>
          <table:table-cell office:value-type="float" office:value="825316" table:style-name="ce54">
            <text:p>825316</text:p>
          </table:table-cell>
          <table:table-cell office:value-type="string" table:style-name="ce55">
            <text:p>sbi.115756@sbi.co.in</text:p>
          </table:table-cell>
          <table:table-cell office:value-type="float" office:value="9308027650" table:style-name="ce54">
            <text:p>9308027650</text:p>
          </table:table-cell>
          <table:table-cell office:value-type="float" office:value="6553" table:style-name="ce57">
            <text:p>6553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RBO-2 RANCHI RURAL RANCHI</text:p>
          </table:table-cell>
          <table:table-cell office:value-type="float" office:value="15862" table:style-name="ce56">
            <text:p>15862</text:p>
          </table:table-cell>
          <table:table-cell office:value-type="string" table:style-name="ce55">
            <text:p>The Chief Manager(Admin),State Bank of India,RANCHIS B I ADMINISTRATIVE BUILDING,5TH FLOORCOURT COMPOUND RANCHIJHARKHAND</text:p>
          </table:table-cell>
          <table:table-cell office:value-type="float" office:value="834001" table:style-name="ce54">
            <text:p>834001</text:p>
          </table:table-cell>
          <table:table-cell office:value-type="string" table:style-name="ce55">
            <text:p>sbi.15862@sbi.co.in</text:p>
          </table:table-cell>
          <table:table-cell office:value-type="float" office:value="9771458740" table:style-name="ce54">
            <text:p>9771458740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2214112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NEORI</text:p>
          </table:table-cell>
          <table:table-cell office:value-type="float" office:value="15933" table:style-name="ce56">
            <text:p>15933</text:p>
          </table:table-cell>
          <table:table-cell office:value-type="string" table:style-name="ce55">
            <text:p>The Branch Manager,State Bank of India,RANCHIPAHAN COMPLEX, AT &amp; POST-NEORI (VIKAS)OPPOSITE VIKAS VIDYALAYA, PS: SADARDIST: RANCHI , JHARKHAND</text:p>
          </table:table-cell>
          <table:table-cell office:value-type="float" office:value="835217" table:style-name="ce54">
            <text:p>835217</text:p>
          </table:table-cell>
          <table:table-cell office:value-type="string" table:style-name="ce55">
            <text:p>sbi.15933@sbi.co.in</text:p>
          </table:table-cell>
          <table:table-cell office:value-type="float" office:value="7781002403" table:style-name="ce54">
            <text:p>7781002403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TATISILWAI</text:p>
          </table:table-cell>
          <table:table-cell office:value-type="float" office:value="16003" table:style-name="ce56">
            <text:p>16003</text:p>
          </table:table-cell>
          <table:table-cell office:value-type="string" table:style-name="ce55">
            <text:p>The Branch Manager,State Bank of India,RANCHINEAR TATISILWAI CHOWKAT&amp;PO:TATISILWAI , PS:TATISILWAIDIST: RANCHI</text:p>
          </table:table-cell>
          <table:table-cell office:value-type="float" office:value="835103" table:style-name="ce54">
            <text:p>835103</text:p>
          </table:table-cell>
          <table:table-cell office:value-type="string" table:style-name="ce55">
            <text:p>sbi.16003@sbi.co.in</text:p>
          </table:table-cell>
          <table:table-cell office:value-type="float" office:value="9771458741" table:style-name="ce54">
            <text:p>9771458741</text:p>
          </table:table-cell>
          <table:table-cell office:value-type="float" office:value="651" table:style-name="ce57">
            <text:p>65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MARAR</text:p>
          </table:table-cell>
          <table:table-cell office:value-type="float" office:value="16008" table:style-name="ce56">
            <text:p>16008</text:p>
          </table:table-cell>
          <table:table-cell office:value-type="string" table:style-name="ce55">
            <text:p>The Branch Manager,State Bank of India,RAMGARHYASH TOWER , 1 ST FLOORAT&amp;PO MARAR , PS RAMGARHDIST: RAMGARH , JHARKHAND</text:p>
          </table:table-cell>
          <table:table-cell office:value-type="float" office:value="829117" table:style-name="ce54">
            <text:p>829117</text:p>
          </table:table-cell>
          <table:table-cell office:value-type="string" table:style-name="ce55">
            <text:p>sbi.16008@sbi.co.in</text:p>
          </table:table-cell>
          <table:table-cell office:value-type="string" table:style-name="ce54">
            <text:p><text:s/>9771458778 (o)</text:p>
          </table:table-cell>
          <table:table-cell office:value-type="float" office:value="6553" table:style-name="ce57">
            <text:p>6553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RC Ramgarh cantt</text:p>
          </table:table-cell>
          <table:table-cell office:value-type="float" office:value="16577" table:style-name="ce56">
            <text:p>16577</text:p>
          </table:table-cell>
          <table:table-cell office:value-type="string" table:style-name="ce55">
            <text:p>The Branch Manager,State Bank of India,RAMGARHSIKH REGIMENT CENTRE,RAMGARH CANTT,RAMGARH CANTT,</text:p>
          </table:table-cell>
          <table:table-cell office:value-type="float" office:value="829122" table:style-name="ce54">
            <text:p>829122</text:p>
          </table:table-cell>
          <table:table-cell office:value-type="string" table:style-name="ce55">
            <text:p>sbi.16577@sbi.co.in</text:p>
          </table:table-cell>
          <table:table-cell office:value-type="float" office:value="9470574907" table:style-name="ce54">
            <text:p>9470574907</text:p>
          </table:table-cell>
          <table:table-cell office:value-type="float" office:value="6553" table:style-name="ce57">
            <text:p>6553</text:p>
          </table:table-cell>
          <table:table-cell office:value-type="string" table:style-name="ce56">
            <text:p>9470574907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 I T MESRA</text:p>
          </table:table-cell>
          <table:table-cell office:value-type="float" office:value="18056" table:style-name="ce56">
            <text:p>18056</text:p>
          </table:table-cell>
          <table:table-cell office:value-type="string" table:style-name="ce55">
            <text:p>The Branch Manager,State Bank of India,RANCHI1ST FLOOR, COMMUNITY CENTRE BUILDINGMESRA RANCHIRANCHI</text:p>
          </table:table-cell>
          <table:table-cell office:value-type="float" office:value="835215" table:style-name="ce54">
            <text:p>835215</text:p>
          </table:table-cell>
          <table:table-cell office:value-type="string" table:style-name="ce55">
            <text:p>SBI.18056@SBI.CO.IN</text:p>
          </table:table-cell>
          <table:table-cell office:value-type="float" office:value="9771450514" table:style-name="ce54">
            <text:p>9771450514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AMGARH COLLECTORIATE BRANCH</text:p>
          </table:table-cell>
          <table:table-cell office:value-type="float" office:value="18369" table:style-name="ce56">
            <text:p>18369</text:p>
          </table:table-cell>
          <table:table-cell office:value-type="string" table:style-name="ce55">
            <text:p>The Branch Manager,State Bank of India,RAMGARHCOLLETORIATE OFFICE,CHATTARMANDUGROUND FLOOR,"B" BLOCKRAMGARH</text:p>
          </table:table-cell>
          <table:table-cell office:value-type="float" office:value="825101" table:style-name="ce54">
            <text:p>825101</text:p>
          </table:table-cell>
          <table:table-cell office:value-type="string" table:style-name="ce55">
            <text:p>SBI.18369@SBI.CO.IN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RAJRAPPA PROJECT</text:p>
          </table:table-cell>
          <table:table-cell office:value-type="float" office:value="18441" table:style-name="ce56">
            <text:p>18441</text:p>
          </table:table-cell>
          <table:table-cell office:value-type="string" table:style-name="ce55">
            <text:p>The Branch Manager,State Bank of India,RAMGARHQTR NO 2B/1,RAJRAPPA PROJECT AREA,OPPOSITE POST OFFICE, RAJRAPPA PROJECTDIST:-RAMGARH</text:p>
          </table:table-cell>
          <table:table-cell office:value-type="float" office:value="829150" table:style-name="ce54">
            <text:p>829150</text:p>
          </table:table-cell>
          <table:table-cell office:value-type="string" table:style-name="ce55">
            <text:p>SBI.18441@SBI.CO.IN</text:p>
          </table:table-cell>
          <table:table-cell table:style-name="ce54"/>
          <table:table-cell office:value-type="float" office:value="6553" table:style-name="ce57">
            <text:p>6553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54"/>
          <table:table-cell table:style-name="ce55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68"/>
          <table:table-cell table:style-name="ce65"/>
          <table:table-cell table:style-name="ce69"/>
          <table:table-cell table:number-columns-repeated="16371"/>
        </table:table-row>
        <table:table-row table:style-name="ro8">
          <table:table-cell office:value-type="string" table:number-columns-spanned="3" table:number-rows-spanned="48" table:style-name="ce42">
            <text:p>THE REGIONAL MANAGER, STATE BANK OF INDIA, REIGONAL BUSINESS OFFICE, RBO <text:s text:c="2"/>DALTONGANJCOURT COMPOUNDDALTONGANJPALAMAU- 822101, agmr3.zoran@sbi.co.in</text:p>
          </table:table-cell>
          <table:covered-table-cell table:number-columns-repeated="2"/>
          <table:table-cell office:value-type="string" table:number-columns-spanned="1" table:number-rows-spanned="48" table:style-name="ce42">
            <text:p>PHONE :222479,9934363701, FAX :</text:p>
          </table:table-cell>
          <table:table-cell office:value-type="string" table:style-name="ce70">
            <text:p>GARHWA</text:p>
          </table:table-cell>
          <table:table-cell office:value-type="float" office:value="1031" table:style-name="ce71">
            <text:p>1031</text:p>
          </table:table-cell>
          <table:table-cell office:value-type="string" table:style-name="ce72">
            <text:p>The Chief Manager,State Bank of India,GARHWAMAIN ROAD GARHWADIST:-GARHWAJHARKHAND</text:p>
          </table:table-cell>
          <table:table-cell office:value-type="float" office:value="822114" table:style-name="ce73">
            <text:p>822114</text:p>
          </table:table-cell>
          <table:table-cell office:value-type="string" table:style-name="ce72">
            <text:p>sbi.01031@sbi.co.in</text:p>
          </table:table-cell>
          <table:table-cell office:value-type="float" office:value="9431556423" table:style-name="ce73">
            <text:p>9431556423</text:p>
          </table:table-cell>
          <table:table-cell office:value-type="float" office:value="6561" table:style-name="ce74">
            <text:p>6561</text:p>
          </table:table-cell>
          <table:table-cell office:value-type="string" table:style-name="ce71">
            <text:p>222240</text:p>
          </table:table-cell>
          <table:table-cell table:style-name="ce75"/>
          <table:table-cell table:number-columns-repeated="1637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ALTONGANJ BAZAR</text:p>
          </table:table-cell>
          <table:table-cell office:value-type="float" office:value="1221" table:style-name="ce56">
            <text:p>1221</text:p>
          </table:table-cell>
          <table:table-cell office:value-type="string" table:style-name="ce55">
            <text:p>The Chief Manager,State Bank of India,PALAMAUDHARMSALA ROAD, DALTONGANJDIST:PALAMAU,JHARKHAND</text:p>
          </table:table-cell>
          <table:table-cell office:value-type="float" office:value="822101" table:style-name="ce54">
            <text:p>822101</text:p>
          </table:table-cell>
          <table:table-cell office:value-type="string" table:style-name="ce55">
            <text:p>rch-sbid7227</text:p>
          </table:table-cell>
          <table:table-cell office:value-type="float" office:value="9461649542" table:style-name="ce54">
            <text:p>9461649542</text:p>
          </table:table-cell>
          <table:table-cell office:value-type="float" office:value="6520" table:style-name="ce57">
            <text:p>6520</text:p>
          </table:table-cell>
          <table:table-cell office:value-type="string" table:style-name="ce56">
            <text:p>223019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HAWNATHPUR</text:p>
          </table:table-cell>
          <table:table-cell office:value-type="float" office:value="2919" table:style-name="ce56">
            <text:p>2919</text:p>
          </table:table-cell>
          <table:table-cell office:value-type="string" table:style-name="ce55">
            <text:p>The Branch Manager,State Bank of India,GARHWATOWNSHIP,BHAWNATHPURDIST:GARHWAJHARKHAND</text:p>
          </table:table-cell>
          <table:table-cell office:value-type="float" office:value="822129" table:style-name="ce54">
            <text:p>822129</text:p>
          </table:table-cell>
          <table:table-cell office:value-type="string" table:style-name="ce55">
            <text:p>sbi.02919@sbi.co.in</text:p>
          </table:table-cell>
          <table:table-cell office:value-type="float" office:value="9431338821" table:style-name="ce54">
            <text:p>9431338821</text:p>
          </table:table-cell>
          <table:table-cell office:value-type="float" office:value="6563" table:style-name="ce57">
            <text:p>6563</text:p>
          </table:table-cell>
          <table:table-cell office:value-type="string" table:style-name="ce56">
            <text:p>233328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HATTARPUR</text:p>
          </table:table-cell>
          <table:table-cell office:value-type="float" office:value="2927" table:style-name="ce56">
            <text:p>2927</text:p>
          </table:table-cell>
          <table:table-cell office:value-type="string" table:style-name="ce55">
            <text:p>The Branch Manager,State Bank of India,PALAMAUCHHATTARPURDIST:PALAMAUJHARKHAND</text:p>
          </table:table-cell>
          <table:table-cell office:value-type="float" office:value="822113" table:style-name="ce54">
            <text:p>822113</text:p>
          </table:table-cell>
          <table:table-cell office:value-type="string" table:style-name="ce55">
            <text:p>sbi.02927@sbi.co.in</text:p>
          </table:table-cell>
          <table:table-cell office:value-type="float" office:value="9431177612" table:style-name="ce54">
            <text:p>9431177612</text:p>
          </table:table-cell>
          <table:table-cell office:value-type="float" office:value="6566" table:style-name="ce57">
            <text:p>6566</text:p>
          </table:table-cell>
          <table:table-cell office:value-type="string" table:style-name="ce56">
            <text:p>285224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HARIHARGANJ</text:p>
          </table:table-cell>
          <table:table-cell office:value-type="float" office:value="2941" table:style-name="ce56">
            <text:p>2941</text:p>
          </table:table-cell>
          <table:table-cell office:value-type="string" table:style-name="ce55">
            <text:p>The Branch Manager,State Bank of India,PALAMAUAT PO-HARIHARGANJDIST:PALAMAUJHARKHAND</text:p>
          </table:table-cell>
          <table:table-cell office:value-type="float" office:value="824119" table:style-name="ce54">
            <text:p>824119</text:p>
          </table:table-cell>
          <table:table-cell office:value-type="string" table:style-name="ce55">
            <text:p>sbi.02941@sbi.co.in</text:p>
          </table:table-cell>
          <table:table-cell office:value-type="float" office:value="9431786443" table:style-name="ce54">
            <text:p>9431786443</text:p>
          </table:table-cell>
          <table:table-cell office:value-type="float" office:value="6566" table:style-name="ce57">
            <text:p>6566</text:p>
          </table:table-cell>
          <table:table-cell office:value-type="string" table:style-name="ce56">
            <text:p>251441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HUSSAINABAD</text:p>
          </table:table-cell>
          <table:table-cell office:value-type="float" office:value="2947" table:style-name="ce56">
            <text:p>2947</text:p>
          </table:table-cell>
          <table:table-cell office:value-type="string" table:style-name="ce55">
            <text:p>The Chief Manager,State Bank of India,PALAMAUP.O.- HUSSAINABADDIST:PALAMUJHARKHAND</text:p>
          </table:table-cell>
          <table:table-cell office:value-type="float" office:value="822166" table:style-name="ce54">
            <text:p>822166</text:p>
          </table:table-cell>
          <table:table-cell office:value-type="string" table:style-name="ce55">
            <text:p>sbi.02947@sbi.co.in</text:p>
          </table:table-cell>
          <table:table-cell office:value-type="float" office:value="9430839577" table:style-name="ce54">
            <text:p>9430839577</text:p>
          </table:table-cell>
          <table:table-cell office:value-type="float" office:value="6566" table:style-name="ce57">
            <text:p>6566</text:p>
          </table:table-cell>
          <table:table-cell office:value-type="string" table:style-name="ce56">
            <text:p>222021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EHLA</text:p>
          </table:table-cell>
          <table:table-cell office:value-type="float" office:value="2999" table:style-name="ce56">
            <text:p>2999</text:p>
          </table:table-cell>
          <table:table-cell office:value-type="string" table:style-name="ce55">
            <text:p>The Branch Manager,State Bank of India,PALAMAUSBI REHLAPO-REHLADIST-GARHWA,JHARKHAND</text:p>
          </table:table-cell>
          <table:table-cell office:value-type="float" office:value="822124" table:style-name="ce54">
            <text:p>822124</text:p>
          </table:table-cell>
          <table:table-cell office:value-type="string" table:style-name="ce55">
            <text:p>sbi.02999@sbi.co.in</text:p>
          </table:table-cell>
          <table:table-cell office:value-type="float" office:value="9431166158" table:style-name="ce54">
            <text:p>9431166158</text:p>
          </table:table-cell>
          <table:table-cell office:value-type="float" office:value="6584" table:style-name="ce57">
            <text:p>6584</text:p>
          </table:table-cell>
          <table:table-cell office:value-type="string" table:style-name="ce56">
            <text:p>262206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DB DALTONGANJ</text:p>
          </table:table-cell>
          <table:table-cell office:value-type="float" office:value="3144" table:style-name="ce56">
            <text:p>3144</text:p>
          </table:table-cell>
          <table:table-cell office:value-type="string" table:style-name="ce55">
            <text:p>The Chief Manager,State Bank of India,PALAMAUAT+PO-DALTONGANJDIST:PALAMAUJHARKHAND</text:p>
          </table:table-cell>
          <table:table-cell office:value-type="float" office:value="822101" table:style-name="ce54">
            <text:p>822101</text:p>
          </table:table-cell>
          <table:table-cell office:value-type="string" table:style-name="ce55">
            <text:p>sbi.03144@sbi.co.in</text:p>
          </table:table-cell>
          <table:table-cell office:value-type="float" office:value="9431747037" table:style-name="ce54">
            <text:p>9431747037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223003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LA COLLEGE CAMPUS DALTONGANJ</text:p>
          </table:table-cell>
          <table:table-cell office:value-type="float" office:value="3147" table:style-name="ce56">
            <text:p>3147</text:p>
          </table:table-cell>
          <table:table-cell office:value-type="string" table:style-name="ce55">
            <text:p>The Chief Manager,State Bank of India,PALAMAUAT+PO--BARALOTADALTONGANJ,JHARKHAND</text:p>
          </table:table-cell>
          <table:table-cell office:value-type="float" office:value="822102" table:style-name="ce54">
            <text:p>822102</text:p>
          </table:table-cell>
          <table:table-cell office:value-type="string" table:style-name="ce55">
            <text:p>sbi.03147@sbi.co.in</text:p>
          </table:table-cell>
          <table:table-cell office:value-type="float" office:value="9430327844" table:style-name="ce54">
            <text:p>9430327844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240102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HAIDERNAGAR</text:p>
          </table:table-cell>
          <table:table-cell office:value-type="float" office:value="3154" table:style-name="ce56">
            <text:p>3154</text:p>
          </table:table-cell>
          <table:table-cell office:value-type="string" table:style-name="ce55">
            <text:p>The Branch Manager,State Bank of India,PALAMAUPO-HAIDERNAGARDIST:PALAMAUJHARKHAND</text:p>
          </table:table-cell>
          <table:table-cell office:value-type="float" office:value="822115" table:style-name="ce54">
            <text:p>822115</text:p>
          </table:table-cell>
          <table:table-cell office:value-type="string" table:style-name="ce55">
            <text:p>sbi.03154@sbi.co.in</text:p>
          </table:table-cell>
          <table:table-cell office:value-type="float" office:value="9431724611" table:style-name="ce54">
            <text:p>9431724611</text:p>
          </table:table-cell>
          <table:table-cell office:value-type="float" office:value="6566" table:style-name="ce57">
            <text:p>6566</text:p>
          </table:table-cell>
          <table:table-cell office:value-type="string" table:style-name="ce56">
            <text:p>232415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NAGARUTARI</text:p>
          </table:table-cell>
          <table:table-cell office:value-type="float" office:value="3440" table:style-name="ce56">
            <text:p>3440</text:p>
          </table:table-cell>
          <table:table-cell office:value-type="string" table:style-name="ce55">
            <text:p>The Branch Manager,State Bank of India,GARHWAMAIN ROAD,NAGARUTARINAGARUTARIDIST:PALAMAU,JHARKHAND</text:p>
          </table:table-cell>
          <table:table-cell office:value-type="float" office:value="822112" table:style-name="ce54">
            <text:p>822112</text:p>
          </table:table-cell>
          <table:table-cell office:value-type="string" table:style-name="ce55">
            <text:p>sbi.03440@sbi.co.in</text:p>
          </table:table-cell>
          <table:table-cell office:value-type="float" office:value="9431980756" table:style-name="ce54">
            <text:p>9431980756</text:p>
          </table:table-cell>
          <table:table-cell office:value-type="float" office:value="6564" table:style-name="ce57">
            <text:p>6564</text:p>
          </table:table-cell>
          <table:table-cell office:value-type="string" table:style-name="ce56">
            <text:p>252416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TAN</text:p>
          </table:table-cell>
          <table:table-cell office:value-type="float" office:value="3451" table:style-name="ce56">
            <text:p>3451</text:p>
          </table:table-cell>
          <table:table-cell office:value-type="string" table:style-name="ce55">
            <text:p>The Branch Manager,State Bank of India,PALAMAUPO-PATADIST:PALAMAUJHARKHAND</text:p>
          </table:table-cell>
          <table:table-cell office:value-type="float" office:value="822123" table:style-name="ce54">
            <text:p>822123</text:p>
          </table:table-cell>
          <table:table-cell office:value-type="string" table:style-name="ce55">
            <text:p>sbi.03451@sbi.co.in</text:p>
          </table:table-cell>
          <table:table-cell office:value-type="float" office:value="9431165514" table:style-name="ce54">
            <text:p>9431165514</text:p>
          </table:table-cell>
          <table:table-cell office:value-type="float" office:value="6560" table:style-name="ce57">
            <text:p>6560</text:p>
          </table:table-cell>
          <table:table-cell office:value-type="string" table:style-name="ce56">
            <text:p>27942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NKA</text:p>
          </table:table-cell>
          <table:table-cell office:value-type="float" office:value="3490" table:style-name="ce56">
            <text:p>3490</text:p>
          </table:table-cell>
          <table:table-cell office:value-type="string" table:style-name="ce55">
            <text:p>The Branch Manager,State Bank of India,GARHWARANKADIST : GARHWAJHARKHAND</text:p>
          </table:table-cell>
          <table:table-cell office:value-type="float" office:value="822125" table:style-name="ce54">
            <text:p>822125</text:p>
          </table:table-cell>
          <table:table-cell office:value-type="string" table:style-name="ce55">
            <text:p>sbi.03490@sbi.co.in</text:p>
          </table:table-cell>
          <table:table-cell office:value-type="float" office:value="9431669002" table:style-name="ce54">
            <text:p>9431669002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25461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ISHRAMPUR</text:p>
          </table:table-cell>
          <table:table-cell office:value-type="float" office:value="3528" table:style-name="ce56">
            <text:p>3528</text:p>
          </table:table-cell>
          <table:table-cell office:value-type="string" table:style-name="ce55">
            <text:p>The Branch Manager,State Bank of India,PALAMAUPO-BISHRAMPURDIST:PALAMAUJHARKHAND</text:p>
          </table:table-cell>
          <table:table-cell office:value-type="float" office:value="822124" table:style-name="ce54">
            <text:p>822124</text:p>
          </table:table-cell>
          <table:table-cell office:value-type="string" table:style-name="ce55">
            <text:p>sbi.03528@sbi.co.in</text:p>
          </table:table-cell>
          <table:table-cell office:value-type="float" office:value="9431324475" table:style-name="ce54">
            <text:p>9431324475</text:p>
          </table:table-cell>
          <table:table-cell office:value-type="float" office:value="6584" table:style-name="ce57">
            <text:p>6584</text:p>
          </table:table-cell>
          <table:table-cell office:value-type="string" table:style-name="ce56">
            <text:p>26243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ESLIGANJ</text:p>
          </table:table-cell>
          <table:table-cell office:value-type="float" office:value="3550" table:style-name="ce56">
            <text:p>3550</text:p>
          </table:table-cell>
          <table:table-cell office:value-type="string" table:style-name="ce55">
            <text:p>The Branch Manager,State Bank of India,PALAMAUPO-LESLIGANJDIST:PALAMAUJHARKHAND</text:p>
          </table:table-cell>
          <table:table-cell office:value-type="float" office:value="822118" table:style-name="ce54">
            <text:p>822118</text:p>
          </table:table-cell>
          <table:table-cell office:value-type="string" table:style-name="ce55">
            <text:p>sbi.03550@sbi.co.in</text:p>
          </table:table-cell>
          <table:table-cell office:value-type="float" office:value="9431790014" table:style-name="ce54">
            <text:p>9431790014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28274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NKI</text:p>
          </table:table-cell>
          <table:table-cell office:value-type="float" office:value="3551" table:style-name="ce56">
            <text:p>3551</text:p>
          </table:table-cell>
          <table:table-cell office:value-type="string" table:style-name="ce55">
            <text:p>The Branch Manager,State Bank of India,PALAMAUPO-PANKIDIST:PALAMAUJHARKHAND</text:p>
          </table:table-cell>
          <table:table-cell office:value-type="float" office:value="822122" table:style-name="ce54">
            <text:p>822122</text:p>
          </table:table-cell>
          <table:table-cell office:value-type="string" table:style-name="ce55">
            <text:p>sbi.03551@sbi.co.in</text:p>
          </table:table-cell>
          <table:table-cell office:value-type="float" office:value="9955348850" table:style-name="ce54">
            <text:p>9955348850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26229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HURKI</text:p>
          </table:table-cell>
          <table:table-cell office:value-type="float" office:value="5388" table:style-name="ce56">
            <text:p>5388</text:p>
          </table:table-cell>
          <table:table-cell office:value-type="string" table:style-name="ce55">
            <text:p>The Branch Manager,State Bank of India,GARHWAVIA : NAGARUTARIDISTT : GARHWAJHARKHAND</text:p>
          </table:table-cell>
          <table:table-cell office:value-type="float" office:value="822121" table:style-name="ce54">
            <text:p>822121</text:p>
          </table:table-cell>
          <table:table-cell office:value-type="string" table:style-name="ce55">
            <text:p>sbi.05388.sbi.co.in</text:p>
          </table:table-cell>
          <table:table-cell office:value-type="float" office:value="9431136524" table:style-name="ce54">
            <text:p>9431136524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IPRAKALAN</text:p>
          </table:table-cell>
          <table:table-cell office:value-type="float" office:value="5432" table:style-name="ce56">
            <text:p>5432</text:p>
          </table:table-cell>
          <table:table-cell office:value-type="string" table:style-name="ce55">
            <text:p>The Branch Manager,State Bank of India,GARHWAKACHEHARI ROAD GARHWADIST : GARHWAJHARKHAND</text:p>
          </table:table-cell>
          <table:table-cell office:value-type="float" office:value="822114" table:style-name="ce54">
            <text:p>822114</text:p>
          </table:table-cell>
          <table:table-cell office:value-type="string" table:style-name="ce55">
            <text:p>sbi.05432@sbi.co.in</text:p>
          </table:table-cell>
          <table:table-cell office:value-type="float" office:value="9431210896" table:style-name="ce54">
            <text:p>9431210896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22221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OHAMMADGANJ</text:p>
          </table:table-cell>
          <table:table-cell office:value-type="float" office:value="5994" table:style-name="ce56">
            <text:p>5994</text:p>
          </table:table-cell>
          <table:table-cell office:value-type="string" table:style-name="ce55">
            <text:p>The Branch Manager,State Bank of India,PALAMAUMOHAMMADGANJDIST:PALAMAUJHARKHAND</text:p>
          </table:table-cell>
          <table:table-cell office:value-type="float" office:value="822120" table:style-name="ce54">
            <text:p>822120</text:p>
          </table:table-cell>
          <table:table-cell office:value-type="float" office:value="0" table:style-name="ce55">
            <text:p>0</text:p>
          </table:table-cell>
          <table:table-cell office:value-type="float" office:value="9431412688" table:style-name="ce54">
            <text:p>9431412688</text:p>
          </table:table-cell>
          <table:table-cell office:value-type="float" office:value="6566" table:style-name="ce57">
            <text:p>6566</text:p>
          </table:table-cell>
          <table:table-cell office:value-type="string" table:style-name="ce56">
            <text:p>242339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ADB GARHWA</text:p>
          </table:table-cell>
          <table:table-cell office:value-type="float" office:value="6037" table:style-name="ce56">
            <text:p>6037</text:p>
          </table:table-cell>
          <table:table-cell office:value-type="string" table:style-name="ce55">
            <text:p>The Chief Manager,State Bank of India,GARHWAMAIN ROAD GARHWAPO-GARHWADIST-GARHWA,JHARKHAND</text:p>
          </table:table-cell>
          <table:table-cell office:value-type="float" office:value="822114" table:style-name="ce54">
            <text:p>822114</text:p>
          </table:table-cell>
          <table:table-cell office:value-type="string" table:style-name="ce55">
            <text:p>sbi.06037@sbi.co.in</text:p>
          </table:table-cell>
          <table:table-cell office:value-type="float" office:value="9431339219" table:style-name="ce54">
            <text:p>9431339219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22223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DB SATBARWAN</text:p>
          </table:table-cell>
          <table:table-cell office:value-type="float" office:value="6063" table:style-name="ce56">
            <text:p>6063</text:p>
          </table:table-cell>
          <table:table-cell office:value-type="string" table:style-name="ce55">
            <text:p>The Branch Manager,State Bank of India,PALAMAUP.O.SATBARWA,DIST:PALAMAU,JHARKHAND</text:p>
          </table:table-cell>
          <table:table-cell office:value-type="float" office:value="822126" table:style-name="ce54">
            <text:p>822126</text:p>
          </table:table-cell>
          <table:table-cell office:value-type="string" table:style-name="ce55">
            <text:p>sbi.06063.@sbi.co.in</text:p>
          </table:table-cell>
          <table:table-cell office:value-type="float" office:value="9430164755" table:style-name="ce54">
            <text:p>9430164755</text:p>
          </table:table-cell>
          <table:table-cell office:value-type="float" office:value="65620" table:style-name="ce57">
            <text:p>65620</text:p>
          </table:table-cell>
          <table:table-cell office:value-type="string" table:style-name="ce56">
            <text:p>25424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GRI MKT YARD UCHARI</text:p>
          </table:table-cell>
          <table:table-cell office:value-type="float" office:value="6350" table:style-name="ce56">
            <text:p>6350</text:p>
          </table:table-cell>
          <table:table-cell office:value-type="string" table:style-name="ce55">
            <text:p>The Branch Manager,State Bank of India,GARHWAUCHARIDIST:GARHWAJHARKHAND</text:p>
          </table:table-cell>
          <table:table-cell office:value-type="float" office:value="822114" table:style-name="ce54">
            <text:p>822114</text:p>
          </table:table-cell>
          <table:table-cell office:value-type="string" table:style-name="ce55">
            <text:p>sbi.06350@sbi.co.in</text:p>
          </table:table-cell>
          <table:table-cell office:value-type="float" office:value="9835376844" table:style-name="ce54">
            <text:p>9835376844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22260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GRI MKT YARD NARSANDA</text:p>
          </table:table-cell>
          <table:table-cell office:value-type="float" office:value="6351" table:style-name="ce56">
            <text:p>6351</text:p>
          </table:table-cell>
          <table:table-cell office:value-type="string" table:style-name="ce55">
            <text:p>The Branch Manager,State Bank of India,PALAMAUDALTONGANJDIST : PALAMUJHARKHAND</text:p>
          </table:table-cell>
          <table:table-cell office:value-type="float" office:value="822101" table:style-name="ce54">
            <text:p>822101</text:p>
          </table:table-cell>
          <table:table-cell office:value-type="string" table:style-name="ce55">
            <text:p>sbi.06351@sbi.co.in</text:p>
          </table:table-cell>
          <table:table-cell office:value-type="float" office:value="9835146662" table:style-name="ce54">
            <text:p>9835146662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240852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ATHRA</text:p>
          </table:table-cell>
          <table:table-cell office:value-type="float" office:value="9222" table:style-name="ce56">
            <text:p>9222</text:p>
          </table:table-cell>
          <table:table-cell office:value-type="string" table:style-name="ce55">
            <text:p>The Branch Manager,State Bank of India,PALAMAUPO-KUSHANARAYANPURVIA-JAPLADIST:PALAMU,JHARKHAND</text:p>
          </table:table-cell>
          <table:table-cell office:value-type="float" office:value="822116" table:style-name="ce54">
            <text:p>822116</text:p>
          </table:table-cell>
          <table:table-cell office:value-type="string" table:style-name="ce55">
            <text:p>sbi.09222@sbi.co.in</text:p>
          </table:table-cell>
          <table:table-cell office:value-type="float" office:value="9631204244" table:style-name="ce54">
            <text:p>9631204244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URUBAR</text:p>
          </table:table-cell>
          <table:table-cell office:value-type="float" office:value="9223" table:style-name="ce56">
            <text:p>9223</text:p>
          </table:table-cell>
          <table:table-cell office:value-type="string" table:style-name="ce55">
            <text:p>The Branch Manager,State Bank of India,PALAMAUPO : KUNDRI, LESLIGANJDIST : PALAMUJHARKHAND</text:p>
          </table:table-cell>
          <table:table-cell office:value-type="float" office:value="822118" table:style-name="ce54">
            <text:p>822118</text:p>
          </table:table-cell>
          <table:table-cell office:value-type="string" table:style-name="ce55">
            <text:p>sbi.09223@sbi.co.in</text:p>
          </table:table-cell>
          <table:table-cell office:value-type="float" office:value="9905578167" table:style-name="ce54">
            <text:p>990557816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ATUAL KALAN</text:p>
          </table:table-cell>
          <table:table-cell office:value-type="float" office:value="9491" table:style-name="ce56">
            <text:p>9491</text:p>
          </table:table-cell>
          <table:table-cell office:value-type="string" table:style-name="ce55">
            <text:p>The Branch Manager,State Bank of India,PALAMAUPO-CHAINPUR ,DALTONGANJDIST:PALAMAUJHARKHAND</text:p>
          </table:table-cell>
          <table:table-cell office:value-type="float" office:value="822113" table:style-name="ce54">
            <text:p>822113</text:p>
          </table:table-cell>
          <table:table-cell office:value-type="string" table:style-name="ce55">
            <text:p>sbi.09491@sbi.co.in</text:p>
          </table:table-cell>
          <table:table-cell office:value-type="float" office:value="9431204990" table:style-name="ce54">
            <text:p>9431204990</text:p>
          </table:table-cell>
          <table:table-cell office:value-type="float" office:value="6586" table:style-name="ce57">
            <text:p>6586</text:p>
          </table:table-cell>
          <table:table-cell office:value-type="string" table:style-name="ce56">
            <text:p>263213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SARAIYA</text:p>
          </table:table-cell>
          <table:table-cell office:value-type="float" office:value="9492" table:style-name="ce56">
            <text:p>9492</text:p>
          </table:table-cell>
          <table:table-cell office:value-type="string" table:style-name="ce55">
            <text:p>The Branch Manager,State Bank of India,PALAMAUAT KHAJURITIKA,P.S.TANDWAVIA-NABINAGAR,HARIHARGANJDIST:PALAMAU, JHARKHAND</text:p>
          </table:table-cell>
          <table:table-cell office:value-type="float" office:value="824302" table:style-name="ce54">
            <text:p>824302</text:p>
          </table:table-cell>
          <table:table-cell office:value-type="string" table:style-name="ce55">
            <text:p>sbi.09492@sbi.co.in</text:p>
          </table:table-cell>
          <table:table-cell office:value-type="float" office:value="9430168771" table:style-name="ce54">
            <text:p>943016877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AUWAL</text:p>
          </table:table-cell>
          <table:table-cell office:value-type="float" office:value="9493" table:style-name="ce56">
            <text:p>9493</text:p>
          </table:table-cell>
          <table:table-cell office:value-type="string" table:style-name="ce55">
            <text:p>The Branch Manager,State Bank of India,PALAMAUPO : KAUWALPS : CHHATTARPURDISTT : PALAMU</text:p>
          </table:table-cell>
          <table:table-cell office:value-type="float" office:value="822113" table:style-name="ce54">
            <text:p>822113</text:p>
          </table:table-cell>
          <table:table-cell office:value-type="string" table:style-name="ce55">
            <text:p>sbi.09493@sbi.co.in</text:p>
          </table:table-cell>
          <table:table-cell office:value-type="float" office:value="9431857273" table:style-name="ce54">
            <text:p>9431857273</text:p>
          </table:table-cell>
          <table:table-cell office:value-type="float" office:value="6566" table:style-name="ce57">
            <text:p>6566</text:p>
          </table:table-cell>
          <table:table-cell office:value-type="string" table:style-name="ce56">
            <text:p>28548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NDWA</text:p>
          </table:table-cell>
          <table:table-cell office:value-type="float" office:value="9494" table:style-name="ce56">
            <text:p>9494</text:p>
          </table:table-cell>
          <table:table-cell office:value-type="string" table:style-name="ce55">
            <text:p>The Branch Manager,State Bank of India,PALAMAUPANDWA MOREDIST : PALAMUJHARKHAND</text:p>
          </table:table-cell>
          <table:table-cell office:value-type="float" office:value="822141" table:style-name="ce54">
            <text:p>822141</text:p>
          </table:table-cell>
          <table:table-cell office:value-type="string" table:style-name="ce55">
            <text:p>sbi.09494@sbi.co.in</text:p>
          </table:table-cell>
          <table:table-cell office:value-type="float" office:value="9431151636" table:style-name="ce54">
            <text:p>9431151636</text:p>
          </table:table-cell>
          <table:table-cell office:value-type="float" office:value="6560" table:style-name="ce57">
            <text:p>6560</text:p>
          </table:table-cell>
          <table:table-cell office:value-type="string" table:style-name="ce56">
            <text:p>28963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DUMA</text:p>
          </table:table-cell>
          <table:table-cell office:value-type="float" office:value="9495" table:style-name="ce56">
            <text:p>9495</text:p>
          </table:table-cell>
          <table:table-cell office:value-type="string" table:style-name="ce55">
            <text:p>The Branch Manager,State Bank of India,PALAMAUBLOCK:MANALUDIST:PALAMAUJHARKHAND</text:p>
          </table:table-cell>
          <table:table-cell office:value-type="float" office:value="822123" table:style-name="ce54">
            <text:p>822123</text:p>
          </table:table-cell>
          <table:table-cell office:value-type="string" table:style-name="ce55">
            <text:p>sbi.09495@sbi.co.in</text:p>
          </table:table-cell>
          <table:table-cell office:value-type="float" office:value="9431968957" table:style-name="ce54">
            <text:p>943196895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RDIHA</text:p>
          </table:table-cell>
          <table:table-cell office:value-type="float" office:value="9499" table:style-name="ce56">
            <text:p>9499</text:p>
          </table:table-cell>
          <table:table-cell office:value-type="string" table:style-name="ce55">
            <text:p>The Branch Manager,State Bank of India,PALAMAUAT-MANJHIAODIST:GARHWAJHARKHAND</text:p>
          </table:table-cell>
          <table:table-cell office:value-type="float" office:value="822114" table:style-name="ce54">
            <text:p>822114</text:p>
          </table:table-cell>
          <table:table-cell office:value-type="string" table:style-name="ce55">
            <text:p>sbi.09499@sbi.co.in</text:p>
          </table:table-cell>
          <table:table-cell office:value-type="float" office:value="9431871754" table:style-name="ce54">
            <text:p>9431871754</text:p>
          </table:table-cell>
          <table:table-cell office:value-type="float" office:value="6563" table:style-name="ce57">
            <text:p>6563</text:p>
          </table:table-cell>
          <table:table-cell office:value-type="string" table:style-name="ce56">
            <text:p>28774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EDMA</text:p>
          </table:table-cell>
          <table:table-cell office:value-type="float" office:value="11814" table:style-name="ce56">
            <text:p>11814</text:p>
          </table:table-cell>
          <table:table-cell office:value-type="string" table:style-name="ce55">
            <text:p>The Branch Manager,State Bank of India,PALAMAUDEDMA CHOWKDALTONGANJJHARKHAND</text:p>
          </table:table-cell>
          <table:table-cell office:value-type="float" office:value="822101" table:style-name="ce54">
            <text:p>822101</text:p>
          </table:table-cell>
          <table:table-cell office:value-type="string" table:style-name="ce55">
            <text:p>sbi.11814@sbi.co.in</text:p>
          </table:table-cell>
          <table:table-cell office:value-type="float" office:value="9431138800" table:style-name="ce54">
            <text:p>9431138800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23573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HAHPUR</text:p>
          </table:table-cell>
          <table:table-cell office:value-type="float" office:value="11815" table:style-name="ce56">
            <text:p>11815</text:p>
          </table:table-cell>
          <table:table-cell office:value-type="string" table:style-name="ce55">
            <text:p>The Branch Manager,State Bank of India,PALAMAUP.O. CHAINPURDALTONGANJJHARKHAND</text:p>
          </table:table-cell>
          <table:table-cell office:value-type="float" office:value="822110" table:style-name="ce54">
            <text:p>822110</text:p>
          </table:table-cell>
          <table:table-cell office:value-type="string" table:style-name="ce55">
            <text:p>sbi.11815@sbi.co.in</text:p>
          </table:table-cell>
          <table:table-cell office:value-type="float" office:value="9431788248" table:style-name="ce54">
            <text:p>9431788248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29015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MNA</text:p>
          </table:table-cell>
          <table:table-cell office:value-type="float" office:value="12628" table:style-name="ce56">
            <text:p>12628</text:p>
          </table:table-cell>
          <table:table-cell office:value-type="string" table:style-name="ce55">
            <text:p>The Branch Manager,State Bank of India,GARHWAH/O SHAILENDRA KR SINGHRAMNAGARHWA</text:p>
          </table:table-cell>
          <table:table-cell office:value-type="float" office:value="822128" table:style-name="ce54">
            <text:p>822128</text:p>
          </table:table-cell>
          <table:table-cell office:value-type="string" table:style-name="ce55">
            <text:p>SBI.12628@SBI.CO.IN</text:p>
          </table:table-cell>
          <table:table-cell table:style-name="ce54"/>
          <table:table-cell office:value-type="float" office:value="6566" table:style-name="ce57">
            <text:p>656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HUSSAINABAD BAZAR</text:p>
          </table:table-cell>
          <table:table-cell office:value-type="float" office:value="12629" table:style-name="ce56">
            <text:p>12629</text:p>
          </table:table-cell>
          <table:table-cell office:value-type="string" table:style-name="ce55">
            <text:p>The Branch Manager,State Bank of India,PALAMAUH/O JAMUNA SINGHPALAMUPALAMU</text:p>
          </table:table-cell>
          <table:table-cell office:value-type="float" office:value="822116" table:style-name="ce54">
            <text:p>822116</text:p>
          </table:table-cell>
          <table:table-cell office:value-type="string" table:style-name="ce55">
            <text:p>SBI.12629@SBI.CO.IN</text:p>
          </table:table-cell>
          <table:table-cell table:style-name="ce54"/>
          <table:table-cell office:value-type="float" office:value="6566" table:style-name="ce57">
            <text:p>656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BO DALTONGANJ</text:p>
          </table:table-cell>
          <table:table-cell office:value-type="float" office:value="13735" table:style-name="ce56">
            <text:p>13735</text:p>
          </table:table-cell>
          <table:table-cell office:value-type="string" table:style-name="ce55">
            <text:p>The Chief Manager (Admin),State Bank of India,PALAMAUCOURT COMPOUNDDALTONGANJPALAMAU</text:p>
          </table:table-cell>
          <table:table-cell office:value-type="float" office:value="822101" table:style-name="ce54">
            <text:p>822101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62" table:style-name="ce57">
            <text:p>6562</text:p>
          </table:table-cell>
          <table:table-cell office:value-type="string" table:style-name="ce56">
            <text:p>22247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ANDA</text:p>
          </table:table-cell>
          <table:table-cell office:value-type="float" office:value="14241" table:style-name="ce56">
            <text:p>14241</text:p>
          </table:table-cell>
          <table:table-cell office:value-type="string" table:style-name="ce55">
            <text:p>The Branch Manager,State Bank of India,GARHWABLOCK- DANDADISTRICT- GARHWAJHARKHAND</text:p>
          </table:table-cell>
          <table:table-cell office:value-type="float" office:value="832114" table:style-name="ce54">
            <text:p>832114</text:p>
          </table:table-cell>
          <table:table-cell office:value-type="string" table:style-name="ce55">
            <text:p>sbi.14241@sbi.co.in</text:p>
          </table:table-cell>
          <table:table-cell office:value-type="float" office:value="9404936188" table:style-name="ce54">
            <text:p>9404936188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ERAL</text:p>
          </table:table-cell>
          <table:table-cell office:value-type="float" office:value="14349" table:style-name="ce56">
            <text:p>14349</text:p>
          </table:table-cell>
          <table:table-cell office:value-type="string" table:style-name="ce55">
            <text:p>The Branch Manager,State Bank of India,GARHWAVILL &amp;PO. MERALDIST: GARHWAJHARKHAND</text:p>
          </table:table-cell>
          <table:table-cell office:value-type="float" office:value="822114" table:style-name="ce54">
            <text:p>822114</text:p>
          </table:table-cell>
          <table:table-cell office:value-type="float" office:value="0" table:style-name="ce55">
            <text:p>0</text:p>
          </table:table-cell>
          <table:table-cell office:value-type="float" office:value="9334052091" table:style-name="ce54">
            <text:p>9334052091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NDI</text:p>
          </table:table-cell>
          <table:table-cell office:value-type="float" office:value="14350" table:style-name="ce56">
            <text:p>14350</text:p>
          </table:table-cell>
          <table:table-cell office:value-type="string" table:style-name="ce55">
            <text:p>The Branch Manager,State Bank of India,GARHWAVILL &amp;PO. KANDIDIST: GARHWAJHARKHAND</text:p>
          </table:table-cell>
          <table:table-cell office:value-type="float" office:value="822120" table:style-name="ce54">
            <text:p>822120</text:p>
          </table:table-cell>
          <table:table-cell office:value-type="float" office:value="0" table:style-name="ce55">
            <text:p>0</text:p>
          </table:table-cell>
          <table:table-cell office:value-type="float" office:value="9572260787" table:style-name="ce54">
            <text:p>9572260787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IANKI</text:p>
          </table:table-cell>
          <table:table-cell office:value-type="float" office:value="15581" table:style-name="ce56">
            <text:p>15581</text:p>
          </table:table-cell>
          <table:table-cell office:value-type="string" table:style-name="ce55">
            <text:p>The Branch Manager,State Bank of India,PALAMAUVILL &amp; PO - CHIANKIDIST-PALAMUJHARKHAND</text:p>
          </table:table-cell>
          <table:table-cell office:value-type="float" office:value="822102" table:style-name="ce54">
            <text:p>822102</text:p>
          </table:table-cell>
          <table:table-cell office:value-type="float" office:value="0" table:style-name="ce55">
            <text:p>0</text:p>
          </table:table-cell>
          <table:table-cell office:value-type="string" table:style-name="ce54">
            <text:p><text:s/>9471878678 (p)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ETATKALA</text:p>
          </table:table-cell>
          <table:table-cell office:value-type="float" office:value="15582" table:style-name="ce56">
            <text:p>15582</text:p>
          </table:table-cell>
          <table:table-cell office:value-type="string" table:style-name="ce55">
            <text:p>The Branch Manager,State Bank of India,PALAMAUVILL-KETATKALAPO-KETATKALADIST-PALAMU</text:p>
          </table:table-cell>
          <table:table-cell office:value-type="float" office:value="822124" table:style-name="ce54">
            <text:p>822124</text:p>
          </table:table-cell>
          <table:table-cell office:value-type="float" office:value="0" table:style-name="ce55">
            <text:p>0</text:p>
          </table:table-cell>
          <table:table-cell office:value-type="float" office:value="9525523724" table:style-name="ce54">
            <text:p>9525523724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PECIALISED PERSONAL BANKING DALTONGANJ</text:p>
          </table:table-cell>
          <table:table-cell office:value-type="float" office:value="16982" table:style-name="ce56">
            <text:p>16982</text:p>
          </table:table-cell>
          <table:table-cell office:value-type="string" table:style-name="ce55">
            <text:p>The Branch Manager,State Bank of India,PALAMAUAT-OLD ITO ROAD, 2 NO. TOWNDALTONGANJ, PALAMUJHARKHAND</text:p>
          </table:table-cell>
          <table:table-cell office:value-type="float" office:value="822101" table:style-name="ce54">
            <text:p>822101</text:p>
          </table:table-cell>
          <table:table-cell office:value-type="string" table:style-name="ce55">
            <text:p>SBI.16982@SBI.CO.IN</text:p>
          </table:table-cell>
          <table:table-cell office:value-type="float" office:value="9934363712" table:style-name="ce54">
            <text:p>9934363712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PERSONAL BANKING BRANCH GARHWA</text:p>
          </table:table-cell>
          <table:table-cell office:value-type="float" office:value="17135" table:style-name="ce56">
            <text:p>17135</text:p>
          </table:table-cell>
          <table:table-cell office:value-type="string" table:style-name="ce55">
            <text:p>The Branch Manager,State Bank of India,GARHWA246B, S.M.COMPLEXCHINIYA ROAD, SAHEJNA, GARHWADISTT: GARHWA, JHARKHAND</text:p>
          </table:table-cell>
          <table:table-cell office:value-type="float" office:value="822124" table:style-name="ce54">
            <text:p>822124</text:p>
          </table:table-cell>
          <table:table-cell office:value-type="string" table:style-name="ce55">
            <text:p>SBI.17135@SBI.CO.IN</text:p>
          </table:table-cell>
          <table:table-cell office:value-type="float" office:value="9801646768" table:style-name="ce54">
            <text:p>9801646768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ARHWA BAZAR</text:p>
          </table:table-cell>
          <table:table-cell office:value-type="float" office:value="17820" table:style-name="ce56">
            <text:p>17820</text:p>
          </table:table-cell>
          <table:table-cell office:value-type="string" table:style-name="ce55">
            <text:p>The Branch Manager,State Bank of India,GARHWAMAIN ROAD, GARHWADISTRICT- GARHWAJHARKHAND</text:p>
          </table:table-cell>
          <table:table-cell office:value-type="float" office:value="822114" table:style-name="ce54">
            <text:p>822114</text:p>
          </table:table-cell>
          <table:table-cell office:value-type="string" table:style-name="ce55">
            <text:p>SBI.17820@SBI.CO.IN</text:p>
          </table:table-cell>
          <table:table-cell office:value-type="float" office:value="7870382007" table:style-name="ce54">
            <text:p>7870382007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ENTAL COLLEGE CAMPUS PHARATIYA</text:p>
          </table:table-cell>
          <table:table-cell office:value-type="float" office:value="17821" table:style-name="ce56">
            <text:p>17821</text:p>
          </table:table-cell>
          <table:table-cell office:value-type="string" table:style-name="ce55">
            <text:p>The Branch Manager,State Bank of India,GARHWAPHARATIYADISTRICT- GARHWAJHARKHAND</text:p>
          </table:table-cell>
          <table:table-cell office:value-type="float" office:value="822124" table:style-name="ce54">
            <text:p>822124</text:p>
          </table:table-cell>
          <table:table-cell office:value-type="string" table:style-name="ce55">
            <text:p>sbi.17821@sbi.co.in</text:p>
          </table:table-cell>
          <table:table-cell office:value-type="float" office:value="9431378298" table:style-name="ce54">
            <text:p>9431378298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TARHASI</text:p>
          </table:table-cell>
          <table:table-cell office:value-type="float" office:value="18027" table:style-name="ce56">
            <text:p>18027</text:p>
          </table:table-cell>
          <table:table-cell office:value-type="string" table:style-name="ce55">
            <text:p>The Branch Manager,State Bank of India,PALAMAUH/O-SRI DEVENDRA KUMAR SINGHAT+P.O-TARHASI ,MAIN ROAD TARHASIDALTONGANJ,JHARKHAND</text:p>
          </table:table-cell>
          <table:table-cell office:value-type="float" office:value="822118" table:style-name="ce54">
            <text:p>822118</text:p>
          </table:table-cell>
          <table:table-cell office:value-type="string" table:style-name="ce55">
            <text:p>SBI.18027@SBI.CO.IN</text:p>
          </table:table-cell>
          <table:table-cell office:value-type="float" office:value="7677673603" table:style-name="ce54">
            <text:p>7677673603</text:p>
          </table:table-cell>
          <table:table-cell office:value-type="float" office:value="6561" table:style-name="ce57">
            <text:p>656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SUDNA</text:p>
          </table:table-cell>
          <table:table-cell office:value-type="float" office:value="18028" table:style-name="ce56">
            <text:p>18028</text:p>
          </table:table-cell>
          <table:table-cell office:value-type="string" table:style-name="ce55">
            <text:p>The Branch Manager,State Bank of India,PALAMAUH/O SRI JAI PRAKASH SINGHVILL.&amp; P.O.- SUDNA, GAYATRI MANDIR ROADP.S.- DALTONGANJ, DIST.- PALAMU</text:p>
          </table:table-cell>
          <table:table-cell office:value-type="float" office:value="822101" table:style-name="ce54">
            <text:p>822101</text:p>
          </table:table-cell>
          <table:table-cell office:value-type="string" table:style-name="ce55">
            <text:p>SBI.18028@SBI.CO.IN</text:p>
          </table:table-cell>
          <table:table-cell office:value-type="float" office:value="9973437910" table:style-name="ce54">
            <text:p>9973437910</text:p>
          </table:table-cell>
          <table:table-cell office:value-type="float" office:value="6562" table:style-name="ce57">
            <text:p>6562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KISHUNPUR</text:p>
          </table:table-cell>
          <table:table-cell office:value-type="float" office:value="18748" table:style-name="ce56">
            <text:p>18748</text:p>
          </table:table-cell>
          <table:table-cell office:value-type="string" table:style-name="ce55">
            <text:p>The Branch Manager,State Bank of India,PALAMAUSTATE BANK OF INDIA,KISHUNPURAT-KISHUNPUR,PO-KISHUNPUR,PS-PATANDISTT-PALAMAU,JHARKHAND</text:p>
          </table:table-cell>
          <table:table-cell office:value-type="float" office:value="822123" table:style-name="ce54">
            <text:p>822123</text:p>
          </table:table-cell>
          <table:table-cell office:value-type="string" table:style-name="ce55">
            <text:p>SBI.18748@SBI.CO.IN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7">
          <table:table-cell office:value-type="string" table:number-columns-spanned="3" table:number-rows-spanned="39" table:style-name="ce42">
            <text:p>THE REGIONAL MANAGER, STATE BANK OF INDIA, REIGONAL BUSINESS OFFICE,R B O<text:s/><text:span text:style-name="T4"><text:s/></text:span><text:span text:style-name="T4">(CHAIBASA)</text:span><text:s/>3RD FLOOR <text:s/>TEE KAY COMPLEXTIN PLATE CHOWK GOLMURIJAMSHEDPUR JAMSHEDPUR-831003, agmr4.zoran@sbi.co.in</text:p>
          </table:table-cell>
          <table:covered-table-cell table:number-columns-repeated="2"/>
          <table:table-cell office:value-type="string" table:number-columns-spanned="1" table:number-rows-spanned="39" table:style-name="ce42">
            <text:p>PHONE :657234,9431220180 FAX :06572341702</text:p>
          </table:table-cell>
          <table:table-cell office:value-type="string" table:style-name="ce55">
            <text:p>SIMDEGA</text:p>
          </table:table-cell>
          <table:table-cell office:value-type="float" office:value="1091" table:style-name="ce56">
            <text:p>1091</text:p>
          </table:table-cell>
          <table:table-cell office:value-type="string" table:style-name="ce55">
            <text:p>The Chief Manager,SIMDEGASBI ROADDIST:GUMLA, JHARKHAND835223</text:p>
          </table:table-cell>
          <table:table-cell office:value-type="float" office:value="835223" table:style-name="ce54">
            <text:p>835223</text:p>
          </table:table-cell>
          <table:table-cell office:value-type="string" table:style-name="ce55">
            <text:p>sbi.01091@sbi.co.in</text:p>
          </table:table-cell>
          <table:table-cell office:value-type="float" office:value="9470521801" table:style-name="ce54">
            <text:p>9470521801</text:p>
          </table:table-cell>
          <table:table-cell office:value-type="float" office:value="6525" table:style-name="ce57">
            <text:p>6525</text:p>
          </table:table-cell>
          <table:table-cell office:value-type="string" table:style-name="ce56">
            <text:p>22533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ERAIKELLA</text:p>
          </table:table-cell>
          <table:table-cell office:value-type="float" office:value="1092" table:style-name="ce56">
            <text:p>1092</text:p>
          </table:table-cell>
          <table:table-cell office:value-type="string" table:style-name="ce55">
            <text:p>The Chief Manager,SERAIKELAPO-SERAIKELLADIST:SERAIKELLA-KHARSWANJHARKHAND</text:p>
          </table:table-cell>
          <table:table-cell office:value-type="float" office:value="833219" table:style-name="ce54">
            <text:p>833219</text:p>
          </table:table-cell>
          <table:table-cell office:value-type="string" table:style-name="ce55">
            <text:p>sbi1092@sanchanet.in</text:p>
          </table:table-cell>
          <table:table-cell office:value-type="float" office:value="9334390157" table:style-name="ce54">
            <text:p>9334390157</text:p>
          </table:table-cell>
          <table:table-cell office:value-type="float" office:value="6597" table:style-name="ce57">
            <text:p>6597</text:p>
          </table:table-cell>
          <table:table-cell office:value-type="string" table:style-name="ce56">
            <text:p>23432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HUNTI</text:p>
          </table:table-cell>
          <table:table-cell office:value-type="float" office:value="1097" table:style-name="ce56">
            <text:p>1097</text:p>
          </table:table-cell>
          <table:table-cell office:value-type="string" table:style-name="ce55">
            <text:p>The Chief Manager,KHUNTIRANCHIDIST:RANCHIJHARKHAND</text:p>
          </table:table-cell>
          <table:table-cell office:value-type="float" office:value="835210" table:style-name="ce54">
            <text:p>835210</text:p>
          </table:table-cell>
          <table:table-cell office:value-type="string" table:style-name="ce55">
            <text:p>sbi.01097@sbi.co.in</text:p>
          </table:table-cell>
          <table:table-cell office:value-type="float" office:value="9199393490" table:style-name="ce54">
            <text:p>9199393490</text:p>
          </table:table-cell>
          <table:table-cell office:value-type="float" office:value="6528" table:style-name="ce57">
            <text:p>6528</text:p>
          </table:table-cell>
          <table:table-cell office:value-type="string" table:style-name="ce56">
            <text:p>22035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RA JAMDA</text:p>
          </table:table-cell>
          <table:table-cell office:value-type="float" office:value="1214" table:style-name="ce56">
            <text:p>1214</text:p>
          </table:table-cell>
          <table:table-cell office:value-type="string" table:style-name="ce55">
            <text:p>The Branch Manager,WEST SINGHBHUMAT &amp; PO : BARA JAMDADIST : WEST SINGHBHUMJHARKHAND</text:p>
          </table:table-cell>
          <table:table-cell office:value-type="float" office:value="833221" table:style-name="ce54">
            <text:p>833221</text:p>
          </table:table-cell>
          <table:table-cell office:value-type="string" table:style-name="ce55">
            <text:p>sbi.01214@sbi.co.in</text:p>
          </table:table-cell>
          <table:table-cell office:value-type="float" office:value="9938451579" table:style-name="ce54">
            <text:p>9938451579</text:p>
          </table:table-cell>
          <table:table-cell office:value-type="float" office:value="6596" table:style-name="ce57">
            <text:p>6596</text:p>
          </table:table-cell>
          <table:table-cell office:value-type="string" table:style-name="ce56">
            <text:p>26226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IRIBURU</text:p>
          </table:table-cell>
          <table:table-cell office:value-type="float" office:value="1598" table:style-name="ce56">
            <text:p>1598</text:p>
          </table:table-cell>
          <table:table-cell office:value-type="string" table:style-name="ce55">
            <text:p>The Chief Manager,WEST SINGHBHUMAT &amp; PO : KIRIBURUDIST:SINGHBHUM (W)JHARKHAND</text:p>
          </table:table-cell>
          <table:table-cell office:value-type="float" office:value="833223" table:style-name="ce54">
            <text:p>833223</text:p>
          </table:table-cell>
          <table:table-cell office:value-type="string" table:style-name="ce55">
            <text:p>sbi.01598@sbi.co.in</text:p>
          </table:table-cell>
          <table:table-cell office:value-type="float" office:value="9470388477" table:style-name="ce54">
            <text:p>9470388477</text:p>
          </table:table-cell>
          <table:table-cell office:value-type="float" office:value="6596" table:style-name="ce57">
            <text:p>6596</text:p>
          </table:table-cell>
          <table:table-cell office:value-type="string" table:style-name="ce56">
            <text:p>24424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NIT JAMSHEDPUR</text:p>
          </table:table-cell>
          <table:table-cell office:value-type="float" office:value="1882" table:style-name="ce56">
            <text:p>1882</text:p>
          </table:table-cell>
          <table:table-cell office:value-type="string" table:style-name="ce55">
            <text:p>The Chief Manager,State Bank of India,SERAIKELANIT CAMPUSADITYAPURJAMSHEDPUR, SARAIKELA-KHARSANWAN</text:p>
          </table:table-cell>
          <table:table-cell office:value-type="float" office:value="831013" table:style-name="ce54">
            <text:p>831013</text:p>
          </table:table-cell>
          <table:table-cell office:value-type="string" table:style-name="ce55">
            <text:p>sbi.01882@sbi.co.in</text:p>
          </table:table-cell>
          <table:table-cell office:value-type="float" office:value="9934244600" table:style-name="ce54">
            <text:p>9934244600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37368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AKRADHARPUR</text:p>
          </table:table-cell>
          <table:table-cell office:value-type="float" office:value="2924" table:style-name="ce56">
            <text:p>2924</text:p>
          </table:table-cell>
          <table:table-cell office:value-type="string" table:style-name="ce55">
            <text:p>The Chief Manager,State Bank of India,WEST SINGHBHUMMAIN ROAD CHAKRADHARPURDIST: WEST SINGHBHUMJHARKHAD</text:p>
          </table:table-cell>
          <table:table-cell office:value-type="float" office:value="833102" table:style-name="ce54">
            <text:p>833102</text:p>
          </table:table-cell>
          <table:table-cell office:value-type="string" table:style-name="ce55">
            <text:p>sbi.02924@sbi.co.in</text:p>
          </table:table-cell>
          <table:table-cell office:value-type="float" office:value="9431826744" table:style-name="ce54">
            <text:p>9431826744</text:p>
          </table:table-cell>
          <table:table-cell office:value-type="float" office:value="6587" table:style-name="ce57">
            <text:p>6587</text:p>
          </table:table-cell>
          <table:table-cell office:value-type="string" table:style-name="ce56">
            <text:p>23891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URHU</text:p>
          </table:table-cell>
          <table:table-cell office:value-type="float" office:value="3155" table:style-name="ce56">
            <text:p>3155</text:p>
          </table:table-cell>
          <table:table-cell office:value-type="string" table:style-name="ce55">
            <text:p>The Branch Manager,State Bank of India,KHUNTIPO : MURHUDIST : KHUNTIJHARKHAND</text:p>
          </table:table-cell>
          <table:table-cell office:value-type="float" office:value="835216" table:style-name="ce54">
            <text:p>835216</text:p>
          </table:table-cell>
          <table:table-cell office:value-type="string" table:style-name="ce55">
            <text:p>sbi.03155@sbi.co.in</text:p>
          </table:table-cell>
          <table:table-cell office:value-type="float" office:value="9931314244" table:style-name="ce54">
            <text:p>9931314244</text:p>
          </table:table-cell>
          <table:table-cell office:value-type="float" office:value="6538" table:style-name="ce57">
            <text:p>6538</text:p>
          </table:table-cell>
          <table:table-cell office:value-type="string" table:style-name="ce56">
            <text:p>27449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HETHAITANAGAR</text:p>
          </table:table-cell>
          <table:table-cell office:value-type="float" office:value="3581" table:style-name="ce56">
            <text:p>3581</text:p>
          </table:table-cell>
          <table:table-cell office:value-type="string" table:style-name="ce55">
            <text:p>The Branch Manager,State Bank of India,SIMDEGAPO-THETHAITANAGARDIST:SIMDEGAJHARKHAND</text:p>
          </table:table-cell>
          <table:table-cell office:value-type="float" office:value="835226" table:style-name="ce54">
            <text:p>835226</text:p>
          </table:table-cell>
          <table:table-cell office:value-type="string" table:style-name="ce55">
            <text:p>sbi.03581@sbi.co.in</text:p>
          </table:table-cell>
          <table:table-cell office:value-type="float" office:value="9798119890" table:style-name="ce54">
            <text:p>9798119890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TONTO</text:p>
          </table:table-cell>
          <table:table-cell office:value-type="float" office:value="3583" table:style-name="ce56">
            <text:p>3583</text:p>
          </table:table-cell>
          <table:table-cell office:value-type="string" table:style-name="ce55">
            <text:p>The Branch Manager,State Bank of India,WEST SINGHBHUMA.C.C .JHINKPANIDIST:SINGHBHUM (W)JHARKHAND</text:p>
          </table:table-cell>
          <table:table-cell office:value-type="float" office:value="833215" table:style-name="ce54">
            <text:p>833215</text:p>
          </table:table-cell>
          <table:table-cell office:value-type="string" table:style-name="ce55">
            <text:p>sbi.03583@sbi.co.in</text:p>
          </table:table-cell>
          <table:table-cell office:value-type="float" office:value="9431705315" table:style-name="ce54">
            <text:p>9431705315</text:p>
          </table:table-cell>
          <table:table-cell office:value-type="float" office:value="6589" table:style-name="ce57">
            <text:p>6589</text:p>
          </table:table-cell>
          <table:table-cell office:value-type="string" table:style-name="ce56">
            <text:p>23522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IRIA</text:p>
          </table:table-cell>
          <table:table-cell office:value-type="float" office:value="5420" table:style-name="ce56">
            <text:p>5420</text:p>
          </table:table-cell>
          <table:table-cell office:value-type="string" table:style-name="ce55">
            <text:p>The Branch Manager,State Bank of India,WEST SINGHBHUMAT+PO-CHIRIADIST-WEST SINGHBHUMJHARKHAND</text:p>
          </table:table-cell>
          <table:table-cell office:value-type="float" office:value="833106" table:style-name="ce54">
            <text:p>833106</text:p>
          </table:table-cell>
          <table:table-cell office:value-type="string" table:style-name="ce55">
            <text:p>sbi.05420@sbi.co.in</text:p>
          </table:table-cell>
          <table:table-cell office:value-type="float" office:value="9334334731" table:style-name="ce54">
            <text:p>933433473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ARAIKELA</text:p>
          </table:table-cell>
          <table:table-cell office:value-type="float" office:value="5992" table:style-name="ce56">
            <text:p>5992</text:p>
          </table:table-cell>
          <table:table-cell office:value-type="string" table:style-name="ce55">
            <text:p>The Branch Manager,State Bank of India,WEST SINGHBHUMPO-JARAIKELADIST:WEST SINGHBHUMJHARKHAND</text:p>
          </table:table-cell>
          <table:table-cell office:value-type="float" office:value="870036" table:style-name="ce54">
            <text:p>870036</text:p>
          </table:table-cell>
          <table:table-cell office:value-type="string" table:style-name="ce55">
            <text:p>sbi.05992@sbi.co.in</text:p>
          </table:table-cell>
          <table:table-cell office:value-type="float" office:value="9435522479" table:style-name="ce54">
            <text:p>9435522479</text:p>
          </table:table-cell>
          <table:table-cell office:value-type="float" office:value="661" table:style-name="ce57">
            <text:p>661</text:p>
          </table:table-cell>
          <table:table-cell office:value-type="string" table:style-name="ce56">
            <text:p>2582453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JAGANNATHPUR</text:p>
          </table:table-cell>
          <table:table-cell office:value-type="float" office:value="6209" table:style-name="ce56">
            <text:p>6209</text:p>
          </table:table-cell>
          <table:table-cell office:value-type="string" table:style-name="ce55">
            <text:p>The Branch Manager,State Bank of India,WEST SINGHBHUMVILL &amp; PO : JAGANNATHPURDIST:SINGHBHUM (W)JHARKHAND</text:p>
          </table:table-cell>
          <table:table-cell office:value-type="float" office:value="833203" table:style-name="ce54">
            <text:p>833203</text:p>
          </table:table-cell>
          <table:table-cell office:value-type="string" table:style-name="ce55">
            <text:p>sbi.06209@sbi.co.in</text:p>
          </table:table-cell>
          <table:table-cell office:value-type="float" office:value="9430700939" table:style-name="ce54">
            <text:p>9430700939</text:p>
          </table:table-cell>
          <table:table-cell office:value-type="float" office:value="6588" table:style-name="ce57">
            <text:p>6588</text:p>
          </table:table-cell>
          <table:table-cell office:value-type="string" table:style-name="ce56">
            <text:p>25261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ODHMA</text:p>
          </table:table-cell>
          <table:table-cell office:value-type="float" office:value="6311" table:style-name="ce56">
            <text:p>6311</text:p>
          </table:table-cell>
          <table:table-cell office:value-type="string" table:style-name="ce55">
            <text:p>The Branch Manager,State Bank of India,KHUNTIPO-KURRADIST:KHUNTIJHARKHAND</text:p>
          </table:table-cell>
          <table:table-cell office:value-type="float" office:value="834004" table:style-name="ce54">
            <text:p>834004</text:p>
          </table:table-cell>
          <table:table-cell office:value-type="string" table:style-name="ce55">
            <text:p>sbi.06311@sbi.co.in</text:p>
          </table:table-cell>
          <table:table-cell office:value-type="float" office:value="9334042027" table:style-name="ce54">
            <text:p>9334042027</text:p>
          </table:table-cell>
          <table:table-cell office:value-type="float" office:value="6528" table:style-name="ce57">
            <text:p>6528</text:p>
          </table:table-cell>
          <table:table-cell office:value-type="string" table:style-name="ce56">
            <text:p>29256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ME BRANCH ADITYAPUR JAMSHEDPUR</text:p>
          </table:table-cell>
          <table:table-cell office:value-type="float" office:value="6726" table:style-name="ce56">
            <text:p>6726</text:p>
          </table:table-cell>
          <table:table-cell office:value-type="string" table:style-name="ce55">
            <text:p>The Chief Manager,State Bank of India,SERAIKELASWARANA REKHA BHAWAN,ADITYAPUR ,JAMSHEDPUR</text:p>
          </table:table-cell>
          <table:table-cell office:value-type="float" office:value="831013" table:style-name="ce54">
            <text:p>831013</text:p>
          </table:table-cell>
          <table:table-cell office:value-type="string" table:style-name="ce55">
            <text:p>sbi_ssijsr@sify.com</text:p>
          </table:table-cell>
          <table:table-cell office:value-type="float" office:value="9334111920" table:style-name="ce54">
            <text:p>9334111920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37112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ORPA</text:p>
          </table:table-cell>
          <table:table-cell office:value-type="float" office:value="6947" table:style-name="ce56">
            <text:p>6947</text:p>
          </table:table-cell>
          <table:table-cell office:value-type="string" table:style-name="ce55">
            <text:p>The Branch Manager,State Bank of India,KHUNTIMAIN ROADTORPADIST-RANCHI,JHARKHAND</text:p>
          </table:table-cell>
          <table:table-cell office:value-type="float" office:value="835227" table:style-name="ce54">
            <text:p>835227</text:p>
          </table:table-cell>
          <table:table-cell office:value-type="string" table:style-name="ce55">
            <text:p>sbi.06947@sbi.co.in</text:p>
          </table:table-cell>
          <table:table-cell office:value-type="float" office:value="9431374130" table:style-name="ce54">
            <text:p>9431374130</text:p>
          </table:table-cell>
          <table:table-cell office:value-type="float" office:value="6538" table:style-name="ce57">
            <text:p>6538</text:p>
          </table:table-cell>
          <table:table-cell office:value-type="string" table:style-name="ce56">
            <text:p>233343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TAYO WORKS</text:p>
          </table:table-cell>
          <table:table-cell office:value-type="float" office:value="6968" table:style-name="ce56">
            <text:p>6968</text:p>
          </table:table-cell>
          <table:table-cell office:value-type="string" table:style-name="ce55">
            <text:p>The Branch Manager,State Bank of India,SERAIKELAP.O.CHOTTA GAMHARIASERAIKELLA, KHARSWANDIST:SINGHBHUM (W), BIHAR</text:p>
          </table:table-cell>
          <table:table-cell office:value-type="float" office:value="832108" table:style-name="ce54">
            <text:p>832108</text:p>
          </table:table-cell>
          <table:table-cell office:value-type="string" table:style-name="ce55">
            <text:p>sbi.06968@sbi.co.in</text:p>
          </table:table-cell>
          <table:table-cell office:value-type="float" office:value="9934068359" table:style-name="ce54">
            <text:p>9934068359</text:p>
          </table:table-cell>
          <table:table-cell office:value-type="float" office:value="6570" table:style-name="ce57">
            <text:p>6570</text:p>
          </table:table-cell>
          <table:table-cell office:value-type="string" table:style-name="ce56">
            <text:p>238615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ICHNA</text:p>
          </table:table-cell>
          <table:table-cell office:value-type="float" office:value="9224" table:style-name="ce56">
            <text:p>9224</text:p>
          </table:table-cell>
          <table:table-cell office:value-type="string" table:style-name="ce55">
            <text:p>The Branch Manager,State Bank of India,KHUNTIAT PO-BICHNADIST:KHUNTIJHARKHAND</text:p>
          </table:table-cell>
          <table:table-cell office:value-type="float" office:value="835210" table:style-name="ce54">
            <text:p>835210</text:p>
          </table:table-cell>
          <table:table-cell office:value-type="string" table:style-name="ce55">
            <text:p>sbi.09224@sbi.co.in</text:p>
          </table:table-cell>
          <table:table-cell office:value-type="float" office:value="9431362563" table:style-name="ce54">
            <text:p>9431362563</text:p>
          </table:table-cell>
          <table:table-cell office:value-type="float" office:value="6528" table:style-name="ce57">
            <text:p>6528</text:p>
          </table:table-cell>
          <table:table-cell office:value-type="string" table:style-name="ce56">
            <text:p>290502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GHORABANDHA</text:p>
          </table:table-cell>
          <table:table-cell office:value-type="float" office:value="9611" table:style-name="ce56">
            <text:p>9611</text:p>
          </table:table-cell>
          <table:table-cell office:value-type="string" table:style-name="ce55">
            <text:p>The Branch Manager,State Bank of India,EAST SINGHBHUMAT : GHORABANDHAPO : NAYAGAON ASHRAMDIST:SINGHBHUM (W), JHARKHAND</text:p>
          </table:table-cell>
          <table:table-cell office:value-type="float" office:value="833214" table:style-name="ce54">
            <text:p>833214</text:p>
          </table:table-cell>
          <table:table-cell office:value-type="string" table:style-name="ce55">
            <text:p>sbi.09611@sbi.co.in</text:p>
          </table:table-cell>
          <table:table-cell office:value-type="float" office:value="9234712411" table:style-name="ce54">
            <text:p>923471241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MANGUDIH</text:p>
          </table:table-cell>
          <table:table-cell office:value-type="float" office:value="9612" table:style-name="ce56">
            <text:p>9612</text:p>
          </table:table-cell>
          <table:table-cell office:value-type="string" table:style-name="ce55">
            <text:p>The Branch Manager,State Bank of India,SERAIKELAP.O.PATHANMARAVIA-SERAIKELLA KHARSWANDIST- SERAIKELLA KHARSWAN,JHARKHAND</text:p>
          </table:table-cell>
          <table:table-cell office:value-type="float" office:value="833219" table:style-name="ce54">
            <text:p>833219</text:p>
          </table:table-cell>
          <table:table-cell office:value-type="string" table:style-name="ce55">
            <text:p>sbi.09612@sbi.co.in</text:p>
          </table:table-cell>
          <table:table-cell office:value-type="float" office:value="9234267276" table:style-name="ce54">
            <text:p>9234267276</text:p>
          </table:table-cell>
          <table:table-cell office:value-type="float" office:value="6583" table:style-name="ce57">
            <text:p>6583</text:p>
          </table:table-cell>
          <table:table-cell office:value-type="string" table:style-name="ce56">
            <text:p>289216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INGAON</text:p>
          </table:table-cell>
          <table:table-cell office:value-type="float" office:value="9768" table:style-name="ce56">
            <text:p>9768</text:p>
          </table:table-cell>
          <table:table-cell office:value-type="string" table:style-name="ce55">
            <text:p>The Branch Manager,State Bank of India,KHUNTIAT-BINGAONPO-BINGAONDIST:KHUNTI,JHARKHAND</text:p>
          </table:table-cell>
          <table:table-cell office:value-type="float" office:value="835209" table:style-name="ce54">
            <text:p>835209</text:p>
          </table:table-cell>
          <table:table-cell office:value-type="string" table:style-name="ce55">
            <text:p>sbi.09768@sbi.oc.in</text:p>
          </table:table-cell>
          <table:table-cell office:value-type="float" office:value="9431170217" table:style-name="ce54">
            <text:p>9431170217</text:p>
          </table:table-cell>
          <table:table-cell office:value-type="float" office:value="6528" table:style-name="ce57">
            <text:p>6528</text:p>
          </table:table-cell>
          <table:table-cell office:value-type="string" table:style-name="ce56">
            <text:p>292562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CHANDIL</text:p>
          </table:table-cell>
          <table:table-cell office:value-type="float" office:value="10087" table:style-name="ce56">
            <text:p>10087</text:p>
          </table:table-cell>
          <table:table-cell office:value-type="string" table:style-name="ce55">
            <text:p>The Branch Manager,State Bank of India,SERAIKELADAM ROAD, CHANDILCHANDILDISTT. SARAIKELA KHARSAWAN</text:p>
          </table:table-cell>
          <table:table-cell office:value-type="float" office:value="832401" table:style-name="ce54">
            <text:p>832401</text:p>
          </table:table-cell>
          <table:table-cell office:value-type="string" table:style-name="ce55">
            <text:p>SBI.10087@SBI.CO.IN</text:p>
          </table:table-cell>
          <table:table-cell office:value-type="float" office:value="9431473411" table:style-name="ce54">
            <text:p>9431473411</text:p>
          </table:table-cell>
          <table:table-cell office:value-type="float" office:value="6591" table:style-name="ce57">
            <text:p>6591</text:p>
          </table:table-cell>
          <table:table-cell office:value-type="string" table:style-name="ce56">
            <text:p>236895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DRM CHAKRADHARPUR</text:p>
          </table:table-cell>
          <table:table-cell office:value-type="float" office:value="10332" table:style-name="ce56">
            <text:p>10332</text:p>
          </table:table-cell>
          <table:table-cell office:value-type="string" table:style-name="ce55">
            <text:p>The Branch Manager,State Bank of India,WEST SINGHBHUMDRM OFFICE,S.E.RAILWAYCHAKRADHPURJHARKHAND</text:p>
          </table:table-cell>
          <table:table-cell office:value-type="float" office:value="833102" table:style-name="ce54">
            <text:p>833102</text:p>
          </table:table-cell>
          <table:table-cell office:value-type="float" office:value="0" table:style-name="ce55">
            <text:p>0</text:p>
          </table:table-cell>
          <table:table-cell office:value-type="float" office:value="9431763498" table:style-name="ce54">
            <text:p>9431763498</text:p>
          </table:table-cell>
          <table:table-cell office:value-type="float" office:value="6587" table:style-name="ce57">
            <text:p>6587</text:p>
          </table:table-cell>
          <table:table-cell office:value-type="string" table:style-name="ce56">
            <text:p>239859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ADITYAPUR BAZAR BRANCH</text:p>
          </table:table-cell>
          <table:table-cell office:value-type="float" office:value="11831" table:style-name="ce56">
            <text:p>11831</text:p>
          </table:table-cell>
          <table:table-cell office:value-type="string" table:style-name="ce55">
            <text:p>The Branch Manager,State Bank of India,SERAIKELABAIDEHI BHAWAN, AKASBANI CHOWK,ADITYAPUR CHOWK,DISTT SARAIKELA KHARSAWAN JHARKHAND</text:p>
          </table:table-cell>
          <table:table-cell office:value-type="float" office:value="831013" table:style-name="ce54">
            <text:p>831013</text:p>
          </table:table-cell>
          <table:table-cell office:value-type="string" table:style-name="ce55">
            <text:p>sbi.11831.sbi.co.in</text:p>
          </table:table-cell>
          <table:table-cell office:value-type="float" office:value="9431259399" table:style-name="ce54">
            <text:p>9431259399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350788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GAMHARIA</text:p>
          </table:table-cell>
          <table:table-cell office:value-type="float" office:value="12634" table:style-name="ce56">
            <text:p>12634</text:p>
          </table:table-cell>
          <table:table-cell office:value-type="string" table:style-name="ce55">
            <text:p>The Branch Manager,State Bank of India,SERAIKELAH/O HARI MOHAN MISHRANEW TEACHERS TRAINING SCHOOLGAMHARIA,SARAIKELA</text:p>
          </table:table-cell>
          <table:table-cell office:value-type="float" office:value="832108" table:style-name="ce54">
            <text:p>832108</text:p>
          </table:table-cell>
          <table:table-cell office:value-type="float" office:value="0" table:style-name="ce55">
            <text:p>0</text:p>
          </table:table-cell>
          <table:table-cell office:value-type="float" office:value="9431302369" table:style-name="ce54">
            <text:p>943130236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NOAMUNDI</text:p>
          </table:table-cell>
          <table:table-cell office:value-type="float" office:value="12635" table:style-name="ce56">
            <text:p>12635</text:p>
          </table:table-cell>
          <table:table-cell office:value-type="string" table:style-name="ce55">
            <text:p>The Branch Manager,State Bank of India,WEST SINGHBHUM2RF,QR NO-91/92,CENTRAL CAMPMODI GATE,TISCO MINES DVNNOAMUNDI</text:p>
          </table:table-cell>
          <table:table-cell office:value-type="float" office:value="833217" table:style-name="ce54">
            <text:p>833217</text:p>
          </table:table-cell>
          <table:table-cell office:value-type="float" office:value="0" table:style-name="ce55">
            <text:p>0</text:p>
          </table:table-cell>
          <table:table-cell office:value-type="float" office:value="9279436268" table:style-name="ce54">
            <text:p>9279436268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RI BAZAR</text:p>
          </table:table-cell>
          <table:table-cell office:value-type="float" office:value="12636" table:style-name="ce56">
            <text:p>12636</text:p>
          </table:table-cell>
          <table:table-cell office:value-type="string" table:style-name="ce55">
            <text:p>The Branch Manager,State Bank of India,WEST SINGHBHUMSAI MANSIONBARI BAZARCHAIBASA</text:p>
          </table:table-cell>
          <table:table-cell office:value-type="float" office:value="833201" table:style-name="ce54">
            <text:p>833201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HATGAMHARIA</text:p>
          </table:table-cell>
          <table:table-cell office:value-type="float" office:value="14356" table:style-name="ce56">
            <text:p>14356</text:p>
          </table:table-cell>
          <table:table-cell office:value-type="string" table:style-name="ce55">
            <text:p>The Branch Manager,State Bank of India,WEST SINGHBHUMAT/PO HATGAMHARIAWEST SINGBHUMWEST SINGBHUM</text:p>
          </table:table-cell>
          <table:table-cell office:value-type="float" office:value="833214" table:style-name="ce54">
            <text:p>833214</text:p>
          </table:table-cell>
          <table:table-cell office:value-type="float" office:value="0" table:style-name="ce55">
            <text:p>0</text:p>
          </table:table-cell>
          <table:table-cell office:value-type="float" office:value="9430998491" table:style-name="ce54">
            <text:p>9430998491</text:p>
          </table:table-cell>
          <table:table-cell office:value-type="float" office:value="6589" table:style-name="ce57">
            <text:p>6589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KHARSAWAN</text:p>
          </table:table-cell>
          <table:table-cell office:value-type="float" office:value="14357" table:style-name="ce56">
            <text:p>14357</text:p>
          </table:table-cell>
          <table:table-cell office:value-type="string" table:style-name="ce55">
            <text:p>The Branch Manager,State Bank of India,SERAIKELASHOBHA BHAWAN,BEHERASAHIKHARSAWAN THANA ROADKHARSAWAN</text:p>
          </table:table-cell>
          <table:table-cell office:value-type="float" office:value="833216" table:style-name="ce54">
            <text:p>833216</text:p>
          </table:table-cell>
          <table:table-cell office:value-type="float" office:value="0" table:style-name="ce55">
            <text:p>0</text:p>
          </table:table-cell>
          <table:table-cell office:value-type="float" office:value="9931181915" table:style-name="ce54">
            <text:p>9931181915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MANOHARPUR</text:p>
          </table:table-cell>
          <table:table-cell office:value-type="float" office:value="14358" table:style-name="ce56">
            <text:p>14358</text:p>
          </table:table-cell>
          <table:table-cell office:value-type="string" table:style-name="ce55">
            <text:p>The Branch Manager,State Bank of India,WEST SINGHBHUMGUPTA BHAWANPOST OFFICE ROAD, MANOHARPURDISTT: WEST SINGBHUM</text:p>
          </table:table-cell>
          <table:table-cell office:value-type="float" office:value="833104" table:style-name="ce54">
            <text:p>833104</text:p>
          </table:table-cell>
          <table:table-cell office:value-type="string" table:style-name="ce55">
            <text:p>sbi.14358@sbi.co.in</text:p>
          </table:table-cell>
          <table:table-cell office:value-type="float" office:value="7600041201" table:style-name="ce54">
            <text:p>7600041201</text:p>
          </table:table-cell>
          <table:table-cell office:value-type="float" office:value="6593" table:style-name="ce57">
            <text:p>6593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IRHU</text:p>
          </table:table-cell>
          <table:table-cell office:value-type="float" office:value="15636" table:style-name="ce56">
            <text:p>15636</text:p>
          </table:table-cell>
          <table:table-cell office:value-type="string" table:style-name="ce55">
            <text:p>The Branch Manager,State Bank of India,KHUNTIPANCHAYAT BHAWAN, BIRHUVILL - BIRHU, PO- KHUNTIDIST : KHUNTI (JHARKHAND)</text:p>
          </table:table-cell>
          <table:table-cell office:value-type="float" office:value="835210" table:style-name="ce54">
            <text:p>835210</text:p>
          </table:table-cell>
          <table:table-cell office:value-type="float" office:value="0" table:style-name="ce55">
            <text:p>0</text:p>
          </table:table-cell>
          <table:table-cell office:value-type="float" office:value="9771450521" table:style-name="ce54">
            <text:p>977145052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 B O CHAIBASA</text:p>
          </table:table-cell>
          <table:table-cell office:value-type="float" office:value="15867" table:style-name="ce56">
            <text:p>15867</text:p>
          </table:table-cell>
          <table:table-cell office:value-type="string" table:style-name="ce55">
            <text:p>The Chief Manager (Admin),State Bank of India,EAST SINGHBHUM3RD FLOOR TEE KAY COMPLEXTIN PLATE CHOWK GOLMURIJAMSHEDPUR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SBI.15867@SBI.CO.IN</text:p>
          </table:table-cell>
          <table:table-cell office:value-type="float" office:value="9771465601" table:style-name="ce54">
            <text:p>9771465601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657234703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KANDRA</text:p>
          </table:table-cell>
          <table:table-cell office:value-type="float" office:value="15930" table:style-name="ce56">
            <text:p>15930</text:p>
          </table:table-cell>
          <table:table-cell office:value-type="string" table:style-name="ce55">
            <text:p>The Branch Manager,State Bank of India,SERAIKELAMAIN ROAD KANDRADIST-SARAIKELA- RAJKHARSWANKHARSWAN</text:p>
          </table:table-cell>
          <table:table-cell office:value-type="float" office:value="832402" table:style-name="ce54">
            <text:p>832402</text:p>
          </table:table-cell>
          <table:table-cell office:value-type="string" table:style-name="ce55">
            <text:p>sbi.15930@sbi.co.in</text:p>
          </table:table-cell>
          <table:table-cell office:value-type="string" table:style-name="ce54">
            <text:p><text:s/>9771441051 (o)</text:p>
          </table:table-cell>
          <table:table-cell office:value-type="float" office:value="6597" table:style-name="ce57">
            <text:p>6597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NIMDIH BRANCH</text:p>
          </table:table-cell>
          <table:table-cell office:value-type="float" office:value="15931" table:style-name="ce56">
            <text:p>15931</text:p>
          </table:table-cell>
          <table:table-cell office:value-type="string" table:style-name="ce55">
            <text:p>The Branch Manager,State Bank of India,SERAIKELANIMDIH RAGHUNATHPURDISTT: SARAIKELA KHARSAWANJHARKHAND</text:p>
          </table:table-cell>
          <table:table-cell office:value-type="float" office:value="832401" table:style-name="ce54">
            <text:p>832401</text:p>
          </table:table-cell>
          <table:table-cell office:value-type="string" table:style-name="ce55">
            <text:p>sbi.15931@sbi.co.in</text:p>
          </table:table-cell>
          <table:table-cell office:value-type="float" office:value="9470501245" table:style-name="ce54">
            <text:p>9470501245</text:p>
          </table:table-cell>
          <table:table-cell office:value-type="float" office:value="6591" table:style-name="ce57">
            <text:p>6591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GUA MINES</text:p>
          </table:table-cell>
          <table:table-cell office:value-type="float" office:value="16004" table:style-name="ce56">
            <text:p>16004</text:p>
          </table:table-cell>
          <table:table-cell office:value-type="string" table:style-name="ce55">
            <text:p>The Branch Manager,State Bank of India,WEST SINGHBHUMGUA ORE MINESPO- GUAWEST SINGBHUM, JHARKHAND</text:p>
          </table:table-cell>
          <table:table-cell office:value-type="float" office:value="833213" table:style-name="ce54">
            <text:p>833213</text:p>
          </table:table-cell>
          <table:table-cell office:value-type="string" table:style-name="ce55">
            <text:p>sbi.16004@sbi.co.in</text:p>
          </table:table-cell>
          <table:table-cell table:style-name="ce54"/>
          <table:table-cell office:value-type="float" office:value="6596" table:style-name="ce57">
            <text:p>6596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NO</text:p>
          </table:table-cell>
          <table:table-cell office:value-type="float" office:value="16507" table:style-name="ce56">
            <text:p>16507</text:p>
          </table:table-cell>
          <table:table-cell office:value-type="string" table:style-name="ce55">
            <text:p>The Branch Manager,State Bank of India,SIMDEGAKARAN HOUSEMAIN ROAD, BANODISTT: SIMDEGA, JHARKHAND</text:p>
          </table:table-cell>
          <table:table-cell office:value-type="float" office:value="835201" table:style-name="ce54">
            <text:p>835201</text:p>
          </table:table-cell>
          <table:table-cell office:value-type="string" table:style-name="ce55">
            <text:p>sbi.16507@sbi.co.in</text:p>
          </table:table-cell>
          <table:table-cell office:value-type="float" office:value="7781011351" table:style-name="ce54">
            <text:p>7781011351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RRA</text:p>
          </table:table-cell>
          <table:table-cell office:value-type="float" office:value="17170" table:style-name="ce56">
            <text:p>17170</text:p>
          </table:table-cell>
          <table:table-cell office:value-type="string" table:style-name="ce55">
            <text:p>The Branch Manager,State Bank of India,KHUNTIBLOCK OFFICE CAMPUSP.O. KARRADISTT..KHUNTI</text:p>
          </table:table-cell>
          <table:table-cell office:value-type="float" office:value="835209" table:style-name="ce54">
            <text:p>835209</text:p>
          </table:table-cell>
          <table:table-cell office:value-type="string" table:style-name="ce55">
            <text:p>SBI.17170@SBI.CO.IN</text:p>
          </table:table-cell>
          <table:table-cell office:value-type="float" office:value="7781011366" table:style-name="ce54">
            <text:p>7781011366</text:p>
          </table:table-cell>
          <table:table-cell office:value-type="float" office:value="6528" table:style-name="ce57">
            <text:p>6528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AJNAGAR</text:p>
          </table:table-cell>
          <table:table-cell office:value-type="float" office:value="18824" table:style-name="ce56">
            <text:p>18824</text:p>
          </table:table-cell>
          <table:table-cell office:value-type="string" table:style-name="ce55">
            <text:p>The Branch Manager,State Bank of India,SERAIKELATATA CHAIBASA MAIN ROADRAJNAGARDIST- SARAIKELLA KHARSWAN</text:p>
          </table:table-cell>
          <table:table-cell office:value-type="float" office:value="831002" table:style-name="ce54">
            <text:p>831002</text:p>
          </table:table-cell>
          <table:table-cell office:value-type="string" table:style-name="ce55">
            <text:p>SBI.18824@SBI.CO.IN</text:p>
          </table:table-cell>
          <table:table-cell table:style-name="ce54"/>
          <table:table-cell office:value-type="float" office:value="657" table:style-name="ce57">
            <text:p>657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BIINTOUCH BRANCH ADITYAPUR</text:p>
          </table:table-cell>
          <table:table-cell office:value-type="float" office:value="19025" table:style-name="ce56">
            <text:p>19025</text:p>
          </table:table-cell>
          <table:table-cell office:value-type="string" table:style-name="ce55">
            <text:p>The Branch Manager,State Bank of India,SERAIKELAC-2/10, SARITA COMPLEXTATA-KANDRA MAIN ROADDISTT-SARAIKELA-KHARSAWAN</text:p>
          </table:table-cell>
          <table:table-cell office:value-type="float" office:value="831013" table:style-name="ce54">
            <text:p>831013</text:p>
          </table:table-cell>
          <table:table-cell office:value-type="string" table:style-name="ce55">
            <text:p>SBI.19025@SBI.CO.IN</text:p>
          </table:table-cell>
          <table:table-cell table:style-name="ce54"/>
          <table:table-cell office:value-type="float" office:value="6597" table:style-name="ce57">
            <text:p>6597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2">
          <table:table-cell table:number-columns-repeated="3" table:style-name="ce54"/>
          <table:table-cell table:number-columns-repeated="2" table:style-name="ce55"/>
          <table:table-cell table:style-name="ce56"/>
          <table:table-cell table:style-name="ce55"/>
          <table:table-cell table:style-name="ce54"/>
          <table:table-cell table:style-name="ce55"/>
          <table:table-cell table:style-name="ce54"/>
          <table:table-cell table:style-name="ce57"/>
          <table:table-cell table:style-name="ce56"/>
          <table:table-cell table:number-columns-repeated="16372"/>
        </table:table-row>
        <table:table-row table:style-name="ro8">
          <table:table-cell office:value-type="string" table:number-columns-spanned="3" table:number-rows-spanned="44" table:style-name="ce87">
            <text:p>THE REGIONAL MANAGER, STATE BANK OF INDIA, REIGONAL BUSINESS OFFICE, ,RBO<text:s/><text:span text:style-name="T4"><text:s/></text:span><text:span text:style-name="T4">(JAMSHEDPUR)</text:span><text:s/>TEE KAY <text:s/>COMPLEXTIN PLATE CHOWK <text:s text:c="2"/>GOLMURIJAMSHEDPUR-831003, agmr5.zoran@sbi.co.in</text:p>
          </table:table-cell>
          <table:covered-table-cell table:number-columns-repeated="2"/>
          <table:table-cell office:value-type="string" table:number-columns-spanned="1" table:number-rows-spanned="44" table:style-name="ce87">
            <text:p>PHONE :234142,8294630300 FAX :</text:p>
          </table:table-cell>
          <table:table-cell office:value-type="string" table:style-name="ce55">
            <text:p>JADUGODA</text:p>
          </table:table-cell>
          <table:table-cell office:value-type="float" office:value="227" table:style-name="ce56">
            <text:p>227</text:p>
          </table:table-cell>
          <table:table-cell office:value-type="string" table:style-name="ce55">
            <text:p>The Chief Manager,State Bank of India,EAST SINGHBHUMP.O.JADUGODADIST: EAST SINGHBHUMJHARKHAND</text:p>
          </table:table-cell>
          <table:table-cell office:value-type="float" office:value="832102" table:style-name="ce54">
            <text:p>832102</text:p>
          </table:table-cell>
          <table:table-cell office:value-type="string" table:style-name="ce55">
            <text:p>sbi.00227@sbi.co.in</text:p>
          </table:table-cell>
          <table:table-cell office:value-type="float" office:value="9431110251" table:style-name="ce54">
            <text:p>9431110251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73067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OUBHANDAR</text:p>
          </table:table-cell>
          <table:table-cell office:value-type="float" office:value="1484" table:style-name="ce56">
            <text:p>1484</text:p>
          </table:table-cell>
          <table:table-cell office:value-type="string" table:style-name="ce55">
            <text:p>The Chief Manager,State Bank of India,EAST SINGHBHUMMOUBHANDARDIST:-EAST SINGHBHUMJHARKHAND</text:p>
          </table:table-cell>
          <table:table-cell office:value-type="float" office:value="832103" table:style-name="ce54">
            <text:p>832103</text:p>
          </table:table-cell>
          <table:table-cell office:value-type="string" table:style-name="ce55">
            <text:p>sbi.mbr@sify.co.in</text:p>
          </table:table-cell>
          <table:table-cell office:value-type="float" office:value="9470518939" table:style-name="ce54">
            <text:p>9470518939</text:p>
          </table:table-cell>
          <table:table-cell office:value-type="float" office:value="6585" table:style-name="ce57">
            <text:p>6585</text:p>
          </table:table-cell>
          <table:table-cell office:value-type="string" table:style-name="ce56">
            <text:p>22582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UGSALAI (JAMSHEDPUR)</text:p>
          </table:table-cell>
          <table:table-cell office:value-type="float" office:value="1864" table:style-name="ce56">
            <text:p>1864</text:p>
          </table:table-cell>
          <table:table-cell office:value-type="string" table:style-name="ce55">
            <text:p>The Chief Manager,State Bank of India,EAST SINGHBHUMJUGSALAIJAMSHEDPURDIST:SINGHBHUM (E) JHARKHAND</text:p>
          </table:table-cell>
          <table:table-cell office:value-type="float" office:value="831006" table:style-name="ce54">
            <text:p>831006</text:p>
          </table:table-cell>
          <table:table-cell office:value-type="string" table:style-name="ce55">
            <text:p>sbi.01864@sbi.co.in</text:p>
          </table:table-cell>
          <table:table-cell office:value-type="float" office:value="9431336161" table:style-name="ce54">
            <text:p>9431336161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2927273906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SAKCHI (JAMSHEDPUR)</text:p>
          </table:table-cell>
          <table:table-cell office:value-type="float" office:value="1877" table:style-name="ce56">
            <text:p>1877</text:p>
          </table:table-cell>
          <table:table-cell office:value-type="string" table:style-name="ce55">
            <text:p>The Chief Manager,State Bank of India,EAST SINGHBHUM108, SAYON COMPLEX, SNP AREASAKCHI, JAMSHEDPUR - 831001DIST:SINGHBHUM (E), BIHAR</text:p>
          </table:table-cell>
          <table:table-cell office:value-type="float" office:value="831001" table:style-name="ce54">
            <text:p>831001</text:p>
          </table:table-cell>
          <table:table-cell office:value-type="float" office:value="0" table:style-name="ce55">
            <text:p>0</text:p>
          </table:table-cell>
          <table:table-cell office:value-type="float" office:value="9835507956" table:style-name="ce54">
            <text:p>9835507956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235402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MOSSABANI</text:p>
          </table:table-cell>
          <table:table-cell office:value-type="float" office:value="2978" table:style-name="ce56">
            <text:p>2978</text:p>
          </table:table-cell>
          <table:table-cell office:value-type="string" table:style-name="ce55">
            <text:p>The Branch Manager,State Bank of India,EAST SINGHBHUMMOSSABANI NO.1MOSSABANIDIST:EAST SINGHBHUM,JHARKHAND</text:p>
          </table:table-cell>
          <table:table-cell office:value-type="float" office:value="832104" table:style-name="ce54">
            <text:p>832104</text:p>
          </table:table-cell>
          <table:table-cell office:value-type="string" table:style-name="ce55">
            <text:p>sbi.02978@sbi.co.in</text:p>
          </table:table-cell>
          <table:table-cell office:value-type="float" office:value="9431754475" table:style-name="ce54">
            <text:p>9431754475</text:p>
          </table:table-cell>
          <table:table-cell office:value-type="float" office:value="6585" table:style-name="ce57">
            <text:p>6585</text:p>
          </table:table-cell>
          <table:table-cell office:value-type="string" table:style-name="ce56">
            <text:p>27572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NAT MET LAB (JAMSHEDPUR)</text:p>
          </table:table-cell>
          <table:table-cell office:value-type="float" office:value="3329" table:style-name="ce56">
            <text:p>3329</text:p>
          </table:table-cell>
          <table:table-cell office:value-type="string" table:style-name="ce55">
            <text:p>The Branch Manager,State Bank of India,EAST SINGHBHUMPO BURMA MINESJAMSHEDPUR,DIST:SINGHBHUM, BIHAR</text:p>
          </table:table-cell>
          <table:table-cell office:value-type="float" office:value="831007" table:style-name="ce54">
            <text:p>831007</text:p>
          </table:table-cell>
          <table:table-cell office:value-type="float" office:value="0" table:style-name="ce55">
            <text:p>0</text:p>
          </table:table-cell>
          <table:table-cell office:value-type="float" office:value="9934617870" table:style-name="ce54">
            <text:p>9934617870</text:p>
          </table:table-cell>
          <table:table-cell office:value-type="float" office:value="6570" table:style-name="ce57">
            <text:p>6570</text:p>
          </table:table-cell>
          <table:table-cell office:value-type="string" table:style-name="ce56">
            <text:p>227352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ANGO (JAMSHEDPUR)</text:p>
          </table:table-cell>
          <table:table-cell office:value-type="float" office:value="3465" table:style-name="ce56">
            <text:p>3465</text:p>
          </table:table-cell>
          <table:table-cell office:value-type="string" table:style-name="ce55">
            <text:p>The Chief Manager,State Bank of India,EAST SINGHBHUMP.O.AZADNAGAR,MANGO, JAMSHEDPURDIST:EAST SINGHBHUM</text:p>
          </table:table-cell>
          <table:table-cell office:value-type="float" office:value="832110" table:style-name="ce54">
            <text:p>832110</text:p>
          </table:table-cell>
          <table:table-cell office:value-type="string" table:style-name="ce55">
            <text:p>sbi.03465@sbi.co.in</text:p>
          </table:table-cell>
          <table:table-cell office:value-type="float" office:value="9470568866" table:style-name="ce54">
            <text:p>9470568866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46150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DMA(JAMSHEDPUR)</text:p>
          </table:table-cell>
          <table:table-cell office:value-type="float" office:value="3466" table:style-name="ce56">
            <text:p>3466</text:p>
          </table:table-cell>
          <table:table-cell office:value-type="string" table:style-name="ce55">
            <text:p>The Chief Manager,State Bank of India,EAST SINGHBHUMJAMSHEDPUREAST JAMSHEDPURKADMA</text:p>
          </table:table-cell>
          <table:table-cell office:value-type="float" office:value="831005" table:style-name="ce54">
            <text:p>831005</text:p>
          </table:table-cell>
          <table:table-cell office:value-type="string" table:style-name="ce55">
            <text:p>sbi.03466@sbi,com</text:p>
          </table:table-cell>
          <table:table-cell office:value-type="float" office:value="9431068762" table:style-name="ce54">
            <text:p>9431068762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307055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P B B BISTUPUR JAMSHEDPUR</text:p>
          </table:table-cell>
          <table:table-cell office:value-type="float" office:value="4148" table:style-name="ce56">
            <text:p>4148</text:p>
          </table:table-cell>
          <table:table-cell office:value-type="string" table:style-name="ce55">
            <text:p>The Chief Manager,State Bank of India,EAST SINGHBHUM"PRATAP TOWERS, ""J""ROAD,"BISTUPUR, JAMSHEDPUR,DIST:SINGHBHUM (E), JHARKHAND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PBBJAMSHEDPUR@SIFY.COM</text:p>
          </table:table-cell>
          <table:table-cell office:value-type="float" office:value="9431258175" table:style-name="ce54">
            <text:p>9431258175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249789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XLRI JAMSHEDPUR</text:p>
          </table:table-cell>
          <table:table-cell office:value-type="float" office:value="4660" table:style-name="ce56">
            <text:p>4660</text:p>
          </table:table-cell>
          <table:table-cell office:value-type="string" table:style-name="ce55">
            <text:p>The Chief Manager,State Bank of India,EAST SINGHBHUMCIRCUIT HOUSE AREA (EAST),JAMSHEDPURDIST:SINGHBHUM (E), BIHAR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sbi.04660@sbi.co</text:p>
          </table:table-cell>
          <table:table-cell office:value-type="float" office:value="9470199298" table:style-name="ce54">
            <text:p>9470199298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23136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HRAGORA</text:p>
          </table:table-cell>
          <table:table-cell office:value-type="float" office:value="5110" table:style-name="ce56">
            <text:p>5110</text:p>
          </table:table-cell>
          <table:table-cell office:value-type="string" table:style-name="ce55">
            <text:p>The Branch Manager,State Bank of India,EAST SINGHBHUMPO-BAHRAGORAEAST SINGHBHUMJHARKHAND</text:p>
          </table:table-cell>
          <table:table-cell office:value-type="float" office:value="832101" table:style-name="ce54">
            <text:p>832101</text:p>
          </table:table-cell>
          <table:table-cell office:value-type="string" table:style-name="ce55">
            <text:p>sbi.05110@sbi.co.in</text:p>
          </table:table-cell>
          <table:table-cell office:value-type="float" office:value="9431329244" table:style-name="ce54">
            <text:p>9431329244</text:p>
          </table:table-cell>
          <table:table-cell office:value-type="float" office:value="6594" table:style-name="ce57">
            <text:p>6594</text:p>
          </table:table-cell>
          <table:table-cell office:value-type="string" table:style-name="ce56">
            <text:p>224708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AKHA COPPER PROJECT</text:p>
          </table:table-cell>
          <table:table-cell office:value-type="float" office:value="5423" table:style-name="ce56">
            <text:p>5423</text:p>
          </table:table-cell>
          <table:table-cell office:value-type="string" table:style-name="ce55">
            <text:p>The Branch Manager,State Bank of India,EAST SINGHBHUMPO-RAKHADIST:EAST SINGHBHUMJHARKHAND</text:p>
          </table:table-cell>
          <table:table-cell office:value-type="float" office:value="832102" table:style-name="ce54">
            <text:p>832102</text:p>
          </table:table-cell>
          <table:table-cell office:value-type="string" table:style-name="ce55">
            <text:p>sbi.05423@sbi.co.in</text:p>
          </table:table-cell>
          <table:table-cell office:value-type="float" office:value="9430185349" table:style-name="ce54">
            <text:p>9430185349</text:p>
          </table:table-cell>
          <table:table-cell office:value-type="float" office:value="6570" table:style-name="ce57">
            <text:p>6570</text:p>
          </table:table-cell>
          <table:table-cell office:value-type="string" table:style-name="ce56">
            <text:p>2730336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ONARI (DIST.EAST SINGBHUM)</text:p>
          </table:table-cell>
          <table:table-cell office:value-type="float" office:value="6026" table:style-name="ce56">
            <text:p>6026</text:p>
          </table:table-cell>
          <table:table-cell office:value-type="string" table:style-name="ce55">
            <text:p>The Chief Manager,State Bank of India,EAST SINGHBHUMP.O.KAGALNAGAR, JAMSHEDPUR,SONARIDIST:SINGHBHUM (E), BIHAR</text:p>
          </table:table-cell>
          <table:table-cell office:value-type="float" office:value="831011" table:style-name="ce54">
            <text:p>831011</text:p>
          </table:table-cell>
          <table:table-cell office:value-type="string" table:style-name="ce55">
            <text:p>sbisonari@sify.com</text:p>
          </table:table-cell>
          <table:table-cell office:value-type="float" office:value="9431552659" table:style-name="ce54">
            <text:p>9431552659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30418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AKULIA BAZAR</text:p>
          </table:table-cell>
          <table:table-cell office:value-type="float" office:value="6352" table:style-name="ce56">
            <text:p>6352</text:p>
          </table:table-cell>
          <table:table-cell office:value-type="string" table:style-name="ce55">
            <text:p>The Branch Manager,State Bank of India,EAST SINGHBHUMPO-CHAKULIADIST-EAST SINGHBHUMJHARKHAND</text:p>
          </table:table-cell>
          <table:table-cell office:value-type="float" office:value="832301" table:style-name="ce54">
            <text:p>832301</text:p>
          </table:table-cell>
          <table:table-cell office:value-type="string" table:style-name="ce55">
            <text:p>sbi.06352@sbi.co.in</text:p>
          </table:table-cell>
          <table:table-cell office:value-type="float" office:value="9431387988" table:style-name="ce54">
            <text:p>9431387988</text:p>
          </table:table-cell>
          <table:table-cell office:value-type="float" office:value="6570" table:style-name="ce57">
            <text:p>6570</text:p>
          </table:table-cell>
          <table:table-cell office:value-type="string" table:style-name="ce56">
            <text:p>23336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AGRI MKT YARD PARSUDIH</text:p>
          </table:table-cell>
          <table:table-cell office:value-type="float" office:value="6354" table:style-name="ce56">
            <text:p>6354</text:p>
          </table:table-cell>
          <table:table-cell office:value-type="string" table:style-name="ce55">
            <text:p>The Branch Manager,State Bank of India,EAST SINGHBHUMPARSUDIH RAIWAY STATION,JAMSHEDPUR,DIST:SINGHBHUM (E), BIHAR</text:p>
          </table:table-cell>
          <table:table-cell office:value-type="float" office:value="831002" table:style-name="ce54">
            <text:p>831002</text:p>
          </table:table-cell>
          <table:table-cell office:value-type="string" table:style-name="ce55">
            <text:p>SBI.06354@SBI.CO.IN</text:p>
          </table:table-cell>
          <table:table-cell office:value-type="float" office:value="9934317617" table:style-name="ce54">
            <text:p>9934317617</text:p>
          </table:table-cell>
          <table:table-cell office:value-type="float" office:value="65700" table:style-name="ce57">
            <text:p>65700</text:p>
          </table:table-cell>
          <table:table-cell office:value-type="string" table:style-name="ce56">
            <text:p>2494201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POTKA</text:p>
          </table:table-cell>
          <table:table-cell office:value-type="float" office:value="6444" table:style-name="ce56">
            <text:p>6444</text:p>
          </table:table-cell>
          <table:table-cell office:value-type="string" table:style-name="ce55">
            <text:p>The Branch Manager,State Bank of India,EAST SINGHBHUMVILL-POTKADIST:EAST SINGHBHUMJHARKHAND</text:p>
          </table:table-cell>
          <table:table-cell office:value-type="float" office:value="831002" table:style-name="ce54">
            <text:p>831002</text:p>
          </table:table-cell>
          <table:table-cell office:value-type="string" table:style-name="ce55">
            <text:p>sbi.06444@sbi.co.in</text:p>
          </table:table-cell>
          <table:table-cell office:value-type="float" office:value="9835168495" table:style-name="ce54">
            <text:p>9835168495</text:p>
          </table:table-cell>
          <table:table-cell office:value-type="float" office:value="6570" table:style-name="ce57">
            <text:p>6570</text:p>
          </table:table-cell>
          <table:table-cell office:value-type="string" table:style-name="ce56">
            <text:p>2788219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AGRICO JAMSHEDPUR</text:p>
          </table:table-cell>
          <table:table-cell office:value-type="float" office:value="6548" table:style-name="ce56">
            <text:p>6548</text:p>
          </table:table-cell>
          <table:table-cell office:value-type="string" table:style-name="ce55">
            <text:p>The Branch Manager,State Bank of India,EAST SINGHBHUM26, REFUGEE COLONYP.O. AGRICOJAMSHEDPUR DIST:SINGHBHUM (E), BIHAR</text:p>
          </table:table-cell>
          <table:table-cell office:value-type="float" office:value="831009" table:style-name="ce54">
            <text:p>831009</text:p>
          </table:table-cell>
          <table:table-cell office:value-type="float" office:value="0" table:style-name="ce55">
            <text:p>0</text:p>
          </table:table-cell>
          <table:table-cell office:value-type="float" office:value="9431172983" table:style-name="ce54">
            <text:p>9431172983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437254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HOTA GOVINDPUR</text:p>
          </table:table-cell>
          <table:table-cell office:value-type="float" office:value="6712" table:style-name="ce56">
            <text:p>6712</text:p>
          </table:table-cell>
          <table:table-cell office:value-type="string" table:style-name="ce55">
            <text:p>The Branch Manager,State Bank of India,EAST SINGHBHUMJAMSHEDPURDIST:SINGHBHUM (E)JHARKHAND</text:p>
          </table:table-cell>
          <table:table-cell office:value-type="float" office:value="831015" table:style-name="ce54">
            <text:p>831015</text:p>
          </table:table-cell>
          <table:table-cell office:value-type="string" table:style-name="ce55">
            <text:p>sbi.06712@sbi.co.in</text:p>
          </table:table-cell>
          <table:table-cell office:value-type="float" office:value="9835097576" table:style-name="ce54">
            <text:p>9835097576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277734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GOLMURI (JAMSHEDPUR)</text:p>
          </table:table-cell>
          <table:table-cell office:value-type="float" office:value="7236" table:style-name="ce56">
            <text:p>7236</text:p>
          </table:table-cell>
          <table:table-cell office:value-type="string" table:style-name="ce55">
            <text:p>The Chief Manager,State Bank of India,EAST SINGHBHUMKRISHNA BHAVAN MASJID ROADP O GOLMURIJAMSHEDPUR JHARKHAND</text:p>
          </table:table-cell>
          <table:table-cell office:value-type="float" office:value="831003" table:style-name="ce54">
            <text:p>831003</text:p>
          </table:table-cell>
          <table:table-cell office:value-type="float" office:value="0" table:style-name="ce55">
            <text:p>0</text:p>
          </table:table-cell>
          <table:table-cell office:value-type="float" office:value="9931502720" table:style-name="ce54">
            <text:p>9931502720</text:p>
          </table:table-cell>
          <table:table-cell office:value-type="float" office:value="6570" table:style-name="ce57">
            <text:p>6570</text:p>
          </table:table-cell>
          <table:table-cell office:value-type="string" table:style-name="ce56">
            <text:p>2340182</text:p>
          </table:table-cell>
          <table:table-cell table:number-columns-repeated="16372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RANI KUDAR(JAMSHEDPUR)</text:p>
          </table:table-cell>
          <table:table-cell office:value-type="float" office:value="7956" table:style-name="ce56">
            <text:p>7956</text:p>
          </table:table-cell>
          <table:table-cell office:value-type="string" table:style-name="ce55">
            <text:p>The Branch Manager,State Bank of India,EAST SINGHBHUMP.O. KADMA, JAMSHEDPUR,P.O. KADMA, JAMSHEDPUR,DIST:SINGHBHUM (E), BIHAR</text:p>
          </table:table-cell>
          <table:table-cell office:value-type="float" office:value="0" table:style-name="ce54">
            <text:p>0</text:p>
          </table:table-cell>
          <table:table-cell office:value-type="string" table:style-name="ce55">
            <text:p>sbiranikudar@sify.com</text:p>
          </table:table-cell>
          <table:table-cell office:value-type="float" office:value="9431525817" table:style-name="ce54">
            <text:p>9431525817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228037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ARIDIH (JAMSHEDPUR)</text:p>
          </table:table-cell>
          <table:table-cell office:value-type="float" office:value="9009" table:style-name="ce56">
            <text:p>9009</text:p>
          </table:table-cell>
          <table:table-cell office:value-type="string" table:style-name="ce55">
            <text:p>The Branch Manager,State Bank of India,EAST SINGHBHUMBARIDIH COLONY,JAMSHEDPURDIST:SINGHBHUM (E), JHARKHAND</text:p>
          </table:table-cell>
          <table:table-cell office:value-type="float" office:value="831017" table:style-name="ce54">
            <text:p>831017</text:p>
          </table:table-cell>
          <table:table-cell office:value-type="float" office:value="0" table:style-name="ce55">
            <text:p>0</text:p>
          </table:table-cell>
          <table:table-cell office:value-type="float" office:value="9334074275" table:style-name="ce54">
            <text:p>9334074275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210380019</text:p>
          </table:table-cell>
          <table:table-cell table:number-columns-repeated="16372"/>
        </table:table-row>
        <table:table-row table:style-name="ro15">
          <table:covered-table-cell/>
          <table:covered-table-cell table:number-columns-repeated="2"/>
          <table:covered-table-cell/>
          <table:table-cell office:value-type="string" table:style-name="ce55">
            <text:p>HARTOPA</text:p>
          </table:table-cell>
          <table:table-cell office:value-type="float" office:value="9613" table:style-name="ce56">
            <text:p>9613</text:p>
          </table:table-cell>
          <table:table-cell office:value-type="string" table:style-name="ce55">
            <text:p>The Branch Manager,State Bank of India,EAST SINGHBHUMMARKETING COMPLEX UCIL COLONYPO-NARWAPAHARDIST-EAST SINGHBHUM,JHARKHAND</text:p>
          </table:table-cell>
          <table:table-cell office:value-type="float" office:value="832107" table:style-name="ce54">
            <text:p>832107</text:p>
          </table:table-cell>
          <table:table-cell office:value-type="string" table:style-name="ce55">
            <text:p>sbi.09613@sbi.co.in</text:p>
          </table:table-cell>
          <table:table-cell office:value-type="float" office:value="9431311486" table:style-name="ce54">
            <text:p>9431311486</text:p>
          </table:table-cell>
          <table:table-cell office:value-type="float" office:value="6570" table:style-name="ce57">
            <text:p>6570</text:p>
          </table:table-cell>
          <table:table-cell office:value-type="string" table:style-name="ce56">
            <text:p>2741124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KALAPATHAR</text:p>
          </table:table-cell>
          <table:table-cell office:value-type="float" office:value="9615" table:style-name="ce56">
            <text:p>9615</text:p>
          </table:table-cell>
          <table:table-cell office:value-type="string" table:style-name="ce55">
            <text:p>The Branch Manager,State Bank of India,EAST SINGHBHUMPO-GANDANATA,VIA-CHAKULIADIST: EAST SINGHBHUMJHARKHAND</text:p>
          </table:table-cell>
          <table:table-cell office:value-type="float" office:value="832301" table:style-name="ce54">
            <text:p>832301</text:p>
          </table:table-cell>
          <table:table-cell office:value-type="string" table:style-name="ce55">
            <text:p>sbi.09615@sbi.co.in</text:p>
          </table:table-cell>
          <table:table-cell office:value-type="float" office:value="9431967109" table:style-name="ce54">
            <text:p>9431967109</text:p>
          </table:table-cell>
          <table:table-cell office:value-type="float" office:value="6594" table:style-name="ce57">
            <text:p>6594</text:p>
          </table:table-cell>
          <table:table-cell office:value-type="string" table:style-name="ce56">
            <text:p>255109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CURRENCY ADMIN CELL JAMSHEDPUR</text:p>
          </table:table-cell>
          <table:table-cell office:value-type="float" office:value="10019" table:style-name="ce56">
            <text:p>10019</text:p>
          </table:table-cell>
          <table:table-cell office:value-type="string" table:style-name="ce55">
            <text:p>The Chief Manager,State Bank of India,EAST SINGHBHUMSBI JAMSHEDPUR BRANCHBISHTUPUR, JAMSHEDPURDISTT EAST SINGHBHUM, JHARKHAND</text:p>
          </table:table-cell>
          <table:table-cell office:value-type="float" office:value="831001" table:style-name="ce54">
            <text:p>831001</text:p>
          </table:table-cell>
          <table:table-cell office:value-type="float" office:value="0" table:style-name="ce55">
            <text:p>0</text:p>
          </table:table-cell>
          <table:table-cell office:value-type="float" office:value="9431133645" table:style-name="ce54">
            <text:p>9431133645</text:p>
          </table:table-cell>
          <table:table-cell office:value-type="float" office:value="6570" table:style-name="ce57">
            <text:p>6570</text:p>
          </table:table-cell>
          <table:table-cell office:value-type="string" table:style-name="ce56">
            <text:p>2432988</text:p>
          </table:table-cell>
          <table:table-cell table:number-columns-repeated="16372"/>
        </table:table-row>
        <table:table-row table:style-name="ro20">
          <table:covered-table-cell/>
          <table:covered-table-cell table:number-columns-repeated="2"/>
          <table:covered-table-cell/>
          <table:table-cell office:value-type="string" table:style-name="ce55">
            <text:p>DIMNA CHOWK(EAST SINGHBHOOM)</text:p>
          </table:table-cell>
          <table:table-cell office:value-type="float" office:value="10088" table:style-name="ce56">
            <text:p>10088</text:p>
          </table:table-cell>
          <table:table-cell office:value-type="string" table:style-name="ce55">
            <text:p>The Branch Manager,State Bank of India,EAST SINGHBHUMDIMNA CHOWK, NH-33, PO MGM MEDICAL COLLDIMNA, JAMSHEDPUR, DISTT EAST SINGHBHOOJHARKHAND</text:p>
          </table:table-cell>
          <table:table-cell office:value-type="float" office:value="831018" table:style-name="ce54">
            <text:p>831018</text:p>
          </table:table-cell>
          <table:table-cell office:value-type="string" table:style-name="ce55">
            <text:p>sbi.10088@sbi.co.in</text:p>
          </table:table-cell>
          <table:table-cell office:value-type="float" office:value="9973715501" table:style-name="ce54">
            <text:p>9973715501</text:p>
          </table:table-cell>
          <table:table-cell office:value-type="float" office:value="6570" table:style-name="ce57">
            <text:p>6570</text:p>
          </table:table-cell>
          <table:table-cell office:value-type="string" table:style-name="ce56">
            <text:p>0657-2360443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TISCO WORKS JAMSHEDPUR</text:p>
          </table:table-cell>
          <table:table-cell office:value-type="float" office:value="10398" table:style-name="ce56">
            <text:p>10398</text:p>
          </table:table-cell>
          <table:table-cell office:value-type="string" table:style-name="ce55">
            <text:p>The Branch Manager,State Bank of India,EAST SINGHBHUMJAMSHEDPUREAST SINGHBHUMJHARKHAND</text:p>
          </table:table-cell>
          <table:table-cell office:value-type="float" office:value="831003" table:style-name="ce54">
            <text:p>831003</text:p>
          </table:table-cell>
          <table:table-cell office:value-type="string" table:style-name="ce55">
            <text:p>SBI.10398@SBI.CO.IN</text:p>
          </table:table-cell>
          <table:table-cell office:value-type="float" office:value="9934333055" table:style-name="ce54">
            <text:p>9934333055</text:p>
          </table:table-cell>
          <table:table-cell office:value-type="float" office:value="65700" table:style-name="ce57">
            <text:p>6570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BARADWARI</text:p>
          </table:table-cell>
          <table:table-cell office:value-type="float" office:value="12616" table:style-name="ce56">
            <text:p>12616</text:p>
          </table:table-cell>
          <table:table-cell office:value-type="string" table:style-name="ce55">
            <text:p>The Branch Manager,State Bank of India,EAST SINGHBHUM117, KASHIDIH NEW LAYOUT NEW BARADWARIPS SITARAMDERAJAMSHEDPUR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12616@SBI.CO.IN</text:p>
          </table:table-cell>
          <table:table-cell office:value-type="float" office:value="9431648009" table:style-name="ce54">
            <text:p>9431648009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TATION ROAD JUGSALAI</text:p>
          </table:table-cell>
          <table:table-cell office:value-type="float" office:value="12812" table:style-name="ce56">
            <text:p>12812</text:p>
          </table:table-cell>
          <table:table-cell office:value-type="string" table:style-name="ce55">
            <text:p>The Branch Manager,State Bank of India,EAST SINGHBHUMKAILASH TOWERSTATION ROADJUGSALAI,JAMSHEDPUR</text:p>
          </table:table-cell>
          <table:table-cell office:value-type="float" office:value="831006" table:style-name="ce54">
            <text:p>831006</text:p>
          </table:table-cell>
          <table:table-cell office:value-type="float" office:value="0" table:style-name="ce55">
            <text:p>0</text:p>
          </table:table-cell>
          <table:table-cell table:style-name="ce54"/>
          <table:table-cell office:value-type="float" office:value="657" table:style-name="ce57">
            <text:p>657</text:p>
          </table:table-cell>
          <table:table-cell office:value-type="string" table:style-name="ce56">
            <text:p>2290717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DHATKIDIH</text:p>
          </table:table-cell>
          <table:table-cell office:value-type="float" office:value="12813" table:style-name="ce56">
            <text:p>12813</text:p>
          </table:table-cell>
          <table:table-cell office:value-type="string" table:style-name="ce55">
            <text:p>The Branch Manager,State Bank of India,EAST SINGHBHUMH/O M.A.SATTAR,5 NEW LAY OUT,B BLOCK,LINE NO-2,ROAD 2 DHATKIDIHDHATKIDIH</text:p>
          </table:table-cell>
          <table:table-cell office:value-type="float" office:value="831001" table:style-name="ce54">
            <text:p>831001</text:p>
          </table:table-cell>
          <table:table-cell office:value-type="float" office:value="0" table:style-name="ce55">
            <text:p>0</text:p>
          </table:table-cell>
          <table:table-cell office:value-type="float" office:value="9470199417" table:style-name="ce54">
            <text:p>9470199417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233605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G TOWN JAMSHEDPUR</text:p>
          </table:table-cell>
          <table:table-cell office:value-type="float" office:value="12814" table:style-name="ce56">
            <text:p>12814</text:p>
          </table:table-cell>
          <table:table-cell office:value-type="string" table:style-name="ce55">
            <text:p>The Branch Manager,State Bank of India,EAST SINGHBHUMGDR SIDDHA,N ROAD ,BISTUPJAMSHEDPUREAST SIGHBHUM , BIHAR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sbi.12814@sbi.co.in</text:p>
          </table:table-cell>
          <table:table-cell office:value-type="float" office:value="9431041591" table:style-name="ce54">
            <text:p>9431041591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3203549431041591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BO JAMSHEDPUR</text:p>
          </table:table-cell>
          <table:table-cell office:value-type="float" office:value="13743" table:style-name="ce56">
            <text:p>13743</text:p>
          </table:table-cell>
          <table:table-cell office:value-type="string" table:style-name="ce55">
            <text:p>The Branch Manager,State Bank of India,EAST SINGHBHUMTEE KAY COMPLEXTIN PLATE CHOWK , GOLMURIJAMSHEDPUR</text:p>
          </table:table-cell>
          <table:table-cell office:value-type="float" office:value="831003" table:style-name="ce54">
            <text:p>831003</text:p>
          </table:table-cell>
          <table:table-cell office:value-type="float" office:value="0" table:style-name="ce55">
            <text:p>0</text:p>
          </table:table-cell>
          <table:table-cell office:value-type="float" office:value="9431115925" table:style-name="ce54">
            <text:p>9431115925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2341428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PATAMDA</text:p>
          </table:table-cell>
          <table:table-cell office:value-type="float" office:value="14353" table:style-name="ce56">
            <text:p>14353</text:p>
          </table:table-cell>
          <table:table-cell office:value-type="string" table:style-name="ce55">
            <text:p>The Branch Manager,State Bank of India,EAST SINGHBHUMAT/PO PATAMDA ,PATAMDAEAST SIGHBHUM</text:p>
          </table:table-cell>
          <table:table-cell office:value-type="float" office:value="832105" table:style-name="ce54">
            <text:p>832105</text:p>
          </table:table-cell>
          <table:table-cell office:value-type="string" table:style-name="ce55">
            <text:p>sbi.14353@sbi.co.in</text:p>
          </table:table-cell>
          <table:table-cell office:value-type="float" office:value="9430345042" table:style-name="ce54">
            <text:p>9430345042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HATA CHOWK</text:p>
          </table:table-cell>
          <table:table-cell office:value-type="float" office:value="14354" table:style-name="ce56">
            <text:p>14354</text:p>
          </table:table-cell>
          <table:table-cell office:value-type="string" table:style-name="ce55">
            <text:p>The Branch Manager,State Bank of India,EAST SINGHBHUMHATA CHOWKPO- JURIEAST SINGHBHUM</text:p>
          </table:table-cell>
          <table:table-cell office:value-type="float" office:value="831003" table:style-name="ce54">
            <text:p>831003</text:p>
          </table:table-cell>
          <table:table-cell office:value-type="float" office:value="0" table:style-name="ce55">
            <text:p>0</text:p>
          </table:table-cell>
          <table:table-cell office:value-type="float" office:value="9431776019" table:style-name="ce54">
            <text:p>9431776019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GHATSHILA</text:p>
          </table:table-cell>
          <table:table-cell office:value-type="float" office:value="14355" table:style-name="ce56">
            <text:p>14355</text:p>
          </table:table-cell>
          <table:table-cell office:value-type="string" table:style-name="ce55">
            <text:p>The Branch Manager,State Bank of India,EAST SINGHBHUMGHATSHILAMAIN ROAD, PO-GHATSHILADIST-EAST SINGHBHUM (JHARKHAND)</text:p>
          </table:table-cell>
          <table:table-cell office:value-type="float" office:value="832303" table:style-name="ce54">
            <text:p>832303</text:p>
          </table:table-cell>
          <table:table-cell office:value-type="string" table:style-name="ce55">
            <text:p>sbi.14355@sbi.co.in</text:p>
          </table:table-cell>
          <table:table-cell office:value-type="float" office:value="9955116313" table:style-name="ce54">
            <text:p>9955116313</text:p>
          </table:table-cell>
          <table:table-cell office:value-type="float" office:value="6585" table:style-name="ce57">
            <text:p>6585</text:p>
          </table:table-cell>
          <table:table-cell office:value-type="string" table:style-name="ce56">
            <text:p>225005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IMNA ROAD MANGO JAMSHEDPUR</text:p>
          </table:table-cell>
          <table:table-cell office:value-type="float" office:value="14665" table:style-name="ce56">
            <text:p>14665</text:p>
          </table:table-cell>
          <table:table-cell office:value-type="string" table:style-name="ce55">
            <text:p>The Branch Manager,State Bank of India,EAST SINGHBHUMDIST- EAST SINGHBHUMJHARKHANDJHARKHAND</text:p>
          </table:table-cell>
          <table:table-cell office:value-type="float" office:value="831012" table:style-name="ce54">
            <text:p>831012</text:p>
          </table:table-cell>
          <table:table-cell office:value-type="string" table:style-name="ce55">
            <text:p>sbi.14665@sbi.co.in</text:p>
          </table:table-cell>
          <table:table-cell office:value-type="float" office:value="-2315477" table:style-name="ce54">
            <text:p>-2315477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8">
            <text:p>SARJAMDA</text:p>
          </table:table-cell>
          <table:table-cell office:value-type="float" office:value="15929" table:style-name="ce59">
            <text:p>15929</text:p>
          </table:table-cell>
          <table:table-cell office:value-type="string" table:style-name="ce60">
            <text:p>The Branch Manager,State Bank of India,EAST SINGHBHUMMAIN ROAD,P.O.SARJAMDADIST: EAST SINGHBHUMJHARKHAND</text:p>
          </table:table-cell>
          <table:table-cell office:value-type="float" office:value="831002" table:style-name="ce61">
            <text:p>831002</text:p>
          </table:table-cell>
          <table:table-cell office:value-type="string" table:style-name="ce60">
            <text:p>sbi.15929@sbi.co.in</text:p>
          </table:table-cell>
          <table:table-cell office:value-type="float" office:value="8294630424" table:style-name="ce61">
            <text:p>8294630424</text:p>
          </table:table-cell>
          <table:table-cell office:value-type="float" office:value="0" table:style-name="ce62">
            <text:p>0</text:p>
          </table:table-cell>
          <table:table-cell office:value-type="string" table:style-name="ce59">
            <text:p>0</text:p>
          </table:table-cell>
          <table:table-cell table:number-columns-repeated="11" table:style-name="ce61"/>
          <table:table-cell table:style-name="ce63"/>
          <table:table-cell table:number-columns-repeated="16360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GALUDIH</text:p>
          </table:table-cell>
          <table:table-cell office:value-type="float" office:value="15932" table:style-name="ce56">
            <text:p>15932</text:p>
          </table:table-cell>
          <table:table-cell office:value-type="string" table:style-name="ce55">
            <text:p>The Branch Manager,State Bank of India,EAST SINGHBHUMMAIN ROADGALUDIHDIST: EAST SINGHBHUM (JHARKHAND)</text:p>
          </table:table-cell>
          <table:table-cell office:value-type="float" office:value="832304" table:style-name="ce54">
            <text:p>832304</text:p>
          </table:table-cell>
          <table:table-cell office:value-type="string" table:style-name="ce55">
            <text:p>sbi.15932@sbi.co.in</text:p>
          </table:table-cell>
          <table:table-cell office:value-type="float" office:value="8294630369" table:style-name="ce54">
            <text:p>8294630369</text:p>
          </table:table-cell>
          <table:table-cell office:value-type="float" office:value="6585" table:style-name="ce57">
            <text:p>6585</text:p>
          </table:table-cell>
          <table:table-cell office:value-type="string" table:style-name="ce56">
            <text:p>262622</text:p>
          </table:table-cell>
          <table:table-cell table:number-columns-repeated="16372" table:style-name="ce1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SPPB ADARSHNAGAR SONARI</text:p>
          </table:table-cell>
          <table:table-cell office:value-type="float" office:value="16757" table:style-name="ce56">
            <text:p>16757</text:p>
          </table:table-cell>
          <table:table-cell office:value-type="string" table:style-name="ce55">
            <text:p>The Branch Manager,State Bank of India,EAST SINGHBHUMHIRA BHAVAN49,NORTH NEW LAYOUT,SONARIDIST. EAST SINGHBHUM, JHARKHAND</text:p>
          </table:table-cell>
          <table:table-cell office:value-type="float" office:value="831011" table:style-name="ce54">
            <text:p>831011</text:p>
          </table:table-cell>
          <table:table-cell office:value-type="string" table:style-name="ce55">
            <text:p>SBI.16757@SBI.CO.IN</text:p>
          </table:table-cell>
          <table:table-cell office:value-type="float" office:value="8294630344" table:style-name="ce54">
            <text:p>8294630344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TURAMDIH</text:p>
          </table:table-cell>
          <table:table-cell office:value-type="float" office:value="16981" table:style-name="ce56">
            <text:p>16981</text:p>
          </table:table-cell>
          <table:table-cell office:value-type="string" table:style-name="ce55">
            <text:p>The Branch Manager,State Bank of India,EAST SINGHBHUMSHOPPING COMPLEX, UCIL COLONY, TURAMDIHAT &amp; PO: SUNDARNAGARDIST EAST SINGHBHUM</text:p>
          </table:table-cell>
          <table:table-cell office:value-type="float" office:value="832107" table:style-name="ce54">
            <text:p>832107</text:p>
          </table:table-cell>
          <table:table-cell office:value-type="string" table:style-name="ce55">
            <text:p>sbi.16981@sbi.co.in</text:p>
          </table:table-cell>
          <table:table-cell office:value-type="float" office:value="8294630385" table:style-name="ce54">
            <text:p>8294630385</text:p>
          </table:table-cell>
          <table:table-cell office:value-type="float" office:value="657" table:style-name="ce57">
            <text:p>657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4">
          <table:covered-table-cell/>
          <table:covered-table-cell table:number-columns-repeated="2"/>
          <table:covered-table-cell/>
          <table:table-cell office:value-type="string" table:style-name="ce55">
            <text:p>DHALBHUMGARH</text:p>
          </table:table-cell>
          <table:table-cell office:value-type="float" office:value="17171" table:style-name="ce56">
            <text:p>17171</text:p>
          </table:table-cell>
          <table:table-cell office:value-type="string" table:style-name="ce55">
            <text:p>The Branch Manager,State Bank of India,EAST SINGHBHUMPANDIT MARKET COMPLEXAT+PO: DHALBUMGARHDIST: EAST SINGHBHUM, JHARKHAND</text:p>
          </table:table-cell>
          <table:table-cell office:value-type="float" office:value="832302" table:style-name="ce54">
            <text:p>832302</text:p>
          </table:table-cell>
          <table:table-cell office:value-type="string" table:style-name="ce55">
            <text:p>sbi.17171@sbi.co.in</text:p>
          </table:table-cell>
          <table:table-cell office:value-type="float" office:value="8987601770" table:style-name="ce54">
            <text:p>8987601770</text:p>
          </table:table-cell>
          <table:table-cell office:value-type="float" office:value="6585" table:style-name="ce57">
            <text:p>6585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13">
          <table:covered-table-cell/>
          <table:covered-table-cell table:number-columns-repeated="2"/>
          <table:covered-table-cell/>
          <table:table-cell office:value-type="string" table:style-name="ce55">
            <text:p>SBI INTOUCH BRANCH BISTAPUR JAMSHEDPUR</text:p>
          </table:table-cell>
          <table:table-cell office:value-type="float" office:value="19023" table:style-name="ce56">
            <text:p>19023</text:p>
          </table:table-cell>
          <table:table-cell office:value-type="string" table:style-name="ce55">
            <text:p>The Branch Manager,State Bank of India,EAST SINGHBHUMD.S. TRADE CENTRE20, GROUND FLOORRAM MANDIR AREA, BISTUPUR, JAMSHEDPUR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SBI.19023@SBI.CO.IN</text:p>
          </table:table-cell>
          <table:table-cell table:style-name="ce54"/>
          <table:table-cell office:value-type="float" office:value="657" table:style-name="ce57">
            <text:p>657</text:p>
          </table:table-cell>
          <table:table-cell office:value-type="string" table:style-name="ce56">
            <text:p>2321470</text:p>
          </table:table-cell>
          <table:table-cell table:number-columns-repeated="16372" table:style-name="ce1"/>
        </table:table-row>
        <table:table-row table:style-name="ro15">
          <table:covered-table-cell/>
          <table:covered-table-cell table:number-columns-repeated="2"/>
          <table:covered-table-cell/>
          <table:table-cell office:value-type="string" table:style-name="ce55">
            <text:p>SBI INTOUCH SAKCHI</text:p>
          </table:table-cell>
          <table:table-cell office:value-type="float" office:value="19024" table:style-name="ce56">
            <text:p>19024</text:p>
          </table:table-cell>
          <table:table-cell office:value-type="string" table:style-name="ce55">
            <text:p>The Branch Manager,State Bank of India,EAST SINGHBHUM217P GURUNANAKTOWER HEM SINGH BAGAN ARENEAR HOWRAH BRIDGE, NEW KALIMATI ROADSAKCHI, JAMSHEDPUR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SBI.19024@SBI.CO.IN</text:p>
          </table:table-cell>
          <table:table-cell table:style-name="ce54"/>
          <table:table-cell office:value-type="float" office:value="657" table:style-name="ce57">
            <text:p>657</text:p>
          </table:table-cell>
          <table:table-cell office:value-type="string" table:style-name="ce56">
            <text:p>8294630331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ISHTUPUR</text:p>
          </table:table-cell>
          <table:table-cell office:value-type="float" office:value="31732" table:style-name="ce56">
            <text:p>31732</text:p>
          </table:table-cell>
          <table:table-cell office:value-type="string" table:style-name="ce55">
            <text:p>The Branch Manager,State Bank of India,EAST SINGHBHUMJAMSHEDPUR.DISTT.JAMSEDPUR</text:p>
          </table:table-cell>
          <table:table-cell office:value-type="float" office:value="831005" table:style-name="ce54">
            <text:p>831005</text:p>
          </table:table-cell>
          <table:table-cell office:value-type="string" table:style-name="ce55">
            <text:p>sbbj10732@sbi.co.in</text:p>
          </table:table-cell>
          <table:table-cell table:style-name="ce54"/>
          <table:table-cell office:value-type="float" office:value="657" table:style-name="ce57">
            <text:p>657</text:p>
          </table:table-cell>
          <table:table-cell office:value-type="string" table:style-name="ce56">
            <text:p>2429538</text:p>
          </table:table-cell>
          <table:table-cell table:number-columns-repeated="16372" table:style-name="ce1"/>
        </table:table-row>
        <table:table-row table:style-name="ro15">
          <table:covered-table-cell/>
          <table:covered-table-cell table:number-columns-repeated="2"/>
          <table:covered-table-cell/>
          <table:table-cell office:value-type="string" table:style-name="ce55">
            <text:p>KASHIDIH</text:p>
          </table:table-cell>
          <table:table-cell office:value-type="float" office:value="32213" table:style-name="ce56">
            <text:p>32213</text:p>
          </table:table-cell>
          <table:table-cell office:value-type="string" table:style-name="ce55">
            <text:p>The Branch Manager,State Bank of India,EAST SINGHBHUMPLOT. NO. 480,ADARSH ABDUL RAHIM COMPLEIST, FLOOR ,LINE NO.22, KASLDLH, SAKCHIJAMSHEDPUR, JHARKHAND</text:p>
          </table:table-cell>
          <table:table-cell office:value-type="float" office:value="831001" table:style-name="ce54">
            <text:p>831001</text:p>
          </table:table-cell>
          <table:table-cell office:value-type="string" table:style-name="ce55">
            <text:p>sbbj11213@sbi.co.in</text:p>
          </table:table-cell>
          <table:table-cell table:style-name="ce54"/>
          <table:table-cell office:value-type="float" office:value="657" table:style-name="ce57">
            <text:p>657</text:p>
          </table:table-cell>
          <table:table-cell office:value-type="string" table:style-name="ce56">
            <text:p>0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1"/>
          <table:table-cell table:style-name="ce7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68"/>
          <table:table-cell table:style-name="ce65"/>
          <table:table-cell table:style-name="ce67"/>
          <table:table-cell table:number-columns-repeated="16371" table:style-name="ce1"/>
        </table:table-row>
        <table:table-row table:number-rows-repeated="1047925" table:style-name="ro17">
          <table:table-cell table:number-columns-repeated="16384"/>
        </table:table-row>
      </table:table>
      <table:table table:name="NW-III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76"/>
        <table:table-column table:style-name="co1" table:default-cell-style-name="ce17"/>
        <table:table-column table:style-name="co18" table:default-cell-style-name="ce70"/>
        <table:table-column table:style-name="co1" table:default-cell-style-name="ce1"/>
        <table:table-column table:style-name="co19" table:default-cell-style-name="ce1"/>
        <table:table-column table:style-name="co1" table:default-cell-style-name="ce1"/>
        <table:table-column table:style-name="co1" table:number-columns-repeated="2" table:default-cell-style-name="ce17"/>
        <table:table-column table:style-name="co1" table:number-columns-repeated="986" table:default-cell-style-name="ce1"/>
        <table:table-column table:style-name="co10" table:number-columns-repeated="15386" table:default-cell-style-name="ce1"/>
        <table:table-row table:style-name="ro1">
          <table:table-cell office:value-type="string" table:number-columns-spanned="3" table:number-rows-spanned="1" table:style-name="ce77">
            <text:p>PATNA CIRCLE</text:p>
          </table:table-cell>
          <table:covered-table-cell table:number-columns-repeated="2"/>
          <table:table-cell table:style-name="ce46"/>
          <table:table-cell table:style-name="ce3"/>
          <table:table-cell table:number-columns-repeated="2" table:style-name="ce4"/>
          <table:table-cell table:style-name="ce6"/>
          <table:table-cell table:number-columns-repeated="4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6">
          <table:table-cell table:number-columns-repeated="3" table:style-name="ce3"/>
          <table:table-cell table:style-name="ce49"/>
          <table:table-cell table:style-name="ce3"/>
          <table:table-cell table:number-columns-repeated="2" table:style-name="ce4"/>
          <table:table-cell table:style-name="ce6"/>
          <table:table-cell table:number-columns-repeated="4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3">
          <table:table-cell office:value-type="string" table:number-columns-spanned="8" table:number-rows-spanned="1" table:style-name="ce78">
            <text:p>DETAILS OF DESIGNATED AUTHORITIES UNDER RIGHT TO INFORMATION ACT 2005</text:p>
          </table:table-cell>
          <table:covered-table-cell table:number-columns-repeated="7"/>
          <table:table-cell table:number-columns-repeated="4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6">
          <table:table-cell table:number-columns-repeated="3" table:style-name="ce3"/>
          <table:table-cell table:style-name="ce49"/>
          <table:table-cell table:style-name="ce3"/>
          <table:table-cell table:number-columns-repeated="2" table:style-name="ce4"/>
          <table:table-cell table:style-name="ce6"/>
          <table:table-cell table:number-columns-repeated="4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3">
          <table:table-cell office:value-type="string" table:number-columns-spanned="8" table:number-rows-spanned="1" table:style-name="ce78">
            <text:p>APELLATE AUTHORITY FOR THE UNDERNOTED CPIOs</text:p>
          </table:table-cell>
          <table:covered-table-cell table:number-columns-repeated="7"/>
          <table:table-cell table:number-columns-repeated="4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6">
          <table:table-cell table:number-columns-repeated="3" table:style-name="ce3"/>
          <table:table-cell table:style-name="ce49"/>
          <table:table-cell table:style-name="ce3"/>
          <table:table-cell table:number-columns-repeated="2" table:style-name="ce4"/>
          <table:table-cell table:style-name="ce6"/>
          <table:table-cell table:number-columns-repeated="4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22">
          <table:table-cell office:value-type="string" table:number-columns-spanned="4" table:number-rows-spanned="2" table:style-name="ce79">
            <text:p>General Manager-III, State Bank of India, 4<text:span text:style-name="T3">th</text:span><text:s/>Floor, Local Head Office, West Gandhi Maidan, Patna-800001</text:p>
          </table:table-cell>
          <table:covered-table-cell table:number-columns-repeated="3"/>
          <table:table-cell office:value-type="string" table:style-name="ce50">
            <text:p>TELE : 0612-2219179 <text:s/>FAX:0612-2219869 email : gm3.lhopat@sbi.co.in</text:p>
          </table:table-cell>
          <table:table-cell table:style-name="ce51"/>
          <table:table-cell table:style-name="ce4"/>
          <table:table-cell table:style-name="ce6"/>
          <table:table-cell table:number-columns-repeated="4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4">
          <table:covered-table-cell/>
          <table:covered-table-cell table:number-columns-repeated="3"/>
          <table:table-cell table:number-columns-repeated="2" table:style-name="ce50"/>
          <table:table-cell table:style-name="ce4"/>
          <table:table-cell table:style-name="ce6"/>
          <table:table-cell table:number-columns-repeated="4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6">
          <table:table-cell table:number-columns-repeated="3" table:style-name="ce3"/>
          <table:table-cell table:style-name="ce49"/>
          <table:table-cell table:style-name="ce3"/>
          <table:table-cell table:number-columns-repeated="2" table:style-name="ce4"/>
          <table:table-cell table:style-name="ce6"/>
          <table:table-cell table:number-columns-repeated="4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18">
          <table:table-cell office:value-type="string" table:number-columns-spanned="3" table:number-rows-spanned="1" table:style-name="ce81">
            <text:p>CENTRAL PUBLIC INFORMATION OFFICER (CPIO)</text:p>
          </table:table-cell>
          <table:covered-table-cell table:number-columns-repeated="2"/>
          <table:table-cell office:value-type="string" table:style-name="ce13">
            <text:p>CONTACT DETAILS</text:p>
          </table:table-cell>
          <table:table-cell office:value-type="string" table:number-columns-spanned="8" table:number-rows-spanned="1" table:style-name="ce91">
            <text:p>DETAILS OF CENTRAL ASSISTANT PUBLIC INFORMATION OFFICER</text:p>
          </table:table-cell>
          <table:covered-table-cell table:number-columns-repeated="7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6">
          <table:table-cell table:number-columns-repeated="6" table:style-name="ce88"/>
          <table:table-cell table:style-name="ce55"/>
          <table:table-cell table:number-columns-repeated="5" table:style-name="ce88"/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18">
          <table:table-cell table:style-name="ce54"/>
          <table:table-cell table:number-columns-repeated="2" table:style-name="ce88"/>
          <table:table-cell table:style-name="ce54"/>
          <table:table-cell office:value-type="string" table:style-name="ce88">
            <text:p>BRANCHES/OFFICES</text:p>
          </table:table-cell>
          <table:table-cell office:value-type="string" table:style-name="ce88">
            <text:p>BRANCH CODE</text:p>
          </table:table-cell>
          <table:table-cell office:value-type="string" table:style-name="ce55">
            <text:p>ADDRESS</text:p>
          </table:table-cell>
          <table:table-cell office:value-type="string" table:style-name="ce88">
            <text:p>PIN CODE</text:p>
          </table:table-cell>
          <table:table-cell office:value-type="string" table:style-name="ce88">
            <text:p>Email Address</text:p>
          </table:table-cell>
          <table:table-cell office:value-type="string" table:style-name="ce88">
            <text:p>MOBILE Nos.</text:p>
          </table:table-cell>
          <table:table-cell office:value-type="string" table:style-name="ce88">
            <text:p>STD CODE</text:p>
          </table:table-cell>
          <table:table-cell office:value-type="string" table:style-name="ce88">
            <text:p>CONTACT NUMBERS</text:p>
          </table:table-cell>
          <table:table-cell table:number-columns-repeated="985" table:style-name="ce89"/>
          <table:table-cell table:style-name="ce18"/>
          <table:table-cell table:number-columns-repeated="15386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 table:style-name="ce1"/>
        </table:table-row>
        <table:table-row table:style-name="ro9">
          <table:table-cell office:value-type="string" table:number-columns-spanned="3" table:number-rows-spanned="1" table:style-name="ce83">
            <text:p>The Deputy General Manager (B&amp;O), State Bank of India,OFFICE ADMINISTRATION,ZONAL OFFICEPODDAR COMPLEX,CLUB ROAD,MITHANPURAMUZAFFARPURMUZAFFARPUR ,BIHAR</text:p>
          </table:table-cell>
          <table:covered-table-cell table:number-columns-repeated="2"/>
          <table:table-cell office:value-type="string" table:style-name="ce55">
            <text:p>STD – 6210 PHONE – 2284714 MOB.<text:s/><text:span text:style-name="T11">9431813998</text:span></text:p>
          </table:table-cell>
          <table:table-cell office:value-type="string" table:style-name="ce55">
            <text:p>ZO MUZAFFARPUR</text:p>
          </table:table-cell>
          <table:table-cell office:value-type="float" office:value="6733" table:style-name="ce57">
            <text:p>6733</text:p>
          </table:table-cell>
          <table:table-cell office:value-type="string" table:style-name="ce55">
            <text:p>The Chief Manager (GB),State Bank of India,OFFICE ADMINISTRATION,ZONAL OFFICEPODDAR COMPLEX,CLUB ROAD,MITHANPURAMUZAFFARPURMUZAFFARPUR ,BIHAR</text:p>
          </table:table-cell>
          <table:table-cell office:value-type="float" office:value="842002" table:style-name="ce54">
            <text:p>842002</text:p>
          </table:table-cell>
          <table:table-cell office:value-type="string" table:style-name="ce54">
            <text:p>sbi.06733@sbi.co.in</text:p>
          </table:table-cell>
          <table:table-cell office:value-type="float" office:value="9431813998" table:style-name="ce54">
            <text:p>9431813998</text:p>
          </table:table-cell>
          <table:table-cell office:value-type="float" office:value="6210" table:style-name="ce57">
            <text:p>6210</text:p>
          </table:table-cell>
          <table:table-cell office:value-type="string" table:style-name="ce57">
            <text:p>2284714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 table:style-name="ce1"/>
        </table:table-row>
        <table:table-row table:style-name="ro16">
          <table:table-cell office:value-type="string" table:number-columns-spanned="3" table:number-rows-spanned="1" table:style-name="ce42">
            <text:p>THE ASSISTANT GENERAL MANAGER,STATE BANK OF INDIA,MUZAFFARPURRED CROSS BUILDINGMUZAFFARPURBIHAR-842001, MAINSBI@SANCHARNET.IN</text:p>
          </table:table-cell>
          <table:covered-table-cell table:number-columns-repeated="2"/>
          <table:table-cell office:value-type="string" table:style-name="ce55">
            <text:p>PHONE :222847, 9431350845 FAX :06212217371</text:p>
          </table:table-cell>
          <table:table-cell office:value-type="string" table:style-name="ce55">
            <text:p>MUZAFFARPUR</text:p>
          </table:table-cell>
          <table:table-cell office:value-type="float" office:value="138" table:style-name="ce57">
            <text:p>138</text:p>
          </table:table-cell>
          <table:table-cell office:value-type="string" table:style-name="ce55">
            <text:p>The Chief Manager,RED CROSS BUILDINGMUZAFFARPURMUZAFFARPURBIHAR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MAINSBI@SANCHARNET.IN</text:p>
          </table:table-cell>
          <table:table-cell office:value-type="float" office:value="9771404670" table:style-name="ce54">
            <text:p>9771404670</text:p>
          </table:table-cell>
          <table:table-cell office:value-type="float" office:value="612" table:style-name="ce57">
            <text:p>612</text:p>
          </table:table-cell>
          <table:table-cell office:value-type="string" table:style-name="ce57">
            <text:p>2228478</text:p>
          </table:table-cell>
          <table:table-cell table:number-columns-repeated="16372" table:style-name="ce1"/>
        </table:table-row>
        <table:table-row table:style-name="ro8">
          <table:table-cell office:value-type="string" table:number-columns-spanned="3" table:number-rows-spanned="1" table:style-name="ce42">
            <text:p>THE ASSISTANT GENERAL MANAGER,STATE BANK OF INDIA,RASECC <text:s/>MUZAFFARPUR2ND FLOOR <text:s/>ZONAL OFFICESTATE BANK OF INDIAMUZAFFARPUR- 842002, sbi.10012@sbi.co.in</text:p>
          </table:table-cell>
          <table:covered-table-cell table:number-columns-repeated="2"/>
          <table:table-cell office:value-type="string" table:style-name="ce21">
            <text:p>PHONE :22852994300-92808, <text:s/>FAX :0</text:p>
          </table:table-cell>
          <table:table-cell office:value-type="string" table:style-name="ce55">
            <text:p>RASECC MUZAFFARPUR</text:p>
          </table:table-cell>
          <table:table-cell office:value-type="float" office:value="10012" table:style-name="ce57">
            <text:p>10012</text:p>
          </table:table-cell>
          <table:table-cell office:value-type="string" table:style-name="ce55">
            <text:p>The Chief Manager,2ND FLOOR, ZONAL OFFICESTATE BANK OF INDIAMUZAFFARPURMUZAFFARPUR</text:p>
          </table:table-cell>
          <table:table-cell office:value-type="float" office:value="842002" table:style-name="ce54">
            <text:p>842002</text:p>
          </table:table-cell>
          <table:table-cell office:value-type="string" table:style-name="ce54">
            <text:p>agmsecc.zomuz@sbi.co.in</text:p>
          </table:table-cell>
          <table:table-cell office:value-type="float" office:value="9431806475" table:style-name="ce54">
            <text:p>9431806475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85294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8">
          <table:table-cell office:value-type="string" table:number-columns-spanned="3" table:number-rows-spanned="48" table:style-name="ce42">
            <text:p>THE REGIONAL MANAGER, STATE BANK OF INDIA, REGIONAL BUSINESS OFFICE,MUZAFFARPUR, PODDAR COMPLEXCLUB ROAD , MUZAFFARPUR, BIHAR agmr1.zomuz@sbi.co.in</text:p>
          </table:table-cell>
          <table:covered-table-cell table:number-columns-repeated="2"/>
          <table:table-cell office:value-type="string" table:number-columns-spanned="1" table:number-rows-spanned="48" table:style-name="ce93">
            <text:p>PHONE :228291, 9771404700 <text:s/>FAX :</text:p>
          </table:table-cell>
          <table:table-cell office:value-type="string" table:style-name="ce55">
            <text:p>SUTAPATTI (MUZAFFARPUR)</text:p>
          </table:table-cell>
          <table:table-cell office:value-type="float" office:value="1232" table:style-name="ce57">
            <text:p>1232</text:p>
          </table:table-cell>
          <table:table-cell office:value-type="string" table:style-name="ce55">
            <text:p>The Chief Manager,NORTH BIHAR CHAMBER OF COMMERCE BLDGJ L ROADMUZAFFARPURDIST:MUZAFFARPUR, BIHAR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sbi01232@sbi.co.in</text:p>
          </table:table-cell>
          <table:table-cell office:value-type="float" office:value="9431670349" table:style-name="ce54">
            <text:p>9431670349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4501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LYANI MARKET (MUZAFFARPUR)</text:p>
          </table:table-cell>
          <table:table-cell office:value-type="float" office:value="1485" table:style-name="ce57">
            <text:p>1485</text:p>
          </table:table-cell>
          <table:table-cell office:value-type="string" table:style-name="ce55">
            <text:p>The Branch Manager,MUZZAFARPUR BIHARDIST:MUZAFFARPUR, BIHARMUZAFFARPUR842001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sbi.01485@sbi.co.in</text:p>
          </table:table-cell>
          <table:table-cell office:value-type="float" office:value="9931680841" table:style-name="ce54">
            <text:p>9931680841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4546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IHAR UNIVERSITY CAMPUS</text:p>
          </table:table-cell>
          <table:table-cell office:value-type="float" office:value="1519" table:style-name="ce57">
            <text:p>1519</text:p>
          </table:table-cell>
          <table:table-cell office:value-type="string" table:style-name="ce55">
            <text:p>The Chief Manager,BIHAR UNIVERSITY CAMPUS,MUZAFFARPURMUZAFFARPURDIST:MUZAFFARPUR, BIHAR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sbi.01519@sbi.co.in</text:p>
          </table:table-cell>
          <table:table-cell office:value-type="float" office:value="9771404659" table:style-name="ce54">
            <text:p>9771404659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4546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ANTI</text:p>
          </table:table-cell>
          <table:table-cell office:value-type="float" office:value="2957" table:style-name="ce57">
            <text:p>2957</text:p>
          </table:table-cell>
          <table:table-cell office:value-type="string" table:style-name="ce55">
            <text:p>The Branch Manager,PO : KANTIDIST:MUZAFFARPURMUZAFFARPURBIHAR</text:p>
          </table:table-cell>
          <table:table-cell office:value-type="float" office:value="843109" table:style-name="ce54">
            <text:p>843109</text:p>
          </table:table-cell>
          <table:table-cell office:value-type="string" table:style-name="ce54">
            <text:p>sbi.02957@sbi.co.in</text:p>
          </table:table-cell>
          <table:table-cell office:value-type="float" office:value="9835282294" table:style-name="ce54">
            <text:p>9835282294</text:p>
          </table:table-cell>
          <table:table-cell office:value-type="float" office:value="6223" table:style-name="ce57">
            <text:p>6223</text:p>
          </table:table-cell>
          <table:table-cell office:value-type="string" table:style-name="ce57">
            <text:p>26634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DB SARAIYA</text:p>
          </table:table-cell>
          <table:table-cell office:value-type="float" office:value="3001" table:style-name="ce57">
            <text:p>3001</text:p>
          </table:table-cell>
          <table:table-cell office:value-type="string" table:style-name="ce55">
            <text:p>The Chief Manager,REWA ROAD SARAIYAPO-SARAIYA FACTORY,SARAIYAMUZAFFARPURDIST:MUZAFFARPUR, BIHAR</text:p>
          </table:table-cell>
          <table:table-cell office:value-type="float" office:value="843126" table:style-name="ce54">
            <text:p>843126</text:p>
          </table:table-cell>
          <table:table-cell office:value-type="string" table:style-name="ce54">
            <text:p>sbi.03001@sbi.co.in</text:p>
          </table:table-cell>
          <table:table-cell office:value-type="float" office:value="9771404653" table:style-name="ce54">
            <text:p>9771404653</text:p>
          </table:table-cell>
          <table:table-cell office:value-type="float" office:value="6223" table:style-name="ce57">
            <text:p>6223</text:p>
          </table:table-cell>
          <table:table-cell office:value-type="string" table:style-name="ce57">
            <text:p>25525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MUZAFFARPUR</text:p>
          </table:table-cell>
          <table:table-cell office:value-type="float" office:value="3100" table:style-name="ce57">
            <text:p>3100</text:p>
          </table:table-cell>
          <table:table-cell office:value-type="string" table:style-name="ce55">
            <text:p>The Branch Manager,CHHAKKAR CHOWKDIST:MUZAFFARPUR, BIHARMUZAFFARPUR842001</text:p>
          </table:table-cell>
          <table:table-cell office:value-type="float" office:value="842001" table:style-name="ce54">
            <text:p>842001</text:p>
          </table:table-cell>
          <table:table-cell office:value-type="float" office:value="0" table:style-name="ce54">
            <text:p>0</text:p>
          </table:table-cell>
          <table:table-cell office:value-type="float" office:value="9835475144" table:style-name="ce54">
            <text:p>9835475144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6961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NDWARA(MUZAFFARPUR)</text:p>
          </table:table-cell>
          <table:table-cell office:value-type="float" office:value="3557" table:style-name="ce57">
            <text:p>3557</text:p>
          </table:table-cell>
          <table:table-cell office:value-type="string" table:style-name="ce55">
            <text:p>The Branch Manager,PAKKI SARAI CHOWKP.O.MUZAFFARPURMUZAFFARPURDIST:MUZAFFARPUR, BIHAR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sbichand@sancharnet.in</text:p>
          </table:table-cell>
          <table:table-cell office:value-type="float" office:value="9771404661" table:style-name="ce54">
            <text:p>9771404661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4509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HEOHAR</text:p>
          </table:table-cell>
          <table:table-cell office:value-type="float" office:value="4447" table:style-name="ce57">
            <text:p>4447</text:p>
          </table:table-cell>
          <table:table-cell office:value-type="string" table:style-name="ce55">
            <text:p>The Branch Manager,HANUMAN GARHI, ZERO MILESHEOHARSHEOHARBIHAR</text:p>
          </table:table-cell>
          <table:table-cell office:value-type="float" office:value="843329" table:style-name="ce54">
            <text:p>843329</text:p>
          </table:table-cell>
          <table:table-cell office:value-type="string" table:style-name="ce54">
            <text:p>sbi.04447@sbi.co.in</text:p>
          </table:table-cell>
          <table:table-cell office:value-type="float" office:value="9771406609" table:style-name="ce54">
            <text:p>9771406609</text:p>
          </table:table-cell>
          <table:table-cell office:value-type="float" office:value="6222" table:style-name="ce57">
            <text:p>6222</text:p>
          </table:table-cell>
          <table:table-cell office:value-type="string" table:style-name="ce57">
            <text:p>25714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LUB ROAD (MUZAFFARPUR)</text:p>
          </table:table-cell>
          <table:table-cell office:value-type="float" office:value="4578" table:style-name="ce57">
            <text:p>4578</text:p>
          </table:table-cell>
          <table:table-cell office:value-type="string" table:style-name="ce55">
            <text:p>The Chief Manager,NEAR JAWAHAR CHITRA MANDIRMUZZAFARPURMUZAFFARPURDIST:MUZAFFARPUR, BIHAR</text:p>
          </table:table-cell>
          <table:table-cell office:value-type="float" office:value="842002" table:style-name="ce54">
            <text:p>842002</text:p>
          </table:table-cell>
          <table:table-cell office:value-type="string" table:style-name="ce54">
            <text:p>sbi.04578@sbi.co.in</text:p>
          </table:table-cell>
          <table:table-cell office:value-type="float" office:value="9430285888" table:style-name="ce54">
            <text:p>9430285888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4538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.I.T.(MUZAFFARPUR)</text:p>
          </table:table-cell>
          <table:table-cell office:value-type="float" office:value="4603" table:style-name="ce57">
            <text:p>4603</text:p>
          </table:table-cell>
          <table:table-cell office:value-type="string" table:style-name="ce55">
            <text:p>The Chief Manager,LAKSHMI CHOWK,MUZAFFARPURMUZAFFARPURDIST:MUZAFFARPUR, BIHAR</text:p>
          </table:table-cell>
          <table:table-cell office:value-type="float" office:value="842003" table:style-name="ce54">
            <text:p>842003</text:p>
          </table:table-cell>
          <table:table-cell office:value-type="string" table:style-name="ce54">
            <text:p>sbi.4603@sbi.co.in</text:p>
          </table:table-cell>
          <table:table-cell office:value-type="float" office:value="9835223449" table:style-name="ce54">
            <text:p>9835223449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6510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URAI</text:p>
          </table:table-cell>
          <table:table-cell office:value-type="float" office:value="4656" table:style-name="ce57">
            <text:p>4656</text:p>
          </table:table-cell>
          <table:table-cell office:value-type="string" table:style-name="ce55">
            <text:p>The Branch Manager,PO : AURAIDIST:MUZAFFARPURMUZAFFARPURBIHAR</text:p>
          </table:table-cell>
          <table:table-cell office:value-type="float" office:value="843312" table:style-name="ce54">
            <text:p>843312</text:p>
          </table:table-cell>
          <table:table-cell office:value-type="string" table:style-name="ce54">
            <text:p>sbi.04656@sbi.co.in</text:p>
          </table:table-cell>
          <table:table-cell office:value-type="float" office:value="9431284438" table:style-name="ce54">
            <text:p>9431284438</text:p>
          </table:table-cell>
          <table:table-cell office:value-type="float" office:value="6210" table:style-name="ce57">
            <text:p>6210</text:p>
          </table:table-cell>
          <table:table-cell office:value-type="string" table:style-name="ce57">
            <text:p>229809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JAINTPUR</text:p>
          </table:table-cell>
          <table:table-cell office:value-type="float" office:value="4888" table:style-name="ce57">
            <text:p>4888</text:p>
          </table:table-cell>
          <table:table-cell office:value-type="string" table:style-name="ce55">
            <text:p>The Branch Manager,PO-JAINTPUR ESTATEDIST:MUZAFFARPURMUZAFFARPURBIHAR</text:p>
          </table:table-cell>
          <table:table-cell office:value-type="float" office:value="843123" table:style-name="ce54">
            <text:p>843123</text:p>
          </table:table-cell>
          <table:table-cell office:value-type="string" table:style-name="ce54">
            <text:p>sbi.04888@sbi.co.in</text:p>
          </table:table-cell>
          <table:table-cell office:value-type="float" office:value="9431426663" table:style-name="ce54">
            <text:p>9431426663</text:p>
          </table:table-cell>
          <table:table-cell office:value-type="float" office:value="6223" table:style-name="ce57">
            <text:p>6223</text:p>
          </table:table-cell>
          <table:table-cell office:value-type="string" table:style-name="ce57">
            <text:p>23550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OLA ROAD (MUZAFFARPUR)</text:p>
          </table:table-cell>
          <table:table-cell office:value-type="float" office:value="5727" table:style-name="ce57">
            <text:p>5727</text:p>
          </table:table-cell>
          <table:table-cell office:value-type="string" table:style-name="ce55">
            <text:p>The Branch Manager,PANKAJMARKETSARAIGANJMUZAFFARPURDIST:MUZAFFARPUR, BIHAR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sbi.05727@sbi.co.in</text:p>
          </table:table-cell>
          <table:table-cell office:value-type="float" office:value="9431292347" table:style-name="ce54">
            <text:p>9431292347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1400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ELA INDUSTRIAL ESTATE</text:p>
          </table:table-cell>
          <table:table-cell office:value-type="float" office:value="6016" table:style-name="ce57">
            <text:p>6016</text:p>
          </table:table-cell>
          <table:table-cell office:value-type="string" table:style-name="ce55">
            <text:p>The Branch Manager,P.O. M.I.C , BELAMUZAFFARPURMUZAFFARPURDIST:MUZAFFARPUR, BIHAR</text:p>
          </table:table-cell>
          <table:table-cell office:value-type="float" office:value="842005" table:style-name="ce54">
            <text:p>842005</text:p>
          </table:table-cell>
          <table:table-cell office:value-type="string" table:style-name="ce54">
            <text:p>sbi06016@sbi.co.in</text:p>
          </table:table-cell>
          <table:table-cell office:value-type="float" office:value="9334067767" table:style-name="ce54">
            <text:p>9334067767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7125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GRI MKT YARD AHIYAPUR</text:p>
          </table:table-cell>
          <table:table-cell office:value-type="float" office:value="6447" table:style-name="ce57">
            <text:p>6447</text:p>
          </table:table-cell>
          <table:table-cell office:value-type="string" table:style-name="ce55">
            <text:p>The Branch Manager,AHIYAPUR MUZAFFARPURDIST:MUZAFFARPUR,MUZAFFARPURBIHAR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SBI.06447@SBI.CO.IN</text:p>
          </table:table-cell>
          <table:table-cell office:value-type="float" office:value="9771404654" table:style-name="ce54">
            <text:p>9771404654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3030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NTI THERMAL POWER STATION</text:p>
          </table:table-cell>
          <table:table-cell office:value-type="float" office:value="7033" table:style-name="ce57">
            <text:p>7033</text:p>
          </table:table-cell>
          <table:table-cell office:value-type="string" table:style-name="ce55">
            <text:p>The Branch Manager,AT &amp; PO : KANTIDIST : MUZAFFARPURMUZAFFARPURBIHAR</text:p>
          </table:table-cell>
          <table:table-cell office:value-type="float" office:value="843130" table:style-name="ce54">
            <text:p>843130</text:p>
          </table:table-cell>
          <table:table-cell office:value-type="string" table:style-name="ce54">
            <text:p>sbi.07033@sbi.co.in</text:p>
          </table:table-cell>
          <table:table-cell office:value-type="float" office:value="9431437569" table:style-name="ce54">
            <text:p>9431437569</text:p>
          </table:table-cell>
          <table:table-cell office:value-type="float" office:value="6223" table:style-name="ce57">
            <text:p>6223</text:p>
          </table:table-cell>
          <table:table-cell office:value-type="string" table:style-name="ce57">
            <text:p>26634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NTA</text:p>
          </table:table-cell>
          <table:table-cell office:value-type="float" office:value="8393" table:style-name="ce57">
            <text:p>8393</text:p>
          </table:table-cell>
          <table:table-cell office:value-type="string" table:style-name="ce55">
            <text:p>The Branch Manager,VILL: KANTAPO : KANTA PIRAUNCHHAMUZAFFARPURDIST:MUZAFFARPUR, BIHAR</text:p>
          </table:table-cell>
          <table:table-cell office:value-type="float" office:value="847107" table:style-name="ce54">
            <text:p>847107</text:p>
          </table:table-cell>
          <table:table-cell office:value-type="string" table:style-name="ce54">
            <text:p>sbi.08393@sbi.co.in</text:p>
          </table:table-cell>
          <table:table-cell office:value-type="float" office:value="9771404667" table:style-name="ce54">
            <text:p>9771404667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ITHANPURA (BIHAR)-8960</text:p>
          </table:table-cell>
          <table:table-cell office:value-type="float" office:value="8960" table:style-name="ce57">
            <text:p>8960</text:p>
          </table:table-cell>
          <table:table-cell office:value-type="string" table:style-name="ce55">
            <text:p>The Chief Manager,GIRIDHAR COMPLEX P.O. RAMNA,MITHANPURAMUZAFFARPURDIST:MUZAFFARPUR, BIHAR</text:p>
          </table:table-cell>
          <table:table-cell office:value-type="float" office:value="842002" table:style-name="ce54">
            <text:p>842002</text:p>
          </table:table-cell>
          <table:table-cell office:value-type="string" table:style-name="ce54">
            <text:p>sbi.08960@sbi.co.in</text:p>
          </table:table-cell>
          <table:table-cell office:value-type="float" office:value="9771404673" table:style-name="ce54">
            <text:p>9771404673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8623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UPAULI</text:p>
          </table:table-cell>
          <table:table-cell office:value-type="float" office:value="9229" table:style-name="ce57">
            <text:p>9229</text:p>
          </table:table-cell>
          <table:table-cell office:value-type="string" table:style-name="ce55">
            <text:p>The Branch Manager,AT + PO-RUPAULI ,PS-SARAIYADIST:MUZAFFARPURMUZAFFARPURBIHAR</text:p>
          </table:table-cell>
          <table:table-cell office:value-type="float" office:value="843106" table:style-name="ce54">
            <text:p>843106</text:p>
          </table:table-cell>
          <table:table-cell office:value-type="string" table:style-name="ce54">
            <text:p>sbi.09229@sbi.co.in</text:p>
          </table:table-cell>
          <table:table-cell office:value-type="float" office:value="9955680900" table:style-name="ce54">
            <text:p>9955680900</text:p>
          </table:table-cell>
          <table:table-cell office:value-type="float" office:value="6223" table:style-name="ce57">
            <text:p>6223</text:p>
          </table:table-cell>
          <table:table-cell office:value-type="string" table:style-name="ce57">
            <text:p>25535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ASH ADMINISTRATION CELL</text:p>
          </table:table-cell>
          <table:table-cell office:value-type="float" office:value="10021" table:style-name="ce57">
            <text:p>10021</text:p>
          </table:table-cell>
          <table:table-cell office:value-type="string" table:style-name="ce55">
            <text:p>The Chief Manager,CASH ADMINISTRATION CELLAT PO AND PS MUZAFFARPURMUZAFFARPURBIHAR</text:p>
          </table:table-cell>
          <table:table-cell office:value-type="float" office:value="842001" table:style-name="ce54">
            <text:p>842001</text:p>
          </table:table-cell>
          <table:table-cell office:value-type="float" office:value="0" table:style-name="ce54">
            <text:p>0</text:p>
          </table:table-cell>
          <table:table-cell office:value-type="float" office:value="9431238801" table:style-name="ce54">
            <text:p>9431238801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 K MEDICAL COL AND HOS CAMPUS</text:p>
          </table:table-cell>
          <table:table-cell office:value-type="float" office:value="10082" table:style-name="ce57">
            <text:p>10082</text:p>
          </table:table-cell>
          <table:table-cell office:value-type="string" table:style-name="ce55">
            <text:p>The Branch Manager,S K MEDICAL COLLEGE AND HOSPITAL CAMPUSP.O-UMA NAGARMUZAFFARPURDIST: MUZAFFARPUR</text:p>
          </table:table-cell>
          <table:table-cell office:value-type="float" office:value="842004" table:style-name="ce54">
            <text:p>842004</text:p>
          </table:table-cell>
          <table:table-cell office:value-type="float" office:value="0" table:style-name="ce54">
            <text:p>0</text:p>
          </table:table-cell>
          <table:table-cell office:value-type="float" office:value="9771404676" table:style-name="ce54">
            <text:p>9771404676</text:p>
          </table:table-cell>
          <table:table-cell office:value-type="float" office:value="6210" table:style-name="ce57">
            <text:p>621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HAGWANPUR</text:p>
          </table:table-cell>
          <table:table-cell office:value-type="float" office:value="10084" table:style-name="ce57">
            <text:p>10084</text:p>
          </table:table-cell>
          <table:table-cell office:value-type="string" table:style-name="ce55">
            <text:p>The Branch Manager,A P TOWERSBHAGWANPURMUZAFFARPURDIST:MUZAFFARPUR</text:p>
          </table:table-cell>
          <table:table-cell office:value-type="float" office:value="842001" table:style-name="ce54">
            <text:p>842001</text:p>
          </table:table-cell>
          <table:table-cell office:value-type="float" office:value="0" table:style-name="ce54">
            <text:p>0</text:p>
          </table:table-cell>
          <table:table-cell office:value-type="float" office:value="9771404658" table:style-name="ce54">
            <text:p>9771404658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OTIPUR</text:p>
          </table:table-cell>
          <table:table-cell office:value-type="float" office:value="10335" table:style-name="ce57">
            <text:p>10335</text:p>
          </table:table-cell>
          <table:table-cell office:value-type="string" table:style-name="ce55">
            <text:p>The Branch Manager,P.O. MOTIPURDIST:MUZAFFARPURMUZAFFARPURBIHAR</text:p>
          </table:table-cell>
          <table:table-cell office:value-type="float" office:value="843111" table:style-name="ce54">
            <text:p>843111</text:p>
          </table:table-cell>
          <table:table-cell office:value-type="string" table:style-name="ce54">
            <text:p>sbi.10335@sbi.co.in</text:p>
          </table:table-cell>
          <table:table-cell office:value-type="float" office:value="9771404674" table:style-name="ce54">
            <text:p>9771404674</text:p>
          </table:table-cell>
          <table:table-cell office:value-type="float" office:value="6223" table:style-name="ce57">
            <text:p>6223</text:p>
          </table:table-cell>
          <table:table-cell office:value-type="string" table:style-name="ce57">
            <text:p>23303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INAPUR</text:p>
          </table:table-cell>
          <table:table-cell office:value-type="float" office:value="12556" table:style-name="ce57">
            <text:p>12556</text:p>
          </table:table-cell>
          <table:table-cell office:value-type="string" table:style-name="ce55">
            <text:p>The Branch Manager,VILL/PO: MUSTAFAGANJP.S. MINAPURMUZAFFARPURDIST: MUZAFFARPUR</text:p>
          </table:table-cell>
          <table:table-cell office:value-type="float" office:value="843128" table:style-name="ce54">
            <text:p>843128</text:p>
          </table:table-cell>
          <table:table-cell office:value-type="string" table:style-name="ce54">
            <text:p>sbi.12556@sbi.co.in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AHIBGANJ</text:p>
          </table:table-cell>
          <table:table-cell office:value-type="float" office:value="12559" table:style-name="ce57">
            <text:p>12559</text:p>
          </table:table-cell>
          <table:table-cell office:value-type="string" table:style-name="ce55">
            <text:p>The Branch Manager,NEAR THANAP.O. KARNAUL(SAHIBGANJ)MUZAFFARPURDISTT MUZAFFARPUR</text:p>
          </table:table-cell>
          <table:table-cell office:value-type="float" office:value="843125" table:style-name="ce54">
            <text:p>843125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BO MUZAFFARPUR</text:p>
          </table:table-cell>
          <table:table-cell office:value-type="float" office:value="13726" table:style-name="ce57">
            <text:p>13726</text:p>
          </table:table-cell>
          <table:table-cell office:value-type="string" table:style-name="ce55">
            <text:p>The Branch Manager,PODDAR COMPLEXCLUB ROAD , MUZAFFARPURMUZAFFARPURBIHAR</text:p>
          </table:table-cell>
          <table:table-cell office:value-type="float" office:value="842002" table:style-name="ce54">
            <text:p>842002</text:p>
          </table:table-cell>
          <table:table-cell office:value-type="float" office:value="0" table:style-name="ce54">
            <text:p>0</text:p>
          </table:table-cell>
          <table:table-cell office:value-type="float" office:value="9771404700" table:style-name="ce54">
            <text:p>9771404700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28291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OCHAHA</text:p>
          </table:table-cell>
          <table:table-cell office:value-type="float" office:value="14281" table:style-name="ce57">
            <text:p>14281</text:p>
          </table:table-cell>
          <table:table-cell office:value-type="string" table:style-name="ce55">
            <text:p>The Branch Manager,NEW MARKET CHOWKBOCHAHAMUZAFFARPURBOCHAHA</text:p>
          </table:table-cell>
          <table:table-cell office:value-type="float" office:value="842103" table:style-name="ce54">
            <text:p>842103</text:p>
          </table:table-cell>
          <table:table-cell office:value-type="float" office:value="0" table:style-name="ce54">
            <text:p>0</text:p>
          </table:table-cell>
          <table:table-cell office:value-type="float" office:value="9771404705" table:style-name="ce54">
            <text:p>9771404705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81741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TURKI</text:p>
          </table:table-cell>
          <table:table-cell office:value-type="float" office:value="14282" table:style-name="ce57">
            <text:p>14282</text:p>
          </table:table-cell>
          <table:table-cell office:value-type="string" table:style-name="ce55">
            <text:p>The Branch Manager,STATION ROADTURKIMUZAFFARPURDISTT MUZAFFARPUR</text:p>
          </table:table-cell>
          <table:table-cell office:value-type="float" office:value="844127" table:style-name="ce54">
            <text:p>844127</text:p>
          </table:table-cell>
          <table:table-cell office:value-type="float" office:value="0" table:style-name="ce54">
            <text:p>0</text:p>
          </table:table-cell>
          <table:table-cell office:value-type="float" office:value="9771404714" table:style-name="ce54">
            <text:p>9771404714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2816255,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USAHARI</text:p>
          </table:table-cell>
          <table:table-cell office:value-type="float" office:value="14283" table:style-name="ce57">
            <text:p>14283</text:p>
          </table:table-cell>
          <table:table-cell office:value-type="string" table:style-name="ce55">
            <text:p>The Branch Manager,NORTH OF NISHAD DUARMUSAHARIMUZAFFARPURMUSAHARI</text:p>
          </table:table-cell>
          <table:table-cell office:value-type="float" office:value="842002" table:style-name="ce54">
            <text:p>842002</text:p>
          </table:table-cell>
          <table:table-cell office:value-type="float" office:value="0" table:style-name="ce54">
            <text:p>0</text:p>
          </table:table-cell>
          <table:table-cell office:value-type="float" office:value="7209842054" table:style-name="ce54">
            <text:p>7209842054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IPRAHI</text:p>
          </table:table-cell>
          <table:table-cell office:value-type="float" office:value="14297" table:style-name="ce57">
            <text:p>14297</text:p>
          </table:table-cell>
          <table:table-cell office:value-type="string" table:style-name="ce55">
            <text:p>The Branch Manager,VILL: PIPRAHIDISTT: SHEOHARSHEOHARDISTT: SHEOHAR</text:p>
          </table:table-cell>
          <table:table-cell office:value-type="float" office:value="843334" table:style-name="ce54">
            <text:p>843334</text:p>
          </table:table-cell>
          <table:table-cell office:value-type="string" table:style-name="ce54">
            <text:p>sbi.14297@sbi.co.in</text:p>
          </table:table-cell>
          <table:table-cell office:value-type="string" table:style-name="ce54">
            <text:p><text:s/>9955586181 (p)</text:p>
          </table:table-cell>
          <table:table-cell office:value-type="float" office:value="6222" table:style-name="ce57">
            <text:p>622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HEOHAR BAZAR</text:p>
          </table:table-cell>
          <table:table-cell office:value-type="float" office:value="14298" table:style-name="ce57">
            <text:p>14298</text:p>
          </table:table-cell>
          <table:table-cell office:value-type="string" table:style-name="ce55">
            <text:p>The Branch Manager,RANI POKHAR, NEAR PETROL PUMP,PO; SHEOHARSHEOHARDISTT: SHEOHAR</text:p>
          </table:table-cell>
          <table:table-cell office:value-type="float" office:value="843329" table:style-name="ce54">
            <text:p>843329</text:p>
          </table:table-cell>
          <table:table-cell office:value-type="string" table:style-name="ce54">
            <text:p>sbi.14298@sbi.co.in</text:p>
          </table:table-cell>
          <table:table-cell office:value-type="float" office:value="9708819406" table:style-name="ce54">
            <text:p>9708819406</text:p>
          </table:table-cell>
          <table:table-cell office:value-type="float" office:value="6222" table:style-name="ce57">
            <text:p>6222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BB MUZAFFARPUR</text:p>
          </table:table-cell>
          <table:table-cell office:value-type="float" office:value="14672" table:style-name="ce57">
            <text:p>14672</text:p>
          </table:table-cell>
          <table:table-cell office:value-type="string" table:style-name="ce55">
            <text:p>The Branch Manager,JURAN CHHAPRAROAD NO -3MUZAFFARPURMUZAFFARPUR</text:p>
          </table:table-cell>
          <table:table-cell office:value-type="float" office:value="842001" table:style-name="ce54">
            <text:p>842001</text:p>
          </table:table-cell>
          <table:table-cell office:value-type="float" office:value="0" table:style-name="ce54">
            <text:p>0</text:p>
          </table:table-cell>
          <table:table-cell office:value-type="float" office:value="9835004794" table:style-name="ce54">
            <text:p>9835004794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ROO</text:p>
          </table:table-cell>
          <table:table-cell office:value-type="float" office:value="15343" table:style-name="ce57">
            <text:p>15343</text:p>
          </table:table-cell>
          <table:table-cell office:value-type="string" table:style-name="ce55">
            <text:p>The Branch Manager,OPP: POWER GRID, PANI TAKI ROAD,VILLAGE/PO: PAROOMUZAFFARPURDISTT: MUZAFFARPUR</text:p>
          </table:table-cell>
          <table:table-cell office:value-type="float" office:value="843112" table:style-name="ce54">
            <text:p>843112</text:p>
          </table:table-cell>
          <table:table-cell office:value-type="float" office:value="0" table:style-name="ce54">
            <text:p>0</text:p>
          </table:table-cell>
          <table:table-cell office:value-type="float" office:value="9771455816" table:style-name="ce54">
            <text:p>9771455816</text:p>
          </table:table-cell>
          <table:table-cell office:value-type="float" office:value="6223" table:style-name="ce57">
            <text:p>6223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HANTH MANIARI</text:p>
          </table:table-cell>
          <table:table-cell office:value-type="float" office:value="15344" table:style-name="ce57">
            <text:p>15344</text:p>
          </table:table-cell>
          <table:table-cell office:value-type="string" table:style-name="ce55">
            <text:p>The Branch Manager,VILLAGE/PO: MAHANTH MANIARIP S - MANIARIMUZAFFARPURDISTT- MUZAFFARPUR</text:p>
          </table:table-cell>
          <table:table-cell office:value-type="float" office:value="843127" table:style-name="ce54">
            <text:p>843127</text:p>
          </table:table-cell>
          <table:table-cell office:value-type="string" table:style-name="ce54">
            <text:p>sbi.15344@sbi.co.in</text:p>
          </table:table-cell>
          <table:table-cell office:value-type="float" office:value="9771407182" table:style-name="ce54">
            <text:p>9771407182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IRIA CHOWK</text:p>
          </table:table-cell>
          <table:table-cell office:value-type="float" office:value="15723" table:style-name="ce57">
            <text:p>15723</text:p>
          </table:table-cell>
          <table:table-cell office:value-type="string" table:style-name="ce55">
            <text:p>The Branch Manager,NEAR BAIRIA GOLAMBERKOLHUA PAIGAMBERPURMUZAFFARPURDISTT- MUZAFFARPUR</text:p>
          </table:table-cell>
          <table:table-cell office:value-type="float" office:value="843108" table:style-name="ce54">
            <text:p>843108</text:p>
          </table:table-cell>
          <table:table-cell office:value-type="float" office:value="0" table:style-name="ce54">
            <text:p>0</text:p>
          </table:table-cell>
          <table:table-cell office:value-type="float" office:value="9771455813" table:style-name="ce54">
            <text:p>9771455813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ALU CHAPRA</text:p>
          </table:table-cell>
          <table:table-cell office:value-type="float" office:value="15724" table:style-name="ce57">
            <text:p>15724</text:p>
          </table:table-cell>
          <table:table-cell office:value-type="string" table:style-name="ce55">
            <text:p>The Branch Manager,LALU CHAPRA BAZARVILLAGE/P.O. : LALU CHAPRAMUZAFFARPURDISTT: MUZAFFARPUR</text:p>
          </table:table-cell>
          <table:table-cell office:value-type="float" office:value="843126" table:style-name="ce54">
            <text:p>843126</text:p>
          </table:table-cell>
          <table:table-cell office:value-type="float" office:value="0" table:style-name="ce54">
            <text:p>0</text:p>
          </table:table-cell>
          <table:table-cell office:value-type="float" office:value="9771455817" table:style-name="ce54">
            <text:p>9771455817</text:p>
          </table:table-cell>
          <table:table-cell office:value-type="float" office:value="6223" table:style-name="ce57">
            <text:p>6223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ARFUDDINPUR BRANCH</text:p>
          </table:table-cell>
          <table:table-cell office:value-type="float" office:value="16398" table:style-name="ce57">
            <text:p>16398</text:p>
          </table:table-cell>
          <table:table-cell office:value-type="string" table:style-name="ce55">
            <text:p>The Branch Manager,SARFUDDINPUR BAZAR (OLD DARBHANGA ROAD)POST- SARFUDDINPURMUZAFFARPURDISTT : MUZAFFARPUR</text:p>
          </table:table-cell>
          <table:table-cell office:value-type="float" office:value="843118" table:style-name="ce54">
            <text:p>843118</text:p>
          </table:table-cell>
          <table:table-cell office:value-type="string" table:style-name="ce54">
            <text:p>SBI.16398@SBI.CO.IN</text:p>
          </table:table-cell>
          <table:table-cell office:value-type="float" office:value="9572675028" table:style-name="ce54">
            <text:p>9572675028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RJA</text:p>
          </table:table-cell>
          <table:table-cell office:value-type="float" office:value="16506" table:style-name="ce57">
            <text:p>16506</text:p>
          </table:table-cell>
          <table:table-cell office:value-type="string" table:style-name="ce55">
            <text:p>The Branch Manager,VILL. &amp; PO : KARJAPS: KARJAMUZAFFARPURDISTT: MUZAFFARPUR</text:p>
          </table:table-cell>
          <table:table-cell office:value-type="float" office:value="843106" table:style-name="ce54">
            <text:p>843106</text:p>
          </table:table-cell>
          <table:table-cell office:value-type="string" table:style-name="ce54">
            <text:p>sbi.16506@sbi.co.in</text:p>
          </table:table-cell>
          <table:table-cell office:value-type="float" office:value="9631519142" table:style-name="ce54">
            <text:p>9631519142</text:p>
          </table:table-cell>
          <table:table-cell office:value-type="float" office:value="6223" table:style-name="ce57">
            <text:p>6223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8">
            <text:p>DUMARI KATSARI</text:p>
          </table:table-cell>
          <table:table-cell office:value-type="float" office:value="16776" table:style-name="ce62">
            <text:p>16776</text:p>
          </table:table-cell>
          <table:table-cell office:value-type="string" table:style-name="ce60">
            <text:p>The Branch Manager,VILL: DUMARIPOST: DUMARI KATSARISHEOHARDIST: SHEOHAR</text:p>
          </table:table-cell>
          <table:table-cell office:value-type="float" office:value="843329" table:style-name="ce61">
            <text:p>843329</text:p>
          </table:table-cell>
          <table:table-cell office:value-type="string" table:style-name="ce61">
            <text:p>sbi.16776@sbi.co.in</text:p>
          </table:table-cell>
          <table:table-cell office:value-type="float" office:value="9931453729" table:style-name="ce61">
            <text:p>9931453729</text:p>
          </table:table-cell>
          <table:table-cell office:value-type="float" office:value="6222" table:style-name="ce62">
            <text:p>6222</text:p>
          </table:table-cell>
          <table:table-cell office:value-type="string" table:style-name="ce62">
            <text:p>0</text:p>
          </table:table-cell>
          <table:table-cell table:number-columns-repeated="17" table:style-name="ce61"/>
          <table:table-cell table:style-name="ce63"/>
          <table:table-cell table:number-columns-repeated="16354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EORIA DIST.MUZAFFARPUR</text:p>
          </table:table-cell>
          <table:table-cell office:value-type="float" office:value="16777" table:style-name="ce57">
            <text:p>16777</text:p>
          </table:table-cell>
          <table:table-cell office:value-type="string" table:style-name="ce55">
            <text:p>The Branch Manager,DEORIA,MUZAFFARPURMUZAFFARPURDIST.MUZAFFARPUR</text:p>
          </table:table-cell>
          <table:table-cell office:value-type="float" office:value="843120" table:style-name="ce54">
            <text:p>843120</text:p>
          </table:table-cell>
          <table:table-cell office:value-type="string" table:style-name="ce54">
            <text:p>SBI.16777@SBI.CO.IN</text:p>
          </table:table-cell>
          <table:table-cell office:value-type="float" office:value="7766908453" table:style-name="ce54">
            <text:p>7766908453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AKRA</text:p>
          </table:table-cell>
          <table:table-cell office:value-type="float" office:value="16984" table:style-name="ce57">
            <text:p>16984</text:p>
          </table:table-cell>
          <table:table-cell office:value-type="string" table:style-name="ce55">
            <text:p>The Branch Manager,VILLAGE SAKRA, PO: DHOLIP.S. SAKRAMUZAFFARPURMUZAFFARAPUR</text:p>
          </table:table-cell>
          <table:table-cell office:value-type="float" office:value="843105" table:style-name="ce54">
            <text:p>843105</text:p>
          </table:table-cell>
          <table:table-cell office:value-type="string" table:style-name="ce54">
            <text:p>sbi.16984@sbi.co.in</text:p>
          </table:table-cell>
          <table:table-cell office:value-type="float" office:value="7766908456" table:style-name="ce54">
            <text:p>7766908456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HANDRAHATTI</text:p>
          </table:table-cell>
          <table:table-cell office:value-type="float" office:value="17133" table:style-name="ce57">
            <text:p>17133</text:p>
          </table:table-cell>
          <table:table-cell office:value-type="string" table:style-name="ce55">
            <text:p>The Branch Manager,VILL. + P.O.: CHANDRAHATTIP.S : KUDHANIMUZAFFARPURMUZAFFARPUR</text:p>
          </table:table-cell>
          <table:table-cell office:value-type="float" office:value="844120" table:style-name="ce54">
            <text:p>844120</text:p>
          </table:table-cell>
          <table:table-cell office:value-type="string" table:style-name="ce54">
            <text:p>SBI.17133@SBI.CO.IN</text:p>
          </table:table-cell>
          <table:table-cell office:value-type="float" office:value="9708936656" table:style-name="ce54">
            <text:p>9708936656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ATIASIA</text:p>
          </table:table-cell>
          <table:table-cell office:value-type="float" office:value="17436" table:style-name="ce57">
            <text:p>17436</text:p>
          </table:table-cell>
          <table:table-cell office:value-type="string" table:style-name="ce55">
            <text:p>The Branch Manager,PATIASIA, NH-57,P.O. MIRJAPURP.S. AHIYAPURMUZAFFARPURMUZAFFARPUR</text:p>
          </table:table-cell>
          <table:table-cell office:value-type="float" office:value="843103" table:style-name="ce54">
            <text:p>843103</text:p>
          </table:table-cell>
          <table:table-cell office:value-type="string" table:style-name="ce54">
            <text:p>SBI.17436@SBI.CO.IN</text:p>
          </table:table-cell>
          <table:table-cell office:value-type="float" office:value="9199450793" table:style-name="ce54">
            <text:p>9199450793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EPURA</text:p>
          </table:table-cell>
          <table:table-cell office:value-type="float" office:value="17441" table:style-name="ce57">
            <text:p>17441</text:p>
          </table:table-cell>
          <table:table-cell office:value-type="string" table:style-name="ce55">
            <text:p>The Branch Manager,VILL:REPURA, PO: REPURA MAHADEVP.S. SARIAYAMUZAFFARPURMUZAFFARPUR</text:p>
          </table:table-cell>
          <table:table-cell office:value-type="float" office:value="843107" table:style-name="ce54">
            <text:p>843107</text:p>
          </table:table-cell>
          <table:table-cell office:value-type="string" table:style-name="ce54">
            <text:p>SBI.17441@SBI.CO.IN</text:p>
          </table:table-cell>
          <table:table-cell office:value-type="float" office:value="7764022333" table:style-name="ce54">
            <text:p>7764022333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IKHANPURA</text:p>
          </table:table-cell>
          <table:table-cell office:value-type="float" office:value="18041" table:style-name="ce57">
            <text:p>18041</text:p>
          </table:table-cell>
          <table:table-cell office:value-type="string" table:style-name="ce55">
            <text:p>The Branch Manager,AT: BIKHANPURA, PO: MUZAFFARPURPS: SADARMUZAFFARPURMUZAFFARPUR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SBI.18041@SBI.CO.IN</text:p>
          </table:table-cell>
          <table:table-cell office:value-type="float" office:value="7766908469" table:style-name="ce54">
            <text:p>7766908469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FARDO GOLA</text:p>
          </table:table-cell>
          <table:table-cell office:value-type="float" office:value="18042" table:style-name="ce57">
            <text:p>18042</text:p>
          </table:table-cell>
          <table:table-cell office:value-type="string" table:style-name="ce55">
            <text:p>The Branch Manager,AT; FARDO GOLA,REWA ROAD PO: BHAGWANPURPS: SADARMUZAFFARPURMUZAFFARPUR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SBI.18042@SBI.CO.IN</text:p>
          </table:table-cell>
          <table:table-cell office:value-type="float" office:value="9771446516" table:style-name="ce54">
            <text:p>9771446516</text:p>
          </table:table-cell>
          <table:table-cell office:value-type="float" office:value="621" table:style-name="ce57">
            <text:p>621</text:p>
          </table:table-cell>
          <table:table-cell office:value-type="string" table:style-name="ce57">
            <text:p>0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BIINTOUCH MUZAFFARPUR</text:p>
          </table:table-cell>
          <table:table-cell office:value-type="float" office:value="19109" table:style-name="ce57">
            <text:p>19109</text:p>
          </table:table-cell>
          <table:table-cell office:value-type="string" table:style-name="ce55">
            <text:p>The Branch Manager,SBI MITHANPURA BRANCH BUILDINGOPPOSITE JUBBA SAHNI PARK, PO - RAMNAMUZAFFARPURMUZAFFARPUR</text:p>
          </table:table-cell>
          <table:table-cell office:value-type="float" office:value="842002" table:style-name="ce54">
            <text:p>842002</text:p>
          </table:table-cell>
          <table:table-cell office:value-type="string" table:style-name="ce54">
            <text:p>SBI.19109@SBI.CO.IN</text:p>
          </table:table-cell>
          <table:table-cell table:style-name="ce54"/>
          <table:table-cell office:value-type="float" office:value="621" table:style-name="ce57">
            <text:p>621</text:p>
          </table:table-cell>
          <table:table-cell office:value-type="string" table:style-name="ce57">
            <text:p>2283916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 G ROAD</text:p>
          </table:table-cell>
          <table:table-cell office:value-type="float" office:value="31656" table:style-name="ce57">
            <text:p>31656</text:p>
          </table:table-cell>
          <table:table-cell office:value-type="string" table:style-name="ce55">
            <text:p>The Branch Manager,AKHARAGHAT ROADMUZAFFARPURMUZAFFARPURDISTT-MUZAFFARPUR(BIHAR)</text:p>
          </table:table-cell>
          <table:table-cell office:value-type="float" office:value="842001" table:style-name="ce54">
            <text:p>842001</text:p>
          </table:table-cell>
          <table:table-cell office:value-type="string" table:style-name="ce54">
            <text:p>sbbj10656@sbi.co.in</text:p>
          </table:table-cell>
          <table:table-cell table:style-name="ce54"/>
          <table:table-cell office:value-type="float" office:value="621" table:style-name="ce57">
            <text:p>621</text:p>
          </table:table-cell>
          <table:table-cell office:value-type="string" table:style-name="ce57">
            <text:p>2214765</text:p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54"/>
          <table:table-cell table:style-name="ce64"/>
          <table:table-cell table:style-name="ce68"/>
          <table:table-cell table:style-name="ce66"/>
          <table:table-cell table:number-columns-repeated="3" table:style-name="ce67"/>
          <table:table-cell table:number-columns-repeated="2" table:style-name="ce68"/>
          <table:table-cell table:number-columns-repeated="12" table:style-name="ce67"/>
          <table:table-cell table:number-columns-repeated="16360"/>
        </table:table-row>
        <table:table-row table:style-name="ro7">
          <table:table-cell office:value-type="string" table:number-columns-spanned="3" table:number-rows-spanned="54" table:style-name="ce42">
            <text:p>THE REGIONAL MANAGER, STATE BANK OF INDIA, REGIONAL BUSINESS OFFICE,<text:span text:style-name="T4">(MOTIHARI)</text:span><text:s/>1ST FLOOR OF MOTIHARI BAZAR BRANCHPO - MOTIHARIEAST CHAMPARAN-845401, <text:s/>agmr2.zomuz@sbi.co.in</text:p>
          </table:table-cell>
          <table:covered-table-cell table:number-columns-repeated="2"/>
          <table:table-cell office:value-type="string" table:number-columns-spanned="1" table:number-rows-spanned="54" table:style-name="ce42">
            <text:p>PHONE :241381, 8797787803 FAX :</text:p>
          </table:table-cell>
          <table:table-cell office:value-type="string" table:style-name="ce55">
            <text:p>MOTIHARI</text:p>
          </table:table-cell>
          <table:table-cell office:value-type="float" office:value="137" table:style-name="ce57">
            <text:p>137</text:p>
          </table:table-cell>
          <table:table-cell office:value-type="string" table:style-name="ce55">
            <text:p>The Chief Manager,COURT COMPOUNDMOTIHARIPURBI CHAMPARANEAST CHAMPARAN (BIHAR)</text:p>
          </table:table-cell>
          <table:table-cell office:value-type="float" office:value="845401" table:style-name="ce54">
            <text:p>845401</text:p>
          </table:table-cell>
          <table:table-cell office:value-type="string" table:style-name="ce54">
            <text:p>sbi.00137@sbi.co.in</text:p>
          </table:table-cell>
          <table:table-cell office:value-type="float" office:value="9771404474" table:style-name="ce54">
            <text:p>9771404474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30375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OTIHARI BAZAAR</text:p>
          </table:table-cell>
          <table:table-cell office:value-type="float" office:value="1231" table:style-name="ce57">
            <text:p>1231</text:p>
          </table:table-cell>
          <table:table-cell office:value-type="string" table:style-name="ce55">
            <text:p>The Chief Manager,BHOWANIPUR ZIRAT,(NEAR MEENA BAZAR)MOTIHARI BAZARPURBI CHAMPARANDIST:CHAMPARAN (E), BIHAR</text:p>
          </table:table-cell>
          <table:table-cell office:value-type="float" office:value="845401" table:style-name="ce54">
            <text:p>845401</text:p>
          </table:table-cell>
          <table:table-cell office:value-type="string" table:style-name="ce54">
            <text:p>sbi.01231@sbi.co.in</text:p>
          </table:table-cell>
          <table:table-cell office:value-type="float" office:value="9771404475" table:style-name="ce54">
            <text:p>9771404475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6252222417</text:p>
          </table:table-cell>
          <table:table-cell table:number-columns-repeated="16372" table:style-name="ce1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MOTIHARI</text:p>
          </table:table-cell>
          <table:table-cell office:value-type="float" office:value="1763" table:style-name="ce57">
            <text:p>1763</text:p>
          </table:table-cell>
          <table:table-cell office:value-type="string" table:style-name="ce55">
            <text:p>The Chief Manager,STATION ROADDIST:CHAMPARAN (E),PURBI CHAMPARANBIHAR</text:p>
          </table:table-cell>
          <table:table-cell office:value-type="float" office:value="845401" table:style-name="ce54">
            <text:p>845401</text:p>
          </table:table-cell>
          <table:table-cell office:value-type="string" table:style-name="ce54">
            <text:p>SBI.1763@SBI.CO.IN</text:p>
          </table:table-cell>
          <table:table-cell office:value-type="float" office:value="9771404450" table:style-name="ce54">
            <text:p>9771404450</text:p>
          </table:table-cell>
          <table:table-cell office:value-type="float" office:value="62520" table:style-name="ce57">
            <text:p>62520</text:p>
          </table:table-cell>
          <table:table-cell office:value-type="string" table:style-name="ce57">
            <text:p>238478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RERAJ</text:p>
          </table:table-cell>
          <table:table-cell office:value-type="float" office:value="2904" table:style-name="ce57">
            <text:p>2904</text:p>
          </table:table-cell>
          <table:table-cell office:value-type="string" table:style-name="ce55">
            <text:p>The Branch Manager,PO : ARERAJPS : GOVINDGANJPURBI CHAMPARANDIST : EAST CHAMPARAN, BIHAR</text:p>
          </table:table-cell>
          <table:table-cell office:value-type="float" office:value="845411" table:style-name="ce54">
            <text:p>845411</text:p>
          </table:table-cell>
          <table:table-cell office:value-type="string" table:style-name="ce54">
            <text:p>sbi.02904@sbi.co.in</text:p>
          </table:table-cell>
          <table:table-cell office:value-type="float" office:value="9771404452" table:style-name="ce54">
            <text:p>9771404452</text:p>
          </table:table-cell>
          <table:table-cell office:value-type="float" office:value="6258" table:style-name="ce57">
            <text:p>6258</text:p>
          </table:table-cell>
          <table:table-cell office:value-type="string" table:style-name="ce57">
            <text:p>285229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RACHAKIA</text:p>
          </table:table-cell>
          <table:table-cell office:value-type="float" office:value="2911" table:style-name="ce57">
            <text:p>2911</text:p>
          </table:table-cell>
          <table:table-cell office:value-type="string" table:style-name="ce55">
            <text:p>The Branch Manager,BANK ROAD BARACHAKIADIST:EAST CHAMPARANPURBI CHAMPARANBIHAR</text:p>
          </table:table-cell>
          <table:table-cell office:value-type="float" office:value="845412" table:style-name="ce54">
            <text:p>845412</text:p>
          </table:table-cell>
          <table:table-cell office:value-type="string" table:style-name="ce54">
            <text:p>sbi02911@sbi.co.in</text:p>
          </table:table-cell>
          <table:table-cell office:value-type="float" office:value="9771404454" table:style-name="ce54">
            <text:p>9771404454</text:p>
          </table:table-cell>
          <table:table-cell office:value-type="float" office:value="6257" table:style-name="ce57">
            <text:p>6257</text:p>
          </table:table-cell>
          <table:table-cell office:value-type="string" table:style-name="ce57">
            <text:p>243217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HIRAIYA</text:p>
          </table:table-cell>
          <table:table-cell office:value-type="float" office:value="2928" table:style-name="ce57">
            <text:p>2928</text:p>
          </table:table-cell>
          <table:table-cell office:value-type="string" table:style-name="ce55">
            <text:p>The Branch Manager,AT + PO+ PS-CHIRAIYADIST:EAST CHAMPARANPURBI CHAMPARANBIHAR</text:p>
          </table:table-cell>
          <table:table-cell office:value-type="float" office:value="845415" table:style-name="ce54">
            <text:p>845415</text:p>
          </table:table-cell>
          <table:table-cell office:value-type="string" table:style-name="ce54">
            <text:p>sbi.02928@sbi.co.in</text:p>
          </table:table-cell>
          <table:table-cell office:value-type="float" office:value="9771404459" table:style-name="ce54">
            <text:p>9771404459</text:p>
          </table:table-cell>
          <table:table-cell office:value-type="float" office:value="6250" table:style-name="ce57">
            <text:p>6250</text:p>
          </table:table-cell>
          <table:table-cell office:value-type="string" table:style-name="ce57">
            <text:p>273844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HARSIDHI</text:p>
          </table:table-cell>
          <table:table-cell office:value-type="float" office:value="2943" table:style-name="ce57">
            <text:p>2943</text:p>
          </table:table-cell>
          <table:table-cell office:value-type="string" table:style-name="ce55">
            <text:p>The Branch Manager,PS-HARSIDHIDIST:EAST CHAMPARANPURBI CHAMPARANBIHAR</text:p>
          </table:table-cell>
          <table:table-cell office:value-type="float" office:value="845422" table:style-name="ce54">
            <text:p>845422</text:p>
          </table:table-cell>
          <table:table-cell office:value-type="string" table:style-name="ce54">
            <text:p>sbi.02943@sbi.co.in</text:p>
          </table:table-cell>
          <table:table-cell office:value-type="float" office:value="9431475879" table:style-name="ce54">
            <text:p>9431475879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87265</text:p>
          </table:table-cell>
          <table:table-cell table:number-columns-repeated="16372" table:style-name="ce1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ALYANPUR</text:p>
          </table:table-cell>
          <table:table-cell office:value-type="float" office:value="2953" table:style-name="ce57">
            <text:p>2953</text:p>
          </table:table-cell>
          <table:table-cell office:value-type="string" table:style-name="ce55">
            <text:p>The Branch Manager,OPP.POLICE STATIONMAIN ROAD KALYANPURPURBI CHAMPARANDIST-EAST CHAMPARAN</text:p>
          </table:table-cell>
          <table:table-cell office:value-type="float" office:value="845413" table:style-name="ce54">
            <text:p>845413</text:p>
          </table:table-cell>
          <table:table-cell office:value-type="string" table:style-name="ce54">
            <text:p>sbi.02953@sbi.co.in</text:p>
          </table:table-cell>
          <table:table-cell office:value-type="float" office:value="9771404467" table:style-name="ce54">
            <text:p>9771404467</text:p>
          </table:table-cell>
          <table:table-cell office:value-type="float" office:value="6257" table:style-name="ce57">
            <text:p>6257</text:p>
          </table:table-cell>
          <table:table-cell office:value-type="string" table:style-name="ce57">
            <text:p>272110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ESARIA</text:p>
          </table:table-cell>
          <table:table-cell office:value-type="float" office:value="2963" table:style-name="ce57">
            <text:p>2963</text:p>
          </table:table-cell>
          <table:table-cell office:value-type="string" table:style-name="ce55">
            <text:p>The Branch Manager,KESARIADIST:EAST CHAMPARANPURBI CHAMPARANBIHAR</text:p>
          </table:table-cell>
          <table:table-cell office:value-type="float" office:value="845424" table:style-name="ce54">
            <text:p>845424</text:p>
          </table:table-cell>
          <table:table-cell office:value-type="string" table:style-name="ce54">
            <text:p>sbi.02963@sbi.co.in</text:p>
          </table:table-cell>
          <table:table-cell office:value-type="float" office:value="9934420806" table:style-name="ce54">
            <text:p>9934420806</text:p>
          </table:table-cell>
          <table:table-cell office:value-type="float" office:value="6257" table:style-name="ce57">
            <text:p>6257</text:p>
          </table:table-cell>
          <table:table-cell office:value-type="string" table:style-name="ce57">
            <text:p>269325</text:p>
          </table:table-cell>
          <table:table-cell table:number-columns-repeated="16372" table:style-name="ce1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DHUBAN</text:p>
          </table:table-cell>
          <table:table-cell office:value-type="float" office:value="2971" table:style-name="ce57">
            <text:p>2971</text:p>
          </table:table-cell>
          <table:table-cell office:value-type="string" table:style-name="ce55">
            <text:p>The Branch Manager,PO : MADHUBANDIST:CHAMPARAN (E)PURBI CHAMPARANBIHAR</text:p>
          </table:table-cell>
          <table:table-cell office:value-type="float" office:value="845420" table:style-name="ce54">
            <text:p>845420</text:p>
          </table:table-cell>
          <table:table-cell office:value-type="string" table:style-name="ce54">
            <text:p>sbi.02971@sbi.co.in</text:p>
          </table:table-cell>
          <table:table-cell office:value-type="float" office:value="9931053353" table:style-name="ce54">
            <text:p>9931053353</text:p>
          </table:table-cell>
          <table:table-cell office:value-type="float" office:value="6259" table:style-name="ce57">
            <text:p>6259</text:p>
          </table:table-cell>
          <table:table-cell office:value-type="string" table:style-name="ce57">
            <text:p>274221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LAHI BAZAR</text:p>
          </table:table-cell>
          <table:table-cell office:value-type="float" office:value="2976" table:style-name="ce57">
            <text:p>2976</text:p>
          </table:table-cell>
          <table:table-cell office:value-type="string" table:style-name="ce55">
            <text:p>The Branch Manager,MALAHI BAZARDIST:EAST CHAMPARANPURBI CHAMPARANBIHAR</text:p>
          </table:table-cell>
          <table:table-cell office:value-type="float" office:value="845425" table:style-name="ce54">
            <text:p>845425</text:p>
          </table:table-cell>
          <table:table-cell office:value-type="float" office:value="0" table:style-name="ce54">
            <text:p>0</text:p>
          </table:table-cell>
          <table:table-cell office:value-type="float" office:value="9771404472" table:style-name="ce54">
            <text:p>9771404472</text:p>
          </table:table-cell>
          <table:table-cell office:value-type="float" office:value="6258" table:style-name="ce57">
            <text:p>6258</text:p>
          </table:table-cell>
          <table:table-cell office:value-type="string" table:style-name="ce57">
            <text:p>288703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EHSI</text:p>
          </table:table-cell>
          <table:table-cell office:value-type="float" office:value="2977" table:style-name="ce57">
            <text:p>2977</text:p>
          </table:table-cell>
          <table:table-cell office:value-type="string" table:style-name="ce55">
            <text:p>The Branch Manager,STATION ROAD,GHARIYARI CHAK,MEHSIDIST:EAST CHAMPARANPURBI CHAMPARANBIHAR</text:p>
          </table:table-cell>
          <table:table-cell office:value-type="float" office:value="845426" table:style-name="ce54">
            <text:p>845426</text:p>
          </table:table-cell>
          <table:table-cell office:value-type="string" table:style-name="ce54">
            <text:p>sbi.02977@sbi.co.in</text:p>
          </table:table-cell>
          <table:table-cell office:value-type="float" office:value="9431659800" table:style-name="ce54">
            <text:p>9431659800</text:p>
          </table:table-cell>
          <table:table-cell office:value-type="float" office:value="6257" table:style-name="ce57">
            <text:p>6257</text:p>
          </table:table-cell>
          <table:table-cell office:value-type="string" table:style-name="ce57">
            <text:p>254233</text:p>
          </table:table-cell>
          <table:table-cell table:number-columns-repeated="16372" table:style-name="ce1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ARKATIA</text:p>
          </table:table-cell>
          <table:table-cell office:value-type="float" office:value="2982" table:style-name="ce57">
            <text:p>2982</text:p>
          </table:table-cell>
          <table:table-cell office:value-type="string" table:style-name="ce55">
            <text:p>The Branch Manager,PO-NARKATIA,PS-DARPADIST:EAST CHANPARANPURBI CHAMPARANBIHAR</text:p>
          </table:table-cell>
          <table:table-cell office:value-type="float" office:value="845301" table:style-name="ce54">
            <text:p>845301</text:p>
          </table:table-cell>
          <table:table-cell office:value-type="string" table:style-name="ce54">
            <text:p>sbi.02982@sbi.co.in</text:p>
          </table:table-cell>
          <table:table-cell office:value-type="float" office:value="9771404476" table:style-name="ce54">
            <text:p>9771404476</text:p>
          </table:table-cell>
          <table:table-cell office:value-type="float" office:value="6255" table:style-name="ce57">
            <text:p>6255</text:p>
          </table:table-cell>
          <table:table-cell office:value-type="string" table:style-name="ce57">
            <text:p>231447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AHARPUR</text:p>
          </table:table-cell>
          <table:table-cell office:value-type="float" office:value="2987" table:style-name="ce57">
            <text:p>2987</text:p>
          </table:table-cell>
          <table:table-cell office:value-type="string" table:style-name="ce55">
            <text:p>The Branch Manager,NEAR PHC PAHARPURDIST:EAST CHAMPARANPURBI CHAMPARANBIHAR</text:p>
          </table:table-cell>
          <table:table-cell office:value-type="float" office:value="845458" table:style-name="ce54">
            <text:p>845458</text:p>
          </table:table-cell>
          <table:table-cell office:value-type="string" table:style-name="ce54">
            <text:p>sbi.02987@sbi.co.in</text:p>
          </table:table-cell>
          <table:table-cell office:value-type="float" office:value="9934443114" table:style-name="ce54">
            <text:p>9934443114</text:p>
          </table:table-cell>
          <table:table-cell office:value-type="float" office:value="6258" table:style-name="ce57">
            <text:p>6258</text:p>
          </table:table-cell>
          <table:table-cell office:value-type="string" table:style-name="ce57">
            <text:p>28678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AKRIDAYAL</text:p>
          </table:table-cell>
          <table:table-cell office:value-type="float" office:value="2988" table:style-name="ce57">
            <text:p>2988</text:p>
          </table:table-cell>
          <table:table-cell office:value-type="string" table:style-name="ce55">
            <text:p>The Branch Manager,PAKRIDAYALDIST:CHAMPARAN (E)PURBI CHAMPARANBIHAR</text:p>
          </table:table-cell>
          <table:table-cell office:value-type="float" office:value="845428" table:style-name="ce54">
            <text:p>845428</text:p>
          </table:table-cell>
          <table:table-cell office:value-type="string" table:style-name="ce54">
            <text:p>sbi.02988@sbi.co.in</text:p>
          </table:table-cell>
          <table:table-cell office:value-type="float" office:value="9771404480" table:style-name="ce54">
            <text:p>9771404480</text:p>
          </table:table-cell>
          <table:table-cell office:value-type="float" office:value="6259" table:style-name="ce57">
            <text:p>6259</text:p>
          </table:table-cell>
          <table:table-cell office:value-type="string" table:style-name="ce57">
            <text:p>28342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ATAHI</text:p>
          </table:table-cell>
          <table:table-cell office:value-type="float" office:value="2989" table:style-name="ce57">
            <text:p>2989</text:p>
          </table:table-cell>
          <table:table-cell office:value-type="string" table:style-name="ce55">
            <text:p>The Branch Manager,AT - PO-PATAHIDIST:EAST CHAMPARANPURBI CHAMPARANBIHAR</text:p>
          </table:table-cell>
          <table:table-cell office:value-type="float" office:value="845457" table:style-name="ce54">
            <text:p>845457</text:p>
          </table:table-cell>
          <table:table-cell office:value-type="string" table:style-name="ce54">
            <text:p>sbi.02989@sbi.co.in</text:p>
          </table:table-cell>
          <table:table-cell office:value-type="float" office:value="9771404481" table:style-name="ce54">
            <text:p>9771404481</text:p>
          </table:table-cell>
          <table:table-cell office:value-type="float" office:value="6259" table:style-name="ce57">
            <text:p>6259</text:p>
          </table:table-cell>
          <table:table-cell office:value-type="string" table:style-name="ce57">
            <text:p>27620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RAMGARHWA</text:p>
          </table:table-cell>
          <table:table-cell office:value-type="float" office:value="2996" table:style-name="ce57">
            <text:p>2996</text:p>
          </table:table-cell>
          <table:table-cell office:value-type="string" table:style-name="ce55">
            <text:p>The Branch Manager,ADB RAMGARHWADIST:EAST CHAMPARANPURBI CHAMPARANBIHAR</text:p>
          </table:table-cell>
          <table:table-cell office:value-type="float" office:value="845433" table:style-name="ce54">
            <text:p>845433</text:p>
          </table:table-cell>
          <table:table-cell office:value-type="string" table:style-name="ce54">
            <text:p>sbi.02996@sbi.co.in</text:p>
          </table:table-cell>
          <table:table-cell office:value-type="float" office:value="9771404451" table:style-name="ce54">
            <text:p>9771404451</text:p>
          </table:table-cell>
          <table:table-cell office:value-type="float" office:value="6255" table:style-name="ce57">
            <text:p>6255</text:p>
          </table:table-cell>
          <table:table-cell office:value-type="string" table:style-name="ce57">
            <text:p>23100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RAXAUL</text:p>
          </table:table-cell>
          <table:table-cell office:value-type="float" office:value="2998" table:style-name="ce57">
            <text:p>2998</text:p>
          </table:table-cell>
          <table:table-cell office:value-type="string" table:style-name="ce55">
            <text:p>The Chief Manager,MAIN ROADOPPOSITE MASJIDPURBI CHAMPARANRAXAUL</text:p>
          </table:table-cell>
          <table:table-cell office:value-type="float" office:value="845305" table:style-name="ce54">
            <text:p>845305</text:p>
          </table:table-cell>
          <table:table-cell office:value-type="string" table:style-name="ce54">
            <text:p>SBI.02998@SBI.CO.IN</text:p>
          </table:table-cell>
          <table:table-cell office:value-type="float" office:value="9771404485" table:style-name="ce54">
            <text:p>9771404485</text:p>
          </table:table-cell>
          <table:table-cell office:value-type="float" office:value="6255" table:style-name="ce57">
            <text:p>6255</text:p>
          </table:table-cell>
          <table:table-cell office:value-type="string" table:style-name="ce57">
            <text:p>22044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TURKAULIA</text:p>
          </table:table-cell>
          <table:table-cell office:value-type="float" office:value="3016" table:style-name="ce57">
            <text:p>3016</text:p>
          </table:table-cell>
          <table:table-cell office:value-type="string" table:style-name="ce55">
            <text:p>The Branch Manager,PO &amp; PS : TURKAULIADIST:CHAMPARAN (E)PURBI CHAMPARANBIHAR</text:p>
          </table:table-cell>
          <table:table-cell office:value-type="float" office:value="845437" table:style-name="ce54">
            <text:p>845437</text:p>
          </table:table-cell>
          <table:table-cell office:value-type="string" table:style-name="ce54">
            <text:p>sbi.03016@sbi.co.in</text:p>
          </table:table-cell>
          <table:table-cell office:value-type="float" office:value="9431804413" table:style-name="ce54">
            <text:p>9431804413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8122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IPRA</text:p>
          </table:table-cell>
          <table:table-cell office:value-type="float" office:value="4893" table:style-name="ce57">
            <text:p>4893</text:p>
          </table:table-cell>
          <table:table-cell office:value-type="string" table:style-name="ce55">
            <text:p>The Branch Manager,PO-DAMODRPURDIST:CHAMPARAN (E),PURBI CHAMPARANBIHAR</text:p>
          </table:table-cell>
          <table:table-cell office:value-type="float" office:value="845416" table:style-name="ce54">
            <text:p>845416</text:p>
          </table:table-cell>
          <table:table-cell office:value-type="float" office:value="0" table:style-name="ce54">
            <text:p>0</text:p>
          </table:table-cell>
          <table:table-cell office:value-type="float" office:value="9431051998" table:style-name="ce54">
            <text:p>9431051998</text:p>
          </table:table-cell>
          <table:table-cell office:value-type="float" office:value="6257" table:style-name="ce57">
            <text:p>6257</text:p>
          </table:table-cell>
          <table:table-cell office:value-type="string" table:style-name="ce57">
            <text:p>26623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OKANEKALAN</text:p>
          </table:table-cell>
          <table:table-cell office:value-type="string" table:style-name="ce57">
            <text:p><text:s/></text:p>
          </table:table-cell>
          <table:table-cell office:value-type="string" table:style-name="ce55">
            <text:p>The Branch Manager,AT PO-BOKANEKALANVIA-CHAITA,DIST:EAST CHAMPARANPURBI CHAMPARANBIHAR</text:p>
          </table:table-cell>
          <table:table-cell office:value-type="float" office:value="845414" table:style-name="ce54">
            <text:p>845414</text:p>
          </table:table-cell>
          <table:table-cell office:value-type="string" table:style-name="ce54">
            <text:p>sbi.08174@sbi.co.in</text:p>
          </table:table-cell>
          <table:table-cell office:value-type="float" office:value="9771404457" table:style-name="ce54">
            <text:p>9771404457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68587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DUDHIAWA SAREYA</text:p>
          </table:table-cell>
          <table:table-cell office:value-type="float" office:value="8175" table:style-name="ce57">
            <text:p>8175</text:p>
          </table:table-cell>
          <table:table-cell office:value-type="string" table:style-name="ce55">
            <text:p>The Branch Manager,AT-DUDHIAWA SAREYA PO-SAREYA BAZARVIA-JAGDISHPURPURBI CHAMPARANDIST:EAST CHAMPARAN BIHAR</text:p>
          </table:table-cell>
          <table:table-cell office:value-type="float" office:value="845459" table:style-name="ce54">
            <text:p>845459</text:p>
          </table:table-cell>
          <table:table-cell office:value-type="string" table:style-name="ce54">
            <text:p>sbi.08175@sbi.co.in</text:p>
          </table:table-cell>
          <table:table-cell office:value-type="float" office:value="9771404462" table:style-name="ce54">
            <text:p>9771404462</text:p>
          </table:table-cell>
          <table:table-cell office:value-type="float" office:value="6258" table:style-name="ce57">
            <text:p>6258</text:p>
          </table:table-cell>
          <table:table-cell office:value-type="string" table:style-name="ce57">
            <text:p>28675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LEMPUR</text:p>
          </table:table-cell>
          <table:table-cell office:value-type="float" office:value="8176" table:style-name="ce57">
            <text:p>8176</text:p>
          </table:table-cell>
          <table:table-cell office:value-type="string" table:style-name="ce55">
            <text:p>The Branch Manager,AT PO-SALEMPUR PS-RATEPURDIST:EAST CHAMPARANPURBI CHAMPARANBIHAR</text:p>
          </table:table-cell>
          <table:table-cell office:value-type="float" office:value="845406" table:style-name="ce54">
            <text:p>845406</text:p>
          </table:table-cell>
          <table:table-cell office:value-type="string" table:style-name="ce54">
            <text:p>sbi.08176@sbi.co.in</text:p>
          </table:table-cell>
          <table:table-cell office:value-type="float" office:value="9771404487" table:style-name="ce54">
            <text:p>9771404487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6333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HUAWA</text:p>
          </table:table-cell>
          <table:table-cell office:value-type="float" office:value="8182" table:style-name="ce57">
            <text:p>8182</text:p>
          </table:table-cell>
          <table:table-cell office:value-type="string" table:style-name="ce55">
            <text:p>The Branch Manager,VILL PO-MAHUWA VIA-CHIRAIYADIST: EAST CHAMPARANPURBI CHAMPARANBIHAR</text:p>
          </table:table-cell>
          <table:table-cell office:value-type="float" office:value="845145" table:style-name="ce54">
            <text:p>845145</text:p>
          </table:table-cell>
          <table:table-cell office:value-type="string" table:style-name="ce54">
            <text:p>sbi.08182@sbi.co.in</text:p>
          </table:table-cell>
          <table:table-cell office:value-type="float" office:value="9771404471" table:style-name="ce54">
            <text:p>9771404471</text:p>
          </table:table-cell>
          <table:table-cell office:value-type="float" office:value="6250" table:style-name="ce57">
            <text:p>6250</text:p>
          </table:table-cell>
          <table:table-cell office:value-type="string" table:style-name="ce57">
            <text:p>27386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APAHI</text:p>
          </table:table-cell>
          <table:table-cell office:value-type="float" office:value="8183" table:style-name="ce57">
            <text:p>8183</text:p>
          </table:table-cell>
          <table:table-cell office:value-type="string" table:style-name="ce55">
            <text:p>The Branch Manager,AT PO : SAPAHIPS : TURKAULIAPURBI CHAMPARANDIST : EAST CHAMPARAN, BIHAR</text:p>
          </table:table-cell>
          <table:table-cell office:value-type="float" office:value="845437" table:style-name="ce54">
            <text:p>845437</text:p>
          </table:table-cell>
          <table:table-cell office:value-type="string" table:style-name="ce54">
            <text:p>sbi.08183@sbi.co.in</text:p>
          </table:table-cell>
          <table:table-cell office:value-type="float" office:value="9835463491" table:style-name="ce54">
            <text:p>9835463491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8141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EKDARI</text:p>
          </table:table-cell>
          <table:table-cell office:value-type="float" office:value="8184" table:style-name="ce57">
            <text:p>8184</text:p>
          </table:table-cell>
          <table:table-cell office:value-type="string" table:style-name="ce55">
            <text:p>The Branch Manager,PO- EKDARIDIST-EAST CHAMPARANPURBI CHAMPARANBIHAR</text:p>
          </table:table-cell>
          <table:table-cell office:value-type="float" office:value="845302" table:style-name="ce54">
            <text:p>845302</text:p>
          </table:table-cell>
          <table:table-cell office:value-type="string" table:style-name="ce54">
            <text:p>sbi.08184@SBI.CO.IN</text:p>
          </table:table-cell>
          <table:table-cell office:value-type="float" office:value="9771404463" table:style-name="ce54">
            <text:p>9771404463</text:p>
          </table:table-cell>
          <table:table-cell office:value-type="float" office:value="6733" table:style-name="ce57">
            <text:p>6733</text:p>
          </table:table-cell>
          <table:table-cell office:value-type="string" table:style-name="ce57">
            <text:p>23747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URNAHIA</text:p>
          </table:table-cell>
          <table:table-cell office:value-type="float" office:value="8185" table:style-name="ce57">
            <text:p>8185</text:p>
          </table:table-cell>
          <table:table-cell office:value-type="string" table:style-name="ce55">
            <text:p>The Branch Manager,P.O.PURNAHIAVIA: GHORASAHAN ,PURBI CHAMPARANDIST:CHAMPARAN (E), BIHAR</text:p>
          </table:table-cell>
          <table:table-cell office:value-type="float" office:value="845303" table:style-name="ce54">
            <text:p>845303</text:p>
          </table:table-cell>
          <table:table-cell office:value-type="string" table:style-name="ce54">
            <text:p>sbi.08185@sbi.co.in</text:p>
          </table:table-cell>
          <table:table-cell office:value-type="float" office:value="9934427087" table:style-name="ce54">
            <text:p>9934427087</text:p>
          </table:table-cell>
          <table:table-cell office:value-type="float" office:value="6250" table:style-name="ce57">
            <text:p>6250</text:p>
          </table:table-cell>
          <table:table-cell office:value-type="string" table:style-name="ce57">
            <text:p>28551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HITALPUR</text:p>
          </table:table-cell>
          <table:table-cell office:value-type="float" office:value="8186" table:style-name="ce57">
            <text:p>8186</text:p>
          </table:table-cell>
          <table:table-cell office:value-type="string" table:style-name="ce55">
            <text:p>The Branch Manager,AT PO : SHITALPURVIA : BARACHAKIYAPURBI CHAMPARANDIST : EAST CHAMPARAN</text:p>
          </table:table-cell>
          <table:table-cell office:value-type="float" office:value="845412" table:style-name="ce54">
            <text:p>845412</text:p>
          </table:table-cell>
          <table:table-cell office:value-type="string" table:style-name="ce54">
            <text:p>sbi.08186@sbi.co.in</text:p>
          </table:table-cell>
          <table:table-cell office:value-type="float" office:value="9939078136" table:style-name="ce54">
            <text:p>9939078136</text:p>
          </table:table-cell>
          <table:table-cell office:value-type="float" office:value="6257" table:style-name="ce57">
            <text:p>6257</text:p>
          </table:table-cell>
          <table:table-cell office:value-type="string" table:style-name="ce57">
            <text:p>24331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THAN</text:p>
          </table:table-cell>
          <table:table-cell office:value-type="float" office:value="8211" table:style-name="ce57">
            <text:p>8211</text:p>
          </table:table-cell>
          <table:table-cell office:value-type="string" table:style-name="ce55">
            <text:p>The Branch Manager,AT PO-KATHANDIST-EAST CHAMPARANPURBI CHAMPARANBIHAR</text:p>
          </table:table-cell>
          <table:table-cell office:value-type="float" office:value="845426" table:style-name="ce54">
            <text:p>845426</text:p>
          </table:table-cell>
          <table:table-cell office:value-type="string" table:style-name="ce54">
            <text:p>sbi.08211@sbi.co.in</text:p>
          </table:table-cell>
          <table:table-cell office:value-type="float" office:value="9771404468" table:style-name="ce54">
            <text:p>9771404468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HINTAMANPUR</text:p>
          </table:table-cell>
          <table:table-cell office:value-type="float" office:value="8273" table:style-name="ce57">
            <text:p>8273</text:p>
          </table:table-cell>
          <table:table-cell office:value-type="string" table:style-name="ce55">
            <text:p>The Branch Manager,AT &amp; PO : CHINTAMANPURDIST:CHAMPARAN (E)PURBI CHAMPARANBIHAR</text:p>
          </table:table-cell>
          <table:table-cell office:value-type="float" office:value="845416" table:style-name="ce54">
            <text:p>845416</text:p>
          </table:table-cell>
          <table:table-cell office:value-type="string" table:style-name="ce54">
            <text:p>sbi.08273@sbi.co.in</text:p>
          </table:table-cell>
          <table:table-cell office:value-type="float" office:value="9431371707" table:style-name="ce54">
            <text:p>9431371707</text:p>
          </table:table-cell>
          <table:table-cell office:value-type="float" office:value="6257" table:style-name="ce57">
            <text:p>6257</text:p>
          </table:table-cell>
          <table:table-cell office:value-type="string" table:style-name="ce57">
            <text:p>26627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UPAHARA</text:p>
          </table:table-cell>
          <table:table-cell office:value-type="float" office:value="8394" table:style-name="ce57">
            <text:p>8394</text:p>
          </table:table-cell>
          <table:table-cell office:value-type="string" table:style-name="ce55">
            <text:p>The Branch Manager,AT PO-RUPAHARADIST:EAST CHAMPARANPURBI CHAMPARANBIHAR</text:p>
          </table:table-cell>
          <table:table-cell office:value-type="float" office:value="845418" table:style-name="ce54">
            <text:p>845418</text:p>
          </table:table-cell>
          <table:table-cell office:value-type="string" table:style-name="ce54">
            <text:p>sbi.08394@sbi.co.in</text:p>
          </table:table-cell>
          <table:table-cell office:value-type="float" office:value="9771404486" table:style-name="ce54">
            <text:p>9771404486</text:p>
          </table:table-cell>
          <table:table-cell office:value-type="float" office:value="6250" table:style-name="ce57">
            <text:p>6250</text:p>
          </table:table-cell>
          <table:table-cell office:value-type="string" table:style-name="ce57">
            <text:p>28256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ARMAHA</text:p>
          </table:table-cell>
          <table:table-cell office:value-type="float" office:value="9213" table:style-name="ce57">
            <text:p>9213</text:p>
          </table:table-cell>
          <table:table-cell office:value-type="string" table:style-name="ce55">
            <text:p>The Branch Manager,AT PO : DARMAHAVIA : RAJPUR, PS : KESARIAPURBI CHAMPARANDIST : CHAMPARAN (E)</text:p>
          </table:table-cell>
          <table:table-cell office:value-type="float" office:value="845432" table:style-name="ce54">
            <text:p>845432</text:p>
          </table:table-cell>
          <table:table-cell office:value-type="string" table:style-name="ce54">
            <text:p>sbi.09213@sbi.co.in</text:p>
          </table:table-cell>
          <table:table-cell office:value-type="float" office:value="9771404460" table:style-name="ce54">
            <text:p>9771404460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IMUIA</text:p>
          </table:table-cell>
          <table:table-cell office:value-type="float" office:value="9214" table:style-name="ce57">
            <text:p>9214</text:p>
          </table:table-cell>
          <table:table-cell office:value-type="string" table:style-name="ce55">
            <text:p>The Branch Manager,P.O. BAGAHA,PS-GHORASAHANDIST-EAST CHAMPARANPURBI CHAMPARANBIHAR</text:p>
          </table:table-cell>
          <table:table-cell office:value-type="float" office:value="845415" table:style-name="ce54">
            <text:p>845415</text:p>
          </table:table-cell>
          <table:table-cell office:value-type="string" table:style-name="ce54">
            <text:p>sbi.09214@sbi.co.in</text:p>
          </table:table-cell>
          <table:table-cell office:value-type="float" office:value="9771404478" table:style-name="ce54">
            <text:p>9771404478</text:p>
          </table:table-cell>
          <table:table-cell office:value-type="float" office:value="6250" table:style-name="ce57">
            <text:p>6250</text:p>
          </table:table-cell>
          <table:table-cell office:value-type="string" table:style-name="ce57">
            <text:p>28251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REYA PIPRA</text:p>
          </table:table-cell>
          <table:table-cell office:value-type="float" office:value="9226" table:style-name="ce57">
            <text:p>9226</text:p>
          </table:table-cell>
          <table:table-cell office:value-type="string" table:style-name="ce55">
            <text:p>The Branch Manager,AT-SAREYA PIPRA PO-SAREYAPS-GOVINDGANJPURBI CHAMPARANDIST:EAST CHAMPARAN BIHAR</text:p>
          </table:table-cell>
          <table:table-cell office:value-type="float" office:value="845418" table:style-name="ce54">
            <text:p>845418</text:p>
          </table:table-cell>
          <table:table-cell office:value-type="string" table:style-name="ce54">
            <text:p>sbi.09226@sbi.co.in</text:p>
          </table:table-cell>
          <table:table-cell office:value-type="float" office:value="9771404490" table:style-name="ce54">
            <text:p>9771404490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IRIADIH</text:p>
          </table:table-cell>
          <table:table-cell office:value-type="float" office:value="9227" table:style-name="ce57">
            <text:p>9227</text:p>
          </table:table-cell>
          <table:table-cell office:value-type="string" table:style-name="ce55">
            <text:p>The Branch Manager,AT PO-BAIRIADIH VIA-SEMRA PS-HARSIDHIDIST:EAST CHAMPARANPURBI CHAMPARANBIHAR</text:p>
          </table:table-cell>
          <table:table-cell office:value-type="float" office:value="845435" table:style-name="ce54">
            <text:p>845435</text:p>
          </table:table-cell>
          <table:table-cell office:value-type="string" table:style-name="ce54">
            <text:p>sbi.02927@sbi.co.in</text:p>
          </table:table-cell>
          <table:table-cell office:value-type="float" office:value="9771404453" table:style-name="ce54">
            <text:p>9771404453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6099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HAKA</text:p>
          </table:table-cell>
          <table:table-cell office:value-type="float" office:value="9345" table:style-name="ce57">
            <text:p>9345</text:p>
          </table:table-cell>
          <table:table-cell office:value-type="string" table:style-name="ce55">
            <text:p>The Branch Manager,DHAKADIST:EAST CHAMPARANPURBI CHAMPARANBIHAR</text:p>
          </table:table-cell>
          <table:table-cell office:value-type="float" office:value="845148" table:style-name="ce54">
            <text:p>845148</text:p>
          </table:table-cell>
          <table:table-cell office:value-type="string" table:style-name="ce54">
            <text:p>sbi.09345@sbi.co.in</text:p>
          </table:table-cell>
          <table:table-cell office:value-type="float" office:value="9771404461" table:style-name="ce54">
            <text:p>9771404461</text:p>
          </table:table-cell>
          <table:table-cell office:value-type="float" office:value="6250" table:style-name="ce57">
            <text:p>6250</text:p>
          </table:table-cell>
          <table:table-cell office:value-type="string" table:style-name="ce57">
            <text:p>28233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HULWARIA OJHA</text:p>
          </table:table-cell>
          <table:table-cell office:value-type="float" office:value="9480" table:style-name="ce57">
            <text:p>9480</text:p>
          </table:table-cell>
          <table:table-cell office:value-type="string" table:style-name="ce55">
            <text:p>The Branch Manager,CHHAPWA CHOWK,P.O.PHULWARIAVIA-SUGAULI,PHULWARIAPURBI CHAMPARANDIST:CHAMPARAN (E), BIHAR</text:p>
          </table:table-cell>
          <table:table-cell office:value-type="float" office:value="845456" table:style-name="ce54">
            <text:p>845456</text:p>
          </table:table-cell>
          <table:table-cell office:value-type="string" table:style-name="ce54">
            <text:p>sbi.09480@sbi.co.in</text:p>
          </table:table-cell>
          <table:table-cell office:value-type="float" office:value="9430645228" table:style-name="ce54">
            <text:p>9430645228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8066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HYAMPUR MARKET AREA</text:p>
          </table:table-cell>
          <table:table-cell office:value-type="float" office:value="9481" table:style-name="ce57">
            <text:p>9481</text:p>
          </table:table-cell>
          <table:table-cell office:value-type="string" table:style-name="ce55">
            <text:p>The Branch Manager,AT &amp; PO : ADAPURDIST-EAST CHAMPARANPURBI CHAMPARANBIHAR</text:p>
          </table:table-cell>
          <table:table-cell office:value-type="float" office:value="845301" table:style-name="ce54">
            <text:p>845301</text:p>
          </table:table-cell>
          <table:table-cell office:value-type="float" office:value="0" table:style-name="ce54">
            <text:p>0</text:p>
          </table:table-cell>
          <table:table-cell office:value-type="float" office:value="9771404456" table:style-name="ce54">
            <text:p>9771404456</text:p>
          </table:table-cell>
          <table:table-cell office:value-type="float" office:value="6255" table:style-name="ce57">
            <text:p>6255</text:p>
          </table:table-cell>
          <table:table-cell office:value-type="string" table:style-name="ce57">
            <text:p>23627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IBRAHIMPUR</text:p>
          </table:table-cell>
          <table:table-cell office:value-type="float" office:value="9482" table:style-name="ce57">
            <text:p>9482</text:p>
          </table:table-cell>
          <table:table-cell office:value-type="string" table:style-name="ce55">
            <text:p>The Branch Manager,PO : RAJ KARASIAPS : PAHARPUR VIA : HARSIDHIPURBI CHAMPARANDIST:CHAMPARAN (E), BIHAR</text:p>
          </table:table-cell>
          <table:table-cell office:value-type="float" office:value="845422" table:style-name="ce54">
            <text:p>845422</text:p>
          </table:table-cell>
          <table:table-cell office:value-type="string" table:style-name="ce54">
            <text:p>sbi.09482@sbi.co.in</text:p>
          </table:table-cell>
          <table:table-cell office:value-type="float" office:value="9771404465" table:style-name="ce54">
            <text:p>9771404465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6096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PUDHAM</text:p>
          </table:table-cell>
          <table:table-cell office:value-type="float" office:value="12542" table:style-name="ce57">
            <text:p>12542</text:p>
          </table:table-cell>
          <table:table-cell office:value-type="string" table:style-name="ce55">
            <text:p>The Branch Manager,GYAN BABU CHOWKMOTIHARIPURBI CHAMPARANDISTT- EAST CHAMPARAN</text:p>
          </table:table-cell>
          <table:table-cell office:value-type="float" office:value="845401" table:style-name="ce54">
            <text:p>845401</text:p>
          </table:table-cell>
          <table:table-cell office:value-type="string" table:style-name="ce54">
            <text:p>sbi.12542@sbi.co.in</text:p>
          </table:table-cell>
          <table:table-cell table:style-name="ce54"/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OTWA</text:p>
          </table:table-cell>
          <table:table-cell office:value-type="float" office:value="12571" table:style-name="ce57">
            <text:p>12571</text:p>
          </table:table-cell>
          <table:table-cell office:value-type="string" table:style-name="ce55">
            <text:p>The Branch Manager,AT-KOTWAPO-KOTWAPURBI CHAMPARANEAST-CHAMPARAN</text:p>
          </table:table-cell>
          <table:table-cell office:value-type="float" office:value="845437" table:style-name="ce54">
            <text:p>845437</text:p>
          </table:table-cell>
          <table:table-cell office:value-type="float" office:value="0" table:style-name="ce54">
            <text:p>0</text:p>
          </table:table-cell>
          <table:table-cell office:value-type="float" office:value="9771417208" table:style-name="ce54">
            <text:p>9771417208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UGAULI</text:p>
          </table:table-cell>
          <table:table-cell office:value-type="float" office:value="13153" table:style-name="ce57">
            <text:p>13153</text:p>
          </table:table-cell>
          <table:table-cell office:value-type="string" table:style-name="ce55">
            <text:p>The Branch Manager,VILL- SUGAULIEAST CHAMPARANPURBI CHAMPARANBIHAR</text:p>
          </table:table-cell>
          <table:table-cell office:value-type="float" office:value="845456" table:style-name="ce54">
            <text:p>845456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EGIONAL BUSINESS OFFICE MOTIHARI</text:p>
          </table:table-cell>
          <table:table-cell office:value-type="float" office:value="13727" table:style-name="ce57">
            <text:p>13727</text:p>
          </table:table-cell>
          <table:table-cell office:value-type="string" table:style-name="ce55">
            <text:p>The Chief Manager (Admin),1ST FLOOR OF MOTIHARI BAZAR BRANCHPO - MOTIHARIPURBI CHAMPARANEAST CHAMPARAN</text:p>
          </table:table-cell>
          <table:table-cell office:value-type="float" office:value="845401" table:style-name="ce54">
            <text:p>845401</text:p>
          </table:table-cell>
          <table:table-cell office:value-type="float" office:value="0" table:style-name="ce54">
            <text:p>0</text:p>
          </table:table-cell>
          <table:table-cell office:value-type="float" office:value="9771404500" table:style-name="ce54">
            <text:p>9771404500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241381,83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LAKHAURA</text:p>
          </table:table-cell>
          <table:table-cell office:value-type="float" office:value="14284" table:style-name="ce57">
            <text:p>14284</text:p>
          </table:table-cell>
          <table:table-cell office:value-type="string" table:style-name="ce55">
            <text:p>The Branch Manager,CAMPUS OF JEEVANDEEP PUBLIC SCHOOLUMRESH DEVE EDUCATIONAL TRUST,SARSAULAPURBI CHAMPARANPS- LAKHAURA EAST CHAMPARAN, MOTIHARI</text:p>
          </table:table-cell>
          <table:table-cell office:value-type="float" office:value="845302" table:style-name="ce54">
            <text:p>845302</text:p>
          </table:table-cell>
          <table:table-cell office:value-type="string" table:style-name="ce54">
            <text:p>sbi.14284@sbi.co.in</text:p>
          </table:table-cell>
          <table:table-cell office:value-type="float" office:value="941863670" table:style-name="ce54">
            <text:p>941863670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RAGHUNATHPUR</text:p>
          </table:table-cell>
          <table:table-cell office:value-type="float" office:value="14661" table:style-name="ce57">
            <text:p>14661</text:p>
          </table:table-cell>
          <table:table-cell office:value-type="string" table:style-name="ce55">
            <text:p>The Branch Manager,BULD OF SMT KIRAN TIWARY W/O B N TIWARYVILL &amp; PO RAGHUNATHPUR,PURBI CHAMPARANRAGHUNATHPUR CHOWK,EAST CHAMPARAN,MOTIH</text:p>
          </table:table-cell>
          <table:table-cell office:value-type="float" office:value="845401" table:style-name="ce54">
            <text:p>845401</text:p>
          </table:table-cell>
          <table:table-cell office:value-type="string" table:style-name="ce54">
            <text:p>sbi.14661@sbi.co.in</text:p>
          </table:table-cell>
          <table:table-cell office:value-type="float" office:value="9771417240" table:style-name="ce54">
            <text:p>9771417240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ANDRAHIYA BRANCH</text:p>
          </table:table-cell>
          <table:table-cell office:value-type="float" office:value="15600" table:style-name="ce57">
            <text:p>15600</text:p>
          </table:table-cell>
          <table:table-cell office:value-type="string" table:style-name="ce55">
            <text:p>The Branch Manager,AT-CHANDRAHIYA, PO-JIVDHARAPS-MOTIHARI MUFFASILPURBI CHAMPARANMOTIHARI (EAST CHAMPARAN)</text:p>
          </table:table-cell>
          <table:table-cell office:value-type="float" office:value="845429" table:style-name="ce54">
            <text:p>845429</text:p>
          </table:table-cell>
          <table:table-cell office:value-type="string" table:style-name="ce54">
            <text:p>sbi.15600@sbi.co.in</text:p>
          </table:table-cell>
          <table:table-cell office:value-type="float" office:value="9162013319" table:style-name="ce54">
            <text:p>9162013319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CHAILAHA</text:p>
          </table:table-cell>
          <table:table-cell office:value-type="float" office:value="15602" table:style-name="ce57">
            <text:p>15602</text:p>
          </table:table-cell>
          <table:table-cell office:value-type="string" table:style-name="ce55">
            <text:p>The Branch Manager,CHAILAHAVILL- CHAILAHA PO- PARARIAPURBI CHAMPARANPS- BANJARIA DT EAST CHAMPARAN</text:p>
          </table:table-cell>
          <table:table-cell office:value-type="float" office:value="845401" table:style-name="ce54">
            <text:p>845401</text:p>
          </table:table-cell>
          <table:table-cell office:value-type="string" table:style-name="ce54">
            <text:p>sbi.15602@sbi.co.in</text:p>
          </table:table-cell>
          <table:table-cell office:value-type="float" office:value="9934616228" table:style-name="ce54">
            <text:p>9934616228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JPUR</text:p>
          </table:table-cell>
          <table:table-cell office:value-type="float" office:value="15603" table:style-name="ce57">
            <text:p>15603</text:p>
          </table:table-cell>
          <table:table-cell office:value-type="string" table:style-name="ce55">
            <text:p>The Branch Manager,AT &amp; PO- RAJPURPS KESARIAPURBI CHAMPARANVIA KALYANPUR,EAST CHAMPARAN</text:p>
          </table:table-cell>
          <table:table-cell office:value-type="float" office:value="845432" table:style-name="ce54">
            <text:p>845432</text:p>
          </table:table-cell>
          <table:table-cell office:value-type="string" table:style-name="ce54">
            <text:p>SBI.15603@SBI.CO.IN</text:p>
          </table:table-cell>
          <table:table-cell office:value-type="string" table:style-name="ce54">
            <text:p><text:s/>9771459944 (o)<text:s text:c="2"/>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ELWA RAI TOLA</text:p>
          </table:table-cell>
          <table:table-cell office:value-type="float" office:value="15604" table:style-name="ce57">
            <text:p>15604</text:p>
          </table:table-cell>
          <table:table-cell office:value-type="string" table:style-name="ce55">
            <text:p>The Branch Manager,AT &amp; PO : BELWA RAI TOLAP.S: TURKAULIAMUZAFFARPURDIST: EAST CHAMPARAN</text:p>
          </table:table-cell>
          <table:table-cell office:value-type="float" office:value="845437" table:style-name="ce54">
            <text:p>845437</text:p>
          </table:table-cell>
          <table:table-cell office:value-type="float" office:value="0" table:style-name="ce54">
            <text:p>0</text:p>
          </table:table-cell>
          <table:table-cell office:value-type="float" office:value="9835003002" table:style-name="ce54">
            <text:p>9835003002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XAUL BAZAR</text:p>
          </table:table-cell>
          <table:table-cell office:value-type="float" office:value="17152" table:style-name="ce57">
            <text:p>17152</text:p>
          </table:table-cell>
          <table:table-cell office:value-type="string" table:style-name="ce55">
            <text:p>The Branch Manager,AT: RAXAUL BAZAR (KAURIHAR CHOWK)P.S- RAXAULPURBI CHAMPARANMOTIHARI (EAST CHAMPARAN)</text:p>
          </table:table-cell>
          <table:table-cell office:value-type="float" office:value="845305" table:style-name="ce54">
            <text:p>845305</text:p>
          </table:table-cell>
          <table:table-cell office:value-type="string" table:style-name="ce54">
            <text:p>sbi.17152@sbi.co.in</text:p>
          </table:table-cell>
          <table:table-cell office:value-type="float" office:value="9771404495" table:style-name="ce54">
            <text:p>9771404495</text:p>
          </table:table-cell>
          <table:table-cell office:value-type="float" office:value="6255" table:style-name="ce57">
            <text:p>6255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HATAUNI(MOTIHARI)</text:p>
          </table:table-cell>
          <table:table-cell office:value-type="float" office:value="17474" table:style-name="ce57">
            <text:p>17474</text:p>
          </table:table-cell>
          <table:table-cell office:value-type="string" table:style-name="ce55">
            <text:p>The Branch Manager,AT:CHHATAUNI, DHAKA ROAD(CHHATAUNI CHOWP.S. CHHATAUNIPURBI CHAMPARANMOTIHARI ( EAST CHAMPARAN)</text:p>
          </table:table-cell>
          <table:table-cell office:value-type="float" office:value="845401" table:style-name="ce54">
            <text:p>845401</text:p>
          </table:table-cell>
          <table:table-cell office:value-type="string" table:style-name="ce54">
            <text:p>SBI.17474@SBI.CO.IN</text:p>
          </table:table-cell>
          <table:table-cell office:value-type="float" office:value="9471863670" table:style-name="ce54">
            <text:p>9471863670</text:p>
          </table:table-cell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CHANDMARI</text:p>
          </table:table-cell>
          <table:table-cell office:value-type="float" office:value="18357" table:style-name="ce57">
            <text:p>18357</text:p>
          </table:table-cell>
          <table:table-cell office:value-type="string" table:style-name="ce55">
            <text:p>The Branch Manager,H/O SRI PURNENDU NARAYAN SINHA,NEAR CHANDMARI CHOWK,PURBI CHAMPARAN,AT-BALUATAL,PO-MOTIHAR,I,EAST CHAMPARA</text:p>
          </table:table-cell>
          <table:table-cell office:value-type="float" office:value="845401" table:style-name="ce54">
            <text:p>845401</text:p>
          </table:table-cell>
          <table:table-cell office:value-type="string" table:style-name="ce54">
            <text:p>SBI.18357@SBI.CO.IN</text:p>
          </table:table-cell>
          <table:table-cell table:style-name="ce54"/>
          <table:table-cell office:value-type="float" office:value="6252" table:style-name="ce57">
            <text:p>62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AMUNIA KHAIRIMAL</text:p>
          </table:table-cell>
          <table:table-cell office:value-type="float" office:value="18432" table:style-name="ce57">
            <text:p>18432</text:p>
          </table:table-cell>
          <table:table-cell office:value-type="string" table:style-name="ce55">
            <text:p>The Branch Manager,HOUSE OF SRI SUNIL KUMAR SINGHS/O-SRI RAMJEE SINGH VILL-JAMUNIA KHAIRPURBI CHAMPARANVILL+PO-JAMUNIA KHAIRIMAL EAST CHAMPARA</text:p>
          </table:table-cell>
          <table:table-cell office:value-type="float" office:value="845416" table:style-name="ce54">
            <text:p>845416</text:p>
          </table:table-cell>
          <table:table-cell office:value-type="string" table:style-name="ce54">
            <text:p>SBI.18432@SBI.CO.IN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SANGRAMPUR</text:p>
          </table:table-cell>
          <table:table-cell office:value-type="float" office:value="18646" table:style-name="ce57">
            <text:p>18646</text:p>
          </table:table-cell>
          <table:table-cell office:value-type="string" table:style-name="ce55">
            <text:p>The Branch Manager,H/O- SMT.SEEMA DEVI, W/O-SUDISTH KUMARBLOCK ROAD,VILL+P.O-SANGRAMPURPURBI CHAMPARANEAST CHAMPARAN</text:p>
          </table:table-cell>
          <table:table-cell office:value-type="float" office:value="845434" table:style-name="ce54">
            <text:p>845434</text:p>
          </table:table-cell>
          <table:table-cell office:value-type="string" table:style-name="ce54">
            <text:p>SBI.18646@SBI.CO.IN</text:p>
          </table:table-cell>
          <table:table-cell office:value-type="float" office:value="8084014302" table:style-name="ce54">
            <text:p>8084014302</text:p>
          </table:table-cell>
          <table:table-cell office:value-type="float" office:value="6258" table:style-name="ce57">
            <text:p>625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16">
          <table:table-cell office:value-type="string" table:number-columns-spanned="3" table:number-rows-spanned="43" table:style-name="ce42">
            <text:p>THE REGIONAL MANAGER, STATE BANK OF INDIA, REGIONAL BUSINESS OFFICE,<text:span text:style-name="T4">(CHAPRA)</text:span><text:s/>1ST FLOOR CHAPRA BAZAR BRANCHSHAHEBGANJCHAPRA- 841301, <text:s/>agmr3.zomuz@sbi.co.in</text:p>
          </table:table-cell>
          <table:covered-table-cell table:number-columns-repeated="2"/>
          <table:table-cell office:value-type="string" table:number-columns-spanned="1" table:number-rows-spanned="43" table:style-name="ce42">
            <text:p>PHONE :245405, 9771404800 FAX :0</text:p>
          </table:table-cell>
          <table:table-cell office:value-type="string" table:style-name="ce55">
            <text:p>CHAPRA</text:p>
          </table:table-cell>
          <table:table-cell office:value-type="float" office:value="54" table:style-name="ce57">
            <text:p>54</text:p>
          </table:table-cell>
          <table:table-cell office:value-type="string" table:style-name="ce55">
            <text:p>The Chief Manager,PANKAJ CINEMA ROADCHAPRASARANBIHAR</text:p>
          </table:table-cell>
          <table:table-cell office:value-type="float" office:value="841301" table:style-name="ce54">
            <text:p>841301</text:p>
          </table:table-cell>
          <table:table-cell office:value-type="string" table:style-name="ce54">
            <text:p>sbi.00054@sbi.co.in</text:p>
          </table:table-cell>
          <table:table-cell office:value-type="float" office:value="9771404784" table:style-name="ce54">
            <text:p>9771404784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23232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HAJIPUR</text:p>
          </table:table-cell>
          <table:table-cell office:value-type="float" office:value="88" table:style-name="ce57">
            <text:p>88</text:p>
          </table:table-cell>
          <table:table-cell office:value-type="string" table:style-name="ce55">
            <text:p>The Chief Manager,CINEMA ROAD,HAJIPURDIST:VAISHALIVAISHALIBIHAR</text:p>
          </table:table-cell>
          <table:table-cell office:value-type="float" office:value="844101" table:style-name="ce54">
            <text:p>844101</text:p>
          </table:table-cell>
          <table:table-cell office:value-type="string" table:style-name="ce54">
            <text:p>sbi.00088@sbi.co.in</text:p>
          </table:table-cell>
          <table:table-cell office:value-type="float" office:value="9431026602" table:style-name="ce54">
            <text:p>9431026602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26022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HAPRA BAZAR</text:p>
          </table:table-cell>
          <table:table-cell office:value-type="float" office:value="1220" table:style-name="ce57">
            <text:p>1220</text:p>
          </table:table-cell>
          <table:table-cell office:value-type="string" table:style-name="ce55">
            <text:p>The Chief Manager,SAHIBGANJCHAPRA BAZARSARANDIST:SARAN, BIHAR</text:p>
          </table:table-cell>
          <table:table-cell office:value-type="float" office:value="841301" table:style-name="ce54">
            <text:p>841301</text:p>
          </table:table-cell>
          <table:table-cell office:value-type="string" table:style-name="ce54">
            <text:p>SBI.01220@SBI.CO.IN</text:p>
          </table:table-cell>
          <table:table-cell office:value-type="float" office:value="9431455489" table:style-name="ce54">
            <text:p>9431455489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23234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LALGANJ</text:p>
          </table:table-cell>
          <table:table-cell office:value-type="float" office:value="1483" table:style-name="ce57">
            <text:p>1483</text:p>
          </table:table-cell>
          <table:table-cell office:value-type="string" table:style-name="ce55">
            <text:p>The Chief Manager,PO PS-LALGANJDIST-VAISHALIVAISHALIBIHAR</text:p>
          </table:table-cell>
          <table:table-cell office:value-type="float" office:value="844121" table:style-name="ce54">
            <text:p>844121</text:p>
          </table:table-cell>
          <table:table-cell office:value-type="string" table:style-name="ce54">
            <text:p>sbi.01483@sbi.co.in</text:p>
          </table:table-cell>
          <table:table-cell office:value-type="float" office:value="9771404768" table:style-name="ce54">
            <text:p>9771404768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23723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MNAUR</text:p>
          </table:table-cell>
          <table:table-cell office:value-type="float" office:value="2901" table:style-name="ce57">
            <text:p>2901</text:p>
          </table:table-cell>
          <table:table-cell office:value-type="string" table:style-name="ce55">
            <text:p>The Branch Manager,MAIN ROAD, AMNAURDIST:SARANSARANBIHAR</text:p>
          </table:table-cell>
          <table:table-cell office:value-type="float" office:value="841401" table:style-name="ce54">
            <text:p>841401</text:p>
          </table:table-cell>
          <table:table-cell office:value-type="string" table:style-name="ce54">
            <text:p>sbi.02901@sbi.co.in</text:p>
          </table:table-cell>
          <table:table-cell office:value-type="float" office:value="9431664681" table:style-name="ce54">
            <text:p>9431664681</text:p>
          </table:table-cell>
          <table:table-cell office:value-type="float" office:value="6159" table:style-name="ce57">
            <text:p>6159</text:p>
          </table:table-cell>
          <table:table-cell office:value-type="string" table:style-name="ce57">
            <text:p>278330</text:p>
          </table:table-cell>
          <table:table-cell table:number-columns-repeated="16372"/>
        </table:table-row>
        <table:table-row table:style-name="ro19">
          <table:covered-table-cell/>
          <table:covered-table-cell table:number-columns-repeated="2"/>
          <table:covered-table-cell/>
          <table:table-cell office:value-type="string" table:style-name="ce55">
            <text:p>EKMA</text:p>
          </table:table-cell>
          <table:table-cell office:value-type="float" office:value="2934" table:style-name="ce57">
            <text:p>2934</text:p>
          </table:table-cell>
          <table:table-cell office:value-type="string" table:style-name="ce55">
            <text:p>The Chief Manager,PO-EKMADIST:SARANSARANBIHAR</text:p>
          </table:table-cell>
          <table:table-cell office:value-type="float" office:value="841208" table:style-name="ce54">
            <text:p>841208</text:p>
          </table:table-cell>
          <table:table-cell office:value-type="string" table:style-name="ce54">
            <text:p>sbi.02934@sbi.co.in</text:p>
          </table:table-cell>
          <table:table-cell office:value-type="float" office:value="9430035803" table:style-name="ce54">
            <text:p>9430035803</text:p>
          </table:table-cell>
          <table:table-cell office:value-type="float" office:value="6155" table:style-name="ce57">
            <text:p>6155</text:p>
          </table:table-cell>
          <table:table-cell office:value-type="string" table:style-name="ce57">
            <text:p>23120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RHOWRAH</text:p>
          </table:table-cell>
          <table:table-cell office:value-type="float" office:value="3211" table:style-name="ce57">
            <text:p>3211</text:p>
          </table:table-cell>
          <table:table-cell office:value-type="string" table:style-name="ce55">
            <text:p>The Branch Manager,PO-MARHOWRAHMARHOWRAHSARANDIST:SARAN, BIHAR</text:p>
          </table:table-cell>
          <table:table-cell office:value-type="float" office:value="841418" table:style-name="ce54">
            <text:p>841418</text:p>
          </table:table-cell>
          <table:table-cell office:value-type="string" table:style-name="ce54">
            <text:p>sbi.03211@sbi.co.in</text:p>
          </table:table-cell>
          <table:table-cell office:value-type="float" office:value="9771404790" table:style-name="ce54">
            <text:p>9771404790</text:p>
          </table:table-cell>
          <table:table-cell office:value-type="float" office:value="6159" table:style-name="ce57">
            <text:p>6159</text:p>
          </table:table-cell>
          <table:table-cell office:value-type="string" table:style-name="ce57">
            <text:p>23124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PARSA</text:p>
          </table:table-cell>
          <table:table-cell office:value-type="float" office:value="3267" table:style-name="ce57">
            <text:p>3267</text:p>
          </table:table-cell>
          <table:table-cell office:value-type="string" table:style-name="ce55">
            <text:p>The Branch Manager,PO : PARSADIST:SARANSARANBIHAR</text:p>
          </table:table-cell>
          <table:table-cell office:value-type="float" office:value="841219" table:style-name="ce54">
            <text:p>841219</text:p>
          </table:table-cell>
          <table:table-cell office:value-type="string" table:style-name="ce54">
            <text:p>sbi.03267@sbi.co.in</text:p>
          </table:table-cell>
          <table:table-cell office:value-type="float" office:value="9955670082" table:style-name="ce54">
            <text:p>9955670082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27624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TARAIYA</text:p>
          </table:table-cell>
          <table:table-cell office:value-type="float" office:value="3438" table:style-name="ce57">
            <text:p>3438</text:p>
          </table:table-cell>
          <table:table-cell office:value-type="string" table:style-name="ce55">
            <text:p>The Branch Manager,PO-TARAIYATARAIYASARANDIST:SARAN, BIHAR</text:p>
          </table:table-cell>
          <table:table-cell office:value-type="float" office:value="841424" table:style-name="ce54">
            <text:p>841424</text:p>
          </table:table-cell>
          <table:table-cell office:value-type="string" table:style-name="ce54">
            <text:p>sbi.03438@sbi.co.in</text:p>
          </table:table-cell>
          <table:table-cell office:value-type="float" office:value="9430053797" table:style-name="ce54">
            <text:p>9430053797</text:p>
          </table:table-cell>
          <table:table-cell office:value-type="float" office:value="61590" table:style-name="ce57">
            <text:p>61590</text:p>
          </table:table-cell>
          <table:table-cell office:value-type="string" table:style-name="ce57">
            <text:p>27358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RAJENDRA COLL CAMPUS (CHAPRA)</text:p>
          </table:table-cell>
          <table:table-cell office:value-type="float" office:value="3614" table:style-name="ce57">
            <text:p>3614</text:p>
          </table:table-cell>
          <table:table-cell office:value-type="string" table:style-name="ce55">
            <text:p>The Chief Manager,SAM CHAK, GUDARIDIST:CHAPRA, BIHARSARAN841301</text:p>
          </table:table-cell>
          <table:table-cell office:value-type="float" office:value="841301" table:style-name="ce54">
            <text:p>841301</text:p>
          </table:table-cell>
          <table:table-cell office:value-type="string" table:style-name="ce54">
            <text:p>sbi.03614@sbi.co.in</text:p>
          </table:table-cell>
          <table:table-cell office:value-type="float" office:value="9431426240" table:style-name="ce54">
            <text:p>9431426240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23215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HAJIPUR</text:p>
          </table:table-cell>
          <table:table-cell office:value-type="float" office:value="3684" table:style-name="ce57">
            <text:p>3684</text:p>
          </table:table-cell>
          <table:table-cell office:value-type="string" table:style-name="ce55">
            <text:p>The Chief Manager,SUBHASH CHOWKDIST:VAISHALI, BIHARVAISHALI844101</text:p>
          </table:table-cell>
          <table:table-cell office:value-type="float" office:value="844101" table:style-name="ce54">
            <text:p>844101</text:p>
          </table:table-cell>
          <table:table-cell office:value-type="string" table:style-name="ce54">
            <text:p>sbi.03684@sbi.co.in</text:p>
          </table:table-cell>
          <table:table-cell office:value-type="float" office:value="9771404761" table:style-name="ce54">
            <text:p>9771404761</text:p>
          </table:table-cell>
          <table:table-cell office:value-type="float" office:value="62240" table:style-name="ce57">
            <text:p>62240</text:p>
          </table:table-cell>
          <table:table-cell office:value-type="string" table:style-name="ce57">
            <text:p>27236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ONEPUR</text:p>
          </table:table-cell>
          <table:table-cell office:value-type="float" office:value="4446" table:style-name="ce57">
            <text:p>4446</text:p>
          </table:table-cell>
          <table:table-cell office:value-type="string" table:style-name="ce55">
            <text:p>The Chief Manager,SONEPURDIST : SARANSARANBIHAR</text:p>
          </table:table-cell>
          <table:table-cell office:value-type="float" office:value="841101" table:style-name="ce54">
            <text:p>841101</text:p>
          </table:table-cell>
          <table:table-cell office:value-type="string" table:style-name="ce54">
            <text:p>sbi.04446@sbi.co.in</text:p>
          </table:table-cell>
          <table:table-cell office:value-type="float" office:value="9835244468" table:style-name="ce54">
            <text:p>9835244468</text:p>
          </table:table-cell>
          <table:table-cell office:value-type="float" office:value="6158" table:style-name="ce57">
            <text:p>6158</text:p>
          </table:table-cell>
          <table:table-cell office:value-type="string" table:style-name="ce57">
            <text:p>22144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NAYAGAON</text:p>
          </table:table-cell>
          <table:table-cell office:value-type="float" office:value="4862" table:style-name="ce57">
            <text:p>4862</text:p>
          </table:table-cell>
          <table:table-cell office:value-type="string" table:style-name="ce55">
            <text:p>The Branch Manager,POST-NAYAGAONDIST:SARAN,SARANBIHAR</text:p>
          </table:table-cell>
          <table:table-cell office:value-type="float" office:value="841217" table:style-name="ce54">
            <text:p>841217</text:p>
          </table:table-cell>
          <table:table-cell office:value-type="string" table:style-name="ce54">
            <text:p>sbi.04862@sbi.co.in</text:p>
          </table:table-cell>
          <table:table-cell office:value-type="float" office:value="9431856705" table:style-name="ce54">
            <text:p>9431856705</text:p>
          </table:table-cell>
          <table:table-cell office:value-type="float" office:value="6158" table:style-name="ce57">
            <text:p>6158</text:p>
          </table:table-cell>
          <table:table-cell office:value-type="string" table:style-name="ce57">
            <text:p>27721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HAMKAURIA</text:p>
          </table:table-cell>
          <table:table-cell office:value-type="float" office:value="5438" table:style-name="ce57">
            <text:p>5438</text:p>
          </table:table-cell>
          <table:table-cell office:value-type="string" table:style-name="ce55">
            <text:p>The Branch Manager,PO-SHAMKAURIADIST:SARANSARANBIHAR</text:p>
          </table:table-cell>
          <table:table-cell office:value-type="float" office:value="841411" table:style-name="ce54">
            <text:p>841411</text:p>
          </table:table-cell>
          <table:table-cell office:value-type="string" table:style-name="ce54">
            <text:p>sbi.05438@sbi.co.in</text:p>
          </table:table-cell>
          <table:table-cell office:value-type="float" office:value="9431273093" table:style-name="ce54">
            <text:p>9431273093</text:p>
          </table:table-cell>
          <table:table-cell office:value-type="float" office:value="6159" table:style-name="ce57">
            <text:p>6159</text:p>
          </table:table-cell>
          <table:table-cell office:value-type="string" table:style-name="ce57">
            <text:p>27927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CHHAPRA</text:p>
          </table:table-cell>
          <table:table-cell office:value-type="float" office:value="5456" table:style-name="ce57">
            <text:p>5456</text:p>
          </table:table-cell>
          <table:table-cell office:value-type="string" table:style-name="ce55">
            <text:p>The Branch Manager,SHIV SHARAN MARKETMOUNA, CHHAPRASARANBIHAR</text:p>
          </table:table-cell>
          <table:table-cell office:value-type="float" office:value="841301" table:style-name="ce54">
            <text:p>841301</text:p>
          </table:table-cell>
          <table:table-cell office:value-type="string" table:style-name="ce54">
            <text:p>sbi05456@sbi.co.in</text:p>
          </table:table-cell>
          <table:table-cell office:value-type="float" office:value="9771404779" table:style-name="ce54">
            <text:p>9771404779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23202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NAGRA</text:p>
          </table:table-cell>
          <table:table-cell office:value-type="float" office:value="5785" table:style-name="ce57">
            <text:p>5785</text:p>
          </table:table-cell>
          <table:table-cell office:value-type="string" table:style-name="ce55">
            <text:p>The Branch Manager,AT+PO-NAGRAPS-KHAIRASARANDIST:SARAN, BIHAR</text:p>
          </table:table-cell>
          <table:table-cell office:value-type="float" office:value="841442" table:style-name="ce54">
            <text:p>841442</text:p>
          </table:table-cell>
          <table:table-cell office:value-type="string" table:style-name="ce54">
            <text:p>sbi.05785@sbi.co.in</text:p>
          </table:table-cell>
          <table:table-cell office:value-type="float" office:value="9431662502" table:style-name="ce54">
            <text:p>9431662502</text:p>
          </table:table-cell>
          <table:table-cell office:value-type="float" office:value="6155" table:style-name="ce57">
            <text:p>6155</text:p>
          </table:table-cell>
          <table:table-cell office:value-type="string" table:style-name="ce57">
            <text:p>26622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ITALPUR</text:p>
          </table:table-cell>
          <table:table-cell office:value-type="float" office:value="5786" table:style-name="ce57">
            <text:p>5786</text:p>
          </table:table-cell>
          <table:table-cell office:value-type="string" table:style-name="ce55">
            <text:p>The Branch Manager,SITALPURDIST:CHAPRA (SARAN)SARANBIHAR</text:p>
          </table:table-cell>
          <table:table-cell office:value-type="float" office:value="841221" table:style-name="ce54">
            <text:p>841221</text:p>
          </table:table-cell>
          <table:table-cell office:value-type="string" table:style-name="ce54">
            <text:p>sbi.05786sbi.co.in</text:p>
          </table:table-cell>
          <table:table-cell office:value-type="float" office:value="9939705262" table:style-name="ce54">
            <text:p>9939705262</text:p>
          </table:table-cell>
          <table:table-cell office:value-type="float" office:value="6158" table:style-name="ce57">
            <text:p>6158</text:p>
          </table:table-cell>
          <table:table-cell office:value-type="string" table:style-name="ce57">
            <text:p>28123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CHAINPUR</text:p>
          </table:table-cell>
          <table:table-cell office:value-type="float" office:value="6018" table:style-name="ce57">
            <text:p>6018</text:p>
          </table:table-cell>
          <table:table-cell office:value-type="string" table:style-name="ce55">
            <text:p>The Branch Manager,P.O.MASHRAKHDIST:SARANSARANBIHAR</text:p>
          </table:table-cell>
          <table:table-cell office:value-type="float" office:value="841417" table:style-name="ce54">
            <text:p>841417</text:p>
          </table:table-cell>
          <table:table-cell office:value-type="string" table:style-name="ce54">
            <text:p>sbi.06018@sbi.co</text:p>
          </table:table-cell>
          <table:table-cell office:value-type="float" office:value="9771404783" table:style-name="ce54">
            <text:p>9771404783</text:p>
          </table:table-cell>
          <table:table-cell office:value-type="float" office:value="6159" table:style-name="ce57">
            <text:p>6159</text:p>
          </table:table-cell>
          <table:table-cell office:value-type="string" table:style-name="ce57">
            <text:p>22425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AHAJITPUR</text:p>
          </table:table-cell>
          <table:table-cell office:value-type="float" office:value="6023" table:style-name="ce57">
            <text:p>6023</text:p>
          </table:table-cell>
          <table:table-cell office:value-type="string" table:style-name="ce55">
            <text:p>The Branch Manager,SAHAJITPURDIST:SARANSARANBIHAR</text:p>
          </table:table-cell>
          <table:table-cell office:value-type="float" office:value="841422" table:style-name="ce54">
            <text:p>841422</text:p>
          </table:table-cell>
          <table:table-cell office:value-type="string" table:style-name="ce54">
            <text:p>sbi06023@sbi.co.in</text:p>
          </table:table-cell>
          <table:table-cell office:value-type="float" office:value="9771404796" table:style-name="ce54">
            <text:p>9771404796</text:p>
          </table:table-cell>
          <table:table-cell office:value-type="float" office:value="6155" table:style-name="ce57">
            <text:p>6155</text:p>
          </table:table-cell>
          <table:table-cell office:value-type="string" table:style-name="ce57">
            <text:p>26772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TAJPUR</text:p>
          </table:table-cell>
          <table:table-cell office:value-type="float" office:value="6105" table:style-name="ce57">
            <text:p>6105</text:p>
          </table:table-cell>
          <table:table-cell office:value-type="string" table:style-name="ce55">
            <text:p>The Branch Manager,AT-TAJPURP.O.FULWARIA TAJPURSARANDIST:SARAN (CHAPRA),BIHAR</text:p>
          </table:table-cell>
          <table:table-cell office:value-type="float" office:value="841209" table:style-name="ce54">
            <text:p>841209</text:p>
          </table:table-cell>
          <table:table-cell office:value-type="string" table:style-name="ce54">
            <text:p>sbi.06105@sbi.co.in</text:p>
          </table:table-cell>
          <table:table-cell office:value-type="float" office:value="9431383367" table:style-name="ce54">
            <text:p>9431383367</text:p>
          </table:table-cell>
          <table:table-cell office:value-type="float" office:value="6155" table:style-name="ce57">
            <text:p>6155</text:p>
          </table:table-cell>
          <table:table-cell office:value-type="string" table:style-name="ce57">
            <text:p>26941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GRI MKT YARD SARHA</text:p>
          </table:table-cell>
          <table:table-cell office:value-type="float" office:value="6387" table:style-name="ce57">
            <text:p>6387</text:p>
          </table:table-cell>
          <table:table-cell office:value-type="string" table:style-name="ce55">
            <text:p>The Branch Manager,BAZAR SAMITI CAMPUS, SARHACHAPRASARANDIST:SARAN, BIHAR</text:p>
          </table:table-cell>
          <table:table-cell office:value-type="float" office:value="841301" table:style-name="ce54">
            <text:p>841301</text:p>
          </table:table-cell>
          <table:table-cell office:value-type="string" table:style-name="ce54">
            <text:p>SBI.06387@SBI.CO.IN</text:p>
          </table:table-cell>
          <table:table-cell office:value-type="float" office:value="9431265636" table:style-name="ce54">
            <text:p>9431265636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23283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ARMANAND PUR</text:p>
          </table:table-cell>
          <table:table-cell office:value-type="float" office:value="6655" table:style-name="ce57">
            <text:p>6655</text:p>
          </table:table-cell>
          <table:table-cell office:value-type="string" table:style-name="ce55">
            <text:p>The Branch Manager,AT &amp; PO : PARMANAND PURDIST:SARANSARANBIHAR</text:p>
          </table:table-cell>
          <table:table-cell office:value-type="float" office:value="841101" table:style-name="ce54">
            <text:p>841101</text:p>
          </table:table-cell>
          <table:table-cell office:value-type="string" table:style-name="ce54">
            <text:p>sbi.06655@sbi.co.in</text:p>
          </table:table-cell>
          <table:table-cell office:value-type="float" office:value="9835080894" table:style-name="ce54">
            <text:p>9835080894</text:p>
          </table:table-cell>
          <table:table-cell office:value-type="float" office:value="6158" table:style-name="ce57">
            <text:p>6158</text:p>
          </table:table-cell>
          <table:table-cell office:value-type="string" table:style-name="ce57">
            <text:p>27757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UTIHAR</text:p>
          </table:table-cell>
          <table:table-cell office:value-type="float" office:value="6656" table:style-name="ce57">
            <text:p>6656</text:p>
          </table:table-cell>
          <table:table-cell office:value-type="string" table:style-name="ce55">
            <text:p>The Branch Manager,VIL/PO SUTIHAR,P.S.DERNIDIST:SARANSARANBIHAR</text:p>
          </table:table-cell>
          <table:table-cell office:value-type="float" office:value="841222" table:style-name="ce54">
            <text:p>841222</text:p>
          </table:table-cell>
          <table:table-cell office:value-type="string" table:style-name="ce54">
            <text:p>sbi06656@sbi.co.in</text:p>
          </table:table-cell>
          <table:table-cell office:value-type="float" office:value="9431095323" table:style-name="ce54">
            <text:p>9431095323</text:p>
          </table:table-cell>
          <table:table-cell office:value-type="float" office:value="6158" table:style-name="ce57">
            <text:p>6158</text:p>
          </table:table-cell>
          <table:table-cell office:value-type="string" table:style-name="ce57">
            <text:p>28351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OHAMMADPUR</text:p>
          </table:table-cell>
          <table:table-cell office:value-type="float" office:value="6671" table:style-name="ce57">
            <text:p>6671</text:p>
          </table:table-cell>
          <table:table-cell office:value-type="string" table:style-name="ce55">
            <text:p>The Branch Manager,PS-MANJHIDIST:SARANSARANBIHAR</text:p>
          </table:table-cell>
          <table:table-cell office:value-type="float" office:value="841223" table:style-name="ce54">
            <text:p>841223</text:p>
          </table:table-cell>
          <table:table-cell office:value-type="string" table:style-name="ce54">
            <text:p>sbi.06671@sbi.co.in</text:p>
          </table:table-cell>
          <table:table-cell office:value-type="float" office:value="9430977771" table:style-name="ce54">
            <text:p>9430977771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HARAULI</text:p>
          </table:table-cell>
          <table:table-cell office:value-type="float" office:value="8327" table:style-name="ce57">
            <text:p>8327</text:p>
          </table:table-cell>
          <table:table-cell office:value-type="string" table:style-name="ce55">
            <text:p>The Branch Manager,HARAULIDIST:VAISHALIVAISHALIBIHAR</text:p>
          </table:table-cell>
          <table:table-cell office:value-type="float" office:value="844101" table:style-name="ce54">
            <text:p>844101</text:p>
          </table:table-cell>
          <table:table-cell office:value-type="string" table:style-name="ce54">
            <text:p>sbi.08327@sbi.co.in</text:p>
          </table:table-cell>
          <table:table-cell office:value-type="float" office:value="9431002888" table:style-name="ce54">
            <text:p>9431002888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28711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NJANI</text:p>
          </table:table-cell>
          <table:table-cell office:value-type="float" office:value="8886" table:style-name="ce57">
            <text:p>8886</text:p>
          </table:table-cell>
          <table:table-cell office:value-type="string" table:style-name="ce55">
            <text:p>The Branch Manager,PO : ANAJANIPS : PARSASARANDIST:SARAN, BIHAR</text:p>
          </table:table-cell>
          <table:table-cell office:value-type="float" office:value="841219" table:style-name="ce54">
            <text:p>841219</text:p>
          </table:table-cell>
          <table:table-cell office:value-type="string" table:style-name="ce54">
            <text:p>sbi.08886@sbi.co.in</text:p>
          </table:table-cell>
          <table:table-cell office:value-type="float" office:value="9431624949" table:style-name="ce54">
            <text:p>9431624949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25816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HAGWAN BAZAR</text:p>
          </table:table-cell>
          <table:table-cell office:value-type="float" office:value="10081" table:style-name="ce57">
            <text:p>10081</text:p>
          </table:table-cell>
          <table:table-cell office:value-type="string" table:style-name="ce55">
            <text:p>The Branch Manager,CHAPRA BIHARTHANA ROAD BHAGWAN BAZARSARANDISTT SARAN BIHAR</text:p>
          </table:table-cell>
          <table:table-cell office:value-type="float" office:value="10081" table:style-name="ce54">
            <text:p>10081</text:p>
          </table:table-cell>
          <table:table-cell office:value-type="float" office:value="0" table:style-name="ce54">
            <text:p>0</text:p>
          </table:table-cell>
          <table:table-cell office:value-type="float" office:value="9771404815" table:style-name="ce54">
            <text:p>9771404815</text:p>
          </table:table-cell>
          <table:table-cell office:value-type="float" office:value="61520" table:style-name="ce57">
            <text:p>6152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IGHWARA</text:p>
          </table:table-cell>
          <table:table-cell office:value-type="float" office:value="10083" table:style-name="ce57">
            <text:p>10083</text:p>
          </table:table-cell>
          <table:table-cell office:value-type="string" table:style-name="ce55">
            <text:p>The Branch Manager,MAIN ROAD, N.H-19DIGHWARASARANDIST:SARAN</text:p>
          </table:table-cell>
          <table:table-cell office:value-type="float" office:value="841207" table:style-name="ce54">
            <text:p>841207</text:p>
          </table:table-cell>
          <table:table-cell office:value-type="float" office:value="0" table:style-name="ce54">
            <text:p>0</text:p>
          </table:table-cell>
          <table:table-cell office:value-type="float" office:value="9771404814" table:style-name="ce54">
            <text:p>9771404814</text:p>
          </table:table-cell>
          <table:table-cell office:value-type="float" office:value="6158" table:style-name="ce57">
            <text:p>615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ARKHA</text:p>
          </table:table-cell>
          <table:table-cell office:value-type="float" office:value="12560" table:style-name="ce57">
            <text:p>12560</text:p>
          </table:table-cell>
          <table:table-cell office:value-type="string" table:style-name="ce55">
            <text:p>The Branch Manager,STATE BANK OF INDIASAHEED CHOWK, CHIRAND ROADSARANGARKHA, DIST. SARAN</text:p>
          </table:table-cell>
          <table:table-cell office:value-type="float" office:value="841311" table:style-name="ce54">
            <text:p>841311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NJANPIR</text:p>
          </table:table-cell>
          <table:table-cell office:value-type="float" office:value="12573" table:style-name="ce57">
            <text:p>12573</text:p>
          </table:table-cell>
          <table:table-cell office:value-type="string" table:style-name="ce55">
            <text:p>The Branch Manager,STATE BANK OF INDIAHAJIPUR LALGANJ ROADVAISHALIANJANPIR, DIST VAISHALI</text:p>
          </table:table-cell>
          <table:table-cell office:value-type="float" office:value="844101" table:style-name="ce54">
            <text:p>844101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EGIONAL BUSINESS OFFICE CHAPRA</text:p>
          </table:table-cell>
          <table:table-cell office:value-type="float" office:value="13728" table:style-name="ce57">
            <text:p>13728</text:p>
          </table:table-cell>
          <table:table-cell office:value-type="string" table:style-name="ce55">
            <text:p>The Chief Manager (Admin),DAK BUNGLOW ROADRAJENDRA STADIUM, CHAPRASARANSARAN</text:p>
          </table:table-cell>
          <table:table-cell office:value-type="float" office:value="841301" table:style-name="ce54">
            <text:p>841301</text:p>
          </table:table-cell>
          <table:table-cell office:value-type="float" office:value="0" table:style-name="ce54">
            <text:p>0</text:p>
          </table:table-cell>
          <table:table-cell office:value-type="float" office:value="9771404800" table:style-name="ce54">
            <text:p>9771404800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245405,0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AGDISHPUR CHATURBHUJ</text:p>
          </table:table-cell>
          <table:table-cell office:value-type="float" office:value="15591" table:style-name="ce57">
            <text:p>15591</text:p>
          </table:table-cell>
          <table:table-cell office:value-type="string" table:style-name="ce55">
            <text:p>The Branch Manager,P O - KARTAHAN, VIA-GHATARODISTT- VAISHALIMUZAFFARPURDISTT- VAISHALI</text:p>
          </table:table-cell>
          <table:table-cell office:value-type="float" office:value="844119" table:style-name="ce54">
            <text:p>844119</text:p>
          </table:table-cell>
          <table:table-cell office:value-type="string" table:style-name="ce54">
            <text:p>sbi.15591@sbi.co.in</text:p>
          </table:table-cell>
          <table:table-cell office:value-type="float" office:value="9431405476" table:style-name="ce54">
            <text:p>9431405476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287337,3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ELA</text:p>
          </table:table-cell>
          <table:table-cell office:value-type="float" office:value="15754" table:style-name="ce57">
            <text:p>15754</text:p>
          </table:table-cell>
          <table:table-cell office:value-type="string" table:style-name="ce55">
            <text:p>The Branch Manager,SHOPING COMPLEX, STAFF COLONY,RAIL WHEEL PLANT, BELASARANP.O. - ARVIND NAGAR, BLOCK - DARIYAPUR</text:p>
          </table:table-cell>
          <table:table-cell office:value-type="float" office:value="841221" table:style-name="ce54">
            <text:p>841221</text:p>
          </table:table-cell>
          <table:table-cell office:value-type="string" table:style-name="ce54">
            <text:p>SBI.15754@SBI.CO.IN</text:p>
          </table:table-cell>
          <table:table-cell table:style-name="ce54"/>
          <table:table-cell office:value-type="float" office:value="6158" table:style-name="ce57">
            <text:p>615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EVILGANJ (DIST SARAN)</text:p>
          </table:table-cell>
          <table:table-cell office:value-type="float" office:value="15924" table:style-name="ce57">
            <text:p>15924</text:p>
          </table:table-cell>
          <table:table-cell office:value-type="string" table:style-name="ce55">
            <text:p>The Branch Manager,REVILGANJ MAIN ROADREVILGANJ: SARANSARANREVILGANJ: SARAN</text:p>
          </table:table-cell>
          <table:table-cell office:value-type="float" office:value="841305" table:style-name="ce54">
            <text:p>841305</text:p>
          </table:table-cell>
          <table:table-cell office:value-type="string" table:style-name="ce54">
            <text:p>sbi.15924@sbi.co.in</text:p>
          </table:table-cell>
          <table:table-cell office:value-type="float" office:value="9934783115" table:style-name="ce54">
            <text:p>9934783115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UNICIPALITY CHOWK CHHAPRA</text:p>
          </table:table-cell>
          <table:table-cell office:value-type="float" office:value="16621" table:style-name="ce57">
            <text:p>16621</text:p>
          </table:table-cell>
          <table:table-cell office:value-type="string" table:style-name="ce55">
            <text:p>The Branch Manager,GANGA GOPAL MARKET [H/O SUSHIL PRASAD]MUNICIPALITY CHOWK, CHHAPRASARANBIHAR</text:p>
          </table:table-cell>
          <table:table-cell office:value-type="float" office:value="841301" table:style-name="ce54">
            <text:p>841301</text:p>
          </table:table-cell>
          <table:table-cell office:value-type="string" table:style-name="ce54">
            <text:p>sbi.16621@sbi.co.in</text:p>
          </table:table-cell>
          <table:table-cell office:value-type="float" office:value="9608865065" table:style-name="ce54">
            <text:p>9608865065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URKAULI</text:p>
          </table:table-cell>
          <table:table-cell office:value-type="float" office:value="17439" table:style-name="ce57">
            <text:p>17439</text:p>
          </table:table-cell>
          <table:table-cell office:value-type="string" table:style-name="ce55">
            <text:p>The Branch Manager,AT &amp; PO: PURKAULIDISTT: VAISHALIVAISHALIBIHAR</text:p>
          </table:table-cell>
          <table:table-cell office:value-type="float" office:value="844121" table:style-name="ce54">
            <text:p>844121</text:p>
          </table:table-cell>
          <table:table-cell office:value-type="string" table:style-name="ce54">
            <text:p>SBI.17439@SBI.CO.IN</text:p>
          </table:table-cell>
          <table:table-cell office:value-type="float" office:value="9431268305" table:style-name="ce54">
            <text:p>9431268305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993402477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UMRI BUJURG</text:p>
          </table:table-cell>
          <table:table-cell office:value-type="float" office:value="17442" table:style-name="ce57">
            <text:p>17442</text:p>
          </table:table-cell>
          <table:table-cell office:value-type="string" table:style-name="ce55">
            <text:p>The Branch Manager,P.O.DUMRI BUJURG,P.S. NAYAGAONDISTT: SARANSARANBIHAR</text:p>
          </table:table-cell>
          <table:table-cell office:value-type="float" office:value="841301" table:style-name="ce54">
            <text:p>841301</text:p>
          </table:table-cell>
          <table:table-cell office:value-type="string" table:style-name="ce54">
            <text:p>SBI.17442@SBI.CO.IN</text:p>
          </table:table-cell>
          <table:table-cell office:value-type="float" office:value="9934117911" table:style-name="ce54">
            <text:p>9934117911</text:p>
          </table:table-cell>
          <table:table-cell office:value-type="float" office:value="6158" table:style-name="ce57">
            <text:p>615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VAISHALI</text:p>
          </table:table-cell>
          <table:table-cell office:value-type="float" office:value="17445" table:style-name="ce57">
            <text:p>17445</text:p>
          </table:table-cell>
          <table:table-cell office:value-type="string" table:style-name="ce55">
            <text:p>The Branch Manager,AT &amp; PO: VAISHALIDISTT:VAISHALIVAISHALIBIHAR</text:p>
          </table:table-cell>
          <table:table-cell office:value-type="float" office:value="844128" table:style-name="ce54">
            <text:p>844128</text:p>
          </table:table-cell>
          <table:table-cell office:value-type="string" table:style-name="ce54">
            <text:p>sbi.17445@sbi.co.in</text:p>
          </table:table-cell>
          <table:table-cell office:value-type="float" office:value="9771423595" table:style-name="ce54">
            <text:p>9771423595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887722171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BB HAJIPUR</text:p>
          </table:table-cell>
          <table:table-cell office:value-type="float" office:value="17486" table:style-name="ce57">
            <text:p>17486</text:p>
          </table:table-cell>
          <table:table-cell office:value-type="string" table:style-name="ce55">
            <text:p>The Branch Manager,JAUHARI BAZAR, HAJIPURDISTRICT- VAISHALIVAISHALISTATE- BIHAR</text:p>
          </table:table-cell>
          <table:table-cell office:value-type="float" office:value="844101" table:style-name="ce54">
            <text:p>844101</text:p>
          </table:table-cell>
          <table:table-cell office:value-type="string" table:style-name="ce54">
            <text:p>sbi.17486@sbi.co.in</text:p>
          </table:table-cell>
          <table:table-cell office:value-type="float" office:value="9304649470" table:style-name="ce54">
            <text:p>9304649470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ME HAJIPUR</text:p>
          </table:table-cell>
          <table:table-cell office:value-type="float" office:value="17487" table:style-name="ce57">
            <text:p>17487</text:p>
          </table:table-cell>
          <table:table-cell office:value-type="string" table:style-name="ce55">
            <text:p>The Branch Manager,BIADA BUILDING PASWAN CHOWKHAJIPURVAISHALIDIST: VAISHALI</text:p>
          </table:table-cell>
          <table:table-cell office:value-type="float" office:value="844101" table:style-name="ce54">
            <text:p>844101</text:p>
          </table:table-cell>
          <table:table-cell office:value-type="string" table:style-name="ce54">
            <text:p>sbi.17487@sbi.co.in</text:p>
          </table:table-cell>
          <table:table-cell office:value-type="float" office:value="9472087906" table:style-name="ce54">
            <text:p>9472087906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HARHOPUR</text:p>
          </table:table-cell>
          <table:table-cell office:value-type="float" office:value="17824" table:style-name="ce57">
            <text:p>17824</text:p>
          </table:table-cell>
          <table:table-cell office:value-type="string" table:style-name="ce55">
            <text:p>The Branch Manager,PO-BHARHOPUR PS- EKMADIST: SARAN, BIHARSARANDIST: SARAN, BIHAR</text:p>
          </table:table-cell>
          <table:table-cell office:value-type="float" office:value="841208" table:style-name="ce54">
            <text:p>841208</text:p>
          </table:table-cell>
          <table:table-cell office:value-type="string" table:style-name="ce54">
            <text:p>sbi.17824@sbi.co.in</text:p>
          </table:table-cell>
          <table:table-cell office:value-type="float" office:value="9934944663" table:style-name="ce54">
            <text:p>9934944663</text:p>
          </table:table-cell>
          <table:table-cell office:value-type="float" office:value="6155" table:style-name="ce57">
            <text:p>6155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OPA</text:p>
          </table:table-cell>
          <table:table-cell office:value-type="float" office:value="17826" table:style-name="ce57">
            <text:p>17826</text:p>
          </table:table-cell>
          <table:table-cell office:value-type="string" table:style-name="ce55">
            <text:p>The Branch Manager,IN HOUSE OF SRI KANHAIYA PRASAD SINGHKOPA BAZARSARANP.O &amp; P.S- KOPA, DIST-SARAN</text:p>
          </table:table-cell>
          <table:table-cell office:value-type="float" office:value="841214" table:style-name="ce54">
            <text:p>841214</text:p>
          </table:table-cell>
          <table:table-cell office:value-type="string" table:style-name="ce54">
            <text:p>SBI.17826@SBI.CO.IN</text:p>
          </table:table-cell>
          <table:table-cell office:value-type="float" office:value="7070897659" table:style-name="ce54">
            <text:p>7070897659</text:p>
          </table:table-cell>
          <table:table-cell office:value-type="float" office:value="6152" table:style-name="ce57">
            <text:p>6152</text:p>
          </table:table-cell>
          <table:table-cell office:value-type="string" table:style-name="ce57">
            <text:p>707089765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AUDPUR</text:p>
          </table:table-cell>
          <table:table-cell office:value-type="float" office:value="18434" table:style-name="ce57">
            <text:p>18434</text:p>
          </table:table-cell>
          <table:table-cell office:value-type="string" table:style-name="ce55">
            <text:p>The Branch Manager,OPP. SHIVRADHA PETROLEUM,CHAPRA-SIWAN RP.O &amp; P.S--DAUDPURSARANDIST-SARAN</text:p>
          </table:table-cell>
          <table:table-cell office:value-type="float" office:value="841205" table:style-name="ce54">
            <text:p>841205</text:p>
          </table:table-cell>
          <table:table-cell office:value-type="string" table:style-name="ce54">
            <text:p>SBI.18434@SBI.CO.IN</text:p>
          </table:table-cell>
          <table:table-cell office:value-type="float" office:value="9334965140" table:style-name="ce54">
            <text:p>9334965140</text:p>
          </table:table-cell>
          <table:table-cell office:value-type="float" office:value="6155" table:style-name="ce57">
            <text:p>6155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7">
          <table:table-cell office:value-type="string" table:number-columns-spanned="3" table:number-rows-spanned="44" table:style-name="ce42">
            <text:p>THE REGIONAL MANAGER, STATE BANK OF INDIA, REGIONAL BUSINESS OFFICE,<text:span text:style-name="T4"><text:s/></text:span><text:span text:style-name="T4">(SIWAN</text:span>) BESIDES SBI SHRINAGAR BRANCH, SHRINAGAR, PO.; &amp; DIST. SIWAN-841226, agmr4.zomuz@sbi.co.in</text:p>
          </table:table-cell>
          <table:covered-table-cell table:number-columns-repeated="2"/>
          <table:table-cell office:value-type="string" table:number-columns-spanned="1" table:number-rows-spanned="44" table:style-name="ce93">
            <text:p>PHONE :FAX :</text:p>
          </table:table-cell>
          <table:table-cell office:value-type="string" table:style-name="ce55">
            <text:p>GOPALGANJ</text:p>
          </table:table-cell>
          <table:table-cell office:value-type="float" office:value="85" table:style-name="ce57">
            <text:p>85</text:p>
          </table:table-cell>
          <table:table-cell office:value-type="string" table:style-name="ce55">
            <text:p>The Chief Manager,MAUNIA CHOWKNEAR KACHEHARI GOPALGANJGOPALGANJDIST GOPALGANJ</text:p>
          </table:table-cell>
          <table:table-cell office:value-type="float" office:value="841428" table:style-name="ce54">
            <text:p>841428</text:p>
          </table:table-cell>
          <table:table-cell office:value-type="string" table:style-name="ce54">
            <text:p>sbi.00085@sbi.co.in</text:p>
          </table:table-cell>
          <table:table-cell office:value-type="float" office:value="9430560485" table:style-name="ce54">
            <text:p>9430560485</text:p>
          </table:table-cell>
          <table:table-cell office:value-type="float" office:value="6156" table:style-name="ce57">
            <text:p>6156</text:p>
          </table:table-cell>
          <table:table-cell office:value-type="string" table:style-name="ce57">
            <text:p>22444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IRGANJ</text:p>
          </table:table-cell>
          <table:table-cell office:value-type="float" office:value="133" table:style-name="ce57">
            <text:p>133</text:p>
          </table:table-cell>
          <table:table-cell office:value-type="string" table:style-name="ce55">
            <text:p>The Chief Manager,MIRGANJDIST: GOPALGANJGOPALGANJBIHAR</text:p>
          </table:table-cell>
          <table:table-cell office:value-type="float" office:value="841438" table:style-name="ce54">
            <text:p>841438</text:p>
          </table:table-cell>
          <table:table-cell office:value-type="string" table:style-name="ce54">
            <text:p>sbi.00133@sbi.co.in</text:p>
          </table:table-cell>
          <table:table-cell office:value-type="float" office:value="9431811144" table:style-name="ce54">
            <text:p>9431811144</text:p>
          </table:table-cell>
          <table:table-cell office:value-type="float" office:value="6150" table:style-name="ce57">
            <text:p>6150</text:p>
          </table:table-cell>
          <table:table-cell office:value-type="string" table:style-name="ce57">
            <text:p>23103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IWAN</text:p>
          </table:table-cell>
          <table:table-cell office:value-type="float" office:value="187" table:style-name="ce57">
            <text:p>187</text:p>
          </table:table-cell>
          <table:table-cell office:value-type="string" table:style-name="ce55">
            <text:p>The Chief Manager,RAJENDRA PATH, SIWAN,DIST:SIWANSIWANBIHAR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00187@sbi.co.in</text:p>
          </table:table-cell>
          <table:table-cell office:value-type="float" office:value="9430626541" table:style-name="ce54">
            <text:p>9430626541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24764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IWAN BAZAR</text:p>
          </table:table-cell>
          <table:table-cell office:value-type="float" office:value="1238" table:style-name="ce57">
            <text:p>1238</text:p>
          </table:table-cell>
          <table:table-cell office:value-type="string" table:style-name="ce55">
            <text:p>The Chief Manager,BABUNIA MOREDIST:SIWAN, BIHARSIWANBIHAR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01238@sbi.co.in</text:p>
          </table:table-cell>
          <table:table-cell office:value-type="float" office:value="9430292522" table:style-name="ce54">
            <text:p>9430292522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24201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SIWAN</text:p>
          </table:table-cell>
          <table:table-cell office:value-type="float" office:value="1954" table:style-name="ce57">
            <text:p>1954</text:p>
          </table:table-cell>
          <table:table-cell office:value-type="string" table:style-name="ce55">
            <text:p>The Branch Manager,RAJENDRA PATHCHAPRA ROADSIWANDIST-SIWAN, BIHAR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01954@sbi.co.in</text:p>
          </table:table-cell>
          <table:table-cell office:value-type="float" office:value="9771404743" table:style-name="ce54">
            <text:p>9771404743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24791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HATHUWA</text:p>
          </table:table-cell>
          <table:table-cell office:value-type="float" office:value="2945" table:style-name="ce57">
            <text:p>2945</text:p>
          </table:table-cell>
          <table:table-cell office:value-type="string" table:style-name="ce55">
            <text:p>The Branch Manager,STATE BANK OF INDIAHATHUWAGOPALGANJDIST:GOPALGANJ, BIHAR</text:p>
          </table:table-cell>
          <table:table-cell office:value-type="float" office:value="841436" table:style-name="ce54">
            <text:p>841436</text:p>
          </table:table-cell>
          <table:table-cell office:value-type="string" table:style-name="ce54">
            <text:p>sbi.02945@sbi.co.in</text:p>
          </table:table-cell>
          <table:table-cell office:value-type="float" office:value="9771404985" table:style-name="ce54">
            <text:p>9771404985</text:p>
          </table:table-cell>
          <table:table-cell office:value-type="float" office:value="6150" table:style-name="ce57">
            <text:p>6150</text:p>
          </table:table-cell>
          <table:table-cell office:value-type="string" table:style-name="ce57">
            <text:p>23137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ATEYA</text:p>
          </table:table-cell>
          <table:table-cell office:value-type="float" office:value="2961" table:style-name="ce57">
            <text:p>2961</text:p>
          </table:table-cell>
          <table:table-cell office:value-type="string" table:style-name="ce55">
            <text:p>The Chief Manager,KATEYADIST:GOPALGANJGOPALGANJBIHAR</text:p>
          </table:table-cell>
          <table:table-cell office:value-type="float" office:value="841437" table:style-name="ce54">
            <text:p>841437</text:p>
          </table:table-cell>
          <table:table-cell office:value-type="string" table:style-name="ce54">
            <text:p>sbi.02961@sbi.co.in</text:p>
          </table:table-cell>
          <table:table-cell office:value-type="float" office:value="9955682238" table:style-name="ce54">
            <text:p>9955682238</text:p>
          </table:table-cell>
          <table:table-cell office:value-type="float" office:value="6150" table:style-name="ce57">
            <text:p>6150</text:p>
          </table:table-cell>
          <table:table-cell office:value-type="string" table:style-name="ce57">
            <text:p>27359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IRWA</text:p>
          </table:table-cell>
          <table:table-cell office:value-type="float" office:value="2975" table:style-name="ce57">
            <text:p>2975</text:p>
          </table:table-cell>
          <table:table-cell office:value-type="string" table:style-name="ce55">
            <text:p>The Chief Manager,P.O.-MAIRWADIST:SIWANSIWANBIHAR</text:p>
          </table:table-cell>
          <table:table-cell office:value-type="float" office:value="841239" table:style-name="ce54">
            <text:p>841239</text:p>
          </table:table-cell>
          <table:table-cell office:value-type="string" table:style-name="ce54">
            <text:p>sbi.02975@sbi.co.in</text:p>
          </table:table-cell>
          <table:table-cell office:value-type="float" office:value="9431803620" table:style-name="ce54">
            <text:p>9431803620</text:p>
          </table:table-cell>
          <table:table-cell office:value-type="float" office:value="6157" table:style-name="ce57">
            <text:p>6157</text:p>
          </table:table-cell>
          <table:table-cell office:value-type="string" table:style-name="ce57">
            <text:p>23233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HARAGANJ</text:p>
          </table:table-cell>
          <table:table-cell office:value-type="float" office:value="4577" table:style-name="ce57">
            <text:p>4577</text:p>
          </table:table-cell>
          <table:table-cell office:value-type="string" table:style-name="ce55">
            <text:p>The Branch Manager,PO-MAHARAJGANJDIST:SIWAN, BIHARSIWANDIST:SIWAN, BIHAR</text:p>
          </table:table-cell>
          <table:table-cell office:value-type="float" office:value="841238" table:style-name="ce54">
            <text:p>841238</text:p>
          </table:table-cell>
          <table:table-cell office:value-type="string" table:style-name="ce54">
            <text:p>sbi.04577@sbi.co.in</text:p>
          </table:table-cell>
          <table:table-cell office:value-type="float" office:value="9954476983" table:style-name="ce54">
            <text:p>9954476983</text:p>
          </table:table-cell>
          <table:table-cell office:value-type="float" office:value="6153" table:style-name="ce57">
            <text:p>6153</text:p>
          </table:table-cell>
          <table:table-cell office:value-type="string" table:style-name="ce57">
            <text:p>24243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RAGHUNATHPUR</text:p>
          </table:table-cell>
          <table:table-cell office:value-type="float" office:value="4658" table:style-name="ce57">
            <text:p>4658</text:p>
          </table:table-cell>
          <table:table-cell office:value-type="string" table:style-name="ce55">
            <text:p>The Branch Manager,AT &amp; PO-RAGHUNATHPURDIST:SIWANSIWANBIHAR</text:p>
          </table:table-cell>
          <table:table-cell office:value-type="float" office:value="841504" table:style-name="ce54">
            <text:p>841504</text:p>
          </table:table-cell>
          <table:table-cell office:value-type="string" table:style-name="ce54">
            <text:p>sbi.04658@sbi.co.in</text:p>
          </table:table-cell>
          <table:table-cell office:value-type="float" office:value="9771404750" table:style-name="ce54">
            <text:p>9771404750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27486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IDHWALIA</text:p>
          </table:table-cell>
          <table:table-cell office:value-type="float" office:value="5424" table:style-name="ce57">
            <text:p>5424</text:p>
          </table:table-cell>
          <table:table-cell office:value-type="string" table:style-name="ce55">
            <text:p>The Branch Manager,B.S. MILL ROAD,SIDHWALIADIST:GOPALGANJGOPALGANJBIHAR</text:p>
          </table:table-cell>
          <table:table-cell office:value-type="float" office:value="841423" table:style-name="ce54">
            <text:p>841423</text:p>
          </table:table-cell>
          <table:table-cell office:value-type="string" table:style-name="ce54">
            <text:p>sbi.05424@sbi.co.in</text:p>
          </table:table-cell>
          <table:table-cell office:value-type="float" office:value="9771404994" table:style-name="ce54">
            <text:p>9771404994</text:p>
          </table:table-cell>
          <table:table-cell office:value-type="float" office:value="6151" table:style-name="ce57">
            <text:p>6151</text:p>
          </table:table-cell>
          <table:table-cell office:value-type="string" table:style-name="ce57">
            <text:p>28543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ZIRADEI</text:p>
          </table:table-cell>
          <table:table-cell office:value-type="float" office:value="5426" table:style-name="ce57">
            <text:p>5426</text:p>
          </table:table-cell>
          <table:table-cell office:value-type="string" table:style-name="ce55">
            <text:p>The Branch Manager,ZIRADEIZIRADEISIWANDIST:SIWAN, BIHAR</text:p>
          </table:table-cell>
          <table:table-cell office:value-type="float" office:value="841245" table:style-name="ce54">
            <text:p>841245</text:p>
          </table:table-cell>
          <table:table-cell office:value-type="string" table:style-name="ce54">
            <text:p>sbi.05426@sbi.co.in</text:p>
          </table:table-cell>
          <table:table-cell office:value-type="float" office:value="9771404753" table:style-name="ce54">
            <text:p>9771404753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286337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MAIRWA</text:p>
          </table:table-cell>
          <table:table-cell office:value-type="float" office:value="5970" table:style-name="ce57">
            <text:p>5970</text:p>
          </table:table-cell>
          <table:table-cell office:value-type="string" table:style-name="ce55">
            <text:p>The Branch Manager,STATION ROADMAIRWASIWANDIST:SIWAN, BIHAR</text:p>
          </table:table-cell>
          <table:table-cell office:value-type="float" office:value="841239" table:style-name="ce54">
            <text:p>841239</text:p>
          </table:table-cell>
          <table:table-cell office:value-type="string" table:style-name="ce54">
            <text:p>sbi.05970@sbi.co.in</text:p>
          </table:table-cell>
          <table:table-cell office:value-type="float" office:value="9771404744" table:style-name="ce54">
            <text:p>9771404744</text:p>
          </table:table-cell>
          <table:table-cell office:value-type="float" office:value="6157" table:style-name="ce57">
            <text:p>6157</text:p>
          </table:table-cell>
          <table:table-cell office:value-type="string" table:style-name="ce57">
            <text:p>23238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GOPALGANJ</text:p>
          </table:table-cell>
          <table:table-cell office:value-type="float" office:value="5971" table:style-name="ce57">
            <text:p>5971</text:p>
          </table:table-cell>
          <table:table-cell office:value-type="string" table:style-name="ce55">
            <text:p>The Chief Manager,NEAR POST OFFICE CHOWK, BANJARI ROADDIST:GOPALGANJ,GOPALGANJBIHAR</text:p>
          </table:table-cell>
          <table:table-cell office:value-type="float" office:value="841478" table:style-name="ce54">
            <text:p>841478</text:p>
          </table:table-cell>
          <table:table-cell office:value-type="string" table:style-name="ce54">
            <text:p>sbi.05971@sbi.co.in</text:p>
          </table:table-cell>
          <table:table-cell office:value-type="float" office:value="9430406114" table:style-name="ce54">
            <text:p>9430406114</text:p>
          </table:table-cell>
          <table:table-cell office:value-type="float" office:value="6156" table:style-name="ce57">
            <text:p>6156</text:p>
          </table:table-cell>
          <table:table-cell office:value-type="string" table:style-name="ce57">
            <text:p>22721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ASAMUSA</text:p>
          </table:table-cell>
          <table:table-cell office:value-type="float" office:value="6024" table:style-name="ce57">
            <text:p>6024</text:p>
          </table:table-cell>
          <table:table-cell office:value-type="string" table:style-name="ce55">
            <text:p>The Branch Manager,STATE BANK OF INDIAPO-SASAMUSAGOPALGANJDIST:GOPALGANJ, BIHAR</text:p>
          </table:table-cell>
          <table:table-cell office:value-type="float" office:value="841505" table:style-name="ce54">
            <text:p>841505</text:p>
          </table:table-cell>
          <table:table-cell office:value-type="string" table:style-name="ce54">
            <text:p>sbi.06024@sbi.co.in</text:p>
          </table:table-cell>
          <table:table-cell office:value-type="float" office:value="9934612267" table:style-name="ce54">
            <text:p>9934612267</text:p>
          </table:table-cell>
          <table:table-cell office:value-type="float" office:value="6156" table:style-name="ce57">
            <text:p>6156</text:p>
          </table:table-cell>
          <table:table-cell office:value-type="string" table:style-name="ce57">
            <text:p>28153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GOPALPUR</text:p>
          </table:table-cell>
          <table:table-cell office:value-type="float" office:value="6669" table:style-name="ce57">
            <text:p>6669</text:p>
          </table:table-cell>
          <table:table-cell office:value-type="string" table:style-name="ce55">
            <text:p>The Branch Manager,GOPALPURDIST:SIWANSIWANBIHAR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06669@sbi.co.in</text:p>
          </table:table-cell>
          <table:table-cell office:value-type="float" office:value="9771404745" table:style-name="ce54">
            <text:p>9771404745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27235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OLANDEVA</text:p>
          </table:table-cell>
          <table:table-cell office:value-type="float" office:value="6670" table:style-name="ce57">
            <text:p>6670</text:p>
          </table:table-cell>
          <table:table-cell office:value-type="string" table:style-name="ce55">
            <text:p>The Branch Manager,KOLANDEVADIST:GOPALGANJGOPALGANJBIHAR</text:p>
          </table:table-cell>
          <table:table-cell office:value-type="float" office:value="841452" table:style-name="ce54">
            <text:p>841452</text:p>
          </table:table-cell>
          <table:table-cell office:value-type="string" table:style-name="ce54">
            <text:p>sbi.06670@sbi.co.in</text:p>
          </table:table-cell>
          <table:table-cell office:value-type="float" office:value="9431383406" table:style-name="ce54">
            <text:p>9431383406</text:p>
          </table:table-cell>
          <table:table-cell office:value-type="float" office:value="6150" table:style-name="ce57">
            <text:p>6150</text:p>
          </table:table-cell>
          <table:table-cell office:value-type="string" table:style-name="ce57">
            <text:p>27848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ATAR</text:p>
          </table:table-cell>
          <table:table-cell office:value-type="float" office:value="6673" table:style-name="ce57">
            <text:p>6673</text:p>
          </table:table-cell>
          <table:table-cell office:value-type="string" table:style-name="ce55">
            <text:p>The Branch Manager,AT + PO-PATARDIST:SIWANSIWANBIHAR</text:p>
          </table:table-cell>
          <table:table-cell office:value-type="float" office:value="841502" table:style-name="ce54">
            <text:p>841502</text:p>
          </table:table-cell>
          <table:table-cell office:value-type="string" table:style-name="ce54">
            <text:p>sbi.06673@sbi.co.in</text:p>
          </table:table-cell>
          <table:table-cell office:value-type="float" office:value="9835698455" table:style-name="ce54">
            <text:p>9835698455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JIRWANKALA</text:p>
          </table:table-cell>
          <table:table-cell office:value-type="float" office:value="6685" table:style-name="ce57">
            <text:p>6685</text:p>
          </table:table-cell>
          <table:table-cell office:value-type="string" table:style-name="ce55">
            <text:p>The Branch Manager,P.O-RADHAGANJDIST:GOPALGANJGOPALGANJBIHAR</text:p>
          </table:table-cell>
          <table:table-cell office:value-type="float" office:value="841438" table:style-name="ce54">
            <text:p>841438</text:p>
          </table:table-cell>
          <table:table-cell office:value-type="string" table:style-name="ce54">
            <text:p>sbi.06685@sbi.co.in</text:p>
          </table:table-cell>
          <table:table-cell office:value-type="float" office:value="9430204788" table:style-name="ce54">
            <text:p>9430204788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HULWARIA</text:p>
          </table:table-cell>
          <table:table-cell office:value-type="float" office:value="6727" table:style-name="ce57">
            <text:p>6727</text:p>
          </table:table-cell>
          <table:table-cell office:value-type="string" table:style-name="ce55">
            <text:p>The Branch Manager,PO-PHULWARIADIST:GOPALGANJGOPALGANJBIHAR</text:p>
          </table:table-cell>
          <table:table-cell office:value-type="float" office:value="841425" table:style-name="ce54">
            <text:p>841425</text:p>
          </table:table-cell>
          <table:table-cell office:value-type="string" table:style-name="ce54">
            <text:p>sbi.06727@sbi.co.in</text:p>
          </table:table-cell>
          <table:table-cell office:value-type="float" office:value="9431217268" table:style-name="ce54">
            <text:p>9431217268</text:p>
          </table:table-cell>
          <table:table-cell office:value-type="float" office:value="6150" table:style-name="ce57">
            <text:p>6150</text:p>
          </table:table-cell>
          <table:table-cell office:value-type="string" table:style-name="ce57">
            <text:p>27252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DAHIBHAT</text:p>
          </table:table-cell>
          <table:table-cell office:value-type="float" office:value="7046" table:style-name="ce57">
            <text:p>7046</text:p>
          </table:table-cell>
          <table:table-cell office:value-type="string" table:style-name="ce55">
            <text:p>The Branch Manager,AT &amp; PO : DAHIBHATDIST:GOPALGANJGOPALGANJBIHAR</text:p>
          </table:table-cell>
          <table:table-cell office:value-type="float" office:value="841428" table:style-name="ce54">
            <text:p>841428</text:p>
          </table:table-cell>
          <table:table-cell office:value-type="string" table:style-name="ce54">
            <text:p>sbi.07046@sbi.co.in</text:p>
          </table:table-cell>
          <table:table-cell office:value-type="float" office:value="9934277303" table:style-name="ce54">
            <text:p>9934277303</text:p>
          </table:table-cell>
          <table:table-cell office:value-type="float" office:value="6156" table:style-name="ce57">
            <text:p>6156</text:p>
          </table:table-cell>
          <table:table-cell office:value-type="string" table:style-name="ce57">
            <text:p>27604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NARAINIA</text:p>
          </table:table-cell>
          <table:table-cell office:value-type="float" office:value="9212" table:style-name="ce57">
            <text:p>9212</text:p>
          </table:table-cell>
          <table:table-cell office:value-type="string" table:style-name="ce55">
            <text:p>The Branch Manager,PO : MIRGANJDIST : GOPALGANJGOPALGANJBIHAR</text:p>
          </table:table-cell>
          <table:table-cell office:value-type="float" office:value="841438" table:style-name="ce54">
            <text:p>841438</text:p>
          </table:table-cell>
          <table:table-cell office:value-type="string" table:style-name="ce54">
            <text:p>sbi.09212@sbi.co.in</text:p>
          </table:table-cell>
          <table:table-cell office:value-type="float" office:value="9931950912" table:style-name="ce54">
            <text:p>9931950912</text:p>
          </table:table-cell>
          <table:table-cell office:value-type="float" office:value="6150" table:style-name="ce57">
            <text:p>6150</text:p>
          </table:table-cell>
          <table:table-cell office:value-type="string" table:style-name="ce57">
            <text:p>23104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MBEDKAR CHOWK BRANCH</text:p>
          </table:table-cell>
          <table:table-cell office:value-type="float" office:value="11808" table:style-name="ce57">
            <text:p>11808</text:p>
          </table:table-cell>
          <table:table-cell office:value-type="string" table:style-name="ce55">
            <text:p>The Branch Manager,TRUST MARKET, THAWE ROADGOPALGANJGOPALGANJBIHAR</text:p>
          </table:table-cell>
          <table:table-cell office:value-type="float" office:value="841428" table:style-name="ce54">
            <text:p>841428</text:p>
          </table:table-cell>
          <table:table-cell office:value-type="string" table:style-name="ce54">
            <text:p>sbi.11808@sbi.co.in</text:p>
          </table:table-cell>
          <table:table-cell office:value-type="float" office:value="9771404984" table:style-name="ce54">
            <text:p>9771404984</text:p>
          </table:table-cell>
          <table:table-cell office:value-type="float" office:value="6156" table:style-name="ce57">
            <text:p>615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HRINAGAR</text:p>
          </table:table-cell>
          <table:table-cell office:value-type="float" office:value="12552" table:style-name="ce57">
            <text:p>12552</text:p>
          </table:table-cell>
          <table:table-cell office:value-type="string" table:style-name="ce55">
            <text:p>The Branch Manager,STATE BANK OF INDIAMANIPURAM, SHRINAGAR CHOWKSIWANMAIRWA ROAD DISTT. SIWAN</text:p>
          </table:table-cell>
          <table:table-cell office:value-type="float" office:value="841226" table:style-name="ce54">
            <text:p>841226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154" table:style-name="ce57">
            <text:p>61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NDAR</text:p>
          </table:table-cell>
          <table:table-cell office:value-type="float" office:value="12561" table:style-name="ce57">
            <text:p>12561</text:p>
          </table:table-cell>
          <table:table-cell office:value-type="string" table:style-name="ce55">
            <text:p>The Branch Manager,STATE BANK OF INDIAMAIN ROAD, ANDAR BAZARSIWANANDAR, DIST SIWAN</text:p>
          </table:table-cell>
          <table:table-cell office:value-type="float" office:value="841226" table:style-name="ce54">
            <text:p>841226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THAWE</text:p>
          </table:table-cell>
          <table:table-cell office:value-type="float" office:value="12566" table:style-name="ce57">
            <text:p>12566</text:p>
          </table:table-cell>
          <table:table-cell office:value-type="string" table:style-name="ce55">
            <text:p>The Branch Manager,RASUL MARKETAT &amp; PO THAWEGOPALGANJDISTT:GOPALGANJ(BIHAR)</text:p>
          </table:table-cell>
          <table:table-cell office:value-type="float" office:value="841440" table:style-name="ce54">
            <text:p>841440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156" table:style-name="ce57">
            <text:p>615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IGHWA DUBAULI DIST-GOPALGANJ</text:p>
          </table:table-cell>
          <table:table-cell office:value-type="float" office:value="12810" table:style-name="ce57">
            <text:p>12810</text:p>
          </table:table-cell>
          <table:table-cell office:value-type="string" table:style-name="ce55">
            <text:p>The Branch Manager,SONI BHAWAN, DAK BUNGALOW ROADDIGHWA DUBAULIGOPALGANJDISTT- GOPALGANJ, BIHAR</text:p>
          </table:table-cell>
          <table:table-cell office:value-type="float" office:value="841409" table:style-name="ce54">
            <text:p>841409</text:p>
          </table:table-cell>
          <table:table-cell office:value-type="string" table:style-name="ce54">
            <text:p>sbi.12810@sbi.co.in</text:p>
          </table:table-cell>
          <table:table-cell office:value-type="float" office:value="9771404979" table:style-name="ce54">
            <text:p>9771404979</text:p>
          </table:table-cell>
          <table:table-cell office:value-type="float" office:value="6151" table:style-name="ce57">
            <text:p>615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RHARIA</text:p>
          </table:table-cell>
          <table:table-cell office:value-type="float" office:value="13132" table:style-name="ce57">
            <text:p>13132</text:p>
          </table:table-cell>
          <table:table-cell office:value-type="string" table:style-name="ce55">
            <text:p>The Branch Manager,1ST FLOOR,VISHWANATH COMPLEXBARHARIASIWANSIWAN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13132@sbi.co.in</text:p>
          </table:table-cell>
          <table:table-cell office:value-type="float" office:value="9771475290" table:style-name="ce54">
            <text:p>9771475290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983545933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RAULI</text:p>
          </table:table-cell>
          <table:table-cell office:value-type="float" office:value="13133" table:style-name="ce57">
            <text:p>13133</text:p>
          </table:table-cell>
          <table:table-cell office:value-type="string" table:style-name="ce55">
            <text:p>The Branch Manager,P.O: BARAULIDIST: GOPALGANJGOPALGANJDIST. BIHAR</text:p>
          </table:table-cell>
          <table:table-cell office:value-type="float" office:value="841405" table:style-name="ce54">
            <text:p>841405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156" table:style-name="ce57">
            <text:p>6156</text:p>
          </table:table-cell>
          <table:table-cell office:value-type="string" table:style-name="ce57">
            <text:p>28462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SANTPUR</text:p>
          </table:table-cell>
          <table:table-cell office:value-type="float" office:value="14292" table:style-name="ce57">
            <text:p>14292</text:p>
          </table:table-cell>
          <table:table-cell office:value-type="string" table:style-name="ce55">
            <text:p>The Branch Manager,IN THE HOUSE OF ASHOK KUMAR PRASADBASANTPUR MAIN ROAD,SIWANOPP - SHILPI CINEMA HALL , DIST : SIWAN</text:p>
          </table:table-cell>
          <table:table-cell office:value-type="float" office:value="841406" table:style-name="ce54">
            <text:p>841406</text:p>
          </table:table-cell>
          <table:table-cell office:value-type="string" table:style-name="ce54">
            <text:p>sbi.14292@sbi.co.in</text:p>
          </table:table-cell>
          <table:table-cell office:value-type="string" table:style-name="ce54">
            <text:p><text:s/>9939707664 (p)<text:s text:c="2"/></text:p>
          </table:table-cell>
          <table:table-cell office:value-type="float" office:value="6153" table:style-name="ce57">
            <text:p>615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NJHA</text:p>
          </table:table-cell>
          <table:table-cell office:value-type="float" office:value="14308" table:style-name="ce57">
            <text:p>14308</text:p>
          </table:table-cell>
          <table:table-cell office:value-type="string" table:style-name="ce55">
            <text:p>The Branch Manager,VIL- MANJHAGARHPO- MANJHAGARHGOPALGANJTHANA-MANJHAGARH</text:p>
          </table:table-cell>
          <table:table-cell office:value-type="float" office:value="841427" table:style-name="ce54">
            <text:p>841427</text:p>
          </table:table-cell>
          <table:table-cell office:value-type="string" table:style-name="ce54">
            <text:p>sbi.14308@sbi.co.in</text:p>
          </table:table-cell>
          <table:table-cell office:value-type="float" office:value="8676047432" table:style-name="ce54">
            <text:p>8676047432</text:p>
          </table:table-cell>
          <table:table-cell office:value-type="float" office:value="6156" table:style-name="ce57">
            <text:p>615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ANCHDEWRI</text:p>
          </table:table-cell>
          <table:table-cell office:value-type="float" office:value="14309" table:style-name="ce57">
            <text:p>14309</text:p>
          </table:table-cell>
          <table:table-cell office:value-type="string" table:style-name="ce55">
            <text:p>The Branch Manager,VILL- PANCHDEWRIPO- PANCHDEWRIGOPALGANJVIA- KATEYA</text:p>
          </table:table-cell>
          <table:table-cell office:value-type="float" office:value="841437" table:style-name="ce54">
            <text:p>841437</text:p>
          </table:table-cell>
          <table:table-cell office:value-type="string" table:style-name="ce54">
            <text:p>sbi.14309@sbi.co.in</text:p>
          </table:table-cell>
          <table:table-cell table:style-name="ce54"/>
          <table:table-cell office:value-type="float" office:value="6150" table:style-name="ce57">
            <text:p>615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VIJAIPUR</text:p>
          </table:table-cell>
          <table:table-cell office:value-type="float" office:value="14310" table:style-name="ce57">
            <text:p>14310</text:p>
          </table:table-cell>
          <table:table-cell office:value-type="string" table:style-name="ce55">
            <text:p>The Branch Manager,POST OFFICE - VIJAIPUR, P.S.- VIJAIPURDIST : GOPALGANJGOPALGANJPATNA</text:p>
          </table:table-cell>
          <table:table-cell office:value-type="float" office:value="841508" table:style-name="ce54">
            <text:p>841508</text:p>
          </table:table-cell>
          <table:table-cell office:value-type="string" table:style-name="ce54">
            <text:p>sbi.14310@sbi.co.in</text:p>
          </table:table-cell>
          <table:table-cell office:value-type="float" office:value="9934278814" table:style-name="ce54">
            <text:p>9934278814</text:p>
          </table:table-cell>
          <table:table-cell office:value-type="float" office:value="6150" table:style-name="ce57">
            <text:p>615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ARAR</text:p>
          </table:table-cell>
          <table:table-cell office:value-type="float" office:value="15592" table:style-name="ce57">
            <text:p>15592</text:p>
          </table:table-cell>
          <table:table-cell office:value-type="string" table:style-name="ce55">
            <text:p>The Branch Manager,STATE BANK OF INDIAPO.HUSSAINGANJ, PS: ANDARSIWANSIWAN</text:p>
          </table:table-cell>
          <table:table-cell office:value-type="float" office:value="841237" table:style-name="ce54">
            <text:p>841237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<text:s/>9430252278 (P)<text:s text:c="2"/>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OPLA MATH</text:p>
          </table:table-cell>
          <table:table-cell office:value-type="float" office:value="15594" table:style-name="ce57">
            <text:p>15594</text:p>
          </table:table-cell>
          <table:table-cell office:value-type="string" table:style-name="ce55">
            <text:p>The Branch Manager,VILL - GOPLA MATHPOST : BHAGWANPUR, P.S.- THAWEGOPALGANJDIST : GOPALGANJ.</text:p>
          </table:table-cell>
          <table:table-cell office:value-type="float" office:value="841428" table:style-name="ce54">
            <text:p>841428</text:p>
          </table:table-cell>
          <table:table-cell office:value-type="float" office:value="0" table:style-name="ce54">
            <text:p>0</text:p>
          </table:table-cell>
          <table:table-cell office:value-type="float" office:value="8292260610" table:style-name="ce54">
            <text:p>8292260610</text:p>
          </table:table-cell>
          <table:table-cell office:value-type="float" office:value="6156" table:style-name="ce57">
            <text:p>615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PECIALISED NRI BRANCH SIWAN</text:p>
          </table:table-cell>
          <table:table-cell office:value-type="float" office:value="16232" table:style-name="ce57">
            <text:p>16232</text:p>
          </table:table-cell>
          <table:table-cell office:value-type="string" table:style-name="ce55">
            <text:p>The Branch Manager,CHAPRA-SIWAN ROADSIWANSIWANSIWAN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nri.siwan@sbi.co.in</text:p>
          </table:table-cell>
          <table:table-cell office:value-type="float" office:value="9771423601" table:style-name="ce54">
            <text:p>9771423601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24219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TARWARA</text:p>
          </table:table-cell>
          <table:table-cell office:value-type="float" office:value="17825" table:style-name="ce57">
            <text:p>17825</text:p>
          </table:table-cell>
          <table:table-cell office:value-type="string" table:style-name="ce55">
            <text:p>The Branch Manager,PO: TARWARAP.S: TARWARASIWANDISTRICT: SIWAN, BIHAR</text:p>
          </table:table-cell>
          <table:table-cell office:value-type="float" office:value="841506" table:style-name="ce54">
            <text:p>841506</text:p>
          </table:table-cell>
          <table:table-cell office:value-type="string" table:style-name="ce54">
            <text:p>SBI.17825@SBI.CO.IN</text:p>
          </table:table-cell>
          <table:table-cell office:value-type="float" office:value="8084953951" table:style-name="ce54">
            <text:p>8084953951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BO SIWAN</text:p>
          </table:table-cell>
          <table:table-cell office:value-type="float" office:value="18155" table:style-name="ce57">
            <text:p>18155</text:p>
          </table:table-cell>
          <table:table-cell office:value-type="string" table:style-name="ce55">
            <text:p>The Chief Manager (Admin),SIWANAT-SHRINAGARSIWANSIWAN, BIHAR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18155@SBI.CO.IN</text:p>
          </table:table-cell>
          <table:table-cell office:value-type="float" office:value="9771404752" table:style-name="ce54">
            <text:p>9771404752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OHAMMADPUR</text:p>
          </table:table-cell>
          <table:table-cell office:value-type="float" office:value="18435" table:style-name="ce57">
            <text:p>18435</text:p>
          </table:table-cell>
          <table:table-cell office:value-type="string" table:style-name="ce55">
            <text:p>The Branch Manager,MOHAMMADPURGOPALGANJGOPALGANJBIHAR</text:p>
          </table:table-cell>
          <table:table-cell office:value-type="float" office:value="841423" table:style-name="ce54">
            <text:p>841423</text:p>
          </table:table-cell>
          <table:table-cell office:value-type="string" table:style-name="ce54">
            <text:p>SBI.18435@SBI.CO.IN</text:p>
          </table:table-cell>
          <table:table-cell office:value-type="float" office:value="7033702551" table:style-name="ce54">
            <text:p>7033702551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9">
          <table:covered-table-cell/>
          <table:covered-table-cell table:number-columns-repeated="2"/>
          <table:covered-table-cell/>
          <table:table-cell office:value-type="string" table:style-name="ce55">
            <text:p>GUTHNI</text:p>
          </table:table-cell>
          <table:table-cell office:value-type="float" office:value="18551" table:style-name="ce57">
            <text:p>18551</text:p>
          </table:table-cell>
          <table:table-cell office:value-type="string" table:style-name="ce55">
            <text:p>The Branch Manager,AT - GUTHNISIWANSIWANBIHAR</text:p>
          </table:table-cell>
          <table:table-cell office:value-type="float" office:value="841435" table:style-name="ce54">
            <text:p>841435</text:p>
          </table:table-cell>
          <table:table-cell office:value-type="string" table:style-name="ce54">
            <text:p>SBI.18551@SBI.CO.IN</text:p>
          </table:table-cell>
          <table:table-cell office:value-type="float" office:value="9546687945" table:style-name="ce54">
            <text:p>9546687945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TATION ROAD BRANCH SIWAN</text:p>
          </table:table-cell>
          <table:table-cell office:value-type="float" office:value="18595" table:style-name="ce57">
            <text:p>18595</text:p>
          </table:table-cell>
          <table:table-cell office:value-type="string" table:style-name="ce55">
            <text:p>The Branch Manager,KRISHNA CINEMA COMPOUNDSTATION ROAD SIWANSIWANSIWAN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18595@SBI.CO.IN</text:p>
          </table:table-cell>
          <table:table-cell table:style-name="ce54"/>
          <table:table-cell office:value-type="float" office:value="6154" table:style-name="ce57">
            <text:p>61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AI QUILLA SIWAN</text:p>
          </table:table-cell>
          <table:table-cell office:value-type="float" office:value="18596" table:style-name="ce57">
            <text:p>18596</text:p>
          </table:table-cell>
          <table:table-cell office:value-type="string" table:style-name="ce55">
            <text:p>The Branch Manager,HOUSE OF AASMA BEGUM, SHRI GHULAMMOINUDDIN AND MD. BASHIRUDDIN KHANSIWANNAI QUILLA SIWAN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18596@SBI.CO.IN</text:p>
          </table:table-cell>
          <table:table-cell table:style-name="ce54"/>
          <table:table-cell office:value-type="float" office:value="6154" table:style-name="ce57">
            <text:p>61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HOSPITAL ROAD SIWAN</text:p>
          </table:table-cell>
          <table:table-cell office:value-type="float" office:value="18597" table:style-name="ce57">
            <text:p>18597</text:p>
          </table:table-cell>
          <table:table-cell office:value-type="string" table:style-name="ce55">
            <text:p>The Branch Manager,H/O-ASIM KUMAR C/O-DR SHYAMA SHARMAHOSPITAL ROAD SIWANSIWANSIWAN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18597@SBI.CO.IN</text:p>
          </table:table-cell>
          <table:table-cell table:style-name="ce54"/>
          <table:table-cell office:value-type="float" office:value="6154" table:style-name="ce57">
            <text:p>61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BB SIWAN</text:p>
          </table:table-cell>
          <table:table-cell office:value-type="float" office:value="18623" table:style-name="ce57">
            <text:p>18623</text:p>
          </table:table-cell>
          <table:table-cell office:value-type="string" table:style-name="ce55">
            <text:p>The Branch Manager,AT-MAHADEVA, SIWANSIWANSIWANBIHAR</text:p>
          </table:table-cell>
          <table:table-cell office:value-type="float" office:value="841226" table:style-name="ce54">
            <text:p>841226</text:p>
          </table:table-cell>
          <table:table-cell office:value-type="string" table:style-name="ce54">
            <text:p>SBI.18623@SBI.CO.IN</text:p>
          </table:table-cell>
          <table:table-cell office:value-type="float" office:value="9852461822" table:style-name="ce54">
            <text:p>9852461822</text:p>
          </table:table-cell>
          <table:table-cell office:value-type="float" office:value="6154" table:style-name="ce57">
            <text:p>61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2">
          <table:table-cell office:value-type="string" table:number-columns-spanned="3" table:number-rows-spanned="34" table:style-name="ce42">
            <text:p>THE REGIONAL MANAGER, STATE BANK OF INDIA, REGIONAL BUSINESS OFFICE, R B O<text:span text:style-name="T4"><text:s text:c="2"/>(BETTIAH)</text:span><text:s/>STATE BANK OF INDIAREGIONAL BUSINESS OFFICEUJJAIN TOLA <text:s/>BETTIAH- 845438, <text:s/>agmr5.zomuz@sbi.co.in</text:p>
          </table:table-cell>
          <table:covered-table-cell table:number-columns-repeated="2"/>
          <table:table-cell office:value-type="string" table:number-columns-spanned="1" table:number-rows-spanned="34" table:style-name="ce94">
            <text:p>PHONE :FAX :</text:p>
          </table:table-cell>
          <table:table-cell office:value-type="string" table:style-name="ce55">
            <text:p>BETTIAH</text:p>
          </table:table-cell>
          <table:table-cell office:value-type="float" office:value="35" table:style-name="ce57">
            <text:p>35</text:p>
          </table:table-cell>
          <table:table-cell office:value-type="string" table:style-name="ce55">
            <text:p><text:s/></text:p>
          </table:table-cell>
          <table:table-cell office:value-type="float" office:value="845438" table:style-name="ce54">
            <text:p>845438</text:p>
          </table:table-cell>
          <table:table-cell office:value-type="string" table:style-name="ce54">
            <text:p>sbi.00035@sbi.co.in</text:p>
          </table:table-cell>
          <table:table-cell office:value-type="float" office:value="9771404961" table:style-name="ce54">
            <text:p>9771404961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24614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HANPATIA</text:p>
          </table:table-cell>
          <table:table-cell office:value-type="float" office:value="1219" table:style-name="ce57">
            <text:p>1219</text:p>
          </table:table-cell>
          <table:table-cell office:value-type="string" table:style-name="ce55">
            <text:p>The Branch Manager,PO-CHANPATIADIST-WEST CHAMPARANPASCHIMI CHAMPARANJHARKHAND</text:p>
          </table:table-cell>
          <table:table-cell office:value-type="float" office:value="845449" table:style-name="ce54">
            <text:p>845449</text:p>
          </table:table-cell>
          <table:table-cell office:value-type="string" table:style-name="ce54">
            <text:p>sbi.01219@sbi.co.in</text:p>
          </table:table-cell>
          <table:table-cell office:value-type="float" office:value="9430824569" table:style-name="ce54">
            <text:p>9430824569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26623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VALMIKINAGAR</text:p>
          </table:table-cell>
          <table:table-cell office:value-type="float" office:value="1432" table:style-name="ce57">
            <text:p>1432</text:p>
          </table:table-cell>
          <table:table-cell office:value-type="string" table:style-name="ce55">
            <text:p>The Branch Manager,PO + PS-VALMIKINAGARDIST:WEST CHAMPARANPASCHIMI CHAMPARANBIHAR</text:p>
          </table:table-cell>
          <table:table-cell office:value-type="float" office:value="845107" table:style-name="ce54">
            <text:p>845107</text:p>
          </table:table-cell>
          <table:table-cell office:value-type="string" table:style-name="ce54">
            <text:p>sbi.01432@sbi.co.in</text:p>
          </table:table-cell>
          <table:table-cell office:value-type="float" office:value="9939233022" table:style-name="ce54">
            <text:p>9939233022</text:p>
          </table:table-cell>
          <table:table-cell office:value-type="float" office:value="6251" table:style-name="ce57">
            <text:p>6251</text:p>
          </table:table-cell>
          <table:table-cell office:value-type="string" table:style-name="ce57">
            <text:p>25621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BETTIAH</text:p>
          </table:table-cell>
          <table:table-cell office:value-type="float" office:value="1764" table:style-name="ce57">
            <text:p>1764</text:p>
          </table:table-cell>
          <table:table-cell office:value-type="string" table:style-name="ce55">
            <text:p>The Chief Manager,P. O. BETTIAHDIST: WEST CHAMPARANPASCHIMI CHAMPARANBIHAR</text:p>
          </table:table-cell>
          <table:table-cell office:value-type="float" office:value="845438" table:style-name="ce54">
            <text:p>845438</text:p>
          </table:table-cell>
          <table:table-cell office:value-type="string" table:style-name="ce54">
            <text:p>sbi.01764@sbi.co.in</text:p>
          </table:table-cell>
          <table:table-cell office:value-type="float" office:value="9771404963" table:style-name="ce54">
            <text:p>9771404963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24236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GAHA BAZAR</text:p>
          </table:table-cell>
          <table:table-cell office:value-type="float" office:value="2905" table:style-name="ce57">
            <text:p>2905</text:p>
          </table:table-cell>
          <table:table-cell office:value-type="string" table:style-name="ce55">
            <text:p>The Branch Manager,PO : BAGAHADIST:CHAMPARAN (W)PASCHIMI CHAMPARANBIHAR</text:p>
          </table:table-cell>
          <table:table-cell office:value-type="float" office:value="845101" table:style-name="ce54">
            <text:p>845101</text:p>
          </table:table-cell>
          <table:table-cell office:value-type="string" table:style-name="ce54">
            <text:p>sbi.02905@sbi.co.in</text:p>
          </table:table-cell>
          <table:table-cell office:value-type="float" office:value="9934786378" table:style-name="ce54">
            <text:p>9934786378</text:p>
          </table:table-cell>
          <table:table-cell office:value-type="float" office:value="6251" table:style-name="ce57">
            <text:p>6251</text:p>
          </table:table-cell>
          <table:table-cell office:value-type="string" table:style-name="ce57">
            <text:p>22631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AUNAHA</text:p>
          </table:table-cell>
          <table:table-cell office:value-type="float" office:value="2936" table:style-name="ce57">
            <text:p>2936</text:p>
          </table:table-cell>
          <table:table-cell office:value-type="string" table:style-name="ce55">
            <text:p>The Branch Manager,AT + PO-GAUNAHADIST:WEST CHAMPARANPASCHIMI CHAMPARANBIHAR</text:p>
          </table:table-cell>
          <table:table-cell office:value-type="float" office:value="845102" table:style-name="ce54">
            <text:p>845102</text:p>
          </table:table-cell>
          <table:table-cell office:value-type="string" table:style-name="ce54">
            <text:p>sbi.02936@sbi.co.in</text:p>
          </table:table-cell>
          <table:table-cell office:value-type="float" office:value="9431673577" table:style-name="ce54">
            <text:p>9431673577</text:p>
          </table:table-cell>
          <table:table-cell office:value-type="float" office:value="6253" table:style-name="ce57">
            <text:p>6253</text:p>
          </table:table-cell>
          <table:table-cell office:value-type="string" table:style-name="ce57">
            <text:p>25321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HARINAGAR</text:p>
          </table:table-cell>
          <table:table-cell office:value-type="float" office:value="2942" table:style-name="ce57">
            <text:p>2942</text:p>
          </table:table-cell>
          <table:table-cell office:value-type="string" table:style-name="ce55">
            <text:p>The Chief Manager,P-O-HARINAGARDIST:WEST CHAMPARANPASCHIMI CHAMPARANBIHAR</text:p>
          </table:table-cell>
          <table:table-cell office:value-type="float" office:value="845103" table:style-name="ce54">
            <text:p>845103</text:p>
          </table:table-cell>
          <table:table-cell office:value-type="string" table:style-name="ce54">
            <text:p>sbi.02942@sbi.co.in</text:p>
          </table:table-cell>
          <table:table-cell office:value-type="float" office:value="9771404947" table:style-name="ce54">
            <text:p>9771404947</text:p>
          </table:table-cell>
          <table:table-cell office:value-type="float" office:value="6256" table:style-name="ce57">
            <text:p>6256</text:p>
          </table:table-cell>
          <table:table-cell office:value-type="string" table:style-name="ce57">
            <text:p>22425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LAURIA</text:p>
          </table:table-cell>
          <table:table-cell office:value-type="float" office:value="2969" table:style-name="ce57">
            <text:p>2969</text:p>
          </table:table-cell>
          <table:table-cell office:value-type="string" table:style-name="ce55">
            <text:p>The Branch Manager,AT + PO-LAURIADIST: WEST CHAMPARANPASCHIMI CHAMPARANBIHAR</text:p>
          </table:table-cell>
          <table:table-cell office:value-type="float" office:value="845453" table:style-name="ce54">
            <text:p>845453</text:p>
          </table:table-cell>
          <table:table-cell office:value-type="string" table:style-name="ce54">
            <text:p>sbi.02969.@sbi.co.in</text:p>
          </table:table-cell>
          <table:table-cell office:value-type="float" office:value="9955477438" table:style-name="ce54">
            <text:p>9955477438</text:p>
          </table:table-cell>
          <table:table-cell office:value-type="float" office:value="6253" table:style-name="ce57">
            <text:p>6253</text:p>
          </table:table-cell>
          <table:table-cell office:value-type="string" table:style-name="ce57">
            <text:p>25166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DHUBANI</text:p>
          </table:table-cell>
          <table:table-cell office:value-type="float" office:value="2972" table:style-name="ce57">
            <text:p>2972</text:p>
          </table:table-cell>
          <table:table-cell office:value-type="string" table:style-name="ce55">
            <text:p>The Branch Manager,AT PO : MADHUBANIVIA : BAGAHAPASCHIMI CHAMPARANDIST:CHAMPARAN (W), BIHAR</text:p>
          </table:table-cell>
          <table:table-cell office:value-type="float" office:value="845104" table:style-name="ce54">
            <text:p>845104</text:p>
          </table:table-cell>
          <table:table-cell office:value-type="string" table:style-name="ce54">
            <text:p>sbi.02972@sbi.co.in</text:p>
          </table:table-cell>
          <table:table-cell office:value-type="float" office:value="9450300518" table:style-name="ce54">
            <text:p>9450300518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INATAND</text:p>
          </table:table-cell>
          <table:table-cell office:value-type="float" office:value="2974" table:style-name="ce57">
            <text:p>2974</text:p>
          </table:table-cell>
          <table:table-cell office:value-type="string" table:style-name="ce55">
            <text:p>The Branch Manager,MAINATANDWEST CHAMPARANPASCHIMI CHAMPARANBIHAR</text:p>
          </table:table-cell>
          <table:table-cell office:value-type="float" office:value="845306" table:style-name="ce54">
            <text:p>845306</text:p>
          </table:table-cell>
          <table:table-cell office:value-type="string" table:style-name="ce54">
            <text:p>sbi.02974@sbi.co.in</text:p>
          </table:table-cell>
          <table:table-cell office:value-type="float" office:value="9431449259" table:style-name="ce54">
            <text:p>9431449259</text:p>
          </table:table-cell>
          <table:table-cell office:value-type="float" office:value="6253" table:style-name="ce57">
            <text:p>6253</text:p>
          </table:table-cell>
          <table:table-cell office:value-type="string" table:style-name="ce57">
            <text:p>25625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GAHA</text:p>
          </table:table-cell>
          <table:table-cell office:value-type="float" office:value="2981" table:style-name="ce57">
            <text:p>2981</text:p>
          </table:table-cell>
          <table:table-cell office:value-type="string" table:style-name="ce55">
            <text:p>The Chief Manager,P.O-NARAIPURDIST: WEST CHAMPARANPASCHIMI CHAMPARANBIHAR</text:p>
          </table:table-cell>
          <table:table-cell office:value-type="float" office:value="845105" table:style-name="ce54">
            <text:p>845105</text:p>
          </table:table-cell>
          <table:table-cell office:value-type="string" table:style-name="ce54">
            <text:p>sbi.02981@sbi.co.in</text:p>
          </table:table-cell>
          <table:table-cell office:value-type="float" office:value="9771404967" table:style-name="ce54">
            <text:p>9771404967</text:p>
          </table:table-cell>
          <table:table-cell office:value-type="float" office:value="6251" table:style-name="ce57">
            <text:p>6251</text:p>
          </table:table-cell>
          <table:table-cell office:value-type="string" table:style-name="ce57">
            <text:p>22625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NARKATIAGANJ</text:p>
          </table:table-cell>
          <table:table-cell office:value-type="float" office:value="2983" table:style-name="ce57">
            <text:p>2983</text:p>
          </table:table-cell>
          <table:table-cell office:value-type="string" table:style-name="ce55">
            <text:p>The Chief Manager,MAIN ROAD NARKATIAGANJDIST:WEST CHAMPARANPASCHIMI CHAMPARANBIHAR</text:p>
          </table:table-cell>
          <table:table-cell office:value-type="float" office:value="845455" table:style-name="ce54">
            <text:p>845455</text:p>
          </table:table-cell>
          <table:table-cell office:value-type="string" table:style-name="ce54">
            <text:p>sbi.02983@sbi.co.in</text:p>
          </table:table-cell>
          <table:table-cell office:value-type="float" office:value="9431281394" table:style-name="ce54">
            <text:p>9431281394</text:p>
          </table:table-cell>
          <table:table-cell office:value-type="float" office:value="6253" table:style-name="ce57">
            <text:p>6253</text:p>
          </table:table-cell>
          <table:table-cell office:value-type="string" table:style-name="ce57">
            <text:p>24373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RAMNAGAR</text:p>
          </table:table-cell>
          <table:table-cell office:value-type="float" office:value="2997" table:style-name="ce57">
            <text:p>2997</text:p>
          </table:table-cell>
          <table:table-cell office:value-type="string" table:style-name="ce55">
            <text:p>The Branch Manager,PO-RAMNAGARDIST-WEST CHAMPARANPASCHIMI CHAMPARANBIHAR</text:p>
          </table:table-cell>
          <table:table-cell office:value-type="float" office:value="845106" table:style-name="ce54">
            <text:p>845106</text:p>
          </table:table-cell>
          <table:table-cell office:value-type="string" table:style-name="ce54">
            <text:p>sbi.02997@sbi.co.in</text:p>
          </table:table-cell>
          <table:table-cell office:value-type="float" office:value="9430937814" table:style-name="ce54">
            <text:p>9430937814</text:p>
          </table:table-cell>
          <table:table-cell office:value-type="float" office:value="6256" table:style-name="ce57">
            <text:p>6256</text:p>
          </table:table-cell>
          <table:table-cell office:value-type="string" table:style-name="ce57">
            <text:p>22422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IKTA BAZAR</text:p>
          </table:table-cell>
          <table:table-cell office:value-type="float" office:value="3004" table:style-name="ce57">
            <text:p>3004</text:p>
          </table:table-cell>
          <table:table-cell office:value-type="string" table:style-name="ce55">
            <text:p>The Branch Manager,PO- SIKTA BAZARDIST-WEST CHAMPARANPASCHIMI CHAMPARANBIHAR</text:p>
          </table:table-cell>
          <table:table-cell office:value-type="float" office:value="845307" table:style-name="ce54">
            <text:p>845307</text:p>
          </table:table-cell>
          <table:table-cell office:value-type="string" table:style-name="ce54">
            <text:p>sbi.03004@sbi.co.in</text:p>
          </table:table-cell>
          <table:table-cell office:value-type="float" office:value="9771404958" table:style-name="ce54">
            <text:p>9771404958</text:p>
          </table:table-cell>
          <table:table-cell office:value-type="float" office:value="6253" table:style-name="ce57">
            <text:p>6253</text:p>
          </table:table-cell>
          <table:table-cell office:value-type="string" table:style-name="ce57">
            <text:p>28552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MY TIKULIYA</text:p>
          </table:table-cell>
          <table:table-cell office:value-type="float" office:value="6385" table:style-name="ce57">
            <text:p>6385</text:p>
          </table:table-cell>
          <table:table-cell office:value-type="string" table:style-name="ce55">
            <text:p>The Branch Manager,PO-TIKULIYAP.S-CHANPATIAPASCHIMI CHAMPARANDIST:WEST CHAMPARAN,BIHAR</text:p>
          </table:table-cell>
          <table:table-cell office:value-type="float" office:value="845449" table:style-name="ce54">
            <text:p>845449</text:p>
          </table:table-cell>
          <table:table-cell office:value-type="string" table:style-name="ce54">
            <text:p>sbi.06385@sbi.co.in</text:p>
          </table:table-cell>
          <table:table-cell office:value-type="float" office:value="9430025087" table:style-name="ce54">
            <text:p>9430025087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26670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MY SHIKARPUR</text:p>
          </table:table-cell>
          <table:table-cell office:value-type="float" office:value="6386" table:style-name="ce57">
            <text:p>6386</text:p>
          </table:table-cell>
          <table:table-cell office:value-type="string" table:style-name="ce55">
            <text:p>The Branch Manager,PO-NARKATIAGANJPS-NARKATIAGANJPASCHIMI CHAMPARANDIST:WEST CHAMPARAN,BIHAR</text:p>
          </table:table-cell>
          <table:table-cell office:value-type="float" office:value="845455" table:style-name="ce54">
            <text:p>845455</text:p>
          </table:table-cell>
          <table:table-cell office:value-type="string" table:style-name="ce54">
            <text:p>sbi.06386@sbi.co.in</text:p>
          </table:table-cell>
          <table:table-cell office:value-type="float" office:value="9430211534" table:style-name="ce54">
            <text:p>9430211534</text:p>
          </table:table-cell>
          <table:table-cell office:value-type="float" office:value="6253" table:style-name="ce57">
            <text:p>6253</text:p>
          </table:table-cell>
          <table:table-cell office:value-type="string" table:style-name="ce57">
            <text:p>24223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JAGDISHPUR</text:p>
          </table:table-cell>
          <table:table-cell office:value-type="float" office:value="8177" table:style-name="ce57">
            <text:p>8177</text:p>
          </table:table-cell>
          <table:table-cell office:value-type="string" table:style-name="ce55">
            <text:p>The Branch Manager,P.O-JAGDISHPUR ,PS-NAUTANDIST-WEST CHAMPARANPASCHIMI CHAMPARANBIHAR</text:p>
          </table:table-cell>
          <table:table-cell office:value-type="float" office:value="845459" table:style-name="ce54">
            <text:p>845459</text:p>
          </table:table-cell>
          <table:table-cell office:value-type="string" table:style-name="ce54">
            <text:p>sbi.08177@sbi.co.in</text:p>
          </table:table-cell>
          <table:table-cell office:value-type="float" office:value="9430421146" table:style-name="ce54">
            <text:p>9430421146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22582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HADATPUR</text:p>
          </table:table-cell>
          <table:table-cell office:value-type="float" office:value="8179" table:style-name="ce57">
            <text:p>8179</text:p>
          </table:table-cell>
          <table:table-cell office:value-type="string" table:style-name="ce55">
            <text:p>The Branch Manager,AT &amp; PO : SAHADATPURVIA : LAURIAPASCHIMI CHAMPARANDIST : WEST CHAMPARAN, BIHAR</text:p>
          </table:table-cell>
          <table:table-cell office:value-type="float" office:value="845453" table:style-name="ce54">
            <text:p>845453</text:p>
          </table:table-cell>
          <table:table-cell office:value-type="string" table:style-name="ce54">
            <text:p>sbi.08179@sbi.co.in</text:p>
          </table:table-cell>
          <table:table-cell office:value-type="float" office:value="9934295659" table:style-name="ce54">
            <text:p>9934295659</text:p>
          </table:table-cell>
          <table:table-cell office:value-type="float" office:value="6253" table:style-name="ce57">
            <text:p>6253</text:p>
          </table:table-cell>
          <table:table-cell office:value-type="string" table:style-name="ce57">
            <text:p>25128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RAS PAKRI</text:p>
          </table:table-cell>
          <table:table-cell office:value-type="float" office:value="8180" table:style-name="ce57">
            <text:p>8180</text:p>
          </table:table-cell>
          <table:table-cell office:value-type="string" table:style-name="ce55">
            <text:p>The Branch Manager,PO. CHANYAN BANDHPS-MAJHAULIYAPASCHIMI CHAMPARANDIST:CHAMPARAN (W), BIHAR</text:p>
          </table:table-cell>
          <table:table-cell office:value-type="float" office:value="845454" table:style-name="ce54">
            <text:p>845454</text:p>
          </table:table-cell>
          <table:table-cell office:value-type="string" table:style-name="ce54">
            <text:p>sbi.08180@sbi.co.in</text:p>
          </table:table-cell>
          <table:table-cell office:value-type="float" office:value="9771404964" table:style-name="ce54">
            <text:p>9771404964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25233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OLA MALAHI</text:p>
          </table:table-cell>
          <table:table-cell office:value-type="float" office:value="8397" table:style-name="ce57">
            <text:p>8397</text:p>
          </table:table-cell>
          <table:table-cell office:value-type="string" table:style-name="ce55">
            <text:p>The Branch Manager,PO-BALUA-RAMPURWAPS-BAIRIYAPASCHIMI CHAMPARANDIST:WEST CHAMPARAN, BIHAR</text:p>
          </table:table-cell>
          <table:table-cell office:value-type="float" office:value="845438" table:style-name="ce54">
            <text:p>845438</text:p>
          </table:table-cell>
          <table:table-cell office:value-type="string" table:style-name="ce54">
            <text:p>sbi.08397.@sbi.co.in</text:p>
          </table:table-cell>
          <table:table-cell office:value-type="float" office:value="9939251197" table:style-name="ce54">
            <text:p>9939251197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HAWAL</text:p>
          </table:table-cell>
          <table:table-cell office:value-type="float" office:value="8475" table:style-name="ce57">
            <text:p>8475</text:p>
          </table:table-cell>
          <table:table-cell office:value-type="string" table:style-name="ce55">
            <text:p>The Branch Manager,PURANI BAZAR RAMNAGARPO+PS-RAMNAGARPASCHIMI CHAMPARANDIST:WEST CHAMPARAN,BIHAR</text:p>
          </table:table-cell>
          <table:table-cell office:value-type="float" office:value="845106" table:style-name="ce54">
            <text:p>845106</text:p>
          </table:table-cell>
          <table:table-cell office:value-type="string" table:style-name="ce54">
            <text:p>sbi.08475@sbi.co.in</text:p>
          </table:table-cell>
          <table:table-cell office:value-type="float" office:value="9431403182" table:style-name="ce54">
            <text:p>9431403182</text:p>
          </table:table-cell>
          <table:table-cell office:value-type="float" office:value="6256" table:style-name="ce57">
            <text:p>6256</text:p>
          </table:table-cell>
          <table:table-cell office:value-type="string" table:style-name="ce57">
            <text:p>22441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ETTIAH BAZAR</text:p>
          </table:table-cell>
          <table:table-cell office:value-type="float" office:value="12554" table:style-name="ce57">
            <text:p>12554</text:p>
          </table:table-cell>
          <table:table-cell office:value-type="string" table:style-name="ce55">
            <text:p>The Branch Manager,DHARMSHALA ROADBETTIAHPASCHIMI CHAMPARANDISTT WEST CHAMPARAN (BIHAR)</text:p>
          </table:table-cell>
          <table:table-cell office:value-type="float" office:value="845438" table:style-name="ce54">
            <text:p>845438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NAUTAN DUBEY</text:p>
          </table:table-cell>
          <table:table-cell office:value-type="float" office:value="12565" table:style-name="ce57">
            <text:p>12565</text:p>
          </table:table-cell>
          <table:table-cell office:value-type="string" table:style-name="ce55">
            <text:p>The Branch Manager,AT&amp;PO NAUTAN DUBEYDISTT WEST CHAMPARANPASCHIMI CHAMPARANBIHAR</text:p>
          </table:table-cell>
          <table:table-cell office:value-type="float" office:value="845438" table:style-name="ce54">
            <text:p>845438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JHAULIA</text:p>
          </table:table-cell>
          <table:table-cell office:value-type="float" office:value="12570" table:style-name="ce57">
            <text:p>12570</text:p>
          </table:table-cell>
          <table:table-cell office:value-type="string" table:style-name="ce55">
            <text:p>The Branch Manager,NEAR SUGAR MILLAT PO- MAJHAULIAPASCHIMI CHAMPARANDIST- WEST CHAMPARAN</text:p>
          </table:table-cell>
          <table:table-cell office:value-type="float" office:value="845454" table:style-name="ce54">
            <text:p>845454</text:p>
          </table:table-cell>
          <table:table-cell office:value-type="float" office:value="0" table:style-name="ce54">
            <text:p>0</text:p>
          </table:table-cell>
          <table:table-cell office:value-type="float" office:value="9771404976" table:style-name="ce54">
            <text:p>9771404976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 B O BETTIAH</text:p>
          </table:table-cell>
          <table:table-cell office:value-type="float" office:value="13729" table:style-name="ce57">
            <text:p>13729</text:p>
          </table:table-cell>
          <table:table-cell office:value-type="string" table:style-name="ce55">
            <text:p>The Chief Manager (Admin),STATE BANK OF INDIAREGIONAL BUSINESS OFFICEPASCHIMI CHAMPARANUJJAIN TOLA, BETTIAH</text:p>
          </table:table-cell>
          <table:table-cell office:value-type="float" office:value="845438" table:style-name="ce54">
            <text:p>845438</text:p>
          </table:table-cell>
          <table:table-cell office:value-type="float" office:value="0" table:style-name="ce54">
            <text:p>0</text:p>
          </table:table-cell>
          <table:table-cell office:value-type="float" office:value="9771405001" table:style-name="ce54">
            <text:p>9771405001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UMARBAGH</text:p>
          </table:table-cell>
          <table:table-cell office:value-type="float" office:value="14306" table:style-name="ce57">
            <text:p>14306</text:p>
          </table:table-cell>
          <table:table-cell office:value-type="string" table:style-name="ce55">
            <text:p>The Branch Manager,STATE BANK OF INDIAAT- KUMARBAGH , POST-KURWA MATHIA,PASCHIMI CHAMPARANPS- CHANPATIA , WEST CHAMPARAN</text:p>
          </table:table-cell>
          <table:table-cell office:value-type="float" office:value="845450" table:style-name="ce54">
            <text:p>845450</text:p>
          </table:table-cell>
          <table:table-cell office:value-type="float" office:value="0" table:style-name="ce54">
            <text:p>0</text:p>
          </table:table-cell>
          <table:table-cell office:value-type="float" office:value="9431061331" table:style-name="ce54">
            <text:p>9431061331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HANTINAGAR (BETTIAH)</text:p>
          </table:table-cell>
          <table:table-cell office:value-type="float" office:value="14662" table:style-name="ce57">
            <text:p>14662</text:p>
          </table:table-cell>
          <table:table-cell office:value-type="string" table:style-name="ce55">
            <text:p>The Branch Manager,SUPRIYA CINEMA ROADPOST - THANA - BETTIAHPASCHIMI CHAMPARANBIHAR</text:p>
          </table:table-cell>
          <table:table-cell office:value-type="float" office:value="845438" table:style-name="ce54">
            <text:p>845438</text:p>
          </table:table-cell>
          <table:table-cell office:value-type="float" office:value="0" table:style-name="ce54">
            <text:p>0</text:p>
          </table:table-cell>
          <table:table-cell office:value-type="float" office:value="-236872" table:style-name="ce54">
            <text:p>-236872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NAURANGABAG (BETTIAH)</text:p>
          </table:table-cell>
          <table:table-cell office:value-type="float" office:value="14663" table:style-name="ce57">
            <text:p>14663</text:p>
          </table:table-cell>
          <table:table-cell office:value-type="string" table:style-name="ce55">
            <text:p>The Branch Manager,NEAR ALOK BHARTI SCHOOLBETTIAHPASCHIMI CHAMPARANBIHAR</text:p>
          </table:table-cell>
          <table:table-cell office:value-type="float" office:value="845438" table:style-name="ce54">
            <text:p>845438</text:p>
          </table:table-cell>
          <table:table-cell office:value-type="float" office:value="0" table:style-name="ce54">
            <text:p>0</text:p>
          </table:table-cell>
          <table:table-cell office:value-type="float" office:value="9771405014" table:style-name="ce54">
            <text:p>9771405014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ATANMALA</text:p>
          </table:table-cell>
          <table:table-cell office:value-type="float" office:value="15587" table:style-name="ce57">
            <text:p>15587</text:p>
          </table:table-cell>
          <table:table-cell office:value-type="string" table:style-name="ce55">
            <text:p>The Branch Manager,VILL- RATANMALAPOST- RATANMALAPASCHIMI CHAMPARANTHANA- MAJHAULIA DIST- WEST CHAMPARAN</text:p>
          </table:table-cell>
          <table:table-cell office:value-type="float" office:value="845454" table:style-name="ce54">
            <text:p>845454</text:p>
          </table:table-cell>
          <table:table-cell office:value-type="string" table:style-name="ce54">
            <text:p>sbi.15587@sbi.co.in</text:p>
          </table:table-cell>
          <table:table-cell office:value-type="float" office:value="9771433788" table:style-name="ce54">
            <text:p>9771433788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HAIROGANJ</text:p>
          </table:table-cell>
          <table:table-cell office:value-type="float" office:value="16009" table:style-name="ce57">
            <text:p>16009</text:p>
          </table:table-cell>
          <table:table-cell office:value-type="string" table:style-name="ce55">
            <text:p>The Branch Manager,VILL-BHAIROGANJPOST-BHAIROGANJPASCHIMI CHAMPARANTHANA-BHAIROGANJ,DISTT-WEST CHAMPARAN</text:p>
          </table:table-cell>
          <table:table-cell office:value-type="float" office:value="845106" table:style-name="ce54">
            <text:p>845106</text:p>
          </table:table-cell>
          <table:table-cell office:value-type="string" table:style-name="ce54">
            <text:p>SBI.16009@SBI.CO.IN</text:p>
          </table:table-cell>
          <table:table-cell office:value-type="float" office:value="9934892151" table:style-name="ce54">
            <text:p>9934892151</text:p>
          </table:table-cell>
          <table:table-cell office:value-type="float" office:value="6251" table:style-name="ce57">
            <text:p>6251</text:p>
          </table:table-cell>
          <table:table-cell office:value-type="string" table:style-name="ce57">
            <text:p>993489215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AMUNIA BAZAR</text:p>
          </table:table-cell>
          <table:table-cell office:value-type="float" office:value="16010" table:style-name="ce57">
            <text:p>16010</text:p>
          </table:table-cell>
          <table:table-cell office:value-type="string" table:style-name="ce55">
            <text:p>The Branch Manager,VILL: JAMUNIAPOST: JAMUNIAPURBI CHAMPARANTHANA : SAHODARA, DIST- WEST CHAMPARAN</text:p>
          </table:table-cell>
          <table:table-cell office:value-type="float" office:value="845455" table:style-name="ce54">
            <text:p>845455</text:p>
          </table:table-cell>
          <table:table-cell office:value-type="string" table:style-name="ce54">
            <text:p>sbi.16010@sbi.co.in</text:p>
          </table:table-cell>
          <table:table-cell table:style-name="ce54"/>
          <table:table-cell office:value-type="float" office:value="6253" table:style-name="ce57">
            <text:p>625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RGAHIA PURAB</text:p>
          </table:table-cell>
          <table:table-cell office:value-type="float" office:value="17443" table:style-name="ce57">
            <text:p>17443</text:p>
          </table:table-cell>
          <table:table-cell office:value-type="string" table:style-name="ce55">
            <text:p>The Branch Manager,KARGAHIA PURAB,ARERAJ ROAD,BETTIAHP.O. BARWAT PARSARAINPASCHIMI CHAMPARANBETTIAH</text:p>
          </table:table-cell>
          <table:table-cell office:value-type="float" office:value="845438" table:style-name="ce54">
            <text:p>845438</text:p>
          </table:table-cell>
          <table:table-cell office:value-type="string" table:style-name="ce54">
            <text:p>SBI.17443@SBI.CO.IN</text:p>
          </table:table-cell>
          <table:table-cell office:value-type="float" office:value="7763816911" table:style-name="ce54">
            <text:p>7763816911</text:p>
          </table:table-cell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THI</text:p>
          </table:table-cell>
          <table:table-cell office:value-type="float" office:value="18431" table:style-name="ce57">
            <text:p>18431</text:p>
          </table:table-cell>
          <table:table-cell office:value-type="string" table:style-name="ce55">
            <text:p>The Branch Manager,STATE BANK OF INDIA,HOUSE OF MD. ABULESH SHEIKHPASCHIMI CHAMPARANAT&amp;PO--SATHI WEST CHAMPARAN</text:p>
          </table:table-cell>
          <table:table-cell office:value-type="float" office:value="845449" table:style-name="ce54">
            <text:p>845449</text:p>
          </table:table-cell>
          <table:table-cell office:value-type="string" table:style-name="ce54">
            <text:p>SBI.18431@SBI.CO.IN</text:p>
          </table:table-cell>
          <table:table-cell table:style-name="ce54"/>
          <table:table-cell office:value-type="float" office:value="6254" table:style-name="ce57">
            <text:p>62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HARNATAND</text:p>
          </table:table-cell>
          <table:table-cell office:value-type="float" office:value="18911" table:style-name="ce57">
            <text:p>18911</text:p>
          </table:table-cell>
          <table:table-cell office:value-type="string" table:style-name="ce55">
            <text:p>The Branch Manager,HOUSE OF SRI KRISHNA MOHAN RAIIN FRONT OF INDIAN PETROL PUMPPASCHIMI CHAMPARANAT&amp; PO--HARNATAND WEST CHAMPARAN</text:p>
          </table:table-cell>
          <table:table-cell office:value-type="float" office:value="845105" table:style-name="ce54">
            <text:p>845105</text:p>
          </table:table-cell>
          <table:table-cell office:value-type="string" table:style-name="ce54">
            <text:p>SBI.18911@SBI.CO.IN</text:p>
          </table:table-cell>
          <table:table-cell table:style-name="ce54"/>
          <table:table-cell office:value-type="float" office:value="6251" table:style-name="ce57">
            <text:p>625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16">
          <table:table-cell office:value-type="string" table:number-columns-spanned="3" table:number-rows-spanned="50" table:style-name="ce42">
            <text:p>THE REGIONAL MANAGER, STATE BANK OF INDIA, REGIONAL BUSINESS OFFICE,<text:s/><text:span text:style-name="T4">RBO<text:s/></text:span><text:span text:style-name="T4">SAMASTIPUR</text:span>, R-VI, REDCROSS BUILDING, NEAR SADAR HOSPITAL, SAMASTIPUR.<text:span text:style-name="T5"><text:s/></text:span>agmr6.zomuz@sbi.co.in</text:p>
          </table:table-cell>
          <table:covered-table-cell table:number-columns-repeated="2"/>
          <table:table-cell office:value-type="string" table:number-columns-spanned="1" table:number-rows-spanned="50" table:style-name="ce93">
            <text:p>PHONE :228281, 9934567908 FAX :0</text:p>
          </table:table-cell>
          <table:table-cell office:value-type="string" table:style-name="ce55">
            <text:p>SAMASTIPUR</text:p>
          </table:table-cell>
          <table:table-cell office:value-type="float" office:value="174" table:style-name="ce57">
            <text:p>174</text:p>
          </table:table-cell>
          <table:table-cell office:value-type="string" table:style-name="ce55">
            <text:p>The Chief Manager,COURT CAMPUSSAMASTIPURSAMASTIPURBIHAR</text:p>
          </table:table-cell>
          <table:table-cell office:value-type="float" office:value="848101" table:style-name="ce54">
            <text:p>848101</text:p>
          </table:table-cell>
          <table:table-cell office:value-type="string" table:style-name="ce54">
            <text:p>sbi.00174@sbi.co.in</text:p>
          </table:table-cell>
          <table:table-cell office:value-type="float" office:value="9771404694" table:style-name="ce54">
            <text:p>9771404694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25735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SAMASTIPUR</text:p>
          </table:table-cell>
          <table:table-cell office:value-type="float" office:value="1953" table:style-name="ce57">
            <text:p>1953</text:p>
          </table:table-cell>
          <table:table-cell office:value-type="string" table:style-name="ce55">
            <text:p>The Chief Manager,KASHIPUR ,DIST:SAMASTIPURSAMASTIPURBIHAR</text:p>
          </table:table-cell>
          <table:table-cell office:value-type="float" office:value="848101" table:style-name="ce54">
            <text:p>848101</text:p>
          </table:table-cell>
          <table:table-cell office:value-type="string" table:style-name="ce54">
            <text:p>SBI.01953@SBI.CO.IN</text:p>
          </table:table-cell>
          <table:table-cell office:value-type="float" office:value="9771404678" table:style-name="ce54">
            <text:p>9771404678</text:p>
          </table:table-cell>
          <table:table-cell office:value-type="float" office:value="62740" table:style-name="ce57">
            <text:p>62740</text:p>
          </table:table-cell>
          <table:table-cell office:value-type="string" table:style-name="ce57">
            <text:p>22249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DB DALSINGSARAI</text:p>
          </table:table-cell>
          <table:table-cell office:value-type="float" office:value="2322" table:style-name="ce57">
            <text:p>2322</text:p>
          </table:table-cell>
          <table:table-cell office:value-type="string" table:style-name="ce55">
            <text:p>The Branch Manager,TRIPTI SUNDER COMPLEXGUDRI ROAD, DALSINGSARAISAMASTIPURDIST:SAMASTIPUR, BIHAR</text:p>
          </table:table-cell>
          <table:table-cell office:value-type="float" office:value="848114" table:style-name="ce54">
            <text:p>848114</text:p>
          </table:table-cell>
          <table:table-cell office:value-type="string" table:style-name="ce54">
            <text:p>sbi.02322@sbi.co.in</text:p>
          </table:table-cell>
          <table:table-cell office:value-type="float" office:value="9771404679" table:style-name="ce54">
            <text:p>9771404679</text:p>
          </table:table-cell>
          <table:table-cell office:value-type="float" office:value="6278" table:style-name="ce57">
            <text:p>6278</text:p>
          </table:table-cell>
          <table:table-cell office:value-type="string" table:style-name="ce57">
            <text:p>22124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IBHUTIPUR</text:p>
          </table:table-cell>
          <table:table-cell office:value-type="float" office:value="2921" table:style-name="ce57">
            <text:p>2921</text:p>
          </table:table-cell>
          <table:table-cell office:value-type="string" table:style-name="ce55">
            <text:p>The Branch Manager,P.O. NARHANDIST:SAMASTIPUR,SAMASTIPURBIHAR</text:p>
          </table:table-cell>
          <table:table-cell office:value-type="float" office:value="848211" table:style-name="ce54">
            <text:p>848211</text:p>
          </table:table-cell>
          <table:table-cell office:value-type="string" table:style-name="ce54">
            <text:p>sbi.02921@sbi.co.in</text:p>
          </table:table-cell>
          <table:table-cell office:value-type="float" office:value="9431292655" table:style-name="ce54">
            <text:p>9431292655</text:p>
          </table:table-cell>
          <table:table-cell office:value-type="float" office:value="62750" table:style-name="ce57">
            <text:p>62750</text:p>
          </table:table-cell>
          <table:table-cell office:value-type="string" table:style-name="ce57">
            <text:p>26031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DALSINGSARAI</text:p>
          </table:table-cell>
          <table:table-cell office:value-type="float" office:value="2930" table:style-name="ce57">
            <text:p>2930</text:p>
          </table:table-cell>
          <table:table-cell office:value-type="string" table:style-name="ce55">
            <text:p>The Chief Manager,PO-DALSINGSARAIDIST:SAMASTIPURSAMASTIPURBIHAR</text:p>
          </table:table-cell>
          <table:table-cell office:value-type="float" office:value="848114" table:style-name="ce54">
            <text:p>848114</text:p>
          </table:table-cell>
          <table:table-cell office:value-type="string" table:style-name="ce54">
            <text:p>sbi.02930@sbi.co.in</text:p>
          </table:table-cell>
          <table:table-cell office:value-type="float" office:value="9430933391" table:style-name="ce54">
            <text:p>9430933391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PR0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DESARI</text:p>
          </table:table-cell>
          <table:table-cell office:value-type="float" office:value="2932" table:style-name="ce57">
            <text:p>2932</text:p>
          </table:table-cell>
          <table:table-cell office:value-type="string" table:style-name="ce55">
            <text:p>The Chief Manager,DESARIDIST:VAISHALIVAISHALIBIHAR</text:p>
          </table:table-cell>
          <table:table-cell office:value-type="float" office:value="844504" table:style-name="ce54">
            <text:p>844504</text:p>
          </table:table-cell>
          <table:table-cell office:value-type="string" table:style-name="ce54">
            <text:p>sbi.02932@sbi.co.in</text:p>
          </table:table-cell>
          <table:table-cell office:value-type="float" office:value="9431442819" table:style-name="ce54">
            <text:p>9431442819</text:p>
          </table:table-cell>
          <table:table-cell office:value-type="float" office:value="6229" table:style-name="ce57">
            <text:p>6229</text:p>
          </table:table-cell>
          <table:table-cell office:value-type="string" table:style-name="ce57">
            <text:p>23162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GORAUL</text:p>
          </table:table-cell>
          <table:table-cell office:value-type="float" office:value="2939" table:style-name="ce57">
            <text:p>2939</text:p>
          </table:table-cell>
          <table:table-cell office:value-type="string" table:style-name="ce55">
            <text:p>The Branch Manager,AT+PO-GORAULDIST:VAISHALIVAISHALIBIHAR</text:p>
          </table:table-cell>
          <table:table-cell office:value-type="float" office:value="844118" table:style-name="ce54">
            <text:p>844118</text:p>
          </table:table-cell>
          <table:table-cell office:value-type="string" table:style-name="ce54">
            <text:p>sbi.06228@sbi.co.in</text:p>
          </table:table-cell>
          <table:table-cell office:value-type="float" office:value="9431078869" table:style-name="ce54">
            <text:p>9431078869</text:p>
          </table:table-cell>
          <table:table-cell office:value-type="float" office:value="6227" table:style-name="ce57">
            <text:p>6227</text:p>
          </table:table-cell>
          <table:table-cell office:value-type="string" table:style-name="ce57">
            <text:p>22925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HASANPUR ROAD</text:p>
          </table:table-cell>
          <table:table-cell office:value-type="float" office:value="2944" table:style-name="ce57">
            <text:p>2944</text:p>
          </table:table-cell>
          <table:table-cell office:value-type="string" table:style-name="ce55">
            <text:p>The Branch Manager,HASANPUR ROADPO-HASANPURSAMASTIPURDIST:SAMASTIPUR, BIHAR</text:p>
          </table:table-cell>
          <table:table-cell office:value-type="float" office:value="848205" table:style-name="ce54">
            <text:p>848205</text:p>
          </table:table-cell>
          <table:table-cell office:value-type="string" table:style-name="ce54">
            <text:p>sbi.02944@sbi.co.in</text:p>
          </table:table-cell>
          <table:table-cell office:value-type="float" office:value="9771404685" table:style-name="ce54">
            <text:p>9771404685</text:p>
          </table:table-cell>
          <table:table-cell office:value-type="float" office:value="6275" table:style-name="ce57">
            <text:p>6275</text:p>
          </table:table-cell>
          <table:table-cell office:value-type="string" table:style-name="ce57">
            <text:p>25804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LYANPUR</text:p>
          </table:table-cell>
          <table:table-cell office:value-type="float" office:value="2954" table:style-name="ce57">
            <text:p>2954</text:p>
          </table:table-cell>
          <table:table-cell office:value-type="string" table:style-name="ce55">
            <text:p>The Branch Manager,AT + PO-KALYANPURPS-KALYANPURSAMASTIPURDIST:SAMASTIPUR, BIHAR</text:p>
          </table:table-cell>
          <table:table-cell office:value-type="float" office:value="848302" table:style-name="ce54">
            <text:p>848302</text:p>
          </table:table-cell>
          <table:table-cell office:value-type="string" table:style-name="ce54">
            <text:p>sbi.02954@sbi.co.in</text:p>
          </table:table-cell>
          <table:table-cell office:value-type="float" office:value="9934273172" table:style-name="ce54">
            <text:p>9934273172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24881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ATORY</text:p>
          </table:table-cell>
          <table:table-cell office:value-type="float" office:value="2991" table:style-name="ce57">
            <text:p>2991</text:p>
          </table:table-cell>
          <table:table-cell office:value-type="string" table:style-name="ce55">
            <text:p>The Chief Manager,PATORYDIST:SAMASTIPURSAMASTIPURBIHAR</text:p>
          </table:table-cell>
          <table:table-cell office:value-type="float" office:value="848504" table:style-name="ce54">
            <text:p>848504</text:p>
          </table:table-cell>
          <table:table-cell office:value-type="string" table:style-name="ce54">
            <text:p>sbi.02991@sbi.co.in</text:p>
          </table:table-cell>
          <table:table-cell office:value-type="float" office:value="9771404692" table:style-name="ce54">
            <text:p>9771404692</text:p>
          </table:table-cell>
          <table:table-cell office:value-type="float" office:value="6278" table:style-name="ce57">
            <text:p>6278</text:p>
          </table:table-cell>
          <table:table-cell office:value-type="string" table:style-name="ce57">
            <text:p>23444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INGHIA</text:p>
          </table:table-cell>
          <table:table-cell office:value-type="float" office:value="3580" table:style-name="ce57">
            <text:p>3580</text:p>
          </table:table-cell>
          <table:table-cell office:value-type="string" table:style-name="ce55">
            <text:p>The Branch Manager,AT &amp; PO : SINGHIADIST:SAMASTIPURSAMASTIPURBIHAR</text:p>
          </table:table-cell>
          <table:table-cell office:value-type="float" office:value="848209" table:style-name="ce54">
            <text:p>848209</text:p>
          </table:table-cell>
          <table:table-cell office:value-type="string" table:style-name="ce54">
            <text:p>sbi.03580@sbi.co.in</text:p>
          </table:table-cell>
          <table:table-cell office:value-type="float" office:value="9939606276" table:style-name="ce54">
            <text:p>9939606276</text:p>
          </table:table-cell>
          <table:table-cell office:value-type="float" office:value="6275" table:style-name="ce57">
            <text:p>6275</text:p>
          </table:table-cell>
          <table:table-cell office:value-type="string" table:style-name="ce57">
            <text:p>28558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AMASTIPUR BAZAR</text:p>
          </table:table-cell>
          <table:table-cell office:value-type="float" office:value="3600" table:style-name="ce57">
            <text:p>3600</text:p>
          </table:table-cell>
          <table:table-cell office:value-type="string" table:style-name="ce55">
            <text:p>The Branch Manager,MARWARI BAZARSAMASTIPURSAMASTIPURDIST:SAMASTIPUR,BIHAR</text:p>
          </table:table-cell>
          <table:table-cell office:value-type="float" office:value="848101" table:style-name="ce54">
            <text:p>848101</text:p>
          </table:table-cell>
          <table:table-cell office:value-type="string" table:style-name="ce54">
            <text:p>sbi.03600@sbi.co.in</text:p>
          </table:table-cell>
          <table:table-cell office:value-type="float" office:value="9771404696" table:style-name="ce54">
            <text:p>9771404696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22249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HNAR</text:p>
          </table:table-cell>
          <table:table-cell office:value-type="float" office:value="3615" table:style-name="ce57">
            <text:p>3615</text:p>
          </table:table-cell>
          <table:table-cell office:value-type="string" table:style-name="ce55">
            <text:p>The Branch Manager,MAHNARDIST:VAISHALIVAISHALIBIHAR</text:p>
          </table:table-cell>
          <table:table-cell office:value-type="float" office:value="844506" table:style-name="ce54">
            <text:p>844506</text:p>
          </table:table-cell>
          <table:table-cell office:value-type="string" table:style-name="ce54">
            <text:p>sbi.03615@sbi.co.in</text:p>
          </table:table-cell>
          <table:table-cell office:value-type="float" office:value="9430001355" table:style-name="ce54">
            <text:p>9430001355</text:p>
          </table:table-cell>
          <table:table-cell office:value-type="float" office:value="6229" table:style-name="ce57">
            <text:p>6229</text:p>
          </table:table-cell>
          <table:table-cell office:value-type="string" table:style-name="ce57">
            <text:p>23504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OSERA</text:p>
          </table:table-cell>
          <table:table-cell office:value-type="float" office:value="4580" table:style-name="ce57">
            <text:p>4580</text:p>
          </table:table-cell>
          <table:table-cell office:value-type="string" table:style-name="ce55">
            <text:p>The Chief Manager,STATE BANK OF INDIA,CINEMA CHOWKROSERASAMASTIPURDIST:SAMASTIPUR , BIHAR</text:p>
          </table:table-cell>
          <table:table-cell office:value-type="float" office:value="848210" table:style-name="ce54">
            <text:p>848210</text:p>
          </table:table-cell>
          <table:table-cell office:value-type="string" table:style-name="ce54">
            <text:p>sbi.04580@sbi.co.in</text:p>
          </table:table-cell>
          <table:table-cell office:value-type="float" office:value="9939969180" table:style-name="ce54">
            <text:p>9939969180</text:p>
          </table:table-cell>
          <table:table-cell office:value-type="float" office:value="6275" table:style-name="ce57">
            <text:p>6275</text:p>
          </table:table-cell>
          <table:table-cell office:value-type="string" table:style-name="ce57">
            <text:p>22226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UJIARPUR</text:p>
          </table:table-cell>
          <table:table-cell office:value-type="float" office:value="4659" table:style-name="ce57">
            <text:p>4659</text:p>
          </table:table-cell>
          <table:table-cell office:value-type="string" table:style-name="ce55">
            <text:p>The Branch Manager,AT &amp; PO : UJIARPURDIST:SAMASTIPURSAMASTIPURBIHAR</text:p>
          </table:table-cell>
          <table:table-cell office:value-type="float" office:value="848132" table:style-name="ce54">
            <text:p>848132</text:p>
          </table:table-cell>
          <table:table-cell office:value-type="string" table:style-name="ce54">
            <text:p>sbi.04659@sbi.co.in</text:p>
          </table:table-cell>
          <table:table-cell office:value-type="float" office:value="9431010151" table:style-name="ce54">
            <text:p>9431010151</text:p>
          </table:table-cell>
          <table:table-cell office:value-type="float" office:value="6278" table:style-name="ce57">
            <text:p>6278</text:p>
          </table:table-cell>
          <table:table-cell office:value-type="string" table:style-name="ce57">
            <text:p>28873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USRIGHARARI</text:p>
          </table:table-cell>
          <table:table-cell office:value-type="float" office:value="5422" table:style-name="ce57">
            <text:p>5422</text:p>
          </table:table-cell>
          <table:table-cell office:value-type="string" table:style-name="ce55">
            <text:p>The Branch Manager,PO : B ALLOTHDIST:SAMASTIPURSAMASTIPURBIHAR</text:p>
          </table:table-cell>
          <table:table-cell office:value-type="float" office:value="848101" table:style-name="ce54">
            <text:p>848101</text:p>
          </table:table-cell>
          <table:table-cell office:value-type="string" table:style-name="ce54">
            <text:p>sbi.05422@sbi.co.in</text:p>
          </table:table-cell>
          <table:table-cell office:value-type="float" office:value="9431807097" table:style-name="ce54">
            <text:p>9431807097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24623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ISHANPUR</text:p>
          </table:table-cell>
          <table:table-cell office:value-type="float" office:value="5435" table:style-name="ce57">
            <text:p>5435</text:p>
          </table:table-cell>
          <table:table-cell office:value-type="string" table:style-name="ce55">
            <text:p>The Branch Manager,WARIS NAGARDIST:SAMASTIPURSAMASTIPURBIHAR</text:p>
          </table:table-cell>
          <table:table-cell office:value-type="float" office:value="848301" table:style-name="ce54">
            <text:p>848301</text:p>
          </table:table-cell>
          <table:table-cell office:value-type="string" table:style-name="ce54">
            <text:p>sbi.05435@sbi.co.in</text:p>
          </table:table-cell>
          <table:table-cell office:value-type="float" office:value="9771404687" table:style-name="ce54">
            <text:p>9771404687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26573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VIDYAPATI NAGAR</text:p>
          </table:table-cell>
          <table:table-cell office:value-type="float" office:value="5439" table:style-name="ce57">
            <text:p>5439</text:p>
          </table:table-cell>
          <table:table-cell office:value-type="string" table:style-name="ce55">
            <text:p>The Branch Manager,AT PO : VIDYAPATI NAGARDIST:SAMASTIPURSAMASTIPURBIHAR</text:p>
          </table:table-cell>
          <table:table-cell office:value-type="float" office:value="848503" table:style-name="ce54">
            <text:p>848503</text:p>
          </table:table-cell>
          <table:table-cell office:value-type="string" table:style-name="ce54">
            <text:p>sbi.05439@sbi.co.in</text:p>
          </table:table-cell>
          <table:table-cell office:value-type="float" office:value="9771404701" table:style-name="ce54">
            <text:p>9771404701</text:p>
          </table:table-cell>
          <table:table-cell office:value-type="float" office:value="6278" table:style-name="ce57">
            <text:p>6278</text:p>
          </table:table-cell>
          <table:table-cell office:value-type="string" table:style-name="ce57">
            <text:p>22709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NGALGARH</text:p>
          </table:table-cell>
          <table:table-cell office:value-type="float" office:value="5904" table:style-name="ce57">
            <text:p>5904</text:p>
          </table:table-cell>
          <table:table-cell office:value-type="string" table:style-name="ce55">
            <text:p>The Branch Manager,MANGALGARHDIST:SAMASTIPURSAMASTIPURBIHAR</text:p>
          </table:table-cell>
          <table:table-cell office:value-type="float" office:value="848208" table:style-name="ce54">
            <text:p>848208</text:p>
          </table:table-cell>
          <table:table-cell office:value-type="string" table:style-name="ce54">
            <text:p>sbi.05904@sbi.co.in</text:p>
          </table:table-cell>
          <table:table-cell office:value-type="float" office:value="9771404688" table:style-name="ce54">
            <text:p>9771404688</text:p>
          </table:table-cell>
          <table:table-cell office:value-type="float" office:value="6275" table:style-name="ce57">
            <text:p>6275</text:p>
          </table:table-cell>
          <table:table-cell office:value-type="string" table:style-name="ce57">
            <text:p>28475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HASANPUR ROAD</text:p>
          </table:table-cell>
          <table:table-cell office:value-type="float" office:value="5912" table:style-name="ce57">
            <text:p>5912</text:p>
          </table:table-cell>
          <table:table-cell office:value-type="string" table:style-name="ce55">
            <text:p>The Branch Manager,P.O.HASANPURDIST:SAMASTIPURSAMASTIPURBIHAR</text:p>
          </table:table-cell>
          <table:table-cell office:value-type="float" office:value="848205" table:style-name="ce54">
            <text:p>848205</text:p>
          </table:table-cell>
          <table:table-cell office:value-type="string" table:style-name="ce54">
            <text:p>sbi.05912@sbi.co.in</text:p>
          </table:table-cell>
          <table:table-cell office:value-type="float" office:value="9771404680" table:style-name="ce54">
            <text:p>9771404680</text:p>
          </table:table-cell>
          <table:table-cell office:value-type="float" office:value="6275" table:style-name="ce57">
            <text:p>6275</text:p>
          </table:table-cell>
          <table:table-cell office:value-type="string" table:style-name="ce57">
            <text:p>25804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ITHAN</text:p>
          </table:table-cell>
          <table:table-cell office:value-type="float" office:value="6017" table:style-name="ce57">
            <text:p>6017</text:p>
          </table:table-cell>
          <table:table-cell office:value-type="string" table:style-name="ce55">
            <text:p>The Branch Manager,BITHAN,SAMASTIPURDIST:SAMASTIPURSAMASTIPURBIHAR</text:p>
          </table:table-cell>
          <table:table-cell office:value-type="float" office:value="848207" table:style-name="ce54">
            <text:p>848207</text:p>
          </table:table-cell>
          <table:table-cell office:value-type="string" table:style-name="ce54">
            <text:p>sbi@06017@sbi.co.in</text:p>
          </table:table-cell>
          <table:table-cell office:value-type="float" office:value="9430067255" table:style-name="ce54">
            <text:p>9430067255</text:p>
          </table:table-cell>
          <table:table-cell office:value-type="float" office:value="6275" table:style-name="ce57">
            <text:p>6275</text:p>
          </table:table-cell>
          <table:table-cell office:value-type="string" table:style-name="ce57">
            <text:p>25227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GRI MKT YARD MATHURAPUR</text:p>
          </table:table-cell>
          <table:table-cell office:value-type="float" office:value="6388" table:style-name="ce57">
            <text:p>6388</text:p>
          </table:table-cell>
          <table:table-cell office:value-type="string" table:style-name="ce55">
            <text:p>The Branch Manager,AT &amp; PO : MATHURAPURBAZAR SAMITI, MATHURAPURSAMASTIPURDIST:SAMASTIPUR, BIHAR</text:p>
          </table:table-cell>
          <table:table-cell office:value-type="float" office:value="848101" table:style-name="ce54">
            <text:p>848101</text:p>
          </table:table-cell>
          <table:table-cell office:value-type="string" table:style-name="ce54">
            <text:p>sbi.06388@sbi.co.in</text:p>
          </table:table-cell>
          <table:table-cell office:value-type="float" office:value="9431443827" table:style-name="ce54">
            <text:p>9431443827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25106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TAJPUR MORWA</text:p>
          </table:table-cell>
          <table:table-cell office:value-type="float" office:value="6562" table:style-name="ce57">
            <text:p>6562</text:p>
          </table:table-cell>
          <table:table-cell office:value-type="string" table:style-name="ce55">
            <text:p>The Branch Manager,AT PO-MORWA BAZ ARPS-TAJPURSAMASTIPURDIST:SAMASTIPUR, BIHAR</text:p>
          </table:table-cell>
          <table:table-cell office:value-type="float" office:value="848121" table:style-name="ce54">
            <text:p>848121</text:p>
          </table:table-cell>
          <table:table-cell office:value-type="string" table:style-name="ce54">
            <text:p>sbi.06562@sbi.co.in</text:p>
          </table:table-cell>
          <table:table-cell office:value-type="float" office:value="9431071200" table:style-name="ce54">
            <text:p>9431071200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24821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UMERGANJ</text:p>
          </table:table-cell>
          <table:table-cell office:value-type="float" office:value="8135" table:style-name="ce57">
            <text:p>8135</text:p>
          </table:table-cell>
          <table:table-cell office:value-type="string" table:style-name="ce55">
            <text:p>The Branch Manager,P.O.SALEMPUR DUMARIAVIA : MAHUAVAISHALIDIST:VAISHALI, BIHAR</text:p>
          </table:table-cell>
          <table:table-cell office:value-type="float" office:value="844122" table:style-name="ce54">
            <text:p>844122</text:p>
          </table:table-cell>
          <table:table-cell office:value-type="string" table:style-name="ce54">
            <text:p>sbi.08135@sbi.co.in</text:p>
          </table:table-cell>
          <table:table-cell office:value-type="float" office:value="9430054033" table:style-name="ce54">
            <text:p>9430054033</text:p>
          </table:table-cell>
          <table:table-cell office:value-type="float" office:value="6227" table:style-name="ce57">
            <text:p>6227</text:p>
          </table:table-cell>
          <table:table-cell office:value-type="string" table:style-name="ce57">
            <text:p>25933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O-DABAICH</text:p>
          </table:table-cell>
          <table:table-cell office:value-type="float" office:value="8136" table:style-name="ce57">
            <text:p>8136</text:p>
          </table:table-cell>
          <table:table-cell office:value-type="string" table:style-name="ce55">
            <text:p>The Branch Manager,PS-TISIAUTADIST:VAISHALIVAISHALIBIHAR</text:p>
          </table:table-cell>
          <table:table-cell office:value-type="float" office:value="843110" table:style-name="ce54">
            <text:p>843110</text:p>
          </table:table-cell>
          <table:table-cell office:value-type="string" table:style-name="ce54">
            <text:p>sbi.08136@sbi.co.in</text:p>
          </table:table-cell>
          <table:table-cell office:value-type="float" office:value="9431458760" table:style-name="ce54">
            <text:p>9431458760</text:p>
          </table:table-cell>
          <table:table-cell office:value-type="float" office:value="6227" table:style-name="ce57">
            <text:p>6227</text:p>
          </table:table-cell>
          <table:table-cell office:value-type="string" table:style-name="ce57">
            <text:p>23417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LPUR</text:p>
          </table:table-cell>
          <table:table-cell office:value-type="float" office:value="8396" table:style-name="ce57">
            <text:p>8396</text:p>
          </table:table-cell>
          <table:table-cell office:value-type="string" table:style-name="ce55">
            <text:p>The Branch Manager,AT PO : MALPURPS : PATEPURVAISHALIDISTT : VAISHALI, BIHAR</text:p>
          </table:table-cell>
          <table:table-cell office:value-type="float" office:value="843110" table:style-name="ce54">
            <text:p>843110</text:p>
          </table:table-cell>
          <table:table-cell office:value-type="string" table:style-name="ce54">
            <text:p>sbi.08396@sbi.co.in</text:p>
          </table:table-cell>
          <table:table-cell office:value-type="float" office:value="9431458180" table:style-name="ce54">
            <text:p>9431458180</text:p>
          </table:table-cell>
          <table:table-cell office:value-type="float" office:value="6227" table:style-name="ce57">
            <text:p>6227</text:p>
          </table:table-cell>
          <table:table-cell office:value-type="string" table:style-name="ce57">
            <text:p>25725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NGARGHAT</text:p>
          </table:table-cell>
          <table:table-cell office:value-type="float" office:value="8885" table:style-name="ce57">
            <text:p>8885</text:p>
          </table:table-cell>
          <table:table-cell office:value-type="string" table:style-name="ce55">
            <text:p>The Branch Manager,ANGARGHATDIST:SAMASTIPURSAMASTIPURBIHAR</text:p>
          </table:table-cell>
          <table:table-cell office:value-type="float" office:value="848212" table:style-name="ce54">
            <text:p>848212</text:p>
          </table:table-cell>
          <table:table-cell office:value-type="string" table:style-name="ce54">
            <text:p>sbi.08885@sbi.co.in</text:p>
          </table:table-cell>
          <table:table-cell office:value-type="float" office:value="9430077430" table:style-name="ce54">
            <text:p>9430077430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27524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HUA</text:p>
          </table:table-cell>
          <table:table-cell office:value-type="float" office:value="10352" table:style-name="ce57">
            <text:p>10352</text:p>
          </table:table-cell>
          <table:table-cell office:value-type="string" table:style-name="ce55">
            <text:p>The Branch Manager,SAMASTIPUR ROAD MAHUAPO MAHUAVAISHALIDIST - VAISHALI</text:p>
          </table:table-cell>
          <table:table-cell office:value-type="float" office:value="844122" table:style-name="ce54">
            <text:p>844122</text:p>
          </table:table-cell>
          <table:table-cell office:value-type="string" table:style-name="ce54">
            <text:p>sbi.10352@sbi.co.in</text:p>
          </table:table-cell>
          <table:table-cell office:value-type="float" office:value="9771404772" table:style-name="ce54">
            <text:p>9771404772</text:p>
          </table:table-cell>
          <table:table-cell office:value-type="float" office:value="6227" table:style-name="ce57">
            <text:p>6227</text:p>
          </table:table-cell>
          <table:table-cell office:value-type="string" table:style-name="ce57">
            <text:p>22300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HAGWANPUR BRANCH</text:p>
          </table:table-cell>
          <table:table-cell office:value-type="float" office:value="10775" table:style-name="ce57">
            <text:p>10775</text:p>
          </table:table-cell>
          <table:table-cell office:value-type="string" table:style-name="ce55">
            <text:p>The Branch Manager,POORVI BAZARBHAGWANPURVAISHALIDISTT VAISHALI BIHAR</text:p>
          </table:table-cell>
          <table:table-cell office:value-type="float" office:value="844114" table:style-name="ce54">
            <text:p>844114</text:p>
          </table:table-cell>
          <table:table-cell office:value-type="float" office:value="0" table:style-name="ce54">
            <text:p>0</text:p>
          </table:table-cell>
          <table:table-cell office:value-type="float" office:value="9771404773" table:style-name="ce54">
            <text:p>9771404773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24620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ARAI</text:p>
          </table:table-cell>
          <table:table-cell office:value-type="float" office:value="12555" table:style-name="ce57">
            <text:p>12555</text:p>
          </table:table-cell>
          <table:table-cell office:value-type="string" table:style-name="ce55">
            <text:p>The Branch Manager,STATE BANK OF INDIASURAJ CHOWK,SARAIVAISHALIDISTT-VAISHALI</text:p>
          </table:table-cell>
          <table:table-cell office:value-type="float" office:value="844125" table:style-name="ce54">
            <text:p>844125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224" table:style-name="ce57">
            <text:p>622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TAJPUR</text:p>
          </table:table-cell>
          <table:table-cell office:value-type="float" office:value="12557" table:style-name="ce57">
            <text:p>12557</text:p>
          </table:table-cell>
          <table:table-cell office:value-type="string" table:style-name="ce55">
            <text:p>The Branch Manager,ANURAG COLD STORAGETAJPUR CHOWK,TAJPURSAMASTIPURSAMASTIPUR</text:p>
          </table:table-cell>
          <table:table-cell office:value-type="float" office:value="848130" table:style-name="ce54">
            <text:p>848130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ANDAHA</text:p>
          </table:table-cell>
          <table:table-cell office:value-type="float" office:value="12562" table:style-name="ce57">
            <text:p>12562</text:p>
          </table:table-cell>
          <table:table-cell office:value-type="string" table:style-name="ce55">
            <text:p>The Branch Manager,STATE BANK OF INDIASAHPUR PATORY ROAD,JANDAHAVAISHALIDISTT-VAISHALI</text:p>
          </table:table-cell>
          <table:table-cell office:value-type="float" office:value="844505" table:style-name="ce54">
            <text:p>844505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224" table:style-name="ce57">
            <text:p>622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IGHI KALAN</text:p>
          </table:table-cell>
          <table:table-cell office:value-type="float" office:value="12572" table:style-name="ce57">
            <text:p>12572</text:p>
          </table:table-cell>
          <table:table-cell office:value-type="string" table:style-name="ce55">
            <text:p>The Branch Manager,STATE BANK OF INDIADIGHI KALAN EAST,HAZIPURVAISHALIDISTT-VAISHALI</text:p>
          </table:table-cell>
          <table:table-cell office:value-type="float" office:value="844101" table:style-name="ce54">
            <text:p>844101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224" table:style-name="ce57">
            <text:p>622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IDDUPUR (DISTT- VAISHALI )</text:p>
          </table:table-cell>
          <table:table-cell office:value-type="float" office:value="14293" table:style-name="ce57">
            <text:p>14293</text:p>
          </table:table-cell>
          <table:table-cell office:value-type="string" table:style-name="ce55">
            <text:p>The Branch Manager,BIDDUPUR BAZARDISTRICT- VAISHALIVAISHALIDISTRICT-VAISHALI</text:p>
          </table:table-cell>
          <table:table-cell office:value-type="float" office:value="844503" table:style-name="ce54">
            <text:p>844503</text:p>
          </table:table-cell>
          <table:table-cell office:value-type="float" office:value="0" table:style-name="ce54">
            <text:p>0</text:p>
          </table:table-cell>
          <table:table-cell office:value-type="float" office:value="9430484167" table:style-name="ce54">
            <text:p>9430484167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JADUA</text:p>
          </table:table-cell>
          <table:table-cell office:value-type="float" office:value="14294" table:style-name="ce57">
            <text:p>14294</text:p>
          </table:table-cell>
          <table:table-cell office:value-type="string" table:style-name="ce55">
            <text:p>The Branch Manager,JARHUA BAZARNEAR JARHUA TURNING, HAJIPURVAISHALIVAISHALI</text:p>
          </table:table-cell>
          <table:table-cell office:value-type="float" office:value="844101" table:style-name="ce54">
            <text:p>844101</text:p>
          </table:table-cell>
          <table:table-cell office:value-type="string" table:style-name="ce54">
            <text:p>sbi.14294@sbi.co.in</text:p>
          </table:table-cell>
          <table:table-cell office:value-type="float" office:value="9431261765" table:style-name="ce54">
            <text:p>9431261765</text:p>
          </table:table-cell>
          <table:table-cell office:value-type="float" office:value="6224" table:style-name="ce57">
            <text:p>622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AJAPAKAR</text:p>
          </table:table-cell>
          <table:table-cell office:value-type="float" office:value="14295" table:style-name="ce57">
            <text:p>14295</text:p>
          </table:table-cell>
          <table:table-cell office:value-type="string" table:style-name="ce55">
            <text:p>The Branch Manager,BABA MARKET, ETWAR HATRAJAPAKARVAISHALIVAISHALI</text:p>
          </table:table-cell>
          <table:table-cell office:value-type="float" office:value="844124" table:style-name="ce54">
            <text:p>844124</text:p>
          </table:table-cell>
          <table:table-cell office:value-type="float" office:value="0" table:style-name="ce54">
            <text:p>0</text:p>
          </table:table-cell>
          <table:table-cell office:value-type="float" office:value="9939878202" table:style-name="ce54">
            <text:p>9939878202</text:p>
          </table:table-cell>
          <table:table-cell office:value-type="float" office:value="6277" table:style-name="ce57">
            <text:p>6277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OHIUDDIN NAGAR</text:p>
          </table:table-cell>
          <table:table-cell office:value-type="float" office:value="15066" table:style-name="ce57">
            <text:p>15066</text:p>
          </table:table-cell>
          <table:table-cell office:value-type="string" table:style-name="ce55">
            <text:p>The Branch Manager,PO : MOHIUDDIN NAGARDIST: SAMASTIPURSAMASTIPURDIST: SAMASTIPUR</text:p>
          </table:table-cell>
          <table:table-cell office:value-type="float" office:value="848501" table:style-name="ce54">
            <text:p>848501</text:p>
          </table:table-cell>
          <table:table-cell office:value-type="string" table:style-name="ce54">
            <text:p>sbi.15066@sbi.co.in</text:p>
          </table:table-cell>
          <table:table-cell office:value-type="string" table:style-name="ce54">
            <text:p><text:s/>9934041345 (p)</text:p>
          </table:table-cell>
          <table:table-cell office:value-type="float" office:value="6278" table:style-name="ce57">
            <text:p>62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MBHADRAPUR</text:p>
          </table:table-cell>
          <table:table-cell office:value-type="float" office:value="15590" table:style-name="ce57">
            <text:p>15590</text:p>
          </table:table-cell>
          <table:table-cell office:value-type="string" table:style-name="ce55">
            <text:p>The Branch Manager,NEAR RAMBHADRAPUR RAILWAY STATIONPO- PATWARA,SAMASTIPURDISTRICT: SAMASTIPUR</text:p>
          </table:table-cell>
          <table:table-cell office:value-type="float" office:value="847301" table:style-name="ce54">
            <text:p>847301</text:p>
          </table:table-cell>
          <table:table-cell office:value-type="string" table:style-name="ce54">
            <text:p>sbi.15590@sbi.co.in</text:p>
          </table:table-cell>
          <table:table-cell office:value-type="float" office:value="9430005045" table:style-name="ce54">
            <text:p>9430005045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UPNARAYANPUR</text:p>
          </table:table-cell>
          <table:table-cell office:value-type="float" office:value="15593" table:style-name="ce57">
            <text:p>15593</text:p>
          </table:table-cell>
          <table:table-cell office:value-type="string" table:style-name="ce55">
            <text:p>The Branch Manager,VILL:RUPNARAYANPURPO.- KARNAUTIVAISHALIPS- MAHANAR, DISTT- VAISHALI (BIHAR)</text:p>
          </table:table-cell>
          <table:table-cell office:value-type="float" office:value="844501" table:style-name="ce54">
            <text:p>844501</text:p>
          </table:table-cell>
          <table:table-cell office:value-type="float" office:value="0" table:style-name="ce54">
            <text:p>0</text:p>
          </table:table-cell>
          <table:table-cell office:value-type="float" office:value="9470020925" table:style-name="ce54">
            <text:p>9470020925</text:p>
          </table:table-cell>
          <table:table-cell office:value-type="float" office:value="6227" table:style-name="ce57">
            <text:p>6227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 B O SAMASTIPUR</text:p>
          </table:table-cell>
          <table:table-cell office:value-type="float" office:value="15864" table:style-name="ce57">
            <text:p>15864</text:p>
          </table:table-cell>
          <table:table-cell office:value-type="string" table:style-name="ce55">
            <text:p>The Chief Manager (Admin),ADMINISTRATIVE OFFICEPODDAR COMPLEX, PO-RAMNASAMASTIPURCLUB ROAD, MUZAFFARPUR</text:p>
          </table:table-cell>
          <table:table-cell office:value-type="float" office:value="842002" table:style-name="ce54">
            <text:p>842002</text:p>
          </table:table-cell>
          <table:table-cell office:value-type="string" table:style-name="ce54">
            <text:p>sbi.15864@sbi.co.in</text:p>
          </table:table-cell>
          <table:table-cell table:style-name="ce54"/>
          <table:table-cell office:value-type="float" office:value="621" table:style-name="ce57">
            <text:p>621</text:p>
          </table:table-cell>
          <table:table-cell office:value-type="string" table:style-name="ce57">
            <text:p>228281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OSERA BAZAR</text:p>
          </table:table-cell>
          <table:table-cell office:value-type="float" office:value="16985" table:style-name="ce57">
            <text:p>16985</text:p>
          </table:table-cell>
          <table:table-cell office:value-type="string" table:style-name="ce55">
            <text:p>The Branch Manager,ABOVE ROSERA BRANCH,ROSERASAMASTIPURSAMASTIPURBIHAR</text:p>
          </table:table-cell>
          <table:table-cell office:value-type="float" office:value="848210" table:style-name="ce54">
            <text:p>848210</text:p>
          </table:table-cell>
          <table:table-cell office:value-type="string" table:style-name="ce54">
            <text:p>SBI.16985@SBI.CO.IN</text:p>
          </table:table-cell>
          <table:table-cell office:value-type="float" office:value="9771464621" table:style-name="ce54">
            <text:p>9771464621</text:p>
          </table:table-cell>
          <table:table-cell office:value-type="float" office:value="6275" table:style-name="ce57">
            <text:p>6275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t+Po- Mohanpur Via- Baghara</text:p>
          </table:table-cell>
          <table:table-cell office:value-type="float" office:value="16986" table:style-name="ce57">
            <text:p>16986</text:p>
          </table:table-cell>
          <table:table-cell office:value-type="string" table:style-name="ce55">
            <text:p>The Branch Manager,PS- PATORY, SAMASTIPURDIST- SAMASTIPURSAMASTIPURBIHAR</text:p>
          </table:table-cell>
          <table:table-cell office:value-type="float" office:value="848506" table:style-name="ce54">
            <text:p>848506</text:p>
          </table:table-cell>
          <table:table-cell office:value-type="string" table:style-name="ce54">
            <text:p>sbi.16986@sbi.co.in</text:p>
          </table:table-cell>
          <table:table-cell office:value-type="float" office:value="9631519142" table:style-name="ce54">
            <text:p>9631519142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ITWARPUR CHOUTH</text:p>
          </table:table-cell>
          <table:table-cell office:value-type="float" office:value="17440" table:style-name="ce57">
            <text:p>17440</text:p>
          </table:table-cell>
          <table:table-cell office:value-type="string" table:style-name="ce55">
            <text:p>The Branch Manager,AT&amp; PO: JITWARPUR CHOUTH (SAPNA)DISTT: SAMASTIPURSAMASTIPURBIHAR</text:p>
          </table:table-cell>
          <table:table-cell office:value-type="float" office:value="848134" table:style-name="ce54">
            <text:p>848134</text:p>
          </table:table-cell>
          <table:table-cell office:value-type="string" table:style-name="ce54">
            <text:p>SBI.17440@SBI.CO.IN</text:p>
          </table:table-cell>
          <table:table-cell office:value-type="float" office:value="9934090090" table:style-name="ce54">
            <text:p>9934090090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OHANPUR ROAD SAMASTIPUR</text:p>
          </table:table-cell>
          <table:table-cell office:value-type="float" office:value="18029" table:style-name="ce57">
            <text:p>18029</text:p>
          </table:table-cell>
          <table:table-cell office:value-type="string" table:style-name="ce55">
            <text:p>The Branch Manager,SOUTH OF CHANDANA PETROL PUMPSAMASTIPURSAMASTIPURSAMASTIPUR</text:p>
          </table:table-cell>
          <table:table-cell office:value-type="float" office:value="848101" table:style-name="ce54">
            <text:p>848101</text:p>
          </table:table-cell>
          <table:table-cell office:value-type="string" table:style-name="ce54">
            <text:p>sbi.18029@sbi.co.in</text:p>
          </table:table-cell>
          <table:table-cell office:value-type="float" office:value="9709890984" table:style-name="ce54">
            <text:p>9709890984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HIVAJINAGAR</text:p>
          </table:table-cell>
          <table:table-cell office:value-type="float" office:value="18035" table:style-name="ce57">
            <text:p>18035</text:p>
          </table:table-cell>
          <table:table-cell office:value-type="string" table:style-name="ce55">
            <text:p>The Branch Manager,BLOCK OFFICE, SHIVAJINAGARSAMASTIPURSAMASTIPURBIHAR</text:p>
          </table:table-cell>
          <table:table-cell office:value-type="float" office:value="848117" table:style-name="ce54">
            <text:p>848117</text:p>
          </table:table-cell>
          <table:table-cell office:value-type="string" table:style-name="ce54">
            <text:p>SBI.18035@SBI.CO.IN</text:p>
          </table:table-cell>
          <table:table-cell office:value-type="float" office:value="8252192867" table:style-name="ce54">
            <text:p>8252192867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USA FARM</text:p>
          </table:table-cell>
          <table:table-cell office:value-type="float" office:value="18040" table:style-name="ce57">
            <text:p>18040</text:p>
          </table:table-cell>
          <table:table-cell office:value-type="string" table:style-name="ce55">
            <text:p>The Branch Manager,INDIAN AGRICULTURE RESEARCH INSTITUTE,PUSA, DISTRICT-SAMASTIPURSAMASTIPURBIHAR</text:p>
          </table:table-cell>
          <table:table-cell office:value-type="float" office:value="848125" table:style-name="ce54">
            <text:p>848125</text:p>
          </table:table-cell>
          <table:table-cell office:value-type="string" table:style-name="ce54">
            <text:p>SBI.18040@SBI.CO.IN</text:p>
          </table:table-cell>
          <table:table-cell office:value-type="float" office:value="9771464613" table:style-name="ce54">
            <text:p>9771464613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RPOORIGRAM</text:p>
          </table:table-cell>
          <table:table-cell office:value-type="float" office:value="18420" table:style-name="ce57">
            <text:p>18420</text:p>
          </table:table-cell>
          <table:table-cell office:value-type="string" table:style-name="ce55">
            <text:p>The Branch Manager,VILL-KARPOORIGRAMPITAUNJIA, DISTRICT-SAMASTIPURSAMASTIPURSAMASTIPUR,BIHAR</text:p>
          </table:table-cell>
          <table:table-cell office:value-type="float" office:value="848129" table:style-name="ce54">
            <text:p>848129</text:p>
          </table:table-cell>
          <table:table-cell office:value-type="string" table:style-name="ce54">
            <text:p>SBI.18420@SBI.CO.IN</text:p>
          </table:table-cell>
          <table:table-cell table:style-name="ce54"/>
          <table:table-cell office:value-type="float" office:value="6274" table:style-name="ce57">
            <text:p>627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RAE RANJAN</text:p>
          </table:table-cell>
          <table:table-cell office:value-type="float" office:value="18433" table:style-name="ce57">
            <text:p>18433</text:p>
          </table:table-cell>
          <table:table-cell office:value-type="string" table:style-name="ce55">
            <text:p>The Branch Manager,NEAR SARAE RANJAN PSBLOCK--SARAE RANJANSAMASTIPURDISTRICT-SAMASTIPUR (BIHAR)</text:p>
          </table:table-cell>
          <table:table-cell office:value-type="float" office:value="848504" table:style-name="ce54">
            <text:p>848504</text:p>
          </table:table-cell>
          <table:table-cell office:value-type="string" table:style-name="ce54">
            <text:p>SBI.18433@SBI.CO.IN</text:p>
          </table:table-cell>
          <table:table-cell table:style-name="ce54"/>
          <table:table-cell office:value-type="float" office:value="6274" table:style-name="ce57">
            <text:p>627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IMADPUR</text:p>
          </table:table-cell>
          <table:table-cell office:value-type="float" office:value="18909" table:style-name="ce57">
            <text:p>18909</text:p>
          </table:table-cell>
          <table:table-cell office:value-type="string" table:style-name="ce55">
            <text:p>The Branch Manager,VILL &amp; PO-IMADPURPS-BHAGWANPURVAISHALIDISTT-VAISHALI,BIHAR</text:p>
          </table:table-cell>
          <table:table-cell office:value-type="float" office:value="844114" table:style-name="ce54">
            <text:p>844114</text:p>
          </table:table-cell>
          <table:table-cell office:value-type="string" table:style-name="ce54">
            <text:p>SBI.18909@SBI.CO.IN</text:p>
          </table:table-cell>
          <table:table-cell table:style-name="ce54"/>
          <table:table-cell office:value-type="float" office:value="6224" table:style-name="ce57">
            <text:p>622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CHAITA</text:p>
          </table:table-cell>
          <table:table-cell office:value-type="float" office:value="18973" table:style-name="ce57">
            <text:p>18973</text:p>
          </table:table-cell>
          <table:table-cell office:value-type="string" table:style-name="ce55">
            <text:p>The Branch Manager,CHAITAPS- ANGARGHATSAMASTIPURSAMASTIPUR</text:p>
          </table:table-cell>
          <table:table-cell office:value-type="float" office:value="848132" table:style-name="ce54">
            <text:p>848132</text:p>
          </table:table-cell>
          <table:table-cell office:value-type="string" table:style-name="ce54">
            <text:p>SBI.18973@SBI.CO.IN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16">
          <table:table-cell office:value-type="string" table:number-columns-spanned="3" table:number-rows-spanned="1" table:style-name="ce42">
            <text:p>THE DEPUTY GENERAL MANAGER (B&amp;O), STATE BANK OF INDIA,ZONAL OFFICE PURNEAKALA BHAWAN ROADPURNEABIHAR- 854301, <text:s/>sbi.08071@sbi.co.in</text:p>
          </table:table-cell>
          <table:covered-table-cell table:number-columns-repeated="2"/>
          <table:table-cell office:value-type="string" table:style-name="ce55">
            <text:p>PHONE :242428, <text:s/>7781014071 FAX :06454244540</text:p>
          </table:table-cell>
          <table:table-cell office:value-type="string" table:style-name="ce55">
            <text:p>ZONAL OFFICE PURNEA</text:p>
          </table:table-cell>
          <table:table-cell office:value-type="float" office:value="8071" table:style-name="ce57">
            <text:p>8071</text:p>
          </table:table-cell>
          <table:table-cell office:value-type="string" table:style-name="ce55">
            <text:p>The Chief Manager (GB),KALA BHAWAN ROADPURNEAPURNEA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.08071@sbi.co.in</text:p>
          </table:table-cell>
          <table:table-cell office:value-type="float" office:value="9431230358" table:style-name="ce54">
            <text:p>9431230358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242428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7">
          <table:table-cell office:value-type="string" table:number-columns-spanned="3" table:number-rows-spanned="1" table:style-name="ce42">
            <text:p>THE ASSISTANT GENERAL MANAGER,STATE BANK OF INDIA,PURNEAKALA BHAWAN ROADPURNEA <text:s/>BIHARBIHARPURNEA- <text:s/>854301, <text:s text:c="2"/>sbi.00159@sbi.co.in</text:p>
          </table:table-cell>
          <table:covered-table-cell table:number-columns-repeated="2"/>
          <table:table-cell office:value-type="string" table:style-name="ce55">
            <text:p>PHONE :064542, <text:s/>7781052401 FAX :06454228758</text:p>
          </table:table-cell>
          <table:table-cell office:value-type="string" table:style-name="ce55">
            <text:p>PURNEA</text:p>
          </table:table-cell>
          <table:table-cell office:value-type="float" office:value="159" table:style-name="ce57">
            <text:p>159</text:p>
          </table:table-cell>
          <table:table-cell office:value-type="string" table:style-name="ce55">
            <text:p>The Assistant General Manager,KALA BHAWAN ROAD,PURNEA, BIHARPURNEA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.00159@sbi.co.in</text:p>
          </table:table-cell>
          <table:table-cell office:value-type="float" office:value="9771416242" table:style-name="ce54">
            <text:p>9771416242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6454228758</text:p>
          </table:table-cell>
          <table:table-cell table:number-columns-repeated="16372"/>
        </table:table-row>
        <table:table-row table:style-name="ro7">
          <table:table-cell office:value-type="string" table:number-columns-spanned="3" table:number-rows-spanned="1" table:style-name="ce42">
            <text:p>THE ASSISTANT GENERAL MANAGER, STATE BANK OF INDIA,DARBHANGANEAR <text:s/>LAHERIASARAI TOWERDARBHANGA BIHAR PURNEA- <text:s/>846001, <text:s text:c="2"/>sbi.00062@sbi.co.in</text:p>
          </table:table-cell>
          <table:covered-table-cell table:number-columns-repeated="2"/>
          <table:table-cell office:value-type="string" table:style-name="ce21">
            <text:p>PHONE :241023, 9004441089 FAX :06272245032</text:p>
          </table:table-cell>
          <table:table-cell office:value-type="string" table:style-name="ce55">
            <text:p>DARBHANGA</text:p>
          </table:table-cell>
          <table:table-cell office:value-type="float" office:value="62" table:style-name="ce57">
            <text:p>62</text:p>
          </table:table-cell>
          <table:table-cell office:value-type="string" table:style-name="ce55">
            <text:p>The Chief Manager,NEAR LAHERIASARAI TOWERDARBHANGADARBHANGABIHAR</text:p>
          </table:table-cell>
          <table:table-cell office:value-type="float" office:value="846001" table:style-name="ce54">
            <text:p>846001</text:p>
          </table:table-cell>
          <table:table-cell office:value-type="string" table:style-name="ce54">
            <text:p>sbi.00062@sbi.co.in</text:p>
          </table:table-cell>
          <table:table-cell office:value-type="float" office:value="9431219447" table:style-name="ce54">
            <text:p>9431219447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241023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16">
          <table:table-cell office:value-type="string" table:number-columns-spanned="3" table:number-rows-spanned="53" table:style-name="ce42">
            <text:p>THE REGIONAL MANAGER, STATE BANK OF INDIA, REGIONAL BUSINESS OFFICE, RBO <text:s/>R-1 <text:s text:c="2"/>PURNEASTATE BANK OF INDIA ADMINISTRATIVE OFFICKALABHAVAN ROAD <text:s text:c="2"/>PURNEAPOST &amp; DIST: PURNEA <text:s/>- 854301, <text:s/>agmr1.zopur@sbi.co.in</text:p>
          </table:table-cell>
          <table:covered-table-cell table:number-columns-repeated="2"/>
          <table:table-cell office:value-type="string" table:number-columns-spanned="1" table:number-rows-spanned="53" table:style-name="ce42">
            <text:p>PHONE :242430, 9835201560 FAX :06454228424</text:p>
          </table:table-cell>
          <table:table-cell office:value-type="string" table:style-name="ce55">
            <text:p>KISHANGANJ</text:p>
          </table:table-cell>
          <table:table-cell office:value-type="float" office:value="117" table:style-name="ce57">
            <text:p>117</text:p>
          </table:table-cell>
          <table:table-cell office:value-type="string" table:style-name="ce55">
            <text:p>The Chief Manager,GANDHI CHOWKDIST:KISHANGANJKISHANGANJBIHAR</text:p>
          </table:table-cell>
          <table:table-cell office:value-type="float" office:value="855107" table:style-name="ce54">
            <text:p>855107</text:p>
          </table:table-cell>
          <table:table-cell office:value-type="string" table:style-name="ce54">
            <text:p>sbi.00117@sbi.co.in</text:p>
          </table:table-cell>
          <table:table-cell office:value-type="float" office:value="9431816440" table:style-name="ce54">
            <text:p>9431816440</text:p>
          </table:table-cell>
          <table:table-cell office:value-type="float" office:value="6456" table:style-name="ce57">
            <text:p>6456</text:p>
          </table:table-cell>
          <table:table-cell office:value-type="string" table:style-name="ce57">
            <text:p>22272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URNEA BAZAR</text:p>
          </table:table-cell>
          <table:table-cell office:value-type="float" office:value="1236" table:style-name="ce57">
            <text:p>1236</text:p>
          </table:table-cell>
          <table:table-cell office:value-type="string" table:style-name="ce55">
            <text:p>The Chief Manager,BHATTA BAZAR ,PURNEA BAZARPURNEADIST:PURNEA, 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PURBZ@SANCHARNET</text:p>
          </table:table-cell>
          <table:table-cell office:value-type="float" office:value="9431888891" table:style-name="ce54">
            <text:p>9431888891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ARSI</text:p>
          </table:table-cell>
          <table:table-cell office:value-type="float" office:value="1436" table:style-name="ce57">
            <text:p>1436</text:p>
          </table:table-cell>
          <table:table-cell office:value-type="string" table:style-name="ce55">
            <text:p>The Branch Manager,SARSIDIST:PURNEAPURNEABIHAR</text:p>
          </table:table-cell>
          <table:table-cell office:value-type="float" office:value="854306" table:style-name="ce54">
            <text:p>854306</text:p>
          </table:table-cell>
          <table:table-cell office:value-type="string" table:style-name="ce54">
            <text:p>sbi.01436@sbi.co.in</text:p>
          </table:table-cell>
          <table:table-cell office:value-type="float" office:value="9431869262" table:style-name="ce54">
            <text:p>9431869262</text:p>
          </table:table-cell>
          <table:table-cell office:value-type="float" office:value="6467" table:style-name="ce57">
            <text:p>6467</text:p>
          </table:table-cell>
          <table:table-cell office:value-type="string" table:style-name="ce57">
            <text:p>24405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PURNEA</text:p>
          </table:table-cell>
          <table:table-cell office:value-type="float" office:value="1846" table:style-name="ce57">
            <text:p>1846</text:p>
          </table:table-cell>
          <table:table-cell office:value-type="string" table:style-name="ce55">
            <text:p>The Chief Manager,ARUNA BHAWANLINE BAZAR, PURNEAPURNEADISTT PURNEA, BIHAR</text:p>
          </table:table-cell>
          <table:table-cell office:value-type="float" office:value="854301" table:style-name="ce54">
            <text:p>854301</text:p>
          </table:table-cell>
          <table:table-cell office:value-type="float" office:value="0" table:style-name="ce54">
            <text:p>0</text:p>
          </table:table-cell>
          <table:table-cell office:value-type="float" office:value="9973645211" table:style-name="ce54">
            <text:p>9973645211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22952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ISI</text:p>
          </table:table-cell>
          <table:table-cell office:value-type="float" office:value="2907" table:style-name="ce57">
            <text:p>2907</text:p>
          </table:table-cell>
          <table:table-cell office:value-type="string" table:style-name="ce55">
            <text:p>The Branch Manager,PO : BAISIDIST:PURNEAPURNEABIHAR</text:p>
          </table:table-cell>
          <table:table-cell office:value-type="float" office:value="854315" table:style-name="ce54">
            <text:p>854315</text:p>
          </table:table-cell>
          <table:table-cell office:value-type="string" table:style-name="ce54">
            <text:p>sbi.02907@sbi.co.in</text:p>
          </table:table-cell>
          <table:table-cell office:value-type="float" office:value="9955730541" table:style-name="ce54">
            <text:p>9955730541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21420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NMANKHI</text:p>
          </table:table-cell>
          <table:table-cell office:value-type="float" office:value="2910" table:style-name="ce57">
            <text:p>2910</text:p>
          </table:table-cell>
          <table:table-cell office:value-type="string" table:style-name="ce55">
            <text:p>The Branch Manager,BANMANKHIDIST:PURNEAPURNEABIHAR</text:p>
          </table:table-cell>
          <table:table-cell office:value-type="float" office:value="854202" table:style-name="ce54">
            <text:p>854202</text:p>
          </table:table-cell>
          <table:table-cell office:value-type="string" table:style-name="ce54">
            <text:p>sbi.02910@sbi.co.in</text:p>
          </table:table-cell>
          <table:table-cell office:value-type="float" office:value="9431470996" table:style-name="ce54">
            <text:p>9431470996</text:p>
          </table:table-cell>
          <table:table-cell office:value-type="float" office:value="6467" table:style-name="ce57">
            <text:p>6467</text:p>
          </table:table-cell>
          <table:table-cell office:value-type="string" table:style-name="ce57">
            <text:p>22620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GALGALIA</text:p>
          </table:table-cell>
          <table:table-cell office:value-type="float" office:value="2935" table:style-name="ce57">
            <text:p>2935</text:p>
          </table:table-cell>
          <table:table-cell office:value-type="string" table:style-name="ce55">
            <text:p>The Branch Manager,GALGALIA,DIST:KISHANGANJKISHANGANJBIHAR</text:p>
          </table:table-cell>
          <table:table-cell office:value-type="float" office:value="855106" table:style-name="ce54">
            <text:p>855106</text:p>
          </table:table-cell>
          <table:table-cell office:value-type="string" table:style-name="ce54">
            <text:p>sbi.02935@sbi.co.in</text:p>
          </table:table-cell>
          <table:table-cell office:value-type="float" office:value="9431667401" table:style-name="ce54">
            <text:p>9431667401</text:p>
          </table:table-cell>
          <table:table-cell office:value-type="float" office:value="6459" table:style-name="ce57">
            <text:p>6459</text:p>
          </table:table-cell>
          <table:table-cell office:value-type="string" table:style-name="ce57">
            <text:p>23206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ULAB BAGH (PURNEA DIST.)</text:p>
          </table:table-cell>
          <table:table-cell office:value-type="float" office:value="2938" table:style-name="ce57">
            <text:p>2938</text:p>
          </table:table-cell>
          <table:table-cell office:value-type="string" table:style-name="ce55">
            <text:p>The Chief Manager,NH-31, GULAB BAGHPO-GULABBAGHPURNEADIST:PURNEA, BIHAR</text:p>
          </table:table-cell>
          <table:table-cell office:value-type="float" office:value="854326" table:style-name="ce54">
            <text:p>854326</text:p>
          </table:table-cell>
          <table:table-cell office:value-type="float" office:value="0" table:style-name="ce54">
            <text:p>0</text:p>
          </table:table-cell>
          <table:table-cell office:value-type="float" office:value="9431814720" table:style-name="ce54">
            <text:p>9431814720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23411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SBA (DIST. PURNEA)</text:p>
          </table:table-cell>
          <table:table-cell office:value-type="float" office:value="2960" table:style-name="ce57">
            <text:p>2960</text:p>
          </table:table-cell>
          <table:table-cell office:value-type="string" table:style-name="ce55">
            <text:p>The Branch Manager,NEAR NEHRUCHOWK KASABADIST:PURNEA, BIHARPURNEABIHAR</text:p>
          </table:table-cell>
          <table:table-cell office:value-type="float" office:value="854330" table:style-name="ce54">
            <text:p>854330</text:p>
          </table:table-cell>
          <table:table-cell office:value-type="float" office:value="0" table:style-name="ce54">
            <text:p>0</text:p>
          </table:table-cell>
          <table:table-cell office:value-type="float" office:value="9431866078" table:style-name="ce54">
            <text:p>9431866078</text:p>
          </table:table-cell>
          <table:table-cell office:value-type="float" office:value="64540" table:style-name="ce57">
            <text:p>64540</text:p>
          </table:table-cell>
          <table:table-cell office:value-type="string" table:style-name="ce57">
            <text:p>25835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THAKURGANJ</text:p>
          </table:table-cell>
          <table:table-cell office:value-type="float" office:value="3013" table:style-name="ce57">
            <text:p>3013</text:p>
          </table:table-cell>
          <table:table-cell office:value-type="string" table:style-name="ce55">
            <text:p>The Branch Manager,P0-THAKURGANJDIST-KISHANGANJKISHANGANJBIHAR</text:p>
          </table:table-cell>
          <table:table-cell office:value-type="float" office:value="855116" table:style-name="ce54">
            <text:p>855116</text:p>
          </table:table-cell>
          <table:table-cell office:value-type="string" table:style-name="ce54">
            <text:p>sbi.03013@sbi.co.in</text:p>
          </table:table-cell>
          <table:table-cell office:value-type="float" office:value="9470077677" table:style-name="ce54">
            <text:p>9470077677</text:p>
          </table:table-cell>
          <table:table-cell office:value-type="float" office:value="6459" table:style-name="ce57">
            <text:p>6459</text:p>
          </table:table-cell>
          <table:table-cell office:value-type="string" table:style-name="ce57">
            <text:p>22213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ASCHIM PALLI KISHANGANJ</text:p>
          </table:table-cell>
          <table:table-cell office:value-type="float" office:value="6426" table:style-name="ce57">
            <text:p>6426</text:p>
          </table:table-cell>
          <table:table-cell office:value-type="string" table:style-name="ce55">
            <text:p>The Branch Manager,PASCHIM PALLIDIST:KISHANGANJKISHANGANJBIHAR</text:p>
          </table:table-cell>
          <table:table-cell office:value-type="float" office:value="855107" table:style-name="ce54">
            <text:p>855107</text:p>
          </table:table-cell>
          <table:table-cell office:value-type="string" table:style-name="ce54">
            <text:p>sbi.06426@sbi.co.in</text:p>
          </table:table-cell>
          <table:table-cell office:value-type="float" office:value="9470454012" table:style-name="ce54">
            <text:p>9470454012</text:p>
          </table:table-cell>
          <table:table-cell office:value-type="float" office:value="6456" table:style-name="ce57">
            <text:p>6456</text:p>
          </table:table-cell>
          <table:table-cell office:value-type="string" table:style-name="ce57">
            <text:p>22305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ONDEEP</text:p>
          </table:table-cell>
          <table:table-cell office:value-type="float" office:value="7094" table:style-name="ce57">
            <text:p>7094</text:p>
          </table:table-cell>
          <table:table-cell office:value-type="string" table:style-name="ce55">
            <text:p>The Branch Manager,AT + PO-SONDEEPDIST:PURNEAPURNEABIHAR</text:p>
          </table:table-cell>
          <table:table-cell office:value-type="float" office:value="854204" table:style-name="ce54">
            <text:p>854204</text:p>
          </table:table-cell>
          <table:table-cell office:value-type="string" table:style-name="ce54">
            <text:p>sbi.07094@sbi.co.in</text:p>
          </table:table-cell>
          <table:table-cell office:value-type="float" office:value="9939210535" table:style-name="ce54">
            <text:p>9939210535</text:p>
          </table:table-cell>
          <table:table-cell office:value-type="float" office:value="6462" table:style-name="ce57">
            <text:p>6462</text:p>
          </table:table-cell>
          <table:table-cell office:value-type="string" table:style-name="ce57">
            <text:p>26722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DAMGARHA</text:p>
          </table:table-cell>
          <table:table-cell office:value-type="float" office:value="7246" table:style-name="ce57">
            <text:p>7246</text:p>
          </table:table-cell>
          <table:table-cell office:value-type="string" table:style-name="ce55">
            <text:p>The Branch Manager,DHAMDAHADIST:PURNEAPURNEABIHAR</text:p>
          </table:table-cell>
          <table:table-cell office:value-type="float" office:value="854202" table:style-name="ce54">
            <text:p>854202</text:p>
          </table:table-cell>
          <table:table-cell office:value-type="string" table:style-name="ce54">
            <text:p>sbi.07246@sbi.co.in</text:p>
          </table:table-cell>
          <table:table-cell office:value-type="float" office:value="9334090709" table:style-name="ce54">
            <text:p>9334090709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RHARI</text:p>
          </table:table-cell>
          <table:table-cell office:value-type="float" office:value="8164" table:style-name="ce57">
            <text:p>8164</text:p>
          </table:table-cell>
          <table:table-cell office:value-type="string" table:style-name="ce55">
            <text:p>The Branch Manager,BARHARIDIST:PURNEAPURNEABIHAR</text:p>
          </table:table-cell>
          <table:table-cell office:value-type="float" office:value="854204" table:style-name="ce54">
            <text:p>854204</text:p>
          </table:table-cell>
          <table:table-cell office:value-type="string" table:style-name="ce54">
            <text:p>sbi.08164@sbi.co.in</text:p>
          </table:table-cell>
          <table:table-cell office:value-type="float" office:value="9955231847" table:style-name="ce54">
            <text:p>9955231847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LUTOLA</text:p>
          </table:table-cell>
          <table:table-cell office:value-type="float" office:value="8166" table:style-name="ce57">
            <text:p>8166</text:p>
          </table:table-cell>
          <table:table-cell office:value-type="string" table:style-name="ce55">
            <text:p>The Branch Manager,P.O-NIRPUR,VIA-B.KOTHIDIST:PURNEAPURNEABIHAR</text:p>
          </table:table-cell>
          <table:table-cell office:value-type="float" office:value="854203" table:style-name="ce54">
            <text:p>854203</text:p>
          </table:table-cell>
          <table:table-cell office:value-type="string" table:style-name="ce54">
            <text:p>sbi.08166@sbi.co.in</text:p>
          </table:table-cell>
          <table:table-cell office:value-type="float" office:value="9431625903" table:style-name="ce54">
            <text:p>9431625903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DOGAON</text:p>
          </table:table-cell>
          <table:table-cell office:value-type="float" office:value="8188" table:style-name="ce57">
            <text:p>8188</text:p>
          </table:table-cell>
          <table:table-cell office:value-type="string" table:style-name="ce55">
            <text:p>The Branch Manager,B.B.BHARATPPURDIST:KISHANGANJKISHANGANJBIHAR</text:p>
          </table:table-cell>
          <table:table-cell office:value-type="float" office:value="855107" table:style-name="ce54">
            <text:p>855107</text:p>
          </table:table-cell>
          <table:table-cell office:value-type="string" table:style-name="ce54">
            <text:p>sbi.08188@sbi.co.in</text:p>
          </table:table-cell>
          <table:table-cell office:value-type="float" office:value="9234088488" table:style-name="ce54">
            <text:p>9234088488</text:p>
          </table:table-cell>
          <table:table-cell office:value-type="float" office:value="6459" table:style-name="ce57">
            <text:p>6459</text:p>
          </table:table-cell>
          <table:table-cell office:value-type="string" table:style-name="ce57">
            <text:p>23421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T-CHOPRA BAZAR</text:p>
          </table:table-cell>
          <table:table-cell office:value-type="float" office:value="8356" table:style-name="ce57">
            <text:p>8356</text:p>
          </table:table-cell>
          <table:table-cell office:value-type="string" table:style-name="ce55">
            <text:p>The Branch Manager,P.O. CHOPRA, RAM NAGARDIST-PURNEAPURNEABIHAR</text:p>
          </table:table-cell>
          <table:table-cell office:value-type="float" office:value="854102" table:style-name="ce54">
            <text:p>854102</text:p>
          </table:table-cell>
          <table:table-cell office:value-type="string" table:style-name="ce54">
            <text:p>sbi.08356@sbi.co.in</text:p>
          </table:table-cell>
          <table:table-cell office:value-type="float" office:value="9939895902" table:style-name="ce54">
            <text:p>9939895902</text:p>
          </table:table-cell>
          <table:table-cell office:value-type="float" office:value="6467" table:style-name="ce57">
            <text:p>6467</text:p>
          </table:table-cell>
          <table:table-cell office:value-type="string" table:style-name="ce57">
            <text:p>24662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MOUR</text:p>
          </table:table-cell>
          <table:table-cell office:value-type="float" office:value="8358" table:style-name="ce57">
            <text:p>8358</text:p>
          </table:table-cell>
          <table:table-cell office:value-type="string" table:style-name="ce55">
            <text:p>The Branch Manager,AT +P.O. AMOUR, VIA BAISI,DIST:PURNEA,PURNEABIHAR</text:p>
          </table:table-cell>
          <table:table-cell office:value-type="float" office:value="854315" table:style-name="ce54">
            <text:p>854315</text:p>
          </table:table-cell>
          <table:table-cell office:value-type="string" table:style-name="ce54">
            <text:p>sbi.08358@sbi.co.in</text:p>
          </table:table-cell>
          <table:table-cell office:value-type="float" office:value="9955730709" table:style-name="ce54">
            <text:p>9955730709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252465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FAKIRTOLI</text:p>
          </table:table-cell>
          <table:table-cell office:value-type="float" office:value="8359" table:style-name="ce57">
            <text:p>8359</text:p>
          </table:table-cell>
          <table:table-cell office:value-type="string" table:style-name="ce55">
            <text:p>The Branch Manager,AT-FAKIRTOLIPO-ASJA MOBAIYA,VIA-BAISIPURNEADIST:PURNEA, BIHAR</text:p>
          </table:table-cell>
          <table:table-cell office:value-type="float" office:value="854315" table:style-name="ce54">
            <text:p>854315</text:p>
          </table:table-cell>
          <table:table-cell office:value-type="string" table:style-name="ce54">
            <text:p>sbi.08359@SBI.CO.IN</text:p>
          </table:table-cell>
          <table:table-cell office:value-type="float" office:value="9430464254" table:style-name="ce54">
            <text:p>9430464254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AMAILI</text:p>
          </table:table-cell>
          <table:table-cell office:value-type="float" office:value="8360" table:style-name="ce57">
            <text:p>8360</text:p>
          </table:table-cell>
          <table:table-cell office:value-type="string" table:style-name="ce55">
            <text:p>The Branch Manager,AT DAMAILI ,PS MIRGANJDIST:PURNEAPURNEABIHAR</text:p>
          </table:table-cell>
          <table:table-cell office:value-type="float" office:value="854306" table:style-name="ce54">
            <text:p>854306</text:p>
          </table:table-cell>
          <table:table-cell office:value-type="string" table:style-name="ce54">
            <text:p>sbi.08360@sbi.co.in</text:p>
          </table:table-cell>
          <table:table-cell office:value-type="float" office:value="9430969147" table:style-name="ce54">
            <text:p>9430969147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ALSA (MACHHATTA)</text:p>
          </table:table-cell>
          <table:table-cell office:value-type="float" office:value="8368" table:style-name="ce57">
            <text:p>8368</text:p>
          </table:table-cell>
          <table:table-cell office:value-type="string" table:style-name="ce55">
            <text:p>The Branch Manager,PO-AMOUR,VIA-BAISIDIST:PURNEAPURNEABIHAR</text:p>
          </table:table-cell>
          <table:table-cell office:value-type="float" office:value="854315" table:style-name="ce54">
            <text:p>854315</text:p>
          </table:table-cell>
          <table:table-cell office:value-type="string" table:style-name="ce54">
            <text:p>sbi.08368@sbi.co.in</text:p>
          </table:table-cell>
          <table:table-cell office:value-type="float" office:value="9973389511" table:style-name="ce54">
            <text:p>9973389511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CHURLIHAT</text:p>
          </table:table-cell>
          <table:table-cell office:value-type="float" office:value="8401" table:style-name="ce57">
            <text:p>8401</text:p>
          </table:table-cell>
          <table:table-cell office:value-type="string" table:style-name="ce55">
            <text:p>The Branch Manager,PS : GALGALIADIST:KISHANGANJKISHANGANJBIHAR</text:p>
          </table:table-cell>
          <table:table-cell office:value-type="float" office:value="855116" table:style-name="ce54">
            <text:p>855116</text:p>
          </table:table-cell>
          <table:table-cell office:value-type="string" table:style-name="ce54">
            <text:p>sbi.08401@sbi.co.in</text:p>
          </table:table-cell>
          <table:table-cell office:value-type="float" office:value="9771237940" table:style-name="ce54">
            <text:p>9771237940</text:p>
          </table:table-cell>
          <table:table-cell office:value-type="float" office:value="6459" table:style-name="ce57">
            <text:p>6459</text:p>
          </table:table-cell>
          <table:table-cell office:value-type="string" table:style-name="ce57">
            <text:p>23233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TARABARI CHOWK</text:p>
          </table:table-cell>
          <table:table-cell office:value-type="float" office:value="8481" table:style-name="ce57">
            <text:p>8481</text:p>
          </table:table-cell>
          <table:table-cell office:value-type="string" table:style-name="ce55">
            <text:p>The Branch Manager,AT &amp; PO : TARABARIDISAT : KISHANGANJKISHANGANJBIHAR</text:p>
          </table:table-cell>
          <table:table-cell office:value-type="float" office:value="855107" table:style-name="ce54">
            <text:p>855107</text:p>
          </table:table-cell>
          <table:table-cell office:value-type="string" table:style-name="ce54">
            <text:p>sbi.08481@sbi.co.in</text:p>
          </table:table-cell>
          <table:table-cell office:value-type="float" office:value="9431620651" table:style-name="ce54">
            <text:p>9431620651</text:p>
          </table:table-cell>
          <table:table-cell office:value-type="float" office:value="6459" table:style-name="ce57">
            <text:p>6459</text:p>
          </table:table-cell>
          <table:table-cell office:value-type="string" table:style-name="ce57">
            <text:p>23776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HANTOLA</text:p>
          </table:table-cell>
          <table:table-cell office:value-type="float" office:value="8559" table:style-name="ce57">
            <text:p>8559</text:p>
          </table:table-cell>
          <table:table-cell office:value-type="string" table:style-name="ce55">
            <text:p>The Branch Manager,PO : DHANTOLAVIA : BAHADURGANJKISHANGANJDIST : KISHANGANJ, BIHAR</text:p>
          </table:table-cell>
          <table:table-cell office:value-type="float" office:value="855101" table:style-name="ce54">
            <text:p>855101</text:p>
          </table:table-cell>
          <table:table-cell office:value-type="string" table:style-name="ce54">
            <text:p>sbi.08559@sbi.co.in</text:p>
          </table:table-cell>
          <table:table-cell office:value-type="float" office:value="9470025625" table:style-name="ce54">
            <text:p>9470025625</text:p>
          </table:table-cell>
          <table:table-cell office:value-type="float" office:value="6456" table:style-name="ce57">
            <text:p>6456</text:p>
          </table:table-cell>
          <table:table-cell office:value-type="string" table:style-name="ce57">
            <text:p>29134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TELDIHA</text:p>
          </table:table-cell>
          <table:table-cell office:value-type="float" office:value="9243" table:style-name="ce57">
            <text:p>9243</text:p>
          </table:table-cell>
          <table:table-cell office:value-type="string" table:style-name="ce55">
            <text:p>The Branch Manager,PO - PS : TIKAPATTIDIST : PURNEAPURNEABIHAR</text:p>
          </table:table-cell>
          <table:table-cell office:value-type="float" office:value="854101" table:style-name="ce54">
            <text:p>854101</text:p>
          </table:table-cell>
          <table:table-cell office:value-type="string" table:style-name="ce54">
            <text:p>sbi.09243@sbi.co.in</text:p>
          </table:table-cell>
          <table:table-cell office:value-type="float" office:value="9431873404" table:style-name="ce54">
            <text:p>9431873404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ZILEBIA MORE</text:p>
          </table:table-cell>
          <table:table-cell office:value-type="float" office:value="9244" table:style-name="ce57">
            <text:p>9244</text:p>
          </table:table-cell>
          <table:table-cell office:value-type="string" table:style-name="ce55">
            <text:p>The Branch Manager,NEAR POWER HOUSEPO : THAKURGANJKISHANGANJDIST:KISHANGANJ, BIHAR</text:p>
          </table:table-cell>
          <table:table-cell office:value-type="float" office:value="855116" table:style-name="ce54">
            <text:p>855116</text:p>
          </table:table-cell>
          <table:table-cell office:value-type="string" table:style-name="ce54">
            <text:p>sbi.09244@sbi.co.in</text:p>
          </table:table-cell>
          <table:table-cell office:value-type="float" office:value="9832041638" table:style-name="ce54">
            <text:p>9832041638</text:p>
          </table:table-cell>
          <table:table-cell office:value-type="float" office:value="6459" table:style-name="ce57">
            <text:p>6459</text:p>
          </table:table-cell>
          <table:table-cell office:value-type="string" table:style-name="ce57">
            <text:p>22264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ERUA</text:p>
          </table:table-cell>
          <table:table-cell office:value-type="float" office:value="9372" table:style-name="ce57">
            <text:p>9372</text:p>
          </table:table-cell>
          <table:table-cell office:value-type="string" table:style-name="ce55">
            <text:p>The Branch Manager,AT : GERUAPO : AMOUR, VIA : BAISIPURNEADIST : PURNEA, BIHAR</text:p>
          </table:table-cell>
          <table:table-cell office:value-type="float" office:value="854315" table:style-name="ce54">
            <text:p>854315</text:p>
          </table:table-cell>
          <table:table-cell office:value-type="string" table:style-name="ce54">
            <text:p>sbi.09372@sbi.co.in</text:p>
          </table:table-cell>
          <table:table-cell office:value-type="float" office:value="9431866154" table:style-name="ce54">
            <text:p>9431866154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25200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GRI MARKET YARD GULABBAGH</text:p>
          </table:table-cell>
          <table:table-cell office:value-type="float" office:value="10406" table:style-name="ce57">
            <text:p>10406</text:p>
          </table:table-cell>
          <table:table-cell office:value-type="string" table:style-name="ce55">
            <text:p>The Branch Manager,AGRI MARKET YARD, GULABBAGHGULABBAGHPURNEAPURNEA BIHAR</text:p>
          </table:table-cell>
          <table:table-cell office:value-type="float" office:value="854326" table:style-name="ce54">
            <text:p>854326</text:p>
          </table:table-cell>
          <table:table-cell office:value-type="float" office:value="0" table:style-name="ce54">
            <text:p>0</text:p>
          </table:table-cell>
          <table:table-cell office:value-type="float" office:value="9955730541" table:style-name="ce54">
            <text:p>9955730541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HADURGANJ</text:p>
          </table:table-cell>
          <table:table-cell office:value-type="float" office:value="11809" table:style-name="ce57">
            <text:p>11809</text:p>
          </table:table-cell>
          <table:table-cell office:value-type="string" table:style-name="ce55">
            <text:p>The Branch Manager,JHANSI RANI CHOWKBAHADURGANJKISHANGANJKISHANGANJ</text:p>
          </table:table-cell>
          <table:table-cell office:value-type="float" office:value="855101" table:style-name="ce54">
            <text:p>855101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456" table:style-name="ce57">
            <text:p>6456</text:p>
          </table:table-cell>
          <table:table-cell office:value-type="string" table:style-name="ce57">
            <text:p>24121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AGARUA</text:p>
          </table:table-cell>
          <table:table-cell office:value-type="float" office:value="12638" table:style-name="ce57">
            <text:p>12638</text:p>
          </table:table-cell>
          <table:table-cell office:value-type="string" table:style-name="ce55">
            <text:p>The Branch Manager,VILLAGE:DAGARUABLOCK:DAGARUAPURNEADISTRICT:PURNEA</text:p>
          </table:table-cell>
          <table:table-cell office:value-type="float" office:value="845301" table:style-name="ce54">
            <text:p>845301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ERSONAL BANKING BRANCH LINEBAZAR</text:p>
          </table:table-cell>
          <table:table-cell office:value-type="float" office:value="12639" table:style-name="ce57">
            <text:p>12639</text:p>
          </table:table-cell>
          <table:table-cell office:value-type="string" table:style-name="ce55">
            <text:p>The Branch Manager,LINE BAZARAT &amp; PO- PURNEAPURNEADISTT- PURNEA</text:p>
          </table:table-cell>
          <table:table-cell office:value-type="float" office:value="854301" table:style-name="ce54">
            <text:p>854301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RINAGAR</text:p>
          </table:table-cell>
          <table:table-cell office:value-type="float" office:value="12640" table:style-name="ce57">
            <text:p>12640</text:p>
          </table:table-cell>
          <table:table-cell office:value-type="string" table:style-name="ce55">
            <text:p>The Branch Manager,BLOCK OFFICE CAMPUSSRINAGARPURNEADISTRICT:PURNEA</text:p>
          </table:table-cell>
          <table:table-cell office:value-type="float" office:value="854301" table:style-name="ce54">
            <text:p>854301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INGHIA DISTT-PURNEA</text:p>
          </table:table-cell>
          <table:table-cell office:value-type="float" office:value="12652" table:style-name="ce57">
            <text:p>12652</text:p>
          </table:table-cell>
          <table:table-cell office:value-type="string" table:style-name="ce55">
            <text:p>The Branch Manager,AT SINGHIA, PO - RAUTARADISTT - PURNEAPURNEABIHAR</text:p>
          </table:table-cell>
          <table:table-cell office:value-type="float" office:value="854337" table:style-name="ce54">
            <text:p>854337</text:p>
          </table:table-cell>
          <table:table-cell office:value-type="string" table:style-name="ce54">
            <text:p>sbi.12652@sbi.co.in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24243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BO R-1 PURNEA</text:p>
          </table:table-cell>
          <table:table-cell office:value-type="float" office:value="13730" table:style-name="ce57">
            <text:p>13730</text:p>
          </table:table-cell>
          <table:table-cell office:value-type="string" table:style-name="ce55">
            <text:p>The Chief Manager (Admin),STATE BANK OF INDIA,ADMINISTRATIVE OFFIKALABHAVAN ROAD , PURNEAPURNEAPOST &amp; DIST: PURNEA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agmr1.zopur@sbi.co.in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24243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IROULI BAZAR</text:p>
          </table:table-cell>
          <table:table-cell office:value-type="float" office:value="14332" table:style-name="ce57">
            <text:p>14332</text:p>
          </table:table-cell>
          <table:table-cell office:value-type="string" table:style-name="ce55">
            <text:p>The Branch Manager,AT-BIROULI BAZAR, PO-AJHOKOPADISTT: PURNEAPURNEABIHAR</text:p>
          </table:table-cell>
          <table:table-cell office:value-type="float" office:value="854204" table:style-name="ce54">
            <text:p>854204</text:p>
          </table:table-cell>
          <table:table-cell office:value-type="string" table:style-name="ce54">
            <text:p>sbi.14332@sbi.co.in</text:p>
          </table:table-cell>
          <table:table-cell office:value-type="float" office:value="9931926872" table:style-name="ce54">
            <text:p>9931926872</text:p>
          </table:table-cell>
          <table:table-cell office:value-type="float" office:value="6462" table:style-name="ce57">
            <text:p>646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ALTEX CHOWK KISHANGANJ</text:p>
          </table:table-cell>
          <table:table-cell office:value-type="float" office:value="14659" table:style-name="ce57">
            <text:p>14659</text:p>
          </table:table-cell>
          <table:table-cell office:value-type="string" table:style-name="ce55">
            <text:p>The Branch Manager,P.O. KISHANGANJP.S. KISHANGANJKISHANGANJKISHANGANJ</text:p>
          </table:table-cell>
          <table:table-cell office:value-type="float" office:value="855107" table:style-name="ce54">
            <text:p>855107</text:p>
          </table:table-cell>
          <table:table-cell office:value-type="float" office:value="0" table:style-name="ce54">
            <text:p>0</text:p>
          </table:table-cell>
          <table:table-cell office:value-type="float" office:value="-237149" table:style-name="ce54">
            <text:p>-237149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RANGA</text:p>
          </table:table-cell>
          <table:table-cell office:value-type="float" office:value="15052" table:style-name="ce57">
            <text:p>15052</text:p>
          </table:table-cell>
          <table:table-cell office:value-type="string" table:style-name="ce55">
            <text:p>The Branch Manager,STATE BANK OF INDIAVILL - MARANGA P.O.- PURENA POLYTECHNICPURNEADISTRICT : PURENA (BIHAR)</text:p>
          </table:table-cell>
          <table:table-cell office:value-type="float" office:value="854303" table:style-name="ce54">
            <text:p>854303</text:p>
          </table:table-cell>
          <table:table-cell office:value-type="string" table:style-name="ce54">
            <text:p>sbi.15052@sbi.co.in</text:p>
          </table:table-cell>
          <table:table-cell office:value-type="float" office:value="9576689689" table:style-name="ce54">
            <text:p>9576689689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IR FORCE STATION CHUNAPUR(BANBHAG)</text:p>
          </table:table-cell>
          <table:table-cell office:value-type="float" office:value="15211" table:style-name="ce57">
            <text:p>15211</text:p>
          </table:table-cell>
          <table:table-cell office:value-type="string" table:style-name="ce55">
            <text:p>The Branch Manager,STATE BANK OF INDIAP.O. PURNEA AERODROMEPURNEAP.S - K.NAGAR DIST:PURNEA</text:p>
          </table:table-cell>
          <table:table-cell office:value-type="float" office:value="854303" table:style-name="ce54">
            <text:p>854303</text:p>
          </table:table-cell>
          <table:table-cell office:value-type="float" office:value="0" table:style-name="ce54">
            <text:p>0</text:p>
          </table:table-cell>
          <table:table-cell office:value-type="float" office:value="9771416200" table:style-name="ce54">
            <text:p>9771416200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EGAMPUR KHATA</text:p>
          </table:table-cell>
          <table:table-cell office:value-type="float" office:value="15597" table:style-name="ce57">
            <text:p>15597</text:p>
          </table:table-cell>
          <table:table-cell office:value-type="string" table:style-name="ce55">
            <text:p>The Branch Manager,VILL - BEGAMPUR KHATAP.O.. - PARORAPURNEADIST : PURNEA, 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.15597@sbi.co.in</text:p>
          </table:table-cell>
          <table:table-cell office:value-type="float" office:value="9472881373" table:style-name="ce54">
            <text:p>9472881373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AJHA</text:p>
          </table:table-cell>
          <table:table-cell office:value-type="float" office:value="15927" table:style-name="ce57">
            <text:p>15927</text:p>
          </table:table-cell>
          <table:table-cell office:value-type="string" table:style-name="ce55">
            <text:p>The Branch Manager,AT&amp;PO KAJHADISTRICT: PURNEAPURNEA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.15927@sbi.co.in</text:p>
          </table:table-cell>
          <table:table-cell office:value-type="float" office:value="9162104790" table:style-name="ce54">
            <text:p>9162104790</text:p>
          </table:table-cell>
          <table:table-cell office:value-type="float" office:value="6467" table:style-name="ce57">
            <text:p>6467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JALALGARH</text:p>
          </table:table-cell>
          <table:table-cell office:value-type="float" office:value="16011" table:style-name="ce57">
            <text:p>16011</text:p>
          </table:table-cell>
          <table:table-cell office:value-type="string" table:style-name="ce55">
            <text:p>The Branch Manager,AT &amp; PO- JALALGARHDISTRICT - PURNEAPURNEABIHAR</text:p>
          </table:table-cell>
          <table:table-cell office:value-type="float" office:value="854327" table:style-name="ce54">
            <text:p>854327</text:p>
          </table:table-cell>
          <table:table-cell office:value-type="string" table:style-name="ce54">
            <text:p>sbi.16011@sbi.co.in</text:p>
          </table:table-cell>
          <table:table-cell office:value-type="float" office:value="0" table:style-name="ce54">
            <text:p>0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AUTA PURNEA</text:p>
          </table:table-cell>
          <table:table-cell office:value-type="float" office:value="16578" table:style-name="ce57">
            <text:p>16578</text:p>
          </table:table-cell>
          <table:table-cell office:value-type="string" table:style-name="ce55">
            <text:p>The Branch Manager,KHALIL MARKET, AT &amp; PO PS RAUTA HAT,BLOCK - BAISA DISTRICT: PURNEAPURNEABIHAR</text:p>
          </table:table-cell>
          <table:table-cell office:value-type="float" office:value="854315" table:style-name="ce54">
            <text:p>854315</text:p>
          </table:table-cell>
          <table:table-cell office:value-type="string" table:style-name="ce54">
            <text:p>sbi.16578@sbi.co.in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HUSKIBAG PURNEA BRANCH</text:p>
          </table:table-cell>
          <table:table-cell office:value-type="float" office:value="16622" table:style-name="ce57">
            <text:p>16622</text:p>
          </table:table-cell>
          <table:table-cell office:value-type="string" table:style-name="ce55">
            <text:p>The Branch Manager,AT-PO- KHUSKIBAG, KATIHAR MOREDISTT- PURNEAPURNEA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.16622@SBI.CO.IN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EERGANJ</text:p>
          </table:table-cell>
          <table:table-cell office:value-type="float" office:value="17155" table:style-name="ce57">
            <text:p>17155</text:p>
          </table:table-cell>
          <table:table-cell office:value-type="string" table:style-name="ce55">
            <text:p>The Branch Manager,AT PO PS -MEERGANJDISTT: PURNEAPURNEA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.17155@sbi.co.in</text:p>
          </table:table-cell>
          <table:table-cell office:value-type="float" office:value="9431500779" table:style-name="ce54">
            <text:p>9431500779</text:p>
          </table:table-cell>
          <table:table-cell office:value-type="float" office:value="6462" table:style-name="ce57">
            <text:p>646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ISHANPUR BRANCH</text:p>
          </table:table-cell>
          <table:table-cell office:value-type="float" office:value="17453" table:style-name="ce57">
            <text:p>17453</text:p>
          </table:table-cell>
          <table:table-cell office:value-type="string" table:style-name="ce55">
            <text:p>The Branch Manager,AT/PO - BISHANPUR, PS - KOCHADHAMANDIST - KISHANGANJKISHANGANJBIHAR</text:p>
          </table:table-cell>
          <table:table-cell office:value-type="float" office:value="855101" table:style-name="ce54">
            <text:p>855101</text:p>
          </table:table-cell>
          <table:table-cell office:value-type="string" table:style-name="ce54">
            <text:p>SBI.17453@SBI.CO.IN</text:p>
          </table:table-cell>
          <table:table-cell office:value-type="float" office:value="7781052429" table:style-name="ce54">
            <text:p>7781052429</text:p>
          </table:table-cell>
          <table:table-cell office:value-type="float" office:value="6456" table:style-name="ce57">
            <text:p>645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EWALAL CHOWK PURNEA</text:p>
          </table:table-cell>
          <table:table-cell office:value-type="float" office:value="17475" table:style-name="ce57">
            <text:p>17475</text:p>
          </table:table-cell>
          <table:table-cell office:value-type="string" table:style-name="ce55">
            <text:p>The Branch Manager,AT:NEWALAL CHOWK,PO:BHATTA BAZARPS: KHAT,DISTT: PURNEAPURNEA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.17475@SBI.CO.IN</text:p>
          </table:table-cell>
          <table:table-cell office:value-type="float" office:value="7781052423" table:style-name="ce54">
            <text:p>7781052423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URNEA CITY</text:p>
          </table:table-cell>
          <table:table-cell office:value-type="float" office:value="17476" table:style-name="ce57">
            <text:p>17476</text:p>
          </table:table-cell>
          <table:table-cell office:value-type="string" table:style-name="ce55">
            <text:p>The Branch Manager,AT &amp; P.O. - PURNEA CITYDISTT. - PURNEAPURNEABIHAR</text:p>
          </table:table-cell>
          <table:table-cell office:value-type="float" office:value="854302" table:style-name="ce54">
            <text:p>854302</text:p>
          </table:table-cell>
          <table:table-cell office:value-type="string" table:style-name="ce54">
            <text:p>sbi.17476@sbi.co.in</text:p>
          </table:table-cell>
          <table:table-cell office:value-type="float" office:value="9431284798" table:style-name="ce54">
            <text:p>9431284798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MADHUBANI (PURNEA)</text:p>
          </table:table-cell>
          <table:table-cell office:value-type="float" office:value="17477" table:style-name="ce57">
            <text:p>17477</text:p>
          </table:table-cell>
          <table:table-cell office:value-type="string" table:style-name="ce55">
            <text:p>The Branch Manager,AT:MADHUBANI BAZAR,PO: PURNEA,PS.:KHATBLOCK: PURNEA EASTPURNEADISTRICT:PURNEA, 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.17477@SBI.CO.IN</text:p>
          </table:table-cell>
          <table:table-cell office:value-type="float" office:value="7781052428" table:style-name="ce54">
            <text:p>7781052428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OHAGARHA</text:p>
          </table:table-cell>
          <table:table-cell office:value-type="float" office:value="18437" table:style-name="ce57">
            <text:p>18437</text:p>
          </table:table-cell>
          <table:table-cell office:value-type="string" table:style-name="ce55">
            <text:p>The Branch Manager,AT- BANGAON, P.O - LOHAGARHADIST - KISHANGANJKISHANGANJBIHAR</text:p>
          </table:table-cell>
          <table:table-cell office:value-type="float" office:value="855101" table:style-name="ce54">
            <text:p>855101</text:p>
          </table:table-cell>
          <table:table-cell office:value-type="string" table:style-name="ce54">
            <text:p>SBI.18437@SBI.CO.IN</text:p>
          </table:table-cell>
          <table:table-cell table:style-name="ce54"/>
          <table:table-cell office:value-type="float" office:value="6456" table:style-name="ce57">
            <text:p>645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MBAG</text:p>
          </table:table-cell>
          <table:table-cell office:value-type="float" office:value="18554" table:style-name="ce57">
            <text:p>18554</text:p>
          </table:table-cell>
          <table:table-cell office:value-type="string" table:style-name="ce55">
            <text:p>The Branch Manager,AT-RAMBAG,PO-PURNEAP.S-K HAT, DISTRICT- PURNEAPURNEAPURNEA,BIHAR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SBI.18554@SBI.CO.IN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HAGRA</text:p>
          </table:table-cell>
          <table:table-cell office:value-type="float" office:value="18645" table:style-name="ce57">
            <text:p>18645</text:p>
          </table:table-cell>
          <table:table-cell office:value-type="string" table:style-name="ce55">
            <text:p>The Branch Manager,KHAGRAKISHANGANJKISHANGANJBIHAR</text:p>
          </table:table-cell>
          <table:table-cell office:value-type="float" office:value="855107" table:style-name="ce54">
            <text:p>855107</text:p>
          </table:table-cell>
          <table:table-cell office:value-type="string" table:style-name="ce54">
            <text:p>SBI.18645@SBI.CO.IN</text:p>
          </table:table-cell>
          <table:table-cell office:value-type="float" office:value="7260899610" table:style-name="ce54">
            <text:p>7260899610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DA IDGAH BAZAR</text:p>
          </table:table-cell>
          <table:table-cell office:value-type="float" office:value="18747" table:style-name="ce57">
            <text:p>18747</text:p>
          </table:table-cell>
          <table:table-cell office:value-type="string" table:style-name="ce55">
            <text:p>The Branch Manager,AT+PO-BADA IDGAH, PS-AMOURDISTRICT-PURNEAPURNEABIHAR</text:p>
          </table:table-cell>
          <table:table-cell office:value-type="float" office:value="854330" table:style-name="ce54">
            <text:p>854330</text:p>
          </table:table-cell>
          <table:table-cell office:value-type="string" table:style-name="ce54">
            <text:p>SBI.18747@SBI.CO.IN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HAMPA NAGAR</text:p>
          </table:table-cell>
          <table:table-cell office:value-type="float" office:value="18823" table:style-name="ce57">
            <text:p>18823</text:p>
          </table:table-cell>
          <table:table-cell office:value-type="string" table:style-name="ce55">
            <text:p>The Branch Manager,AT+PO-CHAMPA NAGAR PS-K NAGARDISTRICT- PURNEAPURNEABIHAR</text:p>
          </table:table-cell>
          <table:table-cell office:value-type="float" office:value="854201" table:style-name="ce54">
            <text:p>854201</text:p>
          </table:table-cell>
          <table:table-cell office:value-type="string" table:style-name="ce54">
            <text:p>SBI.18823@SBI.CO.IN</text:p>
          </table:table-cell>
          <table:table-cell table:style-name="ce54"/>
          <table:table-cell office:value-type="float" office:value="6467" table:style-name="ce57">
            <text:p>6467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16">
          <table:table-cell office:value-type="string" table:number-columns-spanned="3" table:number-rows-spanned="45" table:style-name="ce42">
            <text:p>THE REGIONAL MANAGER, STATE BANK OF INDIA, REGIONAL BUSINESS OFFICE,<text:s/><text:span text:style-name="T4">(SAHARSA)</text:span><text:s/>STATE BANK OF INDIACOURT CAMPUS <text:s/>SAHARSASAHARSA- 852201, agmr2.zopur@sbi.co.in</text:p>
          </table:table-cell>
          <table:covered-table-cell table:number-columns-repeated="2"/>
          <table:table-cell office:value-type="string" table:number-columns-spanned="1" table:number-rows-spanned="45" table:style-name="ce42">
            <text:p>PHONE :222663, 9771416300 FAX :</text:p>
          </table:table-cell>
          <table:table-cell office:value-type="string" table:style-name="ce55">
            <text:p>SAHARSA</text:p>
          </table:table-cell>
          <table:table-cell office:value-type="float" office:value="172" table:style-name="ce57">
            <text:p>172</text:p>
          </table:table-cell>
          <table:table-cell office:value-type="string" table:style-name="ce55">
            <text:p>The Chief Manager,KACHAHARI CAMPUSDIST:SAHARSASAHARSABIHAR</text:p>
          </table:table-cell>
          <table:table-cell office:value-type="float" office:value="852201" table:style-name="ce54">
            <text:p>852201</text:p>
          </table:table-cell>
          <table:table-cell office:value-type="string" table:style-name="ce54">
            <text:p>sbi.0172@sbi.co.in</text:p>
          </table:table-cell>
          <table:table-cell office:value-type="float" office:value="9771416339" table:style-name="ce54">
            <text:p>9771416339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2501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F I BRANCH BHAURA</text:p>
          </table:table-cell>
          <table:table-cell office:value-type="float" office:value="190" table:style-name="ce57">
            <text:p>190</text:p>
          </table:table-cell>
          <table:table-cell office:value-type="string" table:style-name="ce55">
            <text:p>The Chief Manager,MAHAVIR CHOWKDIST:SUPAULSUPAULBIHAR</text:p>
          </table:table-cell>
          <table:table-cell office:value-type="float" office:value="852131" table:style-name="ce54">
            <text:p>852131</text:p>
          </table:table-cell>
          <table:table-cell office:value-type="string" table:style-name="ce54">
            <text:p>sbi.00190@sbi.co.in</text:p>
          </table:table-cell>
          <table:table-cell office:value-type="float" office:value="9771416360" table:style-name="ce54">
            <text:p>9771416360</text:p>
          </table:table-cell>
          <table:table-cell office:value-type="float" office:value="6473" table:style-name="ce57">
            <text:p>6473</text:p>
          </table:table-cell>
          <table:table-cell office:value-type="string" table:style-name="ce57">
            <text:p>22303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IMRAHI BAZAR</text:p>
          </table:table-cell>
          <table:table-cell office:value-type="float" office:value="3005" table:style-name="ce57">
            <text:p>3005</text:p>
          </table:table-cell>
          <table:table-cell office:value-type="string" table:style-name="ce55">
            <text:p>The Branch Manager,VILL : SIMRAHIPO : JIYARAM RAGHOPURSUPAULDIST : SUPAUL, BIHAR</text:p>
          </table:table-cell>
          <table:table-cell office:value-type="float" office:value="852111" table:style-name="ce54">
            <text:p>852111</text:p>
          </table:table-cell>
          <table:table-cell office:value-type="string" table:style-name="ce54">
            <text:p>sbi.03005@sbi.co.in</text:p>
          </table:table-cell>
          <table:table-cell office:value-type="float" office:value="9771416363" table:style-name="ce54">
            <text:p>9771416363</text:p>
          </table:table-cell>
          <table:table-cell office:value-type="float" office:value="6471" table:style-name="ce57">
            <text:p>6471</text:p>
          </table:table-cell>
          <table:table-cell office:value-type="string" table:style-name="ce57">
            <text:p>25002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IMRI BAKHTIARPUR</text:p>
          </table:table-cell>
          <table:table-cell office:value-type="float" office:value="3006" table:style-name="ce57">
            <text:p>3006</text:p>
          </table:table-cell>
          <table:table-cell office:value-type="string" table:style-name="ce55">
            <text:p>The Branch Manager,SIMRI BAKHTIARPURDIST:SAHARSASAHARSABIHAR</text:p>
          </table:table-cell>
          <table:table-cell office:value-type="float" office:value="852157" table:style-name="ce54">
            <text:p>852157</text:p>
          </table:table-cell>
          <table:table-cell office:value-type="string" table:style-name="ce54">
            <text:p>sbi.03006@sbi.co.in</text:p>
          </table:table-cell>
          <table:table-cell office:value-type="float" office:value="9771416343" table:style-name="ce54">
            <text:p>9771416343</text:p>
          </table:table-cell>
          <table:table-cell office:value-type="float" office:value="6475" table:style-name="ce57">
            <text:p>6475</text:p>
          </table:table-cell>
          <table:table-cell office:value-type="string" table:style-name="ce57">
            <text:p>222047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ONBARSA</text:p>
          </table:table-cell>
          <table:table-cell office:value-type="float" office:value="3008" table:style-name="ce57">
            <text:p>3008</text:p>
          </table:table-cell>
          <table:table-cell office:value-type="string" table:style-name="ce55">
            <text:p>The Branch Manager,AT &amp; PO : SONBARSA RAJDIST : SAHARSASAHARSABIHAR</text:p>
          </table:table-cell>
          <table:table-cell office:value-type="float" office:value="852229" table:style-name="ce54">
            <text:p>852229</text:p>
          </table:table-cell>
          <table:table-cell office:value-type="string" table:style-name="ce54">
            <text:p>sbi.03008@sbi.co.in</text:p>
          </table:table-cell>
          <table:table-cell office:value-type="float" office:value="9771416342" table:style-name="ce54">
            <text:p>9771416342</text:p>
          </table:table-cell>
          <table:table-cell office:value-type="float" office:value="6471" table:style-name="ce57">
            <text:p>6471</text:p>
          </table:table-cell>
          <table:table-cell office:value-type="string" table:style-name="ce57">
            <text:p>22203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TRIBENIGANJ</text:p>
          </table:table-cell>
          <table:table-cell office:value-type="float" office:value="3015" table:style-name="ce57">
            <text:p>3015</text:p>
          </table:table-cell>
          <table:table-cell office:value-type="string" table:style-name="ce55">
            <text:p>The Branch Manager,TRIBENIGANJDIST-SUPAULSUPAULBIHAR</text:p>
          </table:table-cell>
          <table:table-cell office:value-type="float" office:value="852139" table:style-name="ce54">
            <text:p>852139</text:p>
          </table:table-cell>
          <table:table-cell office:value-type="string" table:style-name="ce54">
            <text:p>sbi.03015@sbi.co.in</text:p>
          </table:table-cell>
          <table:table-cell office:value-type="float" office:value="9771416361" table:style-name="ce54">
            <text:p>9771416361</text:p>
          </table:table-cell>
          <table:table-cell office:value-type="float" office:value="6477" table:style-name="ce57">
            <text:p>6477</text:p>
          </table:table-cell>
          <table:table-cell office:value-type="string" table:style-name="ce57">
            <text:p>22014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IRPUR</text:p>
          </table:table-cell>
          <table:table-cell office:value-type="float" office:value="3265" table:style-name="ce57">
            <text:p>3265</text:p>
          </table:table-cell>
          <table:table-cell office:value-type="string" table:style-name="ce55">
            <text:p>The Branch Manager,BIRPURDIST:SUPAULSUPAULBIHAR</text:p>
          </table:table-cell>
          <table:table-cell office:value-type="float" office:value="854340" table:style-name="ce54">
            <text:p>854340</text:p>
          </table:table-cell>
          <table:table-cell office:value-type="string" table:style-name="ce54">
            <text:p>sbi.03265@sbi.co.in</text:p>
          </table:table-cell>
          <table:table-cell office:value-type="float" office:value="9470663998" table:style-name="ce54">
            <text:p>9470663998</text:p>
          </table:table-cell>
          <table:table-cell office:value-type="float" office:value="6471" table:style-name="ce57">
            <text:p>6471</text:p>
          </table:table-cell>
          <table:table-cell office:value-type="string" table:style-name="ce57">
            <text:p>22203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AHARSA BAZAR</text:p>
          </table:table-cell>
          <table:table-cell office:value-type="float" office:value="3602" table:style-name="ce57">
            <text:p>3602</text:p>
          </table:table-cell>
          <table:table-cell office:value-type="string" table:style-name="ce55">
            <text:p>The Branch Manager,D B ROADSAHARSASAHARSADIST:SAHARSA, BIHAR</text:p>
          </table:table-cell>
          <table:table-cell office:value-type="float" office:value="852201" table:style-name="ce54">
            <text:p>852201</text:p>
          </table:table-cell>
          <table:table-cell office:value-type="string" table:style-name="ce54">
            <text:p>SBI.03602@SBI.CO.IN</text:p>
          </table:table-cell>
          <table:table-cell office:value-type="float" office:value="9771416341" table:style-name="ce54">
            <text:p>9771416341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2316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RATAPGANJ</text:p>
          </table:table-cell>
          <table:table-cell office:value-type="float" office:value="4717" table:style-name="ce57">
            <text:p>4717</text:p>
          </table:table-cell>
          <table:table-cell office:value-type="string" table:style-name="ce55">
            <text:p>The Branch Manager,PO-PRATAPGANJ,PS-PRATAPGANJDIST:SUPAULSUPAULBIHAR</text:p>
          </table:table-cell>
          <table:table-cell office:value-type="float" office:value="852125" table:style-name="ce54">
            <text:p>852125</text:p>
          </table:table-cell>
          <table:table-cell office:value-type="string" table:style-name="ce54">
            <text:p>sbi.04717@sbi.co.in</text:p>
          </table:table-cell>
          <table:table-cell office:value-type="float" office:value="9771416369" table:style-name="ce54">
            <text:p>9771416369</text:p>
          </table:table-cell>
          <table:table-cell office:value-type="float" office:value="6471" table:style-name="ce57">
            <text:p>6471</text:p>
          </table:table-cell>
          <table:table-cell office:value-type="string" table:style-name="ce57">
            <text:p>28711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RJAIN BAZAR</text:p>
          </table:table-cell>
          <table:table-cell office:value-type="float" office:value="4927" table:style-name="ce57">
            <text:p>4927</text:p>
          </table:table-cell>
          <table:table-cell office:value-type="string" table:style-name="ce55">
            <text:p>The Branch Manager,VILL + PO-KARJAIN BAZARDIST:SUPAULSUPAULBIHAR</text:p>
          </table:table-cell>
          <table:table-cell office:value-type="float" office:value="852215" table:style-name="ce54">
            <text:p>852215</text:p>
          </table:table-cell>
          <table:table-cell office:value-type="string" table:style-name="ce54">
            <text:p>sbi.04927@sbi.co.in</text:p>
          </table:table-cell>
          <table:table-cell office:value-type="float" office:value="9771416367" table:style-name="ce54">
            <text:p>9771416367</text:p>
          </table:table-cell>
          <table:table-cell office:value-type="float" office:value="6471" table:style-name="ce57">
            <text:p>6471</text:p>
          </table:table-cell>
          <table:table-cell office:value-type="string" table:style-name="ce57">
            <text:p>28603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ANCHGACHIA</text:p>
          </table:table-cell>
          <table:table-cell office:value-type="float" office:value="4930" table:style-name="ce57">
            <text:p>4930</text:p>
          </table:table-cell>
          <table:table-cell office:value-type="string" table:style-name="ce55">
            <text:p>The Branch Manager,VILL PANCHGACHIADIST SAHARSASAHARSABIHAR</text:p>
          </table:table-cell>
          <table:table-cell office:value-type="float" office:value="852124" table:style-name="ce54">
            <text:p>852124</text:p>
          </table:table-cell>
          <table:table-cell office:value-type="string" table:style-name="ce54">
            <text:p>sbi.04930@sbi.co.in</text:p>
          </table:table-cell>
          <table:table-cell office:value-type="float" office:value="9771416352" table:style-name="ce54">
            <text:p>9771416352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8223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SUPAUL</text:p>
          </table:table-cell>
          <table:table-cell office:value-type="float" office:value="5998" table:style-name="ce57">
            <text:p>5998</text:p>
          </table:table-cell>
          <table:table-cell office:value-type="string" table:style-name="ce55">
            <text:p>The Branch Manager,SUPAULDIST:SUPAULSUPAULBIHAR</text:p>
          </table:table-cell>
          <table:table-cell office:value-type="float" office:value="852131" table:style-name="ce54">
            <text:p>852131</text:p>
          </table:table-cell>
          <table:table-cell office:value-type="string" table:style-name="ce54">
            <text:p>sbi05998@sbi.co.in</text:p>
          </table:table-cell>
          <table:table-cell office:value-type="float" office:value="9771416357" table:style-name="ce54">
            <text:p>9771416357</text:p>
          </table:table-cell>
          <table:table-cell office:value-type="float" office:value="6473" table:style-name="ce57">
            <text:p>6473</text:p>
          </table:table-cell>
          <table:table-cell office:value-type="string" table:style-name="ce57">
            <text:p>22305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LUA BAZAR</text:p>
          </table:table-cell>
          <table:table-cell office:value-type="float" office:value="7114" table:style-name="ce57">
            <text:p>7114</text:p>
          </table:table-cell>
          <table:table-cell office:value-type="string" table:style-name="ce55">
            <text:p>The Branch Manager,MIDDLE SCHOOL CAMPUSAT + PO-BALUA BAZARSUPAULDIST-SUPAUL, BIHAR</text:p>
          </table:table-cell>
          <table:table-cell office:value-type="float" office:value="854339" table:style-name="ce54">
            <text:p>854339</text:p>
          </table:table-cell>
          <table:table-cell office:value-type="string" table:style-name="ce54">
            <text:p>sbi.07114@sbi.co.in</text:p>
          </table:table-cell>
          <table:table-cell office:value-type="float" office:value="9771416364" table:style-name="ce54">
            <text:p>9771416364</text:p>
          </table:table-cell>
          <table:table-cell office:value-type="float" office:value="6471" table:style-name="ce57">
            <text:p>6471</text:p>
          </table:table-cell>
          <table:table-cell office:value-type="string" table:style-name="ce57">
            <text:p>28402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CHHATAPUR</text:p>
          </table:table-cell>
          <table:table-cell office:value-type="float" office:value="7115" table:style-name="ce57">
            <text:p>7115</text:p>
          </table:table-cell>
          <table:table-cell office:value-type="string" table:style-name="ce55">
            <text:p>The Branch Manager,AT + PO-CHHATAPUR(SURPATGANJ)DIST:SUPAULSUPAULBIHAR</text:p>
          </table:table-cell>
          <table:table-cell office:value-type="float" office:value="852137" table:style-name="ce54">
            <text:p>852137</text:p>
          </table:table-cell>
          <table:table-cell office:value-type="string" table:style-name="ce54">
            <text:p>sbi.07115@sbi.co.in</text:p>
          </table:table-cell>
          <table:table-cell office:value-type="float" office:value="9771416362" table:style-name="ce54">
            <text:p>9771416362</text:p>
          </table:table-cell>
          <table:table-cell office:value-type="float" office:value="6477" table:style-name="ce57">
            <text:p>6477</text:p>
          </table:table-cell>
          <table:table-cell office:value-type="string" table:style-name="ce57">
            <text:p>24403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NP</text:p>
          </table:table-cell>
          <table:table-cell office:value-type="float" office:value="8152" table:style-name="ce57">
            <text:p>8152</text:p>
          </table:table-cell>
          <table:table-cell office:value-type="string" table:style-name="ce55">
            <text:p>The Branch Manager,AT-KANPPO-SAUR BAZARSAHARSADIST:SAHARSA, BIHAR</text:p>
          </table:table-cell>
          <table:table-cell office:value-type="float" office:value="852221" table:style-name="ce54">
            <text:p>852221</text:p>
          </table:table-cell>
          <table:table-cell office:value-type="string" table:style-name="ce54">
            <text:p>sbi.08152@sbi.co.in</text:p>
          </table:table-cell>
          <table:table-cell office:value-type="float" office:value="9771416349" table:style-name="ce54">
            <text:p>9771416349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5407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OHANPUR</text:p>
          </table:table-cell>
          <table:table-cell office:value-type="float" office:value="8153" table:style-name="ce57">
            <text:p>8153</text:p>
          </table:table-cell>
          <table:table-cell office:value-type="string" table:style-name="ce55">
            <text:p>The Branch Manager,AT PO : MOHANPURVIA : NAUHATTASAHARSADIST:SAHARSA, BIHAR</text:p>
          </table:table-cell>
          <table:table-cell office:value-type="float" office:value="852123" table:style-name="ce54">
            <text:p>852123</text:p>
          </table:table-cell>
          <table:table-cell office:value-type="string" table:style-name="ce54">
            <text:p>sbi.08153@sbi.co.in</text:p>
          </table:table-cell>
          <table:table-cell office:value-type="float" office:value="9771416351" table:style-name="ce54">
            <text:p>9771416351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8307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INA</text:p>
          </table:table-cell>
          <table:table-cell office:value-type="float" office:value="8154" table:style-name="ce57">
            <text:p>8154</text:p>
          </table:table-cell>
          <table:table-cell office:value-type="string" table:style-name="ce55">
            <text:p>The Branch Manager,P.O.MAINAGRAMDIST:SAHARSASAHARSABIHAR</text:p>
          </table:table-cell>
          <table:table-cell office:value-type="float" office:value="852216" table:style-name="ce54">
            <text:p>852216</text:p>
          </table:table-cell>
          <table:table-cell office:value-type="string" table:style-name="ce54">
            <text:p>sbi.08154@sbi.co.in</text:p>
          </table:table-cell>
          <table:table-cell office:value-type="float" office:value="9771416350" table:style-name="ce54">
            <text:p>9771416350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7505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HORDAUR</text:p>
          </table:table-cell>
          <table:table-cell office:value-type="float" office:value="8156" table:style-name="ce57">
            <text:p>8156</text:p>
          </table:table-cell>
          <table:table-cell office:value-type="string" table:style-name="ce55">
            <text:p>The Branch Manager,VILL+PO-GHORDAURVIA-SIMRI BAKHTIYARPURSAHARSADIST:SAHARSA, BIHAR</text:p>
          </table:table-cell>
          <table:table-cell office:value-type="float" office:value="852127" table:style-name="ce54">
            <text:p>852127</text:p>
          </table:table-cell>
          <table:table-cell office:value-type="string" table:style-name="ce54">
            <text:p>sbi.08156@sbi.co.in</text:p>
          </table:table-cell>
          <table:table-cell office:value-type="float" office:value="9771416348" table:style-name="ce54">
            <text:p>9771416348</text:p>
          </table:table-cell>
          <table:table-cell office:value-type="float" office:value="6474" table:style-name="ce57">
            <text:p>6474</text:p>
          </table:table-cell>
          <table:table-cell office:value-type="string" table:style-name="ce57">
            <text:p>22228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GWANPUR</text:p>
          </table:table-cell>
          <table:table-cell office:value-type="float" office:value="8361" table:style-name="ce57">
            <text:p>8361</text:p>
          </table:table-cell>
          <table:table-cell office:value-type="string" table:style-name="ce55">
            <text:p>The Branch Manager,P.O.-SISAI, PS-SAHARSADIST-SAHARSASAHARSABIHAR</text:p>
          </table:table-cell>
          <table:table-cell office:value-type="float" office:value="852201" table:style-name="ce54">
            <text:p>852201</text:p>
          </table:table-cell>
          <table:table-cell office:value-type="string" table:style-name="ce54">
            <text:p>sbi.08361@sbi.co.in</text:p>
          </table:table-cell>
          <table:table-cell office:value-type="float" office:value="9771416344" table:style-name="ce54">
            <text:p>9771416344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90477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ARIAPATTI</text:p>
          </table:table-cell>
          <table:table-cell office:value-type="float" office:value="8362" table:style-name="ce57">
            <text:p>8362</text:p>
          </table:table-cell>
          <table:table-cell office:value-type="string" table:style-name="ce55">
            <text:p>The Branch Manager,AT + PO- KARIAPATTIDIST-SUPAULSUPAULBIHAR</text:p>
          </table:table-cell>
          <table:table-cell office:value-type="float" office:value="852214" table:style-name="ce54">
            <text:p>852214</text:p>
          </table:table-cell>
          <table:table-cell office:value-type="string" table:style-name="ce54">
            <text:p>sbi.08362@sbi.co.in</text:p>
          </table:table-cell>
          <table:table-cell office:value-type="float" office:value="9771416368" table:style-name="ce54">
            <text:p>9771416368</text:p>
          </table:table-cell>
          <table:table-cell office:value-type="float" office:value="6477" table:style-name="ce57">
            <text:p>6477</text:p>
          </table:table-cell>
          <table:table-cell office:value-type="string" table:style-name="ce57">
            <text:p>24107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ARDIHA</text:p>
          </table:table-cell>
          <table:table-cell office:value-type="float" office:value="8363" table:style-name="ce57">
            <text:p>8363</text:p>
          </table:table-cell>
          <table:table-cell office:value-type="string" table:style-name="ce55">
            <text:p>The Branch Manager,AT PO-SARDIHADIST:SAHARSASAHARSABIHAR</text:p>
          </table:table-cell>
          <table:table-cell office:value-type="float" office:value="852127" table:style-name="ce54">
            <text:p>852127</text:p>
          </table:table-cell>
          <table:table-cell office:value-type="string" table:style-name="ce54">
            <text:p>sbi.08363@sbi.co.in</text:p>
          </table:table-cell>
          <table:table-cell office:value-type="float" office:value="9771416353" table:style-name="ce54">
            <text:p>9771416353</text:p>
          </table:table-cell>
          <table:table-cell office:value-type="float" office:value="6475" table:style-name="ce57">
            <text:p>6475</text:p>
          </table:table-cell>
          <table:table-cell office:value-type="string" table:style-name="ce57">
            <text:p>22235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DHABAULI</text:p>
          </table:table-cell>
          <table:table-cell office:value-type="float" office:value="8567" table:style-name="ce57">
            <text:p>8567</text:p>
          </table:table-cell>
          <table:table-cell office:value-type="string" table:style-name="ce55">
            <text:p>The Branch Manager,PO-DHABAULIDIST:SAHARSASAHARSABIHAR</text:p>
          </table:table-cell>
          <table:table-cell office:value-type="float" office:value="852107" table:style-name="ce54">
            <text:p>852107</text:p>
          </table:table-cell>
          <table:table-cell office:value-type="string" table:style-name="ce54">
            <text:p>sbi.08567@sbi.co.in</text:p>
          </table:table-cell>
          <table:table-cell office:value-type="float" office:value="9771416347" table:style-name="ce54">
            <text:p>9771416347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5207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DAMGARHI</text:p>
          </table:table-cell>
          <table:table-cell office:value-type="float" office:value="8568" table:style-name="ce57">
            <text:p>8568</text:p>
          </table:table-cell>
          <table:table-cell office:value-type="string" table:style-name="ce55">
            <text:p>The Branch Manager,AT PO-DAMGARHIDIST:SAHARSASAHARSABIHAR</text:p>
          </table:table-cell>
          <table:table-cell office:value-type="float" office:value="852221" table:style-name="ce54">
            <text:p>852221</text:p>
          </table:table-cell>
          <table:table-cell office:value-type="string" table:style-name="ce54">
            <text:p>sbi.08568@sbi.co.in</text:p>
          </table:table-cell>
          <table:table-cell office:value-type="float" office:value="9771416346" table:style-name="ce54">
            <text:p>9771416346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55085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LHI</text:p>
          </table:table-cell>
          <table:table-cell office:value-type="float" office:value="8571" table:style-name="ce57">
            <text:p>8571</text:p>
          </table:table-cell>
          <table:table-cell office:value-type="string" table:style-name="ce55">
            <text:p>The Branch Manager,AT-BALHIP.O.BALHI TEGHRASAHARSADIST:SAHARSA, BIHAR</text:p>
          </table:table-cell>
          <table:table-cell office:value-type="float" office:value="852201" table:style-name="ce54">
            <text:p>852201</text:p>
          </table:table-cell>
          <table:table-cell office:value-type="string" table:style-name="ce54">
            <text:p>sbi.08571@sbi.co.in</text:p>
          </table:table-cell>
          <table:table-cell office:value-type="float" office:value="9771416345" table:style-name="ce54">
            <text:p>9771416345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6125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THARBITIA</text:p>
          </table:table-cell>
          <table:table-cell office:value-type="float" office:value="8744" table:style-name="ce57">
            <text:p>8744</text:p>
          </table:table-cell>
          <table:table-cell office:value-type="string" table:style-name="ce55">
            <text:p>The Branch Manager,PO NARAHI SHIVPURIDIST SUPAULSUPAULBIHAR</text:p>
          </table:table-cell>
          <table:table-cell office:value-type="float" office:value="852138" table:style-name="ce54">
            <text:p>852138</text:p>
          </table:table-cell>
          <table:table-cell office:value-type="string" table:style-name="ce54">
            <text:p>sbi.08744@sbi.co.in</text:p>
          </table:table-cell>
          <table:table-cell office:value-type="float" office:value="9771416371" table:style-name="ce54">
            <text:p>9771416371</text:p>
          </table:table-cell>
          <table:table-cell office:value-type="float" office:value="6473" table:style-name="ce57">
            <text:p>6473</text:p>
          </table:table-cell>
          <table:table-cell office:value-type="string" table:style-name="ce57">
            <text:p>26336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HURA</text:p>
          </table:table-cell>
          <table:table-cell office:value-type="float" office:value="9210" table:style-name="ce57">
            <text:p>9210</text:p>
          </table:table-cell>
          <table:table-cell office:value-type="string" table:style-name="ce55">
            <text:p>The Branch Manager,AT PO-BHURADIST:SUPAULSUPAULBIHAR</text:p>
          </table:table-cell>
          <table:table-cell office:value-type="float" office:value="852139" table:style-name="ce54">
            <text:p>852139</text:p>
          </table:table-cell>
          <table:table-cell office:value-type="string" table:style-name="ce54">
            <text:p>sbi.09210@sbi.co.in</text:p>
          </table:table-cell>
          <table:table-cell office:value-type="float" office:value="9771416365" table:style-name="ce54">
            <text:p>9771416365</text:p>
          </table:table-cell>
          <table:table-cell office:value-type="float" office:value="6473" table:style-name="ce57">
            <text:p>6473</text:p>
          </table:table-cell>
          <table:table-cell office:value-type="string" table:style-name="ce57">
            <text:p>26407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URJAPUR</text:p>
          </table:table-cell>
          <table:table-cell office:value-type="float" office:value="9245" table:style-name="ce57">
            <text:p>9245</text:p>
          </table:table-cell>
          <table:table-cell office:value-type="string" table:style-name="ce55">
            <text:p>The Branch Manager,AT PO-SURJAPURDIST:SUPAULSUPAULBIHAR</text:p>
          </table:table-cell>
          <table:table-cell office:value-type="float" office:value="852125" table:style-name="ce54">
            <text:p>852125</text:p>
          </table:table-cell>
          <table:table-cell office:value-type="string" table:style-name="ce54">
            <text:p>sbi.092452 sbi co.in</text:p>
          </table:table-cell>
          <table:table-cell office:value-type="float" office:value="9771416370" table:style-name="ce54">
            <text:p>9771416370</text:p>
          </table:table-cell>
          <table:table-cell office:value-type="float" office:value="6471" table:style-name="ce57">
            <text:p>6471</text:p>
          </table:table-cell>
          <table:table-cell office:value-type="string" table:style-name="ce57">
            <text:p>28722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AHARSA CITY</text:p>
          </table:table-cell>
          <table:table-cell office:value-type="float" office:value="11810" table:style-name="ce57">
            <text:p>11810</text:p>
          </table:table-cell>
          <table:table-cell office:value-type="string" table:style-name="ce55">
            <text:p>The Branch Manager,PURAB BAZARSAHARSASAHARSASAHARSA</text:p>
          </table:table-cell>
          <table:table-cell office:value-type="float" office:value="852201" table:style-name="ce54">
            <text:p>852201</text:p>
          </table:table-cell>
          <table:table-cell office:value-type="float" office:value="0" table:style-name="ce54">
            <text:p>0</text:p>
          </table:table-cell>
          <table:table-cell office:value-type="float" office:value="9771416354" table:style-name="ce54">
            <text:p>9771416354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2211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RIYAHI BAZAR</text:p>
          </table:table-cell>
          <table:table-cell office:value-type="float" office:value="12643" table:style-name="ce57">
            <text:p>12643</text:p>
          </table:table-cell>
          <table:table-cell office:value-type="string" table:style-name="ce55">
            <text:p>The Branch Manager,P.S.- BANGAONDISTT.-SAHARSASAHARSABIHAR</text:p>
          </table:table-cell>
          <table:table-cell office:value-type="float" office:value="852212" table:style-name="ce54">
            <text:p>852212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IJNATHPUR</text:p>
          </table:table-cell>
          <table:table-cell office:value-type="float" office:value="12645" table:style-name="ce57">
            <text:p>12645</text:p>
          </table:table-cell>
          <table:table-cell office:value-type="string" table:style-name="ce55">
            <text:p>The Branch Manager,P.S. BAIJNATHPURDISTT- SAHARSASAHARSABIHAR</text:p>
          </table:table-cell>
          <table:table-cell office:value-type="float" office:value="852212" table:style-name="ce54">
            <text:p>852212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HIMNAGAR</text:p>
          </table:table-cell>
          <table:table-cell office:value-type="float" office:value="12646" table:style-name="ce57">
            <text:p>12646</text:p>
          </table:table-cell>
          <table:table-cell office:value-type="string" table:style-name="ce55">
            <text:p>The Branch Manager,BIRPUR ROADBHIMNAGARSUPAULSUPAUL</text:p>
          </table:table-cell>
          <table:table-cell office:value-type="float" office:value="854338" table:style-name="ce54">
            <text:p>854338</text:p>
          </table:table-cell>
          <table:table-cell office:value-type="float" office:value="0" table:style-name="ce54">
            <text:p>0</text:p>
          </table:table-cell>
          <table:table-cell office:value-type="float" office:value="9771416372" table:style-name="ce54">
            <text:p>9771416372</text:p>
          </table:table-cell>
          <table:table-cell office:value-type="float" office:value="6471" table:style-name="ce57">
            <text:p>647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ISHANPUR</text:p>
          </table:table-cell>
          <table:table-cell office:value-type="float" office:value="12647" table:style-name="ce57">
            <text:p>12647</text:p>
          </table:table-cell>
          <table:table-cell office:value-type="string" table:style-name="ce55">
            <text:p>The Branch Manager,KISHANPURKISHANPURSUPAULSUPAUL</text:p>
          </table:table-cell>
          <table:table-cell office:value-type="float" office:value="854338" table:style-name="ce54">
            <text:p>854338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471" table:style-name="ce57">
            <text:p>647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EGIONAL BUSINESS OFFICE SAHARSA</text:p>
          </table:table-cell>
          <table:table-cell office:value-type="float" office:value="13731" table:style-name="ce57">
            <text:p>13731</text:p>
          </table:table-cell>
          <table:table-cell office:value-type="string" table:style-name="ce55">
            <text:p>The Chief Manager (Admin),STATE BANK OF INDIA,COURT CAMPUS, SAHARSASAHARSASAHARSA</text:p>
          </table:table-cell>
          <table:table-cell office:value-type="float" office:value="852201" table:style-name="ce54">
            <text:p>852201</text:p>
          </table:table-cell>
          <table:table-cell office:value-type="string" table:style-name="ce54">
            <text:p>agmr2.zopur@sbi.co.in</text:p>
          </table:table-cell>
          <table:table-cell office:value-type="float" office:value="9771416300" table:style-name="ce54">
            <text:p>9771416300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22663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HISHI</text:p>
          </table:table-cell>
          <table:table-cell office:value-type="float" office:value="14333" table:style-name="ce57">
            <text:p>14333</text:p>
          </table:table-cell>
          <table:table-cell office:value-type="string" table:style-name="ce55">
            <text:p>The Branch Manager,STATE BANK OF INDIAVILL. &amp; PO - MAHISHI P.S. - MAHISHISAHARSADISTRICT : SAHARSA (BIHAR)</text:p>
          </table:table-cell>
          <table:table-cell office:value-type="float" office:value="852216" table:style-name="ce54">
            <text:p>852216</text:p>
          </table:table-cell>
          <table:table-cell office:value-type="string" table:style-name="ce54">
            <text:p>sbi.14333@sbi.co.in</text:p>
          </table:table-cell>
          <table:table-cell office:value-type="float" office:value="9472057470" table:style-name="ce54">
            <text:p>9472057470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ARSARMA</text:p>
          </table:table-cell>
          <table:table-cell office:value-type="float" office:value="14334" table:style-name="ce57">
            <text:p>14334</text:p>
          </table:table-cell>
          <table:table-cell office:value-type="string" table:style-name="ce55">
            <text:p>The Branch Manager,VILL &amp; P.O. PARSARMAP.S.PARSARMASUPAULDISTT SUPAUL (BIHAR)</text:p>
          </table:table-cell>
          <table:table-cell office:value-type="float" office:value="852130" table:style-name="ce54">
            <text:p>852130</text:p>
          </table:table-cell>
          <table:table-cell office:value-type="string" table:style-name="ce54">
            <text:p>sbi.14334@sbi.co.in</text:p>
          </table:table-cell>
          <table:table-cell office:value-type="float" office:value="9470255548" table:style-name="ce54">
            <text:p>9470255548</text:p>
          </table:table-cell>
          <table:table-cell office:value-type="float" office:value="6473" table:style-name="ce57">
            <text:p>647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IPRA</text:p>
          </table:table-cell>
          <table:table-cell office:value-type="float" office:value="14335" table:style-name="ce57">
            <text:p>14335</text:p>
          </table:table-cell>
          <table:table-cell office:value-type="string" table:style-name="ce55">
            <text:p>The Branch Manager,VILL &amp; PO PIPRAP.S. PIPRASUPAULDIST : SUPAUL ( BIHAR )</text:p>
          </table:table-cell>
          <table:table-cell office:value-type="float" office:value="852218" table:style-name="ce54">
            <text:p>852218</text:p>
          </table:table-cell>
          <table:table-cell office:value-type="float" office:value="0" table:style-name="ce54">
            <text:p>0</text:p>
          </table:table-cell>
          <table:table-cell office:value-type="float" office:value="9430418552" table:style-name="ce54">
            <text:p>9430418552</text:p>
          </table:table-cell>
          <table:table-cell office:value-type="float" office:value="6473" table:style-name="ce57">
            <text:p>647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HAKLA NIRMALI</text:p>
          </table:table-cell>
          <table:table-cell office:value-type="float" office:value="14336" table:style-name="ce57">
            <text:p>14336</text:p>
          </table:table-cell>
          <table:table-cell office:value-type="string" table:style-name="ce55">
            <text:p>The Branch Manager,AT &amp; PO - CHAKLA NIRMALIPS - SUPAULSUPAULDIST : SUPAUL ( BIHAR)</text:p>
          </table:table-cell>
          <table:table-cell office:value-type="float" office:value="852131" table:style-name="ce54">
            <text:p>852131</text:p>
          </table:table-cell>
          <table:table-cell office:value-type="float" office:value="0" table:style-name="ce54">
            <text:p>0</text:p>
          </table:table-cell>
          <table:table-cell office:value-type="float" office:value="9934716267" table:style-name="ce54">
            <text:p>9934716267</text:p>
          </table:table-cell>
          <table:table-cell office:value-type="float" office:value="6473" table:style-name="ce57">
            <text:p>647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OSPUR</text:p>
          </table:table-cell>
          <table:table-cell office:value-type="float" office:value="15726" table:style-name="ce57">
            <text:p>15726</text:p>
          </table:table-cell>
          <table:table-cell office:value-type="string" table:style-name="ce55">
            <text:p>The Branch Manager,VILL &amp; PO- GOSPURPS - KARJAIN BAZARSUPAULDIST : SUPAUL (BIHAR)</text:p>
          </table:table-cell>
          <table:table-cell office:value-type="float" office:value="852215" table:style-name="ce54">
            <text:p>852215</text:p>
          </table:table-cell>
          <table:table-cell office:value-type="float" office:value="0" table:style-name="ce54">
            <text:p>0</text:p>
          </table:table-cell>
          <table:table-cell office:value-type="float" office:value="9835106976" table:style-name="ce54">
            <text:p>9835106976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HANKARPUR</text:p>
          </table:table-cell>
          <table:table-cell office:value-type="float" office:value="15733" table:style-name="ce57">
            <text:p>15733</text:p>
          </table:table-cell>
          <table:table-cell office:value-type="string" table:style-name="ce55">
            <text:p>The Branch Manager,VILL &amp; PO - SHANKARPURVIA - CHAPRAONSAHARSADIST : SAHARSA (BIHAR)</text:p>
          </table:table-cell>
          <table:table-cell office:value-type="float" office:value="852106" table:style-name="ce54">
            <text:p>852106</text:p>
          </table:table-cell>
          <table:table-cell office:value-type="string" table:style-name="ce54">
            <text:p>sbi.15733@sbi.co.in</text:p>
          </table:table-cell>
          <table:table-cell office:value-type="float" office:value="9572047167" table:style-name="ce54">
            <text:p>9572047167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BANGAON</text:p>
          </table:table-cell>
          <table:table-cell office:value-type="float" office:value="15925" table:style-name="ce57">
            <text:p>15925</text:p>
          </table:table-cell>
          <table:table-cell office:value-type="string" table:style-name="ce55">
            <text:p>The Branch Manager,VILL + PO- BANGAONDISTT- SAHARSA(BIHAR)SAHARSADISTT- SAHARSA(BIHAR)</text:p>
          </table:table-cell>
          <table:table-cell office:value-type="float" office:value="852212" table:style-name="ce54">
            <text:p>852212</text:p>
          </table:table-cell>
          <table:table-cell office:value-type="string" table:style-name="ce54">
            <text:p>sbi.15925@sbi.co.in</text:p>
          </table:table-cell>
          <table:table-cell office:value-type="float" office:value="9470243044" table:style-name="ce54">
            <text:p>9470243044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RAIGARH</text:p>
          </table:table-cell>
          <table:table-cell office:value-type="float" office:value="17142" table:style-name="ce57">
            <text:p>17142</text:p>
          </table:table-cell>
          <table:table-cell office:value-type="string" table:style-name="ce55">
            <text:p>The Branch Manager,BHAVTIYAHI BAZAR,KUSHUM COMPLEXP.O. SARAIGARH , DISTT-SUPAULSUPAULSTATE-BIHAR</text:p>
          </table:table-cell>
          <table:table-cell office:value-type="float" office:value="852105" table:style-name="ce54">
            <text:p>852105</text:p>
          </table:table-cell>
          <table:table-cell office:value-type="string" table:style-name="ce54">
            <text:p>SBI.17142@SBI.CO.IN</text:p>
          </table:table-cell>
          <table:table-cell office:value-type="float" office:value="9771419687" table:style-name="ce54">
            <text:p>9771419687</text:p>
          </table:table-cell>
          <table:table-cell office:value-type="float" office:value="6473" table:style-name="ce57">
            <text:p>647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HARPUR</text:p>
          </table:table-cell>
          <table:table-cell office:value-type="float" office:value="17449" table:style-name="ce57">
            <text:p>17449</text:p>
          </table:table-cell>
          <table:table-cell office:value-type="string" table:style-name="ce55">
            <text:p>The Branch Manager,AT-PAHARPUR P.O. SAKRA PAHARPURP.S: SIMRI BAKHTIYARPURSAHARSADISTRICT: SAHARSA</text:p>
          </table:table-cell>
          <table:table-cell office:value-type="float" office:value="852106" table:style-name="ce54">
            <text:p>852106</text:p>
          </table:table-cell>
          <table:table-cell office:value-type="string" table:style-name="ce54">
            <text:p>SBI.17449@SBI.CO.IN</text:p>
          </table:table-cell>
          <table:table-cell office:value-type="float" office:value="9835492262" table:style-name="ce54">
            <text:p>9835492262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BB SAHARSA</text:p>
          </table:table-cell>
          <table:table-cell office:value-type="float" office:value="17489" table:style-name="ce57">
            <text:p>17489</text:p>
          </table:table-cell>
          <table:table-cell office:value-type="string" table:style-name="ce55">
            <text:p>The Branch Manager,NAYA BAZAR, NEW COLONYAT &amp; PO: SAHARSASAHARSADISTRICT: SAHARSA, (BIHAR)</text:p>
          </table:table-cell>
          <table:table-cell office:value-type="float" office:value="852201" table:style-name="ce54">
            <text:p>852201</text:p>
          </table:table-cell>
          <table:table-cell office:value-type="string" table:style-name="ce54">
            <text:p>SBI.17489@SBI.CO.IN</text:p>
          </table:table-cell>
          <table:table-cell office:value-type="float" office:value="9334244275" table:style-name="ce54">
            <text:p>9334244275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NARIYAR</text:p>
          </table:table-cell>
          <table:table-cell office:value-type="float" office:value="18032" table:style-name="ce57">
            <text:p>18032</text:p>
          </table:table-cell>
          <table:table-cell office:value-type="string" table:style-name="ce55">
            <text:p>The Branch Manager,AT &amp; POST NARIYARBLOCK KAHRASAHARSADIST SAHARSA (BIHAR)</text:p>
          </table:table-cell>
          <table:table-cell office:value-type="float" office:value="852201" table:style-name="ce54">
            <text:p>852201</text:p>
          </table:table-cell>
          <table:table-cell office:value-type="string" table:style-name="ce54">
            <text:p>SBI.18032@SBI.CO.IN</text:p>
          </table:table-cell>
          <table:table-cell office:value-type="float" office:value="9431084703" table:style-name="ce54">
            <text:p>9431084703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RA</text:p>
          </table:table-cell>
          <table:table-cell office:value-type="float" office:value="18037" table:style-name="ce57">
            <text:p>18037</text:p>
          </table:table-cell>
          <table:table-cell office:value-type="string" table:style-name="ce55">
            <text:p>The Branch Manager,AT &amp; POST BARABLOCK SATTARKATAIYASAHARSADISTT SAHARSA (BIHAR)</text:p>
          </table:table-cell>
          <table:table-cell office:value-type="float" office:value="852124" table:style-name="ce54">
            <text:p>852124</text:p>
          </table:table-cell>
          <table:table-cell office:value-type="string" table:style-name="ce54">
            <text:p>SBI.18037@SBI.CO.IN</text:p>
          </table:table-cell>
          <table:table-cell office:value-type="float" office:value="9939847912" table:style-name="ce54">
            <text:p>9939847912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16">
          <table:table-cell office:value-type="string" table:number-columns-spanned="3" table:number-rows-spanned="54" table:style-name="ce42">
            <text:p>THE REGIONAL MANAGER, STATE BANK OF INDIA, REGIONAL BUSINESS OFFICE,<text:span text:style-name="T4"><text:s/></text:span><text:span text:style-name="T4">(RBO <text:s/>KATIHAR)</text:span>, <text:s/>REGION-III <text:s text:c="2"/>PURNEASTATE BANK OF INDIAREGION-III ADMINISTRATIVE OFFICEKALA BHAWAN ROAD <text:s/>PURNEA- 854301, <text:s/>agmr3.zopur@sbi.co.in</text:p>
          </table:table-cell>
          <table:covered-table-cell table:number-columns-repeated="2"/>
          <table:table-cell office:value-type="string" table:number-columns-spanned="1" table:number-rows-spanned="54" table:style-name="ce93">
            <text:p>PHONE :242861, <text:s text:c="2"/>7781099900 FAX :</text:p>
          </table:table-cell>
          <table:table-cell office:value-type="string" table:style-name="ce55">
            <text:p>ARARIA</text:p>
          </table:table-cell>
          <table:table-cell office:value-type="float" office:value="9" table:style-name="ce57">
            <text:p>9</text:p>
          </table:table-cell>
          <table:table-cell office:value-type="string" table:style-name="ce55">
            <text:p>The Chief Manager,KALI MANDIR CHOWKDIST:ARARIA,ARARIABIHAR</text:p>
          </table:table-cell>
          <table:table-cell office:value-type="float" office:value="854311" table:style-name="ce54">
            <text:p>854311</text:p>
          </table:table-cell>
          <table:table-cell office:value-type="string" table:style-name="ce54">
            <text:p>sbi.00009@sbi.co.in</text:p>
          </table:table-cell>
          <table:table-cell office:value-type="float" office:value="9430521666" table:style-name="ce54">
            <text:p>9430521666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22233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FORBESGANJ</text:p>
          </table:table-cell>
          <table:table-cell office:value-type="float" office:value="77" table:style-name="ce57">
            <text:p>77</text:p>
          </table:table-cell>
          <table:table-cell office:value-type="string" table:style-name="ce55">
            <text:p>The Chief Manager,POST OFFICE CHOWK,FORBESGANJDISTRICT-ARARIAARARIABIHAR</text:p>
          </table:table-cell>
          <table:table-cell office:value-type="float" office:value="854318" table:style-name="ce54">
            <text:p>854318</text:p>
          </table:table-cell>
          <table:table-cell office:value-type="string" table:style-name="ce54">
            <text:p>sbi.000772sbi.co.in</text:p>
          </table:table-cell>
          <table:table-cell office:value-type="float" office:value="9334103852" table:style-name="ce54">
            <text:p>9334103852</text:p>
          </table:table-cell>
          <table:table-cell office:value-type="float" office:value="6455" table:style-name="ce57">
            <text:p>6455</text:p>
          </table:table-cell>
          <table:table-cell office:value-type="string" table:style-name="ce57">
            <text:p>22253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ATIHAR</text:p>
          </table:table-cell>
          <table:table-cell office:value-type="float" office:value="203" table:style-name="ce57">
            <text:p>203</text:p>
          </table:table-cell>
          <table:table-cell office:value-type="string" table:style-name="ce55">
            <text:p>The Chief Manager,MIRCHAI BARI,DIST:KATIHARKATIHARBIHAR</text:p>
          </table:table-cell>
          <table:table-cell office:value-type="float" office:value="854105" table:style-name="ce54">
            <text:p>854105</text:p>
          </table:table-cell>
          <table:table-cell office:value-type="string" table:style-name="ce54">
            <text:p>SBI.0203@SBI.CO.IN</text:p>
          </table:table-cell>
          <table:table-cell office:value-type="float" office:value="9431814026" table:style-name="ce54">
            <text:p>9431814026</text:p>
          </table:table-cell>
          <table:table-cell office:value-type="float" office:value="6452" table:style-name="ce57">
            <text:p>6452</text:p>
          </table:table-cell>
          <table:table-cell office:value-type="string" table:style-name="ce57">
            <text:p>23111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ARARIA</text:p>
          </table:table-cell>
          <table:table-cell office:value-type="float" office:value="1739" table:style-name="ce57">
            <text:p>1739</text:p>
          </table:table-cell>
          <table:table-cell office:value-type="string" table:style-name="ce55">
            <text:p>The Chief Manager,ADB CHOWK, ARARIADIST:ARARIA, BIHARARARIA854311</text:p>
          </table:table-cell>
          <table:table-cell office:value-type="float" office:value="854311" table:style-name="ce54">
            <text:p>854311</text:p>
          </table:table-cell>
          <table:table-cell office:value-type="string" table:style-name="ce54">
            <text:p>sbi.01739@sbi.co.in</text:p>
          </table:table-cell>
          <table:table-cell office:value-type="float" office:value="9430636018" table:style-name="ce54">
            <text:p>9430636018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22202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RARIA R.S</text:p>
          </table:table-cell>
          <table:table-cell office:value-type="float" office:value="2903" table:style-name="ce57">
            <text:p>2903</text:p>
          </table:table-cell>
          <table:table-cell office:value-type="string" table:style-name="ce55">
            <text:p>The Branch Manager,AT + PO-ARARIA R.SDIST:ARARIAARARIABIHAR</text:p>
          </table:table-cell>
          <table:table-cell office:value-type="float" office:value="854312" table:style-name="ce54">
            <text:p>854312</text:p>
          </table:table-cell>
          <table:table-cell office:value-type="string" table:style-name="ce54">
            <text:p>sbi.02903@sbi.co.in</text:p>
          </table:table-cell>
          <table:table-cell office:value-type="float" office:value="9431640560" table:style-name="ce54">
            <text:p>9431640560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22226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GURUBAZAR</text:p>
          </table:table-cell>
          <table:table-cell office:value-type="float" office:value="2940" table:style-name="ce57">
            <text:p>2940</text:p>
          </table:table-cell>
          <table:table-cell office:value-type="string" table:style-name="ce55">
            <text:p>The Branch Manager,AT + PO-GURUBAZARDIST:KATIHARKATIHARBIHAR</text:p>
          </table:table-cell>
          <table:table-cell office:value-type="float" office:value="854104" table:style-name="ce54">
            <text:p>854104</text:p>
          </table:table-cell>
          <table:table-cell office:value-type="string" table:style-name="ce54">
            <text:p>sbi.02940@sbi.co.in</text:p>
          </table:table-cell>
          <table:table-cell office:value-type="float" office:value="9905022778" table:style-name="ce54">
            <text:p>9905022778</text:p>
          </table:table-cell>
          <table:table-cell office:value-type="float" office:value="6457" table:style-name="ce57">
            <text:p>6457</text:p>
          </table:table-cell>
          <table:table-cell office:value-type="string" table:style-name="ce57">
            <text:p>26562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JOGBANI</text:p>
          </table:table-cell>
          <table:table-cell office:value-type="float" office:value="2952" table:style-name="ce57">
            <text:p>2952</text:p>
          </table:table-cell>
          <table:table-cell office:value-type="string" table:style-name="ce55">
            <text:p>The Branch Manager,MAIN ROADJOGBANIARARIADIST:ARARIA, BIHAR</text:p>
          </table:table-cell>
          <table:table-cell office:value-type="float" office:value="854328" table:style-name="ce54">
            <text:p>854328</text:p>
          </table:table-cell>
          <table:table-cell office:value-type="string" table:style-name="ce54">
            <text:p>sbi.02952@sbi.co.in</text:p>
          </table:table-cell>
          <table:table-cell office:value-type="float" office:value="9431242645" table:style-name="ce54">
            <text:p>9431242645</text:p>
          </table:table-cell>
          <table:table-cell office:value-type="float" office:value="6455" table:style-name="ce57">
            <text:p>6455</text:p>
          </table:table-cell>
          <table:table-cell office:value-type="string" table:style-name="ce57">
            <text:p>242244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TIHAR BAZAAR KATIHAR</text:p>
          </table:table-cell>
          <table:table-cell office:value-type="float" office:value="2962" table:style-name="ce57">
            <text:p>2962</text:p>
          </table:table-cell>
          <table:table-cell office:value-type="string" table:style-name="ce55">
            <text:p>The Branch Manager,MAHATMA GANDHI ROADSBI LANE KATIHARKATIHARDIST:KATIHAR, BIHAR</text:p>
          </table:table-cell>
          <table:table-cell office:value-type="float" office:value="854105" table:style-name="ce54">
            <text:p>854105</text:p>
          </table:table-cell>
          <table:table-cell office:value-type="string" table:style-name="ce54">
            <text:p>sbikatiharbz@sancharnet.in</text:p>
          </table:table-cell>
          <table:table-cell office:value-type="float" office:value="9431097138" table:style-name="ce54">
            <text:p>9431097138</text:p>
          </table:table-cell>
          <table:table-cell office:value-type="float" office:value="6452" table:style-name="ce57">
            <text:p>6452</text:p>
          </table:table-cell>
          <table:table-cell office:value-type="string" table:style-name="ce57">
            <text:p>24176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URSELA</text:p>
          </table:table-cell>
          <table:table-cell office:value-type="float" office:value="2967" table:style-name="ce57">
            <text:p>2967</text:p>
          </table:table-cell>
          <table:table-cell office:value-type="string" table:style-name="ce55">
            <text:p>The Branch Manager,AYODHYAGANJ BAZAR,KURSELADIST:KATIHARKATIHARBIHAR</text:p>
          </table:table-cell>
          <table:table-cell office:value-type="float" office:value="854101" table:style-name="ce54">
            <text:p>854101</text:p>
          </table:table-cell>
          <table:table-cell office:value-type="string" table:style-name="ce54">
            <text:p>sbi.02967@sbi.co.in</text:p>
          </table:table-cell>
          <table:table-cell office:value-type="float" office:value="9430316782" table:style-name="ce54">
            <text:p>9430316782</text:p>
          </table:table-cell>
          <table:table-cell office:value-type="float" office:value="6457" table:style-name="ce57">
            <text:p>6457</text:p>
          </table:table-cell>
          <table:table-cell office:value-type="string" table:style-name="ce57">
            <text:p>26840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POTHIA</text:p>
          </table:table-cell>
          <table:table-cell office:value-type="float" office:value="2995" table:style-name="ce57">
            <text:p>2995</text:p>
          </table:table-cell>
          <table:table-cell office:value-type="string" table:style-name="ce55">
            <text:p>The Branch Manager,VILL / PO-POTHIADIST:KATIHARKATIHARBIHAR</text:p>
          </table:table-cell>
          <table:table-cell office:value-type="float" office:value="854114" table:style-name="ce54">
            <text:p>854114</text:p>
          </table:table-cell>
          <table:table-cell office:value-type="string" table:style-name="ce54">
            <text:p>sbi.02995!@sbi.co.in</text:p>
          </table:table-cell>
          <table:table-cell office:value-type="float" office:value="9431412024" table:style-name="ce54">
            <text:p>9431412024</text:p>
          </table:table-cell>
          <table:table-cell office:value-type="float" office:value="6457" table:style-name="ce57">
            <text:p>6457</text:p>
          </table:table-cell>
          <table:table-cell office:value-type="string" table:style-name="ce57">
            <text:p>26621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SONAILI BAZAR</text:p>
          </table:table-cell>
          <table:table-cell office:value-type="float" office:value="3127" table:style-name="ce57">
            <text:p>3127</text:p>
          </table:table-cell>
          <table:table-cell office:value-type="string" table:style-name="ce55">
            <text:p>The Branch Manager,AT &amp; PO-SONAILIDIST-KATIHARKATIHARBIHAR</text:p>
          </table:table-cell>
          <table:table-cell office:value-type="float" office:value="855114" table:style-name="ce54">
            <text:p>855114</text:p>
          </table:table-cell>
          <table:table-cell office:value-type="string" table:style-name="ce54">
            <text:p>sbi.03127@sbico.in</text:p>
          </table:table-cell>
          <table:table-cell office:value-type="float" office:value="9470208434" table:style-name="ce54">
            <text:p>9470208434</text:p>
          </table:table-cell>
          <table:table-cell office:value-type="float" office:value="6451" table:style-name="ce57">
            <text:p>6451</text:p>
          </table:table-cell>
          <table:table-cell office:value-type="string" table:style-name="ce57">
            <text:p>24211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ALMARI</text:p>
          </table:table-cell>
          <table:table-cell office:value-type="float" office:value="3590" table:style-name="ce57">
            <text:p>3590</text:p>
          </table:table-cell>
          <table:table-cell office:value-type="string" table:style-name="ce55">
            <text:p>The Branch Manager,PO-SALMARIDIST:KATIHARKATIHARBIHAR</text:p>
          </table:table-cell>
          <table:table-cell office:value-type="float" office:value="855113" table:style-name="ce54">
            <text:p>855113</text:p>
          </table:table-cell>
          <table:table-cell office:value-type="string" table:style-name="ce54">
            <text:p>sbi.03590@sbi.co.in</text:p>
          </table:table-cell>
          <table:table-cell office:value-type="float" office:value="9431269288" table:style-name="ce54">
            <text:p>9431269288</text:p>
          </table:table-cell>
          <table:table-cell office:value-type="float" office:value="6451" table:style-name="ce57">
            <text:p>6451</text:p>
          </table:table-cell>
          <table:table-cell office:value-type="string" table:style-name="ce57">
            <text:p>24824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MY FORBESGANJ</text:p>
          </table:table-cell>
          <table:table-cell office:value-type="float" office:value="6425" table:style-name="ce57">
            <text:p>6425</text:p>
          </table:table-cell>
          <table:table-cell office:value-type="string" table:style-name="ce55">
            <text:p>The Branch Manager,PO : FORBESGANJPS : FORBESGANJARARIADIST:ARARIA, BIHAR</text:p>
          </table:table-cell>
          <table:table-cell office:value-type="float" office:value="854318" table:style-name="ce54">
            <text:p>854318</text:p>
          </table:table-cell>
          <table:table-cell office:value-type="string" table:style-name="ce54">
            <text:p>sbi.06425@sbi.co.in</text:p>
          </table:table-cell>
          <table:table-cell office:value-type="float" office:value="9431653636" table:style-name="ce54">
            <text:p>9431653636</text:p>
          </table:table-cell>
          <table:table-cell office:value-type="float" office:value="6455" table:style-name="ce57">
            <text:p>6455</text:p>
          </table:table-cell>
          <table:table-cell office:value-type="string" table:style-name="ce57">
            <text:p>22220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MY ARARIA</text:p>
          </table:table-cell>
          <table:table-cell office:value-type="float" office:value="6427" table:style-name="ce57">
            <text:p>6427</text:p>
          </table:table-cell>
          <table:table-cell office:value-type="string" table:style-name="ce55">
            <text:p>The Chief Manager,BASANTPURARARIAARARIADIST:ARARIA, BIHAR</text:p>
          </table:table-cell>
          <table:table-cell office:value-type="float" office:value="854311" table:style-name="ce54">
            <text:p>854311</text:p>
          </table:table-cell>
          <table:table-cell office:value-type="string" table:style-name="ce54">
            <text:p>sbi.06427@sbi.co.in</text:p>
          </table:table-cell>
          <table:table-cell office:value-type="float" office:value="9431372738" table:style-name="ce54">
            <text:p>9431372738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22270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HIV MANDIR CHOWK KATIHAR</text:p>
          </table:table-cell>
          <table:table-cell office:value-type="float" office:value="6428" table:style-name="ce57">
            <text:p>6428</text:p>
          </table:table-cell>
          <table:table-cell office:value-type="string" table:style-name="ce55">
            <text:p>The Branch Manager,SHIV MANDIR CHOWKAT PO KATIHARKATIHARDIST:KATIHAR, BIHAR</text:p>
          </table:table-cell>
          <table:table-cell office:value-type="float" office:value="854105" table:style-name="ce54">
            <text:p>854105</text:p>
          </table:table-cell>
          <table:table-cell office:value-type="float" office:value="0" table:style-name="ce54">
            <text:p>0</text:p>
          </table:table-cell>
          <table:table-cell office:value-type="float" office:value="9431228833" table:style-name="ce54">
            <text:p>9431228833</text:p>
          </table:table-cell>
          <table:table-cell office:value-type="float" office:value="6452" table:style-name="ce57">
            <text:p>6452</text:p>
          </table:table-cell>
          <table:table-cell office:value-type="string" table:style-name="ce57">
            <text:p>24252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DRM OFFICE(KATIHAR)</text:p>
          </table:table-cell>
          <table:table-cell office:value-type="float" office:value="6550" table:style-name="ce57">
            <text:p>6550</text:p>
          </table:table-cell>
          <table:table-cell office:value-type="string" table:style-name="ce55">
            <text:p>The Chief Manager,DRM BUILDINGKATIHARKATIHARDIST:KATIHAR, BIHAR</text:p>
          </table:table-cell>
          <table:table-cell office:value-type="float" office:value="854105" table:style-name="ce54">
            <text:p>854105</text:p>
          </table:table-cell>
          <table:table-cell office:value-type="float" office:value="0" table:style-name="ce54">
            <text:p>0</text:p>
          </table:table-cell>
          <table:table-cell office:value-type="float" office:value="9939153087" table:style-name="ce54">
            <text:p>9939153087</text:p>
          </table:table-cell>
          <table:table-cell office:value-type="float" office:value="6452" table:style-name="ce57">
            <text:p>6452</text:p>
          </table:table-cell>
          <table:table-cell office:value-type="string" table:style-name="ce57">
            <text:p>233002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MELI</text:p>
          </table:table-cell>
          <table:table-cell office:value-type="float" office:value="6588" table:style-name="ce57">
            <text:p>6588</text:p>
          </table:table-cell>
          <table:table-cell office:value-type="string" table:style-name="ce55">
            <text:p>The Branch Manager,P.O. MAULANAGAR,VIA AYODHYAGANJ BAZARKATIHARDIST:KATIHAR, BIHAR</text:p>
          </table:table-cell>
          <table:table-cell office:value-type="float" office:value="854101" table:style-name="ce54">
            <text:p>854101</text:p>
          </table:table-cell>
          <table:table-cell office:value-type="string" table:style-name="ce54">
            <text:p>sbi.06588@sbi.co.in</text:p>
          </table:table-cell>
          <table:table-cell office:value-type="float" office:value="9431890962" table:style-name="ce54">
            <text:p>9431890962</text:p>
          </table:table-cell>
          <table:table-cell office:value-type="float" office:value="6457" table:style-name="ce57">
            <text:p>6457</text:p>
          </table:table-cell>
          <table:table-cell office:value-type="string" table:style-name="ce57">
            <text:p>26628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NKHUDIA</text:p>
          </table:table-cell>
          <table:table-cell office:value-type="float" office:value="8348" table:style-name="ce57">
            <text:p>8348</text:p>
          </table:table-cell>
          <table:table-cell office:value-type="string" table:style-name="ce55">
            <text:p>The Branch Manager,PO : KANKHUDIAPS : PALASIARARIADIST : ARARIA, BIHAR</text:p>
          </table:table-cell>
          <table:table-cell office:value-type="float" office:value="854333" table:style-name="ce54">
            <text:p>854333</text:p>
          </table:table-cell>
          <table:table-cell office:value-type="string" table:style-name="ce54">
            <text:p>sbi.08348@sbi.co.in</text:p>
          </table:table-cell>
          <table:table-cell office:value-type="float" office:value="9931925598" table:style-name="ce54">
            <text:p>9931925598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INA</text:p>
          </table:table-cell>
          <table:table-cell office:value-type="float" office:value="8357" table:style-name="ce57">
            <text:p>8357</text:p>
          </table:table-cell>
          <table:table-cell office:value-type="string" table:style-name="ce55">
            <text:p>The Branch Manager,PO : MAINA HATVIA :JOKIHAT,ARARIADIST:ARARIA, BIHAR</text:p>
          </table:table-cell>
          <table:table-cell office:value-type="float" office:value="854329" table:style-name="ce54">
            <text:p>854329</text:p>
          </table:table-cell>
          <table:table-cell office:value-type="string" table:style-name="ce54">
            <text:p>sbi.08357@sbi.co.in</text:p>
          </table:table-cell>
          <table:table-cell office:value-type="float" office:value="9431072515" table:style-name="ce54">
            <text:p>9431072515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24837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GDAR</text:p>
          </table:table-cell>
          <table:table-cell office:value-type="float" office:value="8390" table:style-name="ce57">
            <text:p>8390</text:p>
          </table:table-cell>
          <table:table-cell office:value-type="string" table:style-name="ce55">
            <text:p>The Branch Manager,P.O. MUKURIADIST:KATIHARKATIHARBIHAR</text:p>
          </table:table-cell>
          <table:table-cell office:value-type="float" office:value="854317" table:style-name="ce54">
            <text:p>854317</text:p>
          </table:table-cell>
          <table:table-cell office:value-type="string" table:style-name="ce54">
            <text:p>sbi.08390@sbi.co.in</text:p>
          </table:table-cell>
          <table:table-cell office:value-type="float" office:value="9431189909" table:style-name="ce54">
            <text:p>9431189909</text:p>
          </table:table-cell>
          <table:table-cell office:value-type="float" office:value="6451" table:style-name="ce57">
            <text:p>6451</text:p>
          </table:table-cell>
          <table:table-cell office:value-type="string" table:style-name="ce57">
            <text:p>22027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URGAGANJ</text:p>
          </table:table-cell>
          <table:table-cell office:value-type="float" office:value="8391" table:style-name="ce57">
            <text:p>8391</text:p>
          </table:table-cell>
          <table:table-cell office:value-type="string" table:style-name="ce55">
            <text:p>The Branch Manager,VIL/P.O. DURGAGANJPS KADWAKATIHARDIST KATIHAR (BIHAR)</text:p>
          </table:table-cell>
          <table:table-cell office:value-type="float" office:value="855105" table:style-name="ce54">
            <text:p>855105</text:p>
          </table:table-cell>
          <table:table-cell office:value-type="string" table:style-name="ce54">
            <text:p>sbi.08391@sbi.co.in</text:p>
          </table:table-cell>
          <table:table-cell office:value-type="float" office:value="9430505996" table:style-name="ce54">
            <text:p>9430505996</text:p>
          </table:table-cell>
          <table:table-cell office:value-type="float" office:value="6451" table:style-name="ce57">
            <text:p>6451</text:p>
          </table:table-cell>
          <table:table-cell office:value-type="string" table:style-name="ce57">
            <text:p>24270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FULDOVI</text:p>
          </table:table-cell>
          <table:table-cell office:value-type="float" office:value="8392" table:style-name="ce57">
            <text:p>8392</text:p>
          </table:table-cell>
          <table:table-cell office:value-type="string" table:style-name="ce55">
            <text:p>The Branch Manager,PO : DHANETHAPS : FALKA, GERABARIKATIHARDIST:KATIHAR, BIHAR</text:p>
          </table:table-cell>
          <table:table-cell office:value-type="float" office:value="854108" table:style-name="ce54">
            <text:p>854108</text:p>
          </table:table-cell>
          <table:table-cell office:value-type="string" table:style-name="ce54">
            <text:p>sbi.08392@sbi.co.in</text:p>
          </table:table-cell>
          <table:table-cell office:value-type="float" office:value="9835408650" table:style-name="ce54">
            <text:p>9835408650</text:p>
          </table:table-cell>
          <table:table-cell office:value-type="float" office:value="6457" table:style-name="ce57">
            <text:p>6457</text:p>
          </table:table-cell>
          <table:table-cell office:value-type="string" table:style-name="ce57">
            <text:p>26080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UFRAIL CHOWK</text:p>
          </table:table-cell>
          <table:table-cell office:value-type="float" office:value="8477" table:style-name="ce57">
            <text:p>8477</text:p>
          </table:table-cell>
          <table:table-cell office:value-type="string" table:style-name="ce55">
            <text:p>The Branch Manager,P.O.AMGACHHI, VIA-KUARI,BLOCK SIKTYARARIADIST:ARARIA, BIHAR</text:p>
          </table:table-cell>
          <table:table-cell office:value-type="float" office:value="854332" table:style-name="ce54">
            <text:p>854332</text:p>
          </table:table-cell>
          <table:table-cell office:value-type="string" table:style-name="ce54">
            <text:p>sbi.08477@sbi.co.in</text:p>
          </table:table-cell>
          <table:table-cell office:value-type="float" office:value="9431982826" table:style-name="ce54">
            <text:p>9431982826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ANCHRA</text:p>
          </table:table-cell>
          <table:table-cell office:value-type="float" office:value="8478" table:style-name="ce57">
            <text:p>8478</text:p>
          </table:table-cell>
          <table:table-cell office:value-type="string" table:style-name="ce55">
            <text:p>The Branch Manager,POST-ANCHRAVIA -NAWABGANJ;NARPAT GANJARARIADIST:ARARIA, BIHAR</text:p>
          </table:table-cell>
          <table:table-cell office:value-type="float" office:value="854336" table:style-name="ce54">
            <text:p>854336</text:p>
          </table:table-cell>
          <table:table-cell office:value-type="string" table:style-name="ce54">
            <text:p>sbi.08478@sbi.co.in</text:p>
          </table:table-cell>
          <table:table-cell office:value-type="float" office:value="9931028654" table:style-name="ce54">
            <text:p>9931028654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URLAHA</text:p>
          </table:table-cell>
          <table:table-cell office:value-type="float" office:value="8560" table:style-name="ce57">
            <text:p>8560</text:p>
          </table:table-cell>
          <table:table-cell office:value-type="string" table:style-name="ce55">
            <text:p>The Branch Manager,VIA : MADANPURDIST : ARARIAARARIABIHAR</text:p>
          </table:table-cell>
          <table:table-cell office:value-type="float" office:value="854333" table:style-name="ce54">
            <text:p>854333</text:p>
          </table:table-cell>
          <table:table-cell office:value-type="string" table:style-name="ce54">
            <text:p>sbi.08560@sbi.co.in</text:p>
          </table:table-cell>
          <table:table-cell office:value-type="float" office:value="9304853024" table:style-name="ce54">
            <text:p>9304853024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HANGHI</text:p>
          </table:table-cell>
          <table:table-cell office:value-type="float" office:value="8561" table:style-name="ce57">
            <text:p>8561</text:p>
          </table:table-cell>
          <table:table-cell office:value-type="string" table:style-name="ce55">
            <text:p>The Branch Manager,PO : BHANGHIVIA : BATHNAHAARARIADIST : ARARIA</text:p>
          </table:table-cell>
          <table:table-cell office:value-type="float" office:value="854316" table:style-name="ce54">
            <text:p>854316</text:p>
          </table:table-cell>
          <table:table-cell office:value-type="string" table:style-name="ce54">
            <text:p>sbi.08561@sbi.co.in</text:p>
          </table:table-cell>
          <table:table-cell office:value-type="float" office:value="9931291392" table:style-name="ce54">
            <text:p>9931291392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NATHPUR</text:p>
          </table:table-cell>
          <table:table-cell office:value-type="float" office:value="8562" table:style-name="ce57">
            <text:p>8562</text:p>
          </table:table-cell>
          <table:table-cell office:value-type="string" table:style-name="ce55">
            <text:p>The Branch Manager,VIA : NARPATGANJPO : NATHPURARARIADIST:ARARIA, BIHAR</text:p>
          </table:table-cell>
          <table:table-cell office:value-type="float" office:value="854335" table:style-name="ce54">
            <text:p>854335</text:p>
          </table:table-cell>
          <table:table-cell office:value-type="string" table:style-name="ce54">
            <text:p>sbi.08562@sbi.co.in</text:p>
          </table:table-cell>
          <table:table-cell office:value-type="float" office:value="9931711227" table:style-name="ce54">
            <text:p>9931711227</text:p>
          </table:table-cell>
          <table:table-cell office:value-type="float" office:value="6455" table:style-name="ce57">
            <text:p>6455</text:p>
          </table:table-cell>
          <table:table-cell office:value-type="string" table:style-name="ce57">
            <text:p>24345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HIRBHENI</text:p>
          </table:table-cell>
          <table:table-cell office:value-type="float" office:value="8563" table:style-name="ce57">
            <text:p>8563</text:p>
          </table:table-cell>
          <table:table-cell office:value-type="string" table:style-name="ce55">
            <text:p>The Branch Manager,P.O.BARDAHA,P.S. SIKTIARARIADIST:ARARIA, BIHAR</text:p>
          </table:table-cell>
          <table:table-cell office:value-type="float" office:value="854333" table:style-name="ce54">
            <text:p>854333</text:p>
          </table:table-cell>
          <table:table-cell office:value-type="string" table:style-name="ce54">
            <text:p>sbi.08563@sbi.co.in</text:p>
          </table:table-cell>
          <table:table-cell office:value-type="float" office:value="9934724225" table:style-name="ce54">
            <text:p>9934724225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24430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HANDA</text:p>
          </table:table-cell>
          <table:table-cell office:value-type="float" office:value="8564" table:style-name="ce57">
            <text:p>8564</text:p>
          </table:table-cell>
          <table:table-cell office:value-type="string" table:style-name="ce55">
            <text:p>The Branch Manager,VILL : CHANDAPO : KHAGRA, PS : NARPATGANJARARIADIST:ARARIA, BIHAR</text:p>
          </table:table-cell>
          <table:table-cell office:value-type="float" office:value="854335" table:style-name="ce54">
            <text:p>854335</text:p>
          </table:table-cell>
          <table:table-cell office:value-type="string" table:style-name="ce54">
            <text:p>sbi.08564@sbi.co.in</text:p>
          </table:table-cell>
          <table:table-cell office:value-type="float" office:value="9955727374" table:style-name="ce54">
            <text:p>9955727374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HARDAR</text:p>
          </table:table-cell>
          <table:table-cell office:value-type="float" office:value="9218" table:style-name="ce57">
            <text:p>9218</text:p>
          </table:table-cell>
          <table:table-cell office:value-type="string" table:style-name="ce55">
            <text:p>The Branch Manager,P.O. JAHANPUR,VIA-JOKIHATARARIADIST:ARARIA, BIHAR</text:p>
          </table:table-cell>
          <table:table-cell office:value-type="float" office:value="854329" table:style-name="ce54">
            <text:p>854329</text:p>
          </table:table-cell>
          <table:table-cell office:value-type="string" table:style-name="ce54">
            <text:p>sbi.09218@sbi.co.in</text:p>
          </table:table-cell>
          <table:table-cell office:value-type="float" office:value="9939028960" table:style-name="ce54">
            <text:p>9939028960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AKRAILI</text:p>
          </table:table-cell>
          <table:table-cell office:value-type="float" office:value="9239" table:style-name="ce57">
            <text:p>9239</text:p>
          </table:table-cell>
          <table:table-cell office:value-type="string" table:style-name="ce55">
            <text:p>The Branch Manager,AT-SAKRAILIP.O.SHYAMAPURKATIHARDIST:KATIHAR, BIHAR</text:p>
          </table:table-cell>
          <table:table-cell office:value-type="float" office:value="845115" table:style-name="ce54">
            <text:p>845115</text:p>
          </table:table-cell>
          <table:table-cell office:value-type="string" table:style-name="ce54">
            <text:p>sbi.09239@sbi.co.in</text:p>
          </table:table-cell>
          <table:table-cell office:value-type="float" office:value="9431471187" table:style-name="ce54">
            <text:p>9431471187</text:p>
          </table:table-cell>
          <table:table-cell office:value-type="float" office:value="6457" table:style-name="ce57">
            <text:p>6457</text:p>
          </table:table-cell>
          <table:table-cell office:value-type="string" table:style-name="ce57">
            <text:p>26483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TELTA</text:p>
          </table:table-cell>
          <table:table-cell office:value-type="float" office:value="9240" table:style-name="ce57">
            <text:p>9240</text:p>
          </table:table-cell>
          <table:table-cell office:value-type="string" table:style-name="ce55">
            <text:p>The Branch Manager,STATION ROAD,TELTADIST:KATIHARKATIHARBIHAR</text:p>
          </table:table-cell>
          <table:table-cell office:value-type="float" office:value="854317" table:style-name="ce54">
            <text:p>854317</text:p>
          </table:table-cell>
          <table:table-cell office:value-type="string" table:style-name="ce54">
            <text:p>sbi.09240@sbi.co.in</text:p>
          </table:table-cell>
          <table:table-cell office:value-type="float" office:value="9431228573" table:style-name="ce54">
            <text:p>9431228573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ANIGHATTA</text:p>
          </table:table-cell>
          <table:table-cell office:value-type="float" office:value="9241" table:style-name="ce57">
            <text:p>9241</text:p>
          </table:table-cell>
          <table:table-cell office:value-type="string" table:style-name="ce55">
            <text:p>The Branch Manager,P.O. BALTAR, VIA: SALMARI,P.S.AZAMNAGARKATIHARDIST:KATIHAR, BIHAR</text:p>
          </table:table-cell>
          <table:table-cell office:value-type="float" office:value="855113" table:style-name="ce54">
            <text:p>855113</text:p>
          </table:table-cell>
          <table:table-cell office:value-type="string" table:style-name="ce54">
            <text:p>sbi.09241@sbi.co.in</text:p>
          </table:table-cell>
          <table:table-cell office:value-type="float" office:value="9431087887" table:style-name="ce54">
            <text:p>9431087887</text:p>
          </table:table-cell>
          <table:table-cell office:value-type="float" office:value="6451" table:style-name="ce57">
            <text:p>6451</text:p>
          </table:table-cell>
          <table:table-cell office:value-type="string" table:style-name="ce57">
            <text:p>24866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URSAKANTA</text:p>
          </table:table-cell>
          <table:table-cell office:value-type="float" office:value="10086" table:style-name="ce57">
            <text:p>10086</text:p>
          </table:table-cell>
          <table:table-cell office:value-type="string" table:style-name="ce55">
            <text:p>The Branch Manager,AT/PO:KURSAKANTADIST:ARARIAARARIABIHAR</text:p>
          </table:table-cell>
          <table:table-cell office:value-type="float" office:value="854331" table:style-name="ce54">
            <text:p>854331</text:p>
          </table:table-cell>
          <table:table-cell office:value-type="float" office:value="0" table:style-name="ce54">
            <text:p>0</text:p>
          </table:table-cell>
          <table:table-cell office:value-type="float" office:value="9430582390" table:style-name="ce54">
            <text:p>9430582390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24559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TIHAR MEDICAL COLLEGE BRANCH</text:p>
          </table:table-cell>
          <table:table-cell office:value-type="float" office:value="10336" table:style-name="ce57">
            <text:p>10336</text:p>
          </table:table-cell>
          <table:table-cell office:value-type="string" table:style-name="ce55">
            <text:p>The Branch Manager,KATIHAR MEDICAL COLLEGE BRANCHKMCH CAMPUS, AT- KARIMBAGH PO-BMP-7KATIHARKATIHAR, BIHAR</text:p>
          </table:table-cell>
          <table:table-cell office:value-type="float" office:value="854105" table:style-name="ce54">
            <text:p>854105</text:p>
          </table:table-cell>
          <table:table-cell office:value-type="float" office:value="0" table:style-name="ce54">
            <text:p>0</text:p>
          </table:table-cell>
          <table:table-cell office:value-type="float" office:value="9470483491" table:style-name="ce54">
            <text:p>9470483491</text:p>
          </table:table-cell>
          <table:table-cell office:value-type="float" office:value="6452" table:style-name="ce57">
            <text:p>64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URGASTHAN KATIHAR</text:p>
          </table:table-cell>
          <table:table-cell office:value-type="float" office:value="12637" table:style-name="ce57">
            <text:p>12637</text:p>
          </table:table-cell>
          <table:table-cell office:value-type="string" table:style-name="ce55">
            <text:p>The Branch Manager,DURGASTHAN CHOWKKATIHARKATIHARKATIHAR</text:p>
          </table:table-cell>
          <table:table-cell office:value-type="float" office:value="854105" table:style-name="ce54">
            <text:p>854105</text:p>
          </table:table-cell>
          <table:table-cell office:value-type="string" table:style-name="ce54">
            <text:p>SBI.12637@SBI.CO.IN</text:p>
          </table:table-cell>
          <table:table-cell table:style-name="ce54"/>
          <table:table-cell office:value-type="float" office:value="6452" table:style-name="ce57">
            <text:p>64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ANIGANJ</text:p>
          </table:table-cell>
          <table:table-cell office:value-type="float" office:value="12648" table:style-name="ce57">
            <text:p>12648</text:p>
          </table:table-cell>
          <table:table-cell office:value-type="string" table:style-name="ce55">
            <text:p>The Branch Manager,WEST SIDE OF SARSI-FORBESGANJ ROADNEAR RANIGANJ THANAARARIADIST. ARARIA</text:p>
          </table:table-cell>
          <table:table-cell office:value-type="float" office:value="854334" table:style-name="ce54">
            <text:p>854334</text:p>
          </table:table-cell>
          <table:table-cell office:value-type="float" office:value="0" table:style-name="ce54">
            <text:p>0</text:p>
          </table:table-cell>
          <table:table-cell office:value-type="float" office:value="9431869815" table:style-name="ce54">
            <text:p>9431869815</text:p>
          </table:table-cell>
          <table:table-cell office:value-type="float" office:value="6461" table:style-name="ce57">
            <text:p>646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RSOI</text:p>
          </table:table-cell>
          <table:table-cell office:value-type="float" office:value="12649" table:style-name="ce57">
            <text:p>12649</text:p>
          </table:table-cell>
          <table:table-cell office:value-type="string" table:style-name="ce55">
            <text:p>The Branch Manager,BARSOI BAZARSULTANPUR-OPP DURGA TALKIESKATIHARDISTT KATIHAR</text:p>
          </table:table-cell>
          <table:table-cell office:value-type="float" office:value="855102" table:style-name="ce54">
            <text:p>855102</text:p>
          </table:table-cell>
          <table:table-cell office:value-type="float" office:value="0" table:style-name="ce54">
            <text:p>0</text:p>
          </table:table-cell>
          <table:table-cell office:value-type="float" office:value="9472896388" table:style-name="ce54">
            <text:p>9472896388</text:p>
          </table:table-cell>
          <table:table-cell office:value-type="float" office:value="6451" table:style-name="ce57">
            <text:p>645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NIHARI</text:p>
          </table:table-cell>
          <table:table-cell office:value-type="float" office:value="12650" table:style-name="ce57">
            <text:p>12650</text:p>
          </table:table-cell>
          <table:table-cell office:value-type="string" table:style-name="ce55">
            <text:p>The Branch Manager,NEAR BUS STANDPO-MANIHARIKATIHARDISTT.- KATIHAR</text:p>
          </table:table-cell>
          <table:table-cell office:value-type="float" office:value="854113" table:style-name="ce54">
            <text:p>854113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452" table:style-name="ce57">
            <text:p>6452</text:p>
          </table:table-cell>
          <table:table-cell office:value-type="string" table:style-name="ce57">
            <text:p>25465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ZAMNAGAR</text:p>
          </table:table-cell>
          <table:table-cell office:value-type="float" office:value="12653" table:style-name="ce57">
            <text:p>12653</text:p>
          </table:table-cell>
          <table:table-cell office:value-type="string" table:style-name="ce55">
            <text:p>The Branch Manager,KESHARI CHOWKAZAMNAGARKATIHARKATIHAR</text:p>
          </table:table-cell>
          <table:table-cell office:value-type="float" office:value="855113" table:style-name="ce54">
            <text:p>855113</text:p>
          </table:table-cell>
          <table:table-cell office:value-type="string" table:style-name="ce54">
            <text:p>SBI.12653@SBI.CO.IN</text:p>
          </table:table-cell>
          <table:table-cell office:value-type="float" office:value="9470366696" table:style-name="ce54">
            <text:p>9470366696</text:p>
          </table:table-cell>
          <table:table-cell office:value-type="float" office:value="6451" table:style-name="ce57">
            <text:p>645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BO REGION-III PURNEA</text:p>
          </table:table-cell>
          <table:table-cell office:value-type="float" office:value="13732" table:style-name="ce57">
            <text:p>13732</text:p>
          </table:table-cell>
          <table:table-cell office:value-type="string" table:style-name="ce55">
            <text:p>The Chief Manager (Admin),STATE BANK OF INDIAREGION-III,ADMINISTRATIVE OFFICEPURNEAKALA BHAWAN ROAD ,PURNEA</text:p>
          </table:table-cell>
          <table:table-cell office:value-type="float" office:value="854301" table:style-name="ce54">
            <text:p>854301</text:p>
          </table:table-cell>
          <table:table-cell office:value-type="string" table:style-name="ce54">
            <text:p>agmr3.zopur@sbi.co.in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24286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ORHA (GERABARI)</text:p>
          </table:table-cell>
          <table:table-cell office:value-type="float" office:value="14337" table:style-name="ce57">
            <text:p>14337</text:p>
          </table:table-cell>
          <table:table-cell office:value-type="string" table:style-name="ce55">
            <text:p>The Branch Manager,PO GERABARIPS KORHAKATIHARDIST: KATIHAR</text:p>
          </table:table-cell>
          <table:table-cell office:value-type="float" office:value="854108" table:style-name="ce54">
            <text:p>854108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457" table:style-name="ce57">
            <text:p>6457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F I BRANCH BHAURA</text:p>
          </table:table-cell>
          <table:table-cell office:value-type="float" office:value="15601" table:style-name="ce57">
            <text:p>15601</text:p>
          </table:table-cell>
          <table:table-cell office:value-type="string" table:style-name="ce55">
            <text:p>The Branch Manager,P.O. - DALANDIST : KATIHARKATIHARBIHAR</text:p>
          </table:table-cell>
          <table:table-cell office:value-type="float" office:value="854106" table:style-name="ce54">
            <text:p>854106</text:p>
          </table:table-cell>
          <table:table-cell office:value-type="float" office:value="0" table:style-name="ce54">
            <text:p>0</text:p>
          </table:table-cell>
          <table:table-cell office:value-type="float" office:value="9431879402" table:style-name="ce54">
            <text:p>9431879402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IRGACHHI</text:p>
          </table:table-cell>
          <table:table-cell office:value-type="float" office:value="15805" table:style-name="ce57">
            <text:p>15805</text:p>
          </table:table-cell>
          <table:table-cell office:value-type="string" table:style-name="ce55">
            <text:p>The Branch Manager,PO: BAIRGACHHIDISTRICT: ARARIA (BIHAR)ARARIADISTRICT: ARARIA (BIHAR)</text:p>
          </table:table-cell>
          <table:table-cell office:value-type="float" office:value="854311" table:style-name="ce54">
            <text:p>854311</text:p>
          </table:table-cell>
          <table:table-cell office:value-type="float" office:value="0" table:style-name="ce54">
            <text:p>0</text:p>
          </table:table-cell>
          <table:table-cell office:value-type="float" office:value="9934258587" table:style-name="ce54">
            <text:p>9934258587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JUMMAN CHOWK FORBESGANJ</text:p>
          </table:table-cell>
          <table:table-cell office:value-type="float" office:value="15926" table:style-name="ce57">
            <text:p>15926</text:p>
          </table:table-cell>
          <table:table-cell office:value-type="string" table:style-name="ce55">
            <text:p>The Branch Manager,PO-FORBESGANJDISTT- ARARIA (BIHAR)ARARIADISTT- ARARIA (BIHAR)</text:p>
          </table:table-cell>
          <table:table-cell office:value-type="float" office:value="854318" table:style-name="ce54">
            <text:p>854318</text:p>
          </table:table-cell>
          <table:table-cell office:value-type="string" table:style-name="ce54">
            <text:p>sbi.15926@sbi.co.in</text:p>
          </table:table-cell>
          <table:table-cell office:value-type="float" office:value="9162331004" table:style-name="ce54">
            <text:p>9162331004</text:p>
          </table:table-cell>
          <table:table-cell office:value-type="float" office:value="6455" table:style-name="ce57">
            <text:p>6455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INODPUR KATIHAR</text:p>
          </table:table-cell>
          <table:table-cell office:value-type="float" office:value="16623" table:style-name="ce57">
            <text:p>16623</text:p>
          </table:table-cell>
          <table:table-cell office:value-type="string" table:style-name="ce55">
            <text:p>The Branch Manager,PO- KATIHARDIST- KATIHAR [BIHAR]KATIHARDIST- KATIHAR [BIHAR]</text:p>
          </table:table-cell>
          <table:table-cell office:value-type="float" office:value="854105" table:style-name="ce54">
            <text:p>854105</text:p>
          </table:table-cell>
          <table:table-cell office:value-type="float" office:value="0" table:style-name="ce54">
            <text:p>0</text:p>
          </table:table-cell>
          <table:table-cell office:value-type="float" office:value="9431472641" table:style-name="ce54">
            <text:p>9431472641</text:p>
          </table:table-cell>
          <table:table-cell office:value-type="float" office:value="6452" table:style-name="ce57">
            <text:p>64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HARGAON</text:p>
          </table:table-cell>
          <table:table-cell office:value-type="float" office:value="17446" table:style-name="ce57">
            <text:p>17446</text:p>
          </table:table-cell>
          <table:table-cell office:value-type="string" table:style-name="ce55">
            <text:p>The Branch Manager,AT,P.O. BHARGAMAP.S. BHARGAMAARARIADISTT: ARARIA( BIHAR)</text:p>
          </table:table-cell>
          <table:table-cell office:value-type="float" office:value="854334" table:style-name="ce54">
            <text:p>854334</text:p>
          </table:table-cell>
          <table:table-cell office:value-type="string" table:style-name="ce54">
            <text:p>SBI.17446@SBI.CO.IN</text:p>
          </table:table-cell>
          <table:table-cell office:value-type="float" office:value="9431866875" table:style-name="ce54">
            <text:p>9431866875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IDHWAS</text:p>
          </table:table-cell>
          <table:table-cell office:value-type="float" office:value="17447" table:style-name="ce57">
            <text:p>17447</text:p>
          </table:table-cell>
          <table:table-cell office:value-type="string" table:style-name="ce55">
            <text:p>The Branch Manager,AT &amp; PO - GIDHWASPS - RANIGANJARARIADISTT: ARARIA (BIHAR)</text:p>
          </table:table-cell>
          <table:table-cell office:value-type="float" office:value="854312" table:style-name="ce54">
            <text:p>854312</text:p>
          </table:table-cell>
          <table:table-cell office:value-type="string" table:style-name="ce54">
            <text:p>sbi.17447@sbi.co.in</text:p>
          </table:table-cell>
          <table:table-cell office:value-type="float" office:value="7781099916" table:style-name="ce54">
            <text:p>7781099916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IGHRI (SALEMPUR)</text:p>
          </table:table-cell>
          <table:table-cell office:value-type="float" office:value="17448" table:style-name="ce57">
            <text:p>17448</text:p>
          </table:table-cell>
          <table:table-cell office:value-type="string" table:style-name="ce55">
            <text:p>The Branch Manager,AT &amp; PO- DIGHRIPS - KORHAKATIHARDISTT: KATIHAR (BIHAR)</text:p>
          </table:table-cell>
          <table:table-cell office:value-type="float" office:value="854106" table:style-name="ce54">
            <text:p>854106</text:p>
          </table:table-cell>
          <table:table-cell office:value-type="string" table:style-name="ce54">
            <text:p>sbi.17448@sbi.co.in</text:p>
          </table:table-cell>
          <table:table-cell office:value-type="float" office:value="9162693477" table:style-name="ce54">
            <text:p>9162693477</text:p>
          </table:table-cell>
          <table:table-cell office:value-type="float" office:value="6452" table:style-name="ce57">
            <text:p>64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8">
            <text:p>KADWA</text:p>
          </table:table-cell>
          <table:table-cell office:value-type="float" office:value="17829" table:style-name="ce62">
            <text:p>17829</text:p>
          </table:table-cell>
          <table:table-cell office:value-type="string" table:style-name="ce60">
            <text:p>The Branch Manager,AT+ P.O. KADWAVIA- SONAILIKATIHARDISTT KATIHAR</text:p>
          </table:table-cell>
          <table:table-cell office:value-type="float" office:value="855114" table:style-name="ce61">
            <text:p>855114</text:p>
          </table:table-cell>
          <table:table-cell office:value-type="string" table:style-name="ce63">
            <text:p>sbi.17829@sbi.co.in</text:p>
          </table:table-cell>
          <table:table-cell office:value-type="float" office:value="7781099909" table:style-name="ce54">
            <text:p>7781099909</text:p>
          </table:table-cell>
          <table:table-cell office:value-type="float" office:value="6452" table:style-name="ce57">
            <text:p>64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EORIA</text:p>
          </table:table-cell>
          <table:table-cell office:value-type="float" office:value="18030" table:style-name="ce57">
            <text:p>18030</text:p>
          </table:table-cell>
          <table:table-cell office:value-type="string" table:style-name="ce55">
            <text:p>The Branch Manager,AT:DEORIAPO: PAIKTOLAARARIADISTT: ARARIA</text:p>
          </table:table-cell>
          <table:table-cell office:value-type="float" office:value="854325" table:style-name="ce54">
            <text:p>854325</text:p>
          </table:table-cell>
          <table:table-cell office:value-type="string" table:style-name="ce54">
            <text:p>SBI.18030@SBI.CO.IN</text:p>
          </table:table-cell>
          <table:table-cell office:value-type="float" office:value="9386797973" table:style-name="ce54">
            <text:p>9386797973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IRZAPUR</text:p>
          </table:table-cell>
          <table:table-cell office:value-type="float" office:value="18031" table:style-name="ce57">
            <text:p>18031</text:p>
          </table:table-cell>
          <table:table-cell office:value-type="string" table:style-name="ce55">
            <text:p>The Branch Manager,AT:MIRZAPURPO:MIRZAPURARARIADISTT: ARARIA</text:p>
          </table:table-cell>
          <table:table-cell office:value-type="float" office:value="854334" table:style-name="ce54">
            <text:p>854334</text:p>
          </table:table-cell>
          <table:table-cell office:value-type="string" table:style-name="ce54">
            <text:p>SBI.18031@SBI.CO.IN</text:p>
          </table:table-cell>
          <table:table-cell office:value-type="float" office:value="9430013480" table:style-name="ce54">
            <text:p>9430013480</text:p>
          </table:table-cell>
          <table:table-cell office:value-type="float" office:value="6453" table:style-name="ce57">
            <text:p>645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64">
            <text:p>DR R P ROAD NEW MARKET KATIHAR</text:p>
          </table:table-cell>
          <table:table-cell office:value-type="float" office:value="18356" table:style-name="ce68">
            <text:p>18356</text:p>
          </table:table-cell>
          <table:table-cell office:value-type="string" table:style-name="ce66">
            <text:p>The Branch Manager,DR. R.P.ROAD, NEW MARKET,KATIHARP.O- KATIHARKATIHARDISTT-KATIHAR</text:p>
          </table:table-cell>
          <table:table-cell office:value-type="float" office:value="854105" table:style-name="ce67">
            <text:p>854105</text:p>
          </table:table-cell>
          <table:table-cell office:value-type="string" table:style-name="ce67">
            <text:p>SBI.18356@SBI.CO.IN</text:p>
          </table:table-cell>
          <table:table-cell table:style-name="ce54"/>
          <table:table-cell office:value-type="float" office:value="6452" table:style-name="ce57">
            <text:p>64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OHRAGACHHI</text:p>
          </table:table-cell>
          <table:table-cell office:value-type="float" office:value="18439" table:style-name="ce57">
            <text:p>18439</text:p>
          </table:table-cell>
          <table:table-cell office:value-type="string" table:style-name="ce55">
            <text:p>The Branch Manager,VILL-SOHRAGACHHI,PANCHAYAT-PINDHALP.O-SALMARIKATIHARDISTT-KATIHAR</text:p>
          </table:table-cell>
          <table:table-cell office:value-type="float" office:value="855113" table:style-name="ce54">
            <text:p>855113</text:p>
          </table:table-cell>
          <table:table-cell office:value-type="string" table:style-name="ce54">
            <text:p>SBI.18439@SBI.CO.IN</text:p>
          </table:table-cell>
          <table:table-cell table:style-name="ce54"/>
          <table:table-cell office:value-type="float" office:value="6452" table:style-name="ce57">
            <text:p>645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55"/>
          <table:table-cell table:style-name="ce57"/>
          <table:table-cell table:style-name="ce55"/>
          <table:table-cell table:number-columns-repeated="3" table:style-name="ce54"/>
          <table:table-cell table:number-columns-repeated="2" table:style-name="ce57"/>
          <table:table-cell table:number-columns-repeated="16372"/>
        </table:table-row>
        <table:table-row table:style-name="ro16">
          <table:table-cell office:value-type="string" table:number-columns-spanned="3" table:number-rows-spanned="33" table:style-name="ce42">
            <text:p>THE REGIONAL MANAGER, STATE BANK OF INDIA, REGIONAL BUSINESS OFFICE,<text:s/><text:span text:style-name="T4">(MADHUBANI)<text:s/></text:span>1ST FLOOR ABOVE SBI ADB MADHUBANI BRANCHOPP.: SURI HIGH SCHOOL <text:s/>AT+PO :MADHUBANIDISTT. : MADHUBANI- agmr4.zopur@sbi.co.in</text:p>
          </table:table-cell>
          <table:covered-table-cell table:number-columns-repeated="2"/>
          <table:table-cell office:value-type="string" table:number-columns-spanned="1" table:number-rows-spanned="33" table:style-name="ce93">
            <text:p>PHONE :9801529058, 06276-FAX :</text:p>
          </table:table-cell>
          <table:table-cell office:value-type="string" table:style-name="ce55">
            <text:p>MADHUBANI</text:p>
          </table:table-cell>
          <table:table-cell office:value-type="float" office:value="127" table:style-name="ce57">
            <text:p>127</text:p>
          </table:table-cell>
          <table:table-cell office:value-type="string" table:style-name="ce55">
            <text:p>The Chief Manager,RED CROSS BUILDINGMADHUBANIMADHUBANIMADHUBANI BIHAR</text:p>
          </table:table-cell>
          <table:table-cell office:value-type="float" office:value="847211" table:style-name="ce54">
            <text:p>847211</text:p>
          </table:table-cell>
          <table:table-cell office:value-type="string" table:style-name="ce54">
            <text:p>sbi.00127@sbi.co.in</text:p>
          </table:table-cell>
          <table:table-cell office:value-type="float" office:value="9771406589" table:style-name="ce54">
            <text:p>9771406589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22223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JAYNAGAR</text:p>
          </table:table-cell>
          <table:table-cell office:value-type="float" office:value="2950" table:style-name="ce57">
            <text:p>2950</text:p>
          </table:table-cell>
          <table:table-cell office:value-type="string" table:style-name="ce55">
            <text:p>The Branch Manager,MIRCHAI PATTIJAYNAGARMADHUBANIDIST:MADHUBANI</text:p>
          </table:table-cell>
          <table:table-cell office:value-type="float" office:value="847226" table:style-name="ce54">
            <text:p>847226</text:p>
          </table:table-cell>
          <table:table-cell office:value-type="string" table:style-name="ce54">
            <text:p>sbi.02950@sbi.co.in</text:p>
          </table:table-cell>
          <table:table-cell office:value-type="float" office:value="9771406584" table:style-name="ce54">
            <text:p>9771406584</text:p>
          </table:table-cell>
          <table:table-cell office:value-type="float" office:value="6246" table:style-name="ce57">
            <text:p>6246</text:p>
          </table:table-cell>
          <table:table-cell office:value-type="string" table:style-name="ce57">
            <text:p>22208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NIRMALI</text:p>
          </table:table-cell>
          <table:table-cell office:value-type="float" office:value="2986" table:style-name="ce57">
            <text:p>2986</text:p>
          </table:table-cell>
          <table:table-cell office:value-type="string" table:style-name="ce55">
            <text:p>The Branch Manager,AT PO-NIRMALIDIST:SUPAULSUPAULBIHAR</text:p>
          </table:table-cell>
          <table:table-cell office:value-type="float" office:value="847452" table:style-name="ce54">
            <text:p>847452</text:p>
          </table:table-cell>
          <table:table-cell office:value-type="string" table:style-name="ce54">
            <text:p>sbi.02986@sbi.co.in</text:p>
          </table:table-cell>
          <table:table-cell office:value-type="float" office:value="9771416359" table:style-name="ce54">
            <text:p>9771416359</text:p>
          </table:table-cell>
          <table:table-cell office:value-type="float" office:value="6277" table:style-name="ce57">
            <text:p>6277</text:p>
          </table:table-cell>
          <table:table-cell office:value-type="string" table:style-name="ce57">
            <text:p>28532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JHANJHARPUR</text:p>
          </table:table-cell>
          <table:table-cell office:value-type="float" office:value="3266" table:style-name="ce57">
            <text:p>3266</text:p>
          </table:table-cell>
          <table:table-cell office:value-type="string" table:style-name="ce55">
            <text:p>The Chief Manager,JHANJHARPURDIST:MADHUBANI,MADHUBANIBIHAR</text:p>
          </table:table-cell>
          <table:table-cell office:value-type="float" office:value="847403" table:style-name="ce54">
            <text:p>847403</text:p>
          </table:table-cell>
          <table:table-cell office:value-type="string" table:style-name="ce54">
            <text:p>sbi.03266@sbi.co.in</text:p>
          </table:table-cell>
          <table:table-cell office:value-type="float" office:value="9431636177" table:style-name="ce54">
            <text:p>9431636177</text:p>
          </table:table-cell>
          <table:table-cell office:value-type="float" office:value="6273" table:style-name="ce57">
            <text:p>6273</text:p>
          </table:table-cell>
          <table:table-cell office:value-type="string" table:style-name="ce57">
            <text:p>222257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BASOPATTI</text:p>
          </table:table-cell>
          <table:table-cell office:value-type="float" office:value="3549" table:style-name="ce57">
            <text:p>3549</text:p>
          </table:table-cell>
          <table:table-cell office:value-type="string" table:style-name="ce55">
            <text:p>The Branch Manager,PO : BASOPATTIDIST:MADHUBANIMADHUBANIBIHAR</text:p>
          </table:table-cell>
          <table:table-cell office:value-type="float" office:value="847225" table:style-name="ce54">
            <text:p>847225</text:p>
          </table:table-cell>
          <table:table-cell office:value-type="string" table:style-name="ce54">
            <text:p>sbi.03549@sbi.co.in</text:p>
          </table:table-cell>
          <table:table-cell office:value-type="float" office:value="9771406580" table:style-name="ce54">
            <text:p>9771406580</text:p>
          </table:table-cell>
          <table:table-cell office:value-type="float" office:value="6246" table:style-name="ce57">
            <text:p>6246</text:p>
          </table:table-cell>
          <table:table-cell office:value-type="string" table:style-name="ce57">
            <text:p>27322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HAJAULI</text:p>
          </table:table-cell>
          <table:table-cell office:value-type="float" office:value="4655" table:style-name="ce57">
            <text:p>4655</text:p>
          </table:table-cell>
          <table:table-cell office:value-type="string" table:style-name="ce55">
            <text:p>The Branch Manager,KHAJAULIDIST:MADHUBANIMADHUBANIBIHAR</text:p>
          </table:table-cell>
          <table:table-cell office:value-type="float" office:value="847228" table:style-name="ce54">
            <text:p>847228</text:p>
          </table:table-cell>
          <table:table-cell office:value-type="string" table:style-name="ce54">
            <text:p>sbi.04655@sbi.co.in</text:p>
          </table:table-cell>
          <table:table-cell office:value-type="float" office:value="9934400187" table:style-name="ce54">
            <text:p>9934400187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27431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HAGWATIPUR</text:p>
          </table:table-cell>
          <table:table-cell office:value-type="float" office:value="4924" table:style-name="ce57">
            <text:p>4924</text:p>
          </table:table-cell>
          <table:table-cell office:value-type="string" table:style-name="ce55">
            <text:p>The Branch Manager,AT &amp; PO : BHAGWATIPURDIST:MADHUBANIMADHUBANIBIHAR</text:p>
          </table:table-cell>
          <table:table-cell office:value-type="float" office:value="847236" table:style-name="ce54">
            <text:p>847236</text:p>
          </table:table-cell>
          <table:table-cell office:value-type="string" table:style-name="ce54">
            <text:p>sbi.04924@sbi.co.in</text:p>
          </table:table-cell>
          <table:table-cell office:value-type="float" office:value="9771406583" table:style-name="ce54">
            <text:p>9771406583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24331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LOUKAHA</text:p>
          </table:table-cell>
          <table:table-cell office:value-type="float" office:value="5436" table:style-name="ce57">
            <text:p>5436</text:p>
          </table:table-cell>
          <table:table-cell office:value-type="string" table:style-name="ce55">
            <text:p>The Branch Manager,AT + PO-LOUKAHADIST:MADHUBANIMADHUBANIBIHAR</text:p>
          </table:table-cell>
          <table:table-cell office:value-type="float" office:value="847421" table:style-name="ce54">
            <text:p>847421</text:p>
          </table:table-cell>
          <table:table-cell office:value-type="string" table:style-name="ce54">
            <text:p>sbi.05436@sbi.co.in</text:p>
          </table:table-cell>
          <table:table-cell office:value-type="float" office:value="9931171783" table:style-name="ce54">
            <text:p>9931171783</text:p>
          </table:table-cell>
          <table:table-cell office:value-type="float" office:value="6277" table:style-name="ce57">
            <text:p>6277</text:p>
          </table:table-cell>
          <table:table-cell office:value-type="string" table:style-name="ce57">
            <text:p>28723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MADHUBANI</text:p>
          </table:table-cell>
          <table:table-cell office:value-type="float" office:value="5758" table:style-name="ce57">
            <text:p>5758</text:p>
          </table:table-cell>
          <table:table-cell office:value-type="string" table:style-name="ce55">
            <text:p>The Chief Manager,NEAR SURI HIGH SCHOOL,MADHUBANIPO-MADHUBANIMADHUBANIDIST:MADHUBANI, BIHAR</text:p>
          </table:table-cell>
          <table:table-cell office:value-type="float" office:value="847211" table:style-name="ce54">
            <text:p>847211</text:p>
          </table:table-cell>
          <table:table-cell office:value-type="string" table:style-name="ce54">
            <text:p>sbi.05758@sbi.co.in</text:p>
          </table:table-cell>
          <table:table-cell office:value-type="float" office:value="9430989914" table:style-name="ce54">
            <text:p>9430989914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22227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SAKRI BAZAR</text:p>
          </table:table-cell>
          <table:table-cell office:value-type="float" office:value="5859" table:style-name="ce57">
            <text:p>5859</text:p>
          </table:table-cell>
          <table:table-cell office:value-type="string" table:style-name="ce55">
            <text:p>The Branch Manager,SAKRISAKRIMADHUBANIDIST: MADHUBANI</text:p>
          </table:table-cell>
          <table:table-cell office:value-type="float" office:value="847239" table:style-name="ce54">
            <text:p>847239</text:p>
          </table:table-cell>
          <table:table-cell office:value-type="string" table:style-name="ce54">
            <text:p>sbi.05859@sbi.co.in</text:p>
          </table:table-cell>
          <table:table-cell office:value-type="float" office:value="9431725271" table:style-name="ce54">
            <text:p>9431725271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25058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RAHIKA</text:p>
          </table:table-cell>
          <table:table-cell office:value-type="float" office:value="5897" table:style-name="ce57">
            <text:p>5897</text:p>
          </table:table-cell>
          <table:table-cell office:value-type="string" table:style-name="ce55">
            <text:p>The Branch Manager,AT PO-RAHIKADIST:MADHUBANIMADHUBANIBIHAR</text:p>
          </table:table-cell>
          <table:table-cell office:value-type="float" office:value="847238" table:style-name="ce54">
            <text:p>847238</text:p>
          </table:table-cell>
          <table:table-cell office:value-type="string" table:style-name="ce54">
            <text:p>sbi.05897@sbi.co.in</text:p>
          </table:table-cell>
          <table:table-cell office:value-type="float" office:value="9431219770" table:style-name="ce54">
            <text:p>9431219770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25466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ALUAHI</text:p>
          </table:table-cell>
          <table:table-cell office:value-type="float" office:value="6160" table:style-name="ce57">
            <text:p>6160</text:p>
          </table:table-cell>
          <table:table-cell office:value-type="string" table:style-name="ce55">
            <text:p>The Branch Manager,VILL + PO-KALUAHIDIST:MADHUBANIMADHUBANIBIHAR</text:p>
          </table:table-cell>
          <table:table-cell office:value-type="float" office:value="847229" table:style-name="ce54">
            <text:p>847229</text:p>
          </table:table-cell>
          <table:table-cell office:value-type="string" table:style-name="ce54">
            <text:p>sbi.06160@sbi.co.in</text:p>
          </table:table-cell>
          <table:table-cell office:value-type="float" office:value="9431836243" table:style-name="ce54">
            <text:p>9431836243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25720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NRER</text:p>
          </table:table-cell>
          <table:table-cell office:value-type="float" office:value="6163" table:style-name="ce57">
            <text:p>6163</text:p>
          </table:table-cell>
          <table:table-cell office:value-type="string" table:style-name="ce55">
            <text:p>The Branch Manager,P.O.ARERHATDIST:MADHUBANIMADHUBANIBIHAR</text:p>
          </table:table-cell>
          <table:table-cell office:value-type="float" office:value="847222" table:style-name="ce54">
            <text:p>847222</text:p>
          </table:table-cell>
          <table:table-cell office:value-type="string" table:style-name="ce54">
            <text:p>sbi.06163@sbi.co.in</text:p>
          </table:table-cell>
          <table:table-cell office:value-type="float" office:value="9431654014" table:style-name="ce54">
            <text:p>9431654014</text:p>
          </table:table-cell>
          <table:table-cell office:value-type="float" office:value="6271" table:style-name="ce57">
            <text:p>6271</text:p>
          </table:table-cell>
          <table:table-cell office:value-type="string" table:style-name="ce57">
            <text:p>28186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AGMARA</text:p>
          </table:table-cell>
          <table:table-cell office:value-type="float" office:value="9217" table:style-name="ce57">
            <text:p>9217</text:p>
          </table:table-cell>
          <table:table-cell office:value-type="string" table:style-name="ce55">
            <text:p>The Branch Manager,AT + PO-DAGMARA, VIA-KUNAULIDIST:SUPAULSUPAULBIHAR</text:p>
          </table:table-cell>
          <table:table-cell office:value-type="float" office:value="847451" table:style-name="ce54">
            <text:p>847451</text:p>
          </table:table-cell>
          <table:table-cell office:value-type="string" table:style-name="ce54">
            <text:p>sbi.09217@sbi.co.in</text:p>
          </table:table-cell>
          <table:table-cell office:value-type="float" office:value="9771416366" table:style-name="ce54">
            <text:p>9771416366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ENIPATTI</text:p>
          </table:table-cell>
          <table:table-cell office:value-type="float" office:value="10772" table:style-name="ce57">
            <text:p>10772</text:p>
          </table:table-cell>
          <table:table-cell office:value-type="string" table:style-name="ce55">
            <text:p>The Branch Manager,BEHTA BAZARBENIPATTIMADHUBANIDIST: MADHUBANI</text:p>
          </table:table-cell>
          <table:table-cell office:value-type="float" office:value="847223" table:style-name="ce54">
            <text:p>847223</text:p>
          </table:table-cell>
          <table:table-cell office:value-type="string" table:style-name="ce54">
            <text:p>SBI.10772@SBI.CO.IN</text:p>
          </table:table-cell>
          <table:table-cell office:value-type="float" office:value="9771406593" table:style-name="ce54">
            <text:p>9771406593</text:p>
          </table:table-cell>
          <table:table-cell office:value-type="float" office:value="6271" table:style-name="ce57">
            <text:p>6271</text:p>
          </table:table-cell>
          <table:table-cell office:value-type="string" table:style-name="ce57">
            <text:p>22351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NDHRATHARHI</text:p>
          </table:table-cell>
          <table:table-cell office:value-type="float" office:value="10773" table:style-name="ce57">
            <text:p>10773</text:p>
          </table:table-cell>
          <table:table-cell office:value-type="string" table:style-name="ce55">
            <text:p>The Branch Manager,STATE BANK OF INDIAANDHRATHARHIMADHUBANIDIST MADHUBANI BIHAR</text:p>
          </table:table-cell>
          <table:table-cell office:value-type="float" office:value="847401" table:style-name="ce54">
            <text:p>847401</text:p>
          </table:table-cell>
          <table:table-cell office:value-type="string" table:style-name="ce54">
            <text:p>SBI.10773@SBI.CO.IN</text:p>
          </table:table-cell>
          <table:table-cell office:value-type="float" office:value="9771406594" table:style-name="ce54">
            <text:p>9771406594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HUTAUNA</text:p>
          </table:table-cell>
          <table:table-cell office:value-type="float" office:value="12567" table:style-name="ce57">
            <text:p>12567</text:p>
          </table:table-cell>
          <table:table-cell office:value-type="string" table:style-name="ce55">
            <text:p>The Branch Manager,P.O KHUTAUNAKHUTAUNAMADHUBANIDIST. MADHUBANI</text:p>
          </table:table-cell>
          <table:table-cell office:value-type="float" office:value="847227" table:style-name="ce54">
            <text:p>847227</text:p>
          </table:table-cell>
          <table:table-cell office:value-type="float" office:value="0" table:style-name="ce54">
            <text:p>0</text:p>
          </table:table-cell>
          <table:table-cell office:value-type="float" office:value="9801394694" table:style-name="ce54">
            <text:p>9801394694</text:p>
          </table:table-cell>
          <table:table-cell office:value-type="float" office:value="6227" table:style-name="ce57">
            <text:p>6227</text:p>
          </table:table-cell>
          <table:table-cell office:value-type="string" table:style-name="ce57">
            <text:p>28683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HOGHARDIHA</text:p>
          </table:table-cell>
          <table:table-cell office:value-type="float" office:value="12568" table:style-name="ce57">
            <text:p>12568</text:p>
          </table:table-cell>
          <table:table-cell office:value-type="string" table:style-name="ce55">
            <text:p>The Branch Manager,P.O.GHOGHARDIHADIST: MADHUBANIMADHUBANIBIHAR</text:p>
          </table:table-cell>
          <table:table-cell office:value-type="float" office:value="847402" table:style-name="ce54">
            <text:p>847402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277" table:style-name="ce57">
            <text:p>6277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DHEPUR</text:p>
          </table:table-cell>
          <table:table-cell office:value-type="float" office:value="12574" table:style-name="ce57">
            <text:p>12574</text:p>
          </table:table-cell>
          <table:table-cell office:value-type="string" table:style-name="ce55">
            <text:p>The Branch Manager,MADHEPURJHANJHARPURMADHUBANIMADHUBANI</text:p>
          </table:table-cell>
          <table:table-cell office:value-type="float" office:value="847413" table:style-name="ce54">
            <text:p>847413</text:p>
          </table:table-cell>
          <table:table-cell office:value-type="string" table:style-name="ce54">
            <text:p>sbi.12574sbi.co.in</text:p>
          </table:table-cell>
          <table:table-cell table:style-name="ce54"/>
          <table:table-cell office:value-type="float" office:value="6273" table:style-name="ce57">
            <text:p>627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ARISAB-PAHI</text:p>
          </table:table-cell>
          <table:table-cell office:value-type="float" office:value="14296" table:style-name="ce57">
            <text:p>14296</text:p>
          </table:table-cell>
          <table:table-cell office:value-type="string" table:style-name="ce55">
            <text:p>The Branch Manager,H/O- JAYSRI DEVI W/O LATE DAYANATH JHAAT &amp; P O SARISAB-PAHI,MADHUBANIDISTT-MADHUBANI , BIHARO</text:p>
          </table:table-cell>
          <table:table-cell office:value-type="float" office:value="847424" table:style-name="ce54">
            <text:p>847424</text:p>
          </table:table-cell>
          <table:table-cell office:value-type="float" office:value="0" table:style-name="ce54">
            <text:p>0</text:p>
          </table:table-cell>
          <table:table-cell office:value-type="float" office:value="9430923835" table:style-name="ce54">
            <text:p>9430923835</text:p>
          </table:table-cell>
          <table:table-cell office:value-type="float" office:value="6273" table:style-name="ce57">
            <text:p>627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HARGHAT</text:p>
          </table:table-cell>
          <table:table-cell office:value-type="float" office:value="14300" table:style-name="ce57">
            <text:p>14300</text:p>
          </table:table-cell>
          <table:table-cell office:value-type="string" table:style-name="ce55">
            <text:p>The Branch Manager,HOUSE OF JEEWACHH NAYAKVILL &amp; PO.-SAHARGHAT , VIA-BENIPATTIMADHUBANIDISTT- MADHUBANI</text:p>
          </table:table-cell>
          <table:table-cell office:value-type="float" office:value="847308" table:style-name="ce54">
            <text:p>847308</text:p>
          </table:table-cell>
          <table:table-cell office:value-type="float" office:value="0" table:style-name="ce54">
            <text:p>0</text:p>
          </table:table-cell>
          <table:table-cell office:value-type="float" office:value="9431836851" table:style-name="ce54">
            <text:p>9431836851</text:p>
          </table:table-cell>
          <table:table-cell office:value-type="float" office:value="6271" table:style-name="ce57">
            <text:p>627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ANDAUL</text:p>
          </table:table-cell>
          <table:table-cell office:value-type="float" office:value="14305" table:style-name="ce57">
            <text:p>14305</text:p>
          </table:table-cell>
          <table:table-cell office:value-type="string" table:style-name="ce55">
            <text:p>The Branch Manager,HOUSE OF SRI RANJEET KUMAR KHARGAVILL &amp; PO - PANDAULMADHUBANIDISTT- MADHUBANI</text:p>
          </table:table-cell>
          <table:table-cell office:value-type="float" office:value="847234" table:style-name="ce54">
            <text:p>847234</text:p>
          </table:table-cell>
          <table:table-cell office:value-type="float" office:value="0" table:style-name="ce54">
            <text:p>0</text:p>
          </table:table-cell>
          <table:table-cell office:value-type="float" office:value="9934551556" table:style-name="ce54">
            <text:p>9934551556</text:p>
          </table:table-cell>
          <table:table-cell office:value-type="float" office:value="6271" table:style-name="ce57">
            <text:p>627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BUBARHI</text:p>
          </table:table-cell>
          <table:table-cell office:value-type="float" office:value="15579" table:style-name="ce57">
            <text:p>15579</text:p>
          </table:table-cell>
          <table:table-cell office:value-type="string" table:style-name="ce55">
            <text:p>The Branch Manager,PANJIYAR COMPLEX, NEAR DURGA MANDIRPOST OFFICE-BABUBARHIMADHUBANIDISTT- MADHUBANI (BIHAR)</text:p>
          </table:table-cell>
          <table:table-cell office:value-type="float" office:value="847224" table:style-name="ce54">
            <text:p>847224</text:p>
          </table:table-cell>
          <table:table-cell office:value-type="string" table:style-name="ce54">
            <text:p>sbi.15579@sbi.co.in</text:p>
          </table:table-cell>
          <table:table-cell office:value-type="float" office:value="9771419681" table:style-name="ce54">
            <text:p>9771419681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AURATH</text:p>
          </table:table-cell>
          <table:table-cell office:value-type="float" office:value="15584" table:style-name="ce57">
            <text:p>15584</text:p>
          </table:table-cell>
          <table:table-cell office:value-type="string" table:style-name="ce55">
            <text:p>The Branch Manager,NEAR R K COLLEGE, VILL+ PO SAURATHSAURATHMADHUBANIMADHUBANI</text:p>
          </table:table-cell>
          <table:table-cell office:value-type="float" office:value="847213" table:style-name="ce54">
            <text:p>847213</text:p>
          </table:table-cell>
          <table:table-cell office:value-type="string" table:style-name="ce54">
            <text:p>sbi.15584@sbi.co.in</text:p>
          </table:table-cell>
          <table:table-cell office:value-type="float" office:value="9771447060" table:style-name="ce54">
            <text:p>9771447060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BASAITH CHOWK</text:p>
          </table:table-cell>
          <table:table-cell office:value-type="float" office:value="15753" table:style-name="ce57">
            <text:p>15753</text:p>
          </table:table-cell>
          <table:table-cell office:value-type="string" table:style-name="ce55">
            <text:p>The Branch Manager,AT BASAITH CHOWK , NEAR POST OFFICEPOST OFFICE- BASAITH , PS- BENIPATTIMADHUBANIDISTT- MADHUBANI (BIHAR)</text:p>
          </table:table-cell>
          <table:table-cell office:value-type="float" office:value="847102" table:style-name="ce54">
            <text:p>847102</text:p>
          </table:table-cell>
          <table:table-cell office:value-type="string" table:style-name="ce54">
            <text:p>sbi.15753@sbi.co.in</text:p>
          </table:table-cell>
          <table:table-cell office:value-type="float" office:value="9771419681" table:style-name="ce54">
            <text:p>9771419681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AJNAGAR</text:p>
          </table:table-cell>
          <table:table-cell office:value-type="float" office:value="15757" table:style-name="ce57">
            <text:p>15757</text:p>
          </table:table-cell>
          <table:table-cell office:value-type="string" table:style-name="ce55">
            <text:p>The Branch Manager,SHAMBHU MARKET, GANDHI CHOWKPOST OFFICE- RAJNAGARMADHUBANIDIST: MADHUBANI (BIHAR)</text:p>
          </table:table-cell>
          <table:table-cell office:value-type="float" office:value="847235" table:style-name="ce54">
            <text:p>847235</text:p>
          </table:table-cell>
          <table:table-cell office:value-type="string" table:style-name="ce54">
            <text:p>sbi.15757@sbi.co.in</text:p>
          </table:table-cell>
          <table:table-cell office:value-type="float" office:value="9771419681" table:style-name="ce54">
            <text:p>9771419681</text:p>
          </table:table-cell>
          <table:table-cell office:value-type="float" office:value="6271" table:style-name="ce57">
            <text:p>627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EGIONAL BUSINESS OFFICE MADHUBANI</text:p>
          </table:table-cell>
          <table:table-cell office:value-type="float" office:value="15865" table:style-name="ce57">
            <text:p>15865</text:p>
          </table:table-cell>
          <table:table-cell office:value-type="string" table:style-name="ce55">
            <text:p>The Chief Manager (Admin),1ST FLOOR,ABOVE SBI ADB MADHUBANI BRANCOPP.: SURI HIGH SCHOOL, AT+PO :MADHUBANMADHUBANIDISTT. : MADHUBANI</text:p>
          </table:table-cell>
          <table:table-cell office:value-type="float" office:value="847211" table:style-name="ce54">
            <text:p>847211</text:p>
          </table:table-cell>
          <table:table-cell office:value-type="string" table:style-name="ce54">
            <text:p>agmr4.zopur@sbi.co.in</text:p>
          </table:table-cell>
          <table:table-cell office:value-type="float" office:value="9771419680" table:style-name="ce54">
            <text:p>9771419680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06276-22106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ARHAIYA BAZAR</text:p>
          </table:table-cell>
          <table:table-cell office:value-type="float" office:value="15928" table:style-name="ce57">
            <text:p>15928</text:p>
          </table:table-cell>
          <table:table-cell office:value-type="string" table:style-name="ce55">
            <text:p>The Branch Manager,NEAR LAXMINARAYAN MANDIR CAPUSPOST OFFICE- NARHAI BAZARMADHUBANIDIST: MADHUBANI (BIHAR)</text:p>
          </table:table-cell>
          <table:table-cell office:value-type="float" office:value="847108" table:style-name="ce54">
            <text:p>847108</text:p>
          </table:table-cell>
          <table:table-cell office:value-type="string" table:style-name="ce54">
            <text:p>sbi.15928@sbi.co.in</text:p>
          </table:table-cell>
          <table:table-cell office:value-type="float" office:value="9771419681" table:style-name="ce54">
            <text:p>9771419681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PHULPARAS BRANCH</text:p>
          </table:table-cell>
          <table:table-cell office:value-type="float" office:value="17143" table:style-name="ce57">
            <text:p>17143</text:p>
          </table:table-cell>
          <table:table-cell office:value-type="string" table:style-name="ce55">
            <text:p>The Branch Manager,SUB-DIVISION ROAD, NEAR SONI CINEMA HALAT &amp; PO - PHULPARAS , DIST: MADHUBANIMADHUBANIBIHAR</text:p>
          </table:table-cell>
          <table:table-cell office:value-type="float" office:value="847409" table:style-name="ce54">
            <text:p>847409</text:p>
          </table:table-cell>
          <table:table-cell office:value-type="string" table:style-name="ce54">
            <text:p>sbi.17143@sbi.co.in</text:p>
          </table:table-cell>
          <table:table-cell office:value-type="float" office:value="8986457167" table:style-name="ce54">
            <text:p>8986457167</text:p>
          </table:table-cell>
          <table:table-cell office:value-type="float" office:value="6277" table:style-name="ce57">
            <text:p>6277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ELHI BRANCH</text:p>
          </table:table-cell>
          <table:table-cell office:value-type="float" office:value="17154" table:style-name="ce57">
            <text:p>17154</text:p>
          </table:table-cell>
          <table:table-cell office:value-type="string" table:style-name="ce55">
            <text:p>The Branch Manager,OPP: GIRLS HIGH SCHOOL, NEAR BELHI CHOWAT &amp; PO - BELHI ,VIA NIRMALISUPAULDISTT- SUPAUL ,BIHAR</text:p>
          </table:table-cell>
          <table:table-cell office:value-type="float" office:value="847452" table:style-name="ce54">
            <text:p>847452</text:p>
          </table:table-cell>
          <table:table-cell office:value-type="string" table:style-name="ce54">
            <text:p>sbi,17154@sbi.co.in</text:p>
          </table:table-cell>
          <table:table-cell office:value-type="float" office:value="9771419687" table:style-name="ce54">
            <text:p>9771419687</text:p>
          </table:table-cell>
          <table:table-cell office:value-type="float" office:value="6277" table:style-name="ce57">
            <text:p>6277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UNSI BRANCH</text:p>
          </table:table-cell>
          <table:table-cell office:value-type="float" office:value="17454" table:style-name="ce57">
            <text:p>17454</text:p>
          </table:table-cell>
          <table:table-cell office:value-type="string" table:style-name="ce55">
            <text:p>The Branch Manager,AUNSHI BAZAR MAIN ROADAT/PO - AUNSIMADHUBANIDISTT- MADHUBANI</text:p>
          </table:table-cell>
          <table:table-cell office:value-type="float" office:value="847122" table:style-name="ce54">
            <text:p>847122</text:p>
          </table:table-cell>
          <table:table-cell office:value-type="string" table:style-name="ce54">
            <text:p>SBI.17454@SBI.CO.IN</text:p>
          </table:table-cell>
          <table:table-cell office:value-type="float" office:value="9771419687" table:style-name="ce54">
            <text:p>9771419687</text:p>
          </table:table-cell>
          <table:table-cell office:value-type="float" office:value="6271" table:style-name="ce57">
            <text:p>6271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KAITHINIA</text:p>
          </table:table-cell>
          <table:table-cell office:value-type="float" office:value="18034" table:style-name="ce57">
            <text:p>18034</text:p>
          </table:table-cell>
          <table:table-cell office:value-type="string" table:style-name="ce55">
            <text:p>The Branch Manager,PANCHAYAT BHAWANNEAR MADHYA VIDYALAYA KAITHINIAMADHUBANIAT KAITHINIA PO JHANJARPUR</text:p>
          </table:table-cell>
          <table:table-cell office:value-type="float" office:value="847403" table:style-name="ce54">
            <text:p>847403</text:p>
          </table:table-cell>
          <table:table-cell office:value-type="string" table:style-name="ce54">
            <text:p>SBI.18034@SBI.CO.IN</text:p>
          </table:table-cell>
          <table:table-cell office:value-type="float" office:value="7781012095" table:style-name="ce54">
            <text:p>7781012095</text:p>
          </table:table-cell>
          <table:table-cell office:value-type="float" office:value="6273" table:style-name="ce57">
            <text:p>6273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DHUBANI BAZAR</text:p>
          </table:table-cell>
          <table:table-cell office:value-type="float" office:value="18039" table:style-name="ce57">
            <text:p>18039</text:p>
          </table:table-cell>
          <table:table-cell office:value-type="string" table:style-name="ce55">
            <text:p>The Branch Manager,OPP JMDPL MAHILA COLLEGEMAHILA COLLEGE ROADMADHUBANIAT &amp; PO MADHUBANI</text:p>
          </table:table-cell>
          <table:table-cell office:value-type="float" office:value="847211" table:style-name="ce54">
            <text:p>847211</text:p>
          </table:table-cell>
          <table:table-cell office:value-type="string" table:style-name="ce54">
            <text:p>SBI.18039@SBI.CO.IN</text:p>
          </table:table-cell>
          <table:table-cell office:value-type="float" office:value="9798495650" table:style-name="ce54">
            <text:p>9798495650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12" table:style-name="ce54"/>
          <table:table-cell table:number-columns-repeated="16372"/>
        </table:table-row>
        <table:table-row table:style-name="ro16">
          <table:table-cell office:value-type="string" table:number-columns-spanned="3" table:number-rows-spanned="53" table:style-name="ce42">
            <text:p>THE REGIONAL MANAGER, STATE BANK OF INDIA, REGIONAL BUSINESS OFFICE,REGION-<text:s/><text:span text:style-name="T4">(DARBHANGA),</text:span><text:s/>DARBHANGA BRANCH CAMPUS , 2 ND FLOOR PO:LAHERIASARI DARBHANGA<text:span text:style-name="T5"><text:s/></text:span><text:span text:style-name="T5"/></text:p>
            <text:p><text:span text:style-name="T12">Dist :<text:s/></text:span><text:span text:style-name="T12">DARBHANGA</text:span><text:span text:style-name="T5"><text:s/></text:span><text:span text:style-name="T5"/></text:p>
            <text:p><text:span text:style-name="T12">State:<text:s/></text:span><text:span text:style-name="T5">BIHAR<text:s/></text:span><text:span text:style-name="T5"/></text:p>
            <text:p><text:span text:style-name="T12">Pin : 846001</text:span><text:span text:style-name="T5"><text:s/>,<text:s text:c="2"/></text:span>agmr<text:span text:style-name="T5">5</text:span>.zopur@sbi.co.in</text:p>
          </table:table-cell>
          <table:covered-table-cell table:number-columns-repeated="2"/>
          <table:table-cell office:value-type="string" table:number-columns-spanned="1" table:number-rows-spanned="53" table:style-name="ce42">
            <text:p>PHONE :245040, <text:s/>9771406548 FAX :</text:p>
          </table:table-cell>
          <table:table-cell office:value-type="string" table:style-name="ce55">
            <text:p>SITAMARHI</text:p>
          </table:table-cell>
          <table:table-cell office:value-type="float" office:value="186" table:style-name="ce57">
            <text:p>186</text:p>
          </table:table-cell>
          <table:table-cell office:value-type="string" table:style-name="ce55">
            <text:p>The Chief Manager,COURT COMPOUNDSITAMARHISITAMARHIBIHAR</text:p>
          </table:table-cell>
          <table:table-cell office:value-type="float" office:value="843301" table:style-name="ce54">
            <text:p>843301</text:p>
          </table:table-cell>
          <table:table-cell office:value-type="string" table:style-name="ce54">
            <text:p>sbi.00186@sbi.co.in</text:p>
          </table:table-cell>
          <table:table-cell office:value-type="float" office:value="9431090412" table:style-name="ce54">
            <text:p>9431090412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25056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LAHERIASARAI (DARBHANGA)</text:p>
          </table:table-cell>
          <table:table-cell office:value-type="float" office:value="1229" table:style-name="ce57">
            <text:p>1229</text:p>
          </table:table-cell>
          <table:table-cell office:value-type="string" table:style-name="ce55">
            <text:p>The Chief Manager,BAKERGANJLAHERIASARAI DARBHANGADARBHANGADIST:DARBHANGA, BIHAR</text:p>
          </table:table-cell>
          <table:table-cell office:value-type="float" office:value="846001" table:style-name="ce54">
            <text:p>846001</text:p>
          </table:table-cell>
          <table:table-cell office:value-type="string" table:style-name="ce54">
            <text:p>SBI01229@SBI.CO.IN</text:p>
          </table:table-cell>
          <table:table-cell office:value-type="float" office:value="9835478049" table:style-name="ce54">
            <text:p>9835478049</text:p>
          </table:table-cell>
          <table:table-cell office:value-type="float" office:value="62720" table:style-name="ce57">
            <text:p>62720</text:p>
          </table:table-cell>
          <table:table-cell office:value-type="string" table:style-name="ce57">
            <text:p>24061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IRGANIA</text:p>
          </table:table-cell>
          <table:table-cell office:value-type="float" office:value="2906" table:style-name="ce57">
            <text:p>2906</text:p>
          </table:table-cell>
          <table:table-cell office:value-type="string" table:style-name="ce55">
            <text:p>The Branch Manager,BAIRGANIADIST:SITAMARHISITAMARHIBIHAR</text:p>
          </table:table-cell>
          <table:table-cell office:value-type="float" office:value="843313" table:style-name="ce54">
            <text:p>843313</text:p>
          </table:table-cell>
          <table:table-cell office:value-type="string" table:style-name="ce54">
            <text:p>sbi.02906.@sbi.co.in</text:p>
          </table:table-cell>
          <table:table-cell office:value-type="float" office:value="9430261577" table:style-name="ce54">
            <text:p>9430261577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28291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DARBHANGA CITY</text:p>
          </table:table-cell>
          <table:table-cell office:value-type="float" office:value="2931" table:style-name="ce57">
            <text:p>2931</text:p>
          </table:table-cell>
          <table:table-cell office:value-type="string" table:style-name="ce55">
            <text:p>The Chief Manager,POST LALBAUGDIST:DARBHANGA, BIHARDARBHANGABIHAR</text:p>
          </table:table-cell>
          <table:table-cell office:value-type="float" office:value="846004" table:style-name="ce54">
            <text:p>846004</text:p>
          </table:table-cell>
          <table:table-cell office:value-type="string" table:style-name="ce54">
            <text:p>chiefm@sancharnet.in</text:p>
          </table:table-cell>
          <table:table-cell office:value-type="float" office:value="9562722463" table:style-name="ce54">
            <text:p>9562722463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222374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JANAKPUR ROAD</text:p>
          </table:table-cell>
          <table:table-cell office:value-type="float" office:value="2949" table:style-name="ce57">
            <text:p>2949</text:p>
          </table:table-cell>
          <table:table-cell office:value-type="string" table:style-name="ce55">
            <text:p>The Branch Manager,STATE BANK OF INDIAPO-JANAKPUR ROAD,THANA-PUPRISITAMARHIDIST:SITAMARHI, BIHAR</text:p>
          </table:table-cell>
          <table:table-cell office:value-type="float" office:value="843320" table:style-name="ce54">
            <text:p>843320</text:p>
          </table:table-cell>
          <table:table-cell office:value-type="string" table:style-name="ce54">
            <text:p>sbi.02949@sbi.co.in</text:p>
          </table:table-cell>
          <table:table-cell office:value-type="float" office:value="9431254294" table:style-name="ce54">
            <text:p>9431254294</text:p>
          </table:table-cell>
          <table:table-cell office:value-type="float" office:value="6228" table:style-name="ce57">
            <text:p>6228</text:p>
          </table:table-cell>
          <table:table-cell office:value-type="string" table:style-name="ce57">
            <text:p>224236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KAMESHWAR S DARBHANGA UNI.CAMPUS</text:p>
          </table:table-cell>
          <table:table-cell office:value-type="float" office:value="2955" table:style-name="ce57">
            <text:p>2955</text:p>
          </table:table-cell>
          <table:table-cell office:value-type="string" table:style-name="ce55">
            <text:p>The Chief Manager,KAMESHWAR NAGAR,PO.KSDSUDARBHANGADIST:DARBHANGA, BIHAR</text:p>
          </table:table-cell>
          <table:table-cell office:value-type="float" office:value="846008" table:style-name="ce54">
            <text:p>846008</text:p>
          </table:table-cell>
          <table:table-cell office:value-type="string" table:style-name="ce54">
            <text:p>SBIKSDSU@SANCHARNET.IN</text:p>
          </table:table-cell>
          <table:table-cell office:value-type="float" office:value="9431219654" table:style-name="ce54">
            <text:p>9431219654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22208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AMTAUL</text:p>
          </table:table-cell>
          <table:table-cell office:value-type="float" office:value="2956" table:style-name="ce57">
            <text:p>2956</text:p>
          </table:table-cell>
          <table:table-cell office:value-type="string" table:style-name="ce55">
            <text:p>The Branch Manager,AT PO-KAMTAULDIST:DARBHANGADARBHANGABIHAR</text:p>
          </table:table-cell>
          <table:table-cell office:value-type="float" office:value="847304" table:style-name="ce54">
            <text:p>847304</text:p>
          </table:table-cell>
          <table:table-cell office:value-type="string" table:style-name="ce54">
            <text:p>sbi.02956@sbi.co.in</text:p>
          </table:table-cell>
          <table:table-cell office:value-type="float" office:value="9431414749" table:style-name="ce54">
            <text:p>9431414749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28123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AKRI</text:p>
          </table:table-cell>
          <table:table-cell office:value-type="float" office:value="3000" table:style-name="ce57">
            <text:p>3000</text:p>
          </table:table-cell>
          <table:table-cell office:value-type="string" table:style-name="ce55">
            <text:p>The Branch Manager,VILL-SAKRI NEAR SAKRI SUGAR MILLPO-SAKRIDARBHANGADIST-DARBHANGA,BIHAR</text:p>
          </table:table-cell>
          <table:table-cell office:value-type="float" office:value="847239" table:style-name="ce54">
            <text:p>847239</text:p>
          </table:table-cell>
          <table:table-cell office:value-type="string" table:style-name="ce54">
            <text:p>sbi.03000@sbi.co.in</text:p>
          </table:table-cell>
          <table:table-cell office:value-type="float" office:value="9771406578" table:style-name="ce54">
            <text:p>9771406578</text:p>
          </table:table-cell>
          <table:table-cell office:value-type="float" office:value="6276" table:style-name="ce57">
            <text:p>6276</text:p>
          </table:table-cell>
          <table:table-cell office:value-type="string" table:style-name="ce57">
            <text:p>250523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UPAUL BAZAR</text:p>
          </table:table-cell>
          <table:table-cell office:value-type="float" office:value="3010" table:style-name="ce57">
            <text:p>3010</text:p>
          </table:table-cell>
          <table:table-cell office:value-type="string" table:style-name="ce55">
            <text:p>The Branch Manager,PO : BIRAULDIST : DARBHANGADARBHANGABIHAR</text:p>
          </table:table-cell>
          <table:table-cell office:value-type="float" office:value="847203" table:style-name="ce54">
            <text:p>847203</text:p>
          </table:table-cell>
          <table:table-cell office:value-type="string" table:style-name="ce54">
            <text:p>sbi.03010@sbi.co.in</text:p>
          </table:table-cell>
          <table:table-cell office:value-type="float" office:value="9430827449" table:style-name="ce54">
            <text:p>9430827449</text:p>
          </table:table-cell>
          <table:table-cell office:value-type="float" office:value="6242" table:style-name="ce57">
            <text:p>6242</text:p>
          </table:table-cell>
          <table:table-cell office:value-type="string" table:style-name="ce57">
            <text:p>232227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ARBHANGA MEDICAL COLL CAMPUS</text:p>
          </table:table-cell>
          <table:table-cell office:value-type="float" office:value="3025" table:style-name="ce57">
            <text:p>3025</text:p>
          </table:table-cell>
          <table:table-cell office:value-type="string" table:style-name="ce55">
            <text:p>The Chief Manager,P.O.MEDICAL COLLEGE,LAHERIA SARAI,DARBHANGADIST:DARBHANGA, BIHAR</text:p>
          </table:table-cell>
          <table:table-cell office:value-type="float" office:value="846003" table:style-name="ce54">
            <text:p>846003</text:p>
          </table:table-cell>
          <table:table-cell office:value-type="string" table:style-name="ce54">
            <text:p>sbi.03025@sbi.co.in</text:p>
          </table:table-cell>
          <table:table-cell office:value-type="float" office:value="9431694579" table:style-name="ce54">
            <text:p>9431694579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25220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DB SITAMARHI</text:p>
          </table:table-cell>
          <table:table-cell office:value-type="float" office:value="3053" table:style-name="ce57">
            <text:p>3053</text:p>
          </table:table-cell>
          <table:table-cell office:value-type="string" table:style-name="ce55">
            <text:p>The Branch Manager,JANKI PALACE COMPLEX,MAIN ROADSITAMARHI, DIST- SITAMARHISITAMARHIBIHAR</text:p>
          </table:table-cell>
          <table:table-cell office:value-type="float" office:value="843302" table:style-name="ce54">
            <text:p>843302</text:p>
          </table:table-cell>
          <table:table-cell office:value-type="string" table:style-name="ce54">
            <text:p>sbi.03053@sbi.co.in</text:p>
          </table:table-cell>
          <table:table-cell office:value-type="float" office:value="9304157108" table:style-name="ce54">
            <text:p>9304157108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250408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ITAMARHI BAZAR</text:p>
          </table:table-cell>
          <table:table-cell office:value-type="float" office:value="3435" table:style-name="ce57">
            <text:p>3435</text:p>
          </table:table-cell>
          <table:table-cell office:value-type="string" table:style-name="ce55">
            <text:p>The Chief Manager,HOSPITAL ROAD, SITAMARHI BAZARSITAMASITAMARHIDIST:SITAMARHI, BIHAR</text:p>
          </table:table-cell>
          <table:table-cell office:value-type="float" office:value="843302" table:style-name="ce54">
            <text:p>843302</text:p>
          </table:table-cell>
          <table:table-cell office:value-type="string" table:style-name="ce54">
            <text:p>sbi.03435@sbi.co.in</text:p>
          </table:table-cell>
          <table:table-cell office:value-type="float" office:value="9431287162" table:style-name="ce54">
            <text:p>9431287162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25039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ENIPUR</text:p>
          </table:table-cell>
          <table:table-cell office:value-type="float" office:value="3532" table:style-name="ce57">
            <text:p>3532</text:p>
          </table:table-cell>
          <table:table-cell office:value-type="string" table:style-name="ce55">
            <text:p>The Chief Manager,AT+PO-BENIPURDIST:DARBHANGA,DARBHANGABIHAR</text:p>
          </table:table-cell>
          <table:table-cell office:value-type="float" office:value="847103" table:style-name="ce54">
            <text:p>847103</text:p>
          </table:table-cell>
          <table:table-cell office:value-type="string" table:style-name="ce54">
            <text:p>sbi.03532@sbi.co.in</text:p>
          </table:table-cell>
          <table:table-cell office:value-type="float" office:value="9771406562" table:style-name="ce54">
            <text:p>9771406562</text:p>
          </table:table-cell>
          <table:table-cell office:value-type="float" office:value="6242" table:style-name="ce57">
            <text:p>6242</text:p>
          </table:table-cell>
          <table:table-cell office:value-type="string" table:style-name="ce57">
            <text:p>22223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ELSAND</text:p>
          </table:table-cell>
          <table:table-cell office:value-type="float" office:value="4654" table:style-name="ce57">
            <text:p>4654</text:p>
          </table:table-cell>
          <table:table-cell office:value-type="string" table:style-name="ce55">
            <text:p>The Branch Manager,PO &amp; PS : BELSANDDIST:SITAMARHISITAMARHIBIHAR</text:p>
          </table:table-cell>
          <table:table-cell office:value-type="float" office:value="843316" table:style-name="ce54">
            <text:p>843316</text:p>
          </table:table-cell>
          <table:table-cell office:value-type="string" table:style-name="ce54">
            <text:p>sbi.04654@sbi.co.in</text:p>
          </table:table-cell>
          <table:table-cell office:value-type="float" office:value="9431248889" table:style-name="ce54">
            <text:p>9431248889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281517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 D B PARIHAR</text:p>
          </table:table-cell>
          <table:table-cell office:value-type="float" office:value="4657" table:style-name="ce57">
            <text:p>4657</text:p>
          </table:table-cell>
          <table:table-cell office:value-type="string" table:style-name="ce55">
            <text:p>The Branch Manager,AT + PO-.PARIHARDIST:SITAMARHISITAMARHIBIHAR</text:p>
          </table:table-cell>
          <table:table-cell office:value-type="float" office:value="843324" table:style-name="ce54">
            <text:p>843324</text:p>
          </table:table-cell>
          <table:table-cell office:value-type="string" table:style-name="ce54">
            <text:p>sbi.04657.@sbi.co.in</text:p>
          </table:table-cell>
          <table:table-cell office:value-type="float" office:value="9334901646" table:style-name="ce54">
            <text:p>9334901646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28322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GHANSHYAMPUR</text:p>
          </table:table-cell>
          <table:table-cell office:value-type="float" office:value="5363" table:style-name="ce57">
            <text:p>5363</text:p>
          </table:table-cell>
          <table:table-cell office:value-type="string" table:style-name="ce55">
            <text:p>The Branch Manager,AT &amp;PO GHANSHYAMPUR ,VIA-KURSO NADIAMIDIST:DARBHANGA,DARBHANGABIHAR</text:p>
          </table:table-cell>
          <table:table-cell office:value-type="float" office:value="847427" table:style-name="ce54">
            <text:p>847427</text:p>
          </table:table-cell>
          <table:table-cell office:value-type="string" table:style-name="ce54">
            <text:p>sbi.05363@sbi.co.in</text:p>
          </table:table-cell>
          <table:table-cell office:value-type="float" office:value="8969304237" table:style-name="ce54">
            <text:p>8969304237</text:p>
          </table:table-cell>
          <table:table-cell office:value-type="float" office:value="6242" table:style-name="ce57">
            <text:p>6242</text:p>
          </table:table-cell>
          <table:table-cell office:value-type="string" table:style-name="ce57">
            <text:p>26113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BENIPUR</text:p>
          </table:table-cell>
          <table:table-cell office:value-type="float" office:value="6014" table:style-name="ce57">
            <text:p>6014</text:p>
          </table:table-cell>
          <table:table-cell office:value-type="string" table:style-name="ce55">
            <text:p>The Branch Manager,PO-BAHERADIST:DARBHANGADARBHANGABIHAR</text:p>
          </table:table-cell>
          <table:table-cell office:value-type="float" office:value="847103" table:style-name="ce54">
            <text:p>847103</text:p>
          </table:table-cell>
          <table:table-cell office:value-type="string" table:style-name="ce54">
            <text:p>sbi.06014@sbi.co.in</text:p>
          </table:table-cell>
          <table:table-cell office:value-type="float" office:value="9430899289" table:style-name="ce54">
            <text:p>9430899289</text:p>
          </table:table-cell>
          <table:table-cell office:value-type="float" office:value="6242" table:style-name="ce57">
            <text:p>6242</text:p>
          </table:table-cell>
          <table:table-cell office:value-type="string" table:style-name="ce57">
            <text:p>22300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ADIRABAD</text:p>
          </table:table-cell>
          <table:table-cell office:value-type="float" office:value="6020" table:style-name="ce57">
            <text:p>6020</text:p>
          </table:table-cell>
          <table:table-cell office:value-type="string" table:style-name="ce55">
            <text:p>The Branch Manager,NEAR BUS STANDDARBHANGADARBHANGABIHAR</text:p>
          </table:table-cell>
          <table:table-cell office:value-type="float" office:value="846004" table:style-name="ce54">
            <text:p>846004</text:p>
          </table:table-cell>
          <table:table-cell office:value-type="string" table:style-name="ce54">
            <text:p>sbi.06020@sbi.co.in</text:p>
          </table:table-cell>
          <table:table-cell office:value-type="float" office:value="9835251678" table:style-name="ce54">
            <text:p>9835251678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24813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NIGACHI</text:p>
          </table:table-cell>
          <table:table-cell office:value-type="float" office:value="6021" table:style-name="ce57">
            <text:p>6021</text:p>
          </table:table-cell>
          <table:table-cell office:value-type="string" table:style-name="ce55">
            <text:p>The Branch Manager,AT &amp; PO : MANIGACHIDIST:DARBHANGADARBHANGABIHAR</text:p>
          </table:table-cell>
          <table:table-cell office:value-type="float" office:value="847422" table:style-name="ce54">
            <text:p>847422</text:p>
          </table:table-cell>
          <table:table-cell office:value-type="string" table:style-name="ce54">
            <text:p>sbi.06021@sbi.co.in</text:p>
          </table:table-cell>
          <table:table-cell office:value-type="float" office:value="9771406576" table:style-name="ce54">
            <text:p>9771406576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28220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MY MEHSOLE (SITAMARHI)</text:p>
          </table:table-cell>
          <table:table-cell office:value-type="float" office:value="6446" table:style-name="ce57">
            <text:p>6446</text:p>
          </table:table-cell>
          <table:table-cell office:value-type="string" table:style-name="ce55">
            <text:p>The Branch Manager,BAZAR SAMITI YARD,MEHSOLEPOST-SITAMARHISITAMARHIBIHAR</text:p>
          </table:table-cell>
          <table:table-cell office:value-type="float" office:value="843301" table:style-name="ce54">
            <text:p>843301</text:p>
          </table:table-cell>
          <table:table-cell office:value-type="string" table:style-name="ce54">
            <text:p>sbi.06446@sbi.co.in</text:p>
          </table:table-cell>
          <table:table-cell office:value-type="float" office:value="9771406597" table:style-name="ce54">
            <text:p>9771406597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25066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GRI MKT YARD SHIVADHARA</text:p>
          </table:table-cell>
          <table:table-cell office:value-type="float" office:value="6448" table:style-name="ce57">
            <text:p>6448</text:p>
          </table:table-cell>
          <table:table-cell office:value-type="string" table:style-name="ce55">
            <text:p>The Branch Manager,LALBAGHSHIVADHARA,DARBHANGADIST:DARBHANGA, BIHAR</text:p>
          </table:table-cell>
          <table:table-cell office:value-type="float" office:value="846004" table:style-name="ce54">
            <text:p>846004</text:p>
          </table:table-cell>
          <table:table-cell office:value-type="string" table:style-name="ce54">
            <text:p>sbi.06448@sbi.co.in</text:p>
          </table:table-cell>
          <table:table-cell office:value-type="float" office:value="9771406561" table:style-name="ce54">
            <text:p>9771406561</text:p>
          </table:table-cell>
          <table:table-cell office:value-type="float" office:value="62720" table:style-name="ce57">
            <text:p>62720</text:p>
          </table:table-cell>
          <table:table-cell office:value-type="string" table:style-name="ce57">
            <text:p>246357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KUMHRAULI</text:p>
          </table:table-cell>
          <table:table-cell office:value-type="float" office:value="8125" table:style-name="ce57">
            <text:p>8125</text:p>
          </table:table-cell>
          <table:table-cell office:value-type="string" table:style-name="ce55">
            <text:p>The Branch Manager,KAMTAULDIST:DARBHANGADARBHANGABIHAR</text:p>
          </table:table-cell>
          <table:table-cell office:value-type="float" office:value="847304" table:style-name="ce54">
            <text:p>847304</text:p>
          </table:table-cell>
          <table:table-cell office:value-type="string" table:style-name="ce54">
            <text:p>sbi.08125@sbi.co.in</text:p>
          </table:table-cell>
          <table:table-cell office:value-type="float" office:value="9431242896" table:style-name="ce54">
            <text:p>9431242896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28133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NDHAULI</text:p>
          </table:table-cell>
          <table:table-cell office:value-type="float" office:value="8126" table:style-name="ce57">
            <text:p>8126</text:p>
          </table:table-cell>
          <table:table-cell office:value-type="string" table:style-name="ce55">
            <text:p>The Branch Manager,AT PO-BANDHAULIDIST:DARBHANGADARBHANGABIHAR</text:p>
          </table:table-cell>
          <table:table-cell office:value-type="float" office:value="847303" table:style-name="ce54">
            <text:p>847303</text:p>
          </table:table-cell>
          <table:table-cell office:value-type="string" table:style-name="ce54">
            <text:p>sbi.081262 sbi.co.in</text:p>
          </table:table-cell>
          <table:table-cell office:value-type="float" office:value="9771406563" table:style-name="ce54">
            <text:p>9771406563</text:p>
          </table:table-cell>
          <table:table-cell office:value-type="float" office:value="6247" table:style-name="ce57">
            <text:p>6247</text:p>
          </table:table-cell>
          <table:table-cell office:value-type="string" table:style-name="ce57">
            <text:p>27586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HANTI</text:p>
          </table:table-cell>
          <table:table-cell office:value-type="float" office:value="8127" table:style-name="ce57">
            <text:p>8127</text:p>
          </table:table-cell>
          <table:table-cell office:value-type="string" table:style-name="ce55">
            <text:p>The Branch Manager,PHOGARI BHAWANCOLLEGE ROADDARBHANGADIST:DARBHANGA BIHAR</text:p>
          </table:table-cell>
          <table:table-cell office:value-type="float" office:value="847203" table:style-name="ce54">
            <text:p>847203</text:p>
          </table:table-cell>
          <table:table-cell office:value-type="string" table:style-name="ce54">
            <text:p>sbi.08127@sbi.co.in</text:p>
          </table:table-cell>
          <table:table-cell office:value-type="float" office:value="9430038307" table:style-name="ce54">
            <text:p>9430038307</text:p>
          </table:table-cell>
          <table:table-cell office:value-type="float" office:value="6242" table:style-name="ce57">
            <text:p>6242</text:p>
          </table:table-cell>
          <table:table-cell office:value-type="string" table:style-name="ce57">
            <text:p>23250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AHASRAM</text:p>
          </table:table-cell>
          <table:table-cell office:value-type="float" office:value="8128" table:style-name="ce57">
            <text:p>8128</text:p>
          </table:table-cell>
          <table:table-cell office:value-type="string" table:style-name="ce55">
            <text:p>The Branch Manager,AT PO-SAHASRAMVIA-BIRAULDARBHANGADIST:DARBHANGA, BIHAR</text:p>
          </table:table-cell>
          <table:table-cell office:value-type="float" office:value="847203" table:style-name="ce54">
            <text:p>847203</text:p>
          </table:table-cell>
          <table:table-cell office:value-type="string" table:style-name="ce54">
            <text:p>sbi.08128@sbi.co.in</text:p>
          </table:table-cell>
          <table:table-cell office:value-type="float" office:value="9431418311" table:style-name="ce54">
            <text:p>9431418311</text:p>
          </table:table-cell>
          <table:table-cell office:value-type="float" office:value="6242" table:style-name="ce57">
            <text:p>6242</text:p>
          </table:table-cell>
          <table:table-cell office:value-type="string" table:style-name="ce57">
            <text:p>257562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JAGADHAR</text:p>
          </table:table-cell>
          <table:table-cell office:value-type="float" office:value="8172" table:style-name="ce57">
            <text:p>8172</text:p>
          </table:table-cell>
          <table:table-cell office:value-type="string" table:style-name="ce55">
            <text:p>The Branch Manager,AT PO : JAGADHARDIST:SITAMARHISITAMARHIBIHAR</text:p>
          </table:table-cell>
          <table:table-cell office:value-type="float" office:value="843324" table:style-name="ce54">
            <text:p>843324</text:p>
          </table:table-cell>
          <table:table-cell office:value-type="string" table:style-name="ce54">
            <text:p>sbi.08172@sbi.co.in</text:p>
          </table:table-cell>
          <table:table-cell office:value-type="float" office:value="9939293978" table:style-name="ce54">
            <text:p>9939293978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CHAKAUTI</text:p>
          </table:table-cell>
          <table:table-cell office:value-type="float" office:value="8173" table:style-name="ce57">
            <text:p>8173</text:p>
          </table:table-cell>
          <table:table-cell office:value-type="string" table:style-name="ce55">
            <text:p>The Branch Manager,PO-CHAKAUTI,VIA-RATANPURDIST:SITAMARHISITAMARHIBIHAR</text:p>
          </table:table-cell>
          <table:table-cell office:value-type="float" office:value="847307" table:style-name="ce54">
            <text:p>847307</text:p>
          </table:table-cell>
          <table:table-cell office:value-type="string" table:style-name="ce54">
            <text:p>sbi.08173@sbi.co.in</text:p>
          </table:table-cell>
          <table:table-cell office:value-type="float" office:value="9430213994" table:style-name="ce54">
            <text:p>9430213994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OSTIA</text:p>
          </table:table-cell>
          <table:table-cell office:value-type="float" office:value="8384" table:style-name="ce57">
            <text:p>8384</text:p>
          </table:table-cell>
          <table:table-cell office:value-type="string" table:style-name="ce55">
            <text:p>The Branch Manager,PO-ARARIA, VIA-SONBARSADIST:SITAMARHISITAMARHIBIHAR</text:p>
          </table:table-cell>
          <table:table-cell office:value-type="float" office:value="843330" table:style-name="ce54">
            <text:p>843330</text:p>
          </table:table-cell>
          <table:table-cell office:value-type="string" table:style-name="ce54">
            <text:p>sbi.08384.@sbi.co.in</text:p>
          </table:table-cell>
          <table:table-cell office:value-type="float" office:value="9431281468" table:style-name="ce54">
            <text:p>9431281468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27366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ADHUBAN BASAHA</text:p>
          </table:table-cell>
          <table:table-cell office:value-type="float" office:value="8474" table:style-name="ce57">
            <text:p>8474</text:p>
          </table:table-cell>
          <table:table-cell office:value-type="string" table:style-name="ce55">
            <text:p>The Branch Manager,AT P.O MADHURAPURDIST SITAMARHISITAMARHIBIHAR</text:p>
          </table:table-cell>
          <table:table-cell office:value-type="float" office:value="843314" table:style-name="ce54">
            <text:p>843314</text:p>
          </table:table-cell>
          <table:table-cell office:value-type="string" table:style-name="ce54">
            <text:p>sbi.08474@sbi.co.in</text:p>
          </table:table-cell>
          <table:table-cell office:value-type="float" office:value="9771406606" table:style-name="ce54">
            <text:p>9771406606</text:p>
          </table:table-cell>
          <table:table-cell office:value-type="float" office:value="6228" table:style-name="ce57">
            <text:p>6228</text:p>
          </table:table-cell>
          <table:table-cell office:value-type="string" table:style-name="ce57">
            <text:p>27236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HARARI DULARPUR</text:p>
          </table:table-cell>
          <table:table-cell office:value-type="float" office:value="8740" table:style-name="ce57">
            <text:p>8740</text:p>
          </table:table-cell>
          <table:table-cell office:value-type="string" table:style-name="ce55">
            <text:p>The Branch Manager,AT PO : HARARI DULARPURDIST:SITAMARHISITAMARHIBIHAR</text:p>
          </table:table-cell>
          <table:table-cell office:value-type="float" office:value="843331" table:style-name="ce54">
            <text:p>843331</text:p>
          </table:table-cell>
          <table:table-cell office:value-type="string" table:style-name="ce54">
            <text:p>sbi.08740@sbi.co.in</text:p>
          </table:table-cell>
          <table:table-cell office:value-type="float" office:value="9431096246" table:style-name="ce54">
            <text:p>9431096246</text:p>
          </table:table-cell>
          <table:table-cell office:value-type="float" office:value="6228" table:style-name="ce57">
            <text:p>6228</text:p>
          </table:table-cell>
          <table:table-cell office:value-type="string" table:style-name="ce57">
            <text:p>28942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HERI</text:p>
          </table:table-cell>
          <table:table-cell office:value-type="float" office:value="11829" table:style-name="ce57">
            <text:p>11829</text:p>
          </table:table-cell>
          <table:table-cell office:value-type="string" table:style-name="ce55">
            <text:p>The Branch Manager,P.O. BAHERIBAHERIDARBHANGADISTT:DARBHANGA</text:p>
          </table:table-cell>
          <table:table-cell office:value-type="float" office:value="847105" table:style-name="ce54">
            <text:p>847105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272" table:style-name="ce57">
            <text:p>6272</text:p>
          </table:table-cell>
          <table:table-cell office:value-type="string" table:style-name="ce57">
            <text:p>983543699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DONAR</text:p>
          </table:table-cell>
          <table:table-cell office:value-type="float" office:value="12553" table:style-name="ce57">
            <text:p>12553</text:p>
          </table:table-cell>
          <table:table-cell office:value-type="string" table:style-name="ce55">
            <text:p>The Branch Manager,DONARDARBHANGADARBHANGABIHAR</text:p>
          </table:table-cell>
          <table:table-cell office:value-type="float" office:value="846004" table:style-name="ce54">
            <text:p>846004</text:p>
          </table:table-cell>
          <table:table-cell office:value-type="string" table:style-name="ce54">
            <text:p>sbi.12253@sbi.co.in</text:p>
          </table:table-cell>
          <table:table-cell office:value-type="float" office:value="9771406628" table:style-name="ce54">
            <text:p>9771406628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UNNI SAIDPUR</text:p>
          </table:table-cell>
          <table:table-cell office:value-type="float" office:value="12563" table:style-name="ce57">
            <text:p>12563</text:p>
          </table:table-cell>
          <table:table-cell office:value-type="string" table:style-name="ce55">
            <text:p>The Branch Manager,OPP. BLOCK OFFICEAT+PO-RUNNI SAIDPURSITAMARHIDISTT SITAMARAHI</text:p>
          </table:table-cell>
          <table:table-cell office:value-type="float" office:value="843328" table:style-name="ce54">
            <text:p>843328</text:p>
          </table:table-cell>
          <table:table-cell office:value-type="string" table:style-name="ce54">
            <text:p>sbi.12563@sbi.co.in</text:p>
          </table:table-cell>
          <table:table-cell table:style-name="ce54"/>
          <table:table-cell office:value-type="float" office:value="6226" table:style-name="ce57">
            <text:p>622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RIGA</text:p>
          </table:table-cell>
          <table:table-cell office:value-type="float" office:value="12564" table:style-name="ce57">
            <text:p>12564</text:p>
          </table:table-cell>
          <table:table-cell office:value-type="string" table:style-name="ce55">
            <text:p>The Branch Manager,AT RIGAPO. RIGASITAMARHIDIST :- SITAMARH</text:p>
          </table:table-cell>
          <table:table-cell office:value-type="float" office:value="843327" table:style-name="ce54">
            <text:p>843327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226" table:style-name="ce57">
            <text:p>622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BO DARBHANGA</text:p>
          </table:table-cell>
          <table:table-cell office:value-type="float" office:value="13744" table:style-name="ce57">
            <text:p>13744</text:p>
          </table:table-cell>
          <table:table-cell office:value-type="string" table:style-name="ce55">
            <text:p>The Chief Manager (Admin),DARBHANGA BRANCH CAMPUS , 2 ND FLOORPO:LAHERIASARIDARBHANGADIST:DARBHANGA</text:p>
          </table:table-cell>
          <table:table-cell office:value-type="float" office:value="846001" table:style-name="ce54">
            <text:p>846001</text:p>
          </table:table-cell>
          <table:table-cell office:value-type="string" table:style-name="ce54">
            <text:p>agmr4.zomuz@sbi.co.in</text:p>
          </table:table-cell>
          <table:table-cell table:style-name="ce54"/>
          <table:table-cell office:value-type="float" office:value="6272" table:style-name="ce57">
            <text:p>6272</text:p>
          </table:table-cell>
          <table:table-cell office:value-type="string" table:style-name="ce57">
            <text:p>24504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JALLEY</text:p>
          </table:table-cell>
          <table:table-cell office:value-type="float" office:value="14301" table:style-name="ce57">
            <text:p>14301</text:p>
          </table:table-cell>
          <table:table-cell office:value-type="string" table:style-name="ce55">
            <text:p>The Branch Manager,STATE BANK OF INDIAHOUSE OF SRI DILIP KUMAR DHEERDARBHANGAAT &amp; P.O. - JALLEY ,DISTRICT : DARBHANG</text:p>
          </table:table-cell>
          <table:table-cell office:value-type="float" office:value="847302" table:style-name="ce54">
            <text:p>847302</text:p>
          </table:table-cell>
          <table:table-cell office:value-type="float" office:value="0" table:style-name="ce54">
            <text:p>0</text:p>
          </table:table-cell>
          <table:table-cell office:value-type="float" office:value="9470329781" table:style-name="ce54">
            <text:p>9470329781</text:p>
          </table:table-cell>
          <table:table-cell office:value-type="float" office:value="6247" table:style-name="ce57">
            <text:p>6247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INGHWARA</text:p>
          </table:table-cell>
          <table:table-cell office:value-type="float" office:value="14302" table:style-name="ce57">
            <text:p>14302</text:p>
          </table:table-cell>
          <table:table-cell office:value-type="string" table:style-name="ce55">
            <text:p>The Branch Manager,H/O VISHNUDEO BHARATIVILL + PO :- SINGHWARADARBHANGADIST - DARBHANGA</text:p>
          </table:table-cell>
          <table:table-cell office:value-type="float" office:value="847106" table:style-name="ce54">
            <text:p>847106</text:p>
          </table:table-cell>
          <table:table-cell office:value-type="float" office:value="0" table:style-name="ce54">
            <text:p>0</text:p>
          </table:table-cell>
          <table:table-cell office:value-type="float" office:value="9471639992" table:style-name="ce54">
            <text:p>9471639992</text:p>
          </table:table-cell>
          <table:table-cell office:value-type="float" office:value="6274" table:style-name="ce57">
            <text:p>627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URHA CHATTI</text:p>
          </table:table-cell>
          <table:table-cell office:value-type="float" office:value="14303" table:style-name="ce57">
            <text:p>14303</text:p>
          </table:table-cell>
          <table:table-cell office:value-type="string" table:style-name="ce55">
            <text:p>The Branch Manager,AT- SURHA CHATTIPO-SIDHOULI, VAI-ANANDPURDARBHANGADISTT- DARBHANGA</text:p>
          </table:table-cell>
          <table:table-cell office:value-type="float" office:value="847101" table:style-name="ce54">
            <text:p>847101</text:p>
          </table:table-cell>
          <table:table-cell office:value-type="float" office:value="0" table:style-name="ce54">
            <text:p>0</text:p>
          </table:table-cell>
          <table:table-cell office:value-type="float" office:value="9939633347" table:style-name="ce54">
            <text:p>9939633347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26205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URDU NEEM CHOWK</text:p>
          </table:table-cell>
          <table:table-cell office:value-type="float" office:value="14666" table:style-name="ce57">
            <text:p>14666</text:p>
          </table:table-cell>
          <table:table-cell office:value-type="string" table:style-name="ce55">
            <text:p>The Branch Manager,HOUSE OF NAVIN SINHANEAR NAKA NO.5DARBHANGAP.O. LALBAGH , DARBHANGA</text:p>
          </table:table-cell>
          <table:table-cell office:value-type="float" office:value="846004" table:style-name="ce54">
            <text:p>846004</text:p>
          </table:table-cell>
          <table:table-cell office:value-type="float" office:value="0" table:style-name="ce54">
            <text:p>0</text:p>
          </table:table-cell>
          <table:table-cell office:value-type="float" office:value="9771473068" table:style-name="ce54">
            <text:p>9771473068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TEKTAR</text:p>
          </table:table-cell>
          <table:table-cell office:value-type="float" office:value="15580" table:style-name="ce57">
            <text:p>15580</text:p>
          </table:table-cell>
          <table:table-cell office:value-type="string" table:style-name="ce55">
            <text:p>The Branch Manager,HOUSE OF RAGHUNATH JHAVILL- TEKTAR , PO- MADHUPURDARBHANGAPS- KAMTAUL</text:p>
          </table:table-cell>
          <table:table-cell office:value-type="float" office:value="847306" table:style-name="ce54">
            <text:p>847306</text:p>
          </table:table-cell>
          <table:table-cell office:value-type="float" office:value="0" table:style-name="ce54">
            <text:p>0</text:p>
          </table:table-cell>
          <table:table-cell office:value-type="float" office:value="9939452100" table:style-name="ce54">
            <text:p>9939452100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ANIPUR BELADULLA</text:p>
          </table:table-cell>
          <table:table-cell office:value-type="float" office:value="15752" table:style-name="ce57">
            <text:p>15752</text:p>
          </table:table-cell>
          <table:table-cell office:value-type="string" table:style-name="ce55">
            <text:p>The Branch Manager,VILLAGE RANIPURPO- BASUDEOPUR VEERADARBHANGAPS- DARBHANGA SADAR</text:p>
          </table:table-cell>
          <table:table-cell office:value-type="float" office:value="846005" table:style-name="ce54">
            <text:p>846005</text:p>
          </table:table-cell>
          <table:table-cell office:value-type="string" table:style-name="ce54">
            <text:p>sbi.15752@sbi.co.in</text:p>
          </table:table-cell>
          <table:table-cell office:value-type="float" office:value="9771447089" table:style-name="ce54">
            <text:p>9771447089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NAYAGAON</text:p>
          </table:table-cell>
          <table:table-cell office:value-type="float" office:value="16397" table:style-name="ce57">
            <text:p>16397</text:p>
          </table:table-cell>
          <table:table-cell office:value-type="string" table:style-name="ce55">
            <text:p>The Branch Manager,STATE BANK OF INDIAVILL-NAYAGAON, PO- NAYAGAON VIA-KEOTYDARBHANGAPS- RAIYAM DISTRICT-DARBHANGA</text:p>
          </table:table-cell>
          <table:table-cell office:value-type="float" office:value="847121" table:style-name="ce54">
            <text:p>847121</text:p>
          </table:table-cell>
          <table:table-cell office:value-type="string" table:style-name="ce54">
            <text:p>sbi.16397@sbi.co.in</text:p>
          </table:table-cell>
          <table:table-cell office:value-type="float" office:value="9979309508" table:style-name="ce54">
            <text:p>9979309508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ABIRCHAK</text:p>
          </table:table-cell>
          <table:table-cell office:value-type="float" office:value="17153" table:style-name="ce57">
            <text:p>17153</text:p>
          </table:table-cell>
          <table:table-cell office:value-type="string" table:style-name="ce55">
            <text:p>The Branch Manager,AT &amp; PO: KABIRCHAKNEAR SANJIVINI PETROL PUMPDARBHANGADISTT: DARBHANGA</text:p>
          </table:table-cell>
          <table:table-cell office:value-type="float" office:value="846009" table:style-name="ce54">
            <text:p>846009</text:p>
          </table:table-cell>
          <table:table-cell office:value-type="string" table:style-name="ce54">
            <text:p>SBI.17153@SBI.CO.IN</text:p>
          </table:table-cell>
          <table:table-cell office:value-type="float" office:value="9709674676" table:style-name="ce54">
            <text:p>9709674676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ATHUARA</text:p>
          </table:table-cell>
          <table:table-cell office:value-type="float" office:value="17437" table:style-name="ce57">
            <text:p>17437</text:p>
          </table:table-cell>
          <table:table-cell office:value-type="string" table:style-name="ce55">
            <text:p>The Branch Manager,AT: BATHUARA, MUJOULIA BAZARPS: BATHUARASITAMARHIVIA-PARIHAR ,BIHAR</text:p>
          </table:table-cell>
          <table:table-cell office:value-type="float" office:value="843324" table:style-name="ce54">
            <text:p>843324</text:p>
          </table:table-cell>
          <table:table-cell office:value-type="string" table:style-name="ce54">
            <text:p>SBI.17437@SBI.CO.IN</text:p>
          </table:table-cell>
          <table:table-cell office:value-type="float" office:value="9771447072" table:style-name="ce54">
            <text:p>9771447072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INAY</text:p>
          </table:table-cell>
          <table:table-cell office:value-type="float" office:value="17438" table:style-name="ce57">
            <text:p>17438</text:p>
          </table:table-cell>
          <table:table-cell office:value-type="string" table:style-name="ce55">
            <text:p>The Branch Manager,AT: INAY, PO: INAYVIA: BAHERIDARBHANGADISTT: DARBHANGA</text:p>
          </table:table-cell>
          <table:table-cell office:value-type="float" office:value="847105" table:style-name="ce54">
            <text:p>847105</text:p>
          </table:table-cell>
          <table:table-cell office:value-type="string" table:style-name="ce54">
            <text:p>SBI.17438@SBI.CO.IN</text:p>
          </table:table-cell>
          <table:table-cell office:value-type="float" office:value="9631403216" table:style-name="ce54">
            <text:p>9631403216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NARI BHADAWN</text:p>
          </table:table-cell>
          <table:table-cell office:value-type="float" office:value="17827" table:style-name="ce57">
            <text:p>17827</text:p>
          </table:table-cell>
          <table:table-cell office:value-type="string" table:style-name="ce55">
            <text:p>The Branch Manager,AT-KUMAI CHOWKPO-NARI VIA- BENIPURDARBHANGADISTT: DARBHANGA BIHAR</text:p>
          </table:table-cell>
          <table:table-cell office:value-type="float" office:value="847103" table:style-name="ce54">
            <text:p>847103</text:p>
          </table:table-cell>
          <table:table-cell office:value-type="string" table:style-name="ce54">
            <text:p>SBI.17827@SBI.CO.IN</text:p>
          </table:table-cell>
          <table:table-cell office:value-type="float" office:value="9771473099" table:style-name="ce54">
            <text:p>9771473099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ISHUNPUR</text:p>
          </table:table-cell>
          <table:table-cell office:value-type="float" office:value="18045" table:style-name="ce57">
            <text:p>18045</text:p>
          </table:table-cell>
          <table:table-cell office:value-type="string" table:style-name="ce55">
            <text:p>The Branch Manager,H/O-MD. JAMSHAID MANSOORIAT-BISHUNPUR, P.O.-NARSARADARBHANGAP.S-BISHUNPUR</text:p>
          </table:table-cell>
          <table:table-cell office:value-type="float" office:value="846003" table:style-name="ce54">
            <text:p>846003</text:p>
          </table:table-cell>
          <table:table-cell office:value-type="string" table:style-name="ce54">
            <text:p>SBI.18045@SBI.CO.IN</text:p>
          </table:table-cell>
          <table:table-cell office:value-type="float" office:value="7033295165" table:style-name="ce54">
            <text:p>7033295165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9">
          <table:covered-table-cell/>
          <table:covered-table-cell table:number-columns-repeated="2"/>
          <table:covered-table-cell/>
          <table:table-cell office:value-type="string" table:style-name="ce55">
            <text:p>BASUDEVPUR</text:p>
          </table:table-cell>
          <table:table-cell office:value-type="float" office:value="18046" table:style-name="ce57">
            <text:p>18046</text:p>
          </table:table-cell>
          <table:table-cell office:value-type="string" table:style-name="ce55">
            <text:p>The Branch Manager,H/O SHREE KRISHNA COMMERCIAL PVT.LTD.AT-HOTEL GOVIND PALACE CAMPUSMUZAFFARPURVIP ROAD,NEAR DILLI MORE, DARBHANGA</text:p>
          </table:table-cell>
          <table:table-cell office:value-type="float" office:value="846005" table:style-name="ce54">
            <text:p>846005</text:p>
          </table:table-cell>
          <table:table-cell office:value-type="string" table:style-name="ce54">
            <text:p>SBI.18046@SBI.CO.IN</text:p>
          </table:table-cell>
          <table:table-cell office:value-type="float" office:value="9771447095" table:style-name="ce54">
            <text:p>9771447095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RAJOPATTI</text:p>
          </table:table-cell>
          <table:table-cell office:value-type="float" office:value="18057" table:style-name="ce57">
            <text:p>18057</text:p>
          </table:table-cell>
          <table:table-cell office:value-type="string" table:style-name="ce55">
            <text:p>The Branch Manager,H/O-SHREE JAI KISHORE CHAUDHARYPUJA MARKET,SHANTI NAGAR CHOWKSITAMARHIDUMRA ROAD,SITAMARHI</text:p>
          </table:table-cell>
          <table:table-cell office:value-type="float" office:value="843302" table:style-name="ce54">
            <text:p>843302</text:p>
          </table:table-cell>
          <table:table-cell office:value-type="string" table:style-name="ce54">
            <text:p>SBI.18057@SBI.CO.IN</text:p>
          </table:table-cell>
          <table:table-cell office:value-type="float" office:value="9771403506" table:style-name="ce54">
            <text:p>9771403506</text:p>
          </table:table-cell>
          <table:table-cell office:value-type="float" office:value="6226" table:style-name="ce57">
            <text:p>622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8">
            <text:p>ALINAGAR BRANCH DARBHANGA</text:p>
          </table:table-cell>
          <table:table-cell office:value-type="float" office:value="18555" table:style-name="ce62">
            <text:p>18555</text:p>
          </table:table-cell>
          <table:table-cell office:value-type="string" table:style-name="ce60">
            <text:p>The Branch Manager,H/O-MD ELAHI BAKSHAT+PO-ALINAGAR, VIA-KURSO NADIYAMIDARBHANGADARBHANGA</text:p>
          </table:table-cell>
          <table:table-cell office:value-type="float" office:value="847405" table:style-name="ce61">
            <text:p>847405</text:p>
          </table:table-cell>
          <table:table-cell office:value-type="string" table:style-name="ce61">
            <text:p>SBI.18555@SBI.CO.IN</text:p>
          </table:table-cell>
          <table:table-cell table:style-name="ce61"/>
          <table:table-cell office:value-type="float" office:value="6272" table:style-name="ce90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HIRMA PATHRA BRANCH DARBHANGA</text:p>
          </table:table-cell>
          <table:table-cell office:value-type="float" office:value="18644" table:style-name="ce57">
            <text:p>18644</text:p>
          </table:table-cell>
          <table:table-cell office:value-type="string" table:style-name="ce55">
            <text:p>The Branch Manager,H/O-MD. BADRUZAMAAT+P.O-KHIRMA , VIA--KEOTI RANWAYDARBHANGADARBHANGA</text:p>
          </table:table-cell>
          <table:table-cell office:value-type="float" office:value="847121" table:style-name="ce54">
            <text:p>847121</text:p>
          </table:table-cell>
          <table:table-cell office:value-type="string" table:style-name="ce54">
            <text:p>SBI.18644@SBI.CO.IN</text:p>
          </table:table-cell>
          <table:table-cell office:value-type="float" office:value="9771447056" table:style-name="ce54">
            <text:p>9771447056</text:p>
          </table:table-cell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SBIINTOUCH BRANCH DARBHANGA</text:p>
          </table:table-cell>
          <table:table-cell office:value-type="float" office:value="19112" table:style-name="ce57">
            <text:p>19112</text:p>
          </table:table-cell>
          <table:table-cell office:value-type="string" table:style-name="ce55">
            <text:p>The Branch Manager,H/O-DEEPAK KUMARBHATIYARISARAI,NAKA 5-DONAR ROADDARBHANGADARBHANGA</text:p>
          </table:table-cell>
          <table:table-cell office:value-type="float" office:value="846004" table:style-name="ce54">
            <text:p>846004</text:p>
          </table:table-cell>
          <table:table-cell office:value-type="string" table:style-name="ce54">
            <text:p>SBI.19112@SBI.CO.IN</text:p>
          </table:table-cell>
          <table:table-cell table:style-name="ce54"/>
          <table:table-cell office:value-type="float" office:value="6272" table:style-name="ce57">
            <text:p>627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DUMRA ROAD</text:p>
          </table:table-cell>
          <table:table-cell office:value-type="float" office:value="32141" table:style-name="ce57">
            <text:p>32141</text:p>
          </table:table-cell>
          <table:table-cell office:value-type="string" table:style-name="ce55">
            <text:p>The Branch Manager,SHEELA MANSION, RAJAPATTI, DUMRA ROAD,SAHU CHOWK, SITAMADHI, BIHARSITAMARHISITAMADHI</text:p>
          </table:table-cell>
          <table:table-cell office:value-type="float" office:value="843302" table:style-name="ce54">
            <text:p>843302</text:p>
          </table:table-cell>
          <table:table-cell office:value-type="string" table:style-name="ce54">
            <text:p>sbbj11141@sbi.co.in</text:p>
          </table:table-cell>
          <table:table-cell table:style-name="ce54"/>
          <table:table-cell office:value-type="float" office:value="6226" table:style-name="ce57">
            <text:p>622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2">
          <table:table-cell table:number-columns-repeated="4" table:style-name="ce54"/>
          <table:table-cell table:style-name="ce64"/>
          <table:table-cell table:style-name="ce68"/>
          <table:table-cell table:style-name="ce66"/>
          <table:table-cell table:number-columns-repeated="3" table:style-name="ce67"/>
          <table:table-cell table:style-name="ce68"/>
          <table:table-cell table:style-name="ce57"/>
          <table:table-cell table:number-columns-repeated="16372"/>
        </table:table-row>
        <table:table-row table:style-name="ro16">
          <table:table-cell office:value-type="string" table:number-columns-spanned="3" table:number-rows-spanned="38" table:style-name="ce42">
            <text:p>THE REGIONAL MANAGER, STATE BANK OF INDIA, REGIONAL BUSINESS OFFICE,REGION-VI<text:s/><text:span text:style-name="T4">(MADHEPURA)</text:span>,<text:s text:c="2"/><text:span text:style-name="T5">2ND FLOOR SBI<text:s/></text:span><text:span text:style-name="T5">SAHARSA BR<text:s/></text:span><text:span text:style-name="T5"/></text:p>
            <text:p><text:span text:style-name="T5">COURT<text:s/></text:span><text:span text:style-name="T5">CAMPUS<text:s/></text:span><text:span text:style-name="T5"/></text:p>
            <text:p><text:span text:style-name="T5">SAHARSA,<text:s/></text:span><text:span text:style-name="T5">BIHAR<text:s/></text:span><text:span text:style-name="T5"/></text:p>
            <text:p><text:span text:style-name="T12">Dist :<text:s/></text:span><text:span text:style-name="T5">SAHARSA<text:s/></text:span><text:span text:style-name="T5"/></text:p>
            <text:p><text:span text:style-name="T12">State:<text:s/></text:span><text:span text:style-name="T5">BIHAR<text:s/></text:span><text:span text:style-name="T5"/></text:p>
            <text:p><text:span text:style-name="T12">Pin :<text:s/></text:span><text:span text:style-name="T5">852002 ,<text:s text:c="2"/></text:span>agmr6.zopur@sbi.co.in</text:p>
          </table:table-cell>
          <table:covered-table-cell table:number-columns-repeated="2"/>
          <table:table-cell office:value-type="string" table:number-columns-spanned="1" table:number-rows-spanned="38" table:style-name="ce42">
            <text:p>PHONE :9471758300 FAX :</text:p>
          </table:table-cell>
          <table:table-cell office:value-type="string" table:style-name="ce55">
            <text:p>MADHIPURA</text:p>
          </table:table-cell>
          <table:table-cell office:value-type="float" office:value="126" table:style-name="ce57">
            <text:p>126</text:p>
          </table:table-cell>
          <table:table-cell office:value-type="string" table:style-name="ce55">
            <text:p>The Chief Manager,STATE BANK ROADMADHIPURAMADHEPURABIHAR</text:p>
          </table:table-cell>
          <table:table-cell office:value-type="float" office:value="852113" table:style-name="ce54">
            <text:p>852113</text:p>
          </table:table-cell>
          <table:table-cell office:value-type="string" table:style-name="ce54">
            <text:p>sbi.00126@sbi.co.in</text:p>
          </table:table-cell>
          <table:table-cell office:value-type="float" office:value="9771416244" table:style-name="ce54">
            <text:p>9771416244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22033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DHAMDAHA</text:p>
          </table:table-cell>
          <table:table-cell office:value-type="float" office:value="1849" table:style-name="ce57">
            <text:p>1849</text:p>
          </table:table-cell>
          <table:table-cell office:value-type="string" table:style-name="ce55">
            <text:p>The Branch Manager,ADB DHAMDAHADIST:PURNEA,PURNEABIHAR</text:p>
          </table:table-cell>
          <table:table-cell office:value-type="float" office:value="854205" table:style-name="ce54">
            <text:p>854205</text:p>
          </table:table-cell>
          <table:table-cell office:value-type="string" table:style-name="ce54">
            <text:p>sbi.01849@sbi.co.in</text:p>
          </table:table-cell>
          <table:table-cell office:value-type="float" office:value="9931156625" table:style-name="ce54">
            <text:p>9931156625</text:p>
          </table:table-cell>
          <table:table-cell office:value-type="float" office:value="6462" table:style-name="ce57">
            <text:p>6462</text:p>
          </table:table-cell>
          <table:table-cell office:value-type="string" table:style-name="ce57">
            <text:p>26079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EHARIGANJ</text:p>
          </table:table-cell>
          <table:table-cell office:value-type="float" office:value="2918" table:style-name="ce57">
            <text:p>2918</text:p>
          </table:table-cell>
          <table:table-cell office:value-type="string" table:style-name="ce55">
            <text:p>The Branch Manager,AT-PO-BEHARIGANJDIST-MADHEPURAMADHEPURABIHAR</text:p>
          </table:table-cell>
          <table:table-cell office:value-type="float" office:value="852101" table:style-name="ce54">
            <text:p>852101</text:p>
          </table:table-cell>
          <table:table-cell office:value-type="string" table:style-name="ce54">
            <text:p>sbi.02918@sbi.co.in</text:p>
          </table:table-cell>
          <table:table-cell office:value-type="float" office:value="9771416224" table:style-name="ce54">
            <text:p>9771416224</text:p>
          </table:table-cell>
          <table:table-cell office:value-type="float" office:value="6479" table:style-name="ce57">
            <text:p>6479</text:p>
          </table:table-cell>
          <table:table-cell office:value-type="string" table:style-name="ce57">
            <text:p>240026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HAWANIPUR</text:p>
          </table:table-cell>
          <table:table-cell office:value-type="float" office:value="2920" table:style-name="ce57">
            <text:p>2920</text:p>
          </table:table-cell>
          <table:table-cell office:value-type="string" table:style-name="ce55">
            <text:p>The Branch Manager,AT &amp; PO : BHAWANIPURDIST : PURNEAPURNEABIHAR</text:p>
          </table:table-cell>
          <table:table-cell office:value-type="float" office:value="854204" table:style-name="ce54">
            <text:p>854204</text:p>
          </table:table-cell>
          <table:table-cell office:value-type="string" table:style-name="ce54">
            <text:p>sbi.02920@sbi.co.in</text:p>
          </table:table-cell>
          <table:table-cell office:value-type="float" office:value="9430522215" table:style-name="ce54">
            <text:p>9430522215</text:p>
          </table:table-cell>
          <table:table-cell office:value-type="float" office:value="6462" table:style-name="ce57">
            <text:p>6462</text:p>
          </table:table-cell>
          <table:table-cell office:value-type="string" table:style-name="ce57">
            <text:p>267524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MURLIGANJ</text:p>
          </table:table-cell>
          <table:table-cell office:value-type="float" office:value="2979" table:style-name="ce57">
            <text:p>2979</text:p>
          </table:table-cell>
          <table:table-cell office:value-type="string" table:style-name="ce55">
            <text:p>The Branch Manager,MIDDLE CHOWKMURLIGANJMADHEPURADIST-MADHEPURA (BIHAR)</text:p>
          </table:table-cell>
          <table:table-cell office:value-type="float" office:value="852122" table:style-name="ce54">
            <text:p>852122</text:p>
          </table:table-cell>
          <table:table-cell office:value-type="string" table:style-name="ce54">
            <text:p>sbi.02979@sbi.co.in</text:p>
          </table:table-cell>
          <table:table-cell office:value-type="float" office:value="9334372950" table:style-name="ce54">
            <text:p>9334372950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6645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INGHESHWAR</text:p>
          </table:table-cell>
          <table:table-cell office:value-type="float" office:value="3007" table:style-name="ce57">
            <text:p>3007</text:p>
          </table:table-cell>
          <table:table-cell office:value-type="string" table:style-name="ce55">
            <text:p>The Branch Manager,MAIN ROAD SINGHESHWARNEAR PETROL PUMP (MLDP)MADHEPURADIST:MADHEPURA, BIHAR</text:p>
          </table:table-cell>
          <table:table-cell office:value-type="float" office:value="852128" table:style-name="ce54">
            <text:p>852128</text:p>
          </table:table-cell>
          <table:table-cell office:value-type="string" table:style-name="ce54">
            <text:p>sbi.03007@sbi.co.in</text:p>
          </table:table-cell>
          <table:table-cell office:value-type="float" office:value="9431169931" table:style-name="ce54">
            <text:p>9431169931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83045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MADHIPURA</text:p>
          </table:table-cell>
          <table:table-cell office:value-type="float" office:value="3052" table:style-name="ce57">
            <text:p>3052</text:p>
          </table:table-cell>
          <table:table-cell office:value-type="string" table:style-name="ce55">
            <text:p>The Branch Manager,MADHIPURADIST:MADHIPURAMADHEPURABIHAR</text:p>
          </table:table-cell>
          <table:table-cell office:value-type="float" office:value="852113" table:style-name="ce54">
            <text:p>852113</text:p>
          </table:table-cell>
          <table:table-cell office:value-type="string" table:style-name="ce54">
            <text:p>sbi.03052@sbi.co.in</text:p>
          </table:table-cell>
          <table:table-cell office:value-type="float" office:value="9431411808" table:style-name="ce54">
            <text:p>9431411808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22067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DB ALAMNAGAR</text:p>
          </table:table-cell>
          <table:table-cell office:value-type="float" office:value="3571" table:style-name="ce57">
            <text:p>3571</text:p>
          </table:table-cell>
          <table:table-cell office:value-type="string" table:style-name="ce55">
            <text:p>The Branch Manager,AT &amp; PO : ALAMNAGARDIST:MADHEPURAMADHEPURABIHAR</text:p>
          </table:table-cell>
          <table:table-cell office:value-type="float" office:value="852219" table:style-name="ce54">
            <text:p>852219</text:p>
          </table:table-cell>
          <table:table-cell office:value-type="string" table:style-name="ce54">
            <text:p>sbi.03571@sbi.co.in</text:p>
          </table:table-cell>
          <table:table-cell office:value-type="float" office:value="9955644124" table:style-name="ce54">
            <text:p>9955644124</text:p>
          </table:table-cell>
          <table:table-cell office:value-type="float" office:value="6479" table:style-name="ce57">
            <text:p>6479</text:p>
          </table:table-cell>
          <table:table-cell office:value-type="string" table:style-name="ce57">
            <text:p>27207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UDAKISHUNGANJ</text:p>
          </table:table-cell>
          <table:table-cell office:value-type="float" office:value="4525" table:style-name="ce57">
            <text:p>4525</text:p>
          </table:table-cell>
          <table:table-cell office:value-type="string" table:style-name="ce55">
            <text:p>The Branch Manager,PO-UDAKISHUNGANJDIST:MADHIPURA,MADHEPURABIHAR</text:p>
          </table:table-cell>
          <table:table-cell office:value-type="float" office:value="852220" table:style-name="ce54">
            <text:p>852220</text:p>
          </table:table-cell>
          <table:table-cell office:value-type="string" table:style-name="ce54">
            <text:p>sbi.04525@sbi.co.in</text:p>
          </table:table-cell>
          <table:table-cell office:value-type="float" office:value="9431632740" table:style-name="ce54">
            <text:p>9431632740</text:p>
          </table:table-cell>
          <table:table-cell office:value-type="float" office:value="6479" table:style-name="ce57">
            <text:p>6479</text:p>
          </table:table-cell>
          <table:table-cell office:value-type="string" table:style-name="ce57">
            <text:p>22101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URLIGANJ BAZAR</text:p>
          </table:table-cell>
          <table:table-cell office:value-type="float" office:value="6430" table:style-name="ce57">
            <text:p>6430</text:p>
          </table:table-cell>
          <table:table-cell office:value-type="string" table:style-name="ce55">
            <text:p>The Branch Manager,SUFI COMPLEXGOL BAZAR,PO-MURLIGANJMADHEPURADIST:MADHIPURA, BIHAR</text:p>
          </table:table-cell>
          <table:table-cell office:value-type="float" office:value="852122" table:style-name="ce54">
            <text:p>852122</text:p>
          </table:table-cell>
          <table:table-cell office:value-type="string" table:style-name="ce54">
            <text:p>sbi.06430@sbi.co.in</text:p>
          </table:table-cell>
          <table:table-cell office:value-type="float" office:value="9973633971" table:style-name="ce54">
            <text:p>9973633971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66159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AMY BIHARIGANJ</text:p>
          </table:table-cell>
          <table:table-cell office:value-type="float" office:value="6431" table:style-name="ce57">
            <text:p>6431</text:p>
          </table:table-cell>
          <table:table-cell office:value-type="string" table:style-name="ce55">
            <text:p>The Branch Manager,PO-BIHARIGANJDIST:MADHIPURA,MADHEPURABIHAR</text:p>
          </table:table-cell>
          <table:table-cell office:value-type="float" office:value="852101" table:style-name="ce54">
            <text:p>852101</text:p>
          </table:table-cell>
          <table:table-cell office:value-type="string" table:style-name="ce54">
            <text:p>sbi.06431@sbi.co.in</text:p>
          </table:table-cell>
          <table:table-cell office:value-type="float" office:value="9431072219" table:style-name="ce54">
            <text:p>9431072219</text:p>
          </table:table-cell>
          <table:table-cell office:value-type="float" office:value="6479" table:style-name="ce57">
            <text:p>6479</text:p>
          </table:table-cell>
          <table:table-cell office:value-type="string" table:style-name="ce57">
            <text:p>240051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SAHUGARH</text:p>
          </table:table-cell>
          <table:table-cell office:value-type="float" office:value="8157" table:style-name="ce57">
            <text:p>8157</text:p>
          </table:table-cell>
          <table:table-cell office:value-type="string" table:style-name="ce55">
            <text:p>The Branch Manager,BHAGWANPUR TOLA,SAHUGARHDIST-MADHEPURAMADHEPURABIHAR</text:p>
          </table:table-cell>
          <table:table-cell office:value-type="float" office:value="852113" table:style-name="ce54">
            <text:p>852113</text:p>
          </table:table-cell>
          <table:table-cell office:value-type="string" table:style-name="ce54">
            <text:p>sbi.08157@sbi.co.in</text:p>
          </table:table-cell>
          <table:table-cell office:value-type="float" office:value="9304006787" table:style-name="ce54">
            <text:p>9304006787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2405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RAGHUNATHPUR</text:p>
          </table:table-cell>
          <table:table-cell office:value-type="float" office:value="8158" table:style-name="ce57">
            <text:p>8158</text:p>
          </table:table-cell>
          <table:table-cell office:value-type="string" table:style-name="ce55">
            <text:p>The Branch Manager,VILL-DUMARIADIST:MADHIPURAMADHEPURABIHAR</text:p>
          </table:table-cell>
          <table:table-cell office:value-type="float" office:value="852122" table:style-name="ce54">
            <text:p>852122</text:p>
          </table:table-cell>
          <table:table-cell office:value-type="string" table:style-name="ce54">
            <text:p>sbi.08158@sbi.co.in</text:p>
          </table:table-cell>
          <table:table-cell office:value-type="float" office:value="9973049501" table:style-name="ce54">
            <text:p>9973049501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LALPUR</text:p>
          </table:table-cell>
          <table:table-cell office:value-type="float" office:value="8159" table:style-name="ce57">
            <text:p>8159</text:p>
          </table:table-cell>
          <table:table-cell office:value-type="string" table:style-name="ce55">
            <text:p>The Branch Manager,P.O-LALPUR SAROPATTYVIA: SINGHESHWARMADHEPURADIST:MADHIPURA, BIHAR</text:p>
          </table:table-cell>
          <table:table-cell office:value-type="float" office:value="852128" table:style-name="ce54">
            <text:p>852128</text:p>
          </table:table-cell>
          <table:table-cell office:value-type="string" table:style-name="ce54">
            <text:p>sbi.08159@sbi.co.in</text:p>
          </table:table-cell>
          <table:table-cell office:value-type="float" office:value="9430039079" table:style-name="ce54">
            <text:p>9430039079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83781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RATENI</text:p>
          </table:table-cell>
          <table:table-cell office:value-type="float" office:value="8161" table:style-name="ce57">
            <text:p>8161</text:p>
          </table:table-cell>
          <table:table-cell office:value-type="string" table:style-name="ce55">
            <text:p>The Branch Manager,PO-LASHKARIPS-UDAKISHUNGANJMADHEPURADIST:MADHIPURA, BIHAR</text:p>
          </table:table-cell>
          <table:table-cell office:value-type="float" office:value="852220" table:style-name="ce54">
            <text:p>852220</text:p>
          </table:table-cell>
          <table:table-cell office:value-type="string" table:style-name="ce54">
            <text:p>sbi.08161@sbi.co.in</text:p>
          </table:table-cell>
          <table:table-cell office:value-type="float" office:value="9430570319" table:style-name="ce54">
            <text:p>9430570319</text:p>
          </table:table-cell>
          <table:table-cell office:value-type="float" office:value="6479" table:style-name="ce57">
            <text:p>6479</text:p>
          </table:table-cell>
          <table:table-cell office:value-type="string" table:style-name="ce57">
            <text:p>220408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SUDEOPUR</text:p>
          </table:table-cell>
          <table:table-cell office:value-type="float" office:value="8165" table:style-name="ce57">
            <text:p>8165</text:p>
          </table:table-cell>
          <table:table-cell office:value-type="string" table:style-name="ce55">
            <text:p>The Branch Manager,B KOTHIDIST-PURNIAPURNEABIHAR</text:p>
          </table:table-cell>
          <table:table-cell office:value-type="float" office:value="854203" table:style-name="ce54">
            <text:p>854203</text:p>
          </table:table-cell>
          <table:table-cell office:value-type="string" table:style-name="ce54">
            <text:p>sbi.08165@sbi.co.in</text:p>
          </table:table-cell>
          <table:table-cell office:value-type="float" office:value="9430861778" table:style-name="ce54">
            <text:p>9430861778</text:p>
          </table:table-cell>
          <table:table-cell office:value-type="float" office:value="6462" table:style-name="ce57">
            <text:p>6462</text:p>
          </table:table-cell>
          <table:table-cell office:value-type="string" table:style-name="ce57">
            <text:p>26321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RAMPUR</text:p>
          </table:table-cell>
          <table:table-cell office:value-type="float" office:value="8364" table:style-name="ce57">
            <text:p>8364</text:p>
          </table:table-cell>
          <table:table-cell office:value-type="string" table:style-name="ce55">
            <text:p>The Branch Manager,MURLIGANJDIST:MADHIPURAMADHEPURABIHAR</text:p>
          </table:table-cell>
          <table:table-cell office:value-type="float" office:value="852122" table:style-name="ce54">
            <text:p>852122</text:p>
          </table:table-cell>
          <table:table-cell office:value-type="string" table:style-name="ce54">
            <text:p>sbi08364@sbi.co.in</text:p>
          </table:table-cell>
          <table:table-cell office:value-type="float" office:value="9431888566" table:style-name="ce54">
            <text:p>9431888566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6668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IKARHATTI</text:p>
          </table:table-cell>
          <table:table-cell office:value-type="float" office:value="8365" table:style-name="ce57">
            <text:p>8365</text:p>
          </table:table-cell>
          <table:table-cell office:value-type="string" table:style-name="ce55">
            <text:p>The Branch Manager,P.O-KUMARKHAND,DIST-MADHEPURAMADHEPURABIHAR</text:p>
          </table:table-cell>
          <table:table-cell office:value-type="float" office:value="852112" table:style-name="ce54">
            <text:p>852112</text:p>
          </table:table-cell>
          <table:table-cell office:value-type="string" table:style-name="ce54">
            <text:p>sbi.08365@sbi.co.in</text:p>
          </table:table-cell>
          <table:table-cell office:value-type="float" office:value="9470047768" table:style-name="ce54">
            <text:p>9470047768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6803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BABHANI</text:p>
          </table:table-cell>
          <table:table-cell office:value-type="float" office:value="8366" table:style-name="ce57">
            <text:p>8366</text:p>
          </table:table-cell>
          <table:table-cell office:value-type="string" table:style-name="ce55">
            <text:p>The Branch Manager,AT + PO-BABHANI,PS-GAMHARIADIST:MADHEPURAMADHEPURABIHAR</text:p>
          </table:table-cell>
          <table:table-cell office:value-type="float" office:value="852131" table:style-name="ce54">
            <text:p>852131</text:p>
          </table:table-cell>
          <table:table-cell office:value-type="string" table:style-name="ce54">
            <text:p>sbi.08366.sbi.co.in</text:p>
          </table:table-cell>
          <table:table-cell office:value-type="float" office:value="9431003810" table:style-name="ce54">
            <text:p>9431003810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81392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DANDARI</text:p>
          </table:table-cell>
          <table:table-cell office:value-type="float" office:value="8367" table:style-name="ce57">
            <text:p>8367</text:p>
          </table:table-cell>
          <table:table-cell office:value-type="string" table:style-name="ce55">
            <text:p>The Branch Manager,PO-BEHRARI,PS-SINGHESHWARDIST:MADHEPURAMADHEPURABIHAR</text:p>
          </table:table-cell>
          <table:table-cell office:value-type="float" office:value="852128" table:style-name="ce54">
            <text:p>852128</text:p>
          </table:table-cell>
          <table:table-cell office:value-type="string" table:style-name="ce54">
            <text:p>sbi.08367@sbi.co.in</text:p>
          </table:table-cell>
          <table:table-cell office:value-type="float" office:value="9973424303" table:style-name="ce54">
            <text:p>9973424303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7003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RAHI BAZAR</text:p>
          </table:table-cell>
          <table:table-cell office:value-type="float" office:value="8400" table:style-name="ce57">
            <text:p>8400</text:p>
          </table:table-cell>
          <table:table-cell office:value-type="string" table:style-name="ce55">
            <text:p>The Branch Manager,AT-BHARRAHIDIST:MADHEPURAMADHEPURABIHAR</text:p>
          </table:table-cell>
          <table:table-cell office:value-type="float" office:value="852113" table:style-name="ce54">
            <text:p>852113</text:p>
          </table:table-cell>
          <table:table-cell office:value-type="string" table:style-name="ce54">
            <text:p>sbi.08400@sbi.co.in</text:p>
          </table:table-cell>
          <table:table-cell office:value-type="float" office:value="9431685948" table:style-name="ce54">
            <text:p>9431685948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24418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ISHUNPUR ARAR</text:p>
          </table:table-cell>
          <table:table-cell office:value-type="float" office:value="8569" table:style-name="ce57">
            <text:p>8569</text:p>
          </table:table-cell>
          <table:table-cell office:value-type="string" table:style-name="ce55">
            <text:p>The Branch Manager,PO-BISHUNPUR ARAR,VIA-GWALPARADIST-MADHEPURAMADHEPURABIHAR</text:p>
          </table:table-cell>
          <table:table-cell office:value-type="float" office:value="852110" table:style-name="ce54">
            <text:p>852110</text:p>
          </table:table-cell>
          <table:table-cell office:value-type="string" table:style-name="ce54">
            <text:p>sbi.08569@sbi.co.in</text:p>
          </table:table-cell>
          <table:table-cell office:value-type="float" office:value="9470294705" table:style-name="ce54">
            <text:p>9470294705</text:p>
          </table:table-cell>
          <table:table-cell office:value-type="float" office:value="6479" table:style-name="ce57">
            <text:p>6479</text:p>
          </table:table-cell>
          <table:table-cell office:value-type="string" table:style-name="ce57">
            <text:p>287256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KHURHAN</text:p>
          </table:table-cell>
          <table:table-cell office:value-type="float" office:value="8570" table:style-name="ce57">
            <text:p>8570</text:p>
          </table:table-cell>
          <table:table-cell office:value-type="string" table:style-name="ce55">
            <text:p>The Branch Manager,AT + PO-KHURHAN ,PS-ALAMNACANDIST:-MADHEPURAMADHEPURABIHAR</text:p>
          </table:table-cell>
          <table:table-cell office:value-type="float" office:value="852219" table:style-name="ce54">
            <text:p>852219</text:p>
          </table:table-cell>
          <table:table-cell office:value-type="string" table:style-name="ce54">
            <text:p>sbi.08570@SBI.CO.IN</text:p>
          </table:table-cell>
          <table:table-cell office:value-type="float" office:value="9431791731" table:style-name="ce54">
            <text:p>9431791731</text:p>
          </table:table-cell>
          <table:table-cell office:value-type="float" office:value="6479" table:style-name="ce57">
            <text:p>6479</text:p>
          </table:table-cell>
          <table:table-cell office:value-type="string" table:style-name="ce57">
            <text:p>272369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ANHARA SUKHASAN</text:p>
          </table:table-cell>
          <table:table-cell office:value-type="float" office:value="8574" table:style-name="ce57">
            <text:p>8574</text:p>
          </table:table-cell>
          <table:table-cell office:value-type="string" table:style-name="ce55">
            <text:p>The Branch Manager,AT/PO-SUKHASAN VIA-SINGHESHWARDIST:MADHEPURAMADHEPURABIHAR</text:p>
          </table:table-cell>
          <table:table-cell office:value-type="float" office:value="852128" table:style-name="ce54">
            <text:p>852128</text:p>
          </table:table-cell>
          <table:table-cell office:value-type="string" table:style-name="ce54">
            <text:p>sbi08574@sbi.co.in</text:p>
          </table:table-cell>
          <table:table-cell office:value-type="float" office:value="9430583280" table:style-name="ce54">
            <text:p>9430583280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8328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BARDAHA</text:p>
          </table:table-cell>
          <table:table-cell office:value-type="float" office:value="8580" table:style-name="ce57">
            <text:p>8580</text:p>
          </table:table-cell>
          <table:table-cell office:value-type="string" table:style-name="ce55">
            <text:p>The Branch Manager,PO GOTH BARDAHADIST.MADHEPURAMADHEPURABIHAR</text:p>
          </table:table-cell>
          <table:table-cell office:value-type="float" office:value="852201" table:style-name="ce54">
            <text:p>852201</text:p>
          </table:table-cell>
          <table:table-cell office:value-type="string" table:style-name="ce54">
            <text:p>sbi08580@sbi.co.in</text:p>
          </table:table-cell>
          <table:table-cell office:value-type="float" office:value="9430028042" table:style-name="ce54">
            <text:p>9430028042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251061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GHAILARH</text:p>
          </table:table-cell>
          <table:table-cell office:value-type="float" office:value="9242" table:style-name="ce57">
            <text:p>9242</text:p>
          </table:table-cell>
          <table:table-cell office:value-type="string" table:style-name="ce55">
            <text:p>The Branch Manager,GHAILARHDIST:MADHEPURAMADHEPURABIHAR</text:p>
          </table:table-cell>
          <table:table-cell office:value-type="float" office:value="852124" table:style-name="ce54">
            <text:p>852124</text:p>
          </table:table-cell>
          <table:table-cell office:value-type="string" table:style-name="ce54">
            <text:p>sbi09242@sbi.co.in</text:p>
          </table:table-cell>
          <table:table-cell office:value-type="float" office:value="9430500342" table:style-name="ce54">
            <text:p>9430500342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280029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B N MANDAL UNI BR MADHEPURA</text:p>
          </table:table-cell>
          <table:table-cell office:value-type="float" office:value="10339" table:style-name="ce57">
            <text:p>10339</text:p>
          </table:table-cell>
          <table:table-cell office:value-type="string" table:style-name="ce55">
            <text:p>The Branch Manager,B N MANDAL UNI BR MADHEPURAB N MANDAL UNIVERSITY CAMPUSMADHEPURAMADHEPURA BIHAR</text:p>
          </table:table-cell>
          <table:table-cell office:value-type="float" office:value="852113" table:style-name="ce54">
            <text:p>852113</text:p>
          </table:table-cell>
          <table:table-cell office:value-type="float" office:value="0" table:style-name="ce54">
            <text:p>0</text:p>
          </table:table-cell>
          <table:table-cell office:value-type="float" office:value="9470049327" table:style-name="ce54">
            <text:p>9470049327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6">
          <table:covered-table-cell/>
          <table:covered-table-cell table:number-columns-repeated="2"/>
          <table:covered-table-cell/>
          <table:table-cell office:value-type="string" table:style-name="ce55">
            <text:p>CHAUSA</text:p>
          </table:table-cell>
          <table:table-cell office:value-type="float" office:value="12641" table:style-name="ce57">
            <text:p>12641</text:p>
          </table:table-cell>
          <table:table-cell office:value-type="string" table:style-name="ce55">
            <text:p>The Branch Manager,CHAUSAMADHEPURAMADHEPURAMADHEPURA</text:p>
          </table:table-cell>
          <table:table-cell office:value-type="float" office:value="852113" table:style-name="ce54">
            <text:p>852113</text:p>
          </table:table-cell>
          <table:table-cell office:value-type="string" table:style-name="ce54">
            <text:p>sbi.12641sbi.co.in</text:p>
          </table:table-cell>
          <table:table-cell table:style-name="ce54"/>
          <table:table-cell office:value-type="float" office:value="6476" table:style-name="ce57">
            <text:p>647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MADHEPURA CITY</text:p>
          </table:table-cell>
          <table:table-cell office:value-type="float" office:value="12642" table:style-name="ce57">
            <text:p>12642</text:p>
          </table:table-cell>
          <table:table-cell office:value-type="string" table:style-name="ce55">
            <text:p>The Branch Manager,PARWATI SCIENCE COLLEGE CHOWKDISTT- MADHEPURAMADHEPURADISTT- MADHEPURA</text:p>
          </table:table-cell>
          <table:table-cell office:value-type="float" office:value="852113" table:style-name="ce54">
            <text:p>852113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476" table:style-name="ce57">
            <text:p>6476</text:p>
          </table:table-cell>
          <table:table-cell office:value-type="string" table:style-name="ce57">
            <text:p>222187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HANKERPUR</text:p>
          </table:table-cell>
          <table:table-cell office:value-type="float" office:value="12651" table:style-name="ce57">
            <text:p>12651</text:p>
          </table:table-cell>
          <table:table-cell office:value-type="string" table:style-name="ce55">
            <text:p>The Branch Manager,AT &amp; PO - SHANKERPURDISTT - MADHEPURAMADHEPURABIHAR</text:p>
          </table:table-cell>
          <table:table-cell office:value-type="float" office:value="852128" table:style-name="ce54">
            <text:p>852128</text:p>
          </table:table-cell>
          <table:table-cell office:value-type="float" office:value="0" table:style-name="ce54">
            <text:p>0</text:p>
          </table:table-cell>
          <table:table-cell table:style-name="ce54"/>
          <table:table-cell office:value-type="float" office:value="6476" table:style-name="ce57">
            <text:p>647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AKBARPUR DIST. PURNEA</text:p>
          </table:table-cell>
          <table:table-cell office:value-type="float" office:value="16664" table:style-name="ce57">
            <text:p>16664</text:p>
          </table:table-cell>
          <table:table-cell office:value-type="string" table:style-name="ce55">
            <text:p>The Branch Manager,AT+ PO - AKBARPUR, BLOCK-BHAWANIPURDISTRICT-PURNEAPURNEABIHAR</text:p>
          </table:table-cell>
          <table:table-cell office:value-type="float" office:value="852116" table:style-name="ce54">
            <text:p>852116</text:p>
          </table:table-cell>
          <table:table-cell office:value-type="string" table:style-name="ce54">
            <text:p>sbi.16664@sbi.co.in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RUPAULI</text:p>
          </table:table-cell>
          <table:table-cell office:value-type="float" office:value="16665" table:style-name="ce57">
            <text:p>16665</text:p>
          </table:table-cell>
          <table:table-cell office:value-type="string" table:style-name="ce55">
            <text:p>The Branch Manager,AT PO- SHILANATH RUPAULI,RUPAULI SOUTHDISTRICT-PURNEAPURNEABIHAR</text:p>
          </table:table-cell>
          <table:table-cell office:value-type="float" office:value="854102" table:style-name="ce54">
            <text:p>854102</text:p>
          </table:table-cell>
          <table:table-cell office:value-type="string" table:style-name="ce54">
            <text:p>SBI.16665@SBI.CO.IN</text:p>
          </table:table-cell>
          <table:table-cell office:value-type="float" office:value="7781052428" table:style-name="ce54">
            <text:p>7781052428</text:p>
          </table:table-cell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MOGALIA PURANDAHA</text:p>
          </table:table-cell>
          <table:table-cell office:value-type="float" office:value="16666" table:style-name="ce57">
            <text:p>16666</text:p>
          </table:table-cell>
          <table:table-cell office:value-type="string" table:style-name="ce55">
            <text:p>The Branch Manager,AT &amp; PO- MOGALIA PURANDAHA,BLOCK: DHAMDAHAPURNEADISTRICT- PURNEA BIHAR</text:p>
          </table:table-cell>
          <table:table-cell office:value-type="float" office:value="854202" table:style-name="ce54">
            <text:p>854202</text:p>
          </table:table-cell>
          <table:table-cell office:value-type="string" table:style-name="ce54">
            <text:p>sbi.16666@sbi.co.in</text:p>
          </table:table-cell>
          <table:table-cell table:style-name="ce54"/>
          <table:table-cell office:value-type="float" office:value="6454" table:style-name="ce57">
            <text:p>6454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SUKHSENA</text:p>
          </table:table-cell>
          <table:table-cell office:value-type="float" office:value="17144" table:style-name="ce57">
            <text:p>17144</text:p>
          </table:table-cell>
          <table:table-cell office:value-type="string" table:style-name="ce55">
            <text:p>The Branch Manager,PO: BHATOTAR CHAKLA VIA BARHARA KOTHIDISTRICTPURNEABIHAR</text:p>
          </table:table-cell>
          <table:table-cell office:value-type="float" office:value="854203" table:style-name="ce54">
            <text:p>854203</text:p>
          </table:table-cell>
          <table:table-cell office:value-type="string" table:style-name="ce54">
            <text:p>SBI.17144@SBI.CO.IN</text:p>
          </table:table-cell>
          <table:table-cell office:value-type="float" office:value="9431601871" table:style-name="ce54">
            <text:p>9431601871</text:p>
          </table:table-cell>
          <table:table-cell office:value-type="float" office:value="6462" table:style-name="ce57">
            <text:p>6462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GAMAHARIYA BAZAR</text:p>
          </table:table-cell>
          <table:table-cell office:value-type="float" office:value="17450" table:style-name="ce57">
            <text:p>17450</text:p>
          </table:table-cell>
          <table:table-cell office:value-type="string" table:style-name="ce55">
            <text:p>The Branch Manager,AT &amp; PO: GAMAHARIYA BAZARPS: GAMAHARIYA BAZARMADHEPURADISTRICT: MADHEPURA (BIHAR)</text:p>
          </table:table-cell>
          <table:table-cell office:value-type="float" office:value="852108" table:style-name="ce54">
            <text:p>852108</text:p>
          </table:table-cell>
          <table:table-cell office:value-type="string" table:style-name="ce54">
            <text:p>SBI.17450@SBI.CO.IN</text:p>
          </table:table-cell>
          <table:table-cell office:value-type="float" office:value="9470061451" table:style-name="ce54">
            <text:p>9470061451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7">
          <table:covered-table-cell/>
          <table:covered-table-cell table:number-columns-repeated="2"/>
          <table:covered-table-cell/>
          <table:table-cell office:value-type="string" table:style-name="ce55">
            <text:p>PURAINI BAZAR</text:p>
          </table:table-cell>
          <table:table-cell office:value-type="float" office:value="17451" table:style-name="ce57">
            <text:p>17451</text:p>
          </table:table-cell>
          <table:table-cell office:value-type="string" table:style-name="ce55">
            <text:p>The Branch Manager,AT &amp; PO: PURAINI BAZARPS: PURAINI BAZARMADHEPURADISTRICT: MADHEPURA (BIHAR)</text:p>
          </table:table-cell>
          <table:table-cell office:value-type="float" office:value="852116" table:style-name="ce54">
            <text:p>852116</text:p>
          </table:table-cell>
          <table:table-cell office:value-type="string" table:style-name="ce54">
            <text:p>SBI.17451@SBI.CO.IN</text:p>
          </table:table-cell>
          <table:table-cell office:value-type="float" office:value="9472987333" table:style-name="ce54">
            <text:p>9472987333</text:p>
          </table:table-cell>
          <table:table-cell office:value-type="float" office:value="6479" table:style-name="ce57">
            <text:p>6479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10">
          <table:covered-table-cell/>
          <table:covered-table-cell table:number-columns-repeated="2"/>
          <table:covered-table-cell/>
          <table:table-cell office:value-type="string" table:style-name="ce55">
            <text:p>MITHAI BAZAR</text:p>
          </table:table-cell>
          <table:table-cell office:value-type="float" office:value="17828" table:style-name="ce57">
            <text:p>17828</text:p>
          </table:table-cell>
          <table:table-cell office:value-type="string" table:style-name="ce55">
            <text:p>The Branch Manager,C/O-RAJ KISHOR YADAV,AT+P.O-MATHAHI BAZARMADHEPURABLOCK-MADHEPURA DIST-MADHEPURA(BIHAR</text:p>
          </table:table-cell>
          <table:table-cell office:value-type="float" office:value="852121" table:style-name="ce54">
            <text:p>852121</text:p>
          </table:table-cell>
          <table:table-cell office:value-type="string" table:style-name="ce54">
            <text:p>SBI.17828@SBI.CO.IN</text:p>
          </table:table-cell>
          <table:table-cell office:value-type="float" office:value="9470061451" table:style-name="ce54">
            <text:p>9470061451</text:p>
          </table:table-cell>
          <table:table-cell office:value-type="float" office:value="6476" table:style-name="ce57">
            <text:p>6476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style-name="ro8">
          <table:covered-table-cell/>
          <table:covered-table-cell table:number-columns-repeated="2"/>
          <table:covered-table-cell/>
          <table:table-cell office:value-type="string" table:style-name="ce55">
            <text:p>RBO MADHEPURA</text:p>
          </table:table-cell>
          <table:table-cell office:value-type="float" office:value="18336" table:style-name="ce57">
            <text:p>18336</text:p>
          </table:table-cell>
          <table:table-cell office:value-type="string" table:style-name="ce55">
            <text:p>The Chief Manager (Admin),2ND FLOOR,SBI SAHARSA BRANCHCOURT CAMPUS,SAHARSASAHARSADISTT-SAHARSA,BIHAR</text:p>
          </table:table-cell>
          <table:table-cell office:value-type="float" office:value="852002" table:style-name="ce54">
            <text:p>852002</text:p>
          </table:table-cell>
          <table:table-cell office:value-type="string" table:style-name="ce54">
            <text:p>SBI.18336@SBI.CO.IN</text:p>
          </table:table-cell>
          <table:table-cell office:value-type="float" office:value="9431627105" table:style-name="ce54">
            <text:p>9431627105</text:p>
          </table:table-cell>
          <table:table-cell office:value-type="float" office:value="6478" table:style-name="ce57">
            <text:p>6478</text:p>
          </table:table-cell>
          <table:table-cell office:value-type="string" table:style-name="ce57">
            <text:p>0</text:p>
          </table:table-cell>
          <table:table-cell table:number-columns-repeated="16372"/>
        </table:table-row>
        <table:table-row table:number-rows-repeated="1047993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Verdana" svg:font-family="Verdana"/>
    <style:font-face style:name="Book Antiqua" svg:font-family="&quot;Book Antiqua&quot;"/>
    <style:font-face style:name="Calibri2" svg:font-family="Calibri2"/>
    <style:font-face style:name="Calibri1" svg:font-family="Calibri1"/>
    <style:font-face style:name="Arial2" svg:font-family="Arial2"/>
    <style:font-face style:name="Calibri3" svg:font-family="Calibri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-</number:text>
      <number:month number:style="long"/>
      <number:text>-</number:text>
      <number:year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_48__44_0_13__10_NA_13__10_" style:display-name="0,0&#10;NA&#10;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69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Vinod Kumar Gupta@4563344</meta:initial-creator>
    <dc:creator>Vinod Kumar Gupta@4563344</dc:creator>
    <meta:creation-date>2017-07-24T17:42:19Z</meta:creation-date>
    <dc:date>2018-05-29T11:46:02Z</dc:date>
    <meta:editing-cycles>87</meta:editing-cycles>
    <meta:editing-duration>PT258514S</meta:editing-duration>
    <meta:user-defined meta:name="Info 1"/>
    <meta:user-defined meta:name="Info 2"/>
    <meta:user-defined meta:name="Info 3"/>
    <meta:user-defined meta:name="Info 4"/>
  </office:meta>
</office:document-meta>
</file>